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91.18pt" svg:y="59.3pt">
            <draw:object draw:notify-on-update-of-ranges="Sheet1.B2:Sheet1.B1025 Sheet1.C1:Sheet1.C1 Sheet1.C2:Sheet1.C10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43pt" svg:height="255.23pt" svg:x="391.12pt" svg:y="337.32pt">
            <draw:object draw:notify-on-update-of-ranges="Sheet1.B2:Sheet1.B1025 Sheet1.D1:Sheet1.D1 Sheet1.D2:Sheet1.D10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53.51pt" svg:height="255.09pt" svg:x="901.05pt" svg:y="60.04pt">
            <draw:object draw:notify-on-update-of-ranges="Sheet1.E1:Sheet1.E1 Sheet1.E2:Sheet1.E5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453.51pt" svg:height="255.09pt" svg:x="897.17pt" svg:y="337.15pt">
            <draw:object draw:notify-on-update-of-ranges="Sheet1.F1:Sheet1.F1 Sheet1.F2:Sheet1.F10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_rand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inverse</text:p>
          </table:table-cell>
        </table:table-row>
        <table:table-row table:style-name="ro1">
          <table:table-cell/>
          <table:table-cell table:style-name="ce1" office:value-type="float" office:value="0.000977517105638981" calcext:value-type="float">
            <text:p>9.78E-04</text:p>
          </table:table-cell>
          <table:table-cell office:value-type="float" office:value="0.365742615552192" calcext:value-type="float">
            <text:p>0.365742615552192</text:p>
          </table:table-cell>
          <table:table-cell office:value-type="float" office:value="-0.134256992360988" calcext:value-type="float">
            <text:p>-0.134256992360988</text:p>
          </table:table-cell>
          <table:table-cell office:value-type="float" office:value="0.365715326236442" calcext:value-type="float">
            <text:p>0.365715326236442</text:p>
          </table:table-cell>
          <table:table-cell office:value-type="float" office:value="0.542808837050564" calcext:value-type="float">
            <text:p>0.542808837050564</text:p>
          </table:table-cell>
        </table:table-row>
        <table:table-row table:style-name="ro1">
          <table:table-cell/>
          <table:table-cell table:style-name="ce1" office:value-type="float" office:value="0.00195503421127796" calcext:value-type="float">
            <text:p>1.96E-03</text:p>
          </table:table-cell>
          <table:table-cell office:value-type="float" office:value="0.715032730248532" calcext:value-type="float">
            <text:p>0.715032730248532</text:p>
          </table:table-cell>
          <table:table-cell office:value-type="float" office:value="0.240513173006174" calcext:value-type="float">
            <text:p>0.240513173006174</text:p>
          </table:table-cell>
          <table:table-cell office:value-type="float" office:value="0.37352638391673" calcext:value-type="float">
            <text:p>0.37352638391673</text:p>
          </table:table-cell>
          <table:table-cell office:value-type="float" office:value="0.876700107267235" calcext:value-type="float">
            <text:p>0.876700107267235</text:p>
          </table:table-cell>
        </table:table-row>
        <table:table-row table:style-name="ro1">
          <table:table-cell/>
          <table:table-cell table:style-name="ce1" office:value-type="float" office:value="0.00293255131691694" calcext:value-type="float">
            <text:p>2.93E-03</text:p>
          </table:table-cell>
          <table:table-cell office:value-type="float" office:value="1.03232281855226" calcext:value-type="float">
            <text:p>1.03232281855226</text:p>
          </table:table-cell>
          <table:table-cell office:value-type="float" office:value="0.884838979813326" calcext:value-type="float">
            <text:p>0.884838979813326</text:p>
          </table:table-cell>
          <table:table-cell office:value-type="float" office:value="0.39636337141546" calcext:value-type="float">
            <text:p>0.39636337141546</text:p>
          </table:table-cell>
          <table:table-cell office:value-type="float" office:value="1.1716365651867" calcext:value-type="float">
            <text:p>1.1716365651867</text:p>
          </table:table-cell>
        </table:table-row>
        <table:table-row table:style-name="ro1">
          <table:table-cell/>
          <table:table-cell table:style-name="ce1" office:value-type="float" office:value="0.00391006842255592" calcext:value-type="float">
            <text:p>3.91E-03</text:p>
          </table:table-cell>
          <table:table-cell office:value-type="float" office:value="1.30382220987641" calcext:value-type="float">
            <text:p>1.30382220987641</text:p>
          </table:table-cell>
          <table:table-cell office:value-type="float" office:value="1.47073669140066" calcext:value-type="float">
            <text:p>1.47073669140066</text:p>
          </table:table-cell>
          <table:table-cell office:value-type="float" office:value="0.432777991741902" calcext:value-type="float">
            <text:p>0.432777991741902</text:p>
          </table:table-cell>
          <table:table-cell office:value-type="float" office:value="1.41507740916225" calcext:value-type="float">
            <text:p>1.41507740916225</text:p>
          </table:table-cell>
        </table:table-row>
        <table:table-row table:style-name="ro1">
          <table:table-cell/>
          <table:table-cell table:style-name="ce1" office:value-type="float" office:value="0.0048875855281949" calcext:value-type="float">
            <text:p>4.89E-03</text:p>
          </table:table-cell>
          <table:table-cell office:value-type="float" office:value="1.51824594658803" calcext:value-type="float">
            <text:p>1.51824594658803</text:p>
          </table:table-cell>
          <table:table-cell office:value-type="float" office:value="1.98130147848268" calcext:value-type="float">
            <text:p>1.98130147848268</text:p>
          </table:table-cell>
          <table:table-cell office:value-type="float" office:value="0.481174949607705" calcext:value-type="float">
            <text:p>0.481174949607705</text:p>
          </table:table-cell>
          <table:table-cell office:value-type="float" office:value="1.59728664879386" calcext:value-type="float">
            <text:p>1.59728664879386</text:p>
          </table:table-cell>
        </table:table-row>
        <table:table-row table:style-name="ro1">
          <table:table-cell/>
          <table:table-cell table:style-name="ce1" office:value-type="float" office:value="0.00586510263383389" calcext:value-type="float">
            <text:p>5.87E-03</text:p>
          </table:table-cell>
          <table:table-cell office:value-type="float" office:value="1.66741684387597" calcext:value-type="float">
            <text:p>1.66741684387597</text:p>
          </table:table-cell>
          <table:table-cell office:value-type="float" office:value="2.00570504734195" calcext:value-type="float">
            <text:p>2.00570504734195</text:p>
          </table:table-cell>
          <table:table-cell office:value-type="float" office:value="0.540378046171263" calcext:value-type="float">
            <text:p>0.540378046171263</text:p>
          </table:table-cell>
          <table:table-cell office:value-type="float" office:value="1.7118436284071" calcext:value-type="float">
            <text:p>1.7118436284071</text:p>
          </table:table-cell>
        </table:table-row>
        <table:table-row table:style-name="ro1">
          <table:table-cell/>
          <table:table-cell table:style-name="ce1" office:value-type="float" office:value="0.00684261973947287" calcext:value-type="float">
            <text:p>6.84E-03</text:p>
          </table:table-cell>
          <table:table-cell office:value-type="float" office:value="1.74668573534455" calcext:value-type="float">
            <text:p>1.74668573534455</text:p>
          </table:table-cell>
          <table:table-cell office:value-type="float" office:value="1.58204077899105" calcext:value-type="float">
            <text:p>1.58204077899105</text:p>
          </table:table-cell>
          <table:table-cell office:value-type="float" office:value="0.609895688747984" calcext:value-type="float">
            <text:p>0.609895688747984</text:p>
          </table:table-cell>
          <table:table-cell office:value-type="float" office:value="1.7559601732102" calcext:value-type="float">
            <text:p>1.7559601732102</text:p>
          </table:table-cell>
        </table:table-row>
        <table:table-row table:style-name="ro1">
          <table:table-cell/>
          <table:table-cell table:style-name="ce1" office:value-type="float" office:value="0.00782013684511185" calcext:value-type="float">
            <text:p>7.82E-03</text:p>
          </table:table-cell>
          <table:table-cell office:value-type="float" office:value="1.75514573424999" calcext:value-type="float">
            <text:p>1.75514573424999</text:p>
          </table:table-cell>
          <table:table-cell office:value-type="float" office:value="2.17047293761821" calcext:value-type="float">
            <text:p>2.17047293761821</text:p>
          </table:table-cell>
          <table:table-cell office:value-type="float" office:value="0.690001655692357" calcext:value-type="float">
            <text:p>0.690001655692357</text:p>
          </table:table-cell>
          <table:table-cell office:value-type="float" office:value="1.73058636733202" calcext:value-type="float">
            <text:p>1.73058636733202</text:p>
          </table:table-cell>
        </table:table-row>
        <table:table-row table:style-name="ro1">
          <table:table-cell/>
          <table:table-cell table:style-name="ce1" office:value-type="float" office:value="0.00879765395075083" calcext:value-type="float">
            <text:p>8.80E-03</text:p>
          </table:table-cell>
          <table:table-cell office:value-type="float" office:value="1.69562862177914" calcext:value-type="float">
            <text:p>1.69562862177914</text:p>
          </table:table-cell>
          <table:table-cell office:value-type="float" office:value="1.99149229843164" calcext:value-type="float">
            <text:p>1.99149229843164</text:p>
          </table:table-cell>
          <table:table-cell office:value-type="float" office:value="0.78178186420088" calcext:value-type="float">
            <text:p>0.78178186420088</text:p>
          </table:table-cell>
          <table:table-cell office:value-type="float" office:value="1.64029954625341" calcext:value-type="float">
            <text:p>1.64029954625341</text:p>
          </table:table-cell>
        </table:table-row>
        <table:table-row table:style-name="ro1">
          <table:table-cell/>
          <table:table-cell table:style-name="ce1" office:value-type="float" office:value="0.00977517105638981" calcext:value-type="float">
            <text:p>9.78E-03</text:p>
          </table:table-cell>
          <table:table-cell office:value-type="float" office:value="1.57448445446282" calcext:value-type="float">
            <text:p>1.57448445446282</text:p>
          </table:table-cell>
          <table:table-cell office:value-type="float" office:value="1.90717759810761" calcext:value-type="float">
            <text:p>1.90717759810761</text:p>
          </table:table-cell>
          <table:table-cell office:value-type="float" office:value="0.887248058898214" calcext:value-type="float">
            <text:p>0.887248058898214</text:p>
          </table:table-cell>
          <table:table-cell office:value-type="float" office:value="1.49298397028914" calcext:value-type="float">
            <text:p>1.49298397028914</text:p>
          </table:table-cell>
        </table:table-row>
        <table:table-row table:style-name="ro1">
          <table:table-cell/>
          <table:table-cell table:style-name="ce1" office:value-type="float" office:value="0.0107526881620288" calcext:value-type="float">
            <text:p>1.08E-02</text:p>
          </table:table-cell>
          <table:table-cell office:value-type="float" office:value="1.4011583847352" calcext:value-type="float">
            <text:p>1.4011583847352</text:p>
          </table:table-cell>
          <table:table-cell office:value-type="float" office:value="1.24620107785126" calcext:value-type="float">
            <text:p>1.24620107785126</text:p>
          </table:table-cell>
          <table:table-cell office:value-type="float" office:value="1.00959353139443" calcext:value-type="float">
            <text:p>1.00959353139443</text:p>
          </table:table-cell>
          <table:table-cell office:value-type="float" office:value="1.29932107015794" calcext:value-type="float">
            <text:p>1.29932107015794</text:p>
          </table:table-cell>
        </table:table-row>
        <table:table-row table:style-name="ro1">
          <table:table-cell table:style-name="ce1"/>
          <table:table-cell table:style-name="ce1" office:value-type="float" office:value="0.0117302052676678" calcext:value-type="float">
            <text:p>1.17E-02</text:p>
          </table:table-cell>
          <table:table-cell office:value-type="float" office:value="1.18759073873989" calcext:value-type="float">
            <text:p>1.18759073873989</text:p>
          </table:table-cell>
          <table:table-cell office:value-type="float" office:value="1.55877467105667" calcext:value-type="float">
            <text:p>1.55877467105667</text:p>
          </table:table-cell>
          <table:table-cell office:value-type="float" office:value="1.15368942943902" calcext:value-type="float">
            <text:p>1.15368942943902</text:p>
          </table:table-cell>
          <table:table-cell office:value-type="float" office:value="1.07212137744046" calcext:value-type="float">
            <text:p>1.07212137744046</text:p>
          </table:table-cell>
        </table:table-row>
        <table:table-row table:style-name="ro1">
          <table:table-cell table:style-name="ce1"/>
          <table:table-cell table:style-name="ce1" office:value-type="float" office:value="0.0127077223733068" calcext:value-type="float">
            <text:p>1.27E-02</text:p>
          </table:table-cell>
          <table:table-cell table:style-name="ce1" office:value-type="float" office:value="0.947476872016401" calcext:value-type="float">
            <text:p>9.47E-01</text:p>
          </table:table-cell>
          <table:table-cell office:value-type="float" office:value="0.537395228704656" calcext:value-type="float">
            <text:p>0.537395228704656</text:p>
          </table:table-cell>
          <table:table-cell office:value-type="float" office:value="1.3270093138831" calcext:value-type="float">
            <text:p>1.3270093138831</text:p>
          </table:table-cell>
          <table:table-cell office:value-type="float" office:value="0.825538601249162" calcext:value-type="float">
            <text:p>0.825538601249162</text:p>
          </table:table-cell>
        </table:table-row>
        <table:table-row table:style-name="ro1">
          <table:table-cell/>
          <table:table-cell table:style-name="ce1" office:value-type="float" office:value="0.0136852394789457" calcext:value-type="float">
            <text:p>1.37E-02</text:p>
          </table:table-cell>
          <table:table-cell office:value-type="float" office:value="0.695431599591291" calcext:value-type="float">
            <text:p>0.695431599591291</text:p>
          </table:table-cell>
          <table:table-cell office:value-type="float" office:value="1.08371543927533" calcext:value-type="float">
            <text:p>1.08371543927533</text:p>
          </table:table-cell>
          <table:table-cell office:value-type="float" office:value="1.54138722439614" calcext:value-type="float">
            <text:p>1.54138722439614</text:p>
          </table:table-cell>
          <table:table-cell office:value-type="float" office:value="0.574213229508184" calcext:value-type="float">
            <text:p>0.574213229508184</text:p>
          </table:table-cell>
        </table:table-row>
        <table:table-row table:style-name="ro1">
          <table:table-cell/>
          <table:table-cell table:style-name="ce1" office:value-type="float" office:value="0.0146627565845847" calcext:value-type="float">
            <text:p>1.47E-02</text:p>
          </table:table-cell>
          <table:table-cell office:value-type="float" office:value="0.446108577431119" calcext:value-type="float">
            <text:p>0.446108577431119</text:p>
          </table:table-cell>
          <table:table-cell office:value-type="float" office:value="0.647087479871266" calcext:value-type="float">
            <text:p>0.647087479871266</text:p>
          </table:table-cell>
          <table:table-cell office:value-type="float" office:value="1.81656019388707" calcext:value-type="float">
            <text:p>1.81656019388707</text:p>
          </table:table-cell>
          <table:table-cell office:value-type="float" office:value="0.332397106478659" calcext:value-type="float">
            <text:p>0.332397106478659</text:p>
          </table:table-cell>
        </table:table-row>
        <table:table-row table:style-name="ro1">
          <table:table-cell/>
          <table:table-cell table:style-name="ce1" office:value-type="float" office:value="0.0156402736902237" calcext:value-type="float">
            <text:p>1.56E-02</text:p>
          </table:table-cell>
          <table:table-cell office:value-type="float" office:value="0.213327564325781" calcext:value-type="float">
            <text:p>0.213327564325781</text:p>
          </table:table-cell>
          <table:table-cell office:value-type="float" office:value="0.447880148186465" calcext:value-type="float">
            <text:p>0.447880148186465</text:p>
          </table:table-cell>
          <table:table-cell office:value-type="float" office:value="2.18796875375935" calcext:value-type="float">
            <text:p>2.18796875375935</text:p>
          </table:table-cell>
          <table:table-cell office:value-type="float" office:value="0.113111425697947" calcext:value-type="float">
            <text:p>0.113111425697947</text:p>
          </table:table-cell>
        </table:table-row>
        <table:table-row table:style-name="ro1">
          <table:table-cell/>
          <table:table-cell table:style-name="ce1" office:value-type="float" office:value="0.0166177907958627" calcext:value-type="float">
            <text:p>1.66E-02</text:p>
          </table:table-cell>
          <table:table-cell table:style-name="ce1" office:value-type="float" office:value="0.00926186610539592" calcext:value-type="float">
            <text:p>9.26E-03</text:p>
          </table:table-cell>
          <table:table-cell office:value-type="float" office:value="-0.190562315971476" calcext:value-type="float">
            <text:p>-0.190562315971476</text:p>
          </table:table-cell>
          <table:table-cell office:value-type="float" office:value="2.72621812312008" calcext:value-type="float">
            <text:p>2.72621812312008</text:p>
          </table:table-cell>
          <table:table-cell table:style-name="ce1" office:value-type="float" office:value="-0.0726115775658408" calcext:value-type="float">
            <text:p>-7.26E-02</text:p>
          </table:table-cell>
        </table:table-row>
        <table:table-row table:style-name="ro1">
          <table:table-cell/>
          <table:table-cell table:style-name="ce1" office:value-type="float" office:value="0.0175953079015017" calcext:value-type="float">
            <text:p>1.76E-02</text:p>
          </table:table-cell>
          <table:table-cell office:value-type="float" office:value="-0.15626550236483" calcext:value-type="float">
            <text:p>-0.15626550236483</text:p>
          </table:table-cell>
          <table:table-cell office:value-type="float" office:value="-0.606547778867637" calcext:value-type="float">
            <text:p>-0.606547778867637</text:p>
          </table:table-cell>
          <table:table-cell office:value-type="float" office:value="3.5952208711181" calcext:value-type="float">
            <text:p>3.5952208711181</text:p>
          </table:table-cell>
          <table:table-cell office:value-type="float" office:value="-0.216358116449331" calcext:value-type="float">
            <text:p>-0.216358116449331</text:p>
          </table:table-cell>
        </table:table-row>
        <table:table-row table:style-name="ro1">
          <table:table-cell/>
          <table:table-cell table:style-name="ce1" office:value-type="float" office:value="0.0185728250071406" calcext:value-type="float">
            <text:p>1.86E-02</text:p>
          </table:table-cell>
          <table:table-cell office:value-type="float" office:value="-0.276335079233422" calcext:value-type="float">
            <text:p>-0.276335079233422</text:p>
          </table:table-cell>
          <table:table-cell office:value-type="float" office:value="0.131854298139706" calcext:value-type="float">
            <text:p>0.131854298139706</text:p>
          </table:table-cell>
          <table:table-cell office:value-type="float" office:value="5.28308421644951" calcext:value-type="float">
            <text:p>5.28308421644951</text:p>
          </table:table-cell>
          <table:table-cell office:value-type="float" office:value="-0.312796272774103" calcext:value-type="float">
            <text:p>-0.312796272774103</text:p>
          </table:table-cell>
        </table:table-row>
        <table:table-row table:style-name="ro1">
          <table:table-cell/>
          <table:table-cell table:style-name="ce1" office:value-type="float" office:value="0.0195503421127796" calcext:value-type="float">
            <text:p>1.96E-02</text:p>
          </table:table-cell>
          <table:table-cell office:value-type="float" office:value="-0.347300968417704" calcext:value-type="float">
            <text:p>-0.347300968417704</text:p>
          </table:table-cell>
          <table:table-cell office:value-type="float" office:value="-0.749642370879" calcext:value-type="float">
            <text:p>-0.749642370879</text:p>
          </table:table-cell>
          <table:table-cell office:value-type="float" office:value="10.1917546489949" calcext:value-type="float">
            <text:p>10.1917546489949</text:p>
          </table:table-cell>
          <table:table-cell office:value-type="float" office:value="-0.359946186110061" calcext:value-type="float">
            <text:p>-0.359946186110061</text:p>
          </table:table-cell>
        </table:table-row>
        <table:table-row table:style-name="ro1">
          <table:table-cell/>
          <table:table-cell table:style-name="ce1" office:value-type="float" office:value="0.0205278592184186" calcext:value-type="float">
            <text:p>2.05E-02</text:p>
          </table:table-cell>
          <table:table-cell office:value-type="float" office:value="-0.368956068413666" calcext:value-type="float">
            <text:p>-0.368956068413666</text:p>
          </table:table-cell>
          <table:table-cell office:value-type="float" office:value="-0.828642687444612" calcext:value-type="float">
            <text:p>-0.828642687444612</text:p>
          </table:table-cell>
          <table:table-cell office:value-type="float" office:value="512.112779376541" calcext:value-type="float">
            <text:p>512.112779376541</text:p>
          </table:table-cell>
          <table:table-cell office:value-type="float" office:value="-0.359241560079628" calcext:value-type="float">
            <text:p>-0.359241560079628</text:p>
          </table:table-cell>
        </table:table-row>
        <table:table-row table:style-name="ro1">
          <table:table-cell/>
          <table:table-cell table:style-name="ce1" office:value-type="float" office:value="0.0215053763240576" calcext:value-type="float">
            <text:p>2.15E-02</text:p>
          </table:table-cell>
          <table:table-cell office:value-type="float" office:value="-0.344483404099641" calcext:value-type="float">
            <text:p>-0.344483404099641</text:p>
          </table:table-cell>
          <table:table-cell office:value-type="float" office:value="-0.759458609430234" calcext:value-type="float">
            <text:p>-0.759458609430234</text:p>
          </table:table-cell>
          <table:table-cell office:value-type="float" office:value="9.7099277135406" calcext:value-type="float">
            <text:p>9.7099277135406</text:p>
          </table:table-cell>
          <table:table-cell office:value-type="float" office:value="-0.315379659132217" calcext:value-type="float">
            <text:p>-0.315379659132217</text:p>
          </table:table-cell>
        </table:table-row>
        <table:table-row table:style-name="ro1">
          <table:table-cell/>
          <table:table-cell table:style-name="ce1" office:value-type="float" office:value="0.0224828934296966" calcext:value-type="float">
            <text:p>2.25E-02</text:p>
          </table:table-cell>
          <table:table-cell office:value-type="float" office:value="-0.280197405139142" calcext:value-type="float">
            <text:p>-0.280197405139142</text:p>
          </table:table-cell>
          <table:table-cell office:value-type="float" office:value="-0.221376431755982" calcext:value-type="float">
            <text:p>-0.221376431755982</text:p>
          </table:table-cell>
          <table:table-cell office:value-type="float" office:value="4.49608387751213" calcext:value-type="float">
            <text:p>4.49608387751213</text:p>
          </table:table-cell>
          <table:table-cell office:value-type="float" office:value="-0.235969750288195" calcext:value-type="float">
            <text:p>-0.235969750288195</text:p>
          </table:table-cell>
        </table:table-row>
        <table:table-row table:style-name="ro1">
          <table:table-cell/>
          <table:table-cell table:style-name="ce1" office:value-type="float" office:value="0.0234604105353355" calcext:value-type="float">
            <text:p>2.35E-02</text:p>
          </table:table-cell>
          <table:table-cell table:style-name="ce1" office:value-type="float" office:value="-0.185091686552215" calcext:value-type="float">
            <text:p>-1.85E-01</text:p>
          </table:table-cell>
          <table:table-cell office:value-type="float" office:value="0.241360061101974" calcext:value-type="float">
            <text:p>0.241360061101974</text:p>
          </table:table-cell>
          <table:table-cell office:value-type="float" office:value="2.73440469766706" calcext:value-type="float">
            <text:p>2.73440469766706</text:p>
          </table:table-cell>
          <table:table-cell office:value-type="float" office:value="-0.131002114478813" calcext:value-type="float">
            <text:p>-0.131002114478813</text:p>
          </table:table-cell>
        </table:table-row>
        <table:table-row table:style-name="ro1">
          <table:table-cell/>
          <table:table-cell table:style-name="ce1" office:value-type="float" office:value="0.0244379276409745" calcext:value-type="float">
            <text:p>2.44E-02</text:p>
          </table:table-cell>
          <table:table-cell table:style-name="ce1" office:value-type="float" office:value="-0.070221589412658" calcext:value-type="float">
            <text:p>-7.02E-02</text:p>
          </table:table-cell>
          <table:table-cell office:value-type="float" office:value="-0.494580815346347" calcext:value-type="float">
            <text:p>-0.494580815346347</text:p>
          </table:table-cell>
          <table:table-cell office:value-type="float" office:value="1.81940337927303" calcext:value-type="float">
            <text:p>1.81940337927303</text:p>
          </table:table-cell>
          <table:table-cell table:style-name="ce1" office:value-type="float" office:value="-0.0121705803016083" calcext:value-type="float">
            <text:p>-1.22E-02</text:p>
          </table:table-cell>
        </table:table-row>
        <table:table-row table:style-name="ro1">
          <table:table-cell/>
          <table:table-cell table:style-name="ce1" office:value-type="float" office:value="0.0254154447466135" calcext:value-type="float">
            <text:p>2.54E-02</text:p>
          </table:table-cell>
          <table:table-cell table:style-name="ce1" office:value-type="float" office:value="0.0520402715727113" calcext:value-type="float">
            <text:p>5.20E-02</text:p>
          </table:table-cell>
          <table:table-cell office:value-type="float" office:value="0.463829879528838" calcext:value-type="float">
            <text:p>0.463829879528838</text:p>
          </table:table-cell>
          <table:table-cell office:value-type="float" office:value="1.23911181835555" calcext:value-type="float">
            <text:p>1.23911181835555</text:p>
          </table:table-cell>
          <table:table-cell office:value-type="float" office:value="0.107909630852165" calcext:value-type="float">
            <text:p>0.107909630852165</text:p>
          </table:table-cell>
        </table:table-row>
        <table:table-row table:style-name="ro1">
          <table:table-cell/>
          <table:table-cell table:style-name="ce1" office:value-type="float" office:value="0.0263929618522525" calcext:value-type="float">
            <text:p>2.64E-02</text:p>
          </table:table-cell>
          <table:table-cell office:value-type="float" office:value="0.168829532492182" calcext:value-type="float">
            <text:p>0.168829532492182</text:p>
          </table:table-cell>
          <table:table-cell office:value-type="float" office:value="-0.23934829089263" calcext:value-type="float">
            <text:p>-0.23934829089263</text:p>
          </table:table-cell>
          <table:table-cell office:value-type="float" office:value="0.827913883218856" calcext:value-type="float">
            <text:p>0.827913883218856</text:p>
          </table:table-cell>
          <table:table-cell office:value-type="float" office:value="0.216540645728097" calcext:value-type="float">
            <text:p>0.216540645728097</text:p>
          </table:table-cell>
        </table:table-row>
        <table:table-row table:style-name="ro1">
          <table:table-cell/>
          <table:table-cell table:style-name="ce1" office:value-type="float" office:value="0.0273704789578915" calcext:value-type="float">
            <text:p>2.74E-02</text:p>
          </table:table-cell>
          <table:table-cell office:value-type="float" office:value="0.267645857242546" calcext:value-type="float">
            <text:p>0.267645857242546</text:p>
          </table:table-cell>
          <table:table-cell office:value-type="float" office:value="0.405412287494845" calcext:value-type="float">
            <text:p>0.405412287494845</text:p>
          </table:table-cell>
          <table:table-cell office:value-type="float" office:value="0.529770323383761" calcext:value-type="float">
            <text:p>0.529770323383761</text:p>
          </table:table-cell>
          <table:table-cell office:value-type="float" office:value="0.301785751543754" calcext:value-type="float">
            <text:p>0.301785751543754</text:p>
          </table:table-cell>
        </table:table-row>
        <table:table-row table:style-name="ro1">
          <table:table-cell/>
          <table:table-cell table:style-name="ce1" office:value-type="float" office:value="0.0283479960635304" calcext:value-type="float">
            <text:p>2.83E-02</text:p>
          </table:table-cell>
          <table:table-cell table:style-name="ce1" office:value-type="float" office:value="0.33718632004693" calcext:value-type="float">
            <text:p>3.37E-01</text:p>
          </table:table-cell>
          <table:table-cell office:value-type="float" office:value="0.689478405320505" calcext:value-type="float">
            <text:p>0.689478405320505</text:p>
          </table:table-cell>
          <table:table-cell office:value-type="float" office:value="0.370636023324533" calcext:value-type="float">
            <text:p>0.370636023324533</text:p>
          </table:table-cell>
          <table:table-cell office:value-type="float" office:value="0.353266459341034" calcext:value-type="float">
            <text:p>0.353266459341034</text:p>
          </table:table-cell>
        </table:table-row>
        <table:table-row table:style-name="ro1">
          <table:table-cell/>
          <table:table-cell table:style-name="ce1" office:value-type="float" office:value="0.0293255131691694" calcext:value-type="float">
            <text:p>2.93E-02</text:p>
          </table:table-cell>
          <table:table-cell office:value-type="float" office:value="0.368105099312586" calcext:value-type="float">
            <text:p>0.368105099312586</text:p>
          </table:table-cell>
          <table:table-cell table:style-name="ce1" office:value-type="float" office:value="-0.0108171939799564" calcext:value-type="float">
            <text:p>-1.08E-02</text:p>
          </table:table-cell>
          <table:table-cell office:value-type="float" office:value="0.43158791061708" calcext:value-type="float">
            <text:p>0.43158791061708</text:p>
          </table:table-cell>
          <table:table-cell office:value-type="float" office:value="0.362863816935316" calcext:value-type="float">
            <text:p>0.362863816935316</text:p>
          </table:table-cell>
        </table:table-row>
        <table:table-row table:style-name="ro1">
          <table:table-cell/>
          <table:table-cell table:style-name="ce1" office:value-type="float" office:value="0.0303030302748084" calcext:value-type="float">
            <text:p>3.03E-02</text:p>
          </table:table-cell>
          <table:table-cell office:value-type="float" office:value="0.353652640786244" calcext:value-type="float">
            <text:p>0.353652640786244</text:p>
          </table:table-cell>
          <table:table-cell office:value-type="float" office:value="0.84822714407896" calcext:value-type="float">
            <text:p>0.84822714407896</text:p>
          </table:table-cell>
          <table:table-cell office:value-type="float" office:value="0.645102327676682" calcext:value-type="float">
            <text:p>0.645102327676682</text:p>
          </table:table-cell>
          <table:table-cell office:value-type="float" office:value="0.325280744492139" calcext:value-type="float">
            <text:p>0.325280744492139</text:p>
          </table:table-cell>
        </table:table-row>
        <table:table-row table:style-name="ro1">
          <table:table-cell/>
          <table:table-cell table:style-name="ce1" office:value-type="float" office:value="0.0312805473804474" calcext:value-type="float">
            <text:p>3.13E-02</text:p>
          </table:table-cell>
          <table:table-cell table:style-name="ce1" office:value-type="float" office:value="0.290154731520073" calcext:value-type="float">
            <text:p>2.90E-01</text:p>
          </table:table-cell>
          <table:table-cell office:value-type="float" office:value="0.568405080810405" calcext:value-type="float">
            <text:p>0.568405080810405</text:p>
          </table:table-cell>
          <table:table-cell office:value-type="float" office:value="0.927226995272594" calcext:value-type="float">
            <text:p>0.927226995272594</text:p>
          </table:table-cell>
          <table:table-cell office:value-type="float" office:value="0.238430549058695" calcext:value-type="float">
            <text:p>0.238430549058695</text:p>
          </table:table-cell>
        </table:table-row>
        <table:table-row table:style-name="ro1">
          <table:table-cell/>
          <table:table-cell table:style-name="ce1" office:value-type="float" office:value="0.0322580644860864" calcext:value-type="float">
            <text:p>3.23E-02</text:p>
          </table:table-cell>
          <table:table-cell office:value-type="float" office:value="0.177301603061411" calcext:value-type="float">
            <text:p>0.177301603061411</text:p>
          </table:table-cell>
          <table:table-cell office:value-type="float" office:value="-0.303033374710896" calcext:value-type="float">
            <text:p>-0.303033374710896</text:p>
          </table:table-cell>
          <table:table-cell office:value-type="float" office:value="1.26574577299556" calcext:value-type="float">
            <text:p>1.26574577299556</text:p>
          </table:table-cell>
          <table:table-cell office:value-type="float" office:value="0.103627263243291" calcext:value-type="float">
            <text:p>0.103627263243291</text:p>
          </table:table-cell>
        </table:table-row>
        <table:table-row table:style-name="ro1">
          <table:table-cell/>
          <table:table-cell table:style-name="ce1" office:value-type="float" office:value="0.0332355815917253" calcext:value-type="float">
            <text:p>3.32E-02</text:p>
          </table:table-cell>
          <table:table-cell table:style-name="ce1" office:value-type="float" office:value="0.0182286704387615" calcext:value-type="float">
            <text:p>1.82E-02</text:p>
          </table:table-cell>
          <table:table-cell office:value-type="float" office:value="-0.311907677384824" calcext:value-type="float">
            <text:p>-0.311907677384824</text:p>
          </table:table-cell>
          <table:table-cell office:value-type="float" office:value="1.67785288564444" calcext:value-type="float">
            <text:p>1.67785288564444</text:p>
          </table:table-cell>
          <table:table-cell table:style-name="ce1" office:value-type="float" office:value="-0.0744345820650417" calcext:value-type="float">
            <text:p>-7.44E-02</text:p>
          </table:table-cell>
        </table:table-row>
        <table:table-row table:style-name="ro1">
          <table:table-cell/>
          <table:table-cell table:style-name="ce1" office:value-type="float" office:value="0.0342130986973643" calcext:value-type="float">
            <text:p>3.42E-02</text:p>
          </table:table-cell>
          <table:table-cell office:value-type="float" office:value="-0.180616878176465" calcext:value-type="float">
            <text:p>-0.180616878176465</text:p>
          </table:table-cell>
          <table:table-cell office:value-type="float" office:value="0.314126439912436" calcext:value-type="float">
            <text:p>0.314126439912436</text:p>
          </table:table-cell>
          <table:table-cell office:value-type="float" office:value="2.20124696364316" calcext:value-type="float">
            <text:p>2.20124696364316</text:p>
          </table:table-cell>
          <table:table-cell office:value-type="float" office:value="-0.287910418948226" calcext:value-type="float">
            <text:p>-0.287910418948226</text:p>
          </table:table-cell>
        </table:table-row>
        <table:table-row table:style-name="ro1">
          <table:table-cell/>
          <table:table-cell table:style-name="ce1" office:value-type="float" office:value="0.0351906158030033" calcext:value-type="float">
            <text:p>3.52E-02</text:p>
          </table:table-cell>
          <table:table-cell office:value-type="float" office:value="-0.409816456413544" calcext:value-type="float">
            <text:p>-0.409816456413544</text:p>
          </table:table-cell>
          <table:table-cell office:value-type="float" office:value="-0.156123970526053" calcext:value-type="float">
            <text:p>-0.156123970526053</text:p>
          </table:table-cell>
          <table:table-cell office:value-type="float" office:value="2.90573867694235" calcext:value-type="float">
            <text:p>2.90573867694235</text:p>
          </table:table-cell>
          <table:table-cell office:value-type="float" office:value="-0.526233290253809" calcext:value-type="float">
            <text:p>-0.526233290253809</text:p>
          </table:table-cell>
        </table:table-row>
        <table:table-row table:style-name="ro1">
          <table:table-cell/>
          <table:table-cell table:style-name="ce1" office:value-type="float" office:value="0.0361681329086423" calcext:value-type="float">
            <text:p>3.62E-02</text:p>
          </table:table-cell>
          <table:table-cell table:style-name="ce1" office:value-type="float" office:value="-0.657507683700119" calcext:value-type="float">
            <text:p>-6.58E-01</text:p>
          </table:table-cell>
          <table:table-cell office:value-type="float" office:value="-0.939533919865541" calcext:value-type="float">
            <text:p>-0.939533919865541</text:p>
          </table:table-cell>
          <table:table-cell office:value-type="float" office:value="3.93036872954258" calcext:value-type="float">
            <text:p>3.93036872954258</text:p>
          </table:table-cell>
          <table:table-cell office:value-type="float" office:value="-0.776713691575885" calcext:value-type="float">
            <text:p>-0.776713691575885</text:p>
          </table:table-cell>
        </table:table-row>
        <table:table-row table:style-name="ro1">
          <table:table-cell table:style-name="ce1"/>
          <table:table-cell table:style-name="ce1" office:value-type="float" office:value="0.0371456500142813" calcext:value-type="float">
            <text:p>3.71E-02</text:p>
          </table:table-cell>
          <table:table-cell office:value-type="float" office:value="-0.910068106501664" calcext:value-type="float">
            <text:p>-0.910068106501664</text:p>
          </table:table-cell>
          <table:table-cell office:value-type="float" office:value="-0.750775531976847" calcext:value-type="float">
            <text:p>-0.750775531976847</text:p>
          </table:table-cell>
          <table:table-cell office:value-type="float" office:value="5.59646841186252" calcext:value-type="float">
            <text:p>5.59646841186252</text:p>
          </table:table-cell>
          <table:table-cell office:value-type="float" office:value="-1.02527615849334" calcext:value-type="float">
            <text:p>-1.02527615849334</text:p>
          </table:table-cell>
        </table:table-row>
        <table:table-row table:style-name="ro1">
          <table:table-cell table:style-name="ce1"/>
          <table:table-cell table:style-name="ce1" office:value-type="float" office:value="0.0381231671199202" calcext:value-type="float">
            <text:p>3.81E-02</text:p>
          </table:table-cell>
          <table:table-cell office:value-type="float" office:value="-1.15291440848718" calcext:value-type="float">
            <text:p>-1.15291440848718</text:p>
          </table:table-cell>
          <table:table-cell office:value-type="float" office:value="-1.11389601414709" calcext:value-type="float">
            <text:p>-1.11389601414709</text:p>
          </table:table-cell>
          <table:table-cell office:value-type="float" office:value="8.8544730668502" calcext:value-type="float">
            <text:p>8.8544730668502</text:p>
          </table:table-cell>
          <table:table-cell office:value-type="float" office:value="-1.25728881070226" calcext:value-type="float">
            <text:p>-1.25728881070226</text:p>
          </table:table-cell>
        </table:table-row>
        <table:table-row table:style-name="ro1">
          <table:table-cell/>
          <table:table-cell table:style-name="ce1" office:value-type="float" office:value="0.0391006842255592" calcext:value-type="float">
            <text:p>3.91E-02</text:p>
          </table:table-cell>
          <table:table-cell office:value-type="float" office:value="-1.37136939819078" calcext:value-type="float">
            <text:p>-1.37136939819078</text:p>
          </table:table-cell>
          <table:table-cell office:value-type="float" office:value="-1.39130602831808" calcext:value-type="float">
            <text:p>-1.39130602831808</text:p>
          </table:table-cell>
          <table:table-cell office:value-type="float" office:value="18.3113153926684" calcext:value-type="float">
            <text:p>18.3113153926684</text:p>
          </table:table-cell>
          <table:table-cell office:value-type="float" office:value="-1.45843634438243" calcext:value-type="float">
            <text:p>-1.45843634438243</text:p>
          </table:table-cell>
        </table:table-row>
        <table:table-row table:style-name="ro1">
          <table:table-cell/>
          <table:table-cell table:style-name="ce1" office:value-type="float" office:value="0.0400782013311982" calcext:value-type="float">
            <text:p>4.01E-02</text:p>
          </table:table-cell>
          <table:table-cell office:value-type="float" office:value="-1.55154484060583" calcext:value-type="float">
            <text:p>-1.55154484060583</text:p>
          </table:table-cell>
          <table:table-cell office:value-type="float" office:value="-1.21231840132062" calcext:value-type="float">
            <text:p>-1.21231840132062</text:p>
          </table:table-cell>
          <table:table-cell office:value-type="float" office:value="509.837812676792" calcext:value-type="float">
            <text:p>509.837812676792</text:p>
          </table:table-cell>
          <table:table-cell office:value-type="float" office:value="-1.6155842080757" calcext:value-type="float">
            <text:p>-1.6155842080757</text:p>
          </table:table-cell>
        </table:table-row>
        <table:table-row table:style-name="ro1">
          <table:table-cell/>
          <table:table-cell table:style-name="ce1" office:value-type="float" office:value="0.0410557184368372" calcext:value-type="float">
            <text:p>4.11E-02</text:p>
          </table:table-cell>
          <table:table-cell office:value-type="float" office:value="-1.68118709384218" calcext:value-type="float">
            <text:p>-1.68118709384218</text:p>
          </table:table-cell>
          <table:table-cell office:value-type="float" office:value="-2.15576688856538" calcext:value-type="float">
            <text:p>-2.15576688856538</text:p>
          </table:table-cell>
          <table:table-cell office:value-type="float" office:value="21.6288966437245" calcext:value-type="float">
            <text:p>21.6288966437245</text:p>
          </table:table-cell>
          <table:table-cell office:value-type="float" office:value="-1.71758207300124" calcext:value-type="float">
            <text:p>-1.71758207300124</text:p>
          </table:table-cell>
        </table:table-row>
        <table:table-row table:style-name="ro1">
          <table:table-cell/>
          <table:table-cell table:style-name="ce1" office:value-type="float" office:value="0.0420332355424762" calcext:value-type="float">
            <text:p>4.20E-02</text:p>
          </table:table-cell>
          <table:table-cell office:value-type="float" office:value="-1.75043459219283" calcext:value-type="float">
            <text:p>-1.75043459219283</text:p>
          </table:table-cell>
          <table:table-cell office:value-type="float" office:value="-1.2610516457493" calcext:value-type="float">
            <text:p>-1.2610516457493</text:p>
          </table:table-cell>
          <table:table-cell office:value-type="float" office:value="11.0059271702135" calcext:value-type="float">
            <text:p>11.0059271702135</text:p>
          </table:table-cell>
          <table:table-cell office:value-type="float" office:value="-1.75595819587389" calcext:value-type="float">
            <text:p>-1.75595819587389</text:p>
          </table:table-cell>
        </table:table-row>
        <table:table-row table:style-name="ro1">
          <table:table-cell/>
          <table:table-cell table:style-name="ce1" office:value-type="float" office:value="0.0430107526481152" calcext:value-type="float">
            <text:p>4.30E-02</text:p>
          </table:table-cell>
          <table:table-cell office:value-type="float" office:value="-1.75244136008319" calcext:value-type="float">
            <text:p>-1.75244136008319</text:p>
          </table:table-cell>
          <table:table-cell office:value-type="float" office:value="-1.66667066471047" calcext:value-type="float">
            <text:p>-1.66667066471047</text:p>
          </table:table-cell>
          <table:table-cell office:value-type="float" office:value="7.54313359751389" calcext:value-type="float">
            <text:p>7.54313359751389</text:p>
          </table:table-cell>
          <table:table-cell office:value-type="float" office:value="-1.72546266419168" calcext:value-type="float">
            <text:p>-1.72546266419168</text:p>
          </table:table-cell>
        </table:table-row>
        <table:table-row table:style-name="ro1">
          <table:table-cell/>
          <table:table-cell table:style-name="ce1" office:value-type="float" office:value="0.0439882697537541" calcext:value-type="float">
            <text:p>4.40E-02</text:p>
          </table:table-cell>
          <table:table-cell office:value-type="float" office:value="-1.68382864082001" calcext:value-type="float">
            <text:p>-1.68382864082001</text:p>
          </table:table-cell>
          <table:table-cell office:value-type="float" office:value="-1.41676072822617" calcext:value-type="float">
            <text:p>-1.41676072822617</text:p>
          </table:table-cell>
          <table:table-cell office:value-type="float" office:value="5.81856660304492" calcext:value-type="float">
            <text:p>5.81856660304492</text:p>
          </table:table-cell>
          <table:table-cell office:value-type="float" office:value="-1.62442642972657" calcext:value-type="float">
            <text:p>-1.62442642972657</text:p>
          </table:table-cell>
        </table:table-row>
        <table:table-row table:style-name="ro1">
          <table:table-cell/>
          <table:table-cell table:style-name="ce1" office:value-type="float" office:value="0.0449657868593931" calcext:value-type="float">
            <text:p>4.50E-02</text:p>
          </table:table-cell>
          <table:table-cell office:value-type="float" office:value="-1.54493690762477" calcext:value-type="float">
            <text:p>-1.54493690762477</text:p>
          </table:table-cell>
          <table:table-cell office:value-type="float" office:value="-1.60012005758772" calcext:value-type="float">
            <text:p>-1.60012005758772</text:p>
          </table:table-cell>
          <table:table-cell office:value-type="float" office:value="4.78188408387086" calcext:value-type="float">
            <text:p>4.78188408387086</text:p>
          </table:table-cell>
          <table:table-cell office:value-type="float" office:value="-1.45491394333119" calcext:value-type="float">
            <text:p>-1.45491394333119</text:p>
          </table:table-cell>
        </table:table-row>
        <table:table-row table:style-name="ro1">
          <table:table-cell/>
          <table:table-cell table:style-name="ce1" office:value-type="float" office:value="0.0459433039650321" calcext:value-type="float">
            <text:p>4.59E-02</text:p>
          </table:table-cell>
          <table:table-cell office:value-type="float" office:value="-1.33986238265334" calcext:value-type="float">
            <text:p>-1.33986238265334</text:p>
          </table:table-cell>
          <table:table-cell office:value-type="float" office:value="-1.1303573097151" calcext:value-type="float">
            <text:p>-1.1303573097151</text:p>
          </table:table-cell>
          <table:table-cell office:value-type="float" office:value="4.08747035596641" calcext:value-type="float">
            <text:p>4.08747035596641</text:p>
          </table:table-cell>
          <table:table-cell office:value-type="float" office:value="-1.22265945141772" calcext:value-type="float">
            <text:p>-1.22265945141772</text:p>
          </table:table-cell>
        </table:table-row>
        <table:table-row table:style-name="ro1">
          <table:table-cell/>
          <table:table-cell table:style-name="ce1" office:value-type="float" office:value="0.0469208210706711" calcext:value-type="float">
            <text:p>4.69E-02</text:p>
          </table:table-cell>
          <table:table-cell office:value-type="float" office:value="-1.07627501239097" calcext:value-type="float">
            <text:p>-1.07627501239097</text:p>
          </table:table-cell>
          <table:table-cell office:value-type="float" office:value="-0.781748911517621" calcext:value-type="float">
            <text:p>-0.781748911517621</text:p>
          </table:table-cell>
          <table:table-cell office:value-type="float" office:value="3.58824667996091" calcext:value-type="float">
            <text:p>3.58824667996091</text:p>
          </table:table-cell>
          <table:table-cell office:value-type="float" office:value="-0.936789869363459" calcext:value-type="float">
            <text:p>-0.936789869363459</text:p>
          </table:table-cell>
        </table:table-row>
        <table:table-row table:style-name="ro1">
          <table:table-cell/>
          <table:table-cell table:style-name="ce1" office:value-type="float" office:value="0.0478983381763101" calcext:value-type="float">
            <text:p>4.79E-02</text:p>
          </table:table-cell>
          <table:table-cell office:value-type="float" office:value="-0.765027866697566" calcext:value-type="float">
            <text:p>-0.765027866697566</text:p>
          </table:table-cell>
          <table:table-cell office:value-type="float" office:value="-0.826326510267208" calcext:value-type="float">
            <text:p>-0.826326510267208</text:p>
          </table:table-cell>
          <table:table-cell office:value-type="float" office:value="3.21098603464714" calcext:value-type="float">
            <text:p>3.21098603464714</text:p>
          </table:table-cell>
          <table:table-cell office:value-type="float" office:value="-0.609349840845509" calcext:value-type="float">
            <text:p>-0.609349840845509</text:p>
          </table:table-cell>
        </table:table-row>
        <table:table-row table:style-name="ro1">
          <table:table-cell/>
          <table:table-cell table:style-name="ce1" office:value-type="float" office:value="0.048875855281949" calcext:value-type="float">
            <text:p>4.89E-02</text:p>
          </table:table-cell>
          <table:table-cell office:value-type="float" office:value="-0.419580363617425" calcext:value-type="float">
            <text:p>-0.419580363617425</text:p>
          </table:table-cell>
          <table:table-cell office:value-type="float" office:value="-0.710827068028173" calcext:value-type="float">
            <text:p>-0.710827068028173</text:p>
          </table:table-cell>
          <table:table-cell office:value-type="float" office:value="2.91511238494401" calcext:value-type="float">
            <text:p>2.91511238494401</text:p>
          </table:table-cell>
          <table:table-cell office:value-type="float" office:value="-0.2546563653499" calcext:value-type="float">
            <text:p>-0.2546563653499</text:p>
          </table:table-cell>
        </table:table-row>
        <table:table-row table:style-name="ro1">
          <table:table-cell/>
          <table:table-cell table:style-name="ce1" office:value-type="float" office:value="0.049853372387588" calcext:value-type="float">
            <text:p>4.99E-02</text:p>
          </table:table-cell>
          <table:table-cell table:style-name="ce1" office:value-type="float" office:value="-0.0552688274671619" calcext:value-type="float">
            <text:p>-5.53E-02</text:p>
          </table:table-cell>
          <table:table-cell office:value-type="float" office:value="0.175843333320072" calcext:value-type="float">
            <text:p>0.175843333320072</text:p>
          </table:table-cell>
          <table:table-cell office:value-type="float" office:value="2.67631623385324" calcext:value-type="float">
            <text:p>2.67631623385324</text:p>
          </table:table-cell>
          <table:table-cell office:value-type="float" office:value="0.111479475567708" calcext:value-type="float">
            <text:p>0.111479475567708</text:p>
          </table:table-cell>
        </table:table-row>
        <table:table-row table:style-name="ro1">
          <table:table-cell/>
          <table:table-cell table:style-name="ce1" office:value-type="float" office:value="0.050830889493227" calcext:value-type="float">
            <text:p>5.08E-02</text:p>
          </table:table-cell>
          <table:table-cell office:value-type="float" office:value="0.311533002116469" calcext:value-type="float">
            <text:p>0.311533002116469</text:p>
          </table:table-cell>
          <table:table-cell office:value-type="float" office:value="0.477264032906201" calcext:value-type="float">
            <text:p>0.477264032906201</text:p>
          </table:table-cell>
          <table:table-cell office:value-type="float" office:value="2.47913817151699" calcext:value-type="float">
            <text:p>2.47913817151699</text:p>
          </table:table-cell>
          <table:table-cell office:value-type="float" office:value="0.472618246530659" calcext:value-type="float">
            <text:p>0.472618246530659</text:p>
          </table:table-cell>
        </table:table-row>
        <table:table-row table:style-name="ro1">
          <table:table-cell/>
          <table:table-cell table:style-name="ce1" office:value-type="float" office:value="0.051808406598866" calcext:value-type="float">
            <text:p>5.18E-02</text:p>
          </table:table-cell>
          <table:table-cell office:value-type="float" office:value="0.664314323778962" calcext:value-type="float">
            <text:p>0.664314323778962</text:p>
          </table:table-cell>
          <table:table-cell office:value-type="float" office:value="0.886388516902832" calcext:value-type="float">
            <text:p>0.886388516902832</text:p>
          </table:table-cell>
          <table:table-cell office:value-type="float" office:value="2.31327214969271" calcext:value-type="float">
            <text:p>2.31327214969271</text:p>
          </table:table-cell>
          <table:table-cell office:value-type="float" office:value="0.812594684097412" calcext:value-type="float">
            <text:p>0.812594684097412</text:p>
          </table:table-cell>
        </table:table-row>
        <table:table-row table:style-name="ro1">
          <table:table-cell/>
          <table:table-cell table:style-name="ce1" office:value-type="float" office:value="0.052785923704505" calcext:value-type="float">
            <text:p>5.28E-02</text:p>
          </table:table-cell>
          <table:table-cell office:value-type="float" office:value="0.98733567093457" calcext:value-type="float">
            <text:p>0.98733567093457</text:p>
          </table:table-cell>
          <table:table-cell office:value-type="float" office:value="0.69880664599786" calcext:value-type="float">
            <text:p>0.69880664599786</text:p>
          </table:table-cell>
          <table:table-cell office:value-type="float" office:value="2.1715796255432" calcext:value-type="float">
            <text:p>2.1715796255432</text:p>
          </table:table-cell>
          <table:table-cell office:value-type="float" office:value="1.11640417047492" calcext:value-type="float">
            <text:p>1.11640417047492</text:p>
          </table:table-cell>
        </table:table-row>
        <table:table-row table:style-name="ro1">
          <table:table-cell/>
          <table:table-cell table:style-name="ce1" office:value-type="float" office:value="0.053763440810144" calcext:value-type="float">
            <text:p>5.38E-02</text:p>
          </table:table-cell>
          <table:table-cell office:value-type="float" office:value="1.26649205119917" calcext:value-type="float">
            <text:p>1.26649205119917</text:p>
          </table:table-cell>
          <table:table-cell office:value-type="float" office:value="1.07474358820989" calcext:value-type="float">
            <text:p>1.07474358820989</text:p>
          </table:table-cell>
          <table:table-cell office:value-type="float" office:value="2.04895682782284" calcext:value-type="float">
            <text:p>2.04895682782284</text:p>
          </table:table-cell>
          <table:table-cell office:value-type="float" office:value="1.37102126202568" calcext:value-type="float">
            <text:p>1.37102126202568</text:p>
          </table:table-cell>
        </table:table-row>
        <table:table-row table:style-name="ro1">
          <table:table-cell/>
          <table:table-cell table:style-name="ce1" office:value-type="float" office:value="0.0547409579157829" calcext:value-type="float">
            <text:p>5.47E-02</text:p>
          </table:table-cell>
          <table:table-cell office:value-type="float" office:value="1.49008023065828" calcext:value-type="float">
            <text:p>1.49008023065828</text:p>
          </table:table-cell>
          <table:table-cell office:value-type="float" office:value="1.25306914462744" calcext:value-type="float">
            <text:p>1.25306914462744</text:p>
          </table:table-cell>
          <table:table-cell office:value-type="float" office:value="1.94165604234644" calcext:value-type="float">
            <text:p>1.94165604234644</text:p>
          </table:table-cell>
          <table:table-cell office:value-type="float" office:value="1.56610242748901" calcext:value-type="float">
            <text:p>1.56610242748901</text:p>
          </table:table-cell>
        </table:table-row>
        <table:table-row table:style-name="ro1">
          <table:table-cell/>
          <table:table-cell table:style-name="ce1" office:value-type="float" office:value="0.0557184750214219" calcext:value-type="float">
            <text:p>5.57E-02</text:p>
          </table:table-cell>
          <table:table-cell office:value-type="float" office:value="1.64942528666958" calcext:value-type="float">
            <text:p>1.64942528666958</text:p>
          </table:table-cell>
          <table:table-cell office:value-type="float" office:value="1.90172120633804" calcext:value-type="float">
            <text:p>1.90172120633804</text:p>
          </table:table-cell>
          <table:table-cell office:value-type="float" office:value="1.84686184193687" calcext:value-type="float">
            <text:p>1.84686184193687</text:p>
          </table:table-cell>
          <table:table-cell office:value-type="float" office:value="1.6945320483539" calcext:value-type="float">
            <text:p>1.6945320483539</text:p>
          </table:table-cell>
        </table:table-row>
        <table:table-row table:style-name="ro1">
          <table:table-cell/>
          <table:table-cell table:style-name="ce1" office:value-type="float" office:value="0.0566959921270609" calcext:value-type="float">
            <text:p>5.67E-02</text:p>
          </table:table-cell>
          <table:table-cell office:value-type="float" office:value="1.73932995159832" calcext:value-type="float">
            <text:p>1.73932995159832</text:p>
          </table:table-cell>
          <table:table-cell office:value-type="float" office:value="1.78912450525283" calcext:value-type="float">
            <text:p>1.78912450525283</text:p>
          </table:table-cell>
          <table:table-cell office:value-type="float" office:value="1.76241707548619" calcext:value-type="float">
            <text:p>1.76241707548619</text:p>
          </table:table-cell>
          <table:table-cell office:value-type="float" office:value="1.75278006799147" calcext:value-type="float">
            <text:p>1.75278006799147</text:p>
          </table:table-cell>
        </table:table-row>
        <table:table-row table:style-name="ro1">
          <table:table-cell/>
          <table:table-cell table:style-name="ce1" office:value-type="float" office:value="0.0576735092326999" calcext:value-type="float">
            <text:p>5.77E-02</text:p>
          </table:table-cell>
          <table:table-cell office:value-type="float" office:value="1.75832084189096" calcext:value-type="float">
            <text:p>1.75832084189096</text:p>
          </table:table-cell>
          <table:table-cell office:value-type="float" office:value="1.89504478500223" calcext:value-type="float">
            <text:p>1.89504478500223</text:p>
          </table:table-cell>
          <table:table-cell office:value-type="float" office:value="1.68664027514197" calcext:value-type="float">
            <text:p>1.68664027514197</text:p>
          </table:table-cell>
          <table:table-cell office:value-type="float" office:value="1.74105088842028" calcext:value-type="float">
            <text:p>1.74105088842028</text:p>
          </table:table-cell>
        </table:table-row>
        <table:table-row table:style-name="ro1">
          <table:table-cell/>
          <table:table-cell table:style-name="ce1" office:value-type="float" office:value="0.0586510263383389" calcext:value-type="float">
            <text:p>5.87E-02</text:p>
          </table:table-cell>
          <table:table-cell office:value-type="float" office:value="1.70867777837081" calcext:value-type="float">
            <text:p>1.70867777837081</text:p>
          </table:table-cell>
          <table:table-cell office:value-type="float" office:value="1.8396881373544" calcext:value-type="float">
            <text:p>1.8396881373544</text:p>
          </table:table-cell>
          <table:table-cell office:value-type="float" office:value="1.61820075114994" calcext:value-type="float">
            <text:p>1.61820075114994</text:p>
          </table:table-cell>
          <table:table-cell office:value-type="float" office:value="1.66321553306122" calcext:value-type="float">
            <text:p>1.66321553306122</text:p>
          </table:table-cell>
        </table:table-row>
        <table:table-row table:style-name="ro1">
          <table:table-cell/>
          <table:table-cell table:style-name="ce1" office:value-type="float" office:value="0.0596285434439778" calcext:value-type="float">
            <text:p>5.96E-02</text:p>
          </table:table-cell>
          <table:table-cell office:value-type="float" office:value="1.59624532854771" calcext:value-type="float">
            <text:p>1.59624532854771</text:p>
          </table:table-cell>
          <table:table-cell office:value-type="float" office:value="1.59102944299078" calcext:value-type="float">
            <text:p>1.59102944299078</text:p>
          </table:table-cell>
          <table:table-cell office:value-type="float" office:value="1.55603115894855" calcext:value-type="float">
            <text:p>1.55603115894855</text:p>
          </table:table-cell>
          <table:table-cell office:value-type="float" office:value="1.52653197754001" calcext:value-type="float">
            <text:p>1.52653197754001</text:p>
          </table:table-cell>
        </table:table-row>
        <table:table-row table:style-name="ro1">
          <table:table-cell/>
          <table:table-cell table:style-name="ce1" office:value-type="float" office:value="0.0606060605496168" calcext:value-type="float">
            <text:p>6.06E-02</text:p>
          </table:table-cell>
          <table:table-cell office:value-type="float" office:value="1.43003866540496" calcext:value-type="float">
            <text:p>1.43003866540496</text:p>
          </table:table-cell>
          <table:table-cell office:value-type="float" office:value="1.40073372096474" calcext:value-type="float">
            <text:p>1.40073372096474</text:p>
          </table:table-cell>
          <table:table-cell office:value-type="float" office:value="1.49926503591489" calcext:value-type="float">
            <text:p>1.49926503591489</text:p>
          </table:table-cell>
          <table:table-cell office:value-type="float" office:value="1.34117112790472" calcext:value-type="float">
            <text:p>1.34117112790472</text:p>
          </table:table-cell>
        </table:table-row>
        <table:table-row table:style-name="ro1">
          <table:table-cell/>
          <table:table-cell table:style-name="ce1" office:value-type="float" office:value="0.0615835776552558" calcext:value-type="float">
            <text:p>6.16E-02</text:p>
          </table:table-cell>
          <table:table-cell office:value-type="float" office:value="1.2216680627684" calcext:value-type="float">
            <text:p>1.2216680627684</text:p>
          </table:table-cell>
          <table:table-cell office:value-type="float" office:value="0.844183022851477" calcext:value-type="float">
            <text:p>0.844183022851477</text:p>
          </table:table-cell>
          <table:table-cell office:value-type="float" office:value="1.44719135763504" calcext:value-type="float">
            <text:p>1.44719135763504</text:p>
          </table:table-cell>
          <table:table-cell office:value-type="float" office:value="1.11957744448586" calcext:value-type="float">
            <text:p>1.11957744448586</text:p>
          </table:table-cell>
        </table:table-row>
        <table:table-row table:style-name="ro1">
          <table:table-cell table:style-name="ce1"/>
          <table:table-cell table:style-name="ce1" office:value-type="float" office:value="0.0625610947608948" calcext:value-type="float">
            <text:p>6.26E-02</text:p>
          </table:table-cell>
          <table:table-cell office:value-type="float" office:value="0.984617102681686" calcext:value-type="float">
            <text:p>0.984617102681686</text:p>
          </table:table-cell>
          <table:table-cell office:value-type="float" office:value="1.01951380354179" calcext:value-type="float">
            <text:p>1.01951380354179</text:p>
          </table:table-cell>
          <table:table-cell office:value-type="float" office:value="1.39922093200235" calcext:value-type="float">
            <text:p>1.39922093200235</text:p>
          </table:table-cell>
          <table:table-cell office:value-type="float" office:value="0.87570298158305" calcext:value-type="float">
            <text:p>0.87570298158305</text:p>
          </table:table-cell>
        </table:table-row>
        <table:table-row table:style-name="ro1">
          <table:table-cell/>
          <table:table-cell table:style-name="ce1" office:value-type="float" office:value="0.0635386118665338" calcext:value-type="float">
            <text:p>6.35E-02</text:p>
          </table:table-cell>
          <table:table-cell table:style-name="ce1" office:value-type="float" office:value="0.733418311360295" calcext:value-type="float">
            <text:p>7.33E-01</text:p>
          </table:table-cell>
          <table:table-cell office:value-type="float" office:value="0.42757539883878" calcext:value-type="float">
            <text:p>0.42757539883878</text:p>
          </table:table-cell>
          <table:table-cell office:value-type="float" office:value="1.35486117831278" calcext:value-type="float">
            <text:p>1.35486117831278</text:p>
          </table:table-cell>
          <table:table-cell office:value-type="float" office:value="0.624161054599633" calcext:value-type="float">
            <text:p>0.624161054599633</text:p>
          </table:table-cell>
        </table:table-row>
        <table:table-row table:style-name="ro1">
          <table:table-cell/>
          <table:table-cell table:style-name="ce1" office:value-type="float" office:value="0.0645161289721727" calcext:value-type="float">
            <text:p>6.45E-02</text:p>
          </table:table-cell>
          <table:table-cell office:value-type="float" office:value="0.482775950509572" calcext:value-type="float">
            <text:p>0.482775950509572</text:p>
          </table:table-cell>
          <table:table-cell office:value-type="float" office:value="0.950681296940387" calcext:value-type="float">
            <text:p>0.950681296940387</text:p>
          </table:table-cell>
          <table:table-cell office:value-type="float" office:value="1.31369694424956" calcext:value-type="float">
            <text:p>1.31369694424956</text:p>
          </table:table-cell>
          <table:table-cell office:value-type="float" office:value="0.379350413333869" calcext:value-type="float">
            <text:p>0.379350413333869</text:p>
          </table:table-cell>
        </table:table-row>
        <table:table-row table:style-name="ro1">
          <table:table-cell/>
          <table:table-cell table:style-name="ce1" office:value-type="float" office:value="0.0654936460778117" calcext:value-type="float">
            <text:p>6.55E-02</text:p>
          </table:table-cell>
          <table:table-cell office:value-type="float" office:value="0.246688711385256" calcext:value-type="float">
            <text:p>0.246688711385256</text:p>
          </table:table-cell>
          <table:table-cell office:value-type="float" office:value="0.335918915425704" calcext:value-type="float">
            <text:p>0.335918915425704</text:p>
          </table:table-cell>
          <table:table-cell office:value-type="float" office:value="1.27537573621013" calcext:value-type="float">
            <text:p>1.27537573621013</text:p>
          </table:table-cell>
          <table:table-cell office:value-type="float" office:value="0.154602415400404" calcext:value-type="float">
            <text:p>0.154602415400404</text:p>
          </table:table-cell>
        </table:table-row>
        <table:table-row table:style-name="ro1">
          <table:table-cell/>
          <table:table-cell table:style-name="ce1" office:value-type="float" office:value="0.0664711631834507" calcext:value-type="float">
            <text:p>6.65E-02</text:p>
          </table:table-cell>
          <table:table-cell table:style-name="ce1" office:value-type="float" office:value="0.0376249108549584" calcext:value-type="float">
            <text:p>3.76E-02</text:p>
          </table:table-cell>
          <table:table-cell office:value-type="float" office:value="-0.44475176869125" calcext:value-type="float">
            <text:p>-0.44475176869125</text:p>
          </table:table-cell>
          <table:table-cell office:value-type="float" office:value="1.23959621991758" calcext:value-type="float">
            <text:p>1.23959621991758</text:p>
          </table:table-cell>
          <table:table-cell table:style-name="ce1" office:value-type="float" office:value="-0.0385978373238408" calcext:value-type="float">
            <text:p>-3.86E-02</text:p>
          </table:table-cell>
        </table:table-row>
        <table:table-row table:style-name="ro1">
          <table:table-cell/>
          <table:table-cell table:style-name="ce1" office:value-type="float" office:value="0.0674486802890897" calcext:value-type="float">
            <text:p>6.74E-02</text:p>
          </table:table-cell>
          <table:table-cell office:value-type="float" office:value="-0.134200516899161" calcext:value-type="float">
            <text:p>-0.134200516899161</text:p>
          </table:table-cell>
          <table:table-cell office:value-type="float" office:value="-0.319857775641123" calcext:value-type="float">
            <text:p>-0.319857775641123</text:p>
          </table:table-cell>
          <table:table-cell office:value-type="float" office:value="1.20609917486264" calcext:value-type="float">
            <text:p>1.20609917486264</text:p>
          </table:table-cell>
          <table:table-cell office:value-type="float" office:value="-0.191270019695329" calcext:value-type="float">
            <text:p>-0.191270019695329</text:p>
          </table:table-cell>
        </table:table-row>
        <table:table-row table:style-name="ro1">
          <table:table-cell/>
          <table:table-cell table:style-name="ce1" office:value-type="float" office:value="0.0684261973947287" calcext:value-type="float">
            <text:p>6.84E-02</text:p>
          </table:table-cell>
          <table:table-cell office:value-type="float" office:value="-0.261404201695792" calcext:value-type="float">
            <text:p>-0.261404201695792</text:p>
          </table:table-cell>
          <table:table-cell office:value-type="float" office:value="-0.208101166239685" calcext:value-type="float">
            <text:p>-0.208101166239685</text:p>
          </table:table-cell>
          <table:table-cell office:value-type="float" office:value="1.17466031130882" calcext:value-type="float">
            <text:p>1.17466031130882</text:p>
          </table:table-cell>
          <table:table-cell office:value-type="float" office:value="-0.297437740873992" calcext:value-type="float">
            <text:p>-0.297437740873992</text:p>
          </table:table-cell>
        </table:table-row>
        <table:table-row table:style-name="ro1">
          <table:table-cell/>
          <table:table-cell table:style-name="ce1" office:value-type="float" office:value="0.0694037145003676" calcext:value-type="float">
            <text:p>6.94E-02</text:p>
          </table:table-cell>
          <table:table-cell table:style-name="ce1" office:value-type="float" office:value="-0.339833501004895" calcext:value-type="float">
            <text:p>-3.40E-01</text:p>
          </table:table-cell>
          <table:table-cell office:value-type="float" office:value="-0.163550084906871" calcext:value-type="float">
            <text:p>-0.163550084906871</text:p>
          </table:table-cell>
          <table:table-cell office:value-type="float" office:value="1.14508451619142" calcext:value-type="float">
            <text:p>1.14508451619142</text:p>
          </table:table-cell>
          <table:table-cell office:value-type="float" office:value="-0.354439008323676" calcext:value-type="float">
            <text:p>-0.354439008323676</text:p>
          </table:table-cell>
        </table:table-row>
        <table:table-row table:style-name="ro1">
          <table:table-cell/>
          <table:table-cell table:style-name="ce1" office:value-type="float" office:value="0.0703812316060066" calcext:value-type="float">
            <text:p>7.04E-02</text:p>
          </table:table-cell>
          <table:table-cell office:value-type="float" office:value="-0.368763341189891" calcext:value-type="float">
            <text:p>-0.368763341189891</text:p>
          </table:table-cell>
          <table:table-cell office:value-type="float" office:value="-0.851880062256035" calcext:value-type="float">
            <text:p>-0.851880062256035</text:p>
          </table:table-cell>
          <table:table-cell office:value-type="float" office:value="1.11720120607749" calcext:value-type="float">
            <text:p>1.11720120607749</text:p>
          </table:table-cell>
          <table:table-cell office:value-type="float" office:value="-0.363030107951473" calcext:value-type="float">
            <text:p>-0.363030107951473</text:p>
          </table:table-cell>
        </table:table-row>
        <table:table-row table:style-name="ro1">
          <table:table-cell/>
          <table:table-cell table:style-name="ce1" office:value-type="float" office:value="0.0713587487116456" calcext:value-type="float">
            <text:p>7.14E-02</text:p>
          </table:table-cell>
          <table:table-cell office:value-type="float" office:value="-0.350879707037186" calcext:value-type="float">
            <text:p>-0.350879707037186</text:p>
          </table:table-cell>
          <table:table-cell office:value-type="float" office:value="-0.585223778475372" calcext:value-type="float">
            <text:p>-0.585223778475372</text:p>
          </table:table-cell>
          <table:table-cell office:value-type="float" office:value="1.09086054572975" calcext:value-type="float">
            <text:p>1.09086054572975</text:p>
          </table:table-cell>
          <table:table-cell office:value-type="float" office:value="-0.327277511444825" calcext:value-type="float">
            <text:p>-0.327277511444825</text:p>
          </table:table-cell>
        </table:table-row>
        <table:table-row table:style-name="ro1">
          <table:table-cell/>
          <table:table-cell table:style-name="ce1" office:value-type="float" office:value="0.0723362658172846" calcext:value-type="float">
            <text:p>7.23E-02</text:p>
          </table:table-cell>
          <table:table-cell office:value-type="float" office:value="-0.292051676129695" calcext:value-type="float">
            <text:p>-0.292051676129695</text:p>
          </table:table-cell>
          <table:table-cell office:value-type="float" office:value="-0.331171630269247" calcext:value-type="float">
            <text:p>-0.331171630269247</text:p>
          </table:table-cell>
          <table:table-cell office:value-type="float" office:value="1.06593034928032" calcext:value-type="float">
            <text:p>1.06593034928032</text:p>
          </table:table-cell>
          <table:table-cell office:value-type="float" office:value="-0.254245233620336" calcext:value-type="float">
            <text:p>-0.254245233620336</text:p>
          </table:table-cell>
        </table:table-row>
        <table:table-row table:style-name="ro1">
          <table:table-cell/>
          <table:table-cell table:style-name="ce1" office:value-type="float" office:value="0.0733137829229236" calcext:value-type="float">
            <text:p>7.33E-02</text:p>
          </table:table-cell>
          <table:table-cell office:value-type="float" office:value="-0.200906692946886" calcext:value-type="float">
            <text:p>-0.200906692946886</text:p>
          </table:table-cell>
          <table:table-cell office:value-type="float" office:value="0.136543339726541" calcext:value-type="float">
            <text:p>0.136543339726541</text:p>
          </table:table-cell>
          <table:table-cell office:value-type="float" office:value="1.0422935240073" calcext:value-type="float">
            <text:p>1.0422935240073</text:p>
          </table:table-cell>
          <table:table-cell office:value-type="float" office:value="-0.153497415249635" calcext:value-type="float">
            <text:p>-0.153497415249635</text:p>
          </table:table-cell>
        </table:table-row>
        <table:table-row table:style-name="ro1">
          <table:table-cell/>
          <table:table-cell table:style-name="ce1" office:value-type="float" office:value="0.0742913000285625" calcext:value-type="float">
            <text:p>7.43E-02</text:p>
          </table:table-cell>
          <table:table-cell table:style-name="ce1" office:value-type="float" office:value="-0.0882356782716046" calcext:value-type="float">
            <text:p>-8.82E-02</text:p>
          </table:table-cell>
          <table:table-cell office:value-type="float" office:value="-0.359282621088182" calcext:value-type="float">
            <text:p>-0.359282621088182</text:p>
          </table:table-cell>
          <table:table-cell office:value-type="float" office:value="1.01984594865207" calcext:value-type="float">
            <text:p>1.01984594865207</text:p>
          </table:table-cell>
          <table:table-cell table:style-name="ce1" office:value-type="float" office:value="-0.0364470585980746" calcext:value-type="float">
            <text:p>-3.64E-02</text:p>
          </table:table-cell>
        </table:table-row>
        <table:table-row table:style-name="ro1">
          <table:table-cell/>
          <table:table-cell table:style-name="ce1" office:value-type="float" office:value="0.0752688171342015" calcext:value-type="float">
            <text:p>7.53E-02</text:p>
          </table:table-cell>
          <table:table-cell table:style-name="ce1" office:value-type="float" office:value="0.0337351434049888" calcext:value-type="float">
            <text:p>3.37E-02</text:p>
          </table:table-cell>
          <table:table-cell office:value-type="float" office:value="0.157250635709596" calcext:value-type="float">
            <text:p>0.157250635709596</text:p>
          </table:table-cell>
          <table:table-cell office:value-type="float" office:value="0.99849470217388" calcext:value-type="float">
            <text:p>0.99849470217388</text:p>
          </table:table-cell>
          <table:table-cell table:style-name="ce1" office:value-type="float" office:value="0.0844088757635743" calcext:value-type="float">
            <text:p>8.44E-02</text:p>
          </table:table-cell>
        </table:table-row>
        <table:table-row table:style-name="ro1">
          <table:table-cell/>
          <table:table-cell table:style-name="ce1" office:value-type="float" office:value="0.0762463342398405" calcext:value-type="float">
            <text:p>7.62E-02</text:p>
          </table:table-cell>
          <table:table-cell office:value-type="float" office:value="0.152160761073202" calcext:value-type="float">
            <text:p>0.152160761073202</text:p>
          </table:table-cell>
          <table:table-cell office:value-type="float" office:value="-0.30238255200174" calcext:value-type="float">
            <text:p>-0.30238255200174</text:p>
          </table:table-cell>
          <table:table-cell office:value-type="float" office:value="0.978156576980799" calcext:value-type="float">
            <text:p>0.978156576980799</text:p>
          </table:table-cell>
          <table:table-cell office:value-type="float" office:value="0.196320948639176" calcext:value-type="float">
            <text:p>0.196320948639176</text:p>
          </table:table-cell>
        </table:table-row>
        <table:table-row table:style-name="ro1">
          <table:table-cell/>
          <table:table-cell table:style-name="ce1" office:value-type="float" office:value="0.0772238513454795" calcext:value-type="float">
            <text:p>7.72E-02</text:p>
          </table:table-cell>
          <table:table-cell office:value-type="float" office:value="0.254431963742776" calcext:value-type="float">
            <text:p>0.254431963742776</text:p>
          </table:table-cell>
          <table:table-cell office:value-type="float" office:value="0.277654449520656" calcext:value-type="float">
            <text:p>0.277654449520656</text:p>
          </table:table-cell>
          <table:table-cell office:value-type="float" office:value="0.958756824520973" calcext:value-type="float">
            <text:p>0.958756824520973</text:p>
          </table:table-cell>
          <table:table-cell office:value-type="float" office:value="0.287134221548788" calcext:value-type="float">
            <text:p>0.287134221548788</text:p>
          </table:table-cell>
        </table:table-row>
        <table:table-row table:style-name="ro1">
          <table:table-cell/>
          <table:table-cell table:style-name="ce1" office:value-type="float" office:value="0.0782013684511185" calcext:value-type="float">
            <text:p>7.82E-02</text:p>
          </table:table-cell>
          <table:table-cell office:value-type="float" office:value="0.329015421166981" calcext:value-type="float">
            <text:p>0.329015421166981</text:p>
          </table:table-cell>
          <table:table-cell office:value-type="float" office:value="0.638699382878401" calcext:value-type="float">
            <text:p>0.638699382878401</text:p>
          </table:table-cell>
          <table:table-cell office:value-type="float" office:value="0.940228091777835" calcext:value-type="float">
            <text:p>0.940228091777835</text:p>
          </table:table-cell>
          <table:table-cell office:value-type="float" office:value="0.346098724374697" calcext:value-type="float">
            <text:p>0.346098724374697</text:p>
          </table:table-cell>
        </table:table-row>
        <table:table-row table:style-name="ro1">
          <table:table-cell/>
          <table:table-cell table:style-name="ce1" office:value-type="float" office:value="0.0791788855567575" calcext:value-type="float">
            <text:p>7.92E-02</text:p>
          </table:table-cell>
          <table:table-cell office:value-type="float" office:value="0.366227559924829" calcext:value-type="float">
            <text:p>0.366227559924829</text:p>
          </table:table-cell>
          <table:table-cell office:value-type="float" office:value="0.198012554360196" calcext:value-type="float">
            <text:p>0.198012554360196</text:p>
          </table:table-cell>
          <table:table-cell office:value-type="float" office:value="0.922509515473501" calcext:value-type="float">
            <text:p>0.922509515473501</text:p>
          </table:table-cell>
          <table:table-cell office:value-type="float" office:value="0.364593601592595" calcext:value-type="float">
            <text:p>0.364593601592595</text:p>
          </table:table-cell>
        </table:table-row>
        <table:table-row table:style-name="ro1">
          <table:table-cell/>
          <table:table-cell table:style-name="ce1" office:value-type="float" office:value="0.0801564026623964" calcext:value-type="float">
            <text:p>8.02E-02</text:p>
          </table:table-cell>
          <table:table-cell table:style-name="ce1" office:value-type="float" office:value="0.358894535911289" calcext:value-type="float">
            <text:p>3.59E-01</text:p>
          </table:table-cell>
          <table:table-cell office:value-type="float" office:value="0.750822588354313" calcext:value-type="float">
            <text:p>0.750822588354313</text:p>
          </table:table-cell>
          <table:table-cell office:value-type="float" office:value="0.905545947239816" calcext:value-type="float">
            <text:p>0.905545947239816</text:p>
          </table:table-cell>
          <table:table-cell office:value-type="float" office:value="0.336720333011213" calcext:value-type="float">
            <text:p>0.336720333011213</text:p>
          </table:table-cell>
        </table:table-row>
        <table:table-row table:style-name="ro1">
          <table:table-cell/>
          <table:table-cell table:style-name="ce1" office:value-type="float" office:value="0.0811339197680354" calcext:value-type="float">
            <text:p>8.11E-02</text:p>
          </table:table-cell>
          <table:table-cell table:style-name="ce1" office:value-type="float" office:value="0.302857487135827" calcext:value-type="float">
            <text:p>3.03E-01</text:p>
          </table:table-cell>
          <table:table-cell office:value-type="float" office:value="0.505672720744205" calcext:value-type="float">
            <text:p>0.505672720744205</text:p>
          </table:table-cell>
          <table:table-cell office:value-type="float" office:value="0.889287288086349" calcext:value-type="float">
            <text:p>0.889287288086349</text:p>
          </table:table-cell>
          <table:table-cell office:value-type="float" office:value="0.25972832210056" calcext:value-type="float">
            <text:p>0.25972832210056</text:p>
          </table:table-cell>
        </table:table-row>
        <table:table-row table:style-name="ro1">
          <table:table-cell/>
          <table:table-cell table:style-name="ce1" office:value-type="float" office:value="0.0821114368736744" calcext:value-type="float">
            <text:p>8.21E-02</text:p>
          </table:table-cell>
          <table:table-cell office:value-type="float" office:value="0.197291602569101" calcext:value-type="float">
            <text:p>0.197291602569101</text:p>
          </table:table-cell>
          <table:table-cell office:value-type="float" office:value="0.443324275695548" calcext:value-type="float">
            <text:p>0.443324275695548</text:p>
          </table:table-cell>
          <table:table-cell office:value-type="float" office:value="0.873687914511731" calcext:value-type="float">
            <text:p>0.873687914511731</text:p>
          </table:table-cell>
          <table:table-cell office:value-type="float" office:value="0.134246259575008" calcext:value-type="float">
            <text:p>0.134246259575008</text:p>
          </table:table-cell>
        </table:table-row>
        <table:table-row table:style-name="ro1">
          <table:table-cell/>
          <table:table-cell table:style-name="ce1" office:value-type="float" office:value="0.0830889539793134" calcext:value-type="float">
            <text:p>8.31E-02</text:p>
          </table:table-cell>
          <table:table-cell table:style-name="ce1" office:value-type="float" office:value="0.0448188010810511" calcext:value-type="float">
            <text:p>4.48E-02</text:p>
          </table:table-cell>
          <table:table-cell office:value-type="float" office:value="-0.196109056255942" calcext:value-type="float">
            <text:p>-0.196109056255942</text:p>
          </table:table-cell>
          <table:table-cell office:value-type="float" office:value="0.85870618179581" calcext:value-type="float">
            <text:p>0.85870618179581</text:p>
          </table:table-cell>
          <table:table-cell table:style-name="ce1" office:value-type="float" office:value="-0.0356956053397741" calcext:value-type="float">
            <text:p>-3.57E-02</text:p>
          </table:table-cell>
        </table:table-row>
        <table:table-row table:style-name="ro1">
          <table:table-cell/>
          <table:table-cell table:style-name="ce1" office:value-type="float" office:value="0.0840664710849524" calcext:value-type="float">
            <text:p>8.41E-02</text:p>
          </table:table-cell>
          <table:table-cell office:value-type="float" office:value="-0.148593697990059" calcext:value-type="float">
            <text:p>-0.148593697990059</text:p>
          </table:table-cell>
          <table:table-cell table:style-name="ce1" office:value-type="float" office:value="0.0227062508608167" calcext:value-type="float">
            <text:p>2.27E-02</text:p>
          </table:table-cell>
          <table:table-cell office:value-type="float" office:value="0.844303992571796" calcext:value-type="float">
            <text:p>0.844303992571796</text:p>
          </table:table-cell>
          <table:table-cell office:value-type="float" office:value="-0.242854522595092" calcext:value-type="float">
            <text:p>-0.242854522595092</text:p>
          </table:table-cell>
        </table:table-row>
        <table:table-row table:style-name="ro1">
          <table:table-cell/>
          <table:table-cell table:style-name="ce1" office:value-type="float" office:value="0.0850439881905913" calcext:value-type="float">
            <text:p>8.50E-02</text:p>
          </table:table-cell>
          <table:table-cell office:value-type="float" office:value="-0.373943665734913" calcext:value-type="float">
            <text:p>-0.373943665734913</text:p>
          </table:table-cell>
          <table:table-cell office:value-type="float" office:value="-0.218969321235124" calcext:value-type="float">
            <text:p>-0.218969321235124</text:p>
          </table:table-cell>
          <table:table-cell office:value-type="float" office:value="0.830446420832257" calcext:value-type="float">
            <text:p>0.830446420832257</text:p>
          </table:table-cell>
          <table:table-cell office:value-type="float" office:value="-0.477165086048028" calcext:value-type="float">
            <text:p>-0.477165086048028</text:p>
          </table:table-cell>
        </table:table-row>
        <table:table-row table:style-name="ro1">
          <table:table-cell/>
          <table:table-cell table:style-name="ce1" office:value-type="float" office:value="0.0860215052962303" calcext:value-type="float">
            <text:p>8.60E-02</text:p>
          </table:table-cell>
          <table:table-cell office:value-type="float" office:value="-0.619695106144447" calcext:value-type="float">
            <text:p>-0.619695106144447</text:p>
          </table:table-cell>
          <table:table-cell office:value-type="float" office:value="-0.184250076617115" calcext:value-type="float">
            <text:p>-0.184250076617115</text:p>
          </table:table-cell>
          <table:table-cell office:value-type="float" office:value="0.817101383192977" calcext:value-type="float">
            <text:p>0.817101383192977</text:p>
          </table:table-cell>
          <table:table-cell office:value-type="float" office:value="-0.726307164740081" calcext:value-type="float">
            <text:p>-0.726307164740081</text:p>
          </table:table-cell>
        </table:table-row>
        <table:table-row table:style-name="ro1">
          <table:table-cell table:style-name="ce1"/>
          <table:table-cell table:style-name="ce1" office:value-type="float" office:value="0.0869990224018693" calcext:value-type="float">
            <text:p>8.70E-02</text:p>
          </table:table-cell>
          <table:table-cell office:value-type="float" office:value="-0.872440941920073" calcext:value-type="float">
            <text:p>-0.872440941920073</text:p>
          </table:table-cell>
          <table:table-cell office:value-type="float" office:value="-0.401183220586819" calcext:value-type="float">
            <text:p>-0.401183220586819</text:p>
          </table:table-cell>
          <table:table-cell office:value-type="float" office:value="0.804239350589862" calcext:value-type="float">
            <text:p>0.804239350589862</text:p>
          </table:table-cell>
          <table:table-cell office:value-type="float" office:value="-0.976418412254815" calcext:value-type="float">
            <text:p>-0.976418412254815</text:p>
          </table:table-cell>
        </table:table-row>
        <table:table-row table:style-name="ro1">
          <table:table-cell table:style-name="ce1"/>
          <table:table-cell table:style-name="ce1" office:value-type="float" office:value="0.0879765395075083" calcext:value-type="float">
            <text:p>8.80E-02</text:p>
          </table:table-cell>
          <table:table-cell office:value-type="float" office:value="-1.11768780019295" calcext:value-type="float">
            <text:p>-1.11768780019295</text:p>
          </table:table-cell>
          <table:table-cell office:value-type="float" office:value="-1.1167355440103" calcext:value-type="float">
            <text:p>-1.1167355440103</text:p>
          </table:table-cell>
          <table:table-cell office:value-type="float" office:value="0.791833094688681" calcext:value-type="float">
            <text:p>0.791833094688681</text:p>
          </table:table-cell>
          <table:table-cell office:value-type="float" office:value="-1.21290903811688" calcext:value-type="float">
            <text:p>-1.21290903811688</text:p>
          </table:table-cell>
        </table:table-row>
        <table:table-row table:style-name="ro1">
          <table:table-cell/>
          <table:table-cell table:style-name="ce1" office:value-type="float" office:value="0.0889540566131473" calcext:value-type="float">
            <text:p>8.90E-02</text:p>
          </table:table-cell>
          <table:table-cell office:value-type="float" office:value="-1.34071607542755" calcext:value-type="float">
            <text:p>-1.34071607542755</text:p>
          </table:table-cell>
          <table:table-cell office:value-type="float" office:value="-1.41091532123197" calcext:value-type="float">
            <text:p>-1.41091532123197</text:p>
          </table:table-cell>
          <table:table-cell office:value-type="float" office:value="0.779857464215911" calcext:value-type="float">
            <text:p>0.779857464215911</text:p>
          </table:table-cell>
          <table:table-cell office:value-type="float" office:value="-1.42133024807955" calcext:value-type="float">
            <text:p>-1.42133024807955</text:p>
          </table:table-cell>
        </table:table-row>
        <table:table-row table:style-name="ro1">
          <table:table-cell/>
          <table:table-cell table:style-name="ce1" office:value-type="float" office:value="0.0899315737187862" calcext:value-type="float">
            <text:p>8.99E-02</text:p>
          </table:table-cell>
          <table:table-cell office:value-type="float" office:value="-1.52746377476298" calcext:value-type="float">
            <text:p>-1.52746377476298</text:p>
          </table:table-cell>
          <table:table-cell office:value-type="float" office:value="-1.71034814662348" calcext:value-type="float">
            <text:p>-1.71034814662348</text:p>
          </table:table-cell>
          <table:table-cell office:value-type="float" office:value="0.768289187122091" calcext:value-type="float">
            <text:p>0.768289187122091</text:p>
          </table:table-cell>
          <table:table-cell office:value-type="float" office:value="-1.58824439194131" calcext:value-type="float">
            <text:p>-1.58824439194131</text:p>
          </table:table-cell>
        </table:table-row>
        <table:table-row table:style-name="ro1">
          <table:table-cell/>
          <table:table-cell table:style-name="ce1" office:value-type="float" office:value="0.0909090908244252" calcext:value-type="float">
            <text:p>9.09E-02</text:p>
          </table:table-cell>
          <table:table-cell office:value-type="float" office:value="-1.66538106915139" calcext:value-type="float">
            <text:p>-1.66538106915139</text:p>
          </table:table-cell>
          <table:table-cell office:value-type="float" office:value="-1.56169678474693" calcext:value-type="float">
            <text:p>-1.56169678474693</text:p>
          </table:table-cell>
          <table:table-cell office:value-type="float" office:value="0.757106695168192" calcext:value-type="float">
            <text:p>0.757106695168192</text:p>
          </table:table-cell>
          <table:table-cell office:value-type="float" office:value="-1.70204460239409" calcext:value-type="float">
            <text:p>-1.70204460239409</text:p>
          </table:table-cell>
        </table:table-row>
        <table:table-row table:style-name="ro1">
          <table:table-cell/>
          <table:table-cell table:style-name="ce1" office:value-type="float" office:value="0.0918866079300642" calcext:value-type="float">
            <text:p>9.19E-02</text:p>
          </table:table-cell>
          <table:table-cell office:value-type="float" office:value="-1.74420407920139" calcext:value-type="float">
            <text:p>-1.74420407920139</text:p>
          </table:table-cell>
          <table:table-cell office:value-type="float" office:value="-2.0754955571702" calcext:value-type="float">
            <text:p>-2.0754955571702</text:p>
          </table:table-cell>
          <table:table-cell office:value-type="float" office:value="0.746289967993269" calcext:value-type="float">
            <text:p>0.746289967993269</text:p>
          </table:table-cell>
          <table:table-cell office:value-type="float" office:value="-1.75367458392617" calcext:value-type="float">
            <text:p>-1.75367458392617</text:p>
          </table:table-cell>
        </table:table-row>
        <table:table-row table:style-name="ro1">
          <table:table-cell/>
          <table:table-cell table:style-name="ce1" office:value-type="float" office:value="0.0928641250357032" calcext:value-type="float">
            <text:p>9.29E-02</text:p>
          </table:table-cell>
          <table:table-cell office:value-type="float" office:value="-1.75660112352207" calcext:value-type="float">
            <text:p>-1.75660112352207</text:p>
          </table:table-cell>
          <table:table-cell office:value-type="float" office:value="-1.33014536838669" calcext:value-type="float">
            <text:p>-1.33014536838669</text:p>
          </table:table-cell>
          <table:table-cell office:value-type="float" office:value="0.735820394173781" calcext:value-type="float">
            <text:p>0.735820394173781</text:p>
          </table:table-cell>
          <table:table-cell office:value-type="float" office:value="-1.73720504691501" calcext:value-type="float">
            <text:p>-1.73720504691501</text:p>
          </table:table-cell>
        </table:table-row>
        <table:table-row table:style-name="ro1">
          <table:table-cell/>
          <table:table-cell table:style-name="ce1" office:value-type="float" office:value="0.0938416421413422" calcext:value-type="float">
            <text:p>9.38E-02</text:p>
          </table:table-cell>
          <table:table-cell office:value-type="float" office:value="-1.69865216968377" calcext:value-type="float">
            <text:p>-1.69865216968377</text:p>
          </table:table-cell>
          <table:table-cell office:value-type="float" office:value="-1.66308675869952" calcext:value-type="float">
            <text:p>-1.66308675869952</text:p>
          </table:table-cell>
          <table:table-cell office:value-type="float" office:value="0.72568064714042" calcext:value-type="float">
            <text:p>0.72568064714042</text:p>
          </table:table-cell>
          <table:table-cell office:value-type="float" office:value="-1.65023173118235" calcext:value-type="float">
            <text:p>-1.65023173118235</text:p>
          </table:table-cell>
        </table:table-row>
        <table:table-row table:style-name="ro1">
          <table:table-cell/>
          <table:table-cell table:style-name="ce1" office:value-type="float" office:value="0.0948191592469811" calcext:value-type="float">
            <text:p>9.48E-02</text:p>
          </table:table-cell>
          <table:table-cell office:value-type="float" office:value="-1.57013210473238" calcext:value-type="float">
            <text:p>-1.57013210473238</text:p>
          </table:table-cell>
          <table:table-cell office:value-type="float" office:value="-1.53234119592253" calcext:value-type="float">
            <text:p>-1.53234119592253</text:p>
          </table:table-cell>
          <table:table-cell office:value-type="float" office:value="0.715854574118331" calcext:value-type="float">
            <text:p>0.715854574118331</text:p>
          </table:table-cell>
          <table:table-cell office:value-type="float" office:value="-1.49407052118042" calcext:value-type="float">
            <text:p>-1.49407052118042</text:p>
          </table:table-cell>
        </table:table-row>
        <table:table-row table:style-name="ro1">
          <table:table-cell/>
          <table:table-cell table:style-name="ce1" office:value-type="float" office:value="0.0957966763526201" calcext:value-type="float">
            <text:p>9.58E-02</text:p>
          </table:table-cell>
          <table:table-cell office:value-type="float" office:value="-1.3745800924815" calcext:value-type="float">
            <text:p>-1.3745800924815</text:p>
          </table:table-cell>
          <table:table-cell office:value-type="float" office:value="-1.30970932145432" calcext:value-type="float">
            <text:p>-1.30970932145432</text:p>
          </table:table-cell>
          <table:table-cell office:value-type="float" office:value="0.706327096515044" calcext:value-type="float">
            <text:p>0.706327096515044</text:p>
          </table:table-cell>
          <table:table-cell office:value-type="float" office:value="-1.273737190858" calcext:value-type="float">
            <text:p>-1.273737190858</text:p>
          </table:table-cell>
        </table:table-row>
        <table:table-row table:style-name="ro1">
          <table:table-cell/>
          <table:table-cell table:style-name="ce1" office:value-type="float" office:value="0.0967741934582591" calcext:value-type="float">
            <text:p>9.68E-02</text:p>
          </table:table-cell>
          <table:table-cell office:value-type="float" office:value="-1.11915001088889" calcext:value-type="float">
            <text:p>-1.11915001088889</text:p>
          </table:table-cell>
          <table:table-cell office:value-type="float" office:value="-1.24943334218906" calcext:value-type="float">
            <text:p>-1.24943334218906</text:p>
          </table:table-cell>
          <table:table-cell office:value-type="float" office:value="0.697084120392001" calcext:value-type="float">
            <text:p>0.697084120392001</text:p>
          </table:table-cell>
          <table:table-cell office:value-type="float" office:value="-0.997712110614214" calcext:value-type="float">
            <text:p>-0.997712110614214</text:p>
          </table:table-cell>
        </table:table-row>
        <table:table-row table:style-name="ro1">
          <table:table-cell/>
          <table:table-cell table:style-name="ce1" office:value-type="float" office:value="0.0977517105638981" calcext:value-type="float">
            <text:p>9.78E-02</text:p>
          </table:table-cell>
          <table:table-cell office:value-type="float" office:value="-0.814250002261443" calcext:value-type="float">
            <text:p>-0.814250002261443</text:p>
          </table:table-cell>
          <table:table-cell office:value-type="float" office:value="-0.82615861843929" calcext:value-type="float">
            <text:p>-0.82615861843929</text:p>
          </table:table-cell>
          <table:table-cell office:value-type="float" office:value="0.688112455842621" calcext:value-type="float">
            <text:p>0.688112455842621</text:p>
          </table:table-cell>
          <table:table-cell office:value-type="float" office:value="-0.677503036442638" calcext:value-type="float">
            <text:p>-0.677503036442638</text:p>
          </table:table-cell>
        </table:table-row>
        <table:table-row table:style-name="ro1">
          <table:table-cell/>
          <table:table-cell table:style-name="ce1" office:value-type="float" office:value="0.0987292276695371" calcext:value-type="float">
            <text:p>9.87E-02</text:p>
          </table:table-cell>
          <table:table-cell office:value-type="float" office:value="-0.472991740372975" calcext:value-type="float">
            <text:p>-0.472991740372975</text:p>
          </table:table-cell>
          <table:table-cell office:value-type="float" office:value="-0.780363395212506" calcext:value-type="float">
            <text:p>-0.780363395212506</text:p>
          </table:table-cell>
          <table:table-cell office:value-type="float" office:value="0.6793997442512" calcext:value-type="float">
            <text:p>0.6793997442512</text:p>
          </table:table-cell>
          <table:table-cell office:value-type="float" office:value="-0.327031117460175" calcext:value-type="float">
            <text:p>-0.327031117460175</text:p>
          </table:table-cell>
        </table:table-row>
        <table:table-row table:style-name="ro1">
          <table:table-cell/>
          <table:table-cell table:style-name="ce1" office:value-type="float" office:value="0.0997067447751761" calcext:value-type="float">
            <text:p>9.97E-02</text:p>
          </table:table-cell>
          <table:table-cell office:value-type="float" office:value="-0.110481368269767" calcext:value-type="float">
            <text:p>-0.110481368269767</text:p>
          </table:table-cell>
          <table:table-cell table:style-name="ce1" office:value-type="float" office:value="-0.00769488677901364" calcext:value-type="float">
            <text:p>-7.69E-03</text:p>
          </table:table-cell>
          <table:table-cell office:value-type="float" office:value="0.670934392544421" calcext:value-type="float">
            <text:p>0.670934392544421</text:p>
          </table:table-cell>
          <table:table-cell table:style-name="ce1" office:value-type="float" office:value="0.0381242164140892" calcext:value-type="float">
            <text:p>3.81E-02</text:p>
          </table:table-cell>
        </table:table-row>
        <table:table-row table:style-name="ro1">
          <table:table-cell/>
          <table:table-cell office:value-type="float" office:value="0.100684261880815" calcext:value-type="float">
            <text:p>0.100684261880815</text:p>
          </table:table-cell>
          <table:table-cell office:value-type="float" office:value="0.257006491849079" calcext:value-type="float">
            <text:p>0.257006491849079</text:p>
          </table:table-cell>
          <table:table-cell office:value-type="float" office:value="0.396069547159644" calcext:value-type="float">
            <text:p>0.396069547159644</text:p>
          </table:table-cell>
          <table:table-cell office:value-type="float" office:value="0.66270551365579" calcext:value-type="float">
            <text:p>0.66270551365579</text:p>
          </table:table-cell>
          <table:table-cell office:value-type="float" office:value="0.401577419632253" calcext:value-type="float">
            <text:p>0.401577419632253</text:p>
          </table:table-cell>
        </table:table-row>
        <table:table-row table:style-name="ro1">
          <table:table-cell/>
          <table:table-cell office:value-type="float" office:value="0.101661778986454" calcext:value-type="float">
            <text:p>0.101661778986454</text:p>
          </table:table-cell>
          <table:table-cell office:value-type="float" office:value="0.612923276207063" calcext:value-type="float">
            <text:p>0.612923276207063</text:p>
          </table:table-cell>
          <table:table-cell office:value-type="float" office:value="0.590704232335386" calcext:value-type="float">
            <text:p>0.590704232335386</text:p>
          </table:table-cell>
          <table:table-cell office:value-type="float" office:value="0.654702872526388" calcext:value-type="float">
            <text:p>0.654702872526388</text:p>
          </table:table-cell>
          <table:table-cell office:value-type="float" office:value="0.74703620014174" calcext:value-type="float">
            <text:p>0.74703620014174</text:p>
          </table:table-cell>
        </table:table-row>
        <table:table-row table:style-name="ro1">
          <table:table-cell/>
          <table:table-cell office:value-type="float" office:value="0.102639296092093" calcext:value-type="float">
            <text:p>0.102639296092093</text:p>
          </table:table-cell>
          <table:table-cell office:value-type="float" office:value="0.941357091936508" calcext:value-type="float">
            <text:p>0.941357091936508</text:p>
          </table:table-cell>
          <table:table-cell office:value-type="float" office:value="1.18795376658589" calcext:value-type="float">
            <text:p>1.18795376658589</text:p>
          </table:table-cell>
          <table:table-cell office:value-type="float" office:value="0.646916837043728" calcext:value-type="float">
            <text:p>0.646916837043728</text:p>
          </table:table-cell>
          <table:table-cell office:value-type="float" office:value="1.05919543100679" calcext:value-type="float">
            <text:p>1.05919543100679</text:p>
          </table:table-cell>
        </table:table-row>
        <table:table-row table:style-name="ro1">
          <table:table-cell/>
          <table:table-cell office:value-type="float" office:value="0.103616813197732" calcext:value-type="float">
            <text:p>0.103616813197732</text:p>
          </table:table-cell>
          <table:table-cell office:value-type="float" office:value="1.22790597223839" calcext:value-type="float">
            <text:p>1.22790597223839</text:p>
          </table:table-cell>
          <table:table-cell office:value-type="float" office:value="1.3887190589833" calcext:value-type="float">
            <text:p>1.3887190589833</text:p>
          </table:table-cell>
          <table:table-cell office:value-type="float" office:value="0.639338333398514" calcext:value-type="float">
            <text:p>0.639338333398514</text:p>
          </table:table-cell>
          <table:table-cell office:value-type="float" office:value="1.32457326819935" calcext:value-type="float">
            <text:p>1.32457326819935</text:p>
          </table:table-cell>
        </table:table-row>
        <table:table-row table:style-name="ro1">
          <table:table-cell/>
          <table:table-cell office:value-type="float" office:value="0.104594330303371" calcext:value-type="float">
            <text:p>0.104594330303371</text:p>
          </table:table-cell>
          <table:table-cell office:value-type="float" office:value="1.46046257221788" calcext:value-type="float">
            <text:p>1.46046257221788</text:p>
          </table:table-cell>
          <table:table-cell office:value-type="float" office:value="1.93533468629142" calcext:value-type="float">
            <text:p>1.93533468629142</text:p>
          </table:table-cell>
          <table:table-cell office:value-type="float" office:value="0.631958805396132" calcext:value-type="float">
            <text:p>0.631958805396132</text:p>
          </table:table-cell>
          <table:table-cell office:value-type="float" office:value="1.53224058157683" calcext:value-type="float">
            <text:p>1.53224058157683</text:p>
          </table:table-cell>
        </table:table-row>
        <table:table-row table:style-name="ro1">
          <table:table-cell/>
          <table:table-cell office:value-type="float" office:value="0.10557184740901" calcext:value-type="float">
            <text:p>0.10557184740901</text:p>
          </table:table-cell>
          <table:table-cell office:value-type="float" office:value="1.62986438983271" calcext:value-type="float">
            <text:p>1.62986438983271</text:p>
          </table:table-cell>
          <table:table-cell office:value-type="float" office:value="2.01912732385592" calcext:value-type="float">
            <text:p>2.01912732385592</text:p>
          </table:table-cell>
          <table:table-cell office:value-type="float" office:value="0.624770177319641" calcext:value-type="float">
            <text:p>0.624770177319641</text:p>
          </table:table-cell>
          <table:table-cell office:value-type="float" office:value="1.67440116155543" calcext:value-type="float">
            <text:p>1.67440116155543</text:p>
          </table:table-cell>
        </table:table-row>
        <table:table-row table:style-name="ro1">
          <table:table-cell/>
          <table:table-cell office:value-type="float" office:value="0.106549364514649" calcext:value-type="float">
            <text:p>0.106549364514649</text:p>
          </table:table-cell>
          <table:table-cell office:value-type="float" office:value="1.7303716220308" calcext:value-type="float">
            <text:p>1.7303716220308</text:p>
          </table:table-cell>
          <table:table-cell office:value-type="float" office:value="2.01426726202737" calcext:value-type="float">
            <text:p>2.01426726202737</text:p>
          </table:table-cell>
          <table:table-cell office:value-type="float" office:value="0.617764819982604" calcext:value-type="float">
            <text:p>0.617764819982604</text:p>
          </table:table-cell>
          <table:table-cell office:value-type="float" office:value="1.74678905127894" calcext:value-type="float">
            <text:p>1.74678905127894</text:p>
          </table:table-cell>
        </table:table-row>
        <table:table-row table:style-name="ro1">
          <table:table-cell/>
          <table:table-cell office:value-type="float" office:value="0.107526881620288" calcext:value-type="float">
            <text:p>0.107526881620288</text:p>
          </table:table-cell>
          <table:table-cell office:value-type="float" office:value="1.75994504978022" calcext:value-type="float">
            <text:p>1.75994504978022</text:p>
          </table:table-cell>
          <table:table-cell office:value-type="float" office:value="2.23771973740887" calcext:value-type="float">
            <text:p>2.23771973740887</text:p>
          </table:table-cell>
          <table:table-cell office:value-type="float" office:value="0.610935519654849" calcext:value-type="float">
            <text:p>0.610935519654849</text:p>
          </table:table-cell>
          <table:table-cell office:value-type="float" office:value="1.7488602413486" calcext:value-type="float">
            <text:p>1.7488602413486</text:p>
          </table:table-cell>
        </table:table-row>
        <table:table-row table:style-name="ro1">
          <table:table-cell/>
          <table:table-cell office:value-type="float" office:value="0.108504398725927" calcext:value-type="float">
            <text:p>0.108504398725927</text:p>
          </table:table-cell>
          <table:table-cell office:value-type="float" office:value="1.72030827075228" calcext:value-type="float">
            <text:p>1.72030827075228</text:p>
          </table:table-cell>
          <table:table-cell office:value-type="float" office:value="1.86435300051397" calcext:value-type="float">
            <text:p>1.86435300051397</text:p>
          </table:table-cell>
          <table:table-cell office:value-type="float" office:value="0.604275449584072" calcext:value-type="float">
            <text:p>0.604275449584072</text:p>
          </table:table-cell>
          <table:table-cell office:value-type="float" office:value="1.68376819997202" calcext:value-type="float">
            <text:p>1.68376819997202</text:p>
          </table:table-cell>
        </table:table-row>
        <table:table-row table:style-name="ro1">
          <table:table-cell/>
          <table:table-cell office:value-type="float" office:value="0.109481915831566" calcext:value-type="float">
            <text:p>0.109481915831566</text:p>
          </table:table-cell>
          <table:table-cell office:value-type="float" office:value="1.61679145002581" calcext:value-type="float">
            <text:p>1.61679145002581</text:p>
          </table:table-cell>
          <table:table-cell office:value-type="float" office:value="1.42426543230746" calcext:value-type="float">
            <text:p>1.42426543230746</text:p>
          </table:table-cell>
          <table:table-cell office:value-type="float" office:value="0.597778143850646" calcext:value-type="float">
            <text:p>0.597778143850646</text:p>
          </table:table-cell>
          <table:table-cell office:value-type="float" office:value="1.55812556367516" calcext:value-type="float">
            <text:p>1.55812556367516</text:p>
          </table:table-cell>
        </table:table-row>
        <table:table-row table:style-name="ro1">
          <table:table-cell/>
          <table:table-cell office:value-type="float" office:value="0.110459432937205" calcext:value-type="float">
            <text:p>0.110459432937205</text:p>
          </table:table-cell>
          <table:table-cell office:value-type="float" office:value="1.4579667670388" calcext:value-type="float">
            <text:p>1.4579667670388</text:p>
          </table:table-cell>
          <table:table-cell office:value-type="float" office:value="1.19566040567458" calcext:value-type="float">
            <text:p>1.19566040567458</text:p>
          </table:table-cell>
          <table:table-cell office:value-type="float" office:value="0.591437473346242" calcext:value-type="float">
            <text:p>0.591437473346242</text:p>
          </table:table-cell>
          <table:table-cell office:value-type="float" office:value="1.38156701373131" calcext:value-type="float">
            <text:p>1.38156701373131</text:p>
          </table:table-cell>
        </table:table-row>
        <table:table-row table:style-name="ro1">
          <table:table-cell/>
          <table:table-cell office:value-type="float" office:value="0.111436950042844" calcext:value-type="float">
            <text:p>0.111436950042844</text:p>
          </table:table-cell>
          <table:table-cell office:value-type="float" office:value="1.25509812165014" calcext:value-type="float">
            <text:p>1.25509812165014</text:p>
          </table:table-cell>
          <table:table-cell office:value-type="float" office:value="1.03857953891862" calcext:value-type="float">
            <text:p>1.03857953891862</text:p>
          </table:table-cell>
          <table:table-cell office:value-type="float" office:value="0.585247623668596" calcext:value-type="float">
            <text:p>0.585247623668596</text:p>
          </table:table-cell>
          <table:table-cell office:value-type="float" office:value="1.16614015174786" calcext:value-type="float">
            <text:p>1.16614015174786</text:p>
          </table:table-cell>
        </table:table-row>
        <table:table-row table:style-name="ro1">
          <table:table-cell table:style-name="ce1"/>
          <table:table-cell office:value-type="float" office:value="0.112414467148483" calcext:value-type="float">
            <text:p>0.112414467148483</text:p>
          </table:table-cell>
          <table:table-cell office:value-type="float" office:value="1.0214386817204" calcext:value-type="float">
            <text:p>1.0214386817204</text:p>
          </table:table-cell>
          <table:table-cell office:value-type="float" office:value="1.46081808408558" calcext:value-type="float">
            <text:p>1.46081808408558</text:p>
          </table:table-cell>
          <table:table-cell office:value-type="float" office:value="0.579203074756831" calcext:value-type="float">
            <text:p>0.579203074756831</text:p>
          </table:table-cell>
          <table:table-cell office:value-type="float" office:value="0.925561359783522" calcext:value-type="float">
            <text:p>0.925561359783522</text:p>
          </table:table-cell>
        </table:table-row>
        <table:table-row table:style-name="ro1">
          <table:table-cell/>
          <table:table-cell office:value-type="float" office:value="0.113391984254122" calcext:value-type="float">
            <text:p>0.113391984254122</text:p>
          </table:table-cell>
          <table:table-cell office:value-type="float" office:value="0.771418849342391" calcext:value-type="float">
            <text:p>0.771418849342391</text:p>
          </table:table-cell>
          <table:table-cell office:value-type="float" office:value="0.491540042419014" calcext:value-type="float">
            <text:p>0.491540042419014</text:p>
          </table:table-cell>
          <table:table-cell office:value-type="float" office:value="0.573298582109162" calcext:value-type="float">
            <text:p>0.573298582109162</text:p>
          </table:table-cell>
          <table:table-cell office:value-type="float" office:value="0.674381578329876" calcext:value-type="float">
            <text:p>0.674381578329876</text:p>
          </table:table-cell>
        </table:table-row>
        <table:table-row table:style-name="ro1">
          <table:table-cell/>
          <table:table-cell office:value-type="float" office:value="0.114369501359761" calcext:value-type="float">
            <text:p>0.114369501359761</text:p>
          </table:table-cell>
          <table:table-cell office:value-type="float" office:value="0.519773654734532" calcext:value-type="float">
            <text:p>0.519773654734532</text:p>
          </table:table-cell>
          <table:table-cell office:value-type="float" office:value="0.696116803070889" calcext:value-type="float">
            <text:p>0.696116803070889</text:p>
          </table:table-cell>
          <table:table-cell office:value-type="float" office:value="0.567529159438583" calcext:value-type="float">
            <text:p>0.567529159438583</text:p>
          </table:table-cell>
          <table:table-cell office:value-type="float" office:value="0.427112185276129" calcext:value-type="float">
            <text:p>0.427112185276129</text:p>
          </table:table-cell>
        </table:table-row>
        <table:table-row table:style-name="ro1">
          <table:table-cell/>
          <table:table-cell office:value-type="float" office:value="0.1153470184654" calcext:value-type="float">
            <text:p>0.1153470184654</text:p>
          </table:table-cell>
          <table:table-cell office:value-type="float" office:value="0.280662071835233" calcext:value-type="float">
            <text:p>0.280662071835233</text:p>
          </table:table-cell>
          <table:table-cell office:value-type="float" office:value="0.328756773130973" calcext:value-type="float">
            <text:p>0.328756773130973</text:p>
          </table:table-cell>
          <table:table-cell office:value-type="float" office:value="0.56189006264049" calcext:value-type="float">
            <text:p>0.56189006264049</text:p>
          </table:table-cell>
          <table:table-cell office:value-type="float" office:value="0.197363398173893" calcext:value-type="float">
            <text:p>0.197363398173893</text:p>
          </table:table-cell>
        </table:table-row>
        <table:table-row table:style-name="ro1">
          <table:table-cell/>
          <table:table-cell office:value-type="float" office:value="0.116324535571039" calcext:value-type="float">
            <text:p>0.116324535571039</text:p>
          </table:table-cell>
          <table:table-cell table:style-name="ce1" office:value-type="float" office:value="0.0668310808157202" calcext:value-type="float">
            <text:p>6.68E-02</text:p>
          </table:table-cell>
          <table:table-cell office:value-type="float" office:value="-0.176634699555424" calcext:value-type="float">
            <text:p>-0.176634699555424</text:p>
          </table:table-cell>
          <table:table-cell office:value-type="float" office:value="0.556376774954815" calcext:value-type="float">
            <text:p>0.556376774954815</text:p>
          </table:table-cell>
          <table:table-cell table:style-name="ce1" office:value-type="float" office:value="-0.00295328119230942" calcext:value-type="float">
            <text:p>-2.95E-03</text:p>
          </table:table-cell>
        </table:table-row>
        <table:table-row table:style-name="ro1">
          <table:table-cell/>
          <table:table-cell office:value-type="float" office:value="0.117302052676678" calcext:value-type="float">
            <text:p>0.117302052676678</text:p>
          </table:table-cell>
          <table:table-cell office:value-type="float" office:value="-0.111125537508195" calcext:value-type="float">
            <text:p>-0.111125537508195</text:p>
          </table:table-cell>
          <table:table-cell office:value-type="float" office:value="-0.438956222049738" calcext:value-type="float">
            <text:p>-0.438956222049738</text:p>
          </table:table-cell>
          <table:table-cell office:value-type="float" office:value="0.550984993221584" calcext:value-type="float">
            <text:p>0.550984993221584</text:p>
          </table:table-cell>
          <table:table-cell office:value-type="float" office:value="-0.164311050304022" calcext:value-type="float">
            <text:p>-0.164311050304022</text:p>
          </table:table-cell>
        </table:table-row>
        <table:table-row table:style-name="ro1">
          <table:table-cell/>
          <table:table-cell office:value-type="float" office:value="0.118279569782317" calcext:value-type="float">
            <text:p>0.118279569782317</text:p>
          </table:table-cell>
          <table:table-cell office:value-type="float" office:value="-0.245369529163164" calcext:value-type="float">
            <text:p>-0.245369529163164</text:p>
          </table:table-cell>
          <table:table-cell table:style-name="ce1" office:value-type="float" office:value="0.0984774823913529" calcext:value-type="float">
            <text:p>9.85E-02</text:p>
          </table:table-cell>
          <table:table-cell office:value-type="float" office:value="0.545710615133798" calcext:value-type="float">
            <text:p>0.545710615133798</text:p>
          </table:table-cell>
          <table:table-cell office:value-type="float" office:value="-0.280101521921194" calcext:value-type="float">
            <text:p>-0.280101521921194</text:p>
          </table:table-cell>
        </table:table-row>
        <table:table-row table:style-name="ro1">
          <table:table-cell/>
          <table:table-cell office:value-type="float" office:value="0.119257086887956" calcext:value-type="float">
            <text:p>0.119257086887956</text:p>
          </table:table-cell>
          <table:table-cell office:value-type="float" office:value="-0.331245954622619" calcext:value-type="float">
            <text:p>-0.331245954622619</text:p>
          </table:table-cell>
          <table:table-cell table:style-name="ce1" office:value-type="float" office:value="0.0355744802679446" calcext:value-type="float">
            <text:p>3.56E-02</text:p>
          </table:table-cell>
          <table:table-cell office:value-type="float" office:value="0.540549727405987" calcext:value-type="float">
            <text:p>0.540549727405987</text:p>
          </table:table-cell>
          <table:table-cell office:value-type="float" office:value="-0.346984743984169" calcext:value-type="float">
            <text:p>-0.346984743984169</text:p>
          </table:table-cell>
        </table:table-row>
        <table:table-row table:style-name="ro1">
          <table:table-cell/>
          <table:table-cell office:value-type="float" office:value="0.120234603993595" calcext:value-type="float">
            <text:p>0.120234603993595</text:p>
          </table:table-cell>
          <table:table-cell office:value-type="float" office:value="-0.367511393111965" calcext:value-type="float">
            <text:p>-0.367511393111965</text:p>
          </table:table-cell>
          <table:table-cell office:value-type="float" office:value="-0.411518828199375" calcext:value-type="float">
            <text:p>-0.411518828199375</text:p>
          </table:table-cell>
          <table:table-cell office:value-type="float" office:value="0.535498594779375" calcext:value-type="float">
            <text:p>0.535498594779375</text:p>
          </table:table-cell>
          <table:table-cell office:value-type="float" office:value="-0.365035237029371" calcext:value-type="float">
            <text:p>-0.365035237029371</text:p>
          </table:table-cell>
        </table:table-row>
        <table:table-row table:style-name="ro1">
          <table:table-cell/>
          <table:table-cell office:value-type="float" office:value="0.121212121099234" calcext:value-type="float">
            <text:p>0.121212121099234</text:p>
          </table:table-cell>
          <table:table-cell office:value-type="float" office:value="-0.35634963277359" calcext:value-type="float">
            <text:p>-0.35634963277359</text:p>
          </table:table-cell>
          <table:table-cell office:value-type="float" office:value="-0.248480680716797" calcext:value-type="float">
            <text:p>-0.248480680716797</text:p>
          </table:table-cell>
          <table:table-cell office:value-type="float" office:value="0.530553649797396" calcext:value-type="float">
            <text:p>0.530553649797396</text:p>
          </table:table-cell>
          <table:table-cell office:value-type="float" office:value="-0.337676110482545" calcext:value-type="float">
            <text:p>-0.337676110482545</text:p>
          </table:table-cell>
        </table:table-row>
        <table:table-row table:style-name="ro1">
          <table:table-cell/>
          <table:table-cell office:value-type="float" office:value="0.122189638204873" calcext:value-type="float">
            <text:p>0.122189638204873</text:p>
          </table:table-cell>
          <table:table-cell office:value-type="float" office:value="-0.303174793315492" calcext:value-type="float">
            <text:p>-0.303174793315492</text:p>
          </table:table-cell>
          <table:table-cell office:value-type="float" office:value="-0.173142436229648" calcext:value-type="float">
            <text:p>-0.173142436229648</text:p>
          </table:table-cell>
          <table:table-cell office:value-type="float" office:value="0.525711483286294" calcext:value-type="float">
            <text:p>0.525711483286294</text:p>
          </table:table-cell>
          <table:table-cell office:value-type="float" office:value="-0.271406130504663" calcext:value-type="float">
            <text:p>-0.271406130504663</text:p>
          </table:table-cell>
        </table:table-row>
        <table:table-row table:style-name="ro1">
          <table:table-cell/>
          <table:table-cell office:value-type="float" office:value="0.123167155310512" calcext:value-type="float">
            <text:p>0.123167155310512</text:p>
          </table:table-cell>
          <table:table-cell office:value-type="float" office:value="-0.216234695041916" calcext:value-type="float">
            <text:p>-0.216234695041916</text:p>
          </table:table-cell>
          <table:table-cell office:value-type="float" office:value="-0.526160149637817" calcext:value-type="float">
            <text:p>-0.526160149637817</text:p>
          </table:table-cell>
          <table:table-cell office:value-type="float" office:value="0.520968835486646" calcext:value-type="float">
            <text:p>0.520968835486646</text:p>
          </table:table-cell>
          <table:table-cell office:value-type="float" office:value="-0.175337117426493" calcext:value-type="float">
            <text:p>-0.175337117426493</text:p>
          </table:table-cell>
        </table:table-row>
        <table:table-row table:style-name="ro1">
          <table:table-cell/>
          <table:table-cell office:value-type="float" office:value="0.124144672416151" calcext:value-type="float">
            <text:p>0.124144672416151</text:p>
          </table:table-cell>
          <table:table-cell office:value-type="float" office:value="-0.106039370982714" calcext:value-type="float">
            <text:p>-0.106039370982714</text:p>
          </table:table-cell>
          <table:table-cell office:value-type="float" office:value="-0.515486086966728" calcext:value-type="float">
            <text:p>-0.515486086966728</text:p>
          </table:table-cell>
          <table:table-cell office:value-type="float" office:value="0.516322587781585" calcext:value-type="float">
            <text:p>0.516322587781585</text:p>
          </table:table-cell>
          <table:table-cell table:style-name="ce1" office:value-type="float" office:value="-0.0605704992436405" calcext:value-type="float">
            <text:p>-6.06E-02</text:p>
          </table:table-cell>
        </table:table-row>
        <table:table-row table:style-name="ro1">
          <table:table-cell/>
          <table:table-cell office:value-type="float" office:value="0.12512218952179" calcext:value-type="float">
            <text:p>0.12512218952179</text:p>
          </table:table-cell>
          <table:table-cell table:style-name="ce1" office:value-type="float" office:value="0.01534980973081" calcext:value-type="float">
            <text:p>1.53E-02</text:p>
          </table:table-cell>
          <table:table-cell office:value-type="float" office:value="0.222077378755746" calcext:value-type="float">
            <text:p>0.222077378755746</text:p>
          </table:table-cell>
          <table:table-cell office:value-type="float" office:value="0.511769754977342" calcext:value-type="float">
            <text:p>0.511769754977342</text:p>
          </table:table-cell>
          <table:table-cell table:style-name="ce1" office:value-type="float" office:value="0.0605484482403118" calcext:value-type="float">
            <text:p>6.05E-02</text:p>
          </table:table-cell>
        </table:table-row>
        <table:table-row table:style-name="ro1">
          <table:table-cell/>
          <table:table-cell office:value-type="float" office:value="0.126099706627429" calcext:value-type="float">
            <text:p>0.126099706627429</text:p>
          </table:table-cell>
          <table:table-cell office:value-type="float" office:value="0.135126514973527" calcext:value-type="float">
            <text:p>0.135126514973527</text:p>
          </table:table-cell>
          <table:table-cell office:value-type="float" office:value="-0.108201279242517" calcext:value-type="float">
            <text:p>-0.108201279242517</text:p>
          </table:table-cell>
          <table:table-cell office:value-type="float" office:value="0.507307478090809" calcext:value-type="float">
            <text:p>0.507307478090809</text:p>
          </table:table-cell>
          <table:table-cell office:value-type="float" office:value="0.175252766835085" calcext:value-type="float">
            <text:p>0.175252766835085</text:p>
          </table:table-cell>
        </table:table-row>
        <table:table-row table:style-name="ro1">
          <table:table-cell/>
          <table:table-cell office:value-type="float" office:value="0.127077223733068" calcext:value-type="float">
            <text:p>0.127077223733068</text:p>
          </table:table-cell>
          <table:table-cell office:value-type="float" office:value="0.240591656839818" calcext:value-type="float">
            <text:p>0.240591656839818</text:p>
          </table:table-cell>
          <table:table-cell table:style-name="ce1" office:value-type="float" office:value="0.0352870849696203" calcext:value-type="float">
            <text:p>3.53E-02</text:p>
          </table:table-cell>
          <table:table-cell office:value-type="float" office:value="0.502933017607881" calcext:value-type="float">
            <text:p>0.502933017607881</text:p>
          </table:table-cell>
          <table:table-cell office:value-type="float" office:value="0.27120187174138" calcext:value-type="float">
            <text:p>0.27120187174138</text:p>
          </table:table-cell>
        </table:table-row>
        <table:table-row table:style-name="ro1">
          <table:table-cell/>
          <table:table-cell office:value-type="float" office:value="0.128054740838706" calcext:value-type="float">
            <text:p>0.128054740838706</text:p>
          </table:table-cell>
          <table:table-cell office:value-type="float" office:value="0.319999001540265" calcext:value-type="float">
            <text:p>0.319999001540265</text:p>
          </table:table-cell>
          <table:table-cell office:value-type="float" office:value="0.198905967823759" calcext:value-type="float">
            <text:p>0.198905967823759</text:p>
          </table:table-cell>
          <table:table-cell office:value-type="float" office:value="0.49864374717397" calcext:value-type="float">
            <text:p>0.49864374717397</text:p>
          </table:table-cell>
          <table:table-cell office:value-type="float" office:value="0.337303421412098" calcext:value-type="float">
            <text:p>0.337303421412098</text:p>
          </table:table-cell>
        </table:table-row>
        <table:table-row table:style-name="ro1">
          <table:table-cell/>
          <table:table-cell office:value-type="float" office:value="0.129032257944345" calcext:value-type="float">
            <text:p>0.129032257944345</text:p>
          </table:table-cell>
          <table:table-cell office:value-type="float" office:value="0.363342149119397" calcext:value-type="float">
            <text:p>0.363342149119397</text:p>
          </table:table-cell>
          <table:table-cell table:style-name="ce1" office:value-type="float" office:value="0.0181525922482694" calcext:value-type="float">
            <text:p>1.82E-02</text:p>
          </table:table-cell>
          <table:table-cell office:value-type="float" office:value="0.494437147687324" calcext:value-type="float">
            <text:p>0.494437147687324</text:p>
          </table:table-cell>
          <table:table-cell office:value-type="float" office:value="0.364458504220714" calcext:value-type="float">
            <text:p>0.364458504220714</text:p>
          </table:table-cell>
        </table:table-row>
        <table:table-row table:style-name="ro1">
          <table:table-cell/>
          <table:table-cell office:value-type="float" office:value="0.130009775049984" calcext:value-type="float">
            <text:p>0.130009775049984</text:p>
          </table:table-cell>
          <table:table-cell table:style-name="ce1" office:value-type="float" office:value="0.363034392326031" calcext:value-type="float">
            <text:p>3.63E-01</text:p>
          </table:table-cell>
          <table:table-cell office:value-type="float" office:value="0.731434225568432" calcext:value-type="float">
            <text:p>0.731434225568432</text:p>
          </table:table-cell>
          <table:table-cell office:value-type="float" office:value="0.490310801762318" calcext:value-type="float">
            <text:p>0.490310801762318</text:p>
          </table:table-cell>
          <table:table-cell office:value-type="float" office:value="0.346184268934495" calcext:value-type="float">
            <text:p>0.346184268934495</text:p>
          </table:table-cell>
        </table:table-row>
        <table:table-row table:style-name="ro1">
          <table:table-cell/>
          <table:table-cell office:value-type="float" office:value="0.130987292155623" calcext:value-type="float">
            <text:p>0.130987292155623</text:p>
          </table:table-cell>
          <table:table-cell office:value-type="float" office:value="0.314439436752422" calcext:value-type="float">
            <text:p>0.314439436752422</text:p>
          </table:table-cell>
          <table:table-cell office:value-type="float" office:value="0.776864865104814" calcext:value-type="float">
            <text:p>0.776864865104814</text:p>
          </table:table-cell>
          <table:table-cell office:value-type="float" office:value="0.486262388538642" calcext:value-type="float">
            <text:p>0.486262388538642</text:p>
          </table:table-cell>
          <table:table-cell office:value-type="float" office:value="0.279075517952311" calcext:value-type="float">
            <text:p>0.279075517952311</text:p>
          </table:table-cell>
        </table:table-row>
        <table:table-row table:style-name="ro1">
          <table:table-cell/>
          <table:table-cell office:value-type="float" office:value="0.131964809261262" calcext:value-type="float">
            <text:p>0.131964809261262</text:p>
          </table:table-cell>
          <table:table-cell office:value-type="float" office:value="0.216219978417591" calcext:value-type="float">
            <text:p>0.216219978417591</text:p>
          </table:table-cell>
          <table:table-cell table:style-name="ce1" office:value-type="float" office:value="-0.0947230266907563" calcext:value-type="float">
            <text:p>-9.47E-02</text:p>
          </table:table-cell>
          <table:table-cell office:value-type="float" office:value="0.482289678808031" calcext:value-type="float">
            <text:p>0.482289678808031</text:p>
          </table:table-cell>
          <table:table-cell office:value-type="float" office:value="0.163076498165495" calcext:value-type="float">
            <text:p>0.163076498165495</text:p>
          </table:table-cell>
        </table:table-row>
        <table:table-row table:style-name="ro1">
          <table:table-cell/>
          <table:table-cell office:value-type="float" office:value="0.132942326366901" calcext:value-type="float">
            <text:p>0.132942326366901</text:p>
          </table:table-cell>
          <table:table-cell table:style-name="ce1" office:value-type="float" office:value="0.0704821481033675" calcext:value-type="float">
            <text:p>7.05E-02</text:p>
          </table:table-cell>
          <table:table-cell office:value-type="float" office:value="0.242627972578764" calcext:value-type="float">
            <text:p>0.242627972578764</text:p>
          </table:table-cell>
          <table:table-cell office:value-type="float" office:value="0.478390530439199" calcext:value-type="float">
            <text:p>0.478390530439199</text:p>
          </table:table-cell>
          <table:table-cell table:style-name="ce1" office:value-type="float" office:value="0.00154558083028777" calcext:value-type="float">
            <text:p>1.55E-03</text:p>
          </table:table-cell>
        </table:table-row>
        <table:table-row table:style-name="ro1">
          <table:table-cell/>
          <table:table-cell office:value-type="float" office:value="0.13391984347254" calcext:value-type="float">
            <text:p>0.13391984347254</text:p>
          </table:table-cell>
          <table:table-cell office:value-type="float" office:value="-0.11729381855138" calcext:value-type="float">
            <text:p>-0.11729381855138</text:p>
          </table:table-cell>
          <table:table-cell office:value-type="float" office:value="-0.415800236735313" calcext:value-type="float">
            <text:p>-0.415800236735313</text:p>
          </table:table-cell>
          <table:table-cell office:value-type="float" office:value="0.474562884076438" calcext:value-type="float">
            <text:p>0.474562884076438</text:p>
          </table:table-cell>
          <table:table-cell office:value-type="float" office:value="-0.198891968880731" calcext:value-type="float">
            <text:p>-0.198891968880731</text:p>
          </table:table-cell>
        </table:table-row>
        <table:table-row table:style-name="ro1">
          <table:table-cell/>
          <table:table-cell office:value-type="float" office:value="0.134897360578179" calcext:value-type="float">
            <text:p>0.134897360578179</text:p>
          </table:table-cell>
          <table:table-cell office:value-type="float" office:value="-0.338533382948649" calcext:value-type="float">
            <text:p>-0.338533382948649</text:p>
          </table:table-cell>
          <table:table-cell office:value-type="float" office:value="0.12166454383753" calcext:value-type="float">
            <text:p>0.12166454383753</text:p>
          </table:table-cell>
          <table:table-cell office:value-type="float" office:value="0.470804759096076" calcext:value-type="float">
            <text:p>0.470804759096076</text:p>
          </table:table-cell>
          <table:table-cell office:value-type="float" office:value="-0.428695121165584" calcext:value-type="float">
            <text:p>-0.428695121165584</text:p>
          </table:table-cell>
        </table:table-row>
        <table:table-row table:style-name="ro1">
          <table:table-cell/>
          <table:table-cell office:value-type="float" office:value="0.135874877683818" calcext:value-type="float">
            <text:p>0.135874877683818</text:p>
          </table:table-cell>
          <table:table-cell office:value-type="float" office:value="-0.582041917261181" calcext:value-type="float">
            <text:p>-0.582041917261181</text:p>
          </table:table-cell>
          <table:table-cell office:value-type="float" office:value="-0.480407511643149" calcext:value-type="float">
            <text:p>-0.480407511643149</text:p>
          </table:table-cell>
          <table:table-cell office:value-type="float" office:value="0.467114249799188" calcext:value-type="float">
            <text:p>0.467114249799188</text:p>
          </table:table-cell>
          <table:table-cell office:value-type="float" office:value="-0.675941755378024" calcext:value-type="float">
            <text:p>-0.675941755378024</text:p>
          </table:table-cell>
        </table:table-row>
        <table:table-row table:style-name="ro1">
          <table:table-cell table:style-name="ce1"/>
          <table:table-cell office:value-type="float" office:value="0.136852394789457" calcext:value-type="float">
            <text:p>0.136852394789457</text:p>
          </table:table-cell>
          <table:table-cell office:value-type="float" office:value="-0.834645465203936" calcext:value-type="float">
            <text:p>-0.834645465203936</text:p>
          </table:table-cell>
          <table:table-cell office:value-type="float" office:value="-0.598003234615652" calcext:value-type="float">
            <text:p>-0.598003234615652</text:p>
          </table:table-cell>
          <table:table-cell office:value-type="float" office:value="0.463489521828316" calcext:value-type="float">
            <text:p>0.463489521828316</text:p>
          </table:table-cell>
          <table:table-cell office:value-type="float" office:value="-0.927015390700964" calcext:value-type="float">
            <text:p>-0.927015390700964</text:p>
          </table:table-cell>
        </table:table-row>
        <table:table-row table:style-name="ro1">
          <table:table-cell table:style-name="ce1"/>
          <table:table-cell office:value-type="float" office:value="0.137829911895096" calcext:value-type="float">
            <text:p>0.137829911895096</text:p>
          </table:table-cell>
          <table:table-cell office:value-type="float" office:value="-1.08196004457371" calcext:value-type="float">
            <text:p>-1.08196004457371</text:p>
          </table:table-cell>
          <table:table-cell office:value-type="float" office:value="-0.658623122157415" calcext:value-type="float">
            <text:p>-0.658623122157415</text:p>
          </table:table-cell>
          <table:table-cell office:value-type="float" office:value="0.459928808788987" calcext:value-type="float">
            <text:p>0.459928808788987</text:p>
          </table:table-cell>
          <table:table-cell office:value-type="float" office:value="-1.1674032317032" calcext:value-type="float">
            <text:p>-1.1674032317032</text:p>
          </table:table-cell>
        </table:table-row>
        <table:table-row table:style-name="ro1">
          <table:table-cell/>
          <table:table-cell office:value-type="float" office:value="0.138807429000735" calcext:value-type="float">
            <text:p>0.138807429000735</text:p>
          </table:table-cell>
          <table:table-cell office:value-type="float" office:value="-1.30924362101485" calcext:value-type="float">
            <text:p>-1.30924362101485</text:p>
          </table:table-cell>
          <table:table-cell office:value-type="float" office:value="-1.45614207972031" calcext:value-type="float">
            <text:p>-1.45614207972031</text:p>
          </table:table-cell>
          <table:table-cell office:value-type="float" office:value="0.45643040906607" calcext:value-type="float">
            <text:p>0.45643040906607</text:p>
          </table:table-cell>
          <table:table-cell office:value-type="float" office:value="-1.38255796805212" calcext:value-type="float">
            <text:p>-1.38255796805212</text:p>
          </table:table-cell>
        </table:table-row>
        <table:table-row table:style-name="ro1">
          <table:table-cell/>
          <table:table-cell office:value-type="float" office:value="0.139784946106374" calcext:value-type="float">
            <text:p>0.139784946106374</text:p>
          </table:table-cell>
          <table:table-cell office:value-type="float" office:value="-1.50227976695426" calcext:value-type="float">
            <text:p>-1.50227976695426</text:p>
          </table:table-cell>
          <table:table-cell office:value-type="float" office:value="-1.02436880726977" calcext:value-type="float">
            <text:p>-1.02436880726977</text:p>
          </table:table-cell>
          <table:table-cell office:value-type="float" office:value="0.45299268281807" calcext:value-type="float">
            <text:p>0.45299268281807</text:p>
          </table:table-cell>
          <table:table-cell office:value-type="float" office:value="-1.5587717955106" calcext:value-type="float">
            <text:p>-1.5587717955106</text:p>
          </table:table-cell>
        </table:table-row>
        <table:table-row table:style-name="ro1">
          <table:table-cell/>
          <table:table-cell office:value-type="float" office:value="0.140762463212013" calcext:value-type="float">
            <text:p>0.140762463212013</text:p>
          </table:table-cell>
          <table:table-cell office:value-type="float" office:value="-1.64823996336742" calcext:value-type="float">
            <text:p>-1.64823996336742</text:p>
          </table:table-cell>
          <table:table-cell office:value-type="float" office:value="-1.37478194319071" calcext:value-type="float">
            <text:p>-1.37478194319071</text:p>
          </table:table-cell>
          <table:table-cell office:value-type="float" office:value="0.449614049141762" calcext:value-type="float">
            <text:p>0.449614049141762</text:p>
          </table:table-cell>
          <table:table-cell office:value-type="float" office:value="-1.68401024012945" calcext:value-type="float">
            <text:p>-1.68401024012945</text:p>
          </table:table-cell>
        </table:table-row>
        <table:table-row table:style-name="ro1">
          <table:table-cell/>
          <table:table-cell office:value-type="float" office:value="0.141739980317652" calcext:value-type="float">
            <text:p>0.141739980317652</text:p>
          </table:table-cell>
          <table:table-cell office:value-type="float" office:value="-1.73647263079072" calcext:value-type="float">
            <text:p>-1.73647263079072</text:p>
          </table:table-cell>
          <table:table-cell office:value-type="float" office:value="-1.66720496697112" calcext:value-type="float">
            <text:p>-1.66720496697112</text:p>
          </table:table-cell>
          <table:table-cell office:value-type="float" office:value="0.446292983391739" calcext:value-type="float">
            <text:p>0.446292983391739</text:p>
          </table:table-cell>
          <table:table-cell office:value-type="float" office:value="-1.74865562461186" calcext:value-type="float">
            <text:p>-1.74865562461186</text:p>
          </table:table-cell>
        </table:table-row>
        <table:table-row table:style-name="ro1">
          <table:table-cell/>
          <table:table-cell office:value-type="float" office:value="0.142717497423291" calcext:value-type="float">
            <text:p>0.142717497423291</text:p>
          </table:table-cell>
          <table:table-cell office:value-type="float" office:value="-1.7591712243146" calcext:value-type="float">
            <text:p>-1.7591712243146</text:p>
          </table:table-cell>
          <table:table-cell office:value-type="float" office:value="-2.07713873301399" calcext:value-type="float">
            <text:p>-2.07713873301399</text:p>
          </table:table-cell>
          <table:table-cell office:value-type="float" office:value="0.443028014649319" calcext:value-type="float">
            <text:p>0.443028014649319</text:p>
          </table:table-cell>
          <table:table-cell office:value-type="float" office:value="-1.74611528218027" calcext:value-type="float">
            <text:p>-1.74611528218027</text:p>
          </table:table-cell>
        </table:table-row>
        <table:table-row table:style-name="ro1">
          <table:table-cell/>
          <table:table-cell office:value-type="float" office:value="0.14369501452893" calcext:value-type="float">
            <text:p>0.14369501452893</text:p>
          </table:table-cell>
          <table:table-cell office:value-type="float" office:value="-1.71188084233837" calcext:value-type="float">
            <text:p>-1.71188084233837</text:p>
          </table:table-cell>
          <table:table-cell office:value-type="float" office:value="-1.57921204644687" calcext:value-type="float">
            <text:p>-1.57921204644687</text:p>
          </table:table-cell>
          <table:table-cell office:value-type="float" office:value="0.439817723326447" calcext:value-type="float">
            <text:p>0.439817723326447</text:p>
          </table:table-cell>
          <table:table-cell office:value-type="float" office:value="-1.67325758551545" calcext:value-type="float">
            <text:p>-1.67325758551545</text:p>
          </table:table-cell>
        </table:table-row>
        <table:table-row table:style-name="ro1">
          <table:table-cell/>
          <table:table-cell office:value-type="float" office:value="0.144672531634569" calcext:value-type="float">
            <text:p>0.144672531634569</text:p>
          </table:table-cell>
          <table:table-cell office:value-type="float" office:value="-1.59381235557716" calcext:value-type="float">
            <text:p>-1.59381235557716</text:p>
          </table:table-cell>
          <table:table-cell office:value-type="float" office:value="-1.28451312789316" calcext:value-type="float">
            <text:p>-1.28451312789316</text:p>
          </table:table-cell>
          <table:table-cell office:value-type="float" office:value="0.436660738901272" calcext:value-type="float">
            <text:p>0.436660738901272</text:p>
          </table:table-cell>
          <table:table-cell office:value-type="float" office:value="-1.53064904139729" calcext:value-type="float">
            <text:p>-1.53064904139729</text:p>
          </table:table-cell>
        </table:table-row>
        <table:table-row table:style-name="ro1">
          <table:table-cell/>
          <table:table-cell office:value-type="float" office:value="0.145650048740208" calcext:value-type="float">
            <text:p>0.145650048740208</text:p>
          </table:table-cell>
          <table:table-cell office:value-type="float" office:value="-1.4079444893929" calcext:value-type="float">
            <text:p>-1.4079444893929</text:p>
          </table:table-cell>
          <table:table-cell office:value-type="float" office:value="-1.75320852320194" calcext:value-type="float">
            <text:p>-1.75320852320194</text:p>
          </table:table-cell>
          <table:table-cell office:value-type="float" office:value="0.433555737771511" calcext:value-type="float">
            <text:p>0.433555737771511</text:p>
          </table:table-cell>
          <table:table-cell office:value-type="float" office:value="-1.32257749727598" calcext:value-type="float">
            <text:p>-1.32257749727598</text:p>
          </table:table-cell>
        </table:table-row>
        <table:table-row table:style-name="ro1">
          <table:table-cell/>
          <table:table-cell office:value-type="float" office:value="0.146627565845847" calcext:value-type="float">
            <text:p>0.146627565845847</text:p>
          </table:table-cell>
          <table:table-cell office:value-type="float" office:value="-1.16090690476012" calcext:value-type="float">
            <text:p>-1.16090690476012</text:p>
          </table:table-cell>
          <table:table-cell office:value-type="float" office:value="-1.06199504198281" calcext:value-type="float">
            <text:p>-1.06199504198281</text:p>
          </table:table-cell>
          <table:table-cell office:value-type="float" office:value="0.430501441222651" calcext:value-type="float">
            <text:p>0.430501441222651</text:p>
          </table:table-cell>
          <table:table-cell office:value-type="float" office:value="-1.05685920906668" calcext:value-type="float">
            <text:p>-1.05685920906668</text:p>
          </table:table-cell>
        </table:table-row>
        <table:table-row table:style-name="ro1">
          <table:table-cell/>
          <table:table-cell office:value-type="float" office:value="0.147605082951486" calcext:value-type="float">
            <text:p>0.147605082951486</text:p>
          </table:table-cell>
          <table:table-cell office:value-type="float" office:value="-0.862650365494862" calcext:value-type="float">
            <text:p>-0.862650365494862</text:p>
          </table:table-cell>
          <table:table-cell office:value-type="float" office:value="-0.703953538021172" calcext:value-type="float">
            <text:p>-0.703953538021172</text:p>
          </table:table-cell>
          <table:table-cell office:value-type="float" office:value="0.427496613504921" calcext:value-type="float">
            <text:p>0.427496613504921</text:p>
          </table:table-cell>
          <table:table-cell office:value-type="float" office:value="-0.74444037035868" calcext:value-type="float">
            <text:p>-0.74444037035868</text:p>
          </table:table-cell>
        </table:table-row>
        <table:table-row table:style-name="ro1">
          <table:table-cell/>
          <table:table-cell office:value-type="float" office:value="0.148582600057125" calcext:value-type="float">
            <text:p>0.148582600057125</text:p>
          </table:table-cell>
          <table:table-cell office:value-type="float" office:value="-0.525922770178852" calcext:value-type="float">
            <text:p>-0.525922770178852</text:p>
          </table:table-cell>
          <table:table-cell office:value-type="float" office:value="-0.648995252340617" calcext:value-type="float">
            <text:p>-0.648995252340617</text:p>
          </table:table-cell>
          <table:table-cell office:value-type="float" office:value="0.424540060003215" calcext:value-type="float">
            <text:p>0.424540060003215</text:p>
          </table:table-cell>
          <table:table-cell office:value-type="float" office:value="-0.398815933273693" calcext:value-type="float">
            <text:p>-0.398815933273693</text:p>
          </table:table-cell>
        </table:table-row>
        <table:table-row table:style-name="ro1">
          <table:table-cell/>
          <table:table-cell office:value-type="float" office:value="0.149560117162764" calcext:value-type="float">
            <text:p>0.149560117162764</text:p>
          </table:table-cell>
          <table:table-cell office:value-type="float" office:value="-0.165581405805726" calcext:value-type="float">
            <text:p>-0.165581405805726</text:p>
          </table:table-cell>
          <table:table-cell office:value-type="float" office:value="0.151925171775467" calcext:value-type="float">
            <text:p>0.151925171775467</text:p>
          </table:table-cell>
          <table:table-cell office:value-type="float" office:value="0.421630625507638" calcext:value-type="float">
            <text:p>0.421630625507638</text:p>
          </table:table-cell>
          <table:table-cell table:style-name="ce1" office:value-type="float" office:value="-0.0352994287044167" calcext:value-type="float">
            <text:p>-3.53E-02</text:p>
          </table:table-cell>
        </table:table-row>
        <table:table-row table:style-name="ro1">
          <table:table-cell/>
          <table:table-cell office:value-type="float" office:value="0.150537634268403" calcext:value-type="float">
            <text:p>0.150537634268403</text:p>
          </table:table-cell>
          <table:table-cell office:value-type="float" office:value="0.202218447575121" calcext:value-type="float">
            <text:p>0.202218447575121</text:p>
          </table:table-cell>
          <table:table-cell office:value-type="float" office:value="0.247047732957641" calcext:value-type="float">
            <text:p>0.247047732957641</text:p>
          </table:table-cell>
          <table:table-cell office:value-type="float" office:value="0.418767192568695" calcext:value-type="float">
            <text:p>0.418767192568695</text:p>
          </table:table-cell>
          <table:table-cell office:value-type="float" office:value="0.329813632249799" calcext:value-type="float">
            <text:p>0.329813632249799</text:p>
          </table:table-cell>
        </table:table-row>
        <table:table-row table:style-name="ro1">
          <table:table-cell/>
          <table:table-cell office:value-type="float" office:value="0.151515151374042" calcext:value-type="float">
            <text:p>0.151515151374042</text:p>
          </table:table-cell>
          <table:table-cell office:value-type="float" office:value="0.560911051947941" calcext:value-type="float">
            <text:p>0.560911051947941</text:p>
          </table:table-cell>
          <table:table-cell office:value-type="float" office:value="1.04313240457768" calcext:value-type="float">
            <text:p>1.04313240457768</text:p>
          </table:table-cell>
          <table:table-cell office:value-type="float" office:value="0.415948679935792" calcext:value-type="float">
            <text:p>0.415948679935792</text:p>
          </table:table-cell>
          <table:table-cell office:value-type="float" office:value="0.680139854196335" calcext:value-type="float">
            <text:p>0.680139854196335</text:p>
          </table:table-cell>
        </table:table-row>
        <table:table-row table:style-name="ro1">
          <table:table-cell/>
          <table:table-cell office:value-type="float" office:value="0.152492668479681" calcext:value-type="float">
            <text:p>0.152492668479681</text:p>
          </table:table-cell>
          <table:table-cell office:value-type="float" office:value="0.894431831657387" calcext:value-type="float">
            <text:p>0.894431831657387</text:p>
          </table:table-cell>
          <table:table-cell office:value-type="float" office:value="1.32344790673875" calcext:value-type="float">
            <text:p>1.32344790673875</text:p>
          </table:table-cell>
          <table:table-cell office:value-type="float" office:value="0.413174041074376" calcext:value-type="float">
            <text:p>0.413174041074376</text:p>
          </table:table-cell>
          <table:table-cell office:value-type="float" office:value="1.0001072034679" calcext:value-type="float">
            <text:p>1.0001072034679</text:p>
          </table:table-cell>
        </table:table-row>
        <table:table-row table:style-name="ro1">
          <table:table-cell/>
          <table:table-cell office:value-type="float" office:value="0.15347018558532" calcext:value-type="float">
            <text:p>0.15347018558532</text:p>
          </table:table-cell>
          <table:table-cell office:value-type="float" office:value="1.18809958656527" calcext:value-type="float">
            <text:p>1.18809958656527</text:p>
          </table:table-cell>
          <table:table-cell office:value-type="float" office:value="1.50023206014919" calcext:value-type="float">
            <text:p>1.50023206014919</text:p>
          </table:table-cell>
          <table:table-cell office:value-type="float" office:value="0.410442262755558" calcext:value-type="float">
            <text:p>0.410442262755558</text:p>
          </table:table-cell>
          <table:table-cell office:value-type="float" office:value="1.27580675008473" calcext:value-type="float">
            <text:p>1.27580675008473</text:p>
          </table:table-cell>
        </table:table-row>
        <table:table-row table:style-name="ro1">
          <table:table-cell/>
          <table:table-cell office:value-type="float" office:value="0.154447702690959" calcext:value-type="float">
            <text:p>0.154447702690959</text:p>
          </table:table-cell>
          <table:table-cell office:value-type="float" office:value="1.42941756125805" calcext:value-type="float">
            <text:p>1.42941756125805</text:p>
          </table:table-cell>
          <table:table-cell office:value-type="float" office:value="0.983471117243284" calcext:value-type="float">
            <text:p>0.983471117243284</text:p>
          </table:table-cell>
          <table:table-cell office:value-type="float" office:value="0.407752363716065" calcext:value-type="float">
            <text:p>0.407752363716065</text:p>
          </table:table-cell>
          <table:table-cell office:value-type="float" office:value="1.4957470818229" calcext:value-type="float">
            <text:p>1.4957470818229</text:p>
          </table:table-cell>
        </table:table-row>
        <table:table-row table:style-name="ro1">
          <table:table-cell/>
          <table:table-cell office:value-type="float" office:value="0.155425219796598" calcext:value-type="float">
            <text:p>0.155425219796598</text:p>
          </table:table-cell>
          <table:table-cell office:value-type="float" office:value="1.60874647741744" calcext:value-type="float">
            <text:p>1.60874647741744</text:p>
          </table:table-cell>
          <table:table-cell office:value-type="float" office:value="1.30998650572121" calcext:value-type="float">
            <text:p>1.30998650572121</text:p>
          </table:table-cell>
          <table:table-cell office:value-type="float" office:value="0.40510339338201" calcext:value-type="float">
            <text:p>0.40510339338201</text:p>
          </table:table-cell>
          <table:table-cell office:value-type="float" office:value="1.65146736472904" calcext:value-type="float">
            <text:p>1.65146736472904</text:p>
          </table:table-cell>
        </table:table-row>
        <table:table-row table:style-name="ro1">
          <table:table-cell/>
          <table:table-cell office:value-type="float" office:value="0.156402736902237" calcext:value-type="float">
            <text:p>0.156402736902237</text:p>
          </table:table-cell>
          <table:table-cell office:value-type="float" office:value="1.71981027816519" calcext:value-type="float">
            <text:p>1.71981027816519</text:p>
          </table:table-cell>
          <table:table-cell office:value-type="float" office:value="1.8511195023001" calcext:value-type="float">
            <text:p>1.8511195023001</text:p>
          </table:table-cell>
          <table:table-cell office:value-type="float" office:value="0.402494430655678" calcext:value-type="float">
            <text:p>0.402494430655678</text:p>
          </table:table-cell>
          <table:table-cell office:value-type="float" office:value="1.73797344345861" calcext:value-type="float">
            <text:p>1.73797344345861</text:p>
          </table:table-cell>
        </table:table-row>
        <table:table-row table:style-name="ro1">
          <table:table-cell/>
          <table:table-cell office:value-type="float" office:value="0.157380254007876" calcext:value-type="float">
            <text:p>0.157380254007876</text:p>
          </table:table-cell>
          <table:table-cell office:value-type="float" office:value="1.76000531449778" calcext:value-type="float">
            <text:p>1.76000531449778</text:p>
          </table:table-cell>
          <table:table-cell office:value-type="float" office:value="1.36499932510851" calcext:value-type="float">
            <text:p>1.36499932510851</text:p>
          </table:table-cell>
          <table:table-cell office:value-type="float" office:value="0.399924582758763" calcext:value-type="float">
            <text:p>0.399924582758763</text:p>
          </table:table-cell>
          <table:table-cell office:value-type="float" office:value="1.75397191089606" calcext:value-type="float">
            <text:p>1.75397191089606</text:p>
          </table:table-cell>
        </table:table-row>
        <table:table-row table:style-name="ro1">
          <table:table-cell/>
          <table:table-cell office:value-type="float" office:value="0.158357771113515" calcext:value-type="float">
            <text:p>0.158357771113515</text:p>
          </table:table-cell>
          <table:table-cell office:value-type="float" office:value="1.73049542639963" calcext:value-type="float">
            <text:p>1.73049542639963</text:p>
          </table:table-cell>
          <table:table-cell office:value-type="float" office:value="1.39422889195817" calcext:value-type="float">
            <text:p>1.39422889195817</text:p>
          </table:table-cell>
          <table:table-cell office:value-type="float" office:value="0.397392984132093" calcext:value-type="float">
            <text:p>0.397392984132093</text:p>
          </table:table-cell>
          <table:table-cell office:value-type="float" office:value="1.70188909919483" calcext:value-type="float">
            <text:p>1.70188909919483</text:p>
          </table:table-cell>
        </table:table-row>
        <table:table-row table:style-name="ro1">
          <table:table-cell/>
          <table:table-cell office:value-type="float" office:value="0.159335288219154" calcext:value-type="float">
            <text:p>0.159335288219154</text:p>
          </table:table-cell>
          <table:table-cell office:value-type="float" office:value="1.63608813211103" calcext:value-type="float">
            <text:p>1.63608813211103</text:p>
          </table:table-cell>
          <table:table-cell office:value-type="float" office:value="1.65465570123565" calcext:value-type="float">
            <text:p>1.65465570123565</text:p>
          </table:table-cell>
          <table:table-cell office:value-type="float" office:value="0.394898795385209" calcext:value-type="float">
            <text:p>0.394898795385209</text:p>
          </table:table-cell>
          <table:table-cell office:value-type="float" office:value="1.58767473434593" calcext:value-type="float">
            <text:p>1.58767473434593</text:p>
          </table:table-cell>
        </table:table-row>
        <table:table-row table:style-name="ro1">
          <table:table-cell/>
          <table:table-cell office:value-type="float" office:value="0.160312805324793" calcext:value-type="float">
            <text:p>0.160312805324793</text:p>
          </table:table-cell>
          <table:table-cell office:value-type="float" office:value="1.48490017344825" calcext:value-type="float">
            <text:p>1.48490017344825</text:p>
          </table:table-cell>
          <table:table-cell office:value-type="float" office:value="1.19406863170294" calcext:value-type="float">
            <text:p>1.19406863170294</text:p>
          </table:table-cell>
          <table:table-cell office:value-type="float" office:value="0.392441202296897" calcext:value-type="float">
            <text:p>0.392441202296897</text:p>
          </table:table-cell>
          <table:table-cell office:value-type="float" office:value="1.42040278856958" calcext:value-type="float">
            <text:p>1.42040278856958</text:p>
          </table:table-cell>
        </table:table-row>
        <table:table-row table:style-name="ro1">
          <table:table-cell/>
          <table:table-cell office:value-type="float" office:value="0.161290322430432" calcext:value-type="float">
            <text:p>0.161290322430432</text:p>
          </table:table-cell>
          <table:table-cell office:value-type="float" office:value="1.28783319192838" calcext:value-type="float">
            <text:p>1.28783319192838</text:p>
          </table:table-cell>
          <table:table-cell office:value-type="float" office:value="1.05520062974844" calcext:value-type="float">
            <text:p>1.05520062974844</text:p>
          </table:table-cell>
          <table:table-cell office:value-type="float" office:value="0.39001941485971" calcext:value-type="float">
            <text:p>0.39001941485971</text:p>
          </table:table-cell>
          <table:table-cell office:value-type="float" office:value="1.21169409421736" calcext:value-type="float">
            <text:p>1.21169409421736</text:p>
          </table:table-cell>
        </table:table-row>
        <table:table-row table:style-name="ro1">
          <table:table-cell table:style-name="ce1"/>
          <table:table-cell office:value-type="float" office:value="0.162267839536071" calcext:value-type="float">
            <text:p>0.162267839536071</text:p>
          </table:table-cell>
          <table:table-cell table:style-name="ce1" office:value-type="float" office:value="1.05789157930819" calcext:value-type="float">
            <text:p>1.06E+00</text:p>
          </table:table-cell>
          <table:table-cell office:value-type="float" office:value="0.627351923764383" calcext:value-type="float">
            <text:p>0.627351923764383</text:p>
          </table:table-cell>
          <table:table-cell office:value-type="float" office:value="0.387632666370842" calcext:value-type="float">
            <text:p>0.387632666370842</text:p>
          </table:table-cell>
          <table:table-cell office:value-type="float" office:value="0.974995830356326" calcext:value-type="float">
            <text:p>0.974995830356326</text:p>
          </table:table-cell>
        </table:table-row>
        <table:table-row table:style-name="ro1">
          <table:table-cell table:style-name="ce1"/>
          <table:table-cell office:value-type="float" office:value="0.16324535664171" calcext:value-type="float">
            <text:p>0.16324535664171</text:p>
          </table:table-cell>
          <table:table-cell table:style-name="ce1" office:value-type="float" office:value="0.809383882275663" calcext:value-type="float">
            <text:p>8.09E-01</text:p>
          </table:table-cell>
          <table:table-cell office:value-type="float" office:value="0.329734155848397" calcext:value-type="float">
            <text:p>0.329734155848397</text:p>
          </table:table-cell>
          <table:table-cell office:value-type="float" office:value="0.385280212561271" calcext:value-type="float">
            <text:p>0.385280212561271</text:p>
          </table:table-cell>
          <table:table-cell office:value-type="float" office:value="0.72476142863321" calcext:value-type="float">
            <text:p>0.72476142863321</text:p>
          </table:table-cell>
        </table:table-row>
        <table:table-row table:style-name="ro1">
          <table:table-cell/>
          <table:table-cell office:value-type="float" office:value="0.164222873747349" calcext:value-type="float">
            <text:p>0.164222873747349</text:p>
          </table:table-cell>
          <table:table-cell office:value-type="float" office:value="0.557055985900972" calcext:value-type="float">
            <text:p>0.557055985900972</text:p>
          </table:table-cell>
          <table:table-cell office:value-type="float" office:value="0.862402638046685" calcext:value-type="float">
            <text:p>0.862402638046685</text:p>
          </table:table-cell>
          <table:table-cell office:value-type="float" office:value="0.382961330767905" calcext:value-type="float">
            <text:p>0.382961330767905</text:p>
          </table:table-cell>
          <table:table-cell office:value-type="float" office:value="0.475580264941754" calcext:value-type="float">
            <text:p>0.475580264941754</text:p>
          </table:table-cell>
        </table:table-row>
        <table:table-row table:style-name="ro1">
          <table:table-cell/>
          <table:table-cell office:value-type="float" office:value="0.165200390852988" calcext:value-type="float">
            <text:p>0.165200390852988</text:p>
          </table:table-cell>
          <table:table-cell office:value-type="float" office:value="0.315208245231406" calcext:value-type="float">
            <text:p>0.315208245231406</text:p>
          </table:table-cell>
          <table:table-cell office:value-type="float" office:value="0.356614511166117" calcext:value-type="float">
            <text:p>0.356614511166117</text:p>
          </table:table-cell>
          <table:table-cell office:value-type="float" office:value="0.380675319138294" calcext:value-type="float">
            <text:p>0.380675319138294</text:p>
          </table:table-cell>
          <table:table-cell office:value-type="float" office:value="0.241309361245316" calcext:value-type="float">
            <text:p>0.241309361245316</text:p>
          </table:table-cell>
        </table:table-row>
        <table:table-row table:style-name="ro1">
          <table:table-cell/>
          <table:table-cell office:value-type="float" office:value="0.166177907958627" calcext:value-type="float">
            <text:p>0.166177907958627</text:p>
          </table:table-cell>
          <table:table-cell table:style-name="ce1" office:value-type="float" office:value="0.0968495444952922" calcext:value-type="float">
            <text:p>9.68E-02</text:p>
          </table:table-cell>
          <table:table-cell office:value-type="float" office:value="0.537903909622461" calcext:value-type="float">
            <text:p>0.537903909622461</text:p>
          </table:table-cell>
          <table:table-cell office:value-type="float" office:value="0.37842149587333" calcext:value-type="float">
            <text:p>0.37842149587333</text:p>
          </table:table-cell>
          <table:table-cell table:style-name="ce1" office:value-type="float" office:value="0.0342590486326875" calcext:value-type="float">
            <text:p>3.43E-02</text:p>
          </table:table-cell>
        </table:table-row>
        <table:table-row table:style-name="ro1">
          <table:table-cell/>
          <table:table-cell office:value-type="float" office:value="0.167155425064266" calcext:value-type="float">
            <text:p>0.167155425064266</text:p>
          </table:table-cell>
          <table:table-cell table:style-name="ce1" office:value-type="float" office:value="-0.0870611075663161" calcext:value-type="float">
            <text:p>-8.71E-02</text:p>
          </table:table-cell>
          <table:table-cell office:value-type="float" office:value="0.13227490906982" calcext:value-type="float">
            <text:p>0.13227490906982</text:p>
          </table:table-cell>
          <table:table-cell office:value-type="float" office:value="0.376199198507892" calcext:value-type="float">
            <text:p>0.376199198507892</text:p>
          </table:table-cell>
          <table:table-cell office:value-type="float" office:value="-0.13551884301465" calcext:value-type="float">
            <text:p>-0.13551884301465</text:p>
          </table:table-cell>
        </table:table-row>
        <table:table-row table:style-name="ro1">
          <table:table-cell/>
          <table:table-cell office:value-type="float" office:value="0.168132942169905" calcext:value-type="float">
            <text:p>0.168132942169905</text:p>
          </table:table-cell>
          <table:table-cell office:value-type="float" office:value="-0.228240244998769" calcext:value-type="float">
            <text:p>-0.228240244998769</text:p>
          </table:table-cell>
          <table:table-cell office:value-type="float" office:value="-0.187785162130227" calcext:value-type="float">
            <text:p>-0.187785162130227</text:p>
          </table:table-cell>
          <table:table-cell office:value-type="float" office:value="0.374007783209471" calcext:value-type="float">
            <text:p>0.374007783209471</text:p>
          </table:table-cell>
          <table:table-cell office:value-type="float" office:value="-0.26079799628327" calcext:value-type="float">
            <text:p>-0.26079799628327</text:p>
          </table:table-cell>
        </table:table-row>
        <table:table-row table:style-name="ro1">
          <table:table-cell/>
          <table:table-cell office:value-type="float" office:value="0.169110459275544" calcext:value-type="float">
            <text:p>0.169110459275544</text:p>
          </table:table-cell>
          <table:table-cell table:style-name="ce1" office:value-type="float" office:value="-0.321535789935667" calcext:value-type="float">
            <text:p>-3.22E-01</text:p>
          </table:table-cell>
          <table:table-cell table:style-name="ce1" office:value-type="float" office:value="-0.0464237631527191" calcext:value-type="float">
            <text:p>-4.64E-02</text:p>
          </table:table-cell>
          <table:table-cell office:value-type="float" office:value="0.371846624122426" calcext:value-type="float">
            <text:p>0.371846624122426</text:p>
          </table:table-cell>
          <table:table-cell office:value-type="float" office:value="-0.337566366687976" calcext:value-type="float">
            <text:p>-0.337566366687976</text:p>
          </table:table-cell>
        </table:table-row>
        <table:table-row table:style-name="ro1">
          <table:table-cell/>
          <table:table-cell office:value-type="float" office:value="0.170087976381183" calcext:value-type="float">
            <text:p>0.170087976381183</text:p>
          </table:table-cell>
          <table:table-cell office:value-type="float" office:value="-0.365186327600233" calcext:value-type="float">
            <text:p>-0.365186327600233</text:p>
          </table:table-cell>
          <table:table-cell office:value-type="float" office:value="-0.822084702705514" calcext:value-type="float">
            <text:p>-0.822084702705514</text:p>
          </table:table-cell>
          <table:table-cell office:value-type="float" office:value="0.369715112730618" calcext:value-type="float">
            <text:p>0.369715112730618</text:p>
          </table:table-cell>
          <table:table-cell office:value-type="float" office:value="-0.365214058323189" calcext:value-type="float">
            <text:p>-0.365214058323189</text:p>
          </table:table-cell>
        </table:table-row>
        <table:table-row table:style-name="ro1">
          <table:table-cell/>
          <table:table-cell office:value-type="float" office:value="0.171065493486822" calcext:value-type="float">
            <text:p>0.171065493486822</text:p>
          </table:table-cell>
          <table:table-cell office:value-type="float" office:value="-0.360868995923676" calcext:value-type="float">
            <text:p>-0.360868995923676</text:p>
          </table:table-cell>
          <table:table-cell office:value-type="float" office:value="-0.609402038828275" calcext:value-type="float">
            <text:p>-0.609402038828275</text:p>
          </table:table-cell>
          <table:table-cell office:value-type="float" office:value="0.367612657251551" calcext:value-type="float">
            <text:p>0.367612657251551</text:p>
          </table:table-cell>
          <table:table-cell office:value-type="float" office:value="-0.346509845006293" calcext:value-type="float">
            <text:p>-0.346509845006293</text:p>
          </table:table-cell>
        </table:table-row>
        <table:table-row table:style-name="ro1">
          <table:table-cell/>
          <table:table-cell office:value-type="float" office:value="0.172043010592461" calcext:value-type="float">
            <text:p>0.172043010592461</text:p>
          </table:table-cell>
          <table:table-cell office:value-type="float" office:value="-0.313533986240703" calcext:value-type="float">
            <text:p>-0.313533986240703</text:p>
          </table:table-cell>
          <table:table-cell office:value-type="float" office:value="-0.198640598579418" calcext:value-type="float">
            <text:p>-0.198640598579418</text:p>
          </table:table-cell>
          <table:table-cell office:value-type="float" office:value="0.365538682054147" calcext:value-type="float">
            <text:p>0.365538682054147</text:p>
          </table:table-cell>
          <table:table-cell office:value-type="float" office:value="-0.287368647151342" calcext:value-type="float">
            <text:p>-0.287368647151342</text:p>
          </table:table-cell>
        </table:table-row>
        <table:table-row table:style-name="ro1">
          <table:table-cell/>
          <table:table-cell office:value-type="float" office:value="0.1730205276981" calcext:value-type="float">
            <text:p>0.1730205276981</text:p>
          </table:table-cell>
          <table:table-cell office:value-type="float" office:value="-0.231036570238095" calcext:value-type="float">
            <text:p>-0.231036570238095</text:p>
          </table:table-cell>
          <table:table-cell office:value-type="float" office:value="-0.373524916026659" calcext:value-type="float">
            <text:p>-0.373524916026659</text:p>
          </table:table-cell>
          <table:table-cell office:value-type="float" office:value="0.363492627102387" calcext:value-type="float">
            <text:p>0.363492627102387</text:p>
          </table:table-cell>
          <table:table-cell office:value-type="float" office:value="-0.196424902497726" calcext:value-type="float">
            <text:p>-0.196424902497726</text:p>
          </table:table-cell>
        </table:table-row>
        <table:table-row table:style-name="ro1">
          <table:table-cell/>
          <table:table-cell office:value-type="float" office:value="0.173998044803739" calcext:value-type="float">
            <text:p>0.173998044803739</text:p>
          </table:table-cell>
          <table:table-cell office:value-type="float" office:value="-0.123589816834043" calcext:value-type="float">
            <text:p>-0.123589816834043</text:p>
          </table:table-cell>
          <table:table-cell office:value-type="float" office:value="-0.401737824945247" calcext:value-type="float">
            <text:p>-0.401737824945247</text:p>
          </table:table-cell>
          <table:table-cell office:value-type="float" office:value="0.361473947421162" calcext:value-type="float">
            <text:p>0.361473947421162</text:p>
          </table:table-cell>
          <table:table-cell table:style-name="ce1" office:value-type="float" office:value="-0.0844384862907994" calcext:value-type="float">
            <text:p>-8.44E-02</text:p>
          </table:table-cell>
        </table:table-row>
        <table:table-row table:style-name="ro1">
          <table:table-cell/>
          <table:table-cell office:value-type="float" office:value="0.174975561909378" calcext:value-type="float">
            <text:p>0.174975561909378</text:p>
          </table:table-cell>
          <table:table-cell table:style-name="ce1" office:value-type="float" office:value="-0.00307200403763125" calcext:value-type="float">
            <text:p>-3.07E-03</text:p>
          </table:table-cell>
          <table:table-cell office:value-type="float" office:value="0.407957903109554" calcext:value-type="float">
            <text:p>0.407957903109554</text:p>
          </table:table-cell>
          <table:table-cell office:value-type="float" office:value="0.359482112584767" calcext:value-type="float">
            <text:p>0.359482112584767</text:p>
          </table:table-cell>
          <table:table-cell table:style-name="ce1" office:value-type="float" office:value="0.0364300599978363" calcext:value-type="float">
            <text:p>3.64E-02</text:p>
          </table:table-cell>
        </table:table-row>
        <table:table-row table:style-name="ro1">
          <table:table-cell/>
          <table:table-cell office:value-type="float" office:value="0.175953079015017" calcext:value-type="float">
            <text:p>0.175953079015017</text:p>
          </table:table-cell>
          <table:table-cell office:value-type="float" office:value="0.117768487090953" calcext:value-type="float">
            <text:p>0.117768487090953</text:p>
          </table:table-cell>
          <table:table-cell office:value-type="float" office:value="-0.178650464125952" calcext:value-type="float">
            <text:p>-0.178650464125952</text:p>
          </table:table-cell>
          <table:table-cell office:value-type="float" office:value="0.357516606226193" calcext:value-type="float">
            <text:p>0.357516606226193</text:p>
          </table:table-cell>
          <table:table-cell office:value-type="float" office:value="0.153430349398176" calcext:value-type="float">
            <text:p>0.153430349398176</text:p>
          </table:table-cell>
        </table:table-row>
        <table:table-row table:style-name="ro1">
          <table:table-cell/>
          <table:table-cell office:value-type="float" office:value="0.176930596120656" calcext:value-type="float">
            <text:p>0.176930596120656</text:p>
          </table:table-cell>
          <table:table-cell table:style-name="ce1" office:value-type="float" office:value="0.226161814730126" calcext:value-type="float">
            <text:p>2.26E-01</text:p>
          </table:table-cell>
          <table:table-cell office:value-type="float" office:value="0.681400060248654" calcext:value-type="float">
            <text:p>0.681400060248654</text:p>
          </table:table-cell>
          <table:table-cell office:value-type="float" office:value="0.355576925566602" calcext:value-type="float">
            <text:p>0.355576925566602</text:p>
          </table:table-cell>
          <table:table-cell office:value-type="float" office:value="0.254069188476108" calcext:value-type="float">
            <text:p>0.254069188476108</text:p>
          </table:table-cell>
        </table:table-row>
        <table:table-row table:style-name="ro1">
          <table:table-cell/>
          <table:table-cell office:value-type="float" office:value="0.177908113226295" calcext:value-type="float">
            <text:p>0.177908113226295</text:p>
          </table:table-cell>
          <table:table-cell table:style-name="ce1" office:value-type="float" office:value="0.310166638779417" calcext:value-type="float">
            <text:p>3.10E-01</text:p>
          </table:table-cell>
          <table:table-cell office:value-type="float" office:value="0.676011377727017" calcext:value-type="float">
            <text:p>0.676011377727017</text:p>
          </table:table-cell>
          <table:table-cell office:value-type="float" office:value="0.3536625809637" calcext:value-type="float">
            <text:p>0.3536625809637</text:p>
          </table:table-cell>
          <table:table-cell office:value-type="float" office:value="0.326941819695916" calcext:value-type="float">
            <text:p>0.326941819695916</text:p>
          </table:table-cell>
        </table:table-row>
        <table:table-row table:style-name="ro1">
          <table:table-cell/>
          <table:table-cell office:value-type="float" office:value="0.178885630331933" calcext:value-type="float">
            <text:p>0.178885630331933</text:p>
          </table:table-cell>
          <table:table-cell office:value-type="float" office:value="0.359469107721576" calcext:value-type="float">
            <text:p>0.359469107721576</text:p>
          </table:table-cell>
          <table:table-cell office:value-type="float" office:value="0.552876008084425" calcext:value-type="float">
            <text:p>0.552876008084425</text:p>
          </table:table-cell>
          <table:table-cell office:value-type="float" office:value="0.351773095478301" calcext:value-type="float">
            <text:p>0.351773095478301</text:p>
          </table:table-cell>
          <table:table-cell office:value-type="float" office:value="0.362496304678278" calcext:value-type="float">
            <text:p>0.362496304678278</text:p>
          </table:table-cell>
        </table:table-row>
        <table:table-row table:style-name="ro1">
          <table:table-cell/>
          <table:table-cell office:value-type="float" office:value="0.179863147437572" calcext:value-type="float">
            <text:p>0.179863147437572</text:p>
          </table:table-cell>
          <table:table-cell office:value-type="float" office:value="0.366081653743738" calcext:value-type="float">
            <text:p>0.366081653743738</text:p>
          </table:table-cell>
          <table:table-cell office:value-type="float" office:value="0.104636387678155" calcext:value-type="float">
            <text:p>0.104636387678155</text:p>
          </table:table-cell>
          <table:table-cell office:value-type="float" office:value="0.349908004458223" calcext:value-type="float">
            <text:p>0.349908004458223</text:p>
          </table:table-cell>
          <table:table-cell office:value-type="float" office:value="0.353684017669347" calcext:value-type="float">
            <text:p>0.353684017669347</text:p>
          </table:table-cell>
        </table:table-row>
        <table:table-row table:style-name="ro1">
          <table:table-cell/>
          <table:table-cell office:value-type="float" office:value="0.180840664543211" calcext:value-type="float">
            <text:p>0.180840664543211</text:p>
          </table:table-cell>
          <table:table-cell office:value-type="float" office:value="0.324898433912741" calcext:value-type="float">
            <text:p>0.324898433912741</text:p>
          </table:table-cell>
          <table:table-cell office:value-type="float" office:value="0.203602275940703" calcext:value-type="float">
            <text:p>0.203602275940703</text:p>
          </table:table-cell>
          <table:table-cell office:value-type="float" office:value="0.348066855138686" calcext:value-type="float">
            <text:p>0.348066855138686</text:p>
          </table:table-cell>
          <table:table-cell office:value-type="float" office:value="0.296456087467855" calcext:value-type="float">
            <text:p>0.296456087467855</text:p>
          </table:table-cell>
        </table:table-row>
        <table:table-row table:style-name="ro1">
          <table:table-cell/>
          <table:table-cell office:value-type="float" office:value="0.18181818164885" calcext:value-type="float">
            <text:p>0.18181818164885</text:p>
          </table:table-cell>
          <table:table-cell office:value-type="float" office:value="0.234072919218487" calcext:value-type="float">
            <text:p>0.234072919218487</text:p>
          </table:table-cell>
          <table:table-cell office:value-type="float" office:value="0.640105739922314" calcext:value-type="float">
            <text:p>0.640105739922314</text:p>
          </table:table-cell>
          <table:table-cell office:value-type="float" office:value="0.346249206258474" calcext:value-type="float">
            <text:p>0.346249206258474</text:p>
          </table:table-cell>
          <table:table-cell office:value-type="float" office:value="0.190074919823473" calcext:value-type="float">
            <text:p>0.190074919823473</text:p>
          </table:table-cell>
        </table:table-row>
        <table:table-row table:style-name="ro1">
          <table:table-cell/>
          <table:table-cell office:value-type="float" office:value="0.182795698754489" calcext:value-type="float">
            <text:p>0.182795698754489</text:p>
          </table:table-cell>
          <table:table-cell table:style-name="ce1" office:value-type="float" office:value="0.0951938862816224" calcext:value-type="float">
            <text:p>9.52E-02</text:p>
          </table:table-cell>
          <table:table-cell table:style-name="ce1" office:value-type="float" office:value="-0.0153572879347466" calcext:value-type="float">
            <text:p>-1.54E-02</text:p>
          </table:table-cell>
          <table:table-cell office:value-type="float" office:value="0.344454627690821" calcext:value-type="float">
            <text:p>0.344454627690821</text:p>
          </table:table-cell>
          <table:table-cell table:style-name="ce1" office:value-type="float" office:value="0.0372210929687631" calcext:value-type="float">
            <text:p>3.72E-02</text:p>
          </table:table-cell>
        </table:table-row>
        <table:table-row table:style-name="ro1">
          <table:table-cell/>
          <table:table-cell office:value-type="float" office:value="0.183773215860128" calcext:value-type="float">
            <text:p>0.183773215860128</text:p>
          </table:table-cell>
          <table:table-cell table:style-name="ce1" office:value-type="float" office:value="-0.0867517383815728" calcext:value-type="float">
            <text:p>-8.68E-02</text:p>
          </table:table-cell>
          <table:table-cell table:style-name="ce1" office:value-type="float" office:value="-0.0436342211649823" calcext:value-type="float">
            <text:p>-4.36E-02</text:p>
          </table:table-cell>
          <table:table-cell office:value-type="float" office:value="0.342682700089016" calcext:value-type="float">
            <text:p>0.342682700089016</text:p>
          </table:table-cell>
          <table:table-cell office:value-type="float" office:value="-0.156111723621052" calcext:value-type="float">
            <text:p>-0.156111723621052</text:p>
          </table:table-cell>
        </table:table-row>
        <table:table-row table:style-name="ro1">
          <table:table-cell/>
          <table:table-cell office:value-type="float" office:value="0.184750732965767" calcext:value-type="float">
            <text:p>0.184750732965767</text:p>
          </table:table-cell>
          <table:table-cell office:value-type="float" office:value="-0.303627828130795" calcext:value-type="float">
            <text:p>-0.303627828130795</text:p>
          </table:table-cell>
          <table:table-cell table:style-name="ce1" office:value-type="float" office:value="-0.0775966752674397" calcext:value-type="float">
            <text:p>-7.76E-02</text:p>
          </table:table-cell>
          <table:table-cell office:value-type="float" office:value="0.340933014545394" calcext:value-type="float">
            <text:p>0.340933014545394</text:p>
          </table:table-cell>
          <table:table-cell office:value-type="float" office:value="-0.380928364998015" calcext:value-type="float">
            <text:p>-0.380928364998015</text:p>
          </table:table-cell>
        </table:table-row>
        <table:table-row table:style-name="ro1">
          <table:table-cell/>
          <table:table-cell office:value-type="float" office:value="0.185728250071406" calcext:value-type="float">
            <text:p>0.185728250071406</text:p>
          </table:table-cell>
          <table:table-cell office:value-type="float" office:value="-0.544595611136781" calcext:value-type="float">
            <text:p>-0.544595611136781</text:p>
          </table:table-cell>
          <table:table-cell office:value-type="float" office:value="-0.141720991555818" calcext:value-type="float">
            <text:p>-0.141720991555818</text:p>
          </table:table-cell>
          <table:table-cell office:value-type="float" office:value="0.339205172263532" calcext:value-type="float">
            <text:p>0.339205172263532</text:p>
          </table:table-cell>
          <table:table-cell office:value-type="float" office:value="-0.625732321468274" calcext:value-type="float">
            <text:p>-0.625732321468274</text:p>
          </table:table-cell>
        </table:table-row>
        <table:table-row table:style-name="ro1">
          <table:table-cell table:style-name="ce1"/>
          <table:table-cell office:value-type="float" office:value="0.186705767177045" calcext:value-type="float">
            <text:p>0.186705767177045</text:p>
          </table:table-cell>
          <table:table-cell office:value-type="float" office:value="-0.796731646763126" calcext:value-type="float">
            <text:p>-0.796731646763126</text:p>
          </table:table-cell>
          <table:table-cell office:value-type="float" office:value="-0.966244979378096" calcext:value-type="float">
            <text:p>-0.966244979378096</text:p>
          </table:table-cell>
          <table:table-cell office:value-type="float" office:value="0.337498784242642" calcext:value-type="float">
            <text:p>0.337498784242642</text:p>
          </table:table-cell>
          <table:table-cell office:value-type="float" office:value="-0.877185053044738" calcext:value-type="float">
            <text:p>-0.877185053044738</text:p>
          </table:table-cell>
        </table:table-row>
        <table:table-row table:style-name="ro1">
          <table:table-cell table:style-name="ce1"/>
          <table:table-cell office:value-type="float" office:value="0.187683284282684" calcext:value-type="float">
            <text:p>0.187683284282684</text:p>
          </table:table-cell>
          <table:table-cell office:value-type="float" office:value="-1.04578060772411" calcext:value-type="float">
            <text:p>-1.04578060772411</text:p>
          </table:table-cell>
          <table:table-cell office:value-type="float" office:value="-1.39196839575143" calcext:value-type="float">
            <text:p>-1.39196839575143</text:p>
          </table:table-cell>
          <table:table-cell office:value-type="float" office:value="0.335813470974235" calcext:value-type="float">
            <text:p>0.335813470974235</text:p>
          </table:table-cell>
          <table:table-cell office:value-type="float" office:value="-1.1208853975506" calcext:value-type="float">
            <text:p>-1.1208853975506</text:p>
          </table:table-cell>
        </table:table-row>
        <table:table-row table:style-name="ro1">
          <table:table-cell/>
          <table:table-cell office:value-type="float" office:value="0.188660801388323" calcext:value-type="float">
            <text:p>0.188660801388323</text:p>
          </table:table-cell>
          <table:table-cell office:value-type="float" office:value="-1.27699801183573" calcext:value-type="float">
            <text:p>-1.27699801183573</text:p>
          </table:table-cell>
          <table:table-cell office:value-type="float" office:value="-0.946701883976617" calcext:value-type="float">
            <text:p>-0.946701883976617</text:p>
          </table:table-cell>
          <table:table-cell office:value-type="float" office:value="0.334148862149894" calcext:value-type="float">
            <text:p>0.334148862149894</text:p>
          </table:table-cell>
          <table:table-cell office:value-type="float" office:value="-1.34222265848528" calcext:value-type="float">
            <text:p>-1.34222265848528</text:p>
          </table:table-cell>
        </table:table-row>
        <table:table-row table:style-name="ro1">
          <table:table-cell/>
          <table:table-cell office:value-type="float" office:value="0.189638318493962" calcext:value-type="float">
            <text:p>0.189638318493962</text:p>
          </table:table-cell>
          <table:table-cell office:value-type="float" office:value="-1.47603249516713" calcext:value-type="float">
            <text:p>-1.47603249516713</text:p>
          </table:table-cell>
          <table:table-cell office:value-type="float" office:value="-1.35790964856167" calcext:value-type="float">
            <text:p>-1.35790964856167</text:p>
          </table:table-cell>
          <table:table-cell office:value-type="float" office:value="0.332504596380105" calcext:value-type="float">
            <text:p>0.332504596380105</text:p>
          </table:table-cell>
          <table:table-cell office:value-type="float" office:value="-1.52725239234248" calcext:value-type="float">
            <text:p>-1.52725239234248</text:p>
          </table:table-cell>
        </table:table-row>
        <table:table-row table:style-name="ro1">
          <table:table-cell/>
          <table:table-cell office:value-type="float" office:value="0.190615835599601" calcext:value-type="float">
            <text:p>0.190615835599601</text:p>
          </table:table-cell>
          <table:table-cell office:value-type="float" office:value="-1.6297946905759" calcext:value-type="float">
            <text:p>-1.6297946905759</text:p>
          </table:table-cell>
          <table:table-cell office:value-type="float" office:value="-1.33529848562405" calcext:value-type="float">
            <text:p>-1.33529848562405</text:p>
          </table:table-cell>
          <table:table-cell office:value-type="float" office:value="0.330880320923208" calcext:value-type="float">
            <text:p>0.330880320923208</text:p>
          </table:table-cell>
          <table:table-cell office:value-type="float" office:value="-1.6635424019992" calcext:value-type="float">
            <text:p>-1.6635424019992</text:p>
          </table:table-cell>
        </table:table-row>
        <table:table-row table:style-name="ro1">
          <table:table-cell/>
          <table:table-cell office:value-type="float" office:value="0.19159335270524" calcext:value-type="float">
            <text:p>0.19159335270524</text:p>
          </table:table-cell>
          <table:table-cell office:value-type="float" office:value="-1.72726042608835" calcext:value-type="float">
            <text:p>-1.72726042608835</text:p>
          </table:table-cell>
          <table:table-cell office:value-type="float" office:value="-2.17643186847764" calcext:value-type="float">
            <text:p>-2.17643186847764</text:p>
          </table:table-cell>
          <table:table-cell office:value-type="float" office:value="0.329275691424682" calcext:value-type="float">
            <text:p>0.329275691424682</text:p>
          </table:table-cell>
          <table:table-cell office:value-type="float" office:value="-1.74093807605913" calcext:value-type="float">
            <text:p>-1.74093807605913</text:p>
          </table:table-cell>
        </table:table-row>
        <table:table-row table:style-name="ro1">
          <table:table-cell/>
          <table:table-cell office:value-type="float" office:value="0.192570869810879" calcext:value-type="float">
            <text:p>0.192570869810879</text:p>
          </table:table-cell>
          <table:table-cell office:value-type="float" office:value="-1.76015974962009" calcext:value-type="float">
            <text:p>-1.76015974962009</text:p>
          </table:table-cell>
          <table:table-cell office:value-type="float" office:value="-1.52107118505724" calcext:value-type="float">
            <text:p>-1.52107118505724</text:p>
          </table:table-cell>
          <table:table-cell office:value-type="float" office:value="0.327690371665701" calcext:value-type="float">
            <text:p>0.327690371665701</text:p>
          </table:table-cell>
          <table:table-cell office:value-type="float" office:value="-1.75220089803303" calcext:value-type="float">
            <text:p>-1.75220089803303</text:p>
          </table:table-cell>
        </table:table-row>
        <table:table-row table:style-name="ro1">
          <table:table-cell/>
          <table:table-cell office:value-type="float" office:value="0.193548386916518" calcext:value-type="float">
            <text:p>0.193548386916518</text:p>
          </table:table-cell>
          <table:table-cell office:value-type="float" office:value="-1.72350999469289" calcext:value-type="float">
            <text:p>-1.72350999469289</text:p>
          </table:table-cell>
          <table:table-cell office:value-type="float" office:value="-1.62170972191474" calcext:value-type="float">
            <text:p>-1.62170972191474</text:p>
          </table:table-cell>
          <table:table-cell office:value-type="float" office:value="0.326124033320936" calcext:value-type="float">
            <text:p>0.326124033320936</text:p>
          </table:table-cell>
          <table:table-cell office:value-type="float" office:value="-1.69348140548541" calcext:value-type="float">
            <text:p>-1.69348140548541</text:p>
          </table:table-cell>
        </table:table-row>
        <table:table-row table:style-name="ro1">
          <table:table-cell/>
          <table:table-cell office:value-type="float" office:value="0.194525904022157" calcext:value-type="float">
            <text:p>0.194525904022157</text:p>
          </table:table-cell>
          <table:table-cell office:value-type="float" office:value="-1.61596032547284" calcext:value-type="float">
            <text:p>-1.61596032547284</text:p>
          </table:table-cell>
          <table:table-cell office:value-type="float" office:value="-1.16976223063788" calcext:value-type="float">
            <text:p>-1.16976223063788</text:p>
          </table:table-cell>
          <table:table-cell office:value-type="float" office:value="0.324576355724822" calcext:value-type="float">
            <text:p>0.324576355724822</text:p>
          </table:table-cell>
          <table:table-cell office:value-type="float" office:value="-1.56459766305202" calcext:value-type="float">
            <text:p>-1.56459766305202</text:p>
          </table:table-cell>
        </table:table-row>
        <table:table-row table:style-name="ro1">
          <table:table-cell/>
          <table:table-cell office:value-type="float" office:value="0.195503421127796" calcext:value-type="float">
            <text:p>0.195503421127796</text:p>
          </table:table-cell>
          <table:table-cell office:value-type="float" office:value="-1.43992638685998" calcext:value-type="float">
            <text:p>-1.43992638685998</text:p>
          </table:table-cell>
          <table:table-cell office:value-type="float" office:value="-1.73185201520995" calcext:value-type="float">
            <text:p>-1.73185201520995</text:p>
          </table:table-cell>
          <table:table-cell office:value-type="float" office:value="0.323047025646617" calcext:value-type="float">
            <text:p>0.323047025646617</text:p>
          </table:table-cell>
          <table:table-cell office:value-type="float" office:value="-1.36910184021083" calcext:value-type="float">
            <text:p>-1.36910184021083</text:p>
          </table:table-cell>
        </table:table-row>
        <table:table-row table:style-name="ro1">
          <table:table-cell/>
          <table:table-cell office:value-type="float" office:value="0.196480938233435" calcext:value-type="float">
            <text:p>0.196480938233435</text:p>
          </table:table-cell>
          <table:table-cell office:value-type="float" office:value="-1.20150616666891" calcext:value-type="float">
            <text:p>-1.20150616666891</text:p>
          </table:table-cell>
          <table:table-cell office:value-type="float" office:value="-0.811484291796011" calcext:value-type="float">
            <text:p>-0.811484291796011</text:p>
          </table:table-cell>
          <table:table-cell office:value-type="float" office:value="0.321535737073157" calcext:value-type="float">
            <text:p>0.321535737073157</text:p>
          </table:table-cell>
          <table:table-cell office:value-type="float" office:value="-1.11413006592785" calcext:value-type="float">
            <text:p>-1.11413006592785</text:p>
          </table:table-cell>
        </table:table-row>
        <table:table-row table:style-name="ro1">
          <table:table-cell/>
          <table:table-cell office:value-type="float" office:value="0.197458455339074" calcext:value-type="float">
            <text:p>0.197458455339074</text:p>
          </table:table-cell>
          <table:table-cell office:value-type="float" office:value="-0.910181204465409" calcext:value-type="float">
            <text:p>-0.910181204465409</text:p>
          </table:table-cell>
          <table:table-cell office:value-type="float" office:value="-0.931633030823347" calcext:value-type="float">
            <text:p>-0.931633030823347</text:p>
          </table:table-cell>
          <table:table-cell office:value-type="float" office:value="0.320042190999429" calcext:value-type="float">
            <text:p>0.320042190999429</text:p>
          </table:table-cell>
          <table:table-cell office:value-type="float" office:value="-0.810043615503216" calcext:value-type="float">
            <text:p>-0.810043615503216</text:p>
          </table:table-cell>
        </table:table-row>
        <table:table-row table:style-name="ro1">
          <table:table-cell/>
          <table:table-cell office:value-type="float" office:value="0.198435972444713" calcext:value-type="float">
            <text:p>0.198435972444713</text:p>
          </table:table-cell>
          <table:table-cell office:value-type="float" office:value="-0.578320074690253" calcext:value-type="float">
            <text:p>-0.578320074690253</text:p>
          </table:table-cell>
          <table:table-cell office:value-type="float" office:value="-0.739190091323764" calcext:value-type="float">
            <text:p>-0.739190091323764</text:p>
          </table:table-cell>
          <table:table-cell office:value-type="float" office:value="0.318566095226244" calcext:value-type="float">
            <text:p>0.318566095226244</text:p>
          </table:table-cell>
          <table:table-cell office:value-type="float" office:value="-0.469881899530284" calcext:value-type="float">
            <text:p>-0.469881899530284</text:p>
          </table:table-cell>
        </table:table-row>
        <table:table-row table:style-name="ro1">
          <table:table-cell/>
          <table:table-cell office:value-type="float" office:value="0.199413489550352" calcext:value-type="float">
            <text:p>0.199413489550352</text:p>
          </table:table-cell>
          <table:table-cell office:value-type="float" office:value="-0.220512863504904" calcext:value-type="float">
            <text:p>-0.220512863504904</text:p>
          </table:table-cell>
          <table:table-cell office:value-type="float" office:value="0.160228865366711" calcext:value-type="float">
            <text:p>0.160228865366711</text:p>
          </table:table-cell>
          <table:table-cell office:value-type="float" office:value="0.317107164165385" calcext:value-type="float">
            <text:p>0.317107164165385</text:p>
          </table:table-cell>
          <table:table-cell office:value-type="float" office:value="-0.108658928141417" calcext:value-type="float">
            <text:p>-0.108658928141417</text:p>
          </table:table-cell>
        </table:table-row>
        <table:table-row table:style-name="ro1">
          <table:table-cell/>
          <table:table-cell office:value-type="float" office:value="0.200391006655991" calcext:value-type="float">
            <text:p>0.200391006655991</text:p>
          </table:table-cell>
          <table:table-cell office:value-type="float" office:value="0.147224557569428" calcext:value-type="float">
            <text:p>0.147224557569428</text:p>
          </table:table-cell>
          <table:table-cell office:value-type="float" office:value="0.292338884807702" calcext:value-type="float">
            <text:p>0.292338884807702</text:p>
          </table:table-cell>
          <table:table-cell office:value-type="float" office:value="0.315665118651286" calcext:value-type="float">
            <text:p>0.315665118651286</text:p>
          </table:table-cell>
          <table:table-cell office:value-type="float" office:value="0.257455754690466" calcext:value-type="float">
            <text:p>0.257455754690466</text:p>
          </table:table-cell>
        </table:table-row>
        <table:table-row table:style-name="ro1">
          <table:table-cell/>
          <table:table-cell office:value-type="float" office:value="0.20136852376163" calcext:value-type="float">
            <text:p>0.20136852376163</text:p>
          </table:table-cell>
          <table:table-cell office:value-type="float" office:value="0.50832988724883" calcext:value-type="float">
            <text:p>0.50832988724883</text:p>
          </table:table-cell>
          <table:table-cell office:value-type="float" office:value="0.512109551335599" calcext:value-type="float">
            <text:p>0.512109551335599</text:p>
          </table:table-cell>
          <table:table-cell office:value-type="float" office:value="0.314239685759194" calcext:value-type="float">
            <text:p>0.314239685759194</text:p>
          </table:table-cell>
          <table:table-cell office:value-type="float" office:value="0.612023789904759" calcext:value-type="float">
            <text:p>0.612023789904759</text:p>
          </table:table-cell>
        </table:table-row>
        <table:table-row table:style-name="ro1">
          <table:table-cell/>
          <table:table-cell office:value-type="float" office:value="0.202346040867269" calcext:value-type="float">
            <text:p>0.202346040867269</text:p>
          </table:table-cell>
          <table:table-cell office:value-type="float" office:value="0.84660581313427" calcext:value-type="float">
            <text:p>0.84660581313427</text:p>
          </table:table-cell>
          <table:table-cell office:value-type="float" office:value="0.96255495276454" calcext:value-type="float">
            <text:p>0.96255495276454</text:p>
          </table:table-cell>
          <table:table-cell office:value-type="float" office:value="0.312830598629392" calcext:value-type="float">
            <text:p>0.312830598629392</text:p>
          </table:table-cell>
          <table:table-cell office:value-type="float" office:value="0.939240467483151" calcext:value-type="float">
            <text:p>0.939240467483151</text:p>
          </table:table-cell>
        </table:table-row>
        <table:table-row table:style-name="ro1">
          <table:table-cell/>
          <table:table-cell office:value-type="float" office:value="0.203323557972908" calcext:value-type="float">
            <text:p>0.203323557972908</text:p>
          </table:table-cell>
          <table:table-cell office:value-type="float" office:value="1.147110013043" calcext:value-type="float">
            <text:p>1.147110013043</text:p>
          </table:table-cell>
          <table:table-cell office:value-type="float" office:value="1.20688443959119" calcext:value-type="float">
            <text:p>1.20688443959119</text:p>
          </table:table-cell>
          <table:table-cell office:value-type="float" office:value="0.311437596297873" calcext:value-type="float">
            <text:p>0.311437596297873</text:p>
          </table:table-cell>
          <table:table-cell office:value-type="float" office:value="1.22480009005681" calcext:value-type="float">
            <text:p>1.22480009005681</text:p>
          </table:table-cell>
        </table:table-row>
        <table:table-row table:style-name="ro1">
          <table:table-cell/>
          <table:table-cell office:value-type="float" office:value="0.204301075078547" calcext:value-type="float">
            <text:p>0.204301075078547</text:p>
          </table:table-cell>
          <table:table-cell office:value-type="float" office:value="1.39697153729359" calcext:value-type="float">
            <text:p>1.39697153729359</text:p>
          </table:table-cell>
          <table:table-cell office:value-type="float" office:value="1.2121580330889" calcext:value-type="float">
            <text:p>1.2121580330889</text:p>
          </table:table-cell>
          <table:table-cell office:value-type="float" office:value="0.310060423532439" calcext:value-type="float">
            <text:p>0.310060423532439</text:p>
          </table:table-cell>
          <table:table-cell office:value-type="float" office:value="1.4566736005851" calcext:value-type="float">
            <text:p>1.4566736005851</text:p>
          </table:table-cell>
        </table:table-row>
        <table:table-row table:style-name="ro1">
          <table:table-cell/>
          <table:table-cell office:value-type="float" office:value="0.205278592184186" calcext:value-type="float">
            <text:p>0.205278592184186</text:p>
          </table:table-cell>
          <table:table-cell office:value-type="float" office:value="1.58608576499493" calcext:value-type="float">
            <text:p>1.58608576499493</text:p>
          </table:table-cell>
          <table:table-cell office:value-type="float" office:value="1.95664555469982" calcext:value-type="float">
            <text:p>1.95664555469982</text:p>
          </table:table-cell>
          <table:table-cell office:value-type="float" office:value="0.308698830674318" calcext:value-type="float">
            <text:p>0.308698830674318</text:p>
          </table:table-cell>
          <table:table-cell office:value-type="float" office:value="1.62575306561839" calcext:value-type="float">
            <text:p>1.62575306561839</text:p>
          </table:table-cell>
        </table:table-row>
        <table:table-row table:style-name="ro1">
          <table:table-cell/>
          <table:table-cell office:value-type="float" office:value="0.206256109289825" calcext:value-type="float">
            <text:p>0.206256109289825</text:p>
          </table:table-cell>
          <table:table-cell office:value-type="float" office:value="1.70764737478677" calcext:value-type="float">
            <text:p>1.70764737478677</text:p>
          </table:table-cell>
          <table:table-cell office:value-type="float" office:value="1.41725512441312" calcext:value-type="float">
            <text:p>1.41725512441312</text:p>
          </table:table-cell>
          <table:table-cell office:value-type="float" office:value="0.307352573484821" calcext:value-type="float">
            <text:p>0.307352573484821</text:p>
          </table:table-cell>
          <table:table-cell office:value-type="float" office:value="1.72632553618899" calcext:value-type="float">
            <text:p>1.72632553618899</text:p>
          </table:table-cell>
        </table:table-row>
        <table:table-row table:style-name="ro1">
          <table:table-cell/>
          <table:table-cell office:value-type="float" office:value="0.207233626395464" calcext:value-type="float">
            <text:p>0.207233626395464</text:p>
          </table:table-cell>
          <table:table-cell office:value-type="float" office:value="1.75849043593076" calcext:value-type="float">
            <text:p>1.75849043593076</text:p>
          </table:table-cell>
          <table:table-cell office:value-type="float" office:value="1.39043509612838" calcext:value-type="float">
            <text:p>1.39043509612838</text:p>
          </table:table-cell>
          <table:table-cell office:value-type="float" office:value="0.306021412997804" calcext:value-type="float">
            <text:p>0.306021412997804</text:p>
          </table:table-cell>
          <table:table-cell office:value-type="float" office:value="1.75634896793234" calcext:value-type="float">
            <text:p>1.75634896793234</text:p>
          </table:table-cell>
        </table:table-row>
        <table:table-row table:style-name="ro1">
          <table:table-cell/>
          <table:table-cell office:value-type="float" office:value="0.208211143501103" calcext:value-type="float">
            <text:p>0.208211143501103</text:p>
          </table:table-cell>
          <table:table-cell office:value-type="float" office:value="1.73921622964794" calcext:value-type="float">
            <text:p>1.73921622964794</text:p>
          </table:table-cell>
          <table:table-cell office:value-type="float" office:value="1.4986297015824" calcext:value-type="float">
            <text:p>1.4986297015824</text:p>
          </table:table-cell>
          <table:table-cell office:value-type="float" office:value="0.304705115376567" calcext:value-type="float">
            <text:p>0.304705115376567</text:p>
          </table:table-cell>
          <table:table-cell office:value-type="float" office:value="1.71751466269538" calcext:value-type="float">
            <text:p>1.71751466269538</text:p>
          </table:table-cell>
        </table:table-row>
        <table:table-row table:style-name="ro1">
          <table:table-cell/>
          <table:table-cell office:value-type="float" office:value="0.209188660606742" calcext:value-type="float">
            <text:p>0.209188660606742</text:p>
          </table:table-cell>
          <table:table-cell office:value-type="float" office:value="1.6541020634722" calcext:value-type="float">
            <text:p>1.6541020634722</text:p>
          </table:table-cell>
          <table:table-cell office:value-type="float" office:value="1.84115155731739" calcext:value-type="float">
            <text:p>1.84115155731739</text:p>
          </table:table-cell>
          <table:table-cell office:value-type="float" office:value="0.303403451775298" calcext:value-type="float">
            <text:p>0.303403451775298</text:p>
          </table:table-cell>
          <table:table-cell office:value-type="float" office:value="1.61509339079399" calcext:value-type="float">
            <text:p>1.61509339079399</text:p>
          </table:table-cell>
        </table:table-row>
        <table:table-row table:style-name="ro1">
          <table:table-cell/>
          <table:table-cell office:value-type="float" office:value="0.210166177712381" calcext:value-type="float">
            <text:p>0.210166177712381</text:p>
          </table:table-cell>
          <table:table-cell office:value-type="float" office:value="1.51079738471058" calcext:value-type="float">
            <text:p>1.51079738471058</text:p>
          </table:table-cell>
          <table:table-cell office:value-type="float" office:value="1.25147516818938" calcext:value-type="float">
            <text:p>1.25147516818938</text:p>
          </table:table-cell>
          <table:table-cell office:value-type="float" office:value="0.302116198204884" calcext:value-type="float">
            <text:p>0.302116198204884</text:p>
          </table:table-cell>
          <table:table-cell office:value-type="float" office:value="1.4575752066949" calcext:value-type="float">
            <text:p>1.4575752066949</text:p>
          </table:table-cell>
        </table:table-row>
        <table:table-row table:style-name="ro1">
          <table:table-cell/>
          <table:table-cell office:value-type="float" office:value="0.21114369481802" calcext:value-type="float">
            <text:p>0.21114369481802</text:p>
          </table:table-cell>
          <table:table-cell office:value-type="float" office:value="1.31982615120755" calcext:value-type="float">
            <text:p>1.31982615120755</text:p>
          </table:table-cell>
          <table:table-cell office:value-type="float" office:value="1.66871722698059" calcext:value-type="float">
            <text:p>1.66871722698059</text:p>
          </table:table-cell>
          <table:table-cell office:value-type="float" office:value="0.300843135403866" calcext:value-type="float">
            <text:p>0.300843135403866</text:p>
          </table:table-cell>
          <table:table-cell office:value-type="float" office:value="1.25612521249259" calcext:value-type="float">
            <text:p>1.25612521249259</text:p>
          </table:table-cell>
        </table:table-row>
        <table:table-row table:style-name="ro1">
          <table:table-cell table:style-name="ce1"/>
          <table:table-cell office:value-type="float" office:value="0.212121211923659" calcext:value-type="float">
            <text:p>0.212121211923659</text:p>
          </table:table-cell>
          <table:table-cell office:value-type="float" office:value="1.0939259205201" calcext:value-type="float">
            <text:p>1.0939259205201</text:p>
          </table:table-cell>
          <table:table-cell office:value-type="float" office:value="1.26921139370628" calcext:value-type="float">
            <text:p>1.26921139370628</text:p>
          </table:table-cell>
          <table:table-cell office:value-type="float" office:value="0.299584048715073" calcext:value-type="float">
            <text:p>0.299584048715073</text:p>
          </table:table-cell>
          <table:table-cell office:value-type="float" office:value="1.02388842126084" calcext:value-type="float">
            <text:p>1.02388842126084</text:p>
          </table:table-cell>
        </table:table-row>
        <table:table-row table:style-name="ro1">
          <table:table-cell table:style-name="ce1"/>
          <table:table-cell office:value-type="float" office:value="0.213098729029298" calcext:value-type="float">
            <text:p>0.213098729029298</text:p>
          </table:table-cell>
          <table:table-cell table:style-name="ce1" office:value-type="float" office:value="0.847263783518337" calcext:value-type="float">
            <text:p>8.47E-01</text:p>
          </table:table-cell>
          <table:table-cell office:value-type="float" office:value="0.505729206892569" calcext:value-type="float">
            <text:p>0.505729206892569</text:p>
          </table:table-cell>
          <table:table-cell office:value-type="float" office:value="0.298338727956006" calcext:value-type="float">
            <text:p>0.298338727956006</text:p>
          </table:table-cell>
          <table:table-cell office:value-type="float" office:value="0.77518577501492" calcext:value-type="float">
            <text:p>0.77518577501492</text:p>
          </table:table-cell>
        </table:table-row>
        <table:table-row table:style-name="ro1">
          <table:table-cell/>
          <table:table-cell office:value-type="float" office:value="0.214076246134937" calcext:value-type="float">
            <text:p>0.214076246134937</text:p>
          </table:table-cell>
          <table:table-cell office:value-type="float" office:value="0.594576517036163" calcext:value-type="float">
            <text:p>0.594576517036163</text:p>
          </table:table-cell>
          <table:table-cell office:value-type="float" office:value="0.442717042943414" calcext:value-type="float">
            <text:p>0.442717042943414</text:p>
          </table:table-cell>
          <table:table-cell office:value-type="float" office:value="0.297106967316574" calcext:value-type="float">
            <text:p>0.297106967316574</text:p>
          </table:table-cell>
          <table:table-cell office:value-type="float" office:value="0.524649748155119" calcext:value-type="float">
            <text:p>0.524649748155119</text:p>
          </table:table-cell>
        </table:table-row>
        <table:table-row table:style-name="ro1">
          <table:table-cell/>
          <table:table-cell office:value-type="float" office:value="0.215053763240576" calcext:value-type="float">
            <text:p>0.215053763240576</text:p>
          </table:table-cell>
          <table:table-cell office:value-type="float" office:value="0.350286729421848" calcext:value-type="float">
            <text:p>0.350286729421848</text:p>
          </table:table-cell>
          <table:table-cell office:value-type="float" office:value="0.464468305348535" calcext:value-type="float">
            <text:p>0.464468305348535</text:p>
          </table:table-cell>
          <table:table-cell office:value-type="float" office:value="0.295888565230141" calcext:value-type="float">
            <text:p>0.295888565230141</text:p>
          </table:table-cell>
          <table:table-cell office:value-type="float" office:value="0.286351436929658" calcext:value-type="float">
            <text:p>0.286351436929658</text:p>
          </table:table-cell>
        </table:table-row>
        <table:table-row table:style-name="ro1">
          <table:table-cell/>
          <table:table-cell office:value-type="float" office:value="0.216031280346215" calcext:value-type="float">
            <text:p>0.216031280346215</text:p>
          </table:table-cell>
          <table:table-cell table:style-name="ce1" office:value-type="float" office:value="0.12764806077269" calcext:value-type="float">
            <text:p>1.28E-01</text:p>
          </table:table-cell>
          <table:table-cell table:style-name="ce1" office:value-type="float" office:value="0.0445002073611566" calcext:value-type="float">
            <text:p>4.45E-02</text:p>
          </table:table-cell>
          <table:table-cell office:value-type="float" office:value="0.294683324271353" calcext:value-type="float">
            <text:p>0.294683324271353</text:p>
          </table:table-cell>
          <table:table-cell table:style-name="ce1" office:value-type="float" office:value="0.0729713929683211" calcext:value-type="float">
            <text:p>7.30E-02</text:p>
          </table:table-cell>
        </table:table-row>
        <table:table-row table:style-name="ro1">
          <table:table-cell/>
          <table:table-cell office:value-type="float" office:value="0.217008797451854" calcext:value-type="float">
            <text:p>0.217008797451854</text:p>
          </table:table-cell>
          <table:table-cell table:style-name="ce1" office:value-type="float" office:value="-0.0620293987456816" calcext:value-type="float">
            <text:p>-6.20E-02</text:p>
          </table:table-cell>
          <table:table-cell office:value-type="float" office:value="0.233190561687607" calcext:value-type="float">
            <text:p>0.233190561687607</text:p>
          </table:table-cell>
          <table:table-cell office:value-type="float" office:value="0.29349105104824" calcext:value-type="float">
            <text:p>0.29349105104824</text:p>
          </table:table-cell>
          <table:table-cell office:value-type="float" office:value="-0.104936314832042" calcext:value-type="float">
            <text:p>-0.104936314832042</text:p>
          </table:table-cell>
        </table:table-row>
        <table:table-row table:style-name="ro1">
          <table:table-cell/>
          <table:table-cell office:value-type="float" office:value="0.217986314557493" calcext:value-type="float">
            <text:p>0.217986314557493</text:p>
          </table:table-cell>
          <table:table-cell office:value-type="float" office:value="-0.210027277477383" calcext:value-type="float">
            <text:p>-0.210027277477383</text:p>
          </table:table-cell>
          <table:table-cell office:value-type="float" office:value="-0.30862069032019" calcext:value-type="float">
            <text:p>-0.30862069032019</text:p>
          </table:table-cell>
          <table:table-cell office:value-type="float" office:value="0.29231155609837" calcext:value-type="float">
            <text:p>0.29231155609837</text:p>
          </table:table-cell>
          <table:table-cell office:value-type="float" office:value="-0.239543062306166" calcext:value-type="float">
            <text:p>-0.239543062306166</text:p>
          </table:table-cell>
        </table:table-row>
        <table:table-row table:style-name="ro1">
          <table:table-cell/>
          <table:table-cell office:value-type="float" office:value="0.218963831663132" calcext:value-type="float">
            <text:p>0.218963831663132</text:p>
          </table:table-cell>
          <table:table-cell office:value-type="float" office:value="-0.310702220468308" calcext:value-type="float">
            <text:p>-0.310702220468308</text:p>
          </table:table-cell>
          <table:table-cell office:value-type="float" office:value="-0.266088906936745" calcext:value-type="float">
            <text:p>-0.266088906936745</text:p>
          </table:table-cell>
          <table:table-cell office:value-type="float" office:value="0.291144653788644" calcext:value-type="float">
            <text:p>0.291144653788644</text:p>
          </table:table-cell>
          <table:table-cell office:value-type="float" office:value="-0.326172261334953" calcext:value-type="float">
            <text:p>-0.326172261334953</text:p>
          </table:table-cell>
        </table:table-row>
        <table:table-row table:style-name="ro1">
          <table:table-cell/>
          <table:table-cell office:value-type="float" office:value="0.219941348768771" calcext:value-type="float">
            <text:p>0.219941348768771</text:p>
          </table:table-cell>
          <table:table-cell office:value-type="float" office:value="-0.361775900190437" calcext:value-type="float">
            <text:p>-0.361775900190437</text:p>
          </table:table-cell>
          <table:table-cell office:value-type="float" office:value="-0.519322110708278" calcext:value-type="float">
            <text:p>-0.519322110708278</text:p>
          </table:table-cell>
          <table:table-cell office:value-type="float" office:value="0.289990162218446" calcext:value-type="float">
            <text:p>0.289990162218446</text:p>
          </table:table-cell>
          <table:table-cell office:value-type="float" office:value="-0.363528652958935" calcext:value-type="float">
            <text:p>-0.363528652958935</text:p>
          </table:table-cell>
        </table:table-row>
        <table:table-row table:style-name="ro1">
          <table:table-cell/>
          <table:table-cell office:value-type="float" office:value="0.22091886587441" calcext:value-type="float">
            <text:p>0.22091886587441</text:p>
          </table:table-cell>
          <table:table-cell office:value-type="float" office:value="-0.364415060334439" calcext:value-type="float">
            <text:p>-0.364415060334439</text:p>
          </table:table-cell>
          <table:table-cell table:style-name="ce1" office:value-type="float" office:value="-0.0965279740666702" calcext:value-type="float">
            <text:p>-9.65E-02</text:p>
          </table:table-cell>
          <table:table-cell office:value-type="float" office:value="0.288847903125775" calcext:value-type="float">
            <text:p>0.288847903125775</text:p>
          </table:table-cell>
          <table:table-cell office:value-type="float" office:value="-0.35371732627178" calcext:value-type="float">
            <text:p>-0.35371732627178</text:p>
          </table:table-cell>
        </table:table-row>
        <table:table-row table:style-name="ro1">
          <table:table-cell/>
          <table:table-cell office:value-type="float" office:value="0.221896382980049" calcext:value-type="float">
            <text:p>0.221896382980049</text:p>
          </table:table-cell>
          <table:table-cell office:value-type="float" office:value="-0.323097641390073" calcext:value-type="float">
            <text:p>-0.323097641390073</text:p>
          </table:table-cell>
          <table:table-cell office:value-type="float" office:value="-0.620258128899705" calcext:value-type="float">
            <text:p>-0.620258128899705</text:p>
          </table:table-cell>
          <table:table-cell office:value-type="float" office:value="0.2877177017958" calcext:value-type="float">
            <text:p>0.2877177017958</text:p>
          </table:table-cell>
          <table:table-cell office:value-type="float" office:value="-0.302052204783487" calcext:value-type="float">
            <text:p>-0.302052204783487</text:p>
          </table:table-cell>
        </table:table-row>
        <table:table-row table:style-name="ro1">
          <table:table-cell/>
          <table:table-cell office:value-type="float" office:value="0.222873900085688" calcext:value-type="float">
            <text:p>0.222873900085688</text:p>
          </table:table-cell>
          <table:table-cell office:value-type="float" office:value="-0.245273989312753" calcext:value-type="float">
            <text:p>-0.245273989312753</text:p>
          </table:table-cell>
          <table:table-cell table:style-name="ce1" office:value-type="float" office:value="0.0161114006251524" calcext:value-type="float">
            <text:p>1.61E-02</text:p>
          </table:table-cell>
          <table:table-cell office:value-type="float" office:value="0.286599386972392" calcext:value-type="float">
            <text:p>0.286599386972392</text:p>
          </table:table-cell>
          <table:table-cell office:value-type="float" office:value="-0.216666461873138" calcext:value-type="float">
            <text:p>-0.216666461873138</text:p>
          </table:table-cell>
        </table:table-row>
        <table:table-row table:style-name="ro1">
          <table:table-cell/>
          <table:table-cell office:value-type="float" office:value="0.223851417191327" calcext:value-type="float">
            <text:p>0.223851417191327</text:p>
          </table:table-cell>
          <table:table-cell office:value-type="float" office:value="-0.140844546096889" calcext:value-type="float">
            <text:p>-0.140844546096889</text:p>
          </table:table-cell>
          <table:table-cell office:value-type="float" office:value="-0.105388056086028" calcext:value-type="float">
            <text:p>-0.105388056086028</text:p>
          </table:table-cell>
          <table:table-cell office:value-type="float" office:value="0.285492790772501" calcext:value-type="float">
            <text:p>0.285492790772501</text:p>
          </table:table-cell>
          <table:table-cell office:value-type="float" office:value="-0.107949285181301" calcext:value-type="float">
            <text:p>-0.107949285181301</text:p>
          </table:table-cell>
        </table:table-row>
        <table:table-row table:style-name="ro1">
          <table:table-cell/>
          <table:table-cell office:value-type="float" office:value="0.224828934296966" calcext:value-type="float">
            <text:p>0.224828934296966</text:p>
          </table:table-cell>
          <table:table-cell table:style-name="ce1" office:value-type="float" office:value="-0.0214865176422048" calcext:value-type="float">
            <text:p>-2.15E-02</text:p>
          </table:table-cell>
          <table:table-cell table:style-name="ce1" office:value-type="float" office:value="-0.0672572588918792" calcext:value-type="float">
            <text:p>-6.73E-02</text:p>
          </table:table-cell>
          <table:table-cell office:value-type="float" office:value="0.284397748603085" calcext:value-type="float">
            <text:p>0.284397748603085</text:p>
          </table:table-cell>
          <table:table-cell table:style-name="ce1" office:value-type="float" office:value="0.0121561117229297" calcext:value-type="float">
            <text:p>1.22E-02</text:p>
          </table:table-cell>
        </table:table-row>
        <table:table-row table:style-name="ro1">
          <table:table-cell/>
          <table:table-cell office:value-type="float" office:value="0.225806451402605" calcext:value-type="float">
            <text:p>0.225806451402605</text:p>
          </table:table-cell>
          <table:table-cell office:value-type="float" office:value="0.100128857625048" calcext:value-type="float">
            <text:p>0.100128857625048</text:p>
          </table:table-cell>
          <table:table-cell office:value-type="float" office:value="-0.20090133028331" calcext:value-type="float">
            <text:p>-0.20090133028331</text:p>
          </table:table-cell>
          <table:table-cell office:value-type="float" office:value="0.283314099080156" calcext:value-type="float">
            <text:p>0.283314099080156</text:p>
          </table:table-cell>
          <table:table-cell office:value-type="float" office:value="0.130949962436793" calcext:value-type="float">
            <text:p>0.130949962436793</text:p>
          </table:table-cell>
        </table:table-row>
        <table:table-row table:style-name="ro1">
          <table:table-cell/>
          <table:table-cell office:value-type="float" office:value="0.226783968508244" calcext:value-type="float">
            <text:p>0.226783968508244</text:p>
          </table:table-cell>
          <table:table-cell office:value-type="float" office:value="0.211180205389015" calcext:value-type="float">
            <text:p>0.211180205389015</text:p>
          </table:table-cell>
          <table:table-cell office:value-type="float" office:value="0.463748789775426" calcext:value-type="float">
            <text:p>0.463748789775426</text:p>
          </table:table-cell>
          <table:table-cell office:value-type="float" office:value="0.28224168395059" calcext:value-type="float">
            <text:p>0.28224168395059</text:p>
          </table:table-cell>
          <table:table-cell office:value-type="float" office:value="0.235819879298935" calcext:value-type="float">
            <text:p>0.235819879298935</text:p>
          </table:table-cell>
        </table:table-row>
        <table:table-row table:style-name="ro1">
          <table:table-cell/>
          <table:table-cell office:value-type="float" office:value="0.227761485613883" calcext:value-type="float">
            <text:p>0.227761485613883</text:p>
          </table:table-cell>
          <table:table-cell office:value-type="float" office:value="0.299549147979937" calcext:value-type="float">
            <text:p>0.299549147979937</text:p>
          </table:table-cell>
          <table:table-cell table:style-name="ce1" office:value-type="float" office:value="0.0924564343673947" calcext:value-type="float">
            <text:p>9.25E-02</text:p>
          </table:table-cell>
          <table:table-cell office:value-type="float" office:value="0.281180348016204" calcext:value-type="float">
            <text:p>0.281180348016204</text:p>
          </table:table-cell>
          <table:table-cell office:value-type="float" office:value="0.315079415823589" calcext:value-type="float">
            <text:p>0.315079415823589</text:p>
          </table:table-cell>
        </table:table-row>
        <table:table-row table:style-name="ro1">
          <table:table-cell/>
          <table:table-cell office:value-type="float" office:value="0.228739002719522" calcext:value-type="float">
            <text:p>0.228739002719522</text:p>
          </table:table-cell>
          <table:table-cell office:value-type="float" office:value="0.354630185485664" calcext:value-type="float">
            <text:p>0.354630185485664</text:p>
          </table:table-cell>
          <table:table-cell table:style-name="ce1" office:value-type="float" office:value="0.0570359596154467" calcext:value-type="float">
            <text:p>5.70E-02</text:p>
          </table:table-cell>
          <table:table-cell office:value-type="float" office:value="0.280129939060116" calcext:value-type="float">
            <text:p>0.280129939060116</text:p>
          </table:table-cell>
          <table:table-cell office:value-type="float" office:value="0.358749756169208" calcext:value-type="float">
            <text:p>0.358749756169208</text:p>
          </table:table-cell>
        </table:table-row>
        <table:table-row table:style-name="ro1">
          <table:table-cell/>
          <table:table-cell office:value-type="float" office:value="0.229716519825161" calcext:value-type="float">
            <text:p>0.229716519825161</text:p>
          </table:table-cell>
          <table:table-cell office:value-type="float" office:value="0.368047451119045" calcext:value-type="float">
            <text:p>0.368047451119045</text:p>
          </table:table-cell>
          <table:table-cell office:value-type="float" office:value="0.502113989024368" calcext:value-type="float">
            <text:p>0.502113989024368</text:p>
          </table:table-cell>
          <table:table-cell office:value-type="float" office:value="0.27909030777473" calcext:value-type="float">
            <text:p>0.27909030777473</text:p>
          </table:table-cell>
          <table:table-cell office:value-type="float" office:value="0.359236457311706" calcext:value-type="float">
            <text:p>0.359236457311706</text:p>
          </table:table-cell>
        </table:table-row>
        <table:table-row table:style-name="ro1">
          <table:table-cell/>
          <table:table-cell office:value-type="float" office:value="0.230694036930799" calcext:value-type="float">
            <text:p>0.230694036930799</text:p>
          </table:table-cell>
          <table:table-cell office:value-type="float" office:value="0.334234093334653" calcext:value-type="float">
            <text:p>0.334234093334653</text:p>
          </table:table-cell>
          <table:table-cell office:value-type="float" office:value="0.164008830241452" calcext:value-type="float">
            <text:p>0.164008830241452</text:p>
          </table:table-cell>
          <table:table-cell office:value-type="float" office:value="0.278061307692515" calcext:value-type="float">
            <text:p>0.278061307692515</text:p>
          </table:table-cell>
          <table:table-cell office:value-type="float" office:value="0.311859498919526" calcext:value-type="float">
            <text:p>0.311859498919526</text:p>
          </table:table-cell>
        </table:table-row>
        <table:table-row table:style-name="ro1">
          <table:table-cell/>
          <table:table-cell office:value-type="float" office:value="0.231671554036438" calcext:value-type="float">
            <text:p>0.231671554036438</text:p>
          </table:table-cell>
          <table:table-cell table:style-name="ce1" office:value-type="float" office:value="0.250838339382719" calcext:value-type="float">
            <text:p>2.51E-01</text:p>
          </table:table-cell>
          <table:table-cell office:value-type="float" office:value="0.515552667955206" calcext:value-type="float">
            <text:p>0.515552667955206</text:p>
          </table:table-cell>
          <table:table-cell office:value-type="float" office:value="0.277042795119426" calcext:value-type="float">
            <text:p>0.277042795119426</text:p>
          </table:table-cell>
          <table:table-cell office:value-type="float" office:value="0.215203745135603" calcext:value-type="float">
            <text:p>0.215203745135603</text:p>
          </table:table-cell>
        </table:table-row>
        <table:table-row table:style-name="ro1">
          <table:table-cell/>
          <table:table-cell office:value-type="float" office:value="0.232649071142077" calcext:value-type="float">
            <text:p>0.232649071142077</text:p>
          </table:table-cell>
          <table:table-cell office:value-type="float" office:value="0.11893077319342" calcext:value-type="float">
            <text:p>0.11893077319342</text:p>
          </table:table-cell>
          <table:table-cell table:style-name="ce1" office:value-type="float" office:value="0.0457982099431546" calcext:value-type="float">
            <text:p>4.58E-02</text:p>
          </table:table-cell>
          <table:table-cell office:value-type="float" office:value="0.276034629065603" calcext:value-type="float">
            <text:p>0.276034629065603</text:p>
          </table:table-cell>
          <table:table-cell table:style-name="ce1" office:value-type="float" office:value="0.0712677603057802" calcext:value-type="float">
            <text:p>7.13E-02</text:p>
          </table:table-cell>
        </table:table-row>
        <table:table-row table:style-name="ro1">
          <table:table-cell/>
          <table:table-cell office:value-type="float" office:value="0.233626588247716" calcext:value-type="float">
            <text:p>0.233626588247716</text:p>
          </table:table-cell>
          <table:table-cell table:style-name="ce1" office:value-type="float" office:value="-0.0570006156092354" calcext:value-type="float">
            <text:p>-5.70E-02</text:p>
          </table:table-cell>
          <table:table-cell office:value-type="float" office:value="-0.484205476827538" calcext:value-type="float">
            <text:p>-0.484205476827538</text:p>
          </table:table-cell>
          <table:table-cell office:value-type="float" office:value="0.275036671188753" calcext:value-type="float">
            <text:p>0.275036671188753</text:p>
          </table:table-cell>
          <table:table-cell office:value-type="float" office:value="-0.114598903547997" calcext:value-type="float">
            <text:p>-0.114598903547997</text:p>
          </table:table-cell>
        </table:table-row>
        <table:table-row table:style-name="ro1">
          <table:table-cell/>
          <table:table-cell office:value-type="float" office:value="0.234604105353355" calcext:value-type="float">
            <text:p>0.234604105353355</text:p>
          </table:table-cell>
          <table:table-cell office:value-type="float" office:value="-0.26926820853931" calcext:value-type="float">
            <text:p>-0.26926820853931</text:p>
          </table:table-cell>
          <table:table-cell table:style-name="ce1" office:value-type="float" office:value="-0.0856279640714662" calcext:value-type="float">
            <text:p>-8.56E-02</text:p>
          </table:table-cell>
          <table:table-cell office:value-type="float" office:value="0.274048785724907" calcext:value-type="float">
            <text:p>0.274048785724907</text:p>
          </table:table-cell>
          <table:table-cell office:value-type="float" office:value="-0.333967047160361" calcext:value-type="float">
            <text:p>-0.333967047160361</text:p>
          </table:table-cell>
        </table:table-row>
        <table:table-row table:style-name="ro1">
          <table:table-cell/>
          <table:table-cell office:value-type="float" office:value="0.235581622458994" calcext:value-type="float">
            <text:p>0.235581622458994</text:p>
          </table:table-cell>
          <table:table-cell office:value-type="float" office:value="-0.507403062348305" calcext:value-type="float">
            <text:p>-0.507403062348305</text:p>
          </table:table-cell>
          <table:table-cell table:style-name="ce1" office:value-type="float" office:value="-0.0366616280866283" calcext:value-type="float">
            <text:p>-3.67E-02</text:p>
          </table:table-cell>
          <table:table-cell office:value-type="float" office:value="0.273070839432257" calcext:value-type="float">
            <text:p>0.273070839432257</text:p>
          </table:table-cell>
          <table:table-cell office:value-type="float" office:value="-0.575792270388074" calcext:value-type="float">
            <text:p>-0.575792270388074</text:p>
          </table:table-cell>
        </table:table-row>
        <table:table-row table:style-name="ro1">
          <table:table-cell/>
          <table:table-cell office:value-type="float" office:value="0.236559139564633" calcext:value-type="float">
            <text:p>0.236559139564633</text:p>
          </table:table-cell>
          <table:table-cell office:value-type="float" office:value="-0.758749273088308" calcext:value-type="float">
            <text:p>-0.758749273088308</text:p>
          </table:table-cell>
          <table:table-cell office:value-type="float" office:value="-0.44667920929523" calcext:value-type="float">
            <text:p>-0.44667920929523</text:p>
          </table:table-cell>
          <table:table-cell office:value-type="float" office:value="0.272102701532227" calcext:value-type="float">
            <text:p>0.272102701532227</text:p>
          </table:table-cell>
          <table:table-cell office:value-type="float" office:value="-0.827045300107158" calcext:value-type="float">
            <text:p>-0.827045300107158</text:p>
          </table:table-cell>
        </table:table-row>
        <table:table-row table:style-name="ro1">
          <table:table-cell table:style-name="ce1"/>
          <table:table-cell office:value-type="float" office:value="0.237536656670272" calcext:value-type="float">
            <text:p>0.237536656670272</text:p>
          </table:table-cell>
          <table:table-cell office:value-type="float" office:value="-1.00919922362292" calcext:value-type="float">
            <text:p>-1.00919922362292</text:p>
          </table:table-cell>
          <table:table-cell office:value-type="float" office:value="-1.34997831041493" calcext:value-type="float">
            <text:p>-1.34997831041493</text:p>
          </table:table-cell>
          <table:table-cell office:value-type="float" office:value="0.271144243652349" calcext:value-type="float">
            <text:p>0.271144243652349</text:p>
          </table:table-cell>
          <table:table-cell office:value-type="float" office:value="-1.07347089534907" calcext:value-type="float">
            <text:p>-1.07347089534907</text:p>
          </table:table-cell>
        </table:table-row>
        <table:table-row table:style-name="ro1">
          <table:table-cell/>
          <table:table-cell office:value-type="float" office:value="0.238514173775911" calcext:value-type="float">
            <text:p>0.238514173775911</text:p>
          </table:table-cell>
          <table:table-cell office:value-type="float" office:value="-1.24402593355381" calcext:value-type="float">
            <text:p>-1.24402593355381</text:p>
          </table:table-cell>
          <table:table-cell office:value-type="float" office:value="-1.54369859814966" calcext:value-type="float">
            <text:p>-1.54369859814966</text:p>
          </table:table-cell>
          <table:table-cell office:value-type="float" office:value="0.270195339771045" calcext:value-type="float">
            <text:p>0.270195339771045</text:p>
          </table:table-cell>
          <table:table-cell office:value-type="float" office:value="-1.30043017425871" calcext:value-type="float">
            <text:p>-1.30043017425871</text:p>
          </table:table-cell>
        </table:table-row>
        <table:table-row table:style-name="ro1">
          <table:table-cell/>
          <table:table-cell office:value-type="float" office:value="0.23949169088155" calcext:value-type="float">
            <text:p>0.23949169088155</text:p>
          </table:table-cell>
          <table:table-cell office:value-type="float" office:value="-1.44876274961625" calcext:value-type="float">
            <text:p>-1.44876274961625</text:p>
          </table:table-cell>
          <table:table-cell office:value-type="float" office:value="-1.50636430365432" calcext:value-type="float">
            <text:p>-1.50636430365432</text:p>
          </table:table-cell>
          <table:table-cell office:value-type="float" office:value="0.269255866164058" calcext:value-type="float">
            <text:p>0.269255866164058</text:p>
          </table:table-cell>
          <table:table-cell office:value-type="float" office:value="-1.49377605784965" calcext:value-type="float">
            <text:p>-1.49377605784965</text:p>
          </table:table-cell>
        </table:table-row>
        <table:table-row table:style-name="ro1">
          <table:table-cell/>
          <table:table-cell office:value-type="float" office:value="0.240469207987189" calcext:value-type="float">
            <text:p>0.240469207987189</text:p>
          </table:table-cell>
          <table:table-cell office:value-type="float" office:value="-1.61007761871533" calcext:value-type="float">
            <text:p>-1.61007761871533</text:p>
          </table:table-cell>
          <table:table-cell office:value-type="float" office:value="-1.21799243445262" calcext:value-type="float">
            <text:p>-1.21799243445262</text:p>
          </table:table-cell>
          <table:table-cell office:value-type="float" office:value="0.268325701352532" calcext:value-type="float">
            <text:p>0.268325701352532</text:p>
          </table:table-cell>
          <table:table-cell office:value-type="float" office:value="-1.64070938834473" calcext:value-type="float">
            <text:p>-1.64070938834473</text:p>
          </table:table-cell>
        </table:table-row>
        <table:table-row table:style-name="ro1">
          <table:table-cell/>
          <table:table-cell office:value-type="float" office:value="0.241446725092828" calcext:value-type="float">
            <text:p>0.241446725092828</text:p>
          </table:table-cell>
          <table:table-cell office:value-type="float" office:value="-1.71658935714593" calcext:value-type="float">
            <text:p>-1.71658935714593</text:p>
          </table:table-cell>
          <table:table-cell office:value-type="float" office:value="-1.42404976740287" calcext:value-type="float">
            <text:p>-1.42404976740287</text:p>
          </table:table-cell>
          <table:table-cell office:value-type="float" office:value="0.267404726051999" calcext:value-type="float">
            <text:p>0.267404726051999</text:p>
          </table:table-cell>
          <table:table-cell office:value-type="float" office:value="-1.73056428551165" calcext:value-type="float">
            <text:p>-1.73056428551165</text:p>
          </table:table-cell>
        </table:table-row>
        <table:table-row table:style-name="ro1">
          <table:table-cell/>
          <table:table-cell office:value-type="float" office:value="0.242424242198467" calcext:value-type="float">
            <text:p>0.242424242198467</text:p>
          </table:table-cell>
          <table:table-cell office:value-type="float" office:value="-1.75957666019151" calcext:value-type="float">
            <text:p>-1.75957666019151</text:p>
          </table:table-cell>
          <table:table-cell office:value-type="float" office:value="-1.3258948627863" calcext:value-type="float">
            <text:p>-1.3258948627863</text:p>
          </table:table-cell>
          <table:table-cell office:value-type="float" office:value="0.266492823123062" calcext:value-type="float">
            <text:p>0.266492823123062</text:p>
          </table:table-cell>
          <table:table-cell office:value-type="float" office:value="-1.75547539485433" calcext:value-type="float">
            <text:p>-1.75547539485433</text:p>
          </table:table-cell>
        </table:table-row>
        <table:table-row table:style-name="ro1">
          <table:table-cell/>
          <table:table-cell office:value-type="float" office:value="0.243401759304106" calcext:value-type="float">
            <text:p>0.243401759304106</text:p>
          </table:table-cell>
          <table:table-cell office:value-type="float" office:value="-1.73353688851247" calcext:value-type="float">
            <text:p>-1.73353688851247</text:p>
          </table:table-cell>
          <table:table-cell office:value-type="float" office:value="-2.1921252975079" calcext:value-type="float">
            <text:p>-2.1921252975079</text:p>
          </table:table-cell>
          <table:table-cell office:value-type="float" office:value="0.265589877523471" calcext:value-type="float">
            <text:p>0.265589877523471</text:p>
          </table:table-cell>
          <table:table-cell office:value-type="float" office:value="-1.71088661390056" calcext:value-type="float">
            <text:p>-1.71088661390056</text:p>
          </table:table-cell>
        </table:table-row>
        <table:table-row table:style-name="ro1">
          <table:table-cell/>
          <table:table-cell office:value-type="float" office:value="0.244379276409745" calcext:value-type="float">
            <text:p>0.244379276409745</text:p>
          </table:table-cell>
          <table:table-cell office:value-type="float" office:value="-1.63656054588783" calcext:value-type="float">
            <text:p>-1.63656054588783</text:p>
          </table:table-cell>
          <table:table-cell office:value-type="float" office:value="-1.90527892745898" calcext:value-type="float">
            <text:p>-1.90527892745898</text:p>
          </table:table-cell>
          <table:table-cell office:value-type="float" office:value="0.264695776261528" calcext:value-type="float">
            <text:p>0.264695776261528</text:p>
          </table:table-cell>
          <table:table-cell office:value-type="float" office:value="-1.59587024383077" calcext:value-type="float">
            <text:p>-1.59587024383077</text:p>
          </table:table-cell>
        </table:table-row>
        <table:table-row table:style-name="ro1">
          <table:table-cell/>
          <table:table-cell office:value-type="float" office:value="0.245356793515384" calcext:value-type="float">
            <text:p>0.245356793515384</text:p>
          </table:table-cell>
          <table:table-cell office:value-type="float" office:value="-1.4704982959559" calcext:value-type="float">
            <text:p>-1.4704982959559</text:p>
          </table:table-cell>
          <table:table-cell office:value-type="float" office:value="-1.5073752643595" calcext:value-type="float">
            <text:p>-1.5073752643595</text:p>
          </table:table-cell>
          <table:table-cell office:value-type="float" office:value="0.263810408350549" calcext:value-type="float">
            <text:p>0.263810408350549</text:p>
          </table:table-cell>
          <table:table-cell office:value-type="float" office:value="-1.41323674435967" calcext:value-type="float">
            <text:p>-1.41323674435967</text:p>
          </table:table-cell>
        </table:table-row>
        <table:table-row table:style-name="ro1">
          <table:table-cell/>
          <table:table-cell office:value-type="float" office:value="0.246334310621023" calcext:value-type="float">
            <text:p>0.246334310621023</text:p>
          </table:table-cell>
          <table:table-cell office:value-type="float" office:value="-1.24090969907365" calcext:value-type="float">
            <text:p>-1.24090969907365</text:p>
          </table:table-cell>
          <table:table-cell office:value-type="float" office:value="-1.43993516025247" calcext:value-type="float">
            <text:p>-1.43993516025247</text:p>
          </table:table-cell>
          <table:table-cell office:value-type="float" office:value="0.262933664764571" calcext:value-type="float">
            <text:p>0.262933664764571</text:p>
          </table:table-cell>
          <table:table-cell office:value-type="float" office:value="-1.16942769895762" calcext:value-type="float">
            <text:p>-1.16942769895762</text:p>
          </table:table-cell>
        </table:table-row>
        <table:table-row table:style-name="ro1">
          <table:table-cell/>
          <table:table-cell office:value-type="float" office:value="0.247311827726662" calcext:value-type="float">
            <text:p>0.247311827726662</text:p>
          </table:table-cell>
          <table:table-cell office:value-type="float" office:value="-0.956795845495418" calcext:value-type="float">
            <text:p>-0.956795845495418</text:p>
          </table:table-cell>
          <table:table-cell office:value-type="float" office:value="-1.04566624794608" calcext:value-type="float">
            <text:p>-1.04566624794608</text:p>
          </table:table-cell>
          <table:table-cell office:value-type="float" office:value="0.262065438395456" calcext:value-type="float">
            <text:p>0.262065438395456</text:p>
          </table:table-cell>
          <table:table-cell office:value-type="float" office:value="-0.874197482037333" calcext:value-type="float">
            <text:p>-0.874197482037333</text:p>
          </table:table-cell>
        </table:table-row>
        <table:table-row table:style-name="ro1">
          <table:table-cell/>
          <table:table-cell office:value-type="float" office:value="0.248289344832301" calcext:value-type="float">
            <text:p>0.248289344832301</text:p>
          </table:table-cell>
          <table:table-cell office:value-type="float" office:value="-0.630130939061138" calcext:value-type="float">
            <text:p>-0.630130939061138</text:p>
          </table:table-cell>
          <table:table-cell office:value-type="float" office:value="-0.560705109653755" calcext:value-type="float">
            <text:p>-0.560705109653755</text:p>
          </table:table-cell>
          <table:table-cell office:value-type="float" office:value="0.261205624011097" calcext:value-type="float">
            <text:p>0.261205624011097</text:p>
          </table:table-cell>
          <table:table-cell office:value-type="float" office:value="-0.540101689009957" calcext:value-type="float">
            <text:p>-0.540101689009957</text:p>
          </table:table-cell>
        </table:table-row>
        <table:table-row table:style-name="ro1">
          <table:table-cell/>
          <table:table-cell office:value-type="float" office:value="0.24926686193794" calcext:value-type="float">
            <text:p>0.24926686193794</text:p>
          </table:table-cell>
          <table:table-cell office:value-type="float" office:value="-0.275219874612783" calcext:value-type="float">
            <text:p>-0.275219874612783</text:p>
          </table:table-cell>
          <table:table-cell office:value-type="float" office:value="0.104774844117456" calcext:value-type="float">
            <text:p>0.104774844117456</text:p>
          </table:table-cell>
          <table:table-cell office:value-type="float" office:value="0.260354118214438" calcext:value-type="float">
            <text:p>0.260354118214438</text:p>
          </table:table-cell>
          <table:table-cell office:value-type="float" office:value="-0.181821892197479" calcext:value-type="float">
            <text:p>-0.181821892197479</text:p>
          </table:table-cell>
        </table:table-row>
        <table:table-row table:style-name="ro1">
          <table:table-cell/>
          <table:table-cell office:value-type="float" office:value="0.250244379043579" calcext:value-type="float">
            <text:p>0.250244379043579</text:p>
          </table:table-cell>
          <table:table-cell table:style-name="ce1" office:value-type="float" office:value="0.0920807662881725" calcext:value-type="float">
            <text:p>9.21E-02</text:p>
          </table:table-cell>
          <table:table-cell office:value-type="float" office:value="0.479206887681445" calcext:value-type="float">
            <text:p>0.479206887681445</text:p>
          </table:table-cell>
          <table:table-cell office:value-type="float" office:value="0.259510819403846" calcext:value-type="float">
            <text:p>0.259510819403846</text:p>
          </table:table-cell>
          <table:table-cell office:value-type="float" office:value="0.184633967727235" calcext:value-type="float">
            <text:p>0.184633967727235</text:p>
          </table:table-cell>
        </table:table-row>
        <table:table-row table:style-name="ro1">
          <table:table-cell/>
          <table:table-cell office:value-type="float" office:value="0.251221896149218" calcext:value-type="float">
            <text:p>0.251221896149218</text:p>
          </table:table-cell>
          <table:table-cell office:value-type="float" office:value="0.455232725500562" calcext:value-type="float">
            <text:p>0.455232725500562</text:p>
          </table:table-cell>
          <table:table-cell office:value-type="float" office:value="0.656360507310735" calcext:value-type="float">
            <text:p>0.656360507310735</text:p>
          </table:table-cell>
          <table:table-cell office:value-type="float" office:value="0.258675627734521" calcext:value-type="float">
            <text:p>0.258675627734521</text:p>
          </table:table-cell>
          <table:table-cell office:value-type="float" office:value="0.542808837050564" calcext:value-type="float">
            <text:p>0.542808837050564</text:p>
          </table:table-cell>
        </table:table-row>
        <table:table-row table:style-name="ro1">
          <table:table-cell/>
          <table:table-cell office:value-type="float" office:value="0.252199413254857" calcext:value-type="float">
            <text:p>0.252199413254857</text:p>
          </table:table-cell>
          <table:table-cell office:value-type="float" office:value="0.797926076024464" calcext:value-type="float">
            <text:p>0.797926076024464</text:p>
          </table:table-cell>
          <table:table-cell office:value-type="float" office:value="0.595049113887734" calcext:value-type="float">
            <text:p>0.595049113887734</text:p>
          </table:table-cell>
          <table:table-cell office:value-type="float" office:value="0.257848445080913" calcext:value-type="float">
            <text:p>0.257848445080913</text:p>
          </table:table-cell>
          <table:table-cell office:value-type="float" office:value="0.876700107267235" calcext:value-type="float">
            <text:p>0.876700107267235</text:p>
          </table:table-cell>
        </table:table-row>
        <table:table-row table:style-name="ro1">
          <table:table-cell/>
          <table:table-cell office:value-type="float" office:value="0.253176930360496" calcext:value-type="float">
            <text:p>0.253176930360496</text:p>
          </table:table-cell>
          <table:table-cell office:value-type="float" office:value="1.10497583117175" calcext:value-type="float">
            <text:p>1.10497583117175</text:p>
          </table:table-cell>
          <table:table-cell office:value-type="float" office:value="1.12039337525472" calcext:value-type="float">
            <text:p>1.12039337525472</text:p>
          </table:table-cell>
          <table:table-cell office:value-type="float" office:value="0.257029174999869" calcext:value-type="float">
            <text:p>0.257029174999869</text:p>
          </table:table-cell>
          <table:table-cell office:value-type="float" office:value="1.1716365651867" calcext:value-type="float">
            <text:p>1.1716365651867</text:p>
          </table:table-cell>
        </table:table-row>
        <table:table-row table:style-name="ro1">
          <table:table-cell/>
          <table:table-cell office:value-type="float" office:value="0.254154447466135" calcext:value-type="float">
            <text:p>0.254154447466135</text:p>
          </table:table-cell>
          <table:table-cell office:value-type="float" office:value="1.36315255896589" calcext:value-type="float">
            <text:p>1.36315255896589</text:p>
          </table:table-cell>
          <table:table-cell office:value-type="float" office:value="1.43296592661307" calcext:value-type="float">
            <text:p>1.43296592661307</text:p>
          </table:table-cell>
          <table:table-cell office:value-type="float" office:value="0.256217722695019" calcext:value-type="float">
            <text:p>0.256217722695019</text:p>
          </table:table-cell>
          <table:table-cell office:value-type="float" office:value="1.41507740916225" calcext:value-type="float">
            <text:p>1.41507740916225</text:p>
          </table:table-cell>
        </table:table-row>
        <table:table-row table:style-name="ro1">
          <table:table-cell/>
          <table:table-cell office:value-type="float" office:value="0.255131964571774" calcext:value-type="float">
            <text:p>0.255131964571774</text:p>
          </table:table-cell>
          <table:table-cell office:value-type="float" office:value="1.56189834526137" calcext:value-type="float">
            <text:p>1.56189834526137</text:p>
          </table:table-cell>
          <table:table-cell office:value-type="float" office:value="1.52585895998576" calcext:value-type="float">
            <text:p>1.52585895998576</text:p>
          </table:table-cell>
          <table:table-cell office:value-type="float" office:value="0.255413994982003" calcext:value-type="float">
            <text:p>0.255413994982003</text:p>
          </table:table-cell>
          <table:table-cell office:value-type="float" office:value="1.59728664879386" calcext:value-type="float">
            <text:p>1.59728664879386</text:p>
          </table:table-cell>
        </table:table-row>
        <table:table-row table:style-name="ro1">
          <table:table-cell/>
          <table:table-cell office:value-type="float" office:value="0.256109481677413" calcext:value-type="float">
            <text:p>0.256109481677413</text:p>
          </table:table-cell>
          <table:table-cell office:value-type="float" office:value="1.69388629234268" calcext:value-type="float">
            <text:p>1.69388629234268</text:p>
          </table:table-cell>
          <table:table-cell office:value-type="float" office:value="1.82865034245523" calcext:value-type="float">
            <text:p>1.82865034245523</text:p>
          </table:table-cell>
          <table:table-cell office:value-type="float" office:value="0.254617900254654" calcext:value-type="float">
            <text:p>0.254617900254654</text:p>
          </table:table-cell>
          <table:table-cell office:value-type="float" office:value="1.7118436284071" calcext:value-type="float">
            <text:p>1.7118436284071</text:p>
          </table:table-cell>
        </table:table-row>
        <table:table-row table:style-name="ro1">
          <table:table-cell/>
          <table:table-cell office:value-type="float" office:value="0.257086998783052" calcext:value-type="float">
            <text:p>0.257086998783052</text:p>
          </table:table-cell>
          <table:table-cell office:value-type="float" office:value="1.75539107625709" calcext:value-type="float">
            <text:p>1.75539107625709</text:p>
          </table:table-cell>
          <table:table-cell office:value-type="float" office:value="1.84451897543999" calcext:value-type="float">
            <text:p>1.84451897543999</text:p>
          </table:table-cell>
          <table:table-cell office:value-type="float" office:value="0.253829348451744" calcext:value-type="float">
            <text:p>0.253829348451744</text:p>
          </table:table-cell>
          <table:table-cell office:value-type="float" office:value="1.7559601732102" calcext:value-type="float">
            <text:p>1.7559601732102</text:p>
          </table:table-cell>
        </table:table-row>
        <table:table-row table:style-name="ro1">
          <table:table-cell/>
          <table:table-cell office:value-type="float" office:value="0.258064515888691" calcext:value-type="float">
            <text:p>0.258064515888691</text:p>
          </table:table-cell>
          <table:table-cell office:value-type="float" office:value="1.74644935606242" calcext:value-type="float">
            <text:p>1.74644935606242</text:p>
          </table:table-cell>
          <table:table-cell office:value-type="float" office:value="1.89036734119859" calcext:value-type="float">
            <text:p>1.89036734119859</text:p>
          </table:table-cell>
          <table:table-cell office:value-type="float" office:value="0.253048251024919" calcext:value-type="float">
            <text:p>0.253048251024919</text:p>
          </table:table-cell>
          <table:table-cell office:value-type="float" office:value="1.73058636733202" calcext:value-type="float">
            <text:p>1.73058636733202</text:p>
          </table:table-cell>
        </table:table-row>
        <table:table-row table:style-name="ro1">
          <table:table-cell/>
          <table:table-cell office:value-type="float" office:value="0.25904203299433" calcext:value-type="float">
            <text:p>0.25904203299433</text:p>
          </table:table-cell>
          <table:table-cell office:value-type="float" office:value="1.67080135588058" calcext:value-type="float">
            <text:p>1.67080135588058</text:p>
          </table:table-cell>
          <table:table-cell office:value-type="float" office:value="1.52085485941" calcext:value-type="float">
            <text:p>1.52085485941</text:p>
          </table:table-cell>
          <table:table-cell office:value-type="float" office:value="0.252274520907362" calcext:value-type="float">
            <text:p>0.252274520907362</text:p>
          </table:table-cell>
          <table:table-cell office:value-type="float" office:value="1.64029954625341" calcext:value-type="float">
            <text:p>1.64029954625341</text:p>
          </table:table-cell>
        </table:table-row>
        <table:table-row table:style-name="ro1">
          <table:table-cell/>
          <table:table-cell office:value-type="float" office:value="0.260019550099969" calcext:value-type="float">
            <text:p>0.260019550099969</text:p>
          </table:table-cell>
          <table:table-cell office:value-type="float" office:value="1.53561797519512" calcext:value-type="float">
            <text:p>1.53561797519512</text:p>
          </table:table-cell>
          <table:table-cell office:value-type="float" office:value="1.59245507215967" calcext:value-type="float">
            <text:p>1.59245507215967</text:p>
          </table:table-cell>
          <table:table-cell office:value-type="float" office:value="0.251508072483223" calcext:value-type="float">
            <text:p>0.251508072483223</text:p>
          </table:table-cell>
          <table:table-cell office:value-type="float" office:value="1.49298397028914" calcext:value-type="float">
            <text:p>1.49298397028914</text:p>
          </table:table-cell>
        </table:table-row>
        <table:table-row table:style-name="ro1">
          <table:table-cell/>
          <table:table-cell office:value-type="float" office:value="0.260997067205608" calcext:value-type="float">
            <text:p>0.260997067205608</text:p>
          </table:table-cell>
          <table:table-cell office:value-type="float" office:value="1.35103054304868" calcext:value-type="float">
            <text:p>1.35103054304868</text:p>
          </table:table-cell>
          <table:table-cell office:value-type="float" office:value="1.61845747538697" calcext:value-type="float">
            <text:p>1.61845747538697</text:p>
          </table:table-cell>
          <table:table-cell office:value-type="float" office:value="0.25074882155763" calcext:value-type="float">
            <text:p>0.25074882155763</text:p>
          </table:table-cell>
          <table:table-cell office:value-type="float" office:value="1.29932107015794" calcext:value-type="float">
            <text:p>1.29932107015794</text:p>
          </table:table-cell>
        </table:table-row>
        <table:table-row table:style-name="ro1">
          <table:table-cell table:style-name="ce1"/>
          <table:table-cell office:value-type="float" office:value="0.261974584311247" calcext:value-type="float">
            <text:p>0.261974584311247</text:p>
          </table:table-cell>
          <table:table-cell office:value-type="float" office:value="1.12949205318423" calcext:value-type="float">
            <text:p>1.12949205318423</text:p>
          </table:table-cell>
          <table:table-cell office:value-type="float" office:value="1.29398425679696" calcext:value-type="float">
            <text:p>1.29398425679696</text:p>
          </table:table-cell>
          <table:table-cell office:value-type="float" office:value="0.24999668532771" calcext:value-type="float">
            <text:p>0.24999668532771</text:p>
          </table:table-cell>
          <table:table-cell office:value-type="float" office:value="1.07212137744046" calcext:value-type="float">
            <text:p>1.07212137744046</text:p>
          </table:table-cell>
        </table:table-row>
        <table:table-row table:style-name="ro1">
          <table:table-cell table:style-name="ce1"/>
          <table:table-cell office:value-type="float" office:value="0.262952101416886" calcext:value-type="float">
            <text:p>0.262952101416886</text:p>
          </table:table-cell>
          <table:table-cell table:style-name="ce1" office:value-type="float" office:value="0.885008697783852" calcext:value-type="float">
            <text:p>8.85E-01</text:p>
          </table:table-cell>
          <table:table-cell office:value-type="float" office:value="0.38879638498209" calcext:value-type="float">
            <text:p>0.38879638498209</text:p>
          </table:table-cell>
          <table:table-cell office:value-type="float" office:value="0.249251582354336" calcext:value-type="float">
            <text:p>0.249251582354336</text:p>
          </table:table-cell>
          <table:table-cell office:value-type="float" office:value="0.825538601249162" calcext:value-type="float">
            <text:p>0.825538601249162</text:p>
          </table:table-cell>
        </table:table-row>
        <table:table-row table:style-name="ro1">
          <table:table-cell/>
          <table:table-cell office:value-type="float" office:value="0.263929618522525" calcext:value-type="float">
            <text:p>0.263929618522525</text:p>
          </table:table-cell>
          <table:table-cell office:value-type="float" office:value="0.632288160018248" calcext:value-type="float">
            <text:p>0.632288160018248</text:p>
          </table:table-cell>
          <table:table-cell office:value-type="float" office:value="0.559481863758833" calcext:value-type="float">
            <text:p>0.559481863758833</text:p>
          </table:table-cell>
          <table:table-cell office:value-type="float" office:value="0.248513432534443" calcext:value-type="float">
            <text:p>0.248513432534443</text:p>
          </table:table-cell>
          <table:table-cell office:value-type="float" office:value="0.574213229508184" calcext:value-type="float">
            <text:p>0.574213229508184</text:p>
          </table:table-cell>
        </table:table-row>
        <table:table-row table:style-name="ro1">
          <table:table-cell/>
          <table:table-cell office:value-type="float" office:value="0.264907135628164" calcext:value-type="float">
            <text:p>0.264907135628164</text:p>
          </table:table-cell>
          <table:table-cell office:value-type="float" office:value="0.38585597337002" calcext:value-type="float">
            <text:p>0.38585597337002</text:p>
          </table:table-cell>
          <table:table-cell office:value-type="float" office:value="0.852712549026146" calcext:value-type="float">
            <text:p>0.852712549026146</text:p>
          </table:table-cell>
          <table:table-cell office:value-type="float" office:value="0.247782157073865" calcext:value-type="float">
            <text:p>0.247782157073865</text:p>
          </table:table-cell>
          <table:table-cell office:value-type="float" office:value="0.332397106478659" calcext:value-type="float">
            <text:p>0.332397106478659</text:p>
          </table:table-cell>
        </table:table-row>
        <table:table-row table:style-name="ro1">
          <table:table-cell/>
          <table:table-cell office:value-type="float" office:value="0.265884652733803" calcext:value-type="float">
            <text:p>0.265884652733803</text:p>
          </table:table-cell>
          <table:table-cell office:value-type="float" office:value="0.159193019786188" calcext:value-type="float">
            <text:p>0.159193019786188</text:p>
          </table:table-cell>
          <table:table-cell office:value-type="float" office:value="-0.273416748924764" calcext:value-type="float">
            <text:p>-0.273416748924764</text:p>
          </table:table-cell>
          <table:table-cell office:value-type="float" office:value="0.247057678461175" calcext:value-type="float">
            <text:p>0.247057678461175</text:p>
          </table:table-cell>
          <table:table-cell office:value-type="float" office:value="0.113111425697947" calcext:value-type="float">
            <text:p>0.113111425697947</text:p>
          </table:table-cell>
        </table:table-row>
        <table:table-row table:style-name="ro1">
          <table:table-cell/>
          <table:table-cell office:value-type="float" office:value="0.266862169839442" calcext:value-type="float">
            <text:p>0.266862169839442</text:p>
          </table:table-cell>
          <table:table-cell table:style-name="ce1" office:value-type="float" office:value="-0.0360541844756315" calcext:value-type="float">
            <text:p>-3.61E-02</text:p>
          </table:table-cell>
          <table:table-cell office:value-type="float" office:value="0.199399997438401" calcext:value-type="float">
            <text:p>0.199399997438401</text:p>
          </table:table-cell>
          <table:table-cell office:value-type="float" office:value="0.246339920442196" calcext:value-type="float">
            <text:p>0.246339920442196</text:p>
          </table:table-cell>
          <table:table-cell table:style-name="ce1" office:value-type="float" office:value="-0.0726115775658408" calcext:value-type="float">
            <text:p>-7.26E-02</text:p>
          </table:table-cell>
        </table:table-row>
        <table:table-row table:style-name="ro1">
          <table:table-cell/>
          <table:table-cell office:value-type="float" office:value="0.267839686945081" calcext:value-type="float">
            <text:p>0.267839686945081</text:p>
          </table:table-cell>
          <table:table-cell office:value-type="float" office:value="-0.190743289132383" calcext:value-type="float">
            <text:p>-0.190743289132383</text:p>
          </table:table-cell>
          <table:table-cell office:value-type="float" office:value="-0.352978742992293" calcext:value-type="float">
            <text:p>-0.352978742992293</text:p>
          </table:table-cell>
          <table:table-cell office:value-type="float" office:value="0.2456288079948" calcext:value-type="float">
            <text:p>0.2456288079948</text:p>
          </table:table-cell>
          <table:table-cell office:value-type="float" office:value="-0.216358116449331" calcext:value-type="float">
            <text:p>-0.216358116449331</text:p>
          </table:table-cell>
        </table:table-row>
        <table:table-row table:style-name="ro1">
          <table:table-cell/>
          <table:table-cell office:value-type="float" office:value="0.26881720405072" calcext:value-type="float">
            <text:p>0.26881720405072</text:p>
          </table:table-cell>
          <table:table-cell office:value-type="float" office:value="-0.298746218415958" calcext:value-type="float">
            <text:p>-0.298746218415958</text:p>
          </table:table-cell>
          <table:table-cell office:value-type="float" office:value="-0.732105367018671" calcext:value-type="float">
            <text:p>-0.732105367018671</text:p>
          </table:table-cell>
          <table:table-cell office:value-type="float" office:value="0.244924267304272" calcext:value-type="float">
            <text:p>0.244924267304272</text:p>
          </table:table-cell>
          <table:table-cell office:value-type="float" office:value="-0.312796272774103" calcext:value-type="float">
            <text:p>-0.312796272774103</text:p>
          </table:table-cell>
        </table:table-row>
        <table:table-row table:style-name="ro1">
          <table:table-cell/>
          <table:table-cell office:value-type="float" office:value="0.269794721156359" calcext:value-type="float">
            <text:p>0.269794721156359</text:p>
          </table:table-cell>
          <table:table-cell table:style-name="ce1" office:value-type="float" office:value="-0.357269540389851" calcext:value-type="float">
            <text:p>-3.57E-01</text:p>
          </table:table-cell>
          <table:table-cell table:style-name="ce1" office:value-type="float" office:value="-0.0282300419394517" calcext:value-type="float">
            <text:p>-2.82E-02</text:p>
          </table:table-cell>
          <table:table-cell office:value-type="float" office:value="0.24422622573963" calcext:value-type="float">
            <text:p>0.24422622573963</text:p>
          </table:table-cell>
          <table:table-cell office:value-type="float" office:value="-0.359946186110061" calcext:value-type="float">
            <text:p>-0.359946186110061</text:p>
          </table:table-cell>
        </table:table-row>
        <table:table-row table:style-name="ro1">
          <table:table-cell/>
          <table:table-cell office:value-type="float" office:value="0.270772238261998" calcext:value-type="float">
            <text:p>0.270772238261998</text:p>
          </table:table-cell>
          <table:table-cell office:value-type="float" office:value="-0.366966575594669" calcext:value-type="float">
            <text:p>-0.366966575594669</text:p>
          </table:table-cell>
          <table:table-cell office:value-type="float" office:value="-0.452729339824032" calcext:value-type="float">
            <text:p>-0.452729339824032</text:p>
          </table:table-cell>
          <table:table-cell office:value-type="float" office:value="0.243534611831196" calcext:value-type="float">
            <text:p>0.243534611831196</text:p>
          </table:table-cell>
          <table:table-cell office:value-type="float" office:value="-0.359241560079628" calcext:value-type="float">
            <text:p>-0.359241560079628</text:p>
          </table:table-cell>
        </table:table-row>
        <table:table-row table:style-name="ro1">
          <table:table-cell/>
          <table:table-cell office:value-type="float" office:value="0.271749755367637" calcext:value-type="float">
            <text:p>0.271749755367637</text:p>
          </table:table-cell>
          <table:table-cell office:value-type="float" office:value="-0.331835351074969" calcext:value-type="float">
            <text:p>-0.331835351074969</text:p>
          </table:table-cell>
          <table:table-cell office:value-type="float" office:value="-0.77710693963334" calcext:value-type="float">
            <text:p>-0.77710693963334</text:p>
          </table:table-cell>
          <table:table-cell office:value-type="float" office:value="0.242849355245048" calcext:value-type="float">
            <text:p>0.242849355245048</text:p>
          </table:table-cell>
          <table:table-cell office:value-type="float" office:value="-0.315379659132217" calcext:value-type="float">
            <text:p>-0.315379659132217</text:p>
          </table:table-cell>
        </table:table-row>
        <table:table-row table:style-name="ro1">
          <table:table-cell/>
          <table:table-cell office:value-type="float" office:value="0.272727272473276" calcext:value-type="float">
            <text:p>0.272727272473276</text:p>
          </table:table-cell>
          <table:table-cell table:style-name="ce1" office:value-type="float" office:value="-0.258909474657091" calcext:value-type="float">
            <text:p>-2.59E-01</text:p>
          </table:table-cell>
          <table:table-cell office:value-type="float" office:value="0.144262408665955" calcext:value-type="float">
            <text:p>0.144262408665955</text:p>
          </table:table-cell>
          <table:table-cell office:value-type="float" office:value="0.242170386766027" calcext:value-type="float">
            <text:p>0.242170386766027</text:p>
          </table:table-cell>
          <table:table-cell office:value-type="float" office:value="-0.235969750288195" calcext:value-type="float">
            <text:p>-0.235969750288195</text:p>
          </table:table-cell>
        </table:table-row>
        <table:table-row table:style-name="ro1">
          <table:table-cell/>
          <table:table-cell office:value-type="float" office:value="0.273704789578915" calcext:value-type="float">
            <text:p>0.273704789578915</text:p>
          </table:table-cell>
          <table:table-cell office:value-type="float" office:value="-0.157761534024188" calcext:value-type="float">
            <text:p>-0.157761534024188</text:p>
          </table:table-cell>
          <table:table-cell office:value-type="float" office:value="-0.354622573979911" calcext:value-type="float">
            <text:p>-0.354622573979911</text:p>
          </table:table-cell>
          <table:table-cell office:value-type="float" office:value="0.241497638270511" calcext:value-type="float">
            <text:p>0.241497638270511</text:p>
          </table:table-cell>
          <table:table-cell office:value-type="float" office:value="-0.131002114478813" calcext:value-type="float">
            <text:p>-0.131002114478813</text:p>
          </table:table-cell>
        </table:table-row>
        <table:table-row table:style-name="ro1">
          <table:table-cell/>
          <table:table-cell office:value-type="float" office:value="0.274682306684554" calcext:value-type="float">
            <text:p>0.274682306684554</text:p>
          </table:table-cell>
          <table:table-cell table:style-name="ce1" office:value-type="float" office:value="-0.0398499618000657" calcext:value-type="float">
            <text:p>-3.98E-02</text:p>
          </table:table-cell>
          <table:table-cell office:value-type="float" office:value="-0.420984638964531" calcext:value-type="float">
            <text:p>-0.420984638964531</text:p>
          </table:table-cell>
          <table:table-cell office:value-type="float" office:value="0.240831042708442" calcext:value-type="float">
            <text:p>0.240831042708442</text:p>
          </table:table-cell>
          <table:table-cell table:style-name="ce1" office:value-type="float" office:value="-0.0121705803016083" calcext:value-type="float">
            <text:p>-1.22E-02</text:p>
          </table:table-cell>
        </table:table-row>
        <table:table-row table:style-name="ro1">
          <table:table-cell/>
          <table:table-cell office:value-type="float" office:value="0.275659823790193" calcext:value-type="float">
            <text:p>0.275659823790193</text:p>
          </table:table-cell>
          <table:table-cell table:style-name="ce1" office:value-type="float" office:value="0.0822502304815027" calcext:value-type="float">
            <text:p>8.23E-02</text:p>
          </table:table-cell>
          <table:table-cell table:style-name="ce1" office:value-type="float" office:value="-0.0170553568460599" calcext:value-type="float">
            <text:p>-1.71E-02</text:p>
          </table:table-cell>
          <table:table-cell office:value-type="float" office:value="0.240170534082156" calcext:value-type="float">
            <text:p>0.240170534082156</text:p>
          </table:table-cell>
          <table:table-cell office:value-type="float" office:value="0.107909630852165" calcext:value-type="float">
            <text:p>0.107909630852165</text:p>
          </table:table-cell>
        </table:table-row>
        <table:table-row table:style-name="ro1">
          <table:table-cell/>
          <table:table-cell office:value-type="float" office:value="0.276637340895832" calcext:value-type="float">
            <text:p>0.276637340895832</text:p>
          </table:table-cell>
          <table:table-cell table:style-name="ce1" office:value-type="float" office:value="0.195685429114488" calcext:value-type="float">
            <text:p>1.96E-01</text:p>
          </table:table-cell>
          <table:table-cell office:value-type="float" office:value="0.643991559176353" calcext:value-type="float">
            <text:p>0.643991559176353</text:p>
          </table:table-cell>
          <table:table-cell office:value-type="float" office:value="0.239516047426087" calcext:value-type="float">
            <text:p>0.239516047426087</text:p>
          </table:table-cell>
          <table:table-cell office:value-type="float" office:value="0.216540645728097" calcext:value-type="float">
            <text:p>0.216540645728097</text:p>
          </table:table-cell>
        </table:table-row>
        <table:table-row table:style-name="ro1">
          <table:table-cell/>
          <table:table-cell office:value-type="float" office:value="0.277614858001471" calcext:value-type="float">
            <text:p>0.277614858001471</text:p>
          </table:table-cell>
          <table:table-cell office:value-type="float" office:value="0.288178533946526" calcext:value-type="float">
            <text:p>0.288178533946526</text:p>
          </table:table-cell>
          <table:table-cell office:value-type="float" office:value="0.196357369446185" calcext:value-type="float">
            <text:p>0.196357369446185</text:p>
          </table:table-cell>
          <table:table-cell office:value-type="float" office:value="0.23886751878692" calcext:value-type="float">
            <text:p>0.23886751878692</text:p>
          </table:table-cell>
          <table:table-cell office:value-type="float" office:value="0.301785751543754" calcext:value-type="float">
            <text:p>0.301785751543754</text:p>
          </table:table-cell>
        </table:table-row>
        <table:table-row table:style-name="ro1">
          <table:table-cell/>
          <table:table-cell office:value-type="float" office:value="0.27859237510711" calcext:value-type="float">
            <text:p>0.27859237510711</text:p>
          </table:table-cell>
          <table:table-cell office:value-type="float" office:value="0.348848605961723" calcext:value-type="float">
            <text:p>0.348848605961723</text:p>
          </table:table-cell>
          <table:table-cell office:value-type="float" office:value="0.446981554278961" calcext:value-type="float">
            <text:p>0.446981554278961</text:p>
          </table:table-cell>
          <table:table-cell office:value-type="float" office:value="0.238224885204598" calcext:value-type="float">
            <text:p>0.238224885204598</text:p>
          </table:table-cell>
          <table:table-cell office:value-type="float" office:value="0.353266459341034" calcext:value-type="float">
            <text:p>0.353266459341034</text:p>
          </table:table-cell>
        </table:table-row>
        <table:table-row table:style-name="ro1">
          <table:table-cell/>
          <table:table-cell office:value-type="float" office:value="0.279569892212749" calcext:value-type="float">
            <text:p>0.279569892212749</text:p>
          </table:table-cell>
          <table:table-cell office:value-type="float" office:value="0.36894458234898" calcext:value-type="float">
            <text:p>0.36894458234898</text:p>
          </table:table-cell>
          <table:table-cell office:value-type="float" office:value="0.607842109826818" calcext:value-type="float">
            <text:p>0.607842109826818</text:p>
          </table:table-cell>
          <table:table-cell office:value-type="float" office:value="0.237588084693593" calcext:value-type="float">
            <text:p>0.237588084693593</text:p>
          </table:table-cell>
          <table:table-cell office:value-type="float" office:value="0.362863816935316" calcext:value-type="float">
            <text:p>0.362863816935316</text:p>
          </table:table-cell>
        </table:table-row>
        <table:table-row table:style-name="ro1">
          <table:table-cell/>
          <table:table-cell office:value-type="float" office:value="0.280547409318388" calcext:value-type="float">
            <text:p>0.280547409318388</text:p>
          </table:table-cell>
          <table:table-cell office:value-type="float" office:value="0.342447786743097" calcext:value-type="float">
            <text:p>0.342447786743097</text:p>
          </table:table-cell>
          <table:table-cell office:value-type="float" office:value="0.820350551719928" calcext:value-type="float">
            <text:p>0.820350551719928</text:p>
          </table:table-cell>
          <table:table-cell office:value-type="float" office:value="0.236957056224376" calcext:value-type="float">
            <text:p>0.236957056224376</text:p>
          </table:table-cell>
          <table:table-cell office:value-type="float" office:value="0.325280744492139" calcext:value-type="float">
            <text:p>0.325280744492139</text:p>
          </table:table-cell>
        </table:table-row>
        <table:table-row table:style-name="ro1">
          <table:table-cell/>
          <table:table-cell office:value-type="float" office:value="0.281524926424026" calcext:value-type="float">
            <text:p>0.281524926424026</text:p>
          </table:table-cell>
          <table:table-cell office:value-type="float" office:value="0.266505891404322" calcext:value-type="float">
            <text:p>0.266505891404322</text:p>
          </table:table-cell>
          <table:table-cell table:style-name="ce1" office:value-type="float" office:value="-0.00411469983696272" calcext:value-type="float">
            <text:p>-4.11E-03</text:p>
          </table:table-cell>
          <table:table-cell office:value-type="float" office:value="0.236331739705525" calcext:value-type="float">
            <text:p>0.236331739705525</text:p>
          </table:table-cell>
          <table:table-cell office:value-type="float" office:value="0.238430549058695" calcext:value-type="float">
            <text:p>0.238430549058695</text:p>
          </table:table-cell>
        </table:table-row>
        <table:table-row table:style-name="ro1">
          <table:table-cell/>
          <table:table-cell office:value-type="float" office:value="0.282502443529665" calcext:value-type="float">
            <text:p>0.282502443529665</text:p>
          </table:table-cell>
          <table:table-cell office:value-type="float" office:value="0.141671177277749" calcext:value-type="float">
            <text:p>0.141671177277749</text:p>
          </table:table-cell>
          <table:table-cell table:style-name="ce1" office:value-type="float" office:value="0.00571550500609014" calcext:value-type="float">
            <text:p>5.72E-03</text:p>
          </table:table-cell>
          <table:table-cell office:value-type="float" office:value="0.235712075966395" calcext:value-type="float">
            <text:p>0.235712075966395</text:p>
          </table:table-cell>
          <table:table-cell office:value-type="float" office:value="0.103627263243291" calcext:value-type="float">
            <text:p>0.103627263243291</text:p>
          </table:table-cell>
        </table:table-row>
        <table:table-row table:style-name="ro1">
          <table:table-cell/>
          <table:table-cell office:value-type="float" office:value="0.283479960635304" calcext:value-type="float">
            <text:p>0.283479960635304</text:p>
          </table:table-cell>
          <table:table-cell table:style-name="ce1" office:value-type="float" office:value="-0.0280722257674069" calcext:value-type="float">
            <text:p>-2.81E-02</text:p>
          </table:table-cell>
          <table:table-cell office:value-type="float" office:value="-0.220303712244215" calcext:value-type="float">
            <text:p>-0.220303712244215</text:p>
          </table:table-cell>
          <table:table-cell office:value-type="float" office:value="0.235098006739942" calcext:value-type="float">
            <text:p>0.235098006739942</text:p>
          </table:table-cell>
          <table:table-cell table:style-name="ce1" office:value-type="float" office:value="-0.0744345820650417" calcext:value-type="float">
            <text:p>-7.44E-02</text:p>
          </table:table-cell>
        </table:table-row>
        <table:table-row table:style-name="ro1">
          <table:table-cell/>
          <table:table-cell office:value-type="float" office:value="0.284457477740943" calcext:value-type="float">
            <text:p>0.284457477740943</text:p>
          </table:table-cell>
          <table:table-cell office:value-type="float" office:value="-0.235494664759863" calcext:value-type="float">
            <text:p>-0.235494664759863</text:p>
          </table:table-cell>
          <table:table-cell office:value-type="float" office:value="0.229119087676106" calcext:value-type="float">
            <text:p>0.229119087676106</text:p>
          </table:table-cell>
          <table:table-cell office:value-type="float" office:value="0.234489474645815" calcext:value-type="float">
            <text:p>0.234489474645815</text:p>
          </table:table-cell>
          <table:table-cell office:value-type="float" office:value="-0.287910418948226" calcext:value-type="float">
            <text:p>-0.287910418948226</text:p>
          </table:table-cell>
        </table:table-row>
        <table:table-row table:style-name="ro1">
          <table:table-cell/>
          <table:table-cell office:value-type="float" office:value="0.285434994846582" calcext:value-type="float">
            <text:p>0.285434994846582</text:p>
          </table:table-cell>
          <table:table-cell office:value-type="float" office:value="-0.470510463660645" calcext:value-type="float">
            <text:p>-0.470510463660645</text:p>
          </table:table-cell>
          <table:table-cell office:value-type="float" office:value="-0.496731714183904" calcext:value-type="float">
            <text:p>-0.496731714183904</text:p>
          </table:table-cell>
          <table:table-cell office:value-type="float" office:value="0.233886423174115" calcext:value-type="float">
            <text:p>0.233886423174115</text:p>
          </table:table-cell>
          <table:table-cell office:value-type="float" office:value="-0.526233290253809" calcext:value-type="float">
            <text:p>-0.526233290253809</text:p>
          </table:table-cell>
        </table:table-row>
        <table:table-row table:style-name="ro1">
          <table:table-cell/>
          <table:table-cell office:value-type="float" office:value="0.286412511952221" calcext:value-type="float">
            <text:p>0.286412511952221</text:p>
          </table:table-cell>
          <table:table-cell office:value-type="float" office:value="-0.720747879720924" calcext:value-type="float">
            <text:p>-0.720747879720924</text:p>
          </table:table-cell>
          <table:table-cell office:value-type="float" office:value="-0.809760930062023" calcext:value-type="float">
            <text:p>-0.809760930062023</text:p>
          </table:table-cell>
          <table:table-cell office:value-type="float" office:value="0.233288796669702" calcext:value-type="float">
            <text:p>0.233288796669702</text:p>
          </table:table-cell>
          <table:table-cell office:value-type="float" office:value="-0.776713691575885" calcext:value-type="float">
            <text:p>-0.776713691575885</text:p>
          </table:table-cell>
        </table:table-row>
        <table:table-row table:style-name="ro1">
          <table:table-cell table:style-name="ce1"/>
          <table:table-cell office:value-type="float" office:value="0.28739002905786" calcext:value-type="float">
            <text:p>0.28739002905786</text:p>
          </table:table-cell>
          <table:table-cell office:value-type="float" office:value="-0.972265826392499" calcext:value-type="float">
            <text:p>-0.972265826392499</text:p>
          </table:table-cell>
          <table:table-cell office:value-type="float" office:value="-1.26183116473265" calcext:value-type="float">
            <text:p>-1.26183116473265</text:p>
          </table:table-cell>
          <table:table-cell office:value-type="float" office:value="0.23269654031635" calcext:value-type="float">
            <text:p>0.23269654031635</text:p>
          </table:table-cell>
          <table:table-cell office:value-type="float" office:value="-1.02527615849334" calcext:value-type="float">
            <text:p>-1.02527615849334</text:p>
          </table:table-cell>
        </table:table-row>
        <table:table-row table:style-name="ro1">
          <table:table-cell/>
          <table:table-cell office:value-type="float" office:value="0.288367546163499" calcext:value-type="float">
            <text:p>0.288367546163499</text:p>
          </table:table-cell>
          <table:table-cell office:value-type="float" office:value="-1.21037471623353" calcext:value-type="float">
            <text:p>-1.21037471623353</text:p>
          </table:table-cell>
          <table:table-cell office:value-type="float" office:value="-0.815165482913777" calcext:value-type="float">
            <text:p>-0.815165482913777</text:p>
          </table:table-cell>
          <table:table-cell office:value-type="float" office:value="0.232109600121215" calcext:value-type="float">
            <text:p>0.232109600121215</text:p>
          </table:table-cell>
          <table:table-cell office:value-type="float" office:value="-1.25728881070226" calcext:value-type="float">
            <text:p>-1.25728881070226</text:p>
          </table:table-cell>
        </table:table-row>
        <table:table-row table:style-name="ro1">
          <table:table-cell/>
          <table:table-cell office:value-type="float" office:value="0.289345063269138" calcext:value-type="float">
            <text:p>0.289345063269138</text:p>
          </table:table-cell>
          <table:table-cell office:value-type="float" office:value="-1.42051237560547" calcext:value-type="float">
            <text:p>-1.42051237560547</text:p>
          </table:table-cell>
          <table:table-cell office:value-type="float" office:value="-1.85928824319985" calcext:value-type="float">
            <text:p>-1.85928824319985</text:p>
          </table:table-cell>
          <table:table-cell office:value-type="float" office:value="0.231527922900047" calcext:value-type="float">
            <text:p>0.231527922900047</text:p>
          </table:table-cell>
          <table:table-cell office:value-type="float" office:value="-1.45843634438243" calcext:value-type="float">
            <text:p>-1.45843634438243</text:p>
          </table:table-cell>
        </table:table-row>
        <table:table-row table:style-name="ro1">
          <table:table-cell/>
          <table:table-cell office:value-type="float" office:value="0.290322580374777" calcext:value-type="float">
            <text:p>0.290322580374777</text:p>
          </table:table-cell>
          <table:table-cell office:value-type="float" office:value="-1.58912252313834" calcext:value-type="float">
            <text:p>-1.58912252313834</text:p>
          </table:table-cell>
          <table:table-cell office:value-type="float" office:value="-1.24467646020007" calcext:value-type="float">
            <text:p>-1.24467646020007</text:p>
          </table:table-cell>
          <table:table-cell office:value-type="float" office:value="0.230951456264016" calcext:value-type="float">
            <text:p>0.230951456264016</text:p>
          </table:table-cell>
          <table:table-cell office:value-type="float" office:value="-1.6155842080757" calcext:value-type="float">
            <text:p>-1.6155842080757</text:p>
          </table:table-cell>
        </table:table-row>
        <table:table-row table:style-name="ro1">
          <table:table-cell/>
          <table:table-cell office:value-type="float" office:value="0.291300097480416" calcext:value-type="float">
            <text:p>0.291300097480416</text:p>
          </table:table-cell>
          <table:table-cell office:value-type="float" office:value="-1.70448299602595" calcext:value-type="float">
            <text:p>-1.70448299602595</text:p>
          </table:table-cell>
          <table:table-cell office:value-type="float" office:value="-1.8811578828735" calcext:value-type="float">
            <text:p>-1.8811578828735</text:p>
          </table:table-cell>
          <table:table-cell office:value-type="float" office:value="0.23038014860064" calcext:value-type="float">
            <text:p>0.23038014860064</text:p>
          </table:table-cell>
          <table:table-cell office:value-type="float" office:value="-1.71758207300124" calcext:value-type="float">
            <text:p>-1.71758207300124</text:p>
          </table:table-cell>
        </table:table-row>
        <table:table-row table:style-name="ro1">
          <table:table-cell/>
          <table:table-cell office:value-type="float" office:value="0.292277614586055" calcext:value-type="float">
            <text:p>0.292277614586055</text:p>
          </table:table-cell>
          <table:table-cell office:value-type="float" office:value="-1.75743377301192" calcext:value-type="float">
            <text:p>-1.75743377301192</text:p>
          </table:table-cell>
          <table:table-cell office:value-type="float" office:value="-1.90828385358132" calcext:value-type="float">
            <text:p>-1.90828385358132</text:p>
          </table:table-cell>
          <table:table-cell office:value-type="float" office:value="0.229813949069012" calcext:value-type="float">
            <text:p>0.229813949069012</text:p>
          </table:table-cell>
          <table:table-cell office:value-type="float" office:value="-1.75595819587389" calcext:value-type="float">
            <text:p>-1.75595819587389</text:p>
          </table:table-cell>
        </table:table-row>
        <table:table-row table:style-name="ro1">
          <table:table-cell/>
          <table:table-cell office:value-type="float" office:value="0.293255131691694" calcext:value-type="float">
            <text:p>0.293255131691694</text:p>
          </table:table-cell>
          <table:table-cell office:value-type="float" office:value="-1.74196071070496" calcext:value-type="float">
            <text:p>-1.74196071070496</text:p>
          </table:table-cell>
          <table:table-cell office:value-type="float" office:value="-1.97205129626908" calcext:value-type="float">
            <text:p>-1.97205129626908</text:p>
          </table:table-cell>
          <table:table-cell office:value-type="float" office:value="0.229252807575961" calcext:value-type="float">
            <text:p>0.229252807575961</text:p>
          </table:table-cell>
          <table:table-cell office:value-type="float" office:value="-1.72546266419168" calcext:value-type="float">
            <text:p>-1.72546266419168</text:p>
          </table:table-cell>
        </table:table-row>
        <table:table-row table:style-name="ro1">
          <table:table-cell/>
          <table:table-cell office:value-type="float" office:value="0.294232648797333" calcext:value-type="float">
            <text:p>0.294232648797333</text:p>
          </table:table-cell>
          <table:table-cell office:value-type="float" office:value="-1.65559943049122" calcext:value-type="float">
            <text:p>-1.65559943049122</text:p>
          </table:table-cell>
          <table:table-cell office:value-type="float" office:value="-1.18152505104509" calcext:value-type="float">
            <text:p>-1.18152505104509</text:p>
          </table:table-cell>
          <table:table-cell office:value-type="float" office:value="0.228696674768376" calcext:value-type="float">
            <text:p>0.228696674768376</text:p>
          </table:table-cell>
          <table:table-cell office:value-type="float" office:value="-1.62442642972657" calcext:value-type="float">
            <text:p>-1.62442642972657</text:p>
          </table:table-cell>
        </table:table-row>
        <table:table-row table:style-name="ro1">
          <table:table-cell/>
          <table:table-cell office:value-type="float" office:value="0.295210165902972" calcext:value-type="float">
            <text:p>0.295210165902972</text:p>
          </table:table-cell>
          <table:table-cell office:value-type="float" office:value="-1.49963445727064" calcext:value-type="float">
            <text:p>-1.49963445727064</text:p>
          </table:table-cell>
          <table:table-cell office:value-type="float" office:value="-1.05576348944429" calcext:value-type="float">
            <text:p>-1.05576348944429</text:p>
          </table:table-cell>
          <table:table-cell office:value-type="float" office:value="0.22814550201937" calcext:value-type="float">
            <text:p>0.22814550201937</text:p>
          </table:table-cell>
          <table:table-cell office:value-type="float" office:value="-1.45491394333119" calcext:value-type="float">
            <text:p>-1.45491394333119</text:p>
          </table:table-cell>
        </table:table-row>
        <table:table-row table:style-name="ro1">
          <table:table-cell/>
          <table:table-cell office:value-type="float" office:value="0.296187683008611" calcext:value-type="float">
            <text:p>0.296187683008611</text:p>
          </table:table-cell>
          <table:table-cell office:value-type="float" office:value="-1.27908088017756" calcext:value-type="float">
            <text:p>-1.27908088017756</text:p>
          </table:table-cell>
          <table:table-cell office:value-type="float" office:value="-0.905356611769738" calcext:value-type="float">
            <text:p>-0.905356611769738</text:p>
          </table:table-cell>
          <table:table-cell office:value-type="float" office:value="0.227599241415217" calcext:value-type="float">
            <text:p>0.227599241415217</text:p>
          </table:table-cell>
          <table:table-cell office:value-type="float" office:value="-1.22265945141772" calcext:value-type="float">
            <text:p>-1.22265945141772</text:p>
          </table:table-cell>
        </table:table-row>
        <table:table-row table:style-name="ro1">
          <table:table-cell/>
          <table:table-cell office:value-type="float" office:value="0.29716520011425" calcext:value-type="float">
            <text:p>0.29716520011425</text:p>
          </table:table-cell>
          <table:table-cell office:value-type="float" office:value="-1.00244875047445" calcext:value-type="float">
            <text:p>-1.00244875047445</text:p>
          </table:table-cell>
          <table:table-cell office:value-type="float" office:value="-1.02834087810607" calcext:value-type="float">
            <text:p>-1.02834087810607</text:p>
          </table:table-cell>
          <table:table-cell office:value-type="float" office:value="0.22705784574249" calcext:value-type="float">
            <text:p>0.22705784574249</text:p>
          </table:table-cell>
          <table:table-cell office:value-type="float" office:value="-0.936789869363459" calcext:value-type="float">
            <text:p>-0.936789869363459</text:p>
          </table:table-cell>
        </table:table-row>
        <table:table-row table:style-name="ro1">
          <table:table-cell/>
          <table:table-cell office:value-type="float" office:value="0.298142717219889" calcext:value-type="float">
            <text:p>0.298142717219889</text:p>
          </table:table-cell>
          <table:table-cell office:value-type="float" office:value="-0.681303377267629" calcext:value-type="float">
            <text:p>-0.681303377267629</text:p>
          </table:table-cell>
          <table:table-cell office:value-type="float" office:value="-0.784184191494378" calcext:value-type="float">
            <text:p>-0.784184191494378</text:p>
          </table:table-cell>
          <table:table-cell office:value-type="float" office:value="0.226521268476083" calcext:value-type="float">
            <text:p>0.226521268476083</text:p>
          </table:table-cell>
          <table:table-cell office:value-type="float" office:value="-0.609349840845509" calcext:value-type="float">
            <text:p>-0.609349840845509</text:p>
          </table:table-cell>
        </table:table-row>
        <table:table-row table:style-name="ro1">
          <table:table-cell/>
          <table:table-cell office:value-type="float" office:value="0.299120234325528" calcext:value-type="float">
            <text:p>0.299120234325528</text:p>
          </table:table-cell>
          <table:table-cell office:value-type="float" office:value="-0.329646851695696" calcext:value-type="float">
            <text:p>-0.329646851695696</text:p>
          </table:table-cell>
          <table:table-cell table:style-name="ce1" office:value-type="float" office:value="-0.0901914736151155" calcext:value-type="float">
            <text:p>-9.02E-02</text:p>
          </table:table-cell>
          <table:table-cell office:value-type="float" office:value="0.225989463767433" calcext:value-type="float">
            <text:p>0.225989463767433</text:p>
          </table:table-cell>
          <table:table-cell office:value-type="float" office:value="-0.2546563653499" calcext:value-type="float">
            <text:p>-0.2546563653499</text:p>
          </table:table-cell>
        </table:table-row>
        <table:table-row table:style-name="ro1">
          <table:table-cell/>
          <table:table-cell office:value-type="float" office:value="0.300097751431167" calcext:value-type="float">
            <text:p>0.300097751431167</text:p>
          </table:table-cell>
          <table:table-cell table:style-name="ce1" office:value-type="float" office:value="0.0368432047605386" calcext:value-type="float">
            <text:p>3.68E-02</text:p>
          </table:table-cell>
          <table:table-cell table:style-name="ce1" office:value-type="float" office:value="0.0669763483221118" calcext:value-type="float">
            <text:p>6.70E-02</text:p>
          </table:table-cell>
          <table:table-cell office:value-type="float" office:value="0.225462386432754" calcext:value-type="float">
            <text:p>0.225462386432754</text:p>
          </table:table-cell>
          <table:table-cell office:value-type="float" office:value="0.111479475567708" calcext:value-type="float">
            <text:p>0.111479475567708</text:p>
          </table:table-cell>
        </table:table-row>
        <table:table-row table:style-name="ro1">
          <table:table-cell/>
          <table:table-cell office:value-type="float" office:value="0.301075268536806" calcext:value-type="float">
            <text:p>0.301075268536806</text:p>
          </table:table-cell>
          <table:table-cell office:value-type="float" office:value="0.401673151611" calcext:value-type="float">
            <text:p>0.401673151611</text:p>
          </table:table-cell>
          <table:table-cell office:value-type="float" office:value="0.467684885503837" calcext:value-type="float">
            <text:p>0.467684885503837</text:p>
          </table:table-cell>
          <table:table-cell office:value-type="float" office:value="0.224939991941297" calcext:value-type="float">
            <text:p>0.224939991941297</text:p>
          </table:table-cell>
          <table:table-cell office:value-type="float" office:value="0.472618246530659" calcext:value-type="float">
            <text:p>0.472618246530659</text:p>
          </table:table-cell>
        </table:table-row>
        <table:table-row table:style-name="ro1">
          <table:table-cell/>
          <table:table-cell office:value-type="float" office:value="0.302052785642445" calcext:value-type="float">
            <text:p>0.302052785642445</text:p>
          </table:table-cell>
          <table:table-cell office:value-type="float" office:value="0.748440718807906" calcext:value-type="float">
            <text:p>0.748440718807906</text:p>
          </table:table-cell>
          <table:table-cell office:value-type="float" office:value="0.360571015006126" calcext:value-type="float">
            <text:p>0.360571015006126</text:p>
          </table:table-cell>
          <table:table-cell office:value-type="float" office:value="0.224422236404323" calcext:value-type="float">
            <text:p>0.224422236404323</text:p>
          </table:table-cell>
          <table:table-cell office:value-type="float" office:value="0.812594684097412" calcext:value-type="float">
            <text:p>0.812594684097412</text:p>
          </table:table-cell>
        </table:table-row>
        <table:table-row table:style-name="ro1">
          <table:table-cell/>
          <table:table-cell office:value-type="float" office:value="0.303030302748084" calcext:value-type="float">
            <text:p>0.303030302748084</text:p>
          </table:table-cell>
          <table:table-cell office:value-type="float" office:value="1.06173703449986" calcext:value-type="float">
            <text:p>1.06173703449986</text:p>
          </table:table-cell>
          <table:table-cell office:value-type="float" office:value="0.661826712345741" calcext:value-type="float">
            <text:p>0.661826712345741</text:p>
          </table:table-cell>
          <table:table-cell office:value-type="float" office:value="0.223909076564233" calcext:value-type="float">
            <text:p>0.223909076564233</text:p>
          </table:table-cell>
          <table:table-cell office:value-type="float" office:value="1.11640417047492" calcext:value-type="float">
            <text:p>1.11640417047492</text:p>
          </table:table-cell>
        </table:table-row>
        <table:table-row table:style-name="ro1">
          <table:table-cell/>
          <table:table-cell office:value-type="float" office:value="0.304007819853723" calcext:value-type="float">
            <text:p>0.304007819853723</text:p>
          </table:table-cell>
          <table:table-cell office:value-type="float" office:value="1.32799037137376" calcext:value-type="float">
            <text:p>1.32799037137376</text:p>
          </table:table-cell>
          <table:table-cell office:value-type="float" office:value="1.28457175522857" calcext:value-type="float">
            <text:p>1.28457175522857</text:p>
          </table:table-cell>
          <table:table-cell office:value-type="float" office:value="0.223400469783742" calcext:value-type="float">
            <text:p>0.223400469783742</text:p>
          </table:table-cell>
          <table:table-cell office:value-type="float" office:value="1.37102126202568" calcext:value-type="float">
            <text:p>1.37102126202568</text:p>
          </table:table-cell>
        </table:table-row>
        <table:table-row table:style-name="ro1">
          <table:table-cell/>
          <table:table-cell office:value-type="float" office:value="0.304985336959362" calcext:value-type="float">
            <text:p>0.304985336959362</text:p>
          </table:table-cell>
          <table:table-cell office:value-type="float" office:value="1.53620217116895" calcext:value-type="float">
            <text:p>1.53620217116895</text:p>
          </table:table-cell>
          <table:table-cell office:value-type="float" office:value="1.70222702213541" calcext:value-type="float">
            <text:p>1.70222702213541</text:p>
          </table:table-cell>
          <table:table-cell office:value-type="float" office:value="0.222896374035208" calcext:value-type="float">
            <text:p>0.222896374035208</text:p>
          </table:table-cell>
          <table:table-cell office:value-type="float" office:value="1.56610242748901" calcext:value-type="float">
            <text:p>1.56610242748901</text:p>
          </table:table-cell>
        </table:table-row>
        <table:table-row table:style-name="ro1">
          <table:table-cell/>
          <table:table-cell office:value-type="float" office:value="0.305962854065001" calcext:value-type="float">
            <text:p>0.305962854065001</text:p>
          </table:table-cell>
          <table:table-cell office:value-type="float" office:value="1.67853233681125" calcext:value-type="float">
            <text:p>1.67853233681125</text:p>
          </table:table-cell>
          <table:table-cell office:value-type="float" office:value="1.80680786787756" calcext:value-type="float">
            <text:p>1.80680786787756</text:p>
          </table:table-cell>
          <table:table-cell office:value-type="float" office:value="0.222396747890497" calcext:value-type="float">
            <text:p>0.222396747890497</text:p>
          </table:table-cell>
          <table:table-cell office:value-type="float" office:value="1.6945320483539" calcext:value-type="float">
            <text:p>1.6945320483539</text:p>
          </table:table-cell>
        </table:table-row>
        <table:table-row table:style-name="ro1">
          <table:table-cell/>
          <table:table-cell office:value-type="float" office:value="0.30694037117064" calcext:value-type="float">
            <text:p>0.30694037117064</text:p>
          </table:table-cell>
          <table:table-cell office:value-type="float" office:value="1.75069977649429" calcext:value-type="float">
            <text:p>1.75069977649429</text:p>
          </table:table-cell>
          <table:table-cell office:value-type="float" office:value="1.32863807873963" calcext:value-type="float">
            <text:p>1.32863807873963</text:p>
          </table:table-cell>
          <table:table-cell office:value-type="float" office:value="0.221901550510848" calcext:value-type="float">
            <text:p>0.221901550510848</text:p>
          </table:table-cell>
          <table:table-cell office:value-type="float" office:value="1.75278006799147" calcext:value-type="float">
            <text:p>1.75278006799147</text:p>
          </table:table-cell>
        </table:table-row>
        <table:table-row table:style-name="ro1">
          <table:table-cell/>
          <table:table-cell office:value-type="float" office:value="0.307917888276279" calcext:value-type="float">
            <text:p>0.307917888276279</text:p>
          </table:table-cell>
          <table:table-cell office:value-type="float" office:value="1.75217520461466" calcext:value-type="float">
            <text:p>1.75217520461466</text:p>
          </table:table-cell>
          <table:table-cell office:value-type="float" office:value="2.1161206778029" calcext:value-type="float">
            <text:p>2.1161206778029</text:p>
          </table:table-cell>
          <table:table-cell office:value-type="float" office:value="0.221410741637157" calcext:value-type="float">
            <text:p>0.221410741637157</text:p>
          </table:table-cell>
          <table:table-cell office:value-type="float" office:value="1.74105088842028" calcext:value-type="float">
            <text:p>1.74105088842028</text:p>
          </table:table-cell>
        </table:table-row>
        <table:table-row table:style-name="ro1">
          <table:table-cell/>
          <table:table-cell office:value-type="float" office:value="0.308895405381918" calcext:value-type="float">
            <text:p>0.308895405381918</text:p>
          </table:table-cell>
          <table:table-cell office:value-type="float" office:value="1.68615559003311" calcext:value-type="float">
            <text:p>1.68615559003311</text:p>
          </table:table-cell>
          <table:table-cell office:value-type="float" office:value="1.92040046071201" calcext:value-type="float">
            <text:p>1.92040046071201</text:p>
          </table:table-cell>
          <table:table-cell office:value-type="float" office:value="0.220924281579954" calcext:value-type="float">
            <text:p>0.220924281579954</text:p>
          </table:table-cell>
          <table:table-cell office:value-type="float" office:value="1.66321553306122" calcext:value-type="float">
            <text:p>1.66321553306122</text:p>
          </table:table-cell>
        </table:table-row>
        <table:table-row table:style-name="ro1">
          <table:table-cell/>
          <table:table-cell office:value-type="float" office:value="0.309872922487557" calcext:value-type="float">
            <text:p>0.309872922487557</text:p>
          </table:table-cell>
          <table:table-cell office:value-type="float" office:value="1.55932265024385" calcext:value-type="float">
            <text:p>1.55932265024385</text:p>
          </table:table-cell>
          <table:table-cell office:value-type="float" office:value="1.85257235438605" calcext:value-type="float">
            <text:p>1.85257235438605</text:p>
          </table:table-cell>
          <table:table-cell office:value-type="float" office:value="0.220442131210242" calcext:value-type="float">
            <text:p>0.220442131210242</text:p>
          </table:table-cell>
          <table:table-cell office:value-type="float" office:value="1.52653197754001" calcext:value-type="float">
            <text:p>1.52653197754001</text:p>
          </table:table-cell>
        </table:table-row>
        <table:table-row table:style-name="ro1">
          <table:table-cell/>
          <table:table-cell office:value-type="float" office:value="0.310850439593196" calcext:value-type="float">
            <text:p>0.310850439593196</text:p>
          </table:table-cell>
          <table:table-cell office:value-type="float" office:value="1.38140064107659" calcext:value-type="float">
            <text:p>1.38140064107659</text:p>
          </table:table-cell>
          <table:table-cell office:value-type="float" office:value="1.13331770452747" calcext:value-type="float">
            <text:p>1.13331770452747</text:p>
          </table:table-cell>
          <table:table-cell office:value-type="float" office:value="0.21996425195007" calcext:value-type="float">
            <text:p>0.21996425195007</text:p>
          </table:table-cell>
          <table:table-cell office:value-type="float" office:value="1.34117112790472" calcext:value-type="float">
            <text:p>1.34117112790472</text:p>
          </table:table-cell>
        </table:table-row>
        <table:table-row table:style-name="ro1">
          <table:table-cell table:style-name="ce1"/>
          <table:table-cell office:value-type="float" office:value="0.311827956698835" calcext:value-type="float">
            <text:p>0.311827956698835</text:p>
          </table:table-cell>
          <table:table-cell office:value-type="float" office:value="1.16454061555021" calcext:value-type="float">
            <text:p>1.16454061555021</text:p>
          </table:table-cell>
          <table:table-cell office:value-type="float" office:value="1.5598145404012" calcext:value-type="float">
            <text:p>1.5598145404012</text:p>
          </table:table-cell>
          <table:table-cell office:value-type="float" office:value="0.219490605763669" calcext:value-type="float">
            <text:p>0.219490605763669</text:p>
          </table:table-cell>
          <table:table-cell office:value-type="float" office:value="1.11957744448586" calcext:value-type="float">
            <text:p>1.11957744448586</text:p>
          </table:table-cell>
        </table:table-row>
        <table:table-row table:style-name="ro1">
          <table:table-cell table:style-name="ce1"/>
          <table:table-cell office:value-type="float" office:value="0.312805473804474" calcext:value-type="float">
            <text:p>0.312805473804474</text:p>
          </table:table-cell>
          <table:table-cell table:style-name="ce1" office:value-type="float" office:value="0.922568608303257" calcext:value-type="float">
            <text:p>9.23E-01</text:p>
          </table:table-cell>
          <table:table-cell office:value-type="float" office:value="0.507015820437751" calcext:value-type="float">
            <text:p>0.507015820437751</text:p>
          </table:table-cell>
          <table:table-cell office:value-type="float" office:value="0.219021155148148" calcext:value-type="float">
            <text:p>0.219021155148148</text:p>
          </table:table-cell>
          <table:table-cell office:value-type="float" office:value="0.87570298158305" calcext:value-type="float">
            <text:p>0.87570298158305</text:p>
          </table:table-cell>
        </table:table-row>
        <table:table-row table:style-name="ro1">
          <table:table-cell/>
          <table:table-cell office:value-type="float" office:value="0.313782990910113" calcext:value-type="float">
            <text:p>0.313782990910113</text:p>
          </table:table-cell>
          <table:table-cell office:value-type="float" office:value="0.670143228207278" calcext:value-type="float">
            <text:p>0.670143228207278</text:p>
          </table:table-cell>
          <table:table-cell office:value-type="float" office:value="0.941814694081029" calcext:value-type="float">
            <text:p>0.941814694081029</text:p>
          </table:table-cell>
          <table:table-cell office:value-type="float" office:value="0.218555863125177" calcext:value-type="float">
            <text:p>0.218555863125177</text:p>
          </table:table-cell>
          <table:table-cell office:value-type="float" office:value="0.624161054599633" calcext:value-type="float">
            <text:p>0.624161054599633</text:p>
          </table:table-cell>
        </table:table-row>
        <table:table-row table:style-name="ro1">
          <table:table-cell/>
          <table:table-cell office:value-type="float" office:value="0.314760508015752" calcext:value-type="float">
            <text:p>0.314760508015752</text:p>
          </table:table-cell>
          <table:table-cell office:value-type="float" office:value="0.421873431512837" calcext:value-type="float">
            <text:p>0.421873431512837</text:p>
          </table:table-cell>
          <table:table-cell table:style-name="ce1" office:value-type="float" office:value="-0.0349538743639623" calcext:value-type="float">
            <text:p>-3.50E-02</text:p>
          </table:table-cell>
          <table:table-cell office:value-type="float" office:value="0.218094693232211" calcext:value-type="float">
            <text:p>0.218094693232211</text:p>
          </table:table-cell>
          <table:table-cell office:value-type="float" office:value="0.379350413333869" calcext:value-type="float">
            <text:p>0.379350413333869</text:p>
          </table:table-cell>
        </table:table-row>
        <table:table-row table:style-name="ro1">
          <table:table-cell/>
          <table:table-cell office:value-type="float" office:value="0.315738025121391" calcext:value-type="float">
            <text:p>0.315738025121391</text:p>
          </table:table-cell>
          <table:table-cell table:style-name="ce1" office:value-type="float" office:value="0.191449485784885" calcext:value-type="float">
            <text:p>1.91E-01</text:p>
          </table:table-cell>
          <table:table-cell office:value-type="float" office:value="0.15067633808373" calcext:value-type="float">
            <text:p>0.15067633808373</text:p>
          </table:table-cell>
          <table:table-cell office:value-type="float" office:value="0.217637609514353" calcext:value-type="float">
            <text:p>0.217637609514353</text:p>
          </table:table-cell>
          <table:table-cell office:value-type="float" office:value="0.154602415400404" calcext:value-type="float">
            <text:p>0.154602415400404</text:p>
          </table:table-cell>
        </table:table-row>
        <table:table-row table:style-name="ro1">
          <table:table-cell/>
          <table:table-cell office:value-type="float" office:value="0.31671554222703" calcext:value-type="float">
            <text:p>0.31671554222703</text:p>
          </table:table-cell>
          <table:table-cell table:style-name="ce1" office:value-type="float" office:value="-0.00916081112918932" calcext:value-type="float">
            <text:p>-9.16E-03</text:p>
          </table:table-cell>
          <table:table-cell office:value-type="float" office:value="-0.139342620348467" calcext:value-type="float">
            <text:p>-0.139342620348467</text:p>
          </table:table-cell>
          <table:table-cell office:value-type="float" office:value="0.217184576515781" calcext:value-type="float">
            <text:p>0.217184576515781</text:p>
          </table:table-cell>
          <table:table-cell table:style-name="ce1" office:value-type="float" office:value="-0.0385978373238408" calcext:value-type="float">
            <text:p>-3.86E-02</text:p>
          </table:table-cell>
        </table:table-row>
        <table:table-row table:style-name="ro1">
          <table:table-cell/>
          <table:table-cell office:value-type="float" office:value="0.317693059332669" calcext:value-type="float">
            <text:p>0.317693059332669</text:p>
          </table:table-cell>
          <table:table-cell office:value-type="float" office:value="-0.170402663658623" calcext:value-type="float">
            <text:p>-0.170402663658623</text:p>
          </table:table-cell>
          <table:table-cell office:value-type="float" office:value="0.218622625705139" calcext:value-type="float">
            <text:p>0.218622625705139</text:p>
          </table:table-cell>
          <table:table-cell office:value-type="float" office:value="0.216735559272144" calcext:value-type="float">
            <text:p>0.216735559272144</text:p>
          </table:table-cell>
          <table:table-cell office:value-type="float" office:value="-0.191270019695329" calcext:value-type="float">
            <text:p>-0.191270019695329</text:p>
          </table:table-cell>
        </table:table-row>
        <table:table-row table:style-name="ro1">
          <table:table-cell/>
          <table:table-cell office:value-type="float" office:value="0.318670576438308" calcext:value-type="float">
            <text:p>0.318670576438308</text:p>
          </table:table-cell>
          <table:table-cell office:value-type="float" office:value="-0.285670517989535" calcext:value-type="float">
            <text:p>-0.285670517989535</text:p>
          </table:table-cell>
          <table:table-cell office:value-type="float" office:value="-0.484848840873863" calcext:value-type="float">
            <text:p>-0.484848840873863</text:p>
          </table:table-cell>
          <table:table-cell office:value-type="float" office:value="0.216290523302341" calcext:value-type="float">
            <text:p>0.216290523302341</text:p>
          </table:table-cell>
          <table:table-cell office:value-type="float" office:value="-0.297437740873992" calcext:value-type="float">
            <text:p>-0.297437740873992</text:p>
          </table:table-cell>
        </table:table-row>
        <table:table-row table:style-name="ro1">
          <table:table-cell/>
          <table:table-cell office:value-type="float" office:value="0.319648093543947" calcext:value-type="float">
            <text:p>0.319648093543947</text:p>
          </table:table-cell>
          <table:table-cell office:value-type="float" office:value="-0.351658371192334" calcext:value-type="float">
            <text:p>-0.351658371192334</text:p>
          </table:table-cell>
          <table:table-cell office:value-type="float" office:value="-0.624689338973483" calcext:value-type="float">
            <text:p>-0.624689338973483</text:p>
          </table:table-cell>
          <table:table-cell office:value-type="float" office:value="0.215849434601185" calcext:value-type="float">
            <text:p>0.215849434601185</text:p>
          </table:table-cell>
          <table:table-cell office:value-type="float" office:value="-0.354439008323676" calcext:value-type="float">
            <text:p>-0.354439008323676</text:p>
          </table:table-cell>
        </table:table-row>
        <table:table-row table:style-name="ro1">
          <table:table-cell/>
          <table:table-cell office:value-type="float" office:value="0.320625610649586" calcext:value-type="float">
            <text:p>0.320625610649586</text:p>
          </table:table-cell>
          <table:table-cell office:value-type="float" office:value="-0.36850381147134" calcext:value-type="float">
            <text:p>-0.36850381147134</text:p>
          </table:table-cell>
          <table:table-cell office:value-type="float" office:value="-0.825047758252646" calcext:value-type="float">
            <text:p>-0.825047758252646</text:p>
          </table:table-cell>
          <table:table-cell office:value-type="float" office:value="0.215412259631346" calcext:value-type="float">
            <text:p>0.215412259631346</text:p>
          </table:table-cell>
          <table:table-cell office:value-type="float" office:value="-0.363030107951473" calcext:value-type="float">
            <text:p>-0.363030107951473</text:p>
          </table:table-cell>
        </table:table-row>
        <table:table-row table:style-name="ro1">
          <table:table-cell/>
          <table:table-cell office:value-type="float" office:value="0.321603127755225" calcext:value-type="float">
            <text:p>0.321603127755225</text:p>
          </table:table-cell>
          <table:table-cell table:style-name="ce1" office:value-type="float" office:value="-0.339717960639388" calcext:value-type="float">
            <text:p>-3.40E-01</text:p>
          </table:table-cell>
          <table:table-cell table:style-name="ce1" office:value-type="float" office:value="0.0287302506217268" calcext:value-type="float">
            <text:p>2.87E-02</text:p>
          </table:table-cell>
          <table:table-cell office:value-type="float" office:value="0.214978965316444" calcext:value-type="float">
            <text:p>0.214978965316444</text:p>
          </table:table-cell>
          <table:table-cell office:value-type="float" office:value="-0.327277511444825" calcext:value-type="float">
            <text:p>-0.327277511444825</text:p>
          </table:table-cell>
        </table:table-row>
        <table:table-row table:style-name="ro1">
          <table:table-cell/>
          <table:table-cell office:value-type="float" office:value="0.322580644860864" calcext:value-type="float">
            <text:p>0.322580644860864</text:p>
          </table:table-cell>
          <table:table-cell office:value-type="float" office:value="-0.271906457328194" calcext:value-type="float">
            <text:p>-0.271906457328194</text:p>
          </table:table-cell>
          <table:table-cell table:style-name="ce1" office:value-type="float" office:value="-0.0000625957228151952" calcext:value-type="float">
            <text:p>-6.26E-05</text:p>
          </table:table-cell>
          <table:table-cell office:value-type="float" office:value="0.21454951903342" calcext:value-type="float">
            <text:p>0.21454951903342</text:p>
          </table:table-cell>
          <table:table-cell office:value-type="float" office:value="-0.254245233620336" calcext:value-type="float">
            <text:p>-0.254245233620336</text:p>
          </table:table-cell>
        </table:table-row>
        <table:table-row table:style-name="ro1">
          <table:table-cell/>
          <table:table-cell office:value-type="float" office:value="0.323558161966503" calcext:value-type="float">
            <text:p>0.323558161966503</text:p>
          </table:table-cell>
          <table:table-cell office:value-type="float" office:value="-0.174299264229928" calcext:value-type="float">
            <text:p>-0.174299264229928</text:p>
          </table:table-cell>
          <table:table-cell table:style-name="ce1" office:value-type="float" office:value="-0.0775010399820074" calcext:value-type="float">
            <text:p>-7.75E-02</text:p>
          </table:table-cell>
          <table:table-cell office:value-type="float" office:value="0.214123888605764" calcext:value-type="float">
            <text:p>0.214123888605764</text:p>
          </table:table-cell>
          <table:table-cell office:value-type="float" office:value="-0.153497415249635" calcext:value-type="float">
            <text:p>-0.153497415249635</text:p>
          </table:table-cell>
        </table:table-row>
        <table:table-row table:style-name="ro1">
          <table:table-cell/>
          <table:table-cell office:value-type="float" office:value="0.324535679072142" calcext:value-type="float">
            <text:p>0.324535679072142</text:p>
          </table:table-cell>
          <table:table-cell table:style-name="ce1" office:value-type="float" office:value="-0.05811864400959" calcext:value-type="float">
            <text:p>-5.81E-02</text:p>
          </table:table-cell>
          <table:table-cell office:value-type="float" office:value="0.365676383892096" calcext:value-type="float">
            <text:p>0.365676383892096</text:p>
          </table:table-cell>
          <table:table-cell office:value-type="float" office:value="0.213702042296055" calcext:value-type="float">
            <text:p>0.213702042296055</text:p>
          </table:table-cell>
          <table:table-cell table:style-name="ce1" office:value-type="float" office:value="-0.0364470585980746" calcext:value-type="float">
            <text:p>-3.64E-02</text:p>
          </table:table-cell>
        </table:table-row>
        <table:table-row table:style-name="ro1">
          <table:table-cell/>
          <table:table-cell office:value-type="float" office:value="0.325513196177781" calcext:value-type="float">
            <text:p>0.325513196177781</text:p>
          </table:table-cell>
          <table:table-cell table:style-name="ce1" office:value-type="float" office:value="0.0641755690870759" calcext:value-type="float">
            <text:p>6.42E-02</text:p>
          </table:table-cell>
          <table:table-cell office:value-type="float" office:value="-0.371382177018942" calcext:value-type="float">
            <text:p>-0.371382177018942</text:p>
          </table:table-cell>
          <table:table-cell office:value-type="float" office:value="0.213283948799702" calcext:value-type="float">
            <text:p>0.213283948799702</text:p>
          </table:table-cell>
          <table:table-cell table:style-name="ce1" office:value-type="float" office:value="0.0844088757635743" calcext:value-type="float">
            <text:p>8.44E-02</text:p>
          </table:table-cell>
        </table:table-row>
        <table:table-row table:style-name="ro1">
          <table:table-cell/>
          <table:table-cell office:value-type="float" office:value="0.32649071328342" calcext:value-type="float">
            <text:p>0.32649071328342</text:p>
          </table:table-cell>
          <table:table-cell office:value-type="float" office:value="0.17971685991263" calcext:value-type="float">
            <text:p>0.17971685991263</text:p>
          </table:table-cell>
          <table:table-cell office:value-type="float" office:value="0.422444735217907" calcext:value-type="float">
            <text:p>0.422444735217907</text:p>
          </table:table-cell>
          <table:table-cell office:value-type="float" office:value="0.212869577237668" calcext:value-type="float">
            <text:p>0.212869577237668</text:p>
          </table:table-cell>
          <table:table-cell office:value-type="float" office:value="0.196320948639176" calcext:value-type="float">
            <text:p>0.196320948639176</text:p>
          </table:table-cell>
        </table:table-row>
        <table:table-row table:style-name="ro1">
          <table:table-cell/>
          <table:table-cell office:value-type="float" office:value="0.327468230389059" calcext:value-type="float">
            <text:p>0.327468230389059</text:p>
          </table:table-cell>
          <table:table-cell office:value-type="float" office:value="0.27608794176193" calcext:value-type="float">
            <text:p>0.27608794176193</text:p>
          </table:table-cell>
          <table:table-cell table:style-name="ce1" office:value-type="float" office:value="-0.0742755881218143" calcext:value-type="float">
            <text:p>-7.43E-02</text:p>
          </table:table-cell>
          <table:table-cell office:value-type="float" office:value="0.212458897150526" calcext:value-type="float">
            <text:p>0.212458897150526</text:p>
          </table:table-cell>
          <table:table-cell office:value-type="float" office:value="0.287134221548788" calcext:value-type="float">
            <text:p>0.287134221548788</text:p>
          </table:table-cell>
        </table:table-row>
        <table:table-row table:style-name="ro1">
          <table:table-cell/>
          <table:table-cell office:value-type="float" office:value="0.328445747494698" calcext:value-type="float">
            <text:p>0.328445747494698</text:p>
          </table:table-cell>
          <table:table-cell office:value-type="float" office:value="0.34214902930596" calcext:value-type="float">
            <text:p>0.34214902930596</text:p>
          </table:table-cell>
          <table:table-cell office:value-type="float" office:value="0.388466226891885" calcext:value-type="float">
            <text:p>0.388466226891885</text:p>
          </table:table-cell>
          <table:table-cell office:value-type="float" office:value="0.212051878491215" calcext:value-type="float">
            <text:p>0.212051878491215</text:p>
          </table:table-cell>
          <table:table-cell office:value-type="float" office:value="0.346098724374697" calcext:value-type="float">
            <text:p>0.346098724374697</text:p>
          </table:table-cell>
        </table:table-row>
        <table:table-row table:style-name="ro1">
          <table:table-cell/>
          <table:table-cell office:value-type="float" office:value="0.329423264600337" calcext:value-type="float">
            <text:p>0.329423264600337</text:p>
          </table:table-cell>
          <table:table-cell office:value-type="float" office:value="0.36878748964305" calcext:value-type="float">
            <text:p>0.36878748964305</text:p>
          </table:table-cell>
          <table:table-cell table:style-name="ce1" office:value-type="float" office:value="0.0188422917155904" calcext:value-type="float">
            <text:p>1.88E-02</text:p>
          </table:table-cell>
          <table:table-cell office:value-type="float" office:value="0.21164849161964" calcext:value-type="float">
            <text:p>0.21164849161964</text:p>
          </table:table-cell>
          <table:table-cell office:value-type="float" office:value="0.364593601592595" calcext:value-type="float">
            <text:p>0.364593601592595</text:p>
          </table:table-cell>
        </table:table-row>
        <table:table-row table:style-name="ro1">
          <table:table-cell/>
          <table:table-cell office:value-type="float" office:value="0.330400781705976" calcext:value-type="float">
            <text:p>0.330400781705976</text:p>
          </table:table-cell>
          <table:table-cell office:value-type="float" office:value="0.349542636237641" calcext:value-type="float">
            <text:p>0.349542636237641</text:p>
          </table:table-cell>
          <table:table-cell office:value-type="float" office:value="-0.116411431462946" calcext:value-type="float">
            <text:p>-0.116411431462946</text:p>
          </table:table-cell>
          <table:table-cell office:value-type="float" office:value="0.211248707295522" calcext:value-type="float">
            <text:p>0.211248707295522</text:p>
          </table:table-cell>
          <table:table-cell office:value-type="float" office:value="0.336720333011213" calcext:value-type="float">
            <text:p>0.336720333011213</text:p>
          </table:table-cell>
        </table:table-row>
        <table:table-row table:style-name="ro1">
          <table:table-cell/>
          <table:table-cell office:value-type="float" office:value="0.331378298811615" calcext:value-type="float">
            <text:p>0.331378298811615</text:p>
          </table:table-cell>
          <table:table-cell office:value-type="float" office:value="0.281066975695306" calcext:value-type="float">
            <text:p>0.281066975695306</text:p>
          </table:table-cell>
          <table:table-cell office:value-type="float" office:value="0.114999681563471" calcext:value-type="float">
            <text:p>0.114999681563471</text:p>
          </table:table-cell>
          <table:table-cell office:value-type="float" office:value="0.210852496673356" calcext:value-type="float">
            <text:p>0.210852496673356</text:p>
          </table:table-cell>
          <table:table-cell office:value-type="float" office:value="0.25972832210056" calcext:value-type="float">
            <text:p>0.25972832210056</text:p>
          </table:table-cell>
        </table:table-row>
        <table:table-row table:style-name="ro1">
          <table:table-cell/>
          <table:table-cell office:value-type="float" office:value="0.332355815917253" calcext:value-type="float">
            <text:p>0.332355815917253</text:p>
          </table:table-cell>
          <table:table-cell office:value-type="float" office:value="0.163395103609752" calcext:value-type="float">
            <text:p>0.163395103609752</text:p>
          </table:table-cell>
          <table:table-cell office:value-type="float" office:value="-0.223621188770596" calcext:value-type="float">
            <text:p>-0.223621188770596</text:p>
          </table:table-cell>
          <table:table-cell office:value-type="float" office:value="0.210459831295216" calcext:value-type="float">
            <text:p>0.210459831295216</text:p>
          </table:table-cell>
          <table:table-cell office:value-type="float" office:value="0.134246259575008" calcext:value-type="float">
            <text:p>0.134246259575008</text:p>
          </table:table-cell>
        </table:table-row>
        <table:table-row table:style-name="ro1">
          <table:table-cell/>
          <table:table-cell office:value-type="float" office:value="0.333333333022892" calcext:value-type="float">
            <text:p>0.333333333022892</text:p>
          </table:table-cell>
          <table:table-cell table:style-name="ce1" office:value-type="float" office:value="0.00000307842723623608" calcext:value-type="float">
            <text:p>3.08E-06</text:p>
          </table:table-cell>
          <table:table-cell office:value-type="float" office:value="-0.217262186154443" calcext:value-type="float">
            <text:p>-0.217262186154443</text:p>
          </table:table-cell>
          <table:table-cell office:value-type="float" office:value="0.210070683086349" calcext:value-type="float">
            <text:p>0.210070683086349</text:p>
          </table:table-cell>
          <table:table-cell table:style-name="ce1" office:value-type="float" office:value="-0.0356956053397741" calcext:value-type="float">
            <text:p>-3.57E-02</text:p>
          </table:table-cell>
        </table:table-row>
        <table:table-row table:style-name="ro1">
          <table:table-cell/>
          <table:table-cell office:value-type="float" office:value="0.334310850128531" calcext:value-type="float">
            <text:p>0.334310850128531</text:p>
          </table:table-cell>
          <table:table-cell table:style-name="ce1" office:value-type="float" office:value="-0.20234621841051" calcext:value-type="float">
            <text:p>-2.02E-01</text:p>
          </table:table-cell>
          <table:table-cell office:value-type="float" office:value="-0.259102612545482" calcext:value-type="float">
            <text:p>-0.259102612545482</text:p>
          </table:table-cell>
          <table:table-cell office:value-type="float" office:value="0.209685024347781" calcext:value-type="float">
            <text:p>0.209685024347781</text:p>
          </table:table-cell>
          <table:table-cell office:value-type="float" office:value="-0.242854522595092" calcext:value-type="float">
            <text:p>-0.242854522595092</text:p>
          </table:table-cell>
        </table:table-row>
        <table:table-row table:style-name="ro1">
          <table:table-cell/>
          <table:table-cell office:value-type="float" office:value="0.33528836723417" calcext:value-type="float">
            <text:p>0.33528836723417</text:p>
          </table:table-cell>
          <table:table-cell office:value-type="float" office:value="-0.433963264764116" calcext:value-type="float">
            <text:p>-0.433963264764116</text:p>
          </table:table-cell>
          <table:table-cell office:value-type="float" office:value="-0.818110595488062" calcext:value-type="float">
            <text:p>-0.818110595488062</text:p>
          </table:table-cell>
          <table:table-cell office:value-type="float" office:value="0.209302827752742" calcext:value-type="float">
            <text:p>0.209302827752742</text:p>
          </table:table-cell>
          <table:table-cell office:value-type="float" office:value="-0.477165086048028" calcext:value-type="float">
            <text:p>-0.477165086048028</text:p>
          </table:table-cell>
        </table:table-row>
        <table:table-row table:style-name="ro1">
          <table:table-cell/>
          <table:table-cell office:value-type="float" office:value="0.336265884339809" calcext:value-type="float">
            <text:p>0.336265884339809</text:p>
          </table:table-cell>
          <table:table-cell office:value-type="float" office:value="-0.682776684680787" calcext:value-type="float">
            <text:p>-0.682776684680787</text:p>
          </table:table-cell>
          <table:table-cell office:value-type="float" office:value="-0.775147217297526" calcext:value-type="float">
            <text:p>-0.775147217297526</text:p>
          </table:table-cell>
          <table:table-cell office:value-type="float" office:value="0.208924066338304" calcext:value-type="float">
            <text:p>0.208924066338304</text:p>
          </table:table-cell>
          <table:table-cell office:value-type="float" office:value="-0.726307164740081" calcext:value-type="float">
            <text:p>-0.726307164740081</text:p>
          </table:table-cell>
        </table:table-row>
        <table:table-row table:style-name="ro1">
          <table:table-cell table:style-name="ce1"/>
          <table:table-cell office:value-type="float" office:value="0.337243401445448" calcext:value-type="float">
            <text:p>0.337243401445448</text:p>
          </table:table-cell>
          <table:table-cell office:value-type="float" office:value="-0.935030482403965" calcext:value-type="float">
            <text:p>-0.935030482403965</text:p>
          </table:table-cell>
          <table:table-cell office:value-type="float" office:value="-1.28779069931651" calcext:value-type="float">
            <text:p>-1.28779069931651</text:p>
          </table:table-cell>
          <table:table-cell office:value-type="float" office:value="0.208548713503691" calcext:value-type="float">
            <text:p>0.208548713503691</text:p>
          </table:table-cell>
          <table:table-cell office:value-type="float" office:value="-0.976418412254815" calcext:value-type="float">
            <text:p>-0.976418412254815</text:p>
          </table:table-cell>
        </table:table-row>
        <table:table-row table:style-name="ro1">
          <table:table-cell table:style-name="ce1"/>
          <table:table-cell office:value-type="float" office:value="0.338220918551087" calcext:value-type="float">
            <text:p>0.338220918551087</text:p>
          </table:table-cell>
          <table:table-cell office:value-type="float" office:value="-1.17609226920144" calcext:value-type="float">
            <text:p>-1.17609226920144</text:p>
          </table:table-cell>
          <table:table-cell office:value-type="float" office:value="-1.61202504215929" calcext:value-type="float">
            <text:p>-1.61202504215929</text:p>
          </table:table-cell>
          <table:table-cell office:value-type="float" office:value="0.208176743002745" calcext:value-type="float">
            <text:p>0.208176743002745</text:p>
          </table:table-cell>
          <table:table-cell office:value-type="float" office:value="-1.21290903811688" calcext:value-type="float">
            <text:p>-1.21290903811688</text:p>
          </table:table-cell>
        </table:table-row>
        <table:table-row table:style-name="ro1">
          <table:table-cell/>
          <table:table-cell office:value-type="float" office:value="0.339198435656726" calcext:value-type="float">
            <text:p>0.339198435656726</text:p>
          </table:table-cell>
          <table:table-cell office:value-type="float" office:value="-1.39132421507018" calcext:value-type="float">
            <text:p>-1.39132421507018</text:p>
          </table:table-cell>
          <table:table-cell office:value-type="float" office:value="-1.68251308714073" calcext:value-type="float">
            <text:p>-1.68251308714073</text:p>
          </table:table-cell>
          <table:table-cell office:value-type="float" office:value="0.207808128935542" calcext:value-type="float">
            <text:p>0.207808128935542</text:p>
          </table:table-cell>
          <table:table-cell office:value-type="float" office:value="-1.42133024807955" calcext:value-type="float">
            <text:p>-1.42133024807955</text:p>
          </table:table-cell>
        </table:table-row>
        <table:table-row table:style-name="ro1">
          <table:table-cell/>
          <table:table-cell office:value-type="float" office:value="0.340175952762365" calcext:value-type="float">
            <text:p>0.340175952762365</text:p>
          </table:table-cell>
          <table:table-cell office:value-type="float" office:value="-1.56696453837035" calcext:value-type="float">
            <text:p>-1.56696453837035</text:p>
          </table:table-cell>
          <table:table-cell office:value-type="float" office:value="-1.20144443613337" calcext:value-type="float">
            <text:p>-1.20144443613337</text:p>
          </table:table-cell>
          <table:table-cell office:value-type="float" office:value="0.207442845751146" calcext:value-type="float">
            <text:p>0.207442845751146</text:p>
          </table:table-cell>
          <table:table-cell office:value-type="float" office:value="-1.58824439194131" calcext:value-type="float">
            <text:p>-1.58824439194131</text:p>
          </table:table-cell>
        </table:table-row>
        <table:table-row table:style-name="ro1">
          <table:table-cell/>
          <table:table-cell office:value-type="float" office:value="0.341153469868004" calcext:value-type="float">
            <text:p>0.341153469868004</text:p>
          </table:table-cell>
          <table:table-cell office:value-type="float" office:value="-1.69096655970933" calcext:value-type="float">
            <text:p>-1.69096655970933</text:p>
          </table:table-cell>
          <table:table-cell office:value-type="float" office:value="-2.12383538465223" calcext:value-type="float">
            <text:p>-2.12383538465223</text:p>
          </table:table-cell>
          <table:table-cell office:value-type="float" office:value="0.207080868235331" calcext:value-type="float">
            <text:p>0.207080868235331</text:p>
          </table:table-cell>
          <table:table-cell office:value-type="float" office:value="-1.70204460239409" calcext:value-type="float">
            <text:p>-1.70204460239409</text:p>
          </table:table-cell>
        </table:table-row>
        <table:table-row table:style-name="ro1">
          <table:table-cell/>
          <table:table-cell office:value-type="float" office:value="0.342130986973643" calcext:value-type="float">
            <text:p>0.342130986973643</text:p>
          </table:table-cell>
          <table:table-cell office:value-type="float" office:value="-1.75374474150475" calcext:value-type="float">
            <text:p>-1.75374474150475</text:p>
          </table:table-cell>
          <table:table-cell office:value-type="float" office:value="-1.76671134575717" calcext:value-type="float">
            <text:p>-1.76671134575717</text:p>
          </table:table-cell>
          <table:table-cell office:value-type="float" office:value="0.206722171509717" calcext:value-type="float">
            <text:p>0.206722171509717</text:p>
          </table:table-cell>
          <table:table-cell office:value-type="float" office:value="-1.75367458392617" calcext:value-type="float">
            <text:p>-1.75367458392617</text:p>
          </table:table-cell>
        </table:table-row>
        <table:table-row table:style-name="ro1">
          <table:table-cell/>
          <table:table-cell office:value-type="float" office:value="0.343108504079282" calcext:value-type="float">
            <text:p>0.343108504079282</text:p>
          </table:table-cell>
          <table:table-cell office:value-type="float" office:value="-1.74878257007835" calcext:value-type="float">
            <text:p>-1.74878257007835</text:p>
          </table:table-cell>
          <table:table-cell office:value-type="float" office:value="-1.27642950345793" calcext:value-type="float">
            <text:p>-1.27642950345793</text:p>
          </table:table-cell>
          <table:table-cell office:value-type="float" office:value="0.206366731024831" calcext:value-type="float">
            <text:p>0.206366731024831</text:p>
          </table:table-cell>
          <table:table-cell office:value-type="float" office:value="-1.73720504691501" calcext:value-type="float">
            <text:p>-1.73720504691501</text:p>
          </table:table-cell>
        </table:table-row>
        <table:table-row table:style-name="ro1">
          <table:table-cell/>
          <table:table-cell office:value-type="float" office:value="0.344086021184921" calcext:value-type="float">
            <text:p>0.344086021184921</text:p>
          </table:table-cell>
          <table:table-cell office:value-type="float" office:value="-1.67306528871733" calcext:value-type="float">
            <text:p>-1.67306528871733</text:p>
          </table:table-cell>
          <table:table-cell office:value-type="float" office:value="-1.7716872452012" calcext:value-type="float">
            <text:p>-1.7716872452012</text:p>
          </table:table-cell>
          <table:table-cell office:value-type="float" office:value="0.206014522556735" calcext:value-type="float">
            <text:p>0.206014522556735</text:p>
          </table:table-cell>
          <table:table-cell office:value-type="float" office:value="-1.65023173118235" calcext:value-type="float">
            <text:p>-1.65023173118235</text:p>
          </table:table-cell>
        </table:table-row>
        <table:table-row table:style-name="ro1">
          <table:table-cell/>
          <table:table-cell office:value-type="float" office:value="0.34506353829056" calcext:value-type="float">
            <text:p>0.34506353829056</text:p>
          </table:table-cell>
          <table:table-cell office:value-type="float" office:value="-1.5273108705414" calcext:value-type="float">
            <text:p>-1.5273108705414</text:p>
          </table:table-cell>
          <table:table-cell office:value-type="float" office:value="-1.82344314994829" calcext:value-type="float">
            <text:p>-1.82344314994829</text:p>
          </table:table-cell>
          <table:table-cell office:value-type="float" office:value="0.205665522201411" calcext:value-type="float">
            <text:p>0.205665522201411</text:p>
          </table:table-cell>
          <table:table-cell office:value-type="float" office:value="-1.49407052118042" calcext:value-type="float">
            <text:p>-1.49407052118042</text:p>
          </table:table-cell>
        </table:table-row>
        <table:table-row table:style-name="ro1">
          <table:table-cell/>
          <table:table-cell office:value-type="float" office:value="0.346041055396199" calcext:value-type="float">
            <text:p>0.346041055396199</text:p>
          </table:table-cell>
          <table:table-cell office:value-type="float" office:value="-1.31598460792566" calcext:value-type="float">
            <text:p>-1.31598460792566</text:p>
          </table:table-cell>
          <table:table-cell office:value-type="float" office:value="-0.897250816434474" calcext:value-type="float">
            <text:p>-0.897250816434474</text:p>
          </table:table-cell>
          <table:table-cell office:value-type="float" office:value="0.20531970637095" calcext:value-type="float">
            <text:p>0.20531970637095</text:p>
          </table:table-cell>
          <table:table-cell office:value-type="float" office:value="-1.273737190858" calcext:value-type="float">
            <text:p>-1.273737190858</text:p>
          </table:table-cell>
        </table:table-row>
        <table:table-row table:style-name="ro1">
          <table:table-cell/>
          <table:table-cell office:value-type="float" office:value="0.347018572501838" calcext:value-type="float">
            <text:p>0.347018572501838</text:p>
          </table:table-cell>
          <table:table-cell office:value-type="float" office:value="-1.04709557266659" calcext:value-type="float">
            <text:p>-1.04709557266659</text:p>
          </table:table-cell>
          <table:table-cell office:value-type="float" office:value="-0.65548765398936" calcext:value-type="float">
            <text:p>-0.65548765398936</text:p>
          </table:table-cell>
          <table:table-cell office:value-type="float" office:value="0.204977051788484" calcext:value-type="float">
            <text:p>0.204977051788484</text:p>
          </table:table-cell>
          <table:table-cell office:value-type="float" office:value="-0.997712110614214" calcext:value-type="float">
            <text:p>-0.997712110614214</text:p>
          </table:table-cell>
        </table:table-row>
        <table:table-row table:style-name="ro1">
          <table:table-cell/>
          <table:table-cell office:value-type="float" office:value="0.347996089607477" calcext:value-type="float">
            <text:p>0.347996089607477</text:p>
          </table:table-cell>
          <table:table-cell office:value-type="float" office:value="-0.731786196464579" calcext:value-type="float">
            <text:p>-0.731786196464579</text:p>
          </table:table-cell>
          <table:table-cell office:value-type="float" office:value="-0.670324345126536" calcext:value-type="float">
            <text:p>-0.670324345126536</text:p>
          </table:table-cell>
          <table:table-cell office:value-type="float" office:value="0.204637535484138" calcext:value-type="float">
            <text:p>0.204637535484138</text:p>
          </table:table-cell>
          <table:table-cell office:value-type="float" office:value="-0.677503036442638" calcext:value-type="float">
            <text:p>-0.677503036442638</text:p>
          </table:table-cell>
        </table:table-row>
        <table:table-row table:style-name="ro1">
          <table:table-cell/>
          <table:table-cell office:value-type="float" office:value="0.348973606713116" calcext:value-type="float">
            <text:p>0.348973606713116</text:p>
          </table:table-cell>
          <table:table-cell office:value-type="float" office:value="-0.383738555775417" calcext:value-type="float">
            <text:p>-0.383738555775417</text:p>
          </table:table-cell>
          <table:table-cell office:value-type="float" office:value="-0.471538272964685" calcext:value-type="float">
            <text:p>-0.471538272964685</text:p>
          </table:table-cell>
          <table:table-cell office:value-type="float" office:value="0.2043011347906" calcext:value-type="float">
            <text:p>0.2043011347906</text:p>
          </table:table-cell>
          <table:table-cell office:value-type="float" office:value="-0.327031117460175" calcext:value-type="float">
            <text:p>-0.327031117460175</text:p>
          </table:table-cell>
        </table:table-row>
        <table:table-row table:style-name="ro1">
          <table:table-cell/>
          <table:table-cell office:value-type="float" office:value="0.349951123818755" calcext:value-type="float">
            <text:p>0.349951123818755</text:p>
          </table:table-cell>
          <table:table-cell table:style-name="ce1" office:value-type="float" office:value="-0.0184318792672652" calcext:value-type="float">
            <text:p>-1.84E-02</text:p>
          </table:table-cell>
          <table:table-cell office:value-type="float" office:value="0.222817072494792" calcext:value-type="float">
            <text:p>0.222817072494792</text:p>
          </table:table-cell>
          <table:table-cell office:value-type="float" office:value="0.203967827338861" calcext:value-type="float">
            <text:p>0.203967827338861</text:p>
          </table:table-cell>
          <table:table-cell table:style-name="ce1" office:value-type="float" office:value="0.0381242164140892" calcext:value-type="float">
            <text:p>3.81E-02</text:p>
          </table:table-cell>
        </table:table-row>
        <table:table-row table:style-name="ro1">
          <table:table-cell/>
          <table:table-cell office:value-type="float" office:value="0.350928640924394" calcext:value-type="float">
            <text:p>0.350928640924394</text:p>
          </table:table-cell>
          <table:table-cell office:value-type="float" office:value="0.347705325527444" calcext:value-type="float">
            <text:p>0.347705325527444</text:p>
          </table:table-cell>
          <table:table-cell table:style-name="ce1" office:value-type="float" office:value="-0.0489215721937747" calcext:value-type="float">
            <text:p>-4.89E-02</text:p>
          </table:table-cell>
          <table:table-cell office:value-type="float" office:value="0.203637591054176" calcext:value-type="float">
            <text:p>0.203637591054176</text:p>
          </table:table-cell>
          <table:table-cell office:value-type="float" office:value="0.401577419632253" calcext:value-type="float">
            <text:p>0.401577419632253</text:p>
          </table:table-cell>
        </table:table-row>
        <table:table-row table:style-name="ro1">
          <table:table-cell/>
          <table:table-cell office:value-type="float" office:value="0.351906158030033" calcext:value-type="float">
            <text:p>0.351906158030033</text:p>
          </table:table-cell>
          <table:table-cell office:value-type="float" office:value="0.698198839585895" calcext:value-type="float">
            <text:p>0.698198839585895</text:p>
          </table:table-cell>
          <table:table-cell office:value-type="float" office:value="1.16922349277901" calcext:value-type="float">
            <text:p>1.16922349277901</text:p>
          </table:table-cell>
          <table:table-cell office:value-type="float" office:value="0.203310404151723" calcext:value-type="float">
            <text:p>0.203310404151723</text:p>
          </table:table-cell>
          <table:table-cell office:value-type="float" office:value="0.74703620014174" calcext:value-type="float">
            <text:p>0.74703620014174</text:p>
          </table:table-cell>
        </table:table-row>
        <table:table-row table:style-name="ro1">
          <table:table-cell/>
          <table:table-cell office:value-type="float" office:value="0.352883675135672" calcext:value-type="float">
            <text:p>0.352883675135672</text:p>
          </table:table-cell>
          <table:table-cell office:value-type="float" office:value="1.0174349821624" calcext:value-type="float">
            <text:p>1.0174349821624</text:p>
          </table:table-cell>
          <table:table-cell office:value-type="float" office:value="0.680785510680508" calcext:value-type="float">
            <text:p>0.680785510680508</text:p>
          </table:table-cell>
          <table:table-cell office:value-type="float" office:value="0.202986245132981" calcext:value-type="float">
            <text:p>0.202986245132981</text:p>
          </table:table-cell>
          <table:table-cell office:value-type="float" office:value="1.05919543100679" calcext:value-type="float">
            <text:p>1.05919543100679</text:p>
          </table:table-cell>
        </table:table-row>
        <table:table-row table:style-name="ro1">
          <table:table-cell/>
          <table:table-cell office:value-type="float" office:value="0.353861192241311" calcext:value-type="float">
            <text:p>0.353861192241311</text:p>
          </table:table-cell>
          <table:table-cell office:value-type="float" office:value="1.29151637117452" calcext:value-type="float">
            <text:p>1.29151637117452</text:p>
          </table:table-cell>
          <table:table-cell office:value-type="float" office:value="1.19851121204725" calcext:value-type="float">
            <text:p>1.19851121204725</text:p>
          </table:table-cell>
          <table:table-cell office:value-type="float" office:value="0.202665092781332" calcext:value-type="float">
            <text:p>0.202665092781332</text:p>
          </table:table-cell>
          <table:table-cell office:value-type="float" office:value="1.32457326819935" calcext:value-type="float">
            <text:p>1.32457326819935</text:p>
          </table:table-cell>
        </table:table-row>
        <table:table-row table:style-name="ro1">
          <table:table-cell/>
          <table:table-cell office:value-type="float" office:value="0.35483870934695" calcext:value-type="float">
            <text:p>0.35483870934695</text:p>
          </table:table-cell>
          <table:table-cell office:value-type="float" office:value="1.50901703660293" calcext:value-type="float">
            <text:p>1.50901703660293</text:p>
          </table:table-cell>
          <table:table-cell office:value-type="float" office:value="1.49826321389718" calcext:value-type="float">
            <text:p>1.49826321389718</text:p>
          </table:table-cell>
          <table:table-cell office:value-type="float" office:value="0.202346926158804" calcext:value-type="float">
            <text:p>0.202346926158804</text:p>
          </table:table-cell>
          <table:table-cell office:value-type="float" office:value="1.53224058157683" calcext:value-type="float">
            <text:p>1.53224058157683</text:p>
          </table:table-cell>
        </table:table-row>
        <table:table-row table:style-name="ro1">
          <table:table-cell/>
          <table:table-cell office:value-type="float" office:value="0.355816226452589" calcext:value-type="float">
            <text:p>0.355816226452589</text:p>
          </table:table-cell>
          <table:table-cell office:value-type="float" office:value="1.66159273703969" calcext:value-type="float">
            <text:p>1.66159273703969</text:p>
          </table:table-cell>
          <table:table-cell office:value-type="float" office:value="1.53389626418897" calcext:value-type="float">
            <text:p>1.53389626418897</text:p>
          </table:table-cell>
          <table:table-cell office:value-type="float" office:value="0.202031724601216" calcext:value-type="float">
            <text:p>0.202031724601216</text:p>
          </table:table-cell>
          <table:table-cell office:value-type="float" office:value="1.67440116155543" calcext:value-type="float">
            <text:p>1.67440116155543</text:p>
          </table:table-cell>
        </table:table-row>
        <table:table-row table:style-name="ro1">
          <table:table-cell/>
          <table:table-cell office:value-type="float" office:value="0.356793743558228" calcext:value-type="float">
            <text:p>0.356793743558228</text:p>
          </table:table-cell>
          <table:table-cell office:value-type="float" office:value="1.74441097058949" calcext:value-type="float">
            <text:p>1.74441097058949</text:p>
          </table:table-cell>
          <table:table-cell office:value-type="float" office:value="2.06867944253402" calcext:value-type="float">
            <text:p>2.06867944253402</text:p>
          </table:table-cell>
          <table:table-cell office:value-type="float" office:value="0.201719467716195" calcext:value-type="float">
            <text:p>0.201719467716195</text:p>
          </table:table-cell>
          <table:table-cell office:value-type="float" office:value="1.74678905127894" calcext:value-type="float">
            <text:p>1.74678905127894</text:p>
          </table:table-cell>
        </table:table-row>
        <table:table-row table:style-name="ro1">
          <table:table-cell/>
          <table:table-cell office:value-type="float" office:value="0.357771260663867" calcext:value-type="float">
            <text:p>0.357771260663867</text:p>
          </table:table-cell>
          <table:table-cell office:value-type="float" office:value="1.75637592761951" calcext:value-type="float">
            <text:p>1.75637592761951</text:p>
          </table:table-cell>
          <table:table-cell office:value-type="float" office:value="1.50904196257718" calcext:value-type="float">
            <text:p>1.50904196257718</text:p>
          </table:table-cell>
          <table:table-cell office:value-type="float" office:value="0.201410135378183" calcext:value-type="float">
            <text:p>0.201410135378183</text:p>
          </table:table-cell>
          <table:table-cell office:value-type="float" office:value="1.7488602413486" calcext:value-type="float">
            <text:p>1.7488602413486</text:p>
          </table:table-cell>
        </table:table-row>
        <table:table-row table:style-name="ro1">
          <table:table-cell/>
          <table:table-cell office:value-type="float" office:value="0.358748777769506" calcext:value-type="float">
            <text:p>0.358748777769506</text:p>
          </table:table-cell>
          <table:table-cell office:value-type="float" office:value="1.70013585948845" calcext:value-type="float">
            <text:p>1.70013585948845</text:p>
          </table:table-cell>
          <table:table-cell office:value-type="float" office:value="2.14826174230341" calcext:value-type="float">
            <text:p>2.14826174230341</text:p>
          </table:table-cell>
          <table:table-cell office:value-type="float" office:value="0.201103707723631" calcext:value-type="float">
            <text:p>0.201103707723631</text:p>
          </table:table-cell>
          <table:table-cell office:value-type="float" office:value="1.68376819997202" calcext:value-type="float">
            <text:p>1.68376819997202</text:p>
          </table:table-cell>
        </table:table-row>
        <table:table-row table:style-name="ro1">
          <table:table-cell/>
          <table:table-cell office:value-type="float" office:value="0.359726294875145" calcext:value-type="float">
            <text:p>0.359726294875145</text:p>
          </table:table-cell>
          <table:table-cell office:value-type="float" office:value="1.58187330142853" calcext:value-type="float">
            <text:p>1.58187330142853</text:p>
          </table:table-cell>
          <table:table-cell office:value-type="float" office:value="1.59374749592265" calcext:value-type="float">
            <text:p>1.59374749592265</text:p>
          </table:table-cell>
          <table:table-cell office:value-type="float" office:value="0.200800165151271" calcext:value-type="float">
            <text:p>0.200800165151271</text:p>
          </table:table-cell>
          <table:table-cell office:value-type="float" office:value="1.55812556367516" calcext:value-type="float">
            <text:p>1.55812556367516</text:p>
          </table:table-cell>
        </table:table-row>
        <table:table-row table:style-name="ro1">
          <table:table-cell/>
          <table:table-cell office:value-type="float" office:value="0.360703811980784" calcext:value-type="float">
            <text:p>0.360703811980784</text:p>
          </table:table-cell>
          <table:table-cell office:value-type="float" office:value="1.4108915122113" calcext:value-type="float">
            <text:p>1.4108915122113</text:p>
          </table:table-cell>
          <table:table-cell office:value-type="float" office:value="1.64499553105542" calcext:value-type="float">
            <text:p>1.64499553105542</text:p>
          </table:table-cell>
          <table:table-cell office:value-type="float" office:value="0.200499488314832" calcext:value-type="float">
            <text:p>0.200499488314832</text:p>
          </table:table-cell>
          <table:table-cell office:value-type="float" office:value="1.38156701373131" calcext:value-type="float">
            <text:p>1.38156701373131</text:p>
          </table:table-cell>
        </table:table-row>
        <table:table-row table:style-name="ro1">
          <table:table-cell/>
          <table:table-cell office:value-type="float" office:value="0.361681329086423" calcext:value-type="float">
            <text:p>0.361681329086423</text:p>
          </table:table-cell>
          <table:table-cell office:value-type="float" office:value="1.19902260368068" calcext:value-type="float">
            <text:p>1.19902260368068</text:p>
          </table:table-cell>
          <table:table-cell office:value-type="float" office:value="1.33806916293949" calcext:value-type="float">
            <text:p>1.33806916293949</text:p>
          </table:table-cell>
          <table:table-cell office:value-type="float" office:value="0.200201658121934" calcext:value-type="float">
            <text:p>0.200201658121934</text:p>
          </table:table-cell>
          <table:table-cell office:value-type="float" office:value="1.16614015174786" calcext:value-type="float">
            <text:p>1.16614015174786</text:p>
          </table:table-cell>
        </table:table-row>
        <table:table-row table:style-name="ro1">
          <table:table-cell table:style-name="ce1"/>
          <table:table-cell office:value-type="float" office:value="0.362658846192062" calcext:value-type="float">
            <text:p>0.362658846192062</text:p>
          </table:table-cell>
          <table:table-cell table:style-name="ce1" office:value-type="float" office:value="0.959893404324042" calcext:value-type="float">
            <text:p>9.60E-01</text:p>
          </table:table-cell>
          <table:table-cell office:value-type="float" office:value="0.4918738856573" calcext:value-type="float">
            <text:p>0.4918738856573</text:p>
          </table:table-cell>
          <table:table-cell office:value-type="float" office:value="0.199906655729502" calcext:value-type="float">
            <text:p>0.199906655729502</text:p>
          </table:table-cell>
          <table:table-cell office:value-type="float" office:value="0.925561359783522" calcext:value-type="float">
            <text:p>0.925561359783522</text:p>
          </table:table-cell>
        </table:table-row>
        <table:table-row table:style-name="ro1">
          <table:table-cell/>
          <table:table-cell office:value-type="float" office:value="0.363636363297701" calcext:value-type="float">
            <text:p>0.363636363297701</text:p>
          </table:table-cell>
          <table:table-cell table:style-name="ce1" office:value-type="float" office:value="0.708093500004026" calcext:value-type="float">
            <text:p>7.08E-01</text:p>
          </table:table-cell>
          <table:table-cell office:value-type="float" office:value="0.348763056784238" calcext:value-type="float">
            <text:p>0.348763056784238</text:p>
          </table:table-cell>
          <table:table-cell office:value-type="float" office:value="0.199614462541298" calcext:value-type="float">
            <text:p>0.199614462541298</text:p>
          </table:table-cell>
          <table:table-cell office:value-type="float" office:value="0.674381578329876" calcext:value-type="float">
            <text:p>0.674381578329876</text:p>
          </table:table-cell>
        </table:table-row>
        <table:table-row table:style-name="ro1">
          <table:table-cell/>
          <table:table-cell office:value-type="float" office:value="0.36461388040334" calcext:value-type="float">
            <text:p>0.36461388040334</text:p>
          </table:table-cell>
          <table:table-cell office:value-type="float" office:value="0.458295619580516" calcext:value-type="float">
            <text:p>0.458295619580516</text:p>
          </table:table-cell>
          <table:table-cell office:value-type="float" office:value="0.899104867115603" calcext:value-type="float">
            <text:p>0.899104867115603</text:p>
          </table:table-cell>
          <table:table-cell office:value-type="float" office:value="0.199325060204131" calcext:value-type="float">
            <text:p>0.199325060204131</text:p>
          </table:table-cell>
          <table:table-cell office:value-type="float" office:value="0.427112185276129" calcext:value-type="float">
            <text:p>0.427112185276129</text:p>
          </table:table-cell>
        </table:table-row>
        <table:table-row table:style-name="ro1">
          <table:table-cell/>
          <table:table-cell office:value-type="float" office:value="0.365591397508979" calcext:value-type="float">
            <text:p>0.365591397508979</text:p>
          </table:table-cell>
          <table:table-cell office:value-type="float" office:value="0.224381241886797" calcext:value-type="float">
            <text:p>0.224381241886797</text:p>
          </table:table-cell>
          <table:table-cell table:style-name="ce1" office:value-type="float" office:value="-0.0729921184978014" calcext:value-type="float">
            <text:p>-7.30E-02</text:p>
          </table:table-cell>
          <table:table-cell office:value-type="float" office:value="0.199038430605117" calcext:value-type="float">
            <text:p>0.199038430605117</text:p>
          </table:table-cell>
          <table:table-cell office:value-type="float" office:value="0.197363398173893" calcext:value-type="float">
            <text:p>0.197363398173893</text:p>
          </table:table-cell>
        </table:table-row>
        <table:table-row table:style-name="ro1">
          <table:table-cell/>
          <table:table-cell office:value-type="float" office:value="0.366568914614618" calcext:value-type="float">
            <text:p>0.366568914614618</text:p>
          </table:table-cell>
          <table:table-cell table:style-name="ce1" office:value-type="float" office:value="0.0186238330254952" calcext:value-type="float">
            <text:p>1.86E-02</text:p>
          </table:table-cell>
          <table:table-cell office:value-type="float" office:value="0.375674845061575" calcext:value-type="float">
            <text:p>0.375674845061575</text:p>
          </table:table-cell>
          <table:table-cell office:value-type="float" office:value="0.198754555868243" calcext:value-type="float">
            <text:p>0.198754555868243</text:p>
          </table:table-cell>
          <table:table-cell table:style-name="ce1" office:value-type="float" office:value="-0.00295328119230942" calcext:value-type="float">
            <text:p>-2.95E-03</text:p>
          </table:table-cell>
        </table:table-row>
        <table:table-row table:style-name="ro1">
          <table:table-cell/>
          <table:table-cell office:value-type="float" office:value="0.367546431720257" calcext:value-type="float">
            <text:p>0.367546431720257</text:p>
          </table:table-cell>
          <table:table-cell office:value-type="float" office:value="-0.149021490387536" calcext:value-type="float">
            <text:p>-0.149021490387536</text:p>
          </table:table-cell>
          <table:table-cell office:value-type="float" office:value="-0.423002790471648" calcext:value-type="float">
            <text:p>-0.423002790471648</text:p>
          </table:table-cell>
          <table:table-cell office:value-type="float" office:value="0.198473418351536" calcext:value-type="float">
            <text:p>0.198473418351536</text:p>
          </table:table-cell>
          <table:table-cell office:value-type="float" office:value="-0.164311050304022" calcext:value-type="float">
            <text:p>-0.164311050304022</text:p>
          </table:table-cell>
        </table:table-row>
        <table:table-row table:style-name="ro1">
          <table:table-cell/>
          <table:table-cell office:value-type="float" office:value="0.368523948825896" calcext:value-type="float">
            <text:p>0.368523948825896</text:p>
          </table:table-cell>
          <table:table-cell table:style-name="ce1" office:value-type="float" office:value="-0.271479616286405" calcext:value-type="float">
            <text:p>-2.71E-01</text:p>
          </table:table-cell>
          <table:table-cell office:value-type="float" office:value="-0.178863412406293" calcext:value-type="float">
            <text:p>-0.178863412406293</text:p>
          </table:table-cell>
          <table:table-cell office:value-type="float" office:value="0.198195000643926" calcext:value-type="float">
            <text:p>0.198195000643926</text:p>
          </table:table-cell>
          <table:table-cell office:value-type="float" office:value="-0.280101521921194" calcext:value-type="float">
            <text:p>-0.280101521921194</text:p>
          </table:table-cell>
        </table:table-row>
        <table:table-row table:style-name="ro1">
          <table:table-cell/>
          <table:table-cell office:value-type="float" office:value="0.369501465931535" calcext:value-type="float">
            <text:p>0.369501465931535</text:p>
          </table:table-cell>
          <table:table-cell table:style-name="ce1" office:value-type="float" office:value="-0.344935226224055" calcext:value-type="float">
            <text:p>-3.45E-01</text:p>
          </table:table-cell>
          <table:table-cell table:style-name="ce1" office:value-type="float" office:value="0.0020116493362663" calcext:value-type="float">
            <text:p>2.01E-03</text:p>
          </table:table-cell>
          <table:table-cell office:value-type="float" office:value="0.197919285562434" calcext:value-type="float">
            <text:p>0.197919285562434</text:p>
          </table:table-cell>
          <table:table-cell office:value-type="float" office:value="-0.346984743984169" calcext:value-type="float">
            <text:p>-0.346984743984169</text:p>
          </table:table-cell>
        </table:table-row>
        <table:table-row table:style-name="ro1">
          <table:table-cell/>
          <table:table-cell office:value-type="float" office:value="0.370478983037174" calcext:value-type="float">
            <text:p>0.370478983037174</text:p>
          </table:table-cell>
          <table:table-cell office:value-type="float" office:value="-0.369008590224119" calcext:value-type="float">
            <text:p>-0.369008590224119</text:p>
          </table:table-cell>
          <table:table-cell office:value-type="float" office:value="-0.312884823050029" calcext:value-type="float">
            <text:p>-0.312884823050029</text:p>
          </table:table-cell>
          <table:table-cell office:value-type="float" office:value="0.197646256149119" calcext:value-type="float">
            <text:p>0.197646256149119</text:p>
          </table:table-cell>
          <table:table-cell office:value-type="float" office:value="-0.365035237029371" calcext:value-type="float">
            <text:p>-0.365035237029371</text:p>
          </table:table-cell>
        </table:table-row>
        <table:table-row table:style-name="ro1">
          <table:table-cell/>
          <table:table-cell office:value-type="float" office:value="0.371456500142813" calcext:value-type="float">
            <text:p>0.371456500142813</text:p>
          </table:table-cell>
          <table:table-cell office:value-type="float" office:value="-0.346717613919791" calcext:value-type="float">
            <text:p>-0.346717613919791</text:p>
          </table:table-cell>
          <table:table-cell office:value-type="float" office:value="-0.15179673642761" calcext:value-type="float">
            <text:p>-0.15179673642761</text:p>
          </table:table-cell>
          <table:table-cell office:value-type="float" office:value="0.197375895668328" calcext:value-type="float">
            <text:p>0.197375895668328</text:p>
          </table:table-cell>
          <table:table-cell office:value-type="float" office:value="-0.337676110482545" calcext:value-type="float">
            <text:p>-0.337676110482545</text:p>
          </table:table-cell>
        </table:table-row>
        <table:table-row table:style-name="ro1">
          <table:table-cell/>
          <table:table-cell office:value-type="float" office:value="0.372434017248452" calcext:value-type="float">
            <text:p>0.372434017248452</text:p>
          </table:table-cell>
          <table:table-cell office:value-type="float" office:value="-0.284229332836109" calcext:value-type="float">
            <text:p>-0.284229332836109</text:p>
          </table:table-cell>
          <table:table-cell office:value-type="float" office:value="-0.527873044254821" calcext:value-type="float">
            <text:p>-0.527873044254821</text:p>
          </table:table-cell>
          <table:table-cell office:value-type="float" office:value="0.19710818760394" calcext:value-type="float">
            <text:p>0.19710818760394</text:p>
          </table:table-cell>
          <table:table-cell office:value-type="float" office:value="-0.271406130504663" calcext:value-type="float">
            <text:p>-0.271406130504663</text:p>
          </table:table-cell>
        </table:table-row>
        <table:table-row table:style-name="ro1">
          <table:table-cell/>
          <table:table-cell office:value-type="float" office:value="0.373411534354091" calcext:value-type="float">
            <text:p>0.373411534354091</text:p>
          </table:table-cell>
          <table:table-cell office:value-type="float" office:value="-0.190416791361367" calcext:value-type="float">
            <text:p>-0.190416791361367</text:p>
          </table:table-cell>
          <table:table-cell table:style-name="ce1" office:value-type="float" office:value="-0.0462069832698124" calcext:value-type="float">
            <text:p>-4.62E-02</text:p>
          </table:table-cell>
          <table:table-cell office:value-type="float" office:value="0.196843115656516" calcext:value-type="float">
            <text:p>0.196843115656516</text:p>
          </table:table-cell>
          <table:table-cell office:value-type="float" office:value="-0.175337117426493" calcext:value-type="float">
            <text:p>-0.175337117426493</text:p>
          </table:table-cell>
        </table:table-row>
        <table:table-row table:style-name="ro1">
          <table:table-cell/>
          <table:table-cell office:value-type="float" office:value="0.37438905145973" calcext:value-type="float">
            <text:p>0.37438905145973</text:p>
          </table:table-cell>
          <table:table-cell table:style-name="ce1" office:value-type="float" office:value="-0.0762490142495734" calcext:value-type="float">
            <text:p>-7.62E-02</text:p>
          </table:table-cell>
          <table:table-cell office:value-type="float" office:value="0.309925970178001" calcext:value-type="float">
            <text:p>0.309925970178001</text:p>
          </table:table-cell>
          <table:table-cell office:value-type="float" office:value="0.196580663740723" calcext:value-type="float">
            <text:p>0.196580663740723</text:p>
          </table:table-cell>
          <table:table-cell table:style-name="ce1" office:value-type="float" office:value="-0.0605704992436405" calcext:value-type="float">
            <text:p>-6.06E-02</text:p>
          </table:table-cell>
        </table:table-row>
        <table:table-row table:style-name="ro1">
          <table:table-cell/>
          <table:table-cell office:value-type="float" office:value="0.375366568565369" calcext:value-type="float">
            <text:p>0.375366568565369</text:p>
          </table:table-cell>
          <table:table-cell table:style-name="ce1" office:value-type="float" office:value="0.0459481317044931" calcext:value-type="float">
            <text:p>4.59E-02</text:p>
          </table:table-cell>
          <table:table-cell office:value-type="float" office:value="0.478025608099127" calcext:value-type="float">
            <text:p>0.478025608099127</text:p>
          </table:table-cell>
          <table:table-cell office:value-type="float" office:value="0.196320815982522" calcext:value-type="float">
            <text:p>0.196320815982522</text:p>
          </table:table-cell>
          <table:table-cell table:style-name="ce1" office:value-type="float" office:value="0.0605484482403118" calcext:value-type="float">
            <text:p>6.05E-02</text:p>
          </table:table-cell>
        </table:table-row>
        <table:table-row table:style-name="ro1">
          <table:table-cell/>
          <table:table-cell office:value-type="float" office:value="0.376344085671008" calcext:value-type="float">
            <text:p>0.376344085671008</text:p>
          </table:table-cell>
          <table:table-cell office:value-type="float" office:value="0.163314585806294" calcext:value-type="float">
            <text:p>0.163314585806294</text:p>
          </table:table-cell>
          <table:table-cell office:value-type="float" office:value="-0.236699500587904" calcext:value-type="float">
            <text:p>-0.236699500587904</text:p>
          </table:table-cell>
          <table:table-cell office:value-type="float" office:value="0.196063556716803" calcext:value-type="float">
            <text:p>0.196063556716803</text:p>
          </table:table-cell>
          <table:table-cell office:value-type="float" office:value="0.175252766835085" calcext:value-type="float">
            <text:p>0.175252766835085</text:p>
          </table:table-cell>
        </table:table-row>
        <table:table-row table:style-name="ro1">
          <table:table-cell/>
          <table:table-cell office:value-type="float" office:value="0.377321602776647" calcext:value-type="float">
            <text:p>0.377321602776647</text:p>
          </table:table-cell>
          <table:table-cell office:value-type="float" office:value="0.263311605767437" calcext:value-type="float">
            <text:p>0.263311605767437</text:p>
          </table:table-cell>
          <table:table-cell office:value-type="float" office:value="0.586000915916069" calcext:value-type="float">
            <text:p>0.586000915916069</text:p>
          </table:table-cell>
          <table:table-cell office:value-type="float" office:value="0.195808870484558" calcext:value-type="float">
            <text:p>0.195808870484558</text:p>
          </table:table-cell>
          <table:table-cell office:value-type="float" office:value="0.27120187174138" calcext:value-type="float">
            <text:p>0.27120187174138</text:p>
          </table:table-cell>
        </table:table-row>
        <table:table-row table:style-name="ro1">
          <table:table-cell/>
          <table:table-cell office:value-type="float" office:value="0.378299119882286" calcext:value-type="float">
            <text:p>0.378299119882286</text:p>
          </table:table-cell>
          <table:table-cell table:style-name="ce1" office:value-type="float" office:value="0.33455751308714" calcext:value-type="float">
            <text:p>3.35E-01</text:p>
          </table:table-cell>
          <table:table-cell office:value-type="float" office:value="0.690381371609495" calcext:value-type="float">
            <text:p>0.690381371609495</text:p>
          </table:table-cell>
          <table:table-cell office:value-type="float" office:value="0.19555674203064" calcext:value-type="float">
            <text:p>0.19555674203064</text:p>
          </table:table-cell>
          <table:table-cell office:value-type="float" office:value="0.337303421412098" calcext:value-type="float">
            <text:p>0.337303421412098</text:p>
          </table:table-cell>
        </table:table-row>
        <table:table-row table:style-name="ro1">
          <table:table-cell/>
          <table:table-cell office:value-type="float" office:value="0.379276636987925" calcext:value-type="float">
            <text:p>0.379276636987925</text:p>
          </table:table-cell>
          <table:table-cell office:value-type="float" office:value="0.367592234594889" calcext:value-type="float">
            <text:p>0.367592234594889</text:p>
          </table:table-cell>
          <table:table-cell office:value-type="float" office:value="0.362044475484985" calcext:value-type="float">
            <text:p>0.362044475484985</text:p>
          </table:table-cell>
          <table:table-cell office:value-type="float" office:value="0.195307156300991" calcext:value-type="float">
            <text:p>0.195307156300991</text:p>
          </table:table-cell>
          <table:table-cell office:value-type="float" office:value="0.364458504220714" calcext:value-type="float">
            <text:p>0.364458504220714</text:p>
          </table:table-cell>
        </table:table-row>
        <table:table-row table:style-name="ro1">
          <table:table-cell/>
          <table:table-cell office:value-type="float" office:value="0.380254154093564" calcext:value-type="float">
            <text:p>0.380254154093564</text:p>
          </table:table-cell>
          <table:table-cell table:style-name="ce1" office:value-type="float" office:value="0.355523505206149" calcext:value-type="float">
            <text:p>3.56E-01</text:p>
          </table:table-cell>
          <table:table-cell office:value-type="float" office:value="0.548052725277296" calcext:value-type="float">
            <text:p>0.548052725277296</text:p>
          </table:table-cell>
          <table:table-cell office:value-type="float" office:value="0.195060098440599" calcext:value-type="float">
            <text:p>0.195060098440599</text:p>
          </table:table-cell>
          <table:table-cell office:value-type="float" office:value="0.346184268934495" calcext:value-type="float">
            <text:p>0.346184268934495</text:p>
          </table:table-cell>
        </table:table-row>
        <table:table-row table:style-name="ro1">
          <table:table-cell/>
          <table:table-cell office:value-type="float" office:value="0.381231671199203" calcext:value-type="float">
            <text:p>0.381231671199203</text:p>
          </table:table-cell>
          <table:table-cell office:value-type="float" office:value="0.294514747959711" calcext:value-type="float">
            <text:p>0.294514747959711</text:p>
          </table:table-cell>
          <table:table-cell office:value-type="float" office:value="0.352525109317712" calcext:value-type="float">
            <text:p>0.352525109317712</text:p>
          </table:table-cell>
          <table:table-cell office:value-type="float" office:value="0.194815553790672" calcext:value-type="float">
            <text:p>0.194815553790672</text:p>
          </table:table-cell>
          <table:table-cell office:value-type="float" office:value="0.279075517952311" calcext:value-type="float">
            <text:p>0.279075517952311</text:p>
          </table:table-cell>
        </table:table-row>
        <table:table-row table:style-name="ro1">
          <table:table-cell/>
          <table:table-cell office:value-type="float" office:value="0.382209188304842" calcext:value-type="float">
            <text:p>0.382209188304842</text:p>
          </table:table-cell>
          <table:table-cell office:value-type="float" office:value="0.184084217356877" calcext:value-type="float">
            <text:p>0.184084217356877</text:p>
          </table:table-cell>
          <table:table-cell office:value-type="float" office:value="0.482323033026916" calcext:value-type="float">
            <text:p>0.482323033026916</text:p>
          </table:table-cell>
          <table:table-cell office:value-type="float" office:value="0.194573507886771" calcext:value-type="float">
            <text:p>0.194573507886771</text:p>
          </table:table-cell>
          <table:table-cell office:value-type="float" office:value="0.163076498165495" calcext:value-type="float">
            <text:p>0.163076498165495</text:p>
          </table:table-cell>
        </table:table-row>
        <table:table-row table:style-name="ro1">
          <table:table-cell/>
          <table:table-cell office:value-type="float" office:value="0.38318670541048" calcext:value-type="float">
            <text:p>0.38318670541048</text:p>
          </table:table-cell>
          <table:table-cell table:style-name="ce1" office:value-type="float" office:value="0.0271964052593153" calcext:value-type="float">
            <text:p>2.72E-02</text:p>
          </table:table-cell>
          <table:table-cell office:value-type="float" office:value="0.199033730050982" calcext:value-type="float">
            <text:p>0.199033730050982</text:p>
          </table:table-cell>
          <table:table-cell office:value-type="float" office:value="0.194333946455994" calcext:value-type="float">
            <text:p>0.194333946455994</text:p>
          </table:table-cell>
          <table:table-cell table:style-name="ce1" office:value-type="float" office:value="0.00154558083028777" calcext:value-type="float">
            <text:p>1.55E-03</text:p>
          </table:table-cell>
        </table:table-row>
        <table:table-row table:style-name="ro1">
          <table:table-cell/>
          <table:table-cell office:value-type="float" office:value="0.384164222516119" calcext:value-type="float">
            <text:p>0.384164222516119</text:p>
          </table:table-cell>
          <table:table-cell table:style-name="ce1" office:value-type="float" office:value="-0.169860721475642" calcext:value-type="float">
            <text:p>-1.70E-01</text:p>
          </table:table-cell>
          <table:table-cell office:value-type="float" office:value="-0.188979473864436" calcext:value-type="float">
            <text:p>-0.188979473864436</text:p>
          </table:table-cell>
          <table:table-cell office:value-type="float" office:value="0.194096855415308" calcext:value-type="float">
            <text:p>0.194096855415308</text:p>
          </table:table-cell>
          <table:table-cell office:value-type="float" office:value="-0.198891968880731" calcext:value-type="float">
            <text:p>-0.198891968880731</text:p>
          </table:table-cell>
        </table:table-row>
        <table:table-row table:style-name="ro1">
          <table:table-cell/>
          <table:table-cell office:value-type="float" office:value="0.385141739621758" calcext:value-type="float">
            <text:p>0.385141739621758</text:p>
          </table:table-cell>
          <table:table-cell office:value-type="float" office:value="-0.397806112135034" calcext:value-type="float">
            <text:p>-0.397806112135034</text:p>
          </table:table-cell>
          <table:table-cell table:style-name="ce1" office:value-type="float" office:value="-0.0895591663119627" calcext:value-type="float">
            <text:p>-8.96E-02</text:p>
          </table:table-cell>
          <table:table-cell office:value-type="float" office:value="0.193862220868672" calcext:value-type="float">
            <text:p>0.193862220868672</text:p>
          </table:table-cell>
          <table:table-cell office:value-type="float" office:value="-0.428695121165584" calcext:value-type="float">
            <text:p>-0.428695121165584</text:p>
          </table:table-cell>
        </table:table-row>
        <table:table-row table:style-name="ro1">
          <table:table-cell/>
          <table:table-cell office:value-type="float" office:value="0.386119256727397" calcext:value-type="float">
            <text:p>0.386119256727397</text:p>
          </table:table-cell>
          <table:table-cell office:value-type="float" office:value="-0.644884522441318" calcext:value-type="float">
            <text:p>-0.644884522441318</text:p>
          </table:table-cell>
          <table:table-cell office:value-type="float" office:value="-0.332080302155886" calcext:value-type="float">
            <text:p>-0.332080302155886</text:p>
          </table:table-cell>
          <table:table-cell office:value-type="float" office:value="0.193630029105536" calcext:value-type="float">
            <text:p>0.193630029105536</text:p>
          </table:table-cell>
          <table:table-cell office:value-type="float" office:value="-0.675941755378024" calcext:value-type="float">
            <text:p>-0.675941755378024</text:p>
          </table:table-cell>
        </table:table-row>
        <table:table-row table:style-name="ro1">
          <table:table-cell table:style-name="ce1"/>
          <table:table-cell office:value-type="float" office:value="0.387096773833036" calcext:value-type="float">
            <text:p>0.387096773833036</text:p>
          </table:table-cell>
          <table:table-cell office:value-type="float" office:value="-0.897543322320068" calcext:value-type="float">
            <text:p>-0.897543322320068</text:p>
          </table:table-cell>
          <table:table-cell office:value-type="float" office:value="-1.16448512172512" calcext:value-type="float">
            <text:p>-1.16448512172512</text:p>
          </table:table-cell>
          <table:table-cell office:value-type="float" office:value="0.193400266597988" calcext:value-type="float">
            <text:p>0.193400266597988</text:p>
          </table:table-cell>
          <table:table-cell office:value-type="float" office:value="-0.927015390700964" calcext:value-type="float">
            <text:p>-0.927015390700964</text:p>
          </table:table-cell>
        </table:table-row>
        <table:table-row table:style-name="ro1">
          <table:table-cell table:style-name="ce1"/>
          <table:table-cell office:value-type="float" office:value="0.388074290938675" calcext:value-type="float">
            <text:p>0.388074290938675</text:p>
          </table:table-cell>
          <table:table-cell office:value-type="float" office:value="-1.14122701523743" calcext:value-type="float">
            <text:p>-1.14122701523743</text:p>
          </table:table-cell>
          <table:table-cell office:value-type="float" office:value="-1.53987022361854" calcext:value-type="float">
            <text:p>-1.53987022361854</text:p>
          </table:table-cell>
          <table:table-cell office:value-type="float" office:value="0.193172919999429" calcext:value-type="float">
            <text:p>0.193172919999429</text:p>
          </table:table-cell>
          <table:table-cell office:value-type="float" office:value="-1.1674032317032" calcext:value-type="float">
            <text:p>-1.1674032317032</text:p>
          </table:table-cell>
        </table:table-row>
        <table:table-row table:style-name="ro1">
          <table:table-cell/>
          <table:table-cell office:value-type="float" office:value="0.389051808044314" calcext:value-type="float">
            <text:p>0.389051808044314</text:p>
          </table:table-cell>
          <table:table-cell office:value-type="float" office:value="-1.36124204688015" calcext:value-type="float">
            <text:p>-1.36124204688015</text:p>
          </table:table-cell>
          <table:table-cell office:value-type="float" office:value="-1.1530202261388" calcext:value-type="float">
            <text:p>-1.1530202261388</text:p>
          </table:table-cell>
          <table:table-cell office:value-type="float" office:value="0.192947976141627" calcext:value-type="float">
            <text:p>0.192947976141627</text:p>
          </table:table-cell>
          <table:table-cell office:value-type="float" office:value="-1.38255796805212" calcext:value-type="float">
            <text:p>-1.38255796805212</text:p>
          </table:table-cell>
        </table:table-row>
        <table:table-row table:style-name="ro1">
          <table:table-cell/>
          <table:table-cell office:value-type="float" office:value="0.390029325149953" calcext:value-type="float">
            <text:p>0.390029325149953</text:p>
          </table:table-cell>
          <table:table-cell office:value-type="float" office:value="-1.54364010813184" calcext:value-type="float">
            <text:p>-1.54364010813184</text:p>
          </table:table-cell>
          <table:table-cell office:value-type="float" office:value="-1.48745430881823" calcext:value-type="float">
            <text:p>-1.48745430881823</text:p>
          </table:table-cell>
          <table:table-cell office:value-type="float" office:value="0.192725422033641" calcext:value-type="float">
            <text:p>0.192725422033641</text:p>
          </table:table-cell>
          <table:table-cell office:value-type="float" office:value="-1.5587717955106" calcext:value-type="float">
            <text:p>-1.5587717955106</text:p>
          </table:table-cell>
        </table:table-row>
        <table:table-row table:style-name="ro1">
          <table:table-cell/>
          <table:table-cell office:value-type="float" office:value="0.391006842255592" calcext:value-type="float">
            <text:p>0.391006842255592</text:p>
          </table:table-cell>
          <table:table-cell office:value-type="float" office:value="-1.67606687287258" calcext:value-type="float">
            <text:p>-1.67606687287258</text:p>
          </table:table-cell>
          <table:table-cell office:value-type="float" office:value="-1.82703087515212" calcext:value-type="float">
            <text:p>-1.82703087515212</text:p>
          </table:table-cell>
          <table:table-cell office:value-type="float" office:value="0.192505244858764" calcext:value-type="float">
            <text:p>0.192505244858764</text:p>
          </table:table-cell>
          <table:table-cell office:value-type="float" office:value="-1.68401024012945" calcext:value-type="float">
            <text:p>-1.68401024012945</text:p>
          </table:table-cell>
        </table:table-row>
        <table:table-row table:style-name="ro1">
          <table:table-cell/>
          <table:table-cell office:value-type="float" office:value="0.391984359361231" calcext:value-type="float">
            <text:p>0.391984359361231</text:p>
          </table:table-cell>
          <table:table-cell office:value-type="float" office:value="-1.74852503334587" calcext:value-type="float">
            <text:p>-1.74852503334587</text:p>
          </table:table-cell>
          <table:table-cell office:value-type="float" office:value="-1.89362824897407" calcext:value-type="float">
            <text:p>-1.89362824897407</text:p>
          </table:table-cell>
          <table:table-cell office:value-type="float" office:value="0.192287431973762" calcext:value-type="float">
            <text:p>0.192287431973762</text:p>
          </table:table-cell>
          <table:table-cell office:value-type="float" office:value="-1.74865562461186" calcext:value-type="float">
            <text:p>-1.74865562461186</text:p>
          </table:table-cell>
        </table:table-row>
        <table:table-row table:style-name="ro1">
          <table:table-cell/>
          <table:table-cell office:value-type="float" office:value="0.39296187646687" calcext:value-type="float">
            <text:p>0.39296187646687</text:p>
          </table:table-cell>
          <table:table-cell office:value-type="float" office:value="-1.75400549157504" calcext:value-type="float">
            <text:p>-1.75400549157504</text:p>
          </table:table-cell>
          <table:table-cell office:value-type="float" office:value="-2.03945808551417" calcext:value-type="float">
            <text:p>-2.03945808551417</text:p>
          </table:table-cell>
          <table:table-cell office:value-type="float" office:value="0.19207197090557" calcext:value-type="float">
            <text:p>0.19207197090557</text:p>
          </table:table-cell>
          <table:table-cell office:value-type="float" office:value="-1.74611528218027" calcext:value-type="float">
            <text:p>-1.74611528218027</text:p>
          </table:table-cell>
        </table:table-row>
        <table:table-row table:style-name="ro1">
          <table:table-cell/>
          <table:table-cell office:value-type="float" office:value="0.393939393572509" calcext:value-type="float">
            <text:p>0.393939393572509</text:p>
          </table:table-cell>
          <table:table-cell office:value-type="float" office:value="-1.68894833683229" calcext:value-type="float">
            <text:p>-1.68894833683229</text:p>
          </table:table-cell>
          <table:table-cell office:value-type="float" office:value="-1.92919664950354" calcext:value-type="float">
            <text:p>-1.92919664950354</text:p>
          </table:table-cell>
          <table:table-cell office:value-type="float" office:value="0.191858849350971" calcext:value-type="float">
            <text:p>0.191858849350971</text:p>
          </table:table-cell>
          <table:table-cell office:value-type="float" office:value="-1.67325758551545" calcext:value-type="float">
            <text:p>-1.67325758551545</text:p>
          </table:table-cell>
        </table:table-row>
        <table:table-row table:style-name="ro1">
          <table:table-cell/>
          <table:table-cell office:value-type="float" office:value="0.394916910678148" calcext:value-type="float">
            <text:p>0.394916910678148</text:p>
          </table:table-cell>
          <table:table-cell office:value-type="float" office:value="-1.55350532195888" calcext:value-type="float">
            <text:p>-1.55350532195888</text:p>
          </table:table-cell>
          <table:table-cell office:value-type="float" office:value="-1.18780150283261" calcext:value-type="float">
            <text:p>-1.18780150283261</text:p>
          </table:table-cell>
          <table:table-cell office:value-type="float" office:value="0.191648055172733" calcext:value-type="float">
            <text:p>0.191648055172733</text:p>
          </table:table-cell>
          <table:table-cell office:value-type="float" office:value="-1.53064904139729" calcext:value-type="float">
            <text:p>-1.53064904139729</text:p>
          </table:table-cell>
        </table:table-row>
        <table:table-row table:style-name="ro1">
          <table:table-cell/>
          <table:table-cell office:value-type="float" office:value="0.395894427783787" calcext:value-type="float">
            <text:p>0.395894427783787</text:p>
          </table:table-cell>
          <table:table-cell office:value-type="float" office:value="-1.35158734199022" calcext:value-type="float">
            <text:p>-1.35158734199022</text:p>
          </table:table-cell>
          <table:table-cell office:value-type="float" office:value="-1.63082828791964" calcext:value-type="float">
            <text:p>-1.63082828791964</text:p>
          </table:table-cell>
          <table:table-cell office:value-type="float" office:value="0.191439576400581" calcext:value-type="float">
            <text:p>0.191439576400581</text:p>
          </table:table-cell>
          <table:table-cell office:value-type="float" office:value="-1.32257749727598" calcext:value-type="float">
            <text:p>-1.32257749727598</text:p>
          </table:table-cell>
        </table:table-row>
        <table:table-row table:style-name="ro1">
          <table:table-cell/>
          <table:table-cell office:value-type="float" office:value="0.396871944889426" calcext:value-type="float">
            <text:p>0.396871944889426</text:p>
          </table:table-cell>
          <table:table-cell office:value-type="float" office:value="-1.09069321093893" calcext:value-type="float">
            <text:p>-1.09069321093893</text:p>
          </table:table-cell>
          <table:table-cell office:value-type="float" office:value="-1.40418154030222" calcext:value-type="float">
            <text:p>-1.40418154030222</text:p>
          </table:table-cell>
          <table:table-cell office:value-type="float" office:value="0.191233401226461" calcext:value-type="float">
            <text:p>0.191233401226461</text:p>
          </table:table-cell>
          <table:table-cell office:value-type="float" office:value="-1.05685920906668" calcext:value-type="float">
            <text:p>-1.05685920906668</text:p>
          </table:table-cell>
        </table:table-row>
        <table:table-row table:style-name="ro1">
          <table:table-cell/>
          <table:table-cell office:value-type="float" office:value="0.397849461995065" calcext:value-type="float">
            <text:p>0.397849461995065</text:p>
          </table:table-cell>
          <table:table-cell office:value-type="float" office:value="-0.781529060290256" calcext:value-type="float">
            <text:p>-0.781529060290256</text:p>
          </table:table-cell>
          <table:table-cell office:value-type="float" office:value="-1.05365091331326" calcext:value-type="float">
            <text:p>-1.05365091331326</text:p>
          </table:table-cell>
          <table:table-cell office:value-type="float" office:value="0.191029518003602" calcext:value-type="float">
            <text:p>0.191029518003602</text:p>
          </table:table-cell>
          <table:table-cell office:value-type="float" office:value="-0.74444037035868" calcext:value-type="float">
            <text:p>-0.74444037035868</text:p>
          </table:table-cell>
        </table:table-row>
        <table:table-row table:style-name="ro1">
          <table:table-cell/>
          <table:table-cell office:value-type="float" office:value="0.398826979100704" calcext:value-type="float">
            <text:p>0.398826979100704</text:p>
          </table:table-cell>
          <table:table-cell office:value-type="float" office:value="-0.437440165001311" calcext:value-type="float">
            <text:p>-0.437440165001311</text:p>
          </table:table-cell>
          <table:table-cell office:value-type="float" office:value="-0.576691883455559" calcext:value-type="float">
            <text:p>-0.576691883455559</text:p>
          </table:table-cell>
          <table:table-cell office:value-type="float" office:value="0.190827915246905" calcext:value-type="float">
            <text:p>0.190827915246905</text:p>
          </table:table-cell>
          <table:table-cell office:value-type="float" office:value="-0.398815933273693" calcext:value-type="float">
            <text:p>-0.398815933273693</text:p>
          </table:table-cell>
        </table:table-row>
        <table:table-row table:style-name="ro1">
          <table:table-cell/>
          <table:table-cell office:value-type="float" office:value="0.399804496206343" calcext:value-type="float">
            <text:p>0.399804496206343</text:p>
          </table:table-cell>
          <table:table-cell table:style-name="ce1" office:value-type="float" office:value="-0.0736881913427286" calcext:value-type="float">
            <text:p>-7.37E-02</text:p>
          </table:table-cell>
          <table:table-cell office:value-type="float" office:value="0.160369693970174" calcext:value-type="float">
            <text:p>0.160369693970174</text:p>
          </table:table-cell>
          <table:table-cell office:value-type="float" office:value="0.190628581628309" calcext:value-type="float">
            <text:p>0.190628581628309</text:p>
          </table:table-cell>
          <table:table-cell table:style-name="ce1" office:value-type="float" office:value="-0.0352994287044167" calcext:value-type="float">
            <text:p>-3.53E-02</text:p>
          </table:table-cell>
        </table:table-row>
        <table:table-row table:style-name="ro1">
          <table:table-cell/>
          <table:table-cell office:value-type="float" office:value="0.400782013311982" calcext:value-type="float">
            <text:p>0.400782013311982</text:p>
          </table:table-cell>
          <table:table-cell office:value-type="float" office:value="0.293383914996062" calcext:value-type="float">
            <text:p>0.293383914996062</text:p>
          </table:table-cell>
          <table:table-cell office:value-type="float" office:value="0.117901927150924" calcext:value-type="float">
            <text:p>0.117901927150924</text:p>
          </table:table-cell>
          <table:table-cell office:value-type="float" office:value="0.190431505976907" calcext:value-type="float">
            <text:p>0.190431505976907</text:p>
          </table:table-cell>
          <table:table-cell office:value-type="float" office:value="0.329813632249799" calcext:value-type="float">
            <text:p>0.329813632249799</text:p>
          </table:table-cell>
        </table:table-row>
        <table:table-row table:style-name="ro1">
          <table:table-cell/>
          <table:table-cell office:value-type="float" office:value="0.401759530417621" calcext:value-type="float">
            <text:p>0.401759530417621</text:p>
          </table:table-cell>
          <table:table-cell office:value-type="float" office:value="0.647250475554323" calcext:value-type="float">
            <text:p>0.647250475554323</text:p>
          </table:table-cell>
          <table:table-cell office:value-type="float" office:value="0.845636558614646" calcext:value-type="float">
            <text:p>0.845636558614646</text:p>
          </table:table-cell>
          <table:table-cell office:value-type="float" office:value="0.190236677276492" calcext:value-type="float">
            <text:p>0.190236677276492</text:p>
          </table:table-cell>
          <table:table-cell office:value-type="float" office:value="0.680139854196335" calcext:value-type="float">
            <text:p>0.680139854196335</text:p>
          </table:table-cell>
        </table:table-row>
        <table:table-row table:style-name="ro1">
          <table:table-cell/>
          <table:table-cell office:value-type="float" office:value="0.40273704752326" calcext:value-type="float">
            <text:p>0.40273704752326</text:p>
          </table:table-cell>
          <table:table-cell office:value-type="float" office:value="0.972112348611124" calcext:value-type="float">
            <text:p>0.972112348611124</text:p>
          </table:table-cell>
          <table:table-cell office:value-type="float" office:value="0.875239051844474" calcext:value-type="float">
            <text:p>0.875239051844474</text:p>
          </table:table-cell>
          <table:table-cell office:value-type="float" office:value="0.190044084664294" calcext:value-type="float">
            <text:p>0.190044084664294</text:p>
          </table:table-cell>
          <table:table-cell office:value-type="float" office:value="1.0001072034679" calcext:value-type="float">
            <text:p>1.0001072034679</text:p>
          </table:table-cell>
        </table:table-row>
        <table:table-row table:style-name="ro1">
          <table:table-cell/>
          <table:table-cell office:value-type="float" office:value="0.403714564628899" calcext:value-type="float">
            <text:p>0.403714564628899</text:p>
          </table:table-cell>
          <table:table-cell office:value-type="float" office:value="1.25376356950107" calcext:value-type="float">
            <text:p>1.25376356950107</text:p>
          </table:table-cell>
          <table:table-cell office:value-type="float" office:value="1.19476101521703" calcext:value-type="float">
            <text:p>1.19476101521703</text:p>
          </table:table-cell>
          <table:table-cell office:value-type="float" office:value="0.18985371742938" calcext:value-type="float">
            <text:p>0.18985371742938</text:p>
          </table:table-cell>
          <table:table-cell office:value-type="float" office:value="1.27580675008473" calcext:value-type="float">
            <text:p>1.27580675008473</text:p>
          </table:table-cell>
        </table:table-row>
        <table:table-row table:style-name="ro1">
          <table:table-cell/>
          <table:table-cell office:value-type="float" office:value="0.404692081734538" calcext:value-type="float">
            <text:p>0.404692081734538</text:p>
          </table:table-cell>
          <table:table-cell office:value-type="float" office:value="1.4803645546295" calcext:value-type="float">
            <text:p>1.4803645546295</text:p>
          </table:table-cell>
          <table:table-cell office:value-type="float" office:value="1.3234690387312" calcext:value-type="float">
            <text:p>1.3234690387312</text:p>
          </table:table-cell>
          <table:table-cell office:value-type="float" office:value="0.189665565010828" calcext:value-type="float">
            <text:p>0.189665565010828</text:p>
          </table:table-cell>
          <table:table-cell office:value-type="float" office:value="1.4957470818229" calcext:value-type="float">
            <text:p>1.4957470818229</text:p>
          </table:table-cell>
        </table:table-row>
        <table:table-row table:style-name="ro1">
          <table:table-cell/>
          <table:table-cell office:value-type="float" office:value="0.405669598840177" calcext:value-type="float">
            <text:p>0.405669598840177</text:p>
          </table:table-cell>
          <table:table-cell office:value-type="float" office:value="1.64307663955228" calcext:value-type="float">
            <text:p>1.64307663955228</text:p>
          </table:table-cell>
          <table:table-cell office:value-type="float" office:value="1.97092232351014" calcext:value-type="float">
            <text:p>1.97092232351014</text:p>
          </table:table-cell>
          <table:table-cell office:value-type="float" office:value="0.189479616996596" calcext:value-type="float">
            <text:p>0.189479616996596</text:p>
          </table:table-cell>
          <table:table-cell office:value-type="float" office:value="1.65146736472904" calcext:value-type="float">
            <text:p>1.65146736472904</text:p>
          </table:table-cell>
        </table:table-row>
        <table:table-row table:style-name="ro1">
          <table:table-cell/>
          <table:table-cell office:value-type="float" office:value="0.406647115945816" calcext:value-type="float">
            <text:p>0.406647115945816</text:p>
          </table:table-cell>
          <table:table-cell office:value-type="float" office:value="1.73652099703034" calcext:value-type="float">
            <text:p>1.73652099703034</text:p>
          </table:table-cell>
          <table:table-cell office:value-type="float" office:value="1.99882481774647" calcext:value-type="float">
            <text:p>1.99882481774647</text:p>
          </table:table-cell>
          <table:table-cell office:value-type="float" office:value="0.189295863121493" calcext:value-type="float">
            <text:p>0.189295863121493</text:p>
          </table:table-cell>
          <table:table-cell office:value-type="float" office:value="1.73797344345861" calcext:value-type="float">
            <text:p>1.73797344345861</text:p>
          </table:table-cell>
        </table:table-row>
        <table:table-row table:style-name="ro1">
          <table:table-cell/>
          <table:table-cell office:value-type="float" office:value="0.407624633051455" calcext:value-type="float">
            <text:p>0.407624633051455</text:p>
          </table:table-cell>
          <table:table-cell office:value-type="float" office:value="1.75903545839056" calcext:value-type="float">
            <text:p>1.75903545839056</text:p>
          </table:table-cell>
          <table:table-cell office:value-type="float" office:value="1.9237713989096" calcext:value-type="float">
            <text:p>1.9237713989096</text:p>
          </table:table-cell>
          <table:table-cell office:value-type="float" office:value="0.189114293266383" calcext:value-type="float">
            <text:p>0.189114293266383</text:p>
          </table:table-cell>
          <table:table-cell office:value-type="float" office:value="1.75397191089606" calcext:value-type="float">
            <text:p>1.75397191089606</text:p>
          </table:table-cell>
        </table:table-row>
        <table:table-row table:style-name="ro1">
          <table:table-cell/>
          <table:table-cell office:value-type="float" office:value="0.408602150157094" calcext:value-type="float">
            <text:p>0.408602150157094</text:p>
          </table:table-cell>
          <table:table-cell office:value-type="float" office:value="1.71271481265503" calcext:value-type="float">
            <text:p>1.71271481265503</text:p>
          </table:table-cell>
          <table:table-cell office:value-type="float" office:value="2.09134815239715" calcext:value-type="float">
            <text:p>2.09134815239715</text:p>
          </table:table-cell>
          <table:table-cell office:value-type="float" office:value="0.188934897455837" calcext:value-type="float">
            <text:p>0.188934897455837</text:p>
          </table:table-cell>
          <table:table-cell office:value-type="float" office:value="1.70188909919483" calcext:value-type="float">
            <text:p>1.70188909919483</text:p>
          </table:table-cell>
        </table:table-row>
        <table:table-row table:style-name="ro1">
          <table:table-cell/>
          <table:table-cell office:value-type="float" office:value="0.409579667262733" calcext:value-type="float">
            <text:p>0.409579667262733</text:p>
          </table:table-cell>
          <table:table-cell office:value-type="float" office:value="1.60323306030886" calcext:value-type="float">
            <text:p>1.60323306030886</text:p>
          </table:table-cell>
          <table:table-cell office:value-type="float" office:value="1.94781283602843" calcext:value-type="float">
            <text:p>1.94781283602843</text:p>
          </table:table-cell>
          <table:table-cell office:value-type="float" office:value="0.188757665857769" calcext:value-type="float">
            <text:p>0.188757665857769</text:p>
          </table:table-cell>
          <table:table-cell office:value-type="float" office:value="1.58767473434593" calcext:value-type="float">
            <text:p>1.58767473434593</text:p>
          </table:table-cell>
        </table:table-row>
        <table:table-row table:style-name="ro1">
          <table:table-cell/>
          <table:table-cell office:value-type="float" office:value="0.410557184368372" calcext:value-type="float">
            <text:p>0.410557184368372</text:p>
          </table:table-cell>
          <table:table-cell office:value-type="float" office:value="1.43945907893758" calcext:value-type="float">
            <text:p>1.43945907893758</text:p>
          </table:table-cell>
          <table:table-cell office:value-type="float" office:value="1.92710438181341" calcext:value-type="float">
            <text:p>1.92710438181341</text:p>
          </table:table-cell>
          <table:table-cell office:value-type="float" office:value="0.1885825887808" calcext:value-type="float">
            <text:p>0.1885825887808</text:p>
          </table:table-cell>
          <table:table-cell office:value-type="float" office:value="1.42040278856958" calcext:value-type="float">
            <text:p>1.42040278856958</text:p>
          </table:table-cell>
        </table:table-row>
        <table:table-row table:style-name="ro1">
          <table:table-cell/>
          <table:table-cell office:value-type="float" office:value="0.411534701474011" calcext:value-type="float">
            <text:p>0.411534701474011</text:p>
          </table:table-cell>
          <table:table-cell office:value-type="float" office:value="1.23288943847384" calcext:value-type="float">
            <text:p>1.23288943847384</text:p>
          </table:table-cell>
          <table:table-cell office:value-type="float" office:value="1.38797244783329" calcext:value-type="float">
            <text:p>1.38797244783329</text:p>
          </table:table-cell>
          <table:table-cell office:value-type="float" office:value="0.188409656674328" calcext:value-type="float">
            <text:p>0.188409656674328</text:p>
          </table:table-cell>
          <table:table-cell office:value-type="float" office:value="1.21169409421736" calcext:value-type="float">
            <text:p>1.21169409421736</text:p>
          </table:table-cell>
        </table:table-row>
        <table:table-row table:style-name="ro1">
          <table:table-cell table:style-name="ce1"/>
          <table:table-cell office:value-type="float" office:value="0.41251221857965" calcext:value-type="float">
            <text:p>0.41251221857965</text:p>
          </table:table-cell>
          <table:table-cell office:value-type="float" office:value="0.996932948853691" calcext:value-type="float">
            <text:p>0.996932948853691</text:p>
          </table:table-cell>
          <table:table-cell office:value-type="float" office:value="1.34728129771321" calcext:value-type="float">
            <text:p>1.34728129771321</text:p>
          </table:table-cell>
          <table:table-cell office:value-type="float" office:value="0.188238860125396" calcext:value-type="float">
            <text:p>0.188238860125396</text:p>
          </table:table-cell>
          <table:table-cell office:value-type="float" office:value="0.974995830356326" calcext:value-type="float">
            <text:p>0.974995830356326</text:p>
          </table:table-cell>
        </table:table-row>
        <table:table-row table:style-name="ro1">
          <table:table-cell/>
          <table:table-cell office:value-type="float" office:value="0.413489735685289" calcext:value-type="float">
            <text:p>0.413489735685289</text:p>
          </table:table-cell>
          <table:table-cell office:value-type="float" office:value="0.746090283250858" calcext:value-type="float">
            <text:p>0.746090283250858</text:p>
          </table:table-cell>
          <table:table-cell office:value-type="float" office:value="1.14947978686588" calcext:value-type="float">
            <text:p>1.14947978686588</text:p>
          </table:table-cell>
          <table:table-cell office:value-type="float" office:value="0.188070189859563" calcext:value-type="float">
            <text:p>0.188070189859563</text:p>
          </table:table-cell>
          <table:table-cell office:value-type="float" office:value="0.72476142863321" calcext:value-type="float">
            <text:p>0.72476142863321</text:p>
          </table:table-cell>
        </table:table-row>
        <table:table-row table:style-name="ro1">
          <table:table-cell/>
          <table:table-cell office:value-type="float" office:value="0.414467252790928" calcext:value-type="float">
            <text:p>0.414467252790928</text:p>
          </table:table-cell>
          <table:table-cell office:value-type="float" office:value="0.495078171803286" calcext:value-type="float">
            <text:p>0.495078171803286</text:p>
          </table:table-cell>
          <table:table-cell office:value-type="float" office:value="0.841432636775736" calcext:value-type="float">
            <text:p>0.841432636775736</text:p>
          </table:table-cell>
          <table:table-cell office:value-type="float" office:value="0.187903636736556" calcext:value-type="float">
            <text:p>0.187903636736556</text:p>
          </table:table-cell>
          <table:table-cell office:value-type="float" office:value="0.475580264941754" calcext:value-type="float">
            <text:p>0.475580264941754</text:p>
          </table:table-cell>
        </table:table-row>
        <table:table-row table:style-name="ro1">
          <table:table-cell/>
          <table:table-cell office:value-type="float" office:value="0.415444769896567" calcext:value-type="float">
            <text:p>0.415444769896567</text:p>
          </table:table-cell>
          <table:table-cell office:value-type="float" office:value="0.257950836683466" calcext:value-type="float">
            <text:p>0.257950836683466</text:p>
          </table:table-cell>
          <table:table-cell table:style-name="ce1" office:value-type="float" office:value="-0.0354249708686412" calcext:value-type="float">
            <text:p>-3.54E-02</text:p>
          </table:table-cell>
          <table:table-cell office:value-type="float" office:value="0.187739191753725" calcext:value-type="float">
            <text:p>0.187739191753725</text:p>
          </table:table-cell>
          <table:table-cell office:value-type="float" office:value="0.241309361245316" calcext:value-type="float">
            <text:p>0.241309361245316</text:p>
          </table:table-cell>
        </table:table-row>
        <table:table-row table:style-name="ro1">
          <table:table-cell/>
          <table:table-cell office:value-type="float" office:value="0.416422287002206" calcext:value-type="float">
            <text:p>0.416422287002206</text:p>
          </table:table-cell>
          <table:table-cell table:style-name="ce1" office:value-type="float" office:value="0.0472713510676056" calcext:value-type="float">
            <text:p>4.73E-02</text:p>
          </table:table-cell>
          <table:table-cell office:value-type="float" office:value="0.189306229357381" calcext:value-type="float">
            <text:p>0.189306229357381</text:p>
          </table:table-cell>
          <table:table-cell office:value-type="float" office:value="0.187576846039239" calcext:value-type="float">
            <text:p>0.187576846039239</text:p>
          </table:table-cell>
          <table:table-cell table:style-name="ce1" office:value-type="float" office:value="0.0342590486326875" calcext:value-type="float">
            <text:p>3.43E-02</text:p>
          </table:table-cell>
        </table:table-row>
        <table:table-row table:style-name="ro1">
          <table:table-cell/>
          <table:table-cell office:value-type="float" office:value="0.417399804107845" calcext:value-type="float">
            <text:p>0.417399804107845</text:p>
          </table:table-cell>
          <table:table-cell office:value-type="float" office:value="-0.12661754635412" calcext:value-type="float">
            <text:p>-0.12661754635412</text:p>
          </table:table-cell>
          <table:table-cell office:value-type="float" office:value="-0.48962079440273" calcext:value-type="float">
            <text:p>-0.48962079440273</text:p>
          </table:table-cell>
          <table:table-cell office:value-type="float" office:value="0.187416590852782" calcext:value-type="float">
            <text:p>0.187416590852782</text:p>
          </table:table-cell>
          <table:table-cell office:value-type="float" office:value="-0.13551884301465" calcext:value-type="float">
            <text:p>-0.13551884301465</text:p>
          </table:table-cell>
        </table:table-row>
        <table:table-row table:style-name="ro1">
          <table:table-cell/>
          <table:table-cell office:value-type="float" office:value="0.418377321213484" calcext:value-type="float">
            <text:p>0.418377321213484</text:p>
          </table:table-cell>
          <table:table-cell office:value-type="float" office:value="-0.25617977168513" calcext:value-type="float">
            <text:p>-0.25617977168513</text:p>
          </table:table-cell>
          <table:table-cell office:value-type="float" office:value="-0.56348260457764" calcext:value-type="float">
            <text:p>-0.56348260457764</text:p>
          </table:table-cell>
          <table:table-cell office:value-type="float" office:value="0.187258417588557" calcext:value-type="float">
            <text:p>0.187258417588557</text:p>
          </table:table-cell>
          <table:table-cell office:value-type="float" office:value="-0.26079799628327" calcext:value-type="float">
            <text:p>-0.26079799628327</text:p>
          </table:table-cell>
        </table:table-row>
        <table:table-row table:style-name="ro1">
          <table:table-cell/>
          <table:table-cell office:value-type="float" office:value="0.419354838319123" calcext:value-type="float">
            <text:p>0.419354838319123</text:p>
          </table:table-cell>
          <table:table-cell office:value-type="float" office:value="-0.337094664494889" calcext:value-type="float">
            <text:p>-0.337094664494889</text:p>
          </table:table-cell>
          <table:table-cell office:value-type="float" office:value="0.129607143038338" calcext:value-type="float">
            <text:p>0.129607143038338</text:p>
          </table:table-cell>
          <table:table-cell office:value-type="float" office:value="0.187102317767359" calcext:value-type="float">
            <text:p>0.187102317767359</text:p>
          </table:table-cell>
          <table:table-cell office:value-type="float" office:value="-0.337566366687976" calcext:value-type="float">
            <text:p>-0.337566366687976</text:p>
          </table:table-cell>
        </table:table-row>
        <table:table-row table:style-name="ro1">
          <table:table-cell/>
          <table:table-cell office:value-type="float" office:value="0.420332355424762" calcext:value-type="float">
            <text:p>0.420332355424762</text:p>
          </table:table-cell>
          <table:table-cell office:value-type="float" office:value="-0.368464316752216" calcext:value-type="float">
            <text:p>-0.368464316752216</text:p>
          </table:table-cell>
          <table:table-cell office:value-type="float" office:value="-0.50782955877619" calcext:value-type="float">
            <text:p>-0.50782955877619</text:p>
          </table:table-cell>
          <table:table-cell office:value-type="float" office:value="0.18694828304039" calcext:value-type="float">
            <text:p>0.18694828304039</text:p>
          </table:table-cell>
          <table:table-cell office:value-type="float" office:value="-0.365214058323189" calcext:value-type="float">
            <text:p>-0.365214058323189</text:p>
          </table:table-cell>
        </table:table-row>
        <table:table-row table:style-name="ro1">
          <table:table-cell/>
          <table:table-cell office:value-type="float" office:value="0.421309872530401" calcext:value-type="float">
            <text:p>0.421309872530401</text:p>
          </table:table-cell>
          <table:table-cell office:value-type="float" office:value="-0.35280779689508" calcext:value-type="float">
            <text:p>-0.35280779689508</text:p>
          </table:table-cell>
          <table:table-cell office:value-type="float" office:value="-0.691502110105057" calcext:value-type="float">
            <text:p>-0.691502110105057</text:p>
          </table:table-cell>
          <table:table-cell office:value-type="float" office:value="0.186796305185107" calcext:value-type="float">
            <text:p>0.186796305185107</text:p>
          </table:table-cell>
          <table:table-cell office:value-type="float" office:value="-0.346509845006293" calcext:value-type="float">
            <text:p>-0.346509845006293</text:p>
          </table:table-cell>
        </table:table-row>
        <table:table-row table:style-name="ro1">
          <table:table-cell/>
          <table:table-cell office:value-type="float" office:value="0.42228738963604" calcext:value-type="float">
            <text:p>0.42228738963604</text:p>
          </table:table-cell>
          <table:table-cell office:value-type="float" office:value="-0.295843515588243" calcext:value-type="float">
            <text:p>-0.295843515588243</text:p>
          </table:table-cell>
          <table:table-cell office:value-type="float" office:value="-0.778969464198821" calcext:value-type="float">
            <text:p>-0.778969464198821</text:p>
          </table:table-cell>
          <table:table-cell office:value-type="float" office:value="0.186646376106194" calcext:value-type="float">
            <text:p>0.186646376106194</text:p>
          </table:table-cell>
          <table:table-cell office:value-type="float" office:value="-0.287368647151342" calcext:value-type="float">
            <text:p>-0.287368647151342</text:p>
          </table:table-cell>
        </table:table-row>
        <table:table-row table:style-name="ro1">
          <table:table-cell/>
          <table:table-cell office:value-type="float" office:value="0.423264906741679" calcext:value-type="float">
            <text:p>0.423264906741679</text:p>
          </table:table-cell>
          <table:table-cell office:value-type="float" office:value="-0.20607380297677" calcext:value-type="float">
            <text:p>-0.20607380297677</text:p>
          </table:table-cell>
          <table:table-cell office:value-type="float" office:value="-0.208499500937747" calcext:value-type="float">
            <text:p>-0.208499500937747</text:p>
          </table:table-cell>
          <table:table-cell office:value-type="float" office:value="0.186498487832844" calcext:value-type="float">
            <text:p>0.186498487832844</text:p>
          </table:table-cell>
          <table:table-cell office:value-type="float" office:value="-0.196424902497726" calcext:value-type="float">
            <text:p>-0.196424902497726</text:p>
          </table:table-cell>
        </table:table-row>
        <table:table-row table:style-name="ro1">
          <table:table-cell/>
          <table:table-cell office:value-type="float" office:value="0.424242423847318" calcext:value-type="float">
            <text:p>0.424242423847318</text:p>
          </table:table-cell>
          <table:table-cell table:style-name="ce1" office:value-type="float" office:value="-0.0941977304802164" calcext:value-type="float">
            <text:p>-9.42E-02</text:p>
          </table:table-cell>
          <table:table-cell office:value-type="float" office:value="0.377259739995424" calcext:value-type="float">
            <text:p>0.377259739995424</text:p>
          </table:table-cell>
          <table:table-cell office:value-type="float" office:value="0.186352632518922" calcext:value-type="float">
            <text:p>0.186352632518922</text:p>
          </table:table-cell>
          <table:table-cell table:style-name="ce1" office:value-type="float" office:value="-0.0844384862907994" calcext:value-type="float">
            <text:p>-8.44E-02</text:p>
          </table:table-cell>
        </table:table-row>
        <table:table-row table:style-name="ro1">
          <table:table-cell/>
          <table:table-cell office:value-type="float" office:value="0.425219940952957" calcext:value-type="float">
            <text:p>0.425219940952957</text:p>
          </table:table-cell>
          <table:table-cell table:style-name="ce1" office:value-type="float" office:value="0.0276114063372023" calcext:value-type="float">
            <text:p>2.76E-02</text:p>
          </table:table-cell>
          <table:table-cell office:value-type="float" office:value="0.163804935144201" calcext:value-type="float">
            <text:p>0.163804935144201</text:p>
          </table:table-cell>
          <table:table-cell office:value-type="float" office:value="0.186208802440844" calcext:value-type="float">
            <text:p>0.186208802440844</text:p>
          </table:table-cell>
          <table:table-cell table:style-name="ce1" office:value-type="float" office:value="0.0364300599978363" calcext:value-type="float">
            <text:p>3.64E-02</text:p>
          </table:table-cell>
        </table:table-row>
        <table:table-row table:style-name="ro1">
          <table:table-cell/>
          <table:table-cell office:value-type="float" office:value="0.426197458058596" calcext:value-type="float">
            <text:p>0.426197458058596</text:p>
          </table:table-cell>
          <table:table-cell office:value-type="float" office:value="0.146519348150187" calcext:value-type="float">
            <text:p>0.146519348150187</text:p>
          </table:table-cell>
          <table:table-cell office:value-type="float" office:value="0.530313106901298" calcext:value-type="float">
            <text:p>0.530313106901298</text:p>
          </table:table-cell>
          <table:table-cell office:value-type="float" office:value="0.186066989997432" calcext:value-type="float">
            <text:p>0.186066989997432</text:p>
          </table:table-cell>
          <table:table-cell office:value-type="float" office:value="0.153430349398176" calcext:value-type="float">
            <text:p>0.153430349398176</text:p>
          </table:table-cell>
        </table:table-row>
        <table:table-row table:style-name="ro1">
          <table:table-cell/>
          <table:table-cell office:value-type="float" office:value="0.427174975164235" calcext:value-type="float">
            <text:p>0.427174975164235</text:p>
          </table:table-cell>
          <table:table-cell office:value-type="float" office:value="0.249884797026385" calcext:value-type="float">
            <text:p>0.249884797026385</text:p>
          </table:table-cell>
          <table:table-cell office:value-type="float" office:value="0.596584932164973" calcext:value-type="float">
            <text:p>0.596584932164973</text:p>
          </table:table-cell>
          <table:table-cell office:value-type="float" office:value="0.185927187708117" calcext:value-type="float">
            <text:p>0.185927187708117</text:p>
          </table:table-cell>
          <table:table-cell office:value-type="float" office:value="0.254069188476108" calcext:value-type="float">
            <text:p>0.254069188476108</text:p>
          </table:table-cell>
        </table:table-row>
        <table:table-row table:style-name="ro1">
          <table:table-cell/>
          <table:table-cell office:value-type="float" office:value="0.428152492269874" calcext:value-type="float">
            <text:p>0.428152492269874</text:p>
          </table:table-cell>
          <table:table-cell office:value-type="float" office:value="0.326101471144212" calcext:value-type="float">
            <text:p>0.326101471144212</text:p>
          </table:table-cell>
          <table:table-cell office:value-type="float" office:value="0.452400476721279" calcext:value-type="float">
            <text:p>0.452400476721279</text:p>
          </table:table-cell>
          <table:table-cell office:value-type="float" office:value="0.185789388212574" calcext:value-type="float">
            <text:p>0.185789388212574</text:p>
          </table:table-cell>
          <table:table-cell office:value-type="float" office:value="0.326941819695916" calcext:value-type="float">
            <text:p>0.326941819695916</text:p>
          </table:table-cell>
        </table:table-row>
        <table:table-row table:style-name="ro1">
          <table:table-cell/>
          <table:table-cell office:value-type="float" office:value="0.429130009375513" calcext:value-type="float">
            <text:p>0.429130009375513</text:p>
          </table:table-cell>
          <table:table-cell office:value-type="float" office:value="0.365376470991144" calcext:value-type="float">
            <text:p>0.365376470991144</text:p>
          </table:table-cell>
          <table:table-cell table:style-name="ce1" office:value-type="float" office:value="-0.0750349481206116" calcext:value-type="float">
            <text:p>-7.50E-02</text:p>
          </table:table-cell>
          <table:table-cell office:value-type="float" office:value="0.185653584269138" calcext:value-type="float">
            <text:p>0.185653584269138</text:p>
          </table:table-cell>
          <table:table-cell office:value-type="float" office:value="0.362496304678278" calcext:value-type="float">
            <text:p>0.362496304678278</text:p>
          </table:table-cell>
        </table:table-row>
        <table:table-row table:style-name="ro1">
          <table:table-cell/>
          <table:table-cell office:value-type="float" office:value="0.430107526481152" calcext:value-type="float">
            <text:p>0.430107526481152</text:p>
          </table:table-cell>
          <table:table-cell office:value-type="float" office:value="0.360396986798549" calcext:value-type="float">
            <text:p>0.360396986798549</text:p>
          </table:table-cell>
          <table:table-cell office:value-type="float" office:value="0.188324522139595" calcext:value-type="float">
            <text:p>0.188324522139595</text:p>
          </table:table-cell>
          <table:table-cell office:value-type="float" office:value="0.185519768754357" calcext:value-type="float">
            <text:p>0.185519768754357</text:p>
          </table:table-cell>
          <table:table-cell office:value-type="float" office:value="0.353684017669347" calcext:value-type="float">
            <text:p>0.353684017669347</text:p>
          </table:table-cell>
        </table:table-row>
        <table:table-row table:style-name="ro1">
          <table:table-cell/>
          <table:table-cell office:value-type="float" office:value="0.431085043586791" calcext:value-type="float">
            <text:p>0.431085043586791</text:p>
          </table:table-cell>
          <table:table-cell office:value-type="float" office:value="0.306844124098246" calcext:value-type="float">
            <text:p>0.306844124098246</text:p>
          </table:table-cell>
          <table:table-cell office:value-type="float" office:value="0.108600964134185" calcext:value-type="float">
            <text:p>0.108600964134185</text:p>
          </table:table-cell>
          <table:table-cell office:value-type="float" office:value="0.185387934661615" calcext:value-type="float">
            <text:p>0.185387934661615</text:p>
          </table:table-cell>
          <table:table-cell office:value-type="float" office:value="0.296456087467855" calcext:value-type="float">
            <text:p>0.296456087467855</text:p>
          </table:table-cell>
        </table:table-row>
        <table:table-row table:style-name="ro1">
          <table:table-cell/>
          <table:table-cell office:value-type="float" office:value="0.43206256069243" calcext:value-type="float">
            <text:p>0.43206256069243</text:p>
          </table:table-cell>
          <table:table-cell office:value-type="float" office:value="0.203721864885684" calcext:value-type="float">
            <text:p>0.203721864885684</text:p>
          </table:table-cell>
          <table:table-cell office:value-type="float" office:value="-0.172487132202691" calcext:value-type="float">
            <text:p>-0.172487132202691</text:p>
          </table:table-cell>
          <table:table-cell office:value-type="float" office:value="0.185258075100516" calcext:value-type="float">
            <text:p>0.185258075100516</text:p>
          </table:table-cell>
          <table:table-cell office:value-type="float" office:value="0.190074919823473" calcext:value-type="float">
            <text:p>0.190074919823473</text:p>
          </table:table-cell>
        </table:table-row>
        <table:table-row table:style-name="ro1">
          <table:table-cell/>
          <table:table-cell office:value-type="float" office:value="0.433040077798069" calcext:value-type="float">
            <text:p>0.433040077798069</text:p>
          </table:table-cell>
          <table:table-cell table:style-name="ce1" office:value-type="float" office:value="0.0534803601131002" calcext:value-type="float">
            <text:p>5.35E-02</text:p>
          </table:table-cell>
          <table:table-cell office:value-type="float" office:value="0.459830468926481" calcext:value-type="float">
            <text:p>0.459830468926481</text:p>
          </table:table-cell>
          <table:table-cell office:value-type="float" office:value="0.185130183295659" calcext:value-type="float">
            <text:p>0.185130183295659</text:p>
          </table:table-cell>
          <table:table-cell table:style-name="ce1" office:value-type="float" office:value="0.0372210929687631" calcext:value-type="float">
            <text:p>3.72E-02</text:p>
          </table:table-cell>
        </table:table-row>
        <table:table-row table:style-name="ro1">
          <table:table-cell/>
          <table:table-cell office:value-type="float" office:value="0.434017594903708" calcext:value-type="float">
            <text:p>0.434017594903708</text:p>
          </table:table-cell>
          <table:table-cell office:value-type="float" office:value="-0.138074807337022" calcext:value-type="float">
            <text:p>-0.138074807337022</text:p>
          </table:table-cell>
          <table:table-cell office:value-type="float" office:value="-0.385010924863898" calcext:value-type="float">
            <text:p>-0.385010924863898</text:p>
          </table:table-cell>
          <table:table-cell office:value-type="float" office:value="0.185004252586056" calcext:value-type="float">
            <text:p>0.185004252586056</text:p>
          </table:table-cell>
          <table:table-cell office:value-type="float" office:value="-0.156111723621052" calcext:value-type="float">
            <text:p>-0.156111723621052</text:p>
          </table:table-cell>
        </table:table-row>
        <table:table-row table:style-name="ro1">
          <table:table-cell/>
          <table:table-cell office:value-type="float" office:value="0.434995112009346" calcext:value-type="float">
            <text:p>0.434995112009346</text:p>
          </table:table-cell>
          <table:table-cell office:value-type="float" office:value="-0.362082790100568" calcext:value-type="float">
            <text:p>-0.362082790100568</text:p>
          </table:table-cell>
          <table:table-cell office:value-type="float" office:value="-0.696994844791811" calcext:value-type="float">
            <text:p>-0.696994844791811</text:p>
          </table:table-cell>
          <table:table-cell office:value-type="float" office:value="0.18488027642394" calcext:value-type="float">
            <text:p>0.18488027642394</text:p>
          </table:table-cell>
          <table:table-cell office:value-type="float" office:value="-0.380928364998015" calcext:value-type="float">
            <text:p>-0.380928364998015</text:p>
          </table:table-cell>
        </table:table-row>
        <table:table-row table:style-name="ro1">
          <table:table-cell/>
          <table:table-cell office:value-type="float" office:value="0.435972629114985" calcext:value-type="float">
            <text:p>0.435972629114985</text:p>
          </table:table-cell>
          <table:table-cell table:style-name="ce1" office:value-type="float" office:value="-0.607119778542011" calcext:value-type="float">
            <text:p>-6.07E-01</text:p>
          </table:table-cell>
          <table:table-cell office:value-type="float" office:value="-0.829691777571557" calcext:value-type="float">
            <text:p>-0.829691777571557</text:p>
          </table:table-cell>
          <table:table-cell office:value-type="float" office:value="0.184758248374171" calcext:value-type="float">
            <text:p>0.184758248374171</text:p>
          </table:table-cell>
          <table:table-cell office:value-type="float" office:value="-0.625732321468274" calcext:value-type="float">
            <text:p>-0.625732321468274</text:p>
          </table:table-cell>
        </table:table-row>
        <table:table-row table:style-name="ro1">
          <table:table-cell table:style-name="ce1"/>
          <table:table-cell office:value-type="float" office:value="0.436950146220624" calcext:value-type="float">
            <text:p>0.436950146220624</text:p>
          </table:table-cell>
          <table:table-cell office:value-type="float" office:value="-0.859854473168131" calcext:value-type="float">
            <text:p>-0.859854473168131</text:p>
          </table:table-cell>
          <table:table-cell office:value-type="float" office:value="-0.373234699445562" calcext:value-type="float">
            <text:p>-0.373234699445562</text:p>
          </table:table-cell>
          <table:table-cell office:value-type="float" office:value="0.184638162113105" calcext:value-type="float">
            <text:p>0.184638162113105</text:p>
          </table:table-cell>
          <table:table-cell office:value-type="float" office:value="-0.877185053044738" calcext:value-type="float">
            <text:p>-0.877185053044738</text:p>
          </table:table-cell>
        </table:table-row>
        <table:table-row table:style-name="ro1">
          <table:table-cell table:style-name="ce1"/>
          <table:table-cell office:value-type="float" office:value="0.437927663326263" calcext:value-type="float">
            <text:p>0.437927663326263</text:p>
          </table:table-cell>
          <table:table-cell office:value-type="float" office:value="-1.10582782418532" calcext:value-type="float">
            <text:p>-1.10582782418532</text:p>
          </table:table-cell>
          <table:table-cell office:value-type="float" office:value="-1.02940220802334" calcext:value-type="float">
            <text:p>-1.02940220802334</text:p>
          </table:table-cell>
          <table:table-cell office:value-type="float" office:value="0.184520011428044" calcext:value-type="float">
            <text:p>0.184520011428044</text:p>
          </table:table-cell>
          <table:table-cell office:value-type="float" office:value="-1.1208853975506" calcext:value-type="float">
            <text:p>-1.1208853975506</text:p>
          </table:table-cell>
        </table:table-row>
        <table:table-row table:style-name="ro1">
          <table:table-cell/>
          <table:table-cell office:value-type="float" office:value="0.438905180431902" calcext:value-type="float">
            <text:p>0.438905180431902</text:p>
          </table:table-cell>
          <table:table-cell office:value-type="float" office:value="-1.33031052598428" calcext:value-type="float">
            <text:p>-1.33031052598428</text:p>
          </table:table-cell>
          <table:table-cell office:value-type="float" office:value="-1.27760736194148" calcext:value-type="float">
            <text:p>-1.27760736194148</text:p>
          </table:table-cell>
          <table:table-cell office:value-type="float" office:value="0.184403790216187" calcext:value-type="float">
            <text:p>0.184403790216187</text:p>
          </table:table-cell>
          <table:table-cell office:value-type="float" office:value="-1.34222265848528" calcext:value-type="float">
            <text:p>-1.34222265848528</text:p>
          </table:table-cell>
        </table:table-row>
        <table:table-row table:style-name="ro1">
          <table:table-cell/>
          <table:table-cell office:value-type="float" office:value="0.439882697537541" calcext:value-type="float">
            <text:p>0.439882697537541</text:p>
          </table:table-cell>
          <table:table-cell office:value-type="float" office:value="-1.51918693369291" calcext:value-type="float">
            <text:p>-1.51918693369291</text:p>
          </table:table-cell>
          <table:table-cell office:value-type="float" office:value="-1.4279000554706" calcext:value-type="float">
            <text:p>-1.4279000554706</text:p>
          </table:table-cell>
          <table:table-cell office:value-type="float" office:value="0.184289492483975" calcext:value-type="float">
            <text:p>0.184289492483975</text:p>
          </table:table-cell>
          <table:table-cell office:value-type="float" office:value="-1.52725239234248" calcext:value-type="float">
            <text:p>-1.52725239234248</text:p>
          </table:table-cell>
        </table:table-row>
        <table:table-row table:style-name="ro1">
          <table:table-cell/>
          <table:table-cell office:value-type="float" office:value="0.44086021464318" calcext:value-type="float">
            <text:p>0.44086021464318</text:p>
          </table:table-cell>
          <table:table-cell office:value-type="float" office:value="-1.6598123285861" calcext:value-type="float">
            <text:p>-1.6598123285861</text:p>
          </table:table-cell>
          <table:table-cell office:value-type="float" office:value="-1.39424077436042" calcext:value-type="float">
            <text:p>-1.39424077436042</text:p>
          </table:table-cell>
          <table:table-cell office:value-type="float" office:value="0.184177112346193" calcext:value-type="float">
            <text:p>0.184177112346193</text:p>
          </table:table-cell>
          <table:table-cell office:value-type="float" office:value="-1.6635424019992" calcext:value-type="float">
            <text:p>-1.6635424019992</text:p>
          </table:table-cell>
        </table:table-row>
        <table:table-row table:style-name="ro1">
          <table:table-cell/>
          <table:table-cell office:value-type="float" office:value="0.441837731748819" calcext:value-type="float">
            <text:p>0.441837731748819</text:p>
          </table:table-cell>
          <table:table-cell office:value-type="float" office:value="-1.74179190590901" calcext:value-type="float">
            <text:p>-1.74179190590901</text:p>
          </table:table-cell>
          <table:table-cell office:value-type="float" office:value="-1.39171971283025" calcext:value-type="float">
            <text:p>-1.39171971283025</text:p>
          </table:table-cell>
          <table:table-cell office:value-type="float" office:value="0.184066644025326" calcext:value-type="float">
            <text:p>0.184066644025326</text:p>
          </table:table-cell>
          <table:table-cell office:value-type="float" office:value="-1.74093807605913" calcext:value-type="float">
            <text:p>-1.74093807605913</text:p>
          </table:table-cell>
        </table:table-row>
        <table:table-row table:style-name="ro1">
          <table:table-cell/>
          <table:table-cell office:value-type="float" office:value="0.442815248854458" calcext:value-type="float">
            <text:p>0.442815248854458</text:p>
          </table:table-cell>
          <table:table-cell office:value-type="float" office:value="-1.75763440799208" calcext:value-type="float">
            <text:p>-1.75763440799208</text:p>
          </table:table-cell>
          <table:table-cell office:value-type="float" office:value="-1.62413933383212" calcext:value-type="float">
            <text:p>-1.62413933383212</text:p>
          </table:table-cell>
          <table:table-cell office:value-type="float" office:value="0.183958081850685" calcext:value-type="float">
            <text:p>0.183958081850685</text:p>
          </table:table-cell>
          <table:table-cell office:value-type="float" office:value="-1.75220089803303" calcext:value-type="float">
            <text:p>-1.75220089803303</text:p>
          </table:table-cell>
        </table:table-row>
        <table:table-row table:style-name="ro1">
          <table:table-cell/>
          <table:table-cell office:value-type="float" office:value="0.443792765960097" calcext:value-type="float">
            <text:p>0.443792765960097</text:p>
          </table:table-cell>
          <table:table-cell office:value-type="float" office:value="-1.70324070648896" calcext:value-type="float">
            <text:p>-1.70324070648896</text:p>
          </table:table-cell>
          <table:table-cell office:value-type="float" office:value="-1.6280109798063" calcext:value-type="float">
            <text:p>-1.6280109798063</text:p>
          </table:table-cell>
          <table:table-cell office:value-type="float" office:value="0.183851420257752" calcext:value-type="float">
            <text:p>0.183851420257752</text:p>
          </table:table-cell>
          <table:table-cell office:value-type="float" office:value="-1.69348140548541" calcext:value-type="float">
            <text:p>-1.69348140548541</text:p>
          </table:table-cell>
        </table:table-row>
        <table:table-row table:style-name="ro1">
          <table:table-cell/>
          <table:table-cell office:value-type="float" office:value="0.444770283065736" calcext:value-type="float">
            <text:p>0.444770283065736</text:p>
          </table:table-cell>
          <table:table-cell office:value-type="float" office:value="-1.57819740911417" calcext:value-type="float">
            <text:p>-1.57819740911417</text:p>
          </table:table-cell>
          <table:table-cell office:value-type="float" office:value="-1.93684028478959" calcext:value-type="float">
            <text:p>-1.93684028478959</text:p>
          </table:table-cell>
          <table:table-cell office:value-type="float" office:value="0.183746653787384" calcext:value-type="float">
            <text:p>0.183746653787384</text:p>
          </table:table-cell>
          <table:table-cell office:value-type="float" office:value="-1.56459766305202" calcext:value-type="float">
            <text:p>-1.56459766305202</text:p>
          </table:table-cell>
        </table:table-row>
        <table:table-row table:style-name="ro1">
          <table:table-cell/>
          <table:table-cell office:value-type="float" office:value="0.445747800171375" calcext:value-type="float">
            <text:p>0.445747800171375</text:p>
          </table:table-cell>
          <table:table-cell office:value-type="float" office:value="-1.38585714368959" calcext:value-type="float">
            <text:p>-1.38585714368959</text:p>
          </table:table-cell>
          <table:table-cell office:value-type="float" office:value="-0.996346543044314" calcext:value-type="float">
            <text:p>-0.996346543044314</text:p>
          </table:table-cell>
          <table:table-cell office:value-type="float" office:value="0.18364377708518" calcext:value-type="float">
            <text:p>0.18364377708518</text:p>
          </table:table-cell>
          <table:table-cell office:value-type="float" office:value="-1.36910184021083" calcext:value-type="float">
            <text:p>-1.36910184021083</text:p>
          </table:table-cell>
        </table:table-row>
        <table:table-row table:style-name="ro1">
          <table:table-cell/>
          <table:table-cell office:value-type="float" office:value="0.446725317277014" calcext:value-type="float">
            <text:p>0.446725317277014</text:p>
          </table:table-cell>
          <table:table-cell office:value-type="float" office:value="-1.13319986233938" calcext:value-type="float">
            <text:p>-1.13319986233938</text:p>
          </table:table-cell>
          <table:table-cell office:value-type="float" office:value="-1.54304221813859" calcext:value-type="float">
            <text:p>-1.54304221813859</text:p>
          </table:table-cell>
          <table:table-cell office:value-type="float" office:value="0.183542784900752" calcext:value-type="float">
            <text:p>0.183542784900752</text:p>
          </table:table-cell>
          <table:table-cell office:value-type="float" office:value="-1.11413006592785" calcext:value-type="float">
            <text:p>-1.11413006592785</text:p>
          </table:table-cell>
        </table:table-row>
        <table:table-row table:style-name="ro1">
          <table:table-cell/>
          <table:table-cell office:value-type="float" office:value="0.447702834382653" calcext:value-type="float">
            <text:p>0.447702834382653</text:p>
          </table:table-cell>
          <table:table-cell office:value-type="float" office:value="-0.830482551034987" calcext:value-type="float">
            <text:p>-0.830482551034987</text:p>
          </table:table-cell>
          <table:table-cell office:value-type="float" office:value="-0.367558371018809" calcext:value-type="float">
            <text:p>-0.367558371018809</text:p>
          </table:table-cell>
          <table:table-cell office:value-type="float" office:value="0.183443672087042" calcext:value-type="float">
            <text:p>0.183443672087042</text:p>
          </table:table-cell>
          <table:table-cell office:value-type="float" office:value="-0.810043615503216" calcext:value-type="float">
            <text:p>-0.810043615503216</text:p>
          </table:table-cell>
        </table:table-row>
        <table:table-row table:style-name="ro1">
          <table:table-cell/>
          <table:table-cell office:value-type="float" office:value="0.448680351488292" calcext:value-type="float">
            <text:p>0.448680351488292</text:p>
          </table:table-cell>
          <table:table-cell office:value-type="float" office:value="-0.490697342769155" calcext:value-type="float">
            <text:p>-0.490697342769155</text:p>
          </table:table-cell>
          <table:table-cell office:value-type="float" office:value="-0.610758724351894" calcext:value-type="float">
            <text:p>-0.610758724351894</text:p>
          </table:table-cell>
          <table:table-cell office:value-type="float" office:value="0.183346433599647" calcext:value-type="float">
            <text:p>0.183346433599647</text:p>
          </table:table-cell>
          <table:table-cell office:value-type="float" office:value="-0.469881899530284" calcext:value-type="float">
            <text:p>-0.469881899530284</text:p>
          </table:table-cell>
        </table:table-row>
        <table:table-row table:style-name="ro1">
          <table:table-cell/>
          <table:table-cell office:value-type="float" office:value="0.449657868593931" calcext:value-type="float">
            <text:p>0.449657868593931</text:p>
          </table:table-cell>
          <table:table-cell office:value-type="float" office:value="-0.128869460379894" calcext:value-type="float">
            <text:p>-0.128869460379894</text:p>
          </table:table-cell>
          <table:table-cell office:value-type="float" office:value="0.336013686434672" calcext:value-type="float">
            <text:p>0.336013686434672</text:p>
          </table:table-cell>
          <table:table-cell office:value-type="float" office:value="0.183251064496204" calcext:value-type="float">
            <text:p>0.183251064496204</text:p>
          </table:table-cell>
          <table:table-cell office:value-type="float" office:value="-0.108658928141417" calcext:value-type="float">
            <text:p>-0.108658928141417</text:p>
          </table:table-cell>
        </table:table-row>
        <table:table-row table:style-name="ro1">
          <table:table-cell/>
          <table:table-cell office:value-type="float" office:value="0.45063538569957" calcext:value-type="float">
            <text:p>0.45063538569957</text:p>
          </table:table-cell>
          <table:table-cell office:value-type="float" office:value="0.238764027647728" calcext:value-type="float">
            <text:p>0.238764027647728</text:p>
          </table:table-cell>
          <table:table-cell table:style-name="ce1" office:value-type="float" office:value="-0.069678861002219" calcext:value-type="float">
            <text:p>-6.97E-02</text:p>
          </table:table-cell>
          <table:table-cell office:value-type="float" office:value="0.183157559935756" calcext:value-type="float">
            <text:p>0.183157559935756</text:p>
          </table:table-cell>
          <table:table-cell office:value-type="float" office:value="0.257455754690466" calcext:value-type="float">
            <text:p>0.257455754690466</text:p>
          </table:table-cell>
        </table:table-row>
        <table:table-row table:style-name="ro1">
          <table:table-cell/>
          <table:table-cell office:value-type="float" office:value="0.451612902805209" calcext:value-type="float">
            <text:p>0.451612902805209</text:p>
          </table:table-cell>
          <table:table-cell office:value-type="float" office:value="0.595646541231756" calcext:value-type="float">
            <text:p>0.595646541231756</text:p>
          </table:table-cell>
          <table:table-cell office:value-type="float" office:value="0.727294544676799" calcext:value-type="float">
            <text:p>0.727294544676799</text:p>
          </table:table-cell>
          <table:table-cell office:value-type="float" office:value="0.183065915178098" calcext:value-type="float">
            <text:p>0.183065915178098</text:p>
          </table:table-cell>
          <table:table-cell office:value-type="float" office:value="0.612023789904759" calcext:value-type="float">
            <text:p>0.612023789904759</text:p>
          </table:table-cell>
        </table:table-row>
        <table:table-row table:style-name="ro1">
          <table:table-cell/>
          <table:table-cell office:value-type="float" office:value="0.452590419910848" calcext:value-type="float">
            <text:p>0.452590419910848</text:p>
          </table:table-cell>
          <table:table-cell office:value-type="float" office:value="0.925813071601749" calcext:value-type="float">
            <text:p>0.925813071601749</text:p>
          </table:table-cell>
          <table:table-cell office:value-type="float" office:value="0.877721530283628" calcext:value-type="float">
            <text:p>0.877721530283628</text:p>
          </table:table-cell>
          <table:table-cell office:value-type="float" office:value="0.182976125583169" calcext:value-type="float">
            <text:p>0.182976125583169</text:p>
          </table:table-cell>
          <table:table-cell office:value-type="float" office:value="0.939240467483151" calcext:value-type="float">
            <text:p>0.939240467483151</text:p>
          </table:table-cell>
        </table:table-row>
        <table:table-row table:style-name="ro1">
          <table:table-cell/>
          <table:table-cell office:value-type="float" office:value="0.453567937016487" calcext:value-type="float">
            <text:p>0.453567937016487</text:p>
          </table:table-cell>
          <table:table-cell office:value-type="float" office:value="1.21476655274315" calcext:value-type="float">
            <text:p>1.21476655274315</text:p>
          </table:table-cell>
          <table:table-cell office:value-type="float" office:value="1.17249025872897" calcext:value-type="float">
            <text:p>1.17249025872897</text:p>
          </table:table-cell>
          <table:table-cell office:value-type="float" office:value="0.182888186610509" calcext:value-type="float">
            <text:p>0.182888186610509</text:p>
          </table:table-cell>
          <table:table-cell office:value-type="float" office:value="1.22480009005681" calcext:value-type="float">
            <text:p>1.22480009005681</text:p>
          </table:table-cell>
        </table:table-row>
        <table:table-row table:style-name="ro1">
          <table:table-cell/>
          <table:table-cell office:value-type="float" office:value="0.454545454122126" calcext:value-type="float">
            <text:p>0.454545454122126</text:p>
          </table:table-cell>
          <table:table-cell office:value-type="float" office:value="1.45026813334219" calcext:value-type="float">
            <text:p>1.45026813334219</text:p>
          </table:table-cell>
          <table:table-cell office:value-type="float" office:value="1.86284597736641" calcext:value-type="float">
            <text:p>1.86284597736641</text:p>
          </table:table-cell>
          <table:table-cell office:value-type="float" office:value="0.182802093818647" calcext:value-type="float">
            <text:p>0.182802093818647</text:p>
          </table:table-cell>
          <table:table-cell office:value-type="float" office:value="1.4566736005851" calcext:value-type="float">
            <text:p>1.4566736005851</text:p>
          </table:table-cell>
        </table:table-row>
        <table:table-row table:style-name="ro1">
          <table:table-cell/>
          <table:table-cell office:value-type="float" office:value="0.455522971227765" calcext:value-type="float">
            <text:p>0.455522971227765</text:p>
          </table:table-cell>
          <table:table-cell office:value-type="float" office:value="1.62299510083432" calcext:value-type="float">
            <text:p>1.62299510083432</text:p>
          </table:table-cell>
          <table:table-cell office:value-type="float" office:value="1.71963128658938" calcext:value-type="float">
            <text:p>1.71963128658938</text:p>
          </table:table-cell>
          <table:table-cell office:value-type="float" office:value="0.182717842864525" calcext:value-type="float">
            <text:p>0.182717842864525</text:p>
          </table:table-cell>
          <table:table-cell office:value-type="float" office:value="1.62575306561839" calcext:value-type="float">
            <text:p>1.62575306561839</text:p>
          </table:table-cell>
        </table:table-row>
        <table:table-row table:style-name="ro1">
          <table:table-cell/>
          <table:table-cell office:value-type="float" office:value="0.456500488333404" calcext:value-type="float">
            <text:p>0.456500488333404</text:p>
          </table:table-cell>
          <table:table-cell office:value-type="float" office:value="1.72702810795946" calcext:value-type="float">
            <text:p>1.72702810795946</text:p>
          </table:table-cell>
          <table:table-cell office:value-type="float" office:value="1.27231137469802" calcext:value-type="float">
            <text:p>1.27231137469802</text:p>
          </table:table-cell>
          <table:table-cell office:value-type="float" office:value="0.182635429502962" calcext:value-type="float">
            <text:p>0.182635429502962</text:p>
          </table:table-cell>
          <table:table-cell office:value-type="float" office:value="1.72632553618899" calcext:value-type="float">
            <text:p>1.72632553618899</text:p>
          </table:table-cell>
        </table:table-row>
        <table:table-row table:style-name="ro1">
          <table:table-cell/>
          <table:table-cell office:value-type="float" office:value="0.457478005439043" calcext:value-type="float">
            <text:p>0.457478005439043</text:p>
          </table:table-cell>
          <table:table-cell office:value-type="float" office:value="1.76013953657572" calcext:value-type="float">
            <text:p>1.76013953657572</text:p>
          </table:table-cell>
          <table:table-cell office:value-type="float" office:value="1.35028399743929" calcext:value-type="float">
            <text:p>1.35028399743929</text:p>
          </table:table-cell>
          <table:table-cell office:value-type="float" office:value="0.182554849586123" calcext:value-type="float">
            <text:p>0.182554849586123</text:p>
          </table:table-cell>
          <table:table-cell office:value-type="float" office:value="1.75634896793234" calcext:value-type="float">
            <text:p>1.75634896793234</text:p>
          </table:table-cell>
        </table:table-row>
        <table:table-row table:style-name="ro1">
          <table:table-cell/>
          <table:table-cell office:value-type="float" office:value="0.458455522544682" calcext:value-type="float">
            <text:p>0.458455522544682</text:p>
          </table:table-cell>
          <table:table-cell office:value-type="float" office:value="1.72386669277334" calcext:value-type="float">
            <text:p>1.72386669277334</text:p>
          </table:table-cell>
          <table:table-cell office:value-type="float" office:value="1.71923675815064" calcext:value-type="float">
            <text:p>1.71923675815064</text:p>
          </table:table-cell>
          <table:table-cell office:value-type="float" office:value="0.182476099062999" calcext:value-type="float">
            <text:p>0.182476099062999</text:p>
          </table:table-cell>
          <table:table-cell office:value-type="float" office:value="1.71751466269538" calcext:value-type="float">
            <text:p>1.71751466269538</text:p>
          </table:table-cell>
        </table:table-row>
        <table:table-row table:style-name="ro1">
          <table:table-cell/>
          <table:table-cell office:value-type="float" office:value="0.459433039650321" calcext:value-type="float">
            <text:p>0.459433039650321</text:p>
          </table:table-cell>
          <table:table-cell office:value-type="float" office:value="1.62336635061774" calcext:value-type="float">
            <text:p>1.62336635061774</text:p>
          </table:table-cell>
          <table:table-cell office:value-type="float" office:value="1.72859969786828" calcext:value-type="float">
            <text:p>1.72859969786828</text:p>
          </table:table-cell>
          <table:table-cell office:value-type="float" office:value="0.18239917397884" calcext:value-type="float">
            <text:p>0.18239917397884</text:p>
          </table:table-cell>
          <table:table-cell office:value-type="float" office:value="1.61509339079399" calcext:value-type="float">
            <text:p>1.61509339079399</text:p>
          </table:table-cell>
        </table:table-row>
        <table:table-row table:style-name="ro1">
          <table:table-cell/>
          <table:table-cell office:value-type="float" office:value="0.46041055675596" calcext:value-type="float">
            <text:p>0.46041055675596</text:p>
          </table:table-cell>
          <table:table-cell office:value-type="float" office:value="1.46706018052765" calcext:value-type="float">
            <text:p>1.46706018052765</text:p>
          </table:table-cell>
          <table:table-cell office:value-type="float" office:value="1.04335871282985" calcext:value-type="float">
            <text:p>1.04335871282985</text:p>
          </table:table-cell>
          <table:table-cell office:value-type="float" office:value="0.182324070474734" calcext:value-type="float">
            <text:p>0.182324070474734</text:p>
          </table:table-cell>
          <table:table-cell office:value-type="float" office:value="1.4575752066949" calcext:value-type="float">
            <text:p>1.4575752066949</text:p>
          </table:table-cell>
        </table:table-row>
        <table:table-row table:style-name="ro1">
          <table:table-cell/>
          <table:table-cell office:value-type="float" office:value="0.461388073861599" calcext:value-type="float">
            <text:p>0.461388073861599</text:p>
          </table:table-cell>
          <table:table-cell office:value-type="float" office:value="1.26609303222622" calcext:value-type="float">
            <text:p>1.26609303222622</text:p>
          </table:table-cell>
          <table:table-cell office:value-type="float" office:value="1.23943674740697" calcext:value-type="float">
            <text:p>1.23943674740697</text:p>
          </table:table-cell>
          <table:table-cell office:value-type="float" office:value="0.182250784787078" calcext:value-type="float">
            <text:p>0.182250784787078</text:p>
          </table:table-cell>
          <table:table-cell office:value-type="float" office:value="1.25612521249259" calcext:value-type="float">
            <text:p>1.25612521249259</text:p>
          </table:table-cell>
        </table:table-row>
        <table:table-row table:style-name="ro1">
          <table:table-cell table:style-name="ce1"/>
          <table:table-cell office:value-type="float" office:value="0.462365590967238" calcext:value-type="float">
            <text:p>0.462365590967238</text:p>
          </table:table-cell>
          <table:table-cell office:value-type="float" office:value="1.03363714655619" calcext:value-type="float">
            <text:p>1.03363714655619</text:p>
          </table:table-cell>
          <table:table-cell office:value-type="float" office:value="1.36491564794139" calcext:value-type="float">
            <text:p>1.36491564794139</text:p>
          </table:table-cell>
          <table:table-cell office:value-type="float" office:value="0.182179313247113" calcext:value-type="float">
            <text:p>0.182179313247113</text:p>
          </table:table-cell>
          <table:table-cell office:value-type="float" office:value="1.02388842126084" calcext:value-type="float">
            <text:p>1.02388842126084</text:p>
          </table:table-cell>
        </table:table-row>
        <table:table-row table:style-name="ro1">
          <table:table-cell/>
          <table:table-cell office:value-type="float" office:value="0.463343108072877" calcext:value-type="float">
            <text:p>0.463343108072877</text:p>
          </table:table-cell>
          <table:table-cell table:style-name="ce1" office:value-type="float" office:value="0.784084480387333" calcext:value-type="float">
            <text:p>7.84E-01</text:p>
          </table:table-cell>
          <table:table-cell office:value-type="float" office:value="0.403296378168923" calcext:value-type="float">
            <text:p>0.403296378168923</text:p>
          </table:table-cell>
          <table:table-cell office:value-type="float" office:value="0.182109652280453" calcext:value-type="float">
            <text:p>0.182109652280453</text:p>
          </table:table-cell>
          <table:table-cell office:value-type="float" office:value="0.77518577501492" calcext:value-type="float">
            <text:p>0.77518577501492</text:p>
          </table:table-cell>
        </table:table-row>
        <table:table-row table:style-name="ro1">
          <table:table-cell/>
          <table:table-cell office:value-type="float" office:value="0.464320625178516" calcext:value-type="float">
            <text:p>0.464320625178516</text:p>
          </table:table-cell>
          <table:table-cell office:value-type="float" office:value="0.532175899427781" calcext:value-type="float">
            <text:p>0.532175899427781</text:p>
          </table:table-cell>
          <table:table-cell table:style-name="ce1" office:value-type="float" office:value="0.0803143456450759" calcext:value-type="float">
            <text:p>8.03E-02</text:p>
          </table:table-cell>
          <table:table-cell office:value-type="float" office:value="0.182041798406651" calcext:value-type="float">
            <text:p>0.182041798406651</text:p>
          </table:table-cell>
          <table:table-cell office:value-type="float" office:value="0.524649748155119" calcext:value-type="float">
            <text:p>0.524649748155119</text:p>
          </table:table-cell>
        </table:table-row>
        <table:table-row table:style-name="ro1">
          <table:table-cell/>
          <table:table-cell office:value-type="float" office:value="0.465298142284155" calcext:value-type="float">
            <text:p>0.465298142284155</text:p>
          </table:table-cell>
          <table:table-cell office:value-type="float" office:value="0.292119632628862" calcext:value-type="float">
            <text:p>0.292119632628862</text:p>
          </table:table-cell>
          <table:table-cell office:value-type="float" office:value="0.49183956478091" calcext:value-type="float">
            <text:p>0.49183956478091</text:p>
          </table:table-cell>
          <table:table-cell office:value-type="float" office:value="0.181975748238757" calcext:value-type="float">
            <text:p>0.181975748238757</text:p>
          </table:table-cell>
          <table:table-cell office:value-type="float" office:value="0.286351436929658" calcext:value-type="float">
            <text:p>0.286351436929658</text:p>
          </table:table-cell>
        </table:table-row>
        <table:table-row table:style-name="ro1">
          <table:table-cell/>
          <table:table-cell office:value-type="float" office:value="0.466275659389794" calcext:value-type="float">
            <text:p>0.466275659389794</text:p>
          </table:table-cell>
          <table:table-cell table:style-name="ce1" office:value-type="float" office:value="0.0767518728160578" calcext:value-type="float">
            <text:p>7.68E-02</text:p>
          </table:table-cell>
          <table:table-cell office:value-type="float" office:value="0.481407944449048" calcext:value-type="float">
            <text:p>0.481407944449048</text:p>
          </table:table-cell>
          <table:table-cell office:value-type="float" office:value="0.18191149848291" calcext:value-type="float">
            <text:p>0.18191149848291</text:p>
          </table:table-cell>
          <table:table-cell table:style-name="ce1" office:value-type="float" office:value="0.0729713929683211" calcext:value-type="float">
            <text:p>7.30E-02</text:p>
          </table:table-cell>
        </table:table-row>
        <table:table-row table:style-name="ro1">
          <table:table-cell/>
          <table:table-cell office:value-type="float" office:value="0.467253176495433" calcext:value-type="float">
            <text:p>0.467253176495433</text:p>
          </table:table-cell>
          <table:table-cell office:value-type="float" office:value="-0.103210275978924" calcext:value-type="float">
            <text:p>-0.103210275978924</text:p>
          </table:table-cell>
          <table:table-cell office:value-type="float" office:value="-0.28773146316158" calcext:value-type="float">
            <text:p>-0.28773146316158</text:p>
          </table:table-cell>
          <table:table-cell office:value-type="float" office:value="0.181849045937892" calcext:value-type="float">
            <text:p>0.181849045937892</text:p>
          </table:table-cell>
          <table:table-cell office:value-type="float" office:value="-0.104936314832042" calcext:value-type="float">
            <text:p>-0.104936314832042</text:p>
          </table:table-cell>
        </table:table-row>
        <table:table-row table:style-name="ro1">
          <table:table-cell/>
          <table:table-cell office:value-type="float" office:value="0.468230693601072" calcext:value-type="float">
            <text:p>0.468230693601072</text:p>
          </table:table-cell>
          <table:table-cell office:value-type="float" office:value="-0.239778999764683" calcext:value-type="float">
            <text:p>-0.239778999764683</text:p>
          </table:table-cell>
          <table:table-cell office:value-type="float" office:value="-0.680938838108927" calcext:value-type="float">
            <text:p>-0.680938838108927</text:p>
          </table:table-cell>
          <table:table-cell office:value-type="float" office:value="0.181788387494755" calcext:value-type="float">
            <text:p>0.181788387494755</text:p>
          </table:table-cell>
          <table:table-cell office:value-type="float" office:value="-0.239543062306166" calcext:value-type="float">
            <text:p>-0.239543062306166</text:p>
          </table:table-cell>
        </table:table-row>
        <table:table-row table:style-name="ro1">
          <table:table-cell/>
          <table:table-cell office:value-type="float" office:value="0.469208210706711" calcext:value-type="float">
            <text:p>0.469208210706711</text:p>
          </table:table-cell>
          <table:table-cell office:value-type="float" office:value="-0.328132982733726" calcext:value-type="float">
            <text:p>-0.328132982733726</text:p>
          </table:table-cell>
          <table:table-cell office:value-type="float" office:value="-0.729093335276364" calcext:value-type="float">
            <text:p>-0.729093335276364</text:p>
          </table:table-cell>
          <table:table-cell office:value-type="float" office:value="0.181729520136432" calcext:value-type="float">
            <text:p>0.181729520136432</text:p>
          </table:table-cell>
          <table:table-cell office:value-type="float" office:value="-0.326172261334953" calcext:value-type="float">
            <text:p>-0.326172261334953</text:p>
          </table:table-cell>
        </table:table-row>
        <table:table-row table:style-name="ro1">
          <table:table-cell/>
          <table:table-cell office:value-type="float" office:value="0.47018572781235" calcext:value-type="float">
            <text:p>0.47018572781235</text:p>
          </table:table-cell>
          <table:table-cell office:value-type="float" office:value="-0.366856006530809" calcext:value-type="float">
            <text:p>-0.366856006530809</text:p>
          </table:table-cell>
          <table:table-cell table:style-name="ce1" office:value-type="float" office:value="0.0955035605491448" calcext:value-type="float">
            <text:p>9.55E-02</text:p>
          </table:table-cell>
          <table:table-cell office:value-type="float" office:value="0.181672440937385" calcext:value-type="float">
            <text:p>0.181672440937385</text:p>
          </table:table-cell>
          <table:table-cell office:value-type="float" office:value="-0.363528652958935" calcext:value-type="float">
            <text:p>-0.363528652958935</text:p>
          </table:table-cell>
        </table:table-row>
        <table:table-row table:style-name="ro1">
          <table:table-cell/>
          <table:table-cell office:value-type="float" office:value="0.471163244917989" calcext:value-type="float">
            <text:p>0.471163244917989</text:p>
          </table:table-cell>
          <table:table-cell office:value-type="float" office:value="-0.357963379465415" calcext:value-type="float">
            <text:p>-0.357963379465415</text:p>
          </table:table-cell>
          <table:table-cell office:value-type="float" office:value="-0.777918411037407" calcext:value-type="float">
            <text:p>-0.777918411037407</text:p>
          </table:table-cell>
          <table:table-cell office:value-type="float" office:value="0.181617147063157" calcext:value-type="float">
            <text:p>0.181617147063157</text:p>
          </table:table-cell>
          <table:table-cell office:value-type="float" office:value="-0.35371732627178" calcext:value-type="float">
            <text:p>-0.35371732627178</text:p>
          </table:table-cell>
        </table:table-row>
        <table:table-row table:style-name="ro1">
          <table:table-cell/>
          <table:table-cell office:value-type="float" office:value="0.472140762023628" calcext:value-type="float">
            <text:p>0.472140762023628</text:p>
          </table:table-cell>
          <table:table-cell office:value-type="float" office:value="-0.306715491915014" calcext:value-type="float">
            <text:p>-0.306715491915014</text:p>
          </table:table-cell>
          <table:table-cell office:value-type="float" office:value="-0.434035912993367" calcext:value-type="float">
            <text:p>-0.434035912993367</text:p>
          </table:table-cell>
          <table:table-cell office:value-type="float" office:value="0.181563635770126" calcext:value-type="float">
            <text:p>0.181563635770126</text:p>
          </table:table-cell>
          <table:table-cell office:value-type="float" office:value="-0.302052204783487" calcext:value-type="float">
            <text:p>-0.302052204783487</text:p>
          </table:table-cell>
        </table:table-row>
        <table:table-row table:style-name="ro1">
          <table:table-cell/>
          <table:table-cell office:value-type="float" office:value="0.473118279129267" calcext:value-type="float">
            <text:p>0.473118279129267</text:p>
          </table:table-cell>
          <table:table-cell office:value-type="float" office:value="-0.22123068054259" calcext:value-type="float">
            <text:p>-0.22123068054259</text:p>
          </table:table-cell>
          <table:table-cell table:style-name="ce1" office:value-type="float" office:value="0.0897459169066899" calcext:value-type="float">
            <text:p>8.97E-02</text:p>
          </table:table-cell>
          <table:table-cell office:value-type="float" office:value="0.181511904405098" calcext:value-type="float">
            <text:p>0.181511904405098</text:p>
          </table:table-cell>
          <table:table-cell office:value-type="float" office:value="-0.216666461873138" calcext:value-type="float">
            <text:p>-0.216666461873138</text:p>
          </table:table-cell>
        </table:table-row>
        <table:table-row table:style-name="ro1">
          <table:table-cell/>
          <table:table-cell office:value-type="float" office:value="0.474095796234906" calcext:value-type="float">
            <text:p>0.474095796234906</text:p>
          </table:table-cell>
          <table:table-cell table:style-name="ce1" office:value-type="float" office:value="-0.111921723854845" calcext:value-type="float">
            <text:p>-1.12E-01</text:p>
          </table:table-cell>
          <table:table-cell office:value-type="float" office:value="0.290619544164163" calcext:value-type="float">
            <text:p>0.290619544164163</text:p>
          </table:table-cell>
          <table:table-cell office:value-type="float" office:value="0.181461950405026" calcext:value-type="float">
            <text:p>0.181461950405026</text:p>
          </table:table-cell>
          <table:table-cell office:value-type="float" office:value="-0.107949285181301" calcext:value-type="float">
            <text:p>-0.107949285181301</text:p>
          </table:table-cell>
        </table:table-row>
        <table:table-row table:style-name="ro1">
          <table:table-cell/>
          <table:table-cell office:value-type="float" office:value="0.475073313340545" calcext:value-type="float">
            <text:p>0.475073313340545</text:p>
          </table:table-cell>
          <table:table-cell table:style-name="ce1" office:value-type="float" office:value="0.00920904531464438" calcext:value-type="float">
            <text:p>9.21E-03</text:p>
          </table:table-cell>
          <table:table-cell table:style-name="ce1" office:value-type="float" office:value="-0.0373752709630779" calcext:value-type="float">
            <text:p>-3.74E-02</text:p>
          </table:table-cell>
          <table:table-cell office:value-type="float" office:value="0.181413771296595" calcext:value-type="float">
            <text:p>0.181413771296595</text:p>
          </table:table-cell>
          <table:table-cell table:style-name="ce1" office:value-type="float" office:value="0.0121561117229297" calcext:value-type="float">
            <text:p>1.22E-02</text:p>
          </table:table-cell>
        </table:table-row>
        <table:table-row table:style-name="ro1">
          <table:table-cell/>
          <table:table-cell office:value-type="float" office:value="0.476050830446184" calcext:value-type="float">
            <text:p>0.476050830446184</text:p>
          </table:table-cell>
          <table:table-cell office:value-type="float" office:value="0.129372480036921" calcext:value-type="float">
            <text:p>0.129372480036921</text:p>
          </table:table-cell>
          <table:table-cell office:value-type="float" office:value="0.456629446101064" calcext:value-type="float">
            <text:p>0.456629446101064</text:p>
          </table:table-cell>
          <table:table-cell office:value-type="float" office:value="0.181367364696071" calcext:value-type="float">
            <text:p>0.181367364696071</text:p>
          </table:table-cell>
          <table:table-cell office:value-type="float" office:value="0.130949962436793" calcext:value-type="float">
            <text:p>0.130949962436793</text:p>
          </table:table-cell>
        </table:table-row>
        <table:table-row table:style-name="ro1">
          <table:table-cell/>
          <table:table-cell office:value-type="float" office:value="0.477028347551823" calcext:value-type="float">
            <text:p>0.477028347551823</text:p>
          </table:table-cell>
          <table:table-cell office:value-type="float" office:value="0.235843769344023" calcext:value-type="float">
            <text:p>0.235843769344023</text:p>
          </table:table-cell>
          <table:table-cell table:style-name="ce1" office:value-type="float" office:value="0.0566472329279714" calcext:value-type="float">
            <text:p>5.66E-02</text:p>
          </table:table-cell>
          <table:table-cell office:value-type="float" office:value="0.181322728308867" calcext:value-type="float">
            <text:p>0.181322728308867</text:p>
          </table:table-cell>
          <table:table-cell office:value-type="float" office:value="0.235819879298935" calcext:value-type="float">
            <text:p>0.235819879298935</text:p>
          </table:table-cell>
        </table:table-row>
        <table:table-row table:style-name="ro1">
          <table:table-cell/>
          <table:table-cell office:value-type="float" office:value="0.478005864657462" calcext:value-type="float">
            <text:p>0.478005864657462</text:p>
          </table:table-cell>
          <table:table-cell office:value-type="float" office:value="0.316809630552971" calcext:value-type="float">
            <text:p>0.316809630552971</text:p>
          </table:table-cell>
          <table:table-cell table:style-name="ce1" office:value-type="float" office:value="0.0951516333969755" calcext:value-type="float">
            <text:p>9.52E-02</text:p>
          </table:table-cell>
          <table:table-cell office:value-type="float" office:value="0.181279859929361" calcext:value-type="float">
            <text:p>0.181279859929361</text:p>
          </table:table-cell>
          <table:table-cell office:value-type="float" office:value="0.315079415823589" calcext:value-type="float">
            <text:p>0.315079415823589</text:p>
          </table:table-cell>
        </table:table-row>
        <table:table-row table:style-name="ro1">
          <table:table-cell/>
          <table:table-cell office:value-type="float" office:value="0.478983381763101" calcext:value-type="float">
            <text:p>0.478983381763101</text:p>
          </table:table-cell>
          <table:table-cell office:value-type="float" office:value="0.362159415396331" calcext:value-type="float">
            <text:p>0.362159415396331</text:p>
          </table:table-cell>
          <table:table-cell office:value-type="float" office:value="0.209893313278556" calcext:value-type="float">
            <text:p>0.209893313278556</text:p>
          </table:table-cell>
          <table:table-cell office:value-type="float" office:value="0.181238757440518" calcext:value-type="float">
            <text:p>0.181238757440518</text:p>
          </table:table-cell>
          <table:table-cell office:value-type="float" office:value="0.358749756169208" calcext:value-type="float">
            <text:p>0.358749756169208</text:p>
          </table:table-cell>
        </table:table-row>
        <table:table-row table:style-name="ro1">
          <table:table-cell/>
          <table:table-cell office:value-type="float" office:value="0.47996089886874" calcext:value-type="float">
            <text:p>0.47996089886874</text:p>
          </table:table-cell>
          <table:table-cell office:value-type="float" office:value="0.36417138997802" calcext:value-type="float">
            <text:p>0.36417138997802</text:p>
          </table:table-cell>
          <table:table-cell table:style-name="ce1" office:value-type="float" office:value="0.0474015947532818" calcext:value-type="float">
            <text:p>4.74E-02</text:p>
          </table:table-cell>
          <table:table-cell office:value-type="float" office:value="0.181199418813743" calcext:value-type="float">
            <text:p>0.181199418813743</text:p>
          </table:table-cell>
          <table:table-cell office:value-type="float" office:value="0.359236457311706" calcext:value-type="float">
            <text:p>0.359236457311706</text:p>
          </table:table-cell>
        </table:table-row>
        <table:table-row table:style-name="ro1">
          <table:table-cell/>
          <table:table-cell office:value-type="float" office:value="0.480938415974379" calcext:value-type="float">
            <text:p>0.480938415974379</text:p>
          </table:table-cell>
          <table:table-cell office:value-type="float" office:value="0.318051782638411" calcext:value-type="float">
            <text:p>0.318051782638411</text:p>
          </table:table-cell>
          <table:table-cell office:value-type="float" office:value="0.124114162497474" calcext:value-type="float">
            <text:p>0.124114162497474</text:p>
          </table:table-cell>
          <table:table-cell office:value-type="float" office:value="0.181161842108555" calcext:value-type="float">
            <text:p>0.181161842108555</text:p>
          </table:table-cell>
          <table:table-cell office:value-type="float" office:value="0.311859498919526" calcext:value-type="float">
            <text:p>0.311859498919526</text:p>
          </table:table-cell>
        </table:table-row>
        <table:table-row table:style-name="ro1">
          <table:table-cell/>
          <table:table-cell office:value-type="float" office:value="0.481915933080018" calcext:value-type="float">
            <text:p>0.481915933080018</text:p>
          </table:table-cell>
          <table:table-cell office:value-type="float" office:value="0.222293092492025" calcext:value-type="float">
            <text:p>0.222293092492025</text:p>
          </table:table-cell>
          <table:table-cell office:value-type="float" office:value="-0.118490897247877" calcext:value-type="float">
            <text:p>-0.118490897247877</text:p>
          </table:table-cell>
          <table:table-cell office:value-type="float" office:value="0.181126025472404" calcext:value-type="float">
            <text:p>0.181126025472404</text:p>
          </table:table-cell>
          <table:table-cell office:value-type="float" office:value="0.215203745135603" calcext:value-type="float">
            <text:p>0.215203745135603</text:p>
          </table:table-cell>
        </table:table-row>
        <table:table-row table:style-name="ro1">
          <table:table-cell/>
          <table:table-cell office:value-type="float" office:value="0.482893450185657" calcext:value-type="float">
            <text:p>0.482893450185657</text:p>
          </table:table-cell>
          <table:table-cell table:style-name="ce1" office:value-type="float" office:value="0.0788290794361693" calcext:value-type="float">
            <text:p>7.88E-02</text:p>
          </table:table-cell>
          <table:table-cell office:value-type="float" office:value="0.433330661947232" calcext:value-type="float">
            <text:p>0.433330661947232</text:p>
          </table:table-cell>
          <table:table-cell office:value-type="float" office:value="0.181091967140329" calcext:value-type="float">
            <text:p>0.181091967140329</text:p>
          </table:table-cell>
          <table:table-cell table:style-name="ce1" office:value-type="float" office:value="0.0712677603057802" calcext:value-type="float">
            <text:p>7.13E-02</text:p>
          </table:table-cell>
        </table:table-row>
        <table:table-row table:style-name="ro1">
          <table:table-cell/>
          <table:table-cell office:value-type="float" office:value="0.483870967291296" calcext:value-type="float">
            <text:p>0.483870967291296</text:p>
          </table:table-cell>
          <table:table-cell office:value-type="float" office:value="-0.107023843567709" calcext:value-type="float">
            <text:p>-0.107023843567709</text:p>
          </table:table-cell>
          <table:table-cell office:value-type="float" office:value="0.259775494071737" calcext:value-type="float">
            <text:p>0.259775494071737</text:p>
          </table:table-cell>
          <table:table-cell office:value-type="float" office:value="0.18105966543493" calcext:value-type="float">
            <text:p>0.18105966543493</text:p>
          </table:table-cell>
          <table:table-cell office:value-type="float" office:value="-0.114598903547997" calcext:value-type="float">
            <text:p>-0.114598903547997</text:p>
          </table:table-cell>
        </table:table-row>
        <table:table-row table:style-name="ro1">
          <table:table-cell/>
          <table:table-cell office:value-type="float" office:value="0.484848484396935" calcext:value-type="float">
            <text:p>0.484848484396935</text:p>
          </table:table-cell>
          <table:table-cell office:value-type="float" office:value="-0.326836163187106" calcext:value-type="float">
            <text:p>-0.326836163187106</text:p>
          </table:table-cell>
          <table:table-cell office:value-type="float" office:value="-0.254648877486331" calcext:value-type="float">
            <text:p>-0.254648877486331</text:p>
          </table:table-cell>
          <table:table-cell office:value-type="float" office:value="0.181029118766008" calcext:value-type="float">
            <text:p>0.181029118766008</text:p>
          </table:table-cell>
          <table:table-cell office:value-type="float" office:value="-0.333967047160361" calcext:value-type="float">
            <text:p>-0.333967047160361</text:p>
          </table:table-cell>
        </table:table-row>
        <table:table-row table:style-name="ro1">
          <table:table-cell/>
          <table:table-cell office:value-type="float" office:value="0.485826001502573" calcext:value-type="float">
            <text:p>0.485826001502573</text:p>
          </table:table-cell>
          <table:table-cell office:value-type="float" office:value="-0.569530324926491" calcext:value-type="float">
            <text:p>-0.569530324926491</text:p>
          </table:table-cell>
          <table:table-cell office:value-type="float" office:value="-0.697384089318727" calcext:value-type="float">
            <text:p>-0.697384089318727</text:p>
          </table:table-cell>
          <table:table-cell office:value-type="float" office:value="0.181000325630424" calcext:value-type="float">
            <text:p>0.181000325630424</text:p>
          </table:table-cell>
          <table:table-cell office:value-type="float" office:value="-0.575792270388074" calcext:value-type="float">
            <text:p>-0.575792270388074</text:p>
          </table:table-cell>
        </table:table-row>
        <table:table-row table:style-name="ro1">
          <table:table-cell table:style-name="ce1"/>
          <table:table-cell office:value-type="float" office:value="0.486803518608212" calcext:value-type="float">
            <text:p>0.486803518608212</text:p>
          </table:table-cell>
          <table:table-cell table:style-name="ce1" office:value-type="float" office:value="-0.822013990535327" calcext:value-type="float">
            <text:p>-8.22E-01</text:p>
          </table:table-cell>
          <table:table-cell office:value-type="float" office:value="-1.18218791215523" calcext:value-type="float">
            <text:p>-1.18218791215523</text:p>
          </table:table-cell>
          <table:table-cell office:value-type="float" office:value="0.18097328461188" calcext:value-type="float">
            <text:p>0.18097328461188</text:p>
          </table:table-cell>
          <table:table-cell office:value-type="float" office:value="-0.827045300107158" calcext:value-type="float">
            <text:p>-0.827045300107158</text:p>
          </table:table-cell>
        </table:table-row>
        <table:table-row table:style-name="ro1">
          <table:table-cell table:style-name="ce1"/>
          <table:table-cell office:value-type="float" office:value="0.487781035713851" calcext:value-type="float">
            <text:p>0.487781035713851</text:p>
          </table:table-cell>
          <table:table-cell office:value-type="float" office:value="-1.06994394607327" calcext:value-type="float">
            <text:p>-1.06994394607327</text:p>
          </table:table-cell>
          <table:table-cell office:value-type="float" office:value="-0.590017984237166" calcext:value-type="float">
            <text:p>-0.590017984237166</text:p>
          </table:table-cell>
          <table:table-cell office:value-type="float" office:value="0.18094799438083" calcext:value-type="float">
            <text:p>0.18094799438083</text:p>
          </table:table-cell>
          <table:table-cell office:value-type="float" office:value="-1.07347089534907" calcext:value-type="float">
            <text:p>-1.07347089534907</text:p>
          </table:table-cell>
        </table:table-row>
        <table:table-row table:style-name="ro1">
          <table:table-cell/>
          <table:table-cell office:value-type="float" office:value="0.48875855281949" calcext:value-type="float">
            <text:p>0.48875855281949</text:p>
          </table:table-cell>
          <table:table-cell office:value-type="float" office:value="-1.29857512148039" calcext:value-type="float">
            <text:p>-1.29857512148039</text:p>
          </table:table-cell>
          <table:table-cell office:value-type="float" office:value="-1.28177397332651" calcext:value-type="float">
            <text:p>-1.28177397332651</text:p>
          </table:table-cell>
          <table:table-cell office:value-type="float" office:value="0.180924453694239" calcext:value-type="float">
            <text:p>0.180924453694239</text:p>
          </table:table-cell>
          <table:table-cell office:value-type="float" office:value="-1.30043017425871" calcext:value-type="float">
            <text:p>-1.30043017425871</text:p>
          </table:table-cell>
        </table:table-row>
        <table:table-row table:style-name="ro1">
          <table:table-cell/>
          <table:table-cell office:value-type="float" office:value="0.489736069925129" calcext:value-type="float">
            <text:p>0.489736069925129</text:p>
          </table:table-cell>
          <table:table-cell office:value-type="float" office:value="-1.4936439206311" calcext:value-type="float">
            <text:p>-1.4936439206311</text:p>
          </table:table-cell>
          <table:table-cell office:value-type="float" office:value="-1.4603554732913" calcext:value-type="float">
            <text:p>-1.4603554732913</text:p>
          </table:table-cell>
          <table:table-cell office:value-type="float" office:value="0.180902661395462" calcext:value-type="float">
            <text:p>0.180902661395462</text:p>
          </table:table-cell>
          <table:table-cell office:value-type="float" office:value="-1.49377605784965" calcext:value-type="float">
            <text:p>-1.49377605784965</text:p>
          </table:table-cell>
        </table:table-row>
        <table:table-row table:style-name="ro1">
          <table:table-cell/>
          <table:table-cell office:value-type="float" office:value="0.490713587030768" calcext:value-type="float">
            <text:p>0.490713587030768</text:p>
          </table:table-cell>
          <table:table-cell office:value-type="float" office:value="-1.64223284698791" calcext:value-type="float">
            <text:p>-1.64223284698791</text:p>
          </table:table-cell>
          <table:table-cell office:value-type="float" office:value="-2.00273443770486" calcext:value-type="float">
            <text:p>-2.00273443770486</text:p>
          </table:table-cell>
          <table:table-cell office:value-type="float" office:value="0.180882616414062" calcext:value-type="float">
            <text:p>0.180882616414062</text:p>
          </table:table-cell>
          <table:table-cell office:value-type="float" office:value="-1.64070938834473" calcext:value-type="float">
            <text:p>-1.64070938834473</text:p>
          </table:table-cell>
        </table:table-row>
        <table:table-row table:style-name="ro1">
          <table:table-cell/>
          <table:table-cell office:value-type="float" office:value="0.491691104136407" calcext:value-type="float">
            <text:p>0.491691104136407</text:p>
          </table:table-cell>
          <table:table-cell office:value-type="float" office:value="-1.73356437937881" calcext:value-type="float">
            <text:p>-1.73356437937881</text:p>
          </table:table-cell>
          <table:table-cell office:value-type="float" office:value="-1.76387128911323" calcext:value-type="float">
            <text:p>-1.76387128911323</text:p>
          </table:table-cell>
          <table:table-cell office:value-type="float" office:value="0.180864317765775" calcext:value-type="float">
            <text:p>0.180864317765775</text:p>
          </table:table-cell>
          <table:table-cell office:value-type="float" office:value="-1.73056428551165" calcext:value-type="float">
            <text:p>-1.73056428551165</text:p>
          </table:table-cell>
        </table:table-row>
        <table:table-row table:style-name="ro1">
          <table:table-cell/>
          <table:table-cell office:value-type="float" office:value="0.492668621242046" calcext:value-type="float">
            <text:p>0.492668621242046</text:p>
          </table:table-cell>
          <table:table-cell office:value-type="float" office:value="-1.75967614920015" calcext:value-type="float">
            <text:p>-1.75967614920015</text:p>
          </table:table-cell>
          <table:table-cell office:value-type="float" office:value="-1.96073654190314" calcext:value-type="float">
            <text:p>-1.96073654190314</text:p>
          </table:table-cell>
          <table:table-cell office:value-type="float" office:value="0.180847764552278" calcext:value-type="float">
            <text:p>0.180847764552278</text:p>
          </table:table-cell>
          <table:table-cell office:value-type="float" office:value="-1.75547539485433" calcext:value-type="float">
            <text:p>-1.75547539485433</text:p>
          </table:table-cell>
        </table:table-row>
        <table:table-row table:style-name="ro1">
          <table:table-cell/>
          <table:table-cell office:value-type="float" office:value="0.493646138347685" calcext:value-type="float">
            <text:p>0.493646138347685</text:p>
          </table:table-cell>
          <table:table-cell office:value-type="float" office:value="-1.71593645076041" calcext:value-type="float">
            <text:p>-1.71593645076041</text:p>
          </table:table-cell>
          <table:table-cell office:value-type="float" office:value="-1.32965070087503" calcext:value-type="float">
            <text:p>-1.32965070087503</text:p>
          </table:table-cell>
          <table:table-cell office:value-type="float" office:value="0.180832955961176" calcext:value-type="float">
            <text:p>0.180832955961176</text:p>
          </table:table-cell>
          <table:table-cell office:value-type="float" office:value="-1.71088661390056" calcext:value-type="float">
            <text:p>-1.71088661390056</text:p>
          </table:table-cell>
        </table:table-row>
        <table:table-row table:style-name="ro1">
          <table:table-cell/>
          <table:table-cell office:value-type="float" office:value="0.494623655453324" calcext:value-type="float">
            <text:p>0.494623655453324</text:p>
          </table:table-cell>
          <table:table-cell office:value-type="float" office:value="-1.60136856355413" calcext:value-type="float">
            <text:p>-1.60136856355413</text:p>
          </table:table-cell>
          <table:table-cell office:value-type="float" office:value="-1.37763292209069" calcext:value-type="float">
            <text:p>-1.37763292209069</text:p>
          </table:table-cell>
          <table:table-cell office:value-type="float" office:value="0.180819891265793" calcext:value-type="float">
            <text:p>0.180819891265793</text:p>
          </table:table-cell>
          <table:table-cell office:value-type="float" office:value="-1.59587024383077" calcext:value-type="float">
            <text:p>-1.59587024383077</text:p>
          </table:table-cell>
        </table:table-row>
        <table:table-row table:style-name="ro1">
          <table:table-cell/>
          <table:table-cell office:value-type="float" office:value="0.495601172558963" calcext:value-type="float">
            <text:p>0.495601172558963</text:p>
          </table:table-cell>
          <table:table-cell office:value-type="float" office:value="-1.41876371378827" calcext:value-type="float">
            <text:p>-1.41876371378827</text:p>
          </table:table-cell>
          <table:table-cell office:value-type="float" office:value="-1.15035509104902" calcext:value-type="float">
            <text:p>-1.15035509104902</text:p>
          </table:table-cell>
          <table:table-cell office:value-type="float" office:value="0.180808569825211" calcext:value-type="float">
            <text:p>0.180808569825211</text:p>
          </table:table-cell>
          <table:table-cell office:value-type="float" office:value="-1.41323674435967" calcext:value-type="float">
            <text:p>-1.41323674435967</text:p>
          </table:table-cell>
        </table:table-row>
        <table:table-row table:style-name="ro1">
          <table:table-cell/>
          <table:table-cell office:value-type="float" office:value="0.496578689664602" calcext:value-type="float">
            <text:p>0.496578689664602</text:p>
          </table:table-cell>
          <table:table-cell office:value-type="float" office:value="-1.17457507295479" calcext:value-type="float">
            <text:p>-1.17457507295479</text:p>
          </table:table-cell>
          <table:table-cell office:value-type="float" office:value="-1.41732051114188" calcext:value-type="float">
            <text:p>-1.41732051114188</text:p>
          </table:table-cell>
          <table:table-cell office:value-type="float" office:value="0.180798991084103" calcext:value-type="float">
            <text:p>0.180798991084103</text:p>
          </table:table-cell>
          <table:table-cell office:value-type="float" office:value="-1.16942769895762" calcext:value-type="float">
            <text:p>-1.16942769895762</text:p>
          </table:table-cell>
        </table:table-row>
        <table:table-row table:style-name="ro1">
          <table:table-cell/>
          <table:table-cell office:value-type="float" office:value="0.497556206770241" calcext:value-type="float">
            <text:p>0.497556206770241</text:p>
          </table:table-cell>
          <table:table-cell office:value-type="float" office:value="-0.878598230591604" calcext:value-type="float">
            <text:p>-0.878598230591604</text:p>
          </table:table-cell>
          <table:table-cell office:value-type="float" office:value="-1.04514225153879" calcext:value-type="float">
            <text:p>-1.04514225153879</text:p>
          </table:table-cell>
          <table:table-cell office:value-type="float" office:value="0.180791154572694" calcext:value-type="float">
            <text:p>0.180791154572694</text:p>
          </table:table-cell>
          <table:table-cell office:value-type="float" office:value="-0.874197482037333" calcext:value-type="float">
            <text:p>-0.874197482037333</text:p>
          </table:table-cell>
        </table:table-row>
        <table:table-row table:style-name="ro1">
          <table:table-cell/>
          <table:table-cell office:value-type="float" office:value="0.49853372387588" calcext:value-type="float">
            <text:p>0.49853372387588</text:p>
          </table:table-cell>
          <table:table-cell office:value-type="float" office:value="-0.543456305195984" calcext:value-type="float">
            <text:p>-0.543456305195984</text:p>
          </table:table-cell>
          <table:table-cell office:value-type="float" office:value="-0.34500862538946" calcext:value-type="float">
            <text:p>-0.34500862538946</text:p>
          </table:table-cell>
          <table:table-cell office:value-type="float" office:value="0.180785059906686" calcext:value-type="float">
            <text:p>0.180785059906686</text:p>
          </table:table-cell>
          <table:table-cell office:value-type="float" office:value="-0.540101689009957" calcext:value-type="float">
            <text:p>-0.540101689009957</text:p>
          </table:table-cell>
        </table:table-row>
        <table:table-row table:style-name="ro1">
          <table:table-cell/>
          <table:table-cell office:value-type="float" office:value="0.499511240981519" calcext:value-type="float">
            <text:p>0.499511240981519</text:p>
          </table:table-cell>
          <table:table-cell office:value-type="float" office:value="-0.183919508701192" calcext:value-type="float">
            <text:p>-0.183919508701192</text:p>
          </table:table-cell>
          <table:table-cell office:value-type="float" office:value="-0.514804674363342" calcext:value-type="float">
            <text:p>-0.514804674363342</text:p>
          </table:table-cell>
          <table:table-cell office:value-type="float" office:value="0.180780706787252" calcext:value-type="float">
            <text:p>0.180780706787252</text:p>
          </table:table-cell>
          <table:table-cell office:value-type="float" office:value="-0.181821892197479" calcext:value-type="float">
            <text:p>-0.181821892197479</text:p>
          </table:table-cell>
        </table:table-row>
        <table:table-row table:style-name="ro1">
          <table:table-cell/>
          <table:table-cell office:value-type="float" office:value="0.500488758087158" calcext:value-type="float">
            <text:p>0.500488758087158</text:p>
          </table:table-cell>
          <table:table-cell office:value-type="float" office:value="0.183901142500053" calcext:value-type="float">
            <text:p>0.183901142500053</text:p>
          </table:table-cell>
          <table:table-cell table:style-name="ce1" office:value-type="float" office:value="0.0166684475972321" calcext:value-type="float">
            <text:p>1.67E-02</text:p>
          </table:table-cell>
          <table:table-cell office:value-type="float" office:value="0.180778095000956" calcext:value-type="float">
            <text:p>0.180778095000956</text:p>
          </table:table-cell>
          <table:table-cell office:value-type="float" office:value="0.184633967727235" calcext:value-type="float">
            <text:p>0.184633967727235</text:p>
          </table:table-cell>
        </table:table-row>
        <table:table-row table:style-name="ro1">
          <table:table-cell/>
          <table:table-cell office:value-type="float" office:value="0.501466275192797" calcext:value-type="float">
            <text:p>0.501466275192797</text:p>
          </table:table-cell>
          <table:table-cell office:value-type="float" office:value="0.543438765524026" calcext:value-type="float">
            <text:p>0.543438765524026</text:p>
          </table:table-cell>
          <table:table-cell office:value-type="float" office:value="0.702561996727075" calcext:value-type="float">
            <text:p>0.702561996727075</text:p>
          </table:table-cell>
          <table:table-cell office:value-type="float" office:value="0.180777224419747" calcext:value-type="float">
            <text:p>0.180777224419747</text:p>
          </table:table-cell>
          <table:table-cell office:value-type="float" office:value="0.542808837050564" calcext:value-type="float">
            <text:p>0.542808837050564</text:p>
          </table:table-cell>
        </table:table-row>
        <table:table-row table:style-name="ro1">
          <table:table-cell/>
          <table:table-cell office:value-type="float" office:value="0.502443792298436" calcext:value-type="float">
            <text:p>0.502443792298436</text:p>
          </table:table-cell>
          <table:table-cell office:value-type="float" office:value="0.878582298507548" calcext:value-type="float">
            <text:p>0.878582298507548</text:p>
          </table:table-cell>
          <table:table-cell office:value-type="float" office:value="0.917917332756654" calcext:value-type="float">
            <text:p>0.917917332756654</text:p>
          </table:table-cell>
          <table:table-cell/>
          <table:table-cell office:value-type="float" office:value="0.876700107267235" calcext:value-type="float">
            <text:p>0.876700107267235</text:p>
          </table:table-cell>
        </table:table-row>
        <table:table-row table:style-name="ro1">
          <table:table-cell/>
          <table:table-cell office:value-type="float" office:value="0.503421309404075" calcext:value-type="float">
            <text:p>0.503421309404075</text:p>
          </table:table-cell>
          <table:table-cell office:value-type="float" office:value="1.17456144124426" calcext:value-type="float">
            <text:p>1.17456144124426</text:p>
          </table:table-cell>
          <table:table-cell office:value-type="float" office:value="1.1008461890172" calcext:value-type="float">
            <text:p>1.1008461890172</text:p>
          </table:table-cell>
          <table:table-cell/>
          <table:table-cell office:value-type="float" office:value="1.1716365651867" calcext:value-type="float">
            <text:p>1.1716365651867</text:p>
          </table:table-cell>
        </table:table-row>
        <table:table-row table:style-name="ro1">
          <table:table-cell/>
          <table:table-cell office:value-type="float" office:value="0.504398826509714" calcext:value-type="float">
            <text:p>0.504398826509714</text:p>
          </table:table-cell>
          <table:table-cell office:value-type="float" office:value="1.4187529493377" calcext:value-type="float">
            <text:p>1.4187529493377</text:p>
          </table:table-cell>
          <table:table-cell office:value-type="float" office:value="1.74875962957974" calcext:value-type="float">
            <text:p>1.74875962957974</text:p>
          </table:table-cell>
          <table:table-cell/>
          <table:table-cell office:value-type="float" office:value="1.41507740916225" calcext:value-type="float">
            <text:p>1.41507740916225</text:p>
          </table:table-cell>
        </table:table-row>
        <table:table-row table:style-name="ro1">
          <table:table-cell/>
          <table:table-cell office:value-type="float" office:value="0.505376343615353" calcext:value-type="float">
            <text:p>0.505376343615353</text:p>
          </table:table-cell>
          <table:table-cell office:value-type="float" office:value="1.60136107710096" calcext:value-type="float">
            <text:p>1.60136107710096</text:p>
          </table:table-cell>
          <table:table-cell office:value-type="float" office:value="2.02214848570754" calcext:value-type="float">
            <text:p>2.02214848570754</text:p>
          </table:table-cell>
          <table:table-cell/>
          <table:table-cell office:value-type="float" office:value="1.59728664879386" calcext:value-type="float">
            <text:p>1.59728664879386</text:p>
          </table:table-cell>
        </table:table-row>
        <table:table-row table:style-name="ro1">
          <table:table-cell/>
          <table:table-cell office:value-type="float" office:value="0.506353860720992" calcext:value-type="float">
            <text:p>0.506353860720992</text:p>
          </table:table-cell>
          <table:table-cell office:value-type="float" office:value="1.71593247577889" calcext:value-type="float">
            <text:p>1.71593247577889</text:p>
          </table:table-cell>
          <table:table-cell office:value-type="float" office:value="2.1830457821544" calcext:value-type="float">
            <text:p>2.1830457821544</text:p>
          </table:table-cell>
          <table:table-cell/>
          <table:table-cell office:value-type="float" office:value="1.7118436284071" calcext:value-type="float">
            <text:p>1.7118436284071</text:p>
          </table:table-cell>
        </table:table-row>
        <table:table-row table:style-name="ro1">
          <table:table-cell/>
          <table:table-cell office:value-type="float" office:value="0.507331377826631" calcext:value-type="float">
            <text:p>0.507331377826631</text:p>
          </table:table-cell>
          <table:table-cell office:value-type="float" office:value="1.75967573113713" calcext:value-type="float">
            <text:p>1.75967573113713</text:p>
          </table:table-cell>
          <table:table-cell office:value-type="float" office:value="1.7999125557577" calcext:value-type="float">
            <text:p>1.7999125557577</text:p>
          </table:table-cell>
          <table:table-cell/>
          <table:table-cell office:value-type="float" office:value="1.7559601732102" calcext:value-type="float">
            <text:p>1.7559601732102</text:p>
          </table:table-cell>
        </table:table-row>
        <table:table-row table:style-name="ro1">
          <table:table-cell/>
          <table:table-cell office:value-type="float" office:value="0.50830889493227" calcext:value-type="float">
            <text:p>0.50830889493227</text:p>
          </table:table-cell>
          <table:table-cell office:value-type="float" office:value="1.73356737583713" calcext:value-type="float">
            <text:p>1.73356737583713</text:p>
          </table:table-cell>
          <table:table-cell office:value-type="float" office:value="1.96862846091236" calcext:value-type="float">
            <text:p>1.96862846091236</text:p>
          </table:table-cell>
          <table:table-cell/>
          <table:table-cell office:value-type="float" office:value="1.73058636733202" calcext:value-type="float">
            <text:p>1.73058636733202</text:p>
          </table:table-cell>
        </table:table-row>
        <table:table-row table:style-name="ro1">
          <table:table-cell/>
          <table:table-cell office:value-type="float" office:value="0.509286412037909" calcext:value-type="float">
            <text:p>0.509286412037909</text:p>
          </table:table-cell>
          <table:table-cell office:value-type="float" office:value="1.64223893880226" calcext:value-type="float">
            <text:p>1.64223893880226</text:p>
          </table:table-cell>
          <table:table-cell office:value-type="float" office:value="2.10479747830154" calcext:value-type="float">
            <text:p>2.10479747830154</text:p>
          </table:table-cell>
          <table:table-cell/>
          <table:table-cell office:value-type="float" office:value="1.64029954625341" calcext:value-type="float">
            <text:p>1.64029954625341</text:p>
          </table:table-cell>
        </table:table-row>
        <table:table-row table:style-name="ro1">
          <table:table-cell/>
          <table:table-cell office:value-type="float" office:value="0.510263929143548" calcext:value-type="float">
            <text:p>0.510263929143548</text:p>
          </table:table-cell>
          <table:table-cell office:value-type="float" office:value="1.49365263313322" calcext:value-type="float">
            <text:p>1.49365263313322</text:p>
          </table:table-cell>
          <table:table-cell office:value-type="float" office:value="1.53926054892242" calcext:value-type="float">
            <text:p>1.53926054892242</text:p>
          </table:table-cell>
          <table:table-cell/>
          <table:table-cell office:value-type="float" office:value="1.49298397028914" calcext:value-type="float">
            <text:p>1.49298397028914</text:p>
          </table:table-cell>
        </table:table-row>
        <table:table-row table:style-name="ro1">
          <table:table-cell/>
          <table:table-cell office:value-type="float" office:value="0.511241446249187" calcext:value-type="float">
            <text:p>0.511241446249187</text:p>
          </table:table-cell>
          <table:table-cell office:value-type="float" office:value="1.29858585464494" calcext:value-type="float">
            <text:p>1.29858585464494</text:p>
          </table:table-cell>
          <table:table-cell office:value-type="float" office:value="1.00764119119561" calcext:value-type="float">
            <text:p>1.00764119119561</text:p>
          </table:table-cell>
          <table:table-cell/>
          <table:table-cell office:value-type="float" office:value="1.29932107015794" calcext:value-type="float">
            <text:p>1.29932107015794</text:p>
          </table:table-cell>
        </table:table-row>
        <table:table-row table:style-name="ro1">
          <table:table-cell table:style-name="ce1"/>
          <table:table-cell office:value-type="float" office:value="0.512218963354826" calcext:value-type="float">
            <text:p>0.512218963354826</text:p>
          </table:table-cell>
          <table:table-cell office:value-type="float" office:value="1.06995601170936" calcext:value-type="float">
            <text:p>1.06995601170936</text:p>
          </table:table-cell>
          <table:table-cell office:value-type="float" office:value="1.25503792681596" calcext:value-type="float">
            <text:p>1.25503792681596</text:p>
          </table:table-cell>
          <table:table-cell/>
          <table:table-cell office:value-type="float" office:value="1.07212137744046" calcext:value-type="float">
            <text:p>1.07212137744046</text:p>
          </table:table-cell>
        </table:table-row>
        <table:table-row table:style-name="ro1">
          <table:table-cell table:style-name="ce1"/>
          <table:table-cell office:value-type="float" office:value="0.513196480460465" calcext:value-type="float">
            <text:p>0.513196480460465</text:p>
          </table:table-cell>
          <table:table-cell office:value-type="float" office:value="0.822026654272536" calcext:value-type="float">
            <text:p>0.822026654272536</text:p>
          </table:table-cell>
          <table:table-cell office:value-type="float" office:value="0.892378913588058" calcext:value-type="float">
            <text:p>0.892378913588058</text:p>
          </table:table-cell>
          <table:table-cell/>
          <table:table-cell office:value-type="float" office:value="0.825538601249162" calcext:value-type="float">
            <text:p>0.825538601249162</text:p>
          </table:table-cell>
        </table:table-row>
        <table:table-row table:style-name="ro1">
          <table:table-cell/>
          <table:table-cell office:value-type="float" office:value="0.514173997566104" calcext:value-type="float">
            <text:p>0.514173997566104</text:p>
          </table:table-cell>
          <table:table-cell office:value-type="float" office:value="0.569542850464197" calcext:value-type="float">
            <text:p>0.569542850464197</text:p>
          </table:table-cell>
          <table:table-cell office:value-type="float" office:value="0.803367214548514" calcext:value-type="float">
            <text:p>0.803367214548514</text:p>
          </table:table-cell>
          <table:table-cell/>
          <table:table-cell office:value-type="float" office:value="0.574213229508184" calcext:value-type="float">
            <text:p>0.574213229508184</text:p>
          </table:table-cell>
        </table:table-row>
        <table:table-row table:style-name="ro1">
          <table:table-cell/>
          <table:table-cell office:value-type="float" office:value="0.515151514671743" calcext:value-type="float">
            <text:p>0.515151514671743</text:p>
          </table:table-cell>
          <table:table-cell office:value-type="float" office:value="0.326847856147615" calcext:value-type="float">
            <text:p>0.326847856147615</text:p>
          </table:table-cell>
          <table:table-cell table:style-name="ce1" office:value-type="float" office:value="-0.0502018724048363" calcext:value-type="float">
            <text:p>-5.02E-02</text:p>
          </table:table-cell>
          <table:table-cell/>
          <table:table-cell office:value-type="float" office:value="0.332397106478659" calcext:value-type="float">
            <text:p>0.332397106478659</text:p>
          </table:table-cell>
        </table:table-row>
        <table:table-row table:style-name="ro1">
          <table:table-cell/>
          <table:table-cell office:value-type="float" office:value="0.516129031777382" calcext:value-type="float">
            <text:p>0.516129031777382</text:p>
          </table:table-cell>
          <table:table-cell table:style-name="ce1" office:value-type="float" office:value="0.1070340923249" calcext:value-type="float">
            <text:p>1.07E-01</text:p>
          </table:table-cell>
          <table:table-cell table:style-name="ce1" office:value-type="float" office:value="-0.0463616873567918" calcext:value-type="float">
            <text:p>-4.64E-02</text:p>
          </table:table-cell>
          <table:table-cell/>
          <table:table-cell office:value-type="float" office:value="0.113111425697947" calcext:value-type="float">
            <text:p>0.113111425697947</text:p>
          </table:table-cell>
        </table:table-row>
        <table:table-row table:style-name="ro1">
          <table:table-cell/>
          <table:table-cell office:value-type="float" office:value="0.517106548883021" calcext:value-type="float">
            <text:p>0.517106548883021</text:p>
          </table:table-cell>
          <table:table-cell table:style-name="ce1" office:value-type="float" office:value="-0.0788207683912824" calcext:value-type="float">
            <text:p>-7.88E-02</text:p>
          </table:table-cell>
          <table:table-cell office:value-type="float" office:value="0.208458590635875" calcext:value-type="float">
            <text:p>0.208458590635875</text:p>
          </table:table-cell>
          <table:table-cell/>
          <table:table-cell table:style-name="ce1" office:value-type="float" office:value="-0.0726115775658408" calcext:value-type="float">
            <text:p>-7.26E-02</text:p>
          </table:table-cell>
        </table:table-row>
        <table:table-row table:style-name="ro1">
          <table:table-cell/>
          <table:table-cell office:value-type="float" office:value="0.51808406598866" calcext:value-type="float">
            <text:p>0.51808406598866</text:p>
          </table:table-cell>
          <table:table-cell office:value-type="float" office:value="-0.222287066752206" calcext:value-type="float">
            <text:p>-0.222287066752206</text:p>
          </table:table-cell>
          <table:table-cell office:value-type="float" office:value="-0.227547318190043" calcext:value-type="float">
            <text:p>-0.227547318190043</text:p>
          </table:table-cell>
          <table:table-cell/>
          <table:table-cell office:value-type="float" office:value="-0.216358116449331" calcext:value-type="float">
            <text:p>-0.216358116449331</text:p>
          </table:table-cell>
        </table:table-row>
        <table:table-row table:style-name="ro1">
          <table:table-cell/>
          <table:table-cell office:value-type="float" office:value="0.519061583094299" calcext:value-type="float">
            <text:p>0.519061583094299</text:p>
          </table:table-cell>
          <table:table-cell table:style-name="ce1" office:value-type="float" office:value="-0.318048225289267" calcext:value-type="float">
            <text:p>-3.18E-01</text:p>
          </table:table-cell>
          <table:table-cell table:style-name="ce1" office:value-type="float" office:value="0.00957514963292638" calcext:value-type="float">
            <text:p>9.58E-03</text:p>
          </table:table-cell>
          <table:table-cell/>
          <table:table-cell office:value-type="float" office:value="-0.312796272774103" calcext:value-type="float">
            <text:p>-0.312796272774103</text:p>
          </table:table-cell>
        </table:table-row>
        <table:table-row table:style-name="ro1">
          <table:table-cell/>
          <table:table-cell office:value-type="float" office:value="0.520039100199938" calcext:value-type="float">
            <text:p>0.520039100199938</text:p>
          </table:table-cell>
          <table:table-cell office:value-type="float" office:value="-0.364170311297258" calcext:value-type="float">
            <text:p>-0.364170311297258</text:p>
          </table:table-cell>
          <table:table-cell office:value-type="float" office:value="-0.773618817283331" calcext:value-type="float">
            <text:p>-0.773618817283331</text:p>
          </table:table-cell>
          <table:table-cell/>
          <table:table-cell office:value-type="float" office:value="-0.359946186110061" calcext:value-type="float">
            <text:p>-0.359946186110061</text:p>
          </table:table-cell>
        </table:table-row>
        <table:table-row table:style-name="ro1">
          <table:table-cell/>
          <table:table-cell office:value-type="float" office:value="0.521016617305577" calcext:value-type="float">
            <text:p>0.521016617305577</text:p>
          </table:table-cell>
          <table:table-cell table:style-name="ce1" office:value-type="float" office:value="-0.36216065530122" calcext:value-type="float">
            <text:p>-3.62E-01</text:p>
          </table:table-cell>
          <table:table-cell table:style-name="ce1" office:value-type="float" office:value="-0.00497384338987017" calcext:value-type="float">
            <text:p>-4.97E-03</text:p>
          </table:table-cell>
          <table:table-cell/>
          <table:table-cell office:value-type="float" office:value="-0.359241560079628" calcext:value-type="float">
            <text:p>-0.359241560079628</text:p>
          </table:table-cell>
        </table:table-row>
        <table:table-row table:style-name="ro1">
          <table:table-cell/>
          <table:table-cell office:value-type="float" office:value="0.521994134411216" calcext:value-type="float">
            <text:p>0.521994134411216</text:p>
          </table:table-cell>
          <table:table-cell office:value-type="float" office:value="-0.316812871602693" calcext:value-type="float">
            <text:p>-0.316812871602693</text:p>
          </table:table-cell>
          <table:table-cell office:value-type="float" office:value="-0.504674317180613" calcext:value-type="float">
            <text:p>-0.504674317180613</text:p>
          </table:table-cell>
          <table:table-cell/>
          <table:table-cell office:value-type="float" office:value="-0.315379659132217" calcext:value-type="float">
            <text:p>-0.315379659132217</text:p>
          </table:table-cell>
        </table:table-row>
        <table:table-row table:style-name="ro1">
          <table:table-cell/>
          <table:table-cell office:value-type="float" office:value="0.522971651516855" calcext:value-type="float">
            <text:p>0.522971651516855</text:p>
          </table:table-cell>
          <table:table-cell office:value-type="float" office:value="-0.235848559465089" calcext:value-type="float">
            <text:p>-0.235848559465089</text:p>
          </table:table-cell>
          <table:table-cell office:value-type="float" office:value="-0.347009740213089" calcext:value-type="float">
            <text:p>-0.347009740213089</text:p>
          </table:table-cell>
          <table:table-cell/>
          <table:table-cell office:value-type="float" office:value="-0.235969750288195" calcext:value-type="float">
            <text:p>-0.235969750288195</text:p>
          </table:table-cell>
        </table:table-row>
        <table:table-row table:style-name="ro1">
          <table:table-cell/>
          <table:table-cell office:value-type="float" office:value="0.523949168622494" calcext:value-type="float">
            <text:p>0.523949168622494</text:p>
          </table:table-cell>
          <table:table-cell office:value-type="float" office:value="-0.129378263551677" calcext:value-type="float">
            <text:p>-0.129378263551677</text:p>
          </table:table-cell>
          <table:table-cell office:value-type="float" office:value="-0.232774777651097" calcext:value-type="float">
            <text:p>-0.232774777651097</text:p>
          </table:table-cell>
          <table:table-cell/>
          <table:table-cell office:value-type="float" office:value="-0.131002114478813" calcext:value-type="float">
            <text:p>-0.131002114478813</text:p>
          </table:table-cell>
        </table:table-row>
        <table:table-row table:style-name="ro1">
          <table:table-cell/>
          <table:table-cell office:value-type="float" office:value="0.524926685728133" calcext:value-type="float">
            <text:p>0.524926685728133</text:p>
          </table:table-cell>
          <table:table-cell table:style-name="ce1" office:value-type="float" office:value="-0.00921520035102785" calcext:value-type="float">
            <text:p>-9.22E-03</text:p>
          </table:table-cell>
          <table:table-cell office:value-type="float" office:value="-0.124004767427217" calcext:value-type="float">
            <text:p>-0.124004767427217</text:p>
          </table:table-cell>
          <table:table-cell/>
          <table:table-cell table:style-name="ce1" office:value-type="float" office:value="-0.0121705803016083" calcext:value-type="float">
            <text:p>-1.22E-02</text:p>
          </table:table-cell>
        </table:table-row>
        <table:table-row table:style-name="ro1">
          <table:table-cell/>
          <table:table-cell office:value-type="float" office:value="0.525904202833772" calcext:value-type="float">
            <text:p>0.525904202833772</text:p>
          </table:table-cell>
          <table:table-cell office:value-type="float" office:value="0.111915843879803" calcext:value-type="float">
            <text:p>0.111915843879803</text:p>
          </table:table-cell>
          <table:table-cell table:style-name="ce1" office:value-type="float" office:value="0.0686204989924522" calcext:value-type="float">
            <text:p>6.86E-02</text:p>
          </table:table-cell>
          <table:table-cell/>
          <table:table-cell office:value-type="float" office:value="0.107909630852165" calcext:value-type="float">
            <text:p>0.107909630852165</text:p>
          </table:table-cell>
        </table:table-row>
        <table:table-row table:style-name="ro1">
          <table:table-cell/>
          <table:table-cell office:value-type="float" office:value="0.526881719939411" calcext:value-type="float">
            <text:p>0.526881719939411</text:p>
          </table:table-cell>
          <table:table-cell office:value-type="float" office:value="0.221225703919111" calcext:value-type="float">
            <text:p>0.221225703919111</text:p>
          </table:table-cell>
          <table:table-cell office:value-type="float" office:value="0.500346370464579" calcext:value-type="float">
            <text:p>0.500346370464579</text:p>
          </table:table-cell>
          <table:table-cell/>
          <table:table-cell office:value-type="float" office:value="0.216540645728097" calcext:value-type="float">
            <text:p>0.216540645728097</text:p>
          </table:table-cell>
        </table:table-row>
        <table:table-row table:style-name="ro1">
          <table:table-cell/>
          <table:table-cell office:value-type="float" office:value="0.52785923704505" calcext:value-type="float">
            <text:p>0.52785923704505</text:p>
          </table:table-cell>
          <table:table-cell office:value-type="float" office:value="0.306711986762144" calcext:value-type="float">
            <text:p>0.306711986762144</text:p>
          </table:table-cell>
          <table:table-cell office:value-type="float" office:value="0.559452355466888" calcext:value-type="float">
            <text:p>0.559452355466888</text:p>
          </table:table-cell>
          <table:table-cell/>
          <table:table-cell office:value-type="float" office:value="0.301785751543754" calcext:value-type="float">
            <text:p>0.301785751543754</text:p>
          </table:table-cell>
        </table:table-row>
        <table:table-row table:style-name="ro1">
          <table:table-cell/>
          <table:table-cell office:value-type="float" office:value="0.528836754150689" calcext:value-type="float">
            <text:p>0.528836754150689</text:p>
          </table:table-cell>
          <table:table-cell table:style-name="ce1" office:value-type="float" office:value="0.357961815555458" calcext:value-type="float">
            <text:p>3.58E-01</text:p>
          </table:table-cell>
          <table:table-cell office:value-type="float" office:value="0.807756127904286" calcext:value-type="float">
            <text:p>0.807756127904286</text:p>
          </table:table-cell>
          <table:table-cell/>
          <table:table-cell office:value-type="float" office:value="0.353266459341034" calcext:value-type="float">
            <text:p>0.353266459341034</text:p>
          </table:table-cell>
        </table:table-row>
        <table:table-row table:style-name="ro1">
          <table:table-cell/>
          <table:table-cell office:value-type="float" office:value="0.529814271256328" calcext:value-type="float">
            <text:p>0.529814271256328</text:p>
          </table:table-cell>
          <table:table-cell office:value-type="float" office:value="0.366856723170219" calcext:value-type="float">
            <text:p>0.366856723170219</text:p>
          </table:table-cell>
          <table:table-cell office:value-type="float" office:value="0.228064984488119" calcext:value-type="float">
            <text:p>0.228064984488119</text:p>
          </table:table-cell>
          <table:table-cell/>
          <table:table-cell office:value-type="float" office:value="0.362863816935316" calcext:value-type="float">
            <text:p>0.362863816935316</text:p>
          </table:table-cell>
        </table:table-row>
        <table:table-row table:style-name="ro1">
          <table:table-cell/>
          <table:table-cell office:value-type="float" office:value="0.530791788361967" calcext:value-type="float">
            <text:p>0.530791788361967</text:p>
          </table:table-cell>
          <table:table-cell office:value-type="float" office:value="0.328136164688281" calcext:value-type="float">
            <text:p>0.328136164688281</text:p>
          </table:table-cell>
          <table:table-cell office:value-type="float" office:value="-0.155757272916578" calcext:value-type="float">
            <text:p>-0.155757272916578</text:p>
          </table:table-cell>
          <table:table-cell/>
          <table:table-cell office:value-type="float" office:value="0.325280744492139" calcext:value-type="float">
            <text:p>0.325280744492139</text:p>
          </table:table-cell>
        </table:table-row>
        <table:table-row table:style-name="ro1">
          <table:table-cell/>
          <table:table-cell office:value-type="float" office:value="0.531769305467606" calcext:value-type="float">
            <text:p>0.531769305467606</text:p>
          </table:table-cell>
          <table:table-cell office:value-type="float" office:value="0.239784662730478" calcext:value-type="float">
            <text:p>0.239784662730478</text:p>
          </table:table-cell>
          <table:table-cell office:value-type="float" office:value="0.644506879223642" calcext:value-type="float">
            <text:p>0.644506879223642</text:p>
          </table:table-cell>
          <table:table-cell/>
          <table:table-cell office:value-type="float" office:value="0.238430549058695" calcext:value-type="float">
            <text:p>0.238430549058695</text:p>
          </table:table-cell>
        </table:table-row>
        <table:table-row table:style-name="ro1">
          <table:table-cell/>
          <table:table-cell office:value-type="float" office:value="0.532746822573245" calcext:value-type="float">
            <text:p>0.532746822573245</text:p>
          </table:table-cell>
          <table:table-cell table:style-name="ce1" office:value-type="float" office:value="0.103218262523444" calcext:value-type="float">
            <text:p>1.03E-01</text:p>
          </table:table-cell>
          <table:table-cell office:value-type="float" office:value="0.257801890645024" calcext:value-type="float">
            <text:p>0.257801890645024</text:p>
          </table:table-cell>
          <table:table-cell/>
          <table:table-cell office:value-type="float" office:value="0.103627263243291" calcext:value-type="float">
            <text:p>0.103627263243291</text:p>
          </table:table-cell>
        </table:table-row>
        <table:table-row table:style-name="ro1">
          <table:table-cell/>
          <table:table-cell office:value-type="float" office:value="0.533724339678884" calcext:value-type="float">
            <text:p>0.533724339678884</text:p>
          </table:table-cell>
          <table:table-cell table:style-name="ce1" office:value-type="float" office:value="-0.0767418865521028" calcext:value-type="float">
            <text:p>-7.67E-02</text:p>
          </table:table-cell>
          <table:table-cell table:style-name="ce1" office:value-type="float" office:value="0.0960331492584959" calcext:value-type="float">
            <text:p>9.60E-02</text:p>
          </table:table-cell>
          <table:table-cell/>
          <table:table-cell table:style-name="ce1" office:value-type="float" office:value="-0.0744345820650417" calcext:value-type="float">
            <text:p>-7.44E-02</text:p>
          </table:table-cell>
        </table:table-row>
        <table:table-row table:style-name="ro1">
          <table:table-cell/>
          <table:table-cell office:value-type="float" office:value="0.534701856784523" calcext:value-type="float">
            <text:p>0.534701856784523</text:p>
          </table:table-cell>
          <table:table-cell office:value-type="float" office:value="-0.292108119829922" calcext:value-type="float">
            <text:p>-0.292108119829922</text:p>
          </table:table-cell>
          <table:table-cell office:value-type="float" office:value="-0.716475906946717" calcext:value-type="float">
            <text:p>-0.716475906946717</text:p>
          </table:table-cell>
          <table:table-cell/>
          <table:table-cell office:value-type="float" office:value="-0.287910418948226" calcext:value-type="float">
            <text:p>-0.287910418948226</text:p>
          </table:table-cell>
        </table:table-row>
        <table:table-row table:style-name="ro1">
          <table:table-cell/>
          <table:table-cell office:value-type="float" office:value="0.535679373890162" calcext:value-type="float">
            <text:p>0.535679373890162</text:p>
          </table:table-cell>
          <table:table-cell table:style-name="ce1" office:value-type="float" office:value="-0.532163456093561" calcext:value-type="float">
            <text:p>-5.32E-01</text:p>
          </table:table-cell>
          <table:table-cell office:value-type="float" office:value="-0.870273565064859" calcext:value-type="float">
            <text:p>-0.870273565064859</text:p>
          </table:table-cell>
          <table:table-cell/>
          <table:table-cell office:value-type="float" office:value="-0.526233290253809" calcext:value-type="float">
            <text:p>-0.526233290253809</text:p>
          </table:table-cell>
        </table:table-row>
        <table:table-row table:style-name="ro1">
          <table:table-cell/>
          <table:table-cell office:value-type="float" office:value="0.5366568909958" calcext:value-type="float">
            <text:p>0.5366568909958</text:p>
          </table:table-cell>
          <table:table-cell office:value-type="float" office:value="-0.784071790978193" calcext:value-type="float">
            <text:p>-0.784071790978193</text:p>
          </table:table-cell>
          <table:table-cell office:value-type="float" office:value="-0.6915648144766" calcext:value-type="float">
            <text:p>-0.6915648144766</text:p>
          </table:table-cell>
          <table:table-cell/>
          <table:table-cell office:value-type="float" office:value="-0.776713691575885" calcext:value-type="float">
            <text:p>-0.776713691575885</text:p>
          </table:table-cell>
        </table:table-row>
        <table:table-row table:style-name="ro1">
          <table:table-cell table:style-name="ce1"/>
          <table:table-cell office:value-type="float" office:value="0.537634408101439" calcext:value-type="float">
            <text:p>0.537634408101439</text:p>
          </table:table-cell>
          <table:table-cell office:value-type="float" office:value="-1.03362494383511" calcext:value-type="float">
            <text:p>-1.03362494383511</text:p>
          </table:table-cell>
          <table:table-cell office:value-type="float" office:value="-1.14735068903189" calcext:value-type="float">
            <text:p>-1.14735068903189</text:p>
          </table:table-cell>
          <table:table-cell/>
          <table:table-cell office:value-type="float" office:value="-1.02527615849334" calcext:value-type="float">
            <text:p>-1.02527615849334</text:p>
          </table:table-cell>
        </table:table-row>
        <table:table-row table:style-name="ro1">
          <table:table-cell/>
          <table:table-cell office:value-type="float" office:value="0.538611925207078" calcext:value-type="float">
            <text:p>0.538611925207078</text:p>
          </table:table-cell>
          <table:table-cell office:value-type="float" office:value="-1.2660820536947" calcext:value-type="float">
            <text:p>-1.2660820536947</text:p>
          </table:table-cell>
          <table:table-cell office:value-type="float" office:value="-1.19457192754245" calcext:value-type="float">
            <text:p>-1.19457192754245</text:p>
          </table:table-cell>
          <table:table-cell/>
          <table:table-cell office:value-type="float" office:value="-1.25728881070226" calcext:value-type="float">
            <text:p>-1.25728881070226</text:p>
          </table:table-cell>
        </table:table-row>
        <table:table-row table:style-name="ro1">
          <table:table-cell/>
          <table:table-cell office:value-type="float" office:value="0.539589442312717" calcext:value-type="float">
            <text:p>0.539589442312717</text:p>
          </table:table-cell>
          <table:table-cell office:value-type="float" office:value="-1.46705112406518" calcext:value-type="float">
            <text:p>-1.46705112406518</text:p>
          </table:table-cell>
          <table:table-cell office:value-type="float" office:value="-1.44696837919902" calcext:value-type="float">
            <text:p>-1.44696837919902</text:p>
          </table:table-cell>
          <table:table-cell/>
          <table:table-cell office:value-type="float" office:value="-1.45843634438243" calcext:value-type="float">
            <text:p>-1.45843634438243</text:p>
          </table:table-cell>
        </table:table-row>
        <table:table-row table:style-name="ro1">
          <table:table-cell/>
          <table:table-cell office:value-type="float" office:value="0.540566959418356" calcext:value-type="float">
            <text:p>0.540566959418356</text:p>
          </table:table-cell>
          <table:table-cell office:value-type="float" office:value="-1.62335983198999" calcext:value-type="float">
            <text:p>-1.62335983198999</text:p>
          </table:table-cell>
          <table:table-cell office:value-type="float" office:value="-1.55128063372885" calcext:value-type="float">
            <text:p>-1.55128063372885</text:p>
          </table:table-cell>
          <table:table-cell/>
          <table:table-cell office:value-type="float" office:value="-1.6155842080757" calcext:value-type="float">
            <text:p>-1.6155842080757</text:p>
          </table:table-cell>
        </table:table-row>
        <table:table-row table:style-name="ro1">
          <table:table-cell/>
          <table:table-cell office:value-type="float" office:value="0.541544476523995" calcext:value-type="float">
            <text:p>0.541544476523995</text:p>
          </table:table-cell>
          <table:table-cell office:value-type="float" office:value="-1.72386320756949" calcext:value-type="float">
            <text:p>-1.72386320756949</text:p>
          </table:table-cell>
          <table:table-cell office:value-type="float" office:value="-1.24628471841576" calcext:value-type="float">
            <text:p>-1.24628471841576</text:p>
          </table:table-cell>
          <table:table-cell/>
          <table:table-cell office:value-type="float" office:value="-1.71758207300124" calcext:value-type="float">
            <text:p>-1.71758207300124</text:p>
          </table:table-cell>
        </table:table-row>
        <table:table-row table:style-name="ro1">
          <table:table-cell/>
          <table:table-cell office:value-type="float" office:value="0.542521993629634" calcext:value-type="float">
            <text:p>0.542521993629634</text:p>
          </table:table-cell>
          <table:table-cell office:value-type="float" office:value="-1.76013942887721" calcext:value-type="float">
            <text:p>-1.76013942887721</text:p>
          </table:table-cell>
          <table:table-cell office:value-type="float" office:value="-1.49312588456912" calcext:value-type="float">
            <text:p>-1.49312588456912</text:p>
          </table:table-cell>
          <table:table-cell/>
          <table:table-cell office:value-type="float" office:value="-1.75595819587389" calcext:value-type="float">
            <text:p>-1.75595819587389</text:p>
          </table:table-cell>
        </table:table-row>
        <table:table-row table:style-name="ro1">
          <table:table-cell/>
          <table:table-cell office:value-type="float" office:value="0.543499510735273" calcext:value-type="float">
            <text:p>0.543499510735273</text:p>
          </table:table-cell>
          <table:table-cell office:value-type="float" office:value="-1.72703154764523" calcext:value-type="float">
            <text:p>-1.72703154764523</text:p>
          </table:table-cell>
          <table:table-cell office:value-type="float" office:value="-1.37608605149105" calcext:value-type="float">
            <text:p>-1.37608605149105</text:p>
          </table:table-cell>
          <table:table-cell/>
          <table:table-cell office:value-type="float" office:value="-1.72546266419168" calcext:value-type="float">
            <text:p>-1.72546266419168</text:p>
          </table:table-cell>
        </table:table-row>
        <table:table-row table:style-name="ro1">
          <table:table-cell/>
          <table:table-cell office:value-type="float" office:value="0.544477027840912" calcext:value-type="float">
            <text:p>0.544477027840912</text:p>
          </table:table-cell>
          <table:table-cell office:value-type="float" office:value="-1.6230020709163" calcext:value-type="float">
            <text:p>-1.6230020709163</text:p>
          </table:table-cell>
          <table:table-cell office:value-type="float" office:value="-1.89417870087219" calcext:value-type="float">
            <text:p>-1.89417870087219</text:p>
          </table:table-cell>
          <table:table-cell/>
          <table:table-cell office:value-type="float" office:value="-1.62442642972657" calcext:value-type="float">
            <text:p>-1.62442642972657</text:p>
          </table:table-cell>
        </table:table-row>
        <table:table-row table:style-name="ro1">
          <table:table-cell/>
          <table:table-cell office:value-type="float" office:value="0.545454544946551" calcext:value-type="float">
            <text:p>0.545454544946551</text:p>
          </table:table-cell>
          <table:table-cell office:value-type="float" office:value="-1.4502784281284" calcext:value-type="float">
            <text:p>-1.4502784281284</text:p>
          </table:table-cell>
          <table:table-cell office:value-type="float" office:value="-0.988636289124055" calcext:value-type="float">
            <text:p>-0.988636289124055</text:p>
          </table:table-cell>
          <table:table-cell/>
          <table:table-cell office:value-type="float" office:value="-1.45491394333119" calcext:value-type="float">
            <text:p>-1.45491394333119</text:p>
          </table:table-cell>
        </table:table-row>
        <table:table-row table:style-name="ro1">
          <table:table-cell/>
          <table:table-cell office:value-type="float" office:value="0.54643206205219" calcext:value-type="float">
            <text:p>0.54643206205219</text:p>
          </table:table-cell>
          <table:table-cell office:value-type="float" office:value="-1.2147797869821" calcext:value-type="float">
            <text:p>-1.2147797869821</text:p>
          </table:table-cell>
          <table:table-cell office:value-type="float" office:value="-1.40640395006772" calcext:value-type="float">
            <text:p>-1.40640395006772</text:p>
          </table:table-cell>
          <table:table-cell/>
          <table:table-cell office:value-type="float" office:value="-1.22265945141772" calcext:value-type="float">
            <text:p>-1.22265945141772</text:p>
          </table:table-cell>
        </table:table-row>
        <table:table-row table:style-name="ro1">
          <table:table-cell/>
          <table:table-cell office:value-type="float" office:value="0.547409579157829" calcext:value-type="float">
            <text:p>0.547409579157829</text:p>
          </table:table-cell>
          <table:table-cell office:value-type="float" office:value="-0.925828700107078" calcext:value-type="float">
            <text:p>-0.925828700107078</text:p>
          </table:table-cell>
          <table:table-cell office:value-type="float" office:value="-1.16212755903343" calcext:value-type="float">
            <text:p>-1.16212755903343</text:p>
          </table:table-cell>
          <table:table-cell/>
          <table:table-cell office:value-type="float" office:value="-0.936789869363459" calcext:value-type="float">
            <text:p>-0.936789869363459</text:p>
          </table:table-cell>
        </table:table-row>
        <table:table-row table:style-name="ro1">
          <table:table-cell/>
          <table:table-cell office:value-type="float" office:value="0.548387096263468" calcext:value-type="float">
            <text:p>0.548387096263468</text:p>
          </table:table-cell>
          <table:table-cell office:value-type="float" office:value="-0.595663887861629" calcext:value-type="float">
            <text:p>-0.595663887861629</text:p>
          </table:table-cell>
          <table:table-cell office:value-type="float" office:value="-0.552860844297659" calcext:value-type="float">
            <text:p>-0.552860844297659</text:p>
          </table:table-cell>
          <table:table-cell/>
          <table:table-cell office:value-type="float" office:value="-0.609349840845509" calcext:value-type="float">
            <text:p>-0.609349840845509</text:p>
          </table:table-cell>
        </table:table-row>
        <table:table-row table:style-name="ro1">
          <table:table-cell/>
          <table:table-cell office:value-type="float" office:value="0.549364613369107" calcext:value-type="float">
            <text:p>0.549364613369107</text:p>
          </table:table-cell>
          <table:table-cell office:value-type="float" office:value="-0.238782321955253" calcext:value-type="float">
            <text:p>-0.238782321955253</text:p>
          </table:table-cell>
          <table:table-cell office:value-type="float" office:value="-0.508659742898288" calcext:value-type="float">
            <text:p>-0.508659742898288</text:p>
          </table:table-cell>
          <table:table-cell/>
          <table:table-cell office:value-type="float" office:value="-0.2546563653499" calcext:value-type="float">
            <text:p>-0.2546563653499</text:p>
          </table:table-cell>
        </table:table-row>
        <table:table-row table:style-name="ro1">
          <table:table-cell/>
          <table:table-cell office:value-type="float" office:value="0.550342130474746" calcext:value-type="float">
            <text:p>0.550342130474746</text:p>
          </table:table-cell>
          <table:table-cell office:value-type="float" office:value="0.128851040966623" calcext:value-type="float">
            <text:p>0.128851040966623</text:p>
          </table:table-cell>
          <table:table-cell office:value-type="float" office:value="0.346586140110661" calcext:value-type="float">
            <text:p>0.346586140110661</text:p>
          </table:table-cell>
          <table:table-cell/>
          <table:table-cell office:value-type="float" office:value="0.111479475567708" calcext:value-type="float">
            <text:p>0.111479475567708</text:p>
          </table:table-cell>
        </table:table-row>
        <table:table-row table:style-name="ro1">
          <table:table-cell/>
          <table:table-cell office:value-type="float" office:value="0.551319647580385" calcext:value-type="float">
            <text:p>0.551319647580385</text:p>
          </table:table-cell>
          <table:table-cell office:value-type="float" office:value="0.490679627708608" calcext:value-type="float">
            <text:p>0.490679627708608</text:p>
          </table:table-cell>
          <table:table-cell office:value-type="float" office:value="0.955870606914253" calcext:value-type="float">
            <text:p>0.955870606914253</text:p>
          </table:table-cell>
          <table:table-cell/>
          <table:table-cell office:value-type="float" office:value="0.472618246530659" calcext:value-type="float">
            <text:p>0.472618246530659</text:p>
          </table:table-cell>
        </table:table-row>
        <table:table-row table:style-name="ro1">
          <table:table-cell/>
          <table:table-cell office:value-type="float" office:value="0.552297164686024" calcext:value-type="float">
            <text:p>0.552297164686024</text:p>
          </table:table-cell>
          <table:table-cell office:value-type="float" office:value="0.830466331029922" calcext:value-type="float">
            <text:p>0.830466331029922</text:p>
          </table:table-cell>
          <table:table-cell office:value-type="float" office:value="0.93880941989388" calcext:value-type="float">
            <text:p>0.93880941989388</text:p>
          </table:table-cell>
          <table:table-cell/>
          <table:table-cell office:value-type="float" office:value="0.812594684097412" calcext:value-type="float">
            <text:p>0.812594684097412</text:p>
          </table:table-cell>
        </table:table-row>
        <table:table-row table:style-name="ro1">
          <table:table-cell/>
          <table:table-cell office:value-type="float" office:value="0.553274681791663" calcext:value-type="float">
            <text:p>0.553274681791663</text:p>
          </table:table-cell>
          <table:table-cell office:value-type="float" office:value="1.13318584596851" calcext:value-type="float">
            <text:p>1.13318584596851</text:p>
          </table:table-cell>
          <table:table-cell office:value-type="float" office:value="1.20625031929132" calcext:value-type="float">
            <text:p>1.20625031929132</text:p>
          </table:table-cell>
          <table:table-cell/>
          <table:table-cell office:value-type="float" office:value="1.11640417047492" calcext:value-type="float">
            <text:p>1.11640417047492</text:p>
          </table:table-cell>
        </table:table-row>
        <table:table-row table:style-name="ro1">
          <table:table-cell/>
          <table:table-cell office:value-type="float" office:value="0.554252198897302" calcext:value-type="float">
            <text:p>0.554252198897302</text:p>
          </table:table-cell>
          <table:table-cell office:value-type="float" office:value="1.38584591885556" calcext:value-type="float">
            <text:p>1.38584591885556</text:p>
          </table:table-cell>
          <table:table-cell office:value-type="float" office:value="1.52876941721809" calcext:value-type="float">
            <text:p>1.52876941721809</text:p>
          </table:table-cell>
          <table:table-cell/>
          <table:table-cell office:value-type="float" office:value="1.37102126202568" calcext:value-type="float">
            <text:p>1.37102126202568</text:p>
          </table:table-cell>
        </table:table-row>
        <table:table-row table:style-name="ro1">
          <table:table-cell/>
          <table:table-cell office:value-type="float" office:value="0.555229716002941" calcext:value-type="float">
            <text:p>0.555229716002941</text:p>
          </table:table-cell>
          <table:table-cell office:value-type="float" office:value="1.57818941156305" calcext:value-type="float">
            <text:p>1.57818941156305</text:p>
          </table:table-cell>
          <table:table-cell office:value-type="float" office:value="1.86525493891861" calcext:value-type="float">
            <text:p>1.86525493891861</text:p>
          </table:table-cell>
          <table:table-cell/>
          <table:table-cell office:value-type="float" office:value="1.56610242748901" calcext:value-type="float">
            <text:p>1.56610242748901</text:p>
          </table:table-cell>
        </table:table-row>
        <table:table-row table:style-name="ro1">
          <table:table-cell/>
          <table:table-cell office:value-type="float" office:value="0.55620723310858" calcext:value-type="float">
            <text:p>0.55620723310858</text:p>
          </table:table-cell>
          <table:table-cell office:value-type="float" office:value="1.70323619723393" calcext:value-type="float">
            <text:p>1.70323619723393</text:p>
          </table:table-cell>
          <table:table-cell office:value-type="float" office:value="1.42100434273102" calcext:value-type="float">
            <text:p>1.42100434273102</text:p>
          </table:table-cell>
          <table:table-cell/>
          <table:table-cell office:value-type="float" office:value="1.6945320483539" calcext:value-type="float">
            <text:p>1.6945320483539</text:p>
          </table:table-cell>
        </table:table-row>
        <table:table-row table:style-name="ro1">
          <table:table-cell/>
          <table:table-cell office:value-type="float" office:value="0.557184750214219" calcext:value-type="float">
            <text:p>0.557184750214219</text:p>
          </table:table-cell>
          <table:table-cell office:value-type="float" office:value="1.75763346094301" calcext:value-type="float">
            <text:p>1.75763346094301</text:p>
          </table:table-cell>
          <table:table-cell office:value-type="float" office:value="1.8204116860353" calcext:value-type="float">
            <text:p>1.8204116860353</text:p>
          </table:table-cell>
          <table:table-cell/>
          <table:table-cell office:value-type="float" office:value="1.75278006799147" calcext:value-type="float">
            <text:p>1.75278006799147</text:p>
          </table:table-cell>
        </table:table-row>
        <table:table-row table:style-name="ro1">
          <table:table-cell/>
          <table:table-cell office:value-type="float" office:value="0.558162267319858" calcext:value-type="float">
            <text:p>0.558162267319858</text:p>
          </table:table-cell>
          <table:table-cell office:value-type="float" office:value="1.74179440640105" calcext:value-type="float">
            <text:p>1.74179440640105</text:p>
          </table:table-cell>
          <table:table-cell office:value-type="float" office:value="1.35932930322112" calcext:value-type="float">
            <text:p>1.35932930322112</text:p>
          </table:table-cell>
          <table:table-cell/>
          <table:table-cell office:value-type="float" office:value="1.74105088842028" calcext:value-type="float">
            <text:p>1.74105088842028</text:p>
          </table:table-cell>
        </table:table-row>
        <table:table-row table:style-name="ro1">
          <table:table-cell/>
          <table:table-cell office:value-type="float" office:value="0.559139784425497" calcext:value-type="float">
            <text:p>0.559139784425497</text:p>
          </table:table-cell>
          <table:table-cell office:value-type="float" office:value="1.65981798285094" calcext:value-type="float">
            <text:p>1.65981798285094</text:p>
          </table:table-cell>
          <table:table-cell office:value-type="float" office:value="2.09737297823694" calcext:value-type="float">
            <text:p>2.09737297823694</text:p>
          </table:table-cell>
          <table:table-cell/>
          <table:table-cell office:value-type="float" office:value="1.66321553306122" calcext:value-type="float">
            <text:p>1.66321553306122</text:p>
          </table:table-cell>
        </table:table-row>
        <table:table-row table:style-name="ro1">
          <table:table-cell/>
          <table:table-cell office:value-type="float" office:value="0.560117301531136" calcext:value-type="float">
            <text:p>0.560117301531136</text:p>
          </table:table-cell>
          <table:table-cell office:value-type="float" office:value="1.51919528866491" calcext:value-type="float">
            <text:p>1.51919528866491</text:p>
          </table:table-cell>
          <table:table-cell office:value-type="float" office:value="1.8276228160797" calcext:value-type="float">
            <text:p>1.8276228160797</text:p>
          </table:table-cell>
          <table:table-cell/>
          <table:table-cell office:value-type="float" office:value="1.52653197754001" calcext:value-type="float">
            <text:p>1.52653197754001</text:p>
          </table:table-cell>
        </table:table-row>
        <table:table-row table:style-name="ro1">
          <table:table-cell/>
          <table:table-cell office:value-type="float" office:value="0.561094818636775" calcext:value-type="float">
            <text:p>0.561094818636775</text:p>
          </table:table-cell>
          <table:table-cell office:value-type="float" office:value="1.33032099821946" calcext:value-type="float">
            <text:p>1.33032099821946</text:p>
          </table:table-cell>
          <table:table-cell office:value-type="float" office:value="1.10848596036031" calcext:value-type="float">
            <text:p>1.10848596036031</text:p>
          </table:table-cell>
          <table:table-cell/>
          <table:table-cell office:value-type="float" office:value="1.34117112790472" calcext:value-type="float">
            <text:p>1.34117112790472</text:p>
          </table:table-cell>
        </table:table-row>
        <table:table-row table:style-name="ro1">
          <table:table-cell table:style-name="ce1"/>
          <table:table-cell office:value-type="float" office:value="0.562072335742414" calcext:value-type="float">
            <text:p>0.562072335742414</text:p>
          </table:table-cell>
          <table:table-cell office:value-type="float" office:value="1.10583973613078" calcext:value-type="float">
            <text:p>1.10583973613078</text:p>
          </table:table-cell>
          <table:table-cell office:value-type="float" office:value="1.14540741011162" calcext:value-type="float">
            <text:p>1.14540741011162</text:p>
          </table:table-cell>
          <table:table-cell/>
          <table:table-cell office:value-type="float" office:value="1.11957744448586" calcext:value-type="float">
            <text:p>1.11957744448586</text:p>
          </table:table-cell>
        </table:table-row>
        <table:table-row table:style-name="ro1">
          <table:table-cell table:style-name="ce1"/>
          <table:table-cell office:value-type="float" office:value="0.563049852848053" calcext:value-type="float">
            <text:p>0.563049852848053</text:p>
          </table:table-cell>
          <table:table-cell office:value-type="float" office:value="0.859867094585057" calcext:value-type="float">
            <text:p>0.859867094585057</text:p>
          </table:table-cell>
          <table:table-cell office:value-type="float" office:value="1.08762953753326" calcext:value-type="float">
            <text:p>1.08762953753326</text:p>
          </table:table-cell>
          <table:table-cell/>
          <table:table-cell office:value-type="float" office:value="0.87570298158305" calcext:value-type="float">
            <text:p>0.87570298158305</text:p>
          </table:table-cell>
        </table:table-row>
        <table:table-row table:style-name="ro1">
          <table:table-cell/>
          <table:table-cell office:value-type="float" office:value="0.564027369953692" calcext:value-type="float">
            <text:p>0.564027369953692</text:p>
          </table:table-cell>
          <table:table-cell office:value-type="float" office:value="0.607132370583765" calcext:value-type="float">
            <text:p>0.607132370583765</text:p>
          </table:table-cell>
          <table:table-cell office:value-type="float" office:value="0.679381456990392" calcext:value-type="float">
            <text:p>0.679381456990392</text:p>
          </table:table-cell>
          <table:table-cell/>
          <table:table-cell office:value-type="float" office:value="0.624161054599633" calcext:value-type="float">
            <text:p>0.624161054599633</text:p>
          </table:table-cell>
        </table:table-row>
        <table:table-row table:style-name="ro1">
          <table:table-cell/>
          <table:table-cell office:value-type="float" office:value="0.565004887059331" calcext:value-type="float">
            <text:p>0.565004887059331</text:p>
          </table:table-cell>
          <table:table-cell office:value-type="float" office:value="0.36209464939529" calcext:value-type="float">
            <text:p>0.36209464939529</text:p>
          </table:table-cell>
          <table:table-cell office:value-type="float" office:value="0.359091823384834" calcext:value-type="float">
            <text:p>0.359091823384834</text:p>
          </table:table-cell>
          <table:table-cell/>
          <table:table-cell office:value-type="float" office:value="0.379350413333869" calcext:value-type="float">
            <text:p>0.379350413333869</text:p>
          </table:table-cell>
        </table:table-row>
        <table:table-row table:style-name="ro1">
          <table:table-cell/>
          <table:table-cell office:value-type="float" office:value="0.56598240416497" calcext:value-type="float">
            <text:p>0.56598240416497</text:p>
          </table:table-cell>
          <table:table-cell office:value-type="float" office:value="0.138085307431794" calcext:value-type="float">
            <text:p>0.138085307431794</text:p>
          </table:table-cell>
          <table:table-cell office:value-type="float" office:value="0.529493711194275" calcext:value-type="float">
            <text:p>0.529493711194275</text:p>
          </table:table-cell>
          <table:table-cell/>
          <table:table-cell office:value-type="float" office:value="0.154602415400404" calcext:value-type="float">
            <text:p>0.154602415400404</text:p>
          </table:table-cell>
        </table:table-row>
        <table:table-row table:style-name="ro1">
          <table:table-cell/>
          <table:table-cell office:value-type="float" office:value="0.566959921270609" calcext:value-type="float">
            <text:p>0.566959921270609</text:p>
          </table:table-cell>
          <table:table-cell table:style-name="ce1" office:value-type="float" office:value="-0.053471732423295" calcext:value-type="float">
            <text:p>-5.35E-02</text:p>
          </table:table-cell>
          <table:table-cell office:value-type="float" office:value="0.228664143230901" calcext:value-type="float">
            <text:p>0.228664143230901</text:p>
          </table:table-cell>
          <table:table-cell/>
          <table:table-cell table:style-name="ce1" office:value-type="float" office:value="-0.0385978373238408" calcext:value-type="float">
            <text:p>-3.86E-02</text:p>
          </table:table-cell>
        </table:table-row>
        <table:table-row table:style-name="ro1">
          <table:table-cell/>
          <table:table-cell office:value-type="float" office:value="0.567937438376248" calcext:value-type="float">
            <text:p>0.567937438376248</text:p>
          </table:table-cell>
          <table:table-cell office:value-type="float" office:value="-0.20371548050675" calcext:value-type="float">
            <text:p>-0.20371548050675</text:p>
          </table:table-cell>
          <table:table-cell office:value-type="float" office:value="-0.597313670529311" calcext:value-type="float">
            <text:p>-0.597313670529311</text:p>
          </table:table-cell>
          <table:table-cell/>
          <table:table-cell office:value-type="float" office:value="-0.191270019695329" calcext:value-type="float">
            <text:p>-0.191270019695329</text:p>
          </table:table-cell>
        </table:table-row>
        <table:table-row table:style-name="ro1">
          <table:table-cell/>
          <table:table-cell office:value-type="float" office:value="0.568914955481887" calcext:value-type="float">
            <text:p>0.568914955481887</text:p>
          </table:table-cell>
          <table:table-cell office:value-type="float" office:value="-0.306840191581235" calcext:value-type="float">
            <text:p>-0.306840191581235</text:p>
          </table:table-cell>
          <table:table-cell office:value-type="float" office:value="-0.248835167167459" calcext:value-type="float">
            <text:p>-0.248835167167459</text:p>
          </table:table-cell>
          <table:table-cell/>
          <table:table-cell office:value-type="float" office:value="-0.297437740873992" calcext:value-type="float">
            <text:p>-0.297437740873992</text:p>
          </table:table-cell>
        </table:table-row>
        <table:table-row table:style-name="ro1">
          <table:table-cell/>
          <table:table-cell office:value-type="float" office:value="0.569892472587526" calcext:value-type="float">
            <text:p>0.569892472587526</text:p>
          </table:table-cell>
          <table:table-cell table:style-name="ce1" office:value-type="float" office:value="-0.360395542450418" calcext:value-type="float">
            <text:p>-3.60E-01</text:p>
          </table:table-cell>
          <table:table-cell office:value-type="float" office:value="-0.140179185665201" calcext:value-type="float">
            <text:p>-0.140179185665201</text:p>
          </table:table-cell>
          <table:table-cell/>
          <table:table-cell office:value-type="float" office:value="-0.354439008323676" calcext:value-type="float">
            <text:p>-0.354439008323676</text:p>
          </table:table-cell>
        </table:table-row>
        <table:table-row table:style-name="ro1">
          <table:table-cell/>
          <table:table-cell office:value-type="float" office:value="0.570869989693165" calcext:value-type="float">
            <text:p>0.570869989693165</text:p>
          </table:table-cell>
          <table:table-cell office:value-type="float" office:value="-0.365377379706307" calcext:value-type="float">
            <text:p>-0.365377379706307</text:p>
          </table:table-cell>
          <table:table-cell office:value-type="float" office:value="-0.763354459589549" calcext:value-type="float">
            <text:p>-0.763354459589549</text:p>
          </table:table-cell>
          <table:table-cell/>
          <table:table-cell office:value-type="float" office:value="-0.363030107951473" calcext:value-type="float">
            <text:p>-0.363030107951473</text:p>
          </table:table-cell>
        </table:table-row>
        <table:table-row table:style-name="ro1">
          <table:table-cell/>
          <table:table-cell office:value-type="float" office:value="0.571847506798804" calcext:value-type="float">
            <text:p>0.571847506798804</text:p>
          </table:table-cell>
          <table:table-cell office:value-type="float" office:value="-0.326104437861453" calcext:value-type="float">
            <text:p>-0.326104437861453</text:p>
          </table:table-cell>
          <table:table-cell office:value-type="float" office:value="-0.766985286410235" calcext:value-type="float">
            <text:p>-0.766985286410235</text:p>
          </table:table-cell>
          <table:table-cell/>
          <table:table-cell office:value-type="float" office:value="-0.327277511444825" calcext:value-type="float">
            <text:p>-0.327277511444825</text:p>
          </table:table-cell>
        </table:table-row>
        <table:table-row table:style-name="ro1">
          <table:table-cell/>
          <table:table-cell office:value-type="float" office:value="0.572825023904443" calcext:value-type="float">
            <text:p>0.572825023904443</text:p>
          </table:table-cell>
          <table:table-cell office:value-type="float" office:value="-0.249889388072751" calcext:value-type="float">
            <text:p>-0.249889388072751</text:p>
          </table:table-cell>
          <table:table-cell office:value-type="float" office:value="-0.125612763516348" calcext:value-type="float">
            <text:p>-0.125612763516348</text:p>
          </table:table-cell>
          <table:table-cell/>
          <table:table-cell office:value-type="float" office:value="-0.254245233620336" calcext:value-type="float">
            <text:p>-0.254245233620336</text:p>
          </table:table-cell>
        </table:table-row>
        <table:table-row table:style-name="ro1">
          <table:table-cell/>
          <table:table-cell office:value-type="float" office:value="0.573802541010082" calcext:value-type="float">
            <text:p>0.573802541010082</text:p>
          </table:table-cell>
          <table:table-cell office:value-type="float" office:value="-0.146525021135422" calcext:value-type="float">
            <text:p>-0.146525021135422</text:p>
          </table:table-cell>
          <table:table-cell office:value-type="float" office:value="-0.131641148657559" calcext:value-type="float">
            <text:p>-0.131641148657559</text:p>
          </table:table-cell>
          <table:table-cell/>
          <table:table-cell office:value-type="float" office:value="-0.153497415249635" calcext:value-type="float">
            <text:p>-0.153497415249635</text:p>
          </table:table-cell>
        </table:table-row>
        <table:table-row table:style-name="ro1">
          <table:table-cell/>
          <table:table-cell office:value-type="float" office:value="0.574780058115721" calcext:value-type="float">
            <text:p>0.574780058115721</text:p>
          </table:table-cell>
          <table:table-cell table:style-name="ce1" office:value-type="float" office:value="-0.0276175467455064" calcext:value-type="float">
            <text:p>-2.76E-02</text:p>
          </table:table-cell>
          <table:table-cell table:style-name="ce1" office:value-type="float" office:value="0.0976839503817138" calcext:value-type="float">
            <text:p>9.77E-02</text:p>
          </table:table-cell>
          <table:table-cell/>
          <table:table-cell table:style-name="ce1" office:value-type="float" office:value="-0.0364470585980746" calcext:value-type="float">
            <text:p>-3.64E-02</text:p>
          </table:table-cell>
        </table:table-row>
        <table:table-row table:style-name="ro1">
          <table:table-cell/>
          <table:table-cell office:value-type="float" office:value="0.57575757522136" calcext:value-type="float">
            <text:p>0.57575757522136</text:p>
          </table:table-cell>
          <table:table-cell table:style-name="ce1" office:value-type="float" office:value="0.0941917682593014" calcext:value-type="float">
            <text:p>9.42E-02</text:p>
          </table:table-cell>
          <table:table-cell office:value-type="float" office:value="0.33323853739166" calcext:value-type="float">
            <text:p>0.33323853739166</text:p>
          </table:table-cell>
          <table:table-cell/>
          <table:table-cell table:style-name="ce1" office:value-type="float" office:value="0.0844088757635743" calcext:value-type="float">
            <text:p>8.44E-02</text:p>
          </table:table-cell>
        </table:table-row>
        <table:table-row table:style-name="ro1">
          <table:table-cell/>
          <table:table-cell office:value-type="float" office:value="0.576735092326999" calcext:value-type="float">
            <text:p>0.576735092326999</text:p>
          </table:table-cell>
          <table:table-cell office:value-type="float" office:value="0.206068652704533" calcext:value-type="float">
            <text:p>0.206068652704533</text:p>
          </table:table-cell>
          <table:table-cell table:style-name="ce1" office:value-type="float" office:value="-0.0787241736701759" calcext:value-type="float">
            <text:p>-7.87E-02</text:p>
          </table:table-cell>
          <table:table-cell/>
          <table:table-cell office:value-type="float" office:value="0.196320948639176" calcext:value-type="float">
            <text:p>0.196320948639176</text:p>
          </table:table-cell>
        </table:table-row>
        <table:table-row table:style-name="ro1">
          <table:table-cell/>
          <table:table-cell office:value-type="float" office:value="0.577712609432638" calcext:value-type="float">
            <text:p>0.577712609432638</text:p>
          </table:table-cell>
          <table:table-cell office:value-type="float" office:value="0.295839756961814" calcext:value-type="float">
            <text:p>0.295839756961814</text:p>
          </table:table-cell>
          <table:table-cell table:style-name="ce1" office:value-type="float" office:value="0.0740239877018368" calcext:value-type="float">
            <text:p>7.40E-02</text:p>
          </table:table-cell>
          <table:table-cell/>
          <table:table-cell office:value-type="float" office:value="0.287134221548788" calcext:value-type="float">
            <text:p>0.287134221548788</text:p>
          </table:table-cell>
        </table:table-row>
        <table:table-row table:style-name="ro1">
          <table:table-cell/>
          <table:table-cell office:value-type="float" office:value="0.578690126538277" calcext:value-type="float">
            <text:p>0.578690126538277</text:p>
          </table:table-cell>
          <table:table-cell office:value-type="float" office:value="0.352805916659203" calcext:value-type="float">
            <text:p>0.352805916659203</text:p>
          </table:table-cell>
          <table:table-cell office:value-type="float" office:value="0.239975302877223" calcext:value-type="float">
            <text:p>0.239975302877223</text:p>
          </table:table-cell>
          <table:table-cell/>
          <table:table-cell office:value-type="float" office:value="0.346098724374697" calcext:value-type="float">
            <text:p>0.346098724374697</text:p>
          </table:table-cell>
        </table:table-row>
        <table:table-row table:style-name="ro1">
          <table:table-cell/>
          <table:table-cell office:value-type="float" office:value="0.579667643643916" calcext:value-type="float">
            <text:p>0.579667643643916</text:p>
          </table:table-cell>
          <table:table-cell office:value-type="float" office:value="0.368464675534501" calcext:value-type="float">
            <text:p>0.368464675534501</text:p>
          </table:table-cell>
          <table:table-cell office:value-type="float" office:value="-0.126334602470497" calcext:value-type="float">
            <text:p>-0.126334602470497</text:p>
          </table:table-cell>
          <table:table-cell/>
          <table:table-cell office:value-type="float" office:value="0.364593601592595" calcext:value-type="float">
            <text:p>0.364593601592595</text:p>
          </table:table-cell>
        </table:table-row>
        <table:table-row table:style-name="ro1">
          <table:table-cell/>
          <table:table-cell office:value-type="float" office:value="0.580645160749555" calcext:value-type="float">
            <text:p>0.580645160749555</text:p>
          </table:table-cell>
          <table:table-cell table:style-name="ce1" office:value-type="float" office:value="0.337097471415545" calcext:value-type="float">
            <text:p>3.37E-01</text:p>
          </table:table-cell>
          <table:table-cell office:value-type="float" office:value="0.688092934424822" calcext:value-type="float">
            <text:p>0.688092934424822</text:p>
          </table:table-cell>
          <table:table-cell/>
          <table:table-cell office:value-type="float" office:value="0.336720333011213" calcext:value-type="float">
            <text:p>0.336720333011213</text:p>
          </table:table-cell>
        </table:table-row>
        <table:table-row table:style-name="ro1">
          <table:table-cell/>
          <table:table-cell office:value-type="float" office:value="0.581622677855194" calcext:value-type="float">
            <text:p>0.581622677855194</text:p>
          </table:table-cell>
          <table:table-cell office:value-type="float" office:value="0.256185068322192" calcext:value-type="float">
            <text:p>0.256185068322192</text:p>
          </table:table-cell>
          <table:table-cell office:value-type="float" office:value="0.597278159380229" calcext:value-type="float">
            <text:p>0.597278159380229</text:p>
          </table:table-cell>
          <table:table-cell/>
          <table:table-cell office:value-type="float" office:value="0.25972832210056" calcext:value-type="float">
            <text:p>0.25972832210056</text:p>
          </table:table-cell>
        </table:table-row>
        <table:table-row table:style-name="ro1">
          <table:table-cell/>
          <table:table-cell office:value-type="float" office:value="0.582600194960833" calcext:value-type="float">
            <text:p>0.582600194960833</text:p>
          </table:table-cell>
          <table:table-cell office:value-type="float" office:value="0.126625201079599" calcext:value-type="float">
            <text:p>0.126625201079599</text:p>
          </table:table-cell>
          <table:table-cell office:value-type="float" office:value="-0.269784066570754" calcext:value-type="float">
            <text:p>-0.269784066570754</text:p>
          </table:table-cell>
          <table:table-cell/>
          <table:table-cell office:value-type="float" office:value="0.134246259575008" calcext:value-type="float">
            <text:p>0.134246259575008</text:p>
          </table:table-cell>
        </table:table-row>
        <table:table-row table:style-name="ro1">
          <table:table-cell/>
          <table:table-cell office:value-type="float" office:value="0.583577712066472" calcext:value-type="float">
            <text:p>0.583577712066472</text:p>
          </table:table-cell>
          <table:table-cell table:style-name="ce1" office:value-type="float" office:value="-0.0472616379928992" calcext:value-type="float">
            <text:p>-4.73E-02</text:p>
          </table:table-cell>
          <table:table-cell office:value-type="float" office:value="0.273402603338012" calcext:value-type="float">
            <text:p>0.273402603338012</text:p>
          </table:table-cell>
          <table:table-cell/>
          <table:table-cell table:style-name="ce1" office:value-type="float" office:value="-0.0356956053397741" calcext:value-type="float">
            <text:p>-3.57E-02</text:p>
          </table:table-cell>
        </table:table-row>
        <table:table-row table:style-name="ro1">
          <table:table-cell/>
          <table:table-cell office:value-type="float" office:value="0.584555229172111" calcext:value-type="float">
            <text:p>0.584555229172111</text:p>
          </table:table-cell>
          <table:table-cell table:style-name="ce1" office:value-type="float" office:value="-0.257939517520006" calcext:value-type="float">
            <text:p>-2.58E-01</text:p>
          </table:table-cell>
          <table:table-cell office:value-type="float" office:value="-0.34712792287033" calcext:value-type="float">
            <text:p>-0.34712792287033</text:p>
          </table:table-cell>
          <table:table-cell/>
          <table:table-cell office:value-type="float" office:value="-0.242854522595092" calcext:value-type="float">
            <text:p>-0.242854522595092</text:p>
          </table:table-cell>
        </table:table-row>
        <table:table-row table:style-name="ro1">
          <table:table-cell/>
          <table:table-cell office:value-type="float" office:value="0.58553274627775" calcext:value-type="float">
            <text:p>0.58553274627775</text:p>
          </table:table-cell>
          <table:table-cell office:value-type="float" office:value="-0.495065826147618" calcext:value-type="float">
            <text:p>-0.495065826147618</text:p>
          </table:table-cell>
          <table:table-cell office:value-type="float" office:value="-0.397796264648302" calcext:value-type="float">
            <text:p>-0.397796264648302</text:p>
          </table:table-cell>
          <table:table-cell/>
          <table:table-cell office:value-type="float" office:value="-0.477165086048028" calcext:value-type="float">
            <text:p>-0.477165086048028</text:p>
          </table:table-cell>
        </table:table-row>
        <table:table-row table:style-name="ro1">
          <table:table-cell/>
          <table:table-cell office:value-type="float" office:value="0.586510263383389" calcext:value-type="float">
            <text:p>0.586510263383389</text:p>
          </table:table-cell>
          <table:table-cell office:value-type="float" office:value="-0.746077584738006" calcext:value-type="float">
            <text:p>-0.746077584738006</text:p>
          </table:table-cell>
          <table:table-cell office:value-type="float" office:value="-0.598195704302865" calcext:value-type="float">
            <text:p>-0.598195704302865</text:p>
          </table:table-cell>
          <table:table-cell/>
          <table:table-cell office:value-type="float" office:value="-0.726307164740081" calcext:value-type="float">
            <text:p>-0.726307164740081</text:p>
          </table:table-cell>
        </table:table-row>
        <table:table-row table:style-name="ro1">
          <table:table-cell table:style-name="ce1"/>
          <table:table-cell office:value-type="float" office:value="0.587487780489028" calcext:value-type="float">
            <text:p>0.587487780489028</text:p>
          </table:table-cell>
          <table:table-cell table:style-name="ce1" office:value-type="float" office:value="-0.996920625723921" calcext:value-type="float">
            <text:p>-9.97E-01</text:p>
          </table:table-cell>
          <table:table-cell office:value-type="float" office:value="-1.42389383487812" calcext:value-type="float">
            <text:p>-1.42389383487812</text:p>
          </table:table-cell>
          <table:table-cell/>
          <table:table-cell office:value-type="float" office:value="-0.976418412254815" calcext:value-type="float">
            <text:p>-0.976418412254815</text:p>
          </table:table-cell>
        </table:table-row>
        <table:table-row table:style-name="ro1">
          <table:table-cell/>
          <table:table-cell office:value-type="float" office:value="0.588465297594666" calcext:value-type="float">
            <text:p>0.588465297594666</text:p>
          </table:table-cell>
          <table:table-cell office:value-type="float" office:value="-1.23287823035663" calcext:value-type="float">
            <text:p>-1.23287823035663</text:p>
          </table:table-cell>
          <table:table-cell office:value-type="float" office:value="-1.40224066542548" calcext:value-type="float">
            <text:p>-1.40224066542548</text:p>
          </table:table-cell>
          <table:table-cell/>
          <table:table-cell office:value-type="float" office:value="-1.21290903811688" calcext:value-type="float">
            <text:p>-1.21290903811688</text:p>
          </table:table-cell>
        </table:table-row>
        <table:table-row table:style-name="ro1">
          <table:table-cell/>
          <table:table-cell office:value-type="float" office:value="0.589442814700305" calcext:value-type="float">
            <text:p>0.589442814700305</text:p>
          </table:table-cell>
          <table:table-cell office:value-type="float" office:value="-1.43944969244026" calcext:value-type="float">
            <text:p>-1.43944969244026</text:p>
          </table:table-cell>
          <table:table-cell office:value-type="float" office:value="-0.983784998488884" calcext:value-type="float">
            <text:p>-0.983784998488884</text:p>
          </table:table-cell>
          <table:table-cell/>
          <table:table-cell office:value-type="float" office:value="-1.42133024807955" calcext:value-type="float">
            <text:p>-1.42133024807955</text:p>
          </table:table-cell>
        </table:table-row>
        <table:table-row table:style-name="ro1">
          <table:table-cell/>
          <table:table-cell office:value-type="float" office:value="0.590420331805944" calcext:value-type="float">
            <text:p>0.590420331805944</text:p>
          </table:table-cell>
          <table:table-cell office:value-type="float" office:value="-1.60322612607673" calcext:value-type="float">
            <text:p>-1.60322612607673</text:p>
          </table:table-cell>
          <table:table-cell office:value-type="float" office:value="-1.5445922856742" calcext:value-type="float">
            <text:p>-1.5445922856742</text:p>
          </table:table-cell>
          <table:table-cell/>
          <table:table-cell office:value-type="float" office:value="-1.58824439194131" calcext:value-type="float">
            <text:p>-1.58824439194131</text:p>
          </table:table-cell>
        </table:table-row>
        <table:table-row table:style-name="ro1">
          <table:table-cell/>
          <table:table-cell office:value-type="float" office:value="0.591397848911583" calcext:value-type="float">
            <text:p>0.591397848911583</text:p>
          </table:table-cell>
          <table:table-cell office:value-type="float" office:value="-1.71271084648969" calcext:value-type="float">
            <text:p>-1.71271084648969</text:p>
          </table:table-cell>
          <table:table-cell office:value-type="float" office:value="-1.56781447714784" calcext:value-type="float">
            <text:p>-1.56781447714784</text:p>
          </table:table-cell>
          <table:table-cell/>
          <table:table-cell office:value-type="float" office:value="-1.70204460239409" calcext:value-type="float">
            <text:p>-1.70204460239409</text:p>
          </table:table-cell>
        </table:table-row>
        <table:table-row table:style-name="ro1">
          <table:table-cell/>
          <table:table-cell office:value-type="float" office:value="0.592375366017222" calcext:value-type="float">
            <text:p>0.592375366017222</text:p>
          </table:table-cell>
          <table:table-cell office:value-type="float" office:value="-1.75903482877633" calcext:value-type="float">
            <text:p>-1.75903482877633</text:p>
          </table:table-cell>
          <table:table-cell office:value-type="float" office:value="-1.83092969733789" calcext:value-type="float">
            <text:p>-1.83092969733789</text:p>
          </table:table-cell>
          <table:table-cell/>
          <table:table-cell office:value-type="float" office:value="-1.75367458392617" calcext:value-type="float">
            <text:p>-1.75367458392617</text:p>
          </table:table-cell>
        </table:table-row>
        <table:table-row table:style-name="ro1">
          <table:table-cell/>
          <table:table-cell office:value-type="float" office:value="0.593352883122861" calcext:value-type="float">
            <text:p>0.593352883122861</text:p>
          </table:table-cell>
          <table:table-cell office:value-type="float" office:value="-1.73652390104153" calcext:value-type="float">
            <text:p>-1.73652390104153</text:p>
          </table:table-cell>
          <table:table-cell office:value-type="float" office:value="-1.27255639429699" calcext:value-type="float">
            <text:p>-1.27255639429699</text:p>
          </table:table-cell>
          <table:table-cell/>
          <table:table-cell office:value-type="float" office:value="-1.73720504691501" calcext:value-type="float">
            <text:p>-1.73720504691501</text:p>
          </table:table-cell>
        </table:table-row>
        <table:table-row table:style-name="ro1">
          <table:table-cell/>
          <table:table-cell office:value-type="float" office:value="0.5943304002285" calcext:value-type="float">
            <text:p>0.5943304002285</text:p>
          </table:table-cell>
          <table:table-cell office:value-type="float" office:value="-1.64308308861797" calcext:value-type="float">
            <text:p>-1.64308308861797</text:p>
          </table:table-cell>
          <table:table-cell office:value-type="float" office:value="-2.02496906652708" calcext:value-type="float">
            <text:p>-2.02496906652708</text:p>
          </table:table-cell>
          <table:table-cell/>
          <table:table-cell office:value-type="float" office:value="-1.65023173118235" calcext:value-type="float">
            <text:p>-1.65023173118235</text:p>
          </table:table-cell>
        </table:table-row>
        <table:table-row table:style-name="ro1">
          <table:table-cell/>
          <table:table-cell office:value-type="float" office:value="0.595307917334139" calcext:value-type="float">
            <text:p>0.595307917334139</text:p>
          </table:table-cell>
          <table:table-cell office:value-type="float" office:value="-1.48037437104667" calcext:value-type="float">
            <text:p>-1.48037437104667</text:p>
          </table:table-cell>
          <table:table-cell office:value-type="float" office:value="-1.20202027707403" calcext:value-type="float">
            <text:p>-1.20202027707403</text:p>
          </table:table-cell>
          <table:table-cell/>
          <table:table-cell office:value-type="float" office:value="-1.49407052118042" calcext:value-type="float">
            <text:p>-1.49407052118042</text:p>
          </table:table-cell>
        </table:table-row>
        <table:table-row table:style-name="ro1">
          <table:table-cell/>
          <table:table-cell office:value-type="float" office:value="0.596285434439778" calcext:value-type="float">
            <text:p>0.596285434439778</text:p>
          </table:table-cell>
          <table:table-cell office:value-type="float" office:value="-1.25377639394784" calcext:value-type="float">
            <text:p>-1.25377639394784</text:p>
          </table:table-cell>
          <table:table-cell office:value-type="float" office:value="-0.912846165603177" calcext:value-type="float">
            <text:p>-0.912846165603177</text:p>
          </table:table-cell>
          <table:table-cell/>
          <table:table-cell office:value-type="float" office:value="-1.273737190858" calcext:value-type="float">
            <text:p>-1.273737190858</text:p>
          </table:table-cell>
        </table:table-row>
        <table:table-row table:style-name="ro1">
          <table:table-cell/>
          <table:table-cell office:value-type="float" office:value="0.597262951545417" calcext:value-type="float">
            <text:p>0.597262951545417</text:p>
          </table:table-cell>
          <table:table-cell office:value-type="float" office:value="-0.972127658256342" calcext:value-type="float">
            <text:p>-0.972127658256342</text:p>
          </table:table-cell>
          <table:table-cell office:value-type="float" office:value="-0.837577850528665" calcext:value-type="float">
            <text:p>-0.837577850528665</text:p>
          </table:table-cell>
          <table:table-cell/>
          <table:table-cell office:value-type="float" office:value="-0.997712110614214" calcext:value-type="float">
            <text:p>-0.997712110614214</text:p>
          </table:table-cell>
        </table:table-row>
        <table:table-row table:style-name="ro1">
          <table:table-cell/>
          <table:table-cell office:value-type="float" office:value="0.598240468651056" calcext:value-type="float">
            <text:p>0.598240468651056</text:p>
          </table:table-cell>
          <table:table-cell office:value-type="float" office:value="-0.647267611728539" calcext:value-type="float">
            <text:p>-0.647267611728539</text:p>
          </table:table-cell>
          <table:table-cell office:value-type="float" office:value="-0.634968936686249" calcext:value-type="float">
            <text:p>-0.634968936686249</text:p>
          </table:table-cell>
          <table:table-cell/>
          <table:table-cell office:value-type="float" office:value="-0.677503036442638" calcext:value-type="float">
            <text:p>-0.677503036442638</text:p>
          </table:table-cell>
        </table:table-row>
        <table:table-row table:style-name="ro1">
          <table:table-cell/>
          <table:table-cell office:value-type="float" office:value="0.599217985756695" calcext:value-type="float">
            <text:p>0.599217985756695</text:p>
          </table:table-cell>
          <table:table-cell office:value-type="float" office:value="-0.293402118817857" calcext:value-type="float">
            <text:p>-0.293402118817857</text:p>
          </table:table-cell>
          <table:table-cell table:style-name="ce1" office:value-type="float" office:value="-0.0752636075057696" calcext:value-type="float">
            <text:p>-7.53E-02</text:p>
          </table:table-cell>
          <table:table-cell/>
          <table:table-cell office:value-type="float" office:value="-0.327031117460175" calcext:value-type="float">
            <text:p>-0.327031117460175</text:p>
          </table:table-cell>
        </table:table-row>
        <table:table-row table:style-name="ro1">
          <table:table-cell/>
          <table:table-cell office:value-type="float" office:value="0.600195502862334" calcext:value-type="float">
            <text:p>0.600195502862334</text:p>
          </table:table-cell>
          <table:table-cell table:style-name="ce1" office:value-type="float" office:value="0.0736697374650799" calcext:value-type="float">
            <text:p>7.37E-02</text:p>
          </table:table-cell>
          <table:table-cell office:value-type="float" office:value="-0.277185193153079" calcext:value-type="float">
            <text:p>-0.277185193153079</text:p>
          </table:table-cell>
          <table:table-cell/>
          <table:table-cell table:style-name="ce1" office:value-type="float" office:value="0.0381242164140892" calcext:value-type="float">
            <text:p>3.81E-02</text:p>
          </table:table-cell>
        </table:table-row>
        <table:table-row table:style-name="ro1">
          <table:table-cell/>
          <table:table-cell office:value-type="float" office:value="0.601173019967973" calcext:value-type="float">
            <text:p>0.601173019967973</text:p>
          </table:table-cell>
          <table:table-cell office:value-type="float" office:value="0.437422292423674" calcext:value-type="float">
            <text:p>0.437422292423674</text:p>
          </table:table-cell>
          <table:table-cell table:style-name="ce1" office:value-type="float" office:value="-0.0480006390765477" calcext:value-type="float">
            <text:p>-4.80E-02</text:p>
          </table:table-cell>
          <table:table-cell/>
          <table:table-cell office:value-type="float" office:value="0.401577419632253" calcext:value-type="float">
            <text:p>0.401577419632253</text:p>
          </table:table-cell>
        </table:table-row>
        <table:table-row table:style-name="ro1">
          <table:table-cell/>
          <table:table-cell office:value-type="float" office:value="0.602150537073612" calcext:value-type="float">
            <text:p>0.602150537073612</text:p>
          </table:table-cell>
          <table:table-cell office:value-type="float" office:value="0.781512568378968" calcext:value-type="float">
            <text:p>0.781512568378968</text:p>
          </table:table-cell>
          <table:table-cell office:value-type="float" office:value="0.658614110832077" calcext:value-type="float">
            <text:p>0.658614110832077</text:p>
          </table:table-cell>
          <table:table-cell/>
          <table:table-cell office:value-type="float" office:value="0.74703620014174" calcext:value-type="float">
            <text:p>0.74703620014174</text:p>
          </table:table-cell>
        </table:table-row>
        <table:table-row table:style-name="ro1">
          <table:table-cell/>
          <table:table-cell office:value-type="float" office:value="0.603128054179251" calcext:value-type="float">
            <text:p>0.603128054179251</text:p>
          </table:table-cell>
          <table:table-cell office:value-type="float" office:value="1.09067882319411" calcext:value-type="float">
            <text:p>1.09067882319411</text:p>
          </table:table-cell>
          <table:table-cell office:value-type="float" office:value="0.951035651219803" calcext:value-type="float">
            <text:p>0.951035651219803</text:p>
          </table:table-cell>
          <table:table-cell/>
          <table:table-cell office:value-type="float" office:value="1.05919543100679" calcext:value-type="float">
            <text:p>1.05919543100679</text:p>
          </table:table-cell>
        </table:table-row>
        <table:table-row table:style-name="ro1">
          <table:table-cell/>
          <table:table-cell office:value-type="float" office:value="0.60410557128489" calcext:value-type="float">
            <text:p>0.60410557128489</text:p>
          </table:table-cell>
          <table:table-cell office:value-type="float" office:value="1.35157566661901" calcext:value-type="float">
            <text:p>1.35157566661901</text:p>
          </table:table-cell>
          <table:table-cell office:value-type="float" office:value="1.61608004434122" calcext:value-type="float">
            <text:p>1.61608004434122</text:p>
          </table:table-cell>
          <table:table-cell/>
          <table:table-cell office:value-type="float" office:value="1.32457326819935" calcext:value-type="float">
            <text:p>1.32457326819935</text:p>
          </table:table-cell>
        </table:table-row>
        <table:table-row table:style-name="ro1">
          <table:table-cell/>
          <table:table-cell office:value-type="float" office:value="0.605083088390529" calcext:value-type="float">
            <text:p>0.605083088390529</text:p>
          </table:table-cell>
          <table:table-cell office:value-type="float" office:value="1.55349681920563" calcext:value-type="float">
            <text:p>1.55349681920563</text:p>
          </table:table-cell>
          <table:table-cell office:value-type="float" office:value="1.20812301040037" calcext:value-type="float">
            <text:p>1.20812301040037</text:p>
          </table:table-cell>
          <table:table-cell/>
          <table:table-cell office:value-type="float" office:value="1.53224058157683" calcext:value-type="float">
            <text:p>1.53224058157683</text:p>
          </table:table-cell>
        </table:table-row>
        <table:table-row table:style-name="ro1">
          <table:table-cell/>
          <table:table-cell office:value-type="float" office:value="0.606060605496168" calcext:value-type="float">
            <text:p>0.606060605496168</text:p>
          </table:table-cell>
          <table:table-cell office:value-type="float" office:value="1.68894329496949" calcext:value-type="float">
            <text:p>1.68894329496949</text:p>
          </table:table-cell>
          <table:table-cell office:value-type="float" office:value="1.68603634582792" calcext:value-type="float">
            <text:p>1.68603634582792</text:p>
          </table:table-cell>
          <table:table-cell/>
          <table:table-cell office:value-type="float" office:value="1.67440116155543" calcext:value-type="float">
            <text:p>1.67440116155543</text:p>
          </table:table-cell>
        </table:table-row>
        <table:table-row table:style-name="ro1">
          <table:table-cell/>
          <table:table-cell office:value-type="float" office:value="0.607038122601807" calcext:value-type="float">
            <text:p>0.607038122601807</text:p>
          </table:table-cell>
          <table:table-cell office:value-type="float" office:value="1.75400401294237" calcext:value-type="float">
            <text:p>1.75400401294237</text:p>
          </table:table-cell>
          <table:table-cell office:value-type="float" office:value="2.2270148038054" calcext:value-type="float">
            <text:p>2.2270148038054</text:p>
          </table:table-cell>
          <table:table-cell/>
          <table:table-cell office:value-type="float" office:value="1.74678905127894" calcext:value-type="float">
            <text:p>1.74678905127894</text:p>
          </table:table-cell>
        </table:table-row>
        <table:table-row table:style-name="ro1">
          <table:table-cell/>
          <table:table-cell office:value-type="float" office:value="0.608015639707446" calcext:value-type="float">
            <text:p>0.608015639707446</text:p>
          </table:table-cell>
          <table:table-cell office:value-type="float" office:value="1.74852703122503" calcext:value-type="float">
            <text:p>1.74852703122503</text:p>
          </table:table-cell>
          <table:table-cell office:value-type="float" office:value="2.02510829113943" calcext:value-type="float">
            <text:p>2.02510829113943</text:p>
          </table:table-cell>
          <table:table-cell/>
          <table:table-cell office:value-type="float" office:value="1.7488602413486" calcext:value-type="float">
            <text:p>1.7488602413486</text:p>
          </table:table-cell>
        </table:table-row>
        <table:table-row table:style-name="ro1">
          <table:table-cell/>
          <table:table-cell office:value-type="float" office:value="0.608993156813085" calcext:value-type="float">
            <text:p>0.608993156813085</text:p>
          </table:table-cell>
          <table:table-cell office:value-type="float" office:value="1.67607207934016" calcext:value-type="float">
            <text:p>1.67607207934016</text:p>
          </table:table-cell>
          <table:table-cell office:value-type="float" office:value="1.55898713730282" calcext:value-type="float">
            <text:p>1.55898713730282</text:p>
          </table:table-cell>
          <table:table-cell/>
          <table:table-cell office:value-type="float" office:value="1.68376819997202" calcext:value-type="float">
            <text:p>1.68376819997202</text:p>
          </table:table-cell>
        </table:table-row>
        <table:table-row table:style-name="ro1">
          <table:table-cell/>
          <table:table-cell office:value-type="float" office:value="0.609970673918724" calcext:value-type="float">
            <text:p>0.609970673918724</text:p>
          </table:table-cell>
          <table:table-cell office:value-type="float" office:value="1.54364809237877" calcext:value-type="float">
            <text:p>1.54364809237877</text:p>
          </table:table-cell>
          <table:table-cell office:value-type="float" office:value="1.92657870179923" calcext:value-type="float">
            <text:p>1.92657870179923</text:p>
          </table:table-cell>
          <table:table-cell/>
          <table:table-cell office:value-type="float" office:value="1.55812556367516" calcext:value-type="float">
            <text:p>1.55812556367516</text:p>
          </table:table-cell>
        </table:table-row>
        <table:table-row table:style-name="ro1">
          <table:table-cell/>
          <table:table-cell office:value-type="float" office:value="0.610948191024363" calcext:value-type="float">
            <text:p>0.610948191024363</text:p>
          </table:table-cell>
          <table:table-cell office:value-type="float" office:value="1.361252242864" calcext:value-type="float">
            <text:p>1.361252242864</text:p>
          </table:table-cell>
          <table:table-cell office:value-type="float" office:value="1.77546925845658" calcext:value-type="float">
            <text:p>1.77546925845658</text:p>
          </table:table-cell>
          <table:table-cell/>
          <table:table-cell office:value-type="float" office:value="1.38156701373131" calcext:value-type="float">
            <text:p>1.38156701373131</text:p>
          </table:table-cell>
        </table:table-row>
        <table:table-row table:style-name="ro1">
          <table:table-cell table:style-name="ce1"/>
          <table:table-cell office:value-type="float" office:value="0.611925708130002" calcext:value-type="float">
            <text:p>0.611925708130002</text:p>
          </table:table-cell>
          <table:table-cell office:value-type="float" office:value="1.14123875697993" calcext:value-type="float">
            <text:p>1.14123875697993</text:p>
          </table:table-cell>
          <table:table-cell office:value-type="float" office:value="1.6272910027265" calcext:value-type="float">
            <text:p>1.6272910027265</text:p>
          </table:table-cell>
          <table:table-cell/>
          <table:table-cell office:value-type="float" office:value="1.16614015174786" calcext:value-type="float">
            <text:p>1.16614015174786</text:p>
          </table:table-cell>
        </table:table-row>
        <table:table-row table:style-name="ro1">
          <table:table-cell table:style-name="ce1"/>
          <table:table-cell office:value-type="float" office:value="0.612903225235641" calcext:value-type="float">
            <text:p>0.612903225235641</text:p>
          </table:table-cell>
          <table:table-cell office:value-type="float" office:value="0.897555884710672" calcext:value-type="float">
            <text:p>0.897555884710672</text:p>
          </table:table-cell>
          <table:table-cell office:value-type="float" office:value="0.844694666838802" calcext:value-type="float">
            <text:p>0.844694666838802</text:p>
          </table:table-cell>
          <table:table-cell/>
          <table:table-cell office:value-type="float" office:value="0.925561359783522" calcext:value-type="float">
            <text:p>0.925561359783522</text:p>
          </table:table-cell>
        </table:table-row>
        <table:table-row table:style-name="ro1">
          <table:table-cell/>
          <table:table-cell office:value-type="float" office:value="0.61388074234128" calcext:value-type="float">
            <text:p>0.61388074234128</text:p>
          </table:table-cell>
          <table:table-cell office:value-type="float" office:value="0.644897165084125" calcext:value-type="float">
            <text:p>0.644897165084125</text:p>
          </table:table-cell>
          <table:table-cell office:value-type="float" office:value="0.893965787408196" calcext:value-type="float">
            <text:p>0.893965787408196</text:p>
          </table:table-cell>
          <table:table-cell/>
          <table:table-cell office:value-type="float" office:value="0.674381578329876" calcext:value-type="float">
            <text:p>0.674381578329876</text:p>
          </table:table-cell>
        </table:table-row>
        <table:table-row table:style-name="ro1">
          <table:table-cell/>
          <table:table-cell office:value-type="float" office:value="0.614858259446919" calcext:value-type="float">
            <text:p>0.614858259446919</text:p>
          </table:table-cell>
          <table:table-cell table:style-name="ce1" office:value-type="float" office:value="0.39781812360115" calcext:value-type="float">
            <text:p>3.98E-01</text:p>
          </table:table-cell>
          <table:table-cell table:style-name="ce1" office:value-type="float" office:value="0.0935510922916297" calcext:value-type="float">
            <text:p>9.36E-02</text:p>
          </table:table-cell>
          <table:table-cell/>
          <table:table-cell office:value-type="float" office:value="0.427112185276129" calcext:value-type="float">
            <text:p>0.427112185276129</text:p>
          </table:table-cell>
        </table:table-row>
        <table:table-row table:style-name="ro1">
          <table:table-cell/>
          <table:table-cell office:value-type="float" office:value="0.615835776552558" calcext:value-type="float">
            <text:p>0.615835776552558</text:p>
          </table:table-cell>
          <table:table-cell office:value-type="float" office:value="0.169871461306826" calcext:value-type="float">
            <text:p>0.169871461306826</text:p>
          </table:table-cell>
          <table:table-cell office:value-type="float" office:value="0.391182345212295" calcext:value-type="float">
            <text:p>0.391182345212295</text:p>
          </table:table-cell>
          <table:table-cell/>
          <table:table-cell office:value-type="float" office:value="0.197363398173893" calcext:value-type="float">
            <text:p>0.197363398173893</text:p>
          </table:table-cell>
        </table:table-row>
        <table:table-row table:style-name="ro1">
          <table:table-cell/>
          <table:table-cell office:value-type="float" office:value="0.616813293658197" calcext:value-type="float">
            <text:p>0.616813293658197</text:p>
          </table:table-cell>
          <table:table-cell table:style-name="ce1" office:value-type="float" office:value="-0.0271874693072911" calcext:value-type="float">
            <text:p>-2.72E-02</text:p>
          </table:table-cell>
          <table:table-cell office:value-type="float" office:value="-0.404550329010819" calcext:value-type="float">
            <text:p>-0.404550329010819</text:p>
          </table:table-cell>
          <table:table-cell/>
          <table:table-cell table:style-name="ce1" office:value-type="float" office:value="-0.00295328119230942" calcext:value-type="float">
            <text:p>-2.95E-03</text:p>
          </table:table-cell>
        </table:table-row>
        <table:table-row table:style-name="ro1">
          <table:table-cell/>
          <table:table-cell office:value-type="float" office:value="0.617790810763836" calcext:value-type="float">
            <text:p>0.617790810763836</text:p>
          </table:table-cell>
          <table:table-cell office:value-type="float" office:value="-0.184077479049646" calcext:value-type="float">
            <text:p>-0.184077479049646</text:p>
          </table:table-cell>
          <table:table-cell office:value-type="float" office:value="-0.200998062809198" calcext:value-type="float">
            <text:p>-0.200998062809198</text:p>
          </table:table-cell>
          <table:table-cell/>
          <table:table-cell office:value-type="float" office:value="-0.164311050304022" calcext:value-type="float">
            <text:p>-0.164311050304022</text:p>
          </table:table-cell>
        </table:table-row>
        <table:table-row table:style-name="ro1">
          <table:table-cell/>
          <table:table-cell office:value-type="float" office:value="0.618768327869475" calcext:value-type="float">
            <text:p>0.618768327869475</text:p>
          </table:table-cell>
          <table:table-cell office:value-type="float" office:value="-0.294510441090215" calcext:value-type="float">
            <text:p>-0.294510441090215</text:p>
          </table:table-cell>
          <table:table-cell office:value-type="float" office:value="-0.446339346380886" calcext:value-type="float">
            <text:p>-0.446339346380886</text:p>
          </table:table-cell>
          <table:table-cell/>
          <table:table-cell office:value-type="float" office:value="-0.280101521921194" calcext:value-type="float">
            <text:p>-0.280101521921194</text:p>
          </table:table-cell>
        </table:table-row>
        <table:table-row table:style-name="ro1">
          <table:table-cell/>
          <table:table-cell office:value-type="float" office:value="0.619745844975114" calcext:value-type="float">
            <text:p>0.619745844975114</text:p>
          </table:table-cell>
          <table:table-cell office:value-type="float" office:value="-0.355521692129487" calcext:value-type="float">
            <text:p>-0.355521692129487</text:p>
          </table:table-cell>
          <table:table-cell office:value-type="float" office:value="-0.277821812430805" calcext:value-type="float">
            <text:p>-0.277821812430805</text:p>
          </table:table-cell>
          <table:table-cell/>
          <table:table-cell office:value-type="float" office:value="-0.346984743984169" calcext:value-type="float">
            <text:p>-0.346984743984169</text:p>
          </table:table-cell>
        </table:table-row>
        <table:table-row table:style-name="ro1">
          <table:table-cell/>
          <table:table-cell office:value-type="float" office:value="0.620723362080753" calcext:value-type="float">
            <text:p>0.620723362080753</text:p>
          </table:table-cell>
          <table:table-cell office:value-type="float" office:value="-0.367592805441778" calcext:value-type="float">
            <text:p>-0.367592805441778</text:p>
          </table:table-cell>
          <table:table-cell office:value-type="float" office:value="-0.174439105619957" calcext:value-type="float">
            <text:p>-0.174439105619957</text:p>
          </table:table-cell>
          <table:table-cell/>
          <table:table-cell office:value-type="float" office:value="-0.365035237029371" calcext:value-type="float">
            <text:p>-0.365035237029371</text:p>
          </table:table-cell>
        </table:table-row>
        <table:table-row table:style-name="ro1">
          <table:table-cell/>
          <table:table-cell office:value-type="float" office:value="0.621700879186392" calcext:value-type="float">
            <text:p>0.621700879186392</text:p>
          </table:table-cell>
          <table:table-cell office:value-type="float" office:value="-0.334560195658679" calcext:value-type="float">
            <text:p>-0.334560195658679</text:p>
          </table:table-cell>
          <table:table-cell office:value-type="float" office:value="-0.22675859033389" calcext:value-type="float">
            <text:p>-0.22675859033389</text:p>
          </table:table-cell>
          <table:table-cell/>
          <table:table-cell office:value-type="float" office:value="-0.337676110482545" calcext:value-type="float">
            <text:p>-0.337676110482545</text:p>
          </table:table-cell>
        </table:table-row>
        <table:table-row table:style-name="ro1">
          <table:table-cell/>
          <table:table-cell office:value-type="float" office:value="0.622678396292031" calcext:value-type="float">
            <text:p>0.622678396292031</text:p>
          </table:table-cell>
          <table:table-cell office:value-type="float" office:value="-0.263315985467277" calcext:value-type="float">
            <text:p>-0.263315985467277</text:p>
          </table:table-cell>
          <table:table-cell office:value-type="float" office:value="-0.234670408122759" calcext:value-type="float">
            <text:p>-0.234670408122759</text:p>
          </table:table-cell>
          <table:table-cell/>
          <table:table-cell office:value-type="float" office:value="-0.271406130504663" calcext:value-type="float">
            <text:p>-0.271406130504663</text:p>
          </table:table-cell>
        </table:table-row>
        <table:table-row table:style-name="ro1">
          <table:table-cell/>
          <table:table-cell office:value-type="float" office:value="0.62365591339767" calcext:value-type="float">
            <text:p>0.62365591339767</text:p>
          </table:table-cell>
          <table:table-cell office:value-type="float" office:value="-0.163320134359114" calcext:value-type="float">
            <text:p>-0.163320134359114</text:p>
          </table:table-cell>
          <table:table-cell table:style-name="ce1" office:value-type="float" office:value="-0.00222514184764078" calcext:value-type="float">
            <text:p>-2.23E-03</text:p>
          </table:table-cell>
          <table:table-cell/>
          <table:table-cell office:value-type="float" office:value="-0.175337117426493" calcext:value-type="float">
            <text:p>-0.175337117426493</text:p>
          </table:table-cell>
        </table:table-row>
        <table:table-row table:style-name="ro1">
          <table:table-cell/>
          <table:table-cell office:value-type="float" office:value="0.624633430503309" calcext:value-type="float">
            <text:p>0.624633430503309</text:p>
          </table:table-cell>
          <table:table-cell table:style-name="ce1" office:value-type="float" office:value="-0.0459542428786452" calcext:value-type="float">
            <text:p>-4.60E-02</text:p>
          </table:table-cell>
          <table:table-cell table:style-name="ce1" office:value-type="float" office:value="-0.0272862920776649" calcext:value-type="float">
            <text:p>-2.73E-02</text:p>
          </table:table-cell>
          <table:table-cell/>
          <table:table-cell table:style-name="ce1" office:value-type="float" office:value="-0.0605704992436405" calcext:value-type="float">
            <text:p>-6.06E-02</text:p>
          </table:table-cell>
        </table:table-row>
        <table:table-row table:style-name="ro1">
          <table:table-cell/>
          <table:table-cell office:value-type="float" office:value="0.625610947608948" calcext:value-type="float">
            <text:p>0.625610947608948</text:p>
          </table:table-cell>
          <table:table-cell table:style-name="ce1" office:value-type="float" office:value="0.0762429841209027" calcext:value-type="float">
            <text:p>7.62E-02</text:p>
          </table:table-cell>
          <table:table-cell office:value-type="float" office:value="0.174157945670714" calcext:value-type="float">
            <text:p>0.174157945670714</text:p>
          </table:table-cell>
          <table:table-cell/>
          <table:table-cell table:style-name="ce1" office:value-type="float" office:value="0.0605484482403118" calcext:value-type="float">
            <text:p>6.05E-02</text:p>
          </table:table-cell>
        </table:table-row>
        <table:table-row table:style-name="ro1">
          <table:table-cell/>
          <table:table-cell office:value-type="float" office:value="0.626588464714587" calcext:value-type="float">
            <text:p>0.626588464714587</text:p>
          </table:table-cell>
          <table:table-cell office:value-type="float" office:value="0.190411480555853" calcext:value-type="float">
            <text:p>0.190411480555853</text:p>
          </table:table-cell>
          <table:table-cell table:style-name="ce1" office:value-type="float" office:value="-0.0670353572339832" calcext:value-type="float">
            <text:p>-6.70E-02</text:p>
          </table:table-cell>
          <table:table-cell/>
          <table:table-cell office:value-type="float" office:value="0.175252766835085" calcext:value-type="float">
            <text:p>0.175252766835085</text:p>
          </table:table-cell>
        </table:table-row>
        <table:table-row table:style-name="ro1">
          <table:table-cell/>
          <table:table-cell office:value-type="float" office:value="0.627565981820226" calcext:value-type="float">
            <text:p>0.627565981820226</text:p>
          </table:table-cell>
          <table:table-cell office:value-type="float" office:value="0.284225331749524" calcext:value-type="float">
            <text:p>0.284225331749524</text:p>
          </table:table-cell>
          <table:table-cell office:value-type="float" office:value="0.347895275890557" calcext:value-type="float">
            <text:p>0.347895275890557</text:p>
          </table:table-cell>
          <table:table-cell/>
          <table:table-cell office:value-type="float" office:value="0.27120187174138" calcext:value-type="float">
            <text:p>0.27120187174138</text:p>
          </table:table-cell>
        </table:table-row>
        <table:table-row table:style-name="ro1">
          <table:table-cell/>
          <table:table-cell office:value-type="float" office:value="0.628543498925865" calcext:value-type="float">
            <text:p>0.628543498925865</text:p>
          </table:table-cell>
          <table:table-cell table:style-name="ce1" office:value-type="float" office:value="0.34671542551931" calcext:value-type="float">
            <text:p>3.47E-01</text:p>
          </table:table-cell>
          <table:table-cell office:value-type="float" office:value="0.831619268063876" calcext:value-type="float">
            <text:p>0.831619268063876</text:p>
          </table:table-cell>
          <table:table-cell/>
          <table:table-cell office:value-type="float" office:value="0.337303421412098" calcext:value-type="float">
            <text:p>0.337303421412098</text:p>
          </table:table-cell>
        </table:table-row>
        <table:table-row table:style-name="ro1">
          <table:table-cell/>
          <table:table-cell office:value-type="float" office:value="0.629521016031504" calcext:value-type="float">
            <text:p>0.629521016031504</text:p>
          </table:table-cell>
          <table:table-cell office:value-type="float" office:value="0.369008595884278" calcext:value-type="float">
            <text:p>0.369008595884278</text:p>
          </table:table-cell>
          <table:table-cell office:value-type="float" office:value="0.545817509368845" calcext:value-type="float">
            <text:p>0.545817509368845</text:p>
          </table:table-cell>
          <table:table-cell/>
          <table:table-cell office:value-type="float" office:value="0.364458504220714" calcext:value-type="float">
            <text:p>0.364458504220714</text:p>
          </table:table-cell>
        </table:table-row>
        <table:table-row table:style-name="ro1">
          <table:table-cell/>
          <table:table-cell office:value-type="float" office:value="0.630498533137143" calcext:value-type="float">
            <text:p>0.630498533137143</text:p>
          </table:table-cell>
          <table:table-cell table:style-name="ce1" office:value-type="float" office:value="0.344937659056816" calcext:value-type="float">
            <text:p>3.45E-01</text:p>
          </table:table-cell>
          <table:table-cell office:value-type="float" office:value="0.640170090365533" calcext:value-type="float">
            <text:p>0.640170090365533</text:p>
          </table:table-cell>
          <table:table-cell/>
          <table:table-cell office:value-type="float" office:value="0.346184268934495" calcext:value-type="float">
            <text:p>0.346184268934495</text:p>
          </table:table-cell>
        </table:table-row>
        <table:table-row table:style-name="ro1">
          <table:table-cell/>
          <table:table-cell office:value-type="float" office:value="0.631476050242782" calcext:value-type="float">
            <text:p>0.631476050242782</text:p>
          </table:table-cell>
          <table:table-cell office:value-type="float" office:value="0.271484543623602" calcext:value-type="float">
            <text:p>0.271484543623602</text:p>
          </table:table-cell>
          <table:table-cell office:value-type="float" office:value="0.744867357357388" calcext:value-type="float">
            <text:p>0.744867357357388</text:p>
          </table:table-cell>
          <table:table-cell/>
          <table:table-cell office:value-type="float" office:value="0.279075517952311" calcext:value-type="float">
            <text:p>0.279075517952311</text:p>
          </table:table-cell>
        </table:table-row>
        <table:table-row table:style-name="ro1">
          <table:table-cell/>
          <table:table-cell office:value-type="float" office:value="0.632453567348421" calcext:value-type="float">
            <text:p>0.632453567348421</text:p>
          </table:table-cell>
          <table:table-cell office:value-type="float" office:value="0.149028806520829" calcext:value-type="float">
            <text:p>0.149028806520829</text:p>
          </table:table-cell>
          <table:table-cell office:value-type="float" office:value="0.131604764658674" calcext:value-type="float">
            <text:p>0.131604764658674</text:p>
          </table:table-cell>
          <table:table-cell/>
          <table:table-cell office:value-type="float" office:value="0.163076498165495" calcext:value-type="float">
            <text:p>0.163076498165495</text:p>
          </table:table-cell>
        </table:table-row>
        <table:table-row table:style-name="ro1">
          <table:table-cell/>
          <table:table-cell office:value-type="float" office:value="0.63343108445406" calcext:value-type="float">
            <text:p>0.63343108445406</text:p>
          </table:table-cell>
          <table:table-cell table:style-name="ce1" office:value-type="float" office:value="-0.0186144033627619" calcext:value-type="float">
            <text:p>-1.86E-02</text:p>
          </table:table-cell>
          <table:table-cell table:style-name="ce1" office:value-type="float" office:value="0.0344923097525075" calcext:value-type="float">
            <text:p>3.45E-02</text:p>
          </table:table-cell>
          <table:table-cell/>
          <table:table-cell table:style-name="ce1" office:value-type="float" office:value="0.00154558083028777" calcext:value-type="float">
            <text:p>1.55E-03</text:p>
          </table:table-cell>
        </table:table-row>
        <table:table-row table:style-name="ro1">
          <table:table-cell/>
          <table:table-cell office:value-type="float" office:value="0.634408601559699" calcext:value-type="float">
            <text:p>0.634408601559699</text:p>
          </table:table-cell>
          <table:table-cell office:value-type="float" office:value="-0.224370129461678" calcext:value-type="float">
            <text:p>-0.224370129461678</text:p>
          </table:table-cell>
          <table:table-cell office:value-type="float" office:value="0.124855510921021" calcext:value-type="float">
            <text:p>0.124855510921021</text:p>
          </table:table-cell>
          <table:table-cell/>
          <table:table-cell office:value-type="float" office:value="-0.198891968880731" calcext:value-type="float">
            <text:p>-0.198891968880731</text:p>
          </table:table-cell>
        </table:table-row>
        <table:table-row table:style-name="ro1">
          <table:table-cell/>
          <table:table-cell office:value-type="float" office:value="0.635386118665338" calcext:value-type="float">
            <text:p>0.635386118665338</text:p>
          </table:table-cell>
          <table:table-cell table:style-name="ce1" office:value-type="float" office:value="-0.45828338683352" calcext:value-type="float">
            <text:p>-4.58E-01</text:p>
          </table:table-cell>
          <table:table-cell office:value-type="float" office:value="-0.602154624696867" calcext:value-type="float">
            <text:p>-0.602154624696867</text:p>
          </table:table-cell>
          <table:table-cell/>
          <table:table-cell office:value-type="float" office:value="-0.428695121165584" calcext:value-type="float">
            <text:p>-0.428695121165584</text:p>
          </table:table-cell>
        </table:table-row>
        <table:table-row table:style-name="ro1">
          <table:table-cell/>
          <table:table-cell office:value-type="float" office:value="0.636363635770977" calcext:value-type="float">
            <text:p>0.636363635770977</text:p>
          </table:table-cell>
          <table:table-cell office:value-type="float" office:value="-0.708080808853248" calcext:value-type="float">
            <text:p>-0.708080808853248</text:p>
          </table:table-cell>
          <table:table-cell office:value-type="float" office:value="-0.697210728214592" calcext:value-type="float">
            <text:p>-0.697210728214592</text:p>
          </table:table-cell>
          <table:table-cell/>
          <table:table-cell office:value-type="float" office:value="-0.675941755378024" calcext:value-type="float">
            <text:p>-0.675941755378024</text:p>
          </table:table-cell>
        </table:table-row>
        <table:table-row table:style-name="ro1">
          <table:table-cell table:style-name="ce1"/>
          <table:table-cell office:value-type="float" office:value="0.637341152876616" calcext:value-type="float">
            <text:p>0.637341152876616</text:p>
          </table:table-cell>
          <table:table-cell office:value-type="float" office:value="-0.959880977509876" calcext:value-type="float">
            <text:p>-0.959880977509876</text:p>
          </table:table-cell>
          <table:table-cell office:value-type="float" office:value="-0.921779569000982" calcext:value-type="float">
            <text:p>-0.921779569000982</text:p>
          </table:table-cell>
          <table:table-cell/>
          <table:table-cell office:value-type="float" office:value="-0.927015390700964" calcext:value-type="float">
            <text:p>-0.927015390700964</text:p>
          </table:table-cell>
        </table:table-row>
        <table:table-row table:style-name="ro1">
          <table:table-cell/>
          <table:table-cell office:value-type="float" office:value="0.638318669982255" calcext:value-type="float">
            <text:p>0.638318669982255</text:p>
          </table:table-cell>
          <table:table-cell office:value-type="float" office:value="-1.19901118195637" calcext:value-type="float">
            <text:p>-1.19901118195637</text:p>
          </table:table-cell>
          <table:table-cell office:value-type="float" office:value="-1.38645546159391" calcext:value-type="float">
            <text:p>-1.38645546159391</text:p>
          </table:table-cell>
          <table:table-cell/>
          <table:table-cell office:value-type="float" office:value="-1.1674032317032" calcext:value-type="float">
            <text:p>-1.1674032317032</text:p>
          </table:table-cell>
        </table:table-row>
        <table:table-row table:style-name="ro1">
          <table:table-cell/>
          <table:table-cell office:value-type="float" office:value="0.639296187087893" calcext:value-type="float">
            <text:p>0.639296187087893</text:p>
          </table:table-cell>
          <table:table-cell office:value-type="float" office:value="-1.41088180994095" calcext:value-type="float">
            <text:p>-1.41088180994095</text:p>
          </table:table-cell>
          <table:table-cell office:value-type="float" office:value="-1.07567536463789" calcext:value-type="float">
            <text:p>-1.07567536463789</text:p>
          </table:table-cell>
          <table:table-cell/>
          <table:table-cell office:value-type="float" office:value="-1.38255796805212" calcext:value-type="float">
            <text:p>-1.38255796805212</text:p>
          </table:table-cell>
        </table:table-row>
        <table:table-row table:style-name="ro1">
          <table:table-cell/>
          <table:table-cell office:value-type="float" office:value="0.640273704193532" calcext:value-type="float">
            <text:p>0.640273704193532</text:p>
          </table:table-cell>
          <table:table-cell office:value-type="float" office:value="-1.58186596325794" calcext:value-type="float">
            <text:p>-1.58186596325794</text:p>
          </table:table-cell>
          <table:table-cell office:value-type="float" office:value="-1.69071181638916" calcext:value-type="float">
            <text:p>-1.69071181638916</text:p>
          </table:table-cell>
          <table:table-cell/>
          <table:table-cell office:value-type="float" office:value="-1.5587717955106" calcext:value-type="float">
            <text:p>-1.5587717955106</text:p>
          </table:table-cell>
        </table:table-row>
        <table:table-row table:style-name="ro1">
          <table:table-cell/>
          <table:table-cell office:value-type="float" office:value="0.641251221299171" calcext:value-type="float">
            <text:p>0.641251221299171</text:p>
          </table:table-cell>
          <table:table-cell office:value-type="float" office:value="-1.70013142069732" calcext:value-type="float">
            <text:p>-1.70013142069732</text:p>
          </table:table-cell>
          <table:table-cell office:value-type="float" office:value="-1.84233261830435" calcext:value-type="float">
            <text:p>-1.84233261830435</text:p>
          </table:table-cell>
          <table:table-cell/>
          <table:table-cell office:value-type="float" office:value="-1.68401024012945" calcext:value-type="float">
            <text:p>-1.68401024012945</text:p>
          </table:table-cell>
        </table:table-row>
        <table:table-row table:style-name="ro1">
          <table:table-cell/>
          <table:table-cell office:value-type="float" office:value="0.64222873840481" calcext:value-type="float">
            <text:p>0.64222873840481</text:p>
          </table:table-cell>
          <table:table-cell office:value-type="float" office:value="-1.75637478055018" calcext:value-type="float">
            <text:p>-1.75637478055018</text:p>
          </table:table-cell>
          <table:table-cell office:value-type="float" office:value="-1.91923718775363" calcext:value-type="float">
            <text:p>-1.91923718775363</text:p>
          </table:table-cell>
          <table:table-cell/>
          <table:table-cell office:value-type="float" office:value="-1.74865562461186" calcext:value-type="float">
            <text:p>-1.74865562461186</text:p>
          </table:table-cell>
        </table:table-row>
        <table:table-row table:style-name="ro1">
          <table:table-cell/>
          <table:table-cell office:value-type="float" office:value="0.643206255510449" calcext:value-type="float">
            <text:p>0.643206255510449</text:p>
          </table:table-cell>
          <table:table-cell office:value-type="float" office:value="-1.74441333918972" calcext:value-type="float">
            <text:p>-1.74441333918972</text:p>
          </table:table-cell>
          <table:table-cell office:value-type="float" office:value="-1.54523617999299" calcext:value-type="float">
            <text:p>-1.54523617999299</text:p>
          </table:table-cell>
          <table:table-cell/>
          <table:table-cell office:value-type="float" office:value="-1.74611528218027" calcext:value-type="float">
            <text:p>-1.74611528218027</text:p>
          </table:table-cell>
        </table:table-row>
        <table:table-row table:style-name="ro1">
          <table:table-cell/>
          <table:table-cell office:value-type="float" office:value="0.644183772616088" calcext:value-type="float">
            <text:p>0.644183772616088</text:p>
          </table:table-cell>
          <table:table-cell office:value-type="float" office:value="-1.66159866107676" calcext:value-type="float">
            <text:p>-1.66159866107676</text:p>
          </table:table-cell>
          <table:table-cell office:value-type="float" office:value="-1.32817470485345" calcext:value-type="float">
            <text:p>-1.32817470485345</text:p>
          </table:table-cell>
          <table:table-cell/>
          <table:table-cell office:value-type="float" office:value="-1.67325758551545" calcext:value-type="float">
            <text:p>-1.67325758551545</text:p>
          </table:table-cell>
        </table:table-row>
        <table:table-row table:style-name="ro1">
          <table:table-cell/>
          <table:table-cell office:value-type="float" office:value="0.645161289721727" calcext:value-type="float">
            <text:p>0.645161289721727</text:p>
          </table:table-cell>
          <table:table-cell office:value-type="float" office:value="-1.50902636653257" calcext:value-type="float">
            <text:p>-1.50902636653257</text:p>
          </table:table-cell>
          <table:table-cell office:value-type="float" office:value="-1.27619279419942" calcext:value-type="float">
            <text:p>-1.27619279419942</text:p>
          </table:table-cell>
          <table:table-cell/>
          <table:table-cell office:value-type="float" office:value="-1.53064904139729" calcext:value-type="float">
            <text:p>-1.53064904139729</text:p>
          </table:table-cell>
        </table:table-row>
        <table:table-row table:style-name="ro1">
          <table:table-cell/>
          <table:table-cell office:value-type="float" office:value="0.646138806827366" calcext:value-type="float">
            <text:p>0.646138806827366</text:p>
          </table:table-cell>
          <table:table-cell office:value-type="float" office:value="-1.29152877401385" calcext:value-type="float">
            <text:p>-1.29152877401385</text:p>
          </table:table-cell>
          <table:table-cell office:value-type="float" office:value="-1.05396016520583" calcext:value-type="float">
            <text:p>-1.05396016520583</text:p>
          </table:table-cell>
          <table:table-cell/>
          <table:table-cell office:value-type="float" office:value="-1.32257749727598" calcext:value-type="float">
            <text:p>-1.32257749727598</text:p>
          </table:table-cell>
        </table:table-row>
        <table:table-row table:style-name="ro1">
          <table:table-cell/>
          <table:table-cell office:value-type="float" office:value="0.647116323933005" calcext:value-type="float">
            <text:p>0.647116323933005</text:p>
          </table:table-cell>
          <table:table-cell office:value-type="float" office:value="-1.01744995806114" calcext:value-type="float">
            <text:p>-1.01744995806114</text:p>
          </table:table-cell>
          <table:table-cell office:value-type="float" office:value="-0.568466059365755" calcext:value-type="float">
            <text:p>-0.568466059365755</text:p>
          </table:table-cell>
          <table:table-cell/>
          <table:table-cell office:value-type="float" office:value="-1.05685920906668" calcext:value-type="float">
            <text:p>-1.05685920906668</text:p>
          </table:table-cell>
        </table:table-row>
        <table:table-row table:style-name="ro1">
          <table:table-cell/>
          <table:table-cell office:value-type="float" office:value="0.648093841038644" calcext:value-type="float">
            <text:p>0.648093841038644</text:p>
          </table:table-cell>
          <table:table-cell office:value-type="float" office:value="-0.698215748152409" calcext:value-type="float">
            <text:p>-0.698215748152409</text:p>
          </table:table-cell>
          <table:table-cell office:value-type="float" office:value="-1.15147139269864" calcext:value-type="float">
            <text:p>-1.15147139269864</text:p>
          </table:table-cell>
          <table:table-cell/>
          <table:table-cell office:value-type="float" office:value="-0.74444037035868" calcext:value-type="float">
            <text:p>-0.74444037035868</text:p>
          </table:table-cell>
        </table:table-row>
        <table:table-row table:style-name="ro1">
          <table:table-cell/>
          <table:table-cell office:value-type="float" office:value="0.649071358144283" calcext:value-type="float">
            <text:p>0.649071358144283</text:p>
          </table:table-cell>
          <table:table-cell office:value-type="float" office:value="-0.347723420384054" calcext:value-type="float">
            <text:p>-0.347723420384054</text:p>
          </table:table-cell>
          <table:table-cell office:value-type="float" office:value="-0.493742339412214" calcext:value-type="float">
            <text:p>-0.493742339412214</text:p>
          </table:table-cell>
          <table:table-cell/>
          <table:table-cell office:value-type="float" office:value="-0.398815933273693" calcext:value-type="float">
            <text:p>-0.398815933273693</text:p>
          </table:table-cell>
        </table:table-row>
        <table:table-row table:style-name="ro1">
          <table:table-cell/>
          <table:table-cell office:value-type="float" office:value="0.650048875249922" calcext:value-type="float">
            <text:p>0.650048875249922</text:p>
          </table:table-cell>
          <table:table-cell table:style-name="ce1" office:value-type="float" office:value="0.0184134097158692" calcext:value-type="float">
            <text:p>1.84E-02</text:p>
          </table:table-cell>
          <table:table-cell office:value-type="float" office:value="0.224573963923565" calcext:value-type="float">
            <text:p>0.224573963923565</text:p>
          </table:table-cell>
          <table:table-cell/>
          <table:table-cell table:style-name="ce1" office:value-type="float" office:value="-0.0352994287044167" calcext:value-type="float">
            <text:p>-3.53E-02</text:p>
          </table:table-cell>
        </table:table-row>
        <table:table-row table:style-name="ro1">
          <table:table-cell/>
          <table:table-cell office:value-type="float" office:value="0.651026392355561" calcext:value-type="float">
            <text:p>0.651026392355561</text:p>
          </table:table-cell>
          <table:table-cell office:value-type="float" office:value="0.383720543748043" calcext:value-type="float">
            <text:p>0.383720543748043</text:p>
          </table:table-cell>
          <table:table-cell office:value-type="float" office:value="0.729435292531895" calcext:value-type="float">
            <text:p>0.729435292531895</text:p>
          </table:table-cell>
          <table:table-cell/>
          <table:table-cell office:value-type="float" office:value="0.329813632249799" calcext:value-type="float">
            <text:p>0.329813632249799</text:p>
          </table:table-cell>
        </table:table-row>
        <table:table-row table:style-name="ro1">
          <table:table-cell/>
          <table:table-cell office:value-type="float" office:value="0.6520039094612" calcext:value-type="float">
            <text:p>0.6520039094612</text:p>
          </table:table-cell>
          <table:table-cell office:value-type="float" office:value="0.731769448999176" calcext:value-type="float">
            <text:p>0.731769448999176</text:p>
          </table:table-cell>
          <table:table-cell office:value-type="float" office:value="0.837780610352125" calcext:value-type="float">
            <text:p>0.837780610352125</text:p>
          </table:table-cell>
          <table:table-cell/>
          <table:table-cell office:value-type="float" office:value="0.680139854196335" calcext:value-type="float">
            <text:p>0.680139854196335</text:p>
          </table:table-cell>
        </table:table-row>
        <table:table-row table:style-name="ro1">
          <table:table-cell/>
          <table:table-cell office:value-type="float" office:value="0.652981426566839" calcext:value-type="float">
            <text:p>0.652981426566839</text:p>
          </table:table-cell>
          <table:table-cell office:value-type="float" office:value="1.04708082729332" calcext:value-type="float">
            <text:p>1.04708082729332</text:p>
          </table:table-cell>
          <table:table-cell office:value-type="float" office:value="0.781523605191312" calcext:value-type="float">
            <text:p>0.781523605191312</text:p>
          </table:table-cell>
          <table:table-cell/>
          <table:table-cell office:value-type="float" office:value="1.0001072034679" calcext:value-type="float">
            <text:p>1.0001072034679</text:p>
          </table:table-cell>
        </table:table-row>
        <table:table-row table:style-name="ro1">
          <table:table-cell/>
          <table:table-cell office:value-type="float" office:value="0.653958943672478" calcext:value-type="float">
            <text:p>0.653958943672478</text:p>
          </table:table-cell>
          <table:table-cell office:value-type="float" office:value="1.3159724924175" calcext:value-type="float">
            <text:p>1.3159724924175</text:p>
          </table:table-cell>
          <table:table-cell office:value-type="float" office:value="0.937230608421999" calcext:value-type="float">
            <text:p>0.937230608421999</text:p>
          </table:table-cell>
          <table:table-cell/>
          <table:table-cell office:value-type="float" office:value="1.27580675008473" calcext:value-type="float">
            <text:p>1.27580675008473</text:p>
          </table:table-cell>
        </table:table-row>
        <table:table-row table:style-name="ro1">
          <table:table-cell/>
          <table:table-cell office:value-type="float" office:value="0.654936460778117" calcext:value-type="float">
            <text:p>0.654936460778117</text:p>
          </table:table-cell>
          <table:table-cell office:value-type="float" office:value="1.52730186909816" calcext:value-type="float">
            <text:p>1.52730186909816</text:p>
          </table:table-cell>
          <table:table-cell office:value-type="float" office:value="1.22963555885781" calcext:value-type="float">
            <text:p>1.22963555885781</text:p>
          </table:table-cell>
          <table:table-cell/>
          <table:table-cell office:value-type="float" office:value="1.4957470818229" calcext:value-type="float">
            <text:p>1.4957470818229</text:p>
          </table:table-cell>
        </table:table-row>
        <table:table-row table:style-name="ro1">
          <table:table-cell/>
          <table:table-cell office:value-type="float" office:value="0.655913977883756" calcext:value-type="float">
            <text:p>0.655913977883756</text:p>
          </table:table-cell>
          <table:table-cell office:value-type="float" office:value="1.67305971655524" calcext:value-type="float">
            <text:p>1.67305971655524</text:p>
          </table:table-cell>
          <table:table-cell office:value-type="float" office:value="1.45590347399545" calcext:value-type="float">
            <text:p>1.45590347399545</text:p>
          </table:table-cell>
          <table:table-cell/>
          <table:table-cell office:value-type="float" office:value="1.65146736472904" calcext:value-type="float">
            <text:p>1.65146736472904</text:p>
          </table:table-cell>
        </table:table-row>
        <table:table-row table:style-name="ro1">
          <table:table-cell/>
          <table:table-cell office:value-type="float" office:value="0.656891494989395" calcext:value-type="float">
            <text:p>0.656891494989395</text:p>
          </table:table-cell>
          <table:table-cell office:value-type="float" office:value="1.74878055789633" calcext:value-type="float">
            <text:p>1.74878055789633</text:p>
          </table:table-cell>
          <table:table-cell office:value-type="float" office:value="2.13822415639897" calcext:value-type="float">
            <text:p>2.13822415639897</text:p>
          </table:table-cell>
          <table:table-cell/>
          <table:table-cell office:value-type="float" office:value="1.73797344345861" calcext:value-type="float">
            <text:p>1.73797344345861</text:p>
          </table:table-cell>
        </table:table-row>
        <table:table-row table:style-name="ro1">
          <table:table-cell/>
          <table:table-cell office:value-type="float" office:value="0.657869012095034" calcext:value-type="float">
            <text:p>0.657869012095034</text:p>
          </table:table-cell>
          <table:table-cell office:value-type="float" office:value="1.75374623070869" calcext:value-type="float">
            <text:p>1.75374623070869</text:p>
          </table:table-cell>
          <table:table-cell office:value-type="float" office:value="2.04353052159781" calcext:value-type="float">
            <text:p>2.04353052159781</text:p>
          </table:table-cell>
          <table:table-cell/>
          <table:table-cell office:value-type="float" office:value="1.75397191089606" calcext:value-type="float">
            <text:p>1.75397191089606</text:p>
          </table:table-cell>
        </table:table-row>
        <table:table-row table:style-name="ro1">
          <table:table-cell/>
          <table:table-cell office:value-type="float" office:value="0.658846529200673" calcext:value-type="float">
            <text:p>0.658846529200673</text:p>
          </table:table-cell>
          <table:table-cell office:value-type="float" office:value="1.69097130863503" calcext:value-type="float">
            <text:p>1.69097130863503</text:p>
          </table:table-cell>
          <table:table-cell office:value-type="float" office:value="1.57824729403916" calcext:value-type="float">
            <text:p>1.57824729403916</text:p>
          </table:table-cell>
          <table:table-cell/>
          <table:table-cell office:value-type="float" office:value="1.70188909919483" calcext:value-type="float">
            <text:p>1.70188909919483</text:p>
          </table:table-cell>
        </table:table-row>
        <table:table-row table:style-name="ro1">
          <table:table-cell/>
          <table:table-cell office:value-type="float" office:value="0.659824046306312" calcext:value-type="float">
            <text:p>0.659824046306312</text:p>
          </table:table-cell>
          <table:table-cell office:value-type="float" office:value="1.56697213909063" calcext:value-type="float">
            <text:p>1.56697213909063</text:p>
          </table:table-cell>
          <table:table-cell office:value-type="float" office:value="2.00872641970302" calcext:value-type="float">
            <text:p>2.00872641970302</text:p>
          </table:table-cell>
          <table:table-cell/>
          <table:table-cell office:value-type="float" office:value="1.58767473434593" calcext:value-type="float">
            <text:p>1.58767473434593</text:p>
          </table:table-cell>
        </table:table-row>
        <table:table-row table:style-name="ro1">
          <table:table-cell/>
          <table:table-cell office:value-type="float" office:value="0.660801563411951" calcext:value-type="float">
            <text:p>0.660801563411951</text:p>
          </table:table-cell>
          <table:table-cell office:value-type="float" office:value="1.39133411974226" calcext:value-type="float">
            <text:p>1.39133411974226</text:p>
          </table:table-cell>
          <table:table-cell office:value-type="float" office:value="1.34362822095676" calcext:value-type="float">
            <text:p>1.34362822095676</text:p>
          </table:table-cell>
          <table:table-cell/>
          <table:table-cell office:value-type="float" office:value="1.42040278856958" calcext:value-type="float">
            <text:p>1.42040278856958</text:p>
          </table:table-cell>
        </table:table-row>
        <table:table-row table:style-name="ro1">
          <table:table-cell table:style-name="ce1"/>
          <table:table-cell office:value-type="float" office:value="0.66177908051759" calcext:value-type="float">
            <text:p>0.66177908051759</text:p>
          </table:table-cell>
          <table:table-cell office:value-type="float" office:value="1.17610382434439" calcext:value-type="float">
            <text:p>1.17610382434439</text:p>
          </table:table-cell>
          <table:table-cell office:value-type="float" office:value="1.66953507837444" calcext:value-type="float">
            <text:p>1.66953507837444</text:p>
          </table:table-cell>
          <table:table-cell/>
          <table:table-cell office:value-type="float" office:value="1.21169409421736" calcext:value-type="float">
            <text:p>1.21169409421736</text:p>
          </table:table-cell>
        </table:table-row>
        <table:table-row table:style-name="ro1">
          <table:table-cell table:style-name="ce1"/>
          <table:table-cell office:value-type="float" office:value="0.662756597623229" calcext:value-type="float">
            <text:p>0.662756597623229</text:p>
          </table:table-cell>
          <table:table-cell office:value-type="float" office:value="0.935042969027022" calcext:value-type="float">
            <text:p>0.935042969027022</text:p>
          </table:table-cell>
          <table:table-cell office:value-type="float" office:value="1.02227442016712" calcext:value-type="float">
            <text:p>1.02227442016712</text:p>
          </table:table-cell>
          <table:table-cell/>
          <table:table-cell office:value-type="float" office:value="0.974995830356326" calcext:value-type="float">
            <text:p>0.974995830356326</text:p>
          </table:table-cell>
        </table:table-row>
        <table:table-row table:style-name="ro1">
          <table:table-cell/>
          <table:table-cell office:value-type="float" office:value="0.663734114728868" calcext:value-type="float">
            <text:p>0.663734114728868</text:p>
          </table:table-cell>
          <table:table-cell office:value-type="float" office:value="0.682789361839373" calcext:value-type="float">
            <text:p>0.682789361839373</text:p>
          </table:table-cell>
          <table:table-cell office:value-type="float" office:value="0.853992681778357" calcext:value-type="float">
            <text:p>0.853992681778357</text:p>
          </table:table-cell>
          <table:table-cell/>
          <table:table-cell office:value-type="float" office:value="0.72476142863321" calcext:value-type="float">
            <text:p>0.72476142863321</text:p>
          </table:table-cell>
        </table:table-row>
        <table:table-row table:style-name="ro1">
          <table:table-cell/>
          <table:table-cell office:value-type="float" office:value="0.664711631834507" calcext:value-type="float">
            <text:p>0.664711631834507</text:p>
          </table:table-cell>
          <table:table-cell office:value-type="float" office:value="0.433975413922028" calcext:value-type="float">
            <text:p>0.433975413922028</text:p>
          </table:table-cell>
          <table:table-cell table:style-name="ce1" office:value-type="float" office:value="0.0732138356505202" calcext:value-type="float">
            <text:p>7.32E-02</text:p>
          </table:table-cell>
          <table:table-cell/>
          <table:table-cell office:value-type="float" office:value="0.475580264941754" calcext:value-type="float">
            <text:p>0.475580264941754</text:p>
          </table:table-cell>
        </table:table-row>
        <table:table-row table:style-name="ro1">
          <table:table-cell/>
          <table:table-cell office:value-type="float" office:value="0.665689148940146" calcext:value-type="float">
            <text:p>0.665689148940146</text:p>
          </table:table-cell>
          <table:table-cell office:value-type="float" office:value="0.202357185946313" calcext:value-type="float">
            <text:p>0.202357185946313</text:p>
          </table:table-cell>
          <table:table-cell office:value-type="float" office:value="0.650441694288599" calcext:value-type="float">
            <text:p>0.650441694288599</text:p>
          </table:table-cell>
          <table:table-cell/>
          <table:table-cell office:value-type="float" office:value="0.241309361245316" calcext:value-type="float">
            <text:p>0.241309361245316</text:p>
          </table:table-cell>
        </table:table-row>
        <table:table-row table:style-name="ro1">
          <table:table-cell/>
          <table:table-cell office:value-type="float" office:value="0.666666666045785" calcext:value-type="float">
            <text:p>0.666666666045785</text:p>
          </table:table-cell>
          <table:table-cell table:style-name="ce1" office:value-type="float" office:value="0.0000061568873007678" calcext:value-type="float">
            <text:p>6.16E-06</text:p>
          </table:table-cell>
          <table:table-cell office:value-type="float" office:value="-0.132515129144075" calcext:value-type="float">
            <text:p>-0.132515129144075</text:p>
          </table:table-cell>
          <table:table-cell/>
          <table:table-cell table:style-name="ce1" office:value-type="float" office:value="0.0342590486326875" calcext:value-type="float">
            <text:p>3.43E-02</text:p>
          </table:table-cell>
        </table:table-row>
        <table:table-row table:style-name="ro1">
          <table:table-cell/>
          <table:table-cell office:value-type="float" office:value="0.667644183151424" calcext:value-type="float">
            <text:p>0.667644183151424</text:p>
          </table:table-cell>
          <table:table-cell office:value-type="float" office:value="-0.163388016655908" calcext:value-type="float">
            <text:p>-0.163388016655908</text:p>
          </table:table-cell>
          <table:table-cell office:value-type="float" office:value="0.2017675230701" calcext:value-type="float">
            <text:p>0.2017675230701</text:p>
          </table:table-cell>
          <table:table-cell/>
          <table:table-cell office:value-type="float" office:value="-0.13551884301465" calcext:value-type="float">
            <text:p>-0.13551884301465</text:p>
          </table:table-cell>
        </table:table-row>
        <table:table-row table:style-name="ro1">
          <table:table-cell/>
          <table:table-cell office:value-type="float" office:value="0.668621700257063" calcext:value-type="float">
            <text:p>0.668621700257063</text:p>
          </table:table-cell>
          <table:table-cell office:value-type="float" office:value="-0.281062295877813" calcext:value-type="float">
            <text:p>-0.281062295877813</text:p>
          </table:table-cell>
          <table:table-cell table:style-name="ce1" office:value-type="float" office:value="0.0694270007427061" calcext:value-type="float">
            <text:p>6.94E-02</text:p>
          </table:table-cell>
          <table:table-cell/>
          <table:table-cell office:value-type="float" office:value="-0.26079799628327" calcext:value-type="float">
            <text:p>-0.26079799628327</text:p>
          </table:table-cell>
        </table:table-row>
        <table:table-row table:style-name="ro1">
          <table:table-cell/>
          <table:table-cell office:value-type="float" office:value="0.669599217362702" calcext:value-type="float">
            <text:p>0.669599217362702</text:p>
          </table:table-cell>
          <table:table-cell office:value-type="float" office:value="-0.349540451942018" calcext:value-type="float">
            <text:p>-0.349540451942018</text:p>
          </table:table-cell>
          <table:table-cell office:value-type="float" office:value="-0.488659043416891" calcext:value-type="float">
            <text:p>-0.488659043416891</text:p>
          </table:table-cell>
          <table:table-cell/>
          <table:table-cell office:value-type="float" office:value="-0.337566366687976" calcext:value-type="float">
            <text:p>-0.337566366687976</text:p>
          </table:table-cell>
        </table:table-row>
        <table:table-row table:style-name="ro1">
          <table:table-cell/>
          <table:table-cell office:value-type="float" office:value="0.670576734468341" calcext:value-type="float">
            <text:p>0.670576734468341</text:p>
          </table:table-cell>
          <table:table-cell office:value-type="float" office:value="-0.368787716460146" calcext:value-type="float">
            <text:p>-0.368787716460146</text:p>
          </table:table-cell>
          <table:table-cell office:value-type="float" office:value="-0.808268009003834" calcext:value-type="float">
            <text:p>-0.808268009003834</text:p>
          </table:table-cell>
          <table:table-cell/>
          <table:table-cell office:value-type="float" office:value="-0.365214058323189" calcext:value-type="float">
            <text:p>-0.365214058323189</text:p>
          </table:table-cell>
        </table:table-row>
        <table:table-row table:style-name="ro1">
          <table:table-cell/>
          <table:table-cell office:value-type="float" office:value="0.67155425157398" calcext:value-type="float">
            <text:p>0.67155425157398</text:p>
          </table:table-cell>
          <table:table-cell office:value-type="float" office:value="-0.342151418349996" calcext:value-type="float">
            <text:p>-0.342151418349996</text:p>
          </table:table-cell>
          <table:table-cell office:value-type="float" office:value="-0.770991685799345" calcext:value-type="float">
            <text:p>-0.770991685799345</text:p>
          </table:table-cell>
          <table:table-cell/>
          <table:table-cell office:value-type="float" office:value="-0.346509845006293" calcext:value-type="float">
            <text:p>-0.346509845006293</text:p>
          </table:table-cell>
        </table:table-row>
        <table:table-row table:style-name="ro1">
          <table:table-cell/>
          <table:table-cell office:value-type="float" office:value="0.672531768679619" calcext:value-type="float">
            <text:p>0.672531768679619</text:p>
          </table:table-cell>
          <table:table-cell table:style-name="ce1" office:value-type="float" office:value="-0.276092098162636" calcext:value-type="float">
            <text:p>-2.76E-01</text:p>
          </table:table-cell>
          <table:table-cell office:value-type="float" office:value="0.144334580325518" calcext:value-type="float">
            <text:p>0.144334580325518</text:p>
          </table:table-cell>
          <table:table-cell/>
          <table:table-cell office:value-type="float" office:value="-0.287368647151342" calcext:value-type="float">
            <text:p>-0.287368647151342</text:p>
          </table:table-cell>
        </table:table-row>
        <table:table-row table:style-name="ro1">
          <table:table-cell/>
          <table:table-cell office:value-type="float" office:value="0.673509285785258" calcext:value-type="float">
            <text:p>0.673509285785258</text:p>
          </table:table-cell>
          <table:table-cell office:value-type="float" office:value="-0.179722270317492" calcext:value-type="float">
            <text:p>-0.179722270317492</text:p>
          </table:table-cell>
          <table:table-cell office:value-type="float" office:value="-0.451816199028974" calcext:value-type="float">
            <text:p>-0.451816199028974</text:p>
          </table:table-cell>
          <table:table-cell/>
          <table:table-cell office:value-type="float" office:value="-0.196424902497726" calcext:value-type="float">
            <text:p>-0.196424902497726</text:p>
          </table:table-cell>
        </table:table-row>
        <table:table-row table:style-name="ro1">
          <table:table-cell/>
          <table:table-cell office:value-type="float" office:value="0.674486802890897" calcext:value-type="float">
            <text:p>0.674486802890897</text:p>
          </table:table-cell>
          <table:table-cell table:style-name="ce1" office:value-type="float" office:value="-0.0641816364649647" calcext:value-type="float">
            <text:p>-6.42E-02</text:p>
          </table:table-cell>
          <table:table-cell office:value-type="float" office:value="-0.535838138498922" calcext:value-type="float">
            <text:p>-0.535838138498922</text:p>
          </table:table-cell>
          <table:table-cell/>
          <table:table-cell table:style-name="ce1" office:value-type="float" office:value="-0.0844384862907994" calcext:value-type="float">
            <text:p>-8.44E-02</text:p>
          </table:table-cell>
        </table:table-row>
        <table:table-row table:style-name="ro1">
          <table:table-cell/>
          <table:table-cell office:value-type="float" office:value="0.675464319996536" calcext:value-type="float">
            <text:p>0.675464319996536</text:p>
          </table:table-cell>
          <table:table-cell table:style-name="ce1" office:value-type="float" office:value="0.0581125604134097" calcext:value-type="float">
            <text:p>5.81E-02</text:p>
          </table:table-cell>
          <table:table-cell office:value-type="float" office:value="-0.3876217650977" calcext:value-type="float">
            <text:p>-0.3876217650977</text:p>
          </table:table-cell>
          <table:table-cell/>
          <table:table-cell table:style-name="ce1" office:value-type="float" office:value="0.0364300599978363" calcext:value-type="float">
            <text:p>3.64E-02</text:p>
          </table:table-cell>
        </table:table-row>
        <table:table-row table:style-name="ro1">
          <table:table-cell/>
          <table:table-cell office:value-type="float" office:value="0.676441837102175" calcext:value-type="float">
            <text:p>0.676441837102175</text:p>
          </table:table-cell>
          <table:table-cell office:value-type="float" office:value="0.17429380624858" calcext:value-type="float">
            <text:p>0.17429380624858</text:p>
          </table:table-cell>
          <table:table-cell office:value-type="float" office:value="-0.2943401222431" calcext:value-type="float">
            <text:p>-0.2943401222431</text:p>
          </table:table-cell>
          <table:table-cell/>
          <table:table-cell office:value-type="float" office:value="0.153430349398176" calcext:value-type="float">
            <text:p>0.153430349398176</text:p>
          </table:table-cell>
        </table:table-row>
        <table:table-row table:style-name="ro1">
          <table:table-cell/>
          <table:table-cell office:value-type="float" office:value="0.677419354207814" calcext:value-type="float">
            <text:p>0.677419354207814</text:p>
          </table:table-cell>
          <table:table-cell office:value-type="float" office:value="0.271902225161742" calcext:value-type="float">
            <text:p>0.271902225161742</text:p>
          </table:table-cell>
          <table:table-cell office:value-type="float" office:value="-0.152450417252406" calcext:value-type="float">
            <text:p>-0.152450417252406</text:p>
          </table:table-cell>
          <table:table-cell/>
          <table:table-cell office:value-type="float" office:value="0.254069188476108" calcext:value-type="float">
            <text:p>0.254069188476108</text:p>
          </table:table-cell>
        </table:table-row>
        <table:table-row table:style-name="ro1">
          <table:table-cell/>
          <table:table-cell office:value-type="float" office:value="0.678396871313453" calcext:value-type="float">
            <text:p>0.678396871313453</text:p>
          </table:table-cell>
          <table:table-cell office:value-type="float" office:value="0.339715472704806" calcext:value-type="float">
            <text:p>0.339715472704806</text:p>
          </table:table-cell>
          <table:table-cell office:value-type="float" office:value="0.291756465113555" calcext:value-type="float">
            <text:p>0.291756465113555</text:p>
          </table:table-cell>
          <table:table-cell/>
          <table:table-cell office:value-type="float" office:value="0.326941819695916" calcext:value-type="float">
            <text:p>0.326941819695916</text:p>
          </table:table-cell>
        </table:table-row>
        <table:table-row table:style-name="ro1">
          <table:table-cell/>
          <table:table-cell office:value-type="float" office:value="0.679374388419092" calcext:value-type="float">
            <text:p>0.679374388419092</text:p>
          </table:table-cell>
          <table:table-cell office:value-type="float" office:value="0.368503469286947" calcext:value-type="float">
            <text:p>0.368503469286947</text:p>
          </table:table-cell>
          <table:table-cell office:value-type="float" office:value="0.381601800740857" calcext:value-type="float">
            <text:p>0.381601800740857</text:p>
          </table:table-cell>
          <table:table-cell/>
          <table:table-cell office:value-type="float" office:value="0.362496304678278" calcext:value-type="float">
            <text:p>0.362496304678278</text:p>
          </table:table-cell>
        </table:table-row>
        <table:table-row table:style-name="ro1">
          <table:table-cell/>
          <table:table-cell office:value-type="float" office:value="0.680351905524731" calcext:value-type="float">
            <text:p>0.680351905524731</text:p>
          </table:table-cell>
          <table:table-cell office:value-type="float" office:value="0.351660431465643" calcext:value-type="float">
            <text:p>0.351660431465643</text:p>
          </table:table-cell>
          <table:table-cell office:value-type="float" office:value="0.425444213670079" calcext:value-type="float">
            <text:p>0.425444213670079</text:p>
          </table:table-cell>
          <table:table-cell/>
          <table:table-cell office:value-type="float" office:value="0.353684017669347" calcext:value-type="float">
            <text:p>0.353684017669347</text:p>
          </table:table-cell>
        </table:table-row>
        <table:table-row table:style-name="ro1">
          <table:table-cell/>
          <table:table-cell office:value-type="float" office:value="0.68132942263037" calcext:value-type="float">
            <text:p>0.68132942263037</text:p>
          </table:table-cell>
          <table:table-cell office:value-type="float" office:value="0.285675073641933" calcext:value-type="float">
            <text:p>0.285675073641933</text:p>
          </table:table-cell>
          <table:table-cell office:value-type="float" office:value="-0.125182684574119" calcext:value-type="float">
            <text:p>-0.125182684574119</text:p>
          </table:table-cell>
          <table:table-cell/>
          <table:table-cell office:value-type="float" office:value="0.296456087467855" calcext:value-type="float">
            <text:p>0.296456087467855</text:p>
          </table:table-cell>
        </table:table-row>
        <table:table-row table:style-name="ro1">
          <table:table-cell/>
          <table:table-cell office:value-type="float" office:value="0.682306939736009" calcext:value-type="float">
            <text:p>0.682306939736009</text:p>
          </table:table-cell>
          <table:table-cell table:style-name="ce1" office:value-type="float" office:value="0.170409634980076" calcext:value-type="float">
            <text:p>1.70E-01</text:p>
          </table:table-cell>
          <table:table-cell office:value-type="float" office:value="0.292473719202358" calcext:value-type="float">
            <text:p>0.292473719202358</text:p>
          </table:table-cell>
          <table:table-cell/>
          <table:table-cell office:value-type="float" office:value="0.190074919823473" calcext:value-type="float">
            <text:p>0.190074919823473</text:p>
          </table:table-cell>
        </table:table-row>
        <table:table-row table:style-name="ro1">
          <table:table-cell/>
          <table:table-cell office:value-type="float" office:value="0.683284456841648" calcext:value-type="float">
            <text:p>0.683284456841648</text:p>
          </table:table-cell>
          <table:table-cell table:style-name="ce1" office:value-type="float" office:value="0.00916994764336254" calcext:value-type="float">
            <text:p>9.17E-03</text:p>
          </table:table-cell>
          <table:table-cell table:style-name="ce1" office:value-type="float" office:value="0.0518060832941934" calcext:value-type="float">
            <text:p>5.18E-02</text:p>
          </table:table-cell>
          <table:table-cell/>
          <table:table-cell table:style-name="ce1" office:value-type="float" office:value="0.0372210929687631" calcext:value-type="float">
            <text:p>3.72E-02</text:p>
          </table:table-cell>
        </table:table-row>
        <table:table-row table:style-name="ro1">
          <table:table-cell/>
          <table:table-cell office:value-type="float" office:value="0.684261973947287" calcext:value-type="float">
            <text:p>0.684261973947287</text:p>
          </table:table-cell>
          <table:table-cell office:value-type="float" office:value="-0.191438592812947" calcext:value-type="float">
            <text:p>-0.191438592812947</text:p>
          </table:table-cell>
          <table:table-cell table:style-name="ce1" office:value-type="float" office:value="0.0505796561062406" calcext:value-type="float">
            <text:p>5.06E-02</text:p>
          </table:table-cell>
          <table:table-cell/>
          <table:table-cell office:value-type="float" office:value="-0.156111723621052" calcext:value-type="float">
            <text:p>-0.156111723621052</text:p>
          </table:table-cell>
        </table:table-row>
        <table:table-row table:style-name="ro1">
          <table:table-cell/>
          <table:table-cell office:value-type="float" office:value="0.685239491052926" calcext:value-type="float">
            <text:p>0.685239491052926</text:p>
          </table:table-cell>
          <table:table-cell office:value-type="float" office:value="-0.421861326639624" calcext:value-type="float">
            <text:p>-0.421861326639624</text:p>
          </table:table-cell>
          <table:table-cell office:value-type="float" office:value="-0.877263969225532" calcext:value-type="float">
            <text:p>-0.877263969225532</text:p>
          </table:table-cell>
          <table:table-cell/>
          <table:table-cell office:value-type="float" office:value="-0.380928364998015" calcext:value-type="float">
            <text:p>-0.380928364998015</text:p>
          </table:table-cell>
        </table:table-row>
        <table:table-row table:style-name="ro1">
          <table:table-cell/>
          <table:table-cell office:value-type="float" office:value="0.686217008158565" calcext:value-type="float">
            <text:p>0.686217008158565</text:p>
          </table:table-cell>
          <table:table-cell office:value-type="float" office:value="-0.670130560759868" calcext:value-type="float">
            <text:p>-0.670130560759868</text:p>
          </table:table-cell>
          <table:table-cell office:value-type="float" office:value="-0.587632681124178" calcext:value-type="float">
            <text:p>-0.587632681124178</text:p>
          </table:table-cell>
          <table:table-cell/>
          <table:table-cell office:value-type="float" office:value="-0.625732321468274" calcext:value-type="float">
            <text:p>-0.625732321468274</text:p>
          </table:table-cell>
        </table:table-row>
        <table:table-row table:style-name="ro1">
          <table:table-cell table:style-name="ce1"/>
          <table:table-cell office:value-type="float" office:value="0.687194525264204" calcext:value-type="float">
            <text:p>0.687194525264204</text:p>
          </table:table-cell>
          <table:table-cell office:value-type="float" office:value="-0.922556094554224" calcext:value-type="float">
            <text:p>-0.922556094554224</text:p>
          </table:table-cell>
          <table:table-cell office:value-type="float" office:value="-1.21120964430901" calcext:value-type="float">
            <text:p>-1.21120964430901</text:p>
          </table:table-cell>
          <table:table-cell/>
          <table:table-cell office:value-type="float" office:value="-0.877185053044738" calcext:value-type="float">
            <text:p>-0.877185053044738</text:p>
          </table:table-cell>
        </table:table-row>
        <table:table-row table:style-name="ro1">
          <table:table-cell table:style-name="ce1"/>
          <table:table-cell office:value-type="float" office:value="0.688172042369843" calcext:value-type="float">
            <text:p>0.688172042369843</text:p>
          </table:table-cell>
          <table:table-cell office:value-type="float" office:value="-1.16452899637258" calcext:value-type="float">
            <text:p>-1.16452899637258</text:p>
          </table:table-cell>
          <table:table-cell office:value-type="float" office:value="-0.840005825854602" calcext:value-type="float">
            <text:p>-0.840005825854602</text:p>
          </table:table-cell>
          <table:table-cell/>
          <table:table-cell office:value-type="float" office:value="-1.1208853975506" calcext:value-type="float">
            <text:p>-1.1208853975506</text:p>
          </table:table-cell>
        </table:table-row>
        <table:table-row table:style-name="ro1">
          <table:table-cell/>
          <table:table-cell office:value-type="float" office:value="0.689149559475482" calcext:value-type="float">
            <text:p>0.689149559475482</text:p>
          </table:table-cell>
          <table:table-cell office:value-type="float" office:value="-1.38139063761149" calcext:value-type="float">
            <text:p>-1.38139063761149</text:p>
          </table:table-cell>
          <table:table-cell office:value-type="float" office:value="-1.49577995156593" calcext:value-type="float">
            <text:p>-1.49577995156593</text:p>
          </table:table-cell>
          <table:table-cell/>
          <table:table-cell office:value-type="float" office:value="-1.34222265848528" calcext:value-type="float">
            <text:p>-1.34222265848528</text:p>
          </table:table-cell>
        </table:table-row>
        <table:table-row table:style-name="ro1">
          <table:table-cell/>
          <table:table-cell office:value-type="float" office:value="0.69012707658112" calcext:value-type="float">
            <text:p>0.69012707658112</text:p>
          </table:table-cell>
          <table:table-cell office:value-type="float" office:value="-1.55931492024101" calcext:value-type="float">
            <text:p>-1.55931492024101</text:p>
          </table:table-cell>
          <table:table-cell office:value-type="float" office:value="-1.4902630112742" calcext:value-type="float">
            <text:p>-1.4902630112742</text:p>
          </table:table-cell>
          <table:table-cell/>
          <table:table-cell office:value-type="float" office:value="-1.52725239234248" calcext:value-type="float">
            <text:p>-1.52725239234248</text:p>
          </table:table-cell>
        </table:table-row>
        <table:table-row table:style-name="ro1">
          <table:table-cell/>
          <table:table-cell office:value-type="float" office:value="0.691104593686759" calcext:value-type="float">
            <text:p>0.691104593686759</text:p>
          </table:table-cell>
          <table:table-cell office:value-type="float" office:value="-1.68615068749123" calcext:value-type="float">
            <text:p>-1.68615068749123</text:p>
          </table:table-cell>
          <table:table-cell office:value-type="float" office:value="-1.79924996828884" calcext:value-type="float">
            <text:p>-1.79924996828884</text:p>
          </table:table-cell>
          <table:table-cell/>
          <table:table-cell office:value-type="float" office:value="-1.6635424019992" calcext:value-type="float">
            <text:p>-1.6635424019992</text:p>
          </table:table-cell>
        </table:table-row>
        <table:table-row table:style-name="ro1">
          <table:table-cell/>
          <table:table-cell office:value-type="float" office:value="0.692082110792398" calcext:value-type="float">
            <text:p>0.692082110792398</text:p>
          </table:table-cell>
          <table:table-cell office:value-type="float" office:value="-1.75217354515842" calcext:value-type="float">
            <text:p>-1.75217354515842</text:p>
          </table:table-cell>
          <table:table-cell office:value-type="float" office:value="-1.52156312651188" calcext:value-type="float">
            <text:p>-1.52156312651188</text:p>
          </table:table-cell>
          <table:table-cell/>
          <table:table-cell office:value-type="float" office:value="-1.74093807605913" calcext:value-type="float">
            <text:p>-1.74093807605913</text:p>
          </table:table-cell>
        </table:table-row>
        <table:table-row table:style-name="ro1">
          <table:table-cell/>
          <table:table-cell office:value-type="float" office:value="0.693059627898037" calcext:value-type="float">
            <text:p>0.693059627898037</text:p>
          </table:table-cell>
          <table:table-cell office:value-type="float" office:value="-1.75070161058783" calcext:value-type="float">
            <text:p>-1.75070161058783</text:p>
          </table:table-cell>
          <table:table-cell office:value-type="float" office:value="-1.96429603822536" calcext:value-type="float">
            <text:p>-1.96429603822536</text:p>
          </table:table-cell>
          <table:table-cell/>
          <table:table-cell office:value-type="float" office:value="-1.75220089803303" calcext:value-type="float">
            <text:p>-1.75220089803303</text:p>
          </table:table-cell>
        </table:table-row>
        <table:table-row table:style-name="ro1">
          <table:table-cell/>
          <table:table-cell office:value-type="float" office:value="0.694037145003676" calcext:value-type="float">
            <text:p>0.694037145003676</text:p>
          </table:table-cell>
          <table:table-cell office:value-type="float" office:value="-1.678537732444" calcext:value-type="float">
            <text:p>-1.678537732444</text:p>
          </table:table-cell>
          <table:table-cell office:value-type="float" office:value="-2.163412033901" calcext:value-type="float">
            <text:p>-2.163412033901</text:p>
          </table:table-cell>
          <table:table-cell/>
          <table:table-cell office:value-type="float" office:value="-1.69348140548541" calcext:value-type="float">
            <text:p>-1.69348140548541</text:p>
          </table:table-cell>
        </table:table-row>
        <table:table-row table:style-name="ro1">
          <table:table-cell/>
          <table:table-cell office:value-type="float" office:value="0.695014662109315" calcext:value-type="float">
            <text:p>0.695014662109315</text:p>
          </table:table-cell>
          <table:table-cell office:value-type="float" office:value="-1.5362110070881" calcext:value-type="float">
            <text:p>-1.5362110070881</text:p>
          </table:table-cell>
          <table:table-cell office:value-type="float" office:value="-1.33032581936525" calcext:value-type="float">
            <text:p>-1.33032581936525</text:p>
          </table:table-cell>
          <table:table-cell/>
          <table:table-cell office:value-type="float" office:value="-1.56459766305202" calcext:value-type="float">
            <text:p>-1.56459766305202</text:p>
          </table:table-cell>
        </table:table-row>
        <table:table-row table:style-name="ro1">
          <table:table-cell/>
          <table:table-cell office:value-type="float" office:value="0.695992179214954" calcext:value-type="float">
            <text:p>0.695992179214954</text:p>
          </table:table-cell>
          <table:table-cell office:value-type="float" office:value="-1.32800234131002" calcext:value-type="float">
            <text:p>-1.32800234131002</text:p>
          </table:table-cell>
          <table:table-cell office:value-type="float" office:value="-1.68896133948607" calcext:value-type="float">
            <text:p>-1.68896133948607</text:p>
          </table:table-cell>
          <table:table-cell/>
          <table:table-cell office:value-type="float" office:value="-1.36910184021083" calcext:value-type="float">
            <text:p>-1.36910184021083</text:p>
          </table:table-cell>
        </table:table-row>
        <table:table-row table:style-name="ro1">
          <table:table-cell/>
          <table:table-cell office:value-type="float" office:value="0.696969696320593" calcext:value-type="float">
            <text:p>0.696969696320593</text:p>
          </table:table-cell>
          <table:table-cell office:value-type="float" office:value="-1.06175166217901" calcext:value-type="float">
            <text:p>-1.06175166217901</text:p>
          </table:table-cell>
          <table:table-cell office:value-type="float" office:value="-1.4973167219615" calcext:value-type="float">
            <text:p>-1.4973167219615</text:p>
          </table:table-cell>
          <table:table-cell/>
          <table:table-cell office:value-type="float" office:value="-1.11413006592785" calcext:value-type="float">
            <text:p>-1.11413006592785</text:p>
          </table:table-cell>
        </table:table-row>
        <table:table-row table:style-name="ro1">
          <table:table-cell/>
          <table:table-cell office:value-type="float" office:value="0.697947213426232" calcext:value-type="float">
            <text:p>0.697947213426232</text:p>
          </table:table-cell>
          <table:table-cell office:value-type="float" office:value="-0.748457382897387" calcext:value-type="float">
            <text:p>-0.748457382897387</text:p>
          </table:table-cell>
          <table:table-cell office:value-type="float" office:value="-1.22593463448928" calcext:value-type="float">
            <text:p>-1.22593463448928</text:p>
          </table:table-cell>
          <table:table-cell/>
          <table:table-cell office:value-type="float" office:value="-0.810043615503216" calcext:value-type="float">
            <text:p>-0.810043615503216</text:p>
          </table:table-cell>
        </table:table-row>
        <table:table-row table:style-name="ro1">
          <table:table-cell/>
          <table:table-cell office:value-type="float" office:value="0.698924730531871" calcext:value-type="float">
            <text:p>0.698924730531871</text:p>
          </table:table-cell>
          <table:table-cell office:value-type="float" office:value="-0.401691119158564" calcext:value-type="float">
            <text:p>-0.401691119158564</text:p>
          </table:table-cell>
          <table:table-cell table:style-name="ce1" office:value-type="float" office:value="0.0924263641052624" calcext:value-type="float">
            <text:p>9.24E-02</text:p>
          </table:table-cell>
          <table:table-cell/>
          <table:table-cell office:value-type="float" office:value="-0.469881899530284" calcext:value-type="float">
            <text:p>-0.469881899530284</text:p>
          </table:table-cell>
        </table:table-row>
        <table:table-row table:style-name="ro1">
          <table:table-cell/>
          <table:table-cell office:value-type="float" office:value="0.69990224763751" calcext:value-type="float">
            <text:p>0.69990224763751</text:p>
          </table:table-cell>
          <table:table-cell table:style-name="ce1" office:value-type="float" office:value="-0.0368616711754773" calcext:value-type="float">
            <text:p>-3.69E-02</text:p>
          </table:table-cell>
          <table:table-cell office:value-type="float" office:value="0.101714592981939" calcext:value-type="float">
            <text:p>0.101714592981939</text:p>
          </table:table-cell>
          <table:table-cell/>
          <table:table-cell office:value-type="float" office:value="-0.108658928141417" calcext:value-type="float">
            <text:p>-0.108658928141417</text:p>
          </table:table-cell>
        </table:table-row>
        <table:table-row table:style-name="ro1">
          <table:table-cell/>
          <table:table-cell office:value-type="float" office:value="0.700879764743149" calcext:value-type="float">
            <text:p>0.700879764743149</text:p>
          </table:table-cell>
          <table:table-cell office:value-type="float" office:value="0.32962871845949" calcext:value-type="float">
            <text:p>0.32962871845949</text:p>
          </table:table-cell>
          <table:table-cell office:value-type="float" office:value="0.596018938788267" calcext:value-type="float">
            <text:p>0.596018938788267</text:p>
          </table:table-cell>
          <table:table-cell/>
          <table:table-cell office:value-type="float" office:value="0.257455754690466" calcext:value-type="float">
            <text:p>0.257455754690466</text:p>
          </table:table-cell>
        </table:table-row>
        <table:table-row table:style-name="ro1">
          <table:table-cell/>
          <table:table-cell office:value-type="float" office:value="0.701857281848788" calcext:value-type="float">
            <text:p>0.701857281848788</text:p>
          </table:table-cell>
          <table:table-cell office:value-type="float" office:value="0.681286390917446" calcext:value-type="float">
            <text:p>0.681286390917446</text:p>
          </table:table-cell>
          <table:table-cell office:value-type="float" office:value="0.228087988252885" calcext:value-type="float">
            <text:p>0.228087988252885</text:p>
          </table:table-cell>
          <table:table-cell/>
          <table:table-cell office:value-type="float" office:value="0.612023789904759" calcext:value-type="float">
            <text:p>0.612023789904759</text:p>
          </table:table-cell>
        </table:table-row>
        <table:table-row table:style-name="ro1">
          <table:table-cell/>
          <table:table-cell office:value-type="float" office:value="0.702834798954427" calcext:value-type="float">
            <text:p>0.702834798954427</text:p>
          </table:table-cell>
          <table:table-cell office:value-type="float" office:value="1.00243366166054" calcext:value-type="float">
            <text:p>1.00243366166054</text:p>
          </table:table-cell>
          <table:table-cell office:value-type="float" office:value="0.592456830792471" calcext:value-type="float">
            <text:p>0.592456830792471</text:p>
          </table:table-cell>
          <table:table-cell/>
          <table:table-cell office:value-type="float" office:value="0.939240467483151" calcext:value-type="float">
            <text:p>0.939240467483151</text:p>
          </table:table-cell>
        </table:table-row>
        <table:table-row table:style-name="ro1">
          <table:table-cell/>
          <table:table-cell office:value-type="float" office:value="0.703812316060066" calcext:value-type="float">
            <text:p>0.703812316060066</text:p>
          </table:table-cell>
          <table:table-cell office:value-type="float" office:value="1.27906833547425" calcext:value-type="float">
            <text:p>1.27906833547425</text:p>
          </table:table-cell>
          <table:table-cell office:value-type="float" office:value="1.68329844901575" calcext:value-type="float">
            <text:p>1.68329844901575</text:p>
          </table:table-cell>
          <table:table-cell/>
          <table:table-cell office:value-type="float" office:value="1.22480009005681" calcext:value-type="float">
            <text:p>1.22480009005681</text:p>
          </table:table-cell>
        </table:table-row>
        <table:table-row table:style-name="ro1">
          <table:table-cell/>
          <table:table-cell office:value-type="float" office:value="0.704789833165705" calcext:value-type="float">
            <text:p>0.704789833165705</text:p>
          </table:table-cell>
          <table:table-cell office:value-type="float" office:value="1.49962496425868" calcext:value-type="float">
            <text:p>1.49962496425868</text:p>
          </table:table-cell>
          <table:table-cell office:value-type="float" office:value="1.32859227333233" calcext:value-type="float">
            <text:p>1.32859227333233</text:p>
          </table:table-cell>
          <table:table-cell/>
          <table:table-cell office:value-type="float" office:value="1.4566736005851" calcext:value-type="float">
            <text:p>1.4566736005851</text:p>
          </table:table-cell>
        </table:table-row>
        <table:table-row table:style-name="ro1">
          <table:table-cell/>
          <table:table-cell office:value-type="float" office:value="0.705767350271344" calcext:value-type="float">
            <text:p>0.705767350271344</text:p>
          </table:table-cell>
          <table:table-cell office:value-type="float" office:value="1.65559333097946" calcext:value-type="float">
            <text:p>1.65559333097946</text:p>
          </table:table-cell>
          <table:table-cell office:value-type="float" office:value="2.03059286269881" calcext:value-type="float">
            <text:p>2.03059286269881</text:p>
          </table:table-cell>
          <table:table-cell/>
          <table:table-cell office:value-type="float" office:value="1.62575306561839" calcext:value-type="float">
            <text:p>1.62575306561839</text:p>
          </table:table-cell>
        </table:table-row>
        <table:table-row table:style-name="ro1">
          <table:table-cell/>
          <table:table-cell office:value-type="float" office:value="0.706744867376983" calcext:value-type="float">
            <text:p>0.706744867376983</text:p>
          </table:table-cell>
          <table:table-cell office:value-type="float" office:value="1.74195816364367" calcext:value-type="float">
            <text:p>1.74195816364367</text:p>
          </table:table-cell>
          <table:table-cell office:value-type="float" office:value="1.73226094739541" calcext:value-type="float">
            <text:p>1.73226094739541</text:p>
          </table:table-cell>
          <table:table-cell/>
          <table:table-cell office:value-type="float" office:value="1.72632553618899" calcext:value-type="float">
            <text:p>1.72632553618899</text:p>
          </table:table-cell>
        </table:table-row>
        <table:table-row table:style-name="ro1">
          <table:table-cell/>
          <table:table-cell office:value-type="float" office:value="0.707722384482622" calcext:value-type="float">
            <text:p>0.707722384482622</text:p>
          </table:table-cell>
          <table:table-cell office:value-type="float" office:value="1.75743474807195" calcext:value-type="float">
            <text:p>1.75743474807195</text:p>
          </table:table-cell>
          <table:table-cell office:value-type="float" office:value="1.95575582621098" calcext:value-type="float">
            <text:p>1.95575582621098</text:p>
          </table:table-cell>
          <table:table-cell/>
          <table:table-cell office:value-type="float" office:value="1.75634896793234" calcext:value-type="float">
            <text:p>1.75634896793234</text:p>
          </table:table-cell>
        </table:table-row>
        <table:table-row table:style-name="ro1">
          <table:table-cell/>
          <table:table-cell office:value-type="float" office:value="0.708699901588261" calcext:value-type="float">
            <text:p>0.708699901588261</text:p>
          </table:table-cell>
          <table:table-cell office:value-type="float" office:value="1.70448727818241" calcext:value-type="float">
            <text:p>1.70448727818241</text:p>
          </table:table-cell>
          <table:table-cell office:value-type="float" office:value="2.04030166434356" calcext:value-type="float">
            <text:p>2.04030166434356</text:p>
          </table:table-cell>
          <table:table-cell/>
          <table:table-cell office:value-type="float" office:value="1.71751466269538" calcext:value-type="float">
            <text:p>1.71751466269538</text:p>
          </table:table-cell>
        </table:table-row>
        <table:table-row table:style-name="ro1">
          <table:table-cell/>
          <table:table-cell office:value-type="float" office:value="0.7096774186939" calcext:value-type="float">
            <text:p>0.7096774186939</text:p>
          </table:table-cell>
          <table:table-cell office:value-type="float" office:value="1.58912972794175" calcext:value-type="float">
            <text:p>1.58912972794175</text:p>
          </table:table-cell>
          <table:table-cell office:value-type="float" office:value="1.17557147734479" calcext:value-type="float">
            <text:p>1.17557147734479</text:p>
          </table:table-cell>
          <table:table-cell/>
          <table:table-cell office:value-type="float" office:value="1.61509339079399" calcext:value-type="float">
            <text:p>1.61509339079399</text:p>
          </table:table-cell>
        </table:table-row>
        <table:table-row table:style-name="ro1">
          <table:table-cell/>
          <table:table-cell office:value-type="float" office:value="0.710654935799539" calcext:value-type="float">
            <text:p>0.710654935799539</text:p>
          </table:table-cell>
          <table:table-cell office:value-type="float" office:value="1.42052197418783" calcext:value-type="float">
            <text:p>1.42052197418783</text:p>
          </table:table-cell>
          <table:table-cell office:value-type="float" office:value="1.32688642513659" calcext:value-type="float">
            <text:p>1.32688642513659</text:p>
          </table:table-cell>
          <table:table-cell/>
          <table:table-cell office:value-type="float" office:value="1.4575752066949" calcext:value-type="float">
            <text:p>1.4575752066949</text:p>
          </table:table-cell>
        </table:table-row>
        <table:table-row table:style-name="ro1">
          <table:table-cell/>
          <table:table-cell office:value-type="float" office:value="0.711632452905178" calcext:value-type="float">
            <text:p>0.711632452905178</text:p>
          </table:table-cell>
          <table:table-cell office:value-type="float" office:value="1.21038606851863" calcext:value-type="float">
            <text:p>1.21038606851863</text:p>
          </table:table-cell>
          <table:table-cell office:value-type="float" office:value="1.34351621741746" calcext:value-type="float">
            <text:p>1.34351621741746</text:p>
          </table:table-cell>
          <table:table-cell/>
          <table:table-cell office:value-type="float" office:value="1.25612521249259" calcext:value-type="float">
            <text:p>1.25612521249259</text:p>
          </table:table-cell>
        </table:table-row>
        <table:table-row table:style-name="ro1">
          <table:table-cell table:style-name="ce1"/>
          <table:table-cell office:value-type="float" office:value="0.712609970010817" calcext:value-type="float">
            <text:p>0.712609970010817</text:p>
          </table:table-cell>
          <table:table-cell office:value-type="float" office:value="0.972278220494251" calcext:value-type="float">
            <text:p>0.972278220494251</text:p>
          </table:table-cell>
          <table:table-cell office:value-type="float" office:value="0.833026879691322" calcext:value-type="float">
            <text:p>0.833026879691322</text:p>
          </table:table-cell>
          <table:table-cell/>
          <table:table-cell office:value-type="float" office:value="1.02388842126084" calcext:value-type="float">
            <text:p>1.02388842126084</text:p>
          </table:table-cell>
        </table:table-row>
        <table:table-row table:style-name="ro1">
          <table:table-cell/>
          <table:table-cell office:value-type="float" office:value="0.713587487116456" calcext:value-type="float">
            <text:p>0.713587487116456</text:p>
          </table:table-cell>
          <table:table-cell office:value-type="float" office:value="0.720760575149182" calcext:value-type="float">
            <text:p>0.720760575149182</text:p>
          </table:table-cell>
          <table:table-cell office:value-type="float" office:value="0.80784779235644" calcext:value-type="float">
            <text:p>0.80784779235644</text:p>
          </table:table-cell>
          <table:table-cell/>
          <table:table-cell office:value-type="float" office:value="0.77518577501492" calcext:value-type="float">
            <text:p>0.77518577501492</text:p>
          </table:table-cell>
        </table:table-row>
        <table:table-row table:style-name="ro1">
          <table:table-cell/>
          <table:table-cell office:value-type="float" office:value="0.714565004222095" calcext:value-type="float">
            <text:p>0.714565004222095</text:p>
          </table:table-cell>
          <table:table-cell table:style-name="ce1" office:value-type="float" office:value="0.47052273573299" calcext:value-type="float">
            <text:p>4.71E-01</text:p>
          </table:table-cell>
          <table:table-cell office:value-type="float" office:value="0.285079065587422" calcext:value-type="float">
            <text:p>0.285079065587422</text:p>
          </table:table-cell>
          <table:table-cell/>
          <table:table-cell office:value-type="float" office:value="0.524649748155119" calcext:value-type="float">
            <text:p>0.524649748155119</text:p>
          </table:table-cell>
        </table:table-row>
        <table:table-row table:style-name="ro1">
          <table:table-cell/>
          <table:table-cell office:value-type="float" office:value="0.715542521327734" calcext:value-type="float">
            <text:p>0.715542521327734</text:p>
          </table:table-cell>
          <table:table-cell office:value-type="float" office:value="0.235505847553286" calcext:value-type="float">
            <text:p>0.235505847553286</text:p>
          </table:table-cell>
          <table:table-cell office:value-type="float" office:value="0.371822529340152" calcext:value-type="float">
            <text:p>0.371822529340152</text:p>
          </table:table-cell>
          <table:table-cell/>
          <table:table-cell office:value-type="float" office:value="0.286351436929658" calcext:value-type="float">
            <text:p>0.286351436929658</text:p>
          </table:table-cell>
        </table:table-row>
        <table:table-row table:style-name="ro1">
          <table:table-cell/>
          <table:table-cell office:value-type="float" office:value="0.716520038433373" calcext:value-type="float">
            <text:p>0.716520038433373</text:p>
          </table:table-cell>
          <table:table-cell table:style-name="ce1" office:value-type="float" office:value="0.0280817510386661" calcext:value-type="float">
            <text:p>2.81E-02</text:p>
          </table:table-cell>
          <table:table-cell office:value-type="float" office:value="0.234581352777409" calcext:value-type="float">
            <text:p>0.234581352777409</text:p>
          </table:table-cell>
          <table:table-cell/>
          <table:table-cell table:style-name="ce1" office:value-type="float" office:value="0.0729713929683211" calcext:value-type="float">
            <text:p>7.30E-02</text:p>
          </table:table-cell>
        </table:table-row>
        <table:table-row table:style-name="ro1">
          <table:table-cell/>
          <table:table-cell office:value-type="float" office:value="0.717497555539012" calcext:value-type="float">
            <text:p>0.717497555539012</text:p>
          </table:table-cell>
          <table:table-cell table:style-name="ce1" office:value-type="float" office:value="-0.141663747523997" calcext:value-type="float">
            <text:p>-1.42E-01</text:p>
          </table:table-cell>
          <table:table-cell table:style-name="ce1" office:value-type="float" office:value="0.000484715802796631" calcext:value-type="float">
            <text:p>4.85E-04</text:p>
          </table:table-cell>
          <table:table-cell/>
          <table:table-cell office:value-type="float" office:value="-0.104936314832042" calcext:value-type="float">
            <text:p>-0.104936314832042</text:p>
          </table:table-cell>
        </table:table-row>
        <table:table-row table:style-name="ro1">
          <table:table-cell/>
          <table:table-cell office:value-type="float" office:value="0.718475072644651" calcext:value-type="float">
            <text:p>0.718475072644651</text:p>
          </table:table-cell>
          <table:table-cell office:value-type="float" office:value="-0.266500840632" calcext:value-type="float">
            <text:p>-0.266500840632</text:p>
          </table:table-cell>
          <table:table-cell office:value-type="float" office:value="-0.725851958608404" calcext:value-type="float">
            <text:p>-0.725851958608404</text:p>
          </table:table-cell>
          <table:table-cell/>
          <table:table-cell office:value-type="float" office:value="-0.239543062306166" calcext:value-type="float">
            <text:p>-0.239543062306166</text:p>
          </table:table-cell>
        </table:table-row>
        <table:table-row table:style-name="ro1">
          <table:table-cell/>
          <table:table-cell office:value-type="float" office:value="0.71945258975029" calcext:value-type="float">
            <text:p>0.71945258975029</text:p>
          </table:table-cell>
          <table:table-cell office:value-type="float" office:value="-0.342445229313864" calcext:value-type="float">
            <text:p>-0.342445229313864</text:p>
          </table:table-cell>
          <table:table-cell office:value-type="float" office:value="-0.715871134553261" calcext:value-type="float">
            <text:p>-0.715871134553261</text:p>
          </table:table-cell>
          <table:table-cell/>
          <table:table-cell office:value-type="float" office:value="-0.326172261334953" calcext:value-type="float">
            <text:p>-0.326172261334953</text:p>
          </table:table-cell>
        </table:table-row>
        <table:table-row table:style-name="ro1">
          <table:table-cell/>
          <table:table-cell office:value-type="float" office:value="0.720430106855929" calcext:value-type="float">
            <text:p>0.720430106855929</text:p>
          </table:table-cell>
          <table:table-cell office:value-type="float" office:value="-0.368944459501987" calcext:value-type="float">
            <text:p>-0.368944459501987</text:p>
          </table:table-cell>
          <table:table-cell office:value-type="float" office:value="-0.272793155688726" calcext:value-type="float">
            <text:p>-0.272793155688726</text:p>
          </table:table-cell>
          <table:table-cell/>
          <table:table-cell office:value-type="float" office:value="-0.363528652958935" calcext:value-type="float">
            <text:p>-0.363528652958935</text:p>
          </table:table-cell>
        </table:table-row>
        <table:table-row table:style-name="ro1">
          <table:table-cell/>
          <table:table-cell office:value-type="float" office:value="0.721407623961568" calcext:value-type="float">
            <text:p>0.721407623961568</text:p>
          </table:table-cell>
          <table:table-cell office:value-type="float" office:value="-0.348850692542555" calcext:value-type="float">
            <text:p>-0.348850692542555</text:p>
          </table:table-cell>
          <table:table-cell office:value-type="float" office:value="-0.393765163210381" calcext:value-type="float">
            <text:p>-0.393765163210381</text:p>
          </table:table-cell>
          <table:table-cell/>
          <table:table-cell office:value-type="float" office:value="-0.35371732627178" calcext:value-type="float">
            <text:p>-0.35371732627178</text:p>
          </table:table-cell>
        </table:table-row>
        <table:table-row table:style-name="ro1">
          <table:table-cell/>
          <table:table-cell office:value-type="float" office:value="0.722385141067207" calcext:value-type="float">
            <text:p>0.722385141067207</text:p>
          </table:table-cell>
          <table:table-cell table:style-name="ce1" office:value-type="float" office:value="-0.288182455432967" calcext:value-type="float">
            <text:p>-2.88E-01</text:p>
          </table:table-cell>
          <table:table-cell table:style-name="ce1" office:value-type="float" office:value="0.0807865532951317" calcext:value-type="float">
            <text:p>8.08E-02</text:p>
          </table:table-cell>
          <table:table-cell/>
          <table:table-cell office:value-type="float" office:value="-0.302052204783487" calcext:value-type="float">
            <text:p>-0.302052204783487</text:p>
          </table:table-cell>
        </table:table-row>
        <table:table-row table:style-name="ro1">
          <table:table-cell/>
          <table:table-cell office:value-type="float" office:value="0.723362658172846" calcext:value-type="float">
            <text:p>0.723362658172846</text:p>
          </table:table-cell>
          <table:table-cell office:value-type="float" office:value="-0.195690687863894" calcext:value-type="float">
            <text:p>-0.195690687863894</text:p>
          </table:table-cell>
          <table:table-cell office:value-type="float" office:value="-0.441823031601885" calcext:value-type="float">
            <text:p>-0.441823031601885</text:p>
          </table:table-cell>
          <table:table-cell/>
          <table:table-cell office:value-type="float" office:value="-0.216666461873138" calcext:value-type="float">
            <text:p>-0.216666461873138</text:p>
          </table:table-cell>
        </table:table-row>
        <table:table-row table:style-name="ro1">
          <table:table-cell/>
          <table:table-cell office:value-type="float" office:value="0.724340175278485" calcext:value-type="float">
            <text:p>0.724340175278485</text:p>
          </table:table-cell>
          <table:table-cell table:style-name="ce1" office:value-type="float" office:value="-0.0822562395668375" calcext:value-type="float">
            <text:p>-8.23E-02</text:p>
          </table:table-cell>
          <table:table-cell office:value-type="float" office:value="0.204229893831333" calcext:value-type="float">
            <text:p>0.204229893831333</text:p>
          </table:table-cell>
          <table:table-cell/>
          <table:table-cell office:value-type="float" office:value="-0.107949285181301" calcext:value-type="float">
            <text:p>-0.107949285181301</text:p>
          </table:table-cell>
        </table:table-row>
        <table:table-row table:style-name="ro1">
          <table:table-cell/>
          <table:table-cell office:value-type="float" office:value="0.725317692384124" calcext:value-type="float">
            <text:p>0.725317692384124</text:p>
          </table:table-cell>
          <table:table-cell table:style-name="ce1" office:value-type="float" office:value="0.0398438392570335" calcext:value-type="float">
            <text:p>3.98E-02</text:p>
          </table:table-cell>
          <table:table-cell office:value-type="float" office:value="0.535544528585195" calcext:value-type="float">
            <text:p>0.535544528585195</text:p>
          </table:table-cell>
          <table:table-cell/>
          <table:table-cell table:style-name="ce1" office:value-type="float" office:value="0.0121561117229297" calcext:value-type="float">
            <text:p>1.22E-02</text:p>
          </table:table-cell>
        </table:table-row>
        <table:table-row table:style-name="ro1">
          <table:table-cell/>
          <table:table-cell office:value-type="float" office:value="0.726295209489763" calcext:value-type="float">
            <text:p>0.726295209489763</text:p>
          </table:table-cell>
          <table:table-cell office:value-type="float" office:value="0.15775594244615" calcext:value-type="float">
            <text:p>0.15775594244615</text:p>
          </table:table-cell>
          <table:table-cell office:value-type="float" office:value="-0.17400472700676" calcext:value-type="float">
            <text:p>-0.17400472700676</text:p>
          </table:table-cell>
          <table:table-cell/>
          <table:table-cell office:value-type="float" office:value="0.130949962436793" calcext:value-type="float">
            <text:p>0.130949962436793</text:p>
          </table:table-cell>
        </table:table-row>
        <table:table-row table:style-name="ro1">
          <table:table-cell/>
          <table:table-cell office:value-type="float" office:value="0.727272726595402" calcext:value-type="float">
            <text:p>0.727272726595402</text:p>
          </table:table-cell>
          <table:table-cell office:value-type="float" office:value="0.25890502314044" calcext:value-type="float">
            <text:p>0.25890502314044</text:p>
          </table:table-cell>
          <table:table-cell office:value-type="float" office:value="0.403516824064383" calcext:value-type="float">
            <text:p>0.403516824064383</text:p>
          </table:table-cell>
          <table:table-cell/>
          <table:table-cell office:value-type="float" office:value="0.235819879298935" calcext:value-type="float">
            <text:p>0.235819879298935</text:p>
          </table:table-cell>
        </table:table-row>
        <table:table-row table:style-name="ro1">
          <table:table-cell/>
          <table:table-cell office:value-type="float" office:value="0.728250243701041" calcext:value-type="float">
            <text:p>0.728250243701041</text:p>
          </table:table-cell>
          <table:table-cell office:value-type="float" office:value="0.331832572692331" calcext:value-type="float">
            <text:p>0.331832572692331</text:p>
          </table:table-cell>
          <table:table-cell office:value-type="float" office:value="0.601447112927113" calcext:value-type="float">
            <text:p>0.601447112927113</text:p>
          </table:table-cell>
          <table:table-cell/>
          <table:table-cell office:value-type="float" office:value="0.315079415823589" calcext:value-type="float">
            <text:p>0.315079415823589</text:p>
          </table:table-cell>
        </table:table-row>
        <table:table-row table:style-name="ro1">
          <table:table-cell/>
          <table:table-cell office:value-type="float" office:value="0.72922776080668" calcext:value-type="float">
            <text:p>0.72922776080668</text:p>
          </table:table-cell>
          <table:table-cell office:value-type="float" office:value="0.366965891376906" calcext:value-type="float">
            <text:p>0.366965891376906</text:p>
          </table:table-cell>
          <table:table-cell office:value-type="float" office:value="0.182739814252793" calcext:value-type="float">
            <text:p>0.182739814252793</text:p>
          </table:table-cell>
          <table:table-cell/>
          <table:table-cell office:value-type="float" office:value="0.358749756169208" calcext:value-type="float">
            <text:p>0.358749756169208</text:p>
          </table:table-cell>
        </table:table-row>
        <table:table-row table:style-name="ro1">
          <table:table-cell/>
          <table:table-cell office:value-type="float" office:value="0.730205277912319" calcext:value-type="float">
            <text:p>0.730205277912319</text:p>
          </table:table-cell>
          <table:table-cell office:value-type="float" office:value="0.357271230210867" calcext:value-type="float">
            <text:p>0.357271230210867</text:p>
          </table:table-cell>
          <table:table-cell office:value-type="float" office:value="0.460601461148704" calcext:value-type="float">
            <text:p>0.460601461148704</text:p>
          </table:table-cell>
          <table:table-cell/>
          <table:table-cell office:value-type="float" office:value="0.359236457311706" calcext:value-type="float">
            <text:p>0.359236457311706</text:p>
          </table:table-cell>
        </table:table-row>
        <table:table-row table:style-name="ro1">
          <table:table-cell/>
          <table:table-cell office:value-type="float" office:value="0.731182795017958" calcext:value-type="float">
            <text:p>0.731182795017958</text:p>
          </table:table-cell>
          <table:table-cell office:value-type="float" office:value="0.298750400586575" calcext:value-type="float">
            <text:p>0.298750400586575</text:p>
          </table:table-cell>
          <table:table-cell table:style-name="ce1" office:value-type="float" office:value="0.0972188294226933" calcext:value-type="float">
            <text:p>9.72E-02</text:p>
          </table:table-cell>
          <table:table-cell/>
          <table:table-cell office:value-type="float" office:value="0.311859498919526" calcext:value-type="float">
            <text:p>0.311859498919526</text:p>
          </table:table-cell>
        </table:table-row>
        <table:table-row table:style-name="ro1">
          <table:table-cell/>
          <table:table-cell office:value-type="float" office:value="0.732160312123597" calcext:value-type="float">
            <text:p>0.732160312123597</text:p>
          </table:table-cell>
          <table:table-cell office:value-type="float" office:value="0.190749909982967" calcext:value-type="float">
            <text:p>0.190749909982967</text:p>
          </table:table-cell>
          <table:table-cell office:value-type="float" office:value="-0.102909693454939" calcext:value-type="float">
            <text:p>-0.102909693454939</text:p>
          </table:table-cell>
          <table:table-cell/>
          <table:table-cell office:value-type="float" office:value="0.215203745135603" calcext:value-type="float">
            <text:p>0.215203745135603</text:p>
          </table:table-cell>
        </table:table-row>
        <table:table-row table:style-name="ro1">
          <table:table-cell/>
          <table:table-cell office:value-type="float" office:value="0.733137829229236" calcext:value-type="float">
            <text:p>0.733137829229236</text:p>
          </table:table-cell>
          <table:table-cell table:style-name="ce1" office:value-type="float" office:value="0.0360630186029532" calcext:value-type="float">
            <text:p>3.61E-02</text:p>
          </table:table-cell>
          <table:table-cell office:value-type="float" office:value="0.494323760829643" calcext:value-type="float">
            <text:p>0.494323760829643</text:p>
          </table:table-cell>
          <table:table-cell/>
          <table:table-cell table:style-name="ce1" office:value-type="float" office:value="0.0712677603057802" calcext:value-type="float">
            <text:p>7.13E-02</text:p>
          </table:table-cell>
        </table:table-row>
        <table:table-row table:style-name="ro1">
          <table:table-cell/>
          <table:table-cell office:value-type="float" office:value="0.734115346334875" calcext:value-type="float">
            <text:p>0.734115346334875</text:p>
          </table:table-cell>
          <table:table-cell office:value-type="float" office:value="-0.159182358577711" calcext:value-type="float">
            <text:p>-0.159182358577711</text:p>
          </table:table-cell>
          <table:table-cell table:style-name="ce1" office:value-type="float" office:value="-0.0711002494714833" calcext:value-type="float">
            <text:p>-7.11E-02</text:p>
          </table:table-cell>
          <table:table-cell/>
          <table:table-cell office:value-type="float" office:value="-0.114598903547997" calcext:value-type="float">
            <text:p>-0.114598903547997</text:p>
          </table:table-cell>
        </table:table-row>
        <table:table-row table:style-name="ro1">
          <table:table-cell/>
          <table:table-cell office:value-type="float" office:value="0.735092863440514" calcext:value-type="float">
            <text:p>0.735092863440514</text:p>
          </table:table-cell>
          <table:table-cell office:value-type="float" office:value="-0.385844011050819" calcext:value-type="float">
            <text:p>-0.385844011050819</text:p>
          </table:table-cell>
          <table:table-cell office:value-type="float" office:value="-0.829130728538025" calcext:value-type="float">
            <text:p>-0.829130728538025</text:p>
          </table:table-cell>
          <table:table-cell/>
          <table:table-cell office:value-type="float" office:value="-0.333967047160361" calcext:value-type="float">
            <text:p>-0.333967047160361</text:p>
          </table:table-cell>
        </table:table-row>
        <table:table-row table:style-name="ro1">
          <table:table-cell/>
          <table:table-cell office:value-type="float" office:value="0.736070380546153" calcext:value-type="float">
            <text:p>0.736070380546153</text:p>
          </table:table-cell>
          <table:table-cell office:value-type="float" office:value="-0.632275532469099" calcext:value-type="float">
            <text:p>-0.632275532469099</text:p>
          </table:table-cell>
          <table:table-cell office:value-type="float" office:value="-0.692072400166941" calcext:value-type="float">
            <text:p>-0.692072400166941</text:p>
          </table:table-cell>
          <table:table-cell/>
          <table:table-cell office:value-type="float" office:value="-0.575792270388074" calcext:value-type="float">
            <text:p>-0.575792270388074</text:p>
          </table:table-cell>
        </table:table-row>
        <table:table-row table:style-name="ro1">
          <table:table-cell table:style-name="ce1"/>
          <table:table-cell office:value-type="float" office:value="0.737047897651792" calcext:value-type="float">
            <text:p>0.737047897651792</text:p>
          </table:table-cell>
          <table:table-cell office:value-type="float" office:value="-0.88499611385203" calcext:value-type="float">
            <text:p>-0.88499611385203</text:p>
          </table:table-cell>
          <table:table-cell office:value-type="float" office:value="-0.555394822510274" calcext:value-type="float">
            <text:p>-0.555394822510274</text:p>
          </table:table-cell>
          <table:table-cell/>
          <table:table-cell office:value-type="float" office:value="-0.827045300107158" calcext:value-type="float">
            <text:p>-0.827045300107158</text:p>
          </table:table-cell>
        </table:table-row>
        <table:table-row table:style-name="ro1">
          <table:table-cell table:style-name="ce1"/>
          <table:table-cell office:value-type="float" office:value="0.738025414757431" calcext:value-type="float">
            <text:p>0.738025414757431</text:p>
          </table:table-cell>
          <table:table-cell office:value-type="float" office:value="-1.12948025286014" calcext:value-type="float">
            <text:p>-1.12948025286014</text:p>
          </table:table-cell>
          <table:table-cell office:value-type="float" office:value="-1.14524212507337" calcext:value-type="float">
            <text:p>-1.14524212507337</text:p>
          </table:table-cell>
          <table:table-cell/>
          <table:table-cell office:value-type="float" office:value="-1.07347089534907" calcext:value-type="float">
            <text:p>-1.07347089534907</text:p>
          </table:table-cell>
        </table:table-row>
        <table:table-row table:style-name="ro1">
          <table:table-cell/>
          <table:table-cell office:value-type="float" office:value="0.73900293186307" calcext:value-type="float">
            <text:p>0.73900293186307</text:p>
          </table:table-cell>
          <table:table-cell office:value-type="float" office:value="-1.35102025326329" calcext:value-type="float">
            <text:p>-1.35102025326329</text:p>
          </table:table-cell>
          <table:table-cell office:value-type="float" office:value="-0.938120514342212" calcext:value-type="float">
            <text:p>-0.938120514342212</text:p>
          </table:table-cell>
          <table:table-cell/>
          <table:table-cell office:value-type="float" office:value="-1.30043017425871" calcext:value-type="float">
            <text:p>-1.30043017425871</text:p>
          </table:table-cell>
        </table:table-row>
        <table:table-row table:style-name="ro1">
          <table:table-cell/>
          <table:table-cell office:value-type="float" office:value="0.739980448968709" calcext:value-type="float">
            <text:p>0.739980448968709</text:p>
          </table:table-cell>
          <table:table-cell office:value-type="float" office:value="-1.53560986588942" calcext:value-type="float">
            <text:p>-1.53560986588942</text:p>
          </table:table-cell>
          <table:table-cell office:value-type="float" office:value="-1.06892189827586" calcext:value-type="float">
            <text:p>-1.06892189827586</text:p>
          </table:table-cell>
          <table:table-cell/>
          <table:table-cell office:value-type="float" office:value="-1.49377605784965" calcext:value-type="float">
            <text:p>-1.49377605784965</text:p>
          </table:table-cell>
        </table:table-row>
        <table:table-row table:style-name="ro1">
          <table:table-cell/>
          <table:table-cell office:value-type="float" office:value="0.740957966074347" calcext:value-type="float">
            <text:p>0.740957966074347</text:p>
          </table:table-cell>
          <table:table-cell office:value-type="float" office:value="-1.67079599898931" calcext:value-type="float">
            <text:p>-1.67079599898931</text:p>
          </table:table-cell>
          <table:table-cell office:value-type="float" office:value="-1.45765258295283" calcext:value-type="float">
            <text:p>-1.45765258295283</text:p>
          </table:table-cell>
          <table:table-cell/>
          <table:table-cell office:value-type="float" office:value="-1.64070938834473" calcext:value-type="float">
            <text:p>-1.64070938834473</text:p>
          </table:table-cell>
        </table:table-row>
        <table:table-row table:style-name="ro1">
          <table:table-cell/>
          <table:table-cell office:value-type="float" office:value="0.741935483179986" calcext:value-type="float">
            <text:p>0.741935483179986</text:p>
          </table:table-cell>
          <table:table-cell office:value-type="float" office:value="-1.74644718988689" calcext:value-type="float">
            <text:p>-1.74644718988689</text:p>
          </table:table-cell>
          <table:table-cell office:value-type="float" office:value="-1.99302635520551" calcext:value-type="float">
            <text:p>-1.99302635520551</text:p>
          </table:table-cell>
          <table:table-cell/>
          <table:table-cell office:value-type="float" office:value="-1.73056428551165" calcext:value-type="float">
            <text:p>-1.73056428551165</text:p>
          </table:table-cell>
        </table:table-row>
        <table:table-row table:style-name="ro1">
          <table:table-cell/>
          <table:table-cell office:value-type="float" office:value="0.742913000285625" calcext:value-type="float">
            <text:p>0.742913000285625</text:p>
          </table:table-cell>
          <table:table-cell office:value-type="float" office:value="-1.75539237738627" calcext:value-type="float">
            <text:p>-1.75539237738627</text:p>
          </table:table-cell>
          <table:table-cell office:value-type="float" office:value="-2.14725291592488" calcext:value-type="float">
            <text:p>-2.14725291592488</text:p>
          </table:table-cell>
          <table:table-cell/>
          <table:table-cell office:value-type="float" office:value="-1.75547539485433" calcext:value-type="float">
            <text:p>-1.75547539485433</text:p>
          </table:table-cell>
        </table:table-row>
        <table:table-row table:style-name="ro1">
          <table:table-cell/>
          <table:table-cell office:value-type="float" office:value="0.743890517391264" calcext:value-type="float">
            <text:p>0.743890517391264</text:p>
          </table:table-cell>
          <table:table-cell office:value-type="float" office:value="-1.69389115683506" calcext:value-type="float">
            <text:p>-1.69389115683506</text:p>
          </table:table-cell>
          <table:table-cell office:value-type="float" office:value="-1.88939902228921" calcext:value-type="float">
            <text:p>-1.88939902228921</text:p>
          </table:table-cell>
          <table:table-cell/>
          <table:table-cell office:value-type="float" office:value="-1.71088661390056" calcext:value-type="float">
            <text:p>-1.71088661390056</text:p>
          </table:table-cell>
        </table:table-row>
        <table:table-row table:style-name="ro1">
          <table:table-cell/>
          <table:table-cell office:value-type="float" office:value="0.744868034496903" calcext:value-type="float">
            <text:p>0.744868034496903</text:p>
          </table:table-cell>
          <table:table-cell office:value-type="float" office:value="-1.56190668025105" calcext:value-type="float">
            <text:p>-1.56190668025105</text:p>
          </table:table-cell>
          <table:table-cell office:value-type="float" office:value="-1.44877196914732" calcext:value-type="float">
            <text:p>-1.44877196914732</text:p>
          </table:table-cell>
          <table:table-cell/>
          <table:table-cell office:value-type="float" office:value="-1.59587024383077" calcext:value-type="float">
            <text:p>-1.59587024383077</text:p>
          </table:table-cell>
        </table:table-row>
        <table:table-row table:style-name="ro1">
          <table:table-cell/>
          <table:table-cell office:value-type="float" office:value="0.745845551602542" calcext:value-type="float">
            <text:p>0.745845551602542</text:p>
          </table:table-cell>
          <table:table-cell office:value-type="float" office:value="-1.3631640852365" calcext:value-type="float">
            <text:p>-1.3631640852365</text:p>
          </table:table-cell>
          <table:table-cell office:value-type="float" office:value="-1.47494767167972" calcext:value-type="float">
            <text:p>-1.47494767167972</text:p>
          </table:table-cell>
          <table:table-cell/>
          <table:table-cell office:value-type="float" office:value="-1.41323674435967" calcext:value-type="float">
            <text:p>-1.41323674435967</text:p>
          </table:table-cell>
        </table:table-row>
        <table:table-row table:style-name="ro1">
          <table:table-cell/>
          <table:table-cell office:value-type="float" office:value="0.746823068708181" calcext:value-type="float">
            <text:p>0.746823068708181</text:p>
          </table:table-cell>
          <table:table-cell office:value-type="float" office:value="-1.10499009658908" calcext:value-type="float">
            <text:p>-1.10499009658908</text:p>
          </table:table-cell>
          <table:table-cell office:value-type="float" office:value="-0.839856256540221" calcext:value-type="float">
            <text:p>-0.839856256540221</text:p>
          </table:table-cell>
          <table:table-cell/>
          <table:table-cell office:value-type="float" office:value="-1.16942769895762" calcext:value-type="float">
            <text:p>-1.16942769895762</text:p>
          </table:table-cell>
        </table:table-row>
        <table:table-row table:style-name="ro1">
          <table:table-cell/>
          <table:table-cell office:value-type="float" office:value="0.74780058581382" calcext:value-type="float">
            <text:p>0.74780058581382</text:p>
          </table:table-cell>
          <table:table-cell office:value-type="float" office:value="-0.797942479071025" calcext:value-type="float">
            <text:p>-0.797942479071025</text:p>
          </table:table-cell>
          <table:table-cell office:value-type="float" office:value="-1.19432773489615" calcext:value-type="float">
            <text:p>-1.19432773489615</text:p>
          </table:table-cell>
          <table:table-cell/>
          <table:table-cell office:value-type="float" office:value="-0.874197482037333" calcext:value-type="float">
            <text:p>-0.874197482037333</text:p>
          </table:table-cell>
        </table:table-row>
        <table:table-row table:style-name="ro1">
          <table:table-cell/>
          <table:table-cell office:value-type="float" office:value="0.748778102919459" calcext:value-type="float">
            <text:p>0.748778102919459</text:p>
          </table:table-cell>
          <table:table-cell office:value-type="float" office:value="-0.455250547553556" calcext:value-type="float">
            <text:p>-0.455250547553556</text:p>
          </table:table-cell>
          <table:table-cell office:value-type="float" office:value="-0.944005040292833" calcext:value-type="float">
            <text:p>-0.944005040292833</text:p>
          </table:table-cell>
          <table:table-cell/>
          <table:table-cell office:value-type="float" office:value="-0.540101689009957" calcext:value-type="float">
            <text:p>-0.540101689009957</text:p>
          </table:table-cell>
        </table:table-row>
        <table:table-row table:style-name="ro1">
          <table:table-cell/>
          <table:table-cell office:value-type="float" office:value="0.749755620025098" calcext:value-type="float">
            <text:p>0.749755620025098</text:p>
          </table:table-cell>
          <table:table-cell table:style-name="ce1" office:value-type="float" office:value="-0.0920992107604174" calcext:value-type="float">
            <text:p>-9.21E-02</text:p>
          </table:table-cell>
          <table:table-cell office:value-type="float" office:value="0.395699339388483" calcext:value-type="float">
            <text:p>0.395699339388483</text:p>
          </table:table-cell>
          <table:table-cell/>
          <table:table-cell office:value-type="float" office:value="-0.181821892197479" calcext:value-type="float">
            <text:p>-0.181821892197479</text:p>
          </table:table-cell>
        </table:table-row>
        <table:table-row table:style-name="ro1">
          <table:table-cell/>
          <table:table-cell office:value-type="float" office:value="0.750733137130737" calcext:value-type="float">
            <text:p>0.750733137130737</text:p>
          </table:table-cell>
          <table:table-cell office:value-type="float" office:value="0.275201638559366" calcext:value-type="float">
            <text:p>0.275201638559366</text:p>
          </table:table-cell>
          <table:table-cell office:value-type="float" office:value="0.457560967984416" calcext:value-type="float">
            <text:p>0.457560967984416</text:p>
          </table:table-cell>
          <table:table-cell/>
          <table:table-cell office:value-type="float" office:value="0.184633967727235" calcext:value-type="float">
            <text:p>0.184633967727235</text:p>
          </table:table-cell>
        </table:table-row>
        <table:table-row table:style-name="ro1">
          <table:table-cell/>
          <table:table-cell office:value-type="float" office:value="0.751710654236376" calcext:value-type="float">
            <text:p>0.751710654236376</text:p>
          </table:table-cell>
          <table:table-cell office:value-type="float" office:value="0.630113730792123" calcext:value-type="float">
            <text:p>0.630113730792123</text:p>
          </table:table-cell>
          <table:table-cell office:value-type="float" office:value="0.136002764923929" calcext:value-type="float">
            <text:p>0.136002764923929</text:p>
          </table:table-cell>
          <table:table-cell/>
          <table:table-cell office:value-type="float" office:value="0.542808837050564" calcext:value-type="float">
            <text:p>0.542808837050564</text:p>
          </table:table-cell>
        </table:table-row>
        <table:table-row table:style-name="ro1">
          <table:table-cell/>
          <table:table-cell office:value-type="float" office:value="0.752688171342015" calcext:value-type="float">
            <text:p>0.752688171342015</text:p>
          </table:table-cell>
          <table:table-cell office:value-type="float" office:value="0.956780427853746" calcext:value-type="float">
            <text:p>0.956780427853746</text:p>
          </table:table-cell>
          <table:table-cell office:value-type="float" office:value="1.41751294546045" calcext:value-type="float">
            <text:p>1.41751294546045</text:p>
          </table:table-cell>
          <table:table-cell/>
          <table:table-cell office:value-type="float" office:value="0.876700107267235" calcext:value-type="float">
            <text:p>0.876700107267235</text:p>
          </table:table-cell>
        </table:table-row>
        <table:table-row table:style-name="ro1">
          <table:table-cell/>
          <table:table-cell office:value-type="float" office:value="0.753665688447654" calcext:value-type="float">
            <text:p>0.753665688447654</text:p>
          </table:table-cell>
          <table:table-cell office:value-type="float" office:value="1.24089673664559" calcext:value-type="float">
            <text:p>1.24089673664559</text:p>
          </table:table-cell>
          <table:table-cell office:value-type="float" office:value="1.06304441680457" calcext:value-type="float">
            <text:p>1.06304441680457</text:p>
          </table:table-cell>
          <table:table-cell/>
          <table:table-cell office:value-type="float" office:value="1.1716365651867" calcext:value-type="float">
            <text:p>1.1716365651867</text:p>
          </table:table-cell>
        </table:table-row>
        <table:table-row table:style-name="ro1">
          <table:table-cell/>
          <table:table-cell office:value-type="float" office:value="0.754643205553293" calcext:value-type="float">
            <text:p>0.754643205553293</text:p>
          </table:table-cell>
          <table:table-cell office:value-type="float" office:value="1.47048831909775" calcext:value-type="float">
            <text:p>1.47048831909775</text:p>
          </table:table-cell>
          <table:table-cell office:value-type="float" office:value="1.27958287769485" calcext:value-type="float">
            <text:p>1.27958287769485</text:p>
          </table:table-cell>
          <table:table-cell/>
          <table:table-cell office:value-type="float" office:value="1.41507740916225" calcext:value-type="float">
            <text:p>1.41507740916225</text:p>
          </table:table-cell>
        </table:table-row>
        <table:table-row table:style-name="ro1">
          <table:table-cell/>
          <table:table-cell office:value-type="float" office:value="0.755620722658932" calcext:value-type="float">
            <text:p>0.755620722658932</text:p>
          </table:table-cell>
          <table:table-cell office:value-type="float" office:value="1.63655392261478" calcext:value-type="float">
            <text:p>1.63655392261478</text:p>
          </table:table-cell>
          <table:table-cell office:value-type="float" office:value="1.6281576671972" calcext:value-type="float">
            <text:p>1.6281576671972</text:p>
          </table:table-cell>
          <table:table-cell/>
          <table:table-cell office:value-type="float" office:value="1.59728664879386" calcext:value-type="float">
            <text:p>1.59728664879386</text:p>
          </table:table-cell>
        </table:table-row>
        <table:table-row table:style-name="ro1">
          <table:table-cell/>
          <table:table-cell office:value-type="float" office:value="0.756598239764571" calcext:value-type="float">
            <text:p>0.756598239764571</text:p>
          </table:table-cell>
          <table:table-cell office:value-type="float" office:value="1.73353380588101" calcext:value-type="float">
            <text:p>1.73353380588101</text:p>
          </table:table-cell>
          <table:table-cell office:value-type="float" office:value="1.4161580879743" calcext:value-type="float">
            <text:p>1.4161580879743</text:p>
          </table:table-cell>
          <table:table-cell/>
          <table:table-cell office:value-type="float" office:value="1.7118436284071" calcext:value-type="float">
            <text:p>1.7118436284071</text:p>
          </table:table-cell>
        </table:table-row>
        <table:table-row table:style-name="ro1">
          <table:table-cell/>
          <table:table-cell office:value-type="float" office:value="0.75757575687021" calcext:value-type="float">
            <text:p>0.75757575687021</text:p>
          </table:table-cell>
          <table:table-cell office:value-type="float" office:value="1.75957711624119" calcext:value-type="float">
            <text:p>1.75957711624119</text:p>
          </table:table-cell>
          <table:table-cell office:value-type="float" office:value="2.22620843336294" calcext:value-type="float">
            <text:p>2.22620843336294</text:p>
          </table:table-cell>
          <table:table-cell/>
          <table:table-cell office:value-type="float" office:value="1.7559601732102" calcext:value-type="float">
            <text:p>1.7559601732102</text:p>
          </table:table-cell>
        </table:table-row>
        <table:table-row table:style-name="ro1">
          <table:table-cell/>
          <table:table-cell office:value-type="float" office:value="0.758553273975849" calcext:value-type="float">
            <text:p>0.758553273975849</text:p>
          </table:table-cell>
          <table:table-cell office:value-type="float" office:value="1.71659316383654" calcext:value-type="float">
            <text:p>1.71659316383654</text:p>
          </table:table-cell>
          <table:table-cell office:value-type="float" office:value="1.3910468734969" calcext:value-type="float">
            <text:p>1.3910468734969</text:p>
          </table:table-cell>
          <table:table-cell/>
          <table:table-cell office:value-type="float" office:value="1.73058636733202" calcext:value-type="float">
            <text:p>1.73058636733202</text:p>
          </table:table-cell>
        </table:table-row>
        <table:table-row table:style-name="ro1">
          <table:table-cell/>
          <table:table-cell office:value-type="float" office:value="0.759530791081488" calcext:value-type="float">
            <text:p>0.759530791081488</text:p>
          </table:table-cell>
          <table:table-cell office:value-type="float" office:value="1.61008441564059" calcext:value-type="float">
            <text:p>1.61008441564059</text:p>
          </table:table-cell>
          <table:table-cell office:value-type="float" office:value="1.32858824173949" calcext:value-type="float">
            <text:p>1.32858824173949</text:p>
          </table:table-cell>
          <table:table-cell/>
          <table:table-cell office:value-type="float" office:value="1.64029954625341" calcext:value-type="float">
            <text:p>1.64029954625341</text:p>
          </table:table-cell>
        </table:table-row>
        <table:table-row table:style-name="ro1">
          <table:table-cell/>
          <table:table-cell office:value-type="float" office:value="0.760508308187127" calcext:value-type="float">
            <text:p>0.760508308187127</text:p>
          </table:table-cell>
          <table:table-cell office:value-type="float" office:value="1.44877202763392" calcext:value-type="float">
            <text:p>1.44877202763392</text:p>
          </table:table-cell>
          <table:table-cell office:value-type="float" office:value="1.4910784629731" calcext:value-type="float">
            <text:p>1.4910784629731</text:p>
          </table:table-cell>
          <table:table-cell/>
          <table:table-cell office:value-type="float" office:value="1.49298397028914" calcext:value-type="float">
            <text:p>1.49298397028914</text:p>
          </table:table-cell>
        </table:table-row>
        <table:table-row table:style-name="ro1">
          <table:table-cell/>
          <table:table-cell office:value-type="float" office:value="0.761485825292766" calcext:value-type="float">
            <text:p>0.761485825292766</text:p>
          </table:table-cell>
          <table:table-cell office:value-type="float" office:value="1.24403706688327" calcext:value-type="float">
            <text:p>1.24403706688327</text:p>
          </table:table-cell>
          <table:table-cell office:value-type="float" office:value="1.26627987857365" calcext:value-type="float">
            <text:p>1.26627987857365</text:p>
          </table:table-cell>
          <table:table-cell/>
          <table:table-cell office:value-type="float" office:value="1.29932107015794" calcext:value-type="float">
            <text:p>1.29932107015794</text:p>
          </table:table-cell>
        </table:table-row>
        <table:table-row table:style-name="ro1">
          <table:table-cell table:style-name="ce1"/>
          <table:table-cell office:value-type="float" office:value="0.762463342398405" calcext:value-type="float">
            <text:p>0.762463342398405</text:p>
          </table:table-cell>
          <table:table-cell office:value-type="float" office:value="1.0092115084597" calcext:value-type="float">
            <text:p>1.0092115084597</text:p>
          </table:table-cell>
          <table:table-cell office:value-type="float" office:value="1.0502948103392" calcext:value-type="float">
            <text:p>1.0502948103392</text:p>
          </table:table-cell>
          <table:table-cell/>
          <table:table-cell office:value-type="float" office:value="1.07212137744046" calcext:value-type="float">
            <text:p>1.07212137744046</text:p>
          </table:table-cell>
        </table:table-row>
        <table:table-row table:style-name="ro1">
          <table:table-cell/>
          <table:table-cell office:value-type="float" office:value="0.763440859504044" calcext:value-type="float">
            <text:p>0.763440859504044</text:p>
          </table:table-cell>
          <table:table-cell office:value-type="float" office:value="0.758761970400939" calcext:value-type="float">
            <text:p>0.758761970400939</text:p>
          </table:table-cell>
          <table:table-cell office:value-type="float" office:value="0.773157232852593" calcext:value-type="float">
            <text:p>0.773157232852593</text:p>
          </table:table-cell>
          <table:table-cell/>
          <table:table-cell office:value-type="float" office:value="0.825538601249162" calcext:value-type="float">
            <text:p>0.825538601249162</text:p>
          </table:table-cell>
        </table:table-row>
        <table:table-row table:style-name="ro1">
          <table:table-cell/>
          <table:table-cell office:value-type="float" office:value="0.764418376609683" calcext:value-type="float">
            <text:p>0.764418376609683</text:p>
          </table:table-cell>
          <table:table-cell office:value-type="float" office:value="0.5074154422794" calcext:value-type="float">
            <text:p>0.5074154422794</text:p>
          </table:table-cell>
          <table:table-cell office:value-type="float" office:value="0.608637799109145" calcext:value-type="float">
            <text:p>0.608637799109145</text:p>
          </table:table-cell>
          <table:table-cell/>
          <table:table-cell office:value-type="float" office:value="0.574213229508184" calcext:value-type="float">
            <text:p>0.574213229508184</text:p>
          </table:table-cell>
        </table:table-row>
        <table:table-row table:style-name="ro1">
          <table:table-cell/>
          <table:table-cell office:value-type="float" office:value="0.765395893715322" calcext:value-type="float">
            <text:p>0.765395893715322</text:p>
          </table:table-cell>
          <table:table-cell office:value-type="float" office:value="0.269279593744298" calcext:value-type="float">
            <text:p>0.269279593744298</text:p>
          </table:table-cell>
          <table:table-cell table:style-name="ce1" office:value-type="float" office:value="-0.0256215218736938" calcext:value-type="float">
            <text:p>-2.56E-02</text:p>
          </table:table-cell>
          <table:table-cell/>
          <table:table-cell office:value-type="float" office:value="0.332397106478659" calcext:value-type="float">
            <text:p>0.332397106478659</text:p>
          </table:table-cell>
        </table:table-row>
        <table:table-row table:style-name="ro1">
          <table:table-cell/>
          <table:table-cell office:value-type="float" office:value="0.766373410820961" calcext:value-type="float">
            <text:p>0.766373410820961</text:p>
          </table:table-cell>
          <table:table-cell table:style-name="ce1" office:value-type="float" office:value="0.0570104209371388" calcext:value-type="float">
            <text:p>5.70E-02</text:p>
          </table:table-cell>
          <table:table-cell office:value-type="float" office:value="0.509636806650712" calcext:value-type="float">
            <text:p>0.509636806650712</text:p>
          </table:table-cell>
          <table:table-cell/>
          <table:table-cell office:value-type="float" office:value="0.113111425697947" calcext:value-type="float">
            <text:p>0.113111425697947</text:p>
          </table:table-cell>
        </table:table-row>
        <table:table-row table:style-name="ro1">
          <table:table-cell/>
          <table:table-cell office:value-type="float" office:value="0.7673509279266" calcext:value-type="float">
            <text:p>0.7673509279266</text:p>
          </table:table-cell>
          <table:table-cell office:value-type="float" office:value="-0.118923007044815" calcext:value-type="float">
            <text:p>-0.118923007044815</text:p>
          </table:table-cell>
          <table:table-cell office:value-type="float" office:value="-0.330101106059676" calcext:value-type="float">
            <text:p>-0.330101106059676</text:p>
          </table:table-cell>
          <table:table-cell/>
          <table:table-cell table:style-name="ce1" office:value-type="float" office:value="-0.0726115775658408" calcext:value-type="float">
            <text:p>-7.26E-02</text:p>
          </table:table-cell>
        </table:table-row>
        <table:table-row table:style-name="ro1">
          <table:table-cell/>
          <table:table-cell office:value-type="float" office:value="0.768328445032239" calcext:value-type="float">
            <text:p>0.768328445032239</text:p>
          </table:table-cell>
          <table:table-cell office:value-type="float" office:value="-0.250832920236199" calcext:value-type="float">
            <text:p>-0.250832920236199</text:p>
          </table:table-cell>
          <table:table-cell office:value-type="float" office:value="-0.663293043685349" calcext:value-type="float">
            <text:p>-0.663293043685349</text:p>
          </table:table-cell>
          <table:table-cell/>
          <table:table-cell office:value-type="float" office:value="-0.216358116449331" calcext:value-type="float">
            <text:p>-0.216358116449331</text:p>
          </table:table-cell>
        </table:table-row>
        <table:table-row table:style-name="ro1">
          <table:table-cell/>
          <table:table-cell office:value-type="float" office:value="0.769305962137878" calcext:value-type="float">
            <text:p>0.769305962137878</text:p>
          </table:table-cell>
          <table:table-cell office:value-type="float" office:value="-0.334231161437201" calcext:value-type="float">
            <text:p>-0.334231161437201</text:p>
          </table:table-cell>
          <table:table-cell office:value-type="float" office:value="-0.599655184382331" calcext:value-type="float">
            <text:p>-0.599655184382331</text:p>
          </table:table-cell>
          <table:table-cell/>
          <table:table-cell office:value-type="float" office:value="-0.312796272774103" calcext:value-type="float">
            <text:p>-0.312796272774103</text:p>
          </table:table-cell>
        </table:table-row>
        <table:table-row table:style-name="ro1">
          <table:table-cell/>
          <table:table-cell office:value-type="float" office:value="0.770283479243517" calcext:value-type="float">
            <text:p>0.770283479243517</text:p>
          </table:table-cell>
          <table:table-cell office:value-type="float" office:value="-0.368046973510348" calcext:value-type="float">
            <text:p>-0.368046973510348</text:p>
          </table:table-cell>
          <table:table-cell office:value-type="float" office:value="-0.17004337067672" calcext:value-type="float">
            <text:p>-0.17004337067672</text:p>
          </table:table-cell>
          <table:table-cell/>
          <table:table-cell office:value-type="float" office:value="-0.359946186110061" calcext:value-type="float">
            <text:p>-0.359946186110061</text:p>
          </table:table-cell>
        </table:table-row>
        <table:table-row table:style-name="ro1">
          <table:table-cell/>
          <table:table-cell office:value-type="float" office:value="0.771260996349156" calcext:value-type="float">
            <text:p>0.771260996349156</text:p>
          </table:table-cell>
          <table:table-cell office:value-type="float" office:value="-0.354631961127745" calcext:value-type="float">
            <text:p>-0.354631961127745</text:p>
          </table:table-cell>
          <table:table-cell table:style-name="ce1" office:value-type="float" office:value="-0.0671581703446503" calcext:value-type="float">
            <text:p>-6.72E-02</text:p>
          </table:table-cell>
          <table:table-cell/>
          <table:table-cell office:value-type="float" office:value="-0.359241560079628" calcext:value-type="float">
            <text:p>-0.359241560079628</text:p>
          </table:table-cell>
        </table:table-row>
        <table:table-row table:style-name="ro1">
          <table:table-cell/>
          <table:table-cell office:value-type="float" office:value="0.772238513454795" calcext:value-type="float">
            <text:p>0.772238513454795</text:p>
          </table:table-cell>
          <table:table-cell office:value-type="float" office:value="-0.299552823292247" calcext:value-type="float">
            <text:p>-0.299552823292247</text:p>
          </table:table-cell>
          <table:table-cell office:value-type="float" office:value="-0.602042183253882" calcext:value-type="float">
            <text:p>-0.602042183253882</text:p>
          </table:table-cell>
          <table:table-cell/>
          <table:table-cell office:value-type="float" office:value="-0.315379659132217" calcext:value-type="float">
            <text:p>-0.315379659132217</text:p>
          </table:table-cell>
        </table:table-row>
        <table:table-row table:style-name="ro1">
          <table:table-cell/>
          <table:table-cell office:value-type="float" office:value="0.773216030560434" calcext:value-type="float">
            <text:p>0.773216030560434</text:p>
          </table:table-cell>
          <table:table-cell office:value-type="float" office:value="-0.211185299203983" calcext:value-type="float">
            <text:p>-0.211185299203983</text:p>
          </table:table-cell>
          <table:table-cell office:value-type="float" office:value="-0.426132634984826" calcext:value-type="float">
            <text:p>-0.426132634984826</text:p>
          </table:table-cell>
          <table:table-cell/>
          <table:table-cell office:value-type="float" office:value="-0.235969750288195" calcext:value-type="float">
            <text:p>-0.235969750288195</text:p>
          </table:table-cell>
        </table:table-row>
        <table:table-row table:style-name="ro1">
          <table:table-cell/>
          <table:table-cell office:value-type="float" office:value="0.774193547666073" calcext:value-type="float">
            <text:p>0.774193547666073</text:p>
          </table:table-cell>
          <table:table-cell table:style-name="ce1" office:value-type="float" office:value="-0.100134794009227" calcext:value-type="float">
            <text:p>-1.00E-01</text:p>
          </table:table-cell>
          <table:table-cell office:value-type="float" office:value="0.389669077658402" calcext:value-type="float">
            <text:p>0.389669077658402</text:p>
          </table:table-cell>
          <table:table-cell/>
          <table:table-cell office:value-type="float" office:value="-0.131002114478813" calcext:value-type="float">
            <text:p>-0.131002114478813</text:p>
          </table:table-cell>
        </table:table-row>
        <table:table-row table:style-name="ro1">
          <table:table-cell/>
          <table:table-cell office:value-type="float" office:value="0.775171064771712" calcext:value-type="float">
            <text:p>0.775171064771712</text:p>
          </table:table-cell>
          <table:table-cell table:style-name="ce1" office:value-type="float" office:value="0.0214803707315327" calcext:value-type="float">
            <text:p>2.15E-02</text:p>
          </table:table-cell>
          <table:table-cell office:value-type="float" office:value="0.181571559983628" calcext:value-type="float">
            <text:p>0.181571559983628</text:p>
          </table:table-cell>
          <table:table-cell/>
          <table:table-cell table:style-name="ce1" office:value-type="float" office:value="-0.0121705803016083" calcext:value-type="float">
            <text:p>-1.22E-02</text:p>
          </table:table-cell>
        </table:table-row>
        <table:table-row table:style-name="ro1">
          <table:table-cell/>
          <table:table-cell office:value-type="float" office:value="0.776148581877351" calcext:value-type="float">
            <text:p>0.776148581877351</text:p>
          </table:table-cell>
          <table:table-cell office:value-type="float" office:value="0.140838834702485" calcext:value-type="float">
            <text:p>0.140838834702485</text:p>
          </table:table-cell>
          <table:table-cell office:value-type="float" office:value="0.139756158895293" calcext:value-type="float">
            <text:p>0.139756158895293</text:p>
          </table:table-cell>
          <table:table-cell/>
          <table:table-cell office:value-type="float" office:value="0.107909630852165" calcext:value-type="float">
            <text:p>0.107909630852165</text:p>
          </table:table-cell>
        </table:table-row>
        <table:table-row table:style-name="ro1">
          <table:table-cell/>
          <table:table-cell office:value-type="float" office:value="0.77712609898299" calcext:value-type="float">
            <text:p>0.77712609898299</text:p>
          </table:table-cell>
          <table:table-cell office:value-type="float" office:value="0.245269330506993" calcext:value-type="float">
            <text:p>0.245269330506993</text:p>
          </table:table-cell>
          <table:table-cell office:value-type="float" office:value="0.257921781016109" calcext:value-type="float">
            <text:p>0.257921781016109</text:p>
          </table:table-cell>
          <table:table-cell/>
          <table:table-cell office:value-type="float" office:value="0.216540645728097" calcext:value-type="float">
            <text:p>0.216540645728097</text:p>
          </table:table-cell>
        </table:table-row>
        <table:table-row table:style-name="ro1">
          <table:table-cell/>
          <table:table-cell office:value-type="float" office:value="0.778103616088629" calcext:value-type="float">
            <text:p>0.778103616088629</text:p>
          </table:table-cell>
          <table:table-cell office:value-type="float" office:value="0.323094582086703" calcext:value-type="float">
            <text:p>0.323094582086703</text:p>
          </table:table-cell>
          <table:table-cell office:value-type="float" office:value="0.512367222633566" calcext:value-type="float">
            <text:p>0.512367222633566</text:p>
          </table:table-cell>
          <table:table-cell/>
          <table:table-cell office:value-type="float" office:value="0.301785751543754" calcext:value-type="float">
            <text:p>0.301785751543754</text:p>
          </table:table-cell>
        </table:table-row>
        <table:table-row table:style-name="ro1">
          <table:table-cell/>
          <table:table-cell office:value-type="float" office:value="0.779081133194268" calcext:value-type="float">
            <text:p>0.779081133194268</text:p>
          </table:table-cell>
          <table:table-cell office:value-type="float" office:value="0.364414040418397" calcext:value-type="float">
            <text:p>0.364414040418397</text:p>
          </table:table-cell>
          <table:table-cell office:value-type="float" office:value="0.468189148800913" calcext:value-type="float">
            <text:p>0.468189148800913</text:p>
          </table:table-cell>
          <table:table-cell/>
          <table:table-cell office:value-type="float" office:value="0.353266459341034" calcext:value-type="float">
            <text:p>0.353266459341034</text:p>
          </table:table-cell>
        </table:table-row>
        <table:table-row table:style-name="ro1">
          <table:table-cell/>
          <table:table-cell office:value-type="float" office:value="0.780058650299907" calcext:value-type="float">
            <text:p>0.780058650299907</text:p>
          </table:table-cell>
          <table:table-cell office:value-type="float" office:value="0.361777222240502" calcext:value-type="float">
            <text:p>0.361777222240502</text:p>
          </table:table-cell>
          <table:table-cell table:style-name="ce1" office:value-type="float" office:value="-0.0677139321465083" calcext:value-type="float">
            <text:p>-6.77E-02</text:p>
          </table:table-cell>
          <table:table-cell/>
          <table:table-cell office:value-type="float" office:value="0.362863816935316" calcext:value-type="float">
            <text:p>0.362863816935316</text:p>
          </table:table-cell>
        </table:table-row>
        <table:table-row table:style-name="ro1">
          <table:table-cell/>
          <table:table-cell office:value-type="float" office:value="0.781036167405546" calcext:value-type="float">
            <text:p>0.781036167405546</text:p>
          </table:table-cell>
          <table:table-cell office:value-type="float" office:value="0.310706027949097" calcext:value-type="float">
            <text:p>0.310706027949097</text:p>
          </table:table-cell>
          <table:table-cell office:value-type="float" office:value="0.216002956408055" calcext:value-type="float">
            <text:p>0.216002956408055</text:p>
          </table:table-cell>
          <table:table-cell/>
          <table:table-cell office:value-type="float" office:value="0.325280744492139" calcext:value-type="float">
            <text:p>0.325280744492139</text:p>
          </table:table-cell>
        </table:table-row>
        <table:table-row table:style-name="ro1">
          <table:table-cell/>
          <table:table-cell office:value-type="float" office:value="0.782013684511185" calcext:value-type="float">
            <text:p>0.782013684511185</text:p>
          </table:table-cell>
          <table:table-cell office:value-type="float" office:value="0.210033542765154" calcext:value-type="float">
            <text:p>0.210033542765154</text:p>
          </table:table-cell>
          <table:table-cell office:value-type="float" office:value="-0.255423487836574" calcext:value-type="float">
            <text:p>-0.255423487836574</text:p>
          </table:table-cell>
          <table:table-cell/>
          <table:table-cell office:value-type="float" office:value="0.238430549058695" calcext:value-type="float">
            <text:p>0.238430549058695</text:p>
          </table:table-cell>
        </table:table-row>
        <table:table-row table:style-name="ro1">
          <table:table-cell/>
          <table:table-cell office:value-type="float" office:value="0.782991201616824" calcext:value-type="float">
            <text:p>0.782991201616824</text:p>
          </table:table-cell>
          <table:table-cell table:style-name="ce1" office:value-type="float" office:value="0.0620379217576466" calcext:value-type="float">
            <text:p>6.20E-02</text:p>
          </table:table-cell>
          <table:table-cell office:value-type="float" office:value="0.434515516129807" calcext:value-type="float">
            <text:p>0.434515516129807</text:p>
          </table:table-cell>
          <table:table-cell/>
          <table:table-cell office:value-type="float" office:value="0.103627263243291" calcext:value-type="float">
            <text:p>0.103627263243291</text:p>
          </table:table-cell>
        </table:table-row>
        <table:table-row table:style-name="ro1">
          <table:table-cell/>
          <table:table-cell office:value-type="float" office:value="0.783968718722463" calcext:value-type="float">
            <text:p>0.783968718722463</text:p>
          </table:table-cell>
          <table:table-cell office:value-type="float" office:value="-0.127637643217559" calcext:value-type="float">
            <text:p>-0.127637643217559</text:p>
          </table:table-cell>
          <table:table-cell office:value-type="float" office:value="-0.334183081395612" calcext:value-type="float">
            <text:p>-0.334183081395612</text:p>
          </table:table-cell>
          <table:table-cell/>
          <table:table-cell table:style-name="ce1" office:value-type="float" office:value="-0.0744345820650417" calcext:value-type="float">
            <text:p>-7.44E-02</text:p>
          </table:table-cell>
        </table:table-row>
        <table:table-row table:style-name="ro1">
          <table:table-cell/>
          <table:table-cell office:value-type="float" office:value="0.784946235828102" calcext:value-type="float">
            <text:p>0.784946235828102</text:p>
          </table:table-cell>
          <table:table-cell office:value-type="float" office:value="-0.350274924032692" calcext:value-type="float">
            <text:p>-0.350274924032692</text:p>
          </table:table-cell>
          <table:table-cell office:value-type="float" office:value="-0.282788552543293" calcext:value-type="float">
            <text:p>-0.282788552543293</text:p>
          </table:table-cell>
          <table:table-cell/>
          <table:table-cell office:value-type="float" office:value="-0.287910418948226" calcext:value-type="float">
            <text:p>-0.287910418948226</text:p>
          </table:table-cell>
        </table:table-row>
        <table:table-row table:style-name="ro1">
          <table:table-cell/>
          <table:table-cell office:value-type="float" office:value="0.785923752933741" calcext:value-type="float">
            <text:p>0.785923752933741</text:p>
          </table:table-cell>
          <table:table-cell office:value-type="float" office:value="-0.594563945412163" calcext:value-type="float">
            <text:p>-0.594563945412163</text:p>
          </table:table-cell>
          <table:table-cell office:value-type="float" office:value="-0.285077697903223" calcext:value-type="float">
            <text:p>-0.285077697903223</text:p>
          </table:table-cell>
          <table:table-cell/>
          <table:table-cell office:value-type="float" office:value="-0.526233290253809" calcext:value-type="float">
            <text:p>-0.526233290253809</text:p>
          </table:table-cell>
        </table:table-row>
        <table:table-row table:style-name="ro1">
          <table:table-cell table:style-name="ce1"/>
          <table:table-cell office:value-type="float" office:value="0.78690127003938" calcext:value-type="float">
            <text:p>0.78690127003938</text:p>
          </table:table-cell>
          <table:table-cell office:value-type="float" office:value="-0.847251146135777" calcext:value-type="float">
            <text:p>-0.847251146135777</text:p>
          </table:table-cell>
          <table:table-cell office:value-type="float" office:value="-0.401465086584924" calcext:value-type="float">
            <text:p>-0.401465086584924</text:p>
          </table:table-cell>
          <table:table-cell/>
          <table:table-cell office:value-type="float" office:value="-0.776713691575885" calcext:value-type="float">
            <text:p>-0.776713691575885</text:p>
          </table:table-cell>
        </table:table-row>
        <table:table-row table:style-name="ro1">
          <table:table-cell table:style-name="ce1"/>
          <table:table-cell office:value-type="float" office:value="0.787878787145019" calcext:value-type="float">
            <text:p>0.787878787145019</text:p>
          </table:table-cell>
          <table:table-cell office:value-type="float" office:value="-1.09391395548723" calcext:value-type="float">
            <text:p>-1.09391395548723</text:p>
          </table:table-cell>
          <table:table-cell office:value-type="float" office:value="-1.42081014812645" calcext:value-type="float">
            <text:p>-1.42081014812645</text:p>
          </table:table-cell>
          <table:table-cell/>
          <table:table-cell office:value-type="float" office:value="-1.02527615849334" calcext:value-type="float">
            <text:p>-1.02527615849334</text:p>
          </table:table-cell>
        </table:table-row>
        <table:table-row table:style-name="ro1">
          <table:table-cell/>
          <table:table-cell office:value-type="float" office:value="0.788856304250658" calcext:value-type="float">
            <text:p>0.788856304250658</text:p>
          </table:table-cell>
          <table:table-cell office:value-type="float" office:value="-1.3198155902518" calcext:value-type="float">
            <text:p>-1.3198155902518</text:p>
          </table:table-cell>
          <table:table-cell office:value-type="float" office:value="-0.992862955737043" calcext:value-type="float">
            <text:p>-0.992862955737043</text:p>
          </table:table-cell>
          <table:table-cell/>
          <table:table-cell office:value-type="float" office:value="-1.25728881070226" calcext:value-type="float">
            <text:p>-1.25728881070226</text:p>
          </table:table-cell>
        </table:table-row>
        <table:table-row table:style-name="ro1">
          <table:table-cell/>
          <table:table-cell office:value-type="float" office:value="0.789833821356297" calcext:value-type="float">
            <text:p>0.789833821356297</text:p>
          </table:table-cell>
          <table:table-cell office:value-type="float" office:value="-1.51078890903681" calcext:value-type="float">
            <text:p>-1.51078890903681</text:p>
          </table:table-cell>
          <table:table-cell office:value-type="float" office:value="-1.47173562502339" calcext:value-type="float">
            <text:p>-1.47173562502339</text:p>
          </table:table-cell>
          <table:table-cell/>
          <table:table-cell office:value-type="float" office:value="-1.45843634438243" calcext:value-type="float">
            <text:p>-1.45843634438243</text:p>
          </table:table-cell>
        </table:table-row>
        <table:table-row table:style-name="ro1">
          <table:table-cell/>
          <table:table-cell office:value-type="float" office:value="0.790811338461936" calcext:value-type="float">
            <text:p>0.790811338461936</text:p>
          </table:table-cell>
          <table:table-cell office:value-type="float" office:value="-1.65409626214553" calcext:value-type="float">
            <text:p>-1.65409626214553</text:p>
          </table:table-cell>
          <table:table-cell office:value-type="float" office:value="-2.13334325068232" calcext:value-type="float">
            <text:p>-2.13334325068232</text:p>
          </table:table-cell>
          <table:table-cell/>
          <table:table-cell office:value-type="float" office:value="-1.6155842080757" calcext:value-type="float">
            <text:p>-1.6155842080757</text:p>
          </table:table-cell>
        </table:table-row>
        <table:table-row table:style-name="ro1">
          <table:table-cell/>
          <table:table-cell office:value-type="float" office:value="0.791788855567575" calcext:value-type="float">
            <text:p>0.791788855567575</text:p>
          </table:table-cell>
          <table:table-cell office:value-type="float" office:value="-1.73921356301135" calcext:value-type="float">
            <text:p>-1.73921356301135</text:p>
          </table:table-cell>
          <table:table-cell office:value-type="float" office:value="-1.89473152890136" calcext:value-type="float">
            <text:p>-1.89473152890136</text:p>
          </table:table-cell>
          <table:table-cell/>
          <table:table-cell office:value-type="float" office:value="-1.71758207300124" calcext:value-type="float">
            <text:p>-1.71758207300124</text:p>
          </table:table-cell>
        </table:table-row>
        <table:table-row table:style-name="ro1">
          <table:table-cell/>
          <table:table-cell office:value-type="float" office:value="0.792766372673213" calcext:value-type="float">
            <text:p>0.792766372673213</text:p>
          </table:table-cell>
          <table:table-cell office:value-type="float" office:value="-1.75849120627248" calcext:value-type="float">
            <text:p>-1.75849120627248</text:p>
          </table:table-cell>
          <table:table-cell office:value-type="float" office:value="-1.91732889489418" calcext:value-type="float">
            <text:p>-1.91732889489418</text:p>
          </table:table-cell>
          <table:table-cell/>
          <table:table-cell office:value-type="float" office:value="-1.75595819587389" calcext:value-type="float">
            <text:p>-1.75595819587389</text:p>
          </table:table-cell>
        </table:table-row>
        <table:table-row table:style-name="ro1">
          <table:table-cell/>
          <table:table-cell office:value-type="float" office:value="0.793743889778852" calcext:value-type="float">
            <text:p>0.793743889778852</text:p>
          </table:table-cell>
          <table:table-cell office:value-type="float" office:value="-1.70765170604446" calcext:value-type="float">
            <text:p>-1.70765170604446</text:p>
          </table:table-cell>
          <table:table-cell office:value-type="float" office:value="-1.39929508254839" calcext:value-type="float">
            <text:p>-1.39929508254839</text:p>
          </table:table-cell>
          <table:table-cell/>
          <table:table-cell office:value-type="float" office:value="-1.72546266419168" calcext:value-type="float">
            <text:p>-1.72546266419168</text:p>
          </table:table-cell>
        </table:table-row>
        <table:table-row table:style-name="ro1">
          <table:table-cell/>
          <table:table-cell office:value-type="float" office:value="0.794721406884491" calcext:value-type="float">
            <text:p>0.794721406884491</text:p>
          </table:table-cell>
          <table:table-cell office:value-type="float" office:value="-1.58609359274771" calcext:value-type="float">
            <text:p>-1.58609359274771</text:p>
          </table:table-cell>
          <table:table-cell office:value-type="float" office:value="-1.81870046439342" calcext:value-type="float">
            <text:p>-1.81870046439342</text:p>
          </table:table-cell>
          <table:table-cell/>
          <table:table-cell office:value-type="float" office:value="-1.62442642972657" calcext:value-type="float">
            <text:p>-1.62442642972657</text:p>
          </table:table-cell>
        </table:table-row>
        <table:table-row table:style-name="ro1">
          <table:table-cell/>
          <table:table-cell office:value-type="float" office:value="0.79569892399013" calcext:value-type="float">
            <text:p>0.79569892399013</text:p>
          </table:table-cell>
          <table:table-cell office:value-type="float" office:value="-1.3969826096817" calcext:value-type="float">
            <text:p>-1.3969826096817</text:p>
          </table:table-cell>
          <table:table-cell office:value-type="float" office:value="-1.21677546017534" calcext:value-type="float">
            <text:p>-1.21677546017534</text:p>
          </table:table-cell>
          <table:table-cell/>
          <table:table-cell office:value-type="float" office:value="-1.45491394333119" calcext:value-type="float">
            <text:p>-1.45491394333119</text:p>
          </table:table-cell>
        </table:table-row>
        <table:table-row table:style-name="ro1">
          <table:table-cell/>
          <table:table-cell office:value-type="float" office:value="0.796676441095769" calcext:value-type="float">
            <text:p>0.796676441095769</text:p>
          </table:table-cell>
          <table:table-cell office:value-type="float" office:value="-1.14712390260428" calcext:value-type="float">
            <text:p>-1.14712390260428</text:p>
          </table:table-cell>
          <table:table-cell office:value-type="float" office:value="-0.711540199605763" calcext:value-type="float">
            <text:p>-0.711540199605763</text:p>
          </table:table-cell>
          <table:table-cell/>
          <table:table-cell office:value-type="float" office:value="-1.22265945141772" calcext:value-type="float">
            <text:p>-1.22265945141772</text:p>
          </table:table-cell>
        </table:table-row>
        <table:table-row table:style-name="ro1">
          <table:table-cell/>
          <table:table-cell office:value-type="float" office:value="0.797653958201408" calcext:value-type="float">
            <text:p>0.797653958201408</text:p>
          </table:table-cell>
          <table:table-cell office:value-type="float" office:value="-0.846621938896067" calcext:value-type="float">
            <text:p>-0.846621938896067</text:p>
          </table:table-cell>
          <table:table-cell office:value-type="float" office:value="-0.400868946420195" calcext:value-type="float">
            <text:p>-0.400868946420195</text:p>
          </table:table-cell>
          <table:table-cell/>
          <table:table-cell office:value-type="float" office:value="-0.936789869363459" calcext:value-type="float">
            <text:p>-0.936789869363459</text:p>
          </table:table-cell>
        </table:table-row>
        <table:table-row table:style-name="ro1">
          <table:table-cell/>
          <table:table-cell office:value-type="float" office:value="0.798631475307047" calcext:value-type="float">
            <text:p>0.798631475307047</text:p>
          </table:table-cell>
          <table:table-cell office:value-type="float" office:value="-0.508347545802733" calcext:value-type="float">
            <text:p>-0.508347545802733</text:p>
          </table:table-cell>
          <table:table-cell table:style-name="ce1" office:value-type="float" office:value="-0.0993171310260509" calcext:value-type="float">
            <text:p>-9.93E-02</text:p>
          </table:table-cell>
          <table:table-cell/>
          <table:table-cell office:value-type="float" office:value="-0.609349840845509" calcext:value-type="float">
            <text:p>-0.609349840845509</text:p>
          </table:table-cell>
        </table:table-row>
        <table:table-row table:style-name="ro1">
          <table:table-cell/>
          <table:table-cell office:value-type="float" office:value="0.799608992412686" calcext:value-type="float">
            <text:p>0.799608992412686</text:p>
          </table:table-cell>
          <table:table-cell office:value-type="float" office:value="-0.147242961320066" calcext:value-type="float">
            <text:p>-0.147242961320066</text:p>
          </table:table-cell>
          <table:table-cell office:value-type="float" office:value="0.171618325582364" calcext:value-type="float">
            <text:p>0.171618325582364</text:p>
          </table:table-cell>
          <table:table-cell/>
          <table:table-cell office:value-type="float" office:value="-0.2546563653499" calcext:value-type="float">
            <text:p>-0.2546563653499</text:p>
          </table:table-cell>
        </table:table-row>
        <table:table-row table:style-name="ro1">
          <table:table-cell/>
          <table:table-cell office:value-type="float" office:value="0.800586509518325" calcext:value-type="float">
            <text:p>0.800586509518325</text:p>
          </table:table-cell>
          <table:table-cell office:value-type="float" office:value="0.220494543153837" calcext:value-type="float">
            <text:p>0.220494543153837</text:p>
          </table:table-cell>
          <table:table-cell office:value-type="float" office:value="-0.154929217190913" calcext:value-type="float">
            <text:p>-0.154929217190913</text:p>
          </table:table-cell>
          <table:table-cell/>
          <table:table-cell office:value-type="float" office:value="0.111479475567708" calcext:value-type="float">
            <text:p>0.111479475567708</text:p>
          </table:table-cell>
        </table:table-row>
        <table:table-row table:style-name="ro1">
          <table:table-cell/>
          <table:table-cell office:value-type="float" office:value="0.801564026623964" calcext:value-type="float">
            <text:p>0.801564026623964</text:p>
          </table:table-cell>
          <table:table-cell office:value-type="float" office:value="0.578302661744067" calcext:value-type="float">
            <text:p>0.578302661744067</text:p>
          </table:table-cell>
          <table:table-cell office:value-type="float" office:value="0.484939715477828" calcext:value-type="float">
            <text:p>0.484939715477828</text:p>
          </table:table-cell>
          <table:table-cell/>
          <table:table-cell office:value-type="float" office:value="0.472618246530659" calcext:value-type="float">
            <text:p>0.472618246530659</text:p>
          </table:table-cell>
        </table:table-row>
        <table:table-row table:style-name="ro1">
          <table:table-cell/>
          <table:table-cell office:value-type="float" office:value="0.802541543729603" calcext:value-type="float">
            <text:p>0.802541543729603</text:p>
          </table:table-cell>
          <table:table-cell office:value-type="float" office:value="0.910165473016152" calcext:value-type="float">
            <text:p>0.910165473016152</text:p>
          </table:table-cell>
          <table:table-cell office:value-type="float" office:value="0.585665055640897" calcext:value-type="float">
            <text:p>0.585665055640897</text:p>
          </table:table-cell>
          <table:table-cell/>
          <table:table-cell office:value-type="float" office:value="0.812594684097412" calcext:value-type="float">
            <text:p>0.812594684097412</text:p>
          </table:table-cell>
        </table:table-row>
        <table:table-row table:style-name="ro1">
          <table:table-cell/>
          <table:table-cell office:value-type="float" office:value="0.803519060835242" calcext:value-type="float">
            <text:p>0.803519060835242</text:p>
          </table:table-cell>
          <table:table-cell office:value-type="float" office:value="1.20149279850144" calcext:value-type="float">
            <text:p>1.20149279850144</text:p>
          </table:table-cell>
          <table:table-cell office:value-type="float" office:value="1.63788272466731" calcext:value-type="float">
            <text:p>1.63788272466731</text:p>
          </table:table-cell>
          <table:table-cell/>
          <table:table-cell office:value-type="float" office:value="1.11640417047492" calcext:value-type="float">
            <text:p>1.11640417047492</text:p>
          </table:table-cell>
        </table:table-row>
        <table:table-row table:style-name="ro1">
          <table:table-cell/>
          <table:table-cell office:value-type="float" office:value="0.804496577940881" calcext:value-type="float">
            <text:p>0.804496577940881</text:p>
          </table:table-cell>
          <table:table-cell office:value-type="float" office:value="1.43991593447065" calcext:value-type="float">
            <text:p>1.43991593447065</text:p>
          </table:table-cell>
          <table:table-cell office:value-type="float" office:value="1.31111690556744" calcext:value-type="float">
            <text:p>1.31111690556744</text:p>
          </table:table-cell>
          <table:table-cell/>
          <table:table-cell office:value-type="float" office:value="1.37102126202568" calcext:value-type="float">
            <text:p>1.37102126202568</text:p>
          </table:table-cell>
        </table:table-row>
        <table:table-row table:style-name="ro1">
          <table:table-cell/>
          <table:table-cell office:value-type="float" office:value="0.80547409504652" calcext:value-type="float">
            <text:p>0.80547409504652</text:p>
          </table:table-cell>
          <table:table-cell office:value-type="float" office:value="1.61595318266228" calcext:value-type="float">
            <text:p>1.61595318266228</text:p>
          </table:table-cell>
          <table:table-cell office:value-type="float" office:value="1.93602104736798" calcext:value-type="float">
            <text:p>1.93602104736798</text:p>
          </table:table-cell>
          <table:table-cell/>
          <table:table-cell office:value-type="float" office:value="1.56610242748901" calcext:value-type="float">
            <text:p>1.56610242748901</text:p>
          </table:table-cell>
        </table:table-row>
        <table:table-row table:style-name="ro1">
          <table:table-cell/>
          <table:table-cell office:value-type="float" office:value="0.806451612152159" calcext:value-type="float">
            <text:p>0.806451612152159</text:p>
          </table:table-cell>
          <table:table-cell office:value-type="float" office:value="1.7235063764417" calcext:value-type="float">
            <text:p>1.7235063764417</text:p>
          </table:table-cell>
          <table:table-cell office:value-type="float" office:value="1.97490700450788" calcext:value-type="float">
            <text:p>1.97490700450788</text:p>
          </table:table-cell>
          <table:table-cell/>
          <table:table-cell office:value-type="float" office:value="1.6945320483539" calcext:value-type="float">
            <text:p>1.6945320483539</text:p>
          </table:table-cell>
        </table:table-row>
        <table:table-row table:style-name="ro1">
          <table:table-cell/>
          <table:table-cell office:value-type="float" office:value="0.807429129257798" calcext:value-type="float">
            <text:p>0.807429129257798</text:p>
          </table:table-cell>
          <table:table-cell office:value-type="float" office:value="1.76015968240302" calcext:value-type="float">
            <text:p>1.76015968240302</text:p>
          </table:table-cell>
          <table:table-cell office:value-type="float" office:value="2.16327959792435" calcext:value-type="float">
            <text:p>2.16327959792435</text:p>
          </table:table-cell>
          <table:table-cell/>
          <table:table-cell office:value-type="float" office:value="1.75278006799147" calcext:value-type="float">
            <text:p>1.75278006799147</text:p>
          </table:table-cell>
        </table:table-row>
        <table:table-row table:style-name="ro1">
          <table:table-cell/>
          <table:table-cell office:value-type="float" office:value="0.808406646363437" calcext:value-type="float">
            <text:p>0.808406646363437</text:p>
          </table:table-cell>
          <table:table-cell office:value-type="float" office:value="1.72726374916003" calcext:value-type="float">
            <text:p>1.72726374916003</text:p>
          </table:table-cell>
          <table:table-cell office:value-type="float" office:value="1.58686689504916" calcext:value-type="float">
            <text:p>1.58686689504916</text:p>
          </table:table-cell>
          <table:table-cell/>
          <table:table-cell office:value-type="float" office:value="1.74105088842028" calcext:value-type="float">
            <text:p>1.74105088842028</text:p>
          </table:table-cell>
        </table:table-row>
        <table:table-row table:style-name="ro1">
          <table:table-cell/>
          <table:table-cell office:value-type="float" office:value="0.809384163469076" calcext:value-type="float">
            <text:p>0.809384163469076</text:p>
          </table:table-cell>
          <table:table-cell office:value-type="float" office:value="1.6298010681076" calcext:value-type="float">
            <text:p>1.6298010681076</text:p>
          </table:table-cell>
          <table:table-cell office:value-type="float" office:value="1.54110127697444" calcext:value-type="float">
            <text:p>1.54110127697444</text:p>
          </table:table-cell>
          <table:table-cell/>
          <table:table-cell office:value-type="float" office:value="1.66321553306122" calcext:value-type="float">
            <text:p>1.66321553306122</text:p>
          </table:table-cell>
        </table:table-row>
        <table:table-row table:style-name="ro1">
          <table:table-cell/>
          <table:table-cell office:value-type="float" office:value="0.810361680574715" calcext:value-type="float">
            <text:p>0.810361680574715</text:p>
          </table:table-cell>
          <table:table-cell office:value-type="float" office:value="1.4760414384682" calcext:value-type="float">
            <text:p>1.4760414384682</text:p>
          </table:table-cell>
          <table:table-cell office:value-type="float" office:value="1.73278086502278" calcext:value-type="float">
            <text:p>1.73278086502278</text:p>
          </table:table-cell>
          <table:table-cell/>
          <table:table-cell office:value-type="float" office:value="1.52653197754001" calcext:value-type="float">
            <text:p>1.52653197754001</text:p>
          </table:table-cell>
        </table:table-row>
        <table:table-row table:style-name="ro1">
          <table:table-cell/>
          <table:table-cell office:value-type="float" office:value="0.811339197680354" calcext:value-type="float">
            <text:p>0.811339197680354</text:p>
          </table:table-cell>
          <table:table-cell office:value-type="float" office:value="1.27700891029434" calcext:value-type="float">
            <text:p>1.27700891029434</text:p>
          </table:table-cell>
          <table:table-cell office:value-type="float" office:value="1.54829844961268" calcext:value-type="float">
            <text:p>1.54829844961268</text:p>
          </table:table-cell>
          <table:table-cell/>
          <table:table-cell office:value-type="float" office:value="1.34117112790472" calcext:value-type="float">
            <text:p>1.34117112790472</text:p>
          </table:table-cell>
        </table:table-row>
        <table:table-row table:style-name="ro1">
          <table:table-cell table:style-name="ce1"/>
          <table:table-cell office:value-type="float" office:value="0.812316714785993" calcext:value-type="float">
            <text:p>0.812316714785993</text:p>
          </table:table-cell>
          <table:table-cell office:value-type="float" office:value="1.04579276658513" calcext:value-type="float">
            <text:p>1.04579276658513</text:p>
          </table:table-cell>
          <table:table-cell office:value-type="float" office:value="0.678523696363146" calcext:value-type="float">
            <text:p>0.678523696363146</text:p>
          </table:table-cell>
          <table:table-cell/>
          <table:table-cell office:value-type="float" office:value="1.11957744448586" calcext:value-type="float">
            <text:p>1.11957744448586</text:p>
          </table:table-cell>
        </table:table-row>
        <table:table-row table:style-name="ro1">
          <table:table-cell table:style-name="ce1"/>
          <table:table-cell office:value-type="float" office:value="0.813294231891632" calcext:value-type="float">
            <text:p>0.813294231891632</text:p>
          </table:table-cell>
          <table:table-cell office:value-type="float" office:value="0.796744329457727" calcext:value-type="float">
            <text:p>0.796744329457727</text:p>
          </table:table-cell>
          <table:table-cell office:value-type="float" office:value="0.7668589731245" calcext:value-type="float">
            <text:p>0.7668589731245</text:p>
          </table:table-cell>
          <table:table-cell/>
          <table:table-cell office:value-type="float" office:value="0.87570298158305" calcext:value-type="float">
            <text:p>0.87570298158305</text:p>
          </table:table-cell>
        </table:table-row>
        <table:table-row table:style-name="ro1">
          <table:table-cell/>
          <table:table-cell office:value-type="float" office:value="0.814271748997271" calcext:value-type="float">
            <text:p>0.814271748997271</text:p>
          </table:table-cell>
          <table:table-cell office:value-type="float" office:value="0.544608083612581" calcext:value-type="float">
            <text:p>0.544608083612581</text:p>
          </table:table-cell>
          <table:table-cell office:value-type="float" office:value="0.715901320887058" calcext:value-type="float">
            <text:p>0.715901320887058</text:p>
          </table:table-cell>
          <table:table-cell/>
          <table:table-cell office:value-type="float" office:value="0.624161054599633" calcext:value-type="float">
            <text:p>0.624161054599633</text:p>
          </table:table-cell>
        </table:table-row>
        <table:table-row table:style-name="ro1">
          <table:table-cell/>
          <table:table-cell office:value-type="float" office:value="0.81524926610291" calcext:value-type="float">
            <text:p>0.81524926610291</text:p>
          </table:table-cell>
          <table:table-cell office:value-type="float" office:value="0.303639402518856" calcext:value-type="float">
            <text:p>0.303639402518856</text:p>
          </table:table-cell>
          <table:table-cell office:value-type="float" office:value="0.259514861063634" calcext:value-type="float">
            <text:p>0.259514861063634</text:p>
          </table:table-cell>
          <table:table-cell/>
          <table:table-cell office:value-type="float" office:value="0.379350413333869" calcext:value-type="float">
            <text:p>0.379350413333869</text:p>
          </table:table-cell>
        </table:table-row>
        <table:table-row table:style-name="ro1">
          <table:table-cell/>
          <table:table-cell office:value-type="float" office:value="0.816226783208549" calcext:value-type="float">
            <text:p>0.816226783208549</text:p>
          </table:table-cell>
          <table:table-cell table:style-name="ce1" office:value-type="float" office:value="0.0867618133841268" calcext:value-type="float">
            <text:p>8.68E-02</text:p>
          </table:table-cell>
          <table:table-cell office:value-type="float" office:value="0.554195862144758" calcext:value-type="float">
            <text:p>0.554195862144758</text:p>
          </table:table-cell>
          <table:table-cell/>
          <table:table-cell office:value-type="float" office:value="0.154602415400404" calcext:value-type="float">
            <text:p>0.154602415400404</text:p>
          </table:table-cell>
        </table:table-row>
        <table:table-row table:style-name="ro1">
          <table:table-cell/>
          <table:table-cell office:value-type="float" office:value="0.817204300314188" calcext:value-type="float">
            <text:p>0.817204300314188</text:p>
          </table:table-cell>
          <table:table-cell table:style-name="ce1" office:value-type="float" office:value="-0.0951857906941531" calcext:value-type="float">
            <text:p>-9.52E-02</text:p>
          </table:table-cell>
          <table:table-cell office:value-type="float" office:value="-0.529755141807738" calcext:value-type="float">
            <text:p>-0.529755141807738</text:p>
          </table:table-cell>
          <table:table-cell/>
          <table:table-cell table:style-name="ce1" office:value-type="float" office:value="-0.0385978373238408" calcext:value-type="float">
            <text:p>-3.86E-02</text:p>
          </table:table-cell>
        </table:table-row>
        <table:table-row table:style-name="ro1">
          <table:table-cell/>
          <table:table-cell office:value-type="float" office:value="0.818181817419827" calcext:value-type="float">
            <text:p>0.818181817419827</text:p>
          </table:table-cell>
          <table:table-cell office:value-type="float" office:value="-0.234067134863838" calcext:value-type="float">
            <text:p>-0.234067134863838</text:p>
          </table:table-cell>
          <table:table-cell office:value-type="float" office:value="-0.39776310001894" calcext:value-type="float">
            <text:p>-0.39776310001894</text:p>
          </table:table-cell>
          <table:table-cell/>
          <table:table-cell office:value-type="float" office:value="-0.191270019695329" calcext:value-type="float">
            <text:p>-0.191270019695329</text:p>
          </table:table-cell>
        </table:table-row>
        <table:table-row table:style-name="ro1">
          <table:table-cell/>
          <table:table-cell office:value-type="float" office:value="0.819159334525466" calcext:value-type="float">
            <text:p>0.819159334525466</text:p>
          </table:table-cell>
          <table:table-cell office:value-type="float" office:value="-0.324895126795949" calcext:value-type="float">
            <text:p>-0.324895126795949</text:p>
          </table:table-cell>
          <table:table-cell office:value-type="float" office:value="-0.578019090520556" calcext:value-type="float">
            <text:p>-0.578019090520556</text:p>
          </table:table-cell>
          <table:table-cell/>
          <table:table-cell office:value-type="float" office:value="-0.297437740873992" calcext:value-type="float">
            <text:p>-0.297437740873992</text:p>
          </table:table-cell>
        </table:table-row>
        <table:table-row table:style-name="ro1">
          <table:table-cell/>
          <table:table-cell office:value-type="float" office:value="0.820136851631105" calcext:value-type="float">
            <text:p>0.820136851631105</text:p>
          </table:table-cell>
          <table:table-cell table:style-name="ce1" office:value-type="float" office:value="-0.366080816821117" calcext:value-type="float">
            <text:p>-3.66E-01</text:p>
          </table:table-cell>
          <table:table-cell office:value-type="float" office:value="-0.111221044234352" calcext:value-type="float">
            <text:p>-0.111221044234352</text:p>
          </table:table-cell>
          <table:table-cell/>
          <table:table-cell office:value-type="float" office:value="-0.354439008323676" calcext:value-type="float">
            <text:p>-0.354439008323676</text:p>
          </table:table-cell>
        </table:table-row>
        <table:table-row table:style-name="ro1">
          <table:table-cell/>
          <table:table-cell office:value-type="float" office:value="0.821114368736744" calcext:value-type="float">
            <text:p>0.821114368736744</text:p>
          </table:table-cell>
          <table:table-cell office:value-type="float" office:value="-0.359470564422958" calcext:value-type="float">
            <text:p>-0.359470564422958</text:p>
          </table:table-cell>
          <table:table-cell office:value-type="float" office:value="-0.580079043883529" calcext:value-type="float">
            <text:p>-0.580079043883529</text:p>
          </table:table-cell>
          <table:table-cell/>
          <table:table-cell office:value-type="float" office:value="-0.363030107951473" calcext:value-type="float">
            <text:p>-0.363030107951473</text:p>
          </table:table-cell>
        </table:table-row>
        <table:table-row table:style-name="ro1">
          <table:table-cell/>
          <table:table-cell office:value-type="float" office:value="0.822091885842383" calcext:value-type="float">
            <text:p>0.822091885842383</text:p>
          </table:table-cell>
          <table:table-cell table:style-name="ce1" office:value-type="float" office:value="-0.310170057030317" calcext:value-type="float">
            <text:p>-3.10E-01</text:p>
          </table:table-cell>
          <table:table-cell office:value-type="float" office:value="0.165385298128411" calcext:value-type="float">
            <text:p>0.165385298128411</text:p>
          </table:table-cell>
          <table:table-cell/>
          <table:table-cell office:value-type="float" office:value="-0.327277511444825" calcext:value-type="float">
            <text:p>-0.327277511444825</text:p>
          </table:table-cell>
        </table:table-row>
        <table:table-row table:style-name="ro1">
          <table:table-cell/>
          <table:table-cell office:value-type="float" office:value="0.823069402948022" calcext:value-type="float">
            <text:p>0.823069402948022</text:p>
          </table:table-cell>
          <table:table-cell office:value-type="float" office:value="-0.226166730580293" calcext:value-type="float">
            <text:p>-0.226166730580293</text:p>
          </table:table-cell>
          <table:table-cell office:value-type="float" office:value="-0.162642659499896" calcext:value-type="float">
            <text:p>-0.162642659499896</text:p>
          </table:table-cell>
          <table:table-cell/>
          <table:table-cell office:value-type="float" office:value="-0.254245233620336" calcext:value-type="float">
            <text:p>-0.254245233620336</text:p>
          </table:table-cell>
        </table:table-row>
        <table:table-row table:style-name="ro1">
          <table:table-cell/>
          <table:table-cell office:value-type="float" office:value="0.824046920053661" calcext:value-type="float">
            <text:p>0.824046920053661</text:p>
          </table:table-cell>
          <table:table-cell table:style-name="ce1" office:value-type="float" office:value="-0.117774336474723" calcext:value-type="float">
            <text:p>-1.18E-01</text:p>
          </table:table-cell>
          <table:table-cell office:value-type="float" office:value="0.347593601943344" calcext:value-type="float">
            <text:p>0.347593601943344</text:p>
          </table:table-cell>
          <table:table-cell/>
          <table:table-cell office:value-type="float" office:value="-0.153497415249635" calcext:value-type="float">
            <text:p>-0.153497415249635</text:p>
          </table:table-cell>
        </table:table-row>
        <table:table-row table:style-name="ro1">
          <table:table-cell/>
          <table:table-cell office:value-type="float" office:value="0.8250244371593" calcext:value-type="float">
            <text:p>0.8250244371593</text:p>
          </table:table-cell>
          <table:table-cell table:style-name="ce1" office:value-type="float" office:value="0.00306584737518577" calcext:value-type="float">
            <text:p>3.07E-03</text:p>
          </table:table-cell>
          <table:table-cell office:value-type="float" office:value="0.171455136462376" calcext:value-type="float">
            <text:p>0.171455136462376</text:p>
          </table:table-cell>
          <table:table-cell/>
          <table:table-cell table:style-name="ce1" office:value-type="float" office:value="-0.0364470585980746" calcext:value-type="float">
            <text:p>-3.64E-02</text:p>
          </table:table-cell>
        </table:table-row>
        <table:table-row table:style-name="ro1">
          <table:table-cell/>
          <table:table-cell office:value-type="float" office:value="0.826001954264939" calcext:value-type="float">
            <text:p>0.826001954264939</text:p>
          </table:table-cell>
          <table:table-cell office:value-type="float" office:value="0.123583999583994" calcext:value-type="float">
            <text:p>0.123583999583994</text:p>
          </table:table-cell>
          <table:table-cell office:value-type="float" office:value="0.174894392081744" calcext:value-type="float">
            <text:p>0.174894392081744</text:p>
          </table:table-cell>
          <table:table-cell/>
          <table:table-cell table:style-name="ce1" office:value-type="float" office:value="0.0844088757635743" calcext:value-type="float">
            <text:p>8.44E-02</text:p>
          </table:table-cell>
        </table:table-row>
        <table:table-row table:style-name="ro1">
          <table:table-cell/>
          <table:table-cell office:value-type="float" office:value="0.826979471370578" calcext:value-type="float">
            <text:p>0.826979471370578</text:p>
          </table:table-cell>
          <table:table-cell office:value-type="float" office:value="0.231031716517337" calcext:value-type="float">
            <text:p>0.231031716517337</text:p>
          </table:table-cell>
          <table:table-cell table:style-name="ce1" office:value-type="float" office:value="0.060509703306472" calcext:value-type="float">
            <text:p>6.05E-02</text:p>
          </table:table-cell>
          <table:table-cell/>
          <table:table-cell office:value-type="float" office:value="0.196320948639176" calcext:value-type="float">
            <text:p>0.196320948639176</text:p>
          </table:table-cell>
        </table:table-row>
        <table:table-row table:style-name="ro1">
          <table:table-cell/>
          <table:table-cell office:value-type="float" office:value="0.827956988476217" calcext:value-type="float">
            <text:p>0.827956988476217</text:p>
          </table:table-cell>
          <table:table-cell office:value-type="float" office:value="0.313530655970298" calcext:value-type="float">
            <text:p>0.313530655970298</text:p>
          </table:table-cell>
          <table:table-cell office:value-type="float" office:value="0.285893896591758" calcext:value-type="float">
            <text:p>0.285893896591758</text:p>
          </table:table-cell>
          <table:table-cell/>
          <table:table-cell office:value-type="float" office:value="0.287134221548788" calcext:value-type="float">
            <text:p>0.287134221548788</text:p>
          </table:table-cell>
        </table:table-row>
        <table:table-row table:style-name="ro1">
          <table:table-cell/>
          <table:table-cell office:value-type="float" office:value="0.828934505581856" calcext:value-type="float">
            <text:p>0.828934505581856</text:p>
          </table:table-cell>
          <table:table-cell office:value-type="float" office:value="0.360867647157911" calcext:value-type="float">
            <text:p>0.360867647157911</text:p>
          </table:table-cell>
          <table:table-cell table:style-name="ce1" office:value-type="float" office:value="0.0173747011772109" calcext:value-type="float">
            <text:p>1.74E-02</text:p>
          </table:table-cell>
          <table:table-cell/>
          <table:table-cell office:value-type="float" office:value="0.346098724374697" calcext:value-type="float">
            <text:p>0.346098724374697</text:p>
          </table:table-cell>
        </table:table-row>
        <table:table-row table:style-name="ro1">
          <table:table-cell/>
          <table:table-cell office:value-type="float" office:value="0.829912022687495" calcext:value-type="float">
            <text:p>0.829912022687495</text:p>
          </table:table-cell>
          <table:table-cell office:value-type="float" office:value="0.365187285129546" calcext:value-type="float">
            <text:p>0.365187285129546</text:p>
          </table:table-cell>
          <table:table-cell office:value-type="float" office:value="0.55655065972316" calcext:value-type="float">
            <text:p>0.55655065972316</text:p>
          </table:table-cell>
          <table:table-cell/>
          <table:table-cell office:value-type="float" office:value="0.364593601592595" calcext:value-type="float">
            <text:p>0.364593601592595</text:p>
          </table:table-cell>
        </table:table-row>
        <table:table-row table:style-name="ro1">
          <table:table-cell/>
          <table:table-cell office:value-type="float" office:value="0.830889539793134" calcext:value-type="float">
            <text:p>0.830889539793134</text:p>
          </table:table-cell>
          <table:table-cell office:value-type="float" office:value="0.321539222107623" calcext:value-type="float">
            <text:p>0.321539222107623</text:p>
          </table:table-cell>
          <table:table-cell table:style-name="ce1" office:value-type="float" office:value="-0.0127320653974542" calcext:value-type="float">
            <text:p>-1.27E-02</text:p>
          </table:table-cell>
          <table:table-cell/>
          <table:table-cell office:value-type="float" office:value="0.336720333011213" calcext:value-type="float">
            <text:p>0.336720333011213</text:p>
          </table:table-cell>
        </table:table-row>
        <table:table-row table:style-name="ro1">
          <table:table-cell/>
          <table:table-cell office:value-type="float" office:value="0.831867056898773" calcext:value-type="float">
            <text:p>0.831867056898773</text:p>
          </table:table-cell>
          <table:table-cell office:value-type="float" office:value="0.22824615020443" calcext:value-type="float">
            <text:p>0.22824615020443</text:p>
          </table:table-cell>
          <table:table-cell office:value-type="float" office:value="0.179257576642062" calcext:value-type="float">
            <text:p>0.179257576642062</text:p>
          </table:table-cell>
          <table:table-cell/>
          <table:table-cell office:value-type="float" office:value="0.25972832210056" calcext:value-type="float">
            <text:p>0.25972832210056</text:p>
          </table:table-cell>
        </table:table-row>
        <table:table-row table:style-name="ro1">
          <table:table-cell/>
          <table:table-cell office:value-type="float" office:value="0.832844574004412" calcext:value-type="float">
            <text:p>0.832844574004412</text:p>
          </table:table-cell>
          <table:table-cell table:style-name="ce1" office:value-type="float" office:value="0.0870693112549135" calcext:value-type="float">
            <text:p>8.71E-02</text:p>
          </table:table-cell>
          <table:table-cell office:value-type="float" office:value="0.577284626351132" calcext:value-type="float">
            <text:p>0.577284626351132</text:p>
          </table:table-cell>
          <table:table-cell/>
          <table:table-cell office:value-type="float" office:value="0.134246259575008" calcext:value-type="float">
            <text:p>0.134246259575008</text:p>
          </table:table-cell>
        </table:table-row>
        <table:table-row table:style-name="ro1">
          <table:table-cell/>
          <table:table-cell office:value-type="float" office:value="0.833822091110051" calcext:value-type="float">
            <text:p>0.833822091110051</text:p>
          </table:table-cell>
          <table:table-cell table:style-name="ce1" office:value-type="float" office:value="-0.0968393820477727" calcext:value-type="float">
            <text:p>-9.68E-02</text:p>
          </table:table-cell>
          <table:table-cell office:value-type="float" office:value="-0.121089376039462" calcext:value-type="float">
            <text:p>-0.121089376039462</text:p>
          </table:table-cell>
          <table:table-cell/>
          <table:table-cell table:style-name="ce1" office:value-type="float" office:value="-0.0356956053397741" calcext:value-type="float">
            <text:p>-3.57E-02</text:p>
          </table:table-cell>
        </table:table-row>
        <table:table-row table:style-name="ro1">
          <table:table-cell/>
          <table:table-cell office:value-type="float" office:value="0.83479960821569" calcext:value-type="float">
            <text:p>0.83479960821569</text:p>
          </table:table-cell>
          <table:table-cell table:style-name="ce1" office:value-type="float" office:value="-0.315196610825286" calcext:value-type="float">
            <text:p>-3.15E-01</text:p>
          </table:table-cell>
          <table:table-cell office:value-type="float" office:value="-0.425140326608689" calcext:value-type="float">
            <text:p>-0.425140326608689</text:p>
          </table:table-cell>
          <table:table-cell/>
          <table:table-cell office:value-type="float" office:value="-0.242854522595092" calcext:value-type="float">
            <text:p>-0.242854522595092</text:p>
          </table:table-cell>
        </table:table-row>
        <table:table-row table:style-name="ro1">
          <table:table-cell/>
          <table:table-cell office:value-type="float" office:value="0.835777125321329" calcext:value-type="float">
            <text:p>0.835777125321329</text:p>
          </table:table-cell>
          <table:table-cell office:value-type="float" office:value="-0.557043486039566" calcext:value-type="float">
            <text:p>-0.557043486039566</text:p>
          </table:table-cell>
          <table:table-cell table:style-name="ce1" office:value-type="float" office:value="-0.0723736587902314" calcext:value-type="float">
            <text:p>-7.24E-02</text:p>
          </table:table-cell>
          <table:table-cell/>
          <table:table-cell office:value-type="float" office:value="-0.477165086048028" calcext:value-type="float">
            <text:p>-0.477165086048028</text:p>
          </table:table-cell>
        </table:table-row>
        <table:table-row table:style-name="ro1">
          <table:table-cell table:style-name="ce1"/>
          <table:table-cell office:value-type="float" office:value="0.836754642426968" calcext:value-type="float">
            <text:p>0.836754642426968</text:p>
          </table:table-cell>
          <table:table-cell office:value-type="float" office:value="-0.809371208131665" calcext:value-type="float">
            <text:p>-0.809371208131665</text:p>
          </table:table-cell>
          <table:table-cell office:value-type="float" office:value="-0.487387189062367" calcext:value-type="float">
            <text:p>-0.487387189062367</text:p>
          </table:table-cell>
          <table:table-cell/>
          <table:table-cell office:value-type="float" office:value="-0.726307164740081" calcext:value-type="float">
            <text:p>-0.726307164740081</text:p>
          </table:table-cell>
        </table:table-row>
        <table:table-row table:style-name="ro1">
          <table:table-cell table:style-name="ce1"/>
          <table:table-cell office:value-type="float" office:value="0.837732159532607" calcext:value-type="float">
            <text:p>0.837732159532607</text:p>
          </table:table-cell>
          <table:table-cell office:value-type="float" office:value="-1.05787946611249" calcext:value-type="float">
            <text:p>-1.05787946611249</text:p>
          </table:table-cell>
          <table:table-cell office:value-type="float" office:value="-0.603747478188164" calcext:value-type="float">
            <text:p>-0.603747478188164</text:p>
          </table:table-cell>
          <table:table-cell/>
          <table:table-cell office:value-type="float" office:value="-0.976418412254815" calcext:value-type="float">
            <text:p>-0.976418412254815</text:p>
          </table:table-cell>
        </table:table-row>
        <table:table-row table:style-name="ro1">
          <table:table-cell/>
          <table:table-cell office:value-type="float" office:value="0.838709676638246" calcext:value-type="float">
            <text:p>0.838709676638246</text:p>
          </table:table-cell>
          <table:table-cell office:value-type="float" office:value="-1.28782237520679" calcext:value-type="float">
            <text:p>-1.28782237520679</text:p>
          </table:table-cell>
          <table:table-cell office:value-type="float" office:value="-1.66445298157572" calcext:value-type="float">
            <text:p>-1.66445298157572</text:p>
          </table:table-cell>
          <table:table-cell/>
          <table:table-cell office:value-type="float" office:value="-1.21290903811688" calcext:value-type="float">
            <text:p>-1.21290903811688</text:p>
          </table:table-cell>
        </table:table-row>
        <table:table-row table:style-name="ro1">
          <table:table-cell/>
          <table:table-cell office:value-type="float" office:value="0.839687193743885" calcext:value-type="float">
            <text:p>0.839687193743885</text:p>
          </table:table-cell>
          <table:table-cell office:value-type="float" office:value="-1.48489134472841" calcext:value-type="float">
            <text:p>-1.48489134472841</text:p>
          </table:table-cell>
          <table:table-cell office:value-type="float" office:value="-1.58605359120285" calcext:value-type="float">
            <text:p>-1.58605359120285</text:p>
          </table:table-cell>
          <table:table-cell/>
          <table:table-cell office:value-type="float" office:value="-1.42133024807955" calcext:value-type="float">
            <text:p>-1.42133024807955</text:p>
          </table:table-cell>
        </table:table-row>
        <table:table-row table:style-name="ro1">
          <table:table-cell/>
          <table:table-cell office:value-type="float" office:value="0.840664710849524" calcext:value-type="float">
            <text:p>0.840664710849524</text:p>
          </table:table-cell>
          <table:table-cell office:value-type="float" office:value="-1.63608189676123" calcext:value-type="float">
            <text:p>-1.63608189676123</text:p>
          </table:table-cell>
          <table:table-cell office:value-type="float" office:value="-1.33517828444333" calcext:value-type="float">
            <text:p>-1.33517828444333</text:p>
          </table:table-cell>
          <table:table-cell/>
          <table:table-cell office:value-type="float" office:value="-1.58824439194131" calcext:value-type="float">
            <text:p>-1.58824439194131</text:p>
          </table:table-cell>
        </table:table-row>
        <table:table-row table:style-name="ro1">
          <table:table-cell/>
          <table:table-cell office:value-type="float" office:value="0.841642227955163" calcext:value-type="float">
            <text:p>0.841642227955163</text:p>
          </table:table-cell>
          <table:table-cell office:value-type="float" office:value="-1.7304922661412" calcext:value-type="float">
            <text:p>-1.7304922661412</text:p>
          </table:table-cell>
          <table:table-cell office:value-type="float" office:value="-1.72460234236347" calcext:value-type="float">
            <text:p>-1.72460234236347</text:p>
          </table:table-cell>
          <table:table-cell/>
          <table:table-cell office:value-type="float" office:value="-1.70204460239409" calcext:value-type="float">
            <text:p>-1.70204460239409</text:p>
          </table:table-cell>
        </table:table-row>
        <table:table-row table:style-name="ro1">
          <table:table-cell/>
          <table:table-cell office:value-type="float" office:value="0.842619745060802" calcext:value-type="float">
            <text:p>0.842619745060802</text:p>
          </table:table-cell>
          <table:table-cell office:value-type="float" office:value="-1.76000555685924" calcext:value-type="float">
            <text:p>-1.76000555685924</text:p>
          </table:table-cell>
          <table:table-cell office:value-type="float" office:value="-1.4784188476901" calcext:value-type="float">
            <text:p>-1.4784188476901</text:p>
          </table:table-cell>
          <table:table-cell/>
          <table:table-cell office:value-type="float" office:value="-1.75367458392617" calcext:value-type="float">
            <text:p>-1.75367458392617</text:p>
          </table:table-cell>
        </table:table-row>
        <table:table-row table:style-name="ro1">
          <table:table-cell/>
          <table:table-cell office:value-type="float" office:value="0.84359726216644" calcext:value-type="float">
            <text:p>0.84359726216644</text:p>
          </table:table-cell>
          <table:table-cell office:value-type="float" office:value="-1.71981407473698" calcext:value-type="float">
            <text:p>-1.71981407473698</text:p>
          </table:table-cell>
          <table:table-cell office:value-type="float" office:value="-2.08347964357096" calcext:value-type="float">
            <text:p>-2.08347964357096</text:p>
          </table:table-cell>
          <table:table-cell/>
          <table:table-cell office:value-type="float" office:value="-1.73720504691501" calcext:value-type="float">
            <text:p>-1.73720504691501</text:p>
          </table:table-cell>
        </table:table-row>
        <table:table-row table:style-name="ro1">
          <table:table-cell/>
          <table:table-cell office:value-type="float" office:value="0.844574779272079" calcext:value-type="float">
            <text:p>0.844574779272079</text:p>
          </table:table-cell>
          <table:table-cell office:value-type="float" office:value="-1.60875379224445" calcext:value-type="float">
            <text:p>-1.60875379224445</text:p>
          </table:table-cell>
          <table:table-cell office:value-type="float" office:value="-2.03692317539702" calcext:value-type="float">
            <text:p>-2.03692317539702</text:p>
          </table:table-cell>
          <table:table-cell/>
          <table:table-cell office:value-type="float" office:value="-1.65023173118235" calcext:value-type="float">
            <text:p>-1.65023173118235</text:p>
          </table:table-cell>
        </table:table-row>
        <table:table-row table:style-name="ro1">
          <table:table-cell/>
          <table:table-cell office:value-type="float" office:value="0.845552296377718" calcext:value-type="float">
            <text:p>0.845552296377718</text:p>
          </table:table-cell>
          <table:table-cell office:value-type="float" office:value="-1.42942817010467" calcext:value-type="float">
            <text:p>-1.42942817010467</text:p>
          </table:table-cell>
          <table:table-cell office:value-type="float" office:value="-1.55699548434166" calcext:value-type="float">
            <text:p>-1.55699548434166</text:p>
          </table:table-cell>
          <table:table-cell/>
          <table:table-cell office:value-type="float" office:value="-1.49407052118042" calcext:value-type="float">
            <text:p>-1.49407052118042</text:p>
          </table:table-cell>
        </table:table-row>
        <table:table-row table:style-name="ro1">
          <table:table-cell/>
          <table:table-cell office:value-type="float" office:value="0.846529813483357" calcext:value-type="float">
            <text:p>0.846529813483357</text:p>
          </table:table-cell>
          <table:table-cell office:value-type="float" office:value="-1.18811308714082" calcext:value-type="float">
            <text:p>-1.18811308714082</text:p>
          </table:table-cell>
          <table:table-cell office:value-type="float" office:value="-1.32843332413441" calcext:value-type="float">
            <text:p>-1.32843332413441</text:p>
          </table:table-cell>
          <table:table-cell/>
          <table:table-cell office:value-type="float" office:value="-1.273737190858" calcext:value-type="float">
            <text:p>-1.273737190858</text:p>
          </table:table-cell>
        </table:table-row>
        <table:table-row table:style-name="ro1">
          <table:table-cell/>
          <table:table-cell office:value-type="float" office:value="0.847507330588996" calcext:value-type="float">
            <text:p>0.847507330588996</text:p>
          </table:table-cell>
          <table:table-cell office:value-type="float" office:value="-0.894447664236548" calcext:value-type="float">
            <text:p>-0.894447664236548</text:p>
          </table:table-cell>
          <table:table-cell office:value-type="float" office:value="-0.445731477951123" calcext:value-type="float">
            <text:p>-0.445731477951123</text:p>
          </table:table-cell>
          <table:table-cell/>
          <table:table-cell office:value-type="float" office:value="-0.997712110614214" calcext:value-type="float">
            <text:p>-0.997712110614214</text:p>
          </table:table-cell>
        </table:table-row>
        <table:table-row table:style-name="ro1">
          <table:table-cell/>
          <table:table-cell office:value-type="float" office:value="0.848484847694635" calcext:value-type="float">
            <text:p>0.848484847694635</text:p>
          </table:table-cell>
          <table:table-cell office:value-type="float" office:value="-0.560928529201447" calcext:value-type="float">
            <text:p>-0.560928529201447</text:p>
          </table:table-cell>
          <table:table-cell office:value-type="float" office:value="-0.948989183475242" calcext:value-type="float">
            <text:p>-0.948989183475242</text:p>
          </table:table-cell>
          <table:table-cell/>
          <table:table-cell office:value-type="float" office:value="-0.677503036442638" calcext:value-type="float">
            <text:p>-0.677503036442638</text:p>
          </table:table-cell>
        </table:table-row>
        <table:table-row table:style-name="ro1">
          <table:table-cell/>
          <table:table-cell office:value-type="float" office:value="0.849462364800274" calcext:value-type="float">
            <text:p>0.849462364800274</text:p>
          </table:table-cell>
          <table:table-cell office:value-type="float" office:value="-0.202236791875851" calcext:value-type="float">
            <text:p>-0.202236791875851</text:p>
          </table:table-cell>
          <table:table-cell office:value-type="float" office:value="-0.513536595524221" calcext:value-type="float">
            <text:p>-0.513536595524221</text:p>
          </table:table-cell>
          <table:table-cell/>
          <table:table-cell office:value-type="float" office:value="-0.327031117460175" calcext:value-type="float">
            <text:p>-0.327031117460175</text:p>
          </table:table-cell>
        </table:table-row>
        <table:table-row table:style-name="ro1">
          <table:table-cell/>
          <table:table-cell office:value-type="float" office:value="0.850439881905913" calcext:value-type="float">
            <text:p>0.850439881905913</text:p>
          </table:table-cell>
          <table:table-cell office:value-type="float" office:value="0.165563019781472" calcext:value-type="float">
            <text:p>0.165563019781472</text:p>
          </table:table-cell>
          <table:table-cell office:value-type="float" office:value="0.609619788797122" calcext:value-type="float">
            <text:p>0.609619788797122</text:p>
          </table:table-cell>
          <table:table-cell/>
          <table:table-cell table:style-name="ce1" office:value-type="float" office:value="0.0381242164140892" calcext:value-type="float">
            <text:p>3.81E-02</text:p>
          </table:table-cell>
        </table:table-row>
        <table:table-row table:style-name="ro1">
          <table:table-cell/>
          <table:table-cell office:value-type="float" office:value="0.851417399011552" calcext:value-type="float">
            <text:p>0.851417399011552</text:p>
          </table:table-cell>
          <table:table-cell office:value-type="float" office:value="0.525905170051461" calcext:value-type="float">
            <text:p>0.525905170051461</text:p>
          </table:table-cell>
          <table:table-cell table:style-name="ce1" office:value-type="float" office:value="0.0634314409801296" calcext:value-type="float">
            <text:p>6.34E-02</text:p>
          </table:table-cell>
          <table:table-cell/>
          <table:table-cell office:value-type="float" office:value="0.401577419632253" calcext:value-type="float">
            <text:p>0.401577419632253</text:p>
          </table:table-cell>
        </table:table-row>
        <table:table-row table:style-name="ro1">
          <table:table-cell/>
          <table:table-cell office:value-type="float" office:value="0.852394916117191" calcext:value-type="float">
            <text:p>0.852394916117191</text:p>
          </table:table-cell>
          <table:table-cell office:value-type="float" office:value="0.862634335647005" calcext:value-type="float">
            <text:p>0.862634335647005</text:p>
          </table:table-cell>
          <table:table-cell office:value-type="float" office:value="0.552312527842788" calcext:value-type="float">
            <text:p>0.552312527842788</text:p>
          </table:table-cell>
          <table:table-cell/>
          <table:table-cell office:value-type="float" office:value="0.74703620014174" calcext:value-type="float">
            <text:p>0.74703620014174</text:p>
          </table:table-cell>
        </table:table-row>
        <table:table-row table:style-name="ro1">
          <table:table-cell/>
          <table:table-cell office:value-type="float" office:value="0.85337243322283" calcext:value-type="float">
            <text:p>0.85337243322283</text:p>
          </table:table-cell>
          <table:table-cell office:value-type="float" office:value="1.16089314333911" calcext:value-type="float">
            <text:p>1.16089314333911</text:p>
          </table:table-cell>
          <table:table-cell office:value-type="float" office:value="0.927737874946494" calcext:value-type="float">
            <text:p>0.927737874946494</text:p>
          </table:table-cell>
          <table:table-cell/>
          <table:table-cell office:value-type="float" office:value="1.05919543100679" calcext:value-type="float">
            <text:p>1.05919543100679</text:p>
          </table:table-cell>
        </table:table-row>
        <table:table-row table:style-name="ro1">
          <table:table-cell/>
          <table:table-cell office:value-type="float" office:value="0.854349950328469" calcext:value-type="float">
            <text:p>0.854349950328469</text:p>
          </table:table-cell>
          <table:table-cell office:value-type="float" office:value="1.40793357037034" calcext:value-type="float">
            <text:p>1.40793357037034</text:p>
          </table:table-cell>
          <table:table-cell office:value-type="float" office:value="1.84456412980992" calcext:value-type="float">
            <text:p>1.84456412980992</text:p>
          </table:table-cell>
          <table:table-cell/>
          <table:table-cell office:value-type="float" office:value="1.32457326819935" calcext:value-type="float">
            <text:p>1.32457326819935</text:p>
          </table:table-cell>
        </table:table-row>
        <table:table-row table:style-name="ro1">
          <table:table-cell/>
          <table:table-cell office:value-type="float" office:value="0.855327467434108" calcext:value-type="float">
            <text:p>0.855327467434108</text:p>
          </table:table-cell>
          <table:table-cell office:value-type="float" office:value="1.59380469808421" calcext:value-type="float">
            <text:p>1.59380469808421</text:p>
          </table:table-cell>
          <table:table-cell office:value-type="float" office:value="1.64519762113216" calcext:value-type="float">
            <text:p>1.64519762113216</text:p>
          </table:table-cell>
          <table:table-cell/>
          <table:table-cell office:value-type="float" office:value="1.53224058157683" calcext:value-type="float">
            <text:p>1.53224058157683</text:p>
          </table:table-cell>
        </table:table-row>
        <table:table-row table:style-name="ro1">
          <table:table-cell/>
          <table:table-cell office:value-type="float" office:value="0.856304984539747" calcext:value-type="float">
            <text:p>0.856304984539747</text:p>
          </table:table-cell>
          <table:table-cell office:value-type="float" office:value="1.71187668906078" calcext:value-type="float">
            <text:p>1.71187668906078</text:p>
          </table:table-cell>
          <table:table-cell office:value-type="float" office:value="1.61344635779216" calcext:value-type="float">
            <text:p>1.61344635779216</text:p>
          </table:table-cell>
          <table:table-cell/>
          <table:table-cell office:value-type="float" office:value="1.67440116155543" calcext:value-type="float">
            <text:p>1.67440116155543</text:p>
          </table:table-cell>
        </table:table-row>
        <table:table-row table:style-name="ro1">
          <table:table-cell/>
          <table:table-cell office:value-type="float" office:value="0.857282501645386" calcext:value-type="float">
            <text:p>0.857282501645386</text:p>
          </table:table-cell>
          <table:table-cell office:value-type="float" office:value="1.75917063019146" calcext:value-type="float">
            <text:p>1.75917063019146</text:p>
          </table:table-cell>
          <table:table-cell office:value-type="float" office:value="2.22183254743193" calcext:value-type="float">
            <text:p>2.22183254743193</text:p>
          </table:table-cell>
          <table:table-cell/>
          <table:table-cell office:value-type="float" office:value="1.74678905127894" calcext:value-type="float">
            <text:p>1.74678905127894</text:p>
          </table:table-cell>
        </table:table-row>
        <table:table-row table:style-name="ro1">
          <table:table-cell/>
          <table:table-cell office:value-type="float" office:value="0.858260018751025" calcext:value-type="float">
            <text:p>0.858260018751025</text:p>
          </table:table-cell>
          <table:table-cell office:value-type="float" office:value="1.736475462646" calcext:value-type="float">
            <text:p>1.736475462646</text:p>
          </table:table-cell>
          <table:table-cell office:value-type="float" office:value="1.90391543131225" calcext:value-type="float">
            <text:p>1.90391543131225</text:p>
          </table:table-cell>
          <table:table-cell/>
          <table:table-cell office:value-type="float" office:value="1.7488602413486" calcext:value-type="float">
            <text:p>1.7488602413486</text:p>
          </table:table-cell>
        </table:table-row>
        <table:table-row table:style-name="ro1">
          <table:table-cell/>
          <table:table-cell office:value-type="float" office:value="0.859237535856664" calcext:value-type="float">
            <text:p>0.859237535856664</text:p>
          </table:table-cell>
          <table:table-cell office:value-type="float" office:value="1.64824591045248" calcext:value-type="float">
            <text:p>1.64824591045248</text:p>
          </table:table-cell>
          <table:table-cell office:value-type="float" office:value="1.64229924258502" calcext:value-type="float">
            <text:p>1.64229924258502</text:p>
          </table:table-cell>
          <table:table-cell/>
          <table:table-cell office:value-type="float" office:value="1.68376819997202" calcext:value-type="float">
            <text:p>1.68376819997202</text:p>
          </table:table-cell>
        </table:table-row>
        <table:table-row table:style-name="ro1">
          <table:table-cell/>
          <table:table-cell office:value-type="float" office:value="0.860215052962303" calcext:value-type="float">
            <text:p>0.860215052962303</text:p>
          </table:table-cell>
          <table:table-cell office:value-type="float" office:value="1.50228836172971" calcext:value-type="float">
            <text:p>1.50228836172971</text:p>
          </table:table-cell>
          <table:table-cell office:value-type="float" office:value="1.69194497774173" calcext:value-type="float">
            <text:p>1.69194497774173</text:p>
          </table:table-cell>
          <table:table-cell/>
          <table:table-cell office:value-type="float" office:value="1.55812556367516" calcext:value-type="float">
            <text:p>1.55812556367516</text:p>
          </table:table-cell>
        </table:table-row>
        <table:table-row table:style-name="ro1">
          <table:table-cell/>
          <table:table-cell office:value-type="float" office:value="0.861192570067942" calcext:value-type="float">
            <text:p>0.861192570067942</text:p>
          </table:table-cell>
          <table:table-cell office:value-type="float" office:value="1.3092542688919" calcext:value-type="float">
            <text:p>1.3092542688919</text:p>
          </table:table-cell>
          <table:table-cell office:value-type="float" office:value="1.13137721871026" calcext:value-type="float">
            <text:p>1.13137721871026</text:p>
          </table:table-cell>
          <table:table-cell/>
          <table:table-cell office:value-type="float" office:value="1.38156701373131" calcext:value-type="float">
            <text:p>1.38156701373131</text:p>
          </table:table-cell>
        </table:table-row>
        <table:table-row table:style-name="ro1">
          <table:table-cell table:style-name="ce1"/>
          <table:table-cell office:value-type="float" office:value="0.862170087173581" calcext:value-type="float">
            <text:p>0.862170087173581</text:p>
          </table:table-cell>
          <table:table-cell office:value-type="float" office:value="1.08197206080373" calcext:value-type="float">
            <text:p>1.08197206080373</text:p>
          </table:table-cell>
          <table:table-cell office:value-type="float" office:value="1.08775276837881" calcext:value-type="float">
            <text:p>1.08775276837881</text:p>
          </table:table-cell>
          <table:table-cell/>
          <table:table-cell office:value-type="float" office:value="1.16614015174786" calcext:value-type="float">
            <text:p>1.16614015174786</text:p>
          </table:table-cell>
        </table:table-row>
        <table:table-row table:style-name="ro1">
          <table:table-cell table:style-name="ce1"/>
          <table:table-cell office:value-type="float" office:value="0.86314760427922" calcext:value-type="float">
            <text:p>0.86314760427922</text:p>
          </table:table-cell>
          <table:table-cell office:value-type="float" office:value="0.834658116683099" calcext:value-type="float">
            <text:p>0.834658116683099</text:p>
          </table:table-cell>
          <table:table-cell office:value-type="float" office:value="0.986547318593604" calcext:value-type="float">
            <text:p>0.986547318593604</text:p>
          </table:table-cell>
          <table:table-cell/>
          <table:table-cell office:value-type="float" office:value="0.925561359783522" calcext:value-type="float">
            <text:p>0.925561359783522</text:p>
          </table:table-cell>
        </table:table-row>
        <table:table-row table:style-name="ro1">
          <table:table-cell/>
          <table:table-cell office:value-type="float" office:value="0.864125121384859" calcext:value-type="float">
            <text:p>0.864125121384859</text:p>
          </table:table-cell>
          <table:table-cell office:value-type="float" office:value="0.582054466729472" calcext:value-type="float">
            <text:p>0.582054466729472</text:p>
          </table:table-cell>
          <table:table-cell office:value-type="float" office:value="0.53658965471312" calcext:value-type="float">
            <text:p>0.53658965471312</text:p>
          </table:table-cell>
          <table:table-cell/>
          <table:table-cell office:value-type="float" office:value="0.674381578329876" calcext:value-type="float">
            <text:p>0.674381578329876</text:p>
          </table:table-cell>
        </table:table-row>
        <table:table-row table:style-name="ro1">
          <table:table-cell/>
          <table:table-cell office:value-type="float" office:value="0.865102638490498" calcext:value-type="float">
            <text:p>0.865102638490498</text:p>
          </table:table-cell>
          <table:table-cell office:value-type="float" office:value="0.338545132926003" calcext:value-type="float">
            <text:p>0.338545132926003</text:p>
          </table:table-cell>
          <table:table-cell table:style-name="ce1" office:value-type="float" office:value="0.00734530967501532" calcext:value-type="float">
            <text:p>7.35E-03</text:p>
          </table:table-cell>
          <table:table-cell/>
          <table:table-cell office:value-type="float" office:value="0.427112185276129" calcext:value-type="float">
            <text:p>0.427112185276129</text:p>
          </table:table-cell>
        </table:table-row>
        <table:table-row table:style-name="ro1">
          <table:table-cell/>
          <table:table-cell office:value-type="float" office:value="0.866080155596137" calcext:value-type="float">
            <text:p>0.866080155596137</text:p>
          </table:table-cell>
          <table:table-cell office:value-type="float" office:value="0.117304152377783" calcext:value-type="float">
            <text:p>0.117304152377783</text:p>
          </table:table-cell>
          <table:table-cell office:value-type="float" office:value="0.432002032791779" calcext:value-type="float">
            <text:p>0.432002032791779</text:p>
          </table:table-cell>
          <table:table-cell/>
          <table:table-cell office:value-type="float" office:value="0.197363398173893" calcext:value-type="float">
            <text:p>0.197363398173893</text:p>
          </table:table-cell>
        </table:table-row>
        <table:table-row table:style-name="ro1">
          <table:table-cell/>
          <table:table-cell office:value-type="float" office:value="0.867057672701776" calcext:value-type="float">
            <text:p>0.867057672701776</text:p>
          </table:table-cell>
          <table:table-cell table:style-name="ce1" office:value-type="float" office:value="-0.0704737305756934" calcext:value-type="float">
            <text:p>-7.05E-02</text:p>
          </table:table-cell>
          <table:table-cell office:value-type="float" office:value="-0.540741229195891" calcext:value-type="float">
            <text:p>-0.540741229195891</text:p>
          </table:table-cell>
          <table:table-cell/>
          <table:table-cell table:style-name="ce1" office:value-type="float" office:value="-0.00295328119230942" calcext:value-type="float">
            <text:p>-2.95E-03</text:p>
          </table:table-cell>
        </table:table-row>
        <table:table-row table:style-name="ro1">
          <table:table-cell/>
          <table:table-cell office:value-type="float" office:value="0.868035189807415" calcext:value-type="float">
            <text:p>0.868035189807415</text:p>
          </table:table-cell>
          <table:table-cell table:style-name="ce1" office:value-type="float" office:value="-0.216213832603411" calcext:value-type="float">
            <text:p>-2.16E-01</text:p>
          </table:table-cell>
          <table:table-cell office:value-type="float" office:value="-0.170938223897857" calcext:value-type="float">
            <text:p>-0.170938223897857</text:p>
          </table:table-cell>
          <table:table-cell/>
          <table:table-cell office:value-type="float" office:value="-0.164311050304022" calcext:value-type="float">
            <text:p>-0.164311050304022</text:p>
          </table:table-cell>
        </table:table-row>
        <table:table-row table:style-name="ro1">
          <table:table-cell/>
          <table:table-cell office:value-type="float" office:value="0.869012706913054" calcext:value-type="float">
            <text:p>0.869012706913054</text:p>
          </table:table-cell>
          <table:table-cell office:value-type="float" office:value="-0.314435754251277" calcext:value-type="float">
            <text:p>-0.314435754251277</text:p>
          </table:table-cell>
          <table:table-cell office:value-type="float" office:value="-0.68420994446239" calcext:value-type="float">
            <text:p>-0.68420994446239</text:p>
          </table:table-cell>
          <table:table-cell/>
          <table:table-cell office:value-type="float" office:value="-0.280101521921194" calcext:value-type="float">
            <text:p>-0.280101521921194</text:p>
          </table:table-cell>
        </table:table-row>
        <table:table-row table:style-name="ro1">
          <table:table-cell/>
          <table:table-cell office:value-type="float" office:value="0.869990224018693" calcext:value-type="float">
            <text:p>0.869990224018693</text:p>
          </table:table-cell>
          <table:table-cell office:value-type="float" office:value="-0.363033192090602" calcext:value-type="float">
            <text:p>-0.363033192090602</text:p>
          </table:table-cell>
          <table:table-cell office:value-type="float" office:value="-0.587097940147536" calcext:value-type="float">
            <text:p>-0.587097940147536</text:p>
          </table:table-cell>
          <table:table-cell/>
          <table:table-cell office:value-type="float" office:value="-0.346984743984169" calcext:value-type="float">
            <text:p>-0.346984743984169</text:p>
          </table:table-cell>
        </table:table-row>
        <table:table-row table:style-name="ro1">
          <table:table-cell/>
          <table:table-cell office:value-type="float" office:value="0.870967741124332" calcext:value-type="float">
            <text:p>0.870967741124332</text:p>
          </table:table-cell>
          <table:table-cell office:value-type="float" office:value="-0.363343279364484" calcext:value-type="float">
            <text:p>-0.363343279364484</text:p>
          </table:table-cell>
          <table:table-cell office:value-type="float" office:value="-0.704306655343535" calcext:value-type="float">
            <text:p>-0.704306655343535</text:p>
          </table:table-cell>
          <table:table-cell/>
          <table:table-cell office:value-type="float" office:value="-0.365035237029371" calcext:value-type="float">
            <text:p>-0.365035237029371</text:p>
          </table:table-cell>
        </table:table-row>
        <table:table-row table:style-name="ro1">
          <table:table-cell/>
          <table:table-cell office:value-type="float" office:value="0.871945258229971" calcext:value-type="float">
            <text:p>0.871945258229971</text:p>
          </table:table-cell>
          <table:table-cell table:style-name="ce1" office:value-type="float" office:value="-0.320002152231822" calcext:value-type="float">
            <text:p>-3.20E-01</text:p>
          </table:table-cell>
          <table:table-cell table:style-name="ce1" office:value-type="float" office:value="0.0326445466989284" calcext:value-type="float">
            <text:p>3.26E-02</text:p>
          </table:table-cell>
          <table:table-cell/>
          <table:table-cell office:value-type="float" office:value="-0.337676110482545" calcext:value-type="float">
            <text:p>-0.337676110482545</text:p>
          </table:table-cell>
        </table:table-row>
        <table:table-row table:style-name="ro1">
          <table:table-cell/>
          <table:table-cell office:value-type="float" office:value="0.87292277533561" calcext:value-type="float">
            <text:p>0.87292277533561</text:p>
          </table:table-cell>
          <table:table-cell table:style-name="ce1" office:value-type="float" office:value="-0.240596381963183" calcext:value-type="float">
            <text:p>-2.41E-01</text:p>
          </table:table-cell>
          <table:table-cell office:value-type="float" office:value="0.158416229943825" calcext:value-type="float">
            <text:p>0.158416229943825</text:p>
          </table:table-cell>
          <table:table-cell/>
          <table:table-cell office:value-type="float" office:value="-0.271406130504663" calcext:value-type="float">
            <text:p>-0.271406130504663</text:p>
          </table:table-cell>
        </table:table-row>
        <table:table-row table:style-name="ro1">
          <table:table-cell/>
          <table:table-cell office:value-type="float" office:value="0.873900292441249" calcext:value-type="float">
            <text:p>0.873900292441249</text:p>
          </table:table-cell>
          <table:table-cell office:value-type="float" office:value="-0.135132263188523" calcext:value-type="float">
            <text:p>-0.135132263188523</text:p>
          </table:table-cell>
          <table:table-cell office:value-type="float" office:value="-0.628686150054758" calcext:value-type="float">
            <text:p>-0.628686150054758</text:p>
          </table:table-cell>
          <table:table-cell/>
          <table:table-cell office:value-type="float" office:value="-0.175337117426493" calcext:value-type="float">
            <text:p>-0.175337117426493</text:p>
          </table:table-cell>
        </table:table-row>
        <table:table-row table:style-name="ro1">
          <table:table-cell/>
          <table:table-cell office:value-type="float" office:value="0.874877809546888" calcext:value-type="float">
            <text:p>0.874877809546888</text:p>
          </table:table-cell>
          <table:table-cell table:style-name="ce1" office:value-type="float" office:value="-0.0153559615145119" calcext:value-type="float">
            <text:p>-1.54E-02</text:p>
          </table:table-cell>
          <table:table-cell office:value-type="float" office:value="-0.212551288545754" calcext:value-type="float">
            <text:p>-0.212551288545754</text:p>
          </table:table-cell>
          <table:table-cell/>
          <table:table-cell table:style-name="ce1" office:value-type="float" office:value="-0.0605704992436405" calcext:value-type="float">
            <text:p>-6.06E-02</text:p>
          </table:table-cell>
        </table:table-row>
        <table:table-row table:style-name="ro1">
          <table:table-cell/>
          <table:table-cell office:value-type="float" office:value="0.875855326652527" calcext:value-type="float">
            <text:p>0.875855326652527</text:p>
          </table:table-cell>
          <table:table-cell office:value-type="float" office:value="0.106033461997034" calcext:value-type="float">
            <text:p>0.106033461997034</text:p>
          </table:table-cell>
          <table:table-cell office:value-type="float" office:value="-0.116517536173284" calcext:value-type="float">
            <text:p>-0.116517536173284</text:p>
          </table:table-cell>
          <table:table-cell/>
          <table:table-cell table:style-name="ce1" office:value-type="float" office:value="0.0605484482403118" calcext:value-type="float">
            <text:p>6.05E-02</text:p>
          </table:table-cell>
        </table:table-row>
        <table:table-row table:style-name="ro1">
          <table:table-cell/>
          <table:table-cell office:value-type="float" office:value="0.876832843758166" calcext:value-type="float">
            <text:p>0.876832843758166</text:p>
          </table:table-cell>
          <table:table-cell office:value-type="float" office:value="0.21622965907441" calcext:value-type="float">
            <text:p>0.21622965907441</text:p>
          </table:table-cell>
          <table:table-cell table:style-name="ce1" office:value-type="float" office:value="0.0279882352679915" calcext:value-type="float">
            <text:p>2.80E-02</text:p>
          </table:table-cell>
          <table:table-cell/>
          <table:table-cell office:value-type="float" office:value="0.175252766835085" calcext:value-type="float">
            <text:p>0.175252766835085</text:p>
          </table:table-cell>
        </table:table-row>
        <table:table-row table:style-name="ro1">
          <table:table-cell/>
          <table:table-cell office:value-type="float" office:value="0.877810360863805" calcext:value-type="float">
            <text:p>0.877810360863805</text:p>
          </table:table-cell>
          <table:table-cell table:style-name="ce1" office:value-type="float" office:value="0.303171202442634" calcext:value-type="float">
            <text:p>3.03E-01</text:p>
          </table:table-cell>
          <table:table-cell office:value-type="float" office:value="0.682613469447308" calcext:value-type="float">
            <text:p>0.682613469447308</text:p>
          </table:table-cell>
          <table:table-cell/>
          <table:table-cell office:value-type="float" office:value="0.27120187174138" calcext:value-type="float">
            <text:p>0.27120187174138</text:p>
          </table:table-cell>
        </table:table-row>
        <table:table-row table:style-name="ro1">
          <table:table-cell/>
          <table:table-cell office:value-type="float" office:value="0.878787877969444" calcext:value-type="float">
            <text:p>0.878787877969444</text:p>
          </table:table-cell>
          <table:table-cell office:value-type="float" office:value="0.356347962508971" calcext:value-type="float">
            <text:p>0.356347962508971</text:p>
          </table:table-cell>
          <table:table-cell office:value-type="float" office:value="-0.136499154337622" calcext:value-type="float">
            <text:p>-0.136499154337622</text:p>
          </table:table-cell>
          <table:table-cell/>
          <table:table-cell office:value-type="float" office:value="0.337303421412098" calcext:value-type="float">
            <text:p>0.337303421412098</text:p>
          </table:table-cell>
        </table:table-row>
        <table:table-row table:style-name="ro1">
          <table:table-cell/>
          <table:table-cell office:value-type="float" office:value="0.879765395075083" calcext:value-type="float">
            <text:p>0.879765395075083</text:p>
          </table:table-cell>
          <table:table-cell office:value-type="float" office:value="0.367511989933451" calcext:value-type="float">
            <text:p>0.367511989933451</text:p>
          </table:table-cell>
          <table:table-cell office:value-type="float" office:value="0.509631192035115" calcext:value-type="float">
            <text:p>0.509631192035115</text:p>
          </table:table-cell>
          <table:table-cell/>
          <table:table-cell office:value-type="float" office:value="0.364458504220714" calcext:value-type="float">
            <text:p>0.364458504220714</text:p>
          </table:table-cell>
        </table:table-row>
        <table:table-row table:style-name="ro1">
          <table:table-cell/>
          <table:table-cell office:value-type="float" office:value="0.880742912180722" calcext:value-type="float">
            <text:p>0.880742912180722</text:p>
          </table:table-cell>
          <table:table-cell office:value-type="float" office:value="0.331249011455058" calcext:value-type="float">
            <text:p>0.331249011455058</text:p>
          </table:table-cell>
          <table:table-cell office:value-type="float" office:value="0.803315514298878" calcext:value-type="float">
            <text:p>0.803315514298878</text:p>
          </table:table-cell>
          <table:table-cell/>
          <table:table-cell office:value-type="float" office:value="0.346184268934495" calcext:value-type="float">
            <text:p>0.346184268934495</text:p>
          </table:table-cell>
        </table:table-row>
        <table:table-row table:style-name="ro1">
          <table:table-cell/>
          <table:table-cell office:value-type="float" office:value="0.881720429286361" calcext:value-type="float">
            <text:p>0.881720429286361</text:p>
          </table:table-cell>
          <table:table-cell office:value-type="float" office:value="0.245375070344848" calcext:value-type="float">
            <text:p>0.245375070344848</text:p>
          </table:table-cell>
          <table:table-cell office:value-type="float" office:value="0.649641468680953" calcext:value-type="float">
            <text:p>0.649641468680953</text:p>
          </table:table-cell>
          <table:table-cell/>
          <table:table-cell office:value-type="float" office:value="0.279075517952311" calcext:value-type="float">
            <text:p>0.279075517952311</text:p>
          </table:table-cell>
        </table:table-row>
        <table:table-row table:style-name="ro1">
          <table:table-cell/>
          <table:table-cell office:value-type="float" office:value="0.882697946392" calcext:value-type="float">
            <text:p>0.882697946392</text:p>
          </table:table-cell>
          <table:table-cell office:value-type="float" office:value="0.111133414195952" calcext:value-type="float">
            <text:p>0.111133414195952</text:p>
          </table:table-cell>
          <table:table-cell office:value-type="float" office:value="0.500926796051046" calcext:value-type="float">
            <text:p>0.500926796051046</text:p>
          </table:table-cell>
          <table:table-cell/>
          <table:table-cell office:value-type="float" office:value="0.163076498165495" calcext:value-type="float">
            <text:p>0.163076498165495</text:p>
          </table:table-cell>
        </table:table-row>
        <table:table-row table:style-name="ro1">
          <table:table-cell/>
          <table:table-cell office:value-type="float" office:value="0.883675463497639" calcext:value-type="float">
            <text:p>0.883675463497639</text:p>
          </table:table-cell>
          <table:table-cell table:style-name="ce1" office:value-type="float" office:value="-0.0668211844797526" calcext:value-type="float">
            <text:p>-6.68E-02</text:p>
          </table:table-cell>
          <table:table-cell office:value-type="float" office:value="-0.237218216524464" calcext:value-type="float">
            <text:p>-0.237218216524464</text:p>
          </table:table-cell>
          <table:table-cell/>
          <table:table-cell table:style-name="ce1" office:value-type="float" office:value="0.00154558083028777" calcext:value-type="float">
            <text:p>1.55E-03</text:p>
          </table:table-cell>
        </table:table-row>
        <table:table-row table:style-name="ro1">
          <table:table-cell/>
          <table:table-cell office:value-type="float" office:value="0.884652980603278" calcext:value-type="float">
            <text:p>0.884652980603278</text:p>
          </table:table-cell>
          <table:table-cell office:value-type="float" office:value="-0.280650622123626" calcext:value-type="float">
            <text:p>-0.280650622123626</text:p>
          </table:table-cell>
          <table:table-cell table:style-name="ce1" office:value-type="float" office:value="0.0886702370274601" calcext:value-type="float">
            <text:p>8.87E-02</text:p>
          </table:table-cell>
          <table:table-cell/>
          <table:table-cell office:value-type="float" office:value="-0.198891968880731" calcext:value-type="float">
            <text:p>-0.198891968880731</text:p>
          </table:table-cell>
        </table:table-row>
        <table:table-row table:style-name="ro1">
          <table:table-cell/>
          <table:table-cell office:value-type="float" office:value="0.885630497708917" calcext:value-type="float">
            <text:p>0.885630497708917</text:p>
          </table:table-cell>
          <table:table-cell office:value-type="float" office:value="-0.519761242262627" calcext:value-type="float">
            <text:p>-0.519761242262627</text:p>
          </table:table-cell>
          <table:table-cell office:value-type="float" office:value="-0.971643435551387" calcext:value-type="float">
            <text:p>-0.971643435551387</text:p>
          </table:table-cell>
          <table:table-cell/>
          <table:table-cell office:value-type="float" office:value="-0.428695121165584" calcext:value-type="float">
            <text:p>-0.428695121165584</text:p>
          </table:table-cell>
        </table:table-row>
        <table:table-row table:style-name="ro1">
          <table:table-cell/>
          <table:table-cell office:value-type="float" office:value="0.886608014814556" calcext:value-type="float">
            <text:p>0.886608014814556</text:p>
          </table:table-cell>
          <table:table-cell table:style-name="ce1" office:value-type="float" office:value="-0.771406155061058" calcext:value-type="float">
            <text:p>-7.71E-01</text:p>
          </table:table-cell>
          <table:table-cell office:value-type="float" office:value="-1.20248071900639" calcext:value-type="float">
            <text:p>-1.20248071900639</text:p>
          </table:table-cell>
          <table:table-cell/>
          <table:table-cell office:value-type="float" office:value="-0.675941755378024" calcext:value-type="float">
            <text:p>-0.675941755378024</text:p>
          </table:table-cell>
        </table:table-row>
        <table:table-row table:style-name="ro1">
          <table:table-cell table:style-name="ce1"/>
          <table:table-cell office:value-type="float" office:value="0.887585531920195" calcext:value-type="float">
            <text:p>0.887585531920195</text:p>
          </table:table-cell>
          <table:table-cell table:style-name="ce1" office:value-type="float" office:value="-1.02142643699361" calcext:value-type="float">
            <text:p>-1.02E+00</text:p>
          </table:table-cell>
          <table:table-cell office:value-type="float" office:value="-1.46516827600856" calcext:value-type="float">
            <text:p>-1.46516827600856</text:p>
          </table:table-cell>
          <table:table-cell/>
          <table:table-cell office:value-type="float" office:value="-0.927015390700964" calcext:value-type="float">
            <text:p>-0.927015390700964</text:p>
          </table:table-cell>
        </table:table-row>
        <table:table-row table:style-name="ro1">
          <table:table-cell/>
          <table:table-cell office:value-type="float" office:value="0.888563049025834" calcext:value-type="float">
            <text:p>0.888563049025834</text:p>
          </table:table-cell>
          <table:table-cell office:value-type="float" office:value="-1.25508706480052" calcext:value-type="float">
            <text:p>-1.25508706480052</text:p>
          </table:table-cell>
          <table:table-cell office:value-type="float" office:value="-1.17900693859375" calcext:value-type="float">
            <text:p>-1.17900693859375</text:p>
          </table:table-cell>
          <table:table-cell/>
          <table:table-cell office:value-type="float" office:value="-1.1674032317032" calcext:value-type="float">
            <text:p>-1.1674032317032</text:p>
          </table:table-cell>
        </table:table-row>
        <table:table-row table:style-name="ro1">
          <table:table-cell/>
          <table:table-cell office:value-type="float" office:value="0.889540566131473" calcext:value-type="float">
            <text:p>0.889540566131473</text:p>
          </table:table-cell>
          <table:table-cell office:value-type="float" office:value="-1.4579575989634" calcext:value-type="float">
            <text:p>-1.4579575989634</text:p>
          </table:table-cell>
          <table:table-cell office:value-type="float" office:value="-1.89806511539983" calcext:value-type="float">
            <text:p>-1.89806511539983</text:p>
          </table:table-cell>
          <table:table-cell/>
          <table:table-cell office:value-type="float" office:value="-1.38255796805212" calcext:value-type="float">
            <text:p>-1.38255796805212</text:p>
          </table:table-cell>
        </table:table-row>
        <table:table-row table:style-name="ro1">
          <table:table-cell/>
          <table:table-cell office:value-type="float" office:value="0.890518083237112" calcext:value-type="float">
            <text:p>0.890518083237112</text:p>
          </table:table-cell>
          <table:table-cell office:value-type="float" office:value="-1.61678479154841" calcext:value-type="float">
            <text:p>-1.61678479154841</text:p>
          </table:table-cell>
          <table:table-cell office:value-type="float" office:value="-1.35892301973284" calcext:value-type="float">
            <text:p>-1.35892301973284</text:p>
          </table:table-cell>
          <table:table-cell/>
          <table:table-cell office:value-type="float" office:value="-1.5587717955106" calcext:value-type="float">
            <text:p>-1.5587717955106</text:p>
          </table:table-cell>
        </table:table-row>
        <table:table-row table:style-name="ro1">
          <table:table-cell/>
          <table:table-cell office:value-type="float" office:value="0.891495600342751" calcext:value-type="float">
            <text:p>0.891495600342751</text:p>
          </table:table-cell>
          <table:table-cell office:value-type="float" office:value="-1.72030462428184" calcext:value-type="float">
            <text:p>-1.72030462428184</text:p>
          </table:table-cell>
          <table:table-cell office:value-type="float" office:value="-1.87912390391514" calcext:value-type="float">
            <text:p>-1.87912390391514</text:p>
          </table:table-cell>
          <table:table-cell/>
          <table:table-cell office:value-type="float" office:value="-1.68401024012945" calcext:value-type="float">
            <text:p>-1.68401024012945</text:p>
          </table:table-cell>
        </table:table-row>
        <table:table-row table:style-name="ro1">
          <table:table-cell/>
          <table:table-cell office:value-type="float" office:value="0.89247311744839" calcext:value-type="float">
            <text:p>0.89247311744839</text:p>
          </table:table-cell>
          <table:table-cell office:value-type="float" office:value="-1.75994476759378" calcext:value-type="float">
            <text:p>-1.75994476759378</text:p>
          </table:table-cell>
          <table:table-cell office:value-type="float" office:value="-1.47048142677472" calcext:value-type="float">
            <text:p>-1.47048142677472</text:p>
          </table:table-cell>
          <table:table-cell/>
          <table:table-cell office:value-type="float" office:value="-1.74865562461186" calcext:value-type="float">
            <text:p>-1.74865562461186</text:p>
          </table:table-cell>
        </table:table-row>
        <table:table-row table:style-name="ro1">
          <table:table-cell/>
          <table:table-cell office:value-type="float" office:value="0.893450634554029" calcext:value-type="float">
            <text:p>0.893450634554029</text:p>
          </table:table-cell>
          <table:table-cell office:value-type="float" office:value="-1.73037488310907" calcext:value-type="float">
            <text:p>-1.73037488310907</text:p>
          </table:table-cell>
          <table:table-cell office:value-type="float" office:value="-1.93833805134683" calcext:value-type="float">
            <text:p>-1.93833805134683</text:p>
          </table:table-cell>
          <table:table-cell/>
          <table:table-cell office:value-type="float" office:value="-1.74611528218027" calcext:value-type="float">
            <text:p>-1.74611528218027</text:p>
          </table:table-cell>
        </table:table-row>
        <table:table-row table:style-name="ro1">
          <table:table-cell/>
          <table:table-cell office:value-type="float" office:value="0.894428151659667" calcext:value-type="float">
            <text:p>0.894428151659667</text:p>
          </table:table-cell>
          <table:table-cell office:value-type="float" office:value="-1.62987118666959" calcext:value-type="float">
            <text:p>-1.62987118666959</text:p>
          </table:table-cell>
          <table:table-cell office:value-type="float" office:value="-1.86584952626259" calcext:value-type="float">
            <text:p>-1.86584952626259</text:p>
          </table:table-cell>
          <table:table-cell/>
          <table:table-cell office:value-type="float" office:value="-1.67325758551545" calcext:value-type="float">
            <text:p>-1.67325758551545</text:p>
          </table:table-cell>
        </table:table-row>
        <table:table-row table:style-name="ro1">
          <table:table-cell/>
          <table:table-cell office:value-type="float" office:value="0.895405668765306" calcext:value-type="float">
            <text:p>0.895405668765306</text:p>
          </table:table-cell>
          <table:table-cell office:value-type="float" office:value="-1.46047270843305" calcext:value-type="float">
            <text:p>-1.46047270843305</text:p>
          </table:table-cell>
          <table:table-cell office:value-type="float" office:value="-1.07638470761607" calcext:value-type="float">
            <text:p>-1.07638470761607</text:p>
          </table:table-cell>
          <table:table-cell/>
          <table:table-cell office:value-type="float" office:value="-1.53064904139729" calcext:value-type="float">
            <text:p>-1.53064904139729</text:p>
          </table:table-cell>
        </table:table-row>
        <table:table-row table:style-name="ro1">
          <table:table-cell/>
          <table:table-cell office:value-type="float" office:value="0.896383185870945" calcext:value-type="float">
            <text:p>0.896383185870945</text:p>
          </table:table-cell>
          <table:table-cell office:value-type="float" office:value="-1.22791907117883" calcext:value-type="float">
            <text:p>-1.22791907117883</text:p>
          </table:table-cell>
          <table:table-cell office:value-type="float" office:value="-1.46939155713145" calcext:value-type="float">
            <text:p>-1.46939155713145</text:p>
          </table:table-cell>
          <table:table-cell/>
          <table:table-cell office:value-type="float" office:value="-1.32257749727598" calcext:value-type="float">
            <text:p>-1.32257749727598</text:p>
          </table:table-cell>
        </table:table-row>
        <table:table-row table:style-name="ro1">
          <table:table-cell/>
          <table:table-cell office:value-type="float" office:value="0.897360702976584" calcext:value-type="float">
            <text:p>0.897360702976584</text:p>
          </table:table-cell>
          <table:table-cell office:value-type="float" office:value="-0.941372615798694" calcext:value-type="float">
            <text:p>-0.941372615798694</text:p>
          </table:table-cell>
          <table:table-cell office:value-type="float" office:value="-0.608127625788032" calcext:value-type="float">
            <text:p>-0.608127625788032</text:p>
          </table:table-cell>
          <table:table-cell/>
          <table:table-cell office:value-type="float" office:value="-1.05685920906668" calcext:value-type="float">
            <text:p>-1.05685920906668</text:p>
          </table:table-cell>
        </table:table-row>
        <table:table-row table:style-name="ro1">
          <table:table-cell/>
          <table:table-cell office:value-type="float" office:value="0.898338220082223" calcext:value-type="float">
            <text:p>0.898338220082223</text:p>
          </table:table-cell>
          <table:table-cell office:value-type="float" office:value="-0.612940554584284" calcext:value-type="float">
            <text:p>-0.612940554584284</text:p>
          </table:table-cell>
          <table:table-cell office:value-type="float" office:value="-1.10357120231232" calcext:value-type="float">
            <text:p>-1.10357120231232</text:p>
          </table:table-cell>
          <table:table-cell/>
          <table:table-cell office:value-type="float" office:value="-0.74444037035868" calcext:value-type="float">
            <text:p>-0.74444037035868</text:p>
          </table:table-cell>
        </table:table-row>
        <table:table-row table:style-name="ro1">
          <table:table-cell/>
          <table:table-cell office:value-type="float" office:value="0.899315737187862" calcext:value-type="float">
            <text:p>0.899315737187862</text:p>
          </table:table-cell>
          <table:table-cell office:value-type="float" office:value="-0.257024758045632" calcext:value-type="float">
            <text:p>-0.257024758045632</text:p>
          </table:table-cell>
          <table:table-cell table:style-name="ce1" office:value-type="float" office:value="0.0417844503487589" calcext:value-type="float">
            <text:p>4.18E-02</text:p>
          </table:table-cell>
          <table:table-cell/>
          <table:table-cell office:value-type="float" office:value="-0.398815933273693" calcext:value-type="float">
            <text:p>-0.398815933273693</text:p>
          </table:table-cell>
        </table:table-row>
        <table:table-row table:style-name="ro1">
          <table:table-cell/>
          <table:table-cell office:value-type="float" office:value="0.900293254293501" calcext:value-type="float">
            <text:p>0.900293254293501</text:p>
          </table:table-cell>
          <table:table-cell office:value-type="float" office:value="0.110462935278479" calcext:value-type="float">
            <text:p>0.110462935278479</text:p>
          </table:table-cell>
          <table:table-cell office:value-type="float" office:value="0.45203237736319" calcext:value-type="float">
            <text:p>0.45203237736319</text:p>
          </table:table-cell>
          <table:table-cell/>
          <table:table-cell table:style-name="ce1" office:value-type="float" office:value="-0.0352994287044167" calcext:value-type="float">
            <text:p>-3.53E-02</text:p>
          </table:table-cell>
        </table:table-row>
        <table:table-row table:style-name="ro1">
          <table:table-cell/>
          <table:table-cell office:value-type="float" office:value="0.90127077139914" calcext:value-type="float">
            <text:p>0.90127077139914</text:p>
          </table:table-cell>
          <table:table-cell office:value-type="float" office:value="0.472973970792966" calcext:value-type="float">
            <text:p>0.472973970792966</text:p>
          </table:table-cell>
          <table:table-cell office:value-type="float" office:value="0.482418322707663" calcext:value-type="float">
            <text:p>0.482418322707663</text:p>
          </table:table-cell>
          <table:table-cell/>
          <table:table-cell office:value-type="float" office:value="0.329813632249799" calcext:value-type="float">
            <text:p>0.329813632249799</text:p>
          </table:table-cell>
        </table:table-row>
        <table:table-row table:style-name="ro1">
          <table:table-cell/>
          <table:table-cell office:value-type="float" office:value="0.902248288504779" calcext:value-type="float">
            <text:p>0.902248288504779</text:p>
          </table:table-cell>
          <table:table-cell office:value-type="float" office:value="0.814233689793908" calcext:value-type="float">
            <text:p>0.814233689793908</text:p>
          </table:table-cell>
          <table:table-cell office:value-type="float" office:value="1.18679245032864" calcext:value-type="float">
            <text:p>1.18679245032864</text:p>
          </table:table-cell>
          <table:table-cell/>
          <table:table-cell office:value-type="float" office:value="0.680139854196335" calcext:value-type="float">
            <text:p>0.680139854196335</text:p>
          </table:table-cell>
        </table:table-row>
        <table:table-row table:style-name="ro1">
          <table:table-cell/>
          <table:table-cell office:value-type="float" office:value="0.903225805610418" calcext:value-type="float">
            <text:p>0.903225805610418</text:p>
          </table:table-cell>
          <table:table-cell office:value-type="float" office:value="1.11913586918581" calcext:value-type="float">
            <text:p>1.11913586918581</text:p>
          </table:table-cell>
          <table:table-cell office:value-type="float" office:value="1.41559164443311" calcext:value-type="float">
            <text:p>1.41559164443311</text:p>
          </table:table-cell>
          <table:table-cell/>
          <table:table-cell office:value-type="float" office:value="1.0001072034679" calcext:value-type="float">
            <text:p>1.0001072034679</text:p>
          </table:table-cell>
        </table:table-row>
        <table:table-row table:style-name="ro1">
          <table:table-cell/>
          <table:table-cell office:value-type="float" office:value="0.904203322716057" calcext:value-type="float">
            <text:p>0.904203322716057</text:p>
          </table:table-cell>
          <table:table-cell office:value-type="float" office:value="1.3745687162964" calcext:value-type="float">
            <text:p>1.3745687162964</text:p>
          </table:table-cell>
          <table:table-cell office:value-type="float" office:value="1.49917668494887" calcext:value-type="float">
            <text:p>1.49917668494887</text:p>
          </table:table-cell>
          <table:table-cell/>
          <table:table-cell office:value-type="float" office:value="1.27580675008473" calcext:value-type="float">
            <text:p>1.27580675008473</text:p>
          </table:table-cell>
        </table:table-row>
        <table:table-row table:style-name="ro1">
          <table:table-cell/>
          <table:table-cell office:value-type="float" office:value="0.905180839821696" calcext:value-type="float">
            <text:p>0.905180839821696</text:p>
          </table:table-cell>
          <table:table-cell office:value-type="float" office:value="1.57012393803851" calcext:value-type="float">
            <text:p>1.57012393803851</text:p>
          </table:table-cell>
          <table:table-cell office:value-type="float" office:value="1.87341014135181" calcext:value-type="float">
            <text:p>1.87341014135181</text:p>
          </table:table-cell>
          <table:table-cell/>
          <table:table-cell office:value-type="float" office:value="1.4957470818229" calcext:value-type="float">
            <text:p>1.4957470818229</text:p>
          </table:table-cell>
        </table:table-row>
        <table:table-row table:style-name="ro1">
          <table:table-cell/>
          <table:table-cell office:value-type="float" office:value="0.906158356927335" calcext:value-type="float">
            <text:p>0.906158356927335</text:p>
          </table:table-cell>
          <table:table-cell office:value-type="float" office:value="1.69864748261661" calcext:value-type="float">
            <text:p>1.69864748261661</text:p>
          </table:table-cell>
          <table:table-cell office:value-type="float" office:value="1.73197733888801" calcext:value-type="float">
            <text:p>1.73197733888801</text:p>
          </table:table-cell>
          <table:table-cell/>
          <table:table-cell office:value-type="float" office:value="1.65146736472904" calcext:value-type="float">
            <text:p>1.65146736472904</text:p>
          </table:table-cell>
        </table:table-row>
        <table:table-row table:style-name="ro1">
          <table:table-cell/>
          <table:table-cell office:value-type="float" office:value="0.907135874032974" calcext:value-type="float">
            <text:p>0.907135874032974</text:p>
          </table:table-cell>
          <table:table-cell office:value-type="float" office:value="1.75659999947681" calcext:value-type="float">
            <text:p>1.75659999947681</text:p>
          </table:table-cell>
          <table:table-cell office:value-type="float" office:value="1.63777455843664" calcext:value-type="float">
            <text:p>1.63777455843664</text:p>
          </table:table-cell>
          <table:table-cell/>
          <table:table-cell office:value-type="float" office:value="1.73797344345861" calcext:value-type="float">
            <text:p>1.73797344345861</text:p>
          </table:table-cell>
        </table:table-row>
        <table:table-row table:style-name="ro1">
          <table:table-cell/>
          <table:table-cell office:value-type="float" office:value="0.908113391138613" calcext:value-type="float">
            <text:p>0.908113391138613</text:p>
          </table:table-cell>
          <table:table-cell office:value-type="float" office:value="1.74420641280981" calcext:value-type="float">
            <text:p>1.74420641280981</text:p>
          </table:table-cell>
          <table:table-cell office:value-type="float" office:value="1.25791482227436" calcext:value-type="float">
            <text:p>1.25791482227436</text:p>
          </table:table-cell>
          <table:table-cell/>
          <table:table-cell office:value-type="float" office:value="1.75397191089606" calcext:value-type="float">
            <text:p>1.75397191089606</text:p>
          </table:table-cell>
        </table:table-row>
        <table:table-row table:style-name="ro1">
          <table:table-cell/>
          <table:table-cell office:value-type="float" office:value="0.909090908244252" calcext:value-type="float">
            <text:p>0.909090908244252</text:p>
          </table:table-cell>
          <table:table-cell office:value-type="float" office:value="1.66538657521488" calcext:value-type="float">
            <text:p>1.66538657521488</text:p>
          </table:table-cell>
          <table:table-cell office:value-type="float" office:value="1.68025572720755" calcext:value-type="float">
            <text:p>1.68025572720755</text:p>
          </table:table-cell>
          <table:table-cell/>
          <table:table-cell office:value-type="float" office:value="1.70188909919483" calcext:value-type="float">
            <text:p>1.70188909919483</text:p>
          </table:table-cell>
        </table:table-row>
        <table:table-row table:style-name="ro1">
          <table:table-cell/>
          <table:table-cell office:value-type="float" office:value="0.910068425349891" calcext:value-type="float">
            <text:p>0.910068425349891</text:p>
          </table:table-cell>
          <table:table-cell office:value-type="float" office:value="1.52747200756596" calcext:value-type="float">
            <text:p>1.52747200756596</text:p>
          </table:table-cell>
          <table:table-cell office:value-type="float" office:value="1.24883034165999" calcext:value-type="float">
            <text:p>1.24883034165999</text:p>
          </table:table-cell>
          <table:table-cell/>
          <table:table-cell office:value-type="float" office:value="1.58767473434593" calcext:value-type="float">
            <text:p>1.58767473434593</text:p>
          </table:table-cell>
        </table:table-row>
        <table:table-row table:style-name="ro1">
          <table:table-cell/>
          <table:table-cell office:value-type="float" office:value="0.91104594245553" calcext:value-type="float">
            <text:p>0.91104594245553</text:p>
          </table:table-cell>
          <table:table-cell office:value-type="float" office:value="1.34072645723842" calcext:value-type="float">
            <text:p>1.34072645723842</text:p>
          </table:table-cell>
          <table:table-cell office:value-type="float" office:value="0.919536084895628" calcext:value-type="float">
            <text:p>0.919536084895628</text:p>
          </table:table-cell>
          <table:table-cell/>
          <table:table-cell office:value-type="float" office:value="1.42040278856958" calcext:value-type="float">
            <text:p>1.42040278856958</text:p>
          </table:table-cell>
        </table:table-row>
        <table:table-row table:style-name="ro1">
          <table:table-cell table:style-name="ce1"/>
          <table:table-cell office:value-type="float" office:value="0.912023459561169" calcext:value-type="float">
            <text:p>0.912023459561169</text:p>
          </table:table-cell>
          <table:table-cell office:value-type="float" office:value="1.11769965721489" calcext:value-type="float">
            <text:p>1.11769965721489</text:p>
          </table:table-cell>
          <table:table-cell office:value-type="float" office:value="1.23898962934214" calcext:value-type="float">
            <text:p>1.23898962934214</text:p>
          </table:table-cell>
          <table:table-cell/>
          <table:table-cell office:value-type="float" office:value="1.21169409421736" calcext:value-type="float">
            <text:p>1.21169409421736</text:p>
          </table:table-cell>
        </table:table-row>
        <table:table-row table:style-name="ro1">
          <table:table-cell table:style-name="ce1"/>
          <table:table-cell office:value-type="float" office:value="0.913000976666808" calcext:value-type="float">
            <text:p>0.913000976666808</text:p>
          </table:table-cell>
          <table:table-cell office:value-type="float" office:value="0.872453545513716" calcext:value-type="float">
            <text:p>0.872453545513716</text:p>
          </table:table-cell>
          <table:table-cell office:value-type="float" office:value="0.571368005842929" calcext:value-type="float">
            <text:p>0.571368005842929</text:p>
          </table:table-cell>
          <table:table-cell/>
          <table:table-cell office:value-type="float" office:value="0.974995830356326" calcext:value-type="float">
            <text:p>0.974995830356326</text:p>
          </table:table-cell>
        </table:table-row>
        <table:table-row table:style-name="ro1">
          <table:table-cell/>
          <table:table-cell office:value-type="float" office:value="0.913978493772447" calcext:value-type="float">
            <text:p>0.913978493772447</text:p>
          </table:table-cell>
          <table:table-cell office:value-type="float" office:value="0.619707716835581" calcext:value-type="float">
            <text:p>0.619707716835581</text:p>
          </table:table-cell>
          <table:table-cell office:value-type="float" office:value="0.948004132066396" calcext:value-type="float">
            <text:p>0.948004132066396</text:p>
          </table:table-cell>
          <table:table-cell/>
          <table:table-cell office:value-type="float" office:value="0.72476142863321" calcext:value-type="float">
            <text:p>0.72476142863321</text:p>
          </table:table-cell>
        </table:table-row>
        <table:table-row table:style-name="ro1">
          <table:table-cell/>
          <table:table-cell office:value-type="float" office:value="0.914956010878086" calcext:value-type="float">
            <text:p>0.914956010878086</text:p>
          </table:table-cell>
          <table:table-cell table:style-name="ce1" office:value-type="float" office:value="0.373955577360307" calcext:value-type="float">
            <text:p>3.74E-01</text:p>
          </table:table-cell>
          <table:table-cell office:value-type="float" office:value="0.156185179692308" calcext:value-type="float">
            <text:p>0.156185179692308</text:p>
          </table:table-cell>
          <table:table-cell/>
          <table:table-cell office:value-type="float" office:value="0.475580264941754" calcext:value-type="float">
            <text:p>0.475580264941754</text:p>
          </table:table-cell>
        </table:table-row>
        <table:table-row table:style-name="ro1">
          <table:table-cell/>
          <table:table-cell office:value-type="float" office:value="0.915933527983725" calcext:value-type="float">
            <text:p>0.915933527983725</text:p>
          </table:table-cell>
          <table:table-cell table:style-name="ce1" office:value-type="float" office:value="0.148604279334499" calcext:value-type="float">
            <text:p>1.49E-01</text:p>
          </table:table-cell>
          <table:table-cell table:style-name="ce1" office:value-type="float" office:value="-0.0259629699609036" calcext:value-type="float">
            <text:p>-2.60E-02</text:p>
          </table:table-cell>
          <table:table-cell/>
          <table:table-cell office:value-type="float" office:value="0.241309361245316" calcext:value-type="float">
            <text:p>0.241309361245316</text:p>
          </table:table-cell>
        </table:table-row>
        <table:table-row table:style-name="ro1">
          <table:table-cell/>
          <table:table-cell office:value-type="float" office:value="0.916911045089364" calcext:value-type="float">
            <text:p>0.916911045089364</text:p>
          </table:table-cell>
          <table:table-cell table:style-name="ce1" office:value-type="float" office:value="-0.0448100696454997" calcext:value-type="float">
            <text:p>-4.48E-02</text:p>
          </table:table-cell>
          <table:table-cell office:value-type="float" office:value="-0.195025767710892" calcext:value-type="float">
            <text:p>-0.195025767710892</text:p>
          </table:table-cell>
          <table:table-cell/>
          <table:table-cell table:style-name="ce1" office:value-type="float" office:value="0.0342590486326875" calcext:value-type="float">
            <text:p>3.43E-02</text:p>
          </table:table-cell>
        </table:table-row>
        <table:table-row table:style-name="ro1">
          <table:table-cell/>
          <table:table-cell office:value-type="float" office:value="0.917888562195003" calcext:value-type="float">
            <text:p>0.917888562195003</text:p>
          </table:table-cell>
          <table:table-cell office:value-type="float" office:value="-0.197285099622831" calcext:value-type="float">
            <text:p>-0.197285099622831</text:p>
          </table:table-cell>
          <table:table-cell office:value-type="float" office:value="-0.478380464402581" calcext:value-type="float">
            <text:p>-0.478380464402581</text:p>
          </table:table-cell>
          <table:table-cell/>
          <table:table-cell office:value-type="float" office:value="-0.13551884301465" calcext:value-type="float">
            <text:p>-0.13551884301465</text:p>
          </table:table-cell>
        </table:table-row>
        <table:table-row table:style-name="ro1">
          <table:table-cell/>
          <table:table-cell office:value-type="float" office:value="0.918866079300642" calcext:value-type="float">
            <text:p>0.918866079300642</text:p>
          </table:table-cell>
          <table:table-cell office:value-type="float" office:value="-0.302853429673247" calcext:value-type="float">
            <text:p>-0.302853429673247</text:p>
          </table:table-cell>
          <table:table-cell office:value-type="float" office:value="-0.296881145777355" calcext:value-type="float">
            <text:p>-0.296881145777355</text:p>
          </table:table-cell>
          <table:table-cell/>
          <table:table-cell office:value-type="float" office:value="-0.26079799628327" calcext:value-type="float">
            <text:p>-0.26079799628327</text:p>
          </table:table-cell>
        </table:table-row>
        <table:table-row table:style-name="ro1">
          <table:table-cell/>
          <table:table-cell office:value-type="float" office:value="0.919843596406281" calcext:value-type="float">
            <text:p>0.919843596406281</text:p>
          </table:table-cell>
          <table:table-cell office:value-type="float" office:value="-0.358892968924686" calcext:value-type="float">
            <text:p>-0.358892968924686</text:p>
          </table:table-cell>
          <table:table-cell office:value-type="float" office:value="-0.745743708466295" calcext:value-type="float">
            <text:p>-0.745743708466295</text:p>
          </table:table-cell>
          <table:table-cell/>
          <table:table-cell office:value-type="float" office:value="-0.337566366687976" calcext:value-type="float">
            <text:p>-0.337566366687976</text:p>
          </table:table-cell>
        </table:table-row>
        <table:table-row table:style-name="ro1">
          <table:table-cell/>
          <table:table-cell office:value-type="float" office:value="0.92082111351192" calcext:value-type="float">
            <text:p>0.92082111351192</text:p>
          </table:table-cell>
          <table:table-cell office:value-type="float" office:value="-0.366228356696465" calcext:value-type="float">
            <text:p>-0.366228356696465</text:p>
          </table:table-cell>
          <table:table-cell office:value-type="float" office:value="-0.263048132029014" calcext:value-type="float">
            <text:p>-0.263048132029014</text:p>
          </table:table-cell>
          <table:table-cell/>
          <table:table-cell office:value-type="float" office:value="-0.365214058323189" calcext:value-type="float">
            <text:p>-0.365214058323189</text:p>
          </table:table-cell>
        </table:table-row>
        <table:table-row table:style-name="ro1">
          <table:table-cell/>
          <table:table-cell office:value-type="float" office:value="0.921798630617559" calcext:value-type="float">
            <text:p>0.921798630617559</text:p>
          </table:table-cell>
          <table:table-cell table:style-name="ce1" office:value-type="float" office:value="-0.329018294206877" calcext:value-type="float">
            <text:p>-3.29E-01</text:p>
          </table:table-cell>
          <table:table-cell table:style-name="ce1" office:value-type="float" office:value="0.0595392323216727" calcext:value-type="float">
            <text:p>5.95E-02</text:p>
          </table:table-cell>
          <table:table-cell/>
          <table:table-cell office:value-type="float" office:value="-0.346509845006293" calcext:value-type="float">
            <text:p>-0.346509845006293</text:p>
          </table:table-cell>
        </table:table-row>
        <table:table-row table:style-name="ro1">
          <table:table-cell/>
          <table:table-cell office:value-type="float" office:value="0.922776147723198" calcext:value-type="float">
            <text:p>0.922776147723198</text:p>
          </table:table-cell>
          <table:table-cell office:value-type="float" office:value="-0.254436485665131" calcext:value-type="float">
            <text:p>-0.254436485665131</text:p>
          </table:table-cell>
          <table:table-cell office:value-type="float" office:value="-0.697347701791631" calcext:value-type="float">
            <text:p>-0.697347701791631</text:p>
          </table:table-cell>
          <table:table-cell/>
          <table:table-cell office:value-type="float" office:value="-0.287368647151342" calcext:value-type="float">
            <text:p>-0.287368647151342</text:p>
          </table:table-cell>
        </table:table-row>
        <table:table-row table:style-name="ro1">
          <table:table-cell/>
          <table:table-cell office:value-type="float" office:value="0.923753664828837" calcext:value-type="float">
            <text:p>0.923753664828837</text:p>
          </table:table-cell>
          <table:table-cell office:value-type="float" office:value="-0.152166394103311" calcext:value-type="float">
            <text:p>-0.152166394103311</text:p>
          </table:table-cell>
          <table:table-cell table:style-name="ce1" office:value-type="float" office:value="0.0228193636340097" calcext:value-type="float">
            <text:p>2.28E-02</text:p>
          </table:table-cell>
          <table:table-cell/>
          <table:table-cell office:value-type="float" office:value="-0.196424902497726" calcext:value-type="float">
            <text:p>-0.196424902497726</text:p>
          </table:table-cell>
        </table:table-row>
        <table:table-row table:style-name="ro1">
          <table:table-cell/>
          <table:table-cell office:value-type="float" office:value="0.924731181934476" calcext:value-type="float">
            <text:p>0.924731181934476</text:p>
          </table:table-cell>
          <table:table-cell table:style-name="ce1" office:value-type="float" office:value="-0.0337412756867793" calcext:value-type="float">
            <text:p>-3.37E-02</text:p>
          </table:table-cell>
          <table:table-cell office:value-type="float" office:value="0.305285969989977" calcext:value-type="float">
            <text:p>0.305285969989977</text:p>
          </table:table-cell>
          <table:table-cell/>
          <table:table-cell table:style-name="ce1" office:value-type="float" office:value="-0.0844384862907994" calcext:value-type="float">
            <text:p>-8.44E-02</text:p>
          </table:table-cell>
        </table:table-row>
        <table:table-row table:style-name="ro1">
          <table:table-cell/>
          <table:table-cell office:value-type="float" office:value="0.925708699040115" calcext:value-type="float">
            <text:p>0.925708699040115</text:p>
          </table:table-cell>
          <table:table-cell table:style-name="ce1" office:value-type="float" office:value="0.088229691808331" calcext:value-type="float">
            <text:p>8.82E-02</text:p>
          </table:table-cell>
          <table:table-cell office:value-type="float" office:value="0.537850478731204" calcext:value-type="float">
            <text:p>0.537850478731204</text:p>
          </table:table-cell>
          <table:table-cell/>
          <table:table-cell table:style-name="ce1" office:value-type="float" office:value="0.0364300599978363" calcext:value-type="float">
            <text:p>3.64E-02</text:p>
          </table:table-cell>
        </table:table-row>
        <table:table-row table:style-name="ro1">
          <table:table-cell/>
          <table:table-cell office:value-type="float" office:value="0.926686216145754" calcext:value-type="float">
            <text:p>0.926686216145754</text:p>
          </table:table-cell>
          <table:table-cell office:value-type="float" office:value="0.200901487675793" calcext:value-type="float">
            <text:p>0.200901487675793</text:p>
          </table:table-cell>
          <table:table-cell table:style-name="ce1" office:value-type="float" office:value="-0.0728447381992786" calcext:value-type="float">
            <text:p>-7.28E-02</text:p>
          </table:table-cell>
          <table:table-cell/>
          <table:table-cell office:value-type="float" office:value="0.153430349398176" calcext:value-type="float">
            <text:p>0.153430349398176</text:p>
          </table:table-cell>
        </table:table-row>
        <table:table-row table:style-name="ro1">
          <table:table-cell/>
          <table:table-cell office:value-type="float" office:value="0.927663733251393" calcext:value-type="float">
            <text:p>0.927663733251393</text:p>
          </table:table-cell>
          <table:table-cell office:value-type="float" office:value="0.292047835413816" calcext:value-type="float">
            <text:p>0.292047835413816</text:p>
          </table:table-cell>
          <table:table-cell office:value-type="float" office:value="0.584649506656501" calcext:value-type="float">
            <text:p>0.584649506656501</text:p>
          </table:table-cell>
          <table:table-cell/>
          <table:table-cell office:value-type="float" office:value="0.254069188476108" calcext:value-type="float">
            <text:p>0.254069188476108</text:p>
          </table:table-cell>
        </table:table-row>
        <table:table-row table:style-name="ro1">
          <table:table-cell/>
          <table:table-cell office:value-type="float" office:value="0.928641250357032" calcext:value-type="float">
            <text:p>0.928641250357032</text:p>
          </table:table-cell>
          <table:table-cell office:value-type="float" office:value="0.350877723115039" calcext:value-type="float">
            <text:p>0.350877723115039</text:p>
          </table:table-cell>
          <table:table-cell office:value-type="float" office:value="0.585290401830381" calcext:value-type="float">
            <text:p>0.585290401830381</text:p>
          </table:table-cell>
          <table:table-cell/>
          <table:table-cell office:value-type="float" office:value="0.326941819695916" calcext:value-type="float">
            <text:p>0.326941819695916</text:p>
          </table:table-cell>
        </table:table-row>
        <table:table-row table:style-name="ro1">
          <table:table-cell/>
          <table:table-cell office:value-type="float" office:value="0.929618767462671" calcext:value-type="float">
            <text:p>0.929618767462671</text:p>
          </table:table-cell>
          <table:table-cell office:value-type="float" office:value="0.368763581672294" calcext:value-type="float">
            <text:p>0.368763581672294</text:p>
          </table:table-cell>
          <table:table-cell office:value-type="float" office:value="0.467475949092634" calcext:value-type="float">
            <text:p>0.467475949092634</text:p>
          </table:table-cell>
          <table:table-cell/>
          <table:table-cell office:value-type="float" office:value="0.362496304678278" calcext:value-type="float">
            <text:p>0.362496304678278</text:p>
          </table:table-cell>
        </table:table-row>
        <table:table-row table:style-name="ro1">
          <table:table-cell/>
          <table:table-cell office:value-type="float" office:value="0.93059628456831" calcext:value-type="float">
            <text:p>0.93059628456831</text:p>
          </table:table-cell>
          <table:table-cell office:value-type="float" office:value="0.33983618305395" calcext:value-type="float">
            <text:p>0.33983618305395</text:p>
          </table:table-cell>
          <table:table-cell office:value-type="float" office:value="-0.110398033476815" calcext:value-type="float">
            <text:p>-0.110398033476815</text:p>
          </table:table-cell>
          <table:table-cell/>
          <table:table-cell office:value-type="float" office:value="0.353684017669347" calcext:value-type="float">
            <text:p>0.353684017669347</text:p>
          </table:table-cell>
        </table:table-row>
        <table:table-row table:style-name="ro1">
          <table:table-cell/>
          <table:table-cell office:value-type="float" office:value="0.931573801673949" calcext:value-type="float">
            <text:p>0.931573801673949</text:p>
          </table:table-cell>
          <table:table-cell office:value-type="float" office:value="0.261409375493045" calcext:value-type="float">
            <text:p>0.261409375493045</text:p>
          </table:table-cell>
          <table:table-cell office:value-type="float" office:value="-0.23570670813772" calcext:value-type="float">
            <text:p>-0.23570670813772</text:p>
          </table:table-cell>
          <table:table-cell/>
          <table:table-cell office:value-type="float" office:value="0.296456087467855" calcext:value-type="float">
            <text:p>0.296456087467855</text:p>
          </table:table-cell>
        </table:table-row>
        <table:table-row table:style-name="ro1">
          <table:table-cell/>
          <table:table-cell office:value-type="float" office:value="0.932551318779588" calcext:value-type="float">
            <text:p>0.932551318779588</text:p>
          </table:table-cell>
          <table:table-cell table:style-name="ce1" office:value-type="float" office:value="0.134208059448394" calcext:value-type="float">
            <text:p>1.34E-01</text:p>
          </table:table-cell>
          <table:table-cell office:value-type="float" office:value="0.198304699288425" calcext:value-type="float">
            <text:p>0.198304699288425</text:p>
          </table:table-cell>
          <table:table-cell/>
          <table:table-cell office:value-type="float" office:value="0.190074919823473" calcext:value-type="float">
            <text:p>0.190074919823473</text:p>
          </table:table-cell>
        </table:table-row>
        <table:table-row table:style-name="ro1">
          <table:table-cell/>
          <table:table-cell office:value-type="float" office:value="0.933528835885227" calcext:value-type="float">
            <text:p>0.933528835885227</text:p>
          </table:table-cell>
          <table:table-cell table:style-name="ce1" office:value-type="float" office:value="-0.0376152911701894" calcext:value-type="float">
            <text:p>-3.76E-02</text:p>
          </table:table-cell>
          <table:table-cell office:value-type="float" office:value="-0.16983157742821" calcext:value-type="float">
            <text:p>-0.16983157742821</text:p>
          </table:table-cell>
          <table:table-cell/>
          <table:table-cell table:style-name="ce1" office:value-type="float" office:value="0.0372210929687631" calcext:value-type="float">
            <text:p>3.72E-02</text:p>
          </table:table-cell>
        </table:table-row>
        <table:table-row table:style-name="ro1">
          <table:table-cell/>
          <table:table-cell office:value-type="float" office:value="0.934506352990866" calcext:value-type="float">
            <text:p>0.934506352990866</text:p>
          </table:table-cell>
          <table:table-cell office:value-type="float" office:value="-0.246677459720306" calcext:value-type="float">
            <text:p>-0.246677459720306</text:p>
          </table:table-cell>
          <table:table-cell office:value-type="float" office:value="-0.582212423020977" calcext:value-type="float">
            <text:p>-0.582212423020977</text:p>
          </table:table-cell>
          <table:table-cell/>
          <table:table-cell office:value-type="float" office:value="-0.156111723621052" calcext:value-type="float">
            <text:p>-0.156111723621052</text:p>
          </table:table-cell>
        </table:table-row>
        <table:table-row table:style-name="ro1">
          <table:table-cell/>
          <table:table-cell office:value-type="float" office:value="0.935483870096505" calcext:value-type="float">
            <text:p>0.935483870096505</text:p>
          </table:table-cell>
          <table:table-cell office:value-type="float" office:value="-0.48276364082286" calcext:value-type="float">
            <text:p>-0.48276364082286</text:p>
          </table:table-cell>
          <table:table-cell office:value-type="float" office:value="-0.585831126559887" calcext:value-type="float">
            <text:p>-0.585831126559887</text:p>
          </table:table-cell>
          <table:table-cell/>
          <table:table-cell office:value-type="float" office:value="-0.380928364998015" calcext:value-type="float">
            <text:p>-0.380928364998015</text:p>
          </table:table-cell>
        </table:table-row>
        <table:table-row table:style-name="ro1">
          <table:table-cell/>
          <table:table-cell office:value-type="float" office:value="0.936461387202144" calcext:value-type="float">
            <text:p>0.936461387202144</text:p>
          </table:table-cell>
          <table:table-cell office:value-type="float" office:value="-0.733405613478153" calcext:value-type="float">
            <text:p>-0.733405613478153</text:p>
          </table:table-cell>
          <table:table-cell office:value-type="float" office:value="-0.46573866393606" calcext:value-type="float">
            <text:p>-0.46573866393606</text:p>
          </table:table-cell>
          <table:table-cell/>
          <table:table-cell office:value-type="float" office:value="-0.625732321468274" calcext:value-type="float">
            <text:p>-0.625732321468274</text:p>
          </table:table-cell>
        </table:table-row>
        <table:table-row table:style-name="ro1">
          <table:table-cell table:style-name="ce1"/>
          <table:table-cell office:value-type="float" office:value="0.937438904307783" calcext:value-type="float">
            <text:p>0.937438904307783</text:p>
          </table:table-cell>
          <table:table-cell office:value-type="float" office:value="-0.984604743118633" calcext:value-type="float">
            <text:p>-0.984604743118633</text:p>
          </table:table-cell>
          <table:table-cell office:value-type="float" office:value="-0.590865677978233" calcext:value-type="float">
            <text:p>-0.590865677978233</text:p>
          </table:table-cell>
          <table:table-cell/>
          <table:table-cell office:value-type="float" office:value="-0.877185053044738" calcext:value-type="float">
            <text:p>-0.877185053044738</text:p>
          </table:table-cell>
        </table:table-row>
        <table:table-row table:style-name="ro1">
          <table:table-cell/>
          <table:table-cell office:value-type="float" office:value="0.938416421413422" calcext:value-type="float">
            <text:p>0.938416421413422</text:p>
          </table:table-cell>
          <table:table-cell office:value-type="float" office:value="-1.22165678164025" calcext:value-type="float">
            <text:p>-1.22165678164025</text:p>
          </table:table-cell>
          <table:table-cell office:value-type="float" office:value="-1.05824836001314" calcext:value-type="float">
            <text:p>-1.05824836001314</text:p>
          </table:table-cell>
          <table:table-cell/>
          <table:table-cell office:value-type="float" office:value="-1.1208853975506" calcext:value-type="float">
            <text:p>-1.1208853975506</text:p>
          </table:table-cell>
        </table:table-row>
        <table:table-row table:style-name="ro1">
          <table:table-cell/>
          <table:table-cell office:value-type="float" office:value="0.939393938519061" calcext:value-type="float">
            <text:p>0.939393938519061</text:p>
          </table:table-cell>
          <table:table-cell office:value-type="float" office:value="-1.43002917201383" calcext:value-type="float">
            <text:p>-1.43002917201383</text:p>
          </table:table-cell>
          <table:table-cell office:value-type="float" office:value="-1.49899882517061" calcext:value-type="float">
            <text:p>-1.49899882517061</text:p>
          </table:table-cell>
          <table:table-cell/>
          <table:table-cell office:value-type="float" office:value="-1.34222265848528" calcext:value-type="float">
            <text:p>-1.34222265848528</text:p>
          </table:table-cell>
        </table:table-row>
        <table:table-row table:style-name="ro1">
          <table:table-cell/>
          <table:table-cell office:value-type="float" office:value="0.9403714556247" calcext:value-type="float">
            <text:p>0.9403714556247</text:p>
          </table:table-cell>
          <table:table-cell office:value-type="float" office:value="-1.5962382583059" calcext:value-type="float">
            <text:p>-1.5962382583059</text:p>
          </table:table-cell>
          <table:table-cell office:value-type="float" office:value="-2.03590447823309" calcext:value-type="float">
            <text:p>-2.03590447823309</text:p>
          </table:table-cell>
          <table:table-cell/>
          <table:table-cell office:value-type="float" office:value="-1.52725239234248" calcext:value-type="float">
            <text:p>-1.52725239234248</text:p>
          </table:table-cell>
        </table:table-row>
        <table:table-row table:style-name="ro1">
          <table:table-cell/>
          <table:table-cell office:value-type="float" office:value="0.941348972730339" calcext:value-type="float">
            <text:p>0.941348972730339</text:p>
          </table:table-cell>
          <table:table-cell office:value-type="float" office:value="-1.70867365365766" calcext:value-type="float">
            <text:p>-1.70867365365766</text:p>
          </table:table-cell>
          <table:table-cell office:value-type="float" office:value="-1.57106756689107" calcext:value-type="float">
            <text:p>-1.57106756689107</text:p>
          </table:table-cell>
          <table:table-cell/>
          <table:table-cell office:value-type="float" office:value="-1.6635424019992" calcext:value-type="float">
            <text:p>-1.6635424019992</text:p>
          </table:table-cell>
        </table:table-row>
        <table:table-row table:style-name="ro1">
          <table:table-cell/>
          <table:table-cell office:value-type="float" office:value="0.942326489835978" calcext:value-type="float">
            <text:p>0.942326489835978</text:p>
          </table:table-cell>
          <table:table-cell office:value-type="float" office:value="-1.75832003920819" calcext:value-type="float">
            <text:p>-1.75832003920819</text:p>
          </table:table-cell>
          <table:table-cell office:value-type="float" office:value="-1.63235772119067" calcext:value-type="float">
            <text:p>-1.63235772119067</text:p>
          </table:table-cell>
          <table:table-cell/>
          <table:table-cell office:value-type="float" office:value="-1.74093807605913" calcext:value-type="float">
            <text:p>-1.74093807605913</text:p>
          </table:table-cell>
        </table:table-row>
        <table:table-row table:style-name="ro1">
          <table:table-cell/>
          <table:table-cell office:value-type="float" office:value="0.943304006941617" calcext:value-type="float">
            <text:p>0.943304006941617</text:p>
          </table:table-cell>
          <table:table-cell office:value-type="float" office:value="-1.73933267701857" calcext:value-type="float">
            <text:p>-1.73933267701857</text:p>
          </table:table-cell>
          <table:table-cell office:value-type="float" office:value="-2.10023914627102" calcext:value-type="float">
            <text:p>-2.10023914627102</text:p>
          </table:table-cell>
          <table:table-cell/>
          <table:table-cell office:value-type="float" office:value="-1.75220089803303" calcext:value-type="float">
            <text:p>-1.75220089803303</text:p>
          </table:table-cell>
        </table:table-row>
        <table:table-row table:style-name="ro1">
          <table:table-cell/>
          <table:table-cell office:value-type="float" office:value="0.944281524047256" calcext:value-type="float">
            <text:p>0.944281524047256</text:p>
          </table:table-cell>
          <table:table-cell office:value-type="float" office:value="-1.64943156108175" calcext:value-type="float">
            <text:p>-1.64943156108175</text:p>
          </table:table-cell>
          <table:table-cell office:value-type="float" office:value="-1.91824955738508" calcext:value-type="float">
            <text:p>-1.91824955738508</text:p>
          </table:table-cell>
          <table:table-cell/>
          <table:table-cell office:value-type="float" office:value="-1.69348140548541" calcext:value-type="float">
            <text:p>-1.69348140548541</text:p>
          </table:table-cell>
        </table:table-row>
        <table:table-row table:style-name="ro1">
          <table:table-cell/>
          <table:table-cell office:value-type="float" office:value="0.945259041152894" calcext:value-type="float">
            <text:p>0.945259041152894</text:p>
          </table:table-cell>
          <table:table-cell office:value-type="float" office:value="-1.49008988573172" calcext:value-type="float">
            <text:p>-1.49008988573172</text:p>
          </table:table-cell>
          <table:table-cell office:value-type="float" office:value="-1.8273120950083" calcext:value-type="float">
            <text:p>-1.8273120950083</text:p>
          </table:table-cell>
          <table:table-cell/>
          <table:table-cell office:value-type="float" office:value="-1.56459766305202" calcext:value-type="float">
            <text:p>-1.56459766305202</text:p>
          </table:table-cell>
        </table:table-row>
        <table:table-row table:style-name="ro1">
          <table:table-cell/>
          <table:table-cell office:value-type="float" office:value="0.946236558258533" calcext:value-type="float">
            <text:p>0.946236558258533</text:p>
          </table:table-cell>
          <table:table-cell office:value-type="float" office:value="-1.26650473635079" calcext:value-type="float">
            <text:p>-1.26650473635079</text:p>
          </table:table-cell>
          <table:table-cell office:value-type="float" office:value="-1.73802737426352" calcext:value-type="float">
            <text:p>-1.73802737426352</text:p>
          </table:table-cell>
          <table:table-cell/>
          <table:table-cell office:value-type="float" office:value="-1.36910184021083" calcext:value-type="float">
            <text:p>-1.36910184021083</text:p>
          </table:table-cell>
        </table:table-row>
        <table:table-row table:style-name="ro1">
          <table:table-cell/>
          <table:table-cell office:value-type="float" office:value="0.947214075364172" calcext:value-type="float">
            <text:p>0.947214075364172</text:p>
          </table:table-cell>
          <table:table-cell office:value-type="float" office:value="-0.987350870928081" calcext:value-type="float">
            <text:p>-0.987350870928081</text:p>
          </table:table-cell>
          <table:table-cell office:value-type="float" office:value="-1.09593145357723" calcext:value-type="float">
            <text:p>-1.09593145357723</text:p>
          </table:table-cell>
          <table:table-cell/>
          <table:table-cell office:value-type="float" office:value="-1.11413006592785" calcext:value-type="float">
            <text:p>-1.11413006592785</text:p>
          </table:table-cell>
        </table:table-row>
        <table:table-row table:style-name="ro1">
          <table:table-cell/>
          <table:table-cell office:value-type="float" office:value="0.948191592469811" calcext:value-type="float">
            <text:p>0.948191592469811</text:p>
          </table:table-cell>
          <table:table-cell office:value-type="float" office:value="-0.664331385951196" calcext:value-type="float">
            <text:p>-0.664331385951196</text:p>
          </table:table-cell>
          <table:table-cell office:value-type="float" office:value="-0.475581658370628" calcext:value-type="float">
            <text:p>-0.475581658370628</text:p>
          </table:table-cell>
          <table:table-cell/>
          <table:table-cell office:value-type="float" office:value="-0.810043615503216" calcext:value-type="float">
            <text:p>-0.810043615503216</text:p>
          </table:table-cell>
        </table:table-row>
        <table:table-row table:style-name="ro1">
          <table:table-cell/>
          <table:table-cell office:value-type="float" office:value="0.94916910957545" calcext:value-type="float">
            <text:p>0.94916910957545</text:p>
          </table:table-cell>
          <table:table-cell office:value-type="float" office:value="-0.311551171651775" calcext:value-type="float">
            <text:p>-0.311551171651775</text:p>
          </table:table-cell>
          <table:table-cell office:value-type="float" office:value="-0.283686558142741" calcext:value-type="float">
            <text:p>-0.283686558142741</text:p>
          </table:table-cell>
          <table:table-cell/>
          <table:table-cell office:value-type="float" office:value="-0.469881899530284" calcext:value-type="float">
            <text:p>-0.469881899530284</text:p>
          </table:table-cell>
        </table:table-row>
        <table:table-row table:style-name="ro1">
          <table:table-cell/>
          <table:table-cell office:value-type="float" office:value="0.950146626681089" calcext:value-type="float">
            <text:p>0.950146626681089</text:p>
          </table:table-cell>
          <table:table-cell table:style-name="ce1" office:value-type="float" office:value="0.0552503662735371" calcext:value-type="float">
            <text:p>5.53E-02</text:p>
          </table:table-cell>
          <table:table-cell office:value-type="float" office:value="0.236876009989813" calcext:value-type="float">
            <text:p>0.236876009989813</text:p>
          </table:table-cell>
          <table:table-cell/>
          <table:table-cell office:value-type="float" office:value="-0.108658928141417" calcext:value-type="float">
            <text:p>-0.108658928141417</text:p>
          </table:table-cell>
        </table:table-row>
        <table:table-row table:style-name="ro1">
          <table:table-cell/>
          <table:table-cell office:value-type="float" office:value="0.951124143786728" calcext:value-type="float">
            <text:p>0.951124143786728</text:p>
          </table:table-cell>
          <table:table-cell office:value-type="float" office:value="0.419562442524149" calcext:value-type="float">
            <text:p>0.419562442524149</text:p>
          </table:table-cell>
          <table:table-cell office:value-type="float" office:value="0.267245186580616" calcext:value-type="float">
            <text:p>0.267245186580616</text:p>
          </table:table-cell>
          <table:table-cell/>
          <table:table-cell office:value-type="float" office:value="0.257455754690466" calcext:value-type="float">
            <text:p>0.257455754690466</text:p>
          </table:table-cell>
        </table:table-row>
        <table:table-row table:style-name="ro1">
          <table:table-cell/>
          <table:table-cell office:value-type="float" office:value="0.952101660892367" calcext:value-type="float">
            <text:p>0.952101660892367</text:p>
          </table:table-cell>
          <table:table-cell office:value-type="float" office:value="0.765011287739825" calcext:value-type="float">
            <text:p>0.765011287739825</text:p>
          </table:table-cell>
          <table:table-cell office:value-type="float" office:value="0.787585207901652" calcext:value-type="float">
            <text:p>0.787585207901652</text:p>
          </table:table-cell>
          <table:table-cell/>
          <table:table-cell office:value-type="float" office:value="0.612023789904759" calcext:value-type="float">
            <text:p>0.612023789904759</text:p>
          </table:table-cell>
        </table:table-row>
        <table:table-row table:style-name="ro1">
          <table:table-cell/>
          <table:table-cell office:value-type="float" office:value="0.953079177998006" calcext:value-type="float">
            <text:p>0.953079177998006</text:p>
          </table:table-cell>
          <table:table-cell office:value-type="float" office:value="1.07626050384712" calcext:value-type="float">
            <text:p>1.07626050384712</text:p>
          </table:table-cell>
          <table:table-cell office:value-type="float" office:value="1.39217790046376" calcext:value-type="float">
            <text:p>1.39217790046376</text:p>
          </table:table-cell>
          <table:table-cell/>
          <table:table-cell office:value-type="float" office:value="0.939240467483151" calcext:value-type="float">
            <text:p>0.939240467483151</text:p>
          </table:table-cell>
        </table:table-row>
        <table:table-row table:style-name="ro1">
          <table:table-cell/>
          <table:table-cell office:value-type="float" office:value="0.954056695103645" calcext:value-type="float">
            <text:p>0.954056695103645</text:p>
          </table:table-cell>
          <table:table-cell office:value-type="float" office:value="1.33985055933803" calcext:value-type="float">
            <text:p>1.33985055933803</text:p>
          </table:table-cell>
          <table:table-cell office:value-type="float" office:value="0.870744878225066" calcext:value-type="float">
            <text:p>0.870744878225066</text:p>
          </table:table-cell>
          <table:table-cell/>
          <table:table-cell office:value-type="float" office:value="1.22480009005681" calcext:value-type="float">
            <text:p>1.22480009005681</text:p>
          </table:table-cell>
        </table:table-row>
        <table:table-row table:style-name="ro1">
          <table:table-cell/>
          <table:table-cell office:value-type="float" office:value="0.955034212209284" calcext:value-type="float">
            <text:p>0.955034212209284</text:p>
          </table:table-cell>
          <table:table-cell office:value-type="float" office:value="1.54492823783203" calcext:value-type="float">
            <text:p>1.54492823783203</text:p>
          </table:table-cell>
          <table:table-cell office:value-type="float" office:value="1.78853923654401" calcext:value-type="float">
            <text:p>1.78853923654401</text:p>
          </table:table-cell>
          <table:table-cell/>
          <table:table-cell office:value-type="float" office:value="1.4566736005851" calcext:value-type="float">
            <text:p>1.4566736005851</text:p>
          </table:table-cell>
        </table:table-row>
        <table:table-row table:style-name="ro1">
          <table:table-cell/>
          <table:table-cell office:value-type="float" office:value="0.956011729314923" calcext:value-type="float">
            <text:p>0.956011729314923</text:p>
          </table:table-cell>
          <table:table-cell office:value-type="float" office:value="1.68382342184346" calcext:value-type="float">
            <text:p>1.68382342184346</text:p>
          </table:table-cell>
          <table:table-cell office:value-type="float" office:value="1.25107323017179" calcext:value-type="float">
            <text:p>1.25107323017179</text:p>
          </table:table-cell>
          <table:table-cell/>
          <table:table-cell office:value-type="float" office:value="1.62575306561839" calcext:value-type="float">
            <text:p>1.62575306561839</text:p>
          </table:table-cell>
        </table:table-row>
        <table:table-row table:style-name="ro1">
          <table:table-cell/>
          <table:table-cell office:value-type="float" office:value="0.956989246420562" calcext:value-type="float">
            <text:p>0.956989246420562</text:p>
          </table:table-cell>
          <table:table-cell office:value-type="float" office:value="1.75243970372843" calcext:value-type="float">
            <text:p>1.75243970372843</text:p>
          </table:table-cell>
          <table:table-cell office:value-type="float" office:value="1.49862784882484" calcext:value-type="float">
            <text:p>1.49862784882484</text:p>
          </table:table-cell>
          <table:table-cell/>
          <table:table-cell office:value-type="float" office:value="1.72632553618899" calcext:value-type="float">
            <text:p>1.72632553618899</text:p>
          </table:table-cell>
        </table:table-row>
        <table:table-row table:style-name="ro1">
          <table:table-cell/>
          <table:table-cell office:value-type="float" office:value="0.957966763526201" calcext:value-type="float">
            <text:p>0.957966763526201</text:p>
          </table:table-cell>
          <table:table-cell office:value-type="float" office:value="1.7504364211015" calcext:value-type="float">
            <text:p>1.7504364211015</text:p>
          </table:table-cell>
          <table:table-cell office:value-type="float" office:value="1.64627708160578" calcext:value-type="float">
            <text:p>1.64627708160578</text:p>
          </table:table-cell>
          <table:table-cell/>
          <table:table-cell office:value-type="float" office:value="1.75634896793234" calcext:value-type="float">
            <text:p>1.75634896793234</text:p>
          </table:table-cell>
        </table:table-row>
        <table:table-row table:style-name="ro1">
          <table:table-cell/>
          <table:table-cell office:value-type="float" office:value="0.95894428063184" calcext:value-type="float">
            <text:p>0.95894428063184</text:p>
          </table:table-cell>
          <table:table-cell office:value-type="float" office:value="1.68119214880249" calcext:value-type="float">
            <text:p>1.68119214880249</text:p>
          </table:table-cell>
          <table:table-cell office:value-type="float" office:value="2.0301001886169" calcext:value-type="float">
            <text:p>2.0301001886169</text:p>
          </table:table-cell>
          <table:table-cell/>
          <table:table-cell office:value-type="float" office:value="1.71751466269538" calcext:value-type="float">
            <text:p>1.71751466269538</text:p>
          </table:table-cell>
        </table:table-row>
        <table:table-row table:style-name="ro1">
          <table:table-cell/>
          <table:table-cell office:value-type="float" office:value="0.959921797737479" calcext:value-type="float">
            <text:p>0.959921797737479</text:p>
          </table:table-cell>
          <table:table-cell office:value-type="float" office:value="1.5515526983705" calcext:value-type="float">
            <text:p>1.5515526983705</text:p>
          </table:table-cell>
          <table:table-cell office:value-type="float" office:value="1.24294714491324" calcext:value-type="float">
            <text:p>1.24294714491324</text:p>
          </table:table-cell>
          <table:table-cell/>
          <table:table-cell office:value-type="float" office:value="1.61509339079399" calcext:value-type="float">
            <text:p>1.61509339079399</text:p>
          </table:table-cell>
        </table:table-row>
        <table:table-row table:style-name="ro1">
          <table:table-cell/>
          <table:table-cell office:value-type="float" office:value="0.960899314843118" calcext:value-type="float">
            <text:p>0.960899314843118</text:p>
          </table:table-cell>
          <table:table-cell office:value-type="float" office:value="1.37137949869837" calcext:value-type="float">
            <text:p>1.37137949869837</text:p>
          </table:table-cell>
          <table:table-cell office:value-type="float" office:value="1.83778689839031" calcext:value-type="float">
            <text:p>1.83778689839031</text:p>
          </table:table-cell>
          <table:table-cell/>
          <table:table-cell office:value-type="float" office:value="1.4575752066949" calcext:value-type="float">
            <text:p>1.4575752066949</text:p>
          </table:table-cell>
        </table:table-row>
        <table:table-row table:style-name="ro1">
          <table:table-cell table:style-name="ce1"/>
          <table:table-cell office:value-type="float" office:value="0.961876831948757" calcext:value-type="float">
            <text:p>0.961876831948757</text:p>
          </table:table-cell>
          <table:table-cell office:value-type="float" office:value="1.15292608982481" calcext:value-type="float">
            <text:p>1.15292608982481</text:p>
          </table:table-cell>
          <table:table-cell office:value-type="float" office:value="1.58053601770578" calcext:value-type="float">
            <text:p>1.58053601770578</text:p>
          </table:table-cell>
          <table:table-cell/>
          <table:table-cell office:value-type="float" office:value="1.25612521249259" calcext:value-type="float">
            <text:p>1.25612521249259</text:p>
          </table:table-cell>
        </table:table-row>
        <table:table-row table:style-name="ro1">
          <table:table-cell table:style-name="ce1"/>
          <table:table-cell office:value-type="float" office:value="0.962854349054396" calcext:value-type="float">
            <text:p>0.962854349054396</text:p>
          </table:table-cell>
          <table:table-cell office:value-type="float" office:value="0.910080645489528" calcext:value-type="float">
            <text:p>0.910080645489528</text:p>
          </table:table-cell>
          <table:table-cell office:value-type="float" office:value="1.0676415820805" calcext:value-type="float">
            <text:p>1.0676415820805</text:p>
          </table:table-cell>
          <table:table-cell/>
          <table:table-cell office:value-type="float" office:value="1.02388842126084" calcext:value-type="float">
            <text:p>1.02388842126084</text:p>
          </table:table-cell>
        </table:table-row>
        <table:table-row table:style-name="ro1">
          <table:table-cell/>
          <table:table-cell office:value-type="float" office:value="0.963831866160035" calcext:value-type="float">
            <text:p>0.963831866160035</text:p>
          </table:table-cell>
          <table:table-cell office:value-type="float" office:value="0.657520339647995" calcext:value-type="float">
            <text:p>0.657520339647995</text:p>
          </table:table-cell>
          <table:table-cell office:value-type="float" office:value="0.758640325030624" calcext:value-type="float">
            <text:p>0.758640325030624</text:p>
          </table:table-cell>
          <table:table-cell/>
          <table:table-cell office:value-type="float" office:value="0.77518577501492" calcext:value-type="float">
            <text:p>0.77518577501492</text:p>
          </table:table-cell>
        </table:table-row>
        <table:table-row table:style-name="ro1">
          <table:table-cell/>
          <table:table-cell office:value-type="float" office:value="0.964809383265674" calcext:value-type="float">
            <text:p>0.964809383265674</text:p>
          </table:table-cell>
          <table:table-cell office:value-type="float" office:value="0.40982851541647" calcext:value-type="float">
            <text:p>0.40982851541647</text:p>
          </table:table-cell>
          <table:table-cell office:value-type="float" office:value="0.679580304664506" calcext:value-type="float">
            <text:p>0.679580304664506</text:p>
          </table:table-cell>
          <table:table-cell/>
          <table:table-cell office:value-type="float" office:value="0.524649748155119" calcext:value-type="float">
            <text:p>0.524649748155119</text:p>
          </table:table-cell>
        </table:table-row>
        <table:table-row table:style-name="ro1">
          <table:table-cell/>
          <table:table-cell office:value-type="float" office:value="0.965786900371313" calcext:value-type="float">
            <text:p>0.965786900371313</text:p>
          </table:table-cell>
          <table:table-cell office:value-type="float" office:value="0.180627695292475" calcext:value-type="float">
            <text:p>0.180627695292475</text:p>
          </table:table-cell>
          <table:table-cell office:value-type="float" office:value="0.344614529728607" calcext:value-type="float">
            <text:p>0.344614529728607</text:p>
          </table:table-cell>
          <table:table-cell/>
          <table:table-cell office:value-type="float" office:value="0.286351436929658" calcext:value-type="float">
            <text:p>0.286351436929658</text:p>
          </table:table-cell>
        </table:table-row>
        <table:table-row table:style-name="ro1">
          <table:table-cell/>
          <table:table-cell office:value-type="float" office:value="0.966764417476952" calcext:value-type="float">
            <text:p>0.966764417476952</text:p>
          </table:table-cell>
          <table:table-cell table:style-name="ce1" office:value-type="float" office:value="-0.0182196336516345" calcext:value-type="float">
            <text:p>-1.82E-02</text:p>
          </table:table-cell>
          <table:table-cell office:value-type="float" office:value="-0.263601844523533" calcext:value-type="float">
            <text:p>-0.263601844523533</text:p>
          </table:table-cell>
          <table:table-cell/>
          <table:table-cell table:style-name="ce1" office:value-type="float" office:value="0.0729713929683211" calcext:value-type="float">
            <text:p>7.30E-02</text:p>
          </table:table-cell>
        </table:table-row>
        <table:table-row table:style-name="ro1">
          <table:table-cell/>
          <table:table-cell office:value-type="float" office:value="0.967741934582591" calcext:value-type="float">
            <text:p>0.967741934582591</text:p>
          </table:table-cell>
          <table:table-cell table:style-name="ce1" office:value-type="float" office:value="-0.177294747884825" calcext:value-type="float">
            <text:p>-1.77E-01</text:p>
          </table:table-cell>
          <table:table-cell table:style-name="ce1" office:value-type="float" office:value="-0.0998807232262353" calcext:value-type="float">
            <text:p>-9.99E-02</text:p>
          </table:table-cell>
          <table:table-cell/>
          <table:table-cell office:value-type="float" office:value="-0.104936314832042" calcext:value-type="float">
            <text:p>-0.104936314832042</text:p>
          </table:table-cell>
        </table:table-row>
        <table:table-row table:style-name="ro1">
          <table:table-cell/>
          <table:table-cell office:value-type="float" office:value="0.96871945168823" calcext:value-type="float">
            <text:p>0.96871945168823</text:p>
          </table:table-cell>
          <table:table-cell office:value-type="float" office:value="-0.290150300107868" calcext:value-type="float">
            <text:p>-0.290150300107868</text:p>
          </table:table-cell>
          <table:table-cell office:value-type="float" office:value="0.183763575199402" calcext:value-type="float">
            <text:p>0.183763575199402</text:p>
          </table:table-cell>
          <table:table-cell/>
          <table:table-cell office:value-type="float" office:value="-0.239543062306166" calcext:value-type="float">
            <text:p>-0.239543062306166</text:p>
          </table:table-cell>
        </table:table-row>
        <table:table-row table:style-name="ro1">
          <table:table-cell/>
          <table:table-cell office:value-type="float" office:value="0.969696968793869" calcext:value-type="float">
            <text:p>0.969696968793869</text:p>
          </table:table-cell>
          <table:table-cell office:value-type="float" office:value="-0.353650704177001" calcext:value-type="float">
            <text:p>-0.353650704177001</text:p>
          </table:table-cell>
          <table:table-cell office:value-type="float" office:value="-0.554510224562537" calcext:value-type="float">
            <text:p>-0.554510224562537</text:p>
          </table:table-cell>
          <table:table-cell/>
          <table:table-cell office:value-type="float" office:value="-0.326172261334953" calcext:value-type="float">
            <text:p>-0.326172261334953</text:p>
          </table:table-cell>
        </table:table-row>
        <table:table-row table:style-name="ro1">
          <table:table-cell/>
          <table:table-cell office:value-type="float" office:value="0.970674485899508" calcext:value-type="float">
            <text:p>0.970674485899508</text:p>
          </table:table-cell>
          <table:table-cell table:style-name="ce1" office:value-type="float" office:value="-0.368105556103449" calcext:value-type="float">
            <text:p>-3.68E-01</text:p>
          </table:table-cell>
          <table:table-cell table:style-name="ce1" office:value-type="float" office:value="0.0776337869082285" calcext:value-type="float">
            <text:p>7.76E-02</text:p>
          </table:table-cell>
          <table:table-cell/>
          <table:table-cell office:value-type="float" office:value="-0.363528652958935" calcext:value-type="float">
            <text:p>-0.363528652958935</text:p>
          </table:table-cell>
        </table:table-row>
        <table:table-row table:style-name="ro1">
          <table:table-cell/>
          <table:table-cell office:value-type="float" office:value="0.971652003005147" calcext:value-type="float">
            <text:p>0.971652003005147</text:p>
          </table:table-cell>
          <table:table-cell office:value-type="float" office:value="-0.337188905764138" calcext:value-type="float">
            <text:p>-0.337188905764138</text:p>
          </table:table-cell>
          <table:table-cell office:value-type="float" office:value="-0.406804447915788" calcext:value-type="float">
            <text:p>-0.406804447915788</text:p>
          </table:table-cell>
          <table:table-cell/>
          <table:table-cell office:value-type="float" office:value="-0.35371732627178" calcext:value-type="float">
            <text:p>-0.35371732627178</text:p>
          </table:table-cell>
        </table:table-row>
        <table:table-row table:style-name="ro1">
          <table:table-cell/>
          <table:table-cell office:value-type="float" office:value="0.972629520110786" calcext:value-type="float">
            <text:p>0.972629520110786</text:p>
          </table:table-cell>
          <table:table-cell table:style-name="ce1" office:value-type="float" office:value="-0.267650163796458" calcext:value-type="float">
            <text:p>-2.68E-01</text:p>
          </table:table-cell>
          <table:table-cell office:value-type="float" office:value="0.129045336545304" calcext:value-type="float">
            <text:p>0.129045336545304</text:p>
          </table:table-cell>
          <table:table-cell/>
          <table:table-cell office:value-type="float" office:value="-0.302052204783487" calcext:value-type="float">
            <text:p>-0.302052204783487</text:p>
          </table:table-cell>
        </table:table-row>
        <table:table-row table:style-name="ro1">
          <table:table-cell/>
          <table:table-cell office:value-type="float" office:value="0.973607037216425" calcext:value-type="float">
            <text:p>0.973607037216425</text:p>
          </table:table-cell>
          <table:table-cell office:value-type="float" office:value="-0.168835036494648" calcext:value-type="float">
            <text:p>-0.168835036494648</text:p>
          </table:table-cell>
          <table:table-cell table:style-name="ce1" office:value-type="float" office:value="0.0360213307808374" calcext:value-type="float">
            <text:p>3.60E-02</text:p>
          </table:table-cell>
          <table:table-cell/>
          <table:table-cell office:value-type="float" office:value="-0.216666461873138" calcext:value-type="float">
            <text:p>-0.216666461873138</text:p>
          </table:table-cell>
        </table:table-row>
        <table:table-row table:style-name="ro1">
          <table:table-cell/>
          <table:table-cell office:value-type="float" office:value="0.974584554322064" calcext:value-type="float">
            <text:p>0.974584554322064</text:p>
          </table:table-cell>
          <table:table-cell table:style-name="ce1" office:value-type="float" office:value="-0.0520463697587144" calcext:value-type="float">
            <text:p>-5.20E-02</text:p>
          </table:table-cell>
          <table:table-cell office:value-type="float" office:value="-0.439667104483752" calcext:value-type="float">
            <text:p>-0.439667104483752</text:p>
          </table:table-cell>
          <table:table-cell/>
          <table:table-cell office:value-type="float" office:value="-0.107949285181301" calcext:value-type="float">
            <text:p>-0.107949285181301</text:p>
          </table:table-cell>
        </table:table-row>
        <table:table-row table:style-name="ro1">
          <table:table-cell/>
          <table:table-cell office:value-type="float" office:value="0.975562071427703" calcext:value-type="float">
            <text:p>0.975562071427703</text:p>
          </table:table-cell>
          <table:table-cell table:style-name="ce1" office:value-type="float" office:value="0.0702155398463717" calcext:value-type="float">
            <text:p>7.02E-02</text:p>
          </table:table-cell>
          <table:table-cell office:value-type="float" office:value="0.312134036197627" calcext:value-type="float">
            <text:p>0.312134036197627</text:p>
          </table:table-cell>
          <table:table-cell/>
          <table:table-cell table:style-name="ce1" office:value-type="float" office:value="0.0121561117229297" calcext:value-type="float">
            <text:p>1.22E-02</text:p>
          </table:table-cell>
        </table:table-row>
        <table:table-row table:style-name="ro1">
          <table:table-cell/>
          <table:table-cell office:value-type="float" office:value="0.976539588533342" calcext:value-type="float">
            <text:p>0.976539588533342</text:p>
          </table:table-cell>
          <table:table-cell office:value-type="float" office:value="0.185086325175924" calcext:value-type="float">
            <text:p>0.185086325175924</text:p>
          </table:table-cell>
          <table:table-cell office:value-type="float" office:value="0.355432955903545" calcext:value-type="float">
            <text:p>0.355432955903545</text:p>
          </table:table-cell>
          <table:table-cell/>
          <table:table-cell office:value-type="float" office:value="0.130949962436793" calcext:value-type="float">
            <text:p>0.130949962436793</text:p>
          </table:table-cell>
        </table:table-row>
        <table:table-row table:style-name="ro1">
          <table:table-cell/>
          <table:table-cell office:value-type="float" office:value="0.977517105638981" calcext:value-type="float">
            <text:p>0.977517105638981</text:p>
          </table:table-cell>
          <table:table-cell office:value-type="float" office:value="0.280193325717895" calcext:value-type="float">
            <text:p>0.280193325717895</text:p>
          </table:table-cell>
          <table:table-cell table:style-name="ce1" office:value-type="float" office:value="0.0754632914233312" calcext:value-type="float">
            <text:p>7.55E-02</text:p>
          </table:table-cell>
          <table:table-cell/>
          <table:table-cell office:value-type="float" office:value="0.235819879298935" calcext:value-type="float">
            <text:p>0.235819879298935</text:p>
          </table:table-cell>
        </table:table-row>
        <table:table-row table:style-name="ro1">
          <table:table-cell/>
          <table:table-cell office:value-type="float" office:value="0.97849462274462" calcext:value-type="float">
            <text:p>0.97849462274462</text:p>
          </table:table-cell>
          <table:table-cell office:value-type="float" office:value="0.3444811148392" calcext:value-type="float">
            <text:p>0.3444811148392</text:p>
          </table:table-cell>
          <table:table-cell office:value-type="float" office:value="0.503518774258062" calcext:value-type="float">
            <text:p>0.503518774258062</text:p>
          </table:table-cell>
          <table:table-cell/>
          <table:table-cell office:value-type="float" office:value="0.315079415823589" calcext:value-type="float">
            <text:p>0.315079415823589</text:p>
          </table:table-cell>
        </table:table-row>
        <table:table-row table:style-name="ro1">
          <table:table-cell/>
          <table:table-cell office:value-type="float" office:value="0.979472139850259" calcext:value-type="float">
            <text:p>0.979472139850259</text:p>
          </table:table-cell>
          <table:table-cell office:value-type="float" office:value="0.368955957473853" calcext:value-type="float">
            <text:p>0.368955957473853</text:p>
          </table:table-cell>
          <table:table-cell office:value-type="float" office:value="0.140668299329854" calcext:value-type="float">
            <text:p>0.140668299329854</text:p>
          </table:table-cell>
          <table:table-cell/>
          <table:table-cell office:value-type="float" office:value="0.358749756169208" calcext:value-type="float">
            <text:p>0.358749756169208</text:p>
          </table:table-cell>
        </table:table-row>
        <table:table-row table:style-name="ro1">
          <table:table-cell/>
          <table:table-cell office:value-type="float" office:value="0.980449656955898" calcext:value-type="float">
            <text:p>0.980449656955898</text:p>
          </table:table-cell>
          <table:table-cell office:value-type="float" office:value="0.347303276823958" calcext:value-type="float">
            <text:p>0.347303276823958</text:p>
          </table:table-cell>
          <table:table-cell office:value-type="float" office:value="0.518757032672797" calcext:value-type="float">
            <text:p>0.518757032672797</text:p>
          </table:table-cell>
          <table:table-cell/>
          <table:table-cell office:value-type="float" office:value="0.359236457311706" calcext:value-type="float">
            <text:p>0.359236457311706</text:p>
          </table:table-cell>
        </table:table-row>
        <table:table-row table:style-name="ro1">
          <table:table-cell/>
          <table:table-cell office:value-type="float" office:value="0.981427174061537" calcext:value-type="float">
            <text:p>0.981427174061537</text:p>
          </table:table-cell>
          <table:table-cell office:value-type="float" office:value="0.276339882870312" calcext:value-type="float">
            <text:p>0.276339882870312</text:p>
          </table:table-cell>
          <table:table-cell office:value-type="float" office:value="0.340559453569768" calcext:value-type="float">
            <text:p>0.340559453569768</text:p>
          </table:table-cell>
          <table:table-cell/>
          <table:table-cell office:value-type="float" office:value="0.311859498919526" calcext:value-type="float">
            <text:p>0.311859498919526</text:p>
          </table:table-cell>
        </table:table-row>
        <table:table-row table:style-name="ro1">
          <table:table-cell/>
          <table:table-cell office:value-type="float" office:value="0.982404691167176" calcext:value-type="float">
            <text:p>0.982404691167176</text:p>
          </table:table-cell>
          <table:table-cell office:value-type="float" office:value="0.156272704186077" calcext:value-type="float">
            <text:p>0.156272704186077</text:p>
          </table:table-cell>
          <table:table-cell office:value-type="float" office:value="0.376902326998234" calcext:value-type="float">
            <text:p>0.376902326998234</text:p>
          </table:table-cell>
          <table:table-cell/>
          <table:table-cell office:value-type="float" office:value="0.215203745135603" calcext:value-type="float">
            <text:p>0.215203745135603</text:p>
          </table:table-cell>
        </table:table-row>
        <table:table-row table:style-name="ro1">
          <table:table-cell/>
          <table:table-cell office:value-type="float" office:value="0.983382208272815" calcext:value-type="float">
            <text:p>0.983382208272815</text:p>
          </table:table-cell>
          <table:table-cell table:style-name="ce1" office:value-type="float" office:value="-0.00925253313385055" calcext:value-type="float">
            <text:p>-9.25E-03</text:p>
          </table:table-cell>
          <table:table-cell office:value-type="float" office:value="0.124369701952843" calcext:value-type="float">
            <text:p>0.124369701952843</text:p>
          </table:table-cell>
          <table:table-cell/>
          <table:table-cell table:style-name="ce1" office:value-type="float" office:value="0.0712677603057802" calcext:value-type="float">
            <text:p>7.13E-02</text:p>
          </table:table-cell>
        </table:table-row>
        <table:table-row table:style-name="ro1">
          <table:table-cell/>
          <table:table-cell office:value-type="float" office:value="0.984359725378454" calcext:value-type="float">
            <text:p>0.984359725378454</text:p>
          </table:table-cell>
          <table:table-cell office:value-type="float" office:value="-0.213316523682828" calcext:value-type="float">
            <text:p>-0.213316523682828</text:p>
          </table:table-cell>
          <table:table-cell office:value-type="float" office:value="-0.613874921577304" calcext:value-type="float">
            <text:p>-0.613874921577304</text:p>
          </table:table-cell>
          <table:table-cell/>
          <table:table-cell office:value-type="float" office:value="-0.114598903547997" calcext:value-type="float">
            <text:p>-0.114598903547997</text:p>
          </table:table-cell>
        </table:table-row>
        <table:table-row table:style-name="ro1">
          <table:table-cell/>
          <table:table-cell office:value-type="float" office:value="0.985337242484093" calcext:value-type="float">
            <text:p>0.985337242484093</text:p>
          </table:table-cell>
          <table:table-cell office:value-type="float" office:value="-0.446096385673579" calcext:value-type="float">
            <text:p>-0.446096385673579</text:p>
          </table:table-cell>
          <table:table-cell office:value-type="float" office:value="-0.549921135879596" calcext:value-type="float">
            <text:p>-0.549921135879596</text:p>
          </table:table-cell>
          <table:table-cell/>
          <table:table-cell office:value-type="float" office:value="-0.333967047160361" calcext:value-type="float">
            <text:p>-0.333967047160361</text:p>
          </table:table-cell>
        </table:table-row>
        <table:table-row table:style-name="ro1">
          <table:table-cell/>
          <table:table-cell office:value-type="float" office:value="0.986314759589732" calcext:value-type="float">
            <text:p>0.986314759589732</text:p>
          </table:table-cell>
          <table:table-cell office:value-type="float" office:value="-0.69541891453504" calcext:value-type="float">
            <text:p>-0.69541891453504</text:p>
          </table:table-cell>
          <table:table-cell office:value-type="float" office:value="-0.863100252685521" calcext:value-type="float">
            <text:p>-0.863100252685521</text:p>
          </table:table-cell>
          <table:table-cell/>
          <table:table-cell office:value-type="float" office:value="-0.575792270388074" calcext:value-type="float">
            <text:p>-0.575792270388074</text:p>
          </table:table-cell>
        </table:table-row>
        <table:table-row table:style-name="ro1">
          <table:table-cell table:style-name="ce1"/>
          <table:table-cell office:value-type="float" office:value="0.987292276695371" calcext:value-type="float">
            <text:p>0.987292276695371</text:p>
          </table:table-cell>
          <table:table-cell table:style-name="ce1" office:value-type="float" office:value="-0.947464414352277" calcext:value-type="float">
            <text:p>-9.47E-01</text:p>
          </table:table-cell>
          <table:table-cell office:value-type="float" office:value="-1.44709615355921" calcext:value-type="float">
            <text:p>-1.44709615355921</text:p>
          </table:table-cell>
          <table:table-cell/>
          <table:table-cell office:value-type="float" office:value="-0.827045300107158" calcext:value-type="float">
            <text:p>-0.827045300107158</text:p>
          </table:table-cell>
        </table:table-row>
        <table:table-row table:style-name="ro1">
          <table:table-cell table:style-name="ce1"/>
          <table:table-cell office:value-type="float" office:value="0.98826979380101" calcext:value-type="float">
            <text:p>0.98826979380101</text:p>
          </table:table-cell>
          <table:table-cell office:value-type="float" office:value="-1.18757924937263" calcext:value-type="float">
            <text:p>-1.18757924937263</text:p>
          </table:table-cell>
          <table:table-cell office:value-type="float" office:value="-0.945376272147796" calcext:value-type="float">
            <text:p>-0.945376272147796</text:p>
          </table:table-cell>
          <table:table-cell/>
          <table:table-cell office:value-type="float" office:value="-1.07347089534907" calcext:value-type="float">
            <text:p>-1.07347089534907</text:p>
          </table:table-cell>
        </table:table-row>
        <table:table-row table:style-name="ro1">
          <table:table-cell/>
          <table:table-cell office:value-type="float" office:value="0.989247310906649" calcext:value-type="float">
            <text:p>0.989247310906649</text:p>
          </table:table-cell>
          <table:table-cell office:value-type="float" office:value="-1.40114858039793" calcext:value-type="float">
            <text:p>-1.40114858039793</text:p>
          </table:table-cell>
          <table:table-cell office:value-type="float" office:value="-1.87899806301117" calcext:value-type="float">
            <text:p>-1.87899806301117</text:p>
          </table:table-cell>
          <table:table-cell/>
          <table:table-cell office:value-type="float" office:value="-1.30043017425871" calcext:value-type="float">
            <text:p>-1.30043017425871</text:p>
          </table:table-cell>
        </table:table-row>
        <table:table-row table:style-name="ro1">
          <table:table-cell/>
          <table:table-cell office:value-type="float" office:value="0.990224828012288" calcext:value-type="float">
            <text:p>0.990224828012288</text:p>
          </table:table-cell>
          <table:table-cell office:value-type="float" office:value="-1.57447698427121" calcext:value-type="float">
            <text:p>-1.57447698427121</text:p>
          </table:table-cell>
          <table:table-cell office:value-type="float" office:value="-2.00700649206517" calcext:value-type="float">
            <text:p>-2.00700649206517</text:p>
          </table:table-cell>
          <table:table-cell/>
          <table:table-cell office:value-type="float" office:value="-1.49377605784965" calcext:value-type="float">
            <text:p>-1.49377605784965</text:p>
          </table:table-cell>
        </table:table-row>
        <table:table-row table:style-name="ro1">
          <table:table-cell/>
          <table:table-cell office:value-type="float" office:value="0.991202345117927" calcext:value-type="float">
            <text:p>0.991202345117927</text:p>
          </table:table-cell>
          <table:table-cell office:value-type="float" office:value="-1.69562402734022" calcext:value-type="float">
            <text:p>-1.69562402734022</text:p>
          </table:table-cell>
          <table:table-cell office:value-type="float" office:value="-1.70510824964158" calcext:value-type="float">
            <text:p>-1.70510824964158</text:p>
          </table:table-cell>
          <table:table-cell/>
          <table:table-cell office:value-type="float" office:value="-1.64070938834473" calcext:value-type="float">
            <text:p>-1.64070938834473</text:p>
          </table:table-cell>
        </table:table-row>
        <table:table-row table:style-name="ro1">
          <table:table-cell/>
          <table:table-cell office:value-type="float" office:value="0.992179862223566" calcext:value-type="float">
            <text:p>0.992179862223566</text:p>
          </table:table-cell>
          <table:table-cell office:value-type="float" office:value="-1.75514441573495" calcext:value-type="float">
            <text:p>-1.75514441573495</text:p>
          </table:table-cell>
          <table:table-cell office:value-type="float" office:value="-1.48554972617597" calcext:value-type="float">
            <text:p>-1.48554972617597</text:p>
          </table:table-cell>
          <table:table-cell/>
          <table:table-cell office:value-type="float" office:value="-1.73056428551165" calcext:value-type="float">
            <text:p>-1.73056428551165</text:p>
          </table:table-cell>
        </table:table-row>
        <table:table-row table:style-name="ro1">
          <table:table-cell/>
          <table:table-cell office:value-type="float" office:value="0.993157379329205" calcext:value-type="float">
            <text:p>0.993157379329205</text:p>
          </table:table-cell>
          <table:table-cell office:value-type="float" office:value="-1.74668792558427" calcext:value-type="float">
            <text:p>-1.74668792558427</text:p>
          </table:table-cell>
          <table:table-cell office:value-type="float" office:value="-1.99212164651283" calcext:value-type="float">
            <text:p>-1.99212164651283</text:p>
          </table:table-cell>
          <table:table-cell/>
          <table:table-cell office:value-type="float" office:value="-1.75547539485433" calcext:value-type="float">
            <text:p>-1.75547539485433</text:p>
          </table:table-cell>
        </table:table-row>
        <table:table-row table:style-name="ro1">
          <table:table-cell/>
          <table:table-cell office:value-type="float" office:value="0.994134896434844" calcext:value-type="float">
            <text:p>0.994134896434844</text:p>
          </table:table-cell>
          <table:table-cell office:value-type="float" office:value="-1.66742259206302" calcext:value-type="float">
            <text:p>-1.66742259206302</text:p>
          </table:table-cell>
          <table:table-cell office:value-type="float" office:value="-1.66615843128117" calcext:value-type="float">
            <text:p>-1.66615843128117</text:p>
          </table:table-cell>
          <table:table-cell/>
          <table:table-cell office:value-type="float" office:value="-1.71088661390056" calcext:value-type="float">
            <text:p>-1.71088661390056</text:p>
          </table:table-cell>
        </table:table-row>
        <table:table-row table:style-name="ro1">
          <table:table-cell/>
          <table:table-cell office:value-type="float" office:value="0.995112413540483" calcext:value-type="float">
            <text:p>0.995112413540483</text:p>
          </table:table-cell>
          <table:table-cell office:value-type="float" office:value="-1.51825511259886" calcext:value-type="float">
            <text:p>-1.51825511259886</text:p>
          </table:table-cell>
          <table:table-cell office:value-type="float" office:value="-1.60430456027977" calcext:value-type="float">
            <text:p>-1.60430456027977</text:p>
          </table:table-cell>
          <table:table-cell/>
          <table:table-cell office:value-type="float" office:value="-1.59587024383077" calcext:value-type="float">
            <text:p>-1.59587024383077</text:p>
          </table:table-cell>
        </table:table-row>
        <table:table-row table:style-name="ro1">
          <table:table-cell/>
          <table:table-cell office:value-type="float" office:value="0.996089930646122" calcext:value-type="float">
            <text:p>0.996089930646122</text:p>
          </table:table-cell>
          <table:table-cell office:value-type="float" office:value="-1.30383446959572" calcext:value-type="float">
            <text:p>-1.30383446959572</text:p>
          </table:table-cell>
          <table:table-cell office:value-type="float" office:value="-1.06735594689608" calcext:value-type="float">
            <text:p>-1.06735594689608</text:p>
          </table:table-cell>
          <table:table-cell/>
          <table:table-cell office:value-type="float" office:value="-1.41323674435967" calcext:value-type="float">
            <text:p>-1.41323674435967</text:p>
          </table:table-cell>
        </table:table-row>
        <table:table-row table:style-name="ro1">
          <table:table-cell/>
          <table:table-cell office:value-type="float" office:value="0.99706744775176" calcext:value-type="float">
            <text:p>0.99706744775176</text:p>
          </table:table-cell>
          <table:table-cell office:value-type="float" office:value="-1.03233767992649" calcext:value-type="float">
            <text:p>-1.03233767992649</text:p>
          </table:table-cell>
          <table:table-cell office:value-type="float" office:value="-1.33948149833066" calcext:value-type="float">
            <text:p>-1.33948149833066</text:p>
          </table:table-cell>
          <table:table-cell/>
          <table:table-cell office:value-type="float" office:value="-1.16942769895762" calcext:value-type="float">
            <text:p>-1.16942769895762</text:p>
          </table:table-cell>
        </table:table-row>
        <table:table-row table:style-name="ro1">
          <table:table-cell/>
          <table:table-cell office:value-type="float" office:value="0.998044964857399" calcext:value-type="float">
            <text:p>0.998044964857399</text:p>
          </table:table-cell>
          <table:table-cell office:value-type="float" office:value="-0.715049559155597" calcext:value-type="float">
            <text:p>-0.715049559155597</text:p>
          </table:table-cell>
          <table:table-cell office:value-type="float" office:value="-0.242846517897676" calcext:value-type="float">
            <text:p>-0.242846517897676</text:p>
          </table:table-cell>
          <table:table-cell/>
          <table:table-cell office:value-type="float" office:value="-0.874197482037333" calcext:value-type="float">
            <text:p>-0.874197482037333</text:p>
          </table:table-cell>
        </table:table-row>
        <table:table-row table:style-name="ro1">
          <table:table-cell/>
          <table:table-cell office:value-type="float" office:value="0.999022481963038" calcext:value-type="float">
            <text:p>0.999022481963038</text:p>
          </table:table-cell>
          <table:table-cell office:value-type="float" office:value="-0.365760669989458" calcext:value-type="float">
            <text:p>-0.365760669989458</text:p>
          </table:table-cell>
          <table:table-cell office:value-type="float" office:value="-0.832423515641236" calcext:value-type="float">
            <text:p>-0.832423515641236</text:p>
          </table:table-cell>
          <table:table-cell/>
          <table:table-cell office:value-type="float" office:value="-0.540101689009957" calcext:value-type="float">
            <text:p>-0.540101689009957</text:p>
          </table:table-cell>
        </table:table-row>
        <table:table-row table:style-name="ro1">
          <table:table-cell/>
          <table:table-cell office:value-type="float" office:value="0.999999999068677" calcext:value-type="float">
            <text:p>0.999999999068677</text:p>
          </table:table-cell>
          <table:table-cell table:style-name="ce1" office:value-type="float" office:value="-0.0000184705962028813" calcext:value-type="float">
            <text:p>-1.85E-05</text:p>
          </table:table-cell>
          <table:table-cell office:value-type="float" office:value="0.278478788616578" calcext:value-type="float">
            <text:p>0.278478788616578</text:p>
          </table:table-cell>
          <table:table-cell/>
          <table:table-cell office:value-type="float" office:value="-0.181821892197479" calcext:value-type="float">
            <text:p>-0.181821892197479</text:p>
          </table:table-cell>
        </table:table-row>
        <table:table-row table:style-name="ro1">
          <table:table-cell/>
          <table:table-cell office:value-type="float" office:value="1.00097751617432" calcext:value-type="float">
            <text:p>1.00097751617432</text:p>
          </table:table-cell>
          <table:table-cell office:value-type="float" office:value="0.365724561073383" calcext:value-type="float">
            <text:p>0.365724561073383</text:p>
          </table:table-cell>
          <table:table-cell table:style-name="ce1" office:value-type="float" office:value="-0.0482389787723465" calcext:value-type="float">
            <text:p>-4.82E-02</text:p>
          </table:table-cell>
          <table:table-cell/>
          <table:table-cell office:value-type="float" office:value="0.184633967727235" calcext:value-type="float">
            <text:p>0.1846339677272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1">00/00/0000</text:date>, <text:time style:data-style-name="N2" text:time-value="18:41:16.1383173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1:16:53.530654821</meta:creation-date>
    <dc:date>2019-06-01T18:55:33.829400716</dc:date>
    <meta:editing-duration>PT8M32S</meta:editing-duration>
    <meta:editing-cycles>6</meta:editing-cycles>
    <meta:generator>LibreOffice/6.1.5.2$Linux_X86_64 LibreOffice_project/10$Build-2</meta:generator>
    <meta:document-statistic meta:table-count="1" meta:cell-count="461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bar" chart:style-name="ch1">
        <chart:legend chart:legend-position="end" svg:x="13.946cm" svg:y="4.203cm" style:legend-expansion="high" chart:style-name="ch2"/>
        <chart:plot-area chart:style-name="ch3" table:cell-range-address="Sheet1.B2:Sheet1.B1025 Sheet1.D1:Sheet1.D1025" chart:data-source-has-labels="both" svg:x="0.319cm" svg:y="0.18cm" svg:width="13.308cm" svg:height="8.645cm">
          <chartooo:coordinate-region svg:x="1.427cm" svg:y="0.379cm" svg:width="12.2cm" svg:height="8.247cm"/>
          <chart:axis chart:dimension="x" chart:name="primary-x" chart:style-name="ch4" chartooo:axis-type="auto">
            <chartooo:date-scale/>
            <chart:categories table:cell-range-address="Sheet1.B2:Sheet1.B10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1025" chart:label-cell-address="Sheet1.D1:Sheet1.D1" chart:class="chart:bar">
            <chart:data-point chart:repeated="10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_rand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0.000977517105638981">
                <text:p>0.000977517105638981</text:p>
                <draw:g>
                  <svg:desc>Sheet1.B2:Sheet1.B1025</svg:desc>
                </draw:g>
              </table:table-cell>
              <table:table-cell office:value-type="float" office:value="-0.134256992360988">
                <text:p>-0.134256992360988</text:p>
                <draw:g>
                  <svg:desc>Sheet1.D2:Sheet1.D1025</svg:desc>
                </draw:g>
              </table:table-cell>
            </table:table-row>
            <table:table-row>
              <table:table-cell office:value-type="float" office:value="0.00195503421127796">
                <text:p>0.00195503421127796</text:p>
              </table:table-cell>
              <table:table-cell office:value-type="float" office:value="0.240513173006174">
                <text:p>0.240513173006174</text:p>
              </table:table-cell>
            </table:table-row>
            <table:table-row>
              <table:table-cell office:value-type="float" office:value="0.00293255131691694">
                <text:p>0.00293255131691694</text:p>
              </table:table-cell>
              <table:table-cell office:value-type="float" office:value="0.884838979813326">
                <text:p>0.884838979813326</text:p>
              </table:table-cell>
            </table:table-row>
            <table:table-row>
              <table:table-cell office:value-type="float" office:value="0.00391006842255592">
                <text:p>0.00391006842255592</text:p>
              </table:table-cell>
              <table:table-cell office:value-type="float" office:value="1.47073669140066">
                <text:p>1.47073669140066</text:p>
              </table:table-cell>
            </table:table-row>
            <table:table-row>
              <table:table-cell office:value-type="float" office:value="0.0048875855281949">
                <text:p>0.0048875855281949</text:p>
              </table:table-cell>
              <table:table-cell office:value-type="float" office:value="1.98130147848268">
                <text:p>1.98130147848268</text:p>
              </table:table-cell>
            </table:table-row>
            <table:table-row>
              <table:table-cell office:value-type="float" office:value="0.00586510263383389">
                <text:p>0.00586510263383389</text:p>
              </table:table-cell>
              <table:table-cell office:value-type="float" office:value="2.00570504734195">
                <text:p>2.00570504734195</text:p>
              </table:table-cell>
            </table:table-row>
            <table:table-row>
              <table:table-cell office:value-type="float" office:value="0.00684261973947287">
                <text:p>0.00684261973947287</text:p>
              </table:table-cell>
              <table:table-cell office:value-type="float" office:value="1.58204077899105">
                <text:p>1.58204077899105</text:p>
              </table:table-cell>
            </table:table-row>
            <table:table-row>
              <table:table-cell office:value-type="float" office:value="0.00782013684511185">
                <text:p>0.00782013684511185</text:p>
              </table:table-cell>
              <table:table-cell office:value-type="float" office:value="2.17047293761821">
                <text:p>2.17047293761821</text:p>
              </table:table-cell>
            </table:table-row>
            <table:table-row>
              <table:table-cell office:value-type="float" office:value="0.00879765395075083">
                <text:p>0.00879765395075083</text:p>
              </table:table-cell>
              <table:table-cell office:value-type="float" office:value="1.99149229843164">
                <text:p>1.99149229843164</text:p>
              </table:table-cell>
            </table:table-row>
            <table:table-row>
              <table:table-cell office:value-type="float" office:value="0.00977517105638981">
                <text:p>0.00977517105638981</text:p>
              </table:table-cell>
              <table:table-cell office:value-type="float" office:value="1.90717759810761">
                <text:p>1.90717759810761</text:p>
              </table:table-cell>
            </table:table-row>
            <table:table-row>
              <table:table-cell office:value-type="float" office:value="0.0107526881620288">
                <text:p>0.0107526881620288</text:p>
              </table:table-cell>
              <table:table-cell office:value-type="float" office:value="1.24620107785126">
                <text:p>1.24620107785126</text:p>
              </table:table-cell>
            </table:table-row>
            <table:table-row>
              <table:table-cell office:value-type="float" office:value="0.0117302052676678">
                <text:p>0.0117302052676678</text:p>
              </table:table-cell>
              <table:table-cell office:value-type="float" office:value="1.55877467105667">
                <text:p>1.55877467105667</text:p>
              </table:table-cell>
            </table:table-row>
            <table:table-row>
              <table:table-cell office:value-type="float" office:value="0.0127077223733068">
                <text:p>0.0127077223733068</text:p>
              </table:table-cell>
              <table:table-cell office:value-type="float" office:value="0.537395228704656">
                <text:p>0.537395228704656</text:p>
              </table:table-cell>
            </table:table-row>
            <table:table-row>
              <table:table-cell office:value-type="float" office:value="0.0136852394789457">
                <text:p>0.0136852394789457</text:p>
              </table:table-cell>
              <table:table-cell office:value-type="float" office:value="1.08371543927533">
                <text:p>1.08371543927533</text:p>
              </table:table-cell>
            </table:table-row>
            <table:table-row>
              <table:table-cell office:value-type="float" office:value="0.0146627565845847">
                <text:p>0.0146627565845847</text:p>
              </table:table-cell>
              <table:table-cell office:value-type="float" office:value="0.647087479871266">
                <text:p>0.647087479871266</text:p>
              </table:table-cell>
            </table:table-row>
            <table:table-row>
              <table:table-cell office:value-type="float" office:value="0.0156402736902237">
                <text:p>0.0156402736902237</text:p>
              </table:table-cell>
              <table:table-cell office:value-type="float" office:value="0.447880148186465">
                <text:p>0.447880148186465</text:p>
              </table:table-cell>
            </table:table-row>
            <table:table-row>
              <table:table-cell office:value-type="float" office:value="0.0166177907958627">
                <text:p>0.0166177907958627</text:p>
              </table:table-cell>
              <table:table-cell office:value-type="float" office:value="-0.190562315971476">
                <text:p>-0.190562315971476</text:p>
              </table:table-cell>
            </table:table-row>
            <table:table-row>
              <table:table-cell office:value-type="float" office:value="0.0175953079015017">
                <text:p>0.0175953079015017</text:p>
              </table:table-cell>
              <table:table-cell office:value-type="float" office:value="-0.606547778867637">
                <text:p>-0.606547778867637</text:p>
              </table:table-cell>
            </table:table-row>
            <table:table-row>
              <table:table-cell office:value-type="float" office:value="0.0185728250071406">
                <text:p>0.0185728250071406</text:p>
              </table:table-cell>
              <table:table-cell office:value-type="float" office:value="0.131854298139706">
                <text:p>0.131854298139706</text:p>
              </table:table-cell>
            </table:table-row>
            <table:table-row>
              <table:table-cell office:value-type="float" office:value="0.0195503421127796">
                <text:p>0.0195503421127796</text:p>
              </table:table-cell>
              <table:table-cell office:value-type="float" office:value="-0.749642370879">
                <text:p>-0.749642370879</text:p>
              </table:table-cell>
            </table:table-row>
            <table:table-row>
              <table:table-cell office:value-type="float" office:value="0.0205278592184186">
                <text:p>0.0205278592184186</text:p>
              </table:table-cell>
              <table:table-cell office:value-type="float" office:value="-0.828642687444612">
                <text:p>-0.828642687444612</text:p>
              </table:table-cell>
            </table:table-row>
            <table:table-row>
              <table:table-cell office:value-type="float" office:value="0.0215053763240576">
                <text:p>0.0215053763240576</text:p>
              </table:table-cell>
              <table:table-cell office:value-type="float" office:value="-0.759458609430234">
                <text:p>-0.759458609430234</text:p>
              </table:table-cell>
            </table:table-row>
            <table:table-row>
              <table:table-cell office:value-type="float" office:value="0.0224828934296966">
                <text:p>0.0224828934296966</text:p>
              </table:table-cell>
              <table:table-cell office:value-type="float" office:value="-0.221376431755982">
                <text:p>-0.221376431755982</text:p>
              </table:table-cell>
            </table:table-row>
            <table:table-row>
              <table:table-cell office:value-type="float" office:value="0.0234604105353355">
                <text:p>0.0234604105353355</text:p>
              </table:table-cell>
              <table:table-cell office:value-type="float" office:value="0.241360061101974">
                <text:p>0.241360061101974</text:p>
              </table:table-cell>
            </table:table-row>
            <table:table-row>
              <table:table-cell office:value-type="float" office:value="0.0244379276409745">
                <text:p>0.0244379276409745</text:p>
              </table:table-cell>
              <table:table-cell office:value-type="float" office:value="-0.494580815346347">
                <text:p>-0.494580815346347</text:p>
              </table:table-cell>
            </table:table-row>
            <table:table-row>
              <table:table-cell office:value-type="float" office:value="0.0254154447466135">
                <text:p>0.0254154447466135</text:p>
              </table:table-cell>
              <table:table-cell office:value-type="float" office:value="0.463829879528838">
                <text:p>0.463829879528838</text:p>
              </table:table-cell>
            </table:table-row>
            <table:table-row>
              <table:table-cell office:value-type="float" office:value="0.0263929618522525">
                <text:p>0.0263929618522525</text:p>
              </table:table-cell>
              <table:table-cell office:value-type="float" office:value="-0.23934829089263">
                <text:p>-0.23934829089263</text:p>
              </table:table-cell>
            </table:table-row>
            <table:table-row>
              <table:table-cell office:value-type="float" office:value="0.0273704789578915">
                <text:p>0.0273704789578915</text:p>
              </table:table-cell>
              <table:table-cell office:value-type="float" office:value="0.405412287494845">
                <text:p>0.405412287494845</text:p>
              </table:table-cell>
            </table:table-row>
            <table:table-row>
              <table:table-cell office:value-type="float" office:value="0.0283479960635304">
                <text:p>0.0283479960635304</text:p>
              </table:table-cell>
              <table:table-cell office:value-type="float" office:value="0.689478405320505">
                <text:p>0.689478405320505</text:p>
              </table:table-cell>
            </table:table-row>
            <table:table-row>
              <table:table-cell office:value-type="float" office:value="0.0293255131691694">
                <text:p>0.0293255131691694</text:p>
              </table:table-cell>
              <table:table-cell office:value-type="float" office:value="-0.0108171939799564">
                <text:p>-0.0108171939799564</text:p>
              </table:table-cell>
            </table:table-row>
            <table:table-row>
              <table:table-cell office:value-type="float" office:value="0.0303030302748084">
                <text:p>0.0303030302748084</text:p>
              </table:table-cell>
              <table:table-cell office:value-type="float" office:value="0.84822714407896">
                <text:p>0.84822714407896</text:p>
              </table:table-cell>
            </table:table-row>
            <table:table-row>
              <table:table-cell office:value-type="float" office:value="0.0312805473804474">
                <text:p>0.0312805473804474</text:p>
              </table:table-cell>
              <table:table-cell office:value-type="float" office:value="0.568405080810405">
                <text:p>0.568405080810405</text:p>
              </table:table-cell>
            </table:table-row>
            <table:table-row>
              <table:table-cell office:value-type="float" office:value="0.0322580644860864">
                <text:p>0.0322580644860864</text:p>
              </table:table-cell>
              <table:table-cell office:value-type="float" office:value="-0.303033374710896">
                <text:p>-0.303033374710896</text:p>
              </table:table-cell>
            </table:table-row>
            <table:table-row>
              <table:table-cell office:value-type="float" office:value="0.0332355815917253">
                <text:p>0.0332355815917253</text:p>
              </table:table-cell>
              <table:table-cell office:value-type="float" office:value="-0.311907677384824">
                <text:p>-0.311907677384824</text:p>
              </table:table-cell>
            </table:table-row>
            <table:table-row>
              <table:table-cell office:value-type="float" office:value="0.0342130986973643">
                <text:p>0.0342130986973643</text:p>
              </table:table-cell>
              <table:table-cell office:value-type="float" office:value="0.314126439912436">
                <text:p>0.314126439912436</text:p>
              </table:table-cell>
            </table:table-row>
            <table:table-row>
              <table:table-cell office:value-type="float" office:value="0.0351906158030033">
                <text:p>0.0351906158030033</text:p>
              </table:table-cell>
              <table:table-cell office:value-type="float" office:value="-0.156123970526053">
                <text:p>-0.156123970526053</text:p>
              </table:table-cell>
            </table:table-row>
            <table:table-row>
              <table:table-cell office:value-type="float" office:value="0.0361681329086423">
                <text:p>0.0361681329086423</text:p>
              </table:table-cell>
              <table:table-cell office:value-type="float" office:value="-0.939533919865541">
                <text:p>-0.939533919865541</text:p>
              </table:table-cell>
            </table:table-row>
            <table:table-row>
              <table:table-cell office:value-type="float" office:value="0.0371456500142813">
                <text:p>0.0371456500142813</text:p>
              </table:table-cell>
              <table:table-cell office:value-type="float" office:value="-0.750775531976847">
                <text:p>-0.750775531976847</text:p>
              </table:table-cell>
            </table:table-row>
            <table:table-row>
              <table:table-cell office:value-type="float" office:value="0.0381231671199202">
                <text:p>0.0381231671199202</text:p>
              </table:table-cell>
              <table:table-cell office:value-type="float" office:value="-1.11389601414709">
                <text:p>-1.11389601414709</text:p>
              </table:table-cell>
            </table:table-row>
            <table:table-row>
              <table:table-cell office:value-type="float" office:value="0.0391006842255592">
                <text:p>0.0391006842255592</text:p>
              </table:table-cell>
              <table:table-cell office:value-type="float" office:value="-1.39130602831808">
                <text:p>-1.39130602831808</text:p>
              </table:table-cell>
            </table:table-row>
            <table:table-row>
              <table:table-cell office:value-type="float" office:value="0.0400782013311982">
                <text:p>0.0400782013311982</text:p>
              </table:table-cell>
              <table:table-cell office:value-type="float" office:value="-1.21231840132062">
                <text:p>-1.21231840132062</text:p>
              </table:table-cell>
            </table:table-row>
            <table:table-row>
              <table:table-cell office:value-type="float" office:value="0.0410557184368372">
                <text:p>0.0410557184368372</text:p>
              </table:table-cell>
              <table:table-cell office:value-type="float" office:value="-2.15576688856538">
                <text:p>-2.15576688856538</text:p>
              </table:table-cell>
            </table:table-row>
            <table:table-row>
              <table:table-cell office:value-type="float" office:value="0.0420332355424762">
                <text:p>0.0420332355424762</text:p>
              </table:table-cell>
              <table:table-cell office:value-type="float" office:value="-1.2610516457493">
                <text:p>-1.2610516457493</text:p>
              </table:table-cell>
            </table:table-row>
            <table:table-row>
              <table:table-cell office:value-type="float" office:value="0.0430107526481152">
                <text:p>0.0430107526481152</text:p>
              </table:table-cell>
              <table:table-cell office:value-type="float" office:value="-1.66667066471047">
                <text:p>-1.66667066471047</text:p>
              </table:table-cell>
            </table:table-row>
            <table:table-row>
              <table:table-cell office:value-type="float" office:value="0.0439882697537541">
                <text:p>0.0439882697537541</text:p>
              </table:table-cell>
              <table:table-cell office:value-type="float" office:value="-1.41676072822617">
                <text:p>-1.41676072822617</text:p>
              </table:table-cell>
            </table:table-row>
            <table:table-row>
              <table:table-cell office:value-type="float" office:value="0.0449657868593931">
                <text:p>0.0449657868593931</text:p>
              </table:table-cell>
              <table:table-cell office:value-type="float" office:value="-1.60012005758772">
                <text:p>-1.60012005758772</text:p>
              </table:table-cell>
            </table:table-row>
            <table:table-row>
              <table:table-cell office:value-type="float" office:value="0.0459433039650321">
                <text:p>0.0459433039650321</text:p>
              </table:table-cell>
              <table:table-cell office:value-type="float" office:value="-1.1303573097151">
                <text:p>-1.1303573097151</text:p>
              </table:table-cell>
            </table:table-row>
            <table:table-row>
              <table:table-cell office:value-type="float" office:value="0.0469208210706711">
                <text:p>0.0469208210706711</text:p>
              </table:table-cell>
              <table:table-cell office:value-type="float" office:value="-0.781748911517621">
                <text:p>-0.781748911517621</text:p>
              </table:table-cell>
            </table:table-row>
            <table:table-row>
              <table:table-cell office:value-type="float" office:value="0.0478983381763101">
                <text:p>0.0478983381763101</text:p>
              </table:table-cell>
              <table:table-cell office:value-type="float" office:value="-0.826326510267208">
                <text:p>-0.826326510267208</text:p>
              </table:table-cell>
            </table:table-row>
            <table:table-row>
              <table:table-cell office:value-type="float" office:value="0.048875855281949">
                <text:p>0.048875855281949</text:p>
              </table:table-cell>
              <table:table-cell office:value-type="float" office:value="-0.710827068028173">
                <text:p>-0.710827068028173</text:p>
              </table:table-cell>
            </table:table-row>
            <table:table-row>
              <table:table-cell office:value-type="float" office:value="0.049853372387588">
                <text:p>0.049853372387588</text:p>
              </table:table-cell>
              <table:table-cell office:value-type="float" office:value="0.175843333320072">
                <text:p>0.175843333320072</text:p>
              </table:table-cell>
            </table:table-row>
            <table:table-row>
              <table:table-cell office:value-type="float" office:value="0.050830889493227">
                <text:p>0.050830889493227</text:p>
              </table:table-cell>
              <table:table-cell office:value-type="float" office:value="0.477264032906201">
                <text:p>0.477264032906201</text:p>
              </table:table-cell>
            </table:table-row>
            <table:table-row>
              <table:table-cell office:value-type="float" office:value="0.051808406598866">
                <text:p>0.051808406598866</text:p>
              </table:table-cell>
              <table:table-cell office:value-type="float" office:value="0.886388516902832">
                <text:p>0.886388516902832</text:p>
              </table:table-cell>
            </table:table-row>
            <table:table-row>
              <table:table-cell office:value-type="float" office:value="0.052785923704505">
                <text:p>0.052785923704505</text:p>
              </table:table-cell>
              <table:table-cell office:value-type="float" office:value="0.69880664599786">
                <text:p>0.69880664599786</text:p>
              </table:table-cell>
            </table:table-row>
            <table:table-row>
              <table:table-cell office:value-type="float" office:value="0.053763440810144">
                <text:p>0.053763440810144</text:p>
              </table:table-cell>
              <table:table-cell office:value-type="float" office:value="1.07474358820989">
                <text:p>1.07474358820989</text:p>
              </table:table-cell>
            </table:table-row>
            <table:table-row>
              <table:table-cell office:value-type="float" office:value="0.0547409579157829">
                <text:p>0.0547409579157829</text:p>
              </table:table-cell>
              <table:table-cell office:value-type="float" office:value="1.25306914462744">
                <text:p>1.25306914462744</text:p>
              </table:table-cell>
            </table:table-row>
            <table:table-row>
              <table:table-cell office:value-type="float" office:value="0.0557184750214219">
                <text:p>0.0557184750214219</text:p>
              </table:table-cell>
              <table:table-cell office:value-type="float" office:value="1.90172120633804">
                <text:p>1.90172120633804</text:p>
              </table:table-cell>
            </table:table-row>
            <table:table-row>
              <table:table-cell office:value-type="float" office:value="0.0566959921270609">
                <text:p>0.0566959921270609</text:p>
              </table:table-cell>
              <table:table-cell office:value-type="float" office:value="1.78912450525283">
                <text:p>1.78912450525283</text:p>
              </table:table-cell>
            </table:table-row>
            <table:table-row>
              <table:table-cell office:value-type="float" office:value="0.0576735092326999">
                <text:p>0.0576735092326999</text:p>
              </table:table-cell>
              <table:table-cell office:value-type="float" office:value="1.89504478500223">
                <text:p>1.89504478500223</text:p>
              </table:table-cell>
            </table:table-row>
            <table:table-row>
              <table:table-cell office:value-type="float" office:value="0.0586510263383389">
                <text:p>0.0586510263383389</text:p>
              </table:table-cell>
              <table:table-cell office:value-type="float" office:value="1.8396881373544">
                <text:p>1.8396881373544</text:p>
              </table:table-cell>
            </table:table-row>
            <table:table-row>
              <table:table-cell office:value-type="float" office:value="0.0596285434439778">
                <text:p>0.0596285434439778</text:p>
              </table:table-cell>
              <table:table-cell office:value-type="float" office:value="1.59102944299078">
                <text:p>1.59102944299078</text:p>
              </table:table-cell>
            </table:table-row>
            <table:table-row>
              <table:table-cell office:value-type="float" office:value="0.0606060605496168">
                <text:p>0.0606060605496168</text:p>
              </table:table-cell>
              <table:table-cell office:value-type="float" office:value="1.40073372096474">
                <text:p>1.40073372096474</text:p>
              </table:table-cell>
            </table:table-row>
            <table:table-row>
              <table:table-cell office:value-type="float" office:value="0.0615835776552558">
                <text:p>0.0615835776552558</text:p>
              </table:table-cell>
              <table:table-cell office:value-type="float" office:value="0.844183022851477">
                <text:p>0.844183022851477</text:p>
              </table:table-cell>
            </table:table-row>
            <table:table-row>
              <table:table-cell office:value-type="float" office:value="0.0625610947608948">
                <text:p>0.0625610947608948</text:p>
              </table:table-cell>
              <table:table-cell office:value-type="float" office:value="1.01951380354179">
                <text:p>1.01951380354179</text:p>
              </table:table-cell>
            </table:table-row>
            <table:table-row>
              <table:table-cell office:value-type="float" office:value="0.0635386118665338">
                <text:p>0.0635386118665338</text:p>
              </table:table-cell>
              <table:table-cell office:value-type="float" office:value="0.42757539883878">
                <text:p>0.42757539883878</text:p>
              </table:table-cell>
            </table:table-row>
            <table:table-row>
              <table:table-cell office:value-type="float" office:value="0.0645161289721727">
                <text:p>0.0645161289721727</text:p>
              </table:table-cell>
              <table:table-cell office:value-type="float" office:value="0.950681296940387">
                <text:p>0.950681296940387</text:p>
              </table:table-cell>
            </table:table-row>
            <table:table-row>
              <table:table-cell office:value-type="float" office:value="0.0654936460778117">
                <text:p>0.0654936460778117</text:p>
              </table:table-cell>
              <table:table-cell office:value-type="float" office:value="0.335918915425704">
                <text:p>0.335918915425704</text:p>
              </table:table-cell>
            </table:table-row>
            <table:table-row>
              <table:table-cell office:value-type="float" office:value="0.0664711631834507">
                <text:p>0.0664711631834507</text:p>
              </table:table-cell>
              <table:table-cell office:value-type="float" office:value="-0.44475176869125">
                <text:p>-0.44475176869125</text:p>
              </table:table-cell>
            </table:table-row>
            <table:table-row>
              <table:table-cell office:value-type="float" office:value="0.0674486802890897">
                <text:p>0.0674486802890897</text:p>
              </table:table-cell>
              <table:table-cell office:value-type="float" office:value="-0.319857775641123">
                <text:p>-0.319857775641123</text:p>
              </table:table-cell>
            </table:table-row>
            <table:table-row>
              <table:table-cell office:value-type="float" office:value="0.0684261973947287">
                <text:p>0.0684261973947287</text:p>
              </table:table-cell>
              <table:table-cell office:value-type="float" office:value="-0.208101166239685">
                <text:p>-0.208101166239685</text:p>
              </table:table-cell>
            </table:table-row>
            <table:table-row>
              <table:table-cell office:value-type="float" office:value="0.0694037145003676">
                <text:p>0.0694037145003676</text:p>
              </table:table-cell>
              <table:table-cell office:value-type="float" office:value="-0.163550084906871">
                <text:p>-0.163550084906871</text:p>
              </table:table-cell>
            </table:table-row>
            <table:table-row>
              <table:table-cell office:value-type="float" office:value="0.0703812316060066">
                <text:p>0.0703812316060066</text:p>
              </table:table-cell>
              <table:table-cell office:value-type="float" office:value="-0.851880062256035">
                <text:p>-0.851880062256035</text:p>
              </table:table-cell>
            </table:table-row>
            <table:table-row>
              <table:table-cell office:value-type="float" office:value="0.0713587487116456">
                <text:p>0.0713587487116456</text:p>
              </table:table-cell>
              <table:table-cell office:value-type="float" office:value="-0.585223778475372">
                <text:p>-0.585223778475372</text:p>
              </table:table-cell>
            </table:table-row>
            <table:table-row>
              <table:table-cell office:value-type="float" office:value="0.0723362658172846">
                <text:p>0.0723362658172846</text:p>
              </table:table-cell>
              <table:table-cell office:value-type="float" office:value="-0.331171630269247">
                <text:p>-0.331171630269247</text:p>
              </table:table-cell>
            </table:table-row>
            <table:table-row>
              <table:table-cell office:value-type="float" office:value="0.0733137829229236">
                <text:p>0.0733137829229236</text:p>
              </table:table-cell>
              <table:table-cell office:value-type="float" office:value="0.136543339726541">
                <text:p>0.136543339726541</text:p>
              </table:table-cell>
            </table:table-row>
            <table:table-row>
              <table:table-cell office:value-type="float" office:value="0.0742913000285625">
                <text:p>0.0742913000285625</text:p>
              </table:table-cell>
              <table:table-cell office:value-type="float" office:value="-0.359282621088182">
                <text:p>-0.359282621088182</text:p>
              </table:table-cell>
            </table:table-row>
            <table:table-row>
              <table:table-cell office:value-type="float" office:value="0.0752688171342015">
                <text:p>0.0752688171342015</text:p>
              </table:table-cell>
              <table:table-cell office:value-type="float" office:value="0.157250635709596">
                <text:p>0.157250635709596</text:p>
              </table:table-cell>
            </table:table-row>
            <table:table-row>
              <table:table-cell office:value-type="float" office:value="0.0762463342398405">
                <text:p>0.0762463342398405</text:p>
              </table:table-cell>
              <table:table-cell office:value-type="float" office:value="-0.30238255200174">
                <text:p>-0.30238255200174</text:p>
              </table:table-cell>
            </table:table-row>
            <table:table-row>
              <table:table-cell office:value-type="float" office:value="0.0772238513454795">
                <text:p>0.0772238513454795</text:p>
              </table:table-cell>
              <table:table-cell office:value-type="float" office:value="0.277654449520656">
                <text:p>0.277654449520656</text:p>
              </table:table-cell>
            </table:table-row>
            <table:table-row>
              <table:table-cell office:value-type="float" office:value="0.0782013684511185">
                <text:p>0.0782013684511185</text:p>
              </table:table-cell>
              <table:table-cell office:value-type="float" office:value="0.638699382878401">
                <text:p>0.638699382878401</text:p>
              </table:table-cell>
            </table:table-row>
            <table:table-row>
              <table:table-cell office:value-type="float" office:value="0.0791788855567575">
                <text:p>0.0791788855567575</text:p>
              </table:table-cell>
              <table:table-cell office:value-type="float" office:value="0.198012554360196">
                <text:p>0.198012554360196</text:p>
              </table:table-cell>
            </table:table-row>
            <table:table-row>
              <table:table-cell office:value-type="float" office:value="0.0801564026623964">
                <text:p>0.0801564026623964</text:p>
              </table:table-cell>
              <table:table-cell office:value-type="float" office:value="0.750822588354313">
                <text:p>0.750822588354313</text:p>
              </table:table-cell>
            </table:table-row>
            <table:table-row>
              <table:table-cell office:value-type="float" office:value="0.0811339197680354">
                <text:p>0.0811339197680354</text:p>
              </table:table-cell>
              <table:table-cell office:value-type="float" office:value="0.505672720744205">
                <text:p>0.505672720744205</text:p>
              </table:table-cell>
            </table:table-row>
            <table:table-row>
              <table:table-cell office:value-type="float" office:value="0.0821114368736744">
                <text:p>0.0821114368736744</text:p>
              </table:table-cell>
              <table:table-cell office:value-type="float" office:value="0.443324275695548">
                <text:p>0.443324275695548</text:p>
              </table:table-cell>
            </table:table-row>
            <table:table-row>
              <table:table-cell office:value-type="float" office:value="0.0830889539793134">
                <text:p>0.0830889539793134</text:p>
              </table:table-cell>
              <table:table-cell office:value-type="float" office:value="-0.196109056255942">
                <text:p>-0.196109056255942</text:p>
              </table:table-cell>
            </table:table-row>
            <table:table-row>
              <table:table-cell office:value-type="float" office:value="0.0840664710849524">
                <text:p>0.0840664710849524</text:p>
              </table:table-cell>
              <table:table-cell office:value-type="float" office:value="0.0227062508608167">
                <text:p>0.0227062508608167</text:p>
              </table:table-cell>
            </table:table-row>
            <table:table-row>
              <table:table-cell office:value-type="float" office:value="0.0850439881905913">
                <text:p>0.0850439881905913</text:p>
              </table:table-cell>
              <table:table-cell office:value-type="float" office:value="-0.218969321235124">
                <text:p>-0.218969321235124</text:p>
              </table:table-cell>
            </table:table-row>
            <table:table-row>
              <table:table-cell office:value-type="float" office:value="0.0860215052962303">
                <text:p>0.0860215052962303</text:p>
              </table:table-cell>
              <table:table-cell office:value-type="float" office:value="-0.184250076617115">
                <text:p>-0.184250076617115</text:p>
              </table:table-cell>
            </table:table-row>
            <table:table-row>
              <table:table-cell office:value-type="float" office:value="0.0869990224018693">
                <text:p>0.0869990224018693</text:p>
              </table:table-cell>
              <table:table-cell office:value-type="float" office:value="-0.401183220586819">
                <text:p>-0.401183220586819</text:p>
              </table:table-cell>
            </table:table-row>
            <table:table-row>
              <table:table-cell office:value-type="float" office:value="0.0879765395075083">
                <text:p>0.0879765395075083</text:p>
              </table:table-cell>
              <table:table-cell office:value-type="float" office:value="-1.1167355440103">
                <text:p>-1.1167355440103</text:p>
              </table:table-cell>
            </table:table-row>
            <table:table-row>
              <table:table-cell office:value-type="float" office:value="0.0889540566131473">
                <text:p>0.0889540566131473</text:p>
              </table:table-cell>
              <table:table-cell office:value-type="float" office:value="-1.41091532123197">
                <text:p>-1.41091532123197</text:p>
              </table:table-cell>
            </table:table-row>
            <table:table-row>
              <table:table-cell office:value-type="float" office:value="0.0899315737187862">
                <text:p>0.0899315737187862</text:p>
              </table:table-cell>
              <table:table-cell office:value-type="float" office:value="-1.71034814662348">
                <text:p>-1.71034814662348</text:p>
              </table:table-cell>
            </table:table-row>
            <table:table-row>
              <table:table-cell office:value-type="float" office:value="0.0909090908244252">
                <text:p>0.0909090908244252</text:p>
              </table:table-cell>
              <table:table-cell office:value-type="float" office:value="-1.56169678474693">
                <text:p>-1.56169678474693</text:p>
              </table:table-cell>
            </table:table-row>
            <table:table-row>
              <table:table-cell office:value-type="float" office:value="0.0918866079300642">
                <text:p>0.0918866079300642</text:p>
              </table:table-cell>
              <table:table-cell office:value-type="float" office:value="-2.0754955571702">
                <text:p>-2.0754955571702</text:p>
              </table:table-cell>
            </table:table-row>
            <table:table-row>
              <table:table-cell office:value-type="float" office:value="0.0928641250357032">
                <text:p>0.0928641250357032</text:p>
              </table:table-cell>
              <table:table-cell office:value-type="float" office:value="-1.33014536838669">
                <text:p>-1.33014536838669</text:p>
              </table:table-cell>
            </table:table-row>
            <table:table-row>
              <table:table-cell office:value-type="float" office:value="0.0938416421413422">
                <text:p>0.0938416421413422</text:p>
              </table:table-cell>
              <table:table-cell office:value-type="float" office:value="-1.66308675869952">
                <text:p>-1.66308675869952</text:p>
              </table:table-cell>
            </table:table-row>
            <table:table-row>
              <table:table-cell office:value-type="float" office:value="0.0948191592469811">
                <text:p>0.0948191592469811</text:p>
              </table:table-cell>
              <table:table-cell office:value-type="float" office:value="-1.53234119592253">
                <text:p>-1.53234119592253</text:p>
              </table:table-cell>
            </table:table-row>
            <table:table-row>
              <table:table-cell office:value-type="float" office:value="0.0957966763526201">
                <text:p>0.0957966763526201</text:p>
              </table:table-cell>
              <table:table-cell office:value-type="float" office:value="-1.30970932145432">
                <text:p>-1.30970932145432</text:p>
              </table:table-cell>
            </table:table-row>
            <table:table-row>
              <table:table-cell office:value-type="float" office:value="0.0967741934582591">
                <text:p>0.0967741934582591</text:p>
              </table:table-cell>
              <table:table-cell office:value-type="float" office:value="-1.24943334218906">
                <text:p>-1.24943334218906</text:p>
              </table:table-cell>
            </table:table-row>
            <table:table-row>
              <table:table-cell office:value-type="float" office:value="0.0977517105638981">
                <text:p>0.0977517105638981</text:p>
              </table:table-cell>
              <table:table-cell office:value-type="float" office:value="-0.82615861843929">
                <text:p>-0.82615861843929</text:p>
              </table:table-cell>
            </table:table-row>
            <table:table-row>
              <table:table-cell office:value-type="float" office:value="0.0987292276695371">
                <text:p>0.0987292276695371</text:p>
              </table:table-cell>
              <table:table-cell office:value-type="float" office:value="-0.780363395212506">
                <text:p>-0.780363395212506</text:p>
              </table:table-cell>
            </table:table-row>
            <table:table-row>
              <table:table-cell office:value-type="float" office:value="0.0997067447751761">
                <text:p>0.0997067447751761</text:p>
              </table:table-cell>
              <table:table-cell office:value-type="float" office:value="-0.00769488677901364">
                <text:p>-0.00769488677901364</text:p>
              </table:table-cell>
            </table:table-row>
            <table:table-row>
              <table:table-cell office:value-type="float" office:value="0.100684261880815">
                <text:p>0.100684261880815</text:p>
              </table:table-cell>
              <table:table-cell office:value-type="float" office:value="0.396069547159644">
                <text:p>0.396069547159644</text:p>
              </table:table-cell>
            </table:table-row>
            <table:table-row>
              <table:table-cell office:value-type="float" office:value="0.101661778986454">
                <text:p>0.101661778986454</text:p>
              </table:table-cell>
              <table:table-cell office:value-type="float" office:value="0.590704232335386">
                <text:p>0.590704232335386</text:p>
              </table:table-cell>
            </table:table-row>
            <table:table-row>
              <table:table-cell office:value-type="float" office:value="0.102639296092093">
                <text:p>0.102639296092093</text:p>
              </table:table-cell>
              <table:table-cell office:value-type="float" office:value="1.18795376658589">
                <text:p>1.18795376658589</text:p>
              </table:table-cell>
            </table:table-row>
            <table:table-row>
              <table:table-cell office:value-type="float" office:value="0.103616813197732">
                <text:p>0.103616813197732</text:p>
              </table:table-cell>
              <table:table-cell office:value-type="float" office:value="1.3887190589833">
                <text:p>1.3887190589833</text:p>
              </table:table-cell>
            </table:table-row>
            <table:table-row>
              <table:table-cell office:value-type="float" office:value="0.104594330303371">
                <text:p>0.104594330303371</text:p>
              </table:table-cell>
              <table:table-cell office:value-type="float" office:value="1.93533468629142">
                <text:p>1.93533468629142</text:p>
              </table:table-cell>
            </table:table-row>
            <table:table-row>
              <table:table-cell office:value-type="float" office:value="0.10557184740901">
                <text:p>0.10557184740901</text:p>
              </table:table-cell>
              <table:table-cell office:value-type="float" office:value="2.01912732385592">
                <text:p>2.01912732385592</text:p>
              </table:table-cell>
            </table:table-row>
            <table:table-row>
              <table:table-cell office:value-type="float" office:value="0.106549364514649">
                <text:p>0.106549364514649</text:p>
              </table:table-cell>
              <table:table-cell office:value-type="float" office:value="2.01426726202737">
                <text:p>2.01426726202737</text:p>
              </table:table-cell>
            </table:table-row>
            <table:table-row>
              <table:table-cell office:value-type="float" office:value="0.107526881620288">
                <text:p>0.107526881620288</text:p>
              </table:table-cell>
              <table:table-cell office:value-type="float" office:value="2.23771973740887">
                <text:p>2.23771973740887</text:p>
              </table:table-cell>
            </table:table-row>
            <table:table-row>
              <table:table-cell office:value-type="float" office:value="0.108504398725927">
                <text:p>0.108504398725927</text:p>
              </table:table-cell>
              <table:table-cell office:value-type="float" office:value="1.86435300051397">
                <text:p>1.86435300051397</text:p>
              </table:table-cell>
            </table:table-row>
            <table:table-row>
              <table:table-cell office:value-type="float" office:value="0.109481915831566">
                <text:p>0.109481915831566</text:p>
              </table:table-cell>
              <table:table-cell office:value-type="float" office:value="1.42426543230746">
                <text:p>1.42426543230746</text:p>
              </table:table-cell>
            </table:table-row>
            <table:table-row>
              <table:table-cell office:value-type="float" office:value="0.110459432937205">
                <text:p>0.110459432937205</text:p>
              </table:table-cell>
              <table:table-cell office:value-type="float" office:value="1.19566040567458">
                <text:p>1.19566040567458</text:p>
              </table:table-cell>
            </table:table-row>
            <table:table-row>
              <table:table-cell office:value-type="float" office:value="0.111436950042844">
                <text:p>0.111436950042844</text:p>
              </table:table-cell>
              <table:table-cell office:value-type="float" office:value="1.03857953891862">
                <text:p>1.03857953891862</text:p>
              </table:table-cell>
            </table:table-row>
            <table:table-row>
              <table:table-cell office:value-type="float" office:value="0.112414467148483">
                <text:p>0.112414467148483</text:p>
              </table:table-cell>
              <table:table-cell office:value-type="float" office:value="1.46081808408558">
                <text:p>1.46081808408558</text:p>
              </table:table-cell>
            </table:table-row>
            <table:table-row>
              <table:table-cell office:value-type="float" office:value="0.113391984254122">
                <text:p>0.113391984254122</text:p>
              </table:table-cell>
              <table:table-cell office:value-type="float" office:value="0.491540042419014">
                <text:p>0.491540042419014</text:p>
              </table:table-cell>
            </table:table-row>
            <table:table-row>
              <table:table-cell office:value-type="float" office:value="0.114369501359761">
                <text:p>0.114369501359761</text:p>
              </table:table-cell>
              <table:table-cell office:value-type="float" office:value="0.696116803070889">
                <text:p>0.696116803070889</text:p>
              </table:table-cell>
            </table:table-row>
            <table:table-row>
              <table:table-cell office:value-type="float" office:value="0.1153470184654">
                <text:p>0.1153470184654</text:p>
              </table:table-cell>
              <table:table-cell office:value-type="float" office:value="0.328756773130973">
                <text:p>0.328756773130973</text:p>
              </table:table-cell>
            </table:table-row>
            <table:table-row>
              <table:table-cell office:value-type="float" office:value="0.116324535571039">
                <text:p>0.116324535571039</text:p>
              </table:table-cell>
              <table:table-cell office:value-type="float" office:value="-0.176634699555424">
                <text:p>-0.176634699555424</text:p>
              </table:table-cell>
            </table:table-row>
            <table:table-row>
              <table:table-cell office:value-type="float" office:value="0.117302052676678">
                <text:p>0.117302052676678</text:p>
              </table:table-cell>
              <table:table-cell office:value-type="float" office:value="-0.438956222049738">
                <text:p>-0.438956222049738</text:p>
              </table:table-cell>
            </table:table-row>
            <table:table-row>
              <table:table-cell office:value-type="float" office:value="0.118279569782317">
                <text:p>0.118279569782317</text:p>
              </table:table-cell>
              <table:table-cell office:value-type="float" office:value="0.0984774823913529">
                <text:p>0.0984774823913529</text:p>
              </table:table-cell>
            </table:table-row>
            <table:table-row>
              <table:table-cell office:value-type="float" office:value="0.119257086887956">
                <text:p>0.119257086887956</text:p>
              </table:table-cell>
              <table:table-cell office:value-type="float" office:value="0.0355744802679446">
                <text:p>0.0355744802679446</text:p>
              </table:table-cell>
            </table:table-row>
            <table:table-row>
              <table:table-cell office:value-type="float" office:value="0.120234603993595">
                <text:p>0.120234603993595</text:p>
              </table:table-cell>
              <table:table-cell office:value-type="float" office:value="-0.411518828199375">
                <text:p>-0.411518828199375</text:p>
              </table:table-cell>
            </table:table-row>
            <table:table-row>
              <table:table-cell office:value-type="float" office:value="0.121212121099234">
                <text:p>0.121212121099234</text:p>
              </table:table-cell>
              <table:table-cell office:value-type="float" office:value="-0.248480680716797">
                <text:p>-0.248480680716797</text:p>
              </table:table-cell>
            </table:table-row>
            <table:table-row>
              <table:table-cell office:value-type="float" office:value="0.122189638204873">
                <text:p>0.122189638204873</text:p>
              </table:table-cell>
              <table:table-cell office:value-type="float" office:value="-0.173142436229648">
                <text:p>-0.173142436229648</text:p>
              </table:table-cell>
            </table:table-row>
            <table:table-row>
              <table:table-cell office:value-type="float" office:value="0.123167155310512">
                <text:p>0.123167155310512</text:p>
              </table:table-cell>
              <table:table-cell office:value-type="float" office:value="-0.526160149637817">
                <text:p>-0.526160149637817</text:p>
              </table:table-cell>
            </table:table-row>
            <table:table-row>
              <table:table-cell office:value-type="float" office:value="0.124144672416151">
                <text:p>0.124144672416151</text:p>
              </table:table-cell>
              <table:table-cell office:value-type="float" office:value="-0.515486086966728">
                <text:p>-0.515486086966728</text:p>
              </table:table-cell>
            </table:table-row>
            <table:table-row>
              <table:table-cell office:value-type="float" office:value="0.12512218952179">
                <text:p>0.12512218952179</text:p>
              </table:table-cell>
              <table:table-cell office:value-type="float" office:value="0.222077378755746">
                <text:p>0.222077378755746</text:p>
              </table:table-cell>
            </table:table-row>
            <table:table-row>
              <table:table-cell office:value-type="float" office:value="0.126099706627429">
                <text:p>0.126099706627429</text:p>
              </table:table-cell>
              <table:table-cell office:value-type="float" office:value="-0.108201279242517">
                <text:p>-0.108201279242517</text:p>
              </table:table-cell>
            </table:table-row>
            <table:table-row>
              <table:table-cell office:value-type="float" office:value="0.127077223733068">
                <text:p>0.127077223733068</text:p>
              </table:table-cell>
              <table:table-cell office:value-type="float" office:value="0.0352870849696203">
                <text:p>0.0352870849696203</text:p>
              </table:table-cell>
            </table:table-row>
            <table:table-row>
              <table:table-cell office:value-type="float" office:value="0.128054740838706">
                <text:p>0.128054740838706</text:p>
              </table:table-cell>
              <table:table-cell office:value-type="float" office:value="0.198905967823759">
                <text:p>0.198905967823759</text:p>
              </table:table-cell>
            </table:table-row>
            <table:table-row>
              <table:table-cell office:value-type="float" office:value="0.129032257944345">
                <text:p>0.129032257944345</text:p>
              </table:table-cell>
              <table:table-cell office:value-type="float" office:value="0.0181525922482694">
                <text:p>0.0181525922482694</text:p>
              </table:table-cell>
            </table:table-row>
            <table:table-row>
              <table:table-cell office:value-type="float" office:value="0.130009775049984">
                <text:p>0.130009775049984</text:p>
              </table:table-cell>
              <table:table-cell office:value-type="float" office:value="0.731434225568432">
                <text:p>0.731434225568432</text:p>
              </table:table-cell>
            </table:table-row>
            <table:table-row>
              <table:table-cell office:value-type="float" office:value="0.130987292155623">
                <text:p>0.130987292155623</text:p>
              </table:table-cell>
              <table:table-cell office:value-type="float" office:value="0.776864865104814">
                <text:p>0.776864865104814</text:p>
              </table:table-cell>
            </table:table-row>
            <table:table-row>
              <table:table-cell office:value-type="float" office:value="0.131964809261262">
                <text:p>0.131964809261262</text:p>
              </table:table-cell>
              <table:table-cell office:value-type="float" office:value="-0.0947230266907563">
                <text:p>-0.0947230266907563</text:p>
              </table:table-cell>
            </table:table-row>
            <table:table-row>
              <table:table-cell office:value-type="float" office:value="0.132942326366901">
                <text:p>0.132942326366901</text:p>
              </table:table-cell>
              <table:table-cell office:value-type="float" office:value="0.242627972578764">
                <text:p>0.242627972578764</text:p>
              </table:table-cell>
            </table:table-row>
            <table:table-row>
              <table:table-cell office:value-type="float" office:value="0.13391984347254">
                <text:p>0.13391984347254</text:p>
              </table:table-cell>
              <table:table-cell office:value-type="float" office:value="-0.415800236735313">
                <text:p>-0.415800236735313</text:p>
              </table:table-cell>
            </table:table-row>
            <table:table-row>
              <table:table-cell office:value-type="float" office:value="0.134897360578179">
                <text:p>0.134897360578179</text:p>
              </table:table-cell>
              <table:table-cell office:value-type="float" office:value="0.12166454383753">
                <text:p>0.12166454383753</text:p>
              </table:table-cell>
            </table:table-row>
            <table:table-row>
              <table:table-cell office:value-type="float" office:value="0.135874877683818">
                <text:p>0.135874877683818</text:p>
              </table:table-cell>
              <table:table-cell office:value-type="float" office:value="-0.480407511643149">
                <text:p>-0.480407511643149</text:p>
              </table:table-cell>
            </table:table-row>
            <table:table-row>
              <table:table-cell office:value-type="float" office:value="0.136852394789457">
                <text:p>0.136852394789457</text:p>
              </table:table-cell>
              <table:table-cell office:value-type="float" office:value="-0.598003234615652">
                <text:p>-0.598003234615652</text:p>
              </table:table-cell>
            </table:table-row>
            <table:table-row>
              <table:table-cell office:value-type="float" office:value="0.137829911895096">
                <text:p>0.137829911895096</text:p>
              </table:table-cell>
              <table:table-cell office:value-type="float" office:value="-0.658623122157415">
                <text:p>-0.658623122157415</text:p>
              </table:table-cell>
            </table:table-row>
            <table:table-row>
              <table:table-cell office:value-type="float" office:value="0.138807429000735">
                <text:p>0.138807429000735</text:p>
              </table:table-cell>
              <table:table-cell office:value-type="float" office:value="-1.45614207972031">
                <text:p>-1.45614207972031</text:p>
              </table:table-cell>
            </table:table-row>
            <table:table-row>
              <table:table-cell office:value-type="float" office:value="0.139784946106374">
                <text:p>0.139784946106374</text:p>
              </table:table-cell>
              <table:table-cell office:value-type="float" office:value="-1.02436880726977">
                <text:p>-1.02436880726977</text:p>
              </table:table-cell>
            </table:table-row>
            <table:table-row>
              <table:table-cell office:value-type="float" office:value="0.140762463212013">
                <text:p>0.140762463212013</text:p>
              </table:table-cell>
              <table:table-cell office:value-type="float" office:value="-1.37478194319071">
                <text:p>-1.37478194319071</text:p>
              </table:table-cell>
            </table:table-row>
            <table:table-row>
              <table:table-cell office:value-type="float" office:value="0.141739980317652">
                <text:p>0.141739980317652</text:p>
              </table:table-cell>
              <table:table-cell office:value-type="float" office:value="-1.66720496697112">
                <text:p>-1.66720496697112</text:p>
              </table:table-cell>
            </table:table-row>
            <table:table-row>
              <table:table-cell office:value-type="float" office:value="0.142717497423291">
                <text:p>0.142717497423291</text:p>
              </table:table-cell>
              <table:table-cell office:value-type="float" office:value="-2.07713873301399">
                <text:p>-2.07713873301399</text:p>
              </table:table-cell>
            </table:table-row>
            <table:table-row>
              <table:table-cell office:value-type="float" office:value="0.14369501452893">
                <text:p>0.14369501452893</text:p>
              </table:table-cell>
              <table:table-cell office:value-type="float" office:value="-1.57921204644687">
                <text:p>-1.57921204644687</text:p>
              </table:table-cell>
            </table:table-row>
            <table:table-row>
              <table:table-cell office:value-type="float" office:value="0.144672531634569">
                <text:p>0.144672531634569</text:p>
              </table:table-cell>
              <table:table-cell office:value-type="float" office:value="-1.28451312789316">
                <text:p>-1.28451312789316</text:p>
              </table:table-cell>
            </table:table-row>
            <table:table-row>
              <table:table-cell office:value-type="float" office:value="0.145650048740208">
                <text:p>0.145650048740208</text:p>
              </table:table-cell>
              <table:table-cell office:value-type="float" office:value="-1.75320852320194">
                <text:p>-1.75320852320194</text:p>
              </table:table-cell>
            </table:table-row>
            <table:table-row>
              <table:table-cell office:value-type="float" office:value="0.146627565845847">
                <text:p>0.146627565845847</text:p>
              </table:table-cell>
              <table:table-cell office:value-type="float" office:value="-1.06199504198281">
                <text:p>-1.06199504198281</text:p>
              </table:table-cell>
            </table:table-row>
            <table:table-row>
              <table:table-cell office:value-type="float" office:value="0.147605082951486">
                <text:p>0.147605082951486</text:p>
              </table:table-cell>
              <table:table-cell office:value-type="float" office:value="-0.703953538021172">
                <text:p>-0.703953538021172</text:p>
              </table:table-cell>
            </table:table-row>
            <table:table-row>
              <table:table-cell office:value-type="float" office:value="0.148582600057125">
                <text:p>0.148582600057125</text:p>
              </table:table-cell>
              <table:table-cell office:value-type="float" office:value="-0.648995252340617">
                <text:p>-0.648995252340617</text:p>
              </table:table-cell>
            </table:table-row>
            <table:table-row>
              <table:table-cell office:value-type="float" office:value="0.149560117162764">
                <text:p>0.149560117162764</text:p>
              </table:table-cell>
              <table:table-cell office:value-type="float" office:value="0.151925171775467">
                <text:p>0.151925171775467</text:p>
              </table:table-cell>
            </table:table-row>
            <table:table-row>
              <table:table-cell office:value-type="float" office:value="0.150537634268403">
                <text:p>0.150537634268403</text:p>
              </table:table-cell>
              <table:table-cell office:value-type="float" office:value="0.247047732957641">
                <text:p>0.247047732957641</text:p>
              </table:table-cell>
            </table:table-row>
            <table:table-row>
              <table:table-cell office:value-type="float" office:value="0.151515151374042">
                <text:p>0.151515151374042</text:p>
              </table:table-cell>
              <table:table-cell office:value-type="float" office:value="1.04313240457768">
                <text:p>1.04313240457768</text:p>
              </table:table-cell>
            </table:table-row>
            <table:table-row>
              <table:table-cell office:value-type="float" office:value="0.152492668479681">
                <text:p>0.152492668479681</text:p>
              </table:table-cell>
              <table:table-cell office:value-type="float" office:value="1.32344790673875">
                <text:p>1.32344790673875</text:p>
              </table:table-cell>
            </table:table-row>
            <table:table-row>
              <table:table-cell office:value-type="float" office:value="0.15347018558532">
                <text:p>0.15347018558532</text:p>
              </table:table-cell>
              <table:table-cell office:value-type="float" office:value="1.50023206014919">
                <text:p>1.50023206014919</text:p>
              </table:table-cell>
            </table:table-row>
            <table:table-row>
              <table:table-cell office:value-type="float" office:value="0.154447702690959">
                <text:p>0.154447702690959</text:p>
              </table:table-cell>
              <table:table-cell office:value-type="float" office:value="0.983471117243284">
                <text:p>0.983471117243284</text:p>
              </table:table-cell>
            </table:table-row>
            <table:table-row>
              <table:table-cell office:value-type="float" office:value="0.155425219796598">
                <text:p>0.155425219796598</text:p>
              </table:table-cell>
              <table:table-cell office:value-type="float" office:value="1.30998650572121">
                <text:p>1.30998650572121</text:p>
              </table:table-cell>
            </table:table-row>
            <table:table-row>
              <table:table-cell office:value-type="float" office:value="0.156402736902237">
                <text:p>0.156402736902237</text:p>
              </table:table-cell>
              <table:table-cell office:value-type="float" office:value="1.8511195023001">
                <text:p>1.8511195023001</text:p>
              </table:table-cell>
            </table:table-row>
            <table:table-row>
              <table:table-cell office:value-type="float" office:value="0.157380254007876">
                <text:p>0.157380254007876</text:p>
              </table:table-cell>
              <table:table-cell office:value-type="float" office:value="1.36499932510851">
                <text:p>1.36499932510851</text:p>
              </table:table-cell>
            </table:table-row>
            <table:table-row>
              <table:table-cell office:value-type="float" office:value="0.158357771113515">
                <text:p>0.158357771113515</text:p>
              </table:table-cell>
              <table:table-cell office:value-type="float" office:value="1.39422889195817">
                <text:p>1.39422889195817</text:p>
              </table:table-cell>
            </table:table-row>
            <table:table-row>
              <table:table-cell office:value-type="float" office:value="0.159335288219154">
                <text:p>0.159335288219154</text:p>
              </table:table-cell>
              <table:table-cell office:value-type="float" office:value="1.65465570123565">
                <text:p>1.65465570123565</text:p>
              </table:table-cell>
            </table:table-row>
            <table:table-row>
              <table:table-cell office:value-type="float" office:value="0.160312805324793">
                <text:p>0.160312805324793</text:p>
              </table:table-cell>
              <table:table-cell office:value-type="float" office:value="1.19406863170294">
                <text:p>1.19406863170294</text:p>
              </table:table-cell>
            </table:table-row>
            <table:table-row>
              <table:table-cell office:value-type="float" office:value="0.161290322430432">
                <text:p>0.161290322430432</text:p>
              </table:table-cell>
              <table:table-cell office:value-type="float" office:value="1.05520062974844">
                <text:p>1.05520062974844</text:p>
              </table:table-cell>
            </table:table-row>
            <table:table-row>
              <table:table-cell office:value-type="float" office:value="0.162267839536071">
                <text:p>0.162267839536071</text:p>
              </table:table-cell>
              <table:table-cell office:value-type="float" office:value="0.627351923764383">
                <text:p>0.627351923764383</text:p>
              </table:table-cell>
            </table:table-row>
            <table:table-row>
              <table:table-cell office:value-type="float" office:value="0.16324535664171">
                <text:p>0.16324535664171</text:p>
              </table:table-cell>
              <table:table-cell office:value-type="float" office:value="0.329734155848397">
                <text:p>0.329734155848397</text:p>
              </table:table-cell>
            </table:table-row>
            <table:table-row>
              <table:table-cell office:value-type="float" office:value="0.164222873747349">
                <text:p>0.164222873747349</text:p>
              </table:table-cell>
              <table:table-cell office:value-type="float" office:value="0.862402638046685">
                <text:p>0.862402638046685</text:p>
              </table:table-cell>
            </table:table-row>
            <table:table-row>
              <table:table-cell office:value-type="float" office:value="0.165200390852988">
                <text:p>0.165200390852988</text:p>
              </table:table-cell>
              <table:table-cell office:value-type="float" office:value="0.356614511166117">
                <text:p>0.356614511166117</text:p>
              </table:table-cell>
            </table:table-row>
            <table:table-row>
              <table:table-cell office:value-type="float" office:value="0.166177907958627">
                <text:p>0.166177907958627</text:p>
              </table:table-cell>
              <table:table-cell office:value-type="float" office:value="0.537903909622461">
                <text:p>0.537903909622461</text:p>
              </table:table-cell>
            </table:table-row>
            <table:table-row>
              <table:table-cell office:value-type="float" office:value="0.167155425064266">
                <text:p>0.167155425064266</text:p>
              </table:table-cell>
              <table:table-cell office:value-type="float" office:value="0.13227490906982">
                <text:p>0.13227490906982</text:p>
              </table:table-cell>
            </table:table-row>
            <table:table-row>
              <table:table-cell office:value-type="float" office:value="0.168132942169905">
                <text:p>0.168132942169905</text:p>
              </table:table-cell>
              <table:table-cell office:value-type="float" office:value="-0.187785162130227">
                <text:p>-0.187785162130227</text:p>
              </table:table-cell>
            </table:table-row>
            <table:table-row>
              <table:table-cell office:value-type="float" office:value="0.169110459275544">
                <text:p>0.169110459275544</text:p>
              </table:table-cell>
              <table:table-cell office:value-type="float" office:value="-0.0464237631527191">
                <text:p>-0.0464237631527191</text:p>
              </table:table-cell>
            </table:table-row>
            <table:table-row>
              <table:table-cell office:value-type="float" office:value="0.170087976381183">
                <text:p>0.170087976381183</text:p>
              </table:table-cell>
              <table:table-cell office:value-type="float" office:value="-0.822084702705514">
                <text:p>-0.822084702705514</text:p>
              </table:table-cell>
            </table:table-row>
            <table:table-row>
              <table:table-cell office:value-type="float" office:value="0.171065493486822">
                <text:p>0.171065493486822</text:p>
              </table:table-cell>
              <table:table-cell office:value-type="float" office:value="-0.609402038828275">
                <text:p>-0.609402038828275</text:p>
              </table:table-cell>
            </table:table-row>
            <table:table-row>
              <table:table-cell office:value-type="float" office:value="0.172043010592461">
                <text:p>0.172043010592461</text:p>
              </table:table-cell>
              <table:table-cell office:value-type="float" office:value="-0.198640598579418">
                <text:p>-0.198640598579418</text:p>
              </table:table-cell>
            </table:table-row>
            <table:table-row>
              <table:table-cell office:value-type="float" office:value="0.1730205276981">
                <text:p>0.1730205276981</text:p>
              </table:table-cell>
              <table:table-cell office:value-type="float" office:value="-0.373524916026659">
                <text:p>-0.373524916026659</text:p>
              </table:table-cell>
            </table:table-row>
            <table:table-row>
              <table:table-cell office:value-type="float" office:value="0.173998044803739">
                <text:p>0.173998044803739</text:p>
              </table:table-cell>
              <table:table-cell office:value-type="float" office:value="-0.401737824945247">
                <text:p>-0.401737824945247</text:p>
              </table:table-cell>
            </table:table-row>
            <table:table-row>
              <table:table-cell office:value-type="float" office:value="0.174975561909378">
                <text:p>0.174975561909378</text:p>
              </table:table-cell>
              <table:table-cell office:value-type="float" office:value="0.407957903109554">
                <text:p>0.407957903109554</text:p>
              </table:table-cell>
            </table:table-row>
            <table:table-row>
              <table:table-cell office:value-type="float" office:value="0.175953079015017">
                <text:p>0.175953079015017</text:p>
              </table:table-cell>
              <table:table-cell office:value-type="float" office:value="-0.178650464125952">
                <text:p>-0.178650464125952</text:p>
              </table:table-cell>
            </table:table-row>
            <table:table-row>
              <table:table-cell office:value-type="float" office:value="0.176930596120656">
                <text:p>0.176930596120656</text:p>
              </table:table-cell>
              <table:table-cell office:value-type="float" office:value="0.681400060248654">
                <text:p>0.681400060248654</text:p>
              </table:table-cell>
            </table:table-row>
            <table:table-row>
              <table:table-cell office:value-type="float" office:value="0.177908113226295">
                <text:p>0.177908113226295</text:p>
              </table:table-cell>
              <table:table-cell office:value-type="float" office:value="0.676011377727017">
                <text:p>0.676011377727017</text:p>
              </table:table-cell>
            </table:table-row>
            <table:table-row>
              <table:table-cell office:value-type="float" office:value="0.178885630331933">
                <text:p>0.178885630331933</text:p>
              </table:table-cell>
              <table:table-cell office:value-type="float" office:value="0.552876008084425">
                <text:p>0.552876008084425</text:p>
              </table:table-cell>
            </table:table-row>
            <table:table-row>
              <table:table-cell office:value-type="float" office:value="0.179863147437572">
                <text:p>0.179863147437572</text:p>
              </table:table-cell>
              <table:table-cell office:value-type="float" office:value="0.104636387678155">
                <text:p>0.104636387678155</text:p>
              </table:table-cell>
            </table:table-row>
            <table:table-row>
              <table:table-cell office:value-type="float" office:value="0.180840664543211">
                <text:p>0.180840664543211</text:p>
              </table:table-cell>
              <table:table-cell office:value-type="float" office:value="0.203602275940703">
                <text:p>0.203602275940703</text:p>
              </table:table-cell>
            </table:table-row>
            <table:table-row>
              <table:table-cell office:value-type="float" office:value="0.18181818164885">
                <text:p>0.18181818164885</text:p>
              </table:table-cell>
              <table:table-cell office:value-type="float" office:value="0.640105739922314">
                <text:p>0.640105739922314</text:p>
              </table:table-cell>
            </table:table-row>
            <table:table-row>
              <table:table-cell office:value-type="float" office:value="0.182795698754489">
                <text:p>0.182795698754489</text:p>
              </table:table-cell>
              <table:table-cell office:value-type="float" office:value="-0.0153572879347466">
                <text:p>-0.0153572879347466</text:p>
              </table:table-cell>
            </table:table-row>
            <table:table-row>
              <table:table-cell office:value-type="float" office:value="0.183773215860128">
                <text:p>0.183773215860128</text:p>
              </table:table-cell>
              <table:table-cell office:value-type="float" office:value="-0.0436342211649823">
                <text:p>-0.0436342211649823</text:p>
              </table:table-cell>
            </table:table-row>
            <table:table-row>
              <table:table-cell office:value-type="float" office:value="0.184750732965767">
                <text:p>0.184750732965767</text:p>
              </table:table-cell>
              <table:table-cell office:value-type="float" office:value="-0.0775966752674397">
                <text:p>-0.0775966752674397</text:p>
              </table:table-cell>
            </table:table-row>
            <table:table-row>
              <table:table-cell office:value-type="float" office:value="0.185728250071406">
                <text:p>0.185728250071406</text:p>
              </table:table-cell>
              <table:table-cell office:value-type="float" office:value="-0.141720991555818">
                <text:p>-0.141720991555818</text:p>
              </table:table-cell>
            </table:table-row>
            <table:table-row>
              <table:table-cell office:value-type="float" office:value="0.186705767177045">
                <text:p>0.186705767177045</text:p>
              </table:table-cell>
              <table:table-cell office:value-type="float" office:value="-0.966244979378096">
                <text:p>-0.966244979378096</text:p>
              </table:table-cell>
            </table:table-row>
            <table:table-row>
              <table:table-cell office:value-type="float" office:value="0.187683284282684">
                <text:p>0.187683284282684</text:p>
              </table:table-cell>
              <table:table-cell office:value-type="float" office:value="-1.39196839575143">
                <text:p>-1.39196839575143</text:p>
              </table:table-cell>
            </table:table-row>
            <table:table-row>
              <table:table-cell office:value-type="float" office:value="0.188660801388323">
                <text:p>0.188660801388323</text:p>
              </table:table-cell>
              <table:table-cell office:value-type="float" office:value="-0.946701883976617">
                <text:p>-0.946701883976617</text:p>
              </table:table-cell>
            </table:table-row>
            <table:table-row>
              <table:table-cell office:value-type="float" office:value="0.189638318493962">
                <text:p>0.189638318493962</text:p>
              </table:table-cell>
              <table:table-cell office:value-type="float" office:value="-1.35790964856167">
                <text:p>-1.35790964856167</text:p>
              </table:table-cell>
            </table:table-row>
            <table:table-row>
              <table:table-cell office:value-type="float" office:value="0.190615835599601">
                <text:p>0.190615835599601</text:p>
              </table:table-cell>
              <table:table-cell office:value-type="float" office:value="-1.33529848562405">
                <text:p>-1.33529848562405</text:p>
              </table:table-cell>
            </table:table-row>
            <table:table-row>
              <table:table-cell office:value-type="float" office:value="0.19159335270524">
                <text:p>0.19159335270524</text:p>
              </table:table-cell>
              <table:table-cell office:value-type="float" office:value="-2.17643186847764">
                <text:p>-2.17643186847764</text:p>
              </table:table-cell>
            </table:table-row>
            <table:table-row>
              <table:table-cell office:value-type="float" office:value="0.192570869810879">
                <text:p>0.192570869810879</text:p>
              </table:table-cell>
              <table:table-cell office:value-type="float" office:value="-1.52107118505724">
                <text:p>-1.52107118505724</text:p>
              </table:table-cell>
            </table:table-row>
            <table:table-row>
              <table:table-cell office:value-type="float" office:value="0.193548386916518">
                <text:p>0.193548386916518</text:p>
              </table:table-cell>
              <table:table-cell office:value-type="float" office:value="-1.62170972191474">
                <text:p>-1.62170972191474</text:p>
              </table:table-cell>
            </table:table-row>
            <table:table-row>
              <table:table-cell office:value-type="float" office:value="0.194525904022157">
                <text:p>0.194525904022157</text:p>
              </table:table-cell>
              <table:table-cell office:value-type="float" office:value="-1.16976223063788">
                <text:p>-1.16976223063788</text:p>
              </table:table-cell>
            </table:table-row>
            <table:table-row>
              <table:table-cell office:value-type="float" office:value="0.195503421127796">
                <text:p>0.195503421127796</text:p>
              </table:table-cell>
              <table:table-cell office:value-type="float" office:value="-1.73185201520995">
                <text:p>-1.73185201520995</text:p>
              </table:table-cell>
            </table:table-row>
            <table:table-row>
              <table:table-cell office:value-type="float" office:value="0.196480938233435">
                <text:p>0.196480938233435</text:p>
              </table:table-cell>
              <table:table-cell office:value-type="float" office:value="-0.811484291796011">
                <text:p>-0.811484291796011</text:p>
              </table:table-cell>
            </table:table-row>
            <table:table-row>
              <table:table-cell office:value-type="float" office:value="0.197458455339074">
                <text:p>0.197458455339074</text:p>
              </table:table-cell>
              <table:table-cell office:value-type="float" office:value="-0.931633030823347">
                <text:p>-0.931633030823347</text:p>
              </table:table-cell>
            </table:table-row>
            <table:table-row>
              <table:table-cell office:value-type="float" office:value="0.198435972444713">
                <text:p>0.198435972444713</text:p>
              </table:table-cell>
              <table:table-cell office:value-type="float" office:value="-0.739190091323764">
                <text:p>-0.739190091323764</text:p>
              </table:table-cell>
            </table:table-row>
            <table:table-row>
              <table:table-cell office:value-type="float" office:value="0.199413489550352">
                <text:p>0.199413489550352</text:p>
              </table:table-cell>
              <table:table-cell office:value-type="float" office:value="0.160228865366711">
                <text:p>0.160228865366711</text:p>
              </table:table-cell>
            </table:table-row>
            <table:table-row>
              <table:table-cell office:value-type="float" office:value="0.200391006655991">
                <text:p>0.200391006655991</text:p>
              </table:table-cell>
              <table:table-cell office:value-type="float" office:value="0.292338884807702">
                <text:p>0.292338884807702</text:p>
              </table:table-cell>
            </table:table-row>
            <table:table-row>
              <table:table-cell office:value-type="float" office:value="0.20136852376163">
                <text:p>0.20136852376163</text:p>
              </table:table-cell>
              <table:table-cell office:value-type="float" office:value="0.512109551335599">
                <text:p>0.512109551335599</text:p>
              </table:table-cell>
            </table:table-row>
            <table:table-row>
              <table:table-cell office:value-type="float" office:value="0.202346040867269">
                <text:p>0.202346040867269</text:p>
              </table:table-cell>
              <table:table-cell office:value-type="float" office:value="0.96255495276454">
                <text:p>0.96255495276454</text:p>
              </table:table-cell>
            </table:table-row>
            <table:table-row>
              <table:table-cell office:value-type="float" office:value="0.203323557972908">
                <text:p>0.203323557972908</text:p>
              </table:table-cell>
              <table:table-cell office:value-type="float" office:value="1.20688443959119">
                <text:p>1.20688443959119</text:p>
              </table:table-cell>
            </table:table-row>
            <table:table-row>
              <table:table-cell office:value-type="float" office:value="0.204301075078547">
                <text:p>0.204301075078547</text:p>
              </table:table-cell>
              <table:table-cell office:value-type="float" office:value="1.2121580330889">
                <text:p>1.2121580330889</text:p>
              </table:table-cell>
            </table:table-row>
            <table:table-row>
              <table:table-cell office:value-type="float" office:value="0.205278592184186">
                <text:p>0.205278592184186</text:p>
              </table:table-cell>
              <table:table-cell office:value-type="float" office:value="1.95664555469982">
                <text:p>1.95664555469982</text:p>
              </table:table-cell>
            </table:table-row>
            <table:table-row>
              <table:table-cell office:value-type="float" office:value="0.206256109289825">
                <text:p>0.206256109289825</text:p>
              </table:table-cell>
              <table:table-cell office:value-type="float" office:value="1.41725512441312">
                <text:p>1.41725512441312</text:p>
              </table:table-cell>
            </table:table-row>
            <table:table-row>
              <table:table-cell office:value-type="float" office:value="0.207233626395464">
                <text:p>0.207233626395464</text:p>
              </table:table-cell>
              <table:table-cell office:value-type="float" office:value="1.39043509612838">
                <text:p>1.39043509612838</text:p>
              </table:table-cell>
            </table:table-row>
            <table:table-row>
              <table:table-cell office:value-type="float" office:value="0.208211143501103">
                <text:p>0.208211143501103</text:p>
              </table:table-cell>
              <table:table-cell office:value-type="float" office:value="1.4986297015824">
                <text:p>1.4986297015824</text:p>
              </table:table-cell>
            </table:table-row>
            <table:table-row>
              <table:table-cell office:value-type="float" office:value="0.209188660606742">
                <text:p>0.209188660606742</text:p>
              </table:table-cell>
              <table:table-cell office:value-type="float" office:value="1.84115155731739">
                <text:p>1.84115155731739</text:p>
              </table:table-cell>
            </table:table-row>
            <table:table-row>
              <table:table-cell office:value-type="float" office:value="0.210166177712381">
                <text:p>0.210166177712381</text:p>
              </table:table-cell>
              <table:table-cell office:value-type="float" office:value="1.25147516818938">
                <text:p>1.25147516818938</text:p>
              </table:table-cell>
            </table:table-row>
            <table:table-row>
              <table:table-cell office:value-type="float" office:value="0.21114369481802">
                <text:p>0.21114369481802</text:p>
              </table:table-cell>
              <table:table-cell office:value-type="float" office:value="1.66871722698059">
                <text:p>1.66871722698059</text:p>
              </table:table-cell>
            </table:table-row>
            <table:table-row>
              <table:table-cell office:value-type="float" office:value="0.212121211923659">
                <text:p>0.212121211923659</text:p>
              </table:table-cell>
              <table:table-cell office:value-type="float" office:value="1.26921139370628">
                <text:p>1.26921139370628</text:p>
              </table:table-cell>
            </table:table-row>
            <table:table-row>
              <table:table-cell office:value-type="float" office:value="0.213098729029298">
                <text:p>0.213098729029298</text:p>
              </table:table-cell>
              <table:table-cell office:value-type="float" office:value="0.505729206892569">
                <text:p>0.505729206892569</text:p>
              </table:table-cell>
            </table:table-row>
            <table:table-row>
              <table:table-cell office:value-type="float" office:value="0.214076246134937">
                <text:p>0.214076246134937</text:p>
              </table:table-cell>
              <table:table-cell office:value-type="float" office:value="0.442717042943414">
                <text:p>0.442717042943414</text:p>
              </table:table-cell>
            </table:table-row>
            <table:table-row>
              <table:table-cell office:value-type="float" office:value="0.215053763240576">
                <text:p>0.215053763240576</text:p>
              </table:table-cell>
              <table:table-cell office:value-type="float" office:value="0.464468305348535">
                <text:p>0.464468305348535</text:p>
              </table:table-cell>
            </table:table-row>
            <table:table-row>
              <table:table-cell office:value-type="float" office:value="0.216031280346215">
                <text:p>0.216031280346215</text:p>
              </table:table-cell>
              <table:table-cell office:value-type="float" office:value="0.0445002073611566">
                <text:p>0.0445002073611566</text:p>
              </table:table-cell>
            </table:table-row>
            <table:table-row>
              <table:table-cell office:value-type="float" office:value="0.217008797451854">
                <text:p>0.217008797451854</text:p>
              </table:table-cell>
              <table:table-cell office:value-type="float" office:value="0.233190561687607">
                <text:p>0.233190561687607</text:p>
              </table:table-cell>
            </table:table-row>
            <table:table-row>
              <table:table-cell office:value-type="float" office:value="0.217986314557493">
                <text:p>0.217986314557493</text:p>
              </table:table-cell>
              <table:table-cell office:value-type="float" office:value="-0.30862069032019">
                <text:p>-0.30862069032019</text:p>
              </table:table-cell>
            </table:table-row>
            <table:table-row>
              <table:table-cell office:value-type="float" office:value="0.218963831663132">
                <text:p>0.218963831663132</text:p>
              </table:table-cell>
              <table:table-cell office:value-type="float" office:value="-0.266088906936745">
                <text:p>-0.266088906936745</text:p>
              </table:table-cell>
            </table:table-row>
            <table:table-row>
              <table:table-cell office:value-type="float" office:value="0.219941348768771">
                <text:p>0.219941348768771</text:p>
              </table:table-cell>
              <table:table-cell office:value-type="float" office:value="-0.519322110708278">
                <text:p>-0.519322110708278</text:p>
              </table:table-cell>
            </table:table-row>
            <table:table-row>
              <table:table-cell office:value-type="float" office:value="0.22091886587441">
                <text:p>0.22091886587441</text:p>
              </table:table-cell>
              <table:table-cell office:value-type="float" office:value="-0.0965279740666702">
                <text:p>-0.0965279740666702</text:p>
              </table:table-cell>
            </table:table-row>
            <table:table-row>
              <table:table-cell office:value-type="float" office:value="0.221896382980049">
                <text:p>0.221896382980049</text:p>
              </table:table-cell>
              <table:table-cell office:value-type="float" office:value="-0.620258128899705">
                <text:p>-0.620258128899705</text:p>
              </table:table-cell>
            </table:table-row>
            <table:table-row>
              <table:table-cell office:value-type="float" office:value="0.222873900085688">
                <text:p>0.222873900085688</text:p>
              </table:table-cell>
              <table:table-cell office:value-type="float" office:value="0.0161114006251524">
                <text:p>0.0161114006251524</text:p>
              </table:table-cell>
            </table:table-row>
            <table:table-row>
              <table:table-cell office:value-type="float" office:value="0.223851417191327">
                <text:p>0.223851417191327</text:p>
              </table:table-cell>
              <table:table-cell office:value-type="float" office:value="-0.105388056086028">
                <text:p>-0.105388056086028</text:p>
              </table:table-cell>
            </table:table-row>
            <table:table-row>
              <table:table-cell office:value-type="float" office:value="0.224828934296966">
                <text:p>0.224828934296966</text:p>
              </table:table-cell>
              <table:table-cell office:value-type="float" office:value="-0.0672572588918792">
                <text:p>-0.0672572588918792</text:p>
              </table:table-cell>
            </table:table-row>
            <table:table-row>
              <table:table-cell office:value-type="float" office:value="0.225806451402605">
                <text:p>0.225806451402605</text:p>
              </table:table-cell>
              <table:table-cell office:value-type="float" office:value="-0.20090133028331">
                <text:p>-0.20090133028331</text:p>
              </table:table-cell>
            </table:table-row>
            <table:table-row>
              <table:table-cell office:value-type="float" office:value="0.226783968508244">
                <text:p>0.226783968508244</text:p>
              </table:table-cell>
              <table:table-cell office:value-type="float" office:value="0.463748789775426">
                <text:p>0.463748789775426</text:p>
              </table:table-cell>
            </table:table-row>
            <table:table-row>
              <table:table-cell office:value-type="float" office:value="0.227761485613883">
                <text:p>0.227761485613883</text:p>
              </table:table-cell>
              <table:table-cell office:value-type="float" office:value="0.0924564343673947">
                <text:p>0.0924564343673947</text:p>
              </table:table-cell>
            </table:table-row>
            <table:table-row>
              <table:table-cell office:value-type="float" office:value="0.228739002719522">
                <text:p>0.228739002719522</text:p>
              </table:table-cell>
              <table:table-cell office:value-type="float" office:value="0.0570359596154467">
                <text:p>0.0570359596154467</text:p>
              </table:table-cell>
            </table:table-row>
            <table:table-row>
              <table:table-cell office:value-type="float" office:value="0.229716519825161">
                <text:p>0.229716519825161</text:p>
              </table:table-cell>
              <table:table-cell office:value-type="float" office:value="0.502113989024368">
                <text:p>0.502113989024368</text:p>
              </table:table-cell>
            </table:table-row>
            <table:table-row>
              <table:table-cell office:value-type="float" office:value="0.230694036930799">
                <text:p>0.230694036930799</text:p>
              </table:table-cell>
              <table:table-cell office:value-type="float" office:value="0.164008830241452">
                <text:p>0.164008830241452</text:p>
              </table:table-cell>
            </table:table-row>
            <table:table-row>
              <table:table-cell office:value-type="float" office:value="0.231671554036438">
                <text:p>0.231671554036438</text:p>
              </table:table-cell>
              <table:table-cell office:value-type="float" office:value="0.515552667955206">
                <text:p>0.515552667955206</text:p>
              </table:table-cell>
            </table:table-row>
            <table:table-row>
              <table:table-cell office:value-type="float" office:value="0.232649071142077">
                <text:p>0.232649071142077</text:p>
              </table:table-cell>
              <table:table-cell office:value-type="float" office:value="0.0457982099431546">
                <text:p>0.0457982099431546</text:p>
              </table:table-cell>
            </table:table-row>
            <table:table-row>
              <table:table-cell office:value-type="float" office:value="0.233626588247716">
                <text:p>0.233626588247716</text:p>
              </table:table-cell>
              <table:table-cell office:value-type="float" office:value="-0.484205476827538">
                <text:p>-0.484205476827538</text:p>
              </table:table-cell>
            </table:table-row>
            <table:table-row>
              <table:table-cell office:value-type="float" office:value="0.234604105353355">
                <text:p>0.234604105353355</text:p>
              </table:table-cell>
              <table:table-cell office:value-type="float" office:value="-0.0856279640714662">
                <text:p>-0.0856279640714662</text:p>
              </table:table-cell>
            </table:table-row>
            <table:table-row>
              <table:table-cell office:value-type="float" office:value="0.235581622458994">
                <text:p>0.235581622458994</text:p>
              </table:table-cell>
              <table:table-cell office:value-type="float" office:value="-0.0366616280866283">
                <text:p>-0.0366616280866283</text:p>
              </table:table-cell>
            </table:table-row>
            <table:table-row>
              <table:table-cell office:value-type="float" office:value="0.236559139564633">
                <text:p>0.236559139564633</text:p>
              </table:table-cell>
              <table:table-cell office:value-type="float" office:value="-0.44667920929523">
                <text:p>-0.44667920929523</text:p>
              </table:table-cell>
            </table:table-row>
            <table:table-row>
              <table:table-cell office:value-type="float" office:value="0.237536656670272">
                <text:p>0.237536656670272</text:p>
              </table:table-cell>
              <table:table-cell office:value-type="float" office:value="-1.34997831041493">
                <text:p>-1.34997831041493</text:p>
              </table:table-cell>
            </table:table-row>
            <table:table-row>
              <table:table-cell office:value-type="float" office:value="0.238514173775911">
                <text:p>0.238514173775911</text:p>
              </table:table-cell>
              <table:table-cell office:value-type="float" office:value="-1.54369859814966">
                <text:p>-1.54369859814966</text:p>
              </table:table-cell>
            </table:table-row>
            <table:table-row>
              <table:table-cell office:value-type="float" office:value="0.23949169088155">
                <text:p>0.23949169088155</text:p>
              </table:table-cell>
              <table:table-cell office:value-type="float" office:value="-1.50636430365432">
                <text:p>-1.50636430365432</text:p>
              </table:table-cell>
            </table:table-row>
            <table:table-row>
              <table:table-cell office:value-type="float" office:value="0.240469207987189">
                <text:p>0.240469207987189</text:p>
              </table:table-cell>
              <table:table-cell office:value-type="float" office:value="-1.21799243445262">
                <text:p>-1.21799243445262</text:p>
              </table:table-cell>
            </table:table-row>
            <table:table-row>
              <table:table-cell office:value-type="float" office:value="0.241446725092828">
                <text:p>0.241446725092828</text:p>
              </table:table-cell>
              <table:table-cell office:value-type="float" office:value="-1.42404976740287">
                <text:p>-1.42404976740287</text:p>
              </table:table-cell>
            </table:table-row>
            <table:table-row>
              <table:table-cell office:value-type="float" office:value="0.242424242198467">
                <text:p>0.242424242198467</text:p>
              </table:table-cell>
              <table:table-cell office:value-type="float" office:value="-1.3258948627863">
                <text:p>-1.3258948627863</text:p>
              </table:table-cell>
            </table:table-row>
            <table:table-row>
              <table:table-cell office:value-type="float" office:value="0.243401759304106">
                <text:p>0.243401759304106</text:p>
              </table:table-cell>
              <table:table-cell office:value-type="float" office:value="-2.1921252975079">
                <text:p>-2.1921252975079</text:p>
              </table:table-cell>
            </table:table-row>
            <table:table-row>
              <table:table-cell office:value-type="float" office:value="0.244379276409745">
                <text:p>0.244379276409745</text:p>
              </table:table-cell>
              <table:table-cell office:value-type="float" office:value="-1.90527892745898">
                <text:p>-1.90527892745898</text:p>
              </table:table-cell>
            </table:table-row>
            <table:table-row>
              <table:table-cell office:value-type="float" office:value="0.245356793515384">
                <text:p>0.245356793515384</text:p>
              </table:table-cell>
              <table:table-cell office:value-type="float" office:value="-1.5073752643595">
                <text:p>-1.5073752643595</text:p>
              </table:table-cell>
            </table:table-row>
            <table:table-row>
              <table:table-cell office:value-type="float" office:value="0.246334310621023">
                <text:p>0.246334310621023</text:p>
              </table:table-cell>
              <table:table-cell office:value-type="float" office:value="-1.43993516025247">
                <text:p>-1.43993516025247</text:p>
              </table:table-cell>
            </table:table-row>
            <table:table-row>
              <table:table-cell office:value-type="float" office:value="0.247311827726662">
                <text:p>0.247311827726662</text:p>
              </table:table-cell>
              <table:table-cell office:value-type="float" office:value="-1.04566624794608">
                <text:p>-1.04566624794608</text:p>
              </table:table-cell>
            </table:table-row>
            <table:table-row>
              <table:table-cell office:value-type="float" office:value="0.248289344832301">
                <text:p>0.248289344832301</text:p>
              </table:table-cell>
              <table:table-cell office:value-type="float" office:value="-0.560705109653755">
                <text:p>-0.560705109653755</text:p>
              </table:table-cell>
            </table:table-row>
            <table:table-row>
              <table:table-cell office:value-type="float" office:value="0.24926686193794">
                <text:p>0.24926686193794</text:p>
              </table:table-cell>
              <table:table-cell office:value-type="float" office:value="0.104774844117456">
                <text:p>0.104774844117456</text:p>
              </table:table-cell>
            </table:table-row>
            <table:table-row>
              <table:table-cell office:value-type="float" office:value="0.250244379043579">
                <text:p>0.250244379043579</text:p>
              </table:table-cell>
              <table:table-cell office:value-type="float" office:value="0.479206887681445">
                <text:p>0.479206887681445</text:p>
              </table:table-cell>
            </table:table-row>
            <table:table-row>
              <table:table-cell office:value-type="float" office:value="0.251221896149218">
                <text:p>0.251221896149218</text:p>
              </table:table-cell>
              <table:table-cell office:value-type="float" office:value="0.656360507310735">
                <text:p>0.656360507310735</text:p>
              </table:table-cell>
            </table:table-row>
            <table:table-row>
              <table:table-cell office:value-type="float" office:value="0.252199413254857">
                <text:p>0.252199413254857</text:p>
              </table:table-cell>
              <table:table-cell office:value-type="float" office:value="0.595049113887734">
                <text:p>0.595049113887734</text:p>
              </table:table-cell>
            </table:table-row>
            <table:table-row>
              <table:table-cell office:value-type="float" office:value="0.253176930360496">
                <text:p>0.253176930360496</text:p>
              </table:table-cell>
              <table:table-cell office:value-type="float" office:value="1.12039337525472">
                <text:p>1.12039337525472</text:p>
              </table:table-cell>
            </table:table-row>
            <table:table-row>
              <table:table-cell office:value-type="float" office:value="0.254154447466135">
                <text:p>0.254154447466135</text:p>
              </table:table-cell>
              <table:table-cell office:value-type="float" office:value="1.43296592661307">
                <text:p>1.43296592661307</text:p>
              </table:table-cell>
            </table:table-row>
            <table:table-row>
              <table:table-cell office:value-type="float" office:value="0.255131964571774">
                <text:p>0.255131964571774</text:p>
              </table:table-cell>
              <table:table-cell office:value-type="float" office:value="1.52585895998576">
                <text:p>1.52585895998576</text:p>
              </table:table-cell>
            </table:table-row>
            <table:table-row>
              <table:table-cell office:value-type="float" office:value="0.256109481677413">
                <text:p>0.256109481677413</text:p>
              </table:table-cell>
              <table:table-cell office:value-type="float" office:value="1.82865034245523">
                <text:p>1.82865034245523</text:p>
              </table:table-cell>
            </table:table-row>
            <table:table-row>
              <table:table-cell office:value-type="float" office:value="0.257086998783052">
                <text:p>0.257086998783052</text:p>
              </table:table-cell>
              <table:table-cell office:value-type="float" office:value="1.84451897543999">
                <text:p>1.84451897543999</text:p>
              </table:table-cell>
            </table:table-row>
            <table:table-row>
              <table:table-cell office:value-type="float" office:value="0.258064515888691">
                <text:p>0.258064515888691</text:p>
              </table:table-cell>
              <table:table-cell office:value-type="float" office:value="1.89036734119859">
                <text:p>1.89036734119859</text:p>
              </table:table-cell>
            </table:table-row>
            <table:table-row>
              <table:table-cell office:value-type="float" office:value="0.25904203299433">
                <text:p>0.25904203299433</text:p>
              </table:table-cell>
              <table:table-cell office:value-type="float" office:value="1.52085485941">
                <text:p>1.52085485941</text:p>
              </table:table-cell>
            </table:table-row>
            <table:table-row>
              <table:table-cell office:value-type="float" office:value="0.260019550099969">
                <text:p>0.260019550099969</text:p>
              </table:table-cell>
              <table:table-cell office:value-type="float" office:value="1.59245507215967">
                <text:p>1.59245507215967</text:p>
              </table:table-cell>
            </table:table-row>
            <table:table-row>
              <table:table-cell office:value-type="float" office:value="0.260997067205608">
                <text:p>0.260997067205608</text:p>
              </table:table-cell>
              <table:table-cell office:value-type="float" office:value="1.61845747538697">
                <text:p>1.61845747538697</text:p>
              </table:table-cell>
            </table:table-row>
            <table:table-row>
              <table:table-cell office:value-type="float" office:value="0.261974584311247">
                <text:p>0.261974584311247</text:p>
              </table:table-cell>
              <table:table-cell office:value-type="float" office:value="1.29398425679696">
                <text:p>1.29398425679696</text:p>
              </table:table-cell>
            </table:table-row>
            <table:table-row>
              <table:table-cell office:value-type="float" office:value="0.262952101416886">
                <text:p>0.262952101416886</text:p>
              </table:table-cell>
              <table:table-cell office:value-type="float" office:value="0.38879638498209">
                <text:p>0.38879638498209</text:p>
              </table:table-cell>
            </table:table-row>
            <table:table-row>
              <table:table-cell office:value-type="float" office:value="0.263929618522525">
                <text:p>0.263929618522525</text:p>
              </table:table-cell>
              <table:table-cell office:value-type="float" office:value="0.559481863758833">
                <text:p>0.559481863758833</text:p>
              </table:table-cell>
            </table:table-row>
            <table:table-row>
              <table:table-cell office:value-type="float" office:value="0.264907135628164">
                <text:p>0.264907135628164</text:p>
              </table:table-cell>
              <table:table-cell office:value-type="float" office:value="0.852712549026146">
                <text:p>0.852712549026146</text:p>
              </table:table-cell>
            </table:table-row>
            <table:table-row>
              <table:table-cell office:value-type="float" office:value="0.265884652733803">
                <text:p>0.265884652733803</text:p>
              </table:table-cell>
              <table:table-cell office:value-type="float" office:value="-0.273416748924764">
                <text:p>-0.273416748924764</text:p>
              </table:table-cell>
            </table:table-row>
            <table:table-row>
              <table:table-cell office:value-type="float" office:value="0.266862169839442">
                <text:p>0.266862169839442</text:p>
              </table:table-cell>
              <table:table-cell office:value-type="float" office:value="0.199399997438401">
                <text:p>0.199399997438401</text:p>
              </table:table-cell>
            </table:table-row>
            <table:table-row>
              <table:table-cell office:value-type="float" office:value="0.267839686945081">
                <text:p>0.267839686945081</text:p>
              </table:table-cell>
              <table:table-cell office:value-type="float" office:value="-0.352978742992293">
                <text:p>-0.352978742992293</text:p>
              </table:table-cell>
            </table:table-row>
            <table:table-row>
              <table:table-cell office:value-type="float" office:value="0.26881720405072">
                <text:p>0.26881720405072</text:p>
              </table:table-cell>
              <table:table-cell office:value-type="float" office:value="-0.732105367018671">
                <text:p>-0.732105367018671</text:p>
              </table:table-cell>
            </table:table-row>
            <table:table-row>
              <table:table-cell office:value-type="float" office:value="0.269794721156359">
                <text:p>0.269794721156359</text:p>
              </table:table-cell>
              <table:table-cell office:value-type="float" office:value="-0.0282300419394517">
                <text:p>-0.0282300419394517</text:p>
              </table:table-cell>
            </table:table-row>
            <table:table-row>
              <table:table-cell office:value-type="float" office:value="0.270772238261998">
                <text:p>0.270772238261998</text:p>
              </table:table-cell>
              <table:table-cell office:value-type="float" office:value="-0.452729339824032">
                <text:p>-0.452729339824032</text:p>
              </table:table-cell>
            </table:table-row>
            <table:table-row>
              <table:table-cell office:value-type="float" office:value="0.271749755367637">
                <text:p>0.271749755367637</text:p>
              </table:table-cell>
              <table:table-cell office:value-type="float" office:value="-0.77710693963334">
                <text:p>-0.77710693963334</text:p>
              </table:table-cell>
            </table:table-row>
            <table:table-row>
              <table:table-cell office:value-type="float" office:value="0.272727272473276">
                <text:p>0.272727272473276</text:p>
              </table:table-cell>
              <table:table-cell office:value-type="float" office:value="0.144262408665955">
                <text:p>0.144262408665955</text:p>
              </table:table-cell>
            </table:table-row>
            <table:table-row>
              <table:table-cell office:value-type="float" office:value="0.273704789578915">
                <text:p>0.273704789578915</text:p>
              </table:table-cell>
              <table:table-cell office:value-type="float" office:value="-0.354622573979911">
                <text:p>-0.354622573979911</text:p>
              </table:table-cell>
            </table:table-row>
            <table:table-row>
              <table:table-cell office:value-type="float" office:value="0.274682306684554">
                <text:p>0.274682306684554</text:p>
              </table:table-cell>
              <table:table-cell office:value-type="float" office:value="-0.420984638964531">
                <text:p>-0.420984638964531</text:p>
              </table:table-cell>
            </table:table-row>
            <table:table-row>
              <table:table-cell office:value-type="float" office:value="0.275659823790193">
                <text:p>0.275659823790193</text:p>
              </table:table-cell>
              <table:table-cell office:value-type="float" office:value="-0.0170553568460599">
                <text:p>-0.0170553568460599</text:p>
              </table:table-cell>
            </table:table-row>
            <table:table-row>
              <table:table-cell office:value-type="float" office:value="0.276637340895832">
                <text:p>0.276637340895832</text:p>
              </table:table-cell>
              <table:table-cell office:value-type="float" office:value="0.643991559176353">
                <text:p>0.643991559176353</text:p>
              </table:table-cell>
            </table:table-row>
            <table:table-row>
              <table:table-cell office:value-type="float" office:value="0.277614858001471">
                <text:p>0.277614858001471</text:p>
              </table:table-cell>
              <table:table-cell office:value-type="float" office:value="0.196357369446185">
                <text:p>0.196357369446185</text:p>
              </table:table-cell>
            </table:table-row>
            <table:table-row>
              <table:table-cell office:value-type="float" office:value="0.27859237510711">
                <text:p>0.27859237510711</text:p>
              </table:table-cell>
              <table:table-cell office:value-type="float" office:value="0.446981554278961">
                <text:p>0.446981554278961</text:p>
              </table:table-cell>
            </table:table-row>
            <table:table-row>
              <table:table-cell office:value-type="float" office:value="0.279569892212749">
                <text:p>0.279569892212749</text:p>
              </table:table-cell>
              <table:table-cell office:value-type="float" office:value="0.607842109826818">
                <text:p>0.607842109826818</text:p>
              </table:table-cell>
            </table:table-row>
            <table:table-row>
              <table:table-cell office:value-type="float" office:value="0.280547409318388">
                <text:p>0.280547409318388</text:p>
              </table:table-cell>
              <table:table-cell office:value-type="float" office:value="0.820350551719928">
                <text:p>0.820350551719928</text:p>
              </table:table-cell>
            </table:table-row>
            <table:table-row>
              <table:table-cell office:value-type="float" office:value="0.281524926424026">
                <text:p>0.281524926424026</text:p>
              </table:table-cell>
              <table:table-cell office:value-type="float" office:value="-0.00411469983696272">
                <text:p>-0.00411469983696272</text:p>
              </table:table-cell>
            </table:table-row>
            <table:table-row>
              <table:table-cell office:value-type="float" office:value="0.282502443529665">
                <text:p>0.282502443529665</text:p>
              </table:table-cell>
              <table:table-cell office:value-type="float" office:value="0.00571550500609014">
                <text:p>0.00571550500609014</text:p>
              </table:table-cell>
            </table:table-row>
            <table:table-row>
              <table:table-cell office:value-type="float" office:value="0.283479960635304">
                <text:p>0.283479960635304</text:p>
              </table:table-cell>
              <table:table-cell office:value-type="float" office:value="-0.220303712244215">
                <text:p>-0.220303712244215</text:p>
              </table:table-cell>
            </table:table-row>
            <table:table-row>
              <table:table-cell office:value-type="float" office:value="0.284457477740943">
                <text:p>0.284457477740943</text:p>
              </table:table-cell>
              <table:table-cell office:value-type="float" office:value="0.229119087676106">
                <text:p>0.229119087676106</text:p>
              </table:table-cell>
            </table:table-row>
            <table:table-row>
              <table:table-cell office:value-type="float" office:value="0.285434994846582">
                <text:p>0.285434994846582</text:p>
              </table:table-cell>
              <table:table-cell office:value-type="float" office:value="-0.496731714183904">
                <text:p>-0.496731714183904</text:p>
              </table:table-cell>
            </table:table-row>
            <table:table-row>
              <table:table-cell office:value-type="float" office:value="0.286412511952221">
                <text:p>0.286412511952221</text:p>
              </table:table-cell>
              <table:table-cell office:value-type="float" office:value="-0.809760930062023">
                <text:p>-0.809760930062023</text:p>
              </table:table-cell>
            </table:table-row>
            <table:table-row>
              <table:table-cell office:value-type="float" office:value="0.28739002905786">
                <text:p>0.28739002905786</text:p>
              </table:table-cell>
              <table:table-cell office:value-type="float" office:value="-1.26183116473265">
                <text:p>-1.26183116473265</text:p>
              </table:table-cell>
            </table:table-row>
            <table:table-row>
              <table:table-cell office:value-type="float" office:value="0.288367546163499">
                <text:p>0.288367546163499</text:p>
              </table:table-cell>
              <table:table-cell office:value-type="float" office:value="-0.815165482913777">
                <text:p>-0.815165482913777</text:p>
              </table:table-cell>
            </table:table-row>
            <table:table-row>
              <table:table-cell office:value-type="float" office:value="0.289345063269138">
                <text:p>0.289345063269138</text:p>
              </table:table-cell>
              <table:table-cell office:value-type="float" office:value="-1.85928824319985">
                <text:p>-1.85928824319985</text:p>
              </table:table-cell>
            </table:table-row>
            <table:table-row>
              <table:table-cell office:value-type="float" office:value="0.290322580374777">
                <text:p>0.290322580374777</text:p>
              </table:table-cell>
              <table:table-cell office:value-type="float" office:value="-1.24467646020007">
                <text:p>-1.24467646020007</text:p>
              </table:table-cell>
            </table:table-row>
            <table:table-row>
              <table:table-cell office:value-type="float" office:value="0.291300097480416">
                <text:p>0.291300097480416</text:p>
              </table:table-cell>
              <table:table-cell office:value-type="float" office:value="-1.8811578828735">
                <text:p>-1.8811578828735</text:p>
              </table:table-cell>
            </table:table-row>
            <table:table-row>
              <table:table-cell office:value-type="float" office:value="0.292277614586055">
                <text:p>0.292277614586055</text:p>
              </table:table-cell>
              <table:table-cell office:value-type="float" office:value="-1.90828385358132">
                <text:p>-1.90828385358132</text:p>
              </table:table-cell>
            </table:table-row>
            <table:table-row>
              <table:table-cell office:value-type="float" office:value="0.293255131691694">
                <text:p>0.293255131691694</text:p>
              </table:table-cell>
              <table:table-cell office:value-type="float" office:value="-1.97205129626908">
                <text:p>-1.97205129626908</text:p>
              </table:table-cell>
            </table:table-row>
            <table:table-row>
              <table:table-cell office:value-type="float" office:value="0.294232648797333">
                <text:p>0.294232648797333</text:p>
              </table:table-cell>
              <table:table-cell office:value-type="float" office:value="-1.18152505104509">
                <text:p>-1.18152505104509</text:p>
              </table:table-cell>
            </table:table-row>
            <table:table-row>
              <table:table-cell office:value-type="float" office:value="0.295210165902972">
                <text:p>0.295210165902972</text:p>
              </table:table-cell>
              <table:table-cell office:value-type="float" office:value="-1.05576348944429">
                <text:p>-1.05576348944429</text:p>
              </table:table-cell>
            </table:table-row>
            <table:table-row>
              <table:table-cell office:value-type="float" office:value="0.296187683008611">
                <text:p>0.296187683008611</text:p>
              </table:table-cell>
              <table:table-cell office:value-type="float" office:value="-0.905356611769738">
                <text:p>-0.905356611769738</text:p>
              </table:table-cell>
            </table:table-row>
            <table:table-row>
              <table:table-cell office:value-type="float" office:value="0.29716520011425">
                <text:p>0.29716520011425</text:p>
              </table:table-cell>
              <table:table-cell office:value-type="float" office:value="-1.02834087810607">
                <text:p>-1.02834087810607</text:p>
              </table:table-cell>
            </table:table-row>
            <table:table-row>
              <table:table-cell office:value-type="float" office:value="0.298142717219889">
                <text:p>0.298142717219889</text:p>
              </table:table-cell>
              <table:table-cell office:value-type="float" office:value="-0.784184191494378">
                <text:p>-0.784184191494378</text:p>
              </table:table-cell>
            </table:table-row>
            <table:table-row>
              <table:table-cell office:value-type="float" office:value="0.299120234325528">
                <text:p>0.299120234325528</text:p>
              </table:table-cell>
              <table:table-cell office:value-type="float" office:value="-0.0901914736151155">
                <text:p>-0.0901914736151155</text:p>
              </table:table-cell>
            </table:table-row>
            <table:table-row>
              <table:table-cell office:value-type="float" office:value="0.300097751431167">
                <text:p>0.300097751431167</text:p>
              </table:table-cell>
              <table:table-cell office:value-type="float" office:value="0.0669763483221118">
                <text:p>0.0669763483221118</text:p>
              </table:table-cell>
            </table:table-row>
            <table:table-row>
              <table:table-cell office:value-type="float" office:value="0.301075268536806">
                <text:p>0.301075268536806</text:p>
              </table:table-cell>
              <table:table-cell office:value-type="float" office:value="0.467684885503837">
                <text:p>0.467684885503837</text:p>
              </table:table-cell>
            </table:table-row>
            <table:table-row>
              <table:table-cell office:value-type="float" office:value="0.302052785642445">
                <text:p>0.302052785642445</text:p>
              </table:table-cell>
              <table:table-cell office:value-type="float" office:value="0.360571015006126">
                <text:p>0.360571015006126</text:p>
              </table:table-cell>
            </table:table-row>
            <table:table-row>
              <table:table-cell office:value-type="float" office:value="0.303030302748084">
                <text:p>0.303030302748084</text:p>
              </table:table-cell>
              <table:table-cell office:value-type="float" office:value="0.661826712345741">
                <text:p>0.661826712345741</text:p>
              </table:table-cell>
            </table:table-row>
            <table:table-row>
              <table:table-cell office:value-type="float" office:value="0.304007819853723">
                <text:p>0.304007819853723</text:p>
              </table:table-cell>
              <table:table-cell office:value-type="float" office:value="1.28457175522857">
                <text:p>1.28457175522857</text:p>
              </table:table-cell>
            </table:table-row>
            <table:table-row>
              <table:table-cell office:value-type="float" office:value="0.304985336959362">
                <text:p>0.304985336959362</text:p>
              </table:table-cell>
              <table:table-cell office:value-type="float" office:value="1.70222702213541">
                <text:p>1.70222702213541</text:p>
              </table:table-cell>
            </table:table-row>
            <table:table-row>
              <table:table-cell office:value-type="float" office:value="0.305962854065001">
                <text:p>0.305962854065001</text:p>
              </table:table-cell>
              <table:table-cell office:value-type="float" office:value="1.80680786787756">
                <text:p>1.80680786787756</text:p>
              </table:table-cell>
            </table:table-row>
            <table:table-row>
              <table:table-cell office:value-type="float" office:value="0.30694037117064">
                <text:p>0.30694037117064</text:p>
              </table:table-cell>
              <table:table-cell office:value-type="float" office:value="1.32863807873963">
                <text:p>1.32863807873963</text:p>
              </table:table-cell>
            </table:table-row>
            <table:table-row>
              <table:table-cell office:value-type="float" office:value="0.307917888276279">
                <text:p>0.307917888276279</text:p>
              </table:table-cell>
              <table:table-cell office:value-type="float" office:value="2.1161206778029">
                <text:p>2.1161206778029</text:p>
              </table:table-cell>
            </table:table-row>
            <table:table-row>
              <table:table-cell office:value-type="float" office:value="0.308895405381918">
                <text:p>0.308895405381918</text:p>
              </table:table-cell>
              <table:table-cell office:value-type="float" office:value="1.92040046071201">
                <text:p>1.92040046071201</text:p>
              </table:table-cell>
            </table:table-row>
            <table:table-row>
              <table:table-cell office:value-type="float" office:value="0.309872922487557">
                <text:p>0.309872922487557</text:p>
              </table:table-cell>
              <table:table-cell office:value-type="float" office:value="1.85257235438605">
                <text:p>1.85257235438605</text:p>
              </table:table-cell>
            </table:table-row>
            <table:table-row>
              <table:table-cell office:value-type="float" office:value="0.310850439593196">
                <text:p>0.310850439593196</text:p>
              </table:table-cell>
              <table:table-cell office:value-type="float" office:value="1.13331770452747">
                <text:p>1.13331770452747</text:p>
              </table:table-cell>
            </table:table-row>
            <table:table-row>
              <table:table-cell office:value-type="float" office:value="0.311827956698835">
                <text:p>0.311827956698835</text:p>
              </table:table-cell>
              <table:table-cell office:value-type="float" office:value="1.5598145404012">
                <text:p>1.5598145404012</text:p>
              </table:table-cell>
            </table:table-row>
            <table:table-row>
              <table:table-cell office:value-type="float" office:value="0.312805473804474">
                <text:p>0.312805473804474</text:p>
              </table:table-cell>
              <table:table-cell office:value-type="float" office:value="0.507015820437751">
                <text:p>0.507015820437751</text:p>
              </table:table-cell>
            </table:table-row>
            <table:table-row>
              <table:table-cell office:value-type="float" office:value="0.313782990910113">
                <text:p>0.313782990910113</text:p>
              </table:table-cell>
              <table:table-cell office:value-type="float" office:value="0.941814694081029">
                <text:p>0.941814694081029</text:p>
              </table:table-cell>
            </table:table-row>
            <table:table-row>
              <table:table-cell office:value-type="float" office:value="0.314760508015752">
                <text:p>0.314760508015752</text:p>
              </table:table-cell>
              <table:table-cell office:value-type="float" office:value="-0.0349538743639623">
                <text:p>-0.0349538743639623</text:p>
              </table:table-cell>
            </table:table-row>
            <table:table-row>
              <table:table-cell office:value-type="float" office:value="0.315738025121391">
                <text:p>0.315738025121391</text:p>
              </table:table-cell>
              <table:table-cell office:value-type="float" office:value="0.15067633808373">
                <text:p>0.15067633808373</text:p>
              </table:table-cell>
            </table:table-row>
            <table:table-row>
              <table:table-cell office:value-type="float" office:value="0.31671554222703">
                <text:p>0.31671554222703</text:p>
              </table:table-cell>
              <table:table-cell office:value-type="float" office:value="-0.139342620348467">
                <text:p>-0.139342620348467</text:p>
              </table:table-cell>
            </table:table-row>
            <table:table-row>
              <table:table-cell office:value-type="float" office:value="0.317693059332669">
                <text:p>0.317693059332669</text:p>
              </table:table-cell>
              <table:table-cell office:value-type="float" office:value="0.218622625705139">
                <text:p>0.218622625705139</text:p>
              </table:table-cell>
            </table:table-row>
            <table:table-row>
              <table:table-cell office:value-type="float" office:value="0.318670576438308">
                <text:p>0.318670576438308</text:p>
              </table:table-cell>
              <table:table-cell office:value-type="float" office:value="-0.484848840873863">
                <text:p>-0.484848840873863</text:p>
              </table:table-cell>
            </table:table-row>
            <table:table-row>
              <table:table-cell office:value-type="float" office:value="0.319648093543947">
                <text:p>0.319648093543947</text:p>
              </table:table-cell>
              <table:table-cell office:value-type="float" office:value="-0.624689338973483">
                <text:p>-0.624689338973483</text:p>
              </table:table-cell>
            </table:table-row>
            <table:table-row>
              <table:table-cell office:value-type="float" office:value="0.320625610649586">
                <text:p>0.320625610649586</text:p>
              </table:table-cell>
              <table:table-cell office:value-type="float" office:value="-0.825047758252646">
                <text:p>-0.825047758252646</text:p>
              </table:table-cell>
            </table:table-row>
            <table:table-row>
              <table:table-cell office:value-type="float" office:value="0.321603127755225">
                <text:p>0.321603127755225</text:p>
              </table:table-cell>
              <table:table-cell office:value-type="float" office:value="0.0287302506217268">
                <text:p>0.0287302506217268</text:p>
              </table:table-cell>
            </table:table-row>
            <table:table-row>
              <table:table-cell office:value-type="float" office:value="0.322580644860864">
                <text:p>0.322580644860864</text:p>
              </table:table-cell>
              <table:table-cell office:value-type="float" office:value="-0.0000625957228151952">
                <text:p>-0.0000625957228151952</text:p>
              </table:table-cell>
            </table:table-row>
            <table:table-row>
              <table:table-cell office:value-type="float" office:value="0.323558161966503">
                <text:p>0.323558161966503</text:p>
              </table:table-cell>
              <table:table-cell office:value-type="float" office:value="-0.0775010399820074">
                <text:p>-0.0775010399820074</text:p>
              </table:table-cell>
            </table:table-row>
            <table:table-row>
              <table:table-cell office:value-type="float" office:value="0.324535679072142">
                <text:p>0.324535679072142</text:p>
              </table:table-cell>
              <table:table-cell office:value-type="float" office:value="0.365676383892096">
                <text:p>0.365676383892096</text:p>
              </table:table-cell>
            </table:table-row>
            <table:table-row>
              <table:table-cell office:value-type="float" office:value="0.325513196177781">
                <text:p>0.325513196177781</text:p>
              </table:table-cell>
              <table:table-cell office:value-type="float" office:value="-0.371382177018942">
                <text:p>-0.371382177018942</text:p>
              </table:table-cell>
            </table:table-row>
            <table:table-row>
              <table:table-cell office:value-type="float" office:value="0.32649071328342">
                <text:p>0.32649071328342</text:p>
              </table:table-cell>
              <table:table-cell office:value-type="float" office:value="0.422444735217907">
                <text:p>0.422444735217907</text:p>
              </table:table-cell>
            </table:table-row>
            <table:table-row>
              <table:table-cell office:value-type="float" office:value="0.327468230389059">
                <text:p>0.327468230389059</text:p>
              </table:table-cell>
              <table:table-cell office:value-type="float" office:value="-0.0742755881218143">
                <text:p>-0.0742755881218143</text:p>
              </table:table-cell>
            </table:table-row>
            <table:table-row>
              <table:table-cell office:value-type="float" office:value="0.328445747494698">
                <text:p>0.328445747494698</text:p>
              </table:table-cell>
              <table:table-cell office:value-type="float" office:value="0.388466226891885">
                <text:p>0.388466226891885</text:p>
              </table:table-cell>
            </table:table-row>
            <table:table-row>
              <table:table-cell office:value-type="float" office:value="0.329423264600337">
                <text:p>0.329423264600337</text:p>
              </table:table-cell>
              <table:table-cell office:value-type="float" office:value="0.0188422917155904">
                <text:p>0.0188422917155904</text:p>
              </table:table-cell>
            </table:table-row>
            <table:table-row>
              <table:table-cell office:value-type="float" office:value="0.330400781705976">
                <text:p>0.330400781705976</text:p>
              </table:table-cell>
              <table:table-cell office:value-type="float" office:value="-0.116411431462946">
                <text:p>-0.116411431462946</text:p>
              </table:table-cell>
            </table:table-row>
            <table:table-row>
              <table:table-cell office:value-type="float" office:value="0.331378298811615">
                <text:p>0.331378298811615</text:p>
              </table:table-cell>
              <table:table-cell office:value-type="float" office:value="0.114999681563471">
                <text:p>0.114999681563471</text:p>
              </table:table-cell>
            </table:table-row>
            <table:table-row>
              <table:table-cell office:value-type="float" office:value="0.332355815917253">
                <text:p>0.332355815917253</text:p>
              </table:table-cell>
              <table:table-cell office:value-type="float" office:value="-0.223621188770596">
                <text:p>-0.223621188770596</text:p>
              </table:table-cell>
            </table:table-row>
            <table:table-row>
              <table:table-cell office:value-type="float" office:value="0.333333333022892">
                <text:p>0.333333333022892</text:p>
              </table:table-cell>
              <table:table-cell office:value-type="float" office:value="-0.217262186154443">
                <text:p>-0.217262186154443</text:p>
              </table:table-cell>
            </table:table-row>
            <table:table-row>
              <table:table-cell office:value-type="float" office:value="0.334310850128531">
                <text:p>0.334310850128531</text:p>
              </table:table-cell>
              <table:table-cell office:value-type="float" office:value="-0.259102612545482">
                <text:p>-0.259102612545482</text:p>
              </table:table-cell>
            </table:table-row>
            <table:table-row>
              <table:table-cell office:value-type="float" office:value="0.33528836723417">
                <text:p>0.33528836723417</text:p>
              </table:table-cell>
              <table:table-cell office:value-type="float" office:value="-0.818110595488062">
                <text:p>-0.818110595488062</text:p>
              </table:table-cell>
            </table:table-row>
            <table:table-row>
              <table:table-cell office:value-type="float" office:value="0.336265884339809">
                <text:p>0.336265884339809</text:p>
              </table:table-cell>
              <table:table-cell office:value-type="float" office:value="-0.775147217297526">
                <text:p>-0.775147217297526</text:p>
              </table:table-cell>
            </table:table-row>
            <table:table-row>
              <table:table-cell office:value-type="float" office:value="0.337243401445448">
                <text:p>0.337243401445448</text:p>
              </table:table-cell>
              <table:table-cell office:value-type="float" office:value="-1.28779069931651">
                <text:p>-1.28779069931651</text:p>
              </table:table-cell>
            </table:table-row>
            <table:table-row>
              <table:table-cell office:value-type="float" office:value="0.338220918551087">
                <text:p>0.338220918551087</text:p>
              </table:table-cell>
              <table:table-cell office:value-type="float" office:value="-1.61202504215929">
                <text:p>-1.61202504215929</text:p>
              </table:table-cell>
            </table:table-row>
            <table:table-row>
              <table:table-cell office:value-type="float" office:value="0.339198435656726">
                <text:p>0.339198435656726</text:p>
              </table:table-cell>
              <table:table-cell office:value-type="float" office:value="-1.68251308714073">
                <text:p>-1.68251308714073</text:p>
              </table:table-cell>
            </table:table-row>
            <table:table-row>
              <table:table-cell office:value-type="float" office:value="0.340175952762365">
                <text:p>0.340175952762365</text:p>
              </table:table-cell>
              <table:table-cell office:value-type="float" office:value="-1.20144443613337">
                <text:p>-1.20144443613337</text:p>
              </table:table-cell>
            </table:table-row>
            <table:table-row>
              <table:table-cell office:value-type="float" office:value="0.341153469868004">
                <text:p>0.341153469868004</text:p>
              </table:table-cell>
              <table:table-cell office:value-type="float" office:value="-2.12383538465223">
                <text:p>-2.12383538465223</text:p>
              </table:table-cell>
            </table:table-row>
            <table:table-row>
              <table:table-cell office:value-type="float" office:value="0.342130986973643">
                <text:p>0.342130986973643</text:p>
              </table:table-cell>
              <table:table-cell office:value-type="float" office:value="-1.76671134575717">
                <text:p>-1.76671134575717</text:p>
              </table:table-cell>
            </table:table-row>
            <table:table-row>
              <table:table-cell office:value-type="float" office:value="0.343108504079282">
                <text:p>0.343108504079282</text:p>
              </table:table-cell>
              <table:table-cell office:value-type="float" office:value="-1.27642950345793">
                <text:p>-1.27642950345793</text:p>
              </table:table-cell>
            </table:table-row>
            <table:table-row>
              <table:table-cell office:value-type="float" office:value="0.344086021184921">
                <text:p>0.344086021184921</text:p>
              </table:table-cell>
              <table:table-cell office:value-type="float" office:value="-1.7716872452012">
                <text:p>-1.7716872452012</text:p>
              </table:table-cell>
            </table:table-row>
            <table:table-row>
              <table:table-cell office:value-type="float" office:value="0.34506353829056">
                <text:p>0.34506353829056</text:p>
              </table:table-cell>
              <table:table-cell office:value-type="float" office:value="-1.82344314994829">
                <text:p>-1.82344314994829</text:p>
              </table:table-cell>
            </table:table-row>
            <table:table-row>
              <table:table-cell office:value-type="float" office:value="0.346041055396199">
                <text:p>0.346041055396199</text:p>
              </table:table-cell>
              <table:table-cell office:value-type="float" office:value="-0.897250816434474">
                <text:p>-0.897250816434474</text:p>
              </table:table-cell>
            </table:table-row>
            <table:table-row>
              <table:table-cell office:value-type="float" office:value="0.347018572501838">
                <text:p>0.347018572501838</text:p>
              </table:table-cell>
              <table:table-cell office:value-type="float" office:value="-0.65548765398936">
                <text:p>-0.65548765398936</text:p>
              </table:table-cell>
            </table:table-row>
            <table:table-row>
              <table:table-cell office:value-type="float" office:value="0.347996089607477">
                <text:p>0.347996089607477</text:p>
              </table:table-cell>
              <table:table-cell office:value-type="float" office:value="-0.670324345126536">
                <text:p>-0.670324345126536</text:p>
              </table:table-cell>
            </table:table-row>
            <table:table-row>
              <table:table-cell office:value-type="float" office:value="0.348973606713116">
                <text:p>0.348973606713116</text:p>
              </table:table-cell>
              <table:table-cell office:value-type="float" office:value="-0.471538272964685">
                <text:p>-0.471538272964685</text:p>
              </table:table-cell>
            </table:table-row>
            <table:table-row>
              <table:table-cell office:value-type="float" office:value="0.349951123818755">
                <text:p>0.349951123818755</text:p>
              </table:table-cell>
              <table:table-cell office:value-type="float" office:value="0.222817072494792">
                <text:p>0.222817072494792</text:p>
              </table:table-cell>
            </table:table-row>
            <table:table-row>
              <table:table-cell office:value-type="float" office:value="0.350928640924394">
                <text:p>0.350928640924394</text:p>
              </table:table-cell>
              <table:table-cell office:value-type="float" office:value="-0.0489215721937747">
                <text:p>-0.0489215721937747</text:p>
              </table:table-cell>
            </table:table-row>
            <table:table-row>
              <table:table-cell office:value-type="float" office:value="0.351906158030033">
                <text:p>0.351906158030033</text:p>
              </table:table-cell>
              <table:table-cell office:value-type="float" office:value="1.16922349277901">
                <text:p>1.16922349277901</text:p>
              </table:table-cell>
            </table:table-row>
            <table:table-row>
              <table:table-cell office:value-type="float" office:value="0.352883675135672">
                <text:p>0.352883675135672</text:p>
              </table:table-cell>
              <table:table-cell office:value-type="float" office:value="0.680785510680508">
                <text:p>0.680785510680508</text:p>
              </table:table-cell>
            </table:table-row>
            <table:table-row>
              <table:table-cell office:value-type="float" office:value="0.353861192241311">
                <text:p>0.353861192241311</text:p>
              </table:table-cell>
              <table:table-cell office:value-type="float" office:value="1.19851121204725">
                <text:p>1.19851121204725</text:p>
              </table:table-cell>
            </table:table-row>
            <table:table-row>
              <table:table-cell office:value-type="float" office:value="0.35483870934695">
                <text:p>0.35483870934695</text:p>
              </table:table-cell>
              <table:table-cell office:value-type="float" office:value="1.49826321389718">
                <text:p>1.49826321389718</text:p>
              </table:table-cell>
            </table:table-row>
            <table:table-row>
              <table:table-cell office:value-type="float" office:value="0.355816226452589">
                <text:p>0.355816226452589</text:p>
              </table:table-cell>
              <table:table-cell office:value-type="float" office:value="1.53389626418897">
                <text:p>1.53389626418897</text:p>
              </table:table-cell>
            </table:table-row>
            <table:table-row>
              <table:table-cell office:value-type="float" office:value="0.356793743558228">
                <text:p>0.356793743558228</text:p>
              </table:table-cell>
              <table:table-cell office:value-type="float" office:value="2.06867944253402">
                <text:p>2.06867944253402</text:p>
              </table:table-cell>
            </table:table-row>
            <table:table-row>
              <table:table-cell office:value-type="float" office:value="0.357771260663867">
                <text:p>0.357771260663867</text:p>
              </table:table-cell>
              <table:table-cell office:value-type="float" office:value="1.50904196257718">
                <text:p>1.50904196257718</text:p>
              </table:table-cell>
            </table:table-row>
            <table:table-row>
              <table:table-cell office:value-type="float" office:value="0.358748777769506">
                <text:p>0.358748777769506</text:p>
              </table:table-cell>
              <table:table-cell office:value-type="float" office:value="2.14826174230341">
                <text:p>2.14826174230341</text:p>
              </table:table-cell>
            </table:table-row>
            <table:table-row>
              <table:table-cell office:value-type="float" office:value="0.359726294875145">
                <text:p>0.359726294875145</text:p>
              </table:table-cell>
              <table:table-cell office:value-type="float" office:value="1.59374749592265">
                <text:p>1.59374749592265</text:p>
              </table:table-cell>
            </table:table-row>
            <table:table-row>
              <table:table-cell office:value-type="float" office:value="0.360703811980784">
                <text:p>0.360703811980784</text:p>
              </table:table-cell>
              <table:table-cell office:value-type="float" office:value="1.64499553105542">
                <text:p>1.64499553105542</text:p>
              </table:table-cell>
            </table:table-row>
            <table:table-row>
              <table:table-cell office:value-type="float" office:value="0.361681329086423">
                <text:p>0.361681329086423</text:p>
              </table:table-cell>
              <table:table-cell office:value-type="float" office:value="1.33806916293949">
                <text:p>1.33806916293949</text:p>
              </table:table-cell>
            </table:table-row>
            <table:table-row>
              <table:table-cell office:value-type="float" office:value="0.362658846192062">
                <text:p>0.362658846192062</text:p>
              </table:table-cell>
              <table:table-cell office:value-type="float" office:value="0.4918738856573">
                <text:p>0.4918738856573</text:p>
              </table:table-cell>
            </table:table-row>
            <table:table-row>
              <table:table-cell office:value-type="float" office:value="0.363636363297701">
                <text:p>0.363636363297701</text:p>
              </table:table-cell>
              <table:table-cell office:value-type="float" office:value="0.348763056784238">
                <text:p>0.348763056784238</text:p>
              </table:table-cell>
            </table:table-row>
            <table:table-row>
              <table:table-cell office:value-type="float" office:value="0.36461388040334">
                <text:p>0.36461388040334</text:p>
              </table:table-cell>
              <table:table-cell office:value-type="float" office:value="0.899104867115603">
                <text:p>0.899104867115603</text:p>
              </table:table-cell>
            </table:table-row>
            <table:table-row>
              <table:table-cell office:value-type="float" office:value="0.365591397508979">
                <text:p>0.365591397508979</text:p>
              </table:table-cell>
              <table:table-cell office:value-type="float" office:value="-0.0729921184978014">
                <text:p>-0.0729921184978014</text:p>
              </table:table-cell>
            </table:table-row>
            <table:table-row>
              <table:table-cell office:value-type="float" office:value="0.366568914614618">
                <text:p>0.366568914614618</text:p>
              </table:table-cell>
              <table:table-cell office:value-type="float" office:value="0.375674845061575">
                <text:p>0.375674845061575</text:p>
              </table:table-cell>
            </table:table-row>
            <table:table-row>
              <table:table-cell office:value-type="float" office:value="0.367546431720257">
                <text:p>0.367546431720257</text:p>
              </table:table-cell>
              <table:table-cell office:value-type="float" office:value="-0.423002790471648">
                <text:p>-0.423002790471648</text:p>
              </table:table-cell>
            </table:table-row>
            <table:table-row>
              <table:table-cell office:value-type="float" office:value="0.368523948825896">
                <text:p>0.368523948825896</text:p>
              </table:table-cell>
              <table:table-cell office:value-type="float" office:value="-0.178863412406293">
                <text:p>-0.178863412406293</text:p>
              </table:table-cell>
            </table:table-row>
            <table:table-row>
              <table:table-cell office:value-type="float" office:value="0.369501465931535">
                <text:p>0.369501465931535</text:p>
              </table:table-cell>
              <table:table-cell office:value-type="float" office:value="0.0020116493362663">
                <text:p>0.0020116493362663</text:p>
              </table:table-cell>
            </table:table-row>
            <table:table-row>
              <table:table-cell office:value-type="float" office:value="0.370478983037174">
                <text:p>0.370478983037174</text:p>
              </table:table-cell>
              <table:table-cell office:value-type="float" office:value="-0.312884823050029">
                <text:p>-0.312884823050029</text:p>
              </table:table-cell>
            </table:table-row>
            <table:table-row>
              <table:table-cell office:value-type="float" office:value="0.371456500142813">
                <text:p>0.371456500142813</text:p>
              </table:table-cell>
              <table:table-cell office:value-type="float" office:value="-0.15179673642761">
                <text:p>-0.15179673642761</text:p>
              </table:table-cell>
            </table:table-row>
            <table:table-row>
              <table:table-cell office:value-type="float" office:value="0.372434017248452">
                <text:p>0.372434017248452</text:p>
              </table:table-cell>
              <table:table-cell office:value-type="float" office:value="-0.527873044254821">
                <text:p>-0.527873044254821</text:p>
              </table:table-cell>
            </table:table-row>
            <table:table-row>
              <table:table-cell office:value-type="float" office:value="0.373411534354091">
                <text:p>0.373411534354091</text:p>
              </table:table-cell>
              <table:table-cell office:value-type="float" office:value="-0.0462069832698124">
                <text:p>-0.0462069832698124</text:p>
              </table:table-cell>
            </table:table-row>
            <table:table-row>
              <table:table-cell office:value-type="float" office:value="0.37438905145973">
                <text:p>0.37438905145973</text:p>
              </table:table-cell>
              <table:table-cell office:value-type="float" office:value="0.309925970178001">
                <text:p>0.309925970178001</text:p>
              </table:table-cell>
            </table:table-row>
            <table:table-row>
              <table:table-cell office:value-type="float" office:value="0.375366568565369">
                <text:p>0.375366568565369</text:p>
              </table:table-cell>
              <table:table-cell office:value-type="float" office:value="0.478025608099127">
                <text:p>0.478025608099127</text:p>
              </table:table-cell>
            </table:table-row>
            <table:table-row>
              <table:table-cell office:value-type="float" office:value="0.376344085671008">
                <text:p>0.376344085671008</text:p>
              </table:table-cell>
              <table:table-cell office:value-type="float" office:value="-0.236699500587904">
                <text:p>-0.236699500587904</text:p>
              </table:table-cell>
            </table:table-row>
            <table:table-row>
              <table:table-cell office:value-type="float" office:value="0.377321602776647">
                <text:p>0.377321602776647</text:p>
              </table:table-cell>
              <table:table-cell office:value-type="float" office:value="0.586000915916069">
                <text:p>0.586000915916069</text:p>
              </table:table-cell>
            </table:table-row>
            <table:table-row>
              <table:table-cell office:value-type="float" office:value="0.378299119882286">
                <text:p>0.378299119882286</text:p>
              </table:table-cell>
              <table:table-cell office:value-type="float" office:value="0.690381371609495">
                <text:p>0.690381371609495</text:p>
              </table:table-cell>
            </table:table-row>
            <table:table-row>
              <table:table-cell office:value-type="float" office:value="0.379276636987925">
                <text:p>0.379276636987925</text:p>
              </table:table-cell>
              <table:table-cell office:value-type="float" office:value="0.362044475484985">
                <text:p>0.362044475484985</text:p>
              </table:table-cell>
            </table:table-row>
            <table:table-row>
              <table:table-cell office:value-type="float" office:value="0.380254154093564">
                <text:p>0.380254154093564</text:p>
              </table:table-cell>
              <table:table-cell office:value-type="float" office:value="0.548052725277296">
                <text:p>0.548052725277296</text:p>
              </table:table-cell>
            </table:table-row>
            <table:table-row>
              <table:table-cell office:value-type="float" office:value="0.381231671199203">
                <text:p>0.381231671199203</text:p>
              </table:table-cell>
              <table:table-cell office:value-type="float" office:value="0.352525109317712">
                <text:p>0.352525109317712</text:p>
              </table:table-cell>
            </table:table-row>
            <table:table-row>
              <table:table-cell office:value-type="float" office:value="0.382209188304842">
                <text:p>0.382209188304842</text:p>
              </table:table-cell>
              <table:table-cell office:value-type="float" office:value="0.482323033026916">
                <text:p>0.482323033026916</text:p>
              </table:table-cell>
            </table:table-row>
            <table:table-row>
              <table:table-cell office:value-type="float" office:value="0.38318670541048">
                <text:p>0.38318670541048</text:p>
              </table:table-cell>
              <table:table-cell office:value-type="float" office:value="0.199033730050982">
                <text:p>0.199033730050982</text:p>
              </table:table-cell>
            </table:table-row>
            <table:table-row>
              <table:table-cell office:value-type="float" office:value="0.384164222516119">
                <text:p>0.384164222516119</text:p>
              </table:table-cell>
              <table:table-cell office:value-type="float" office:value="-0.188979473864436">
                <text:p>-0.188979473864436</text:p>
              </table:table-cell>
            </table:table-row>
            <table:table-row>
              <table:table-cell office:value-type="float" office:value="0.385141739621758">
                <text:p>0.385141739621758</text:p>
              </table:table-cell>
              <table:table-cell office:value-type="float" office:value="-0.0895591663119627">
                <text:p>-0.0895591663119627</text:p>
              </table:table-cell>
            </table:table-row>
            <table:table-row>
              <table:table-cell office:value-type="float" office:value="0.386119256727397">
                <text:p>0.386119256727397</text:p>
              </table:table-cell>
              <table:table-cell office:value-type="float" office:value="-0.332080302155886">
                <text:p>-0.332080302155886</text:p>
              </table:table-cell>
            </table:table-row>
            <table:table-row>
              <table:table-cell office:value-type="float" office:value="0.387096773833036">
                <text:p>0.387096773833036</text:p>
              </table:table-cell>
              <table:table-cell office:value-type="float" office:value="-1.16448512172512">
                <text:p>-1.16448512172512</text:p>
              </table:table-cell>
            </table:table-row>
            <table:table-row>
              <table:table-cell office:value-type="float" office:value="0.388074290938675">
                <text:p>0.388074290938675</text:p>
              </table:table-cell>
              <table:table-cell office:value-type="float" office:value="-1.53987022361854">
                <text:p>-1.53987022361854</text:p>
              </table:table-cell>
            </table:table-row>
            <table:table-row>
              <table:table-cell office:value-type="float" office:value="0.389051808044314">
                <text:p>0.389051808044314</text:p>
              </table:table-cell>
              <table:table-cell office:value-type="float" office:value="-1.1530202261388">
                <text:p>-1.1530202261388</text:p>
              </table:table-cell>
            </table:table-row>
            <table:table-row>
              <table:table-cell office:value-type="float" office:value="0.390029325149953">
                <text:p>0.390029325149953</text:p>
              </table:table-cell>
              <table:table-cell office:value-type="float" office:value="-1.48745430881823">
                <text:p>-1.48745430881823</text:p>
              </table:table-cell>
            </table:table-row>
            <table:table-row>
              <table:table-cell office:value-type="float" office:value="0.391006842255592">
                <text:p>0.391006842255592</text:p>
              </table:table-cell>
              <table:table-cell office:value-type="float" office:value="-1.82703087515212">
                <text:p>-1.82703087515212</text:p>
              </table:table-cell>
            </table:table-row>
            <table:table-row>
              <table:table-cell office:value-type="float" office:value="0.391984359361231">
                <text:p>0.391984359361231</text:p>
              </table:table-cell>
              <table:table-cell office:value-type="float" office:value="-1.89362824897407">
                <text:p>-1.89362824897407</text:p>
              </table:table-cell>
            </table:table-row>
            <table:table-row>
              <table:table-cell office:value-type="float" office:value="0.39296187646687">
                <text:p>0.39296187646687</text:p>
              </table:table-cell>
              <table:table-cell office:value-type="float" office:value="-2.03945808551417">
                <text:p>-2.03945808551417</text:p>
              </table:table-cell>
            </table:table-row>
            <table:table-row>
              <table:table-cell office:value-type="float" office:value="0.393939393572509">
                <text:p>0.393939393572509</text:p>
              </table:table-cell>
              <table:table-cell office:value-type="float" office:value="-1.92919664950354">
                <text:p>-1.92919664950354</text:p>
              </table:table-cell>
            </table:table-row>
            <table:table-row>
              <table:table-cell office:value-type="float" office:value="0.394916910678148">
                <text:p>0.394916910678148</text:p>
              </table:table-cell>
              <table:table-cell office:value-type="float" office:value="-1.18780150283261">
                <text:p>-1.18780150283261</text:p>
              </table:table-cell>
            </table:table-row>
            <table:table-row>
              <table:table-cell office:value-type="float" office:value="0.395894427783787">
                <text:p>0.395894427783787</text:p>
              </table:table-cell>
              <table:table-cell office:value-type="float" office:value="-1.63082828791964">
                <text:p>-1.63082828791964</text:p>
              </table:table-cell>
            </table:table-row>
            <table:table-row>
              <table:table-cell office:value-type="float" office:value="0.396871944889426">
                <text:p>0.396871944889426</text:p>
              </table:table-cell>
              <table:table-cell office:value-type="float" office:value="-1.40418154030222">
                <text:p>-1.40418154030222</text:p>
              </table:table-cell>
            </table:table-row>
            <table:table-row>
              <table:table-cell office:value-type="float" office:value="0.397849461995065">
                <text:p>0.397849461995065</text:p>
              </table:table-cell>
              <table:table-cell office:value-type="float" office:value="-1.05365091331326">
                <text:p>-1.05365091331326</text:p>
              </table:table-cell>
            </table:table-row>
            <table:table-row>
              <table:table-cell office:value-type="float" office:value="0.398826979100704">
                <text:p>0.398826979100704</text:p>
              </table:table-cell>
              <table:table-cell office:value-type="float" office:value="-0.576691883455559">
                <text:p>-0.576691883455559</text:p>
              </table:table-cell>
            </table:table-row>
            <table:table-row>
              <table:table-cell office:value-type="float" office:value="0.399804496206343">
                <text:p>0.399804496206343</text:p>
              </table:table-cell>
              <table:table-cell office:value-type="float" office:value="0.160369693970174">
                <text:p>0.160369693970174</text:p>
              </table:table-cell>
            </table:table-row>
            <table:table-row>
              <table:table-cell office:value-type="float" office:value="0.400782013311982">
                <text:p>0.400782013311982</text:p>
              </table:table-cell>
              <table:table-cell office:value-type="float" office:value="0.117901927150924">
                <text:p>0.117901927150924</text:p>
              </table:table-cell>
            </table:table-row>
            <table:table-row>
              <table:table-cell office:value-type="float" office:value="0.401759530417621">
                <text:p>0.401759530417621</text:p>
              </table:table-cell>
              <table:table-cell office:value-type="float" office:value="0.845636558614646">
                <text:p>0.845636558614646</text:p>
              </table:table-cell>
            </table:table-row>
            <table:table-row>
              <table:table-cell office:value-type="float" office:value="0.40273704752326">
                <text:p>0.40273704752326</text:p>
              </table:table-cell>
              <table:table-cell office:value-type="float" office:value="0.875239051844474">
                <text:p>0.875239051844474</text:p>
              </table:table-cell>
            </table:table-row>
            <table:table-row>
              <table:table-cell office:value-type="float" office:value="0.403714564628899">
                <text:p>0.403714564628899</text:p>
              </table:table-cell>
              <table:table-cell office:value-type="float" office:value="1.19476101521703">
                <text:p>1.19476101521703</text:p>
              </table:table-cell>
            </table:table-row>
            <table:table-row>
              <table:table-cell office:value-type="float" office:value="0.404692081734538">
                <text:p>0.404692081734538</text:p>
              </table:table-cell>
              <table:table-cell office:value-type="float" office:value="1.3234690387312">
                <text:p>1.3234690387312</text:p>
              </table:table-cell>
            </table:table-row>
            <table:table-row>
              <table:table-cell office:value-type="float" office:value="0.405669598840177">
                <text:p>0.405669598840177</text:p>
              </table:table-cell>
              <table:table-cell office:value-type="float" office:value="1.97092232351014">
                <text:p>1.97092232351014</text:p>
              </table:table-cell>
            </table:table-row>
            <table:table-row>
              <table:table-cell office:value-type="float" office:value="0.406647115945816">
                <text:p>0.406647115945816</text:p>
              </table:table-cell>
              <table:table-cell office:value-type="float" office:value="1.99882481774647">
                <text:p>1.99882481774647</text:p>
              </table:table-cell>
            </table:table-row>
            <table:table-row>
              <table:table-cell office:value-type="float" office:value="0.407624633051455">
                <text:p>0.407624633051455</text:p>
              </table:table-cell>
              <table:table-cell office:value-type="float" office:value="1.9237713989096">
                <text:p>1.9237713989096</text:p>
              </table:table-cell>
            </table:table-row>
            <table:table-row>
              <table:table-cell office:value-type="float" office:value="0.408602150157094">
                <text:p>0.408602150157094</text:p>
              </table:table-cell>
              <table:table-cell office:value-type="float" office:value="2.09134815239715">
                <text:p>2.09134815239715</text:p>
              </table:table-cell>
            </table:table-row>
            <table:table-row>
              <table:table-cell office:value-type="float" office:value="0.409579667262733">
                <text:p>0.409579667262733</text:p>
              </table:table-cell>
              <table:table-cell office:value-type="float" office:value="1.94781283602843">
                <text:p>1.94781283602843</text:p>
              </table:table-cell>
            </table:table-row>
            <table:table-row>
              <table:table-cell office:value-type="float" office:value="0.410557184368372">
                <text:p>0.410557184368372</text:p>
              </table:table-cell>
              <table:table-cell office:value-type="float" office:value="1.92710438181341">
                <text:p>1.92710438181341</text:p>
              </table:table-cell>
            </table:table-row>
            <table:table-row>
              <table:table-cell office:value-type="float" office:value="0.411534701474011">
                <text:p>0.411534701474011</text:p>
              </table:table-cell>
              <table:table-cell office:value-type="float" office:value="1.38797244783329">
                <text:p>1.38797244783329</text:p>
              </table:table-cell>
            </table:table-row>
            <table:table-row>
              <table:table-cell office:value-type="float" office:value="0.41251221857965">
                <text:p>0.41251221857965</text:p>
              </table:table-cell>
              <table:table-cell office:value-type="float" office:value="1.34728129771321">
                <text:p>1.34728129771321</text:p>
              </table:table-cell>
            </table:table-row>
            <table:table-row>
              <table:table-cell office:value-type="float" office:value="0.413489735685289">
                <text:p>0.413489735685289</text:p>
              </table:table-cell>
              <table:table-cell office:value-type="float" office:value="1.14947978686588">
                <text:p>1.14947978686588</text:p>
              </table:table-cell>
            </table:table-row>
            <table:table-row>
              <table:table-cell office:value-type="float" office:value="0.414467252790928">
                <text:p>0.414467252790928</text:p>
              </table:table-cell>
              <table:table-cell office:value-type="float" office:value="0.841432636775736">
                <text:p>0.841432636775736</text:p>
              </table:table-cell>
            </table:table-row>
            <table:table-row>
              <table:table-cell office:value-type="float" office:value="0.415444769896567">
                <text:p>0.415444769896567</text:p>
              </table:table-cell>
              <table:table-cell office:value-type="float" office:value="-0.0354249708686412">
                <text:p>-0.0354249708686412</text:p>
              </table:table-cell>
            </table:table-row>
            <table:table-row>
              <table:table-cell office:value-type="float" office:value="0.416422287002206">
                <text:p>0.416422287002206</text:p>
              </table:table-cell>
              <table:table-cell office:value-type="float" office:value="0.189306229357381">
                <text:p>0.189306229357381</text:p>
              </table:table-cell>
            </table:table-row>
            <table:table-row>
              <table:table-cell office:value-type="float" office:value="0.417399804107845">
                <text:p>0.417399804107845</text:p>
              </table:table-cell>
              <table:table-cell office:value-type="float" office:value="-0.48962079440273">
                <text:p>-0.48962079440273</text:p>
              </table:table-cell>
            </table:table-row>
            <table:table-row>
              <table:table-cell office:value-type="float" office:value="0.418377321213484">
                <text:p>0.418377321213484</text:p>
              </table:table-cell>
              <table:table-cell office:value-type="float" office:value="-0.56348260457764">
                <text:p>-0.56348260457764</text:p>
              </table:table-cell>
            </table:table-row>
            <table:table-row>
              <table:table-cell office:value-type="float" office:value="0.419354838319123">
                <text:p>0.419354838319123</text:p>
              </table:table-cell>
              <table:table-cell office:value-type="float" office:value="0.129607143038338">
                <text:p>0.129607143038338</text:p>
              </table:table-cell>
            </table:table-row>
            <table:table-row>
              <table:table-cell office:value-type="float" office:value="0.420332355424762">
                <text:p>0.420332355424762</text:p>
              </table:table-cell>
              <table:table-cell office:value-type="float" office:value="-0.50782955877619">
                <text:p>-0.50782955877619</text:p>
              </table:table-cell>
            </table:table-row>
            <table:table-row>
              <table:table-cell office:value-type="float" office:value="0.421309872530401">
                <text:p>0.421309872530401</text:p>
              </table:table-cell>
              <table:table-cell office:value-type="float" office:value="-0.691502110105057">
                <text:p>-0.691502110105057</text:p>
              </table:table-cell>
            </table:table-row>
            <table:table-row>
              <table:table-cell office:value-type="float" office:value="0.42228738963604">
                <text:p>0.42228738963604</text:p>
              </table:table-cell>
              <table:table-cell office:value-type="float" office:value="-0.778969464198821">
                <text:p>-0.778969464198821</text:p>
              </table:table-cell>
            </table:table-row>
            <table:table-row>
              <table:table-cell office:value-type="float" office:value="0.423264906741679">
                <text:p>0.423264906741679</text:p>
              </table:table-cell>
              <table:table-cell office:value-type="float" office:value="-0.208499500937747">
                <text:p>-0.208499500937747</text:p>
              </table:table-cell>
            </table:table-row>
            <table:table-row>
              <table:table-cell office:value-type="float" office:value="0.424242423847318">
                <text:p>0.424242423847318</text:p>
              </table:table-cell>
              <table:table-cell office:value-type="float" office:value="0.377259739995424">
                <text:p>0.377259739995424</text:p>
              </table:table-cell>
            </table:table-row>
            <table:table-row>
              <table:table-cell office:value-type="float" office:value="0.425219940952957">
                <text:p>0.425219940952957</text:p>
              </table:table-cell>
              <table:table-cell office:value-type="float" office:value="0.163804935144201">
                <text:p>0.163804935144201</text:p>
              </table:table-cell>
            </table:table-row>
            <table:table-row>
              <table:table-cell office:value-type="float" office:value="0.426197458058596">
                <text:p>0.426197458058596</text:p>
              </table:table-cell>
              <table:table-cell office:value-type="float" office:value="0.530313106901298">
                <text:p>0.530313106901298</text:p>
              </table:table-cell>
            </table:table-row>
            <table:table-row>
              <table:table-cell office:value-type="float" office:value="0.427174975164235">
                <text:p>0.427174975164235</text:p>
              </table:table-cell>
              <table:table-cell office:value-type="float" office:value="0.596584932164973">
                <text:p>0.596584932164973</text:p>
              </table:table-cell>
            </table:table-row>
            <table:table-row>
              <table:table-cell office:value-type="float" office:value="0.428152492269874">
                <text:p>0.428152492269874</text:p>
              </table:table-cell>
              <table:table-cell office:value-type="float" office:value="0.452400476721279">
                <text:p>0.452400476721279</text:p>
              </table:table-cell>
            </table:table-row>
            <table:table-row>
              <table:table-cell office:value-type="float" office:value="0.429130009375513">
                <text:p>0.429130009375513</text:p>
              </table:table-cell>
              <table:table-cell office:value-type="float" office:value="-0.0750349481206116">
                <text:p>-0.0750349481206116</text:p>
              </table:table-cell>
            </table:table-row>
            <table:table-row>
              <table:table-cell office:value-type="float" office:value="0.430107526481152">
                <text:p>0.430107526481152</text:p>
              </table:table-cell>
              <table:table-cell office:value-type="float" office:value="0.188324522139595">
                <text:p>0.188324522139595</text:p>
              </table:table-cell>
            </table:table-row>
            <table:table-row>
              <table:table-cell office:value-type="float" office:value="0.431085043586791">
                <text:p>0.431085043586791</text:p>
              </table:table-cell>
              <table:table-cell office:value-type="float" office:value="0.108600964134185">
                <text:p>0.108600964134185</text:p>
              </table:table-cell>
            </table:table-row>
            <table:table-row>
              <table:table-cell office:value-type="float" office:value="0.43206256069243">
                <text:p>0.43206256069243</text:p>
              </table:table-cell>
              <table:table-cell office:value-type="float" office:value="-0.172487132202691">
                <text:p>-0.172487132202691</text:p>
              </table:table-cell>
            </table:table-row>
            <table:table-row>
              <table:table-cell office:value-type="float" office:value="0.433040077798069">
                <text:p>0.433040077798069</text:p>
              </table:table-cell>
              <table:table-cell office:value-type="float" office:value="0.459830468926481">
                <text:p>0.459830468926481</text:p>
              </table:table-cell>
            </table:table-row>
            <table:table-row>
              <table:table-cell office:value-type="float" office:value="0.434017594903708">
                <text:p>0.434017594903708</text:p>
              </table:table-cell>
              <table:table-cell office:value-type="float" office:value="-0.385010924863898">
                <text:p>-0.385010924863898</text:p>
              </table:table-cell>
            </table:table-row>
            <table:table-row>
              <table:table-cell office:value-type="float" office:value="0.434995112009346">
                <text:p>0.434995112009346</text:p>
              </table:table-cell>
              <table:table-cell office:value-type="float" office:value="-0.696994844791811">
                <text:p>-0.696994844791811</text:p>
              </table:table-cell>
            </table:table-row>
            <table:table-row>
              <table:table-cell office:value-type="float" office:value="0.435972629114985">
                <text:p>0.435972629114985</text:p>
              </table:table-cell>
              <table:table-cell office:value-type="float" office:value="-0.829691777571557">
                <text:p>-0.829691777571557</text:p>
              </table:table-cell>
            </table:table-row>
            <table:table-row>
              <table:table-cell office:value-type="float" office:value="0.436950146220624">
                <text:p>0.436950146220624</text:p>
              </table:table-cell>
              <table:table-cell office:value-type="float" office:value="-0.373234699445562">
                <text:p>-0.373234699445562</text:p>
              </table:table-cell>
            </table:table-row>
            <table:table-row>
              <table:table-cell office:value-type="float" office:value="0.437927663326263">
                <text:p>0.437927663326263</text:p>
              </table:table-cell>
              <table:table-cell office:value-type="float" office:value="-1.02940220802334">
                <text:p>-1.02940220802334</text:p>
              </table:table-cell>
            </table:table-row>
            <table:table-row>
              <table:table-cell office:value-type="float" office:value="0.438905180431902">
                <text:p>0.438905180431902</text:p>
              </table:table-cell>
              <table:table-cell office:value-type="float" office:value="-1.27760736194148">
                <text:p>-1.27760736194148</text:p>
              </table:table-cell>
            </table:table-row>
            <table:table-row>
              <table:table-cell office:value-type="float" office:value="0.439882697537541">
                <text:p>0.439882697537541</text:p>
              </table:table-cell>
              <table:table-cell office:value-type="float" office:value="-1.4279000554706">
                <text:p>-1.4279000554706</text:p>
              </table:table-cell>
            </table:table-row>
            <table:table-row>
              <table:table-cell office:value-type="float" office:value="0.44086021464318">
                <text:p>0.44086021464318</text:p>
              </table:table-cell>
              <table:table-cell office:value-type="float" office:value="-1.39424077436042">
                <text:p>-1.39424077436042</text:p>
              </table:table-cell>
            </table:table-row>
            <table:table-row>
              <table:table-cell office:value-type="float" office:value="0.441837731748819">
                <text:p>0.441837731748819</text:p>
              </table:table-cell>
              <table:table-cell office:value-type="float" office:value="-1.39171971283025">
                <text:p>-1.39171971283025</text:p>
              </table:table-cell>
            </table:table-row>
            <table:table-row>
              <table:table-cell office:value-type="float" office:value="0.442815248854458">
                <text:p>0.442815248854458</text:p>
              </table:table-cell>
              <table:table-cell office:value-type="float" office:value="-1.62413933383212">
                <text:p>-1.62413933383212</text:p>
              </table:table-cell>
            </table:table-row>
            <table:table-row>
              <table:table-cell office:value-type="float" office:value="0.443792765960097">
                <text:p>0.443792765960097</text:p>
              </table:table-cell>
              <table:table-cell office:value-type="float" office:value="-1.6280109798063">
                <text:p>-1.6280109798063</text:p>
              </table:table-cell>
            </table:table-row>
            <table:table-row>
              <table:table-cell office:value-type="float" office:value="0.444770283065736">
                <text:p>0.444770283065736</text:p>
              </table:table-cell>
              <table:table-cell office:value-type="float" office:value="-1.93684028478959">
                <text:p>-1.93684028478959</text:p>
              </table:table-cell>
            </table:table-row>
            <table:table-row>
              <table:table-cell office:value-type="float" office:value="0.445747800171375">
                <text:p>0.445747800171375</text:p>
              </table:table-cell>
              <table:table-cell office:value-type="float" office:value="-0.996346543044314">
                <text:p>-0.996346543044314</text:p>
              </table:table-cell>
            </table:table-row>
            <table:table-row>
              <table:table-cell office:value-type="float" office:value="0.446725317277014">
                <text:p>0.446725317277014</text:p>
              </table:table-cell>
              <table:table-cell office:value-type="float" office:value="-1.54304221813859">
                <text:p>-1.54304221813859</text:p>
              </table:table-cell>
            </table:table-row>
            <table:table-row>
              <table:table-cell office:value-type="float" office:value="0.447702834382653">
                <text:p>0.447702834382653</text:p>
              </table:table-cell>
              <table:table-cell office:value-type="float" office:value="-0.367558371018809">
                <text:p>-0.367558371018809</text:p>
              </table:table-cell>
            </table:table-row>
            <table:table-row>
              <table:table-cell office:value-type="float" office:value="0.448680351488292">
                <text:p>0.448680351488292</text:p>
              </table:table-cell>
              <table:table-cell office:value-type="float" office:value="-0.610758724351894">
                <text:p>-0.610758724351894</text:p>
              </table:table-cell>
            </table:table-row>
            <table:table-row>
              <table:table-cell office:value-type="float" office:value="0.449657868593931">
                <text:p>0.449657868593931</text:p>
              </table:table-cell>
              <table:table-cell office:value-type="float" office:value="0.336013686434672">
                <text:p>0.336013686434672</text:p>
              </table:table-cell>
            </table:table-row>
            <table:table-row>
              <table:table-cell office:value-type="float" office:value="0.45063538569957">
                <text:p>0.45063538569957</text:p>
              </table:table-cell>
              <table:table-cell office:value-type="float" office:value="-0.069678861002219">
                <text:p>-0.069678861002219</text:p>
              </table:table-cell>
            </table:table-row>
            <table:table-row>
              <table:table-cell office:value-type="float" office:value="0.451612902805209">
                <text:p>0.451612902805209</text:p>
              </table:table-cell>
              <table:table-cell office:value-type="float" office:value="0.727294544676799">
                <text:p>0.727294544676799</text:p>
              </table:table-cell>
            </table:table-row>
            <table:table-row>
              <table:table-cell office:value-type="float" office:value="0.452590419910848">
                <text:p>0.452590419910848</text:p>
              </table:table-cell>
              <table:table-cell office:value-type="float" office:value="0.877721530283628">
                <text:p>0.877721530283628</text:p>
              </table:table-cell>
            </table:table-row>
            <table:table-row>
              <table:table-cell office:value-type="float" office:value="0.453567937016487">
                <text:p>0.453567937016487</text:p>
              </table:table-cell>
              <table:table-cell office:value-type="float" office:value="1.17249025872897">
                <text:p>1.17249025872897</text:p>
              </table:table-cell>
            </table:table-row>
            <table:table-row>
              <table:table-cell office:value-type="float" office:value="0.454545454122126">
                <text:p>0.454545454122126</text:p>
              </table:table-cell>
              <table:table-cell office:value-type="float" office:value="1.86284597736641">
                <text:p>1.86284597736641</text:p>
              </table:table-cell>
            </table:table-row>
            <table:table-row>
              <table:table-cell office:value-type="float" office:value="0.455522971227765">
                <text:p>0.455522971227765</text:p>
              </table:table-cell>
              <table:table-cell office:value-type="float" office:value="1.71963128658938">
                <text:p>1.71963128658938</text:p>
              </table:table-cell>
            </table:table-row>
            <table:table-row>
              <table:table-cell office:value-type="float" office:value="0.456500488333404">
                <text:p>0.456500488333404</text:p>
              </table:table-cell>
              <table:table-cell office:value-type="float" office:value="1.27231137469802">
                <text:p>1.27231137469802</text:p>
              </table:table-cell>
            </table:table-row>
            <table:table-row>
              <table:table-cell office:value-type="float" office:value="0.457478005439043">
                <text:p>0.457478005439043</text:p>
              </table:table-cell>
              <table:table-cell office:value-type="float" office:value="1.35028399743929">
                <text:p>1.35028399743929</text:p>
              </table:table-cell>
            </table:table-row>
            <table:table-row>
              <table:table-cell office:value-type="float" office:value="0.458455522544682">
                <text:p>0.458455522544682</text:p>
              </table:table-cell>
              <table:table-cell office:value-type="float" office:value="1.71923675815064">
                <text:p>1.71923675815064</text:p>
              </table:table-cell>
            </table:table-row>
            <table:table-row>
              <table:table-cell office:value-type="float" office:value="0.459433039650321">
                <text:p>0.459433039650321</text:p>
              </table:table-cell>
              <table:table-cell office:value-type="float" office:value="1.72859969786828">
                <text:p>1.72859969786828</text:p>
              </table:table-cell>
            </table:table-row>
            <table:table-row>
              <table:table-cell office:value-type="float" office:value="0.46041055675596">
                <text:p>0.46041055675596</text:p>
              </table:table-cell>
              <table:table-cell office:value-type="float" office:value="1.04335871282985">
                <text:p>1.04335871282985</text:p>
              </table:table-cell>
            </table:table-row>
            <table:table-row>
              <table:table-cell office:value-type="float" office:value="0.461388073861599">
                <text:p>0.461388073861599</text:p>
              </table:table-cell>
              <table:table-cell office:value-type="float" office:value="1.23943674740697">
                <text:p>1.23943674740697</text:p>
              </table:table-cell>
            </table:table-row>
            <table:table-row>
              <table:table-cell office:value-type="float" office:value="0.462365590967238">
                <text:p>0.462365590967238</text:p>
              </table:table-cell>
              <table:table-cell office:value-type="float" office:value="1.36491564794139">
                <text:p>1.36491564794139</text:p>
              </table:table-cell>
            </table:table-row>
            <table:table-row>
              <table:table-cell office:value-type="float" office:value="0.463343108072877">
                <text:p>0.463343108072877</text:p>
              </table:table-cell>
              <table:table-cell office:value-type="float" office:value="0.403296378168923">
                <text:p>0.403296378168923</text:p>
              </table:table-cell>
            </table:table-row>
            <table:table-row>
              <table:table-cell office:value-type="float" office:value="0.464320625178516">
                <text:p>0.464320625178516</text:p>
              </table:table-cell>
              <table:table-cell office:value-type="float" office:value="0.0803143456450759">
                <text:p>0.0803143456450759</text:p>
              </table:table-cell>
            </table:table-row>
            <table:table-row>
              <table:table-cell office:value-type="float" office:value="0.465298142284155">
                <text:p>0.465298142284155</text:p>
              </table:table-cell>
              <table:table-cell office:value-type="float" office:value="0.49183956478091">
                <text:p>0.49183956478091</text:p>
              </table:table-cell>
            </table:table-row>
            <table:table-row>
              <table:table-cell office:value-type="float" office:value="0.466275659389794">
                <text:p>0.466275659389794</text:p>
              </table:table-cell>
              <table:table-cell office:value-type="float" office:value="0.481407944449048">
                <text:p>0.481407944449048</text:p>
              </table:table-cell>
            </table:table-row>
            <table:table-row>
              <table:table-cell office:value-type="float" office:value="0.467253176495433">
                <text:p>0.467253176495433</text:p>
              </table:table-cell>
              <table:table-cell office:value-type="float" office:value="-0.28773146316158">
                <text:p>-0.28773146316158</text:p>
              </table:table-cell>
            </table:table-row>
            <table:table-row>
              <table:table-cell office:value-type="float" office:value="0.468230693601072">
                <text:p>0.468230693601072</text:p>
              </table:table-cell>
              <table:table-cell office:value-type="float" office:value="-0.680938838108927">
                <text:p>-0.680938838108927</text:p>
              </table:table-cell>
            </table:table-row>
            <table:table-row>
              <table:table-cell office:value-type="float" office:value="0.469208210706711">
                <text:p>0.469208210706711</text:p>
              </table:table-cell>
              <table:table-cell office:value-type="float" office:value="-0.729093335276364">
                <text:p>-0.729093335276364</text:p>
              </table:table-cell>
            </table:table-row>
            <table:table-row>
              <table:table-cell office:value-type="float" office:value="0.47018572781235">
                <text:p>0.47018572781235</text:p>
              </table:table-cell>
              <table:table-cell office:value-type="float" office:value="0.0955035605491448">
                <text:p>0.0955035605491448</text:p>
              </table:table-cell>
            </table:table-row>
            <table:table-row>
              <table:table-cell office:value-type="float" office:value="0.471163244917989">
                <text:p>0.471163244917989</text:p>
              </table:table-cell>
              <table:table-cell office:value-type="float" office:value="-0.777918411037407">
                <text:p>-0.777918411037407</text:p>
              </table:table-cell>
            </table:table-row>
            <table:table-row>
              <table:table-cell office:value-type="float" office:value="0.472140762023628">
                <text:p>0.472140762023628</text:p>
              </table:table-cell>
              <table:table-cell office:value-type="float" office:value="-0.434035912993367">
                <text:p>-0.434035912993367</text:p>
              </table:table-cell>
            </table:table-row>
            <table:table-row>
              <table:table-cell office:value-type="float" office:value="0.473118279129267">
                <text:p>0.473118279129267</text:p>
              </table:table-cell>
              <table:table-cell office:value-type="float" office:value="0.0897459169066899">
                <text:p>0.0897459169066899</text:p>
              </table:table-cell>
            </table:table-row>
            <table:table-row>
              <table:table-cell office:value-type="float" office:value="0.474095796234906">
                <text:p>0.474095796234906</text:p>
              </table:table-cell>
              <table:table-cell office:value-type="float" office:value="0.290619544164163">
                <text:p>0.290619544164163</text:p>
              </table:table-cell>
            </table:table-row>
            <table:table-row>
              <table:table-cell office:value-type="float" office:value="0.475073313340545">
                <text:p>0.475073313340545</text:p>
              </table:table-cell>
              <table:table-cell office:value-type="float" office:value="-0.0373752709630779">
                <text:p>-0.0373752709630779</text:p>
              </table:table-cell>
            </table:table-row>
            <table:table-row>
              <table:table-cell office:value-type="float" office:value="0.476050830446184">
                <text:p>0.476050830446184</text:p>
              </table:table-cell>
              <table:table-cell office:value-type="float" office:value="0.456629446101064">
                <text:p>0.456629446101064</text:p>
              </table:table-cell>
            </table:table-row>
            <table:table-row>
              <table:table-cell office:value-type="float" office:value="0.477028347551823">
                <text:p>0.477028347551823</text:p>
              </table:table-cell>
              <table:table-cell office:value-type="float" office:value="0.0566472329279714">
                <text:p>0.0566472329279714</text:p>
              </table:table-cell>
            </table:table-row>
            <table:table-row>
              <table:table-cell office:value-type="float" office:value="0.478005864657462">
                <text:p>0.478005864657462</text:p>
              </table:table-cell>
              <table:table-cell office:value-type="float" office:value="0.0951516333969755">
                <text:p>0.0951516333969755</text:p>
              </table:table-cell>
            </table:table-row>
            <table:table-row>
              <table:table-cell office:value-type="float" office:value="0.478983381763101">
                <text:p>0.478983381763101</text:p>
              </table:table-cell>
              <table:table-cell office:value-type="float" office:value="0.209893313278556">
                <text:p>0.209893313278556</text:p>
              </table:table-cell>
            </table:table-row>
            <table:table-row>
              <table:table-cell office:value-type="float" office:value="0.47996089886874">
                <text:p>0.47996089886874</text:p>
              </table:table-cell>
              <table:table-cell office:value-type="float" office:value="0.0474015947532818">
                <text:p>0.0474015947532818</text:p>
              </table:table-cell>
            </table:table-row>
            <table:table-row>
              <table:table-cell office:value-type="float" office:value="0.480938415974379">
                <text:p>0.480938415974379</text:p>
              </table:table-cell>
              <table:table-cell office:value-type="float" office:value="0.124114162497474">
                <text:p>0.124114162497474</text:p>
              </table:table-cell>
            </table:table-row>
            <table:table-row>
              <table:table-cell office:value-type="float" office:value="0.481915933080018">
                <text:p>0.481915933080018</text:p>
              </table:table-cell>
              <table:table-cell office:value-type="float" office:value="-0.118490897247877">
                <text:p>-0.118490897247877</text:p>
              </table:table-cell>
            </table:table-row>
            <table:table-row>
              <table:table-cell office:value-type="float" office:value="0.482893450185657">
                <text:p>0.482893450185657</text:p>
              </table:table-cell>
              <table:table-cell office:value-type="float" office:value="0.433330661947232">
                <text:p>0.433330661947232</text:p>
              </table:table-cell>
            </table:table-row>
            <table:table-row>
              <table:table-cell office:value-type="float" office:value="0.483870967291296">
                <text:p>0.483870967291296</text:p>
              </table:table-cell>
              <table:table-cell office:value-type="float" office:value="0.259775494071737">
                <text:p>0.259775494071737</text:p>
              </table:table-cell>
            </table:table-row>
            <table:table-row>
              <table:table-cell office:value-type="float" office:value="0.484848484396935">
                <text:p>0.484848484396935</text:p>
              </table:table-cell>
              <table:table-cell office:value-type="float" office:value="-0.254648877486331">
                <text:p>-0.254648877486331</text:p>
              </table:table-cell>
            </table:table-row>
            <table:table-row>
              <table:table-cell office:value-type="float" office:value="0.485826001502573">
                <text:p>0.485826001502573</text:p>
              </table:table-cell>
              <table:table-cell office:value-type="float" office:value="-0.697384089318727">
                <text:p>-0.697384089318727</text:p>
              </table:table-cell>
            </table:table-row>
            <table:table-row>
              <table:table-cell office:value-type="float" office:value="0.486803518608212">
                <text:p>0.486803518608212</text:p>
              </table:table-cell>
              <table:table-cell office:value-type="float" office:value="-1.18218791215523">
                <text:p>-1.18218791215523</text:p>
              </table:table-cell>
            </table:table-row>
            <table:table-row>
              <table:table-cell office:value-type="float" office:value="0.487781035713851">
                <text:p>0.487781035713851</text:p>
              </table:table-cell>
              <table:table-cell office:value-type="float" office:value="-0.590017984237166">
                <text:p>-0.590017984237166</text:p>
              </table:table-cell>
            </table:table-row>
            <table:table-row>
              <table:table-cell office:value-type="float" office:value="0.48875855281949">
                <text:p>0.48875855281949</text:p>
              </table:table-cell>
              <table:table-cell office:value-type="float" office:value="-1.28177397332651">
                <text:p>-1.28177397332651</text:p>
              </table:table-cell>
            </table:table-row>
            <table:table-row>
              <table:table-cell office:value-type="float" office:value="0.489736069925129">
                <text:p>0.489736069925129</text:p>
              </table:table-cell>
              <table:table-cell office:value-type="float" office:value="-1.4603554732913">
                <text:p>-1.4603554732913</text:p>
              </table:table-cell>
            </table:table-row>
            <table:table-row>
              <table:table-cell office:value-type="float" office:value="0.490713587030768">
                <text:p>0.490713587030768</text:p>
              </table:table-cell>
              <table:table-cell office:value-type="float" office:value="-2.00273443770486">
                <text:p>-2.00273443770486</text:p>
              </table:table-cell>
            </table:table-row>
            <table:table-row>
              <table:table-cell office:value-type="float" office:value="0.491691104136407">
                <text:p>0.491691104136407</text:p>
              </table:table-cell>
              <table:table-cell office:value-type="float" office:value="-1.76387128911323">
                <text:p>-1.76387128911323</text:p>
              </table:table-cell>
            </table:table-row>
            <table:table-row>
              <table:table-cell office:value-type="float" office:value="0.492668621242046">
                <text:p>0.492668621242046</text:p>
              </table:table-cell>
              <table:table-cell office:value-type="float" office:value="-1.96073654190314">
                <text:p>-1.96073654190314</text:p>
              </table:table-cell>
            </table:table-row>
            <table:table-row>
              <table:table-cell office:value-type="float" office:value="0.493646138347685">
                <text:p>0.493646138347685</text:p>
              </table:table-cell>
              <table:table-cell office:value-type="float" office:value="-1.32965070087503">
                <text:p>-1.32965070087503</text:p>
              </table:table-cell>
            </table:table-row>
            <table:table-row>
              <table:table-cell office:value-type="float" office:value="0.494623655453324">
                <text:p>0.494623655453324</text:p>
              </table:table-cell>
              <table:table-cell office:value-type="float" office:value="-1.37763292209069">
                <text:p>-1.37763292209069</text:p>
              </table:table-cell>
            </table:table-row>
            <table:table-row>
              <table:table-cell office:value-type="float" office:value="0.495601172558963">
                <text:p>0.495601172558963</text:p>
              </table:table-cell>
              <table:table-cell office:value-type="float" office:value="-1.15035509104902">
                <text:p>-1.15035509104902</text:p>
              </table:table-cell>
            </table:table-row>
            <table:table-row>
              <table:table-cell office:value-type="float" office:value="0.496578689664602">
                <text:p>0.496578689664602</text:p>
              </table:table-cell>
              <table:table-cell office:value-type="float" office:value="-1.41732051114188">
                <text:p>-1.41732051114188</text:p>
              </table:table-cell>
            </table:table-row>
            <table:table-row>
              <table:table-cell office:value-type="float" office:value="0.497556206770241">
                <text:p>0.497556206770241</text:p>
              </table:table-cell>
              <table:table-cell office:value-type="float" office:value="-1.04514225153879">
                <text:p>-1.04514225153879</text:p>
              </table:table-cell>
            </table:table-row>
            <table:table-row>
              <table:table-cell office:value-type="float" office:value="0.49853372387588">
                <text:p>0.49853372387588</text:p>
              </table:table-cell>
              <table:table-cell office:value-type="float" office:value="-0.34500862538946">
                <text:p>-0.34500862538946</text:p>
              </table:table-cell>
            </table:table-row>
            <table:table-row>
              <table:table-cell office:value-type="float" office:value="0.499511240981519">
                <text:p>0.499511240981519</text:p>
              </table:table-cell>
              <table:table-cell office:value-type="float" office:value="-0.514804674363342">
                <text:p>-0.514804674363342</text:p>
              </table:table-cell>
            </table:table-row>
            <table:table-row>
              <table:table-cell office:value-type="float" office:value="0.500488758087158">
                <text:p>0.500488758087158</text:p>
              </table:table-cell>
              <table:table-cell office:value-type="float" office:value="0.0166684475972321">
                <text:p>0.0166684475972321</text:p>
              </table:table-cell>
            </table:table-row>
            <table:table-row>
              <table:table-cell office:value-type="float" office:value="0.501466275192797">
                <text:p>0.501466275192797</text:p>
              </table:table-cell>
              <table:table-cell office:value-type="float" office:value="0.702561996727075">
                <text:p>0.702561996727075</text:p>
              </table:table-cell>
            </table:table-row>
            <table:table-row>
              <table:table-cell office:value-type="float" office:value="0.502443792298436">
                <text:p>0.502443792298436</text:p>
              </table:table-cell>
              <table:table-cell office:value-type="float" office:value="0.917917332756654">
                <text:p>0.917917332756654</text:p>
              </table:table-cell>
            </table:table-row>
            <table:table-row>
              <table:table-cell office:value-type="float" office:value="0.503421309404075">
                <text:p>0.503421309404075</text:p>
              </table:table-cell>
              <table:table-cell office:value-type="float" office:value="1.1008461890172">
                <text:p>1.1008461890172</text:p>
              </table:table-cell>
            </table:table-row>
            <table:table-row>
              <table:table-cell office:value-type="float" office:value="0.504398826509714">
                <text:p>0.504398826509714</text:p>
              </table:table-cell>
              <table:table-cell office:value-type="float" office:value="1.74875962957974">
                <text:p>1.74875962957974</text:p>
              </table:table-cell>
            </table:table-row>
            <table:table-row>
              <table:table-cell office:value-type="float" office:value="0.505376343615353">
                <text:p>0.505376343615353</text:p>
              </table:table-cell>
              <table:table-cell office:value-type="float" office:value="2.02214848570754">
                <text:p>2.02214848570754</text:p>
              </table:table-cell>
            </table:table-row>
            <table:table-row>
              <table:table-cell office:value-type="float" office:value="0.506353860720992">
                <text:p>0.506353860720992</text:p>
              </table:table-cell>
              <table:table-cell office:value-type="float" office:value="2.1830457821544">
                <text:p>2.1830457821544</text:p>
              </table:table-cell>
            </table:table-row>
            <table:table-row>
              <table:table-cell office:value-type="float" office:value="0.507331377826631">
                <text:p>0.507331377826631</text:p>
              </table:table-cell>
              <table:table-cell office:value-type="float" office:value="1.7999125557577">
                <text:p>1.7999125557577</text:p>
              </table:table-cell>
            </table:table-row>
            <table:table-row>
              <table:table-cell office:value-type="float" office:value="0.50830889493227">
                <text:p>0.50830889493227</text:p>
              </table:table-cell>
              <table:table-cell office:value-type="float" office:value="1.96862846091236">
                <text:p>1.96862846091236</text:p>
              </table:table-cell>
            </table:table-row>
            <table:table-row>
              <table:table-cell office:value-type="float" office:value="0.509286412037909">
                <text:p>0.509286412037909</text:p>
              </table:table-cell>
              <table:table-cell office:value-type="float" office:value="2.10479747830154">
                <text:p>2.10479747830154</text:p>
              </table:table-cell>
            </table:table-row>
            <table:table-row>
              <table:table-cell office:value-type="float" office:value="0.510263929143548">
                <text:p>0.510263929143548</text:p>
              </table:table-cell>
              <table:table-cell office:value-type="float" office:value="1.53926054892242">
                <text:p>1.53926054892242</text:p>
              </table:table-cell>
            </table:table-row>
            <table:table-row>
              <table:table-cell office:value-type="float" office:value="0.511241446249187">
                <text:p>0.511241446249187</text:p>
              </table:table-cell>
              <table:table-cell office:value-type="float" office:value="1.00764119119561">
                <text:p>1.00764119119561</text:p>
              </table:table-cell>
            </table:table-row>
            <table:table-row>
              <table:table-cell office:value-type="float" office:value="0.512218963354826">
                <text:p>0.512218963354826</text:p>
              </table:table-cell>
              <table:table-cell office:value-type="float" office:value="1.25503792681596">
                <text:p>1.25503792681596</text:p>
              </table:table-cell>
            </table:table-row>
            <table:table-row>
              <table:table-cell office:value-type="float" office:value="0.513196480460465">
                <text:p>0.513196480460465</text:p>
              </table:table-cell>
              <table:table-cell office:value-type="float" office:value="0.892378913588058">
                <text:p>0.892378913588058</text:p>
              </table:table-cell>
            </table:table-row>
            <table:table-row>
              <table:table-cell office:value-type="float" office:value="0.514173997566104">
                <text:p>0.514173997566104</text:p>
              </table:table-cell>
              <table:table-cell office:value-type="float" office:value="0.803367214548514">
                <text:p>0.803367214548514</text:p>
              </table:table-cell>
            </table:table-row>
            <table:table-row>
              <table:table-cell office:value-type="float" office:value="0.515151514671743">
                <text:p>0.515151514671743</text:p>
              </table:table-cell>
              <table:table-cell office:value-type="float" office:value="-0.0502018724048363">
                <text:p>-0.0502018724048363</text:p>
              </table:table-cell>
            </table:table-row>
            <table:table-row>
              <table:table-cell office:value-type="float" office:value="0.516129031777382">
                <text:p>0.516129031777382</text:p>
              </table:table-cell>
              <table:table-cell office:value-type="float" office:value="-0.0463616873567918">
                <text:p>-0.0463616873567918</text:p>
              </table:table-cell>
            </table:table-row>
            <table:table-row>
              <table:table-cell office:value-type="float" office:value="0.517106548883021">
                <text:p>0.517106548883021</text:p>
              </table:table-cell>
              <table:table-cell office:value-type="float" office:value="0.208458590635875">
                <text:p>0.208458590635875</text:p>
              </table:table-cell>
            </table:table-row>
            <table:table-row>
              <table:table-cell office:value-type="float" office:value="0.51808406598866">
                <text:p>0.51808406598866</text:p>
              </table:table-cell>
              <table:table-cell office:value-type="float" office:value="-0.227547318190043">
                <text:p>-0.227547318190043</text:p>
              </table:table-cell>
            </table:table-row>
            <table:table-row>
              <table:table-cell office:value-type="float" office:value="0.519061583094299">
                <text:p>0.519061583094299</text:p>
              </table:table-cell>
              <table:table-cell office:value-type="float" office:value="0.00957514963292638">
                <text:p>0.00957514963292638</text:p>
              </table:table-cell>
            </table:table-row>
            <table:table-row>
              <table:table-cell office:value-type="float" office:value="0.520039100199938">
                <text:p>0.520039100199938</text:p>
              </table:table-cell>
              <table:table-cell office:value-type="float" office:value="-0.773618817283331">
                <text:p>-0.773618817283331</text:p>
              </table:table-cell>
            </table:table-row>
            <table:table-row>
              <table:table-cell office:value-type="float" office:value="0.521016617305577">
                <text:p>0.521016617305577</text:p>
              </table:table-cell>
              <table:table-cell office:value-type="float" office:value="-0.00497384338987017">
                <text:p>-0.00497384338987017</text:p>
              </table:table-cell>
            </table:table-row>
            <table:table-row>
              <table:table-cell office:value-type="float" office:value="0.521994134411216">
                <text:p>0.521994134411216</text:p>
              </table:table-cell>
              <table:table-cell office:value-type="float" office:value="-0.504674317180613">
                <text:p>-0.504674317180613</text:p>
              </table:table-cell>
            </table:table-row>
            <table:table-row>
              <table:table-cell office:value-type="float" office:value="0.522971651516855">
                <text:p>0.522971651516855</text:p>
              </table:table-cell>
              <table:table-cell office:value-type="float" office:value="-0.347009740213089">
                <text:p>-0.347009740213089</text:p>
              </table:table-cell>
            </table:table-row>
            <table:table-row>
              <table:table-cell office:value-type="float" office:value="0.523949168622494">
                <text:p>0.523949168622494</text:p>
              </table:table-cell>
              <table:table-cell office:value-type="float" office:value="-0.232774777651097">
                <text:p>-0.232774777651097</text:p>
              </table:table-cell>
            </table:table-row>
            <table:table-row>
              <table:table-cell office:value-type="float" office:value="0.524926685728133">
                <text:p>0.524926685728133</text:p>
              </table:table-cell>
              <table:table-cell office:value-type="float" office:value="-0.124004767427217">
                <text:p>-0.124004767427217</text:p>
              </table:table-cell>
            </table:table-row>
            <table:table-row>
              <table:table-cell office:value-type="float" office:value="0.525904202833772">
                <text:p>0.525904202833772</text:p>
              </table:table-cell>
              <table:table-cell office:value-type="float" office:value="0.0686204989924522">
                <text:p>0.0686204989924522</text:p>
              </table:table-cell>
            </table:table-row>
            <table:table-row>
              <table:table-cell office:value-type="float" office:value="0.526881719939411">
                <text:p>0.526881719939411</text:p>
              </table:table-cell>
              <table:table-cell office:value-type="float" office:value="0.500346370464579">
                <text:p>0.500346370464579</text:p>
              </table:table-cell>
            </table:table-row>
            <table:table-row>
              <table:table-cell office:value-type="float" office:value="0.52785923704505">
                <text:p>0.52785923704505</text:p>
              </table:table-cell>
              <table:table-cell office:value-type="float" office:value="0.559452355466888">
                <text:p>0.559452355466888</text:p>
              </table:table-cell>
            </table:table-row>
            <table:table-row>
              <table:table-cell office:value-type="float" office:value="0.528836754150689">
                <text:p>0.528836754150689</text:p>
              </table:table-cell>
              <table:table-cell office:value-type="float" office:value="0.807756127904286">
                <text:p>0.807756127904286</text:p>
              </table:table-cell>
            </table:table-row>
            <table:table-row>
              <table:table-cell office:value-type="float" office:value="0.529814271256328">
                <text:p>0.529814271256328</text:p>
              </table:table-cell>
              <table:table-cell office:value-type="float" office:value="0.228064984488119">
                <text:p>0.228064984488119</text:p>
              </table:table-cell>
            </table:table-row>
            <table:table-row>
              <table:table-cell office:value-type="float" office:value="0.530791788361967">
                <text:p>0.530791788361967</text:p>
              </table:table-cell>
              <table:table-cell office:value-type="float" office:value="-0.155757272916578">
                <text:p>-0.155757272916578</text:p>
              </table:table-cell>
            </table:table-row>
            <table:table-row>
              <table:table-cell office:value-type="float" office:value="0.531769305467606">
                <text:p>0.531769305467606</text:p>
              </table:table-cell>
              <table:table-cell office:value-type="float" office:value="0.644506879223642">
                <text:p>0.644506879223642</text:p>
              </table:table-cell>
            </table:table-row>
            <table:table-row>
              <table:table-cell office:value-type="float" office:value="0.532746822573245">
                <text:p>0.532746822573245</text:p>
              </table:table-cell>
              <table:table-cell office:value-type="float" office:value="0.257801890645024">
                <text:p>0.257801890645024</text:p>
              </table:table-cell>
            </table:table-row>
            <table:table-row>
              <table:table-cell office:value-type="float" office:value="0.533724339678884">
                <text:p>0.533724339678884</text:p>
              </table:table-cell>
              <table:table-cell office:value-type="float" office:value="0.0960331492584959">
                <text:p>0.0960331492584959</text:p>
              </table:table-cell>
            </table:table-row>
            <table:table-row>
              <table:table-cell office:value-type="float" office:value="0.534701856784523">
                <text:p>0.534701856784523</text:p>
              </table:table-cell>
              <table:table-cell office:value-type="float" office:value="-0.716475906946717">
                <text:p>-0.716475906946717</text:p>
              </table:table-cell>
            </table:table-row>
            <table:table-row>
              <table:table-cell office:value-type="float" office:value="0.535679373890162">
                <text:p>0.535679373890162</text:p>
              </table:table-cell>
              <table:table-cell office:value-type="float" office:value="-0.870273565064859">
                <text:p>-0.870273565064859</text:p>
              </table:table-cell>
            </table:table-row>
            <table:table-row>
              <table:table-cell office:value-type="float" office:value="0.5366568909958">
                <text:p>0.5366568909958</text:p>
              </table:table-cell>
              <table:table-cell office:value-type="float" office:value="-0.6915648144766">
                <text:p>-0.6915648144766</text:p>
              </table:table-cell>
            </table:table-row>
            <table:table-row>
              <table:table-cell office:value-type="float" office:value="0.537634408101439">
                <text:p>0.537634408101439</text:p>
              </table:table-cell>
              <table:table-cell office:value-type="float" office:value="-1.14735068903189">
                <text:p>-1.14735068903189</text:p>
              </table:table-cell>
            </table:table-row>
            <table:table-row>
              <table:table-cell office:value-type="float" office:value="0.538611925207078">
                <text:p>0.538611925207078</text:p>
              </table:table-cell>
              <table:table-cell office:value-type="float" office:value="-1.19457192754245">
                <text:p>-1.19457192754245</text:p>
              </table:table-cell>
            </table:table-row>
            <table:table-row>
              <table:table-cell office:value-type="float" office:value="0.539589442312717">
                <text:p>0.539589442312717</text:p>
              </table:table-cell>
              <table:table-cell office:value-type="float" office:value="-1.44696837919902">
                <text:p>-1.44696837919902</text:p>
              </table:table-cell>
            </table:table-row>
            <table:table-row>
              <table:table-cell office:value-type="float" office:value="0.540566959418356">
                <text:p>0.540566959418356</text:p>
              </table:table-cell>
              <table:table-cell office:value-type="float" office:value="-1.55128063372885">
                <text:p>-1.55128063372885</text:p>
              </table:table-cell>
            </table:table-row>
            <table:table-row>
              <table:table-cell office:value-type="float" office:value="0.541544476523995">
                <text:p>0.541544476523995</text:p>
              </table:table-cell>
              <table:table-cell office:value-type="float" office:value="-1.24628471841576">
                <text:p>-1.24628471841576</text:p>
              </table:table-cell>
            </table:table-row>
            <table:table-row>
              <table:table-cell office:value-type="float" office:value="0.542521993629634">
                <text:p>0.542521993629634</text:p>
              </table:table-cell>
              <table:table-cell office:value-type="float" office:value="-1.49312588456912">
                <text:p>-1.49312588456912</text:p>
              </table:table-cell>
            </table:table-row>
            <table:table-row>
              <table:table-cell office:value-type="float" office:value="0.543499510735273">
                <text:p>0.543499510735273</text:p>
              </table:table-cell>
              <table:table-cell office:value-type="float" office:value="-1.37608605149105">
                <text:p>-1.37608605149105</text:p>
              </table:table-cell>
            </table:table-row>
            <table:table-row>
              <table:table-cell office:value-type="float" office:value="0.544477027840912">
                <text:p>0.544477027840912</text:p>
              </table:table-cell>
              <table:table-cell office:value-type="float" office:value="-1.89417870087219">
                <text:p>-1.89417870087219</text:p>
              </table:table-cell>
            </table:table-row>
            <table:table-row>
              <table:table-cell office:value-type="float" office:value="0.545454544946551">
                <text:p>0.545454544946551</text:p>
              </table:table-cell>
              <table:table-cell office:value-type="float" office:value="-0.988636289124055">
                <text:p>-0.988636289124055</text:p>
              </table:table-cell>
            </table:table-row>
            <table:table-row>
              <table:table-cell office:value-type="float" office:value="0.54643206205219">
                <text:p>0.54643206205219</text:p>
              </table:table-cell>
              <table:table-cell office:value-type="float" office:value="-1.40640395006772">
                <text:p>-1.40640395006772</text:p>
              </table:table-cell>
            </table:table-row>
            <table:table-row>
              <table:table-cell office:value-type="float" office:value="0.547409579157829">
                <text:p>0.547409579157829</text:p>
              </table:table-cell>
              <table:table-cell office:value-type="float" office:value="-1.16212755903343">
                <text:p>-1.16212755903343</text:p>
              </table:table-cell>
            </table:table-row>
            <table:table-row>
              <table:table-cell office:value-type="float" office:value="0.548387096263468">
                <text:p>0.548387096263468</text:p>
              </table:table-cell>
              <table:table-cell office:value-type="float" office:value="-0.552860844297659">
                <text:p>-0.552860844297659</text:p>
              </table:table-cell>
            </table:table-row>
            <table:table-row>
              <table:table-cell office:value-type="float" office:value="0.549364613369107">
                <text:p>0.549364613369107</text:p>
              </table:table-cell>
              <table:table-cell office:value-type="float" office:value="-0.508659742898288">
                <text:p>-0.508659742898288</text:p>
              </table:table-cell>
            </table:table-row>
            <table:table-row>
              <table:table-cell office:value-type="float" office:value="0.550342130474746">
                <text:p>0.550342130474746</text:p>
              </table:table-cell>
              <table:table-cell office:value-type="float" office:value="0.346586140110661">
                <text:p>0.346586140110661</text:p>
              </table:table-cell>
            </table:table-row>
            <table:table-row>
              <table:table-cell office:value-type="float" office:value="0.551319647580385">
                <text:p>0.551319647580385</text:p>
              </table:table-cell>
              <table:table-cell office:value-type="float" office:value="0.955870606914253">
                <text:p>0.955870606914253</text:p>
              </table:table-cell>
            </table:table-row>
            <table:table-row>
              <table:table-cell office:value-type="float" office:value="0.552297164686024">
                <text:p>0.552297164686024</text:p>
              </table:table-cell>
              <table:table-cell office:value-type="float" office:value="0.93880941989388">
                <text:p>0.93880941989388</text:p>
              </table:table-cell>
            </table:table-row>
            <table:table-row>
              <table:table-cell office:value-type="float" office:value="0.553274681791663">
                <text:p>0.553274681791663</text:p>
              </table:table-cell>
              <table:table-cell office:value-type="float" office:value="1.20625031929132">
                <text:p>1.20625031929132</text:p>
              </table:table-cell>
            </table:table-row>
            <table:table-row>
              <table:table-cell office:value-type="float" office:value="0.554252198897302">
                <text:p>0.554252198897302</text:p>
              </table:table-cell>
              <table:table-cell office:value-type="float" office:value="1.52876941721809">
                <text:p>1.52876941721809</text:p>
              </table:table-cell>
            </table:table-row>
            <table:table-row>
              <table:table-cell office:value-type="float" office:value="0.555229716002941">
                <text:p>0.555229716002941</text:p>
              </table:table-cell>
              <table:table-cell office:value-type="float" office:value="1.86525493891861">
                <text:p>1.86525493891861</text:p>
              </table:table-cell>
            </table:table-row>
            <table:table-row>
              <table:table-cell office:value-type="float" office:value="0.55620723310858">
                <text:p>0.55620723310858</text:p>
              </table:table-cell>
              <table:table-cell office:value-type="float" office:value="1.42100434273102">
                <text:p>1.42100434273102</text:p>
              </table:table-cell>
            </table:table-row>
            <table:table-row>
              <table:table-cell office:value-type="float" office:value="0.557184750214219">
                <text:p>0.557184750214219</text:p>
              </table:table-cell>
              <table:table-cell office:value-type="float" office:value="1.8204116860353">
                <text:p>1.8204116860353</text:p>
              </table:table-cell>
            </table:table-row>
            <table:table-row>
              <table:table-cell office:value-type="float" office:value="0.558162267319858">
                <text:p>0.558162267319858</text:p>
              </table:table-cell>
              <table:table-cell office:value-type="float" office:value="1.35932930322112">
                <text:p>1.35932930322112</text:p>
              </table:table-cell>
            </table:table-row>
            <table:table-row>
              <table:table-cell office:value-type="float" office:value="0.559139784425497">
                <text:p>0.559139784425497</text:p>
              </table:table-cell>
              <table:table-cell office:value-type="float" office:value="2.09737297823694">
                <text:p>2.09737297823694</text:p>
              </table:table-cell>
            </table:table-row>
            <table:table-row>
              <table:table-cell office:value-type="float" office:value="0.560117301531136">
                <text:p>0.560117301531136</text:p>
              </table:table-cell>
              <table:table-cell office:value-type="float" office:value="1.8276228160797">
                <text:p>1.8276228160797</text:p>
              </table:table-cell>
            </table:table-row>
            <table:table-row>
              <table:table-cell office:value-type="float" office:value="0.561094818636775">
                <text:p>0.561094818636775</text:p>
              </table:table-cell>
              <table:table-cell office:value-type="float" office:value="1.10848596036031">
                <text:p>1.10848596036031</text:p>
              </table:table-cell>
            </table:table-row>
            <table:table-row>
              <table:table-cell office:value-type="float" office:value="0.562072335742414">
                <text:p>0.562072335742414</text:p>
              </table:table-cell>
              <table:table-cell office:value-type="float" office:value="1.14540741011162">
                <text:p>1.14540741011162</text:p>
              </table:table-cell>
            </table:table-row>
            <table:table-row>
              <table:table-cell office:value-type="float" office:value="0.563049852848053">
                <text:p>0.563049852848053</text:p>
              </table:table-cell>
              <table:table-cell office:value-type="float" office:value="1.08762953753326">
                <text:p>1.08762953753326</text:p>
              </table:table-cell>
            </table:table-row>
            <table:table-row>
              <table:table-cell office:value-type="float" office:value="0.564027369953692">
                <text:p>0.564027369953692</text:p>
              </table:table-cell>
              <table:table-cell office:value-type="float" office:value="0.679381456990392">
                <text:p>0.679381456990392</text:p>
              </table:table-cell>
            </table:table-row>
            <table:table-row>
              <table:table-cell office:value-type="float" office:value="0.565004887059331">
                <text:p>0.565004887059331</text:p>
              </table:table-cell>
              <table:table-cell office:value-type="float" office:value="0.359091823384834">
                <text:p>0.359091823384834</text:p>
              </table:table-cell>
            </table:table-row>
            <table:table-row>
              <table:table-cell office:value-type="float" office:value="0.56598240416497">
                <text:p>0.56598240416497</text:p>
              </table:table-cell>
              <table:table-cell office:value-type="float" office:value="0.529493711194275">
                <text:p>0.529493711194275</text:p>
              </table:table-cell>
            </table:table-row>
            <table:table-row>
              <table:table-cell office:value-type="float" office:value="0.566959921270609">
                <text:p>0.566959921270609</text:p>
              </table:table-cell>
              <table:table-cell office:value-type="float" office:value="0.228664143230901">
                <text:p>0.228664143230901</text:p>
              </table:table-cell>
            </table:table-row>
            <table:table-row>
              <table:table-cell office:value-type="float" office:value="0.567937438376248">
                <text:p>0.567937438376248</text:p>
              </table:table-cell>
              <table:table-cell office:value-type="float" office:value="-0.597313670529311">
                <text:p>-0.597313670529311</text:p>
              </table:table-cell>
            </table:table-row>
            <table:table-row>
              <table:table-cell office:value-type="float" office:value="0.568914955481887">
                <text:p>0.568914955481887</text:p>
              </table:table-cell>
              <table:table-cell office:value-type="float" office:value="-0.248835167167459">
                <text:p>-0.248835167167459</text:p>
              </table:table-cell>
            </table:table-row>
            <table:table-row>
              <table:table-cell office:value-type="float" office:value="0.569892472587526">
                <text:p>0.569892472587526</text:p>
              </table:table-cell>
              <table:table-cell office:value-type="float" office:value="-0.140179185665201">
                <text:p>-0.140179185665201</text:p>
              </table:table-cell>
            </table:table-row>
            <table:table-row>
              <table:table-cell office:value-type="float" office:value="0.570869989693165">
                <text:p>0.570869989693165</text:p>
              </table:table-cell>
              <table:table-cell office:value-type="float" office:value="-0.763354459589549">
                <text:p>-0.763354459589549</text:p>
              </table:table-cell>
            </table:table-row>
            <table:table-row>
              <table:table-cell office:value-type="float" office:value="0.571847506798804">
                <text:p>0.571847506798804</text:p>
              </table:table-cell>
              <table:table-cell office:value-type="float" office:value="-0.766985286410235">
                <text:p>-0.766985286410235</text:p>
              </table:table-cell>
            </table:table-row>
            <table:table-row>
              <table:table-cell office:value-type="float" office:value="0.572825023904443">
                <text:p>0.572825023904443</text:p>
              </table:table-cell>
              <table:table-cell office:value-type="float" office:value="-0.125612763516348">
                <text:p>-0.125612763516348</text:p>
              </table:table-cell>
            </table:table-row>
            <table:table-row>
              <table:table-cell office:value-type="float" office:value="0.573802541010082">
                <text:p>0.573802541010082</text:p>
              </table:table-cell>
              <table:table-cell office:value-type="float" office:value="-0.131641148657559">
                <text:p>-0.131641148657559</text:p>
              </table:table-cell>
            </table:table-row>
            <table:table-row>
              <table:table-cell office:value-type="float" office:value="0.574780058115721">
                <text:p>0.574780058115721</text:p>
              </table:table-cell>
              <table:table-cell office:value-type="float" office:value="0.0976839503817138">
                <text:p>0.0976839503817138</text:p>
              </table:table-cell>
            </table:table-row>
            <table:table-row>
              <table:table-cell office:value-type="float" office:value="0.57575757522136">
                <text:p>0.57575757522136</text:p>
              </table:table-cell>
              <table:table-cell office:value-type="float" office:value="0.33323853739166">
                <text:p>0.33323853739166</text:p>
              </table:table-cell>
            </table:table-row>
            <table:table-row>
              <table:table-cell office:value-type="float" office:value="0.576735092326999">
                <text:p>0.576735092326999</text:p>
              </table:table-cell>
              <table:table-cell office:value-type="float" office:value="-0.0787241736701759">
                <text:p>-0.0787241736701759</text:p>
              </table:table-cell>
            </table:table-row>
            <table:table-row>
              <table:table-cell office:value-type="float" office:value="0.577712609432638">
                <text:p>0.577712609432638</text:p>
              </table:table-cell>
              <table:table-cell office:value-type="float" office:value="0.0740239877018368">
                <text:p>0.0740239877018368</text:p>
              </table:table-cell>
            </table:table-row>
            <table:table-row>
              <table:table-cell office:value-type="float" office:value="0.578690126538277">
                <text:p>0.578690126538277</text:p>
              </table:table-cell>
              <table:table-cell office:value-type="float" office:value="0.239975302877223">
                <text:p>0.239975302877223</text:p>
              </table:table-cell>
            </table:table-row>
            <table:table-row>
              <table:table-cell office:value-type="float" office:value="0.579667643643916">
                <text:p>0.579667643643916</text:p>
              </table:table-cell>
              <table:table-cell office:value-type="float" office:value="-0.126334602470497">
                <text:p>-0.126334602470497</text:p>
              </table:table-cell>
            </table:table-row>
            <table:table-row>
              <table:table-cell office:value-type="float" office:value="0.580645160749555">
                <text:p>0.580645160749555</text:p>
              </table:table-cell>
              <table:table-cell office:value-type="float" office:value="0.688092934424822">
                <text:p>0.688092934424822</text:p>
              </table:table-cell>
            </table:table-row>
            <table:table-row>
              <table:table-cell office:value-type="float" office:value="0.581622677855194">
                <text:p>0.581622677855194</text:p>
              </table:table-cell>
              <table:table-cell office:value-type="float" office:value="0.597278159380229">
                <text:p>0.597278159380229</text:p>
              </table:table-cell>
            </table:table-row>
            <table:table-row>
              <table:table-cell office:value-type="float" office:value="0.582600194960833">
                <text:p>0.582600194960833</text:p>
              </table:table-cell>
              <table:table-cell office:value-type="float" office:value="-0.269784066570754">
                <text:p>-0.269784066570754</text:p>
              </table:table-cell>
            </table:table-row>
            <table:table-row>
              <table:table-cell office:value-type="float" office:value="0.583577712066472">
                <text:p>0.583577712066472</text:p>
              </table:table-cell>
              <table:table-cell office:value-type="float" office:value="0.273402603338012">
                <text:p>0.273402603338012</text:p>
              </table:table-cell>
            </table:table-row>
            <table:table-row>
              <table:table-cell office:value-type="float" office:value="0.584555229172111">
                <text:p>0.584555229172111</text:p>
              </table:table-cell>
              <table:table-cell office:value-type="float" office:value="-0.34712792287033">
                <text:p>-0.34712792287033</text:p>
              </table:table-cell>
            </table:table-row>
            <table:table-row>
              <table:table-cell office:value-type="float" office:value="0.58553274627775">
                <text:p>0.58553274627775</text:p>
              </table:table-cell>
              <table:table-cell office:value-type="float" office:value="-0.397796264648302">
                <text:p>-0.397796264648302</text:p>
              </table:table-cell>
            </table:table-row>
            <table:table-row>
              <table:table-cell office:value-type="float" office:value="0.586510263383389">
                <text:p>0.586510263383389</text:p>
              </table:table-cell>
              <table:table-cell office:value-type="float" office:value="-0.598195704302865">
                <text:p>-0.598195704302865</text:p>
              </table:table-cell>
            </table:table-row>
            <table:table-row>
              <table:table-cell office:value-type="float" office:value="0.587487780489028">
                <text:p>0.587487780489028</text:p>
              </table:table-cell>
              <table:table-cell office:value-type="float" office:value="-1.42389383487812">
                <text:p>-1.42389383487812</text:p>
              </table:table-cell>
            </table:table-row>
            <table:table-row>
              <table:table-cell office:value-type="float" office:value="0.588465297594666">
                <text:p>0.588465297594666</text:p>
              </table:table-cell>
              <table:table-cell office:value-type="float" office:value="-1.40224066542548">
                <text:p>-1.40224066542548</text:p>
              </table:table-cell>
            </table:table-row>
            <table:table-row>
              <table:table-cell office:value-type="float" office:value="0.589442814700305">
                <text:p>0.589442814700305</text:p>
              </table:table-cell>
              <table:table-cell office:value-type="float" office:value="-0.983784998488884">
                <text:p>-0.983784998488884</text:p>
              </table:table-cell>
            </table:table-row>
            <table:table-row>
              <table:table-cell office:value-type="float" office:value="0.590420331805944">
                <text:p>0.590420331805944</text:p>
              </table:table-cell>
              <table:table-cell office:value-type="float" office:value="-1.5445922856742">
                <text:p>-1.5445922856742</text:p>
              </table:table-cell>
            </table:table-row>
            <table:table-row>
              <table:table-cell office:value-type="float" office:value="0.591397848911583">
                <text:p>0.591397848911583</text:p>
              </table:table-cell>
              <table:table-cell office:value-type="float" office:value="-1.56781447714784">
                <text:p>-1.56781447714784</text:p>
              </table:table-cell>
            </table:table-row>
            <table:table-row>
              <table:table-cell office:value-type="float" office:value="0.592375366017222">
                <text:p>0.592375366017222</text:p>
              </table:table-cell>
              <table:table-cell office:value-type="float" office:value="-1.83092969733789">
                <text:p>-1.83092969733789</text:p>
              </table:table-cell>
            </table:table-row>
            <table:table-row>
              <table:table-cell office:value-type="float" office:value="0.593352883122861">
                <text:p>0.593352883122861</text:p>
              </table:table-cell>
              <table:table-cell office:value-type="float" office:value="-1.27255639429699">
                <text:p>-1.27255639429699</text:p>
              </table:table-cell>
            </table:table-row>
            <table:table-row>
              <table:table-cell office:value-type="float" office:value="0.5943304002285">
                <text:p>0.5943304002285</text:p>
              </table:table-cell>
              <table:table-cell office:value-type="float" office:value="-2.02496906652708">
                <text:p>-2.02496906652708</text:p>
              </table:table-cell>
            </table:table-row>
            <table:table-row>
              <table:table-cell office:value-type="float" office:value="0.595307917334139">
                <text:p>0.595307917334139</text:p>
              </table:table-cell>
              <table:table-cell office:value-type="float" office:value="-1.20202027707403">
                <text:p>-1.20202027707403</text:p>
              </table:table-cell>
            </table:table-row>
            <table:table-row>
              <table:table-cell office:value-type="float" office:value="0.596285434439778">
                <text:p>0.596285434439778</text:p>
              </table:table-cell>
              <table:table-cell office:value-type="float" office:value="-0.912846165603177">
                <text:p>-0.912846165603177</text:p>
              </table:table-cell>
            </table:table-row>
            <table:table-row>
              <table:table-cell office:value-type="float" office:value="0.597262951545417">
                <text:p>0.597262951545417</text:p>
              </table:table-cell>
              <table:table-cell office:value-type="float" office:value="-0.837577850528665">
                <text:p>-0.837577850528665</text:p>
              </table:table-cell>
            </table:table-row>
            <table:table-row>
              <table:table-cell office:value-type="float" office:value="0.598240468651056">
                <text:p>0.598240468651056</text:p>
              </table:table-cell>
              <table:table-cell office:value-type="float" office:value="-0.634968936686249">
                <text:p>-0.634968936686249</text:p>
              </table:table-cell>
            </table:table-row>
            <table:table-row>
              <table:table-cell office:value-type="float" office:value="0.599217985756695">
                <text:p>0.599217985756695</text:p>
              </table:table-cell>
              <table:table-cell office:value-type="float" office:value="-0.0752636075057696">
                <text:p>-0.0752636075057696</text:p>
              </table:table-cell>
            </table:table-row>
            <table:table-row>
              <table:table-cell office:value-type="float" office:value="0.600195502862334">
                <text:p>0.600195502862334</text:p>
              </table:table-cell>
              <table:table-cell office:value-type="float" office:value="-0.277185193153079">
                <text:p>-0.277185193153079</text:p>
              </table:table-cell>
            </table:table-row>
            <table:table-row>
              <table:table-cell office:value-type="float" office:value="0.601173019967973">
                <text:p>0.601173019967973</text:p>
              </table:table-cell>
              <table:table-cell office:value-type="float" office:value="-0.0480006390765477">
                <text:p>-0.0480006390765477</text:p>
              </table:table-cell>
            </table:table-row>
            <table:table-row>
              <table:table-cell office:value-type="float" office:value="0.602150537073612">
                <text:p>0.602150537073612</text:p>
              </table:table-cell>
              <table:table-cell office:value-type="float" office:value="0.658614110832077">
                <text:p>0.658614110832077</text:p>
              </table:table-cell>
            </table:table-row>
            <table:table-row>
              <table:table-cell office:value-type="float" office:value="0.603128054179251">
                <text:p>0.603128054179251</text:p>
              </table:table-cell>
              <table:table-cell office:value-type="float" office:value="0.951035651219803">
                <text:p>0.951035651219803</text:p>
              </table:table-cell>
            </table:table-row>
            <table:table-row>
              <table:table-cell office:value-type="float" office:value="0.60410557128489">
                <text:p>0.60410557128489</text:p>
              </table:table-cell>
              <table:table-cell office:value-type="float" office:value="1.61608004434122">
                <text:p>1.61608004434122</text:p>
              </table:table-cell>
            </table:table-row>
            <table:table-row>
              <table:table-cell office:value-type="float" office:value="0.605083088390529">
                <text:p>0.605083088390529</text:p>
              </table:table-cell>
              <table:table-cell office:value-type="float" office:value="1.20812301040037">
                <text:p>1.20812301040037</text:p>
              </table:table-cell>
            </table:table-row>
            <table:table-row>
              <table:table-cell office:value-type="float" office:value="0.606060605496168">
                <text:p>0.606060605496168</text:p>
              </table:table-cell>
              <table:table-cell office:value-type="float" office:value="1.68603634582792">
                <text:p>1.68603634582792</text:p>
              </table:table-cell>
            </table:table-row>
            <table:table-row>
              <table:table-cell office:value-type="float" office:value="0.607038122601807">
                <text:p>0.607038122601807</text:p>
              </table:table-cell>
              <table:table-cell office:value-type="float" office:value="2.2270148038054">
                <text:p>2.2270148038054</text:p>
              </table:table-cell>
            </table:table-row>
            <table:table-row>
              <table:table-cell office:value-type="float" office:value="0.608015639707446">
                <text:p>0.608015639707446</text:p>
              </table:table-cell>
              <table:table-cell office:value-type="float" office:value="2.02510829113943">
                <text:p>2.02510829113943</text:p>
              </table:table-cell>
            </table:table-row>
            <table:table-row>
              <table:table-cell office:value-type="float" office:value="0.608993156813085">
                <text:p>0.608993156813085</text:p>
              </table:table-cell>
              <table:table-cell office:value-type="float" office:value="1.55898713730282">
                <text:p>1.55898713730282</text:p>
              </table:table-cell>
            </table:table-row>
            <table:table-row>
              <table:table-cell office:value-type="float" office:value="0.609970673918724">
                <text:p>0.609970673918724</text:p>
              </table:table-cell>
              <table:table-cell office:value-type="float" office:value="1.92657870179923">
                <text:p>1.92657870179923</text:p>
              </table:table-cell>
            </table:table-row>
            <table:table-row>
              <table:table-cell office:value-type="float" office:value="0.610948191024363">
                <text:p>0.610948191024363</text:p>
              </table:table-cell>
              <table:table-cell office:value-type="float" office:value="1.77546925845658">
                <text:p>1.77546925845658</text:p>
              </table:table-cell>
            </table:table-row>
            <table:table-row>
              <table:table-cell office:value-type="float" office:value="0.611925708130002">
                <text:p>0.611925708130002</text:p>
              </table:table-cell>
              <table:table-cell office:value-type="float" office:value="1.6272910027265">
                <text:p>1.6272910027265</text:p>
              </table:table-cell>
            </table:table-row>
            <table:table-row>
              <table:table-cell office:value-type="float" office:value="0.612903225235641">
                <text:p>0.612903225235641</text:p>
              </table:table-cell>
              <table:table-cell office:value-type="float" office:value="0.844694666838802">
                <text:p>0.844694666838802</text:p>
              </table:table-cell>
            </table:table-row>
            <table:table-row>
              <table:table-cell office:value-type="float" office:value="0.61388074234128">
                <text:p>0.61388074234128</text:p>
              </table:table-cell>
              <table:table-cell office:value-type="float" office:value="0.893965787408196">
                <text:p>0.893965787408196</text:p>
              </table:table-cell>
            </table:table-row>
            <table:table-row>
              <table:table-cell office:value-type="float" office:value="0.614858259446919">
                <text:p>0.614858259446919</text:p>
              </table:table-cell>
              <table:table-cell office:value-type="float" office:value="0.0935510922916297">
                <text:p>0.0935510922916297</text:p>
              </table:table-cell>
            </table:table-row>
            <table:table-row>
              <table:table-cell office:value-type="float" office:value="0.615835776552558">
                <text:p>0.615835776552558</text:p>
              </table:table-cell>
              <table:table-cell office:value-type="float" office:value="0.391182345212295">
                <text:p>0.391182345212295</text:p>
              </table:table-cell>
            </table:table-row>
            <table:table-row>
              <table:table-cell office:value-type="float" office:value="0.616813293658197">
                <text:p>0.616813293658197</text:p>
              </table:table-cell>
              <table:table-cell office:value-type="float" office:value="-0.404550329010819">
                <text:p>-0.404550329010819</text:p>
              </table:table-cell>
            </table:table-row>
            <table:table-row>
              <table:table-cell office:value-type="float" office:value="0.617790810763836">
                <text:p>0.617790810763836</text:p>
              </table:table-cell>
              <table:table-cell office:value-type="float" office:value="-0.200998062809198">
                <text:p>-0.200998062809198</text:p>
              </table:table-cell>
            </table:table-row>
            <table:table-row>
              <table:table-cell office:value-type="float" office:value="0.618768327869475">
                <text:p>0.618768327869475</text:p>
              </table:table-cell>
              <table:table-cell office:value-type="float" office:value="-0.446339346380886">
                <text:p>-0.446339346380886</text:p>
              </table:table-cell>
            </table:table-row>
            <table:table-row>
              <table:table-cell office:value-type="float" office:value="0.619745844975114">
                <text:p>0.619745844975114</text:p>
              </table:table-cell>
              <table:table-cell office:value-type="float" office:value="-0.277821812430805">
                <text:p>-0.277821812430805</text:p>
              </table:table-cell>
            </table:table-row>
            <table:table-row>
              <table:table-cell office:value-type="float" office:value="0.620723362080753">
                <text:p>0.620723362080753</text:p>
              </table:table-cell>
              <table:table-cell office:value-type="float" office:value="-0.174439105619957">
                <text:p>-0.174439105619957</text:p>
              </table:table-cell>
            </table:table-row>
            <table:table-row>
              <table:table-cell office:value-type="float" office:value="0.621700879186392">
                <text:p>0.621700879186392</text:p>
              </table:table-cell>
              <table:table-cell office:value-type="float" office:value="-0.22675859033389">
                <text:p>-0.22675859033389</text:p>
              </table:table-cell>
            </table:table-row>
            <table:table-row>
              <table:table-cell office:value-type="float" office:value="0.622678396292031">
                <text:p>0.622678396292031</text:p>
              </table:table-cell>
              <table:table-cell office:value-type="float" office:value="-0.234670408122759">
                <text:p>-0.234670408122759</text:p>
              </table:table-cell>
            </table:table-row>
            <table:table-row>
              <table:table-cell office:value-type="float" office:value="0.62365591339767">
                <text:p>0.62365591339767</text:p>
              </table:table-cell>
              <table:table-cell office:value-type="float" office:value="-0.00222514184764078">
                <text:p>-0.00222514184764078</text:p>
              </table:table-cell>
            </table:table-row>
            <table:table-row>
              <table:table-cell office:value-type="float" office:value="0.624633430503309">
                <text:p>0.624633430503309</text:p>
              </table:table-cell>
              <table:table-cell office:value-type="float" office:value="-0.0272862920776649">
                <text:p>-0.0272862920776649</text:p>
              </table:table-cell>
            </table:table-row>
            <table:table-row>
              <table:table-cell office:value-type="float" office:value="0.625610947608948">
                <text:p>0.625610947608948</text:p>
              </table:table-cell>
              <table:table-cell office:value-type="float" office:value="0.174157945670714">
                <text:p>0.174157945670714</text:p>
              </table:table-cell>
            </table:table-row>
            <table:table-row>
              <table:table-cell office:value-type="float" office:value="0.626588464714587">
                <text:p>0.626588464714587</text:p>
              </table:table-cell>
              <table:table-cell office:value-type="float" office:value="-0.0670353572339832">
                <text:p>-0.0670353572339832</text:p>
              </table:table-cell>
            </table:table-row>
            <table:table-row>
              <table:table-cell office:value-type="float" office:value="0.627565981820226">
                <text:p>0.627565981820226</text:p>
              </table:table-cell>
              <table:table-cell office:value-type="float" office:value="0.347895275890557">
                <text:p>0.347895275890557</text:p>
              </table:table-cell>
            </table:table-row>
            <table:table-row>
              <table:table-cell office:value-type="float" office:value="0.628543498925865">
                <text:p>0.628543498925865</text:p>
              </table:table-cell>
              <table:table-cell office:value-type="float" office:value="0.831619268063876">
                <text:p>0.831619268063876</text:p>
              </table:table-cell>
            </table:table-row>
            <table:table-row>
              <table:table-cell office:value-type="float" office:value="0.629521016031504">
                <text:p>0.629521016031504</text:p>
              </table:table-cell>
              <table:table-cell office:value-type="float" office:value="0.545817509368845">
                <text:p>0.545817509368845</text:p>
              </table:table-cell>
            </table:table-row>
            <table:table-row>
              <table:table-cell office:value-type="float" office:value="0.630498533137143">
                <text:p>0.630498533137143</text:p>
              </table:table-cell>
              <table:table-cell office:value-type="float" office:value="0.640170090365533">
                <text:p>0.640170090365533</text:p>
              </table:table-cell>
            </table:table-row>
            <table:table-row>
              <table:table-cell office:value-type="float" office:value="0.631476050242782">
                <text:p>0.631476050242782</text:p>
              </table:table-cell>
              <table:table-cell office:value-type="float" office:value="0.744867357357388">
                <text:p>0.744867357357388</text:p>
              </table:table-cell>
            </table:table-row>
            <table:table-row>
              <table:table-cell office:value-type="float" office:value="0.632453567348421">
                <text:p>0.632453567348421</text:p>
              </table:table-cell>
              <table:table-cell office:value-type="float" office:value="0.131604764658674">
                <text:p>0.131604764658674</text:p>
              </table:table-cell>
            </table:table-row>
            <table:table-row>
              <table:table-cell office:value-type="float" office:value="0.63343108445406">
                <text:p>0.63343108445406</text:p>
              </table:table-cell>
              <table:table-cell office:value-type="float" office:value="0.0344923097525075">
                <text:p>0.0344923097525075</text:p>
              </table:table-cell>
            </table:table-row>
            <table:table-row>
              <table:table-cell office:value-type="float" office:value="0.634408601559699">
                <text:p>0.634408601559699</text:p>
              </table:table-cell>
              <table:table-cell office:value-type="float" office:value="0.124855510921021">
                <text:p>0.124855510921021</text:p>
              </table:table-cell>
            </table:table-row>
            <table:table-row>
              <table:table-cell office:value-type="float" office:value="0.635386118665338">
                <text:p>0.635386118665338</text:p>
              </table:table-cell>
              <table:table-cell office:value-type="float" office:value="-0.602154624696867">
                <text:p>-0.602154624696867</text:p>
              </table:table-cell>
            </table:table-row>
            <table:table-row>
              <table:table-cell office:value-type="float" office:value="0.636363635770977">
                <text:p>0.636363635770977</text:p>
              </table:table-cell>
              <table:table-cell office:value-type="float" office:value="-0.697210728214592">
                <text:p>-0.697210728214592</text:p>
              </table:table-cell>
            </table:table-row>
            <table:table-row>
              <table:table-cell office:value-type="float" office:value="0.637341152876616">
                <text:p>0.637341152876616</text:p>
              </table:table-cell>
              <table:table-cell office:value-type="float" office:value="-0.921779569000982">
                <text:p>-0.921779569000982</text:p>
              </table:table-cell>
            </table:table-row>
            <table:table-row>
              <table:table-cell office:value-type="float" office:value="0.638318669982255">
                <text:p>0.638318669982255</text:p>
              </table:table-cell>
              <table:table-cell office:value-type="float" office:value="-1.38645546159391">
                <text:p>-1.38645546159391</text:p>
              </table:table-cell>
            </table:table-row>
            <table:table-row>
              <table:table-cell office:value-type="float" office:value="0.639296187087893">
                <text:p>0.639296187087893</text:p>
              </table:table-cell>
              <table:table-cell office:value-type="float" office:value="-1.07567536463789">
                <text:p>-1.07567536463789</text:p>
              </table:table-cell>
            </table:table-row>
            <table:table-row>
              <table:table-cell office:value-type="float" office:value="0.640273704193532">
                <text:p>0.640273704193532</text:p>
              </table:table-cell>
              <table:table-cell office:value-type="float" office:value="-1.69071181638916">
                <text:p>-1.69071181638916</text:p>
              </table:table-cell>
            </table:table-row>
            <table:table-row>
              <table:table-cell office:value-type="float" office:value="0.641251221299171">
                <text:p>0.641251221299171</text:p>
              </table:table-cell>
              <table:table-cell office:value-type="float" office:value="-1.84233261830435">
                <text:p>-1.84233261830435</text:p>
              </table:table-cell>
            </table:table-row>
            <table:table-row>
              <table:table-cell office:value-type="float" office:value="0.64222873840481">
                <text:p>0.64222873840481</text:p>
              </table:table-cell>
              <table:table-cell office:value-type="float" office:value="-1.91923718775363">
                <text:p>-1.91923718775363</text:p>
              </table:table-cell>
            </table:table-row>
            <table:table-row>
              <table:table-cell office:value-type="float" office:value="0.643206255510449">
                <text:p>0.643206255510449</text:p>
              </table:table-cell>
              <table:table-cell office:value-type="float" office:value="-1.54523617999299">
                <text:p>-1.54523617999299</text:p>
              </table:table-cell>
            </table:table-row>
            <table:table-row>
              <table:table-cell office:value-type="float" office:value="0.644183772616088">
                <text:p>0.644183772616088</text:p>
              </table:table-cell>
              <table:table-cell office:value-type="float" office:value="-1.32817470485345">
                <text:p>-1.32817470485345</text:p>
              </table:table-cell>
            </table:table-row>
            <table:table-row>
              <table:table-cell office:value-type="float" office:value="0.645161289721727">
                <text:p>0.645161289721727</text:p>
              </table:table-cell>
              <table:table-cell office:value-type="float" office:value="-1.27619279419942">
                <text:p>-1.27619279419942</text:p>
              </table:table-cell>
            </table:table-row>
            <table:table-row>
              <table:table-cell office:value-type="float" office:value="0.646138806827366">
                <text:p>0.646138806827366</text:p>
              </table:table-cell>
              <table:table-cell office:value-type="float" office:value="-1.05396016520583">
                <text:p>-1.05396016520583</text:p>
              </table:table-cell>
            </table:table-row>
            <table:table-row>
              <table:table-cell office:value-type="float" office:value="0.647116323933005">
                <text:p>0.647116323933005</text:p>
              </table:table-cell>
              <table:table-cell office:value-type="float" office:value="-0.568466059365755">
                <text:p>-0.568466059365755</text:p>
              </table:table-cell>
            </table:table-row>
            <table:table-row>
              <table:table-cell office:value-type="float" office:value="0.648093841038644">
                <text:p>0.648093841038644</text:p>
              </table:table-cell>
              <table:table-cell office:value-type="float" office:value="-1.15147139269864">
                <text:p>-1.15147139269864</text:p>
              </table:table-cell>
            </table:table-row>
            <table:table-row>
              <table:table-cell office:value-type="float" office:value="0.649071358144283">
                <text:p>0.649071358144283</text:p>
              </table:table-cell>
              <table:table-cell office:value-type="float" office:value="-0.493742339412214">
                <text:p>-0.493742339412214</text:p>
              </table:table-cell>
            </table:table-row>
            <table:table-row>
              <table:table-cell office:value-type="float" office:value="0.650048875249922">
                <text:p>0.650048875249922</text:p>
              </table:table-cell>
              <table:table-cell office:value-type="float" office:value="0.224573963923565">
                <text:p>0.224573963923565</text:p>
              </table:table-cell>
            </table:table-row>
            <table:table-row>
              <table:table-cell office:value-type="float" office:value="0.651026392355561">
                <text:p>0.651026392355561</text:p>
              </table:table-cell>
              <table:table-cell office:value-type="float" office:value="0.729435292531895">
                <text:p>0.729435292531895</text:p>
              </table:table-cell>
            </table:table-row>
            <table:table-row>
              <table:table-cell office:value-type="float" office:value="0.6520039094612">
                <text:p>0.6520039094612</text:p>
              </table:table-cell>
              <table:table-cell office:value-type="float" office:value="0.837780610352125">
                <text:p>0.837780610352125</text:p>
              </table:table-cell>
            </table:table-row>
            <table:table-row>
              <table:table-cell office:value-type="float" office:value="0.652981426566839">
                <text:p>0.652981426566839</text:p>
              </table:table-cell>
              <table:table-cell office:value-type="float" office:value="0.781523605191312">
                <text:p>0.781523605191312</text:p>
              </table:table-cell>
            </table:table-row>
            <table:table-row>
              <table:table-cell office:value-type="float" office:value="0.653958943672478">
                <text:p>0.653958943672478</text:p>
              </table:table-cell>
              <table:table-cell office:value-type="float" office:value="0.937230608421999">
                <text:p>0.937230608421999</text:p>
              </table:table-cell>
            </table:table-row>
            <table:table-row>
              <table:table-cell office:value-type="float" office:value="0.654936460778117">
                <text:p>0.654936460778117</text:p>
              </table:table-cell>
              <table:table-cell office:value-type="float" office:value="1.22963555885781">
                <text:p>1.22963555885781</text:p>
              </table:table-cell>
            </table:table-row>
            <table:table-row>
              <table:table-cell office:value-type="float" office:value="0.655913977883756">
                <text:p>0.655913977883756</text:p>
              </table:table-cell>
              <table:table-cell office:value-type="float" office:value="1.45590347399545">
                <text:p>1.45590347399545</text:p>
              </table:table-cell>
            </table:table-row>
            <table:table-row>
              <table:table-cell office:value-type="float" office:value="0.656891494989395">
                <text:p>0.656891494989395</text:p>
              </table:table-cell>
              <table:table-cell office:value-type="float" office:value="2.13822415639897">
                <text:p>2.13822415639897</text:p>
              </table:table-cell>
            </table:table-row>
            <table:table-row>
              <table:table-cell office:value-type="float" office:value="0.657869012095034">
                <text:p>0.657869012095034</text:p>
              </table:table-cell>
              <table:table-cell office:value-type="float" office:value="2.04353052159781">
                <text:p>2.04353052159781</text:p>
              </table:table-cell>
            </table:table-row>
            <table:table-row>
              <table:table-cell office:value-type="float" office:value="0.658846529200673">
                <text:p>0.658846529200673</text:p>
              </table:table-cell>
              <table:table-cell office:value-type="float" office:value="1.57824729403916">
                <text:p>1.57824729403916</text:p>
              </table:table-cell>
            </table:table-row>
            <table:table-row>
              <table:table-cell office:value-type="float" office:value="0.659824046306312">
                <text:p>0.659824046306312</text:p>
              </table:table-cell>
              <table:table-cell office:value-type="float" office:value="2.00872641970302">
                <text:p>2.00872641970302</text:p>
              </table:table-cell>
            </table:table-row>
            <table:table-row>
              <table:table-cell office:value-type="float" office:value="0.660801563411951">
                <text:p>0.660801563411951</text:p>
              </table:table-cell>
              <table:table-cell office:value-type="float" office:value="1.34362822095676">
                <text:p>1.34362822095676</text:p>
              </table:table-cell>
            </table:table-row>
            <table:table-row>
              <table:table-cell office:value-type="float" office:value="0.66177908051759">
                <text:p>0.66177908051759</text:p>
              </table:table-cell>
              <table:table-cell office:value-type="float" office:value="1.66953507837444">
                <text:p>1.66953507837444</text:p>
              </table:table-cell>
            </table:table-row>
            <table:table-row>
              <table:table-cell office:value-type="float" office:value="0.662756597623229">
                <text:p>0.662756597623229</text:p>
              </table:table-cell>
              <table:table-cell office:value-type="float" office:value="1.02227442016712">
                <text:p>1.02227442016712</text:p>
              </table:table-cell>
            </table:table-row>
            <table:table-row>
              <table:table-cell office:value-type="float" office:value="0.663734114728868">
                <text:p>0.663734114728868</text:p>
              </table:table-cell>
              <table:table-cell office:value-type="float" office:value="0.853992681778357">
                <text:p>0.853992681778357</text:p>
              </table:table-cell>
            </table:table-row>
            <table:table-row>
              <table:table-cell office:value-type="float" office:value="0.664711631834507">
                <text:p>0.664711631834507</text:p>
              </table:table-cell>
              <table:table-cell office:value-type="float" office:value="0.0732138356505202">
                <text:p>0.0732138356505202</text:p>
              </table:table-cell>
            </table:table-row>
            <table:table-row>
              <table:table-cell office:value-type="float" office:value="0.665689148940146">
                <text:p>0.665689148940146</text:p>
              </table:table-cell>
              <table:table-cell office:value-type="float" office:value="0.650441694288599">
                <text:p>0.650441694288599</text:p>
              </table:table-cell>
            </table:table-row>
            <table:table-row>
              <table:table-cell office:value-type="float" office:value="0.666666666045785">
                <text:p>0.666666666045785</text:p>
              </table:table-cell>
              <table:table-cell office:value-type="float" office:value="-0.132515129144075">
                <text:p>-0.132515129144075</text:p>
              </table:table-cell>
            </table:table-row>
            <table:table-row>
              <table:table-cell office:value-type="float" office:value="0.667644183151424">
                <text:p>0.667644183151424</text:p>
              </table:table-cell>
              <table:table-cell office:value-type="float" office:value="0.2017675230701">
                <text:p>0.2017675230701</text:p>
              </table:table-cell>
            </table:table-row>
            <table:table-row>
              <table:table-cell office:value-type="float" office:value="0.668621700257063">
                <text:p>0.668621700257063</text:p>
              </table:table-cell>
              <table:table-cell office:value-type="float" office:value="0.0694270007427061">
                <text:p>0.0694270007427061</text:p>
              </table:table-cell>
            </table:table-row>
            <table:table-row>
              <table:table-cell office:value-type="float" office:value="0.669599217362702">
                <text:p>0.669599217362702</text:p>
              </table:table-cell>
              <table:table-cell office:value-type="float" office:value="-0.488659043416891">
                <text:p>-0.488659043416891</text:p>
              </table:table-cell>
            </table:table-row>
            <table:table-row>
              <table:table-cell office:value-type="float" office:value="0.670576734468341">
                <text:p>0.670576734468341</text:p>
              </table:table-cell>
              <table:table-cell office:value-type="float" office:value="-0.808268009003834">
                <text:p>-0.808268009003834</text:p>
              </table:table-cell>
            </table:table-row>
            <table:table-row>
              <table:table-cell office:value-type="float" office:value="0.67155425157398">
                <text:p>0.67155425157398</text:p>
              </table:table-cell>
              <table:table-cell office:value-type="float" office:value="-0.770991685799345">
                <text:p>-0.770991685799345</text:p>
              </table:table-cell>
            </table:table-row>
            <table:table-row>
              <table:table-cell office:value-type="float" office:value="0.672531768679619">
                <text:p>0.672531768679619</text:p>
              </table:table-cell>
              <table:table-cell office:value-type="float" office:value="0.144334580325518">
                <text:p>0.144334580325518</text:p>
              </table:table-cell>
            </table:table-row>
            <table:table-row>
              <table:table-cell office:value-type="float" office:value="0.673509285785258">
                <text:p>0.673509285785258</text:p>
              </table:table-cell>
              <table:table-cell office:value-type="float" office:value="-0.451816199028974">
                <text:p>-0.451816199028974</text:p>
              </table:table-cell>
            </table:table-row>
            <table:table-row>
              <table:table-cell office:value-type="float" office:value="0.674486802890897">
                <text:p>0.674486802890897</text:p>
              </table:table-cell>
              <table:table-cell office:value-type="float" office:value="-0.535838138498922">
                <text:p>-0.535838138498922</text:p>
              </table:table-cell>
            </table:table-row>
            <table:table-row>
              <table:table-cell office:value-type="float" office:value="0.675464319996536">
                <text:p>0.675464319996536</text:p>
              </table:table-cell>
              <table:table-cell office:value-type="float" office:value="-0.3876217650977">
                <text:p>-0.3876217650977</text:p>
              </table:table-cell>
            </table:table-row>
            <table:table-row>
              <table:table-cell office:value-type="float" office:value="0.676441837102175">
                <text:p>0.676441837102175</text:p>
              </table:table-cell>
              <table:table-cell office:value-type="float" office:value="-0.2943401222431">
                <text:p>-0.2943401222431</text:p>
              </table:table-cell>
            </table:table-row>
            <table:table-row>
              <table:table-cell office:value-type="float" office:value="0.677419354207814">
                <text:p>0.677419354207814</text:p>
              </table:table-cell>
              <table:table-cell office:value-type="float" office:value="-0.152450417252406">
                <text:p>-0.152450417252406</text:p>
              </table:table-cell>
            </table:table-row>
            <table:table-row>
              <table:table-cell office:value-type="float" office:value="0.678396871313453">
                <text:p>0.678396871313453</text:p>
              </table:table-cell>
              <table:table-cell office:value-type="float" office:value="0.291756465113555">
                <text:p>0.291756465113555</text:p>
              </table:table-cell>
            </table:table-row>
            <table:table-row>
              <table:table-cell office:value-type="float" office:value="0.679374388419092">
                <text:p>0.679374388419092</text:p>
              </table:table-cell>
              <table:table-cell office:value-type="float" office:value="0.381601800740857">
                <text:p>0.381601800740857</text:p>
              </table:table-cell>
            </table:table-row>
            <table:table-row>
              <table:table-cell office:value-type="float" office:value="0.680351905524731">
                <text:p>0.680351905524731</text:p>
              </table:table-cell>
              <table:table-cell office:value-type="float" office:value="0.425444213670079">
                <text:p>0.425444213670079</text:p>
              </table:table-cell>
            </table:table-row>
            <table:table-row>
              <table:table-cell office:value-type="float" office:value="0.68132942263037">
                <text:p>0.68132942263037</text:p>
              </table:table-cell>
              <table:table-cell office:value-type="float" office:value="-0.125182684574119">
                <text:p>-0.125182684574119</text:p>
              </table:table-cell>
            </table:table-row>
            <table:table-row>
              <table:table-cell office:value-type="float" office:value="0.682306939736009">
                <text:p>0.682306939736009</text:p>
              </table:table-cell>
              <table:table-cell office:value-type="float" office:value="0.292473719202358">
                <text:p>0.292473719202358</text:p>
              </table:table-cell>
            </table:table-row>
            <table:table-row>
              <table:table-cell office:value-type="float" office:value="0.683284456841648">
                <text:p>0.683284456841648</text:p>
              </table:table-cell>
              <table:table-cell office:value-type="float" office:value="0.0518060832941934">
                <text:p>0.0518060832941934</text:p>
              </table:table-cell>
            </table:table-row>
            <table:table-row>
              <table:table-cell office:value-type="float" office:value="0.684261973947287">
                <text:p>0.684261973947287</text:p>
              </table:table-cell>
              <table:table-cell office:value-type="float" office:value="0.0505796561062406">
                <text:p>0.0505796561062406</text:p>
              </table:table-cell>
            </table:table-row>
            <table:table-row>
              <table:table-cell office:value-type="float" office:value="0.685239491052926">
                <text:p>0.685239491052926</text:p>
              </table:table-cell>
              <table:table-cell office:value-type="float" office:value="-0.877263969225532">
                <text:p>-0.877263969225532</text:p>
              </table:table-cell>
            </table:table-row>
            <table:table-row>
              <table:table-cell office:value-type="float" office:value="0.686217008158565">
                <text:p>0.686217008158565</text:p>
              </table:table-cell>
              <table:table-cell office:value-type="float" office:value="-0.587632681124178">
                <text:p>-0.587632681124178</text:p>
              </table:table-cell>
            </table:table-row>
            <table:table-row>
              <table:table-cell office:value-type="float" office:value="0.687194525264204">
                <text:p>0.687194525264204</text:p>
              </table:table-cell>
              <table:table-cell office:value-type="float" office:value="-1.21120964430901">
                <text:p>-1.21120964430901</text:p>
              </table:table-cell>
            </table:table-row>
            <table:table-row>
              <table:table-cell office:value-type="float" office:value="0.688172042369843">
                <text:p>0.688172042369843</text:p>
              </table:table-cell>
              <table:table-cell office:value-type="float" office:value="-0.840005825854602">
                <text:p>-0.840005825854602</text:p>
              </table:table-cell>
            </table:table-row>
            <table:table-row>
              <table:table-cell office:value-type="float" office:value="0.689149559475482">
                <text:p>0.689149559475482</text:p>
              </table:table-cell>
              <table:table-cell office:value-type="float" office:value="-1.49577995156593">
                <text:p>-1.49577995156593</text:p>
              </table:table-cell>
            </table:table-row>
            <table:table-row>
              <table:table-cell office:value-type="float" office:value="0.69012707658112">
                <text:p>0.69012707658112</text:p>
              </table:table-cell>
              <table:table-cell office:value-type="float" office:value="-1.4902630112742">
                <text:p>-1.4902630112742</text:p>
              </table:table-cell>
            </table:table-row>
            <table:table-row>
              <table:table-cell office:value-type="float" office:value="0.691104593686759">
                <text:p>0.691104593686759</text:p>
              </table:table-cell>
              <table:table-cell office:value-type="float" office:value="-1.79924996828884">
                <text:p>-1.79924996828884</text:p>
              </table:table-cell>
            </table:table-row>
            <table:table-row>
              <table:table-cell office:value-type="float" office:value="0.692082110792398">
                <text:p>0.692082110792398</text:p>
              </table:table-cell>
              <table:table-cell office:value-type="float" office:value="-1.52156312651188">
                <text:p>-1.52156312651188</text:p>
              </table:table-cell>
            </table:table-row>
            <table:table-row>
              <table:table-cell office:value-type="float" office:value="0.693059627898037">
                <text:p>0.693059627898037</text:p>
              </table:table-cell>
              <table:table-cell office:value-type="float" office:value="-1.96429603822536">
                <text:p>-1.96429603822536</text:p>
              </table:table-cell>
            </table:table-row>
            <table:table-row>
              <table:table-cell office:value-type="float" office:value="0.694037145003676">
                <text:p>0.694037145003676</text:p>
              </table:table-cell>
              <table:table-cell office:value-type="float" office:value="-2.163412033901">
                <text:p>-2.163412033901</text:p>
              </table:table-cell>
            </table:table-row>
            <table:table-row>
              <table:table-cell office:value-type="float" office:value="0.695014662109315">
                <text:p>0.695014662109315</text:p>
              </table:table-cell>
              <table:table-cell office:value-type="float" office:value="-1.33032581936525">
                <text:p>-1.33032581936525</text:p>
              </table:table-cell>
            </table:table-row>
            <table:table-row>
              <table:table-cell office:value-type="float" office:value="0.695992179214954">
                <text:p>0.695992179214954</text:p>
              </table:table-cell>
              <table:table-cell office:value-type="float" office:value="-1.68896133948607">
                <text:p>-1.68896133948607</text:p>
              </table:table-cell>
            </table:table-row>
            <table:table-row>
              <table:table-cell office:value-type="float" office:value="0.696969696320593">
                <text:p>0.696969696320593</text:p>
              </table:table-cell>
              <table:table-cell office:value-type="float" office:value="-1.4973167219615">
                <text:p>-1.4973167219615</text:p>
              </table:table-cell>
            </table:table-row>
            <table:table-row>
              <table:table-cell office:value-type="float" office:value="0.697947213426232">
                <text:p>0.697947213426232</text:p>
              </table:table-cell>
              <table:table-cell office:value-type="float" office:value="-1.22593463448928">
                <text:p>-1.22593463448928</text:p>
              </table:table-cell>
            </table:table-row>
            <table:table-row>
              <table:table-cell office:value-type="float" office:value="0.698924730531871">
                <text:p>0.698924730531871</text:p>
              </table:table-cell>
              <table:table-cell office:value-type="float" office:value="0.0924263641052624">
                <text:p>0.0924263641052624</text:p>
              </table:table-cell>
            </table:table-row>
            <table:table-row>
              <table:table-cell office:value-type="float" office:value="0.69990224763751">
                <text:p>0.69990224763751</text:p>
              </table:table-cell>
              <table:table-cell office:value-type="float" office:value="0.101714592981939">
                <text:p>0.101714592981939</text:p>
              </table:table-cell>
            </table:table-row>
            <table:table-row>
              <table:table-cell office:value-type="float" office:value="0.700879764743149">
                <text:p>0.700879764743149</text:p>
              </table:table-cell>
              <table:table-cell office:value-type="float" office:value="0.596018938788267">
                <text:p>0.596018938788267</text:p>
              </table:table-cell>
            </table:table-row>
            <table:table-row>
              <table:table-cell office:value-type="float" office:value="0.701857281848788">
                <text:p>0.701857281848788</text:p>
              </table:table-cell>
              <table:table-cell office:value-type="float" office:value="0.228087988252885">
                <text:p>0.228087988252885</text:p>
              </table:table-cell>
            </table:table-row>
            <table:table-row>
              <table:table-cell office:value-type="float" office:value="0.702834798954427">
                <text:p>0.702834798954427</text:p>
              </table:table-cell>
              <table:table-cell office:value-type="float" office:value="0.592456830792471">
                <text:p>0.592456830792471</text:p>
              </table:table-cell>
            </table:table-row>
            <table:table-row>
              <table:table-cell office:value-type="float" office:value="0.703812316060066">
                <text:p>0.703812316060066</text:p>
              </table:table-cell>
              <table:table-cell office:value-type="float" office:value="1.68329844901575">
                <text:p>1.68329844901575</text:p>
              </table:table-cell>
            </table:table-row>
            <table:table-row>
              <table:table-cell office:value-type="float" office:value="0.704789833165705">
                <text:p>0.704789833165705</text:p>
              </table:table-cell>
              <table:table-cell office:value-type="float" office:value="1.32859227333233">
                <text:p>1.32859227333233</text:p>
              </table:table-cell>
            </table:table-row>
            <table:table-row>
              <table:table-cell office:value-type="float" office:value="0.705767350271344">
                <text:p>0.705767350271344</text:p>
              </table:table-cell>
              <table:table-cell office:value-type="float" office:value="2.03059286269881">
                <text:p>2.03059286269881</text:p>
              </table:table-cell>
            </table:table-row>
            <table:table-row>
              <table:table-cell office:value-type="float" office:value="0.706744867376983">
                <text:p>0.706744867376983</text:p>
              </table:table-cell>
              <table:table-cell office:value-type="float" office:value="1.73226094739541">
                <text:p>1.73226094739541</text:p>
              </table:table-cell>
            </table:table-row>
            <table:table-row>
              <table:table-cell office:value-type="float" office:value="0.707722384482622">
                <text:p>0.707722384482622</text:p>
              </table:table-cell>
              <table:table-cell office:value-type="float" office:value="1.95575582621098">
                <text:p>1.95575582621098</text:p>
              </table:table-cell>
            </table:table-row>
            <table:table-row>
              <table:table-cell office:value-type="float" office:value="0.708699901588261">
                <text:p>0.708699901588261</text:p>
              </table:table-cell>
              <table:table-cell office:value-type="float" office:value="2.04030166434356">
                <text:p>2.04030166434356</text:p>
              </table:table-cell>
            </table:table-row>
            <table:table-row>
              <table:table-cell office:value-type="float" office:value="0.7096774186939">
                <text:p>0.7096774186939</text:p>
              </table:table-cell>
              <table:table-cell office:value-type="float" office:value="1.17557147734479">
                <text:p>1.17557147734479</text:p>
              </table:table-cell>
            </table:table-row>
            <table:table-row>
              <table:table-cell office:value-type="float" office:value="0.710654935799539">
                <text:p>0.710654935799539</text:p>
              </table:table-cell>
              <table:table-cell office:value-type="float" office:value="1.32688642513659">
                <text:p>1.32688642513659</text:p>
              </table:table-cell>
            </table:table-row>
            <table:table-row>
              <table:table-cell office:value-type="float" office:value="0.711632452905178">
                <text:p>0.711632452905178</text:p>
              </table:table-cell>
              <table:table-cell office:value-type="float" office:value="1.34351621741746">
                <text:p>1.34351621741746</text:p>
              </table:table-cell>
            </table:table-row>
            <table:table-row>
              <table:table-cell office:value-type="float" office:value="0.712609970010817">
                <text:p>0.712609970010817</text:p>
              </table:table-cell>
              <table:table-cell office:value-type="float" office:value="0.833026879691322">
                <text:p>0.833026879691322</text:p>
              </table:table-cell>
            </table:table-row>
            <table:table-row>
              <table:table-cell office:value-type="float" office:value="0.713587487116456">
                <text:p>0.713587487116456</text:p>
              </table:table-cell>
              <table:table-cell office:value-type="float" office:value="0.80784779235644">
                <text:p>0.80784779235644</text:p>
              </table:table-cell>
            </table:table-row>
            <table:table-row>
              <table:table-cell office:value-type="float" office:value="0.714565004222095">
                <text:p>0.714565004222095</text:p>
              </table:table-cell>
              <table:table-cell office:value-type="float" office:value="0.285079065587422">
                <text:p>0.285079065587422</text:p>
              </table:table-cell>
            </table:table-row>
            <table:table-row>
              <table:table-cell office:value-type="float" office:value="0.715542521327734">
                <text:p>0.715542521327734</text:p>
              </table:table-cell>
              <table:table-cell office:value-type="float" office:value="0.371822529340152">
                <text:p>0.371822529340152</text:p>
              </table:table-cell>
            </table:table-row>
            <table:table-row>
              <table:table-cell office:value-type="float" office:value="0.716520038433373">
                <text:p>0.716520038433373</text:p>
              </table:table-cell>
              <table:table-cell office:value-type="float" office:value="0.234581352777409">
                <text:p>0.234581352777409</text:p>
              </table:table-cell>
            </table:table-row>
            <table:table-row>
              <table:table-cell office:value-type="float" office:value="0.717497555539012">
                <text:p>0.717497555539012</text:p>
              </table:table-cell>
              <table:table-cell office:value-type="float" office:value="0.000484715802796631">
                <text:p>0.000484715802796631</text:p>
              </table:table-cell>
            </table:table-row>
            <table:table-row>
              <table:table-cell office:value-type="float" office:value="0.718475072644651">
                <text:p>0.718475072644651</text:p>
              </table:table-cell>
              <table:table-cell office:value-type="float" office:value="-0.725851958608404">
                <text:p>-0.725851958608404</text:p>
              </table:table-cell>
            </table:table-row>
            <table:table-row>
              <table:table-cell office:value-type="float" office:value="0.71945258975029">
                <text:p>0.71945258975029</text:p>
              </table:table-cell>
              <table:table-cell office:value-type="float" office:value="-0.715871134553261">
                <text:p>-0.715871134553261</text:p>
              </table:table-cell>
            </table:table-row>
            <table:table-row>
              <table:table-cell office:value-type="float" office:value="0.720430106855929">
                <text:p>0.720430106855929</text:p>
              </table:table-cell>
              <table:table-cell office:value-type="float" office:value="-0.272793155688726">
                <text:p>-0.272793155688726</text:p>
              </table:table-cell>
            </table:table-row>
            <table:table-row>
              <table:table-cell office:value-type="float" office:value="0.721407623961568">
                <text:p>0.721407623961568</text:p>
              </table:table-cell>
              <table:table-cell office:value-type="float" office:value="-0.393765163210381">
                <text:p>-0.393765163210381</text:p>
              </table:table-cell>
            </table:table-row>
            <table:table-row>
              <table:table-cell office:value-type="float" office:value="0.722385141067207">
                <text:p>0.722385141067207</text:p>
              </table:table-cell>
              <table:table-cell office:value-type="float" office:value="0.0807865532951317">
                <text:p>0.0807865532951317</text:p>
              </table:table-cell>
            </table:table-row>
            <table:table-row>
              <table:table-cell office:value-type="float" office:value="0.723362658172846">
                <text:p>0.723362658172846</text:p>
              </table:table-cell>
              <table:table-cell office:value-type="float" office:value="-0.441823031601885">
                <text:p>-0.441823031601885</text:p>
              </table:table-cell>
            </table:table-row>
            <table:table-row>
              <table:table-cell office:value-type="float" office:value="0.724340175278485">
                <text:p>0.724340175278485</text:p>
              </table:table-cell>
              <table:table-cell office:value-type="float" office:value="0.204229893831333">
                <text:p>0.204229893831333</text:p>
              </table:table-cell>
            </table:table-row>
            <table:table-row>
              <table:table-cell office:value-type="float" office:value="0.725317692384124">
                <text:p>0.725317692384124</text:p>
              </table:table-cell>
              <table:table-cell office:value-type="float" office:value="0.535544528585195">
                <text:p>0.535544528585195</text:p>
              </table:table-cell>
            </table:table-row>
            <table:table-row>
              <table:table-cell office:value-type="float" office:value="0.726295209489763">
                <text:p>0.726295209489763</text:p>
              </table:table-cell>
              <table:table-cell office:value-type="float" office:value="-0.17400472700676">
                <text:p>-0.17400472700676</text:p>
              </table:table-cell>
            </table:table-row>
            <table:table-row>
              <table:table-cell office:value-type="float" office:value="0.727272726595402">
                <text:p>0.727272726595402</text:p>
              </table:table-cell>
              <table:table-cell office:value-type="float" office:value="0.403516824064383">
                <text:p>0.403516824064383</text:p>
              </table:table-cell>
            </table:table-row>
            <table:table-row>
              <table:table-cell office:value-type="float" office:value="0.728250243701041">
                <text:p>0.728250243701041</text:p>
              </table:table-cell>
              <table:table-cell office:value-type="float" office:value="0.601447112927113">
                <text:p>0.601447112927113</text:p>
              </table:table-cell>
            </table:table-row>
            <table:table-row>
              <table:table-cell office:value-type="float" office:value="0.72922776080668">
                <text:p>0.72922776080668</text:p>
              </table:table-cell>
              <table:table-cell office:value-type="float" office:value="0.182739814252793">
                <text:p>0.182739814252793</text:p>
              </table:table-cell>
            </table:table-row>
            <table:table-row>
              <table:table-cell office:value-type="float" office:value="0.730205277912319">
                <text:p>0.730205277912319</text:p>
              </table:table-cell>
              <table:table-cell office:value-type="float" office:value="0.460601461148704">
                <text:p>0.460601461148704</text:p>
              </table:table-cell>
            </table:table-row>
            <table:table-row>
              <table:table-cell office:value-type="float" office:value="0.731182795017958">
                <text:p>0.731182795017958</text:p>
              </table:table-cell>
              <table:table-cell office:value-type="float" office:value="0.0972188294226933">
                <text:p>0.0972188294226933</text:p>
              </table:table-cell>
            </table:table-row>
            <table:table-row>
              <table:table-cell office:value-type="float" office:value="0.732160312123597">
                <text:p>0.732160312123597</text:p>
              </table:table-cell>
              <table:table-cell office:value-type="float" office:value="-0.102909693454939">
                <text:p>-0.102909693454939</text:p>
              </table:table-cell>
            </table:table-row>
            <table:table-row>
              <table:table-cell office:value-type="float" office:value="0.733137829229236">
                <text:p>0.733137829229236</text:p>
              </table:table-cell>
              <table:table-cell office:value-type="float" office:value="0.494323760829643">
                <text:p>0.494323760829643</text:p>
              </table:table-cell>
            </table:table-row>
            <table:table-row>
              <table:table-cell office:value-type="float" office:value="0.734115346334875">
                <text:p>0.734115346334875</text:p>
              </table:table-cell>
              <table:table-cell office:value-type="float" office:value="-0.0711002494714833">
                <text:p>-0.0711002494714833</text:p>
              </table:table-cell>
            </table:table-row>
            <table:table-row>
              <table:table-cell office:value-type="float" office:value="0.735092863440514">
                <text:p>0.735092863440514</text:p>
              </table:table-cell>
              <table:table-cell office:value-type="float" office:value="-0.829130728538025">
                <text:p>-0.829130728538025</text:p>
              </table:table-cell>
            </table:table-row>
            <table:table-row>
              <table:table-cell office:value-type="float" office:value="0.736070380546153">
                <text:p>0.736070380546153</text:p>
              </table:table-cell>
              <table:table-cell office:value-type="float" office:value="-0.692072400166941">
                <text:p>-0.692072400166941</text:p>
              </table:table-cell>
            </table:table-row>
            <table:table-row>
              <table:table-cell office:value-type="float" office:value="0.737047897651792">
                <text:p>0.737047897651792</text:p>
              </table:table-cell>
              <table:table-cell office:value-type="float" office:value="-0.555394822510274">
                <text:p>-0.555394822510274</text:p>
              </table:table-cell>
            </table:table-row>
            <table:table-row>
              <table:table-cell office:value-type="float" office:value="0.738025414757431">
                <text:p>0.738025414757431</text:p>
              </table:table-cell>
              <table:table-cell office:value-type="float" office:value="-1.14524212507337">
                <text:p>-1.14524212507337</text:p>
              </table:table-cell>
            </table:table-row>
            <table:table-row>
              <table:table-cell office:value-type="float" office:value="0.73900293186307">
                <text:p>0.73900293186307</text:p>
              </table:table-cell>
              <table:table-cell office:value-type="float" office:value="-0.938120514342212">
                <text:p>-0.938120514342212</text:p>
              </table:table-cell>
            </table:table-row>
            <table:table-row>
              <table:table-cell office:value-type="float" office:value="0.739980448968709">
                <text:p>0.739980448968709</text:p>
              </table:table-cell>
              <table:table-cell office:value-type="float" office:value="-1.06892189827586">
                <text:p>-1.06892189827586</text:p>
              </table:table-cell>
            </table:table-row>
            <table:table-row>
              <table:table-cell office:value-type="float" office:value="0.740957966074347">
                <text:p>0.740957966074347</text:p>
              </table:table-cell>
              <table:table-cell office:value-type="float" office:value="-1.45765258295283">
                <text:p>-1.45765258295283</text:p>
              </table:table-cell>
            </table:table-row>
            <table:table-row>
              <table:table-cell office:value-type="float" office:value="0.741935483179986">
                <text:p>0.741935483179986</text:p>
              </table:table-cell>
              <table:table-cell office:value-type="float" office:value="-1.99302635520551">
                <text:p>-1.99302635520551</text:p>
              </table:table-cell>
            </table:table-row>
            <table:table-row>
              <table:table-cell office:value-type="float" office:value="0.742913000285625">
                <text:p>0.742913000285625</text:p>
              </table:table-cell>
              <table:table-cell office:value-type="float" office:value="-2.14725291592488">
                <text:p>-2.14725291592488</text:p>
              </table:table-cell>
            </table:table-row>
            <table:table-row>
              <table:table-cell office:value-type="float" office:value="0.743890517391264">
                <text:p>0.743890517391264</text:p>
              </table:table-cell>
              <table:table-cell office:value-type="float" office:value="-1.88939902228921">
                <text:p>-1.88939902228921</text:p>
              </table:table-cell>
            </table:table-row>
            <table:table-row>
              <table:table-cell office:value-type="float" office:value="0.744868034496903">
                <text:p>0.744868034496903</text:p>
              </table:table-cell>
              <table:table-cell office:value-type="float" office:value="-1.44877196914732">
                <text:p>-1.44877196914732</text:p>
              </table:table-cell>
            </table:table-row>
            <table:table-row>
              <table:table-cell office:value-type="float" office:value="0.745845551602542">
                <text:p>0.745845551602542</text:p>
              </table:table-cell>
              <table:table-cell office:value-type="float" office:value="-1.47494767167972">
                <text:p>-1.47494767167972</text:p>
              </table:table-cell>
            </table:table-row>
            <table:table-row>
              <table:table-cell office:value-type="float" office:value="0.746823068708181">
                <text:p>0.746823068708181</text:p>
              </table:table-cell>
              <table:table-cell office:value-type="float" office:value="-0.839856256540221">
                <text:p>-0.839856256540221</text:p>
              </table:table-cell>
            </table:table-row>
            <table:table-row>
              <table:table-cell office:value-type="float" office:value="0.74780058581382">
                <text:p>0.74780058581382</text:p>
              </table:table-cell>
              <table:table-cell office:value-type="float" office:value="-1.19432773489615">
                <text:p>-1.19432773489615</text:p>
              </table:table-cell>
            </table:table-row>
            <table:table-row>
              <table:table-cell office:value-type="float" office:value="0.748778102919459">
                <text:p>0.748778102919459</text:p>
              </table:table-cell>
              <table:table-cell office:value-type="float" office:value="-0.944005040292833">
                <text:p>-0.944005040292833</text:p>
              </table:table-cell>
            </table:table-row>
            <table:table-row>
              <table:table-cell office:value-type="float" office:value="0.749755620025098">
                <text:p>0.749755620025098</text:p>
              </table:table-cell>
              <table:table-cell office:value-type="float" office:value="0.395699339388483">
                <text:p>0.395699339388483</text:p>
              </table:table-cell>
            </table:table-row>
            <table:table-row>
              <table:table-cell office:value-type="float" office:value="0.750733137130737">
                <text:p>0.750733137130737</text:p>
              </table:table-cell>
              <table:table-cell office:value-type="float" office:value="0.457560967984416">
                <text:p>0.457560967984416</text:p>
              </table:table-cell>
            </table:table-row>
            <table:table-row>
              <table:table-cell office:value-type="float" office:value="0.751710654236376">
                <text:p>0.751710654236376</text:p>
              </table:table-cell>
              <table:table-cell office:value-type="float" office:value="0.136002764923929">
                <text:p>0.136002764923929</text:p>
              </table:table-cell>
            </table:table-row>
            <table:table-row>
              <table:table-cell office:value-type="float" office:value="0.752688171342015">
                <text:p>0.752688171342015</text:p>
              </table:table-cell>
              <table:table-cell office:value-type="float" office:value="1.41751294546045">
                <text:p>1.41751294546045</text:p>
              </table:table-cell>
            </table:table-row>
            <table:table-row>
              <table:table-cell office:value-type="float" office:value="0.753665688447654">
                <text:p>0.753665688447654</text:p>
              </table:table-cell>
              <table:table-cell office:value-type="float" office:value="1.06304441680457">
                <text:p>1.06304441680457</text:p>
              </table:table-cell>
            </table:table-row>
            <table:table-row>
              <table:table-cell office:value-type="float" office:value="0.754643205553293">
                <text:p>0.754643205553293</text:p>
              </table:table-cell>
              <table:table-cell office:value-type="float" office:value="1.27958287769485">
                <text:p>1.27958287769485</text:p>
              </table:table-cell>
            </table:table-row>
            <table:table-row>
              <table:table-cell office:value-type="float" office:value="0.755620722658932">
                <text:p>0.755620722658932</text:p>
              </table:table-cell>
              <table:table-cell office:value-type="float" office:value="1.6281576671972">
                <text:p>1.6281576671972</text:p>
              </table:table-cell>
            </table:table-row>
            <table:table-row>
              <table:table-cell office:value-type="float" office:value="0.756598239764571">
                <text:p>0.756598239764571</text:p>
              </table:table-cell>
              <table:table-cell office:value-type="float" office:value="1.4161580879743">
                <text:p>1.4161580879743</text:p>
              </table:table-cell>
            </table:table-row>
            <table:table-row>
              <table:table-cell office:value-type="float" office:value="0.75757575687021">
                <text:p>0.75757575687021</text:p>
              </table:table-cell>
              <table:table-cell office:value-type="float" office:value="2.22620843336294">
                <text:p>2.22620843336294</text:p>
              </table:table-cell>
            </table:table-row>
            <table:table-row>
              <table:table-cell office:value-type="float" office:value="0.758553273975849">
                <text:p>0.758553273975849</text:p>
              </table:table-cell>
              <table:table-cell office:value-type="float" office:value="1.3910468734969">
                <text:p>1.3910468734969</text:p>
              </table:table-cell>
            </table:table-row>
            <table:table-row>
              <table:table-cell office:value-type="float" office:value="0.759530791081488">
                <text:p>0.759530791081488</text:p>
              </table:table-cell>
              <table:table-cell office:value-type="float" office:value="1.32858824173949">
                <text:p>1.32858824173949</text:p>
              </table:table-cell>
            </table:table-row>
            <table:table-row>
              <table:table-cell office:value-type="float" office:value="0.760508308187127">
                <text:p>0.760508308187127</text:p>
              </table:table-cell>
              <table:table-cell office:value-type="float" office:value="1.4910784629731">
                <text:p>1.4910784629731</text:p>
              </table:table-cell>
            </table:table-row>
            <table:table-row>
              <table:table-cell office:value-type="float" office:value="0.761485825292766">
                <text:p>0.761485825292766</text:p>
              </table:table-cell>
              <table:table-cell office:value-type="float" office:value="1.26627987857365">
                <text:p>1.26627987857365</text:p>
              </table:table-cell>
            </table:table-row>
            <table:table-row>
              <table:table-cell office:value-type="float" office:value="0.762463342398405">
                <text:p>0.762463342398405</text:p>
              </table:table-cell>
              <table:table-cell office:value-type="float" office:value="1.0502948103392">
                <text:p>1.0502948103392</text:p>
              </table:table-cell>
            </table:table-row>
            <table:table-row>
              <table:table-cell office:value-type="float" office:value="0.763440859504044">
                <text:p>0.763440859504044</text:p>
              </table:table-cell>
              <table:table-cell office:value-type="float" office:value="0.773157232852593">
                <text:p>0.773157232852593</text:p>
              </table:table-cell>
            </table:table-row>
            <table:table-row>
              <table:table-cell office:value-type="float" office:value="0.764418376609683">
                <text:p>0.764418376609683</text:p>
              </table:table-cell>
              <table:table-cell office:value-type="float" office:value="0.608637799109145">
                <text:p>0.608637799109145</text:p>
              </table:table-cell>
            </table:table-row>
            <table:table-row>
              <table:table-cell office:value-type="float" office:value="0.765395893715322">
                <text:p>0.765395893715322</text:p>
              </table:table-cell>
              <table:table-cell office:value-type="float" office:value="-0.0256215218736938">
                <text:p>-0.0256215218736938</text:p>
              </table:table-cell>
            </table:table-row>
            <table:table-row>
              <table:table-cell office:value-type="float" office:value="0.766373410820961">
                <text:p>0.766373410820961</text:p>
              </table:table-cell>
              <table:table-cell office:value-type="float" office:value="0.509636806650712">
                <text:p>0.509636806650712</text:p>
              </table:table-cell>
            </table:table-row>
            <table:table-row>
              <table:table-cell office:value-type="float" office:value="0.7673509279266">
                <text:p>0.7673509279266</text:p>
              </table:table-cell>
              <table:table-cell office:value-type="float" office:value="-0.330101106059676">
                <text:p>-0.330101106059676</text:p>
              </table:table-cell>
            </table:table-row>
            <table:table-row>
              <table:table-cell office:value-type="float" office:value="0.768328445032239">
                <text:p>0.768328445032239</text:p>
              </table:table-cell>
              <table:table-cell office:value-type="float" office:value="-0.663293043685349">
                <text:p>-0.663293043685349</text:p>
              </table:table-cell>
            </table:table-row>
            <table:table-row>
              <table:table-cell office:value-type="float" office:value="0.769305962137878">
                <text:p>0.769305962137878</text:p>
              </table:table-cell>
              <table:table-cell office:value-type="float" office:value="-0.599655184382331">
                <text:p>-0.599655184382331</text:p>
              </table:table-cell>
            </table:table-row>
            <table:table-row>
              <table:table-cell office:value-type="float" office:value="0.770283479243517">
                <text:p>0.770283479243517</text:p>
              </table:table-cell>
              <table:table-cell office:value-type="float" office:value="-0.17004337067672">
                <text:p>-0.17004337067672</text:p>
              </table:table-cell>
            </table:table-row>
            <table:table-row>
              <table:table-cell office:value-type="float" office:value="0.771260996349156">
                <text:p>0.771260996349156</text:p>
              </table:table-cell>
              <table:table-cell office:value-type="float" office:value="-0.0671581703446503">
                <text:p>-0.0671581703446503</text:p>
              </table:table-cell>
            </table:table-row>
            <table:table-row>
              <table:table-cell office:value-type="float" office:value="0.772238513454795">
                <text:p>0.772238513454795</text:p>
              </table:table-cell>
              <table:table-cell office:value-type="float" office:value="-0.602042183253882">
                <text:p>-0.602042183253882</text:p>
              </table:table-cell>
            </table:table-row>
            <table:table-row>
              <table:table-cell office:value-type="float" office:value="0.773216030560434">
                <text:p>0.773216030560434</text:p>
              </table:table-cell>
              <table:table-cell office:value-type="float" office:value="-0.426132634984826">
                <text:p>-0.426132634984826</text:p>
              </table:table-cell>
            </table:table-row>
            <table:table-row>
              <table:table-cell office:value-type="float" office:value="0.774193547666073">
                <text:p>0.774193547666073</text:p>
              </table:table-cell>
              <table:table-cell office:value-type="float" office:value="0.389669077658402">
                <text:p>0.389669077658402</text:p>
              </table:table-cell>
            </table:table-row>
            <table:table-row>
              <table:table-cell office:value-type="float" office:value="0.775171064771712">
                <text:p>0.775171064771712</text:p>
              </table:table-cell>
              <table:table-cell office:value-type="float" office:value="0.181571559983628">
                <text:p>0.181571559983628</text:p>
              </table:table-cell>
            </table:table-row>
            <table:table-row>
              <table:table-cell office:value-type="float" office:value="0.776148581877351">
                <text:p>0.776148581877351</text:p>
              </table:table-cell>
              <table:table-cell office:value-type="float" office:value="0.139756158895293">
                <text:p>0.139756158895293</text:p>
              </table:table-cell>
            </table:table-row>
            <table:table-row>
              <table:table-cell office:value-type="float" office:value="0.77712609898299">
                <text:p>0.77712609898299</text:p>
              </table:table-cell>
              <table:table-cell office:value-type="float" office:value="0.257921781016109">
                <text:p>0.257921781016109</text:p>
              </table:table-cell>
            </table:table-row>
            <table:table-row>
              <table:table-cell office:value-type="float" office:value="0.778103616088629">
                <text:p>0.778103616088629</text:p>
              </table:table-cell>
              <table:table-cell office:value-type="float" office:value="0.512367222633566">
                <text:p>0.512367222633566</text:p>
              </table:table-cell>
            </table:table-row>
            <table:table-row>
              <table:table-cell office:value-type="float" office:value="0.779081133194268">
                <text:p>0.779081133194268</text:p>
              </table:table-cell>
              <table:table-cell office:value-type="float" office:value="0.468189148800913">
                <text:p>0.468189148800913</text:p>
              </table:table-cell>
            </table:table-row>
            <table:table-row>
              <table:table-cell office:value-type="float" office:value="0.780058650299907">
                <text:p>0.780058650299907</text:p>
              </table:table-cell>
              <table:table-cell office:value-type="float" office:value="-0.0677139321465083">
                <text:p>-0.0677139321465083</text:p>
              </table:table-cell>
            </table:table-row>
            <table:table-row>
              <table:table-cell office:value-type="float" office:value="0.781036167405546">
                <text:p>0.781036167405546</text:p>
              </table:table-cell>
              <table:table-cell office:value-type="float" office:value="0.216002956408055">
                <text:p>0.216002956408055</text:p>
              </table:table-cell>
            </table:table-row>
            <table:table-row>
              <table:table-cell office:value-type="float" office:value="0.782013684511185">
                <text:p>0.782013684511185</text:p>
              </table:table-cell>
              <table:table-cell office:value-type="float" office:value="-0.255423487836574">
                <text:p>-0.255423487836574</text:p>
              </table:table-cell>
            </table:table-row>
            <table:table-row>
              <table:table-cell office:value-type="float" office:value="0.782991201616824">
                <text:p>0.782991201616824</text:p>
              </table:table-cell>
              <table:table-cell office:value-type="float" office:value="0.434515516129807">
                <text:p>0.434515516129807</text:p>
              </table:table-cell>
            </table:table-row>
            <table:table-row>
              <table:table-cell office:value-type="float" office:value="0.783968718722463">
                <text:p>0.783968718722463</text:p>
              </table:table-cell>
              <table:table-cell office:value-type="float" office:value="-0.334183081395612">
                <text:p>-0.334183081395612</text:p>
              </table:table-cell>
            </table:table-row>
            <table:table-row>
              <table:table-cell office:value-type="float" office:value="0.784946235828102">
                <text:p>0.784946235828102</text:p>
              </table:table-cell>
              <table:table-cell office:value-type="float" office:value="-0.282788552543293">
                <text:p>-0.282788552543293</text:p>
              </table:table-cell>
            </table:table-row>
            <table:table-row>
              <table:table-cell office:value-type="float" office:value="0.785923752933741">
                <text:p>0.785923752933741</text:p>
              </table:table-cell>
              <table:table-cell office:value-type="float" office:value="-0.285077697903223">
                <text:p>-0.285077697903223</text:p>
              </table:table-cell>
            </table:table-row>
            <table:table-row>
              <table:table-cell office:value-type="float" office:value="0.78690127003938">
                <text:p>0.78690127003938</text:p>
              </table:table-cell>
              <table:table-cell office:value-type="float" office:value="-0.401465086584924">
                <text:p>-0.401465086584924</text:p>
              </table:table-cell>
            </table:table-row>
            <table:table-row>
              <table:table-cell office:value-type="float" office:value="0.787878787145019">
                <text:p>0.787878787145019</text:p>
              </table:table-cell>
              <table:table-cell office:value-type="float" office:value="-1.42081014812645">
                <text:p>-1.42081014812645</text:p>
              </table:table-cell>
            </table:table-row>
            <table:table-row>
              <table:table-cell office:value-type="float" office:value="0.788856304250658">
                <text:p>0.788856304250658</text:p>
              </table:table-cell>
              <table:table-cell office:value-type="float" office:value="-0.992862955737043">
                <text:p>-0.992862955737043</text:p>
              </table:table-cell>
            </table:table-row>
            <table:table-row>
              <table:table-cell office:value-type="float" office:value="0.789833821356297">
                <text:p>0.789833821356297</text:p>
              </table:table-cell>
              <table:table-cell office:value-type="float" office:value="-1.47173562502339">
                <text:p>-1.47173562502339</text:p>
              </table:table-cell>
            </table:table-row>
            <table:table-row>
              <table:table-cell office:value-type="float" office:value="0.790811338461936">
                <text:p>0.790811338461936</text:p>
              </table:table-cell>
              <table:table-cell office:value-type="float" office:value="-2.13334325068232">
                <text:p>-2.13334325068232</text:p>
              </table:table-cell>
            </table:table-row>
            <table:table-row>
              <table:table-cell office:value-type="float" office:value="0.791788855567575">
                <text:p>0.791788855567575</text:p>
              </table:table-cell>
              <table:table-cell office:value-type="float" office:value="-1.89473152890136">
                <text:p>-1.89473152890136</text:p>
              </table:table-cell>
            </table:table-row>
            <table:table-row>
              <table:table-cell office:value-type="float" office:value="0.792766372673213">
                <text:p>0.792766372673213</text:p>
              </table:table-cell>
              <table:table-cell office:value-type="float" office:value="-1.91732889489418">
                <text:p>-1.91732889489418</text:p>
              </table:table-cell>
            </table:table-row>
            <table:table-row>
              <table:table-cell office:value-type="float" office:value="0.793743889778852">
                <text:p>0.793743889778852</text:p>
              </table:table-cell>
              <table:table-cell office:value-type="float" office:value="-1.39929508254839">
                <text:p>-1.39929508254839</text:p>
              </table:table-cell>
            </table:table-row>
            <table:table-row>
              <table:table-cell office:value-type="float" office:value="0.794721406884491">
                <text:p>0.794721406884491</text:p>
              </table:table-cell>
              <table:table-cell office:value-type="float" office:value="-1.81870046439342">
                <text:p>-1.81870046439342</text:p>
              </table:table-cell>
            </table:table-row>
            <table:table-row>
              <table:table-cell office:value-type="float" office:value="0.79569892399013">
                <text:p>0.79569892399013</text:p>
              </table:table-cell>
              <table:table-cell office:value-type="float" office:value="-1.21677546017534">
                <text:p>-1.21677546017534</text:p>
              </table:table-cell>
            </table:table-row>
            <table:table-row>
              <table:table-cell office:value-type="float" office:value="0.796676441095769">
                <text:p>0.796676441095769</text:p>
              </table:table-cell>
              <table:table-cell office:value-type="float" office:value="-0.711540199605763">
                <text:p>-0.711540199605763</text:p>
              </table:table-cell>
            </table:table-row>
            <table:table-row>
              <table:table-cell office:value-type="float" office:value="0.797653958201408">
                <text:p>0.797653958201408</text:p>
              </table:table-cell>
              <table:table-cell office:value-type="float" office:value="-0.400868946420195">
                <text:p>-0.400868946420195</text:p>
              </table:table-cell>
            </table:table-row>
            <table:table-row>
              <table:table-cell office:value-type="float" office:value="0.798631475307047">
                <text:p>0.798631475307047</text:p>
              </table:table-cell>
              <table:table-cell office:value-type="float" office:value="-0.0993171310260509">
                <text:p>-0.0993171310260509</text:p>
              </table:table-cell>
            </table:table-row>
            <table:table-row>
              <table:table-cell office:value-type="float" office:value="0.799608992412686">
                <text:p>0.799608992412686</text:p>
              </table:table-cell>
              <table:table-cell office:value-type="float" office:value="0.171618325582364">
                <text:p>0.171618325582364</text:p>
              </table:table-cell>
            </table:table-row>
            <table:table-row>
              <table:table-cell office:value-type="float" office:value="0.800586509518325">
                <text:p>0.800586509518325</text:p>
              </table:table-cell>
              <table:table-cell office:value-type="float" office:value="-0.154929217190913">
                <text:p>-0.154929217190913</text:p>
              </table:table-cell>
            </table:table-row>
            <table:table-row>
              <table:table-cell office:value-type="float" office:value="0.801564026623964">
                <text:p>0.801564026623964</text:p>
              </table:table-cell>
              <table:table-cell office:value-type="float" office:value="0.484939715477828">
                <text:p>0.484939715477828</text:p>
              </table:table-cell>
            </table:table-row>
            <table:table-row>
              <table:table-cell office:value-type="float" office:value="0.802541543729603">
                <text:p>0.802541543729603</text:p>
              </table:table-cell>
              <table:table-cell office:value-type="float" office:value="0.585665055640897">
                <text:p>0.585665055640897</text:p>
              </table:table-cell>
            </table:table-row>
            <table:table-row>
              <table:table-cell office:value-type="float" office:value="0.803519060835242">
                <text:p>0.803519060835242</text:p>
              </table:table-cell>
              <table:table-cell office:value-type="float" office:value="1.63788272466731">
                <text:p>1.63788272466731</text:p>
              </table:table-cell>
            </table:table-row>
            <table:table-row>
              <table:table-cell office:value-type="float" office:value="0.804496577940881">
                <text:p>0.804496577940881</text:p>
              </table:table-cell>
              <table:table-cell office:value-type="float" office:value="1.31111690556744">
                <text:p>1.31111690556744</text:p>
              </table:table-cell>
            </table:table-row>
            <table:table-row>
              <table:table-cell office:value-type="float" office:value="0.80547409504652">
                <text:p>0.80547409504652</text:p>
              </table:table-cell>
              <table:table-cell office:value-type="float" office:value="1.93602104736798">
                <text:p>1.93602104736798</text:p>
              </table:table-cell>
            </table:table-row>
            <table:table-row>
              <table:table-cell office:value-type="float" office:value="0.806451612152159">
                <text:p>0.806451612152159</text:p>
              </table:table-cell>
              <table:table-cell office:value-type="float" office:value="1.97490700450788">
                <text:p>1.97490700450788</text:p>
              </table:table-cell>
            </table:table-row>
            <table:table-row>
              <table:table-cell office:value-type="float" office:value="0.807429129257798">
                <text:p>0.807429129257798</text:p>
              </table:table-cell>
              <table:table-cell office:value-type="float" office:value="2.16327959792435">
                <text:p>2.16327959792435</text:p>
              </table:table-cell>
            </table:table-row>
            <table:table-row>
              <table:table-cell office:value-type="float" office:value="0.808406646363437">
                <text:p>0.808406646363437</text:p>
              </table:table-cell>
              <table:table-cell office:value-type="float" office:value="1.58686689504916">
                <text:p>1.58686689504916</text:p>
              </table:table-cell>
            </table:table-row>
            <table:table-row>
              <table:table-cell office:value-type="float" office:value="0.809384163469076">
                <text:p>0.809384163469076</text:p>
              </table:table-cell>
              <table:table-cell office:value-type="float" office:value="1.54110127697444">
                <text:p>1.54110127697444</text:p>
              </table:table-cell>
            </table:table-row>
            <table:table-row>
              <table:table-cell office:value-type="float" office:value="0.810361680574715">
                <text:p>0.810361680574715</text:p>
              </table:table-cell>
              <table:table-cell office:value-type="float" office:value="1.73278086502278">
                <text:p>1.73278086502278</text:p>
              </table:table-cell>
            </table:table-row>
            <table:table-row>
              <table:table-cell office:value-type="float" office:value="0.811339197680354">
                <text:p>0.811339197680354</text:p>
              </table:table-cell>
              <table:table-cell office:value-type="float" office:value="1.54829844961268">
                <text:p>1.54829844961268</text:p>
              </table:table-cell>
            </table:table-row>
            <table:table-row>
              <table:table-cell office:value-type="float" office:value="0.812316714785993">
                <text:p>0.812316714785993</text:p>
              </table:table-cell>
              <table:table-cell office:value-type="float" office:value="0.678523696363146">
                <text:p>0.678523696363146</text:p>
              </table:table-cell>
            </table:table-row>
            <table:table-row>
              <table:table-cell office:value-type="float" office:value="0.813294231891632">
                <text:p>0.813294231891632</text:p>
              </table:table-cell>
              <table:table-cell office:value-type="float" office:value="0.7668589731245">
                <text:p>0.7668589731245</text:p>
              </table:table-cell>
            </table:table-row>
            <table:table-row>
              <table:table-cell office:value-type="float" office:value="0.814271748997271">
                <text:p>0.814271748997271</text:p>
              </table:table-cell>
              <table:table-cell office:value-type="float" office:value="0.715901320887058">
                <text:p>0.715901320887058</text:p>
              </table:table-cell>
            </table:table-row>
            <table:table-row>
              <table:table-cell office:value-type="float" office:value="0.81524926610291">
                <text:p>0.81524926610291</text:p>
              </table:table-cell>
              <table:table-cell office:value-type="float" office:value="0.259514861063634">
                <text:p>0.259514861063634</text:p>
              </table:table-cell>
            </table:table-row>
            <table:table-row>
              <table:table-cell office:value-type="float" office:value="0.816226783208549">
                <text:p>0.816226783208549</text:p>
              </table:table-cell>
              <table:table-cell office:value-type="float" office:value="0.554195862144758">
                <text:p>0.554195862144758</text:p>
              </table:table-cell>
            </table:table-row>
            <table:table-row>
              <table:table-cell office:value-type="float" office:value="0.817204300314188">
                <text:p>0.817204300314188</text:p>
              </table:table-cell>
              <table:table-cell office:value-type="float" office:value="-0.529755141807738">
                <text:p>-0.529755141807738</text:p>
              </table:table-cell>
            </table:table-row>
            <table:table-row>
              <table:table-cell office:value-type="float" office:value="0.818181817419827">
                <text:p>0.818181817419827</text:p>
              </table:table-cell>
              <table:table-cell office:value-type="float" office:value="-0.39776310001894">
                <text:p>-0.39776310001894</text:p>
              </table:table-cell>
            </table:table-row>
            <table:table-row>
              <table:table-cell office:value-type="float" office:value="0.819159334525466">
                <text:p>0.819159334525466</text:p>
              </table:table-cell>
              <table:table-cell office:value-type="float" office:value="-0.578019090520556">
                <text:p>-0.578019090520556</text:p>
              </table:table-cell>
            </table:table-row>
            <table:table-row>
              <table:table-cell office:value-type="float" office:value="0.820136851631105">
                <text:p>0.820136851631105</text:p>
              </table:table-cell>
              <table:table-cell office:value-type="float" office:value="-0.111221044234352">
                <text:p>-0.111221044234352</text:p>
              </table:table-cell>
            </table:table-row>
            <table:table-row>
              <table:table-cell office:value-type="float" office:value="0.821114368736744">
                <text:p>0.821114368736744</text:p>
              </table:table-cell>
              <table:table-cell office:value-type="float" office:value="-0.580079043883529">
                <text:p>-0.580079043883529</text:p>
              </table:table-cell>
            </table:table-row>
            <table:table-row>
              <table:table-cell office:value-type="float" office:value="0.822091885842383">
                <text:p>0.822091885842383</text:p>
              </table:table-cell>
              <table:table-cell office:value-type="float" office:value="0.165385298128411">
                <text:p>0.165385298128411</text:p>
              </table:table-cell>
            </table:table-row>
            <table:table-row>
              <table:table-cell office:value-type="float" office:value="0.823069402948022">
                <text:p>0.823069402948022</text:p>
              </table:table-cell>
              <table:table-cell office:value-type="float" office:value="-0.162642659499896">
                <text:p>-0.162642659499896</text:p>
              </table:table-cell>
            </table:table-row>
            <table:table-row>
              <table:table-cell office:value-type="float" office:value="0.824046920053661">
                <text:p>0.824046920053661</text:p>
              </table:table-cell>
              <table:table-cell office:value-type="float" office:value="0.347593601943344">
                <text:p>0.347593601943344</text:p>
              </table:table-cell>
            </table:table-row>
            <table:table-row>
              <table:table-cell office:value-type="float" office:value="0.8250244371593">
                <text:p>0.8250244371593</text:p>
              </table:table-cell>
              <table:table-cell office:value-type="float" office:value="0.171455136462376">
                <text:p>0.171455136462376</text:p>
              </table:table-cell>
            </table:table-row>
            <table:table-row>
              <table:table-cell office:value-type="float" office:value="0.826001954264939">
                <text:p>0.826001954264939</text:p>
              </table:table-cell>
              <table:table-cell office:value-type="float" office:value="0.174894392081744">
                <text:p>0.174894392081744</text:p>
              </table:table-cell>
            </table:table-row>
            <table:table-row>
              <table:table-cell office:value-type="float" office:value="0.826979471370578">
                <text:p>0.826979471370578</text:p>
              </table:table-cell>
              <table:table-cell office:value-type="float" office:value="0.060509703306472">
                <text:p>0.060509703306472</text:p>
              </table:table-cell>
            </table:table-row>
            <table:table-row>
              <table:table-cell office:value-type="float" office:value="0.827956988476217">
                <text:p>0.827956988476217</text:p>
              </table:table-cell>
              <table:table-cell office:value-type="float" office:value="0.285893896591758">
                <text:p>0.285893896591758</text:p>
              </table:table-cell>
            </table:table-row>
            <table:table-row>
              <table:table-cell office:value-type="float" office:value="0.828934505581856">
                <text:p>0.828934505581856</text:p>
              </table:table-cell>
              <table:table-cell office:value-type="float" office:value="0.0173747011772109">
                <text:p>0.0173747011772109</text:p>
              </table:table-cell>
            </table:table-row>
            <table:table-row>
              <table:table-cell office:value-type="float" office:value="0.829912022687495">
                <text:p>0.829912022687495</text:p>
              </table:table-cell>
              <table:table-cell office:value-type="float" office:value="0.55655065972316">
                <text:p>0.55655065972316</text:p>
              </table:table-cell>
            </table:table-row>
            <table:table-row>
              <table:table-cell office:value-type="float" office:value="0.830889539793134">
                <text:p>0.830889539793134</text:p>
              </table:table-cell>
              <table:table-cell office:value-type="float" office:value="-0.0127320653974542">
                <text:p>-0.0127320653974542</text:p>
              </table:table-cell>
            </table:table-row>
            <table:table-row>
              <table:table-cell office:value-type="float" office:value="0.831867056898773">
                <text:p>0.831867056898773</text:p>
              </table:table-cell>
              <table:table-cell office:value-type="float" office:value="0.179257576642062">
                <text:p>0.179257576642062</text:p>
              </table:table-cell>
            </table:table-row>
            <table:table-row>
              <table:table-cell office:value-type="float" office:value="0.832844574004412">
                <text:p>0.832844574004412</text:p>
              </table:table-cell>
              <table:table-cell office:value-type="float" office:value="0.577284626351132">
                <text:p>0.577284626351132</text:p>
              </table:table-cell>
            </table:table-row>
            <table:table-row>
              <table:table-cell office:value-type="float" office:value="0.833822091110051">
                <text:p>0.833822091110051</text:p>
              </table:table-cell>
              <table:table-cell office:value-type="float" office:value="-0.121089376039462">
                <text:p>-0.121089376039462</text:p>
              </table:table-cell>
            </table:table-row>
            <table:table-row>
              <table:table-cell office:value-type="float" office:value="0.83479960821569">
                <text:p>0.83479960821569</text:p>
              </table:table-cell>
              <table:table-cell office:value-type="float" office:value="-0.425140326608689">
                <text:p>-0.425140326608689</text:p>
              </table:table-cell>
            </table:table-row>
            <table:table-row>
              <table:table-cell office:value-type="float" office:value="0.835777125321329">
                <text:p>0.835777125321329</text:p>
              </table:table-cell>
              <table:table-cell office:value-type="float" office:value="-0.0723736587902314">
                <text:p>-0.0723736587902314</text:p>
              </table:table-cell>
            </table:table-row>
            <table:table-row>
              <table:table-cell office:value-type="float" office:value="0.836754642426968">
                <text:p>0.836754642426968</text:p>
              </table:table-cell>
              <table:table-cell office:value-type="float" office:value="-0.487387189062367">
                <text:p>-0.487387189062367</text:p>
              </table:table-cell>
            </table:table-row>
            <table:table-row>
              <table:table-cell office:value-type="float" office:value="0.837732159532607">
                <text:p>0.837732159532607</text:p>
              </table:table-cell>
              <table:table-cell office:value-type="float" office:value="-0.603747478188164">
                <text:p>-0.603747478188164</text:p>
              </table:table-cell>
            </table:table-row>
            <table:table-row>
              <table:table-cell office:value-type="float" office:value="0.838709676638246">
                <text:p>0.838709676638246</text:p>
              </table:table-cell>
              <table:table-cell office:value-type="float" office:value="-1.66445298157572">
                <text:p>-1.66445298157572</text:p>
              </table:table-cell>
            </table:table-row>
            <table:table-row>
              <table:table-cell office:value-type="float" office:value="0.839687193743885">
                <text:p>0.839687193743885</text:p>
              </table:table-cell>
              <table:table-cell office:value-type="float" office:value="-1.58605359120285">
                <text:p>-1.58605359120285</text:p>
              </table:table-cell>
            </table:table-row>
            <table:table-row>
              <table:table-cell office:value-type="float" office:value="0.840664710849524">
                <text:p>0.840664710849524</text:p>
              </table:table-cell>
              <table:table-cell office:value-type="float" office:value="-1.33517828444333">
                <text:p>-1.33517828444333</text:p>
              </table:table-cell>
            </table:table-row>
            <table:table-row>
              <table:table-cell office:value-type="float" office:value="0.841642227955163">
                <text:p>0.841642227955163</text:p>
              </table:table-cell>
              <table:table-cell office:value-type="float" office:value="-1.72460234236347">
                <text:p>-1.72460234236347</text:p>
              </table:table-cell>
            </table:table-row>
            <table:table-row>
              <table:table-cell office:value-type="float" office:value="0.842619745060802">
                <text:p>0.842619745060802</text:p>
              </table:table-cell>
              <table:table-cell office:value-type="float" office:value="-1.4784188476901">
                <text:p>-1.4784188476901</text:p>
              </table:table-cell>
            </table:table-row>
            <table:table-row>
              <table:table-cell office:value-type="float" office:value="0.84359726216644">
                <text:p>0.84359726216644</text:p>
              </table:table-cell>
              <table:table-cell office:value-type="float" office:value="-2.08347964357096">
                <text:p>-2.08347964357096</text:p>
              </table:table-cell>
            </table:table-row>
            <table:table-row>
              <table:table-cell office:value-type="float" office:value="0.844574779272079">
                <text:p>0.844574779272079</text:p>
              </table:table-cell>
              <table:table-cell office:value-type="float" office:value="-2.03692317539702">
                <text:p>-2.03692317539702</text:p>
              </table:table-cell>
            </table:table-row>
            <table:table-row>
              <table:table-cell office:value-type="float" office:value="0.845552296377718">
                <text:p>0.845552296377718</text:p>
              </table:table-cell>
              <table:table-cell office:value-type="float" office:value="-1.55699548434166">
                <text:p>-1.55699548434166</text:p>
              </table:table-cell>
            </table:table-row>
            <table:table-row>
              <table:table-cell office:value-type="float" office:value="0.846529813483357">
                <text:p>0.846529813483357</text:p>
              </table:table-cell>
              <table:table-cell office:value-type="float" office:value="-1.32843332413441">
                <text:p>-1.32843332413441</text:p>
              </table:table-cell>
            </table:table-row>
            <table:table-row>
              <table:table-cell office:value-type="float" office:value="0.847507330588996">
                <text:p>0.847507330588996</text:p>
              </table:table-cell>
              <table:table-cell office:value-type="float" office:value="-0.445731477951123">
                <text:p>-0.445731477951123</text:p>
              </table:table-cell>
            </table:table-row>
            <table:table-row>
              <table:table-cell office:value-type="float" office:value="0.848484847694635">
                <text:p>0.848484847694635</text:p>
              </table:table-cell>
              <table:table-cell office:value-type="float" office:value="-0.948989183475242">
                <text:p>-0.948989183475242</text:p>
              </table:table-cell>
            </table:table-row>
            <table:table-row>
              <table:table-cell office:value-type="float" office:value="0.849462364800274">
                <text:p>0.849462364800274</text:p>
              </table:table-cell>
              <table:table-cell office:value-type="float" office:value="-0.513536595524221">
                <text:p>-0.513536595524221</text:p>
              </table:table-cell>
            </table:table-row>
            <table:table-row>
              <table:table-cell office:value-type="float" office:value="0.850439881905913">
                <text:p>0.850439881905913</text:p>
              </table:table-cell>
              <table:table-cell office:value-type="float" office:value="0.609619788797122">
                <text:p>0.609619788797122</text:p>
              </table:table-cell>
            </table:table-row>
            <table:table-row>
              <table:table-cell office:value-type="float" office:value="0.851417399011552">
                <text:p>0.851417399011552</text:p>
              </table:table-cell>
              <table:table-cell office:value-type="float" office:value="0.0634314409801296">
                <text:p>0.0634314409801296</text:p>
              </table:table-cell>
            </table:table-row>
            <table:table-row>
              <table:table-cell office:value-type="float" office:value="0.852394916117191">
                <text:p>0.852394916117191</text:p>
              </table:table-cell>
              <table:table-cell office:value-type="float" office:value="0.552312527842788">
                <text:p>0.552312527842788</text:p>
              </table:table-cell>
            </table:table-row>
            <table:table-row>
              <table:table-cell office:value-type="float" office:value="0.85337243322283">
                <text:p>0.85337243322283</text:p>
              </table:table-cell>
              <table:table-cell office:value-type="float" office:value="0.927737874946494">
                <text:p>0.927737874946494</text:p>
              </table:table-cell>
            </table:table-row>
            <table:table-row>
              <table:table-cell office:value-type="float" office:value="0.854349950328469">
                <text:p>0.854349950328469</text:p>
              </table:table-cell>
              <table:table-cell office:value-type="float" office:value="1.84456412980992">
                <text:p>1.84456412980992</text:p>
              </table:table-cell>
            </table:table-row>
            <table:table-row>
              <table:table-cell office:value-type="float" office:value="0.855327467434108">
                <text:p>0.855327467434108</text:p>
              </table:table-cell>
              <table:table-cell office:value-type="float" office:value="1.64519762113216">
                <text:p>1.64519762113216</text:p>
              </table:table-cell>
            </table:table-row>
            <table:table-row>
              <table:table-cell office:value-type="float" office:value="0.856304984539747">
                <text:p>0.856304984539747</text:p>
              </table:table-cell>
              <table:table-cell office:value-type="float" office:value="1.61344635779216">
                <text:p>1.61344635779216</text:p>
              </table:table-cell>
            </table:table-row>
            <table:table-row>
              <table:table-cell office:value-type="float" office:value="0.857282501645386">
                <text:p>0.857282501645386</text:p>
              </table:table-cell>
              <table:table-cell office:value-type="float" office:value="2.22183254743193">
                <text:p>2.22183254743193</text:p>
              </table:table-cell>
            </table:table-row>
            <table:table-row>
              <table:table-cell office:value-type="float" office:value="0.858260018751025">
                <text:p>0.858260018751025</text:p>
              </table:table-cell>
              <table:table-cell office:value-type="float" office:value="1.90391543131225">
                <text:p>1.90391543131225</text:p>
              </table:table-cell>
            </table:table-row>
            <table:table-row>
              <table:table-cell office:value-type="float" office:value="0.859237535856664">
                <text:p>0.859237535856664</text:p>
              </table:table-cell>
              <table:table-cell office:value-type="float" office:value="1.64229924258502">
                <text:p>1.64229924258502</text:p>
              </table:table-cell>
            </table:table-row>
            <table:table-row>
              <table:table-cell office:value-type="float" office:value="0.860215052962303">
                <text:p>0.860215052962303</text:p>
              </table:table-cell>
              <table:table-cell office:value-type="float" office:value="1.69194497774173">
                <text:p>1.69194497774173</text:p>
              </table:table-cell>
            </table:table-row>
            <table:table-row>
              <table:table-cell office:value-type="float" office:value="0.861192570067942">
                <text:p>0.861192570067942</text:p>
              </table:table-cell>
              <table:table-cell office:value-type="float" office:value="1.13137721871026">
                <text:p>1.13137721871026</text:p>
              </table:table-cell>
            </table:table-row>
            <table:table-row>
              <table:table-cell office:value-type="float" office:value="0.862170087173581">
                <text:p>0.862170087173581</text:p>
              </table:table-cell>
              <table:table-cell office:value-type="float" office:value="1.08775276837881">
                <text:p>1.08775276837881</text:p>
              </table:table-cell>
            </table:table-row>
            <table:table-row>
              <table:table-cell office:value-type="float" office:value="0.86314760427922">
                <text:p>0.86314760427922</text:p>
              </table:table-cell>
              <table:table-cell office:value-type="float" office:value="0.986547318593604">
                <text:p>0.986547318593604</text:p>
              </table:table-cell>
            </table:table-row>
            <table:table-row>
              <table:table-cell office:value-type="float" office:value="0.864125121384859">
                <text:p>0.864125121384859</text:p>
              </table:table-cell>
              <table:table-cell office:value-type="float" office:value="0.53658965471312">
                <text:p>0.53658965471312</text:p>
              </table:table-cell>
            </table:table-row>
            <table:table-row>
              <table:table-cell office:value-type="float" office:value="0.865102638490498">
                <text:p>0.865102638490498</text:p>
              </table:table-cell>
              <table:table-cell office:value-type="float" office:value="0.00734530967501532">
                <text:p>0.00734530967501532</text:p>
              </table:table-cell>
            </table:table-row>
            <table:table-row>
              <table:table-cell office:value-type="float" office:value="0.866080155596137">
                <text:p>0.866080155596137</text:p>
              </table:table-cell>
              <table:table-cell office:value-type="float" office:value="0.432002032791779">
                <text:p>0.432002032791779</text:p>
              </table:table-cell>
            </table:table-row>
            <table:table-row>
              <table:table-cell office:value-type="float" office:value="0.867057672701776">
                <text:p>0.867057672701776</text:p>
              </table:table-cell>
              <table:table-cell office:value-type="float" office:value="-0.540741229195891">
                <text:p>-0.540741229195891</text:p>
              </table:table-cell>
            </table:table-row>
            <table:table-row>
              <table:table-cell office:value-type="float" office:value="0.868035189807415">
                <text:p>0.868035189807415</text:p>
              </table:table-cell>
              <table:table-cell office:value-type="float" office:value="-0.170938223897857">
                <text:p>-0.170938223897857</text:p>
              </table:table-cell>
            </table:table-row>
            <table:table-row>
              <table:table-cell office:value-type="float" office:value="0.869012706913054">
                <text:p>0.869012706913054</text:p>
              </table:table-cell>
              <table:table-cell office:value-type="float" office:value="-0.68420994446239">
                <text:p>-0.68420994446239</text:p>
              </table:table-cell>
            </table:table-row>
            <table:table-row>
              <table:table-cell office:value-type="float" office:value="0.869990224018693">
                <text:p>0.869990224018693</text:p>
              </table:table-cell>
              <table:table-cell office:value-type="float" office:value="-0.587097940147536">
                <text:p>-0.587097940147536</text:p>
              </table:table-cell>
            </table:table-row>
            <table:table-row>
              <table:table-cell office:value-type="float" office:value="0.870967741124332">
                <text:p>0.870967741124332</text:p>
              </table:table-cell>
              <table:table-cell office:value-type="float" office:value="-0.704306655343535">
                <text:p>-0.704306655343535</text:p>
              </table:table-cell>
            </table:table-row>
            <table:table-row>
              <table:table-cell office:value-type="float" office:value="0.871945258229971">
                <text:p>0.871945258229971</text:p>
              </table:table-cell>
              <table:table-cell office:value-type="float" office:value="0.0326445466989284">
                <text:p>0.0326445466989284</text:p>
              </table:table-cell>
            </table:table-row>
            <table:table-row>
              <table:table-cell office:value-type="float" office:value="0.87292277533561">
                <text:p>0.87292277533561</text:p>
              </table:table-cell>
              <table:table-cell office:value-type="float" office:value="0.158416229943825">
                <text:p>0.158416229943825</text:p>
              </table:table-cell>
            </table:table-row>
            <table:table-row>
              <table:table-cell office:value-type="float" office:value="0.873900292441249">
                <text:p>0.873900292441249</text:p>
              </table:table-cell>
              <table:table-cell office:value-type="float" office:value="-0.628686150054758">
                <text:p>-0.628686150054758</text:p>
              </table:table-cell>
            </table:table-row>
            <table:table-row>
              <table:table-cell office:value-type="float" office:value="0.874877809546888">
                <text:p>0.874877809546888</text:p>
              </table:table-cell>
              <table:table-cell office:value-type="float" office:value="-0.212551288545754">
                <text:p>-0.212551288545754</text:p>
              </table:table-cell>
            </table:table-row>
            <table:table-row>
              <table:table-cell office:value-type="float" office:value="0.875855326652527">
                <text:p>0.875855326652527</text:p>
              </table:table-cell>
              <table:table-cell office:value-type="float" office:value="-0.116517536173284">
                <text:p>-0.116517536173284</text:p>
              </table:table-cell>
            </table:table-row>
            <table:table-row>
              <table:table-cell office:value-type="float" office:value="0.876832843758166">
                <text:p>0.876832843758166</text:p>
              </table:table-cell>
              <table:table-cell office:value-type="float" office:value="0.0279882352679915">
                <text:p>0.0279882352679915</text:p>
              </table:table-cell>
            </table:table-row>
            <table:table-row>
              <table:table-cell office:value-type="float" office:value="0.877810360863805">
                <text:p>0.877810360863805</text:p>
              </table:table-cell>
              <table:table-cell office:value-type="float" office:value="0.682613469447308">
                <text:p>0.682613469447308</text:p>
              </table:table-cell>
            </table:table-row>
            <table:table-row>
              <table:table-cell office:value-type="float" office:value="0.878787877969444">
                <text:p>0.878787877969444</text:p>
              </table:table-cell>
              <table:table-cell office:value-type="float" office:value="-0.136499154337622">
                <text:p>-0.136499154337622</text:p>
              </table:table-cell>
            </table:table-row>
            <table:table-row>
              <table:table-cell office:value-type="float" office:value="0.879765395075083">
                <text:p>0.879765395075083</text:p>
              </table:table-cell>
              <table:table-cell office:value-type="float" office:value="0.509631192035115">
                <text:p>0.509631192035115</text:p>
              </table:table-cell>
            </table:table-row>
            <table:table-row>
              <table:table-cell office:value-type="float" office:value="0.880742912180722">
                <text:p>0.880742912180722</text:p>
              </table:table-cell>
              <table:table-cell office:value-type="float" office:value="0.803315514298878">
                <text:p>0.803315514298878</text:p>
              </table:table-cell>
            </table:table-row>
            <table:table-row>
              <table:table-cell office:value-type="float" office:value="0.881720429286361">
                <text:p>0.881720429286361</text:p>
              </table:table-cell>
              <table:table-cell office:value-type="float" office:value="0.649641468680953">
                <text:p>0.649641468680953</text:p>
              </table:table-cell>
            </table:table-row>
            <table:table-row>
              <table:table-cell office:value-type="float" office:value="0.882697946392">
                <text:p>0.882697946392</text:p>
              </table:table-cell>
              <table:table-cell office:value-type="float" office:value="0.500926796051046">
                <text:p>0.500926796051046</text:p>
              </table:table-cell>
            </table:table-row>
            <table:table-row>
              <table:table-cell office:value-type="float" office:value="0.883675463497639">
                <text:p>0.883675463497639</text:p>
              </table:table-cell>
              <table:table-cell office:value-type="float" office:value="-0.237218216524464">
                <text:p>-0.237218216524464</text:p>
              </table:table-cell>
            </table:table-row>
            <table:table-row>
              <table:table-cell office:value-type="float" office:value="0.884652980603278">
                <text:p>0.884652980603278</text:p>
              </table:table-cell>
              <table:table-cell office:value-type="float" office:value="0.0886702370274601">
                <text:p>0.0886702370274601</text:p>
              </table:table-cell>
            </table:table-row>
            <table:table-row>
              <table:table-cell office:value-type="float" office:value="0.885630497708917">
                <text:p>0.885630497708917</text:p>
              </table:table-cell>
              <table:table-cell office:value-type="float" office:value="-0.971643435551387">
                <text:p>-0.971643435551387</text:p>
              </table:table-cell>
            </table:table-row>
            <table:table-row>
              <table:table-cell office:value-type="float" office:value="0.886608014814556">
                <text:p>0.886608014814556</text:p>
              </table:table-cell>
              <table:table-cell office:value-type="float" office:value="-1.20248071900639">
                <text:p>-1.20248071900639</text:p>
              </table:table-cell>
            </table:table-row>
            <table:table-row>
              <table:table-cell office:value-type="float" office:value="0.887585531920195">
                <text:p>0.887585531920195</text:p>
              </table:table-cell>
              <table:table-cell office:value-type="float" office:value="-1.46516827600856">
                <text:p>-1.46516827600856</text:p>
              </table:table-cell>
            </table:table-row>
            <table:table-row>
              <table:table-cell office:value-type="float" office:value="0.888563049025834">
                <text:p>0.888563049025834</text:p>
              </table:table-cell>
              <table:table-cell office:value-type="float" office:value="-1.17900693859375">
                <text:p>-1.17900693859375</text:p>
              </table:table-cell>
            </table:table-row>
            <table:table-row>
              <table:table-cell office:value-type="float" office:value="0.889540566131473">
                <text:p>0.889540566131473</text:p>
              </table:table-cell>
              <table:table-cell office:value-type="float" office:value="-1.89806511539983">
                <text:p>-1.89806511539983</text:p>
              </table:table-cell>
            </table:table-row>
            <table:table-row>
              <table:table-cell office:value-type="float" office:value="0.890518083237112">
                <text:p>0.890518083237112</text:p>
              </table:table-cell>
              <table:table-cell office:value-type="float" office:value="-1.35892301973284">
                <text:p>-1.35892301973284</text:p>
              </table:table-cell>
            </table:table-row>
            <table:table-row>
              <table:table-cell office:value-type="float" office:value="0.891495600342751">
                <text:p>0.891495600342751</text:p>
              </table:table-cell>
              <table:table-cell office:value-type="float" office:value="-1.87912390391514">
                <text:p>-1.87912390391514</text:p>
              </table:table-cell>
            </table:table-row>
            <table:table-row>
              <table:table-cell office:value-type="float" office:value="0.89247311744839">
                <text:p>0.89247311744839</text:p>
              </table:table-cell>
              <table:table-cell office:value-type="float" office:value="-1.47048142677472">
                <text:p>-1.47048142677472</text:p>
              </table:table-cell>
            </table:table-row>
            <table:table-row>
              <table:table-cell office:value-type="float" office:value="0.893450634554029">
                <text:p>0.893450634554029</text:p>
              </table:table-cell>
              <table:table-cell office:value-type="float" office:value="-1.93833805134683">
                <text:p>-1.93833805134683</text:p>
              </table:table-cell>
            </table:table-row>
            <table:table-row>
              <table:table-cell office:value-type="float" office:value="0.894428151659667">
                <text:p>0.894428151659667</text:p>
              </table:table-cell>
              <table:table-cell office:value-type="float" office:value="-1.86584952626259">
                <text:p>-1.86584952626259</text:p>
              </table:table-cell>
            </table:table-row>
            <table:table-row>
              <table:table-cell office:value-type="float" office:value="0.895405668765306">
                <text:p>0.895405668765306</text:p>
              </table:table-cell>
              <table:table-cell office:value-type="float" office:value="-1.07638470761607">
                <text:p>-1.07638470761607</text:p>
              </table:table-cell>
            </table:table-row>
            <table:table-row>
              <table:table-cell office:value-type="float" office:value="0.896383185870945">
                <text:p>0.896383185870945</text:p>
              </table:table-cell>
              <table:table-cell office:value-type="float" office:value="-1.46939155713145">
                <text:p>-1.46939155713145</text:p>
              </table:table-cell>
            </table:table-row>
            <table:table-row>
              <table:table-cell office:value-type="float" office:value="0.897360702976584">
                <text:p>0.897360702976584</text:p>
              </table:table-cell>
              <table:table-cell office:value-type="float" office:value="-0.608127625788032">
                <text:p>-0.608127625788032</text:p>
              </table:table-cell>
            </table:table-row>
            <table:table-row>
              <table:table-cell office:value-type="float" office:value="0.898338220082223">
                <text:p>0.898338220082223</text:p>
              </table:table-cell>
              <table:table-cell office:value-type="float" office:value="-1.10357120231232">
                <text:p>-1.10357120231232</text:p>
              </table:table-cell>
            </table:table-row>
            <table:table-row>
              <table:table-cell office:value-type="float" office:value="0.899315737187862">
                <text:p>0.899315737187862</text:p>
              </table:table-cell>
              <table:table-cell office:value-type="float" office:value="0.0417844503487589">
                <text:p>0.0417844503487589</text:p>
              </table:table-cell>
            </table:table-row>
            <table:table-row>
              <table:table-cell office:value-type="float" office:value="0.900293254293501">
                <text:p>0.900293254293501</text:p>
              </table:table-cell>
              <table:table-cell office:value-type="float" office:value="0.45203237736319">
                <text:p>0.45203237736319</text:p>
              </table:table-cell>
            </table:table-row>
            <table:table-row>
              <table:table-cell office:value-type="float" office:value="0.90127077139914">
                <text:p>0.90127077139914</text:p>
              </table:table-cell>
              <table:table-cell office:value-type="float" office:value="0.482418322707663">
                <text:p>0.482418322707663</text:p>
              </table:table-cell>
            </table:table-row>
            <table:table-row>
              <table:table-cell office:value-type="float" office:value="0.902248288504779">
                <text:p>0.902248288504779</text:p>
              </table:table-cell>
              <table:table-cell office:value-type="float" office:value="1.18679245032864">
                <text:p>1.18679245032864</text:p>
              </table:table-cell>
            </table:table-row>
            <table:table-row>
              <table:table-cell office:value-type="float" office:value="0.903225805610418">
                <text:p>0.903225805610418</text:p>
              </table:table-cell>
              <table:table-cell office:value-type="float" office:value="1.41559164443311">
                <text:p>1.41559164443311</text:p>
              </table:table-cell>
            </table:table-row>
            <table:table-row>
              <table:table-cell office:value-type="float" office:value="0.904203322716057">
                <text:p>0.904203322716057</text:p>
              </table:table-cell>
              <table:table-cell office:value-type="float" office:value="1.49917668494887">
                <text:p>1.49917668494887</text:p>
              </table:table-cell>
            </table:table-row>
            <table:table-row>
              <table:table-cell office:value-type="float" office:value="0.905180839821696">
                <text:p>0.905180839821696</text:p>
              </table:table-cell>
              <table:table-cell office:value-type="float" office:value="1.87341014135181">
                <text:p>1.87341014135181</text:p>
              </table:table-cell>
            </table:table-row>
            <table:table-row>
              <table:table-cell office:value-type="float" office:value="0.906158356927335">
                <text:p>0.906158356927335</text:p>
              </table:table-cell>
              <table:table-cell office:value-type="float" office:value="1.73197733888801">
                <text:p>1.73197733888801</text:p>
              </table:table-cell>
            </table:table-row>
            <table:table-row>
              <table:table-cell office:value-type="float" office:value="0.907135874032974">
                <text:p>0.907135874032974</text:p>
              </table:table-cell>
              <table:table-cell office:value-type="float" office:value="1.63777455843664">
                <text:p>1.63777455843664</text:p>
              </table:table-cell>
            </table:table-row>
            <table:table-row>
              <table:table-cell office:value-type="float" office:value="0.908113391138613">
                <text:p>0.908113391138613</text:p>
              </table:table-cell>
              <table:table-cell office:value-type="float" office:value="1.25791482227436">
                <text:p>1.25791482227436</text:p>
              </table:table-cell>
            </table:table-row>
            <table:table-row>
              <table:table-cell office:value-type="float" office:value="0.909090908244252">
                <text:p>0.909090908244252</text:p>
              </table:table-cell>
              <table:table-cell office:value-type="float" office:value="1.68025572720755">
                <text:p>1.68025572720755</text:p>
              </table:table-cell>
            </table:table-row>
            <table:table-row>
              <table:table-cell office:value-type="float" office:value="0.910068425349891">
                <text:p>0.910068425349891</text:p>
              </table:table-cell>
              <table:table-cell office:value-type="float" office:value="1.24883034165999">
                <text:p>1.24883034165999</text:p>
              </table:table-cell>
            </table:table-row>
            <table:table-row>
              <table:table-cell office:value-type="float" office:value="0.91104594245553">
                <text:p>0.91104594245553</text:p>
              </table:table-cell>
              <table:table-cell office:value-type="float" office:value="0.919536084895628">
                <text:p>0.919536084895628</text:p>
              </table:table-cell>
            </table:table-row>
            <table:table-row>
              <table:table-cell office:value-type="float" office:value="0.912023459561169">
                <text:p>0.912023459561169</text:p>
              </table:table-cell>
              <table:table-cell office:value-type="float" office:value="1.23898962934214">
                <text:p>1.23898962934214</text:p>
              </table:table-cell>
            </table:table-row>
            <table:table-row>
              <table:table-cell office:value-type="float" office:value="0.913000976666808">
                <text:p>0.913000976666808</text:p>
              </table:table-cell>
              <table:table-cell office:value-type="float" office:value="0.571368005842929">
                <text:p>0.571368005842929</text:p>
              </table:table-cell>
            </table:table-row>
            <table:table-row>
              <table:table-cell office:value-type="float" office:value="0.913978493772447">
                <text:p>0.913978493772447</text:p>
              </table:table-cell>
              <table:table-cell office:value-type="float" office:value="0.948004132066396">
                <text:p>0.948004132066396</text:p>
              </table:table-cell>
            </table:table-row>
            <table:table-row>
              <table:table-cell office:value-type="float" office:value="0.914956010878086">
                <text:p>0.914956010878086</text:p>
              </table:table-cell>
              <table:table-cell office:value-type="float" office:value="0.156185179692308">
                <text:p>0.156185179692308</text:p>
              </table:table-cell>
            </table:table-row>
            <table:table-row>
              <table:table-cell office:value-type="float" office:value="0.915933527983725">
                <text:p>0.915933527983725</text:p>
              </table:table-cell>
              <table:table-cell office:value-type="float" office:value="-0.0259629699609036">
                <text:p>-0.0259629699609036</text:p>
              </table:table-cell>
            </table:table-row>
            <table:table-row>
              <table:table-cell office:value-type="float" office:value="0.916911045089364">
                <text:p>0.916911045089364</text:p>
              </table:table-cell>
              <table:table-cell office:value-type="float" office:value="-0.195025767710892">
                <text:p>-0.195025767710892</text:p>
              </table:table-cell>
            </table:table-row>
            <table:table-row>
              <table:table-cell office:value-type="float" office:value="0.917888562195003">
                <text:p>0.917888562195003</text:p>
              </table:table-cell>
              <table:table-cell office:value-type="float" office:value="-0.478380464402581">
                <text:p>-0.478380464402581</text:p>
              </table:table-cell>
            </table:table-row>
            <table:table-row>
              <table:table-cell office:value-type="float" office:value="0.918866079300642">
                <text:p>0.918866079300642</text:p>
              </table:table-cell>
              <table:table-cell office:value-type="float" office:value="-0.296881145777355">
                <text:p>-0.296881145777355</text:p>
              </table:table-cell>
            </table:table-row>
            <table:table-row>
              <table:table-cell office:value-type="float" office:value="0.919843596406281">
                <text:p>0.919843596406281</text:p>
              </table:table-cell>
              <table:table-cell office:value-type="float" office:value="-0.745743708466295">
                <text:p>-0.745743708466295</text:p>
              </table:table-cell>
            </table:table-row>
            <table:table-row>
              <table:table-cell office:value-type="float" office:value="0.92082111351192">
                <text:p>0.92082111351192</text:p>
              </table:table-cell>
              <table:table-cell office:value-type="float" office:value="-0.263048132029014">
                <text:p>-0.263048132029014</text:p>
              </table:table-cell>
            </table:table-row>
            <table:table-row>
              <table:table-cell office:value-type="float" office:value="0.921798630617559">
                <text:p>0.921798630617559</text:p>
              </table:table-cell>
              <table:table-cell office:value-type="float" office:value="0.0595392323216727">
                <text:p>0.0595392323216727</text:p>
              </table:table-cell>
            </table:table-row>
            <table:table-row>
              <table:table-cell office:value-type="float" office:value="0.922776147723198">
                <text:p>0.922776147723198</text:p>
              </table:table-cell>
              <table:table-cell office:value-type="float" office:value="-0.697347701791631">
                <text:p>-0.697347701791631</text:p>
              </table:table-cell>
            </table:table-row>
            <table:table-row>
              <table:table-cell office:value-type="float" office:value="0.923753664828837">
                <text:p>0.923753664828837</text:p>
              </table:table-cell>
              <table:table-cell office:value-type="float" office:value="0.0228193636340097">
                <text:p>0.0228193636340097</text:p>
              </table:table-cell>
            </table:table-row>
            <table:table-row>
              <table:table-cell office:value-type="float" office:value="0.924731181934476">
                <text:p>0.924731181934476</text:p>
              </table:table-cell>
              <table:table-cell office:value-type="float" office:value="0.305285969989977">
                <text:p>0.305285969989977</text:p>
              </table:table-cell>
            </table:table-row>
            <table:table-row>
              <table:table-cell office:value-type="float" office:value="0.925708699040115">
                <text:p>0.925708699040115</text:p>
              </table:table-cell>
              <table:table-cell office:value-type="float" office:value="0.537850478731204">
                <text:p>0.537850478731204</text:p>
              </table:table-cell>
            </table:table-row>
            <table:table-row>
              <table:table-cell office:value-type="float" office:value="0.926686216145754">
                <text:p>0.926686216145754</text:p>
              </table:table-cell>
              <table:table-cell office:value-type="float" office:value="-0.0728447381992786">
                <text:p>-0.0728447381992786</text:p>
              </table:table-cell>
            </table:table-row>
            <table:table-row>
              <table:table-cell office:value-type="float" office:value="0.927663733251393">
                <text:p>0.927663733251393</text:p>
              </table:table-cell>
              <table:table-cell office:value-type="float" office:value="0.584649506656501">
                <text:p>0.584649506656501</text:p>
              </table:table-cell>
            </table:table-row>
            <table:table-row>
              <table:table-cell office:value-type="float" office:value="0.928641250357032">
                <text:p>0.928641250357032</text:p>
              </table:table-cell>
              <table:table-cell office:value-type="float" office:value="0.585290401830381">
                <text:p>0.585290401830381</text:p>
              </table:table-cell>
            </table:table-row>
            <table:table-row>
              <table:table-cell office:value-type="float" office:value="0.929618767462671">
                <text:p>0.929618767462671</text:p>
              </table:table-cell>
              <table:table-cell office:value-type="float" office:value="0.467475949092634">
                <text:p>0.467475949092634</text:p>
              </table:table-cell>
            </table:table-row>
            <table:table-row>
              <table:table-cell office:value-type="float" office:value="0.93059628456831">
                <text:p>0.93059628456831</text:p>
              </table:table-cell>
              <table:table-cell office:value-type="float" office:value="-0.110398033476815">
                <text:p>-0.110398033476815</text:p>
              </table:table-cell>
            </table:table-row>
            <table:table-row>
              <table:table-cell office:value-type="float" office:value="0.931573801673949">
                <text:p>0.931573801673949</text:p>
              </table:table-cell>
              <table:table-cell office:value-type="float" office:value="-0.23570670813772">
                <text:p>-0.23570670813772</text:p>
              </table:table-cell>
            </table:table-row>
            <table:table-row>
              <table:table-cell office:value-type="float" office:value="0.932551318779588">
                <text:p>0.932551318779588</text:p>
              </table:table-cell>
              <table:table-cell office:value-type="float" office:value="0.198304699288425">
                <text:p>0.198304699288425</text:p>
              </table:table-cell>
            </table:table-row>
            <table:table-row>
              <table:table-cell office:value-type="float" office:value="0.933528835885227">
                <text:p>0.933528835885227</text:p>
              </table:table-cell>
              <table:table-cell office:value-type="float" office:value="-0.16983157742821">
                <text:p>-0.16983157742821</text:p>
              </table:table-cell>
            </table:table-row>
            <table:table-row>
              <table:table-cell office:value-type="float" office:value="0.934506352990866">
                <text:p>0.934506352990866</text:p>
              </table:table-cell>
              <table:table-cell office:value-type="float" office:value="-0.582212423020977">
                <text:p>-0.582212423020977</text:p>
              </table:table-cell>
            </table:table-row>
            <table:table-row>
              <table:table-cell office:value-type="float" office:value="0.935483870096505">
                <text:p>0.935483870096505</text:p>
              </table:table-cell>
              <table:table-cell office:value-type="float" office:value="-0.585831126559887">
                <text:p>-0.585831126559887</text:p>
              </table:table-cell>
            </table:table-row>
            <table:table-row>
              <table:table-cell office:value-type="float" office:value="0.936461387202144">
                <text:p>0.936461387202144</text:p>
              </table:table-cell>
              <table:table-cell office:value-type="float" office:value="-0.46573866393606">
                <text:p>-0.46573866393606</text:p>
              </table:table-cell>
            </table:table-row>
            <table:table-row>
              <table:table-cell office:value-type="float" office:value="0.937438904307783">
                <text:p>0.937438904307783</text:p>
              </table:table-cell>
              <table:table-cell office:value-type="float" office:value="-0.590865677978233">
                <text:p>-0.590865677978233</text:p>
              </table:table-cell>
            </table:table-row>
            <table:table-row>
              <table:table-cell office:value-type="float" office:value="0.938416421413422">
                <text:p>0.938416421413422</text:p>
              </table:table-cell>
              <table:table-cell office:value-type="float" office:value="-1.05824836001314">
                <text:p>-1.05824836001314</text:p>
              </table:table-cell>
            </table:table-row>
            <table:table-row>
              <table:table-cell office:value-type="float" office:value="0.939393938519061">
                <text:p>0.939393938519061</text:p>
              </table:table-cell>
              <table:table-cell office:value-type="float" office:value="-1.49899882517061">
                <text:p>-1.49899882517061</text:p>
              </table:table-cell>
            </table:table-row>
            <table:table-row>
              <table:table-cell office:value-type="float" office:value="0.9403714556247">
                <text:p>0.9403714556247</text:p>
              </table:table-cell>
              <table:table-cell office:value-type="float" office:value="-2.03590447823309">
                <text:p>-2.03590447823309</text:p>
              </table:table-cell>
            </table:table-row>
            <table:table-row>
              <table:table-cell office:value-type="float" office:value="0.941348972730339">
                <text:p>0.941348972730339</text:p>
              </table:table-cell>
              <table:table-cell office:value-type="float" office:value="-1.57106756689107">
                <text:p>-1.57106756689107</text:p>
              </table:table-cell>
            </table:table-row>
            <table:table-row>
              <table:table-cell office:value-type="float" office:value="0.942326489835978">
                <text:p>0.942326489835978</text:p>
              </table:table-cell>
              <table:table-cell office:value-type="float" office:value="-1.63235772119067">
                <text:p>-1.63235772119067</text:p>
              </table:table-cell>
            </table:table-row>
            <table:table-row>
              <table:table-cell office:value-type="float" office:value="0.943304006941617">
                <text:p>0.943304006941617</text:p>
              </table:table-cell>
              <table:table-cell office:value-type="float" office:value="-2.10023914627102">
                <text:p>-2.10023914627102</text:p>
              </table:table-cell>
            </table:table-row>
            <table:table-row>
              <table:table-cell office:value-type="float" office:value="0.944281524047256">
                <text:p>0.944281524047256</text:p>
              </table:table-cell>
              <table:table-cell office:value-type="float" office:value="-1.91824955738508">
                <text:p>-1.91824955738508</text:p>
              </table:table-cell>
            </table:table-row>
            <table:table-row>
              <table:table-cell office:value-type="float" office:value="0.945259041152894">
                <text:p>0.945259041152894</text:p>
              </table:table-cell>
              <table:table-cell office:value-type="float" office:value="-1.8273120950083">
                <text:p>-1.8273120950083</text:p>
              </table:table-cell>
            </table:table-row>
            <table:table-row>
              <table:table-cell office:value-type="float" office:value="0.946236558258533">
                <text:p>0.946236558258533</text:p>
              </table:table-cell>
              <table:table-cell office:value-type="float" office:value="-1.73802737426352">
                <text:p>-1.73802737426352</text:p>
              </table:table-cell>
            </table:table-row>
            <table:table-row>
              <table:table-cell office:value-type="float" office:value="0.947214075364172">
                <text:p>0.947214075364172</text:p>
              </table:table-cell>
              <table:table-cell office:value-type="float" office:value="-1.09593145357723">
                <text:p>-1.09593145357723</text:p>
              </table:table-cell>
            </table:table-row>
            <table:table-row>
              <table:table-cell office:value-type="float" office:value="0.948191592469811">
                <text:p>0.948191592469811</text:p>
              </table:table-cell>
              <table:table-cell office:value-type="float" office:value="-0.475581658370628">
                <text:p>-0.475581658370628</text:p>
              </table:table-cell>
            </table:table-row>
            <table:table-row>
              <table:table-cell office:value-type="float" office:value="0.94916910957545">
                <text:p>0.94916910957545</text:p>
              </table:table-cell>
              <table:table-cell office:value-type="float" office:value="-0.283686558142741">
                <text:p>-0.283686558142741</text:p>
              </table:table-cell>
            </table:table-row>
            <table:table-row>
              <table:table-cell office:value-type="float" office:value="0.950146626681089">
                <text:p>0.950146626681089</text:p>
              </table:table-cell>
              <table:table-cell office:value-type="float" office:value="0.236876009989813">
                <text:p>0.236876009989813</text:p>
              </table:table-cell>
            </table:table-row>
            <table:table-row>
              <table:table-cell office:value-type="float" office:value="0.951124143786728">
                <text:p>0.951124143786728</text:p>
              </table:table-cell>
              <table:table-cell office:value-type="float" office:value="0.267245186580616">
                <text:p>0.267245186580616</text:p>
              </table:table-cell>
            </table:table-row>
            <table:table-row>
              <table:table-cell office:value-type="float" office:value="0.952101660892367">
                <text:p>0.952101660892367</text:p>
              </table:table-cell>
              <table:table-cell office:value-type="float" office:value="0.787585207901652">
                <text:p>0.787585207901652</text:p>
              </table:table-cell>
            </table:table-row>
            <table:table-row>
              <table:table-cell office:value-type="float" office:value="0.953079177998006">
                <text:p>0.953079177998006</text:p>
              </table:table-cell>
              <table:table-cell office:value-type="float" office:value="1.39217790046376">
                <text:p>1.39217790046376</text:p>
              </table:table-cell>
            </table:table-row>
            <table:table-row>
              <table:table-cell office:value-type="float" office:value="0.954056695103645">
                <text:p>0.954056695103645</text:p>
              </table:table-cell>
              <table:table-cell office:value-type="float" office:value="0.870744878225066">
                <text:p>0.870744878225066</text:p>
              </table:table-cell>
            </table:table-row>
            <table:table-row>
              <table:table-cell office:value-type="float" office:value="0.955034212209284">
                <text:p>0.955034212209284</text:p>
              </table:table-cell>
              <table:table-cell office:value-type="float" office:value="1.78853923654401">
                <text:p>1.78853923654401</text:p>
              </table:table-cell>
            </table:table-row>
            <table:table-row>
              <table:table-cell office:value-type="float" office:value="0.956011729314923">
                <text:p>0.956011729314923</text:p>
              </table:table-cell>
              <table:table-cell office:value-type="float" office:value="1.25107323017179">
                <text:p>1.25107323017179</text:p>
              </table:table-cell>
            </table:table-row>
            <table:table-row>
              <table:table-cell office:value-type="float" office:value="0.956989246420562">
                <text:p>0.956989246420562</text:p>
              </table:table-cell>
              <table:table-cell office:value-type="float" office:value="1.49862784882484">
                <text:p>1.49862784882484</text:p>
              </table:table-cell>
            </table:table-row>
            <table:table-row>
              <table:table-cell office:value-type="float" office:value="0.957966763526201">
                <text:p>0.957966763526201</text:p>
              </table:table-cell>
              <table:table-cell office:value-type="float" office:value="1.64627708160578">
                <text:p>1.64627708160578</text:p>
              </table:table-cell>
            </table:table-row>
            <table:table-row>
              <table:table-cell office:value-type="float" office:value="0.95894428063184">
                <text:p>0.95894428063184</text:p>
              </table:table-cell>
              <table:table-cell office:value-type="float" office:value="2.0301001886169">
                <text:p>2.0301001886169</text:p>
              </table:table-cell>
            </table:table-row>
            <table:table-row>
              <table:table-cell office:value-type="float" office:value="0.959921797737479">
                <text:p>0.959921797737479</text:p>
              </table:table-cell>
              <table:table-cell office:value-type="float" office:value="1.24294714491324">
                <text:p>1.24294714491324</text:p>
              </table:table-cell>
            </table:table-row>
            <table:table-row>
              <table:table-cell office:value-type="float" office:value="0.960899314843118">
                <text:p>0.960899314843118</text:p>
              </table:table-cell>
              <table:table-cell office:value-type="float" office:value="1.83778689839031">
                <text:p>1.83778689839031</text:p>
              </table:table-cell>
            </table:table-row>
            <table:table-row>
              <table:table-cell office:value-type="float" office:value="0.961876831948757">
                <text:p>0.961876831948757</text:p>
              </table:table-cell>
              <table:table-cell office:value-type="float" office:value="1.58053601770578">
                <text:p>1.58053601770578</text:p>
              </table:table-cell>
            </table:table-row>
            <table:table-row>
              <table:table-cell office:value-type="float" office:value="0.962854349054396">
                <text:p>0.962854349054396</text:p>
              </table:table-cell>
              <table:table-cell office:value-type="float" office:value="1.0676415820805">
                <text:p>1.0676415820805</text:p>
              </table:table-cell>
            </table:table-row>
            <table:table-row>
              <table:table-cell office:value-type="float" office:value="0.963831866160035">
                <text:p>0.963831866160035</text:p>
              </table:table-cell>
              <table:table-cell office:value-type="float" office:value="0.758640325030624">
                <text:p>0.758640325030624</text:p>
              </table:table-cell>
            </table:table-row>
            <table:table-row>
              <table:table-cell office:value-type="float" office:value="0.964809383265674">
                <text:p>0.964809383265674</text:p>
              </table:table-cell>
              <table:table-cell office:value-type="float" office:value="0.679580304664506">
                <text:p>0.679580304664506</text:p>
              </table:table-cell>
            </table:table-row>
            <table:table-row>
              <table:table-cell office:value-type="float" office:value="0.965786900371313">
                <text:p>0.965786900371313</text:p>
              </table:table-cell>
              <table:table-cell office:value-type="float" office:value="0.344614529728607">
                <text:p>0.344614529728607</text:p>
              </table:table-cell>
            </table:table-row>
            <table:table-row>
              <table:table-cell office:value-type="float" office:value="0.966764417476952">
                <text:p>0.966764417476952</text:p>
              </table:table-cell>
              <table:table-cell office:value-type="float" office:value="-0.263601844523533">
                <text:p>-0.263601844523533</text:p>
              </table:table-cell>
            </table:table-row>
            <table:table-row>
              <table:table-cell office:value-type="float" office:value="0.967741934582591">
                <text:p>0.967741934582591</text:p>
              </table:table-cell>
              <table:table-cell office:value-type="float" office:value="-0.0998807232262353">
                <text:p>-0.0998807232262353</text:p>
              </table:table-cell>
            </table:table-row>
            <table:table-row>
              <table:table-cell office:value-type="float" office:value="0.96871945168823">
                <text:p>0.96871945168823</text:p>
              </table:table-cell>
              <table:table-cell office:value-type="float" office:value="0.183763575199402">
                <text:p>0.183763575199402</text:p>
              </table:table-cell>
            </table:table-row>
            <table:table-row>
              <table:table-cell office:value-type="float" office:value="0.969696968793869">
                <text:p>0.969696968793869</text:p>
              </table:table-cell>
              <table:table-cell office:value-type="float" office:value="-0.554510224562537">
                <text:p>-0.554510224562537</text:p>
              </table:table-cell>
            </table:table-row>
            <table:table-row>
              <table:table-cell office:value-type="float" office:value="0.970674485899508">
                <text:p>0.970674485899508</text:p>
              </table:table-cell>
              <table:table-cell office:value-type="float" office:value="0.0776337869082285">
                <text:p>0.0776337869082285</text:p>
              </table:table-cell>
            </table:table-row>
            <table:table-row>
              <table:table-cell office:value-type="float" office:value="0.971652003005147">
                <text:p>0.971652003005147</text:p>
              </table:table-cell>
              <table:table-cell office:value-type="float" office:value="-0.406804447915788">
                <text:p>-0.406804447915788</text:p>
              </table:table-cell>
            </table:table-row>
            <table:table-row>
              <table:table-cell office:value-type="float" office:value="0.972629520110786">
                <text:p>0.972629520110786</text:p>
              </table:table-cell>
              <table:table-cell office:value-type="float" office:value="0.129045336545304">
                <text:p>0.129045336545304</text:p>
              </table:table-cell>
            </table:table-row>
            <table:table-row>
              <table:table-cell office:value-type="float" office:value="0.973607037216425">
                <text:p>0.973607037216425</text:p>
              </table:table-cell>
              <table:table-cell office:value-type="float" office:value="0.0360213307808374">
                <text:p>0.0360213307808374</text:p>
              </table:table-cell>
            </table:table-row>
            <table:table-row>
              <table:table-cell office:value-type="float" office:value="0.974584554322064">
                <text:p>0.974584554322064</text:p>
              </table:table-cell>
              <table:table-cell office:value-type="float" office:value="-0.439667104483752">
                <text:p>-0.439667104483752</text:p>
              </table:table-cell>
            </table:table-row>
            <table:table-row>
              <table:table-cell office:value-type="float" office:value="0.975562071427703">
                <text:p>0.975562071427703</text:p>
              </table:table-cell>
              <table:table-cell office:value-type="float" office:value="0.312134036197627">
                <text:p>0.312134036197627</text:p>
              </table:table-cell>
            </table:table-row>
            <table:table-row>
              <table:table-cell office:value-type="float" office:value="0.976539588533342">
                <text:p>0.976539588533342</text:p>
              </table:table-cell>
              <table:table-cell office:value-type="float" office:value="0.355432955903545">
                <text:p>0.355432955903545</text:p>
              </table:table-cell>
            </table:table-row>
            <table:table-row>
              <table:table-cell office:value-type="float" office:value="0.977517105638981">
                <text:p>0.977517105638981</text:p>
              </table:table-cell>
              <table:table-cell office:value-type="float" office:value="0.0754632914233312">
                <text:p>0.0754632914233312</text:p>
              </table:table-cell>
            </table:table-row>
            <table:table-row>
              <table:table-cell office:value-type="float" office:value="0.97849462274462">
                <text:p>0.97849462274462</text:p>
              </table:table-cell>
              <table:table-cell office:value-type="float" office:value="0.503518774258062">
                <text:p>0.503518774258062</text:p>
              </table:table-cell>
            </table:table-row>
            <table:table-row>
              <table:table-cell office:value-type="float" office:value="0.979472139850259">
                <text:p>0.979472139850259</text:p>
              </table:table-cell>
              <table:table-cell office:value-type="float" office:value="0.140668299329854">
                <text:p>0.140668299329854</text:p>
              </table:table-cell>
            </table:table-row>
            <table:table-row>
              <table:table-cell office:value-type="float" office:value="0.980449656955898">
                <text:p>0.980449656955898</text:p>
              </table:table-cell>
              <table:table-cell office:value-type="float" office:value="0.518757032672797">
                <text:p>0.518757032672797</text:p>
              </table:table-cell>
            </table:table-row>
            <table:table-row>
              <table:table-cell office:value-type="float" office:value="0.981427174061537">
                <text:p>0.981427174061537</text:p>
              </table:table-cell>
              <table:table-cell office:value-type="float" office:value="0.340559453569768">
                <text:p>0.340559453569768</text:p>
              </table:table-cell>
            </table:table-row>
            <table:table-row>
              <table:table-cell office:value-type="float" office:value="0.982404691167176">
                <text:p>0.982404691167176</text:p>
              </table:table-cell>
              <table:table-cell office:value-type="float" office:value="0.376902326998234">
                <text:p>0.376902326998234</text:p>
              </table:table-cell>
            </table:table-row>
            <table:table-row>
              <table:table-cell office:value-type="float" office:value="0.983382208272815">
                <text:p>0.983382208272815</text:p>
              </table:table-cell>
              <table:table-cell office:value-type="float" office:value="0.124369701952843">
                <text:p>0.124369701952843</text:p>
              </table:table-cell>
            </table:table-row>
            <table:table-row>
              <table:table-cell office:value-type="float" office:value="0.984359725378454">
                <text:p>0.984359725378454</text:p>
              </table:table-cell>
              <table:table-cell office:value-type="float" office:value="-0.613874921577304">
                <text:p>-0.613874921577304</text:p>
              </table:table-cell>
            </table:table-row>
            <table:table-row>
              <table:table-cell office:value-type="float" office:value="0.985337242484093">
                <text:p>0.985337242484093</text:p>
              </table:table-cell>
              <table:table-cell office:value-type="float" office:value="-0.549921135879596">
                <text:p>-0.549921135879596</text:p>
              </table:table-cell>
            </table:table-row>
            <table:table-row>
              <table:table-cell office:value-type="float" office:value="0.986314759589732">
                <text:p>0.986314759589732</text:p>
              </table:table-cell>
              <table:table-cell office:value-type="float" office:value="-0.863100252685521">
                <text:p>-0.863100252685521</text:p>
              </table:table-cell>
            </table:table-row>
            <table:table-row>
              <table:table-cell office:value-type="float" office:value="0.987292276695371">
                <text:p>0.987292276695371</text:p>
              </table:table-cell>
              <table:table-cell office:value-type="float" office:value="-1.44709615355921">
                <text:p>-1.44709615355921</text:p>
              </table:table-cell>
            </table:table-row>
            <table:table-row>
              <table:table-cell office:value-type="float" office:value="0.98826979380101">
                <text:p>0.98826979380101</text:p>
              </table:table-cell>
              <table:table-cell office:value-type="float" office:value="-0.945376272147796">
                <text:p>-0.945376272147796</text:p>
              </table:table-cell>
            </table:table-row>
            <table:table-row>
              <table:table-cell office:value-type="float" office:value="0.989247310906649">
                <text:p>0.989247310906649</text:p>
              </table:table-cell>
              <table:table-cell office:value-type="float" office:value="-1.87899806301117">
                <text:p>-1.87899806301117</text:p>
              </table:table-cell>
            </table:table-row>
            <table:table-row>
              <table:table-cell office:value-type="float" office:value="0.990224828012288">
                <text:p>0.990224828012288</text:p>
              </table:table-cell>
              <table:table-cell office:value-type="float" office:value="-2.00700649206517">
                <text:p>-2.00700649206517</text:p>
              </table:table-cell>
            </table:table-row>
            <table:table-row>
              <table:table-cell office:value-type="float" office:value="0.991202345117927">
                <text:p>0.991202345117927</text:p>
              </table:table-cell>
              <table:table-cell office:value-type="float" office:value="-1.70510824964158">
                <text:p>-1.70510824964158</text:p>
              </table:table-cell>
            </table:table-row>
            <table:table-row>
              <table:table-cell office:value-type="float" office:value="0.992179862223566">
                <text:p>0.992179862223566</text:p>
              </table:table-cell>
              <table:table-cell office:value-type="float" office:value="-1.48554972617597">
                <text:p>-1.48554972617597</text:p>
              </table:table-cell>
            </table:table-row>
            <table:table-row>
              <table:table-cell office:value-type="float" office:value="0.993157379329205">
                <text:p>0.993157379329205</text:p>
              </table:table-cell>
              <table:table-cell office:value-type="float" office:value="-1.99212164651283">
                <text:p>-1.99212164651283</text:p>
              </table:table-cell>
            </table:table-row>
            <table:table-row>
              <table:table-cell office:value-type="float" office:value="0.994134896434844">
                <text:p>0.994134896434844</text:p>
              </table:table-cell>
              <table:table-cell office:value-type="float" office:value="-1.66615843128117">
                <text:p>-1.66615843128117</text:p>
              </table:table-cell>
            </table:table-row>
            <table:table-row>
              <table:table-cell office:value-type="float" office:value="0.995112413540483">
                <text:p>0.995112413540483</text:p>
              </table:table-cell>
              <table:table-cell office:value-type="float" office:value="-1.60430456027977">
                <text:p>-1.60430456027977</text:p>
              </table:table-cell>
            </table:table-row>
            <table:table-row>
              <table:table-cell office:value-type="float" office:value="0.996089930646122">
                <text:p>0.996089930646122</text:p>
              </table:table-cell>
              <table:table-cell office:value-type="float" office:value="-1.06735594689608">
                <text:p>-1.06735594689608</text:p>
              </table:table-cell>
            </table:table-row>
            <table:table-row>
              <table:table-cell office:value-type="float" office:value="0.99706744775176">
                <text:p>0.99706744775176</text:p>
              </table:table-cell>
              <table:table-cell office:value-type="float" office:value="-1.33948149833066">
                <text:p>-1.33948149833066</text:p>
              </table:table-cell>
            </table:table-row>
            <table:table-row>
              <table:table-cell office:value-type="float" office:value="0.998044964857399">
                <text:p>0.998044964857399</text:p>
              </table:table-cell>
              <table:table-cell office:value-type="float" office:value="-0.242846517897676">
                <text:p>-0.242846517897676</text:p>
              </table:table-cell>
            </table:table-row>
            <table:table-row>
              <table:table-cell office:value-type="float" office:value="0.999022481963038">
                <text:p>0.999022481963038</text:p>
              </table:table-cell>
              <table:table-cell office:value-type="float" office:value="-0.832423515641236">
                <text:p>-0.832423515641236</text:p>
              </table:table-cell>
            </table:table-row>
            <table:table-row>
              <table:table-cell office:value-type="float" office:value="0.999999999068677">
                <text:p>0.999999999068677</text:p>
              </table:table-cell>
              <table:table-cell office:value-type="float" office:value="0.278478788616578">
                <text:p>0.278478788616578</text:p>
              </table:table-cell>
            </table:table-row>
            <table:table-row>
              <table:table-cell office:value-type="float" office:value="1.00097751617432">
                <text:p>1.00097751617432</text:p>
              </table:table-cell>
              <table:table-cell office:value-type="float" office:value="-0.0482389787723465">
                <text:p>-0.04823897877234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927cm" svg:y="4.201cm" style:legend-expansion="high" chart:style-name="ch2"/>
        <chart:plot-area chart:style-name="ch3" table:cell-range-address="Sheet1.E1:Sheet1.E514" chart:data-source-has-labels="row" svg:x="0.32cm" svg:y="0.18cm" svg:width="14.287cm" svg:height="8.64cm">
          <chartooo:coordinate-region svg:x="1.127cm" svg:y="0.301cm" svg:width="13.48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514" chart:label-cell-address="Sheet1.E1:Sheet1.E1" chart:class="chart:bar">
            <chart:data-point chart:repeated="5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f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65715326236442">
                <text:p>0.365715326236442</text:p>
                <draw:g>
                  <svg:desc>Sheet1.E2:Sheet1.E5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7352638391673">
                <text:p>0.373526383916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9636337141546">
                <text:p>0.396363371415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2777991741902">
                <text:p>0.4327779917419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81174949607705">
                <text:p>0.4811749496077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40378046171263">
                <text:p>0.5403780461712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9895688747984">
                <text:p>0.6098956887479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0001655692357">
                <text:p>0.6900016556923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8178186420088">
                <text:p>0.781781864200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87248058898214">
                <text:p>0.8872480588982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959353139443">
                <text:p>1.009593531394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5368942943902">
                <text:p>1.153689429439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270093138831">
                <text:p>1.32700931388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4138722439614">
                <text:p>1.541387224396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1656019388707">
                <text:p>1.816560193887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8796875375935">
                <text:p>2.187968753759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72621812312008">
                <text:p>2.726218123120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952208711181">
                <text:p>3.59522087111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28308421644951">
                <text:p>5.283084216449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1917546489949">
                <text:p>10.19175464899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12.112779376541">
                <text:p>512.1127793765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7099277135406">
                <text:p>9.70992771354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49608387751213">
                <text:p>4.496083877512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3440469766706">
                <text:p>2.734404697667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81940337927303">
                <text:p>1.819403379273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3911181835555">
                <text:p>1.239111818355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27913883218856">
                <text:p>0.8279138832188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29770323383761">
                <text:p>0.5297703233837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70636023324533">
                <text:p>0.3706360233245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3158791061708">
                <text:p>0.431587910617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45102327676682">
                <text:p>0.6451023276766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27226995272594">
                <text:p>0.9272269952725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6574577299556">
                <text:p>1.265745772995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7785288564444">
                <text:p>1.677852885644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20124696364316">
                <text:p>2.201246963643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90573867694235">
                <text:p>2.905738676942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93036872954258">
                <text:p>3.930368729542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59646841186252">
                <text:p>5.596468411862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8544730668502">
                <text:p>8.85447306685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.3113153926684">
                <text:p>18.31131539266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9.837812676792">
                <text:p>509.8378126767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.6288966437245">
                <text:p>21.62889664372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.0059271702135">
                <text:p>11.00592717021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54313359751389">
                <text:p>7.543133597513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81856660304492">
                <text:p>5.818566603044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78188408387086">
                <text:p>4.781884083870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08747035596641">
                <text:p>4.087470355966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58824667996091">
                <text:p>3.588246679960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21098603464714">
                <text:p>3.210986034647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1511238494401">
                <text:p>2.915112384944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67631623385324">
                <text:p>2.676316233853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47913817151699">
                <text:p>2.479138171516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31327214969271">
                <text:p>2.313272149692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715796255432">
                <text:p>2.17157962554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04895682782284">
                <text:p>2.048956827822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94165604234644">
                <text:p>1.941656042346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84686184193687">
                <text:p>1.846861841936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76241707548619">
                <text:p>1.762417075486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8664027514197">
                <text:p>1.686640275141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61820075114994">
                <text:p>1.618200751149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5603115894855">
                <text:p>1.556031158948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49926503591489">
                <text:p>1.499265035914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44719135763504">
                <text:p>1.447191357635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9922093200235">
                <text:p>1.399220932002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5486117831278">
                <text:p>1.354861178312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1369694424956">
                <text:p>1.313696944249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27537573621013">
                <text:p>1.275375736210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23959621991758">
                <text:p>1.239596219917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20609917486264">
                <text:p>1.206099174862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7466031130882">
                <text:p>1.174660311308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4508451619142">
                <text:p>1.145084516191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1720120607749">
                <text:p>1.117201206077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9086054572975">
                <text:p>1.090860545729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6593034928032">
                <text:p>1.065930349280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422935240073">
                <text:p>1.04229352400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1984594865207">
                <text:p>1.019845948652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9849470217388">
                <text:p>0.998494702173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78156576980799">
                <text:p>0.9781565769807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58756824520973">
                <text:p>0.9587568245209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40228091777835">
                <text:p>0.9402280917778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22509515473501">
                <text:p>0.9225095154735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05545947239816">
                <text:p>0.9055459472398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89287288086349">
                <text:p>0.8892872880863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73687914511731">
                <text:p>0.8736879145117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870618179581">
                <text:p>0.858706181795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44303992571796">
                <text:p>0.8443039925717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30446420832257">
                <text:p>0.8304464208322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17101383192977">
                <text:p>0.8171013831929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04239350589862">
                <text:p>0.8042393505898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91833094688681">
                <text:p>0.7918330946886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79857464215911">
                <text:p>0.7798574642159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68289187122091">
                <text:p>0.7682891871220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57106695168192">
                <text:p>0.7571066951681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46289967993269">
                <text:p>0.7462899679932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35820394173781">
                <text:p>0.7358203941737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2568064714042">
                <text:p>0.725680647140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15854574118331">
                <text:p>0.7158545741183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06327096515044">
                <text:p>0.7063270965150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97084120392001">
                <text:p>0.697084120392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88112455842621">
                <text:p>0.6881124558426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793997442512">
                <text:p>0.67939974425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70934392544421">
                <text:p>0.6709343925444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6270551365579">
                <text:p>0.662705513655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54702872526388">
                <text:p>0.6547028725263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46916837043728">
                <text:p>0.6469168370437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39338333398514">
                <text:p>0.6393383333985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31958805396132">
                <text:p>0.6319588053961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24770177319641">
                <text:p>0.6247701773196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17764819982604">
                <text:p>0.6177648199826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10935519654849">
                <text:p>0.6109355196548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04275449584072">
                <text:p>0.6042754495840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97778143850646">
                <text:p>0.5977781438506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91437473346242">
                <text:p>0.5914374733462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85247623668596">
                <text:p>0.5852476236685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79203074756831">
                <text:p>0.5792030747568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73298582109162">
                <text:p>0.5732985821091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67529159438583">
                <text:p>0.5675291594385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6189006264049">
                <text:p>0.561890062640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56376774954815">
                <text:p>0.5563767749548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50984993221584">
                <text:p>0.5509849932215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45710615133798">
                <text:p>0.5457106151337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40549727405987">
                <text:p>0.5405497274059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35498594779375">
                <text:p>0.5354985947793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30553649797396">
                <text:p>0.5305536497973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25711483286294">
                <text:p>0.5257114832862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20968835486646">
                <text:p>0.5209688354866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16322587781585">
                <text:p>0.5163225877815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11769754977342">
                <text:p>0.5117697549773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07307478090809">
                <text:p>0.5073074780908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02933017607881">
                <text:p>0.5029330176078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9864374717397">
                <text:p>0.498643747173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94437147687324">
                <text:p>0.4944371476873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90310801762318">
                <text:p>0.4903108017623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86262388538642">
                <text:p>0.4862623885386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82289678808031">
                <text:p>0.4822896788080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78390530439199">
                <text:p>0.4783905304391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74562884076438">
                <text:p>0.4745628840764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70804759096076">
                <text:p>0.4708047590960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67114249799188">
                <text:p>0.4671142497991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63489521828316">
                <text:p>0.4634895218283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59928808788987">
                <text:p>0.4599288087889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5643040906607">
                <text:p>0.456430409066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5299268281807">
                <text:p>0.452992682818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49614049141762">
                <text:p>0.4496140491417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6292983391739">
                <text:p>0.4462929833917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43028014649319">
                <text:p>0.4430280146493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39817723326447">
                <text:p>0.4398177233264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36660738901272">
                <text:p>0.4366607389012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33555737771511">
                <text:p>0.4335557377715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30501441222651">
                <text:p>0.4305014412226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27496613504921">
                <text:p>0.42749661350492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24540060003215">
                <text:p>0.4245400600032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21630625507638">
                <text:p>0.4216306255076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18767192568695">
                <text:p>0.4187671925686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415948679935792">
                <text:p>0.4159486799357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413174041074376">
                <text:p>0.4131740410743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10442262755558">
                <text:p>0.4104422627555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07752363716065">
                <text:p>0.4077523637160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40510339338201">
                <text:p>0.405103393382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02494430655678">
                <text:p>0.4024944306556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99924582758763">
                <text:p>0.3999245827587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97392984132093">
                <text:p>0.3973929841320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94898795385209">
                <text:p>0.3948987953852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92441202296897">
                <text:p>0.3924412022968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9001941485971">
                <text:p>0.390019414859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87632666370842">
                <text:p>0.3876326663708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85280212561271">
                <text:p>0.3852802125612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82961330767905">
                <text:p>0.3829613307679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80675319138294">
                <text:p>0.3806753191382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7842149587333">
                <text:p>0.378421495873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76199198507892">
                <text:p>0.3761991985078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74007783209471">
                <text:p>0.3740077832094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71846624122426">
                <text:p>0.3718466241224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69715112730618">
                <text:p>0.3697151127306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67612657251551">
                <text:p>0.3676126572515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65538682054147">
                <text:p>0.3655386820541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63492627102387">
                <text:p>0.3634926271023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61473947421162">
                <text:p>0.36147394742116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59482112584767">
                <text:p>0.3594821125847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57516606226193">
                <text:p>0.3575166062261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55576925566602">
                <text:p>0.3555769255666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536625809637">
                <text:p>0.353662580963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51773095478301">
                <text:p>0.3517730954783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49908004458223">
                <text:p>0.3499080044582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48066855138686">
                <text:p>0.3480668551386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46249206258474">
                <text:p>0.34624920625847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44454627690821">
                <text:p>0.3444546276908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42682700089016">
                <text:p>0.3426827000890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40933014545394">
                <text:p>0.3409330145453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39205172263532">
                <text:p>0.3392051722635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37498784242642">
                <text:p>0.3374987842426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35813470974235">
                <text:p>0.3358134709742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34148862149894">
                <text:p>0.3341488621498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32504596380105">
                <text:p>0.3325045963801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30880320923208">
                <text:p>0.3308803209232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29275691424682">
                <text:p>0.32927569142468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27690371665701">
                <text:p>0.3276903716657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26124033320936">
                <text:p>0.3261240333209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24576355724822">
                <text:p>0.3245763557248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23047025646617">
                <text:p>0.32304702564661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21535737073157">
                <text:p>0.3215357370731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20042190999429">
                <text:p>0.3200421909994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18566095226244">
                <text:p>0.3185660952262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17107164165385">
                <text:p>0.3171071641653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15665118651286">
                <text:p>0.31566511865128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14239685759194">
                <text:p>0.3142396857591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12830598629392">
                <text:p>0.3128305986293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11437596297873">
                <text:p>0.3114375962978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10060423532439">
                <text:p>0.31006042353243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08698830674318">
                <text:p>0.30869883067431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07352573484821">
                <text:p>0.30735257348482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06021412997804">
                <text:p>0.3060214129978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04705115376567">
                <text:p>0.3047051153765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03403451775298">
                <text:p>0.3034034517752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02116198204884">
                <text:p>0.3021161982048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00843135403866">
                <text:p>0.3008431354038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99584048715073">
                <text:p>0.29958404871507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98338727956006">
                <text:p>0.2983387279560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97106967316574">
                <text:p>0.29710696731657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95888565230141">
                <text:p>0.2958885652301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94683324271353">
                <text:p>0.29468332427135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9349105104824">
                <text:p>0.293491051048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9231155609837">
                <text:p>0.2923115560983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91144653788644">
                <text:p>0.2911446537886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89990162218446">
                <text:p>0.28999016221844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88847903125775">
                <text:p>0.2888479031257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877177017958">
                <text:p>0.287717701795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86599386972392">
                <text:p>0.28659938697239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85492790772501">
                <text:p>0.2854927907725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84397748603085">
                <text:p>0.28439774860308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83314099080156">
                <text:p>0.28331409908015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8224168395059">
                <text:p>0.282241683950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81180348016204">
                <text:p>0.2811803480162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80129939060116">
                <text:p>0.28012993906011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7909030777473">
                <text:p>0.2790903077747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78061307692515">
                <text:p>0.2780613076925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77042795119426">
                <text:p>0.2770427951194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76034629065603">
                <text:p>0.2760346290656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75036671188753">
                <text:p>0.2750366711887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74048785724907">
                <text:p>0.27404878572490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73070839432257">
                <text:p>0.2730708394322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72102701532227">
                <text:p>0.27210270153222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71144243652349">
                <text:p>0.2711442436523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70195339771045">
                <text:p>0.2701953397710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69255866164058">
                <text:p>0.26925586616405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68325701352532">
                <text:p>0.26832570135253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67404726051999">
                <text:p>0.26740472605199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66492823123062">
                <text:p>0.26649282312306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65589877523471">
                <text:p>0.2655898775234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64695776261528">
                <text:p>0.26469577626152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63810408350549">
                <text:p>0.26381040835054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62933664764571">
                <text:p>0.26293366476457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62065438395456">
                <text:p>0.2620654383954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61205624011097">
                <text:p>0.2612056240110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60354118214438">
                <text:p>0.2603541182144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59510819403846">
                <text:p>0.25951081940384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58675627734521">
                <text:p>0.25867562773452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57848445080913">
                <text:p>0.25784844508091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57029174999869">
                <text:p>0.25702917499986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56217722695019">
                <text:p>0.2562177226950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55413994982003">
                <text:p>0.25541399498200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54617900254654">
                <text:p>0.25461790025465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53829348451744">
                <text:p>0.2538293484517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53048251024919">
                <text:p>0.2530482510249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52274520907362">
                <text:p>0.2522745209073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51508072483223">
                <text:p>0.25150807248322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5074882155763">
                <text:p>0.250748821557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4999668532771">
                <text:p>0.2499966853277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49251582354336">
                <text:p>0.24925158235433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48513432534443">
                <text:p>0.24851343253444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47782157073865">
                <text:p>0.24778215707386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47057678461175">
                <text:p>0.2470576784611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46339920442196">
                <text:p>0.24633992044219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456288079948">
                <text:p>0.245628807994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44924267304272">
                <text:p>0.24492426730427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4422622573963">
                <text:p>0.244226225739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43534611831196">
                <text:p>0.2435346118311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42849355245048">
                <text:p>0.2428493552450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42170386766027">
                <text:p>0.24217038676602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41497638270511">
                <text:p>0.2414976382705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40831042708442">
                <text:p>0.24083104270844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40170534082156">
                <text:p>0.24017053408215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39516047426087">
                <text:p>0.23951604742608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3886751878692">
                <text:p>0.238867518786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38224885204598">
                <text:p>0.23822488520459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37588084693593">
                <text:p>0.23758808469359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36957056224376">
                <text:p>0.23695705622437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36331739705525">
                <text:p>0.2363317397055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35712075966395">
                <text:p>0.23571207596639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35098006739942">
                <text:p>0.23509800673994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34489474645815">
                <text:p>0.23448947464581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33886423174115">
                <text:p>0.2338864231741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33288796669702">
                <text:p>0.23328879666970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3269654031635">
                <text:p>0.2326965403163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32109600121215">
                <text:p>0.23210960012121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31527922900047">
                <text:p>0.23152792290004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30951456264016">
                <text:p>0.2309514562640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3038014860064">
                <text:p>0.2303801486006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29813949069012">
                <text:p>0.22981394906901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29252807575961">
                <text:p>0.22925280757596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228696674768376">
                <text:p>0.22869667476837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2814550201937">
                <text:p>0.2281455020193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227599241415217">
                <text:p>0.22759924141521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22705784574249">
                <text:p>0.2270578457424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226521268476083">
                <text:p>0.22652126847608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225989463767433">
                <text:p>0.2259894637674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225462386432754">
                <text:p>0.22546238643275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224939991941297">
                <text:p>0.22493999194129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224422236404323">
                <text:p>0.22442223640432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223909076564233">
                <text:p>0.2239090765642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223400469783742">
                <text:p>0.22340046978374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222896374035208">
                <text:p>0.22289637403520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222396747890497">
                <text:p>0.22239674789049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221901550510848">
                <text:p>0.2219015505108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21410741637157">
                <text:p>0.2214107416371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20924281579954">
                <text:p>0.22092428157995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220442131210242">
                <text:p>0.22044213121024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21996425195007">
                <text:p>0.2199642519500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219490605763669">
                <text:p>0.21949060576366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219021155148148">
                <text:p>0.21902115514814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218555863125177">
                <text:p>0.21855586312517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18094693232211">
                <text:p>0.2180946932322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217637609514353">
                <text:p>0.21763760951435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217184576515781">
                <text:p>0.21718457651578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216735559272144">
                <text:p>0.2167355592721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216290523302341">
                <text:p>0.21629052330234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215849434601185">
                <text:p>0.21584943460118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215412259631346">
                <text:p>0.21541225963134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214978965316444">
                <text:p>0.21497896531644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21454951903342">
                <text:p>0.2145495190334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214123888605764">
                <text:p>0.2141238886057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213702042296055">
                <text:p>0.21370204229605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213283948799702">
                <text:p>0.21328394879970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212869577237668">
                <text:p>0.21286957723766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212458897150526">
                <text:p>0.21245889715052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212051878491215">
                <text:p>0.2120518784912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21164849161964">
                <text:p>0.211648491619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211248707295522">
                <text:p>0.21124870729552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210852496673356">
                <text:p>0.21085249667335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210459831295216">
                <text:p>0.21045983129521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210070683086349">
                <text:p>0.21007068308634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209685024347781">
                <text:p>0.20968502434778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209302827752742">
                <text:p>0.20930282775274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208924066338304">
                <text:p>0.20892406633830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208548713503691">
                <text:p>0.20854871350369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208176743002745">
                <text:p>0.2081767430027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207808128935542">
                <text:p>0.20780812893554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207442845751146">
                <text:p>0.20744284575114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207080868235331">
                <text:p>0.20708086823533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206722171509717">
                <text:p>0.20672217150971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206366731024831">
                <text:p>0.20636673102483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206014522556735">
                <text:p>0.20601452255673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205665522201411">
                <text:p>0.2056655222014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20531970637095">
                <text:p>0.2053197063709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204977051788484">
                <text:p>0.20497705178848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204637535484138">
                <text:p>0.20463753548413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2043011347906">
                <text:p>0.204301134790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203967827338861">
                <text:p>0.20396782733886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203637591054176">
                <text:p>0.20363759105417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203310404151723">
                <text:p>0.20331040415172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202986245132981">
                <text:p>0.20298624513298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202665092781332">
                <text:p>0.20266509278133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202346926158804">
                <text:p>0.20234692615880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202031724601216">
                <text:p>0.2020317246012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201719467716195">
                <text:p>0.20171946771619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201410135378183">
                <text:p>0.20141013537818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201103707723631">
                <text:p>0.20110370772363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200800165151271">
                <text:p>0.20080016515127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200499488314832">
                <text:p>0.20049948831483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200201658121934">
                <text:p>0.20020165812193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99906655729502">
                <text:p>0.19990665572950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199614462541298">
                <text:p>0.19961446254129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199325060204131">
                <text:p>0.19932506020413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99038430605117">
                <text:p>0.19903843060511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198754555868243">
                <text:p>0.19875455586824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98473418351536">
                <text:p>0.19847341835153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98195000643926">
                <text:p>0.19819500064392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97919285562434">
                <text:p>0.19791928556243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97646256149119">
                <text:p>0.19764625614911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97375895668328">
                <text:p>0.19737589566832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9710818760394">
                <text:p>0.1971081876039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96843115656516">
                <text:p>0.19684311565651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96580663740723">
                <text:p>0.19658066374072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196320815982522">
                <text:p>0.19632081598252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96063556716803">
                <text:p>0.19606355671680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95808870484558">
                <text:p>0.19580887048455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9555674203064">
                <text:p>0.1955567420306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195307156300991">
                <text:p>0.19530715630099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95060098440599">
                <text:p>0.19506009844059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194815553790672">
                <text:p>0.19481555379067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94573507886771">
                <text:p>0.19457350788677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94333946455994">
                <text:p>0.19433394645599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94096855415308">
                <text:p>0.19409685541530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193862220868672">
                <text:p>0.19386222086867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93630029105536">
                <text:p>0.19363002910553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93400266597988">
                <text:p>0.19340026659798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93172919999429">
                <text:p>0.19317291999942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92947976141627">
                <text:p>0.19294797614162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192725422033641">
                <text:p>0.19272542203364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192505244858764">
                <text:p>0.19250524485876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92287431973762">
                <text:p>0.19228743197376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19207197090557">
                <text:p>0.1920719709055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191858849350971">
                <text:p>0.19185884935097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191648055172733">
                <text:p>0.19164805517273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91439576400581">
                <text:p>0.19143957640058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191233401226461">
                <text:p>0.19123340122646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91029518003602">
                <text:p>0.19102951800360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190827915246905">
                <text:p>0.19082791524690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90628581628309">
                <text:p>0.19062858162830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190431505976907">
                <text:p>0.19043150597690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90236677276492">
                <text:p>0.19023667727649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190044084664294">
                <text:p>0.19004408466429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18985371742938">
                <text:p>0.1898537174293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89665565010828">
                <text:p>0.18966556501082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89479616996596">
                <text:p>0.18947961699659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189295863121493">
                <text:p>0.18929586312149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89114293266383">
                <text:p>0.18911429326638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188934897455837">
                <text:p>0.18893489745583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188757665857769">
                <text:p>0.18875766585776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885825887808">
                <text:p>0.188582588780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188409656674328">
                <text:p>0.18840965667432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188238860125396">
                <text:p>0.18823886012539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188070189859563">
                <text:p>0.18807018985956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187903636736556">
                <text:p>0.18790363673655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187739191753725">
                <text:p>0.1877391917537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187576846039239">
                <text:p>0.18757684603923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187416590852782">
                <text:p>0.18741659085278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187258417588557">
                <text:p>0.18725841758855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187102317767359">
                <text:p>0.18710231776735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18694828304039">
                <text:p>0.1869482830403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186796305185107">
                <text:p>0.18679630518510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186646376106194">
                <text:p>0.18664637610619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186498487832844">
                <text:p>0.18649848783284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186352632518922">
                <text:p>0.18635263251892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186208802440844">
                <text:p>0.18620880244084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186066989997432">
                <text:p>0.18606698999743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185927187708117">
                <text:p>0.18592718770811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185789388212574">
                <text:p>0.18578938821257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185653584269138">
                <text:p>0.18565358426913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185519768754357">
                <text:p>0.18551976875435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185387934661615">
                <text:p>0.18538793466161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185258075100516">
                <text:p>0.18525807510051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185130183295659">
                <text:p>0.18513018329565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185004252586056">
                <text:p>0.18500425258605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18488027642394">
                <text:p>0.1848802764239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184758248374171">
                <text:p>0.18475824837417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184638162113105">
                <text:p>0.18463816211310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184520011428044">
                <text:p>0.18452001142804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184403790216187">
                <text:p>0.18440379021618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184289492483975">
                <text:p>0.18428949248397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184177112346193">
                <text:p>0.18417711234619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184066644025326">
                <text:p>0.18406664402532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183958081850685">
                <text:p>0.18395808185068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183851420257752">
                <text:p>0.18385142025775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183746653787384">
                <text:p>0.18374665378738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18364377708518">
                <text:p>0.1836437770851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183542784900752">
                <text:p>0.18354278490075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183443672087042">
                <text:p>0.18344367208704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183346433599647">
                <text:p>0.18334643359964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183251064496204">
                <text:p>0.18325106449620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183157559935756">
                <text:p>0.18315755993575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183065915178098">
                <text:p>0.18306591517809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182976125583169">
                <text:p>0.18297612558316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82888186610509">
                <text:p>0.18288818661050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182802093818647">
                <text:p>0.18280209381864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182717842864525">
                <text:p>0.18271784286452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182635429502962">
                <text:p>0.18263542950296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82554849586123">
                <text:p>0.18255484958612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182476099062999">
                <text:p>0.18247609906299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18239917397884">
                <text:p>0.1823991739788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182324070474734">
                <text:p>0.18232407047473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182250784787078">
                <text:p>0.18225078478707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82179313247113">
                <text:p>0.18217931324711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182109652280453">
                <text:p>0.18210965228045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182041798406651">
                <text:p>0.18204179840665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181975748238757">
                <text:p>0.18197574823875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8191149848291">
                <text:p>0.1819114984829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181849045937892">
                <text:p>0.18184904593789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181788387494755">
                <text:p>0.18178838749475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181729520136432">
                <text:p>0.18172952013643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81672440937385">
                <text:p>0.18167244093738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181617147063157">
                <text:p>0.18161714706315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181563635770126">
                <text:p>0.18156363577012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181511904405098">
                <text:p>0.18151190440509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81461950405026">
                <text:p>0.18146195040502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181413771296595">
                <text:p>0.18141377129659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81367364696071">
                <text:p>0.18136736469607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81322728308867">
                <text:p>0.18132272830886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81279859929361">
                <text:p>0.18127985992936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181238757440518">
                <text:p>0.18123875744051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81199418813743">
                <text:p>0.18119941881374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81161842108555">
                <text:p>0.18116184210855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81126025472404">
                <text:p>0.18112602547240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81091967140329">
                <text:p>0.18109196714032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18105966543493">
                <text:p>0.1810596654349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181029118766008">
                <text:p>0.18102911876600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181000325630424">
                <text:p>0.18100032563042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18097328461188">
                <text:p>0.1809732846118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18094799438083">
                <text:p>0.1809479943808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80924453694239">
                <text:p>0.18092445369423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180902661395462">
                <text:p>0.18090266139546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180882616414062">
                <text:p>0.18088261641406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180864317765775">
                <text:p>0.18086431776577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180847764552278">
                <text:p>0.18084776455227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180832955961176">
                <text:p>0.18083295596117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180819891265793">
                <text:p>0.18081989126579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180808569825211">
                <text:p>0.18080856982521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180798991084103">
                <text:p>0.18079899108410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180791154572694">
                <text:p>0.18079115457269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80785059906686">
                <text:p>0.18078505990668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180780706787252">
                <text:p>0.18078070678725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80778095000956">
                <text:p>0.18077809500095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180777224419747">
                <text:p>0.1807772244197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95cm" svg:y="4.201cm" style:legend-expansion="high" chart:style-name="ch2"/>
        <chart:plot-area chart:style-name="ch3" table:cell-range-address="Sheet1.B1:Sheet1.C1025" chart:data-source-has-labels="both" svg:x="0.32cm" svg:y="0.18cm" svg:width="14.155cm" svg:height="8.64cm">
          <chartooo:coordinate-region svg:x="1.428cm" svg:y="0.379cm" svg:width="13.047cm" svg:height="8.242cm"/>
          <chart:axis chart:dimension="x" chart:name="primary-x" chart:style-name="ch4" chartooo:axis-type="auto">
            <chartooo:date-scale/>
            <chart:categories table:cell-range-address="Sheet1.B2:Sheet1.B10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025" chart:label-cell-address="Sheet1.C1:Sheet1.C1" chart:class="chart:bar">
            <chart:data-point chart:repeated="10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0.000977517105638981">
                <text:p>0.000977517105638981</text:p>
                <draw:g>
                  <svg:desc>Sheet1.B2:Sheet1.B1025</svg:desc>
                </draw:g>
              </table:table-cell>
              <table:table-cell office:value-type="float" office:value="0.365742615552192">
                <text:p>0.365742615552192</text:p>
                <draw:g>
                  <svg:desc>Sheet1.C2:Sheet1.C1025</svg:desc>
                </draw:g>
              </table:table-cell>
            </table:table-row>
            <table:table-row>
              <table:table-cell office:value-type="float" office:value="0.00195503421127796">
                <text:p>0.00195503421127796</text:p>
              </table:table-cell>
              <table:table-cell office:value-type="float" office:value="0.715032730248532">
                <text:p>0.715032730248532</text:p>
              </table:table-cell>
            </table:table-row>
            <table:table-row>
              <table:table-cell office:value-type="float" office:value="0.00293255131691694">
                <text:p>0.00293255131691694</text:p>
              </table:table-cell>
              <table:table-cell office:value-type="float" office:value="1.03232281855226">
                <text:p>1.03232281855226</text:p>
              </table:table-cell>
            </table:table-row>
            <table:table-row>
              <table:table-cell office:value-type="float" office:value="0.00391006842255592">
                <text:p>0.00391006842255592</text:p>
              </table:table-cell>
              <table:table-cell office:value-type="float" office:value="1.30382220987641">
                <text:p>1.30382220987641</text:p>
              </table:table-cell>
            </table:table-row>
            <table:table-row>
              <table:table-cell office:value-type="float" office:value="0.0048875855281949">
                <text:p>0.0048875855281949</text:p>
              </table:table-cell>
              <table:table-cell office:value-type="float" office:value="1.51824594658803">
                <text:p>1.51824594658803</text:p>
              </table:table-cell>
            </table:table-row>
            <table:table-row>
              <table:table-cell office:value-type="float" office:value="0.00586510263383389">
                <text:p>0.00586510263383389</text:p>
              </table:table-cell>
              <table:table-cell office:value-type="float" office:value="1.66741684387597">
                <text:p>1.66741684387597</text:p>
              </table:table-cell>
            </table:table-row>
            <table:table-row>
              <table:table-cell office:value-type="float" office:value="0.00684261973947287">
                <text:p>0.00684261973947287</text:p>
              </table:table-cell>
              <table:table-cell office:value-type="float" office:value="1.74668573534455">
                <text:p>1.74668573534455</text:p>
              </table:table-cell>
            </table:table-row>
            <table:table-row>
              <table:table-cell office:value-type="float" office:value="0.00782013684511185">
                <text:p>0.00782013684511185</text:p>
              </table:table-cell>
              <table:table-cell office:value-type="float" office:value="1.75514573424999">
                <text:p>1.75514573424999</text:p>
              </table:table-cell>
            </table:table-row>
            <table:table-row>
              <table:table-cell office:value-type="float" office:value="0.00879765395075083">
                <text:p>0.00879765395075083</text:p>
              </table:table-cell>
              <table:table-cell office:value-type="float" office:value="1.69562862177914">
                <text:p>1.69562862177914</text:p>
              </table:table-cell>
            </table:table-row>
            <table:table-row>
              <table:table-cell office:value-type="float" office:value="0.00977517105638981">
                <text:p>0.00977517105638981</text:p>
              </table:table-cell>
              <table:table-cell office:value-type="float" office:value="1.57448445446282">
                <text:p>1.57448445446282</text:p>
              </table:table-cell>
            </table:table-row>
            <table:table-row>
              <table:table-cell office:value-type="float" office:value="0.0107526881620288">
                <text:p>0.0107526881620288</text:p>
              </table:table-cell>
              <table:table-cell office:value-type="float" office:value="1.4011583847352">
                <text:p>1.4011583847352</text:p>
              </table:table-cell>
            </table:table-row>
            <table:table-row>
              <table:table-cell office:value-type="float" office:value="0.0117302052676678">
                <text:p>0.0117302052676678</text:p>
              </table:table-cell>
              <table:table-cell office:value-type="float" office:value="1.18759073873989">
                <text:p>1.18759073873989</text:p>
              </table:table-cell>
            </table:table-row>
            <table:table-row>
              <table:table-cell office:value-type="float" office:value="0.0127077223733068">
                <text:p>0.0127077223733068</text:p>
              </table:table-cell>
              <table:table-cell office:value-type="float" office:value="0.947476872016401">
                <text:p>0.947476872016401</text:p>
              </table:table-cell>
            </table:table-row>
            <table:table-row>
              <table:table-cell office:value-type="float" office:value="0.0136852394789457">
                <text:p>0.0136852394789457</text:p>
              </table:table-cell>
              <table:table-cell office:value-type="float" office:value="0.695431599591291">
                <text:p>0.695431599591291</text:p>
              </table:table-cell>
            </table:table-row>
            <table:table-row>
              <table:table-cell office:value-type="float" office:value="0.0146627565845847">
                <text:p>0.0146627565845847</text:p>
              </table:table-cell>
              <table:table-cell office:value-type="float" office:value="0.446108577431119">
                <text:p>0.446108577431119</text:p>
              </table:table-cell>
            </table:table-row>
            <table:table-row>
              <table:table-cell office:value-type="float" office:value="0.0156402736902237">
                <text:p>0.0156402736902237</text:p>
              </table:table-cell>
              <table:table-cell office:value-type="float" office:value="0.213327564325781">
                <text:p>0.213327564325781</text:p>
              </table:table-cell>
            </table:table-row>
            <table:table-row>
              <table:table-cell office:value-type="float" office:value="0.0166177907958627">
                <text:p>0.0166177907958627</text:p>
              </table:table-cell>
              <table:table-cell office:value-type="float" office:value="0.00926186610539592">
                <text:p>0.00926186610539592</text:p>
              </table:table-cell>
            </table:table-row>
            <table:table-row>
              <table:table-cell office:value-type="float" office:value="0.0175953079015017">
                <text:p>0.0175953079015017</text:p>
              </table:table-cell>
              <table:table-cell office:value-type="float" office:value="-0.15626550236483">
                <text:p>-0.15626550236483</text:p>
              </table:table-cell>
            </table:table-row>
            <table:table-row>
              <table:table-cell office:value-type="float" office:value="0.0185728250071406">
                <text:p>0.0185728250071406</text:p>
              </table:table-cell>
              <table:table-cell office:value-type="float" office:value="-0.276335079233422">
                <text:p>-0.276335079233422</text:p>
              </table:table-cell>
            </table:table-row>
            <table:table-row>
              <table:table-cell office:value-type="float" office:value="0.0195503421127796">
                <text:p>0.0195503421127796</text:p>
              </table:table-cell>
              <table:table-cell office:value-type="float" office:value="-0.347300968417704">
                <text:p>-0.347300968417704</text:p>
              </table:table-cell>
            </table:table-row>
            <table:table-row>
              <table:table-cell office:value-type="float" office:value="0.0205278592184186">
                <text:p>0.0205278592184186</text:p>
              </table:table-cell>
              <table:table-cell office:value-type="float" office:value="-0.368956068413666">
                <text:p>-0.368956068413666</text:p>
              </table:table-cell>
            </table:table-row>
            <table:table-row>
              <table:table-cell office:value-type="float" office:value="0.0215053763240576">
                <text:p>0.0215053763240576</text:p>
              </table:table-cell>
              <table:table-cell office:value-type="float" office:value="-0.344483404099641">
                <text:p>-0.344483404099641</text:p>
              </table:table-cell>
            </table:table-row>
            <table:table-row>
              <table:table-cell office:value-type="float" office:value="0.0224828934296966">
                <text:p>0.0224828934296966</text:p>
              </table:table-cell>
              <table:table-cell office:value-type="float" office:value="-0.280197405139142">
                <text:p>-0.280197405139142</text:p>
              </table:table-cell>
            </table:table-row>
            <table:table-row>
              <table:table-cell office:value-type="float" office:value="0.0234604105353355">
                <text:p>0.0234604105353355</text:p>
              </table:table-cell>
              <table:table-cell office:value-type="float" office:value="-0.185091686552215">
                <text:p>-0.185091686552215</text:p>
              </table:table-cell>
            </table:table-row>
            <table:table-row>
              <table:table-cell office:value-type="float" office:value="0.0244379276409745">
                <text:p>0.0244379276409745</text:p>
              </table:table-cell>
              <table:table-cell office:value-type="float" office:value="-0.070221589412658">
                <text:p>-0.070221589412658</text:p>
              </table:table-cell>
            </table:table-row>
            <table:table-row>
              <table:table-cell office:value-type="float" office:value="0.0254154447466135">
                <text:p>0.0254154447466135</text:p>
              </table:table-cell>
              <table:table-cell office:value-type="float" office:value="0.0520402715727113">
                <text:p>0.0520402715727113</text:p>
              </table:table-cell>
            </table:table-row>
            <table:table-row>
              <table:table-cell office:value-type="float" office:value="0.0263929618522525">
                <text:p>0.0263929618522525</text:p>
              </table:table-cell>
              <table:table-cell office:value-type="float" office:value="0.168829532492182">
                <text:p>0.168829532492182</text:p>
              </table:table-cell>
            </table:table-row>
            <table:table-row>
              <table:table-cell office:value-type="float" office:value="0.0273704789578915">
                <text:p>0.0273704789578915</text:p>
              </table:table-cell>
              <table:table-cell office:value-type="float" office:value="0.267645857242546">
                <text:p>0.267645857242546</text:p>
              </table:table-cell>
            </table:table-row>
            <table:table-row>
              <table:table-cell office:value-type="float" office:value="0.0283479960635304">
                <text:p>0.0283479960635304</text:p>
              </table:table-cell>
              <table:table-cell office:value-type="float" office:value="0.33718632004693">
                <text:p>0.33718632004693</text:p>
              </table:table-cell>
            </table:table-row>
            <table:table-row>
              <table:table-cell office:value-type="float" office:value="0.0293255131691694">
                <text:p>0.0293255131691694</text:p>
              </table:table-cell>
              <table:table-cell office:value-type="float" office:value="0.368105099312586">
                <text:p>0.368105099312586</text:p>
              </table:table-cell>
            </table:table-row>
            <table:table-row>
              <table:table-cell office:value-type="float" office:value="0.0303030302748084">
                <text:p>0.0303030302748084</text:p>
              </table:table-cell>
              <table:table-cell office:value-type="float" office:value="0.353652640786244">
                <text:p>0.353652640786244</text:p>
              </table:table-cell>
            </table:table-row>
            <table:table-row>
              <table:table-cell office:value-type="float" office:value="0.0312805473804474">
                <text:p>0.0312805473804474</text:p>
              </table:table-cell>
              <table:table-cell office:value-type="float" office:value="0.290154731520073">
                <text:p>0.290154731520073</text:p>
              </table:table-cell>
            </table:table-row>
            <table:table-row>
              <table:table-cell office:value-type="float" office:value="0.0322580644860864">
                <text:p>0.0322580644860864</text:p>
              </table:table-cell>
              <table:table-cell office:value-type="float" office:value="0.177301603061411">
                <text:p>0.177301603061411</text:p>
              </table:table-cell>
            </table:table-row>
            <table:table-row>
              <table:table-cell office:value-type="float" office:value="0.0332355815917253">
                <text:p>0.0332355815917253</text:p>
              </table:table-cell>
              <table:table-cell office:value-type="float" office:value="0.0182286704387615">
                <text:p>0.0182286704387615</text:p>
              </table:table-cell>
            </table:table-row>
            <table:table-row>
              <table:table-cell office:value-type="float" office:value="0.0342130986973643">
                <text:p>0.0342130986973643</text:p>
              </table:table-cell>
              <table:table-cell office:value-type="float" office:value="-0.180616878176465">
                <text:p>-0.180616878176465</text:p>
              </table:table-cell>
            </table:table-row>
            <table:table-row>
              <table:table-cell office:value-type="float" office:value="0.0351906158030033">
                <text:p>0.0351906158030033</text:p>
              </table:table-cell>
              <table:table-cell office:value-type="float" office:value="-0.409816456413544">
                <text:p>-0.409816456413544</text:p>
              </table:table-cell>
            </table:table-row>
            <table:table-row>
              <table:table-cell office:value-type="float" office:value="0.0361681329086423">
                <text:p>0.0361681329086423</text:p>
              </table:table-cell>
              <table:table-cell office:value-type="float" office:value="-0.657507683700119">
                <text:p>-0.657507683700119</text:p>
              </table:table-cell>
            </table:table-row>
            <table:table-row>
              <table:table-cell office:value-type="float" office:value="0.0371456500142813">
                <text:p>0.0371456500142813</text:p>
              </table:table-cell>
              <table:table-cell office:value-type="float" office:value="-0.910068106501664">
                <text:p>-0.910068106501664</text:p>
              </table:table-cell>
            </table:table-row>
            <table:table-row>
              <table:table-cell office:value-type="float" office:value="0.0381231671199202">
                <text:p>0.0381231671199202</text:p>
              </table:table-cell>
              <table:table-cell office:value-type="float" office:value="-1.15291440848718">
                <text:p>-1.15291440848718</text:p>
              </table:table-cell>
            </table:table-row>
            <table:table-row>
              <table:table-cell office:value-type="float" office:value="0.0391006842255592">
                <text:p>0.0391006842255592</text:p>
              </table:table-cell>
              <table:table-cell office:value-type="float" office:value="-1.37136939819078">
                <text:p>-1.37136939819078</text:p>
              </table:table-cell>
            </table:table-row>
            <table:table-row>
              <table:table-cell office:value-type="float" office:value="0.0400782013311982">
                <text:p>0.0400782013311982</text:p>
              </table:table-cell>
              <table:table-cell office:value-type="float" office:value="-1.55154484060583">
                <text:p>-1.55154484060583</text:p>
              </table:table-cell>
            </table:table-row>
            <table:table-row>
              <table:table-cell office:value-type="float" office:value="0.0410557184368372">
                <text:p>0.0410557184368372</text:p>
              </table:table-cell>
              <table:table-cell office:value-type="float" office:value="-1.68118709384218">
                <text:p>-1.68118709384218</text:p>
              </table:table-cell>
            </table:table-row>
            <table:table-row>
              <table:table-cell office:value-type="float" office:value="0.0420332355424762">
                <text:p>0.0420332355424762</text:p>
              </table:table-cell>
              <table:table-cell office:value-type="float" office:value="-1.75043459219283">
                <text:p>-1.75043459219283</text:p>
              </table:table-cell>
            </table:table-row>
            <table:table-row>
              <table:table-cell office:value-type="float" office:value="0.0430107526481152">
                <text:p>0.0430107526481152</text:p>
              </table:table-cell>
              <table:table-cell office:value-type="float" office:value="-1.75244136008319">
                <text:p>-1.75244136008319</text:p>
              </table:table-cell>
            </table:table-row>
            <table:table-row>
              <table:table-cell office:value-type="float" office:value="0.0439882697537541">
                <text:p>0.0439882697537541</text:p>
              </table:table-cell>
              <table:table-cell office:value-type="float" office:value="-1.68382864082001">
                <text:p>-1.68382864082001</text:p>
              </table:table-cell>
            </table:table-row>
            <table:table-row>
              <table:table-cell office:value-type="float" office:value="0.0449657868593931">
                <text:p>0.0449657868593931</text:p>
              </table:table-cell>
              <table:table-cell office:value-type="float" office:value="-1.54493690762477">
                <text:p>-1.54493690762477</text:p>
              </table:table-cell>
            </table:table-row>
            <table:table-row>
              <table:table-cell office:value-type="float" office:value="0.0459433039650321">
                <text:p>0.0459433039650321</text:p>
              </table:table-cell>
              <table:table-cell office:value-type="float" office:value="-1.33986238265334">
                <text:p>-1.33986238265334</text:p>
              </table:table-cell>
            </table:table-row>
            <table:table-row>
              <table:table-cell office:value-type="float" office:value="0.0469208210706711">
                <text:p>0.0469208210706711</text:p>
              </table:table-cell>
              <table:table-cell office:value-type="float" office:value="-1.07627501239097">
                <text:p>-1.07627501239097</text:p>
              </table:table-cell>
            </table:table-row>
            <table:table-row>
              <table:table-cell office:value-type="float" office:value="0.0478983381763101">
                <text:p>0.0478983381763101</text:p>
              </table:table-cell>
              <table:table-cell office:value-type="float" office:value="-0.765027866697566">
                <text:p>-0.765027866697566</text:p>
              </table:table-cell>
            </table:table-row>
            <table:table-row>
              <table:table-cell office:value-type="float" office:value="0.048875855281949">
                <text:p>0.048875855281949</text:p>
              </table:table-cell>
              <table:table-cell office:value-type="float" office:value="-0.419580363617425">
                <text:p>-0.419580363617425</text:p>
              </table:table-cell>
            </table:table-row>
            <table:table-row>
              <table:table-cell office:value-type="float" office:value="0.049853372387588">
                <text:p>0.049853372387588</text:p>
              </table:table-cell>
              <table:table-cell office:value-type="float" office:value="-0.0552688274671619">
                <text:p>-0.0552688274671619</text:p>
              </table:table-cell>
            </table:table-row>
            <table:table-row>
              <table:table-cell office:value-type="float" office:value="0.050830889493227">
                <text:p>0.050830889493227</text:p>
              </table:table-cell>
              <table:table-cell office:value-type="float" office:value="0.311533002116469">
                <text:p>0.311533002116469</text:p>
              </table:table-cell>
            </table:table-row>
            <table:table-row>
              <table:table-cell office:value-type="float" office:value="0.051808406598866">
                <text:p>0.051808406598866</text:p>
              </table:table-cell>
              <table:table-cell office:value-type="float" office:value="0.664314323778962">
                <text:p>0.664314323778962</text:p>
              </table:table-cell>
            </table:table-row>
            <table:table-row>
              <table:table-cell office:value-type="float" office:value="0.052785923704505">
                <text:p>0.052785923704505</text:p>
              </table:table-cell>
              <table:table-cell office:value-type="float" office:value="0.98733567093457">
                <text:p>0.98733567093457</text:p>
              </table:table-cell>
            </table:table-row>
            <table:table-row>
              <table:table-cell office:value-type="float" office:value="0.053763440810144">
                <text:p>0.053763440810144</text:p>
              </table:table-cell>
              <table:table-cell office:value-type="float" office:value="1.26649205119917">
                <text:p>1.26649205119917</text:p>
              </table:table-cell>
            </table:table-row>
            <table:table-row>
              <table:table-cell office:value-type="float" office:value="0.0547409579157829">
                <text:p>0.0547409579157829</text:p>
              </table:table-cell>
              <table:table-cell office:value-type="float" office:value="1.49008023065828">
                <text:p>1.49008023065828</text:p>
              </table:table-cell>
            </table:table-row>
            <table:table-row>
              <table:table-cell office:value-type="float" office:value="0.0557184750214219">
                <text:p>0.0557184750214219</text:p>
              </table:table-cell>
              <table:table-cell office:value-type="float" office:value="1.64942528666958">
                <text:p>1.64942528666958</text:p>
              </table:table-cell>
            </table:table-row>
            <table:table-row>
              <table:table-cell office:value-type="float" office:value="0.0566959921270609">
                <text:p>0.0566959921270609</text:p>
              </table:table-cell>
              <table:table-cell office:value-type="float" office:value="1.73932995159832">
                <text:p>1.73932995159832</text:p>
              </table:table-cell>
            </table:table-row>
            <table:table-row>
              <table:table-cell office:value-type="float" office:value="0.0576735092326999">
                <text:p>0.0576735092326999</text:p>
              </table:table-cell>
              <table:table-cell office:value-type="float" office:value="1.75832084189096">
                <text:p>1.75832084189096</text:p>
              </table:table-cell>
            </table:table-row>
            <table:table-row>
              <table:table-cell office:value-type="float" office:value="0.0586510263383389">
                <text:p>0.0586510263383389</text:p>
              </table:table-cell>
              <table:table-cell office:value-type="float" office:value="1.70867777837081">
                <text:p>1.70867777837081</text:p>
              </table:table-cell>
            </table:table-row>
            <table:table-row>
              <table:table-cell office:value-type="float" office:value="0.0596285434439778">
                <text:p>0.0596285434439778</text:p>
              </table:table-cell>
              <table:table-cell office:value-type="float" office:value="1.59624532854771">
                <text:p>1.59624532854771</text:p>
              </table:table-cell>
            </table:table-row>
            <table:table-row>
              <table:table-cell office:value-type="float" office:value="0.0606060605496168">
                <text:p>0.0606060605496168</text:p>
              </table:table-cell>
              <table:table-cell office:value-type="float" office:value="1.43003866540496">
                <text:p>1.43003866540496</text:p>
              </table:table-cell>
            </table:table-row>
            <table:table-row>
              <table:table-cell office:value-type="float" office:value="0.0615835776552558">
                <text:p>0.0615835776552558</text:p>
              </table:table-cell>
              <table:table-cell office:value-type="float" office:value="1.2216680627684">
                <text:p>1.2216680627684</text:p>
              </table:table-cell>
            </table:table-row>
            <table:table-row>
              <table:table-cell office:value-type="float" office:value="0.0625610947608948">
                <text:p>0.0625610947608948</text:p>
              </table:table-cell>
              <table:table-cell office:value-type="float" office:value="0.984617102681686">
                <text:p>0.984617102681686</text:p>
              </table:table-cell>
            </table:table-row>
            <table:table-row>
              <table:table-cell office:value-type="float" office:value="0.0635386118665338">
                <text:p>0.0635386118665338</text:p>
              </table:table-cell>
              <table:table-cell office:value-type="float" office:value="0.733418311360295">
                <text:p>0.733418311360295</text:p>
              </table:table-cell>
            </table:table-row>
            <table:table-row>
              <table:table-cell office:value-type="float" office:value="0.0645161289721727">
                <text:p>0.0645161289721727</text:p>
              </table:table-cell>
              <table:table-cell office:value-type="float" office:value="0.482775950509572">
                <text:p>0.482775950509572</text:p>
              </table:table-cell>
            </table:table-row>
            <table:table-row>
              <table:table-cell office:value-type="float" office:value="0.0654936460778117">
                <text:p>0.0654936460778117</text:p>
              </table:table-cell>
              <table:table-cell office:value-type="float" office:value="0.246688711385256">
                <text:p>0.246688711385256</text:p>
              </table:table-cell>
            </table:table-row>
            <table:table-row>
              <table:table-cell office:value-type="float" office:value="0.0664711631834507">
                <text:p>0.0664711631834507</text:p>
              </table:table-cell>
              <table:table-cell office:value-type="float" office:value="0.0376249108549584">
                <text:p>0.0376249108549584</text:p>
              </table:table-cell>
            </table:table-row>
            <table:table-row>
              <table:table-cell office:value-type="float" office:value="0.0674486802890897">
                <text:p>0.0674486802890897</text:p>
              </table:table-cell>
              <table:table-cell office:value-type="float" office:value="-0.134200516899161">
                <text:p>-0.134200516899161</text:p>
              </table:table-cell>
            </table:table-row>
            <table:table-row>
              <table:table-cell office:value-type="float" office:value="0.0684261973947287">
                <text:p>0.0684261973947287</text:p>
              </table:table-cell>
              <table:table-cell office:value-type="float" office:value="-0.261404201695792">
                <text:p>-0.261404201695792</text:p>
              </table:table-cell>
            </table:table-row>
            <table:table-row>
              <table:table-cell office:value-type="float" office:value="0.0694037145003676">
                <text:p>0.0694037145003676</text:p>
              </table:table-cell>
              <table:table-cell office:value-type="float" office:value="-0.339833501004895">
                <text:p>-0.339833501004895</text:p>
              </table:table-cell>
            </table:table-row>
            <table:table-row>
              <table:table-cell office:value-type="float" office:value="0.0703812316060066">
                <text:p>0.0703812316060066</text:p>
              </table:table-cell>
              <table:table-cell office:value-type="float" office:value="-0.368763341189891">
                <text:p>-0.368763341189891</text:p>
              </table:table-cell>
            </table:table-row>
            <table:table-row>
              <table:table-cell office:value-type="float" office:value="0.0713587487116456">
                <text:p>0.0713587487116456</text:p>
              </table:table-cell>
              <table:table-cell office:value-type="float" office:value="-0.350879707037186">
                <text:p>-0.350879707037186</text:p>
              </table:table-cell>
            </table:table-row>
            <table:table-row>
              <table:table-cell office:value-type="float" office:value="0.0723362658172846">
                <text:p>0.0723362658172846</text:p>
              </table:table-cell>
              <table:table-cell office:value-type="float" office:value="-0.292051676129695">
                <text:p>-0.292051676129695</text:p>
              </table:table-cell>
            </table:table-row>
            <table:table-row>
              <table:table-cell office:value-type="float" office:value="0.0733137829229236">
                <text:p>0.0733137829229236</text:p>
              </table:table-cell>
              <table:table-cell office:value-type="float" office:value="-0.200906692946886">
                <text:p>-0.200906692946886</text:p>
              </table:table-cell>
            </table:table-row>
            <table:table-row>
              <table:table-cell office:value-type="float" office:value="0.0742913000285625">
                <text:p>0.0742913000285625</text:p>
              </table:table-cell>
              <table:table-cell office:value-type="float" office:value="-0.0882356782716046">
                <text:p>-0.0882356782716046</text:p>
              </table:table-cell>
            </table:table-row>
            <table:table-row>
              <table:table-cell office:value-type="float" office:value="0.0752688171342015">
                <text:p>0.0752688171342015</text:p>
              </table:table-cell>
              <table:table-cell office:value-type="float" office:value="0.0337351434049888">
                <text:p>0.0337351434049888</text:p>
              </table:table-cell>
            </table:table-row>
            <table:table-row>
              <table:table-cell office:value-type="float" office:value="0.0762463342398405">
                <text:p>0.0762463342398405</text:p>
              </table:table-cell>
              <table:table-cell office:value-type="float" office:value="0.152160761073202">
                <text:p>0.152160761073202</text:p>
              </table:table-cell>
            </table:table-row>
            <table:table-row>
              <table:table-cell office:value-type="float" office:value="0.0772238513454795">
                <text:p>0.0772238513454795</text:p>
              </table:table-cell>
              <table:table-cell office:value-type="float" office:value="0.254431963742776">
                <text:p>0.254431963742776</text:p>
              </table:table-cell>
            </table:table-row>
            <table:table-row>
              <table:table-cell office:value-type="float" office:value="0.0782013684511185">
                <text:p>0.0782013684511185</text:p>
              </table:table-cell>
              <table:table-cell office:value-type="float" office:value="0.329015421166981">
                <text:p>0.329015421166981</text:p>
              </table:table-cell>
            </table:table-row>
            <table:table-row>
              <table:table-cell office:value-type="float" office:value="0.0791788855567575">
                <text:p>0.0791788855567575</text:p>
              </table:table-cell>
              <table:table-cell office:value-type="float" office:value="0.366227559924829">
                <text:p>0.366227559924829</text:p>
              </table:table-cell>
            </table:table-row>
            <table:table-row>
              <table:table-cell office:value-type="float" office:value="0.0801564026623964">
                <text:p>0.0801564026623964</text:p>
              </table:table-cell>
              <table:table-cell office:value-type="float" office:value="0.358894535911289">
                <text:p>0.358894535911289</text:p>
              </table:table-cell>
            </table:table-row>
            <table:table-row>
              <table:table-cell office:value-type="float" office:value="0.0811339197680354">
                <text:p>0.0811339197680354</text:p>
              </table:table-cell>
              <table:table-cell office:value-type="float" office:value="0.302857487135827">
                <text:p>0.302857487135827</text:p>
              </table:table-cell>
            </table:table-row>
            <table:table-row>
              <table:table-cell office:value-type="float" office:value="0.0821114368736744">
                <text:p>0.0821114368736744</text:p>
              </table:table-cell>
              <table:table-cell office:value-type="float" office:value="0.197291602569101">
                <text:p>0.197291602569101</text:p>
              </table:table-cell>
            </table:table-row>
            <table:table-row>
              <table:table-cell office:value-type="float" office:value="0.0830889539793134">
                <text:p>0.0830889539793134</text:p>
              </table:table-cell>
              <table:table-cell office:value-type="float" office:value="0.0448188010810511">
                <text:p>0.0448188010810511</text:p>
              </table:table-cell>
            </table:table-row>
            <table:table-row>
              <table:table-cell office:value-type="float" office:value="0.0840664710849524">
                <text:p>0.0840664710849524</text:p>
              </table:table-cell>
              <table:table-cell office:value-type="float" office:value="-0.148593697990059">
                <text:p>-0.148593697990059</text:p>
              </table:table-cell>
            </table:table-row>
            <table:table-row>
              <table:table-cell office:value-type="float" office:value="0.0850439881905913">
                <text:p>0.0850439881905913</text:p>
              </table:table-cell>
              <table:table-cell office:value-type="float" office:value="-0.373943665734913">
                <text:p>-0.373943665734913</text:p>
              </table:table-cell>
            </table:table-row>
            <table:table-row>
              <table:table-cell office:value-type="float" office:value="0.0860215052962303">
                <text:p>0.0860215052962303</text:p>
              </table:table-cell>
              <table:table-cell office:value-type="float" office:value="-0.619695106144447">
                <text:p>-0.619695106144447</text:p>
              </table:table-cell>
            </table:table-row>
            <table:table-row>
              <table:table-cell office:value-type="float" office:value="0.0869990224018693">
                <text:p>0.0869990224018693</text:p>
              </table:table-cell>
              <table:table-cell office:value-type="float" office:value="-0.872440941920073">
                <text:p>-0.872440941920073</text:p>
              </table:table-cell>
            </table:table-row>
            <table:table-row>
              <table:table-cell office:value-type="float" office:value="0.0879765395075083">
                <text:p>0.0879765395075083</text:p>
              </table:table-cell>
              <table:table-cell office:value-type="float" office:value="-1.11768780019295">
                <text:p>-1.11768780019295</text:p>
              </table:table-cell>
            </table:table-row>
            <table:table-row>
              <table:table-cell office:value-type="float" office:value="0.0889540566131473">
                <text:p>0.0889540566131473</text:p>
              </table:table-cell>
              <table:table-cell office:value-type="float" office:value="-1.34071607542755">
                <text:p>-1.34071607542755</text:p>
              </table:table-cell>
            </table:table-row>
            <table:table-row>
              <table:table-cell office:value-type="float" office:value="0.0899315737187862">
                <text:p>0.0899315737187862</text:p>
              </table:table-cell>
              <table:table-cell office:value-type="float" office:value="-1.52746377476298">
                <text:p>-1.52746377476298</text:p>
              </table:table-cell>
            </table:table-row>
            <table:table-row>
              <table:table-cell office:value-type="float" office:value="0.0909090908244252">
                <text:p>0.0909090908244252</text:p>
              </table:table-cell>
              <table:table-cell office:value-type="float" office:value="-1.66538106915139">
                <text:p>-1.66538106915139</text:p>
              </table:table-cell>
            </table:table-row>
            <table:table-row>
              <table:table-cell office:value-type="float" office:value="0.0918866079300642">
                <text:p>0.0918866079300642</text:p>
              </table:table-cell>
              <table:table-cell office:value-type="float" office:value="-1.74420407920139">
                <text:p>-1.74420407920139</text:p>
              </table:table-cell>
            </table:table-row>
            <table:table-row>
              <table:table-cell office:value-type="float" office:value="0.0928641250357032">
                <text:p>0.0928641250357032</text:p>
              </table:table-cell>
              <table:table-cell office:value-type="float" office:value="-1.75660112352207">
                <text:p>-1.75660112352207</text:p>
              </table:table-cell>
            </table:table-row>
            <table:table-row>
              <table:table-cell office:value-type="float" office:value="0.0938416421413422">
                <text:p>0.0938416421413422</text:p>
              </table:table-cell>
              <table:table-cell office:value-type="float" office:value="-1.69865216968377">
                <text:p>-1.69865216968377</text:p>
              </table:table-cell>
            </table:table-row>
            <table:table-row>
              <table:table-cell office:value-type="float" office:value="0.0948191592469811">
                <text:p>0.0948191592469811</text:p>
              </table:table-cell>
              <table:table-cell office:value-type="float" office:value="-1.57013210473238">
                <text:p>-1.57013210473238</text:p>
              </table:table-cell>
            </table:table-row>
            <table:table-row>
              <table:table-cell office:value-type="float" office:value="0.0957966763526201">
                <text:p>0.0957966763526201</text:p>
              </table:table-cell>
              <table:table-cell office:value-type="float" office:value="-1.3745800924815">
                <text:p>-1.3745800924815</text:p>
              </table:table-cell>
            </table:table-row>
            <table:table-row>
              <table:table-cell office:value-type="float" office:value="0.0967741934582591">
                <text:p>0.0967741934582591</text:p>
              </table:table-cell>
              <table:table-cell office:value-type="float" office:value="-1.11915001088889">
                <text:p>-1.11915001088889</text:p>
              </table:table-cell>
            </table:table-row>
            <table:table-row>
              <table:table-cell office:value-type="float" office:value="0.0977517105638981">
                <text:p>0.0977517105638981</text:p>
              </table:table-cell>
              <table:table-cell office:value-type="float" office:value="-0.814250002261443">
                <text:p>-0.814250002261443</text:p>
              </table:table-cell>
            </table:table-row>
            <table:table-row>
              <table:table-cell office:value-type="float" office:value="0.0987292276695371">
                <text:p>0.0987292276695371</text:p>
              </table:table-cell>
              <table:table-cell office:value-type="float" office:value="-0.472991740372975">
                <text:p>-0.472991740372975</text:p>
              </table:table-cell>
            </table:table-row>
            <table:table-row>
              <table:table-cell office:value-type="float" office:value="0.0997067447751761">
                <text:p>0.0997067447751761</text:p>
              </table:table-cell>
              <table:table-cell office:value-type="float" office:value="-0.110481368269767">
                <text:p>-0.110481368269767</text:p>
              </table:table-cell>
            </table:table-row>
            <table:table-row>
              <table:table-cell office:value-type="float" office:value="0.100684261880815">
                <text:p>0.100684261880815</text:p>
              </table:table-cell>
              <table:table-cell office:value-type="float" office:value="0.257006491849079">
                <text:p>0.257006491849079</text:p>
              </table:table-cell>
            </table:table-row>
            <table:table-row>
              <table:table-cell office:value-type="float" office:value="0.101661778986454">
                <text:p>0.101661778986454</text:p>
              </table:table-cell>
              <table:table-cell office:value-type="float" office:value="0.612923276207063">
                <text:p>0.612923276207063</text:p>
              </table:table-cell>
            </table:table-row>
            <table:table-row>
              <table:table-cell office:value-type="float" office:value="0.102639296092093">
                <text:p>0.102639296092093</text:p>
              </table:table-cell>
              <table:table-cell office:value-type="float" office:value="0.941357091936508">
                <text:p>0.941357091936508</text:p>
              </table:table-cell>
            </table:table-row>
            <table:table-row>
              <table:table-cell office:value-type="float" office:value="0.103616813197732">
                <text:p>0.103616813197732</text:p>
              </table:table-cell>
              <table:table-cell office:value-type="float" office:value="1.22790597223839">
                <text:p>1.22790597223839</text:p>
              </table:table-cell>
            </table:table-row>
            <table:table-row>
              <table:table-cell office:value-type="float" office:value="0.104594330303371">
                <text:p>0.104594330303371</text:p>
              </table:table-cell>
              <table:table-cell office:value-type="float" office:value="1.46046257221788">
                <text:p>1.46046257221788</text:p>
              </table:table-cell>
            </table:table-row>
            <table:table-row>
              <table:table-cell office:value-type="float" office:value="0.10557184740901">
                <text:p>0.10557184740901</text:p>
              </table:table-cell>
              <table:table-cell office:value-type="float" office:value="1.62986438983271">
                <text:p>1.62986438983271</text:p>
              </table:table-cell>
            </table:table-row>
            <table:table-row>
              <table:table-cell office:value-type="float" office:value="0.106549364514649">
                <text:p>0.106549364514649</text:p>
              </table:table-cell>
              <table:table-cell office:value-type="float" office:value="1.7303716220308">
                <text:p>1.7303716220308</text:p>
              </table:table-cell>
            </table:table-row>
            <table:table-row>
              <table:table-cell office:value-type="float" office:value="0.107526881620288">
                <text:p>0.107526881620288</text:p>
              </table:table-cell>
              <table:table-cell office:value-type="float" office:value="1.75994504978022">
                <text:p>1.75994504978022</text:p>
              </table:table-cell>
            </table:table-row>
            <table:table-row>
              <table:table-cell office:value-type="float" office:value="0.108504398725927">
                <text:p>0.108504398725927</text:p>
              </table:table-cell>
              <table:table-cell office:value-type="float" office:value="1.72030827075228">
                <text:p>1.72030827075228</text:p>
              </table:table-cell>
            </table:table-row>
            <table:table-row>
              <table:table-cell office:value-type="float" office:value="0.109481915831566">
                <text:p>0.109481915831566</text:p>
              </table:table-cell>
              <table:table-cell office:value-type="float" office:value="1.61679145002581">
                <text:p>1.61679145002581</text:p>
              </table:table-cell>
            </table:table-row>
            <table:table-row>
              <table:table-cell office:value-type="float" office:value="0.110459432937205">
                <text:p>0.110459432937205</text:p>
              </table:table-cell>
              <table:table-cell office:value-type="float" office:value="1.4579667670388">
                <text:p>1.4579667670388</text:p>
              </table:table-cell>
            </table:table-row>
            <table:table-row>
              <table:table-cell office:value-type="float" office:value="0.111436950042844">
                <text:p>0.111436950042844</text:p>
              </table:table-cell>
              <table:table-cell office:value-type="float" office:value="1.25509812165014">
                <text:p>1.25509812165014</text:p>
              </table:table-cell>
            </table:table-row>
            <table:table-row>
              <table:table-cell office:value-type="float" office:value="0.112414467148483">
                <text:p>0.112414467148483</text:p>
              </table:table-cell>
              <table:table-cell office:value-type="float" office:value="1.0214386817204">
                <text:p>1.0214386817204</text:p>
              </table:table-cell>
            </table:table-row>
            <table:table-row>
              <table:table-cell office:value-type="float" office:value="0.113391984254122">
                <text:p>0.113391984254122</text:p>
              </table:table-cell>
              <table:table-cell office:value-type="float" office:value="0.771418849342391">
                <text:p>0.771418849342391</text:p>
              </table:table-cell>
            </table:table-row>
            <table:table-row>
              <table:table-cell office:value-type="float" office:value="0.114369501359761">
                <text:p>0.114369501359761</text:p>
              </table:table-cell>
              <table:table-cell office:value-type="float" office:value="0.519773654734532">
                <text:p>0.519773654734532</text:p>
              </table:table-cell>
            </table:table-row>
            <table:table-row>
              <table:table-cell office:value-type="float" office:value="0.1153470184654">
                <text:p>0.1153470184654</text:p>
              </table:table-cell>
              <table:table-cell office:value-type="float" office:value="0.280662071835233">
                <text:p>0.280662071835233</text:p>
              </table:table-cell>
            </table:table-row>
            <table:table-row>
              <table:table-cell office:value-type="float" office:value="0.116324535571039">
                <text:p>0.116324535571039</text:p>
              </table:table-cell>
              <table:table-cell office:value-type="float" office:value="0.0668310808157202">
                <text:p>0.0668310808157202</text:p>
              </table:table-cell>
            </table:table-row>
            <table:table-row>
              <table:table-cell office:value-type="float" office:value="0.117302052676678">
                <text:p>0.117302052676678</text:p>
              </table:table-cell>
              <table:table-cell office:value-type="float" office:value="-0.111125537508195">
                <text:p>-0.111125537508195</text:p>
              </table:table-cell>
            </table:table-row>
            <table:table-row>
              <table:table-cell office:value-type="float" office:value="0.118279569782317">
                <text:p>0.118279569782317</text:p>
              </table:table-cell>
              <table:table-cell office:value-type="float" office:value="-0.245369529163164">
                <text:p>-0.245369529163164</text:p>
              </table:table-cell>
            </table:table-row>
            <table:table-row>
              <table:table-cell office:value-type="float" office:value="0.119257086887956">
                <text:p>0.119257086887956</text:p>
              </table:table-cell>
              <table:table-cell office:value-type="float" office:value="-0.331245954622619">
                <text:p>-0.331245954622619</text:p>
              </table:table-cell>
            </table:table-row>
            <table:table-row>
              <table:table-cell office:value-type="float" office:value="0.120234603993595">
                <text:p>0.120234603993595</text:p>
              </table:table-cell>
              <table:table-cell office:value-type="float" office:value="-0.367511393111965">
                <text:p>-0.367511393111965</text:p>
              </table:table-cell>
            </table:table-row>
            <table:table-row>
              <table:table-cell office:value-type="float" office:value="0.121212121099234">
                <text:p>0.121212121099234</text:p>
              </table:table-cell>
              <table:table-cell office:value-type="float" office:value="-0.35634963277359">
                <text:p>-0.35634963277359</text:p>
              </table:table-cell>
            </table:table-row>
            <table:table-row>
              <table:table-cell office:value-type="float" office:value="0.122189638204873">
                <text:p>0.122189638204873</text:p>
              </table:table-cell>
              <table:table-cell office:value-type="float" office:value="-0.303174793315492">
                <text:p>-0.303174793315492</text:p>
              </table:table-cell>
            </table:table-row>
            <table:table-row>
              <table:table-cell office:value-type="float" office:value="0.123167155310512">
                <text:p>0.123167155310512</text:p>
              </table:table-cell>
              <table:table-cell office:value-type="float" office:value="-0.216234695041916">
                <text:p>-0.216234695041916</text:p>
              </table:table-cell>
            </table:table-row>
            <table:table-row>
              <table:table-cell office:value-type="float" office:value="0.124144672416151">
                <text:p>0.124144672416151</text:p>
              </table:table-cell>
              <table:table-cell office:value-type="float" office:value="-0.106039370982714">
                <text:p>-0.106039370982714</text:p>
              </table:table-cell>
            </table:table-row>
            <table:table-row>
              <table:table-cell office:value-type="float" office:value="0.12512218952179">
                <text:p>0.12512218952179</text:p>
              </table:table-cell>
              <table:table-cell office:value-type="float" office:value="0.01534980973081">
                <text:p>0.01534980973081</text:p>
              </table:table-cell>
            </table:table-row>
            <table:table-row>
              <table:table-cell office:value-type="float" office:value="0.126099706627429">
                <text:p>0.126099706627429</text:p>
              </table:table-cell>
              <table:table-cell office:value-type="float" office:value="0.135126514973527">
                <text:p>0.135126514973527</text:p>
              </table:table-cell>
            </table:table-row>
            <table:table-row>
              <table:table-cell office:value-type="float" office:value="0.127077223733068">
                <text:p>0.127077223733068</text:p>
              </table:table-cell>
              <table:table-cell office:value-type="float" office:value="0.240591656839818">
                <text:p>0.240591656839818</text:p>
              </table:table-cell>
            </table:table-row>
            <table:table-row>
              <table:table-cell office:value-type="float" office:value="0.128054740838706">
                <text:p>0.128054740838706</text:p>
              </table:table-cell>
              <table:table-cell office:value-type="float" office:value="0.319999001540265">
                <text:p>0.319999001540265</text:p>
              </table:table-cell>
            </table:table-row>
            <table:table-row>
              <table:table-cell office:value-type="float" office:value="0.129032257944345">
                <text:p>0.129032257944345</text:p>
              </table:table-cell>
              <table:table-cell office:value-type="float" office:value="0.363342149119397">
                <text:p>0.363342149119397</text:p>
              </table:table-cell>
            </table:table-row>
            <table:table-row>
              <table:table-cell office:value-type="float" office:value="0.130009775049984">
                <text:p>0.130009775049984</text:p>
              </table:table-cell>
              <table:table-cell office:value-type="float" office:value="0.363034392326031">
                <text:p>0.363034392326031</text:p>
              </table:table-cell>
            </table:table-row>
            <table:table-row>
              <table:table-cell office:value-type="float" office:value="0.130987292155623">
                <text:p>0.130987292155623</text:p>
              </table:table-cell>
              <table:table-cell office:value-type="float" office:value="0.314439436752422">
                <text:p>0.314439436752422</text:p>
              </table:table-cell>
            </table:table-row>
            <table:table-row>
              <table:table-cell office:value-type="float" office:value="0.131964809261262">
                <text:p>0.131964809261262</text:p>
              </table:table-cell>
              <table:table-cell office:value-type="float" office:value="0.216219978417591">
                <text:p>0.216219978417591</text:p>
              </table:table-cell>
            </table:table-row>
            <table:table-row>
              <table:table-cell office:value-type="float" office:value="0.132942326366901">
                <text:p>0.132942326366901</text:p>
              </table:table-cell>
              <table:table-cell office:value-type="float" office:value="0.0704821481033675">
                <text:p>0.0704821481033675</text:p>
              </table:table-cell>
            </table:table-row>
            <table:table-row>
              <table:table-cell office:value-type="float" office:value="0.13391984347254">
                <text:p>0.13391984347254</text:p>
              </table:table-cell>
              <table:table-cell office:value-type="float" office:value="-0.11729381855138">
                <text:p>-0.11729381855138</text:p>
              </table:table-cell>
            </table:table-row>
            <table:table-row>
              <table:table-cell office:value-type="float" office:value="0.134897360578179">
                <text:p>0.134897360578179</text:p>
              </table:table-cell>
              <table:table-cell office:value-type="float" office:value="-0.338533382948649">
                <text:p>-0.338533382948649</text:p>
              </table:table-cell>
            </table:table-row>
            <table:table-row>
              <table:table-cell office:value-type="float" office:value="0.135874877683818">
                <text:p>0.135874877683818</text:p>
              </table:table-cell>
              <table:table-cell office:value-type="float" office:value="-0.582041917261181">
                <text:p>-0.582041917261181</text:p>
              </table:table-cell>
            </table:table-row>
            <table:table-row>
              <table:table-cell office:value-type="float" office:value="0.136852394789457">
                <text:p>0.136852394789457</text:p>
              </table:table-cell>
              <table:table-cell office:value-type="float" office:value="-0.834645465203936">
                <text:p>-0.834645465203936</text:p>
              </table:table-cell>
            </table:table-row>
            <table:table-row>
              <table:table-cell office:value-type="float" office:value="0.137829911895096">
                <text:p>0.137829911895096</text:p>
              </table:table-cell>
              <table:table-cell office:value-type="float" office:value="-1.08196004457371">
                <text:p>-1.08196004457371</text:p>
              </table:table-cell>
            </table:table-row>
            <table:table-row>
              <table:table-cell office:value-type="float" office:value="0.138807429000735">
                <text:p>0.138807429000735</text:p>
              </table:table-cell>
              <table:table-cell office:value-type="float" office:value="-1.30924362101485">
                <text:p>-1.30924362101485</text:p>
              </table:table-cell>
            </table:table-row>
            <table:table-row>
              <table:table-cell office:value-type="float" office:value="0.139784946106374">
                <text:p>0.139784946106374</text:p>
              </table:table-cell>
              <table:table-cell office:value-type="float" office:value="-1.50227976695426">
                <text:p>-1.50227976695426</text:p>
              </table:table-cell>
            </table:table-row>
            <table:table-row>
              <table:table-cell office:value-type="float" office:value="0.140762463212013">
                <text:p>0.140762463212013</text:p>
              </table:table-cell>
              <table:table-cell office:value-type="float" office:value="-1.64823996336742">
                <text:p>-1.64823996336742</text:p>
              </table:table-cell>
            </table:table-row>
            <table:table-row>
              <table:table-cell office:value-type="float" office:value="0.141739980317652">
                <text:p>0.141739980317652</text:p>
              </table:table-cell>
              <table:table-cell office:value-type="float" office:value="-1.73647263079072">
                <text:p>-1.73647263079072</text:p>
              </table:table-cell>
            </table:table-row>
            <table:table-row>
              <table:table-cell office:value-type="float" office:value="0.142717497423291">
                <text:p>0.142717497423291</text:p>
              </table:table-cell>
              <table:table-cell office:value-type="float" office:value="-1.7591712243146">
                <text:p>-1.7591712243146</text:p>
              </table:table-cell>
            </table:table-row>
            <table:table-row>
              <table:table-cell office:value-type="float" office:value="0.14369501452893">
                <text:p>0.14369501452893</text:p>
              </table:table-cell>
              <table:table-cell office:value-type="float" office:value="-1.71188084233837">
                <text:p>-1.71188084233837</text:p>
              </table:table-cell>
            </table:table-row>
            <table:table-row>
              <table:table-cell office:value-type="float" office:value="0.144672531634569">
                <text:p>0.144672531634569</text:p>
              </table:table-cell>
              <table:table-cell office:value-type="float" office:value="-1.59381235557716">
                <text:p>-1.59381235557716</text:p>
              </table:table-cell>
            </table:table-row>
            <table:table-row>
              <table:table-cell office:value-type="float" office:value="0.145650048740208">
                <text:p>0.145650048740208</text:p>
              </table:table-cell>
              <table:table-cell office:value-type="float" office:value="-1.4079444893929">
                <text:p>-1.4079444893929</text:p>
              </table:table-cell>
            </table:table-row>
            <table:table-row>
              <table:table-cell office:value-type="float" office:value="0.146627565845847">
                <text:p>0.146627565845847</text:p>
              </table:table-cell>
              <table:table-cell office:value-type="float" office:value="-1.16090690476012">
                <text:p>-1.16090690476012</text:p>
              </table:table-cell>
            </table:table-row>
            <table:table-row>
              <table:table-cell office:value-type="float" office:value="0.147605082951486">
                <text:p>0.147605082951486</text:p>
              </table:table-cell>
              <table:table-cell office:value-type="float" office:value="-0.862650365494862">
                <text:p>-0.862650365494862</text:p>
              </table:table-cell>
            </table:table-row>
            <table:table-row>
              <table:table-cell office:value-type="float" office:value="0.148582600057125">
                <text:p>0.148582600057125</text:p>
              </table:table-cell>
              <table:table-cell office:value-type="float" office:value="-0.525922770178852">
                <text:p>-0.525922770178852</text:p>
              </table:table-cell>
            </table:table-row>
            <table:table-row>
              <table:table-cell office:value-type="float" office:value="0.149560117162764">
                <text:p>0.149560117162764</text:p>
              </table:table-cell>
              <table:table-cell office:value-type="float" office:value="-0.165581405805726">
                <text:p>-0.165581405805726</text:p>
              </table:table-cell>
            </table:table-row>
            <table:table-row>
              <table:table-cell office:value-type="float" office:value="0.150537634268403">
                <text:p>0.150537634268403</text:p>
              </table:table-cell>
              <table:table-cell office:value-type="float" office:value="0.202218447575121">
                <text:p>0.202218447575121</text:p>
              </table:table-cell>
            </table:table-row>
            <table:table-row>
              <table:table-cell office:value-type="float" office:value="0.151515151374042">
                <text:p>0.151515151374042</text:p>
              </table:table-cell>
              <table:table-cell office:value-type="float" office:value="0.560911051947941">
                <text:p>0.560911051947941</text:p>
              </table:table-cell>
            </table:table-row>
            <table:table-row>
              <table:table-cell office:value-type="float" office:value="0.152492668479681">
                <text:p>0.152492668479681</text:p>
              </table:table-cell>
              <table:table-cell office:value-type="float" office:value="0.894431831657387">
                <text:p>0.894431831657387</text:p>
              </table:table-cell>
            </table:table-row>
            <table:table-row>
              <table:table-cell office:value-type="float" office:value="0.15347018558532">
                <text:p>0.15347018558532</text:p>
              </table:table-cell>
              <table:table-cell office:value-type="float" office:value="1.18809958656527">
                <text:p>1.18809958656527</text:p>
              </table:table-cell>
            </table:table-row>
            <table:table-row>
              <table:table-cell office:value-type="float" office:value="0.154447702690959">
                <text:p>0.154447702690959</text:p>
              </table:table-cell>
              <table:table-cell office:value-type="float" office:value="1.42941756125805">
                <text:p>1.42941756125805</text:p>
              </table:table-cell>
            </table:table-row>
            <table:table-row>
              <table:table-cell office:value-type="float" office:value="0.155425219796598">
                <text:p>0.155425219796598</text:p>
              </table:table-cell>
              <table:table-cell office:value-type="float" office:value="1.60874647741744">
                <text:p>1.60874647741744</text:p>
              </table:table-cell>
            </table:table-row>
            <table:table-row>
              <table:table-cell office:value-type="float" office:value="0.156402736902237">
                <text:p>0.156402736902237</text:p>
              </table:table-cell>
              <table:table-cell office:value-type="float" office:value="1.71981027816519">
                <text:p>1.71981027816519</text:p>
              </table:table-cell>
            </table:table-row>
            <table:table-row>
              <table:table-cell office:value-type="float" office:value="0.157380254007876">
                <text:p>0.157380254007876</text:p>
              </table:table-cell>
              <table:table-cell office:value-type="float" office:value="1.76000531449778">
                <text:p>1.76000531449778</text:p>
              </table:table-cell>
            </table:table-row>
            <table:table-row>
              <table:table-cell office:value-type="float" office:value="0.158357771113515">
                <text:p>0.158357771113515</text:p>
              </table:table-cell>
              <table:table-cell office:value-type="float" office:value="1.73049542639963">
                <text:p>1.73049542639963</text:p>
              </table:table-cell>
            </table:table-row>
            <table:table-row>
              <table:table-cell office:value-type="float" office:value="0.159335288219154">
                <text:p>0.159335288219154</text:p>
              </table:table-cell>
              <table:table-cell office:value-type="float" office:value="1.63608813211103">
                <text:p>1.63608813211103</text:p>
              </table:table-cell>
            </table:table-row>
            <table:table-row>
              <table:table-cell office:value-type="float" office:value="0.160312805324793">
                <text:p>0.160312805324793</text:p>
              </table:table-cell>
              <table:table-cell office:value-type="float" office:value="1.48490017344825">
                <text:p>1.48490017344825</text:p>
              </table:table-cell>
            </table:table-row>
            <table:table-row>
              <table:table-cell office:value-type="float" office:value="0.161290322430432">
                <text:p>0.161290322430432</text:p>
              </table:table-cell>
              <table:table-cell office:value-type="float" office:value="1.28783319192838">
                <text:p>1.28783319192838</text:p>
              </table:table-cell>
            </table:table-row>
            <table:table-row>
              <table:table-cell office:value-type="float" office:value="0.162267839536071">
                <text:p>0.162267839536071</text:p>
              </table:table-cell>
              <table:table-cell office:value-type="float" office:value="1.05789157930819">
                <text:p>1.05789157930819</text:p>
              </table:table-cell>
            </table:table-row>
            <table:table-row>
              <table:table-cell office:value-type="float" office:value="0.16324535664171">
                <text:p>0.16324535664171</text:p>
              </table:table-cell>
              <table:table-cell office:value-type="float" office:value="0.809383882275663">
                <text:p>0.809383882275663</text:p>
              </table:table-cell>
            </table:table-row>
            <table:table-row>
              <table:table-cell office:value-type="float" office:value="0.164222873747349">
                <text:p>0.164222873747349</text:p>
              </table:table-cell>
              <table:table-cell office:value-type="float" office:value="0.557055985900972">
                <text:p>0.557055985900972</text:p>
              </table:table-cell>
            </table:table-row>
            <table:table-row>
              <table:table-cell office:value-type="float" office:value="0.165200390852988">
                <text:p>0.165200390852988</text:p>
              </table:table-cell>
              <table:table-cell office:value-type="float" office:value="0.315208245231406">
                <text:p>0.315208245231406</text:p>
              </table:table-cell>
            </table:table-row>
            <table:table-row>
              <table:table-cell office:value-type="float" office:value="0.166177907958627">
                <text:p>0.166177907958627</text:p>
              </table:table-cell>
              <table:table-cell office:value-type="float" office:value="0.0968495444952922">
                <text:p>0.0968495444952922</text:p>
              </table:table-cell>
            </table:table-row>
            <table:table-row>
              <table:table-cell office:value-type="float" office:value="0.167155425064266">
                <text:p>0.167155425064266</text:p>
              </table:table-cell>
              <table:table-cell office:value-type="float" office:value="-0.0870611075663161">
                <text:p>-0.0870611075663161</text:p>
              </table:table-cell>
            </table:table-row>
            <table:table-row>
              <table:table-cell office:value-type="float" office:value="0.168132942169905">
                <text:p>0.168132942169905</text:p>
              </table:table-cell>
              <table:table-cell office:value-type="float" office:value="-0.228240244998769">
                <text:p>-0.228240244998769</text:p>
              </table:table-cell>
            </table:table-row>
            <table:table-row>
              <table:table-cell office:value-type="float" office:value="0.169110459275544">
                <text:p>0.169110459275544</text:p>
              </table:table-cell>
              <table:table-cell office:value-type="float" office:value="-0.321535789935667">
                <text:p>-0.321535789935667</text:p>
              </table:table-cell>
            </table:table-row>
            <table:table-row>
              <table:table-cell office:value-type="float" office:value="0.170087976381183">
                <text:p>0.170087976381183</text:p>
              </table:table-cell>
              <table:table-cell office:value-type="float" office:value="-0.365186327600233">
                <text:p>-0.365186327600233</text:p>
              </table:table-cell>
            </table:table-row>
            <table:table-row>
              <table:table-cell office:value-type="float" office:value="0.171065493486822">
                <text:p>0.171065493486822</text:p>
              </table:table-cell>
              <table:table-cell office:value-type="float" office:value="-0.360868995923676">
                <text:p>-0.360868995923676</text:p>
              </table:table-cell>
            </table:table-row>
            <table:table-row>
              <table:table-cell office:value-type="float" office:value="0.172043010592461">
                <text:p>0.172043010592461</text:p>
              </table:table-cell>
              <table:table-cell office:value-type="float" office:value="-0.313533986240703">
                <text:p>-0.313533986240703</text:p>
              </table:table-cell>
            </table:table-row>
            <table:table-row>
              <table:table-cell office:value-type="float" office:value="0.1730205276981">
                <text:p>0.1730205276981</text:p>
              </table:table-cell>
              <table:table-cell office:value-type="float" office:value="-0.231036570238095">
                <text:p>-0.231036570238095</text:p>
              </table:table-cell>
            </table:table-row>
            <table:table-row>
              <table:table-cell office:value-type="float" office:value="0.173998044803739">
                <text:p>0.173998044803739</text:p>
              </table:table-cell>
              <table:table-cell office:value-type="float" office:value="-0.123589816834043">
                <text:p>-0.123589816834043</text:p>
              </table:table-cell>
            </table:table-row>
            <table:table-row>
              <table:table-cell office:value-type="float" office:value="0.174975561909378">
                <text:p>0.174975561909378</text:p>
              </table:table-cell>
              <table:table-cell office:value-type="float" office:value="-0.00307200403763125">
                <text:p>-0.00307200403763125</text:p>
              </table:table-cell>
            </table:table-row>
            <table:table-row>
              <table:table-cell office:value-type="float" office:value="0.175953079015017">
                <text:p>0.175953079015017</text:p>
              </table:table-cell>
              <table:table-cell office:value-type="float" office:value="0.117768487090953">
                <text:p>0.117768487090953</text:p>
              </table:table-cell>
            </table:table-row>
            <table:table-row>
              <table:table-cell office:value-type="float" office:value="0.176930596120656">
                <text:p>0.176930596120656</text:p>
              </table:table-cell>
              <table:table-cell office:value-type="float" office:value="0.226161814730126">
                <text:p>0.226161814730126</text:p>
              </table:table-cell>
            </table:table-row>
            <table:table-row>
              <table:table-cell office:value-type="float" office:value="0.177908113226295">
                <text:p>0.177908113226295</text:p>
              </table:table-cell>
              <table:table-cell office:value-type="float" office:value="0.310166638779417">
                <text:p>0.310166638779417</text:p>
              </table:table-cell>
            </table:table-row>
            <table:table-row>
              <table:table-cell office:value-type="float" office:value="0.178885630331933">
                <text:p>0.178885630331933</text:p>
              </table:table-cell>
              <table:table-cell office:value-type="float" office:value="0.359469107721576">
                <text:p>0.359469107721576</text:p>
              </table:table-cell>
            </table:table-row>
            <table:table-row>
              <table:table-cell office:value-type="float" office:value="0.179863147437572">
                <text:p>0.179863147437572</text:p>
              </table:table-cell>
              <table:table-cell office:value-type="float" office:value="0.366081653743738">
                <text:p>0.366081653743738</text:p>
              </table:table-cell>
            </table:table-row>
            <table:table-row>
              <table:table-cell office:value-type="float" office:value="0.180840664543211">
                <text:p>0.180840664543211</text:p>
              </table:table-cell>
              <table:table-cell office:value-type="float" office:value="0.324898433912741">
                <text:p>0.324898433912741</text:p>
              </table:table-cell>
            </table:table-row>
            <table:table-row>
              <table:table-cell office:value-type="float" office:value="0.18181818164885">
                <text:p>0.18181818164885</text:p>
              </table:table-cell>
              <table:table-cell office:value-type="float" office:value="0.234072919218487">
                <text:p>0.234072919218487</text:p>
              </table:table-cell>
            </table:table-row>
            <table:table-row>
              <table:table-cell office:value-type="float" office:value="0.182795698754489">
                <text:p>0.182795698754489</text:p>
              </table:table-cell>
              <table:table-cell office:value-type="float" office:value="0.0951938862816224">
                <text:p>0.0951938862816224</text:p>
              </table:table-cell>
            </table:table-row>
            <table:table-row>
              <table:table-cell office:value-type="float" office:value="0.183773215860128">
                <text:p>0.183773215860128</text:p>
              </table:table-cell>
              <table:table-cell office:value-type="float" office:value="-0.0867517383815728">
                <text:p>-0.0867517383815728</text:p>
              </table:table-cell>
            </table:table-row>
            <table:table-row>
              <table:table-cell office:value-type="float" office:value="0.184750732965767">
                <text:p>0.184750732965767</text:p>
              </table:table-cell>
              <table:table-cell office:value-type="float" office:value="-0.303627828130795">
                <text:p>-0.303627828130795</text:p>
              </table:table-cell>
            </table:table-row>
            <table:table-row>
              <table:table-cell office:value-type="float" office:value="0.185728250071406">
                <text:p>0.185728250071406</text:p>
              </table:table-cell>
              <table:table-cell office:value-type="float" office:value="-0.544595611136781">
                <text:p>-0.544595611136781</text:p>
              </table:table-cell>
            </table:table-row>
            <table:table-row>
              <table:table-cell office:value-type="float" office:value="0.186705767177045">
                <text:p>0.186705767177045</text:p>
              </table:table-cell>
              <table:table-cell office:value-type="float" office:value="-0.796731646763126">
                <text:p>-0.796731646763126</text:p>
              </table:table-cell>
            </table:table-row>
            <table:table-row>
              <table:table-cell office:value-type="float" office:value="0.187683284282684">
                <text:p>0.187683284282684</text:p>
              </table:table-cell>
              <table:table-cell office:value-type="float" office:value="-1.04578060772411">
                <text:p>-1.04578060772411</text:p>
              </table:table-cell>
            </table:table-row>
            <table:table-row>
              <table:table-cell office:value-type="float" office:value="0.188660801388323">
                <text:p>0.188660801388323</text:p>
              </table:table-cell>
              <table:table-cell office:value-type="float" office:value="-1.27699801183573">
                <text:p>-1.27699801183573</text:p>
              </table:table-cell>
            </table:table-row>
            <table:table-row>
              <table:table-cell office:value-type="float" office:value="0.189638318493962">
                <text:p>0.189638318493962</text:p>
              </table:table-cell>
              <table:table-cell office:value-type="float" office:value="-1.47603249516713">
                <text:p>-1.47603249516713</text:p>
              </table:table-cell>
            </table:table-row>
            <table:table-row>
              <table:table-cell office:value-type="float" office:value="0.190615835599601">
                <text:p>0.190615835599601</text:p>
              </table:table-cell>
              <table:table-cell office:value-type="float" office:value="-1.6297946905759">
                <text:p>-1.6297946905759</text:p>
              </table:table-cell>
            </table:table-row>
            <table:table-row>
              <table:table-cell office:value-type="float" office:value="0.19159335270524">
                <text:p>0.19159335270524</text:p>
              </table:table-cell>
              <table:table-cell office:value-type="float" office:value="-1.72726042608835">
                <text:p>-1.72726042608835</text:p>
              </table:table-cell>
            </table:table-row>
            <table:table-row>
              <table:table-cell office:value-type="float" office:value="0.192570869810879">
                <text:p>0.192570869810879</text:p>
              </table:table-cell>
              <table:table-cell office:value-type="float" office:value="-1.76015974962009">
                <text:p>-1.76015974962009</text:p>
              </table:table-cell>
            </table:table-row>
            <table:table-row>
              <table:table-cell office:value-type="float" office:value="0.193548386916518">
                <text:p>0.193548386916518</text:p>
              </table:table-cell>
              <table:table-cell office:value-type="float" office:value="-1.72350999469289">
                <text:p>-1.72350999469289</text:p>
              </table:table-cell>
            </table:table-row>
            <table:table-row>
              <table:table-cell office:value-type="float" office:value="0.194525904022157">
                <text:p>0.194525904022157</text:p>
              </table:table-cell>
              <table:table-cell office:value-type="float" office:value="-1.61596032547284">
                <text:p>-1.61596032547284</text:p>
              </table:table-cell>
            </table:table-row>
            <table:table-row>
              <table:table-cell office:value-type="float" office:value="0.195503421127796">
                <text:p>0.195503421127796</text:p>
              </table:table-cell>
              <table:table-cell office:value-type="float" office:value="-1.43992638685998">
                <text:p>-1.43992638685998</text:p>
              </table:table-cell>
            </table:table-row>
            <table:table-row>
              <table:table-cell office:value-type="float" office:value="0.196480938233435">
                <text:p>0.196480938233435</text:p>
              </table:table-cell>
              <table:table-cell office:value-type="float" office:value="-1.20150616666891">
                <text:p>-1.20150616666891</text:p>
              </table:table-cell>
            </table:table-row>
            <table:table-row>
              <table:table-cell office:value-type="float" office:value="0.197458455339074">
                <text:p>0.197458455339074</text:p>
              </table:table-cell>
              <table:table-cell office:value-type="float" office:value="-0.910181204465409">
                <text:p>-0.910181204465409</text:p>
              </table:table-cell>
            </table:table-row>
            <table:table-row>
              <table:table-cell office:value-type="float" office:value="0.198435972444713">
                <text:p>0.198435972444713</text:p>
              </table:table-cell>
              <table:table-cell office:value-type="float" office:value="-0.578320074690253">
                <text:p>-0.578320074690253</text:p>
              </table:table-cell>
            </table:table-row>
            <table:table-row>
              <table:table-cell office:value-type="float" office:value="0.199413489550352">
                <text:p>0.199413489550352</text:p>
              </table:table-cell>
              <table:table-cell office:value-type="float" office:value="-0.220512863504904">
                <text:p>-0.220512863504904</text:p>
              </table:table-cell>
            </table:table-row>
            <table:table-row>
              <table:table-cell office:value-type="float" office:value="0.200391006655991">
                <text:p>0.200391006655991</text:p>
              </table:table-cell>
              <table:table-cell office:value-type="float" office:value="0.147224557569428">
                <text:p>0.147224557569428</text:p>
              </table:table-cell>
            </table:table-row>
            <table:table-row>
              <table:table-cell office:value-type="float" office:value="0.20136852376163">
                <text:p>0.20136852376163</text:p>
              </table:table-cell>
              <table:table-cell office:value-type="float" office:value="0.50832988724883">
                <text:p>0.50832988724883</text:p>
              </table:table-cell>
            </table:table-row>
            <table:table-row>
              <table:table-cell office:value-type="float" office:value="0.202346040867269">
                <text:p>0.202346040867269</text:p>
              </table:table-cell>
              <table:table-cell office:value-type="float" office:value="0.84660581313427">
                <text:p>0.84660581313427</text:p>
              </table:table-cell>
            </table:table-row>
            <table:table-row>
              <table:table-cell office:value-type="float" office:value="0.203323557972908">
                <text:p>0.203323557972908</text:p>
              </table:table-cell>
              <table:table-cell office:value-type="float" office:value="1.147110013043">
                <text:p>1.147110013043</text:p>
              </table:table-cell>
            </table:table-row>
            <table:table-row>
              <table:table-cell office:value-type="float" office:value="0.204301075078547">
                <text:p>0.204301075078547</text:p>
              </table:table-cell>
              <table:table-cell office:value-type="float" office:value="1.39697153729359">
                <text:p>1.39697153729359</text:p>
              </table:table-cell>
            </table:table-row>
            <table:table-row>
              <table:table-cell office:value-type="float" office:value="0.205278592184186">
                <text:p>0.205278592184186</text:p>
              </table:table-cell>
              <table:table-cell office:value-type="float" office:value="1.58608576499493">
                <text:p>1.58608576499493</text:p>
              </table:table-cell>
            </table:table-row>
            <table:table-row>
              <table:table-cell office:value-type="float" office:value="0.206256109289825">
                <text:p>0.206256109289825</text:p>
              </table:table-cell>
              <table:table-cell office:value-type="float" office:value="1.70764737478677">
                <text:p>1.70764737478677</text:p>
              </table:table-cell>
            </table:table-row>
            <table:table-row>
              <table:table-cell office:value-type="float" office:value="0.207233626395464">
                <text:p>0.207233626395464</text:p>
              </table:table-cell>
              <table:table-cell office:value-type="float" office:value="1.75849043593076">
                <text:p>1.75849043593076</text:p>
              </table:table-cell>
            </table:table-row>
            <table:table-row>
              <table:table-cell office:value-type="float" office:value="0.208211143501103">
                <text:p>0.208211143501103</text:p>
              </table:table-cell>
              <table:table-cell office:value-type="float" office:value="1.73921622964794">
                <text:p>1.73921622964794</text:p>
              </table:table-cell>
            </table:table-row>
            <table:table-row>
              <table:table-cell office:value-type="float" office:value="0.209188660606742">
                <text:p>0.209188660606742</text:p>
              </table:table-cell>
              <table:table-cell office:value-type="float" office:value="1.6541020634722">
                <text:p>1.6541020634722</text:p>
              </table:table-cell>
            </table:table-row>
            <table:table-row>
              <table:table-cell office:value-type="float" office:value="0.210166177712381">
                <text:p>0.210166177712381</text:p>
              </table:table-cell>
              <table:table-cell office:value-type="float" office:value="1.51079738471058">
                <text:p>1.51079738471058</text:p>
              </table:table-cell>
            </table:table-row>
            <table:table-row>
              <table:table-cell office:value-type="float" office:value="0.21114369481802">
                <text:p>0.21114369481802</text:p>
              </table:table-cell>
              <table:table-cell office:value-type="float" office:value="1.31982615120755">
                <text:p>1.31982615120755</text:p>
              </table:table-cell>
            </table:table-row>
            <table:table-row>
              <table:table-cell office:value-type="float" office:value="0.212121211923659">
                <text:p>0.212121211923659</text:p>
              </table:table-cell>
              <table:table-cell office:value-type="float" office:value="1.0939259205201">
                <text:p>1.0939259205201</text:p>
              </table:table-cell>
            </table:table-row>
            <table:table-row>
              <table:table-cell office:value-type="float" office:value="0.213098729029298">
                <text:p>0.213098729029298</text:p>
              </table:table-cell>
              <table:table-cell office:value-type="float" office:value="0.847263783518337">
                <text:p>0.847263783518337</text:p>
              </table:table-cell>
            </table:table-row>
            <table:table-row>
              <table:table-cell office:value-type="float" office:value="0.214076246134937">
                <text:p>0.214076246134937</text:p>
              </table:table-cell>
              <table:table-cell office:value-type="float" office:value="0.594576517036163">
                <text:p>0.594576517036163</text:p>
              </table:table-cell>
            </table:table-row>
            <table:table-row>
              <table:table-cell office:value-type="float" office:value="0.215053763240576">
                <text:p>0.215053763240576</text:p>
              </table:table-cell>
              <table:table-cell office:value-type="float" office:value="0.350286729421848">
                <text:p>0.350286729421848</text:p>
              </table:table-cell>
            </table:table-row>
            <table:table-row>
              <table:table-cell office:value-type="float" office:value="0.216031280346215">
                <text:p>0.216031280346215</text:p>
              </table:table-cell>
              <table:table-cell office:value-type="float" office:value="0.12764806077269">
                <text:p>0.12764806077269</text:p>
              </table:table-cell>
            </table:table-row>
            <table:table-row>
              <table:table-cell office:value-type="float" office:value="0.217008797451854">
                <text:p>0.217008797451854</text:p>
              </table:table-cell>
              <table:table-cell office:value-type="float" office:value="-0.0620293987456816">
                <text:p>-0.0620293987456816</text:p>
              </table:table-cell>
            </table:table-row>
            <table:table-row>
              <table:table-cell office:value-type="float" office:value="0.217986314557493">
                <text:p>0.217986314557493</text:p>
              </table:table-cell>
              <table:table-cell office:value-type="float" office:value="-0.210027277477383">
                <text:p>-0.210027277477383</text:p>
              </table:table-cell>
            </table:table-row>
            <table:table-row>
              <table:table-cell office:value-type="float" office:value="0.218963831663132">
                <text:p>0.218963831663132</text:p>
              </table:table-cell>
              <table:table-cell office:value-type="float" office:value="-0.310702220468308">
                <text:p>-0.310702220468308</text:p>
              </table:table-cell>
            </table:table-row>
            <table:table-row>
              <table:table-cell office:value-type="float" office:value="0.219941348768771">
                <text:p>0.219941348768771</text:p>
              </table:table-cell>
              <table:table-cell office:value-type="float" office:value="-0.361775900190437">
                <text:p>-0.361775900190437</text:p>
              </table:table-cell>
            </table:table-row>
            <table:table-row>
              <table:table-cell office:value-type="float" office:value="0.22091886587441">
                <text:p>0.22091886587441</text:p>
              </table:table-cell>
              <table:table-cell office:value-type="float" office:value="-0.364415060334439">
                <text:p>-0.364415060334439</text:p>
              </table:table-cell>
            </table:table-row>
            <table:table-row>
              <table:table-cell office:value-type="float" office:value="0.221896382980049">
                <text:p>0.221896382980049</text:p>
              </table:table-cell>
              <table:table-cell office:value-type="float" office:value="-0.323097641390073">
                <text:p>-0.323097641390073</text:p>
              </table:table-cell>
            </table:table-row>
            <table:table-row>
              <table:table-cell office:value-type="float" office:value="0.222873900085688">
                <text:p>0.222873900085688</text:p>
              </table:table-cell>
              <table:table-cell office:value-type="float" office:value="-0.245273989312753">
                <text:p>-0.245273989312753</text:p>
              </table:table-cell>
            </table:table-row>
            <table:table-row>
              <table:table-cell office:value-type="float" office:value="0.223851417191327">
                <text:p>0.223851417191327</text:p>
              </table:table-cell>
              <table:table-cell office:value-type="float" office:value="-0.140844546096889">
                <text:p>-0.140844546096889</text:p>
              </table:table-cell>
            </table:table-row>
            <table:table-row>
              <table:table-cell office:value-type="float" office:value="0.224828934296966">
                <text:p>0.224828934296966</text:p>
              </table:table-cell>
              <table:table-cell office:value-type="float" office:value="-0.0214865176422048">
                <text:p>-0.0214865176422048</text:p>
              </table:table-cell>
            </table:table-row>
            <table:table-row>
              <table:table-cell office:value-type="float" office:value="0.225806451402605">
                <text:p>0.225806451402605</text:p>
              </table:table-cell>
              <table:table-cell office:value-type="float" office:value="0.100128857625048">
                <text:p>0.100128857625048</text:p>
              </table:table-cell>
            </table:table-row>
            <table:table-row>
              <table:table-cell office:value-type="float" office:value="0.226783968508244">
                <text:p>0.226783968508244</text:p>
              </table:table-cell>
              <table:table-cell office:value-type="float" office:value="0.211180205389015">
                <text:p>0.211180205389015</text:p>
              </table:table-cell>
            </table:table-row>
            <table:table-row>
              <table:table-cell office:value-type="float" office:value="0.227761485613883">
                <text:p>0.227761485613883</text:p>
              </table:table-cell>
              <table:table-cell office:value-type="float" office:value="0.299549147979937">
                <text:p>0.299549147979937</text:p>
              </table:table-cell>
            </table:table-row>
            <table:table-row>
              <table:table-cell office:value-type="float" office:value="0.228739002719522">
                <text:p>0.228739002719522</text:p>
              </table:table-cell>
              <table:table-cell office:value-type="float" office:value="0.354630185485664">
                <text:p>0.354630185485664</text:p>
              </table:table-cell>
            </table:table-row>
            <table:table-row>
              <table:table-cell office:value-type="float" office:value="0.229716519825161">
                <text:p>0.229716519825161</text:p>
              </table:table-cell>
              <table:table-cell office:value-type="float" office:value="0.368047451119045">
                <text:p>0.368047451119045</text:p>
              </table:table-cell>
            </table:table-row>
            <table:table-row>
              <table:table-cell office:value-type="float" office:value="0.230694036930799">
                <text:p>0.230694036930799</text:p>
              </table:table-cell>
              <table:table-cell office:value-type="float" office:value="0.334234093334653">
                <text:p>0.334234093334653</text:p>
              </table:table-cell>
            </table:table-row>
            <table:table-row>
              <table:table-cell office:value-type="float" office:value="0.231671554036438">
                <text:p>0.231671554036438</text:p>
              </table:table-cell>
              <table:table-cell office:value-type="float" office:value="0.250838339382719">
                <text:p>0.250838339382719</text:p>
              </table:table-cell>
            </table:table-row>
            <table:table-row>
              <table:table-cell office:value-type="float" office:value="0.232649071142077">
                <text:p>0.232649071142077</text:p>
              </table:table-cell>
              <table:table-cell office:value-type="float" office:value="0.11893077319342">
                <text:p>0.11893077319342</text:p>
              </table:table-cell>
            </table:table-row>
            <table:table-row>
              <table:table-cell office:value-type="float" office:value="0.233626588247716">
                <text:p>0.233626588247716</text:p>
              </table:table-cell>
              <table:table-cell office:value-type="float" office:value="-0.0570006156092354">
                <text:p>-0.0570006156092354</text:p>
              </table:table-cell>
            </table:table-row>
            <table:table-row>
              <table:table-cell office:value-type="float" office:value="0.234604105353355">
                <text:p>0.234604105353355</text:p>
              </table:table-cell>
              <table:table-cell office:value-type="float" office:value="-0.26926820853931">
                <text:p>-0.26926820853931</text:p>
              </table:table-cell>
            </table:table-row>
            <table:table-row>
              <table:table-cell office:value-type="float" office:value="0.235581622458994">
                <text:p>0.235581622458994</text:p>
              </table:table-cell>
              <table:table-cell office:value-type="float" office:value="-0.507403062348305">
                <text:p>-0.507403062348305</text:p>
              </table:table-cell>
            </table:table-row>
            <table:table-row>
              <table:table-cell office:value-type="float" office:value="0.236559139564633">
                <text:p>0.236559139564633</text:p>
              </table:table-cell>
              <table:table-cell office:value-type="float" office:value="-0.758749273088308">
                <text:p>-0.758749273088308</text:p>
              </table:table-cell>
            </table:table-row>
            <table:table-row>
              <table:table-cell office:value-type="float" office:value="0.237536656670272">
                <text:p>0.237536656670272</text:p>
              </table:table-cell>
              <table:table-cell office:value-type="float" office:value="-1.00919922362292">
                <text:p>-1.00919922362292</text:p>
              </table:table-cell>
            </table:table-row>
            <table:table-row>
              <table:table-cell office:value-type="float" office:value="0.238514173775911">
                <text:p>0.238514173775911</text:p>
              </table:table-cell>
              <table:table-cell office:value-type="float" office:value="-1.24402593355381">
                <text:p>-1.24402593355381</text:p>
              </table:table-cell>
            </table:table-row>
            <table:table-row>
              <table:table-cell office:value-type="float" office:value="0.23949169088155">
                <text:p>0.23949169088155</text:p>
              </table:table-cell>
              <table:table-cell office:value-type="float" office:value="-1.44876274961625">
                <text:p>-1.44876274961625</text:p>
              </table:table-cell>
            </table:table-row>
            <table:table-row>
              <table:table-cell office:value-type="float" office:value="0.240469207987189">
                <text:p>0.240469207987189</text:p>
              </table:table-cell>
              <table:table-cell office:value-type="float" office:value="-1.61007761871533">
                <text:p>-1.61007761871533</text:p>
              </table:table-cell>
            </table:table-row>
            <table:table-row>
              <table:table-cell office:value-type="float" office:value="0.241446725092828">
                <text:p>0.241446725092828</text:p>
              </table:table-cell>
              <table:table-cell office:value-type="float" office:value="-1.71658935714593">
                <text:p>-1.71658935714593</text:p>
              </table:table-cell>
            </table:table-row>
            <table:table-row>
              <table:table-cell office:value-type="float" office:value="0.242424242198467">
                <text:p>0.242424242198467</text:p>
              </table:table-cell>
              <table:table-cell office:value-type="float" office:value="-1.75957666019151">
                <text:p>-1.75957666019151</text:p>
              </table:table-cell>
            </table:table-row>
            <table:table-row>
              <table:table-cell office:value-type="float" office:value="0.243401759304106">
                <text:p>0.243401759304106</text:p>
              </table:table-cell>
              <table:table-cell office:value-type="float" office:value="-1.73353688851247">
                <text:p>-1.73353688851247</text:p>
              </table:table-cell>
            </table:table-row>
            <table:table-row>
              <table:table-cell office:value-type="float" office:value="0.244379276409745">
                <text:p>0.244379276409745</text:p>
              </table:table-cell>
              <table:table-cell office:value-type="float" office:value="-1.63656054588783">
                <text:p>-1.63656054588783</text:p>
              </table:table-cell>
            </table:table-row>
            <table:table-row>
              <table:table-cell office:value-type="float" office:value="0.245356793515384">
                <text:p>0.245356793515384</text:p>
              </table:table-cell>
              <table:table-cell office:value-type="float" office:value="-1.4704982959559">
                <text:p>-1.4704982959559</text:p>
              </table:table-cell>
            </table:table-row>
            <table:table-row>
              <table:table-cell office:value-type="float" office:value="0.246334310621023">
                <text:p>0.246334310621023</text:p>
              </table:table-cell>
              <table:table-cell office:value-type="float" office:value="-1.24090969907365">
                <text:p>-1.24090969907365</text:p>
              </table:table-cell>
            </table:table-row>
            <table:table-row>
              <table:table-cell office:value-type="float" office:value="0.247311827726662">
                <text:p>0.247311827726662</text:p>
              </table:table-cell>
              <table:table-cell office:value-type="float" office:value="-0.956795845495418">
                <text:p>-0.956795845495418</text:p>
              </table:table-cell>
            </table:table-row>
            <table:table-row>
              <table:table-cell office:value-type="float" office:value="0.248289344832301">
                <text:p>0.248289344832301</text:p>
              </table:table-cell>
              <table:table-cell office:value-type="float" office:value="-0.630130939061138">
                <text:p>-0.630130939061138</text:p>
              </table:table-cell>
            </table:table-row>
            <table:table-row>
              <table:table-cell office:value-type="float" office:value="0.24926686193794">
                <text:p>0.24926686193794</text:p>
              </table:table-cell>
              <table:table-cell office:value-type="float" office:value="-0.275219874612783">
                <text:p>-0.275219874612783</text:p>
              </table:table-cell>
            </table:table-row>
            <table:table-row>
              <table:table-cell office:value-type="float" office:value="0.250244379043579">
                <text:p>0.250244379043579</text:p>
              </table:table-cell>
              <table:table-cell office:value-type="float" office:value="0.0920807662881725">
                <text:p>0.0920807662881725</text:p>
              </table:table-cell>
            </table:table-row>
            <table:table-row>
              <table:table-cell office:value-type="float" office:value="0.251221896149218">
                <text:p>0.251221896149218</text:p>
              </table:table-cell>
              <table:table-cell office:value-type="float" office:value="0.455232725500562">
                <text:p>0.455232725500562</text:p>
              </table:table-cell>
            </table:table-row>
            <table:table-row>
              <table:table-cell office:value-type="float" office:value="0.252199413254857">
                <text:p>0.252199413254857</text:p>
              </table:table-cell>
              <table:table-cell office:value-type="float" office:value="0.797926076024464">
                <text:p>0.797926076024464</text:p>
              </table:table-cell>
            </table:table-row>
            <table:table-row>
              <table:table-cell office:value-type="float" office:value="0.253176930360496">
                <text:p>0.253176930360496</text:p>
              </table:table-cell>
              <table:table-cell office:value-type="float" office:value="1.10497583117175">
                <text:p>1.10497583117175</text:p>
              </table:table-cell>
            </table:table-row>
            <table:table-row>
              <table:table-cell office:value-type="float" office:value="0.254154447466135">
                <text:p>0.254154447466135</text:p>
              </table:table-cell>
              <table:table-cell office:value-type="float" office:value="1.36315255896589">
                <text:p>1.36315255896589</text:p>
              </table:table-cell>
            </table:table-row>
            <table:table-row>
              <table:table-cell office:value-type="float" office:value="0.255131964571774">
                <text:p>0.255131964571774</text:p>
              </table:table-cell>
              <table:table-cell office:value-type="float" office:value="1.56189834526137">
                <text:p>1.56189834526137</text:p>
              </table:table-cell>
            </table:table-row>
            <table:table-row>
              <table:table-cell office:value-type="float" office:value="0.256109481677413">
                <text:p>0.256109481677413</text:p>
              </table:table-cell>
              <table:table-cell office:value-type="float" office:value="1.69388629234268">
                <text:p>1.69388629234268</text:p>
              </table:table-cell>
            </table:table-row>
            <table:table-row>
              <table:table-cell office:value-type="float" office:value="0.257086998783052">
                <text:p>0.257086998783052</text:p>
              </table:table-cell>
              <table:table-cell office:value-type="float" office:value="1.75539107625709">
                <text:p>1.75539107625709</text:p>
              </table:table-cell>
            </table:table-row>
            <table:table-row>
              <table:table-cell office:value-type="float" office:value="0.258064515888691">
                <text:p>0.258064515888691</text:p>
              </table:table-cell>
              <table:table-cell office:value-type="float" office:value="1.74644935606242">
                <text:p>1.74644935606242</text:p>
              </table:table-cell>
            </table:table-row>
            <table:table-row>
              <table:table-cell office:value-type="float" office:value="0.25904203299433">
                <text:p>0.25904203299433</text:p>
              </table:table-cell>
              <table:table-cell office:value-type="float" office:value="1.67080135588058">
                <text:p>1.67080135588058</text:p>
              </table:table-cell>
            </table:table-row>
            <table:table-row>
              <table:table-cell office:value-type="float" office:value="0.260019550099969">
                <text:p>0.260019550099969</text:p>
              </table:table-cell>
              <table:table-cell office:value-type="float" office:value="1.53561797519512">
                <text:p>1.53561797519512</text:p>
              </table:table-cell>
            </table:table-row>
            <table:table-row>
              <table:table-cell office:value-type="float" office:value="0.260997067205608">
                <text:p>0.260997067205608</text:p>
              </table:table-cell>
              <table:table-cell office:value-type="float" office:value="1.35103054304868">
                <text:p>1.35103054304868</text:p>
              </table:table-cell>
            </table:table-row>
            <table:table-row>
              <table:table-cell office:value-type="float" office:value="0.261974584311247">
                <text:p>0.261974584311247</text:p>
              </table:table-cell>
              <table:table-cell office:value-type="float" office:value="1.12949205318423">
                <text:p>1.12949205318423</text:p>
              </table:table-cell>
            </table:table-row>
            <table:table-row>
              <table:table-cell office:value-type="float" office:value="0.262952101416886">
                <text:p>0.262952101416886</text:p>
              </table:table-cell>
              <table:table-cell office:value-type="float" office:value="0.885008697783852">
                <text:p>0.885008697783852</text:p>
              </table:table-cell>
            </table:table-row>
            <table:table-row>
              <table:table-cell office:value-type="float" office:value="0.263929618522525">
                <text:p>0.263929618522525</text:p>
              </table:table-cell>
              <table:table-cell office:value-type="float" office:value="0.632288160018248">
                <text:p>0.632288160018248</text:p>
              </table:table-cell>
            </table:table-row>
            <table:table-row>
              <table:table-cell office:value-type="float" office:value="0.264907135628164">
                <text:p>0.264907135628164</text:p>
              </table:table-cell>
              <table:table-cell office:value-type="float" office:value="0.38585597337002">
                <text:p>0.38585597337002</text:p>
              </table:table-cell>
            </table:table-row>
            <table:table-row>
              <table:table-cell office:value-type="float" office:value="0.265884652733803">
                <text:p>0.265884652733803</text:p>
              </table:table-cell>
              <table:table-cell office:value-type="float" office:value="0.159193019786188">
                <text:p>0.159193019786188</text:p>
              </table:table-cell>
            </table:table-row>
            <table:table-row>
              <table:table-cell office:value-type="float" office:value="0.266862169839442">
                <text:p>0.266862169839442</text:p>
              </table:table-cell>
              <table:table-cell office:value-type="float" office:value="-0.0360541844756315">
                <text:p>-0.0360541844756315</text:p>
              </table:table-cell>
            </table:table-row>
            <table:table-row>
              <table:table-cell office:value-type="float" office:value="0.267839686945081">
                <text:p>0.267839686945081</text:p>
              </table:table-cell>
              <table:table-cell office:value-type="float" office:value="-0.190743289132383">
                <text:p>-0.190743289132383</text:p>
              </table:table-cell>
            </table:table-row>
            <table:table-row>
              <table:table-cell office:value-type="float" office:value="0.26881720405072">
                <text:p>0.26881720405072</text:p>
              </table:table-cell>
              <table:table-cell office:value-type="float" office:value="-0.298746218415958">
                <text:p>-0.298746218415958</text:p>
              </table:table-cell>
            </table:table-row>
            <table:table-row>
              <table:table-cell office:value-type="float" office:value="0.269794721156359">
                <text:p>0.269794721156359</text:p>
              </table:table-cell>
              <table:table-cell office:value-type="float" office:value="-0.357269540389851">
                <text:p>-0.357269540389851</text:p>
              </table:table-cell>
            </table:table-row>
            <table:table-row>
              <table:table-cell office:value-type="float" office:value="0.270772238261998">
                <text:p>0.270772238261998</text:p>
              </table:table-cell>
              <table:table-cell office:value-type="float" office:value="-0.366966575594669">
                <text:p>-0.366966575594669</text:p>
              </table:table-cell>
            </table:table-row>
            <table:table-row>
              <table:table-cell office:value-type="float" office:value="0.271749755367637">
                <text:p>0.271749755367637</text:p>
              </table:table-cell>
              <table:table-cell office:value-type="float" office:value="-0.331835351074969">
                <text:p>-0.331835351074969</text:p>
              </table:table-cell>
            </table:table-row>
            <table:table-row>
              <table:table-cell office:value-type="float" office:value="0.272727272473276">
                <text:p>0.272727272473276</text:p>
              </table:table-cell>
              <table:table-cell office:value-type="float" office:value="-0.258909474657091">
                <text:p>-0.258909474657091</text:p>
              </table:table-cell>
            </table:table-row>
            <table:table-row>
              <table:table-cell office:value-type="float" office:value="0.273704789578915">
                <text:p>0.273704789578915</text:p>
              </table:table-cell>
              <table:table-cell office:value-type="float" office:value="-0.157761534024188">
                <text:p>-0.157761534024188</text:p>
              </table:table-cell>
            </table:table-row>
            <table:table-row>
              <table:table-cell office:value-type="float" office:value="0.274682306684554">
                <text:p>0.274682306684554</text:p>
              </table:table-cell>
              <table:table-cell office:value-type="float" office:value="-0.0398499618000657">
                <text:p>-0.0398499618000657</text:p>
              </table:table-cell>
            </table:table-row>
            <table:table-row>
              <table:table-cell office:value-type="float" office:value="0.275659823790193">
                <text:p>0.275659823790193</text:p>
              </table:table-cell>
              <table:table-cell office:value-type="float" office:value="0.0822502304815027">
                <text:p>0.0822502304815027</text:p>
              </table:table-cell>
            </table:table-row>
            <table:table-row>
              <table:table-cell office:value-type="float" office:value="0.276637340895832">
                <text:p>0.276637340895832</text:p>
              </table:table-cell>
              <table:table-cell office:value-type="float" office:value="0.195685429114488">
                <text:p>0.195685429114488</text:p>
              </table:table-cell>
            </table:table-row>
            <table:table-row>
              <table:table-cell office:value-type="float" office:value="0.277614858001471">
                <text:p>0.277614858001471</text:p>
              </table:table-cell>
              <table:table-cell office:value-type="float" office:value="0.288178533946526">
                <text:p>0.288178533946526</text:p>
              </table:table-cell>
            </table:table-row>
            <table:table-row>
              <table:table-cell office:value-type="float" office:value="0.27859237510711">
                <text:p>0.27859237510711</text:p>
              </table:table-cell>
              <table:table-cell office:value-type="float" office:value="0.348848605961723">
                <text:p>0.348848605961723</text:p>
              </table:table-cell>
            </table:table-row>
            <table:table-row>
              <table:table-cell office:value-type="float" office:value="0.279569892212749">
                <text:p>0.279569892212749</text:p>
              </table:table-cell>
              <table:table-cell office:value-type="float" office:value="0.36894458234898">
                <text:p>0.36894458234898</text:p>
              </table:table-cell>
            </table:table-row>
            <table:table-row>
              <table:table-cell office:value-type="float" office:value="0.280547409318388">
                <text:p>0.280547409318388</text:p>
              </table:table-cell>
              <table:table-cell office:value-type="float" office:value="0.342447786743097">
                <text:p>0.342447786743097</text:p>
              </table:table-cell>
            </table:table-row>
            <table:table-row>
              <table:table-cell office:value-type="float" office:value="0.281524926424026">
                <text:p>0.281524926424026</text:p>
              </table:table-cell>
              <table:table-cell office:value-type="float" office:value="0.266505891404322">
                <text:p>0.266505891404322</text:p>
              </table:table-cell>
            </table:table-row>
            <table:table-row>
              <table:table-cell office:value-type="float" office:value="0.282502443529665">
                <text:p>0.282502443529665</text:p>
              </table:table-cell>
              <table:table-cell office:value-type="float" office:value="0.141671177277749">
                <text:p>0.141671177277749</text:p>
              </table:table-cell>
            </table:table-row>
            <table:table-row>
              <table:table-cell office:value-type="float" office:value="0.283479960635304">
                <text:p>0.283479960635304</text:p>
              </table:table-cell>
              <table:table-cell office:value-type="float" office:value="-0.0280722257674069">
                <text:p>-0.0280722257674069</text:p>
              </table:table-cell>
            </table:table-row>
            <table:table-row>
              <table:table-cell office:value-type="float" office:value="0.284457477740943">
                <text:p>0.284457477740943</text:p>
              </table:table-cell>
              <table:table-cell office:value-type="float" office:value="-0.235494664759863">
                <text:p>-0.235494664759863</text:p>
              </table:table-cell>
            </table:table-row>
            <table:table-row>
              <table:table-cell office:value-type="float" office:value="0.285434994846582">
                <text:p>0.285434994846582</text:p>
              </table:table-cell>
              <table:table-cell office:value-type="float" office:value="-0.470510463660645">
                <text:p>-0.470510463660645</text:p>
              </table:table-cell>
            </table:table-row>
            <table:table-row>
              <table:table-cell office:value-type="float" office:value="0.286412511952221">
                <text:p>0.286412511952221</text:p>
              </table:table-cell>
              <table:table-cell office:value-type="float" office:value="-0.720747879720924">
                <text:p>-0.720747879720924</text:p>
              </table:table-cell>
            </table:table-row>
            <table:table-row>
              <table:table-cell office:value-type="float" office:value="0.28739002905786">
                <text:p>0.28739002905786</text:p>
              </table:table-cell>
              <table:table-cell office:value-type="float" office:value="-0.972265826392499">
                <text:p>-0.972265826392499</text:p>
              </table:table-cell>
            </table:table-row>
            <table:table-row>
              <table:table-cell office:value-type="float" office:value="0.288367546163499">
                <text:p>0.288367546163499</text:p>
              </table:table-cell>
              <table:table-cell office:value-type="float" office:value="-1.21037471623353">
                <text:p>-1.21037471623353</text:p>
              </table:table-cell>
            </table:table-row>
            <table:table-row>
              <table:table-cell office:value-type="float" office:value="0.289345063269138">
                <text:p>0.289345063269138</text:p>
              </table:table-cell>
              <table:table-cell office:value-type="float" office:value="-1.42051237560547">
                <text:p>-1.42051237560547</text:p>
              </table:table-cell>
            </table:table-row>
            <table:table-row>
              <table:table-cell office:value-type="float" office:value="0.290322580374777">
                <text:p>0.290322580374777</text:p>
              </table:table-cell>
              <table:table-cell office:value-type="float" office:value="-1.58912252313834">
                <text:p>-1.58912252313834</text:p>
              </table:table-cell>
            </table:table-row>
            <table:table-row>
              <table:table-cell office:value-type="float" office:value="0.291300097480416">
                <text:p>0.291300097480416</text:p>
              </table:table-cell>
              <table:table-cell office:value-type="float" office:value="-1.70448299602595">
                <text:p>-1.70448299602595</text:p>
              </table:table-cell>
            </table:table-row>
            <table:table-row>
              <table:table-cell office:value-type="float" office:value="0.292277614586055">
                <text:p>0.292277614586055</text:p>
              </table:table-cell>
              <table:table-cell office:value-type="float" office:value="-1.75743377301192">
                <text:p>-1.75743377301192</text:p>
              </table:table-cell>
            </table:table-row>
            <table:table-row>
              <table:table-cell office:value-type="float" office:value="0.293255131691694">
                <text:p>0.293255131691694</text:p>
              </table:table-cell>
              <table:table-cell office:value-type="float" office:value="-1.74196071070496">
                <text:p>-1.74196071070496</text:p>
              </table:table-cell>
            </table:table-row>
            <table:table-row>
              <table:table-cell office:value-type="float" office:value="0.294232648797333">
                <text:p>0.294232648797333</text:p>
              </table:table-cell>
              <table:table-cell office:value-type="float" office:value="-1.65559943049122">
                <text:p>-1.65559943049122</text:p>
              </table:table-cell>
            </table:table-row>
            <table:table-row>
              <table:table-cell office:value-type="float" office:value="0.295210165902972">
                <text:p>0.295210165902972</text:p>
              </table:table-cell>
              <table:table-cell office:value-type="float" office:value="-1.49963445727064">
                <text:p>-1.49963445727064</text:p>
              </table:table-cell>
            </table:table-row>
            <table:table-row>
              <table:table-cell office:value-type="float" office:value="0.296187683008611">
                <text:p>0.296187683008611</text:p>
              </table:table-cell>
              <table:table-cell office:value-type="float" office:value="-1.27908088017756">
                <text:p>-1.27908088017756</text:p>
              </table:table-cell>
            </table:table-row>
            <table:table-row>
              <table:table-cell office:value-type="float" office:value="0.29716520011425">
                <text:p>0.29716520011425</text:p>
              </table:table-cell>
              <table:table-cell office:value-type="float" office:value="-1.00244875047445">
                <text:p>-1.00244875047445</text:p>
              </table:table-cell>
            </table:table-row>
            <table:table-row>
              <table:table-cell office:value-type="float" office:value="0.298142717219889">
                <text:p>0.298142717219889</text:p>
              </table:table-cell>
              <table:table-cell office:value-type="float" office:value="-0.681303377267629">
                <text:p>-0.681303377267629</text:p>
              </table:table-cell>
            </table:table-row>
            <table:table-row>
              <table:table-cell office:value-type="float" office:value="0.299120234325528">
                <text:p>0.299120234325528</text:p>
              </table:table-cell>
              <table:table-cell office:value-type="float" office:value="-0.329646851695696">
                <text:p>-0.329646851695696</text:p>
              </table:table-cell>
            </table:table-row>
            <table:table-row>
              <table:table-cell office:value-type="float" office:value="0.300097751431167">
                <text:p>0.300097751431167</text:p>
              </table:table-cell>
              <table:table-cell office:value-type="float" office:value="0.0368432047605386">
                <text:p>0.0368432047605386</text:p>
              </table:table-cell>
            </table:table-row>
            <table:table-row>
              <table:table-cell office:value-type="float" office:value="0.301075268536806">
                <text:p>0.301075268536806</text:p>
              </table:table-cell>
              <table:table-cell office:value-type="float" office:value="0.401673151611">
                <text:p>0.401673151611</text:p>
              </table:table-cell>
            </table:table-row>
            <table:table-row>
              <table:table-cell office:value-type="float" office:value="0.302052785642445">
                <text:p>0.302052785642445</text:p>
              </table:table-cell>
              <table:table-cell office:value-type="float" office:value="0.748440718807906">
                <text:p>0.748440718807906</text:p>
              </table:table-cell>
            </table:table-row>
            <table:table-row>
              <table:table-cell office:value-type="float" office:value="0.303030302748084">
                <text:p>0.303030302748084</text:p>
              </table:table-cell>
              <table:table-cell office:value-type="float" office:value="1.06173703449986">
                <text:p>1.06173703449986</text:p>
              </table:table-cell>
            </table:table-row>
            <table:table-row>
              <table:table-cell office:value-type="float" office:value="0.304007819853723">
                <text:p>0.304007819853723</text:p>
              </table:table-cell>
              <table:table-cell office:value-type="float" office:value="1.32799037137376">
                <text:p>1.32799037137376</text:p>
              </table:table-cell>
            </table:table-row>
            <table:table-row>
              <table:table-cell office:value-type="float" office:value="0.304985336959362">
                <text:p>0.304985336959362</text:p>
              </table:table-cell>
              <table:table-cell office:value-type="float" office:value="1.53620217116895">
                <text:p>1.53620217116895</text:p>
              </table:table-cell>
            </table:table-row>
            <table:table-row>
              <table:table-cell office:value-type="float" office:value="0.305962854065001">
                <text:p>0.305962854065001</text:p>
              </table:table-cell>
              <table:table-cell office:value-type="float" office:value="1.67853233681125">
                <text:p>1.67853233681125</text:p>
              </table:table-cell>
            </table:table-row>
            <table:table-row>
              <table:table-cell office:value-type="float" office:value="0.30694037117064">
                <text:p>0.30694037117064</text:p>
              </table:table-cell>
              <table:table-cell office:value-type="float" office:value="1.75069977649429">
                <text:p>1.75069977649429</text:p>
              </table:table-cell>
            </table:table-row>
            <table:table-row>
              <table:table-cell office:value-type="float" office:value="0.307917888276279">
                <text:p>0.307917888276279</text:p>
              </table:table-cell>
              <table:table-cell office:value-type="float" office:value="1.75217520461466">
                <text:p>1.75217520461466</text:p>
              </table:table-cell>
            </table:table-row>
            <table:table-row>
              <table:table-cell office:value-type="float" office:value="0.308895405381918">
                <text:p>0.308895405381918</text:p>
              </table:table-cell>
              <table:table-cell office:value-type="float" office:value="1.68615559003311">
                <text:p>1.68615559003311</text:p>
              </table:table-cell>
            </table:table-row>
            <table:table-row>
              <table:table-cell office:value-type="float" office:value="0.309872922487557">
                <text:p>0.309872922487557</text:p>
              </table:table-cell>
              <table:table-cell office:value-type="float" office:value="1.55932265024385">
                <text:p>1.55932265024385</text:p>
              </table:table-cell>
            </table:table-row>
            <table:table-row>
              <table:table-cell office:value-type="float" office:value="0.310850439593196">
                <text:p>0.310850439593196</text:p>
              </table:table-cell>
              <table:table-cell office:value-type="float" office:value="1.38140064107659">
                <text:p>1.38140064107659</text:p>
              </table:table-cell>
            </table:table-row>
            <table:table-row>
              <table:table-cell office:value-type="float" office:value="0.311827956698835">
                <text:p>0.311827956698835</text:p>
              </table:table-cell>
              <table:table-cell office:value-type="float" office:value="1.16454061555021">
                <text:p>1.16454061555021</text:p>
              </table:table-cell>
            </table:table-row>
            <table:table-row>
              <table:table-cell office:value-type="float" office:value="0.312805473804474">
                <text:p>0.312805473804474</text:p>
              </table:table-cell>
              <table:table-cell office:value-type="float" office:value="0.922568608303257">
                <text:p>0.922568608303257</text:p>
              </table:table-cell>
            </table:table-row>
            <table:table-row>
              <table:table-cell office:value-type="float" office:value="0.313782990910113">
                <text:p>0.313782990910113</text:p>
              </table:table-cell>
              <table:table-cell office:value-type="float" office:value="0.670143228207278">
                <text:p>0.670143228207278</text:p>
              </table:table-cell>
            </table:table-row>
            <table:table-row>
              <table:table-cell office:value-type="float" office:value="0.314760508015752">
                <text:p>0.314760508015752</text:p>
              </table:table-cell>
              <table:table-cell office:value-type="float" office:value="0.421873431512837">
                <text:p>0.421873431512837</text:p>
              </table:table-cell>
            </table:table-row>
            <table:table-row>
              <table:table-cell office:value-type="float" office:value="0.315738025121391">
                <text:p>0.315738025121391</text:p>
              </table:table-cell>
              <table:table-cell office:value-type="float" office:value="0.191449485784885">
                <text:p>0.191449485784885</text:p>
              </table:table-cell>
            </table:table-row>
            <table:table-row>
              <table:table-cell office:value-type="float" office:value="0.31671554222703">
                <text:p>0.31671554222703</text:p>
              </table:table-cell>
              <table:table-cell office:value-type="float" office:value="-0.00916081112918932">
                <text:p>-0.00916081112918932</text:p>
              </table:table-cell>
            </table:table-row>
            <table:table-row>
              <table:table-cell office:value-type="float" office:value="0.317693059332669">
                <text:p>0.317693059332669</text:p>
              </table:table-cell>
              <table:table-cell office:value-type="float" office:value="-0.170402663658623">
                <text:p>-0.170402663658623</text:p>
              </table:table-cell>
            </table:table-row>
            <table:table-row>
              <table:table-cell office:value-type="float" office:value="0.318670576438308">
                <text:p>0.318670576438308</text:p>
              </table:table-cell>
              <table:table-cell office:value-type="float" office:value="-0.285670517989535">
                <text:p>-0.285670517989535</text:p>
              </table:table-cell>
            </table:table-row>
            <table:table-row>
              <table:table-cell office:value-type="float" office:value="0.319648093543947">
                <text:p>0.319648093543947</text:p>
              </table:table-cell>
              <table:table-cell office:value-type="float" office:value="-0.351658371192334">
                <text:p>-0.351658371192334</text:p>
              </table:table-cell>
            </table:table-row>
            <table:table-row>
              <table:table-cell office:value-type="float" office:value="0.320625610649586">
                <text:p>0.320625610649586</text:p>
              </table:table-cell>
              <table:table-cell office:value-type="float" office:value="-0.36850381147134">
                <text:p>-0.36850381147134</text:p>
              </table:table-cell>
            </table:table-row>
            <table:table-row>
              <table:table-cell office:value-type="float" office:value="0.321603127755225">
                <text:p>0.321603127755225</text:p>
              </table:table-cell>
              <table:table-cell office:value-type="float" office:value="-0.339717960639388">
                <text:p>-0.339717960639388</text:p>
              </table:table-cell>
            </table:table-row>
            <table:table-row>
              <table:table-cell office:value-type="float" office:value="0.322580644860864">
                <text:p>0.322580644860864</text:p>
              </table:table-cell>
              <table:table-cell office:value-type="float" office:value="-0.271906457328194">
                <text:p>-0.271906457328194</text:p>
              </table:table-cell>
            </table:table-row>
            <table:table-row>
              <table:table-cell office:value-type="float" office:value="0.323558161966503">
                <text:p>0.323558161966503</text:p>
              </table:table-cell>
              <table:table-cell office:value-type="float" office:value="-0.174299264229928">
                <text:p>-0.174299264229928</text:p>
              </table:table-cell>
            </table:table-row>
            <table:table-row>
              <table:table-cell office:value-type="float" office:value="0.324535679072142">
                <text:p>0.324535679072142</text:p>
              </table:table-cell>
              <table:table-cell office:value-type="float" office:value="-0.05811864400959">
                <text:p>-0.05811864400959</text:p>
              </table:table-cell>
            </table:table-row>
            <table:table-row>
              <table:table-cell office:value-type="float" office:value="0.325513196177781">
                <text:p>0.325513196177781</text:p>
              </table:table-cell>
              <table:table-cell office:value-type="float" office:value="0.0641755690870759">
                <text:p>0.0641755690870759</text:p>
              </table:table-cell>
            </table:table-row>
            <table:table-row>
              <table:table-cell office:value-type="float" office:value="0.32649071328342">
                <text:p>0.32649071328342</text:p>
              </table:table-cell>
              <table:table-cell office:value-type="float" office:value="0.17971685991263">
                <text:p>0.17971685991263</text:p>
              </table:table-cell>
            </table:table-row>
            <table:table-row>
              <table:table-cell office:value-type="float" office:value="0.327468230389059">
                <text:p>0.327468230389059</text:p>
              </table:table-cell>
              <table:table-cell office:value-type="float" office:value="0.27608794176193">
                <text:p>0.27608794176193</text:p>
              </table:table-cell>
            </table:table-row>
            <table:table-row>
              <table:table-cell office:value-type="float" office:value="0.328445747494698">
                <text:p>0.328445747494698</text:p>
              </table:table-cell>
              <table:table-cell office:value-type="float" office:value="0.34214902930596">
                <text:p>0.34214902930596</text:p>
              </table:table-cell>
            </table:table-row>
            <table:table-row>
              <table:table-cell office:value-type="float" office:value="0.329423264600337">
                <text:p>0.329423264600337</text:p>
              </table:table-cell>
              <table:table-cell office:value-type="float" office:value="0.36878748964305">
                <text:p>0.36878748964305</text:p>
              </table:table-cell>
            </table:table-row>
            <table:table-row>
              <table:table-cell office:value-type="float" office:value="0.330400781705976">
                <text:p>0.330400781705976</text:p>
              </table:table-cell>
              <table:table-cell office:value-type="float" office:value="0.349542636237641">
                <text:p>0.349542636237641</text:p>
              </table:table-cell>
            </table:table-row>
            <table:table-row>
              <table:table-cell office:value-type="float" office:value="0.331378298811615">
                <text:p>0.331378298811615</text:p>
              </table:table-cell>
              <table:table-cell office:value-type="float" office:value="0.281066975695306">
                <text:p>0.281066975695306</text:p>
              </table:table-cell>
            </table:table-row>
            <table:table-row>
              <table:table-cell office:value-type="float" office:value="0.332355815917253">
                <text:p>0.332355815917253</text:p>
              </table:table-cell>
              <table:table-cell office:value-type="float" office:value="0.163395103609752">
                <text:p>0.163395103609752</text:p>
              </table:table-cell>
            </table:table-row>
            <table:table-row>
              <table:table-cell office:value-type="float" office:value="0.333333333022892">
                <text:p>0.333333333022892</text:p>
              </table:table-cell>
              <table:table-cell office:value-type="float" office:value="0.00000307842723623608">
                <text:p>0.00000307842723623608</text:p>
              </table:table-cell>
            </table:table-row>
            <table:table-row>
              <table:table-cell office:value-type="float" office:value="0.334310850128531">
                <text:p>0.334310850128531</text:p>
              </table:table-cell>
              <table:table-cell office:value-type="float" office:value="-0.20234621841051">
                <text:p>-0.20234621841051</text:p>
              </table:table-cell>
            </table:table-row>
            <table:table-row>
              <table:table-cell office:value-type="float" office:value="0.33528836723417">
                <text:p>0.33528836723417</text:p>
              </table:table-cell>
              <table:table-cell office:value-type="float" office:value="-0.433963264764116">
                <text:p>-0.433963264764116</text:p>
              </table:table-cell>
            </table:table-row>
            <table:table-row>
              <table:table-cell office:value-type="float" office:value="0.336265884339809">
                <text:p>0.336265884339809</text:p>
              </table:table-cell>
              <table:table-cell office:value-type="float" office:value="-0.682776684680787">
                <text:p>-0.682776684680787</text:p>
              </table:table-cell>
            </table:table-row>
            <table:table-row>
              <table:table-cell office:value-type="float" office:value="0.337243401445448">
                <text:p>0.337243401445448</text:p>
              </table:table-cell>
              <table:table-cell office:value-type="float" office:value="-0.935030482403965">
                <text:p>-0.935030482403965</text:p>
              </table:table-cell>
            </table:table-row>
            <table:table-row>
              <table:table-cell office:value-type="float" office:value="0.338220918551087">
                <text:p>0.338220918551087</text:p>
              </table:table-cell>
              <table:table-cell office:value-type="float" office:value="-1.17609226920144">
                <text:p>-1.17609226920144</text:p>
              </table:table-cell>
            </table:table-row>
            <table:table-row>
              <table:table-cell office:value-type="float" office:value="0.339198435656726">
                <text:p>0.339198435656726</text:p>
              </table:table-cell>
              <table:table-cell office:value-type="float" office:value="-1.39132421507018">
                <text:p>-1.39132421507018</text:p>
              </table:table-cell>
            </table:table-row>
            <table:table-row>
              <table:table-cell office:value-type="float" office:value="0.340175952762365">
                <text:p>0.340175952762365</text:p>
              </table:table-cell>
              <table:table-cell office:value-type="float" office:value="-1.56696453837035">
                <text:p>-1.56696453837035</text:p>
              </table:table-cell>
            </table:table-row>
            <table:table-row>
              <table:table-cell office:value-type="float" office:value="0.341153469868004">
                <text:p>0.341153469868004</text:p>
              </table:table-cell>
              <table:table-cell office:value-type="float" office:value="-1.69096655970933">
                <text:p>-1.69096655970933</text:p>
              </table:table-cell>
            </table:table-row>
            <table:table-row>
              <table:table-cell office:value-type="float" office:value="0.342130986973643">
                <text:p>0.342130986973643</text:p>
              </table:table-cell>
              <table:table-cell office:value-type="float" office:value="-1.75374474150475">
                <text:p>-1.75374474150475</text:p>
              </table:table-cell>
            </table:table-row>
            <table:table-row>
              <table:table-cell office:value-type="float" office:value="0.343108504079282">
                <text:p>0.343108504079282</text:p>
              </table:table-cell>
              <table:table-cell office:value-type="float" office:value="-1.74878257007835">
                <text:p>-1.74878257007835</text:p>
              </table:table-cell>
            </table:table-row>
            <table:table-row>
              <table:table-cell office:value-type="float" office:value="0.344086021184921">
                <text:p>0.344086021184921</text:p>
              </table:table-cell>
              <table:table-cell office:value-type="float" office:value="-1.67306528871733">
                <text:p>-1.67306528871733</text:p>
              </table:table-cell>
            </table:table-row>
            <table:table-row>
              <table:table-cell office:value-type="float" office:value="0.34506353829056">
                <text:p>0.34506353829056</text:p>
              </table:table-cell>
              <table:table-cell office:value-type="float" office:value="-1.5273108705414">
                <text:p>-1.5273108705414</text:p>
              </table:table-cell>
            </table:table-row>
            <table:table-row>
              <table:table-cell office:value-type="float" office:value="0.346041055396199">
                <text:p>0.346041055396199</text:p>
              </table:table-cell>
              <table:table-cell office:value-type="float" office:value="-1.31598460792566">
                <text:p>-1.31598460792566</text:p>
              </table:table-cell>
            </table:table-row>
            <table:table-row>
              <table:table-cell office:value-type="float" office:value="0.347018572501838">
                <text:p>0.347018572501838</text:p>
              </table:table-cell>
              <table:table-cell office:value-type="float" office:value="-1.04709557266659">
                <text:p>-1.04709557266659</text:p>
              </table:table-cell>
            </table:table-row>
            <table:table-row>
              <table:table-cell office:value-type="float" office:value="0.347996089607477">
                <text:p>0.347996089607477</text:p>
              </table:table-cell>
              <table:table-cell office:value-type="float" office:value="-0.731786196464579">
                <text:p>-0.731786196464579</text:p>
              </table:table-cell>
            </table:table-row>
            <table:table-row>
              <table:table-cell office:value-type="float" office:value="0.348973606713116">
                <text:p>0.348973606713116</text:p>
              </table:table-cell>
              <table:table-cell office:value-type="float" office:value="-0.383738555775417">
                <text:p>-0.383738555775417</text:p>
              </table:table-cell>
            </table:table-row>
            <table:table-row>
              <table:table-cell office:value-type="float" office:value="0.349951123818755">
                <text:p>0.349951123818755</text:p>
              </table:table-cell>
              <table:table-cell office:value-type="float" office:value="-0.0184318792672652">
                <text:p>-0.0184318792672652</text:p>
              </table:table-cell>
            </table:table-row>
            <table:table-row>
              <table:table-cell office:value-type="float" office:value="0.350928640924394">
                <text:p>0.350928640924394</text:p>
              </table:table-cell>
              <table:table-cell office:value-type="float" office:value="0.347705325527444">
                <text:p>0.347705325527444</text:p>
              </table:table-cell>
            </table:table-row>
            <table:table-row>
              <table:table-cell office:value-type="float" office:value="0.351906158030033">
                <text:p>0.351906158030033</text:p>
              </table:table-cell>
              <table:table-cell office:value-type="float" office:value="0.698198839585895">
                <text:p>0.698198839585895</text:p>
              </table:table-cell>
            </table:table-row>
            <table:table-row>
              <table:table-cell office:value-type="float" office:value="0.352883675135672">
                <text:p>0.352883675135672</text:p>
              </table:table-cell>
              <table:table-cell office:value-type="float" office:value="1.0174349821624">
                <text:p>1.0174349821624</text:p>
              </table:table-cell>
            </table:table-row>
            <table:table-row>
              <table:table-cell office:value-type="float" office:value="0.353861192241311">
                <text:p>0.353861192241311</text:p>
              </table:table-cell>
              <table:table-cell office:value-type="float" office:value="1.29151637117452">
                <text:p>1.29151637117452</text:p>
              </table:table-cell>
            </table:table-row>
            <table:table-row>
              <table:table-cell office:value-type="float" office:value="0.35483870934695">
                <text:p>0.35483870934695</text:p>
              </table:table-cell>
              <table:table-cell office:value-type="float" office:value="1.50901703660293">
                <text:p>1.50901703660293</text:p>
              </table:table-cell>
            </table:table-row>
            <table:table-row>
              <table:table-cell office:value-type="float" office:value="0.355816226452589">
                <text:p>0.355816226452589</text:p>
              </table:table-cell>
              <table:table-cell office:value-type="float" office:value="1.66159273703969">
                <text:p>1.66159273703969</text:p>
              </table:table-cell>
            </table:table-row>
            <table:table-row>
              <table:table-cell office:value-type="float" office:value="0.356793743558228">
                <text:p>0.356793743558228</text:p>
              </table:table-cell>
              <table:table-cell office:value-type="float" office:value="1.74441097058949">
                <text:p>1.74441097058949</text:p>
              </table:table-cell>
            </table:table-row>
            <table:table-row>
              <table:table-cell office:value-type="float" office:value="0.357771260663867">
                <text:p>0.357771260663867</text:p>
              </table:table-cell>
              <table:table-cell office:value-type="float" office:value="1.75637592761951">
                <text:p>1.75637592761951</text:p>
              </table:table-cell>
            </table:table-row>
            <table:table-row>
              <table:table-cell office:value-type="float" office:value="0.358748777769506">
                <text:p>0.358748777769506</text:p>
              </table:table-cell>
              <table:table-cell office:value-type="float" office:value="1.70013585948845">
                <text:p>1.70013585948845</text:p>
              </table:table-cell>
            </table:table-row>
            <table:table-row>
              <table:table-cell office:value-type="float" office:value="0.359726294875145">
                <text:p>0.359726294875145</text:p>
              </table:table-cell>
              <table:table-cell office:value-type="float" office:value="1.58187330142853">
                <text:p>1.58187330142853</text:p>
              </table:table-cell>
            </table:table-row>
            <table:table-row>
              <table:table-cell office:value-type="float" office:value="0.360703811980784">
                <text:p>0.360703811980784</text:p>
              </table:table-cell>
              <table:table-cell office:value-type="float" office:value="1.4108915122113">
                <text:p>1.4108915122113</text:p>
              </table:table-cell>
            </table:table-row>
            <table:table-row>
              <table:table-cell office:value-type="float" office:value="0.361681329086423">
                <text:p>0.361681329086423</text:p>
              </table:table-cell>
              <table:table-cell office:value-type="float" office:value="1.19902260368068">
                <text:p>1.19902260368068</text:p>
              </table:table-cell>
            </table:table-row>
            <table:table-row>
              <table:table-cell office:value-type="float" office:value="0.362658846192062">
                <text:p>0.362658846192062</text:p>
              </table:table-cell>
              <table:table-cell office:value-type="float" office:value="0.959893404324042">
                <text:p>0.959893404324042</text:p>
              </table:table-cell>
            </table:table-row>
            <table:table-row>
              <table:table-cell office:value-type="float" office:value="0.363636363297701">
                <text:p>0.363636363297701</text:p>
              </table:table-cell>
              <table:table-cell office:value-type="float" office:value="0.708093500004026">
                <text:p>0.708093500004026</text:p>
              </table:table-cell>
            </table:table-row>
            <table:table-row>
              <table:table-cell office:value-type="float" office:value="0.36461388040334">
                <text:p>0.36461388040334</text:p>
              </table:table-cell>
              <table:table-cell office:value-type="float" office:value="0.458295619580516">
                <text:p>0.458295619580516</text:p>
              </table:table-cell>
            </table:table-row>
            <table:table-row>
              <table:table-cell office:value-type="float" office:value="0.365591397508979">
                <text:p>0.365591397508979</text:p>
              </table:table-cell>
              <table:table-cell office:value-type="float" office:value="0.224381241886797">
                <text:p>0.224381241886797</text:p>
              </table:table-cell>
            </table:table-row>
            <table:table-row>
              <table:table-cell office:value-type="float" office:value="0.366568914614618">
                <text:p>0.366568914614618</text:p>
              </table:table-cell>
              <table:table-cell office:value-type="float" office:value="0.0186238330254952">
                <text:p>0.0186238330254952</text:p>
              </table:table-cell>
            </table:table-row>
            <table:table-row>
              <table:table-cell office:value-type="float" office:value="0.367546431720257">
                <text:p>0.367546431720257</text:p>
              </table:table-cell>
              <table:table-cell office:value-type="float" office:value="-0.149021490387536">
                <text:p>-0.149021490387536</text:p>
              </table:table-cell>
            </table:table-row>
            <table:table-row>
              <table:table-cell office:value-type="float" office:value="0.368523948825896">
                <text:p>0.368523948825896</text:p>
              </table:table-cell>
              <table:table-cell office:value-type="float" office:value="-0.271479616286405">
                <text:p>-0.271479616286405</text:p>
              </table:table-cell>
            </table:table-row>
            <table:table-row>
              <table:table-cell office:value-type="float" office:value="0.369501465931535">
                <text:p>0.369501465931535</text:p>
              </table:table-cell>
              <table:table-cell office:value-type="float" office:value="-0.344935226224055">
                <text:p>-0.344935226224055</text:p>
              </table:table-cell>
            </table:table-row>
            <table:table-row>
              <table:table-cell office:value-type="float" office:value="0.370478983037174">
                <text:p>0.370478983037174</text:p>
              </table:table-cell>
              <table:table-cell office:value-type="float" office:value="-0.369008590224119">
                <text:p>-0.369008590224119</text:p>
              </table:table-cell>
            </table:table-row>
            <table:table-row>
              <table:table-cell office:value-type="float" office:value="0.371456500142813">
                <text:p>0.371456500142813</text:p>
              </table:table-cell>
              <table:table-cell office:value-type="float" office:value="-0.346717613919791">
                <text:p>-0.346717613919791</text:p>
              </table:table-cell>
            </table:table-row>
            <table:table-row>
              <table:table-cell office:value-type="float" office:value="0.372434017248452">
                <text:p>0.372434017248452</text:p>
              </table:table-cell>
              <table:table-cell office:value-type="float" office:value="-0.284229332836109">
                <text:p>-0.284229332836109</text:p>
              </table:table-cell>
            </table:table-row>
            <table:table-row>
              <table:table-cell office:value-type="float" office:value="0.373411534354091">
                <text:p>0.373411534354091</text:p>
              </table:table-cell>
              <table:table-cell office:value-type="float" office:value="-0.190416791361367">
                <text:p>-0.190416791361367</text:p>
              </table:table-cell>
            </table:table-row>
            <table:table-row>
              <table:table-cell office:value-type="float" office:value="0.37438905145973">
                <text:p>0.37438905145973</text:p>
              </table:table-cell>
              <table:table-cell office:value-type="float" office:value="-0.0762490142495734">
                <text:p>-0.0762490142495734</text:p>
              </table:table-cell>
            </table:table-row>
            <table:table-row>
              <table:table-cell office:value-type="float" office:value="0.375366568565369">
                <text:p>0.375366568565369</text:p>
              </table:table-cell>
              <table:table-cell office:value-type="float" office:value="0.0459481317044931">
                <text:p>0.0459481317044931</text:p>
              </table:table-cell>
            </table:table-row>
            <table:table-row>
              <table:table-cell office:value-type="float" office:value="0.376344085671008">
                <text:p>0.376344085671008</text:p>
              </table:table-cell>
              <table:table-cell office:value-type="float" office:value="0.163314585806294">
                <text:p>0.163314585806294</text:p>
              </table:table-cell>
            </table:table-row>
            <table:table-row>
              <table:table-cell office:value-type="float" office:value="0.377321602776647">
                <text:p>0.377321602776647</text:p>
              </table:table-cell>
              <table:table-cell office:value-type="float" office:value="0.263311605767437">
                <text:p>0.263311605767437</text:p>
              </table:table-cell>
            </table:table-row>
            <table:table-row>
              <table:table-cell office:value-type="float" office:value="0.378299119882286">
                <text:p>0.378299119882286</text:p>
              </table:table-cell>
              <table:table-cell office:value-type="float" office:value="0.33455751308714">
                <text:p>0.33455751308714</text:p>
              </table:table-cell>
            </table:table-row>
            <table:table-row>
              <table:table-cell office:value-type="float" office:value="0.379276636987925">
                <text:p>0.379276636987925</text:p>
              </table:table-cell>
              <table:table-cell office:value-type="float" office:value="0.367592234594889">
                <text:p>0.367592234594889</text:p>
              </table:table-cell>
            </table:table-row>
            <table:table-row>
              <table:table-cell office:value-type="float" office:value="0.380254154093564">
                <text:p>0.380254154093564</text:p>
              </table:table-cell>
              <table:table-cell office:value-type="float" office:value="0.355523505206149">
                <text:p>0.355523505206149</text:p>
              </table:table-cell>
            </table:table-row>
            <table:table-row>
              <table:table-cell office:value-type="float" office:value="0.381231671199203">
                <text:p>0.381231671199203</text:p>
              </table:table-cell>
              <table:table-cell office:value-type="float" office:value="0.294514747959711">
                <text:p>0.294514747959711</text:p>
              </table:table-cell>
            </table:table-row>
            <table:table-row>
              <table:table-cell office:value-type="float" office:value="0.382209188304842">
                <text:p>0.382209188304842</text:p>
              </table:table-cell>
              <table:table-cell office:value-type="float" office:value="0.184084217356877">
                <text:p>0.184084217356877</text:p>
              </table:table-cell>
            </table:table-row>
            <table:table-row>
              <table:table-cell office:value-type="float" office:value="0.38318670541048">
                <text:p>0.38318670541048</text:p>
              </table:table-cell>
              <table:table-cell office:value-type="float" office:value="0.0271964052593153">
                <text:p>0.0271964052593153</text:p>
              </table:table-cell>
            </table:table-row>
            <table:table-row>
              <table:table-cell office:value-type="float" office:value="0.384164222516119">
                <text:p>0.384164222516119</text:p>
              </table:table-cell>
              <table:table-cell office:value-type="float" office:value="-0.169860721475642">
                <text:p>-0.169860721475642</text:p>
              </table:table-cell>
            </table:table-row>
            <table:table-row>
              <table:table-cell office:value-type="float" office:value="0.385141739621758">
                <text:p>0.385141739621758</text:p>
              </table:table-cell>
              <table:table-cell office:value-type="float" office:value="-0.397806112135034">
                <text:p>-0.397806112135034</text:p>
              </table:table-cell>
            </table:table-row>
            <table:table-row>
              <table:table-cell office:value-type="float" office:value="0.386119256727397">
                <text:p>0.386119256727397</text:p>
              </table:table-cell>
              <table:table-cell office:value-type="float" office:value="-0.644884522441318">
                <text:p>-0.644884522441318</text:p>
              </table:table-cell>
            </table:table-row>
            <table:table-row>
              <table:table-cell office:value-type="float" office:value="0.387096773833036">
                <text:p>0.387096773833036</text:p>
              </table:table-cell>
              <table:table-cell office:value-type="float" office:value="-0.897543322320068">
                <text:p>-0.897543322320068</text:p>
              </table:table-cell>
            </table:table-row>
            <table:table-row>
              <table:table-cell office:value-type="float" office:value="0.388074290938675">
                <text:p>0.388074290938675</text:p>
              </table:table-cell>
              <table:table-cell office:value-type="float" office:value="-1.14122701523743">
                <text:p>-1.14122701523743</text:p>
              </table:table-cell>
            </table:table-row>
            <table:table-row>
              <table:table-cell office:value-type="float" office:value="0.389051808044314">
                <text:p>0.389051808044314</text:p>
              </table:table-cell>
              <table:table-cell office:value-type="float" office:value="-1.36124204688015">
                <text:p>-1.36124204688015</text:p>
              </table:table-cell>
            </table:table-row>
            <table:table-row>
              <table:table-cell office:value-type="float" office:value="0.390029325149953">
                <text:p>0.390029325149953</text:p>
              </table:table-cell>
              <table:table-cell office:value-type="float" office:value="-1.54364010813184">
                <text:p>-1.54364010813184</text:p>
              </table:table-cell>
            </table:table-row>
            <table:table-row>
              <table:table-cell office:value-type="float" office:value="0.391006842255592">
                <text:p>0.391006842255592</text:p>
              </table:table-cell>
              <table:table-cell office:value-type="float" office:value="-1.67606687287258">
                <text:p>-1.67606687287258</text:p>
              </table:table-cell>
            </table:table-row>
            <table:table-row>
              <table:table-cell office:value-type="float" office:value="0.391984359361231">
                <text:p>0.391984359361231</text:p>
              </table:table-cell>
              <table:table-cell office:value-type="float" office:value="-1.74852503334587">
                <text:p>-1.74852503334587</text:p>
              </table:table-cell>
            </table:table-row>
            <table:table-row>
              <table:table-cell office:value-type="float" office:value="0.39296187646687">
                <text:p>0.39296187646687</text:p>
              </table:table-cell>
              <table:table-cell office:value-type="float" office:value="-1.75400549157504">
                <text:p>-1.75400549157504</text:p>
              </table:table-cell>
            </table:table-row>
            <table:table-row>
              <table:table-cell office:value-type="float" office:value="0.393939393572509">
                <text:p>0.393939393572509</text:p>
              </table:table-cell>
              <table:table-cell office:value-type="float" office:value="-1.68894833683229">
                <text:p>-1.68894833683229</text:p>
              </table:table-cell>
            </table:table-row>
            <table:table-row>
              <table:table-cell office:value-type="float" office:value="0.394916910678148">
                <text:p>0.394916910678148</text:p>
              </table:table-cell>
              <table:table-cell office:value-type="float" office:value="-1.55350532195888">
                <text:p>-1.55350532195888</text:p>
              </table:table-cell>
            </table:table-row>
            <table:table-row>
              <table:table-cell office:value-type="float" office:value="0.395894427783787">
                <text:p>0.395894427783787</text:p>
              </table:table-cell>
              <table:table-cell office:value-type="float" office:value="-1.35158734199022">
                <text:p>-1.35158734199022</text:p>
              </table:table-cell>
            </table:table-row>
            <table:table-row>
              <table:table-cell office:value-type="float" office:value="0.396871944889426">
                <text:p>0.396871944889426</text:p>
              </table:table-cell>
              <table:table-cell office:value-type="float" office:value="-1.09069321093893">
                <text:p>-1.09069321093893</text:p>
              </table:table-cell>
            </table:table-row>
            <table:table-row>
              <table:table-cell office:value-type="float" office:value="0.397849461995065">
                <text:p>0.397849461995065</text:p>
              </table:table-cell>
              <table:table-cell office:value-type="float" office:value="-0.781529060290256">
                <text:p>-0.781529060290256</text:p>
              </table:table-cell>
            </table:table-row>
            <table:table-row>
              <table:table-cell office:value-type="float" office:value="0.398826979100704">
                <text:p>0.398826979100704</text:p>
              </table:table-cell>
              <table:table-cell office:value-type="float" office:value="-0.437440165001311">
                <text:p>-0.437440165001311</text:p>
              </table:table-cell>
            </table:table-row>
            <table:table-row>
              <table:table-cell office:value-type="float" office:value="0.399804496206343">
                <text:p>0.399804496206343</text:p>
              </table:table-cell>
              <table:table-cell office:value-type="float" office:value="-0.0736881913427286">
                <text:p>-0.0736881913427286</text:p>
              </table:table-cell>
            </table:table-row>
            <table:table-row>
              <table:table-cell office:value-type="float" office:value="0.400782013311982">
                <text:p>0.400782013311982</text:p>
              </table:table-cell>
              <table:table-cell office:value-type="float" office:value="0.293383914996062">
                <text:p>0.293383914996062</text:p>
              </table:table-cell>
            </table:table-row>
            <table:table-row>
              <table:table-cell office:value-type="float" office:value="0.401759530417621">
                <text:p>0.401759530417621</text:p>
              </table:table-cell>
              <table:table-cell office:value-type="float" office:value="0.647250475554323">
                <text:p>0.647250475554323</text:p>
              </table:table-cell>
            </table:table-row>
            <table:table-row>
              <table:table-cell office:value-type="float" office:value="0.40273704752326">
                <text:p>0.40273704752326</text:p>
              </table:table-cell>
              <table:table-cell office:value-type="float" office:value="0.972112348611124">
                <text:p>0.972112348611124</text:p>
              </table:table-cell>
            </table:table-row>
            <table:table-row>
              <table:table-cell office:value-type="float" office:value="0.403714564628899">
                <text:p>0.403714564628899</text:p>
              </table:table-cell>
              <table:table-cell office:value-type="float" office:value="1.25376356950107">
                <text:p>1.25376356950107</text:p>
              </table:table-cell>
            </table:table-row>
            <table:table-row>
              <table:table-cell office:value-type="float" office:value="0.404692081734538">
                <text:p>0.404692081734538</text:p>
              </table:table-cell>
              <table:table-cell office:value-type="float" office:value="1.4803645546295">
                <text:p>1.4803645546295</text:p>
              </table:table-cell>
            </table:table-row>
            <table:table-row>
              <table:table-cell office:value-type="float" office:value="0.405669598840177">
                <text:p>0.405669598840177</text:p>
              </table:table-cell>
              <table:table-cell office:value-type="float" office:value="1.64307663955228">
                <text:p>1.64307663955228</text:p>
              </table:table-cell>
            </table:table-row>
            <table:table-row>
              <table:table-cell office:value-type="float" office:value="0.406647115945816">
                <text:p>0.406647115945816</text:p>
              </table:table-cell>
              <table:table-cell office:value-type="float" office:value="1.73652099703034">
                <text:p>1.73652099703034</text:p>
              </table:table-cell>
            </table:table-row>
            <table:table-row>
              <table:table-cell office:value-type="float" office:value="0.407624633051455">
                <text:p>0.407624633051455</text:p>
              </table:table-cell>
              <table:table-cell office:value-type="float" office:value="1.75903545839056">
                <text:p>1.75903545839056</text:p>
              </table:table-cell>
            </table:table-row>
            <table:table-row>
              <table:table-cell office:value-type="float" office:value="0.408602150157094">
                <text:p>0.408602150157094</text:p>
              </table:table-cell>
              <table:table-cell office:value-type="float" office:value="1.71271481265503">
                <text:p>1.71271481265503</text:p>
              </table:table-cell>
            </table:table-row>
            <table:table-row>
              <table:table-cell office:value-type="float" office:value="0.409579667262733">
                <text:p>0.409579667262733</text:p>
              </table:table-cell>
              <table:table-cell office:value-type="float" office:value="1.60323306030886">
                <text:p>1.60323306030886</text:p>
              </table:table-cell>
            </table:table-row>
            <table:table-row>
              <table:table-cell office:value-type="float" office:value="0.410557184368372">
                <text:p>0.410557184368372</text:p>
              </table:table-cell>
              <table:table-cell office:value-type="float" office:value="1.43945907893758">
                <text:p>1.43945907893758</text:p>
              </table:table-cell>
            </table:table-row>
            <table:table-row>
              <table:table-cell office:value-type="float" office:value="0.411534701474011">
                <text:p>0.411534701474011</text:p>
              </table:table-cell>
              <table:table-cell office:value-type="float" office:value="1.23288943847384">
                <text:p>1.23288943847384</text:p>
              </table:table-cell>
            </table:table-row>
            <table:table-row>
              <table:table-cell office:value-type="float" office:value="0.41251221857965">
                <text:p>0.41251221857965</text:p>
              </table:table-cell>
              <table:table-cell office:value-type="float" office:value="0.996932948853691">
                <text:p>0.996932948853691</text:p>
              </table:table-cell>
            </table:table-row>
            <table:table-row>
              <table:table-cell office:value-type="float" office:value="0.413489735685289">
                <text:p>0.413489735685289</text:p>
              </table:table-cell>
              <table:table-cell office:value-type="float" office:value="0.746090283250858">
                <text:p>0.746090283250858</text:p>
              </table:table-cell>
            </table:table-row>
            <table:table-row>
              <table:table-cell office:value-type="float" office:value="0.414467252790928">
                <text:p>0.414467252790928</text:p>
              </table:table-cell>
              <table:table-cell office:value-type="float" office:value="0.495078171803286">
                <text:p>0.495078171803286</text:p>
              </table:table-cell>
            </table:table-row>
            <table:table-row>
              <table:table-cell office:value-type="float" office:value="0.415444769896567">
                <text:p>0.415444769896567</text:p>
              </table:table-cell>
              <table:table-cell office:value-type="float" office:value="0.257950836683466">
                <text:p>0.257950836683466</text:p>
              </table:table-cell>
            </table:table-row>
            <table:table-row>
              <table:table-cell office:value-type="float" office:value="0.416422287002206">
                <text:p>0.416422287002206</text:p>
              </table:table-cell>
              <table:table-cell office:value-type="float" office:value="0.0472713510676056">
                <text:p>0.0472713510676056</text:p>
              </table:table-cell>
            </table:table-row>
            <table:table-row>
              <table:table-cell office:value-type="float" office:value="0.417399804107845">
                <text:p>0.417399804107845</text:p>
              </table:table-cell>
              <table:table-cell office:value-type="float" office:value="-0.12661754635412">
                <text:p>-0.12661754635412</text:p>
              </table:table-cell>
            </table:table-row>
            <table:table-row>
              <table:table-cell office:value-type="float" office:value="0.418377321213484">
                <text:p>0.418377321213484</text:p>
              </table:table-cell>
              <table:table-cell office:value-type="float" office:value="-0.25617977168513">
                <text:p>-0.25617977168513</text:p>
              </table:table-cell>
            </table:table-row>
            <table:table-row>
              <table:table-cell office:value-type="float" office:value="0.419354838319123">
                <text:p>0.419354838319123</text:p>
              </table:table-cell>
              <table:table-cell office:value-type="float" office:value="-0.337094664494889">
                <text:p>-0.337094664494889</text:p>
              </table:table-cell>
            </table:table-row>
            <table:table-row>
              <table:table-cell office:value-type="float" office:value="0.420332355424762">
                <text:p>0.420332355424762</text:p>
              </table:table-cell>
              <table:table-cell office:value-type="float" office:value="-0.368464316752216">
                <text:p>-0.368464316752216</text:p>
              </table:table-cell>
            </table:table-row>
            <table:table-row>
              <table:table-cell office:value-type="float" office:value="0.421309872530401">
                <text:p>0.421309872530401</text:p>
              </table:table-cell>
              <table:table-cell office:value-type="float" office:value="-0.35280779689508">
                <text:p>-0.35280779689508</text:p>
              </table:table-cell>
            </table:table-row>
            <table:table-row>
              <table:table-cell office:value-type="float" office:value="0.42228738963604">
                <text:p>0.42228738963604</text:p>
              </table:table-cell>
              <table:table-cell office:value-type="float" office:value="-0.295843515588243">
                <text:p>-0.295843515588243</text:p>
              </table:table-cell>
            </table:table-row>
            <table:table-row>
              <table:table-cell office:value-type="float" office:value="0.423264906741679">
                <text:p>0.423264906741679</text:p>
              </table:table-cell>
              <table:table-cell office:value-type="float" office:value="-0.20607380297677">
                <text:p>-0.20607380297677</text:p>
              </table:table-cell>
            </table:table-row>
            <table:table-row>
              <table:table-cell office:value-type="float" office:value="0.424242423847318">
                <text:p>0.424242423847318</text:p>
              </table:table-cell>
              <table:table-cell office:value-type="float" office:value="-0.0941977304802164">
                <text:p>-0.0941977304802164</text:p>
              </table:table-cell>
            </table:table-row>
            <table:table-row>
              <table:table-cell office:value-type="float" office:value="0.425219940952957">
                <text:p>0.425219940952957</text:p>
              </table:table-cell>
              <table:table-cell office:value-type="float" office:value="0.0276114063372023">
                <text:p>0.0276114063372023</text:p>
              </table:table-cell>
            </table:table-row>
            <table:table-row>
              <table:table-cell office:value-type="float" office:value="0.426197458058596">
                <text:p>0.426197458058596</text:p>
              </table:table-cell>
              <table:table-cell office:value-type="float" office:value="0.146519348150187">
                <text:p>0.146519348150187</text:p>
              </table:table-cell>
            </table:table-row>
            <table:table-row>
              <table:table-cell office:value-type="float" office:value="0.427174975164235">
                <text:p>0.427174975164235</text:p>
              </table:table-cell>
              <table:table-cell office:value-type="float" office:value="0.249884797026385">
                <text:p>0.249884797026385</text:p>
              </table:table-cell>
            </table:table-row>
            <table:table-row>
              <table:table-cell office:value-type="float" office:value="0.428152492269874">
                <text:p>0.428152492269874</text:p>
              </table:table-cell>
              <table:table-cell office:value-type="float" office:value="0.326101471144212">
                <text:p>0.326101471144212</text:p>
              </table:table-cell>
            </table:table-row>
            <table:table-row>
              <table:table-cell office:value-type="float" office:value="0.429130009375513">
                <text:p>0.429130009375513</text:p>
              </table:table-cell>
              <table:table-cell office:value-type="float" office:value="0.365376470991144">
                <text:p>0.365376470991144</text:p>
              </table:table-cell>
            </table:table-row>
            <table:table-row>
              <table:table-cell office:value-type="float" office:value="0.430107526481152">
                <text:p>0.430107526481152</text:p>
              </table:table-cell>
              <table:table-cell office:value-type="float" office:value="0.360396986798549">
                <text:p>0.360396986798549</text:p>
              </table:table-cell>
            </table:table-row>
            <table:table-row>
              <table:table-cell office:value-type="float" office:value="0.431085043586791">
                <text:p>0.431085043586791</text:p>
              </table:table-cell>
              <table:table-cell office:value-type="float" office:value="0.306844124098246">
                <text:p>0.306844124098246</text:p>
              </table:table-cell>
            </table:table-row>
            <table:table-row>
              <table:table-cell office:value-type="float" office:value="0.43206256069243">
                <text:p>0.43206256069243</text:p>
              </table:table-cell>
              <table:table-cell office:value-type="float" office:value="0.203721864885684">
                <text:p>0.203721864885684</text:p>
              </table:table-cell>
            </table:table-row>
            <table:table-row>
              <table:table-cell office:value-type="float" office:value="0.433040077798069">
                <text:p>0.433040077798069</text:p>
              </table:table-cell>
              <table:table-cell office:value-type="float" office:value="0.0534803601131002">
                <text:p>0.0534803601131002</text:p>
              </table:table-cell>
            </table:table-row>
            <table:table-row>
              <table:table-cell office:value-type="float" office:value="0.434017594903708">
                <text:p>0.434017594903708</text:p>
              </table:table-cell>
              <table:table-cell office:value-type="float" office:value="-0.138074807337022">
                <text:p>-0.138074807337022</text:p>
              </table:table-cell>
            </table:table-row>
            <table:table-row>
              <table:table-cell office:value-type="float" office:value="0.434995112009346">
                <text:p>0.434995112009346</text:p>
              </table:table-cell>
              <table:table-cell office:value-type="float" office:value="-0.362082790100568">
                <text:p>-0.362082790100568</text:p>
              </table:table-cell>
            </table:table-row>
            <table:table-row>
              <table:table-cell office:value-type="float" office:value="0.435972629114985">
                <text:p>0.435972629114985</text:p>
              </table:table-cell>
              <table:table-cell office:value-type="float" office:value="-0.607119778542011">
                <text:p>-0.607119778542011</text:p>
              </table:table-cell>
            </table:table-row>
            <table:table-row>
              <table:table-cell office:value-type="float" office:value="0.436950146220624">
                <text:p>0.436950146220624</text:p>
              </table:table-cell>
              <table:table-cell office:value-type="float" office:value="-0.859854473168131">
                <text:p>-0.859854473168131</text:p>
              </table:table-cell>
            </table:table-row>
            <table:table-row>
              <table:table-cell office:value-type="float" office:value="0.437927663326263">
                <text:p>0.437927663326263</text:p>
              </table:table-cell>
              <table:table-cell office:value-type="float" office:value="-1.10582782418532">
                <text:p>-1.10582782418532</text:p>
              </table:table-cell>
            </table:table-row>
            <table:table-row>
              <table:table-cell office:value-type="float" office:value="0.438905180431902">
                <text:p>0.438905180431902</text:p>
              </table:table-cell>
              <table:table-cell office:value-type="float" office:value="-1.33031052598428">
                <text:p>-1.33031052598428</text:p>
              </table:table-cell>
            </table:table-row>
            <table:table-row>
              <table:table-cell office:value-type="float" office:value="0.439882697537541">
                <text:p>0.439882697537541</text:p>
              </table:table-cell>
              <table:table-cell office:value-type="float" office:value="-1.51918693369291">
                <text:p>-1.51918693369291</text:p>
              </table:table-cell>
            </table:table-row>
            <table:table-row>
              <table:table-cell office:value-type="float" office:value="0.44086021464318">
                <text:p>0.44086021464318</text:p>
              </table:table-cell>
              <table:table-cell office:value-type="float" office:value="-1.6598123285861">
                <text:p>-1.6598123285861</text:p>
              </table:table-cell>
            </table:table-row>
            <table:table-row>
              <table:table-cell office:value-type="float" office:value="0.441837731748819">
                <text:p>0.441837731748819</text:p>
              </table:table-cell>
              <table:table-cell office:value-type="float" office:value="-1.74179190590901">
                <text:p>-1.74179190590901</text:p>
              </table:table-cell>
            </table:table-row>
            <table:table-row>
              <table:table-cell office:value-type="float" office:value="0.442815248854458">
                <text:p>0.442815248854458</text:p>
              </table:table-cell>
              <table:table-cell office:value-type="float" office:value="-1.75763440799208">
                <text:p>-1.75763440799208</text:p>
              </table:table-cell>
            </table:table-row>
            <table:table-row>
              <table:table-cell office:value-type="float" office:value="0.443792765960097">
                <text:p>0.443792765960097</text:p>
              </table:table-cell>
              <table:table-cell office:value-type="float" office:value="-1.70324070648896">
                <text:p>-1.70324070648896</text:p>
              </table:table-cell>
            </table:table-row>
            <table:table-row>
              <table:table-cell office:value-type="float" office:value="0.444770283065736">
                <text:p>0.444770283065736</text:p>
              </table:table-cell>
              <table:table-cell office:value-type="float" office:value="-1.57819740911417">
                <text:p>-1.57819740911417</text:p>
              </table:table-cell>
            </table:table-row>
            <table:table-row>
              <table:table-cell office:value-type="float" office:value="0.445747800171375">
                <text:p>0.445747800171375</text:p>
              </table:table-cell>
              <table:table-cell office:value-type="float" office:value="-1.38585714368959">
                <text:p>-1.38585714368959</text:p>
              </table:table-cell>
            </table:table-row>
            <table:table-row>
              <table:table-cell office:value-type="float" office:value="0.446725317277014">
                <text:p>0.446725317277014</text:p>
              </table:table-cell>
              <table:table-cell office:value-type="float" office:value="-1.13319986233938">
                <text:p>-1.13319986233938</text:p>
              </table:table-cell>
            </table:table-row>
            <table:table-row>
              <table:table-cell office:value-type="float" office:value="0.447702834382653">
                <text:p>0.447702834382653</text:p>
              </table:table-cell>
              <table:table-cell office:value-type="float" office:value="-0.830482551034987">
                <text:p>-0.830482551034987</text:p>
              </table:table-cell>
            </table:table-row>
            <table:table-row>
              <table:table-cell office:value-type="float" office:value="0.448680351488292">
                <text:p>0.448680351488292</text:p>
              </table:table-cell>
              <table:table-cell office:value-type="float" office:value="-0.490697342769155">
                <text:p>-0.490697342769155</text:p>
              </table:table-cell>
            </table:table-row>
            <table:table-row>
              <table:table-cell office:value-type="float" office:value="0.449657868593931">
                <text:p>0.449657868593931</text:p>
              </table:table-cell>
              <table:table-cell office:value-type="float" office:value="-0.128869460379894">
                <text:p>-0.128869460379894</text:p>
              </table:table-cell>
            </table:table-row>
            <table:table-row>
              <table:table-cell office:value-type="float" office:value="0.45063538569957">
                <text:p>0.45063538569957</text:p>
              </table:table-cell>
              <table:table-cell office:value-type="float" office:value="0.238764027647728">
                <text:p>0.238764027647728</text:p>
              </table:table-cell>
            </table:table-row>
            <table:table-row>
              <table:table-cell office:value-type="float" office:value="0.451612902805209">
                <text:p>0.451612902805209</text:p>
              </table:table-cell>
              <table:table-cell office:value-type="float" office:value="0.595646541231756">
                <text:p>0.595646541231756</text:p>
              </table:table-cell>
            </table:table-row>
            <table:table-row>
              <table:table-cell office:value-type="float" office:value="0.452590419910848">
                <text:p>0.452590419910848</text:p>
              </table:table-cell>
              <table:table-cell office:value-type="float" office:value="0.925813071601749">
                <text:p>0.925813071601749</text:p>
              </table:table-cell>
            </table:table-row>
            <table:table-row>
              <table:table-cell office:value-type="float" office:value="0.453567937016487">
                <text:p>0.453567937016487</text:p>
              </table:table-cell>
              <table:table-cell office:value-type="float" office:value="1.21476655274315">
                <text:p>1.21476655274315</text:p>
              </table:table-cell>
            </table:table-row>
            <table:table-row>
              <table:table-cell office:value-type="float" office:value="0.454545454122126">
                <text:p>0.454545454122126</text:p>
              </table:table-cell>
              <table:table-cell office:value-type="float" office:value="1.45026813334219">
                <text:p>1.45026813334219</text:p>
              </table:table-cell>
            </table:table-row>
            <table:table-row>
              <table:table-cell office:value-type="float" office:value="0.455522971227765">
                <text:p>0.455522971227765</text:p>
              </table:table-cell>
              <table:table-cell office:value-type="float" office:value="1.62299510083432">
                <text:p>1.62299510083432</text:p>
              </table:table-cell>
            </table:table-row>
            <table:table-row>
              <table:table-cell office:value-type="float" office:value="0.456500488333404">
                <text:p>0.456500488333404</text:p>
              </table:table-cell>
              <table:table-cell office:value-type="float" office:value="1.72702810795946">
                <text:p>1.72702810795946</text:p>
              </table:table-cell>
            </table:table-row>
            <table:table-row>
              <table:table-cell office:value-type="float" office:value="0.457478005439043">
                <text:p>0.457478005439043</text:p>
              </table:table-cell>
              <table:table-cell office:value-type="float" office:value="1.76013953657572">
                <text:p>1.76013953657572</text:p>
              </table:table-cell>
            </table:table-row>
            <table:table-row>
              <table:table-cell office:value-type="float" office:value="0.458455522544682">
                <text:p>0.458455522544682</text:p>
              </table:table-cell>
              <table:table-cell office:value-type="float" office:value="1.72386669277334">
                <text:p>1.72386669277334</text:p>
              </table:table-cell>
            </table:table-row>
            <table:table-row>
              <table:table-cell office:value-type="float" office:value="0.459433039650321">
                <text:p>0.459433039650321</text:p>
              </table:table-cell>
              <table:table-cell office:value-type="float" office:value="1.62336635061774">
                <text:p>1.62336635061774</text:p>
              </table:table-cell>
            </table:table-row>
            <table:table-row>
              <table:table-cell office:value-type="float" office:value="0.46041055675596">
                <text:p>0.46041055675596</text:p>
              </table:table-cell>
              <table:table-cell office:value-type="float" office:value="1.46706018052765">
                <text:p>1.46706018052765</text:p>
              </table:table-cell>
            </table:table-row>
            <table:table-row>
              <table:table-cell office:value-type="float" office:value="0.461388073861599">
                <text:p>0.461388073861599</text:p>
              </table:table-cell>
              <table:table-cell office:value-type="float" office:value="1.26609303222622">
                <text:p>1.26609303222622</text:p>
              </table:table-cell>
            </table:table-row>
            <table:table-row>
              <table:table-cell office:value-type="float" office:value="0.462365590967238">
                <text:p>0.462365590967238</text:p>
              </table:table-cell>
              <table:table-cell office:value-type="float" office:value="1.03363714655619">
                <text:p>1.03363714655619</text:p>
              </table:table-cell>
            </table:table-row>
            <table:table-row>
              <table:table-cell office:value-type="float" office:value="0.463343108072877">
                <text:p>0.463343108072877</text:p>
              </table:table-cell>
              <table:table-cell office:value-type="float" office:value="0.784084480387333">
                <text:p>0.784084480387333</text:p>
              </table:table-cell>
            </table:table-row>
            <table:table-row>
              <table:table-cell office:value-type="float" office:value="0.464320625178516">
                <text:p>0.464320625178516</text:p>
              </table:table-cell>
              <table:table-cell office:value-type="float" office:value="0.532175899427781">
                <text:p>0.532175899427781</text:p>
              </table:table-cell>
            </table:table-row>
            <table:table-row>
              <table:table-cell office:value-type="float" office:value="0.465298142284155">
                <text:p>0.465298142284155</text:p>
              </table:table-cell>
              <table:table-cell office:value-type="float" office:value="0.292119632628862">
                <text:p>0.292119632628862</text:p>
              </table:table-cell>
            </table:table-row>
            <table:table-row>
              <table:table-cell office:value-type="float" office:value="0.466275659389794">
                <text:p>0.466275659389794</text:p>
              </table:table-cell>
              <table:table-cell office:value-type="float" office:value="0.0767518728160578">
                <text:p>0.0767518728160578</text:p>
              </table:table-cell>
            </table:table-row>
            <table:table-row>
              <table:table-cell office:value-type="float" office:value="0.467253176495433">
                <text:p>0.467253176495433</text:p>
              </table:table-cell>
              <table:table-cell office:value-type="float" office:value="-0.103210275978924">
                <text:p>-0.103210275978924</text:p>
              </table:table-cell>
            </table:table-row>
            <table:table-row>
              <table:table-cell office:value-type="float" office:value="0.468230693601072">
                <text:p>0.468230693601072</text:p>
              </table:table-cell>
              <table:table-cell office:value-type="float" office:value="-0.239778999764683">
                <text:p>-0.239778999764683</text:p>
              </table:table-cell>
            </table:table-row>
            <table:table-row>
              <table:table-cell office:value-type="float" office:value="0.469208210706711">
                <text:p>0.469208210706711</text:p>
              </table:table-cell>
              <table:table-cell office:value-type="float" office:value="-0.328132982733726">
                <text:p>-0.328132982733726</text:p>
              </table:table-cell>
            </table:table-row>
            <table:table-row>
              <table:table-cell office:value-type="float" office:value="0.47018572781235">
                <text:p>0.47018572781235</text:p>
              </table:table-cell>
              <table:table-cell office:value-type="float" office:value="-0.366856006530809">
                <text:p>-0.366856006530809</text:p>
              </table:table-cell>
            </table:table-row>
            <table:table-row>
              <table:table-cell office:value-type="float" office:value="0.471163244917989">
                <text:p>0.471163244917989</text:p>
              </table:table-cell>
              <table:table-cell office:value-type="float" office:value="-0.357963379465415">
                <text:p>-0.357963379465415</text:p>
              </table:table-cell>
            </table:table-row>
            <table:table-row>
              <table:table-cell office:value-type="float" office:value="0.472140762023628">
                <text:p>0.472140762023628</text:p>
              </table:table-cell>
              <table:table-cell office:value-type="float" office:value="-0.306715491915014">
                <text:p>-0.306715491915014</text:p>
              </table:table-cell>
            </table:table-row>
            <table:table-row>
              <table:table-cell office:value-type="float" office:value="0.473118279129267">
                <text:p>0.473118279129267</text:p>
              </table:table-cell>
              <table:table-cell office:value-type="float" office:value="-0.22123068054259">
                <text:p>-0.22123068054259</text:p>
              </table:table-cell>
            </table:table-row>
            <table:table-row>
              <table:table-cell office:value-type="float" office:value="0.474095796234906">
                <text:p>0.474095796234906</text:p>
              </table:table-cell>
              <table:table-cell office:value-type="float" office:value="-0.111921723854845">
                <text:p>-0.111921723854845</text:p>
              </table:table-cell>
            </table:table-row>
            <table:table-row>
              <table:table-cell office:value-type="float" office:value="0.475073313340545">
                <text:p>0.475073313340545</text:p>
              </table:table-cell>
              <table:table-cell office:value-type="float" office:value="0.00920904531464438">
                <text:p>0.00920904531464438</text:p>
              </table:table-cell>
            </table:table-row>
            <table:table-row>
              <table:table-cell office:value-type="float" office:value="0.476050830446184">
                <text:p>0.476050830446184</text:p>
              </table:table-cell>
              <table:table-cell office:value-type="float" office:value="0.129372480036921">
                <text:p>0.129372480036921</text:p>
              </table:table-cell>
            </table:table-row>
            <table:table-row>
              <table:table-cell office:value-type="float" office:value="0.477028347551823">
                <text:p>0.477028347551823</text:p>
              </table:table-cell>
              <table:table-cell office:value-type="float" office:value="0.235843769344023">
                <text:p>0.235843769344023</text:p>
              </table:table-cell>
            </table:table-row>
            <table:table-row>
              <table:table-cell office:value-type="float" office:value="0.478005864657462">
                <text:p>0.478005864657462</text:p>
              </table:table-cell>
              <table:table-cell office:value-type="float" office:value="0.316809630552971">
                <text:p>0.316809630552971</text:p>
              </table:table-cell>
            </table:table-row>
            <table:table-row>
              <table:table-cell office:value-type="float" office:value="0.478983381763101">
                <text:p>0.478983381763101</text:p>
              </table:table-cell>
              <table:table-cell office:value-type="float" office:value="0.362159415396331">
                <text:p>0.362159415396331</text:p>
              </table:table-cell>
            </table:table-row>
            <table:table-row>
              <table:table-cell office:value-type="float" office:value="0.47996089886874">
                <text:p>0.47996089886874</text:p>
              </table:table-cell>
              <table:table-cell office:value-type="float" office:value="0.36417138997802">
                <text:p>0.36417138997802</text:p>
              </table:table-cell>
            </table:table-row>
            <table:table-row>
              <table:table-cell office:value-type="float" office:value="0.480938415974379">
                <text:p>0.480938415974379</text:p>
              </table:table-cell>
              <table:table-cell office:value-type="float" office:value="0.318051782638411">
                <text:p>0.318051782638411</text:p>
              </table:table-cell>
            </table:table-row>
            <table:table-row>
              <table:table-cell office:value-type="float" office:value="0.481915933080018">
                <text:p>0.481915933080018</text:p>
              </table:table-cell>
              <table:table-cell office:value-type="float" office:value="0.222293092492025">
                <text:p>0.222293092492025</text:p>
              </table:table-cell>
            </table:table-row>
            <table:table-row>
              <table:table-cell office:value-type="float" office:value="0.482893450185657">
                <text:p>0.482893450185657</text:p>
              </table:table-cell>
              <table:table-cell office:value-type="float" office:value="0.0788290794361693">
                <text:p>0.0788290794361693</text:p>
              </table:table-cell>
            </table:table-row>
            <table:table-row>
              <table:table-cell office:value-type="float" office:value="0.483870967291296">
                <text:p>0.483870967291296</text:p>
              </table:table-cell>
              <table:table-cell office:value-type="float" office:value="-0.107023843567709">
                <text:p>-0.107023843567709</text:p>
              </table:table-cell>
            </table:table-row>
            <table:table-row>
              <table:table-cell office:value-type="float" office:value="0.484848484396935">
                <text:p>0.484848484396935</text:p>
              </table:table-cell>
              <table:table-cell office:value-type="float" office:value="-0.326836163187106">
                <text:p>-0.326836163187106</text:p>
              </table:table-cell>
            </table:table-row>
            <table:table-row>
              <table:table-cell office:value-type="float" office:value="0.485826001502573">
                <text:p>0.485826001502573</text:p>
              </table:table-cell>
              <table:table-cell office:value-type="float" office:value="-0.569530324926491">
                <text:p>-0.569530324926491</text:p>
              </table:table-cell>
            </table:table-row>
            <table:table-row>
              <table:table-cell office:value-type="float" office:value="0.486803518608212">
                <text:p>0.486803518608212</text:p>
              </table:table-cell>
              <table:table-cell office:value-type="float" office:value="-0.822013990535327">
                <text:p>-0.822013990535327</text:p>
              </table:table-cell>
            </table:table-row>
            <table:table-row>
              <table:table-cell office:value-type="float" office:value="0.487781035713851">
                <text:p>0.487781035713851</text:p>
              </table:table-cell>
              <table:table-cell office:value-type="float" office:value="-1.06994394607327">
                <text:p>-1.06994394607327</text:p>
              </table:table-cell>
            </table:table-row>
            <table:table-row>
              <table:table-cell office:value-type="float" office:value="0.48875855281949">
                <text:p>0.48875855281949</text:p>
              </table:table-cell>
              <table:table-cell office:value-type="float" office:value="-1.29857512148039">
                <text:p>-1.29857512148039</text:p>
              </table:table-cell>
            </table:table-row>
            <table:table-row>
              <table:table-cell office:value-type="float" office:value="0.489736069925129">
                <text:p>0.489736069925129</text:p>
              </table:table-cell>
              <table:table-cell office:value-type="float" office:value="-1.4936439206311">
                <text:p>-1.4936439206311</text:p>
              </table:table-cell>
            </table:table-row>
            <table:table-row>
              <table:table-cell office:value-type="float" office:value="0.490713587030768">
                <text:p>0.490713587030768</text:p>
              </table:table-cell>
              <table:table-cell office:value-type="float" office:value="-1.64223284698791">
                <text:p>-1.64223284698791</text:p>
              </table:table-cell>
            </table:table-row>
            <table:table-row>
              <table:table-cell office:value-type="float" office:value="0.491691104136407">
                <text:p>0.491691104136407</text:p>
              </table:table-cell>
              <table:table-cell office:value-type="float" office:value="-1.73356437937881">
                <text:p>-1.73356437937881</text:p>
              </table:table-cell>
            </table:table-row>
            <table:table-row>
              <table:table-cell office:value-type="float" office:value="0.492668621242046">
                <text:p>0.492668621242046</text:p>
              </table:table-cell>
              <table:table-cell office:value-type="float" office:value="-1.75967614920015">
                <text:p>-1.75967614920015</text:p>
              </table:table-cell>
            </table:table-row>
            <table:table-row>
              <table:table-cell office:value-type="float" office:value="0.493646138347685">
                <text:p>0.493646138347685</text:p>
              </table:table-cell>
              <table:table-cell office:value-type="float" office:value="-1.71593645076041">
                <text:p>-1.71593645076041</text:p>
              </table:table-cell>
            </table:table-row>
            <table:table-row>
              <table:table-cell office:value-type="float" office:value="0.494623655453324">
                <text:p>0.494623655453324</text:p>
              </table:table-cell>
              <table:table-cell office:value-type="float" office:value="-1.60136856355413">
                <text:p>-1.60136856355413</text:p>
              </table:table-cell>
            </table:table-row>
            <table:table-row>
              <table:table-cell office:value-type="float" office:value="0.495601172558963">
                <text:p>0.495601172558963</text:p>
              </table:table-cell>
              <table:table-cell office:value-type="float" office:value="-1.41876371378827">
                <text:p>-1.41876371378827</text:p>
              </table:table-cell>
            </table:table-row>
            <table:table-row>
              <table:table-cell office:value-type="float" office:value="0.496578689664602">
                <text:p>0.496578689664602</text:p>
              </table:table-cell>
              <table:table-cell office:value-type="float" office:value="-1.17457507295479">
                <text:p>-1.17457507295479</text:p>
              </table:table-cell>
            </table:table-row>
            <table:table-row>
              <table:table-cell office:value-type="float" office:value="0.497556206770241">
                <text:p>0.497556206770241</text:p>
              </table:table-cell>
              <table:table-cell office:value-type="float" office:value="-0.878598230591604">
                <text:p>-0.878598230591604</text:p>
              </table:table-cell>
            </table:table-row>
            <table:table-row>
              <table:table-cell office:value-type="float" office:value="0.49853372387588">
                <text:p>0.49853372387588</text:p>
              </table:table-cell>
              <table:table-cell office:value-type="float" office:value="-0.543456305195984">
                <text:p>-0.543456305195984</text:p>
              </table:table-cell>
            </table:table-row>
            <table:table-row>
              <table:table-cell office:value-type="float" office:value="0.499511240981519">
                <text:p>0.499511240981519</text:p>
              </table:table-cell>
              <table:table-cell office:value-type="float" office:value="-0.183919508701192">
                <text:p>-0.183919508701192</text:p>
              </table:table-cell>
            </table:table-row>
            <table:table-row>
              <table:table-cell office:value-type="float" office:value="0.500488758087158">
                <text:p>0.500488758087158</text:p>
              </table:table-cell>
              <table:table-cell office:value-type="float" office:value="0.183901142500053">
                <text:p>0.183901142500053</text:p>
              </table:table-cell>
            </table:table-row>
            <table:table-row>
              <table:table-cell office:value-type="float" office:value="0.501466275192797">
                <text:p>0.501466275192797</text:p>
              </table:table-cell>
              <table:table-cell office:value-type="float" office:value="0.543438765524026">
                <text:p>0.543438765524026</text:p>
              </table:table-cell>
            </table:table-row>
            <table:table-row>
              <table:table-cell office:value-type="float" office:value="0.502443792298436">
                <text:p>0.502443792298436</text:p>
              </table:table-cell>
              <table:table-cell office:value-type="float" office:value="0.878582298507548">
                <text:p>0.878582298507548</text:p>
              </table:table-cell>
            </table:table-row>
            <table:table-row>
              <table:table-cell office:value-type="float" office:value="0.503421309404075">
                <text:p>0.503421309404075</text:p>
              </table:table-cell>
              <table:table-cell office:value-type="float" office:value="1.17456144124426">
                <text:p>1.17456144124426</text:p>
              </table:table-cell>
            </table:table-row>
            <table:table-row>
              <table:table-cell office:value-type="float" office:value="0.504398826509714">
                <text:p>0.504398826509714</text:p>
              </table:table-cell>
              <table:table-cell office:value-type="float" office:value="1.4187529493377">
                <text:p>1.4187529493377</text:p>
              </table:table-cell>
            </table:table-row>
            <table:table-row>
              <table:table-cell office:value-type="float" office:value="0.505376343615353">
                <text:p>0.505376343615353</text:p>
              </table:table-cell>
              <table:table-cell office:value-type="float" office:value="1.60136107710096">
                <text:p>1.60136107710096</text:p>
              </table:table-cell>
            </table:table-row>
            <table:table-row>
              <table:table-cell office:value-type="float" office:value="0.506353860720992">
                <text:p>0.506353860720992</text:p>
              </table:table-cell>
              <table:table-cell office:value-type="float" office:value="1.71593247577889">
                <text:p>1.71593247577889</text:p>
              </table:table-cell>
            </table:table-row>
            <table:table-row>
              <table:table-cell office:value-type="float" office:value="0.507331377826631">
                <text:p>0.507331377826631</text:p>
              </table:table-cell>
              <table:table-cell office:value-type="float" office:value="1.75967573113713">
                <text:p>1.75967573113713</text:p>
              </table:table-cell>
            </table:table-row>
            <table:table-row>
              <table:table-cell office:value-type="float" office:value="0.50830889493227">
                <text:p>0.50830889493227</text:p>
              </table:table-cell>
              <table:table-cell office:value-type="float" office:value="1.73356737583713">
                <text:p>1.73356737583713</text:p>
              </table:table-cell>
            </table:table-row>
            <table:table-row>
              <table:table-cell office:value-type="float" office:value="0.509286412037909">
                <text:p>0.509286412037909</text:p>
              </table:table-cell>
              <table:table-cell office:value-type="float" office:value="1.64223893880226">
                <text:p>1.64223893880226</text:p>
              </table:table-cell>
            </table:table-row>
            <table:table-row>
              <table:table-cell office:value-type="float" office:value="0.510263929143548">
                <text:p>0.510263929143548</text:p>
              </table:table-cell>
              <table:table-cell office:value-type="float" office:value="1.49365263313322">
                <text:p>1.49365263313322</text:p>
              </table:table-cell>
            </table:table-row>
            <table:table-row>
              <table:table-cell office:value-type="float" office:value="0.511241446249187">
                <text:p>0.511241446249187</text:p>
              </table:table-cell>
              <table:table-cell office:value-type="float" office:value="1.29858585464494">
                <text:p>1.29858585464494</text:p>
              </table:table-cell>
            </table:table-row>
            <table:table-row>
              <table:table-cell office:value-type="float" office:value="0.512218963354826">
                <text:p>0.512218963354826</text:p>
              </table:table-cell>
              <table:table-cell office:value-type="float" office:value="1.06995601170936">
                <text:p>1.06995601170936</text:p>
              </table:table-cell>
            </table:table-row>
            <table:table-row>
              <table:table-cell office:value-type="float" office:value="0.513196480460465">
                <text:p>0.513196480460465</text:p>
              </table:table-cell>
              <table:table-cell office:value-type="float" office:value="0.822026654272536">
                <text:p>0.822026654272536</text:p>
              </table:table-cell>
            </table:table-row>
            <table:table-row>
              <table:table-cell office:value-type="float" office:value="0.514173997566104">
                <text:p>0.514173997566104</text:p>
              </table:table-cell>
              <table:table-cell office:value-type="float" office:value="0.569542850464197">
                <text:p>0.569542850464197</text:p>
              </table:table-cell>
            </table:table-row>
            <table:table-row>
              <table:table-cell office:value-type="float" office:value="0.515151514671743">
                <text:p>0.515151514671743</text:p>
              </table:table-cell>
              <table:table-cell office:value-type="float" office:value="0.326847856147615">
                <text:p>0.326847856147615</text:p>
              </table:table-cell>
            </table:table-row>
            <table:table-row>
              <table:table-cell office:value-type="float" office:value="0.516129031777382">
                <text:p>0.516129031777382</text:p>
              </table:table-cell>
              <table:table-cell office:value-type="float" office:value="0.1070340923249">
                <text:p>0.1070340923249</text:p>
              </table:table-cell>
            </table:table-row>
            <table:table-row>
              <table:table-cell office:value-type="float" office:value="0.517106548883021">
                <text:p>0.517106548883021</text:p>
              </table:table-cell>
              <table:table-cell office:value-type="float" office:value="-0.0788207683912824">
                <text:p>-0.0788207683912824</text:p>
              </table:table-cell>
            </table:table-row>
            <table:table-row>
              <table:table-cell office:value-type="float" office:value="0.51808406598866">
                <text:p>0.51808406598866</text:p>
              </table:table-cell>
              <table:table-cell office:value-type="float" office:value="-0.222287066752206">
                <text:p>-0.222287066752206</text:p>
              </table:table-cell>
            </table:table-row>
            <table:table-row>
              <table:table-cell office:value-type="float" office:value="0.519061583094299">
                <text:p>0.519061583094299</text:p>
              </table:table-cell>
              <table:table-cell office:value-type="float" office:value="-0.318048225289267">
                <text:p>-0.318048225289267</text:p>
              </table:table-cell>
            </table:table-row>
            <table:table-row>
              <table:table-cell office:value-type="float" office:value="0.520039100199938">
                <text:p>0.520039100199938</text:p>
              </table:table-cell>
              <table:table-cell office:value-type="float" office:value="-0.364170311297258">
                <text:p>-0.364170311297258</text:p>
              </table:table-cell>
            </table:table-row>
            <table:table-row>
              <table:table-cell office:value-type="float" office:value="0.521016617305577">
                <text:p>0.521016617305577</text:p>
              </table:table-cell>
              <table:table-cell office:value-type="float" office:value="-0.36216065530122">
                <text:p>-0.36216065530122</text:p>
              </table:table-cell>
            </table:table-row>
            <table:table-row>
              <table:table-cell office:value-type="float" office:value="0.521994134411216">
                <text:p>0.521994134411216</text:p>
              </table:table-cell>
              <table:table-cell office:value-type="float" office:value="-0.316812871602693">
                <text:p>-0.316812871602693</text:p>
              </table:table-cell>
            </table:table-row>
            <table:table-row>
              <table:table-cell office:value-type="float" office:value="0.522971651516855">
                <text:p>0.522971651516855</text:p>
              </table:table-cell>
              <table:table-cell office:value-type="float" office:value="-0.235848559465089">
                <text:p>-0.235848559465089</text:p>
              </table:table-cell>
            </table:table-row>
            <table:table-row>
              <table:table-cell office:value-type="float" office:value="0.523949168622494">
                <text:p>0.523949168622494</text:p>
              </table:table-cell>
              <table:table-cell office:value-type="float" office:value="-0.129378263551677">
                <text:p>-0.129378263551677</text:p>
              </table:table-cell>
            </table:table-row>
            <table:table-row>
              <table:table-cell office:value-type="float" office:value="0.524926685728133">
                <text:p>0.524926685728133</text:p>
              </table:table-cell>
              <table:table-cell office:value-type="float" office:value="-0.00921520035102785">
                <text:p>-0.00921520035102785</text:p>
              </table:table-cell>
            </table:table-row>
            <table:table-row>
              <table:table-cell office:value-type="float" office:value="0.525904202833772">
                <text:p>0.525904202833772</text:p>
              </table:table-cell>
              <table:table-cell office:value-type="float" office:value="0.111915843879803">
                <text:p>0.111915843879803</text:p>
              </table:table-cell>
            </table:table-row>
            <table:table-row>
              <table:table-cell office:value-type="float" office:value="0.526881719939411">
                <text:p>0.526881719939411</text:p>
              </table:table-cell>
              <table:table-cell office:value-type="float" office:value="0.221225703919111">
                <text:p>0.221225703919111</text:p>
              </table:table-cell>
            </table:table-row>
            <table:table-row>
              <table:table-cell office:value-type="float" office:value="0.52785923704505">
                <text:p>0.52785923704505</text:p>
              </table:table-cell>
              <table:table-cell office:value-type="float" office:value="0.306711986762144">
                <text:p>0.306711986762144</text:p>
              </table:table-cell>
            </table:table-row>
            <table:table-row>
              <table:table-cell office:value-type="float" office:value="0.528836754150689">
                <text:p>0.528836754150689</text:p>
              </table:table-cell>
              <table:table-cell office:value-type="float" office:value="0.357961815555458">
                <text:p>0.357961815555458</text:p>
              </table:table-cell>
            </table:table-row>
            <table:table-row>
              <table:table-cell office:value-type="float" office:value="0.529814271256328">
                <text:p>0.529814271256328</text:p>
              </table:table-cell>
              <table:table-cell office:value-type="float" office:value="0.366856723170219">
                <text:p>0.366856723170219</text:p>
              </table:table-cell>
            </table:table-row>
            <table:table-row>
              <table:table-cell office:value-type="float" office:value="0.530791788361967">
                <text:p>0.530791788361967</text:p>
              </table:table-cell>
              <table:table-cell office:value-type="float" office:value="0.328136164688281">
                <text:p>0.328136164688281</text:p>
              </table:table-cell>
            </table:table-row>
            <table:table-row>
              <table:table-cell office:value-type="float" office:value="0.531769305467606">
                <text:p>0.531769305467606</text:p>
              </table:table-cell>
              <table:table-cell office:value-type="float" office:value="0.239784662730478">
                <text:p>0.239784662730478</text:p>
              </table:table-cell>
            </table:table-row>
            <table:table-row>
              <table:table-cell office:value-type="float" office:value="0.532746822573245">
                <text:p>0.532746822573245</text:p>
              </table:table-cell>
              <table:table-cell office:value-type="float" office:value="0.103218262523444">
                <text:p>0.103218262523444</text:p>
              </table:table-cell>
            </table:table-row>
            <table:table-row>
              <table:table-cell office:value-type="float" office:value="0.533724339678884">
                <text:p>0.533724339678884</text:p>
              </table:table-cell>
              <table:table-cell office:value-type="float" office:value="-0.0767418865521028">
                <text:p>-0.0767418865521028</text:p>
              </table:table-cell>
            </table:table-row>
            <table:table-row>
              <table:table-cell office:value-type="float" office:value="0.534701856784523">
                <text:p>0.534701856784523</text:p>
              </table:table-cell>
              <table:table-cell office:value-type="float" office:value="-0.292108119829922">
                <text:p>-0.292108119829922</text:p>
              </table:table-cell>
            </table:table-row>
            <table:table-row>
              <table:table-cell office:value-type="float" office:value="0.535679373890162">
                <text:p>0.535679373890162</text:p>
              </table:table-cell>
              <table:table-cell office:value-type="float" office:value="-0.532163456093561">
                <text:p>-0.532163456093561</text:p>
              </table:table-cell>
            </table:table-row>
            <table:table-row>
              <table:table-cell office:value-type="float" office:value="0.5366568909958">
                <text:p>0.5366568909958</text:p>
              </table:table-cell>
              <table:table-cell office:value-type="float" office:value="-0.784071790978193">
                <text:p>-0.784071790978193</text:p>
              </table:table-cell>
            </table:table-row>
            <table:table-row>
              <table:table-cell office:value-type="float" office:value="0.537634408101439">
                <text:p>0.537634408101439</text:p>
              </table:table-cell>
              <table:table-cell office:value-type="float" office:value="-1.03362494383511">
                <text:p>-1.03362494383511</text:p>
              </table:table-cell>
            </table:table-row>
            <table:table-row>
              <table:table-cell office:value-type="float" office:value="0.538611925207078">
                <text:p>0.538611925207078</text:p>
              </table:table-cell>
              <table:table-cell office:value-type="float" office:value="-1.2660820536947">
                <text:p>-1.2660820536947</text:p>
              </table:table-cell>
            </table:table-row>
            <table:table-row>
              <table:table-cell office:value-type="float" office:value="0.539589442312717">
                <text:p>0.539589442312717</text:p>
              </table:table-cell>
              <table:table-cell office:value-type="float" office:value="-1.46705112406518">
                <text:p>-1.46705112406518</text:p>
              </table:table-cell>
            </table:table-row>
            <table:table-row>
              <table:table-cell office:value-type="float" office:value="0.540566959418356">
                <text:p>0.540566959418356</text:p>
              </table:table-cell>
              <table:table-cell office:value-type="float" office:value="-1.62335983198999">
                <text:p>-1.62335983198999</text:p>
              </table:table-cell>
            </table:table-row>
            <table:table-row>
              <table:table-cell office:value-type="float" office:value="0.541544476523995">
                <text:p>0.541544476523995</text:p>
              </table:table-cell>
              <table:table-cell office:value-type="float" office:value="-1.72386320756949">
                <text:p>-1.72386320756949</text:p>
              </table:table-cell>
            </table:table-row>
            <table:table-row>
              <table:table-cell office:value-type="float" office:value="0.542521993629634">
                <text:p>0.542521993629634</text:p>
              </table:table-cell>
              <table:table-cell office:value-type="float" office:value="-1.76013942887721">
                <text:p>-1.76013942887721</text:p>
              </table:table-cell>
            </table:table-row>
            <table:table-row>
              <table:table-cell office:value-type="float" office:value="0.543499510735273">
                <text:p>0.543499510735273</text:p>
              </table:table-cell>
              <table:table-cell office:value-type="float" office:value="-1.72703154764523">
                <text:p>-1.72703154764523</text:p>
              </table:table-cell>
            </table:table-row>
            <table:table-row>
              <table:table-cell office:value-type="float" office:value="0.544477027840912">
                <text:p>0.544477027840912</text:p>
              </table:table-cell>
              <table:table-cell office:value-type="float" office:value="-1.6230020709163">
                <text:p>-1.6230020709163</text:p>
              </table:table-cell>
            </table:table-row>
            <table:table-row>
              <table:table-cell office:value-type="float" office:value="0.545454544946551">
                <text:p>0.545454544946551</text:p>
              </table:table-cell>
              <table:table-cell office:value-type="float" office:value="-1.4502784281284">
                <text:p>-1.4502784281284</text:p>
              </table:table-cell>
            </table:table-row>
            <table:table-row>
              <table:table-cell office:value-type="float" office:value="0.54643206205219">
                <text:p>0.54643206205219</text:p>
              </table:table-cell>
              <table:table-cell office:value-type="float" office:value="-1.2147797869821">
                <text:p>-1.2147797869821</text:p>
              </table:table-cell>
            </table:table-row>
            <table:table-row>
              <table:table-cell office:value-type="float" office:value="0.547409579157829">
                <text:p>0.547409579157829</text:p>
              </table:table-cell>
              <table:table-cell office:value-type="float" office:value="-0.925828700107078">
                <text:p>-0.925828700107078</text:p>
              </table:table-cell>
            </table:table-row>
            <table:table-row>
              <table:table-cell office:value-type="float" office:value="0.548387096263468">
                <text:p>0.548387096263468</text:p>
              </table:table-cell>
              <table:table-cell office:value-type="float" office:value="-0.595663887861629">
                <text:p>-0.595663887861629</text:p>
              </table:table-cell>
            </table:table-row>
            <table:table-row>
              <table:table-cell office:value-type="float" office:value="0.549364613369107">
                <text:p>0.549364613369107</text:p>
              </table:table-cell>
              <table:table-cell office:value-type="float" office:value="-0.238782321955253">
                <text:p>-0.238782321955253</text:p>
              </table:table-cell>
            </table:table-row>
            <table:table-row>
              <table:table-cell office:value-type="float" office:value="0.550342130474746">
                <text:p>0.550342130474746</text:p>
              </table:table-cell>
              <table:table-cell office:value-type="float" office:value="0.128851040966623">
                <text:p>0.128851040966623</text:p>
              </table:table-cell>
            </table:table-row>
            <table:table-row>
              <table:table-cell office:value-type="float" office:value="0.551319647580385">
                <text:p>0.551319647580385</text:p>
              </table:table-cell>
              <table:table-cell office:value-type="float" office:value="0.490679627708608">
                <text:p>0.490679627708608</text:p>
              </table:table-cell>
            </table:table-row>
            <table:table-row>
              <table:table-cell office:value-type="float" office:value="0.552297164686024">
                <text:p>0.552297164686024</text:p>
              </table:table-cell>
              <table:table-cell office:value-type="float" office:value="0.830466331029922">
                <text:p>0.830466331029922</text:p>
              </table:table-cell>
            </table:table-row>
            <table:table-row>
              <table:table-cell office:value-type="float" office:value="0.553274681791663">
                <text:p>0.553274681791663</text:p>
              </table:table-cell>
              <table:table-cell office:value-type="float" office:value="1.13318584596851">
                <text:p>1.13318584596851</text:p>
              </table:table-cell>
            </table:table-row>
            <table:table-row>
              <table:table-cell office:value-type="float" office:value="0.554252198897302">
                <text:p>0.554252198897302</text:p>
              </table:table-cell>
              <table:table-cell office:value-type="float" office:value="1.38584591885556">
                <text:p>1.38584591885556</text:p>
              </table:table-cell>
            </table:table-row>
            <table:table-row>
              <table:table-cell office:value-type="float" office:value="0.555229716002941">
                <text:p>0.555229716002941</text:p>
              </table:table-cell>
              <table:table-cell office:value-type="float" office:value="1.57818941156305">
                <text:p>1.57818941156305</text:p>
              </table:table-cell>
            </table:table-row>
            <table:table-row>
              <table:table-cell office:value-type="float" office:value="0.55620723310858">
                <text:p>0.55620723310858</text:p>
              </table:table-cell>
              <table:table-cell office:value-type="float" office:value="1.70323619723393">
                <text:p>1.70323619723393</text:p>
              </table:table-cell>
            </table:table-row>
            <table:table-row>
              <table:table-cell office:value-type="float" office:value="0.557184750214219">
                <text:p>0.557184750214219</text:p>
              </table:table-cell>
              <table:table-cell office:value-type="float" office:value="1.75763346094301">
                <text:p>1.75763346094301</text:p>
              </table:table-cell>
            </table:table-row>
            <table:table-row>
              <table:table-cell office:value-type="float" office:value="0.558162267319858">
                <text:p>0.558162267319858</text:p>
              </table:table-cell>
              <table:table-cell office:value-type="float" office:value="1.74179440640105">
                <text:p>1.74179440640105</text:p>
              </table:table-cell>
            </table:table-row>
            <table:table-row>
              <table:table-cell office:value-type="float" office:value="0.559139784425497">
                <text:p>0.559139784425497</text:p>
              </table:table-cell>
              <table:table-cell office:value-type="float" office:value="1.65981798285094">
                <text:p>1.65981798285094</text:p>
              </table:table-cell>
            </table:table-row>
            <table:table-row>
              <table:table-cell office:value-type="float" office:value="0.560117301531136">
                <text:p>0.560117301531136</text:p>
              </table:table-cell>
              <table:table-cell office:value-type="float" office:value="1.51919528866491">
                <text:p>1.51919528866491</text:p>
              </table:table-cell>
            </table:table-row>
            <table:table-row>
              <table:table-cell office:value-type="float" office:value="0.561094818636775">
                <text:p>0.561094818636775</text:p>
              </table:table-cell>
              <table:table-cell office:value-type="float" office:value="1.33032099821946">
                <text:p>1.33032099821946</text:p>
              </table:table-cell>
            </table:table-row>
            <table:table-row>
              <table:table-cell office:value-type="float" office:value="0.562072335742414">
                <text:p>0.562072335742414</text:p>
              </table:table-cell>
              <table:table-cell office:value-type="float" office:value="1.10583973613078">
                <text:p>1.10583973613078</text:p>
              </table:table-cell>
            </table:table-row>
            <table:table-row>
              <table:table-cell office:value-type="float" office:value="0.563049852848053">
                <text:p>0.563049852848053</text:p>
              </table:table-cell>
              <table:table-cell office:value-type="float" office:value="0.859867094585057">
                <text:p>0.859867094585057</text:p>
              </table:table-cell>
            </table:table-row>
            <table:table-row>
              <table:table-cell office:value-type="float" office:value="0.564027369953692">
                <text:p>0.564027369953692</text:p>
              </table:table-cell>
              <table:table-cell office:value-type="float" office:value="0.607132370583765">
                <text:p>0.607132370583765</text:p>
              </table:table-cell>
            </table:table-row>
            <table:table-row>
              <table:table-cell office:value-type="float" office:value="0.565004887059331">
                <text:p>0.565004887059331</text:p>
              </table:table-cell>
              <table:table-cell office:value-type="float" office:value="0.36209464939529">
                <text:p>0.36209464939529</text:p>
              </table:table-cell>
            </table:table-row>
            <table:table-row>
              <table:table-cell office:value-type="float" office:value="0.56598240416497">
                <text:p>0.56598240416497</text:p>
              </table:table-cell>
              <table:table-cell office:value-type="float" office:value="0.138085307431794">
                <text:p>0.138085307431794</text:p>
              </table:table-cell>
            </table:table-row>
            <table:table-row>
              <table:table-cell office:value-type="float" office:value="0.566959921270609">
                <text:p>0.566959921270609</text:p>
              </table:table-cell>
              <table:table-cell office:value-type="float" office:value="-0.053471732423295">
                <text:p>-0.053471732423295</text:p>
              </table:table-cell>
            </table:table-row>
            <table:table-row>
              <table:table-cell office:value-type="float" office:value="0.567937438376248">
                <text:p>0.567937438376248</text:p>
              </table:table-cell>
              <table:table-cell office:value-type="float" office:value="-0.20371548050675">
                <text:p>-0.20371548050675</text:p>
              </table:table-cell>
            </table:table-row>
            <table:table-row>
              <table:table-cell office:value-type="float" office:value="0.568914955481887">
                <text:p>0.568914955481887</text:p>
              </table:table-cell>
              <table:table-cell office:value-type="float" office:value="-0.306840191581235">
                <text:p>-0.306840191581235</text:p>
              </table:table-cell>
            </table:table-row>
            <table:table-row>
              <table:table-cell office:value-type="float" office:value="0.569892472587526">
                <text:p>0.569892472587526</text:p>
              </table:table-cell>
              <table:table-cell office:value-type="float" office:value="-0.360395542450418">
                <text:p>-0.360395542450418</text:p>
              </table:table-cell>
            </table:table-row>
            <table:table-row>
              <table:table-cell office:value-type="float" office:value="0.570869989693165">
                <text:p>0.570869989693165</text:p>
              </table:table-cell>
              <table:table-cell office:value-type="float" office:value="-0.365377379706307">
                <text:p>-0.365377379706307</text:p>
              </table:table-cell>
            </table:table-row>
            <table:table-row>
              <table:table-cell office:value-type="float" office:value="0.571847506798804">
                <text:p>0.571847506798804</text:p>
              </table:table-cell>
              <table:table-cell office:value-type="float" office:value="-0.326104437861453">
                <text:p>-0.326104437861453</text:p>
              </table:table-cell>
            </table:table-row>
            <table:table-row>
              <table:table-cell office:value-type="float" office:value="0.572825023904443">
                <text:p>0.572825023904443</text:p>
              </table:table-cell>
              <table:table-cell office:value-type="float" office:value="-0.249889388072751">
                <text:p>-0.249889388072751</text:p>
              </table:table-cell>
            </table:table-row>
            <table:table-row>
              <table:table-cell office:value-type="float" office:value="0.573802541010082">
                <text:p>0.573802541010082</text:p>
              </table:table-cell>
              <table:table-cell office:value-type="float" office:value="-0.146525021135422">
                <text:p>-0.146525021135422</text:p>
              </table:table-cell>
            </table:table-row>
            <table:table-row>
              <table:table-cell office:value-type="float" office:value="0.574780058115721">
                <text:p>0.574780058115721</text:p>
              </table:table-cell>
              <table:table-cell office:value-type="float" office:value="-0.0276175467455064">
                <text:p>-0.0276175467455064</text:p>
              </table:table-cell>
            </table:table-row>
            <table:table-row>
              <table:table-cell office:value-type="float" office:value="0.57575757522136">
                <text:p>0.57575757522136</text:p>
              </table:table-cell>
              <table:table-cell office:value-type="float" office:value="0.0941917682593014">
                <text:p>0.0941917682593014</text:p>
              </table:table-cell>
            </table:table-row>
            <table:table-row>
              <table:table-cell office:value-type="float" office:value="0.576735092326999">
                <text:p>0.576735092326999</text:p>
              </table:table-cell>
              <table:table-cell office:value-type="float" office:value="0.206068652704533">
                <text:p>0.206068652704533</text:p>
              </table:table-cell>
            </table:table-row>
            <table:table-row>
              <table:table-cell office:value-type="float" office:value="0.577712609432638">
                <text:p>0.577712609432638</text:p>
              </table:table-cell>
              <table:table-cell office:value-type="float" office:value="0.295839756961814">
                <text:p>0.295839756961814</text:p>
              </table:table-cell>
            </table:table-row>
            <table:table-row>
              <table:table-cell office:value-type="float" office:value="0.578690126538277">
                <text:p>0.578690126538277</text:p>
              </table:table-cell>
              <table:table-cell office:value-type="float" office:value="0.352805916659203">
                <text:p>0.352805916659203</text:p>
              </table:table-cell>
            </table:table-row>
            <table:table-row>
              <table:table-cell office:value-type="float" office:value="0.579667643643916">
                <text:p>0.579667643643916</text:p>
              </table:table-cell>
              <table:table-cell office:value-type="float" office:value="0.368464675534501">
                <text:p>0.368464675534501</text:p>
              </table:table-cell>
            </table:table-row>
            <table:table-row>
              <table:table-cell office:value-type="float" office:value="0.580645160749555">
                <text:p>0.580645160749555</text:p>
              </table:table-cell>
              <table:table-cell office:value-type="float" office:value="0.337097471415545">
                <text:p>0.337097471415545</text:p>
              </table:table-cell>
            </table:table-row>
            <table:table-row>
              <table:table-cell office:value-type="float" office:value="0.581622677855194">
                <text:p>0.581622677855194</text:p>
              </table:table-cell>
              <table:table-cell office:value-type="float" office:value="0.256185068322192">
                <text:p>0.256185068322192</text:p>
              </table:table-cell>
            </table:table-row>
            <table:table-row>
              <table:table-cell office:value-type="float" office:value="0.582600194960833">
                <text:p>0.582600194960833</text:p>
              </table:table-cell>
              <table:table-cell office:value-type="float" office:value="0.126625201079599">
                <text:p>0.126625201079599</text:p>
              </table:table-cell>
            </table:table-row>
            <table:table-row>
              <table:table-cell office:value-type="float" office:value="0.583577712066472">
                <text:p>0.583577712066472</text:p>
              </table:table-cell>
              <table:table-cell office:value-type="float" office:value="-0.0472616379928992">
                <text:p>-0.0472616379928992</text:p>
              </table:table-cell>
            </table:table-row>
            <table:table-row>
              <table:table-cell office:value-type="float" office:value="0.584555229172111">
                <text:p>0.584555229172111</text:p>
              </table:table-cell>
              <table:table-cell office:value-type="float" office:value="-0.257939517520006">
                <text:p>-0.257939517520006</text:p>
              </table:table-cell>
            </table:table-row>
            <table:table-row>
              <table:table-cell office:value-type="float" office:value="0.58553274627775">
                <text:p>0.58553274627775</text:p>
              </table:table-cell>
              <table:table-cell office:value-type="float" office:value="-0.495065826147618">
                <text:p>-0.495065826147618</text:p>
              </table:table-cell>
            </table:table-row>
            <table:table-row>
              <table:table-cell office:value-type="float" office:value="0.586510263383389">
                <text:p>0.586510263383389</text:p>
              </table:table-cell>
              <table:table-cell office:value-type="float" office:value="-0.746077584738006">
                <text:p>-0.746077584738006</text:p>
              </table:table-cell>
            </table:table-row>
            <table:table-row>
              <table:table-cell office:value-type="float" office:value="0.587487780489028">
                <text:p>0.587487780489028</text:p>
              </table:table-cell>
              <table:table-cell office:value-type="float" office:value="-0.996920625723921">
                <text:p>-0.996920625723921</text:p>
              </table:table-cell>
            </table:table-row>
            <table:table-row>
              <table:table-cell office:value-type="float" office:value="0.588465297594666">
                <text:p>0.588465297594666</text:p>
              </table:table-cell>
              <table:table-cell office:value-type="float" office:value="-1.23287823035663">
                <text:p>-1.23287823035663</text:p>
              </table:table-cell>
            </table:table-row>
            <table:table-row>
              <table:table-cell office:value-type="float" office:value="0.589442814700305">
                <text:p>0.589442814700305</text:p>
              </table:table-cell>
              <table:table-cell office:value-type="float" office:value="-1.43944969244026">
                <text:p>-1.43944969244026</text:p>
              </table:table-cell>
            </table:table-row>
            <table:table-row>
              <table:table-cell office:value-type="float" office:value="0.590420331805944">
                <text:p>0.590420331805944</text:p>
              </table:table-cell>
              <table:table-cell office:value-type="float" office:value="-1.60322612607673">
                <text:p>-1.60322612607673</text:p>
              </table:table-cell>
            </table:table-row>
            <table:table-row>
              <table:table-cell office:value-type="float" office:value="0.591397848911583">
                <text:p>0.591397848911583</text:p>
              </table:table-cell>
              <table:table-cell office:value-type="float" office:value="-1.71271084648969">
                <text:p>-1.71271084648969</text:p>
              </table:table-cell>
            </table:table-row>
            <table:table-row>
              <table:table-cell office:value-type="float" office:value="0.592375366017222">
                <text:p>0.592375366017222</text:p>
              </table:table-cell>
              <table:table-cell office:value-type="float" office:value="-1.75903482877633">
                <text:p>-1.75903482877633</text:p>
              </table:table-cell>
            </table:table-row>
            <table:table-row>
              <table:table-cell office:value-type="float" office:value="0.593352883122861">
                <text:p>0.593352883122861</text:p>
              </table:table-cell>
              <table:table-cell office:value-type="float" office:value="-1.73652390104153">
                <text:p>-1.73652390104153</text:p>
              </table:table-cell>
            </table:table-row>
            <table:table-row>
              <table:table-cell office:value-type="float" office:value="0.5943304002285">
                <text:p>0.5943304002285</text:p>
              </table:table-cell>
              <table:table-cell office:value-type="float" office:value="-1.64308308861797">
                <text:p>-1.64308308861797</text:p>
              </table:table-cell>
            </table:table-row>
            <table:table-row>
              <table:table-cell office:value-type="float" office:value="0.595307917334139">
                <text:p>0.595307917334139</text:p>
              </table:table-cell>
              <table:table-cell office:value-type="float" office:value="-1.48037437104667">
                <text:p>-1.48037437104667</text:p>
              </table:table-cell>
            </table:table-row>
            <table:table-row>
              <table:table-cell office:value-type="float" office:value="0.596285434439778">
                <text:p>0.596285434439778</text:p>
              </table:table-cell>
              <table:table-cell office:value-type="float" office:value="-1.25377639394784">
                <text:p>-1.25377639394784</text:p>
              </table:table-cell>
            </table:table-row>
            <table:table-row>
              <table:table-cell office:value-type="float" office:value="0.597262951545417">
                <text:p>0.597262951545417</text:p>
              </table:table-cell>
              <table:table-cell office:value-type="float" office:value="-0.972127658256342">
                <text:p>-0.972127658256342</text:p>
              </table:table-cell>
            </table:table-row>
            <table:table-row>
              <table:table-cell office:value-type="float" office:value="0.598240468651056">
                <text:p>0.598240468651056</text:p>
              </table:table-cell>
              <table:table-cell office:value-type="float" office:value="-0.647267611728539">
                <text:p>-0.647267611728539</text:p>
              </table:table-cell>
            </table:table-row>
            <table:table-row>
              <table:table-cell office:value-type="float" office:value="0.599217985756695">
                <text:p>0.599217985756695</text:p>
              </table:table-cell>
              <table:table-cell office:value-type="float" office:value="-0.293402118817857">
                <text:p>-0.293402118817857</text:p>
              </table:table-cell>
            </table:table-row>
            <table:table-row>
              <table:table-cell office:value-type="float" office:value="0.600195502862334">
                <text:p>0.600195502862334</text:p>
              </table:table-cell>
              <table:table-cell office:value-type="float" office:value="0.0736697374650799">
                <text:p>0.0736697374650799</text:p>
              </table:table-cell>
            </table:table-row>
            <table:table-row>
              <table:table-cell office:value-type="float" office:value="0.601173019967973">
                <text:p>0.601173019967973</text:p>
              </table:table-cell>
              <table:table-cell office:value-type="float" office:value="0.437422292423674">
                <text:p>0.437422292423674</text:p>
              </table:table-cell>
            </table:table-row>
            <table:table-row>
              <table:table-cell office:value-type="float" office:value="0.602150537073612">
                <text:p>0.602150537073612</text:p>
              </table:table-cell>
              <table:table-cell office:value-type="float" office:value="0.781512568378968">
                <text:p>0.781512568378968</text:p>
              </table:table-cell>
            </table:table-row>
            <table:table-row>
              <table:table-cell office:value-type="float" office:value="0.603128054179251">
                <text:p>0.603128054179251</text:p>
              </table:table-cell>
              <table:table-cell office:value-type="float" office:value="1.09067882319411">
                <text:p>1.09067882319411</text:p>
              </table:table-cell>
            </table:table-row>
            <table:table-row>
              <table:table-cell office:value-type="float" office:value="0.60410557128489">
                <text:p>0.60410557128489</text:p>
              </table:table-cell>
              <table:table-cell office:value-type="float" office:value="1.35157566661901">
                <text:p>1.35157566661901</text:p>
              </table:table-cell>
            </table:table-row>
            <table:table-row>
              <table:table-cell office:value-type="float" office:value="0.605083088390529">
                <text:p>0.605083088390529</text:p>
              </table:table-cell>
              <table:table-cell office:value-type="float" office:value="1.55349681920563">
                <text:p>1.55349681920563</text:p>
              </table:table-cell>
            </table:table-row>
            <table:table-row>
              <table:table-cell office:value-type="float" office:value="0.606060605496168">
                <text:p>0.606060605496168</text:p>
              </table:table-cell>
              <table:table-cell office:value-type="float" office:value="1.68894329496949">
                <text:p>1.68894329496949</text:p>
              </table:table-cell>
            </table:table-row>
            <table:table-row>
              <table:table-cell office:value-type="float" office:value="0.607038122601807">
                <text:p>0.607038122601807</text:p>
              </table:table-cell>
              <table:table-cell office:value-type="float" office:value="1.75400401294237">
                <text:p>1.75400401294237</text:p>
              </table:table-cell>
            </table:table-row>
            <table:table-row>
              <table:table-cell office:value-type="float" office:value="0.608015639707446">
                <text:p>0.608015639707446</text:p>
              </table:table-cell>
              <table:table-cell office:value-type="float" office:value="1.74852703122503">
                <text:p>1.74852703122503</text:p>
              </table:table-cell>
            </table:table-row>
            <table:table-row>
              <table:table-cell office:value-type="float" office:value="0.608993156813085">
                <text:p>0.608993156813085</text:p>
              </table:table-cell>
              <table:table-cell office:value-type="float" office:value="1.67607207934016">
                <text:p>1.67607207934016</text:p>
              </table:table-cell>
            </table:table-row>
            <table:table-row>
              <table:table-cell office:value-type="float" office:value="0.609970673918724">
                <text:p>0.609970673918724</text:p>
              </table:table-cell>
              <table:table-cell office:value-type="float" office:value="1.54364809237877">
                <text:p>1.54364809237877</text:p>
              </table:table-cell>
            </table:table-row>
            <table:table-row>
              <table:table-cell office:value-type="float" office:value="0.610948191024363">
                <text:p>0.610948191024363</text:p>
              </table:table-cell>
              <table:table-cell office:value-type="float" office:value="1.361252242864">
                <text:p>1.361252242864</text:p>
              </table:table-cell>
            </table:table-row>
            <table:table-row>
              <table:table-cell office:value-type="float" office:value="0.611925708130002">
                <text:p>0.611925708130002</text:p>
              </table:table-cell>
              <table:table-cell office:value-type="float" office:value="1.14123875697993">
                <text:p>1.14123875697993</text:p>
              </table:table-cell>
            </table:table-row>
            <table:table-row>
              <table:table-cell office:value-type="float" office:value="0.612903225235641">
                <text:p>0.612903225235641</text:p>
              </table:table-cell>
              <table:table-cell office:value-type="float" office:value="0.897555884710672">
                <text:p>0.897555884710672</text:p>
              </table:table-cell>
            </table:table-row>
            <table:table-row>
              <table:table-cell office:value-type="float" office:value="0.61388074234128">
                <text:p>0.61388074234128</text:p>
              </table:table-cell>
              <table:table-cell office:value-type="float" office:value="0.644897165084125">
                <text:p>0.644897165084125</text:p>
              </table:table-cell>
            </table:table-row>
            <table:table-row>
              <table:table-cell office:value-type="float" office:value="0.614858259446919">
                <text:p>0.614858259446919</text:p>
              </table:table-cell>
              <table:table-cell office:value-type="float" office:value="0.39781812360115">
                <text:p>0.39781812360115</text:p>
              </table:table-cell>
            </table:table-row>
            <table:table-row>
              <table:table-cell office:value-type="float" office:value="0.615835776552558">
                <text:p>0.615835776552558</text:p>
              </table:table-cell>
              <table:table-cell office:value-type="float" office:value="0.169871461306826">
                <text:p>0.169871461306826</text:p>
              </table:table-cell>
            </table:table-row>
            <table:table-row>
              <table:table-cell office:value-type="float" office:value="0.616813293658197">
                <text:p>0.616813293658197</text:p>
              </table:table-cell>
              <table:table-cell office:value-type="float" office:value="-0.0271874693072911">
                <text:p>-0.0271874693072911</text:p>
              </table:table-cell>
            </table:table-row>
            <table:table-row>
              <table:table-cell office:value-type="float" office:value="0.617790810763836">
                <text:p>0.617790810763836</text:p>
              </table:table-cell>
              <table:table-cell office:value-type="float" office:value="-0.184077479049646">
                <text:p>-0.184077479049646</text:p>
              </table:table-cell>
            </table:table-row>
            <table:table-row>
              <table:table-cell office:value-type="float" office:value="0.618768327869475">
                <text:p>0.618768327869475</text:p>
              </table:table-cell>
              <table:table-cell office:value-type="float" office:value="-0.294510441090215">
                <text:p>-0.294510441090215</text:p>
              </table:table-cell>
            </table:table-row>
            <table:table-row>
              <table:table-cell office:value-type="float" office:value="0.619745844975114">
                <text:p>0.619745844975114</text:p>
              </table:table-cell>
              <table:table-cell office:value-type="float" office:value="-0.355521692129487">
                <text:p>-0.355521692129487</text:p>
              </table:table-cell>
            </table:table-row>
            <table:table-row>
              <table:table-cell office:value-type="float" office:value="0.620723362080753">
                <text:p>0.620723362080753</text:p>
              </table:table-cell>
              <table:table-cell office:value-type="float" office:value="-0.367592805441778">
                <text:p>-0.367592805441778</text:p>
              </table:table-cell>
            </table:table-row>
            <table:table-row>
              <table:table-cell office:value-type="float" office:value="0.621700879186392">
                <text:p>0.621700879186392</text:p>
              </table:table-cell>
              <table:table-cell office:value-type="float" office:value="-0.334560195658679">
                <text:p>-0.334560195658679</text:p>
              </table:table-cell>
            </table:table-row>
            <table:table-row>
              <table:table-cell office:value-type="float" office:value="0.622678396292031">
                <text:p>0.622678396292031</text:p>
              </table:table-cell>
              <table:table-cell office:value-type="float" office:value="-0.263315985467277">
                <text:p>-0.263315985467277</text:p>
              </table:table-cell>
            </table:table-row>
            <table:table-row>
              <table:table-cell office:value-type="float" office:value="0.62365591339767">
                <text:p>0.62365591339767</text:p>
              </table:table-cell>
              <table:table-cell office:value-type="float" office:value="-0.163320134359114">
                <text:p>-0.163320134359114</text:p>
              </table:table-cell>
            </table:table-row>
            <table:table-row>
              <table:table-cell office:value-type="float" office:value="0.624633430503309">
                <text:p>0.624633430503309</text:p>
              </table:table-cell>
              <table:table-cell office:value-type="float" office:value="-0.0459542428786452">
                <text:p>-0.0459542428786452</text:p>
              </table:table-cell>
            </table:table-row>
            <table:table-row>
              <table:table-cell office:value-type="float" office:value="0.625610947608948">
                <text:p>0.625610947608948</text:p>
              </table:table-cell>
              <table:table-cell office:value-type="float" office:value="0.0762429841209027">
                <text:p>0.0762429841209027</text:p>
              </table:table-cell>
            </table:table-row>
            <table:table-row>
              <table:table-cell office:value-type="float" office:value="0.626588464714587">
                <text:p>0.626588464714587</text:p>
              </table:table-cell>
              <table:table-cell office:value-type="float" office:value="0.190411480555853">
                <text:p>0.190411480555853</text:p>
              </table:table-cell>
            </table:table-row>
            <table:table-row>
              <table:table-cell office:value-type="float" office:value="0.627565981820226">
                <text:p>0.627565981820226</text:p>
              </table:table-cell>
              <table:table-cell office:value-type="float" office:value="0.284225331749524">
                <text:p>0.284225331749524</text:p>
              </table:table-cell>
            </table:table-row>
            <table:table-row>
              <table:table-cell office:value-type="float" office:value="0.628543498925865">
                <text:p>0.628543498925865</text:p>
              </table:table-cell>
              <table:table-cell office:value-type="float" office:value="0.34671542551931">
                <text:p>0.34671542551931</text:p>
              </table:table-cell>
            </table:table-row>
            <table:table-row>
              <table:table-cell office:value-type="float" office:value="0.629521016031504">
                <text:p>0.629521016031504</text:p>
              </table:table-cell>
              <table:table-cell office:value-type="float" office:value="0.369008595884278">
                <text:p>0.369008595884278</text:p>
              </table:table-cell>
            </table:table-row>
            <table:table-row>
              <table:table-cell office:value-type="float" office:value="0.630498533137143">
                <text:p>0.630498533137143</text:p>
              </table:table-cell>
              <table:table-cell office:value-type="float" office:value="0.344937659056816">
                <text:p>0.344937659056816</text:p>
              </table:table-cell>
            </table:table-row>
            <table:table-row>
              <table:table-cell office:value-type="float" office:value="0.631476050242782">
                <text:p>0.631476050242782</text:p>
              </table:table-cell>
              <table:table-cell office:value-type="float" office:value="0.271484543623602">
                <text:p>0.271484543623602</text:p>
              </table:table-cell>
            </table:table-row>
            <table:table-row>
              <table:table-cell office:value-type="float" office:value="0.632453567348421">
                <text:p>0.632453567348421</text:p>
              </table:table-cell>
              <table:table-cell office:value-type="float" office:value="0.149028806520829">
                <text:p>0.149028806520829</text:p>
              </table:table-cell>
            </table:table-row>
            <table:table-row>
              <table:table-cell office:value-type="float" office:value="0.63343108445406">
                <text:p>0.63343108445406</text:p>
              </table:table-cell>
              <table:table-cell office:value-type="float" office:value="-0.0186144033627619">
                <text:p>-0.0186144033627619</text:p>
              </table:table-cell>
            </table:table-row>
            <table:table-row>
              <table:table-cell office:value-type="float" office:value="0.634408601559699">
                <text:p>0.634408601559699</text:p>
              </table:table-cell>
              <table:table-cell office:value-type="float" office:value="-0.224370129461678">
                <text:p>-0.224370129461678</text:p>
              </table:table-cell>
            </table:table-row>
            <table:table-row>
              <table:table-cell office:value-type="float" office:value="0.635386118665338">
                <text:p>0.635386118665338</text:p>
              </table:table-cell>
              <table:table-cell office:value-type="float" office:value="-0.45828338683352">
                <text:p>-0.45828338683352</text:p>
              </table:table-cell>
            </table:table-row>
            <table:table-row>
              <table:table-cell office:value-type="float" office:value="0.636363635770977">
                <text:p>0.636363635770977</text:p>
              </table:table-cell>
              <table:table-cell office:value-type="float" office:value="-0.708080808853248">
                <text:p>-0.708080808853248</text:p>
              </table:table-cell>
            </table:table-row>
            <table:table-row>
              <table:table-cell office:value-type="float" office:value="0.637341152876616">
                <text:p>0.637341152876616</text:p>
              </table:table-cell>
              <table:table-cell office:value-type="float" office:value="-0.959880977509876">
                <text:p>-0.959880977509876</text:p>
              </table:table-cell>
            </table:table-row>
            <table:table-row>
              <table:table-cell office:value-type="float" office:value="0.638318669982255">
                <text:p>0.638318669982255</text:p>
              </table:table-cell>
              <table:table-cell office:value-type="float" office:value="-1.19901118195637">
                <text:p>-1.19901118195637</text:p>
              </table:table-cell>
            </table:table-row>
            <table:table-row>
              <table:table-cell office:value-type="float" office:value="0.639296187087893">
                <text:p>0.639296187087893</text:p>
              </table:table-cell>
              <table:table-cell office:value-type="float" office:value="-1.41088180994095">
                <text:p>-1.41088180994095</text:p>
              </table:table-cell>
            </table:table-row>
            <table:table-row>
              <table:table-cell office:value-type="float" office:value="0.640273704193532">
                <text:p>0.640273704193532</text:p>
              </table:table-cell>
              <table:table-cell office:value-type="float" office:value="-1.58186596325794">
                <text:p>-1.58186596325794</text:p>
              </table:table-cell>
            </table:table-row>
            <table:table-row>
              <table:table-cell office:value-type="float" office:value="0.641251221299171">
                <text:p>0.641251221299171</text:p>
              </table:table-cell>
              <table:table-cell office:value-type="float" office:value="-1.70013142069732">
                <text:p>-1.70013142069732</text:p>
              </table:table-cell>
            </table:table-row>
            <table:table-row>
              <table:table-cell office:value-type="float" office:value="0.64222873840481">
                <text:p>0.64222873840481</text:p>
              </table:table-cell>
              <table:table-cell office:value-type="float" office:value="-1.75637478055018">
                <text:p>-1.75637478055018</text:p>
              </table:table-cell>
            </table:table-row>
            <table:table-row>
              <table:table-cell office:value-type="float" office:value="0.643206255510449">
                <text:p>0.643206255510449</text:p>
              </table:table-cell>
              <table:table-cell office:value-type="float" office:value="-1.74441333918972">
                <text:p>-1.74441333918972</text:p>
              </table:table-cell>
            </table:table-row>
            <table:table-row>
              <table:table-cell office:value-type="float" office:value="0.644183772616088">
                <text:p>0.644183772616088</text:p>
              </table:table-cell>
              <table:table-cell office:value-type="float" office:value="-1.66159866107676">
                <text:p>-1.66159866107676</text:p>
              </table:table-cell>
            </table:table-row>
            <table:table-row>
              <table:table-cell office:value-type="float" office:value="0.645161289721727">
                <text:p>0.645161289721727</text:p>
              </table:table-cell>
              <table:table-cell office:value-type="float" office:value="-1.50902636653257">
                <text:p>-1.50902636653257</text:p>
              </table:table-cell>
            </table:table-row>
            <table:table-row>
              <table:table-cell office:value-type="float" office:value="0.646138806827366">
                <text:p>0.646138806827366</text:p>
              </table:table-cell>
              <table:table-cell office:value-type="float" office:value="-1.29152877401385">
                <text:p>-1.29152877401385</text:p>
              </table:table-cell>
            </table:table-row>
            <table:table-row>
              <table:table-cell office:value-type="float" office:value="0.647116323933005">
                <text:p>0.647116323933005</text:p>
              </table:table-cell>
              <table:table-cell office:value-type="float" office:value="-1.01744995806114">
                <text:p>-1.01744995806114</text:p>
              </table:table-cell>
            </table:table-row>
            <table:table-row>
              <table:table-cell office:value-type="float" office:value="0.648093841038644">
                <text:p>0.648093841038644</text:p>
              </table:table-cell>
              <table:table-cell office:value-type="float" office:value="-0.698215748152409">
                <text:p>-0.698215748152409</text:p>
              </table:table-cell>
            </table:table-row>
            <table:table-row>
              <table:table-cell office:value-type="float" office:value="0.649071358144283">
                <text:p>0.649071358144283</text:p>
              </table:table-cell>
              <table:table-cell office:value-type="float" office:value="-0.347723420384054">
                <text:p>-0.347723420384054</text:p>
              </table:table-cell>
            </table:table-row>
            <table:table-row>
              <table:table-cell office:value-type="float" office:value="0.650048875249922">
                <text:p>0.650048875249922</text:p>
              </table:table-cell>
              <table:table-cell office:value-type="float" office:value="0.0184134097158692">
                <text:p>0.0184134097158692</text:p>
              </table:table-cell>
            </table:table-row>
            <table:table-row>
              <table:table-cell office:value-type="float" office:value="0.651026392355561">
                <text:p>0.651026392355561</text:p>
              </table:table-cell>
              <table:table-cell office:value-type="float" office:value="0.383720543748043">
                <text:p>0.383720543748043</text:p>
              </table:table-cell>
            </table:table-row>
            <table:table-row>
              <table:table-cell office:value-type="float" office:value="0.6520039094612">
                <text:p>0.6520039094612</text:p>
              </table:table-cell>
              <table:table-cell office:value-type="float" office:value="0.731769448999176">
                <text:p>0.731769448999176</text:p>
              </table:table-cell>
            </table:table-row>
            <table:table-row>
              <table:table-cell office:value-type="float" office:value="0.652981426566839">
                <text:p>0.652981426566839</text:p>
              </table:table-cell>
              <table:table-cell office:value-type="float" office:value="1.04708082729332">
                <text:p>1.04708082729332</text:p>
              </table:table-cell>
            </table:table-row>
            <table:table-row>
              <table:table-cell office:value-type="float" office:value="0.653958943672478">
                <text:p>0.653958943672478</text:p>
              </table:table-cell>
              <table:table-cell office:value-type="float" office:value="1.3159724924175">
                <text:p>1.3159724924175</text:p>
              </table:table-cell>
            </table:table-row>
            <table:table-row>
              <table:table-cell office:value-type="float" office:value="0.654936460778117">
                <text:p>0.654936460778117</text:p>
              </table:table-cell>
              <table:table-cell office:value-type="float" office:value="1.52730186909816">
                <text:p>1.52730186909816</text:p>
              </table:table-cell>
            </table:table-row>
            <table:table-row>
              <table:table-cell office:value-type="float" office:value="0.655913977883756">
                <text:p>0.655913977883756</text:p>
              </table:table-cell>
              <table:table-cell office:value-type="float" office:value="1.67305971655524">
                <text:p>1.67305971655524</text:p>
              </table:table-cell>
            </table:table-row>
            <table:table-row>
              <table:table-cell office:value-type="float" office:value="0.656891494989395">
                <text:p>0.656891494989395</text:p>
              </table:table-cell>
              <table:table-cell office:value-type="float" office:value="1.74878055789633">
                <text:p>1.74878055789633</text:p>
              </table:table-cell>
            </table:table-row>
            <table:table-row>
              <table:table-cell office:value-type="float" office:value="0.657869012095034">
                <text:p>0.657869012095034</text:p>
              </table:table-cell>
              <table:table-cell office:value-type="float" office:value="1.75374623070869">
                <text:p>1.75374623070869</text:p>
              </table:table-cell>
            </table:table-row>
            <table:table-row>
              <table:table-cell office:value-type="float" office:value="0.658846529200673">
                <text:p>0.658846529200673</text:p>
              </table:table-cell>
              <table:table-cell office:value-type="float" office:value="1.69097130863503">
                <text:p>1.69097130863503</text:p>
              </table:table-cell>
            </table:table-row>
            <table:table-row>
              <table:table-cell office:value-type="float" office:value="0.659824046306312">
                <text:p>0.659824046306312</text:p>
              </table:table-cell>
              <table:table-cell office:value-type="float" office:value="1.56697213909063">
                <text:p>1.56697213909063</text:p>
              </table:table-cell>
            </table:table-row>
            <table:table-row>
              <table:table-cell office:value-type="float" office:value="0.660801563411951">
                <text:p>0.660801563411951</text:p>
              </table:table-cell>
              <table:table-cell office:value-type="float" office:value="1.39133411974226">
                <text:p>1.39133411974226</text:p>
              </table:table-cell>
            </table:table-row>
            <table:table-row>
              <table:table-cell office:value-type="float" office:value="0.66177908051759">
                <text:p>0.66177908051759</text:p>
              </table:table-cell>
              <table:table-cell office:value-type="float" office:value="1.17610382434439">
                <text:p>1.17610382434439</text:p>
              </table:table-cell>
            </table:table-row>
            <table:table-row>
              <table:table-cell office:value-type="float" office:value="0.662756597623229">
                <text:p>0.662756597623229</text:p>
              </table:table-cell>
              <table:table-cell office:value-type="float" office:value="0.935042969027022">
                <text:p>0.935042969027022</text:p>
              </table:table-cell>
            </table:table-row>
            <table:table-row>
              <table:table-cell office:value-type="float" office:value="0.663734114728868">
                <text:p>0.663734114728868</text:p>
              </table:table-cell>
              <table:table-cell office:value-type="float" office:value="0.682789361839373">
                <text:p>0.682789361839373</text:p>
              </table:table-cell>
            </table:table-row>
            <table:table-row>
              <table:table-cell office:value-type="float" office:value="0.664711631834507">
                <text:p>0.664711631834507</text:p>
              </table:table-cell>
              <table:table-cell office:value-type="float" office:value="0.433975413922028">
                <text:p>0.433975413922028</text:p>
              </table:table-cell>
            </table:table-row>
            <table:table-row>
              <table:table-cell office:value-type="float" office:value="0.665689148940146">
                <text:p>0.665689148940146</text:p>
              </table:table-cell>
              <table:table-cell office:value-type="float" office:value="0.202357185946313">
                <text:p>0.202357185946313</text:p>
              </table:table-cell>
            </table:table-row>
            <table:table-row>
              <table:table-cell office:value-type="float" office:value="0.666666666045785">
                <text:p>0.666666666045785</text:p>
              </table:table-cell>
              <table:table-cell office:value-type="float" office:value="0.0000061568873007678">
                <text:p>0.0000061568873007678</text:p>
              </table:table-cell>
            </table:table-row>
            <table:table-row>
              <table:table-cell office:value-type="float" office:value="0.667644183151424">
                <text:p>0.667644183151424</text:p>
              </table:table-cell>
              <table:table-cell office:value-type="float" office:value="-0.163388016655908">
                <text:p>-0.163388016655908</text:p>
              </table:table-cell>
            </table:table-row>
            <table:table-row>
              <table:table-cell office:value-type="float" office:value="0.668621700257063">
                <text:p>0.668621700257063</text:p>
              </table:table-cell>
              <table:table-cell office:value-type="float" office:value="-0.281062295877813">
                <text:p>-0.281062295877813</text:p>
              </table:table-cell>
            </table:table-row>
            <table:table-row>
              <table:table-cell office:value-type="float" office:value="0.669599217362702">
                <text:p>0.669599217362702</text:p>
              </table:table-cell>
              <table:table-cell office:value-type="float" office:value="-0.349540451942018">
                <text:p>-0.349540451942018</text:p>
              </table:table-cell>
            </table:table-row>
            <table:table-row>
              <table:table-cell office:value-type="float" office:value="0.670576734468341">
                <text:p>0.670576734468341</text:p>
              </table:table-cell>
              <table:table-cell office:value-type="float" office:value="-0.368787716460146">
                <text:p>-0.368787716460146</text:p>
              </table:table-cell>
            </table:table-row>
            <table:table-row>
              <table:table-cell office:value-type="float" office:value="0.67155425157398">
                <text:p>0.67155425157398</text:p>
              </table:table-cell>
              <table:table-cell office:value-type="float" office:value="-0.342151418349996">
                <text:p>-0.342151418349996</text:p>
              </table:table-cell>
            </table:table-row>
            <table:table-row>
              <table:table-cell office:value-type="float" office:value="0.672531768679619">
                <text:p>0.672531768679619</text:p>
              </table:table-cell>
              <table:table-cell office:value-type="float" office:value="-0.276092098162636">
                <text:p>-0.276092098162636</text:p>
              </table:table-cell>
            </table:table-row>
            <table:table-row>
              <table:table-cell office:value-type="float" office:value="0.673509285785258">
                <text:p>0.673509285785258</text:p>
              </table:table-cell>
              <table:table-cell office:value-type="float" office:value="-0.179722270317492">
                <text:p>-0.179722270317492</text:p>
              </table:table-cell>
            </table:table-row>
            <table:table-row>
              <table:table-cell office:value-type="float" office:value="0.674486802890897">
                <text:p>0.674486802890897</text:p>
              </table:table-cell>
              <table:table-cell office:value-type="float" office:value="-0.0641816364649647">
                <text:p>-0.0641816364649647</text:p>
              </table:table-cell>
            </table:table-row>
            <table:table-row>
              <table:table-cell office:value-type="float" office:value="0.675464319996536">
                <text:p>0.675464319996536</text:p>
              </table:table-cell>
              <table:table-cell office:value-type="float" office:value="0.0581125604134097">
                <text:p>0.0581125604134097</text:p>
              </table:table-cell>
            </table:table-row>
            <table:table-row>
              <table:table-cell office:value-type="float" office:value="0.676441837102175">
                <text:p>0.676441837102175</text:p>
              </table:table-cell>
              <table:table-cell office:value-type="float" office:value="0.17429380624858">
                <text:p>0.17429380624858</text:p>
              </table:table-cell>
            </table:table-row>
            <table:table-row>
              <table:table-cell office:value-type="float" office:value="0.677419354207814">
                <text:p>0.677419354207814</text:p>
              </table:table-cell>
              <table:table-cell office:value-type="float" office:value="0.271902225161742">
                <text:p>0.271902225161742</text:p>
              </table:table-cell>
            </table:table-row>
            <table:table-row>
              <table:table-cell office:value-type="float" office:value="0.678396871313453">
                <text:p>0.678396871313453</text:p>
              </table:table-cell>
              <table:table-cell office:value-type="float" office:value="0.339715472704806">
                <text:p>0.339715472704806</text:p>
              </table:table-cell>
            </table:table-row>
            <table:table-row>
              <table:table-cell office:value-type="float" office:value="0.679374388419092">
                <text:p>0.679374388419092</text:p>
              </table:table-cell>
              <table:table-cell office:value-type="float" office:value="0.368503469286947">
                <text:p>0.368503469286947</text:p>
              </table:table-cell>
            </table:table-row>
            <table:table-row>
              <table:table-cell office:value-type="float" office:value="0.680351905524731">
                <text:p>0.680351905524731</text:p>
              </table:table-cell>
              <table:table-cell office:value-type="float" office:value="0.351660431465643">
                <text:p>0.351660431465643</text:p>
              </table:table-cell>
            </table:table-row>
            <table:table-row>
              <table:table-cell office:value-type="float" office:value="0.68132942263037">
                <text:p>0.68132942263037</text:p>
              </table:table-cell>
              <table:table-cell office:value-type="float" office:value="0.285675073641933">
                <text:p>0.285675073641933</text:p>
              </table:table-cell>
            </table:table-row>
            <table:table-row>
              <table:table-cell office:value-type="float" office:value="0.682306939736009">
                <text:p>0.682306939736009</text:p>
              </table:table-cell>
              <table:table-cell office:value-type="float" office:value="0.170409634980076">
                <text:p>0.170409634980076</text:p>
              </table:table-cell>
            </table:table-row>
            <table:table-row>
              <table:table-cell office:value-type="float" office:value="0.683284456841648">
                <text:p>0.683284456841648</text:p>
              </table:table-cell>
              <table:table-cell office:value-type="float" office:value="0.00916994764336254">
                <text:p>0.00916994764336254</text:p>
              </table:table-cell>
            </table:table-row>
            <table:table-row>
              <table:table-cell office:value-type="float" office:value="0.684261973947287">
                <text:p>0.684261973947287</text:p>
              </table:table-cell>
              <table:table-cell office:value-type="float" office:value="-0.191438592812947">
                <text:p>-0.191438592812947</text:p>
              </table:table-cell>
            </table:table-row>
            <table:table-row>
              <table:table-cell office:value-type="float" office:value="0.685239491052926">
                <text:p>0.685239491052926</text:p>
              </table:table-cell>
              <table:table-cell office:value-type="float" office:value="-0.421861326639624">
                <text:p>-0.421861326639624</text:p>
              </table:table-cell>
            </table:table-row>
            <table:table-row>
              <table:table-cell office:value-type="float" office:value="0.686217008158565">
                <text:p>0.686217008158565</text:p>
              </table:table-cell>
              <table:table-cell office:value-type="float" office:value="-0.670130560759868">
                <text:p>-0.670130560759868</text:p>
              </table:table-cell>
            </table:table-row>
            <table:table-row>
              <table:table-cell office:value-type="float" office:value="0.687194525264204">
                <text:p>0.687194525264204</text:p>
              </table:table-cell>
              <table:table-cell office:value-type="float" office:value="-0.922556094554224">
                <text:p>-0.922556094554224</text:p>
              </table:table-cell>
            </table:table-row>
            <table:table-row>
              <table:table-cell office:value-type="float" office:value="0.688172042369843">
                <text:p>0.688172042369843</text:p>
              </table:table-cell>
              <table:table-cell office:value-type="float" office:value="-1.16452899637258">
                <text:p>-1.16452899637258</text:p>
              </table:table-cell>
            </table:table-row>
            <table:table-row>
              <table:table-cell office:value-type="float" office:value="0.689149559475482">
                <text:p>0.689149559475482</text:p>
              </table:table-cell>
              <table:table-cell office:value-type="float" office:value="-1.38139063761149">
                <text:p>-1.38139063761149</text:p>
              </table:table-cell>
            </table:table-row>
            <table:table-row>
              <table:table-cell office:value-type="float" office:value="0.69012707658112">
                <text:p>0.69012707658112</text:p>
              </table:table-cell>
              <table:table-cell office:value-type="float" office:value="-1.55931492024101">
                <text:p>-1.55931492024101</text:p>
              </table:table-cell>
            </table:table-row>
            <table:table-row>
              <table:table-cell office:value-type="float" office:value="0.691104593686759">
                <text:p>0.691104593686759</text:p>
              </table:table-cell>
              <table:table-cell office:value-type="float" office:value="-1.68615068749123">
                <text:p>-1.68615068749123</text:p>
              </table:table-cell>
            </table:table-row>
            <table:table-row>
              <table:table-cell office:value-type="float" office:value="0.692082110792398">
                <text:p>0.692082110792398</text:p>
              </table:table-cell>
              <table:table-cell office:value-type="float" office:value="-1.75217354515842">
                <text:p>-1.75217354515842</text:p>
              </table:table-cell>
            </table:table-row>
            <table:table-row>
              <table:table-cell office:value-type="float" office:value="0.693059627898037">
                <text:p>0.693059627898037</text:p>
              </table:table-cell>
              <table:table-cell office:value-type="float" office:value="-1.75070161058783">
                <text:p>-1.75070161058783</text:p>
              </table:table-cell>
            </table:table-row>
            <table:table-row>
              <table:table-cell office:value-type="float" office:value="0.694037145003676">
                <text:p>0.694037145003676</text:p>
              </table:table-cell>
              <table:table-cell office:value-type="float" office:value="-1.678537732444">
                <text:p>-1.678537732444</text:p>
              </table:table-cell>
            </table:table-row>
            <table:table-row>
              <table:table-cell office:value-type="float" office:value="0.695014662109315">
                <text:p>0.695014662109315</text:p>
              </table:table-cell>
              <table:table-cell office:value-type="float" office:value="-1.5362110070881">
                <text:p>-1.5362110070881</text:p>
              </table:table-cell>
            </table:table-row>
            <table:table-row>
              <table:table-cell office:value-type="float" office:value="0.695992179214954">
                <text:p>0.695992179214954</text:p>
              </table:table-cell>
              <table:table-cell office:value-type="float" office:value="-1.32800234131002">
                <text:p>-1.32800234131002</text:p>
              </table:table-cell>
            </table:table-row>
            <table:table-row>
              <table:table-cell office:value-type="float" office:value="0.696969696320593">
                <text:p>0.696969696320593</text:p>
              </table:table-cell>
              <table:table-cell office:value-type="float" office:value="-1.06175166217901">
                <text:p>-1.06175166217901</text:p>
              </table:table-cell>
            </table:table-row>
            <table:table-row>
              <table:table-cell office:value-type="float" office:value="0.697947213426232">
                <text:p>0.697947213426232</text:p>
              </table:table-cell>
              <table:table-cell office:value-type="float" office:value="-0.748457382897387">
                <text:p>-0.748457382897387</text:p>
              </table:table-cell>
            </table:table-row>
            <table:table-row>
              <table:table-cell office:value-type="float" office:value="0.698924730531871">
                <text:p>0.698924730531871</text:p>
              </table:table-cell>
              <table:table-cell office:value-type="float" office:value="-0.401691119158564">
                <text:p>-0.401691119158564</text:p>
              </table:table-cell>
            </table:table-row>
            <table:table-row>
              <table:table-cell office:value-type="float" office:value="0.69990224763751">
                <text:p>0.69990224763751</text:p>
              </table:table-cell>
              <table:table-cell office:value-type="float" office:value="-0.0368616711754773">
                <text:p>-0.0368616711754773</text:p>
              </table:table-cell>
            </table:table-row>
            <table:table-row>
              <table:table-cell office:value-type="float" office:value="0.700879764743149">
                <text:p>0.700879764743149</text:p>
              </table:table-cell>
              <table:table-cell office:value-type="float" office:value="0.32962871845949">
                <text:p>0.32962871845949</text:p>
              </table:table-cell>
            </table:table-row>
            <table:table-row>
              <table:table-cell office:value-type="float" office:value="0.701857281848788">
                <text:p>0.701857281848788</text:p>
              </table:table-cell>
              <table:table-cell office:value-type="float" office:value="0.681286390917446">
                <text:p>0.681286390917446</text:p>
              </table:table-cell>
            </table:table-row>
            <table:table-row>
              <table:table-cell office:value-type="float" office:value="0.702834798954427">
                <text:p>0.702834798954427</text:p>
              </table:table-cell>
              <table:table-cell office:value-type="float" office:value="1.00243366166054">
                <text:p>1.00243366166054</text:p>
              </table:table-cell>
            </table:table-row>
            <table:table-row>
              <table:table-cell office:value-type="float" office:value="0.703812316060066">
                <text:p>0.703812316060066</text:p>
              </table:table-cell>
              <table:table-cell office:value-type="float" office:value="1.27906833547425">
                <text:p>1.27906833547425</text:p>
              </table:table-cell>
            </table:table-row>
            <table:table-row>
              <table:table-cell office:value-type="float" office:value="0.704789833165705">
                <text:p>0.704789833165705</text:p>
              </table:table-cell>
              <table:table-cell office:value-type="float" office:value="1.49962496425868">
                <text:p>1.49962496425868</text:p>
              </table:table-cell>
            </table:table-row>
            <table:table-row>
              <table:table-cell office:value-type="float" office:value="0.705767350271344">
                <text:p>0.705767350271344</text:p>
              </table:table-cell>
              <table:table-cell office:value-type="float" office:value="1.65559333097946">
                <text:p>1.65559333097946</text:p>
              </table:table-cell>
            </table:table-row>
            <table:table-row>
              <table:table-cell office:value-type="float" office:value="0.706744867376983">
                <text:p>0.706744867376983</text:p>
              </table:table-cell>
              <table:table-cell office:value-type="float" office:value="1.74195816364367">
                <text:p>1.74195816364367</text:p>
              </table:table-cell>
            </table:table-row>
            <table:table-row>
              <table:table-cell office:value-type="float" office:value="0.707722384482622">
                <text:p>0.707722384482622</text:p>
              </table:table-cell>
              <table:table-cell office:value-type="float" office:value="1.75743474807195">
                <text:p>1.75743474807195</text:p>
              </table:table-cell>
            </table:table-row>
            <table:table-row>
              <table:table-cell office:value-type="float" office:value="0.708699901588261">
                <text:p>0.708699901588261</text:p>
              </table:table-cell>
              <table:table-cell office:value-type="float" office:value="1.70448727818241">
                <text:p>1.70448727818241</text:p>
              </table:table-cell>
            </table:table-row>
            <table:table-row>
              <table:table-cell office:value-type="float" office:value="0.7096774186939">
                <text:p>0.7096774186939</text:p>
              </table:table-cell>
              <table:table-cell office:value-type="float" office:value="1.58912972794175">
                <text:p>1.58912972794175</text:p>
              </table:table-cell>
            </table:table-row>
            <table:table-row>
              <table:table-cell office:value-type="float" office:value="0.710654935799539">
                <text:p>0.710654935799539</text:p>
              </table:table-cell>
              <table:table-cell office:value-type="float" office:value="1.42052197418783">
                <text:p>1.42052197418783</text:p>
              </table:table-cell>
            </table:table-row>
            <table:table-row>
              <table:table-cell office:value-type="float" office:value="0.711632452905178">
                <text:p>0.711632452905178</text:p>
              </table:table-cell>
              <table:table-cell office:value-type="float" office:value="1.21038606851863">
                <text:p>1.21038606851863</text:p>
              </table:table-cell>
            </table:table-row>
            <table:table-row>
              <table:table-cell office:value-type="float" office:value="0.712609970010817">
                <text:p>0.712609970010817</text:p>
              </table:table-cell>
              <table:table-cell office:value-type="float" office:value="0.972278220494251">
                <text:p>0.972278220494251</text:p>
              </table:table-cell>
            </table:table-row>
            <table:table-row>
              <table:table-cell office:value-type="float" office:value="0.713587487116456">
                <text:p>0.713587487116456</text:p>
              </table:table-cell>
              <table:table-cell office:value-type="float" office:value="0.720760575149182">
                <text:p>0.720760575149182</text:p>
              </table:table-cell>
            </table:table-row>
            <table:table-row>
              <table:table-cell office:value-type="float" office:value="0.714565004222095">
                <text:p>0.714565004222095</text:p>
              </table:table-cell>
              <table:table-cell office:value-type="float" office:value="0.47052273573299">
                <text:p>0.47052273573299</text:p>
              </table:table-cell>
            </table:table-row>
            <table:table-row>
              <table:table-cell office:value-type="float" office:value="0.715542521327734">
                <text:p>0.715542521327734</text:p>
              </table:table-cell>
              <table:table-cell office:value-type="float" office:value="0.235505847553286">
                <text:p>0.235505847553286</text:p>
              </table:table-cell>
            </table:table-row>
            <table:table-row>
              <table:table-cell office:value-type="float" office:value="0.716520038433373">
                <text:p>0.716520038433373</text:p>
              </table:table-cell>
              <table:table-cell office:value-type="float" office:value="0.0280817510386661">
                <text:p>0.0280817510386661</text:p>
              </table:table-cell>
            </table:table-row>
            <table:table-row>
              <table:table-cell office:value-type="float" office:value="0.717497555539012">
                <text:p>0.717497555539012</text:p>
              </table:table-cell>
              <table:table-cell office:value-type="float" office:value="-0.141663747523997">
                <text:p>-0.141663747523997</text:p>
              </table:table-cell>
            </table:table-row>
            <table:table-row>
              <table:table-cell office:value-type="float" office:value="0.718475072644651">
                <text:p>0.718475072644651</text:p>
              </table:table-cell>
              <table:table-cell office:value-type="float" office:value="-0.266500840632">
                <text:p>-0.266500840632</text:p>
              </table:table-cell>
            </table:table-row>
            <table:table-row>
              <table:table-cell office:value-type="float" office:value="0.71945258975029">
                <text:p>0.71945258975029</text:p>
              </table:table-cell>
              <table:table-cell office:value-type="float" office:value="-0.342445229313864">
                <text:p>-0.342445229313864</text:p>
              </table:table-cell>
            </table:table-row>
            <table:table-row>
              <table:table-cell office:value-type="float" office:value="0.720430106855929">
                <text:p>0.720430106855929</text:p>
              </table:table-cell>
              <table:table-cell office:value-type="float" office:value="-0.368944459501987">
                <text:p>-0.368944459501987</text:p>
              </table:table-cell>
            </table:table-row>
            <table:table-row>
              <table:table-cell office:value-type="float" office:value="0.721407623961568">
                <text:p>0.721407623961568</text:p>
              </table:table-cell>
              <table:table-cell office:value-type="float" office:value="-0.348850692542555">
                <text:p>-0.348850692542555</text:p>
              </table:table-cell>
            </table:table-row>
            <table:table-row>
              <table:table-cell office:value-type="float" office:value="0.722385141067207">
                <text:p>0.722385141067207</text:p>
              </table:table-cell>
              <table:table-cell office:value-type="float" office:value="-0.288182455432967">
                <text:p>-0.288182455432967</text:p>
              </table:table-cell>
            </table:table-row>
            <table:table-row>
              <table:table-cell office:value-type="float" office:value="0.723362658172846">
                <text:p>0.723362658172846</text:p>
              </table:table-cell>
              <table:table-cell office:value-type="float" office:value="-0.195690687863894">
                <text:p>-0.195690687863894</text:p>
              </table:table-cell>
            </table:table-row>
            <table:table-row>
              <table:table-cell office:value-type="float" office:value="0.724340175278485">
                <text:p>0.724340175278485</text:p>
              </table:table-cell>
              <table:table-cell office:value-type="float" office:value="-0.0822562395668375">
                <text:p>-0.0822562395668375</text:p>
              </table:table-cell>
            </table:table-row>
            <table:table-row>
              <table:table-cell office:value-type="float" office:value="0.725317692384124">
                <text:p>0.725317692384124</text:p>
              </table:table-cell>
              <table:table-cell office:value-type="float" office:value="0.0398438392570335">
                <text:p>0.0398438392570335</text:p>
              </table:table-cell>
            </table:table-row>
            <table:table-row>
              <table:table-cell office:value-type="float" office:value="0.726295209489763">
                <text:p>0.726295209489763</text:p>
              </table:table-cell>
              <table:table-cell office:value-type="float" office:value="0.15775594244615">
                <text:p>0.15775594244615</text:p>
              </table:table-cell>
            </table:table-row>
            <table:table-row>
              <table:table-cell office:value-type="float" office:value="0.727272726595402">
                <text:p>0.727272726595402</text:p>
              </table:table-cell>
              <table:table-cell office:value-type="float" office:value="0.25890502314044">
                <text:p>0.25890502314044</text:p>
              </table:table-cell>
            </table:table-row>
            <table:table-row>
              <table:table-cell office:value-type="float" office:value="0.728250243701041">
                <text:p>0.728250243701041</text:p>
              </table:table-cell>
              <table:table-cell office:value-type="float" office:value="0.331832572692331">
                <text:p>0.331832572692331</text:p>
              </table:table-cell>
            </table:table-row>
            <table:table-row>
              <table:table-cell office:value-type="float" office:value="0.72922776080668">
                <text:p>0.72922776080668</text:p>
              </table:table-cell>
              <table:table-cell office:value-type="float" office:value="0.366965891376906">
                <text:p>0.366965891376906</text:p>
              </table:table-cell>
            </table:table-row>
            <table:table-row>
              <table:table-cell office:value-type="float" office:value="0.730205277912319">
                <text:p>0.730205277912319</text:p>
              </table:table-cell>
              <table:table-cell office:value-type="float" office:value="0.357271230210867">
                <text:p>0.357271230210867</text:p>
              </table:table-cell>
            </table:table-row>
            <table:table-row>
              <table:table-cell office:value-type="float" office:value="0.731182795017958">
                <text:p>0.731182795017958</text:p>
              </table:table-cell>
              <table:table-cell office:value-type="float" office:value="0.298750400586575">
                <text:p>0.298750400586575</text:p>
              </table:table-cell>
            </table:table-row>
            <table:table-row>
              <table:table-cell office:value-type="float" office:value="0.732160312123597">
                <text:p>0.732160312123597</text:p>
              </table:table-cell>
              <table:table-cell office:value-type="float" office:value="0.190749909982967">
                <text:p>0.190749909982967</text:p>
              </table:table-cell>
            </table:table-row>
            <table:table-row>
              <table:table-cell office:value-type="float" office:value="0.733137829229236">
                <text:p>0.733137829229236</text:p>
              </table:table-cell>
              <table:table-cell office:value-type="float" office:value="0.0360630186029532">
                <text:p>0.0360630186029532</text:p>
              </table:table-cell>
            </table:table-row>
            <table:table-row>
              <table:table-cell office:value-type="float" office:value="0.734115346334875">
                <text:p>0.734115346334875</text:p>
              </table:table-cell>
              <table:table-cell office:value-type="float" office:value="-0.159182358577711">
                <text:p>-0.159182358577711</text:p>
              </table:table-cell>
            </table:table-row>
            <table:table-row>
              <table:table-cell office:value-type="float" office:value="0.735092863440514">
                <text:p>0.735092863440514</text:p>
              </table:table-cell>
              <table:table-cell office:value-type="float" office:value="-0.385844011050819">
                <text:p>-0.385844011050819</text:p>
              </table:table-cell>
            </table:table-row>
            <table:table-row>
              <table:table-cell office:value-type="float" office:value="0.736070380546153">
                <text:p>0.736070380546153</text:p>
              </table:table-cell>
              <table:table-cell office:value-type="float" office:value="-0.632275532469099">
                <text:p>-0.632275532469099</text:p>
              </table:table-cell>
            </table:table-row>
            <table:table-row>
              <table:table-cell office:value-type="float" office:value="0.737047897651792">
                <text:p>0.737047897651792</text:p>
              </table:table-cell>
              <table:table-cell office:value-type="float" office:value="-0.88499611385203">
                <text:p>-0.88499611385203</text:p>
              </table:table-cell>
            </table:table-row>
            <table:table-row>
              <table:table-cell office:value-type="float" office:value="0.738025414757431">
                <text:p>0.738025414757431</text:p>
              </table:table-cell>
              <table:table-cell office:value-type="float" office:value="-1.12948025286014">
                <text:p>-1.12948025286014</text:p>
              </table:table-cell>
            </table:table-row>
            <table:table-row>
              <table:table-cell office:value-type="float" office:value="0.73900293186307">
                <text:p>0.73900293186307</text:p>
              </table:table-cell>
              <table:table-cell office:value-type="float" office:value="-1.35102025326329">
                <text:p>-1.35102025326329</text:p>
              </table:table-cell>
            </table:table-row>
            <table:table-row>
              <table:table-cell office:value-type="float" office:value="0.739980448968709">
                <text:p>0.739980448968709</text:p>
              </table:table-cell>
              <table:table-cell office:value-type="float" office:value="-1.53560986588942">
                <text:p>-1.53560986588942</text:p>
              </table:table-cell>
            </table:table-row>
            <table:table-row>
              <table:table-cell office:value-type="float" office:value="0.740957966074347">
                <text:p>0.740957966074347</text:p>
              </table:table-cell>
              <table:table-cell office:value-type="float" office:value="-1.67079599898931">
                <text:p>-1.67079599898931</text:p>
              </table:table-cell>
            </table:table-row>
            <table:table-row>
              <table:table-cell office:value-type="float" office:value="0.741935483179986">
                <text:p>0.741935483179986</text:p>
              </table:table-cell>
              <table:table-cell office:value-type="float" office:value="-1.74644718988689">
                <text:p>-1.74644718988689</text:p>
              </table:table-cell>
            </table:table-row>
            <table:table-row>
              <table:table-cell office:value-type="float" office:value="0.742913000285625">
                <text:p>0.742913000285625</text:p>
              </table:table-cell>
              <table:table-cell office:value-type="float" office:value="-1.75539237738627">
                <text:p>-1.75539237738627</text:p>
              </table:table-cell>
            </table:table-row>
            <table:table-row>
              <table:table-cell office:value-type="float" office:value="0.743890517391264">
                <text:p>0.743890517391264</text:p>
              </table:table-cell>
              <table:table-cell office:value-type="float" office:value="-1.69389115683506">
                <text:p>-1.69389115683506</text:p>
              </table:table-cell>
            </table:table-row>
            <table:table-row>
              <table:table-cell office:value-type="float" office:value="0.744868034496903">
                <text:p>0.744868034496903</text:p>
              </table:table-cell>
              <table:table-cell office:value-type="float" office:value="-1.56190668025105">
                <text:p>-1.56190668025105</text:p>
              </table:table-cell>
            </table:table-row>
            <table:table-row>
              <table:table-cell office:value-type="float" office:value="0.745845551602542">
                <text:p>0.745845551602542</text:p>
              </table:table-cell>
              <table:table-cell office:value-type="float" office:value="-1.3631640852365">
                <text:p>-1.3631640852365</text:p>
              </table:table-cell>
            </table:table-row>
            <table:table-row>
              <table:table-cell office:value-type="float" office:value="0.746823068708181">
                <text:p>0.746823068708181</text:p>
              </table:table-cell>
              <table:table-cell office:value-type="float" office:value="-1.10499009658908">
                <text:p>-1.10499009658908</text:p>
              </table:table-cell>
            </table:table-row>
            <table:table-row>
              <table:table-cell office:value-type="float" office:value="0.74780058581382">
                <text:p>0.74780058581382</text:p>
              </table:table-cell>
              <table:table-cell office:value-type="float" office:value="-0.797942479071025">
                <text:p>-0.797942479071025</text:p>
              </table:table-cell>
            </table:table-row>
            <table:table-row>
              <table:table-cell office:value-type="float" office:value="0.748778102919459">
                <text:p>0.748778102919459</text:p>
              </table:table-cell>
              <table:table-cell office:value-type="float" office:value="-0.455250547553556">
                <text:p>-0.455250547553556</text:p>
              </table:table-cell>
            </table:table-row>
            <table:table-row>
              <table:table-cell office:value-type="float" office:value="0.749755620025098">
                <text:p>0.749755620025098</text:p>
              </table:table-cell>
              <table:table-cell office:value-type="float" office:value="-0.0920992107604174">
                <text:p>-0.0920992107604174</text:p>
              </table:table-cell>
            </table:table-row>
            <table:table-row>
              <table:table-cell office:value-type="float" office:value="0.750733137130737">
                <text:p>0.750733137130737</text:p>
              </table:table-cell>
              <table:table-cell office:value-type="float" office:value="0.275201638559366">
                <text:p>0.275201638559366</text:p>
              </table:table-cell>
            </table:table-row>
            <table:table-row>
              <table:table-cell office:value-type="float" office:value="0.751710654236376">
                <text:p>0.751710654236376</text:p>
              </table:table-cell>
              <table:table-cell office:value-type="float" office:value="0.630113730792123">
                <text:p>0.630113730792123</text:p>
              </table:table-cell>
            </table:table-row>
            <table:table-row>
              <table:table-cell office:value-type="float" office:value="0.752688171342015">
                <text:p>0.752688171342015</text:p>
              </table:table-cell>
              <table:table-cell office:value-type="float" office:value="0.956780427853746">
                <text:p>0.956780427853746</text:p>
              </table:table-cell>
            </table:table-row>
            <table:table-row>
              <table:table-cell office:value-type="float" office:value="0.753665688447654">
                <text:p>0.753665688447654</text:p>
              </table:table-cell>
              <table:table-cell office:value-type="float" office:value="1.24089673664559">
                <text:p>1.24089673664559</text:p>
              </table:table-cell>
            </table:table-row>
            <table:table-row>
              <table:table-cell office:value-type="float" office:value="0.754643205553293">
                <text:p>0.754643205553293</text:p>
              </table:table-cell>
              <table:table-cell office:value-type="float" office:value="1.47048831909775">
                <text:p>1.47048831909775</text:p>
              </table:table-cell>
            </table:table-row>
            <table:table-row>
              <table:table-cell office:value-type="float" office:value="0.755620722658932">
                <text:p>0.755620722658932</text:p>
              </table:table-cell>
              <table:table-cell office:value-type="float" office:value="1.63655392261478">
                <text:p>1.63655392261478</text:p>
              </table:table-cell>
            </table:table-row>
            <table:table-row>
              <table:table-cell office:value-type="float" office:value="0.756598239764571">
                <text:p>0.756598239764571</text:p>
              </table:table-cell>
              <table:table-cell office:value-type="float" office:value="1.73353380588101">
                <text:p>1.73353380588101</text:p>
              </table:table-cell>
            </table:table-row>
            <table:table-row>
              <table:table-cell office:value-type="float" office:value="0.75757575687021">
                <text:p>0.75757575687021</text:p>
              </table:table-cell>
              <table:table-cell office:value-type="float" office:value="1.75957711624119">
                <text:p>1.75957711624119</text:p>
              </table:table-cell>
            </table:table-row>
            <table:table-row>
              <table:table-cell office:value-type="float" office:value="0.758553273975849">
                <text:p>0.758553273975849</text:p>
              </table:table-cell>
              <table:table-cell office:value-type="float" office:value="1.71659316383654">
                <text:p>1.71659316383654</text:p>
              </table:table-cell>
            </table:table-row>
            <table:table-row>
              <table:table-cell office:value-type="float" office:value="0.759530791081488">
                <text:p>0.759530791081488</text:p>
              </table:table-cell>
              <table:table-cell office:value-type="float" office:value="1.61008441564059">
                <text:p>1.61008441564059</text:p>
              </table:table-cell>
            </table:table-row>
            <table:table-row>
              <table:table-cell office:value-type="float" office:value="0.760508308187127">
                <text:p>0.760508308187127</text:p>
              </table:table-cell>
              <table:table-cell office:value-type="float" office:value="1.44877202763392">
                <text:p>1.44877202763392</text:p>
              </table:table-cell>
            </table:table-row>
            <table:table-row>
              <table:table-cell office:value-type="float" office:value="0.761485825292766">
                <text:p>0.761485825292766</text:p>
              </table:table-cell>
              <table:table-cell office:value-type="float" office:value="1.24403706688327">
                <text:p>1.24403706688327</text:p>
              </table:table-cell>
            </table:table-row>
            <table:table-row>
              <table:table-cell office:value-type="float" office:value="0.762463342398405">
                <text:p>0.762463342398405</text:p>
              </table:table-cell>
              <table:table-cell office:value-type="float" office:value="1.0092115084597">
                <text:p>1.0092115084597</text:p>
              </table:table-cell>
            </table:table-row>
            <table:table-row>
              <table:table-cell office:value-type="float" office:value="0.763440859504044">
                <text:p>0.763440859504044</text:p>
              </table:table-cell>
              <table:table-cell office:value-type="float" office:value="0.758761970400939">
                <text:p>0.758761970400939</text:p>
              </table:table-cell>
            </table:table-row>
            <table:table-row>
              <table:table-cell office:value-type="float" office:value="0.764418376609683">
                <text:p>0.764418376609683</text:p>
              </table:table-cell>
              <table:table-cell office:value-type="float" office:value="0.5074154422794">
                <text:p>0.5074154422794</text:p>
              </table:table-cell>
            </table:table-row>
            <table:table-row>
              <table:table-cell office:value-type="float" office:value="0.765395893715322">
                <text:p>0.765395893715322</text:p>
              </table:table-cell>
              <table:table-cell office:value-type="float" office:value="0.269279593744298">
                <text:p>0.269279593744298</text:p>
              </table:table-cell>
            </table:table-row>
            <table:table-row>
              <table:table-cell office:value-type="float" office:value="0.766373410820961">
                <text:p>0.766373410820961</text:p>
              </table:table-cell>
              <table:table-cell office:value-type="float" office:value="0.0570104209371388">
                <text:p>0.0570104209371388</text:p>
              </table:table-cell>
            </table:table-row>
            <table:table-row>
              <table:table-cell office:value-type="float" office:value="0.7673509279266">
                <text:p>0.7673509279266</text:p>
              </table:table-cell>
              <table:table-cell office:value-type="float" office:value="-0.118923007044815">
                <text:p>-0.118923007044815</text:p>
              </table:table-cell>
            </table:table-row>
            <table:table-row>
              <table:table-cell office:value-type="float" office:value="0.768328445032239">
                <text:p>0.768328445032239</text:p>
              </table:table-cell>
              <table:table-cell office:value-type="float" office:value="-0.250832920236199">
                <text:p>-0.250832920236199</text:p>
              </table:table-cell>
            </table:table-row>
            <table:table-row>
              <table:table-cell office:value-type="float" office:value="0.769305962137878">
                <text:p>0.769305962137878</text:p>
              </table:table-cell>
              <table:table-cell office:value-type="float" office:value="-0.334231161437201">
                <text:p>-0.334231161437201</text:p>
              </table:table-cell>
            </table:table-row>
            <table:table-row>
              <table:table-cell office:value-type="float" office:value="0.770283479243517">
                <text:p>0.770283479243517</text:p>
              </table:table-cell>
              <table:table-cell office:value-type="float" office:value="-0.368046973510348">
                <text:p>-0.368046973510348</text:p>
              </table:table-cell>
            </table:table-row>
            <table:table-row>
              <table:table-cell office:value-type="float" office:value="0.771260996349156">
                <text:p>0.771260996349156</text:p>
              </table:table-cell>
              <table:table-cell office:value-type="float" office:value="-0.354631961127745">
                <text:p>-0.354631961127745</text:p>
              </table:table-cell>
            </table:table-row>
            <table:table-row>
              <table:table-cell office:value-type="float" office:value="0.772238513454795">
                <text:p>0.772238513454795</text:p>
              </table:table-cell>
              <table:table-cell office:value-type="float" office:value="-0.299552823292247">
                <text:p>-0.299552823292247</text:p>
              </table:table-cell>
            </table:table-row>
            <table:table-row>
              <table:table-cell office:value-type="float" office:value="0.773216030560434">
                <text:p>0.773216030560434</text:p>
              </table:table-cell>
              <table:table-cell office:value-type="float" office:value="-0.211185299203983">
                <text:p>-0.211185299203983</text:p>
              </table:table-cell>
            </table:table-row>
            <table:table-row>
              <table:table-cell office:value-type="float" office:value="0.774193547666073">
                <text:p>0.774193547666073</text:p>
              </table:table-cell>
              <table:table-cell office:value-type="float" office:value="-0.100134794009227">
                <text:p>-0.100134794009227</text:p>
              </table:table-cell>
            </table:table-row>
            <table:table-row>
              <table:table-cell office:value-type="float" office:value="0.775171064771712">
                <text:p>0.775171064771712</text:p>
              </table:table-cell>
              <table:table-cell office:value-type="float" office:value="0.0214803707315327">
                <text:p>0.0214803707315327</text:p>
              </table:table-cell>
            </table:table-row>
            <table:table-row>
              <table:table-cell office:value-type="float" office:value="0.776148581877351">
                <text:p>0.776148581877351</text:p>
              </table:table-cell>
              <table:table-cell office:value-type="float" office:value="0.140838834702485">
                <text:p>0.140838834702485</text:p>
              </table:table-cell>
            </table:table-row>
            <table:table-row>
              <table:table-cell office:value-type="float" office:value="0.77712609898299">
                <text:p>0.77712609898299</text:p>
              </table:table-cell>
              <table:table-cell office:value-type="float" office:value="0.245269330506993">
                <text:p>0.245269330506993</text:p>
              </table:table-cell>
            </table:table-row>
            <table:table-row>
              <table:table-cell office:value-type="float" office:value="0.778103616088629">
                <text:p>0.778103616088629</text:p>
              </table:table-cell>
              <table:table-cell office:value-type="float" office:value="0.323094582086703">
                <text:p>0.323094582086703</text:p>
              </table:table-cell>
            </table:table-row>
            <table:table-row>
              <table:table-cell office:value-type="float" office:value="0.779081133194268">
                <text:p>0.779081133194268</text:p>
              </table:table-cell>
              <table:table-cell office:value-type="float" office:value="0.364414040418397">
                <text:p>0.364414040418397</text:p>
              </table:table-cell>
            </table:table-row>
            <table:table-row>
              <table:table-cell office:value-type="float" office:value="0.780058650299907">
                <text:p>0.780058650299907</text:p>
              </table:table-cell>
              <table:table-cell office:value-type="float" office:value="0.361777222240502">
                <text:p>0.361777222240502</text:p>
              </table:table-cell>
            </table:table-row>
            <table:table-row>
              <table:table-cell office:value-type="float" office:value="0.781036167405546">
                <text:p>0.781036167405546</text:p>
              </table:table-cell>
              <table:table-cell office:value-type="float" office:value="0.310706027949097">
                <text:p>0.310706027949097</text:p>
              </table:table-cell>
            </table:table-row>
            <table:table-row>
              <table:table-cell office:value-type="float" office:value="0.782013684511185">
                <text:p>0.782013684511185</text:p>
              </table:table-cell>
              <table:table-cell office:value-type="float" office:value="0.210033542765154">
                <text:p>0.210033542765154</text:p>
              </table:table-cell>
            </table:table-row>
            <table:table-row>
              <table:table-cell office:value-type="float" office:value="0.782991201616824">
                <text:p>0.782991201616824</text:p>
              </table:table-cell>
              <table:table-cell office:value-type="float" office:value="0.0620379217576466">
                <text:p>0.0620379217576466</text:p>
              </table:table-cell>
            </table:table-row>
            <table:table-row>
              <table:table-cell office:value-type="float" office:value="0.783968718722463">
                <text:p>0.783968718722463</text:p>
              </table:table-cell>
              <table:table-cell office:value-type="float" office:value="-0.127637643217559">
                <text:p>-0.127637643217559</text:p>
              </table:table-cell>
            </table:table-row>
            <table:table-row>
              <table:table-cell office:value-type="float" office:value="0.784946235828102">
                <text:p>0.784946235828102</text:p>
              </table:table-cell>
              <table:table-cell office:value-type="float" office:value="-0.350274924032692">
                <text:p>-0.350274924032692</text:p>
              </table:table-cell>
            </table:table-row>
            <table:table-row>
              <table:table-cell office:value-type="float" office:value="0.785923752933741">
                <text:p>0.785923752933741</text:p>
              </table:table-cell>
              <table:table-cell office:value-type="float" office:value="-0.594563945412163">
                <text:p>-0.594563945412163</text:p>
              </table:table-cell>
            </table:table-row>
            <table:table-row>
              <table:table-cell office:value-type="float" office:value="0.78690127003938">
                <text:p>0.78690127003938</text:p>
              </table:table-cell>
              <table:table-cell office:value-type="float" office:value="-0.847251146135777">
                <text:p>-0.847251146135777</text:p>
              </table:table-cell>
            </table:table-row>
            <table:table-row>
              <table:table-cell office:value-type="float" office:value="0.787878787145019">
                <text:p>0.787878787145019</text:p>
              </table:table-cell>
              <table:table-cell office:value-type="float" office:value="-1.09391395548723">
                <text:p>-1.09391395548723</text:p>
              </table:table-cell>
            </table:table-row>
            <table:table-row>
              <table:table-cell office:value-type="float" office:value="0.788856304250658">
                <text:p>0.788856304250658</text:p>
              </table:table-cell>
              <table:table-cell office:value-type="float" office:value="-1.3198155902518">
                <text:p>-1.3198155902518</text:p>
              </table:table-cell>
            </table:table-row>
            <table:table-row>
              <table:table-cell office:value-type="float" office:value="0.789833821356297">
                <text:p>0.789833821356297</text:p>
              </table:table-cell>
              <table:table-cell office:value-type="float" office:value="-1.51078890903681">
                <text:p>-1.51078890903681</text:p>
              </table:table-cell>
            </table:table-row>
            <table:table-row>
              <table:table-cell office:value-type="float" office:value="0.790811338461936">
                <text:p>0.790811338461936</text:p>
              </table:table-cell>
              <table:table-cell office:value-type="float" office:value="-1.65409626214553">
                <text:p>-1.65409626214553</text:p>
              </table:table-cell>
            </table:table-row>
            <table:table-row>
              <table:table-cell office:value-type="float" office:value="0.791788855567575">
                <text:p>0.791788855567575</text:p>
              </table:table-cell>
              <table:table-cell office:value-type="float" office:value="-1.73921356301135">
                <text:p>-1.73921356301135</text:p>
              </table:table-cell>
            </table:table-row>
            <table:table-row>
              <table:table-cell office:value-type="float" office:value="0.792766372673213">
                <text:p>0.792766372673213</text:p>
              </table:table-cell>
              <table:table-cell office:value-type="float" office:value="-1.75849120627248">
                <text:p>-1.75849120627248</text:p>
              </table:table-cell>
            </table:table-row>
            <table:table-row>
              <table:table-cell office:value-type="float" office:value="0.793743889778852">
                <text:p>0.793743889778852</text:p>
              </table:table-cell>
              <table:table-cell office:value-type="float" office:value="-1.70765170604446">
                <text:p>-1.70765170604446</text:p>
              </table:table-cell>
            </table:table-row>
            <table:table-row>
              <table:table-cell office:value-type="float" office:value="0.794721406884491">
                <text:p>0.794721406884491</text:p>
              </table:table-cell>
              <table:table-cell office:value-type="float" office:value="-1.58609359274771">
                <text:p>-1.58609359274771</text:p>
              </table:table-cell>
            </table:table-row>
            <table:table-row>
              <table:table-cell office:value-type="float" office:value="0.79569892399013">
                <text:p>0.79569892399013</text:p>
              </table:table-cell>
              <table:table-cell office:value-type="float" office:value="-1.3969826096817">
                <text:p>-1.3969826096817</text:p>
              </table:table-cell>
            </table:table-row>
            <table:table-row>
              <table:table-cell office:value-type="float" office:value="0.796676441095769">
                <text:p>0.796676441095769</text:p>
              </table:table-cell>
              <table:table-cell office:value-type="float" office:value="-1.14712390260428">
                <text:p>-1.14712390260428</text:p>
              </table:table-cell>
            </table:table-row>
            <table:table-row>
              <table:table-cell office:value-type="float" office:value="0.797653958201408">
                <text:p>0.797653958201408</text:p>
              </table:table-cell>
              <table:table-cell office:value-type="float" office:value="-0.846621938896067">
                <text:p>-0.846621938896067</text:p>
              </table:table-cell>
            </table:table-row>
            <table:table-row>
              <table:table-cell office:value-type="float" office:value="0.798631475307047">
                <text:p>0.798631475307047</text:p>
              </table:table-cell>
              <table:table-cell office:value-type="float" office:value="-0.508347545802733">
                <text:p>-0.508347545802733</text:p>
              </table:table-cell>
            </table:table-row>
            <table:table-row>
              <table:table-cell office:value-type="float" office:value="0.799608992412686">
                <text:p>0.799608992412686</text:p>
              </table:table-cell>
              <table:table-cell office:value-type="float" office:value="-0.147242961320066">
                <text:p>-0.147242961320066</text:p>
              </table:table-cell>
            </table:table-row>
            <table:table-row>
              <table:table-cell office:value-type="float" office:value="0.800586509518325">
                <text:p>0.800586509518325</text:p>
              </table:table-cell>
              <table:table-cell office:value-type="float" office:value="0.220494543153837">
                <text:p>0.220494543153837</text:p>
              </table:table-cell>
            </table:table-row>
            <table:table-row>
              <table:table-cell office:value-type="float" office:value="0.801564026623964">
                <text:p>0.801564026623964</text:p>
              </table:table-cell>
              <table:table-cell office:value-type="float" office:value="0.578302661744067">
                <text:p>0.578302661744067</text:p>
              </table:table-cell>
            </table:table-row>
            <table:table-row>
              <table:table-cell office:value-type="float" office:value="0.802541543729603">
                <text:p>0.802541543729603</text:p>
              </table:table-cell>
              <table:table-cell office:value-type="float" office:value="0.910165473016152">
                <text:p>0.910165473016152</text:p>
              </table:table-cell>
            </table:table-row>
            <table:table-row>
              <table:table-cell office:value-type="float" office:value="0.803519060835242">
                <text:p>0.803519060835242</text:p>
              </table:table-cell>
              <table:table-cell office:value-type="float" office:value="1.20149279850144">
                <text:p>1.20149279850144</text:p>
              </table:table-cell>
            </table:table-row>
            <table:table-row>
              <table:table-cell office:value-type="float" office:value="0.804496577940881">
                <text:p>0.804496577940881</text:p>
              </table:table-cell>
              <table:table-cell office:value-type="float" office:value="1.43991593447065">
                <text:p>1.43991593447065</text:p>
              </table:table-cell>
            </table:table-row>
            <table:table-row>
              <table:table-cell office:value-type="float" office:value="0.80547409504652">
                <text:p>0.80547409504652</text:p>
              </table:table-cell>
              <table:table-cell office:value-type="float" office:value="1.61595318266228">
                <text:p>1.61595318266228</text:p>
              </table:table-cell>
            </table:table-row>
            <table:table-row>
              <table:table-cell office:value-type="float" office:value="0.806451612152159">
                <text:p>0.806451612152159</text:p>
              </table:table-cell>
              <table:table-cell office:value-type="float" office:value="1.7235063764417">
                <text:p>1.7235063764417</text:p>
              </table:table-cell>
            </table:table-row>
            <table:table-row>
              <table:table-cell office:value-type="float" office:value="0.807429129257798">
                <text:p>0.807429129257798</text:p>
              </table:table-cell>
              <table:table-cell office:value-type="float" office:value="1.76015968240302">
                <text:p>1.76015968240302</text:p>
              </table:table-cell>
            </table:table-row>
            <table:table-row>
              <table:table-cell office:value-type="float" office:value="0.808406646363437">
                <text:p>0.808406646363437</text:p>
              </table:table-cell>
              <table:table-cell office:value-type="float" office:value="1.72726374916003">
                <text:p>1.72726374916003</text:p>
              </table:table-cell>
            </table:table-row>
            <table:table-row>
              <table:table-cell office:value-type="float" office:value="0.809384163469076">
                <text:p>0.809384163469076</text:p>
              </table:table-cell>
              <table:table-cell office:value-type="float" office:value="1.6298010681076">
                <text:p>1.6298010681076</text:p>
              </table:table-cell>
            </table:table-row>
            <table:table-row>
              <table:table-cell office:value-type="float" office:value="0.810361680574715">
                <text:p>0.810361680574715</text:p>
              </table:table-cell>
              <table:table-cell office:value-type="float" office:value="1.4760414384682">
                <text:p>1.4760414384682</text:p>
              </table:table-cell>
            </table:table-row>
            <table:table-row>
              <table:table-cell office:value-type="float" office:value="0.811339197680354">
                <text:p>0.811339197680354</text:p>
              </table:table-cell>
              <table:table-cell office:value-type="float" office:value="1.27700891029434">
                <text:p>1.27700891029434</text:p>
              </table:table-cell>
            </table:table-row>
            <table:table-row>
              <table:table-cell office:value-type="float" office:value="0.812316714785993">
                <text:p>0.812316714785993</text:p>
              </table:table-cell>
              <table:table-cell office:value-type="float" office:value="1.04579276658513">
                <text:p>1.04579276658513</text:p>
              </table:table-cell>
            </table:table-row>
            <table:table-row>
              <table:table-cell office:value-type="float" office:value="0.813294231891632">
                <text:p>0.813294231891632</text:p>
              </table:table-cell>
              <table:table-cell office:value-type="float" office:value="0.796744329457727">
                <text:p>0.796744329457727</text:p>
              </table:table-cell>
            </table:table-row>
            <table:table-row>
              <table:table-cell office:value-type="float" office:value="0.814271748997271">
                <text:p>0.814271748997271</text:p>
              </table:table-cell>
              <table:table-cell office:value-type="float" office:value="0.544608083612581">
                <text:p>0.544608083612581</text:p>
              </table:table-cell>
            </table:table-row>
            <table:table-row>
              <table:table-cell office:value-type="float" office:value="0.81524926610291">
                <text:p>0.81524926610291</text:p>
              </table:table-cell>
              <table:table-cell office:value-type="float" office:value="0.303639402518856">
                <text:p>0.303639402518856</text:p>
              </table:table-cell>
            </table:table-row>
            <table:table-row>
              <table:table-cell office:value-type="float" office:value="0.816226783208549">
                <text:p>0.816226783208549</text:p>
              </table:table-cell>
              <table:table-cell office:value-type="float" office:value="0.0867618133841268">
                <text:p>0.0867618133841268</text:p>
              </table:table-cell>
            </table:table-row>
            <table:table-row>
              <table:table-cell office:value-type="float" office:value="0.817204300314188">
                <text:p>0.817204300314188</text:p>
              </table:table-cell>
              <table:table-cell office:value-type="float" office:value="-0.0951857906941531">
                <text:p>-0.0951857906941531</text:p>
              </table:table-cell>
            </table:table-row>
            <table:table-row>
              <table:table-cell office:value-type="float" office:value="0.818181817419827">
                <text:p>0.818181817419827</text:p>
              </table:table-cell>
              <table:table-cell office:value-type="float" office:value="-0.234067134863838">
                <text:p>-0.234067134863838</text:p>
              </table:table-cell>
            </table:table-row>
            <table:table-row>
              <table:table-cell office:value-type="float" office:value="0.819159334525466">
                <text:p>0.819159334525466</text:p>
              </table:table-cell>
              <table:table-cell office:value-type="float" office:value="-0.324895126795949">
                <text:p>-0.324895126795949</text:p>
              </table:table-cell>
            </table:table-row>
            <table:table-row>
              <table:table-cell office:value-type="float" office:value="0.820136851631105">
                <text:p>0.820136851631105</text:p>
              </table:table-cell>
              <table:table-cell office:value-type="float" office:value="-0.366080816821117">
                <text:p>-0.366080816821117</text:p>
              </table:table-cell>
            </table:table-row>
            <table:table-row>
              <table:table-cell office:value-type="float" office:value="0.821114368736744">
                <text:p>0.821114368736744</text:p>
              </table:table-cell>
              <table:table-cell office:value-type="float" office:value="-0.359470564422958">
                <text:p>-0.359470564422958</text:p>
              </table:table-cell>
            </table:table-row>
            <table:table-row>
              <table:table-cell office:value-type="float" office:value="0.822091885842383">
                <text:p>0.822091885842383</text:p>
              </table:table-cell>
              <table:table-cell office:value-type="float" office:value="-0.310170057030317">
                <text:p>-0.310170057030317</text:p>
              </table:table-cell>
            </table:table-row>
            <table:table-row>
              <table:table-cell office:value-type="float" office:value="0.823069402948022">
                <text:p>0.823069402948022</text:p>
              </table:table-cell>
              <table:table-cell office:value-type="float" office:value="-0.226166730580293">
                <text:p>-0.226166730580293</text:p>
              </table:table-cell>
            </table:table-row>
            <table:table-row>
              <table:table-cell office:value-type="float" office:value="0.824046920053661">
                <text:p>0.824046920053661</text:p>
              </table:table-cell>
              <table:table-cell office:value-type="float" office:value="-0.117774336474723">
                <text:p>-0.117774336474723</text:p>
              </table:table-cell>
            </table:table-row>
            <table:table-row>
              <table:table-cell office:value-type="float" office:value="0.8250244371593">
                <text:p>0.8250244371593</text:p>
              </table:table-cell>
              <table:table-cell office:value-type="float" office:value="0.00306584737518577">
                <text:p>0.00306584737518577</text:p>
              </table:table-cell>
            </table:table-row>
            <table:table-row>
              <table:table-cell office:value-type="float" office:value="0.826001954264939">
                <text:p>0.826001954264939</text:p>
              </table:table-cell>
              <table:table-cell office:value-type="float" office:value="0.123583999583994">
                <text:p>0.123583999583994</text:p>
              </table:table-cell>
            </table:table-row>
            <table:table-row>
              <table:table-cell office:value-type="float" office:value="0.826979471370578">
                <text:p>0.826979471370578</text:p>
              </table:table-cell>
              <table:table-cell office:value-type="float" office:value="0.231031716517337">
                <text:p>0.231031716517337</text:p>
              </table:table-cell>
            </table:table-row>
            <table:table-row>
              <table:table-cell office:value-type="float" office:value="0.827956988476217">
                <text:p>0.827956988476217</text:p>
              </table:table-cell>
              <table:table-cell office:value-type="float" office:value="0.313530655970298">
                <text:p>0.313530655970298</text:p>
              </table:table-cell>
            </table:table-row>
            <table:table-row>
              <table:table-cell office:value-type="float" office:value="0.828934505581856">
                <text:p>0.828934505581856</text:p>
              </table:table-cell>
              <table:table-cell office:value-type="float" office:value="0.360867647157911">
                <text:p>0.360867647157911</text:p>
              </table:table-cell>
            </table:table-row>
            <table:table-row>
              <table:table-cell office:value-type="float" office:value="0.829912022687495">
                <text:p>0.829912022687495</text:p>
              </table:table-cell>
              <table:table-cell office:value-type="float" office:value="0.365187285129546">
                <text:p>0.365187285129546</text:p>
              </table:table-cell>
            </table:table-row>
            <table:table-row>
              <table:table-cell office:value-type="float" office:value="0.830889539793134">
                <text:p>0.830889539793134</text:p>
              </table:table-cell>
              <table:table-cell office:value-type="float" office:value="0.321539222107623">
                <text:p>0.321539222107623</text:p>
              </table:table-cell>
            </table:table-row>
            <table:table-row>
              <table:table-cell office:value-type="float" office:value="0.831867056898773">
                <text:p>0.831867056898773</text:p>
              </table:table-cell>
              <table:table-cell office:value-type="float" office:value="0.22824615020443">
                <text:p>0.22824615020443</text:p>
              </table:table-cell>
            </table:table-row>
            <table:table-row>
              <table:table-cell office:value-type="float" office:value="0.832844574004412">
                <text:p>0.832844574004412</text:p>
              </table:table-cell>
              <table:table-cell office:value-type="float" office:value="0.0870693112549135">
                <text:p>0.0870693112549135</text:p>
              </table:table-cell>
            </table:table-row>
            <table:table-row>
              <table:table-cell office:value-type="float" office:value="0.833822091110051">
                <text:p>0.833822091110051</text:p>
              </table:table-cell>
              <table:table-cell office:value-type="float" office:value="-0.0968393820477727">
                <text:p>-0.0968393820477727</text:p>
              </table:table-cell>
            </table:table-row>
            <table:table-row>
              <table:table-cell office:value-type="float" office:value="0.83479960821569">
                <text:p>0.83479960821569</text:p>
              </table:table-cell>
              <table:table-cell office:value-type="float" office:value="-0.315196610825286">
                <text:p>-0.315196610825286</text:p>
              </table:table-cell>
            </table:table-row>
            <table:table-row>
              <table:table-cell office:value-type="float" office:value="0.835777125321329">
                <text:p>0.835777125321329</text:p>
              </table:table-cell>
              <table:table-cell office:value-type="float" office:value="-0.557043486039566">
                <text:p>-0.557043486039566</text:p>
              </table:table-cell>
            </table:table-row>
            <table:table-row>
              <table:table-cell office:value-type="float" office:value="0.836754642426968">
                <text:p>0.836754642426968</text:p>
              </table:table-cell>
              <table:table-cell office:value-type="float" office:value="-0.809371208131665">
                <text:p>-0.809371208131665</text:p>
              </table:table-cell>
            </table:table-row>
            <table:table-row>
              <table:table-cell office:value-type="float" office:value="0.837732159532607">
                <text:p>0.837732159532607</text:p>
              </table:table-cell>
              <table:table-cell office:value-type="float" office:value="-1.05787946611249">
                <text:p>-1.05787946611249</text:p>
              </table:table-cell>
            </table:table-row>
            <table:table-row>
              <table:table-cell office:value-type="float" office:value="0.838709676638246">
                <text:p>0.838709676638246</text:p>
              </table:table-cell>
              <table:table-cell office:value-type="float" office:value="-1.28782237520679">
                <text:p>-1.28782237520679</text:p>
              </table:table-cell>
            </table:table-row>
            <table:table-row>
              <table:table-cell office:value-type="float" office:value="0.839687193743885">
                <text:p>0.839687193743885</text:p>
              </table:table-cell>
              <table:table-cell office:value-type="float" office:value="-1.48489134472841">
                <text:p>-1.48489134472841</text:p>
              </table:table-cell>
            </table:table-row>
            <table:table-row>
              <table:table-cell office:value-type="float" office:value="0.840664710849524">
                <text:p>0.840664710849524</text:p>
              </table:table-cell>
              <table:table-cell office:value-type="float" office:value="-1.63608189676123">
                <text:p>-1.63608189676123</text:p>
              </table:table-cell>
            </table:table-row>
            <table:table-row>
              <table:table-cell office:value-type="float" office:value="0.841642227955163">
                <text:p>0.841642227955163</text:p>
              </table:table-cell>
              <table:table-cell office:value-type="float" office:value="-1.7304922661412">
                <text:p>-1.7304922661412</text:p>
              </table:table-cell>
            </table:table-row>
            <table:table-row>
              <table:table-cell office:value-type="float" office:value="0.842619745060802">
                <text:p>0.842619745060802</text:p>
              </table:table-cell>
              <table:table-cell office:value-type="float" office:value="-1.76000555685924">
                <text:p>-1.76000555685924</text:p>
              </table:table-cell>
            </table:table-row>
            <table:table-row>
              <table:table-cell office:value-type="float" office:value="0.84359726216644">
                <text:p>0.84359726216644</text:p>
              </table:table-cell>
              <table:table-cell office:value-type="float" office:value="-1.71981407473698">
                <text:p>-1.71981407473698</text:p>
              </table:table-cell>
            </table:table-row>
            <table:table-row>
              <table:table-cell office:value-type="float" office:value="0.844574779272079">
                <text:p>0.844574779272079</text:p>
              </table:table-cell>
              <table:table-cell office:value-type="float" office:value="-1.60875379224445">
                <text:p>-1.60875379224445</text:p>
              </table:table-cell>
            </table:table-row>
            <table:table-row>
              <table:table-cell office:value-type="float" office:value="0.845552296377718">
                <text:p>0.845552296377718</text:p>
              </table:table-cell>
              <table:table-cell office:value-type="float" office:value="-1.42942817010467">
                <text:p>-1.42942817010467</text:p>
              </table:table-cell>
            </table:table-row>
            <table:table-row>
              <table:table-cell office:value-type="float" office:value="0.846529813483357">
                <text:p>0.846529813483357</text:p>
              </table:table-cell>
              <table:table-cell office:value-type="float" office:value="-1.18811308714082">
                <text:p>-1.18811308714082</text:p>
              </table:table-cell>
            </table:table-row>
            <table:table-row>
              <table:table-cell office:value-type="float" office:value="0.847507330588996">
                <text:p>0.847507330588996</text:p>
              </table:table-cell>
              <table:table-cell office:value-type="float" office:value="-0.894447664236548">
                <text:p>-0.894447664236548</text:p>
              </table:table-cell>
            </table:table-row>
            <table:table-row>
              <table:table-cell office:value-type="float" office:value="0.848484847694635">
                <text:p>0.848484847694635</text:p>
              </table:table-cell>
              <table:table-cell office:value-type="float" office:value="-0.560928529201447">
                <text:p>-0.560928529201447</text:p>
              </table:table-cell>
            </table:table-row>
            <table:table-row>
              <table:table-cell office:value-type="float" office:value="0.849462364800274">
                <text:p>0.849462364800274</text:p>
              </table:table-cell>
              <table:table-cell office:value-type="float" office:value="-0.202236791875851">
                <text:p>-0.202236791875851</text:p>
              </table:table-cell>
            </table:table-row>
            <table:table-row>
              <table:table-cell office:value-type="float" office:value="0.850439881905913">
                <text:p>0.850439881905913</text:p>
              </table:table-cell>
              <table:table-cell office:value-type="float" office:value="0.165563019781472">
                <text:p>0.165563019781472</text:p>
              </table:table-cell>
            </table:table-row>
            <table:table-row>
              <table:table-cell office:value-type="float" office:value="0.851417399011552">
                <text:p>0.851417399011552</text:p>
              </table:table-cell>
              <table:table-cell office:value-type="float" office:value="0.525905170051461">
                <text:p>0.525905170051461</text:p>
              </table:table-cell>
            </table:table-row>
            <table:table-row>
              <table:table-cell office:value-type="float" office:value="0.852394916117191">
                <text:p>0.852394916117191</text:p>
              </table:table-cell>
              <table:table-cell office:value-type="float" office:value="0.862634335647005">
                <text:p>0.862634335647005</text:p>
              </table:table-cell>
            </table:table-row>
            <table:table-row>
              <table:table-cell office:value-type="float" office:value="0.85337243322283">
                <text:p>0.85337243322283</text:p>
              </table:table-cell>
              <table:table-cell office:value-type="float" office:value="1.16089314333911">
                <text:p>1.16089314333911</text:p>
              </table:table-cell>
            </table:table-row>
            <table:table-row>
              <table:table-cell office:value-type="float" office:value="0.854349950328469">
                <text:p>0.854349950328469</text:p>
              </table:table-cell>
              <table:table-cell office:value-type="float" office:value="1.40793357037034">
                <text:p>1.40793357037034</text:p>
              </table:table-cell>
            </table:table-row>
            <table:table-row>
              <table:table-cell office:value-type="float" office:value="0.855327467434108">
                <text:p>0.855327467434108</text:p>
              </table:table-cell>
              <table:table-cell office:value-type="float" office:value="1.59380469808421">
                <text:p>1.59380469808421</text:p>
              </table:table-cell>
            </table:table-row>
            <table:table-row>
              <table:table-cell office:value-type="float" office:value="0.856304984539747">
                <text:p>0.856304984539747</text:p>
              </table:table-cell>
              <table:table-cell office:value-type="float" office:value="1.71187668906078">
                <text:p>1.71187668906078</text:p>
              </table:table-cell>
            </table:table-row>
            <table:table-row>
              <table:table-cell office:value-type="float" office:value="0.857282501645386">
                <text:p>0.857282501645386</text:p>
              </table:table-cell>
              <table:table-cell office:value-type="float" office:value="1.75917063019146">
                <text:p>1.75917063019146</text:p>
              </table:table-cell>
            </table:table-row>
            <table:table-row>
              <table:table-cell office:value-type="float" office:value="0.858260018751025">
                <text:p>0.858260018751025</text:p>
              </table:table-cell>
              <table:table-cell office:value-type="float" office:value="1.736475462646">
                <text:p>1.736475462646</text:p>
              </table:table-cell>
            </table:table-row>
            <table:table-row>
              <table:table-cell office:value-type="float" office:value="0.859237535856664">
                <text:p>0.859237535856664</text:p>
              </table:table-cell>
              <table:table-cell office:value-type="float" office:value="1.64824591045248">
                <text:p>1.64824591045248</text:p>
              </table:table-cell>
            </table:table-row>
            <table:table-row>
              <table:table-cell office:value-type="float" office:value="0.860215052962303">
                <text:p>0.860215052962303</text:p>
              </table:table-cell>
              <table:table-cell office:value-type="float" office:value="1.50228836172971">
                <text:p>1.50228836172971</text:p>
              </table:table-cell>
            </table:table-row>
            <table:table-row>
              <table:table-cell office:value-type="float" office:value="0.861192570067942">
                <text:p>0.861192570067942</text:p>
              </table:table-cell>
              <table:table-cell office:value-type="float" office:value="1.3092542688919">
                <text:p>1.3092542688919</text:p>
              </table:table-cell>
            </table:table-row>
            <table:table-row>
              <table:table-cell office:value-type="float" office:value="0.862170087173581">
                <text:p>0.862170087173581</text:p>
              </table:table-cell>
              <table:table-cell office:value-type="float" office:value="1.08197206080373">
                <text:p>1.08197206080373</text:p>
              </table:table-cell>
            </table:table-row>
            <table:table-row>
              <table:table-cell office:value-type="float" office:value="0.86314760427922">
                <text:p>0.86314760427922</text:p>
              </table:table-cell>
              <table:table-cell office:value-type="float" office:value="0.834658116683099">
                <text:p>0.834658116683099</text:p>
              </table:table-cell>
            </table:table-row>
            <table:table-row>
              <table:table-cell office:value-type="float" office:value="0.864125121384859">
                <text:p>0.864125121384859</text:p>
              </table:table-cell>
              <table:table-cell office:value-type="float" office:value="0.582054466729472">
                <text:p>0.582054466729472</text:p>
              </table:table-cell>
            </table:table-row>
            <table:table-row>
              <table:table-cell office:value-type="float" office:value="0.865102638490498">
                <text:p>0.865102638490498</text:p>
              </table:table-cell>
              <table:table-cell office:value-type="float" office:value="0.338545132926003">
                <text:p>0.338545132926003</text:p>
              </table:table-cell>
            </table:table-row>
            <table:table-row>
              <table:table-cell office:value-type="float" office:value="0.866080155596137">
                <text:p>0.866080155596137</text:p>
              </table:table-cell>
              <table:table-cell office:value-type="float" office:value="0.117304152377783">
                <text:p>0.117304152377783</text:p>
              </table:table-cell>
            </table:table-row>
            <table:table-row>
              <table:table-cell office:value-type="float" office:value="0.867057672701776">
                <text:p>0.867057672701776</text:p>
              </table:table-cell>
              <table:table-cell office:value-type="float" office:value="-0.0704737305756934">
                <text:p>-0.0704737305756934</text:p>
              </table:table-cell>
            </table:table-row>
            <table:table-row>
              <table:table-cell office:value-type="float" office:value="0.868035189807415">
                <text:p>0.868035189807415</text:p>
              </table:table-cell>
              <table:table-cell office:value-type="float" office:value="-0.216213832603411">
                <text:p>-0.216213832603411</text:p>
              </table:table-cell>
            </table:table-row>
            <table:table-row>
              <table:table-cell office:value-type="float" office:value="0.869012706913054">
                <text:p>0.869012706913054</text:p>
              </table:table-cell>
              <table:table-cell office:value-type="float" office:value="-0.314435754251277">
                <text:p>-0.314435754251277</text:p>
              </table:table-cell>
            </table:table-row>
            <table:table-row>
              <table:table-cell office:value-type="float" office:value="0.869990224018693">
                <text:p>0.869990224018693</text:p>
              </table:table-cell>
              <table:table-cell office:value-type="float" office:value="-0.363033192090602">
                <text:p>-0.363033192090602</text:p>
              </table:table-cell>
            </table:table-row>
            <table:table-row>
              <table:table-cell office:value-type="float" office:value="0.870967741124332">
                <text:p>0.870967741124332</text:p>
              </table:table-cell>
              <table:table-cell office:value-type="float" office:value="-0.363343279364484">
                <text:p>-0.363343279364484</text:p>
              </table:table-cell>
            </table:table-row>
            <table:table-row>
              <table:table-cell office:value-type="float" office:value="0.871945258229971">
                <text:p>0.871945258229971</text:p>
              </table:table-cell>
              <table:table-cell office:value-type="float" office:value="-0.320002152231822">
                <text:p>-0.320002152231822</text:p>
              </table:table-cell>
            </table:table-row>
            <table:table-row>
              <table:table-cell office:value-type="float" office:value="0.87292277533561">
                <text:p>0.87292277533561</text:p>
              </table:table-cell>
              <table:table-cell office:value-type="float" office:value="-0.240596381963183">
                <text:p>-0.240596381963183</text:p>
              </table:table-cell>
            </table:table-row>
            <table:table-row>
              <table:table-cell office:value-type="float" office:value="0.873900292441249">
                <text:p>0.873900292441249</text:p>
              </table:table-cell>
              <table:table-cell office:value-type="float" office:value="-0.135132263188523">
                <text:p>-0.135132263188523</text:p>
              </table:table-cell>
            </table:table-row>
            <table:table-row>
              <table:table-cell office:value-type="float" office:value="0.874877809546888">
                <text:p>0.874877809546888</text:p>
              </table:table-cell>
              <table:table-cell office:value-type="float" office:value="-0.0153559615145119">
                <text:p>-0.0153559615145119</text:p>
              </table:table-cell>
            </table:table-row>
            <table:table-row>
              <table:table-cell office:value-type="float" office:value="0.875855326652527">
                <text:p>0.875855326652527</text:p>
              </table:table-cell>
              <table:table-cell office:value-type="float" office:value="0.106033461997034">
                <text:p>0.106033461997034</text:p>
              </table:table-cell>
            </table:table-row>
            <table:table-row>
              <table:table-cell office:value-type="float" office:value="0.876832843758166">
                <text:p>0.876832843758166</text:p>
              </table:table-cell>
              <table:table-cell office:value-type="float" office:value="0.21622965907441">
                <text:p>0.21622965907441</text:p>
              </table:table-cell>
            </table:table-row>
            <table:table-row>
              <table:table-cell office:value-type="float" office:value="0.877810360863805">
                <text:p>0.877810360863805</text:p>
              </table:table-cell>
              <table:table-cell office:value-type="float" office:value="0.303171202442634">
                <text:p>0.303171202442634</text:p>
              </table:table-cell>
            </table:table-row>
            <table:table-row>
              <table:table-cell office:value-type="float" office:value="0.878787877969444">
                <text:p>0.878787877969444</text:p>
              </table:table-cell>
              <table:table-cell office:value-type="float" office:value="0.356347962508971">
                <text:p>0.356347962508971</text:p>
              </table:table-cell>
            </table:table-row>
            <table:table-row>
              <table:table-cell office:value-type="float" office:value="0.879765395075083">
                <text:p>0.879765395075083</text:p>
              </table:table-cell>
              <table:table-cell office:value-type="float" office:value="0.367511989933451">
                <text:p>0.367511989933451</text:p>
              </table:table-cell>
            </table:table-row>
            <table:table-row>
              <table:table-cell office:value-type="float" office:value="0.880742912180722">
                <text:p>0.880742912180722</text:p>
              </table:table-cell>
              <table:table-cell office:value-type="float" office:value="0.331249011455058">
                <text:p>0.331249011455058</text:p>
              </table:table-cell>
            </table:table-row>
            <table:table-row>
              <table:table-cell office:value-type="float" office:value="0.881720429286361">
                <text:p>0.881720429286361</text:p>
              </table:table-cell>
              <table:table-cell office:value-type="float" office:value="0.245375070344848">
                <text:p>0.245375070344848</text:p>
              </table:table-cell>
            </table:table-row>
            <table:table-row>
              <table:table-cell office:value-type="float" office:value="0.882697946392">
                <text:p>0.882697946392</text:p>
              </table:table-cell>
              <table:table-cell office:value-type="float" office:value="0.111133414195952">
                <text:p>0.111133414195952</text:p>
              </table:table-cell>
            </table:table-row>
            <table:table-row>
              <table:table-cell office:value-type="float" office:value="0.883675463497639">
                <text:p>0.883675463497639</text:p>
              </table:table-cell>
              <table:table-cell office:value-type="float" office:value="-0.0668211844797526">
                <text:p>-0.0668211844797526</text:p>
              </table:table-cell>
            </table:table-row>
            <table:table-row>
              <table:table-cell office:value-type="float" office:value="0.884652980603278">
                <text:p>0.884652980603278</text:p>
              </table:table-cell>
              <table:table-cell office:value-type="float" office:value="-0.280650622123626">
                <text:p>-0.280650622123626</text:p>
              </table:table-cell>
            </table:table-row>
            <table:table-row>
              <table:table-cell office:value-type="float" office:value="0.885630497708917">
                <text:p>0.885630497708917</text:p>
              </table:table-cell>
              <table:table-cell office:value-type="float" office:value="-0.519761242262627">
                <text:p>-0.519761242262627</text:p>
              </table:table-cell>
            </table:table-row>
            <table:table-row>
              <table:table-cell office:value-type="float" office:value="0.886608014814556">
                <text:p>0.886608014814556</text:p>
              </table:table-cell>
              <table:table-cell office:value-type="float" office:value="-0.771406155061058">
                <text:p>-0.771406155061058</text:p>
              </table:table-cell>
            </table:table-row>
            <table:table-row>
              <table:table-cell office:value-type="float" office:value="0.887585531920195">
                <text:p>0.887585531920195</text:p>
              </table:table-cell>
              <table:table-cell office:value-type="float" office:value="-1.02142643699361">
                <text:p>-1.02142643699361</text:p>
              </table:table-cell>
            </table:table-row>
            <table:table-row>
              <table:table-cell office:value-type="float" office:value="0.888563049025834">
                <text:p>0.888563049025834</text:p>
              </table:table-cell>
              <table:table-cell office:value-type="float" office:value="-1.25508706480052">
                <text:p>-1.25508706480052</text:p>
              </table:table-cell>
            </table:table-row>
            <table:table-row>
              <table:table-cell office:value-type="float" office:value="0.889540566131473">
                <text:p>0.889540566131473</text:p>
              </table:table-cell>
              <table:table-cell office:value-type="float" office:value="-1.4579575989634">
                <text:p>-1.4579575989634</text:p>
              </table:table-cell>
            </table:table-row>
            <table:table-row>
              <table:table-cell office:value-type="float" office:value="0.890518083237112">
                <text:p>0.890518083237112</text:p>
              </table:table-cell>
              <table:table-cell office:value-type="float" office:value="-1.61678479154841">
                <text:p>-1.61678479154841</text:p>
              </table:table-cell>
            </table:table-row>
            <table:table-row>
              <table:table-cell office:value-type="float" office:value="0.891495600342751">
                <text:p>0.891495600342751</text:p>
              </table:table-cell>
              <table:table-cell office:value-type="float" office:value="-1.72030462428184">
                <text:p>-1.72030462428184</text:p>
              </table:table-cell>
            </table:table-row>
            <table:table-row>
              <table:table-cell office:value-type="float" office:value="0.89247311744839">
                <text:p>0.89247311744839</text:p>
              </table:table-cell>
              <table:table-cell office:value-type="float" office:value="-1.75994476759378">
                <text:p>-1.75994476759378</text:p>
              </table:table-cell>
            </table:table-row>
            <table:table-row>
              <table:table-cell office:value-type="float" office:value="0.893450634554029">
                <text:p>0.893450634554029</text:p>
              </table:table-cell>
              <table:table-cell office:value-type="float" office:value="-1.73037488310907">
                <text:p>-1.73037488310907</text:p>
              </table:table-cell>
            </table:table-row>
            <table:table-row>
              <table:table-cell office:value-type="float" office:value="0.894428151659667">
                <text:p>0.894428151659667</text:p>
              </table:table-cell>
              <table:table-cell office:value-type="float" office:value="-1.62987118666959">
                <text:p>-1.62987118666959</text:p>
              </table:table-cell>
            </table:table-row>
            <table:table-row>
              <table:table-cell office:value-type="float" office:value="0.895405668765306">
                <text:p>0.895405668765306</text:p>
              </table:table-cell>
              <table:table-cell office:value-type="float" office:value="-1.46047270843305">
                <text:p>-1.46047270843305</text:p>
              </table:table-cell>
            </table:table-row>
            <table:table-row>
              <table:table-cell office:value-type="float" office:value="0.896383185870945">
                <text:p>0.896383185870945</text:p>
              </table:table-cell>
              <table:table-cell office:value-type="float" office:value="-1.22791907117883">
                <text:p>-1.22791907117883</text:p>
              </table:table-cell>
            </table:table-row>
            <table:table-row>
              <table:table-cell office:value-type="float" office:value="0.897360702976584">
                <text:p>0.897360702976584</text:p>
              </table:table-cell>
              <table:table-cell office:value-type="float" office:value="-0.941372615798694">
                <text:p>-0.941372615798694</text:p>
              </table:table-cell>
            </table:table-row>
            <table:table-row>
              <table:table-cell office:value-type="float" office:value="0.898338220082223">
                <text:p>0.898338220082223</text:p>
              </table:table-cell>
              <table:table-cell office:value-type="float" office:value="-0.612940554584284">
                <text:p>-0.612940554584284</text:p>
              </table:table-cell>
            </table:table-row>
            <table:table-row>
              <table:table-cell office:value-type="float" office:value="0.899315737187862">
                <text:p>0.899315737187862</text:p>
              </table:table-cell>
              <table:table-cell office:value-type="float" office:value="-0.257024758045632">
                <text:p>-0.257024758045632</text:p>
              </table:table-cell>
            </table:table-row>
            <table:table-row>
              <table:table-cell office:value-type="float" office:value="0.900293254293501">
                <text:p>0.900293254293501</text:p>
              </table:table-cell>
              <table:table-cell office:value-type="float" office:value="0.110462935278479">
                <text:p>0.110462935278479</text:p>
              </table:table-cell>
            </table:table-row>
            <table:table-row>
              <table:table-cell office:value-type="float" office:value="0.90127077139914">
                <text:p>0.90127077139914</text:p>
              </table:table-cell>
              <table:table-cell office:value-type="float" office:value="0.472973970792966">
                <text:p>0.472973970792966</text:p>
              </table:table-cell>
            </table:table-row>
            <table:table-row>
              <table:table-cell office:value-type="float" office:value="0.902248288504779">
                <text:p>0.902248288504779</text:p>
              </table:table-cell>
              <table:table-cell office:value-type="float" office:value="0.814233689793908">
                <text:p>0.814233689793908</text:p>
              </table:table-cell>
            </table:table-row>
            <table:table-row>
              <table:table-cell office:value-type="float" office:value="0.903225805610418">
                <text:p>0.903225805610418</text:p>
              </table:table-cell>
              <table:table-cell office:value-type="float" office:value="1.11913586918581">
                <text:p>1.11913586918581</text:p>
              </table:table-cell>
            </table:table-row>
            <table:table-row>
              <table:table-cell office:value-type="float" office:value="0.904203322716057">
                <text:p>0.904203322716057</text:p>
              </table:table-cell>
              <table:table-cell office:value-type="float" office:value="1.3745687162964">
                <text:p>1.3745687162964</text:p>
              </table:table-cell>
            </table:table-row>
            <table:table-row>
              <table:table-cell office:value-type="float" office:value="0.905180839821696">
                <text:p>0.905180839821696</text:p>
              </table:table-cell>
              <table:table-cell office:value-type="float" office:value="1.57012393803851">
                <text:p>1.57012393803851</text:p>
              </table:table-cell>
            </table:table-row>
            <table:table-row>
              <table:table-cell office:value-type="float" office:value="0.906158356927335">
                <text:p>0.906158356927335</text:p>
              </table:table-cell>
              <table:table-cell office:value-type="float" office:value="1.69864748261661">
                <text:p>1.69864748261661</text:p>
              </table:table-cell>
            </table:table-row>
            <table:table-row>
              <table:table-cell office:value-type="float" office:value="0.907135874032974">
                <text:p>0.907135874032974</text:p>
              </table:table-cell>
              <table:table-cell office:value-type="float" office:value="1.75659999947681">
                <text:p>1.75659999947681</text:p>
              </table:table-cell>
            </table:table-row>
            <table:table-row>
              <table:table-cell office:value-type="float" office:value="0.908113391138613">
                <text:p>0.908113391138613</text:p>
              </table:table-cell>
              <table:table-cell office:value-type="float" office:value="1.74420641280981">
                <text:p>1.74420641280981</text:p>
              </table:table-cell>
            </table:table-row>
            <table:table-row>
              <table:table-cell office:value-type="float" office:value="0.909090908244252">
                <text:p>0.909090908244252</text:p>
              </table:table-cell>
              <table:table-cell office:value-type="float" office:value="1.66538657521488">
                <text:p>1.66538657521488</text:p>
              </table:table-cell>
            </table:table-row>
            <table:table-row>
              <table:table-cell office:value-type="float" office:value="0.910068425349891">
                <text:p>0.910068425349891</text:p>
              </table:table-cell>
              <table:table-cell office:value-type="float" office:value="1.52747200756596">
                <text:p>1.52747200756596</text:p>
              </table:table-cell>
            </table:table-row>
            <table:table-row>
              <table:table-cell office:value-type="float" office:value="0.91104594245553">
                <text:p>0.91104594245553</text:p>
              </table:table-cell>
              <table:table-cell office:value-type="float" office:value="1.34072645723842">
                <text:p>1.34072645723842</text:p>
              </table:table-cell>
            </table:table-row>
            <table:table-row>
              <table:table-cell office:value-type="float" office:value="0.912023459561169">
                <text:p>0.912023459561169</text:p>
              </table:table-cell>
              <table:table-cell office:value-type="float" office:value="1.11769965721489">
                <text:p>1.11769965721489</text:p>
              </table:table-cell>
            </table:table-row>
            <table:table-row>
              <table:table-cell office:value-type="float" office:value="0.913000976666808">
                <text:p>0.913000976666808</text:p>
              </table:table-cell>
              <table:table-cell office:value-type="float" office:value="0.872453545513716">
                <text:p>0.872453545513716</text:p>
              </table:table-cell>
            </table:table-row>
            <table:table-row>
              <table:table-cell office:value-type="float" office:value="0.913978493772447">
                <text:p>0.913978493772447</text:p>
              </table:table-cell>
              <table:table-cell office:value-type="float" office:value="0.619707716835581">
                <text:p>0.619707716835581</text:p>
              </table:table-cell>
            </table:table-row>
            <table:table-row>
              <table:table-cell office:value-type="float" office:value="0.914956010878086">
                <text:p>0.914956010878086</text:p>
              </table:table-cell>
              <table:table-cell office:value-type="float" office:value="0.373955577360307">
                <text:p>0.373955577360307</text:p>
              </table:table-cell>
            </table:table-row>
            <table:table-row>
              <table:table-cell office:value-type="float" office:value="0.915933527983725">
                <text:p>0.915933527983725</text:p>
              </table:table-cell>
              <table:table-cell office:value-type="float" office:value="0.148604279334499">
                <text:p>0.148604279334499</text:p>
              </table:table-cell>
            </table:table-row>
            <table:table-row>
              <table:table-cell office:value-type="float" office:value="0.916911045089364">
                <text:p>0.916911045089364</text:p>
              </table:table-cell>
              <table:table-cell office:value-type="float" office:value="-0.0448100696454997">
                <text:p>-0.0448100696454997</text:p>
              </table:table-cell>
            </table:table-row>
            <table:table-row>
              <table:table-cell office:value-type="float" office:value="0.917888562195003">
                <text:p>0.917888562195003</text:p>
              </table:table-cell>
              <table:table-cell office:value-type="float" office:value="-0.197285099622831">
                <text:p>-0.197285099622831</text:p>
              </table:table-cell>
            </table:table-row>
            <table:table-row>
              <table:table-cell office:value-type="float" office:value="0.918866079300642">
                <text:p>0.918866079300642</text:p>
              </table:table-cell>
              <table:table-cell office:value-type="float" office:value="-0.302853429673247">
                <text:p>-0.302853429673247</text:p>
              </table:table-cell>
            </table:table-row>
            <table:table-row>
              <table:table-cell office:value-type="float" office:value="0.919843596406281">
                <text:p>0.919843596406281</text:p>
              </table:table-cell>
              <table:table-cell office:value-type="float" office:value="-0.358892968924686">
                <text:p>-0.358892968924686</text:p>
              </table:table-cell>
            </table:table-row>
            <table:table-row>
              <table:table-cell office:value-type="float" office:value="0.92082111351192">
                <text:p>0.92082111351192</text:p>
              </table:table-cell>
              <table:table-cell office:value-type="float" office:value="-0.366228356696465">
                <text:p>-0.366228356696465</text:p>
              </table:table-cell>
            </table:table-row>
            <table:table-row>
              <table:table-cell office:value-type="float" office:value="0.921798630617559">
                <text:p>0.921798630617559</text:p>
              </table:table-cell>
              <table:table-cell office:value-type="float" office:value="-0.329018294206877">
                <text:p>-0.329018294206877</text:p>
              </table:table-cell>
            </table:table-row>
            <table:table-row>
              <table:table-cell office:value-type="float" office:value="0.922776147723198">
                <text:p>0.922776147723198</text:p>
              </table:table-cell>
              <table:table-cell office:value-type="float" office:value="-0.254436485665131">
                <text:p>-0.254436485665131</text:p>
              </table:table-cell>
            </table:table-row>
            <table:table-row>
              <table:table-cell office:value-type="float" office:value="0.923753664828837">
                <text:p>0.923753664828837</text:p>
              </table:table-cell>
              <table:table-cell office:value-type="float" office:value="-0.152166394103311">
                <text:p>-0.152166394103311</text:p>
              </table:table-cell>
            </table:table-row>
            <table:table-row>
              <table:table-cell office:value-type="float" office:value="0.924731181934476">
                <text:p>0.924731181934476</text:p>
              </table:table-cell>
              <table:table-cell office:value-type="float" office:value="-0.0337412756867793">
                <text:p>-0.0337412756867793</text:p>
              </table:table-cell>
            </table:table-row>
            <table:table-row>
              <table:table-cell office:value-type="float" office:value="0.925708699040115">
                <text:p>0.925708699040115</text:p>
              </table:table-cell>
              <table:table-cell office:value-type="float" office:value="0.088229691808331">
                <text:p>0.088229691808331</text:p>
              </table:table-cell>
            </table:table-row>
            <table:table-row>
              <table:table-cell office:value-type="float" office:value="0.926686216145754">
                <text:p>0.926686216145754</text:p>
              </table:table-cell>
              <table:table-cell office:value-type="float" office:value="0.200901487675793">
                <text:p>0.200901487675793</text:p>
              </table:table-cell>
            </table:table-row>
            <table:table-row>
              <table:table-cell office:value-type="float" office:value="0.927663733251393">
                <text:p>0.927663733251393</text:p>
              </table:table-cell>
              <table:table-cell office:value-type="float" office:value="0.292047835413816">
                <text:p>0.292047835413816</text:p>
              </table:table-cell>
            </table:table-row>
            <table:table-row>
              <table:table-cell office:value-type="float" office:value="0.928641250357032">
                <text:p>0.928641250357032</text:p>
              </table:table-cell>
              <table:table-cell office:value-type="float" office:value="0.350877723115039">
                <text:p>0.350877723115039</text:p>
              </table:table-cell>
            </table:table-row>
            <table:table-row>
              <table:table-cell office:value-type="float" office:value="0.929618767462671">
                <text:p>0.929618767462671</text:p>
              </table:table-cell>
              <table:table-cell office:value-type="float" office:value="0.368763581672294">
                <text:p>0.368763581672294</text:p>
              </table:table-cell>
            </table:table-row>
            <table:table-row>
              <table:table-cell office:value-type="float" office:value="0.93059628456831">
                <text:p>0.93059628456831</text:p>
              </table:table-cell>
              <table:table-cell office:value-type="float" office:value="0.33983618305395">
                <text:p>0.33983618305395</text:p>
              </table:table-cell>
            </table:table-row>
            <table:table-row>
              <table:table-cell office:value-type="float" office:value="0.931573801673949">
                <text:p>0.931573801673949</text:p>
              </table:table-cell>
              <table:table-cell office:value-type="float" office:value="0.261409375493045">
                <text:p>0.261409375493045</text:p>
              </table:table-cell>
            </table:table-row>
            <table:table-row>
              <table:table-cell office:value-type="float" office:value="0.932551318779588">
                <text:p>0.932551318779588</text:p>
              </table:table-cell>
              <table:table-cell office:value-type="float" office:value="0.134208059448394">
                <text:p>0.134208059448394</text:p>
              </table:table-cell>
            </table:table-row>
            <table:table-row>
              <table:table-cell office:value-type="float" office:value="0.933528835885227">
                <text:p>0.933528835885227</text:p>
              </table:table-cell>
              <table:table-cell office:value-type="float" office:value="-0.0376152911701894">
                <text:p>-0.0376152911701894</text:p>
              </table:table-cell>
            </table:table-row>
            <table:table-row>
              <table:table-cell office:value-type="float" office:value="0.934506352990866">
                <text:p>0.934506352990866</text:p>
              </table:table-cell>
              <table:table-cell office:value-type="float" office:value="-0.246677459720306">
                <text:p>-0.246677459720306</text:p>
              </table:table-cell>
            </table:table-row>
            <table:table-row>
              <table:table-cell office:value-type="float" office:value="0.935483870096505">
                <text:p>0.935483870096505</text:p>
              </table:table-cell>
              <table:table-cell office:value-type="float" office:value="-0.48276364082286">
                <text:p>-0.48276364082286</text:p>
              </table:table-cell>
            </table:table-row>
            <table:table-row>
              <table:table-cell office:value-type="float" office:value="0.936461387202144">
                <text:p>0.936461387202144</text:p>
              </table:table-cell>
              <table:table-cell office:value-type="float" office:value="-0.733405613478153">
                <text:p>-0.733405613478153</text:p>
              </table:table-cell>
            </table:table-row>
            <table:table-row>
              <table:table-cell office:value-type="float" office:value="0.937438904307783">
                <text:p>0.937438904307783</text:p>
              </table:table-cell>
              <table:table-cell office:value-type="float" office:value="-0.984604743118633">
                <text:p>-0.984604743118633</text:p>
              </table:table-cell>
            </table:table-row>
            <table:table-row>
              <table:table-cell office:value-type="float" office:value="0.938416421413422">
                <text:p>0.938416421413422</text:p>
              </table:table-cell>
              <table:table-cell office:value-type="float" office:value="-1.22165678164025">
                <text:p>-1.22165678164025</text:p>
              </table:table-cell>
            </table:table-row>
            <table:table-row>
              <table:table-cell office:value-type="float" office:value="0.939393938519061">
                <text:p>0.939393938519061</text:p>
              </table:table-cell>
              <table:table-cell office:value-type="float" office:value="-1.43002917201383">
                <text:p>-1.43002917201383</text:p>
              </table:table-cell>
            </table:table-row>
            <table:table-row>
              <table:table-cell office:value-type="float" office:value="0.9403714556247">
                <text:p>0.9403714556247</text:p>
              </table:table-cell>
              <table:table-cell office:value-type="float" office:value="-1.5962382583059">
                <text:p>-1.5962382583059</text:p>
              </table:table-cell>
            </table:table-row>
            <table:table-row>
              <table:table-cell office:value-type="float" office:value="0.941348972730339">
                <text:p>0.941348972730339</text:p>
              </table:table-cell>
              <table:table-cell office:value-type="float" office:value="-1.70867365365766">
                <text:p>-1.70867365365766</text:p>
              </table:table-cell>
            </table:table-row>
            <table:table-row>
              <table:table-cell office:value-type="float" office:value="0.942326489835978">
                <text:p>0.942326489835978</text:p>
              </table:table-cell>
              <table:table-cell office:value-type="float" office:value="-1.75832003920819">
                <text:p>-1.75832003920819</text:p>
              </table:table-cell>
            </table:table-row>
            <table:table-row>
              <table:table-cell office:value-type="float" office:value="0.943304006941617">
                <text:p>0.943304006941617</text:p>
              </table:table-cell>
              <table:table-cell office:value-type="float" office:value="-1.73933267701857">
                <text:p>-1.73933267701857</text:p>
              </table:table-cell>
            </table:table-row>
            <table:table-row>
              <table:table-cell office:value-type="float" office:value="0.944281524047256">
                <text:p>0.944281524047256</text:p>
              </table:table-cell>
              <table:table-cell office:value-type="float" office:value="-1.64943156108175">
                <text:p>-1.64943156108175</text:p>
              </table:table-cell>
            </table:table-row>
            <table:table-row>
              <table:table-cell office:value-type="float" office:value="0.945259041152894">
                <text:p>0.945259041152894</text:p>
              </table:table-cell>
              <table:table-cell office:value-type="float" office:value="-1.49008988573172">
                <text:p>-1.49008988573172</text:p>
              </table:table-cell>
            </table:table-row>
            <table:table-row>
              <table:table-cell office:value-type="float" office:value="0.946236558258533">
                <text:p>0.946236558258533</text:p>
              </table:table-cell>
              <table:table-cell office:value-type="float" office:value="-1.26650473635079">
                <text:p>-1.26650473635079</text:p>
              </table:table-cell>
            </table:table-row>
            <table:table-row>
              <table:table-cell office:value-type="float" office:value="0.947214075364172">
                <text:p>0.947214075364172</text:p>
              </table:table-cell>
              <table:table-cell office:value-type="float" office:value="-0.987350870928081">
                <text:p>-0.987350870928081</text:p>
              </table:table-cell>
            </table:table-row>
            <table:table-row>
              <table:table-cell office:value-type="float" office:value="0.948191592469811">
                <text:p>0.948191592469811</text:p>
              </table:table-cell>
              <table:table-cell office:value-type="float" office:value="-0.664331385951196">
                <text:p>-0.664331385951196</text:p>
              </table:table-cell>
            </table:table-row>
            <table:table-row>
              <table:table-cell office:value-type="float" office:value="0.94916910957545">
                <text:p>0.94916910957545</text:p>
              </table:table-cell>
              <table:table-cell office:value-type="float" office:value="-0.311551171651775">
                <text:p>-0.311551171651775</text:p>
              </table:table-cell>
            </table:table-row>
            <table:table-row>
              <table:table-cell office:value-type="float" office:value="0.950146626681089">
                <text:p>0.950146626681089</text:p>
              </table:table-cell>
              <table:table-cell office:value-type="float" office:value="0.0552503662735371">
                <text:p>0.0552503662735371</text:p>
              </table:table-cell>
            </table:table-row>
            <table:table-row>
              <table:table-cell office:value-type="float" office:value="0.951124143786728">
                <text:p>0.951124143786728</text:p>
              </table:table-cell>
              <table:table-cell office:value-type="float" office:value="0.419562442524149">
                <text:p>0.419562442524149</text:p>
              </table:table-cell>
            </table:table-row>
            <table:table-row>
              <table:table-cell office:value-type="float" office:value="0.952101660892367">
                <text:p>0.952101660892367</text:p>
              </table:table-cell>
              <table:table-cell office:value-type="float" office:value="0.765011287739825">
                <text:p>0.765011287739825</text:p>
              </table:table-cell>
            </table:table-row>
            <table:table-row>
              <table:table-cell office:value-type="float" office:value="0.953079177998006">
                <text:p>0.953079177998006</text:p>
              </table:table-cell>
              <table:table-cell office:value-type="float" office:value="1.07626050384712">
                <text:p>1.07626050384712</text:p>
              </table:table-cell>
            </table:table-row>
            <table:table-row>
              <table:table-cell office:value-type="float" office:value="0.954056695103645">
                <text:p>0.954056695103645</text:p>
              </table:table-cell>
              <table:table-cell office:value-type="float" office:value="1.33985055933803">
                <text:p>1.33985055933803</text:p>
              </table:table-cell>
            </table:table-row>
            <table:table-row>
              <table:table-cell office:value-type="float" office:value="0.955034212209284">
                <text:p>0.955034212209284</text:p>
              </table:table-cell>
              <table:table-cell office:value-type="float" office:value="1.54492823783203">
                <text:p>1.54492823783203</text:p>
              </table:table-cell>
            </table:table-row>
            <table:table-row>
              <table:table-cell office:value-type="float" office:value="0.956011729314923">
                <text:p>0.956011729314923</text:p>
              </table:table-cell>
              <table:table-cell office:value-type="float" office:value="1.68382342184346">
                <text:p>1.68382342184346</text:p>
              </table:table-cell>
            </table:table-row>
            <table:table-row>
              <table:table-cell office:value-type="float" office:value="0.956989246420562">
                <text:p>0.956989246420562</text:p>
              </table:table-cell>
              <table:table-cell office:value-type="float" office:value="1.75243970372843">
                <text:p>1.75243970372843</text:p>
              </table:table-cell>
            </table:table-row>
            <table:table-row>
              <table:table-cell office:value-type="float" office:value="0.957966763526201">
                <text:p>0.957966763526201</text:p>
              </table:table-cell>
              <table:table-cell office:value-type="float" office:value="1.7504364211015">
                <text:p>1.7504364211015</text:p>
              </table:table-cell>
            </table:table-row>
            <table:table-row>
              <table:table-cell office:value-type="float" office:value="0.95894428063184">
                <text:p>0.95894428063184</text:p>
              </table:table-cell>
              <table:table-cell office:value-type="float" office:value="1.68119214880249">
                <text:p>1.68119214880249</text:p>
              </table:table-cell>
            </table:table-row>
            <table:table-row>
              <table:table-cell office:value-type="float" office:value="0.959921797737479">
                <text:p>0.959921797737479</text:p>
              </table:table-cell>
              <table:table-cell office:value-type="float" office:value="1.5515526983705">
                <text:p>1.5515526983705</text:p>
              </table:table-cell>
            </table:table-row>
            <table:table-row>
              <table:table-cell office:value-type="float" office:value="0.960899314843118">
                <text:p>0.960899314843118</text:p>
              </table:table-cell>
              <table:table-cell office:value-type="float" office:value="1.37137949869837">
                <text:p>1.37137949869837</text:p>
              </table:table-cell>
            </table:table-row>
            <table:table-row>
              <table:table-cell office:value-type="float" office:value="0.961876831948757">
                <text:p>0.961876831948757</text:p>
              </table:table-cell>
              <table:table-cell office:value-type="float" office:value="1.15292608982481">
                <text:p>1.15292608982481</text:p>
              </table:table-cell>
            </table:table-row>
            <table:table-row>
              <table:table-cell office:value-type="float" office:value="0.962854349054396">
                <text:p>0.962854349054396</text:p>
              </table:table-cell>
              <table:table-cell office:value-type="float" office:value="0.910080645489528">
                <text:p>0.910080645489528</text:p>
              </table:table-cell>
            </table:table-row>
            <table:table-row>
              <table:table-cell office:value-type="float" office:value="0.963831866160035">
                <text:p>0.963831866160035</text:p>
              </table:table-cell>
              <table:table-cell office:value-type="float" office:value="0.657520339647995">
                <text:p>0.657520339647995</text:p>
              </table:table-cell>
            </table:table-row>
            <table:table-row>
              <table:table-cell office:value-type="float" office:value="0.964809383265674">
                <text:p>0.964809383265674</text:p>
              </table:table-cell>
              <table:table-cell office:value-type="float" office:value="0.40982851541647">
                <text:p>0.40982851541647</text:p>
              </table:table-cell>
            </table:table-row>
            <table:table-row>
              <table:table-cell office:value-type="float" office:value="0.965786900371313">
                <text:p>0.965786900371313</text:p>
              </table:table-cell>
              <table:table-cell office:value-type="float" office:value="0.180627695292475">
                <text:p>0.180627695292475</text:p>
              </table:table-cell>
            </table:table-row>
            <table:table-row>
              <table:table-cell office:value-type="float" office:value="0.966764417476952">
                <text:p>0.966764417476952</text:p>
              </table:table-cell>
              <table:table-cell office:value-type="float" office:value="-0.0182196336516345">
                <text:p>-0.0182196336516345</text:p>
              </table:table-cell>
            </table:table-row>
            <table:table-row>
              <table:table-cell office:value-type="float" office:value="0.967741934582591">
                <text:p>0.967741934582591</text:p>
              </table:table-cell>
              <table:table-cell office:value-type="float" office:value="-0.177294747884825">
                <text:p>-0.177294747884825</text:p>
              </table:table-cell>
            </table:table-row>
            <table:table-row>
              <table:table-cell office:value-type="float" office:value="0.96871945168823">
                <text:p>0.96871945168823</text:p>
              </table:table-cell>
              <table:table-cell office:value-type="float" office:value="-0.290150300107868">
                <text:p>-0.290150300107868</text:p>
              </table:table-cell>
            </table:table-row>
            <table:table-row>
              <table:table-cell office:value-type="float" office:value="0.969696968793869">
                <text:p>0.969696968793869</text:p>
              </table:table-cell>
              <table:table-cell office:value-type="float" office:value="-0.353650704177001">
                <text:p>-0.353650704177001</text:p>
              </table:table-cell>
            </table:table-row>
            <table:table-row>
              <table:table-cell office:value-type="float" office:value="0.970674485899508">
                <text:p>0.970674485899508</text:p>
              </table:table-cell>
              <table:table-cell office:value-type="float" office:value="-0.368105556103449">
                <text:p>-0.368105556103449</text:p>
              </table:table-cell>
            </table:table-row>
            <table:table-row>
              <table:table-cell office:value-type="float" office:value="0.971652003005147">
                <text:p>0.971652003005147</text:p>
              </table:table-cell>
              <table:table-cell office:value-type="float" office:value="-0.337188905764138">
                <text:p>-0.337188905764138</text:p>
              </table:table-cell>
            </table:table-row>
            <table:table-row>
              <table:table-cell office:value-type="float" office:value="0.972629520110786">
                <text:p>0.972629520110786</text:p>
              </table:table-cell>
              <table:table-cell office:value-type="float" office:value="-0.267650163796458">
                <text:p>-0.267650163796458</text:p>
              </table:table-cell>
            </table:table-row>
            <table:table-row>
              <table:table-cell office:value-type="float" office:value="0.973607037216425">
                <text:p>0.973607037216425</text:p>
              </table:table-cell>
              <table:table-cell office:value-type="float" office:value="-0.168835036494648">
                <text:p>-0.168835036494648</text:p>
              </table:table-cell>
            </table:table-row>
            <table:table-row>
              <table:table-cell office:value-type="float" office:value="0.974584554322064">
                <text:p>0.974584554322064</text:p>
              </table:table-cell>
              <table:table-cell office:value-type="float" office:value="-0.0520463697587144">
                <text:p>-0.0520463697587144</text:p>
              </table:table-cell>
            </table:table-row>
            <table:table-row>
              <table:table-cell office:value-type="float" office:value="0.975562071427703">
                <text:p>0.975562071427703</text:p>
              </table:table-cell>
              <table:table-cell office:value-type="float" office:value="0.0702155398463717">
                <text:p>0.0702155398463717</text:p>
              </table:table-cell>
            </table:table-row>
            <table:table-row>
              <table:table-cell office:value-type="float" office:value="0.976539588533342">
                <text:p>0.976539588533342</text:p>
              </table:table-cell>
              <table:table-cell office:value-type="float" office:value="0.185086325175924">
                <text:p>0.185086325175924</text:p>
              </table:table-cell>
            </table:table-row>
            <table:table-row>
              <table:table-cell office:value-type="float" office:value="0.977517105638981">
                <text:p>0.977517105638981</text:p>
              </table:table-cell>
              <table:table-cell office:value-type="float" office:value="0.280193325717895">
                <text:p>0.280193325717895</text:p>
              </table:table-cell>
            </table:table-row>
            <table:table-row>
              <table:table-cell office:value-type="float" office:value="0.97849462274462">
                <text:p>0.97849462274462</text:p>
              </table:table-cell>
              <table:table-cell office:value-type="float" office:value="0.3444811148392">
                <text:p>0.3444811148392</text:p>
              </table:table-cell>
            </table:table-row>
            <table:table-row>
              <table:table-cell office:value-type="float" office:value="0.979472139850259">
                <text:p>0.979472139850259</text:p>
              </table:table-cell>
              <table:table-cell office:value-type="float" office:value="0.368955957473853">
                <text:p>0.368955957473853</text:p>
              </table:table-cell>
            </table:table-row>
            <table:table-row>
              <table:table-cell office:value-type="float" office:value="0.980449656955898">
                <text:p>0.980449656955898</text:p>
              </table:table-cell>
              <table:table-cell office:value-type="float" office:value="0.347303276823958">
                <text:p>0.347303276823958</text:p>
              </table:table-cell>
            </table:table-row>
            <table:table-row>
              <table:table-cell office:value-type="float" office:value="0.981427174061537">
                <text:p>0.981427174061537</text:p>
              </table:table-cell>
              <table:table-cell office:value-type="float" office:value="0.276339882870312">
                <text:p>0.276339882870312</text:p>
              </table:table-cell>
            </table:table-row>
            <table:table-row>
              <table:table-cell office:value-type="float" office:value="0.982404691167176">
                <text:p>0.982404691167176</text:p>
              </table:table-cell>
              <table:table-cell office:value-type="float" office:value="0.156272704186077">
                <text:p>0.156272704186077</text:p>
              </table:table-cell>
            </table:table-row>
            <table:table-row>
              <table:table-cell office:value-type="float" office:value="0.983382208272815">
                <text:p>0.983382208272815</text:p>
              </table:table-cell>
              <table:table-cell office:value-type="float" office:value="-0.00925253313385055">
                <text:p>-0.00925253313385055</text:p>
              </table:table-cell>
            </table:table-row>
            <table:table-row>
              <table:table-cell office:value-type="float" office:value="0.984359725378454">
                <text:p>0.984359725378454</text:p>
              </table:table-cell>
              <table:table-cell office:value-type="float" office:value="-0.213316523682828">
                <text:p>-0.213316523682828</text:p>
              </table:table-cell>
            </table:table-row>
            <table:table-row>
              <table:table-cell office:value-type="float" office:value="0.985337242484093">
                <text:p>0.985337242484093</text:p>
              </table:table-cell>
              <table:table-cell office:value-type="float" office:value="-0.446096385673579">
                <text:p>-0.446096385673579</text:p>
              </table:table-cell>
            </table:table-row>
            <table:table-row>
              <table:table-cell office:value-type="float" office:value="0.986314759589732">
                <text:p>0.986314759589732</text:p>
              </table:table-cell>
              <table:table-cell office:value-type="float" office:value="-0.69541891453504">
                <text:p>-0.69541891453504</text:p>
              </table:table-cell>
            </table:table-row>
            <table:table-row>
              <table:table-cell office:value-type="float" office:value="0.987292276695371">
                <text:p>0.987292276695371</text:p>
              </table:table-cell>
              <table:table-cell office:value-type="float" office:value="-0.947464414352277">
                <text:p>-0.947464414352277</text:p>
              </table:table-cell>
            </table:table-row>
            <table:table-row>
              <table:table-cell office:value-type="float" office:value="0.98826979380101">
                <text:p>0.98826979380101</text:p>
              </table:table-cell>
              <table:table-cell office:value-type="float" office:value="-1.18757924937263">
                <text:p>-1.18757924937263</text:p>
              </table:table-cell>
            </table:table-row>
            <table:table-row>
              <table:table-cell office:value-type="float" office:value="0.989247310906649">
                <text:p>0.989247310906649</text:p>
              </table:table-cell>
              <table:table-cell office:value-type="float" office:value="-1.40114858039793">
                <text:p>-1.40114858039793</text:p>
              </table:table-cell>
            </table:table-row>
            <table:table-row>
              <table:table-cell office:value-type="float" office:value="0.990224828012288">
                <text:p>0.990224828012288</text:p>
              </table:table-cell>
              <table:table-cell office:value-type="float" office:value="-1.57447698427121">
                <text:p>-1.57447698427121</text:p>
              </table:table-cell>
            </table:table-row>
            <table:table-row>
              <table:table-cell office:value-type="float" office:value="0.991202345117927">
                <text:p>0.991202345117927</text:p>
              </table:table-cell>
              <table:table-cell office:value-type="float" office:value="-1.69562402734022">
                <text:p>-1.69562402734022</text:p>
              </table:table-cell>
            </table:table-row>
            <table:table-row>
              <table:table-cell office:value-type="float" office:value="0.992179862223566">
                <text:p>0.992179862223566</text:p>
              </table:table-cell>
              <table:table-cell office:value-type="float" office:value="-1.75514441573495">
                <text:p>-1.75514441573495</text:p>
              </table:table-cell>
            </table:table-row>
            <table:table-row>
              <table:table-cell office:value-type="float" office:value="0.993157379329205">
                <text:p>0.993157379329205</text:p>
              </table:table-cell>
              <table:table-cell office:value-type="float" office:value="-1.74668792558427">
                <text:p>-1.74668792558427</text:p>
              </table:table-cell>
            </table:table-row>
            <table:table-row>
              <table:table-cell office:value-type="float" office:value="0.994134896434844">
                <text:p>0.994134896434844</text:p>
              </table:table-cell>
              <table:table-cell office:value-type="float" office:value="-1.66742259206302">
                <text:p>-1.66742259206302</text:p>
              </table:table-cell>
            </table:table-row>
            <table:table-row>
              <table:table-cell office:value-type="float" office:value="0.995112413540483">
                <text:p>0.995112413540483</text:p>
              </table:table-cell>
              <table:table-cell office:value-type="float" office:value="-1.51825511259886">
                <text:p>-1.51825511259886</text:p>
              </table:table-cell>
            </table:table-row>
            <table:table-row>
              <table:table-cell office:value-type="float" office:value="0.996089930646122">
                <text:p>0.996089930646122</text:p>
              </table:table-cell>
              <table:table-cell office:value-type="float" office:value="-1.30383446959572">
                <text:p>-1.30383446959572</text:p>
              </table:table-cell>
            </table:table-row>
            <table:table-row>
              <table:table-cell office:value-type="float" office:value="0.99706744775176">
                <text:p>0.99706744775176</text:p>
              </table:table-cell>
              <table:table-cell office:value-type="float" office:value="-1.03233767992649">
                <text:p>-1.03233767992649</text:p>
              </table:table-cell>
            </table:table-row>
            <table:table-row>
              <table:table-cell office:value-type="float" office:value="0.998044964857399">
                <text:p>0.998044964857399</text:p>
              </table:table-cell>
              <table:table-cell office:value-type="float" office:value="-0.715049559155597">
                <text:p>-0.715049559155597</text:p>
              </table:table-cell>
            </table:table-row>
            <table:table-row>
              <table:table-cell office:value-type="float" office:value="0.999022481963038">
                <text:p>0.999022481963038</text:p>
              </table:table-cell>
              <table:table-cell office:value-type="float" office:value="-0.365760669989458">
                <text:p>-0.365760669989458</text:p>
              </table:table-cell>
            </table:table-row>
            <table:table-row>
              <table:table-cell office:value-type="float" office:value="0.999999999068677">
                <text:p>0.999999999068677</text:p>
              </table:table-cell>
              <table:table-cell office:value-type="float" office:value="-0.0000184705962028813">
                <text:p>-0.0000184705962028813</text:p>
              </table:table-cell>
            </table:table-row>
            <table:table-row>
              <table:table-cell office:value-type="float" office:value="1.00097751617432">
                <text:p>1.00097751617432</text:p>
              </table:table-cell>
              <table:table-cell office:value-type="float" office:value="0.365724561073383">
                <text:p>0.3657245610733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34cm" svg:y="4.201cm" style:legend-expansion="high" chart:style-name="ch2"/>
        <chart:plot-area chart:style-name="ch3" table:cell-range-address="Sheet1.F1:Sheet1.F1025" chart:data-source-has-labels="row" svg:x="0.32cm" svg:y="0.18cm" svg:width="13.494cm" svg:height="8.64cm">
          <chartooo:coordinate-region svg:x="1.153cm" svg:y="0.379cm" svg:width="12.661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1025" chart:label-cell-address="Sheet1.F1:Sheet1.F1" chart:class="chart:bar">
            <chart:data-point chart:repeated="10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verse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42808837050564">
                <text:p>0.542808837050564</text:p>
                <draw:g>
                  <svg:desc>Sheet1.F2:Sheet1.F10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76700107267235">
                <text:p>0.8767001072672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716365651867">
                <text:p>1.1716365651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1507740916225">
                <text:p>1.41507740916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9728664879386">
                <text:p>1.597286648793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118436284071">
                <text:p>1.71184362840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559601732102">
                <text:p>1.75596017321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3058636733202">
                <text:p>1.730586367332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4029954625341">
                <text:p>1.640299546253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9298397028914">
                <text:p>1.492983970289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9932107015794">
                <text:p>1.299321070157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7212137744046">
                <text:p>1.07212137744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25538601249162">
                <text:p>0.8255386012491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74213229508184">
                <text:p>0.5742132295081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2397106478659">
                <text:p>0.3323971064786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3111425697947">
                <text:p>0.1131114256979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726115775658408">
                <text:p>-0.07261157756584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16358116449331">
                <text:p>-0.2163581164493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312796272774103">
                <text:p>-0.3127962727741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359946186110061">
                <text:p>-0.3599461861100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359241560079628">
                <text:p>-0.3592415600796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315379659132217">
                <text:p>-0.3153796591322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235969750288195">
                <text:p>-0.2359697502881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31002114478813">
                <text:p>-0.1310021144788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121705803016083">
                <text:p>-0.01217058030160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7909630852165">
                <text:p>0.1079096308521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16540645728097">
                <text:p>0.2165406457280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01785751543754">
                <text:p>0.3017857515437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53266459341034">
                <text:p>0.3532664593410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62863816935316">
                <text:p>0.3628638169353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25280744492139">
                <text:p>0.3252807444921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38430549058695">
                <text:p>0.2384305490586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03627263243291">
                <text:p>0.1036272632432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744345820650417">
                <text:p>-0.07443458206504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287910418948226">
                <text:p>-0.2879104189482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526233290253809">
                <text:p>-0.5262332902538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776713691575885">
                <text:p>-0.7767136915758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02527615849334">
                <text:p>-1.025276158493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5728881070226">
                <text:p>-1.257288810702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45843634438243">
                <text:p>-1.458436344382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6155842080757">
                <text:p>-1.61558420807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71758207300124">
                <text:p>-1.717582073001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75595819587389">
                <text:p>-1.755958195873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72546266419168">
                <text:p>-1.725462664191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62442642972657">
                <text:p>-1.624426429726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45491394333119">
                <text:p>-1.454913943331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22265945141772">
                <text:p>-1.222659451417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936789869363459">
                <text:p>-0.9367898693634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609349840845509">
                <text:p>-0.6093498408455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2546563653499">
                <text:p>-0.25465636534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11479475567708">
                <text:p>0.1114794755677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72618246530659">
                <text:p>0.4726182465306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12594684097412">
                <text:p>0.8125946840974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1640417047492">
                <text:p>1.116404170474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7102126202568">
                <text:p>1.371021262025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6610242748901">
                <text:p>1.566102427489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945320483539">
                <text:p>1.69453204835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75278006799147">
                <text:p>1.752780067991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74105088842028">
                <text:p>1.741050888420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66321553306122">
                <text:p>1.663215533061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2653197754001">
                <text:p>1.52653197754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34117112790472">
                <text:p>1.341171127904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1957744448586">
                <text:p>1.119577444485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7570298158305">
                <text:p>0.875702981583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24161054599633">
                <text:p>0.6241610545996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79350413333869">
                <text:p>0.3793504133338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54602415400404">
                <text:p>0.1546024154004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385978373238408">
                <text:p>-0.03859783732384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191270019695329">
                <text:p>-0.1912700196953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297437740873992">
                <text:p>-0.2974377408739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354439008323676">
                <text:p>-0.3544390083236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363030107951473">
                <text:p>-0.3630301079514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327277511444825">
                <text:p>-0.3272775114448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54245233620336">
                <text:p>-0.2542452336203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153497415249635">
                <text:p>-0.1534974152496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364470585980746">
                <text:p>-0.03644705859807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844088757635743">
                <text:p>0.08440887576357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96320948639176">
                <text:p>0.1963209486391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87134221548788">
                <text:p>0.2871342215487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46098724374697">
                <text:p>0.3460987243746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64593601592595">
                <text:p>0.3645936015925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36720333011213">
                <text:p>0.3367203330112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5972832210056">
                <text:p>0.259728322100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34246259575008">
                <text:p>0.1342462595750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356956053397741">
                <text:p>-0.03569560533977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242854522595092">
                <text:p>-0.2428545225950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477165086048028">
                <text:p>-0.4771650860480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726307164740081">
                <text:p>-0.7263071647400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976418412254815">
                <text:p>-0.9764184122548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21290903811688">
                <text:p>-1.212909038116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42133024807955">
                <text:p>-1.421330248079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.58824439194131">
                <text:p>-1.588244391941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.70204460239409">
                <text:p>-1.702044602394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.75367458392617">
                <text:p>-1.753674583926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.73720504691501">
                <text:p>-1.737205046915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.65023173118235">
                <text:p>-1.650231731182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49407052118042">
                <text:p>-1.494070521180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273737190858">
                <text:p>-1.2737371908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997712110614214">
                <text:p>-0.9977121106142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677503036442638">
                <text:p>-0.677503036442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327031117460175">
                <text:p>-0.3270311174601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381242164140892">
                <text:p>0.03812421641408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01577419632253">
                <text:p>0.4015774196322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4703620014174">
                <text:p>0.747036200141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5919543100679">
                <text:p>1.059195431006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32457326819935">
                <text:p>1.324573268199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53224058157683">
                <text:p>1.532240581576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67440116155543">
                <text:p>1.674401161555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74678905127894">
                <text:p>1.746789051278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7488602413486">
                <text:p>1.74886024134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68376819997202">
                <text:p>1.683768199972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55812556367516">
                <text:p>1.558125563675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38156701373131">
                <text:p>1.381567013731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6614015174786">
                <text:p>1.166140151747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25561359783522">
                <text:p>0.9255613597835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74381578329876">
                <text:p>0.6743815783298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27112185276129">
                <text:p>0.4271121852761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97363398173893">
                <text:p>0.1973633981738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0295328119230942">
                <text:p>-0.002953281192309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164311050304022">
                <text:p>-0.1643110503040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280101521921194">
                <text:p>-0.2801015219211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346984743984169">
                <text:p>-0.3469847439841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365035237029371">
                <text:p>-0.3650352370293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337676110482545">
                <text:p>-0.3376761104825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271406130504663">
                <text:p>-0.2714061305046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175337117426493">
                <text:p>-0.1753371174264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605704992436405">
                <text:p>-0.06057049924364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605484482403118">
                <text:p>0.06054844824031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75252766835085">
                <text:p>0.1752527668350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7120187174138">
                <text:p>0.271201871741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37303421412098">
                <text:p>0.3373034214120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64458504220714">
                <text:p>0.3644585042207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46184268934495">
                <text:p>0.3461842689344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79075517952311">
                <text:p>0.2790755179523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63076498165495">
                <text:p>0.1630764981654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154558083028777">
                <text:p>0.0015455808302877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198891968880731">
                <text:p>-0.1988919688807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428695121165584">
                <text:p>-0.4286951211655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675941755378024">
                <text:p>-0.6759417553780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927015390700964">
                <text:p>-0.9270153907009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.1674032317032">
                <text:p>-1.16740323170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.38255796805212">
                <text:p>-1.382557968052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.5587717955106">
                <text:p>-1.55877179551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.68401024012945">
                <text:p>-1.684010240129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74865562461186">
                <text:p>-1.748655624611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74611528218027">
                <text:p>-1.746115282180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.67325758551545">
                <text:p>-1.673257585515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53064904139729">
                <text:p>-1.530649041397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.32257749727598">
                <text:p>-1.322577497275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05685920906668">
                <text:p>-1.056859209066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74444037035868">
                <text:p>-0.744440370358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398815933273693">
                <text:p>-0.39881593327369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352994287044167">
                <text:p>-0.03529942870441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29813632249799">
                <text:p>0.3298136322497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80139854196335">
                <text:p>0.6801398541963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0001072034679">
                <text:p>1.00010720346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27580675008473">
                <text:p>1.275806750084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4957470818229">
                <text:p>1.49574708182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65146736472904">
                <text:p>1.651467364729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73797344345861">
                <text:p>1.737973443458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75397191089606">
                <text:p>1.753971910896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70188909919483">
                <text:p>1.701889099194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58767473434593">
                <text:p>1.587674734345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42040278856958">
                <text:p>1.420402788569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21169409421736">
                <text:p>1.211694094217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74995830356326">
                <text:p>0.9749958303563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2476142863321">
                <text:p>0.724761428633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75580264941754">
                <text:p>0.4755802649417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41309361245316">
                <text:p>0.2413093612453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342590486326875">
                <text:p>0.03425904863268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13551884301465">
                <text:p>-0.135518843014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26079799628327">
                <text:p>-0.260797996283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337566366687976">
                <text:p>-0.3375663666879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365214058323189">
                <text:p>-0.3652140583231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346509845006293">
                <text:p>-0.3465098450062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287368647151342">
                <text:p>-0.2873686471513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196424902497726">
                <text:p>-0.1964249024977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844384862907994">
                <text:p>-0.08443848629079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364300599978363">
                <text:p>0.036430059997836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53430349398176">
                <text:p>0.1534303493981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54069188476108">
                <text:p>0.2540691884761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26941819695916">
                <text:p>0.3269418196959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62496304678278">
                <text:p>0.3624963046782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53684017669347">
                <text:p>0.3536840176693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96456087467855">
                <text:p>0.2964560874678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90074919823473">
                <text:p>0.1900749198234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372210929687631">
                <text:p>0.03722109296876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156111723621052">
                <text:p>-0.1561117236210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380928364998015">
                <text:p>-0.3809283649980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625732321468274">
                <text:p>-0.62573232146827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877185053044738">
                <text:p>-0.8771850530447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.1208853975506">
                <text:p>-1.12088539755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.34222265848528">
                <text:p>-1.342222658485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.52725239234248">
                <text:p>-1.527252392342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.6635424019992">
                <text:p>-1.66354240199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.74093807605913">
                <text:p>-1.740938076059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.75220089803303">
                <text:p>-1.7522008980330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.69348140548541">
                <text:p>-1.693481405485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.56459766305202">
                <text:p>-1.564597663052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.36910184021083">
                <text:p>-1.369101840210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.11413006592785">
                <text:p>-1.114130065927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810043615503216">
                <text:p>-0.8100436155032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469881899530284">
                <text:p>-0.4698818995302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108658928141417">
                <text:p>-0.1086589281414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57455754690466">
                <text:p>0.2574557546904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612023789904759">
                <text:p>0.61202378990475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39240467483151">
                <text:p>0.93924046748315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22480009005681">
                <text:p>1.224800090056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4566736005851">
                <text:p>1.456673600585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62575306561839">
                <text:p>1.6257530656183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72632553618899">
                <text:p>1.7263255361889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75634896793234">
                <text:p>1.7563489679323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71751466269538">
                <text:p>1.7175146626953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61509339079399">
                <text:p>1.6150933907939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4575752066949">
                <text:p>1.457575206694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25612521249259">
                <text:p>1.2561252124925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02388842126084">
                <text:p>1.0238884212608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7518577501492">
                <text:p>0.7751857750149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524649748155119">
                <text:p>0.5246497481551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86351436929658">
                <text:p>0.2863514369296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729713929683211">
                <text:p>0.07297139296832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104936314832042">
                <text:p>-0.10493631483204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239543062306166">
                <text:p>-0.23954306230616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326172261334953">
                <text:p>-0.32617226133495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363528652958935">
                <text:p>-0.3635286529589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35371732627178">
                <text:p>-0.3537173262717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302052204783487">
                <text:p>-0.3020522047834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216666461873138">
                <text:p>-0.2166664618731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107949285181301">
                <text:p>-0.1079492851813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21561117229297">
                <text:p>0.012156111722929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30949962436793">
                <text:p>0.13094996243679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35819879298935">
                <text:p>0.23581987929893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15079415823589">
                <text:p>0.31507941582358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58749756169208">
                <text:p>0.35874975616920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59236457311706">
                <text:p>0.3592364573117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11859498919526">
                <text:p>0.31185949891952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15203745135603">
                <text:p>0.21520374513560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712677603057802">
                <text:p>0.07126776030578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114598903547997">
                <text:p>-0.11459890354799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333967047160361">
                <text:p>-0.33396704716036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575792270388074">
                <text:p>-0.57579227038807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827045300107158">
                <text:p>-0.82704530010715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.07347089534907">
                <text:p>-1.0734708953490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.30043017425871">
                <text:p>-1.3004301742587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.49377605784965">
                <text:p>-1.4937760578496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.64070938834473">
                <text:p>-1.6407093883447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.73056428551165">
                <text:p>-1.7305642855116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.75547539485433">
                <text:p>-1.755475394854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.71088661390056">
                <text:p>-1.710886613900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.59587024383077">
                <text:p>-1.5958702438307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.41323674435967">
                <text:p>-1.413236744359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.16942769895762">
                <text:p>-1.1694276989576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874197482037333">
                <text:p>-0.8741974820373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540101689009957">
                <text:p>-0.54010168900995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181821892197479">
                <text:p>-0.18182189219747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84633967727235">
                <text:p>0.18463396772723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42808837050564">
                <text:p>0.54280883705056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876700107267235">
                <text:p>0.87670010726723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1716365651867">
                <text:p>1.17163656518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41507740916225">
                <text:p>1.415077409162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59728664879386">
                <text:p>1.5972866487938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7118436284071">
                <text:p>1.71184362840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7559601732102">
                <text:p>1.755960173210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73058636733202">
                <text:p>1.7305863673320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64029954625341">
                <text:p>1.6402995462534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49298397028914">
                <text:p>1.4929839702891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29932107015794">
                <text:p>1.2993210701579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07212137744046">
                <text:p>1.0721213774404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825538601249162">
                <text:p>0.82553860124916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574213229508184">
                <text:p>0.57421322950818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32397106478659">
                <text:p>0.33239710647865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13111425697947">
                <text:p>0.11311142569794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0726115775658408">
                <text:p>-0.072611577565840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216358116449331">
                <text:p>-0.2163581164493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312796272774103">
                <text:p>-0.31279627277410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359946186110061">
                <text:p>-0.35994618611006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359241560079628">
                <text:p>-0.3592415600796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315379659132217">
                <text:p>-0.3153796591322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235969750288195">
                <text:p>-0.2359697502881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131002114478813">
                <text:p>-0.13100211447881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0121705803016083">
                <text:p>-0.012170580301608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07909630852165">
                <text:p>0.10790963085216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16540645728097">
                <text:p>0.21654064572809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01785751543754">
                <text:p>0.30178575154375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53266459341034">
                <text:p>0.35326645934103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62863816935316">
                <text:p>0.36286381693531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25280744492139">
                <text:p>0.32528074449213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38430549058695">
                <text:p>0.23843054905869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03627263243291">
                <text:p>0.10362726324329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0744345820650417">
                <text:p>-0.074434582065041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287910418948226">
                <text:p>-0.28791041894822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526233290253809">
                <text:p>-0.52623329025380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776713691575885">
                <text:p>-0.77671369157588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.02527615849334">
                <text:p>-1.0252761584933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.25728881070226">
                <text:p>-1.2572888107022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.45843634438243">
                <text:p>-1.4584363443824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.6155842080757">
                <text:p>-1.615584208075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.71758207300124">
                <text:p>-1.7175820730012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.75595819587389">
                <text:p>-1.7559581958738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.72546266419168">
                <text:p>-1.7254626641916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.62442642972657">
                <text:p>-1.6244264297265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.45491394333119">
                <text:p>-1.4549139433311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.22265945141772">
                <text:p>-1.2226594514177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936789869363459">
                <text:p>-0.93678986936345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609349840845509">
                <text:p>-0.60934984084550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2546563653499">
                <text:p>-0.254656365349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11479475567708">
                <text:p>0.11147947556770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72618246530659">
                <text:p>0.47261824653065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812594684097412">
                <text:p>0.8125946840974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11640417047492">
                <text:p>1.1164041704749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37102126202568">
                <text:p>1.371021262025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56610242748901">
                <text:p>1.566102427489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6945320483539">
                <text:p>1.694532048353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75278006799147">
                <text:p>1.7527800679914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74105088842028">
                <text:p>1.7410508884202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66321553306122">
                <text:p>1.6632155330612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52653197754001">
                <text:p>1.5265319775400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34117112790472">
                <text:p>1.3411711279047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11957744448586">
                <text:p>1.1195774444858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87570298158305">
                <text:p>0.8757029815830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624161054599633">
                <text:p>0.62416105459963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79350413333869">
                <text:p>0.37935041333386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54602415400404">
                <text:p>0.1546024154004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0385978373238408">
                <text:p>-0.038597837323840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191270019695329">
                <text:p>-0.19127001969532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297437740873992">
                <text:p>-0.29743774087399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354439008323676">
                <text:p>-0.35443900832367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363030107951473">
                <text:p>-0.36303010795147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327277511444825">
                <text:p>-0.3272775114448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254245233620336">
                <text:p>-0.25424523362033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153497415249635">
                <text:p>-0.15349741524963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0364470585980746">
                <text:p>-0.036447058598074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844088757635743">
                <text:p>0.084408875763574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96320948639176">
                <text:p>0.19632094863917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287134221548788">
                <text:p>0.28713422154878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46098724374697">
                <text:p>0.34609872437469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64593601592595">
                <text:p>0.36459360159259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36720333011213">
                <text:p>0.3367203330112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25972832210056">
                <text:p>0.2597283221005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34246259575008">
                <text:p>0.13424625957500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0356956053397741">
                <text:p>-0.035695605339774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242854522595092">
                <text:p>-0.24285452259509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477165086048028">
                <text:p>-0.47716508604802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726307164740081">
                <text:p>-0.72630716474008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976418412254815">
                <text:p>-0.9764184122548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.21290903811688">
                <text:p>-1.2129090381168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.42133024807955">
                <text:p>-1.4213302480795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.58824439194131">
                <text:p>-1.5882443919413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.70204460239409">
                <text:p>-1.7020446023940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.75367458392617">
                <text:p>-1.7536745839261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.73720504691501">
                <text:p>-1.737205046915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.65023173118235">
                <text:p>-1.6502317311823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.49407052118042">
                <text:p>-1.4940705211804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.273737190858">
                <text:p>-1.27373719085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997712110614214">
                <text:p>-0.99771211061421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677503036442638">
                <text:p>-0.67750303644263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327031117460175">
                <text:p>-0.3270311174601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381242164140892">
                <text:p>0.038124216414089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401577419632253">
                <text:p>0.40157741963225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74703620014174">
                <text:p>0.7470362001417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05919543100679">
                <text:p>1.0591954310067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32457326819935">
                <text:p>1.3245732681993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53224058157683">
                <text:p>1.5322405815768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67440116155543">
                <text:p>1.6744011615554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74678905127894">
                <text:p>1.7467890512789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7488602413486">
                <text:p>1.748860241348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68376819997202">
                <text:p>1.6837681999720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55812556367516">
                <text:p>1.558125563675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38156701373131">
                <text:p>1.3815670137313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16614015174786">
                <text:p>1.1661401517478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925561359783522">
                <text:p>0.92556135978352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674381578329876">
                <text:p>0.67438157832987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427112185276129">
                <text:p>0.42711218527612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97363398173893">
                <text:p>0.19736339817389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00295328119230942">
                <text:p>-0.0029532811923094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164311050304022">
                <text:p>-0.16431105030402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280101521921194">
                <text:p>-0.28010152192119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346984743984169">
                <text:p>-0.34698474398416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365035237029371">
                <text:p>-0.36503523702937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337676110482545">
                <text:p>-0.33767611048254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271406130504663">
                <text:p>-0.27140613050466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175337117426493">
                <text:p>-0.17533711742649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0605704992436405">
                <text:p>-0.060570499243640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605484482403118">
                <text:p>0.060548448240311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75252766835085">
                <text:p>0.17525276683508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27120187174138">
                <text:p>0.271201871741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37303421412098">
                <text:p>0.33730342141209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64458504220714">
                <text:p>0.36445850422071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46184268934495">
                <text:p>0.3461842689344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279075517952311">
                <text:p>0.27907551795231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63076498165495">
                <text:p>0.16307649816549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154558083028777">
                <text:p>0.0015455808302877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198891968880731">
                <text:p>-0.19889196888073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428695121165584">
                <text:p>-0.4286951211655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675941755378024">
                <text:p>-0.67594175537802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927015390700964">
                <text:p>-0.92701539070096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.1674032317032">
                <text:p>-1.167403231703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.38255796805212">
                <text:p>-1.3825579680521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.5587717955106">
                <text:p>-1.558771795510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.68401024012945">
                <text:p>-1.6840102401294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.74865562461186">
                <text:p>-1.7486556246118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.74611528218027">
                <text:p>-1.7461152821802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1.67325758551545">
                <text:p>-1.6732575855154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.53064904139729">
                <text:p>-1.5306490413972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.32257749727598">
                <text:p>-1.3225774972759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1.05685920906668">
                <text:p>-1.0568592090666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74444037035868">
                <text:p>-0.7444403703586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398815933273693">
                <text:p>-0.39881593327369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0352994287044167">
                <text:p>-0.035299428704416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29813632249799">
                <text:p>0.32981363224979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680139854196335">
                <text:p>0.68013985419633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0001072034679">
                <text:p>1.000107203467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27580675008473">
                <text:p>1.275806750084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4957470818229">
                <text:p>1.495747081822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65146736472904">
                <text:p>1.6514673647290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73797344345861">
                <text:p>1.7379734434586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75397191089606">
                <text:p>1.7539719108960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70188909919483">
                <text:p>1.7018890991948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58767473434593">
                <text:p>1.5876747343459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42040278856958">
                <text:p>1.4204027885695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21169409421736">
                <text:p>1.2116940942173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974995830356326">
                <text:p>0.97499583035632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72476142863321">
                <text:p>0.7247614286332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75580264941754">
                <text:p>0.47558026494175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241309361245316">
                <text:p>0.24130936124531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342590486326875">
                <text:p>0.034259048632687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13551884301465">
                <text:p>-0.1355188430146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26079799628327">
                <text:p>-0.2607979962832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337566366687976">
                <text:p>-0.33756636668797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365214058323189">
                <text:p>-0.36521405832318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346509845006293">
                <text:p>-0.34650984500629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287368647151342">
                <text:p>-0.28736864715134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196424902497726">
                <text:p>-0.19642490249772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0844384862907994">
                <text:p>-0.084438486290799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364300599978363">
                <text:p>0.036430059997836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153430349398176">
                <text:p>0.15343034939817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254069188476108">
                <text:p>0.25406918847610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326941819695916">
                <text:p>0.32694181969591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62496304678278">
                <text:p>0.36249630467827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353684017669347">
                <text:p>0.35368401766934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296456087467855">
                <text:p>0.29645608746785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190074919823473">
                <text:p>0.19007491982347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372210929687631">
                <text:p>0.037221092968763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156111723621052">
                <text:p>-0.15611172362105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380928364998015">
                <text:p>-0.38092836499801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625732321468274">
                <text:p>-0.62573232146827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877185053044738">
                <text:p>-0.87718505304473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1.1208853975506">
                <text:p>-1.120885397550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1.34222265848528">
                <text:p>-1.3422226584852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1.52725239234248">
                <text:p>-1.5272523923424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1.6635424019992">
                <text:p>-1.663542401999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1.74093807605913">
                <text:p>-1.7409380760591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1.75220089803303">
                <text:p>-1.7522008980330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1.69348140548541">
                <text:p>-1.6934814054854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1.56459766305202">
                <text:p>-1.5645976630520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1.36910184021083">
                <text:p>-1.3691018402108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1.11413006592785">
                <text:p>-1.1141300659278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810043615503216">
                <text:p>-0.81004361550321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469881899530284">
                <text:p>-0.46988189953028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108658928141417">
                <text:p>-0.10865892814141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257455754690466">
                <text:p>0.25745575469046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612023789904759">
                <text:p>0.61202378990475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939240467483151">
                <text:p>0.93924046748315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22480009005681">
                <text:p>1.2248000900568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4566736005851">
                <text:p>1.456673600585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62575306561839">
                <text:p>1.6257530656183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72632553618899">
                <text:p>1.7263255361889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75634896793234">
                <text:p>1.7563489679323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71751466269538">
                <text:p>1.7175146626953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61509339079399">
                <text:p>1.6150933907939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4575752066949">
                <text:p>1.457575206694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25612521249259">
                <text:p>1.2561252124925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02388842126084">
                <text:p>1.023888421260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77518577501492">
                <text:p>0.7751857750149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524649748155119">
                <text:p>0.52464974815511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286351436929658">
                <text:p>0.28635143692965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729713929683211">
                <text:p>0.072971392968321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104936314832042">
                <text:p>-0.10493631483204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239543062306166">
                <text:p>-0.23954306230616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326172261334953">
                <text:p>-0.32617226133495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363528652958935">
                <text:p>-0.36352865295893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35371732627178">
                <text:p>-0.3537173262717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302052204783487">
                <text:p>-0.30205220478348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216666461873138">
                <text:p>-0.21666646187313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107949285181301">
                <text:p>-0.10794928518130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121561117229297">
                <text:p>0.012156111722929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30949962436793">
                <text:p>0.13094996243679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235819879298935">
                <text:p>0.23581987929893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315079415823589">
                <text:p>0.31507941582358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358749756169208">
                <text:p>0.35874975616920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359236457311706">
                <text:p>0.35923645731170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311859498919526">
                <text:p>0.31185949891952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215203745135603">
                <text:p>0.21520374513560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712677603057802">
                <text:p>0.071267760305780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114598903547997">
                <text:p>-0.11459890354799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333967047160361">
                <text:p>-0.33396704716036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575792270388074">
                <text:p>-0.57579227038807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827045300107158">
                <text:p>-0.82704530010715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1.07347089534907">
                <text:p>-1.0734708953490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1.30043017425871">
                <text:p>-1.3004301742587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.49377605784965">
                <text:p>-1.4937760578496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1.64070938834473">
                <text:p>-1.6407093883447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1.73056428551165">
                <text:p>-1.7305642855116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1.75547539485433">
                <text:p>-1.7554753948543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1.71088661390056">
                <text:p>-1.7108866139005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1.59587024383077">
                <text:p>-1.5958702438307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1.41323674435967">
                <text:p>-1.4132367443596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1.16942769895762">
                <text:p>-1.1694276989576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874197482037333">
                <text:p>-0.87419748203733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540101689009957">
                <text:p>-0.54010168900995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181821892197479">
                <text:p>-0.18182189219747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84633967727235">
                <text:p>0.18463396772723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542808837050564">
                <text:p>0.54280883705056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876700107267235">
                <text:p>0.87670010726723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1716365651867">
                <text:p>1.171636565186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41507740916225">
                <text:p>1.4150774091622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59728664879386">
                <text:p>1.5972866487938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7118436284071">
                <text:p>1.711843628407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7559601732102">
                <text:p>1.755960173210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73058636733202">
                <text:p>1.7305863673320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64029954625341">
                <text:p>1.6402995462534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49298397028914">
                <text:p>1.4929839702891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29932107015794">
                <text:p>1.2993210701579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07212137744046">
                <text:p>1.0721213774404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825538601249162">
                <text:p>0.82553860124916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574213229508184">
                <text:p>0.57421322950818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332397106478659">
                <text:p>0.33239710647865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113111425697947">
                <text:p>0.11311142569794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0726115775658408">
                <text:p>-0.072611577565840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216358116449331">
                <text:p>-0.21635811644933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312796272774103">
                <text:p>-0.31279627277410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359946186110061">
                <text:p>-0.35994618611006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359241560079628">
                <text:p>-0.35924156007962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315379659132217">
                <text:p>-0.31537965913221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235969750288195">
                <text:p>-0.23596975028819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131002114478813">
                <text:p>-0.13100211447881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0121705803016083">
                <text:p>-0.012170580301608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107909630852165">
                <text:p>0.10790963085216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216540645728097">
                <text:p>0.21654064572809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301785751543754">
                <text:p>0.30178575154375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353266459341034">
                <text:p>0.35326645934103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362863816935316">
                <text:p>0.36286381693531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325280744492139">
                <text:p>0.32528074449213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238430549058695">
                <text:p>0.23843054905869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103627263243291">
                <text:p>0.10362726324329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0744345820650417">
                <text:p>-0.074434582065041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287910418948226">
                <text:p>-0.28791041894822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526233290253809">
                <text:p>-0.52623329025380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.776713691575885">
                <text:p>-0.77671369157588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1.02527615849334">
                <text:p>-1.0252761584933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1.25728881070226">
                <text:p>-1.2572888107022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1.45843634438243">
                <text:p>-1.4584363443824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1.6155842080757">
                <text:p>-1.615584208075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1.71758207300124">
                <text:p>-1.7175820730012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1.75595819587389">
                <text:p>-1.7559581958738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1.72546266419168">
                <text:p>-1.7254626641916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1.62442642972657">
                <text:p>-1.6244264297265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1.45491394333119">
                <text:p>-1.4549139433311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1.22265945141772">
                <text:p>-1.2226594514177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0.936789869363459">
                <text:p>-0.93678986936345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0.609349840845509">
                <text:p>-0.60934984084550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0.2546563653499">
                <text:p>-0.254656365349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11479475567708">
                <text:p>0.11147947556770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472618246530659">
                <text:p>0.47261824653065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812594684097412">
                <text:p>0.81259468409741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11640417047492">
                <text:p>1.1164041704749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37102126202568">
                <text:p>1.3710212620256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56610242748901">
                <text:p>1.5661024274890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6945320483539">
                <text:p>1.694532048353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75278006799147">
                <text:p>1.7527800679914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74105088842028">
                <text:p>1.7410508884202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66321553306122">
                <text:p>1.6632155330612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52653197754001">
                <text:p>1.5265319775400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34117112790472">
                <text:p>1.3411711279047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11957744448586">
                <text:p>1.1195774444858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87570298158305">
                <text:p>0.8757029815830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624161054599633">
                <text:p>0.62416105459963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379350413333869">
                <text:p>0.37935041333386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154602415400404">
                <text:p>0.15460241540040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0385978373238408">
                <text:p>-0.038597837323840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191270019695329">
                <text:p>-0.19127001969532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297437740873992">
                <text:p>-0.29743774087399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354439008323676">
                <text:p>-0.35443900832367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363030107951473">
                <text:p>-0.36303010795147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327277511444825">
                <text:p>-0.32727751144482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254245233620336">
                <text:p>-0.25424523362033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153497415249635">
                <text:p>-0.15349741524963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0364470585980746">
                <text:p>-0.036447058598074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844088757635743">
                <text:p>0.084408875763574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196320948639176">
                <text:p>0.19632094863917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287134221548788">
                <text:p>0.28713422154878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346098724374697">
                <text:p>0.34609872437469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364593601592595">
                <text:p>0.36459360159259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336720333011213">
                <text:p>0.33672033301121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25972832210056">
                <text:p>0.2597283221005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134246259575008">
                <text:p>0.13424625957500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0356956053397741">
                <text:p>-0.035695605339774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.242854522595092">
                <text:p>-0.24285452259509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477165086048028">
                <text:p>-0.47716508604802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726307164740081">
                <text:p>-0.72630716474008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0.976418412254815">
                <text:p>-0.97641841225481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1.21290903811688">
                <text:p>-1.2129090381168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1.42133024807955">
                <text:p>-1.4213302480795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1.58824439194131">
                <text:p>-1.5882443919413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1.70204460239409">
                <text:p>-1.7020446023940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1.75367458392617">
                <text:p>-1.7536745839261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1.73720504691501">
                <text:p>-1.7372050469150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1.65023173118235">
                <text:p>-1.6502317311823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1.49407052118042">
                <text:p>-1.4940705211804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1.273737190858">
                <text:p>-1.27373719085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.997712110614214">
                <text:p>-0.99771211061421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.677503036442638">
                <text:p>-0.67750303644263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.327031117460175">
                <text:p>-0.32703111746017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381242164140892">
                <text:p>0.038124216414089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401577419632253">
                <text:p>0.40157741963225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74703620014174">
                <text:p>0.7470362001417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05919543100679">
                <text:p>1.0591954310067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32457326819935">
                <text:p>1.3245732681993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53224058157683">
                <text:p>1.5322405815768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67440116155543">
                <text:p>1.6744011615554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74678905127894">
                <text:p>1.7467890512789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7488602413486">
                <text:p>1.748860241348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68376819997202">
                <text:p>1.6837681999720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55812556367516">
                <text:p>1.5581255636751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38156701373131">
                <text:p>1.3815670137313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16614015174786">
                <text:p>1.1661401517478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925561359783522">
                <text:p>0.92556135978352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674381578329876">
                <text:p>0.67438157832987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427112185276129">
                <text:p>0.42711218527612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197363398173893">
                <text:p>0.19736339817389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00295328119230942">
                <text:p>-0.0029532811923094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164311050304022">
                <text:p>-0.16431105030402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280101521921194">
                <text:p>-0.28010152192119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346984743984169">
                <text:p>-0.34698474398416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365035237029371">
                <text:p>-0.36503523702937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337676110482545">
                <text:p>-0.33767611048254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271406130504663">
                <text:p>-0.27140613050466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175337117426493">
                <text:p>-0.17533711742649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0.0605704992436405">
                <text:p>-0.060570499243640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605484482403118">
                <text:p>0.060548448240311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175252766835085">
                <text:p>0.17525276683508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27120187174138">
                <text:p>0.2712018717413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337303421412098">
                <text:p>0.33730342141209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364458504220714">
                <text:p>0.36445850422071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346184268934495">
                <text:p>0.34618426893449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279075517952311">
                <text:p>0.27907551795231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163076498165495">
                <text:p>0.16307649816549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154558083028777">
                <text:p>0.0015455808302877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.198891968880731">
                <text:p>-0.19889196888073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428695121165584">
                <text:p>-0.42869512116558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675941755378024">
                <text:p>-0.67594175537802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927015390700964">
                <text:p>-0.92701539070096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1.1674032317032">
                <text:p>-1.167403231703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1.38255796805212">
                <text:p>-1.3825579680521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1.5587717955106">
                <text:p>-1.558771795510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1.68401024012945">
                <text:p>-1.6840102401294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1.74865562461186">
                <text:p>-1.7486556246118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1.74611528218027">
                <text:p>-1.7461152821802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1.67325758551545">
                <text:p>-1.6732575855154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1.53064904139729">
                <text:p>-1.5306490413972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1.32257749727598">
                <text:p>-1.3225774972759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1.05685920906668">
                <text:p>-1.0568592090666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0.74444037035868">
                <text:p>-0.7444403703586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0.398815933273693">
                <text:p>-0.39881593327369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.0352994287044167">
                <text:p>-0.035299428704416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329813632249799">
                <text:p>0.32981363224979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680139854196335">
                <text:p>0.68013985419633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0001072034679">
                <text:p>1.000107203467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27580675008473">
                <text:p>1.2758067500847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4957470818229">
                <text:p>1.495747081822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65146736472904">
                <text:p>1.6514673647290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73797344345861">
                <text:p>1.7379734434586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75397191089606">
                <text:p>1.7539719108960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70188909919483">
                <text:p>1.7018890991948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.58767473434593">
                <text:p>1.5876747343459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42040278856958">
                <text:p>1.4204027885695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21169409421736">
                <text:p>1.2116940942173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974995830356326">
                <text:p>0.97499583035632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72476142863321">
                <text:p>0.7247614286332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475580264941754">
                <text:p>0.47558026494175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241309361245316">
                <text:p>0.24130936124531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342590486326875">
                <text:p>0.034259048632687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0.13551884301465">
                <text:p>-0.1355188430146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.26079799628327">
                <text:p>-0.2607979962832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0.337566366687976">
                <text:p>-0.33756636668797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0.365214058323189">
                <text:p>-0.36521405832318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.346509845006293">
                <text:p>-0.34650984500629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0.287368647151342">
                <text:p>-0.28736864715134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.196424902497726">
                <text:p>-0.19642490249772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.0844384862907994">
                <text:p>-0.084438486290799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364300599978363">
                <text:p>0.036430059997836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153430349398176">
                <text:p>0.15343034939817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254069188476108">
                <text:p>0.25406918847610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326941819695916">
                <text:p>0.32694181969591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362496304678278">
                <text:p>0.36249630467827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353684017669347">
                <text:p>0.35368401766934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296456087467855">
                <text:p>0.29645608746785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190074919823473">
                <text:p>0.19007491982347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372210929687631">
                <text:p>0.037221092968763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0.156111723621052">
                <text:p>-0.15611172362105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380928364998015">
                <text:p>-0.38092836499801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0.625732321468274">
                <text:p>-0.62573232146827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877185053044738">
                <text:p>-0.87718505304473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1.1208853975506">
                <text:p>-1.120885397550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1.34222265848528">
                <text:p>-1.3422226584852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1.52725239234248">
                <text:p>-1.5272523923424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1.6635424019992">
                <text:p>-1.663542401999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1.74093807605913">
                <text:p>-1.7409380760591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1.75220089803303">
                <text:p>-1.7522008980330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1.69348140548541">
                <text:p>-1.6934814054854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1.56459766305202">
                <text:p>-1.5645976630520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1.36910184021083">
                <text:p>-1.3691018402108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1.11413006592785">
                <text:p>-1.1141300659278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810043615503216">
                <text:p>-0.81004361550321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0.469881899530284">
                <text:p>-0.46988189953028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0.108658928141417">
                <text:p>-0.10865892814141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257455754690466">
                <text:p>0.25745575469046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612023789904759">
                <text:p>0.61202378990475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939240467483151">
                <text:p>0.93924046748315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22480009005681">
                <text:p>1.2248000900568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4566736005851">
                <text:p>1.456673600585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62575306561839">
                <text:p>1.6257530656183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72632553618899">
                <text:p>1.7263255361889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75634896793234">
                <text:p>1.7563489679323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71751466269538">
                <text:p>1.7175146626953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61509339079399">
                <text:p>1.6150933907939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4575752066949">
                <text:p>1.457575206694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25612521249259">
                <text:p>1.2561252124925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02388842126084">
                <text:p>1.0238884212608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77518577501492">
                <text:p>0.7751857750149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524649748155119">
                <text:p>0.52464974815511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286351436929658">
                <text:p>0.28635143692965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729713929683211">
                <text:p>0.072971392968321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0.104936314832042">
                <text:p>-0.10493631483204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0.239543062306166">
                <text:p>-0.23954306230616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0.326172261334953">
                <text:p>-0.32617226133495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0.363528652958935">
                <text:p>-0.36352865295893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0.35371732627178">
                <text:p>-0.3537173262717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0.302052204783487">
                <text:p>-0.30205220478348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0.216666461873138">
                <text:p>-0.21666646187313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0.107949285181301">
                <text:p>-0.10794928518130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121561117229297">
                <text:p>0.012156111722929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130949962436793">
                <text:p>0.13094996243679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235819879298935">
                <text:p>0.23581987929893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315079415823589">
                <text:p>0.31507941582358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358749756169208">
                <text:p>0.35874975616920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359236457311706">
                <text:p>0.35923645731170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311859498919526">
                <text:p>0.31185949891952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215203745135603">
                <text:p>0.21520374513560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712677603057802">
                <text:p>0.071267760305780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0.114598903547997">
                <text:p>-0.11459890354799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0.333967047160361">
                <text:p>-0.33396704716036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0.575792270388074">
                <text:p>-0.57579227038807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0.827045300107158">
                <text:p>-0.82704530010715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1.07347089534907">
                <text:p>-1.0734708953490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1.30043017425871">
                <text:p>-1.3004301742587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1.49377605784965">
                <text:p>-1.4937760578496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1.64070938834473">
                <text:p>-1.6407093883447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1.73056428551165">
                <text:p>-1.7305642855116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1.75547539485433">
                <text:p>-1.7554753948543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1.71088661390056">
                <text:p>-1.7108866139005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1.59587024383077">
                <text:p>-1.5958702438307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1.41323674435967">
                <text:p>-1.4132367443596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1.16942769895762">
                <text:p>-1.1694276989576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0.874197482037333">
                <text:p>-0.87419748203733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0.540101689009957">
                <text:p>-0.54010168900995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0.181821892197479">
                <text:p>-0.18182189219747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184633967727235">
                <text:p>0.18463396772723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542808837050564">
                <text:p>0.54280883705056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876700107267235">
                <text:p>0.87670010726723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1716365651867">
                <text:p>1.171636565186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41507740916225">
                <text:p>1.4150774091622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59728664879386">
                <text:p>1.5972866487938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.7118436284071">
                <text:p>1.711843628407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7559601732102">
                <text:p>1.755960173210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73058636733202">
                <text:p>1.7305863673320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64029954625341">
                <text:p>1.6402995462534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49298397028914">
                <text:p>1.4929839702891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.29932107015794">
                <text:p>1.2993210701579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07212137744046">
                <text:p>1.0721213774404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825538601249162">
                <text:p>0.82553860124916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574213229508184">
                <text:p>0.57421322950818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332397106478659">
                <text:p>0.33239710647865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113111425697947">
                <text:p>0.11311142569794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0.0726115775658408">
                <text:p>-0.072611577565840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0.216358116449331">
                <text:p>-0.21635811644933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0.312796272774103">
                <text:p>-0.31279627277410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0.359946186110061">
                <text:p>-0.35994618611006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0.359241560079628">
                <text:p>-0.35924156007962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0.315379659132217">
                <text:p>-0.31537965913221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0.235969750288195">
                <text:p>-0.23596975028819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0.131002114478813">
                <text:p>-0.13100211447881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0.0121705803016083">
                <text:p>-0.012170580301608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107909630852165">
                <text:p>0.10790963085216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216540645728097">
                <text:p>0.21654064572809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301785751543754">
                <text:p>0.30178575154375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353266459341034">
                <text:p>0.35326645934103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362863816935316">
                <text:p>0.36286381693531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325280744492139">
                <text:p>0.32528074449213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238430549058695">
                <text:p>0.23843054905869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103627263243291">
                <text:p>0.10362726324329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0.0744345820650417">
                <text:p>-0.074434582065041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0.287910418948226">
                <text:p>-0.28791041894822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0.526233290253809">
                <text:p>-0.52623329025380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0.776713691575885">
                <text:p>-0.77671369157588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1.02527615849334">
                <text:p>-1.0252761584933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1.25728881070226">
                <text:p>-1.2572888107022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1.45843634438243">
                <text:p>-1.4584363443824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1.6155842080757">
                <text:p>-1.615584208075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1.71758207300124">
                <text:p>-1.7175820730012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1.75595819587389">
                <text:p>-1.7559581958738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1.72546266419168">
                <text:p>-1.7254626641916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1.62442642972657">
                <text:p>-1.6244264297265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1.45491394333119">
                <text:p>-1.4549139433311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1.22265945141772">
                <text:p>-1.2226594514177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0.936789869363459">
                <text:p>-0.93678986936345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0.609349840845509">
                <text:p>-0.60934984084550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0.2546563653499">
                <text:p>-0.254656365349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111479475567708">
                <text:p>0.11147947556770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472618246530659">
                <text:p>0.47261824653065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812594684097412">
                <text:p>0.81259468409741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.11640417047492">
                <text:p>1.1164041704749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.37102126202568">
                <text:p>1.3710212620256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.56610242748901">
                <text:p>1.5661024274890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.6945320483539">
                <text:p>1.694532048353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.75278006799147">
                <text:p>1.7527800679914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.74105088842028">
                <text:p>1.7410508884202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.66321553306122">
                <text:p>1.6632155330612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.52653197754001">
                <text:p>1.5265319775400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.34117112790472">
                <text:p>1.3411711279047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.11957744448586">
                <text:p>1.1195774444858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87570298158305">
                <text:p>0.8757029815830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624161054599633">
                <text:p>0.62416105459963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379350413333869">
                <text:p>0.37935041333386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154602415400404">
                <text:p>0.15460241540040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0.0385978373238408">
                <text:p>-0.038597837323840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0.191270019695329">
                <text:p>-0.19127001969532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0.297437740873992">
                <text:p>-0.29743774087399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0.354439008323676">
                <text:p>-0.35443900832367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0.363030107951473">
                <text:p>-0.36303010795147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0.327277511444825">
                <text:p>-0.32727751144482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0.254245233620336">
                <text:p>-0.25424523362033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0.153497415249635">
                <text:p>-0.15349741524963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0.0364470585980746">
                <text:p>-0.036447058598074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844088757635743">
                <text:p>0.084408875763574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196320948639176">
                <text:p>0.19632094863917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287134221548788">
                <text:p>0.28713422154878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346098724374697">
                <text:p>0.34609872437469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364593601592595">
                <text:p>0.36459360159259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336720333011213">
                <text:p>0.33672033301121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25972832210056">
                <text:p>0.2597283221005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134246259575008">
                <text:p>0.13424625957500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0.0356956053397741">
                <text:p>-0.035695605339774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0.242854522595092">
                <text:p>-0.24285452259509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0.477165086048028">
                <text:p>-0.47716508604802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0.726307164740081">
                <text:p>-0.72630716474008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0.976418412254815">
                <text:p>-0.97641841225481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1.21290903811688">
                <text:p>-1.2129090381168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1.42133024807955">
                <text:p>-1.4213302480795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1.58824439194131">
                <text:p>-1.5882443919413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1.70204460239409">
                <text:p>-1.7020446023940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1.75367458392617">
                <text:p>-1.7536745839261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1.73720504691501">
                <text:p>-1.7372050469150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1.65023173118235">
                <text:p>-1.6502317311823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1.49407052118042">
                <text:p>-1.4940705211804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1.273737190858">
                <text:p>-1.27373719085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0.997712110614214">
                <text:p>-0.99771211061421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0.677503036442638">
                <text:p>-0.67750303644263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0.327031117460175">
                <text:p>-0.32703111746017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381242164140892">
                <text:p>0.038124216414089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401577419632253">
                <text:p>0.40157741963225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74703620014174">
                <text:p>0.7470362001417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05919543100679">
                <text:p>1.0591954310067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.32457326819935">
                <text:p>1.3245732681993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.53224058157683">
                <text:p>1.5322405815768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.67440116155543">
                <text:p>1.6744011615554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74678905127894">
                <text:p>1.7467890512789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7488602413486">
                <text:p>1.748860241348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.68376819997202">
                <text:p>1.6837681999720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.55812556367516">
                <text:p>1.5581255636751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.38156701373131">
                <text:p>1.3815670137313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.16614015174786">
                <text:p>1.1661401517478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925561359783522">
                <text:p>0.92556135978352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674381578329876">
                <text:p>0.67438157832987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427112185276129">
                <text:p>0.42711218527612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197363398173893">
                <text:p>0.19736339817389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0.00295328119230942">
                <text:p>-0.0029532811923094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0.164311050304022">
                <text:p>-0.16431105030402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0.280101521921194">
                <text:p>-0.28010152192119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0.346984743984169">
                <text:p>-0.34698474398416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0.365035237029371">
                <text:p>-0.36503523702937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0.337676110482545">
                <text:p>-0.33767611048254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0.271406130504663">
                <text:p>-0.27140613050466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0.175337117426493">
                <text:p>-0.17533711742649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0.0605704992436405">
                <text:p>-0.060570499243640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605484482403118">
                <text:p>0.060548448240311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175252766835085">
                <text:p>0.17525276683508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27120187174138">
                <text:p>0.2712018717413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337303421412098">
                <text:p>0.33730342141209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364458504220714">
                <text:p>0.36445850422071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346184268934495">
                <text:p>0.34618426893449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279075517952311">
                <text:p>0.27907551795231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163076498165495">
                <text:p>0.16307649816549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154558083028777">
                <text:p>0.0015455808302877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0.198891968880731">
                <text:p>-0.19889196888073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0.428695121165584">
                <text:p>-0.42869512116558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0.675941755378024">
                <text:p>-0.67594175537802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0.927015390700964">
                <text:p>-0.92701539070096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1.1674032317032">
                <text:p>-1.167403231703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1.38255796805212">
                <text:p>-1.3825579680521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1.5587717955106">
                <text:p>-1.558771795510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1.68401024012945">
                <text:p>-1.6840102401294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1.74865562461186">
                <text:p>-1.7486556246118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1.74611528218027">
                <text:p>-1.7461152821802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1.67325758551545">
                <text:p>-1.6732575855154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1.53064904139729">
                <text:p>-1.5306490413972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1.32257749727598">
                <text:p>-1.3225774972759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1.05685920906668">
                <text:p>-1.0568592090666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0.74444037035868">
                <text:p>-0.7444403703586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0.398815933273693">
                <text:p>-0.39881593327369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0.0352994287044167">
                <text:p>-0.035299428704416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329813632249799">
                <text:p>0.32981363224979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680139854196335">
                <text:p>0.68013985419633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0001072034679">
                <text:p>1.000107203467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.27580675008473">
                <text:p>1.2758067500847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.4957470818229">
                <text:p>1.495747081822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.65146736472904">
                <text:p>1.6514673647290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.73797344345861">
                <text:p>1.7379734434586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.75397191089606">
                <text:p>1.7539719108960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70188909919483">
                <text:p>1.7018890991948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.58767473434593">
                <text:p>1.5876747343459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.42040278856958">
                <text:p>1.4204027885695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.21169409421736">
                <text:p>1.2116940942173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974995830356326">
                <text:p>0.97499583035632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72476142863321">
                <text:p>0.7247614286332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475580264941754">
                <text:p>0.47558026494175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241309361245316">
                <text:p>0.24130936124531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342590486326875">
                <text:p>0.034259048632687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0.13551884301465">
                <text:p>-0.1355188430146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0.26079799628327">
                <text:p>-0.2607979962832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0.337566366687976">
                <text:p>-0.33756636668797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0.365214058323189">
                <text:p>-0.36521405832318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0.346509845006293">
                <text:p>-0.34650984500629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0.287368647151342">
                <text:p>-0.28736864715134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0.196424902497726">
                <text:p>-0.19642490249772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0.0844384862907994">
                <text:p>-0.084438486290799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364300599978363">
                <text:p>0.036430059997836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153430349398176">
                <text:p>0.15343034939817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254069188476108">
                <text:p>0.25406918847610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326941819695916">
                <text:p>0.32694181969591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362496304678278">
                <text:p>0.36249630467827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353684017669347">
                <text:p>0.35368401766934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296456087467855">
                <text:p>0.29645608746785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190074919823473">
                <text:p>0.19007491982347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372210929687631">
                <text:p>0.037221092968763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0.156111723621052">
                <text:p>-0.15611172362105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0.380928364998015">
                <text:p>-0.38092836499801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0.625732321468274">
                <text:p>-0.62573232146827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0.877185053044738">
                <text:p>-0.87718505304473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1.1208853975506">
                <text:p>-1.120885397550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1.34222265848528">
                <text:p>-1.3422226584852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1.52725239234248">
                <text:p>-1.5272523923424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1.6635424019992">
                <text:p>-1.663542401999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1.74093807605913">
                <text:p>-1.7409380760591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1.75220089803303">
                <text:p>-1.7522008980330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1.69348140548541">
                <text:p>-1.6934814054854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1.56459766305202">
                <text:p>-1.5645976630520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1.36910184021083">
                <text:p>-1.3691018402108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1.11413006592785">
                <text:p>-1.1141300659278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0.810043615503216">
                <text:p>-0.81004361550321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0.469881899530284">
                <text:p>-0.46988189953028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0.108658928141417">
                <text:p>-0.10865892814141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257455754690466">
                <text:p>0.25745575469046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612023789904759">
                <text:p>0.61202378990475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939240467483151">
                <text:p>0.93924046748315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.22480009005681">
                <text:p>1.2248000900568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.4566736005851">
                <text:p>1.456673600585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.62575306561839">
                <text:p>1.6257530656183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.72632553618899">
                <text:p>1.7263255361889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.75634896793234">
                <text:p>1.7563489679323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.71751466269538">
                <text:p>1.7175146626953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.61509339079399">
                <text:p>1.6150933907939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.4575752066949">
                <text:p>1.457575206694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.25612521249259">
                <text:p>1.2561252124925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.02388842126084">
                <text:p>1.0238884212608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77518577501492">
                <text:p>0.7751857750149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524649748155119">
                <text:p>0.52464974815511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286351436929658">
                <text:p>0.28635143692965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729713929683211">
                <text:p>0.072971392968321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0.104936314832042">
                <text:p>-0.10493631483204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0.239543062306166">
                <text:p>-0.23954306230616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0.326172261334953">
                <text:p>-0.32617226133495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0.363528652958935">
                <text:p>-0.36352865295893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0.35371732627178">
                <text:p>-0.3537173262717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0.302052204783487">
                <text:p>-0.30205220478348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0.216666461873138">
                <text:p>-0.21666646187313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0.107949285181301">
                <text:p>-0.10794928518130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121561117229297">
                <text:p>0.012156111722929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130949962436793">
                <text:p>0.13094996243679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235819879298935">
                <text:p>0.23581987929893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315079415823589">
                <text:p>0.31507941582358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358749756169208">
                <text:p>0.35874975616920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359236457311706">
                <text:p>0.35923645731170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311859498919526">
                <text:p>0.31185949891952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215203745135603">
                <text:p>0.21520374513560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712677603057802">
                <text:p>0.071267760305780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0.114598903547997">
                <text:p>-0.11459890354799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0.333967047160361">
                <text:p>-0.33396704716036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0.575792270388074">
                <text:p>-0.57579227038807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0.827045300107158">
                <text:p>-0.82704530010715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1.07347089534907">
                <text:p>-1.0734708953490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1.30043017425871">
                <text:p>-1.3004301742587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1.49377605784965">
                <text:p>-1.4937760578496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1.64070938834473">
                <text:p>-1.6407093883447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1.73056428551165">
                <text:p>-1.7305642855116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1.75547539485433">
                <text:p>-1.7554753948543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1.71088661390056">
                <text:p>-1.7108866139005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1.59587024383077">
                <text:p>-1.5958702438307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1.41323674435967">
                <text:p>-1.4132367443596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1.16942769895762">
                <text:p>-1.1694276989576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0.874197482037333">
                <text:p>-0.87419748203733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0.540101689009957">
                <text:p>-0.54010168900995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-0.181821892197479">
                <text:p>-0.18182189219747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184633967727235">
                <text:p>0.1846339677272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